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71.89pt"/>
    </style:style>
    <style:style style:name="co4" style:family="table-column">
      <style:table-column-properties fo:break-before="auto" style:column-width="107.15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76pt" fo:break-before="auto" style:use-optimal-row-height="false"/>
    </style:style>
    <style:style style:name="ro3" style:family="table-row">
      <style:table-row-properties style:row-height="13.1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/>
    <style:style style:name="ce6" style:family="table-cell" style:parent-style-name="Default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22"/>
    <style:style style:name="ce8" style:family="table-cell" style:parent-style-name="Default" style:data-style-name="N122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 style:data-style-name="N122"/>
    <style:style style:name="ce16" style:family="table-cell" style:parent-style-name="Default"/>
    <style:style style:name="ce17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18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19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24" style:family="table-cell" style:parent-style-name="Default">
      <style:table-cell-properties fo:border-bottom="none" fo:border-left="2.01pt solid #000000" fo:border-right="2.01pt solid #000000" fo:border-top="none"/>
      <style:text-properties fo:color="#ff0000"/>
    </style:style>
    <style:style style:name="ce25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31" style:family="table-cell" style:parent-style-name="Default">
      <style:table-cell-properties fo:border-bottom="none" fo:border-left="2.01pt solid #000000" fo:border-right="2.01pt solid #000000" fo:border-top="none"/>
    </style:style>
    <style:style style:name="ce32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33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34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  <style:style style:name="ce35" style:family="table-cell" style:parent-style-name="Default"/>
    <style:style style:name="ce36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37" style:family="table-cell" style:parent-style-name="Default">
      <style:table-cell-properties fo:border-bottom="none" fo:border-left="2.01pt solid #000000" fo:border-right="2.01pt solid #000000" fo:border-top="none"/>
    </style:style>
    <style:style style:name="ce38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39" style:family="table-cell" style:parent-style-name="Default">
      <style:table-cell-properties fo:border-bottom="none" fo:border-left="2.01pt solid #000000" fo:border-right="2.01pt solid #000000" fo:border-top="2.01pt solid #000000"/>
      <style:text-properties fo:color="#ff0000"/>
    </style:style>
    <style:style style:name="ce40" style:family="table-cell" style:parent-style-name="Default">
      <style:table-cell-properties fo:border-bottom="2.01pt solid #000000" fo:border-left="2.01pt solid #000000" fo:border-right="2.01pt solid #000000" fo:border-top="none"/>
      <style:text-properties fo:color="#ff0000"/>
    </style:style>
  </office:automatic-styles>
  <office:body>
    <office:spreadsheet>
      <table:calculation-settings table:automatic-find-labels="false"/>
      <table:table table:name="Issue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Late rest TRs due to autosaves not included if no blocks are affected.</text:p>
          </table:table-cell>
          <table:table-cell table:style-name="ce1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Scan</text:p>
          </table:table-cell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Early/Late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use?</text:p>
          </table:table-cell>
          <table:table-cell table:style-name="ce1" office:value-type="string" calcext:value-type="string">
            <text:p>Action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1-174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, timing unknown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-19</text:p>
          </table:table-cell>
          <table:table-cell office:value-type="string" calcext:value-type="string">
            <text:p>Prompt-Frame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, timing unknown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6-16</text:p>
          </table:table-cell>
          <table:table-cell office:value-type="string" calcext:value-type="string">
            <text:p>73-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ate (1 TR)</text:p>
          </table:table-cell>
          <table:table-cell office:value-type="string" calcext:value-type="string">
            <text:p>Very High</text:p>
          </table:table-cell>
          <table:table-cell table:style-name="ce3" office:value-type="string" calcext:value-type="string">
            <text:p>Buffer clear, missed trigger</text:p>
          </table:table-cell>
          <table:table-cell table:style-name="ce3" office:value-type="string" calcext:value-type="string">
            <text:p>Keep, just longer fixation period. Must shift labels for blocks 7-16 though.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7-168</text:p>
          </table:table-cell>
          <table:table-cell office:value-type="string" calcext:value-type="string">
            <text:p>Fixation-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7-70</text:p>
          </table:table-cell>
          <table:table-cell office:value-type="string" calcext:value-type="string">
            <text:p>Rest-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, timing unknown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-77</text:p>
          </table:table-cell>
          <table:table-cell office:value-type="string" calcext:value-type="string">
            <text:p>Fixation-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– no retention period or test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 – no effect on retention period or test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5-149</text:p>
          </table:table-cell>
          <table:table-cell office:value-type="string" calcext:value-type="string">
            <text:p>Rest-Frame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, timing unknown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Throw out, timing unknown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1-52</text:p>
          </table:table-cell>
          <table:table-cell office:value-type="string" calcext:value-type="string">
            <text:p>Test-Feedback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8-190</text:p>
          </table:table-cell>
          <table:table-cell office:value-type="string" calcext:value-type="string">
            <text:p>Frame-Fixation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hrow out since response incorrect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eep – retention period fine and response correct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gger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1" table:default-cell-style-name="ce7"/>
        <table:table-column table:style-name="co9" table:default-cell-style-name="ce7"/>
        <table:table-column table:style-name="co7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974" table:default-cell-style-name="Default"/>
        <table:table-row table:style-name="ro1"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TR</text:p>
          </table:table-cell>
          <table:table-cell office:value-type="string" calcext:value-type="string">
            <text:p>scan1</text:p>
          </table:table-cell>
          <table:table-cell/>
          <table:table-cell office:value-type="string" calcext:value-type="string">
            <text:p>cumsum</text:p>
          </table:table-cell>
          <table:table-cell office:value-type="string" calcext:value-type="string">
            <text:p>cumulative error</text:p>
          </table:table-cell>
          <table:table-cell office:value-type="string" calcext:value-type="string">
            <text:p>scan2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3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4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5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6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7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8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9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10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11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office:value-type="string" calcext:value-type="string">
            <text:p>scan12</text:p>
          </table:table-cell>
          <table:table-cell table:style-name="ce7"/>
          <table:table-cell table:style-name="ce7" office:value-type="string" calcext:value-type="string">
            <text:p>cumsum</text:p>
          </table:table-cell>
          <table:table-cell table:style-name="ce7" office:value-type="string" calcext:value-type="string">
            <text:p>cumulative error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3627186544519" calcext:value-type="float">
            <text:p>63627186544519</text:p>
          </table:table-cell>
          <table:table-cell office:value-type="string" calcext:value-type="string">
            <text:p>diff</text:p>
          </table:table-cell>
          <table:table-cell table:style-name="Default" office:value-type="float" office:value="0" calcext:value-type="float">
            <text:p>0</text:p>
          </table:table-cell>
          <table:table-cell table:style-name="ce9" table:formula="of:=[.E2]-2*([.$B2]-1)" office:value-type="float" office:value="0" calcext:value-type="float">
            <text:p>0</text:p>
          </table:table-cell>
          <table:table-cell table:style-name="Default" office:value-type="float" office:value="63627187063873.3" calcext:value-type="float">
            <text:p>63627187063873.3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0" table:formula="of:=[.I2]-2*([.$B2]-1)" office:value-type="float" office:value="0" calcext:value-type="float">
            <text:p>0</text:p>
          </table:table-cell>
          <table:table-cell table:style-name="Default" office:value-type="float" office:value="63627187531422.6" calcext:value-type="float">
            <text:p>63627187531422.6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1" table:formula="of:=[.M2]-2*([.$B2]-1)" office:value-type="float" office:value="0" calcext:value-type="float">
            <text:p>0</text:p>
          </table:table-cell>
          <table:table-cell table:style-name="Default" office:value-type="float" office:value="63627187999319.7" calcext:value-type="float">
            <text:p>63627187999319.7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2" table:formula="of:=[.Q2]-2*([.$B2]-1)" office:value-type="float" office:value="0" calcext:value-type="float">
            <text:p>0</text:p>
          </table:table-cell>
          <table:table-cell table:style-name="Default" office:value-type="float" office:value="63627188459495.9" calcext:value-type="float">
            <text:p>63627188459495.9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3" table:formula="of:=[.U2]-2*([.$B2]-1)" office:value-type="float" office:value="0" calcext:value-type="float">
            <text:p>0</text:p>
          </table:table-cell>
          <table:table-cell table:style-name="Default" office:value-type="float" office:value="63627188916423.7" calcext:value-type="float">
            <text:p>63627188916423.7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4" table:formula="of:=[.Y2]-2*([.$B2]-1)" office:value-type="float" office:value="0" calcext:value-type="float">
            <text:p>0</text:p>
          </table:table-cell>
          <table:table-cell table:style-name="Default" office:value-type="float" office:value="63627189381198.6" calcext:value-type="float">
            <text:p>63627189381198.6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6" table:formula="of:=[.AC2]-2*([.$B2]-1)" office:value-type="float" office:value="0" calcext:value-type="float">
            <text:p>0</text:p>
          </table:table-cell>
          <table:table-cell table:style-name="Default" office:value-type="float" office:value="63627189843132.1" calcext:value-type="float">
            <text:p>63627189843132.1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0" table:formula="of:=[.AG2]-2*([.$B2]-1)" office:value-type="float" office:value="0" calcext:value-type="float">
            <text:p>0</text:p>
          </table:table-cell>
          <table:table-cell table:style-name="Default" office:value-type="float" office:value="63627190309460.2" calcext:value-type="float">
            <text:p>63627190309460.2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1" table:formula="of:=[.AK2]-2*([.$B2]-1)" office:value-type="float" office:value="0" calcext:value-type="float">
            <text:p>0</text:p>
          </table:table-cell>
          <table:table-cell table:style-name="Default" office:value-type="float" office:value="63627190772531.5" calcext:value-type="float">
            <text:p>63627190772531.5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2" table:formula="of:=[.AO2]-2*([.$B2]-1)" office:value-type="float" office:value="0" calcext:value-type="float">
            <text:p>0</text:p>
          </table:table-cell>
          <table:table-cell table:style-name="Default" office:value-type="float" office:value="63627191237557.5" calcext:value-type="float">
            <text:p>63627191237557.5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26" table:formula="of:=[.AS2]-2*([.$B2]-1)" office:value-type="float" office:value="0" calcext:value-type="float">
            <text:p>0</text:p>
          </table:table-cell>
          <table:table-cell table:style-name="Default" office:value-type="float" office:value="63627191752643.3" calcext:value-type="float">
            <text:p>63627191752643.3</text:p>
          </table:table-cell>
          <table:table-cell table:style-name="ce7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35" table:formula="of:=[.AW2]-2*([.$B2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63627186546947.4" calcext:value-type="float">
            <text:p>63627186546947.4</text:p>
          </table:table-cell>
          <table:table-cell table:formula="of:=([.C3]-[.C2])/1000" office:value-type="float" office:value="2.428359375" calcext:value-type="float">
            <text:p>2.4284</text:p>
          </table:table-cell>
          <table:table-cell table:formula="of:=[.D3]+[.E2]" office:value-type="float" office:value="2.428359375" calcext:value-type="float">
            <text:p>2.4284</text:p>
          </table:table-cell>
          <table:table-cell table:style-name="ce9" table:formula="of:=[.E3]-2*([.$B3]-1)" office:value-type="float" office:value="0.428359375" calcext:value-type="float">
            <text:p>0.428359375</text:p>
          </table:table-cell>
          <table:table-cell table:style-name="Default" office:value-type="float" office:value="63627187065873.6" calcext:value-type="float">
            <text:p>63627187065873.6</text:p>
          </table:table-cell>
          <table:table-cell table:style-name="ce7" table:formula="of:=([.G3]-[.G2])/1000" office:value-type="float" office:value="2.0002734375" calcext:value-type="float">
            <text:p>2.0003</text:p>
          </table:table-cell>
          <table:table-cell table:style-name="ce7" table:formula="of:=[.H3]+[.I2]" office:value-type="float" office:value="2.0002734375" calcext:value-type="float">
            <text:p>2.0003</text:p>
          </table:table-cell>
          <table:table-cell table:style-name="ce10" table:formula="of:=[.I3]-2*([.$B3]-1)" office:value-type="float" office:value="0.000273437500000195" calcext:value-type="float">
            <text:p>0.0002734375</text:p>
          </table:table-cell>
          <table:table-cell table:style-name="Default" office:value-type="float" office:value="63627187533422.9" calcext:value-type="float">
            <text:p>63627187533422.9</text:p>
          </table:table-cell>
          <table:table-cell table:style-name="ce7" table:formula="of:=([.K3]-[.K2])/1000" office:value-type="float" office:value="2.0003125" calcext:value-type="float">
            <text:p>2.0003</text:p>
          </table:table-cell>
          <table:table-cell table:style-name="ce7" table:formula="of:=[.L3]+[.M2]" office:value-type="float" office:value="2.0003125" calcext:value-type="float">
            <text:p>2.0003</text:p>
          </table:table-cell>
          <table:table-cell table:style-name="ce11" table:formula="of:=[.M3]-2*([.$B3]-1)" office:value-type="float" office:value="0.00031250000000016" calcext:value-type="float">
            <text:p>0.0003125</text:p>
          </table:table-cell>
          <table:table-cell table:style-name="Default" office:value-type="float" office:value="63627188001319.9" calcext:value-type="float">
            <text:p>63627188001319.9</text:p>
          </table:table-cell>
          <table:table-cell table:style-name="ce7" table:formula="of:=([.O3]-[.O2])/1000" office:value-type="float" office:value="2.00015625" calcext:value-type="float">
            <text:p>2.0002</text:p>
          </table:table-cell>
          <table:table-cell table:style-name="ce7" table:formula="of:=[.P3]+[.Q2]" office:value-type="float" office:value="2.00015625" calcext:value-type="float">
            <text:p>2.0002</text:p>
          </table:table-cell>
          <table:table-cell table:style-name="ce12" table:formula="of:=[.Q3]-2*([.$B3]-1)" office:value-type="float" office:value="0.000156249999999858" calcext:value-type="float">
            <text:p>0.00015625</text:p>
          </table:table-cell>
          <table:table-cell table:style-name="Default" office:value-type="float" office:value="63627188461496.3" calcext:value-type="float">
            <text:p>63627188461496.3</text:p>
          </table:table-cell>
          <table:table-cell table:style-name="ce7" table:formula="of:=([.S3]-[.S2])/1000" office:value-type="float" office:value="2.0004296875" calcext:value-type="float">
            <text:p>2.0004</text:p>
          </table:table-cell>
          <table:table-cell table:style-name="ce7" table:formula="of:=[.T3]+[.U2]" office:value-type="float" office:value="2.0004296875" calcext:value-type="float">
            <text:p>2.0004</text:p>
          </table:table-cell>
          <table:table-cell table:style-name="ce13" table:formula="of:=[.U3]-2*([.$B3]-1)" office:value-type="float" office:value="0.000429687500000053" calcext:value-type="float">
            <text:p>0.0004296875</text:p>
          </table:table-cell>
          <table:table-cell table:style-name="Default" office:value-type="float" office:value="63627188919357.3" calcext:value-type="float">
            <text:p>63627188919357.3</text:p>
          </table:table-cell>
          <table:table-cell table:style-name="ce7" table:formula="of:=([.W3]-[.W2])/1000" office:value-type="float" office:value="2.93359375" calcext:value-type="float">
            <text:p>2.9336</text:p>
          </table:table-cell>
          <table:table-cell table:style-name="ce7" table:formula="of:=[.X3]+[.Y2]" office:value-type="float" office:value="2.93359375" calcext:value-type="float">
            <text:p>2.9336</text:p>
          </table:table-cell>
          <table:table-cell table:style-name="ce14" table:formula="of:=[.Y3]-2*([.$B3]-1)" office:value-type="float" office:value="0.93359375" calcext:value-type="float">
            <text:p>0.93359375</text:p>
          </table:table-cell>
          <table:table-cell table:formula="of:=[.AA4]" office:value-type="float" office:value="63627189385902.1" calcext:value-type="float">
            <text:p>63627189385902.1</text:p>
          </table:table-cell>
          <table:table-cell table:style-name="ce15" table:formula="of:=([.AA3]-[.AA2])/1000" office:value-type="float" office:value="4.70353125" calcext:value-type="float">
            <text:p>4.7035</text:p>
          </table:table-cell>
          <table:table-cell table:style-name="ce7" table:formula="of:=[.AB3]+[.AC2]" office:value-type="float" office:value="4.70353125" calcext:value-type="float">
            <text:p>4.7035</text:p>
          </table:table-cell>
          <table:table-cell table:style-name="ce16" table:formula="of:=[.AC3]-2*([.$B3]-1)" office:value-type="float" office:value="2.70353125" calcext:value-type="float">
            <text:p>2.70353125</text:p>
          </table:table-cell>
          <table:table-cell table:style-name="Default" office:value-type="float" office:value="63627189845131.8" calcext:value-type="float">
            <text:p>63627189845131.8</text:p>
          </table:table-cell>
          <table:table-cell table:style-name="ce7" table:formula="of:=([.AE3]-[.AE2])/1000" office:value-type="float" office:value="1.9997421875" calcext:value-type="float">
            <text:p>1.9997</text:p>
          </table:table-cell>
          <table:table-cell table:style-name="ce7" table:formula="of:=[.AF3]+[.AG2]" office:value-type="float" office:value="1.9997421875" calcext:value-type="float">
            <text:p>1.9997</text:p>
          </table:table-cell>
          <table:table-cell table:style-name="ce20" table:formula="of:=[.AG3]-2*([.$B3]-1)" office:value-type="float" office:value="-0.000257812499999899" calcext:value-type="float">
            <text:p>-0.0002578125</text:p>
          </table:table-cell>
          <table:table-cell table:style-name="Default" office:value-type="float" office:value="63627190311461" calcext:value-type="float">
            <text:p>63627190311461</text:p>
          </table:table-cell>
          <table:table-cell table:style-name="ce7" table:formula="of:=([.AI3]-[.AI2])/1000" office:value-type="float" office:value="2.000796875" calcext:value-type="float">
            <text:p>2.0008</text:p>
          </table:table-cell>
          <table:table-cell table:style-name="ce7" table:formula="of:=[.AJ3]+[.AK2]" office:value-type="float" office:value="2.000796875" calcext:value-type="float">
            <text:p>2.0008</text:p>
          </table:table-cell>
          <table:table-cell table:style-name="ce21" table:formula="of:=[.AK3]-2*([.$B3]-1)" office:value-type="float" office:value="0.000796874999999808" calcext:value-type="float">
            <text:p>0.000796875</text:p>
          </table:table-cell>
          <table:table-cell table:style-name="Default" office:value-type="float" office:value="63627190774531.5" calcext:value-type="float">
            <text:p>63627190774531.5</text:p>
          </table:table-cell>
          <table:table-cell table:style-name="ce7" table:formula="of:=([.AM3]-[.AM2])/1000" office:value-type="float" office:value="2.0000625" calcext:value-type="float">
            <text:p>2.0001</text:p>
          </table:table-cell>
          <table:table-cell table:style-name="ce7" table:formula="of:=[.AN3]+[.AO2]" office:value-type="float" office:value="2.0000625" calcext:value-type="float">
            <text:p>2.0001</text:p>
          </table:table-cell>
          <table:table-cell table:style-name="ce22" table:formula="of:=[.AO3]-2*([.$B3]-1)" office:value-type="float" office:value="0.0000624999999998543" calcext:value-type="float">
            <text:p>0.0000625</text:p>
          </table:table-cell>
          <table:table-cell table:style-name="Default" office:value-type="float" office:value="63627191241207.2" calcext:value-type="float">
            <text:p>63627191241207.2</text:p>
          </table:table-cell>
          <table:table-cell table:style-name="ce7" table:formula="of:=([.AQ3]-[.AQ2])/1000" office:value-type="float" office:value="3.64965625" calcext:value-type="float">
            <text:p>3.6497</text:p>
          </table:table-cell>
          <table:table-cell table:style-name="ce7" table:formula="of:=[.AR3]+[.AS2]" office:value-type="float" office:value="3.64965625" calcext:value-type="float">
            <text:p>3.6497</text:p>
          </table:table-cell>
          <table:table-cell table:style-name="ce26" table:formula="of:=[.AS3]-2*([.$B3]-1)" office:value-type="float" office:value="1.64965625" calcext:value-type="float">
            <text:p>1.64965625</text:p>
          </table:table-cell>
          <table:table-cell table:style-name="Default" office:value-type="float" office:value="63627191755223.5" calcext:value-type="float">
            <text:p>63627191755223.5</text:p>
          </table:table-cell>
          <table:table-cell table:style-name="ce7" table:formula="of:=([.AU3]-[.AU2])/1000" office:value-type="float" office:value="2.580234375" calcext:value-type="float">
            <text:p>2.5802</text:p>
          </table:table-cell>
          <table:table-cell table:style-name="ce7" table:formula="of:=[.AV3]+[.AW2]" office:value-type="float" office:value="2.580234375" calcext:value-type="float">
            <text:p>2.5802</text:p>
          </table:table-cell>
          <table:table-cell table:style-name="ce35" table:formula="of:=[.AW3]-2*([.$B3]-1)" office:value-type="float" office:value="0.580234375" calcext:value-type="float">
            <text:p>0.5802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3627186548519.4" calcext:value-type="float">
            <text:p>63627186548519.4</text:p>
          </table:table-cell>
          <table:table-cell table:formula="of:=([.C4]-[.C3])/1000" office:value-type="float" office:value="1.572078125" calcext:value-type="float">
            <text:p>1.5721</text:p>
          </table:table-cell>
          <table:table-cell table:formula="of:=[.D4]+[.E3]" office:value-type="float" office:value="4.0004375" calcext:value-type="float">
            <text:p>4.0004</text:p>
          </table:table-cell>
          <table:table-cell table:style-name="ce9" table:formula="of:=[.E4]-2*([.$B4]-1)" office:value-type="float" office:value="0.000437500000000313" calcext:value-type="float">
            <text:p>0.0004375</text:p>
          </table:table-cell>
          <table:table-cell table:style-name="Default" office:value-type="float" office:value="63627187067873.9" calcext:value-type="float">
            <text:p>63627187067873.9</text:p>
          </table:table-cell>
          <table:table-cell table:style-name="ce7" table:formula="of:=([.G4]-[.G3])/1000" office:value-type="float" office:value="2.000296875" calcext:value-type="float">
            <text:p>2.0003</text:p>
          </table:table-cell>
          <table:table-cell table:style-name="ce7" table:formula="of:=[.H4]+[.I3]" office:value-type="float" office:value="4.0005703125" calcext:value-type="float">
            <text:p>4.0006</text:p>
          </table:table-cell>
          <table:table-cell table:style-name="ce10" table:formula="of:=[.I4]-2*([.$B4]-1)" office:value-type="float" office:value="0.000570312500000725" calcext:value-type="float">
            <text:p>0.0005703125</text:p>
          </table:table-cell>
          <table:table-cell table:style-name="Default" office:value-type="float" office:value="63627187535424" calcext:value-type="float">
            <text:p>63627187535424</text:p>
          </table:table-cell>
          <table:table-cell table:style-name="ce7" table:formula="of:=([.K4]-[.K3])/1000" office:value-type="float" office:value="2.001046875" calcext:value-type="float">
            <text:p>2.0010</text:p>
          </table:table-cell>
          <table:table-cell table:style-name="ce7" table:formula="of:=[.L4]+[.M3]" office:value-type="float" office:value="4.001359375" calcext:value-type="float">
            <text:p>4.0014</text:p>
          </table:table-cell>
          <table:table-cell table:style-name="ce11" table:formula="of:=[.M4]-2*([.$B4]-1)" office:value-type="float" office:value="0.00135937499999983" calcext:value-type="float">
            <text:p>0.001359375</text:p>
          </table:table-cell>
          <table:table-cell table:style-name="Default" office:value-type="float" office:value="63627188003323.2" calcext:value-type="float">
            <text:p>63627188003323.2</text:p>
          </table:table-cell>
          <table:table-cell table:style-name="ce7" table:formula="of:=([.O4]-[.O3])/1000" office:value-type="float" office:value="2.0033671875" calcext:value-type="float">
            <text:p>2.0034</text:p>
          </table:table-cell>
          <table:table-cell table:style-name="ce7" table:formula="of:=[.P4]+[.Q3]" office:value-type="float" office:value="4.0035234375" calcext:value-type="float">
            <text:p>4.0035</text:p>
          </table:table-cell>
          <table:table-cell table:style-name="ce12" table:formula="of:=[.Q4]-2*([.$B4]-1)" office:value-type="float" office:value="0.00352343750000017" calcext:value-type="float">
            <text:p>0.0035234375</text:p>
          </table:table-cell>
          <table:table-cell table:style-name="Default" office:value-type="float" office:value="63627188463497.5" calcext:value-type="float">
            <text:p>63627188463497.5</text:p>
          </table:table-cell>
          <table:table-cell table:style-name="ce7" table:formula="of:=([.S4]-[.S3])/1000" office:value-type="float" office:value="2.001171875" calcext:value-type="float">
            <text:p>2.0012</text:p>
          </table:table-cell>
          <table:table-cell table:style-name="ce7" table:formula="of:=[.T4]+[.U3]" office:value-type="float" office:value="4.0016015625" calcext:value-type="float">
            <text:p>4.0016</text:p>
          </table:table-cell>
          <table:table-cell table:style-name="ce13" table:formula="of:=[.U4]-2*([.$B4]-1)" office:value-type="float" office:value="0.00160156249999943" calcext:value-type="float">
            <text:p>0.0016015625</text:p>
          </table:table-cell>
          <table:table-cell table:style-name="Default" office:value-type="float" office:value="63627188920424" calcext:value-type="float">
            <text:p>63627188920424</text:p>
          </table:table-cell>
          <table:table-cell table:style-name="ce7" table:formula="of:=([.W4]-[.W3])/1000" office:value-type="float" office:value="1.066703125" calcext:value-type="float">
            <text:p>1.0667</text:p>
          </table:table-cell>
          <table:table-cell table:style-name="ce7" table:formula="of:=[.X4]+[.Y3]" office:value-type="float" office:value="4.000296875" calcext:value-type="float">
            <text:p>4.0003</text:p>
          </table:table-cell>
          <table:table-cell table:style-name="ce14" table:formula="of:=[.Y4]-2*([.$B4]-1)" office:value-type="float" office:value="0.000296875000000085" calcext:value-type="float">
            <text:p>0.000296875</text:p>
          </table:table-cell>
          <table:table-cell table:style-name="Default" office:value-type="float" office:value="63627189385902.1" calcext:value-type="float">
            <text:p>63627189385902.1</text:p>
          </table:table-cell>
          <table:table-cell table:style-name="ce15" table:formula="of:=([.AA4]-[.AA3])/1000" office:value-type="float" office:value="0" calcext:value-type="float">
            <text:p>0.0000</text:p>
          </table:table-cell>
          <table:table-cell table:style-name="ce7" table:formula="of:=[.AB4]+[.AC3]" office:value-type="float" office:value="4.70353125" calcext:value-type="float">
            <text:p>4.7035</text:p>
          </table:table-cell>
          <table:table-cell table:style-name="ce16" table:formula="of:=[.AC4]-2*([.$B4]-1)" office:value-type="float" office:value="0.70353125" calcext:value-type="float">
            <text:p>0.70353125</text:p>
          </table:table-cell>
          <table:table-cell table:style-name="Default" office:value-type="float" office:value="63627189847132.6" calcext:value-type="float">
            <text:p>63627189847132.6</text:p>
          </table:table-cell>
          <table:table-cell table:style-name="ce7" table:formula="of:=([.AE4]-[.AE3])/1000" office:value-type="float" office:value="2.0008046875" calcext:value-type="float">
            <text:p>2.0008</text:p>
          </table:table-cell>
          <table:table-cell table:style-name="ce7" table:formula="of:=[.AF4]+[.AG3]" office:value-type="float" office:value="4.000546875" calcext:value-type="float">
            <text:p>4.0005</text:p>
          </table:table-cell>
          <table:table-cell table:style-name="ce20" table:formula="of:=[.AG4]-2*([.$B4]-1)" office:value-type="float" office:value="0.000546875000000391" calcext:value-type="float">
            <text:p>0.000546875</text:p>
          </table:table-cell>
          <table:table-cell table:style-name="Default" office:value-type="float" office:value="63627190313461.4" calcext:value-type="float">
            <text:p>63627190313461.4</text:p>
          </table:table-cell>
          <table:table-cell table:style-name="ce7" table:formula="of:=([.AI4]-[.AI3])/1000" office:value-type="float" office:value="2.00046875" calcext:value-type="float">
            <text:p>2.0005</text:p>
          </table:table-cell>
          <table:table-cell table:style-name="ce7" table:formula="of:=[.AJ4]+[.AK3]" office:value-type="float" office:value="4.001265625" calcext:value-type="float">
            <text:p>4.0013</text:p>
          </table:table-cell>
          <table:table-cell table:style-name="ce21" table:formula="of:=[.AK4]-2*([.$B4]-1)" office:value-type="float" office:value="0.00126562500000027" calcext:value-type="float">
            <text:p>0.001265625</text:p>
          </table:table-cell>
          <table:table-cell table:style-name="Default" office:value-type="float" office:value="63627190776531.2" calcext:value-type="float">
            <text:p>63627190776531.2</text:p>
          </table:table-cell>
          <table:table-cell table:style-name="ce7" table:formula="of:=([.AM4]-[.AM3])/1000" office:value-type="float" office:value="1.9996953125" calcext:value-type="float">
            <text:p>1.9997</text:p>
          </table:table-cell>
          <table:table-cell table:style-name="ce7" table:formula="of:=[.AN4]+[.AO3]" office:value-type="float" office:value="3.9997578125" calcext:value-type="float">
            <text:p>3.9998</text:p>
          </table:table-cell>
          <table:table-cell table:style-name="ce22" table:formula="of:=[.AO4]-2*([.$B4]-1)" office:value-type="float" office:value="-0.000242187500000046" calcext:value-type="float">
            <text:p>-0.0002421875</text:p>
          </table:table-cell>
          <table:table-cell table:style-name="Default" office:value-type="float" office:value="63627191241557.6" calcext:value-type="float">
            <text:p>63627191241557.6</text:p>
          </table:table-cell>
          <table:table-cell table:style-name="ce7" table:formula="of:=([.AQ4]-[.AQ3])/1000" office:value-type="float" office:value="0.3504296875" calcext:value-type="float">
            <text:p>0.3504</text:p>
          </table:table-cell>
          <table:table-cell table:style-name="ce7" table:formula="of:=[.AR4]+[.AS3]" office:value-type="float" office:value="4.0000859375" calcext:value-type="float">
            <text:p>4.0001</text:p>
          </table:table-cell>
          <table:table-cell table:style-name="ce26" table:formula="of:=[.AS4]-2*([.$B4]-1)" office:value-type="float" office:value="0.0000859374999997442" calcext:value-type="float">
            <text:p>8.59374999997442E-05</text:p>
          </table:table-cell>
          <table:table-cell table:style-name="Default" office:value-type="float" office:value="63627191756644.9" calcext:value-type="float">
            <text:p>63627191756644.9</text:p>
          </table:table-cell>
          <table:table-cell table:style-name="ce7" table:formula="of:=([.AU4]-[.AU3])/1000" office:value-type="float" office:value="1.4213984375" calcext:value-type="float">
            <text:p>1.4214</text:p>
          </table:table-cell>
          <table:table-cell table:style-name="ce7" table:formula="of:=[.AV4]+[.AW3]" office:value-type="float" office:value="4.0016328125" calcext:value-type="float">
            <text:p>4.0016</text:p>
          </table:table-cell>
          <table:table-cell table:style-name="ce35" table:formula="of:=[.AW4]-2*([.$B4]-1)" office:value-type="float" office:value="0.00163281249999958" calcext:value-type="float">
            <text:p>0.00163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63627186550519.3" calcext:value-type="float">
            <text:p>63627186550519.3</text:p>
          </table:table-cell>
          <table:table-cell table:formula="of:=([.C5]-[.C4])/1000" office:value-type="float" office:value="1.9998828125" calcext:value-type="float">
            <text:p>1.9999</text:p>
          </table:table-cell>
          <table:table-cell table:formula="of:=[.D5]+[.E4]" office:value-type="float" office:value="6.0003203125" calcext:value-type="float">
            <text:p>6.0003</text:p>
          </table:table-cell>
          <table:table-cell table:style-name="ce9" table:formula="of:=[.E5]-2*([.$B5]-1)" office:value-type="float" office:value="0.000320312500000419" calcext:value-type="float">
            <text:p>0.0003203125</text:p>
          </table:table-cell>
          <table:table-cell table:style-name="Default" office:value-type="float" office:value="63627187069873.6" calcext:value-type="float">
            <text:p>63627187069873.6</text:p>
          </table:table-cell>
          <table:table-cell table:style-name="ce7" table:formula="of:=([.G5]-[.G4])/1000" office:value-type="float" office:value="1.9997421875" calcext:value-type="float">
            <text:p>1.9997</text:p>
          </table:table-cell>
          <table:table-cell table:style-name="ce7" table:formula="of:=[.H5]+[.I4]" office:value-type="float" office:value="6.0003125" calcext:value-type="float">
            <text:p>6.0003</text:p>
          </table:table-cell>
          <table:table-cell table:style-name="ce10" table:formula="of:=[.I5]-2*([.$B5]-1)" office:value-type="float" office:value="0.000312500000000604" calcext:value-type="float">
            <text:p>0.0003125</text:p>
          </table:table-cell>
          <table:table-cell table:style-name="Default" office:value-type="float" office:value="63627187537425.6" calcext:value-type="float">
            <text:p>63627187537425.6</text:p>
          </table:table-cell>
          <table:table-cell table:style-name="ce7" table:formula="of:=([.K5]-[.K4])/1000" office:value-type="float" office:value="2.001609375" calcext:value-type="float">
            <text:p>2.0016</text:p>
          </table:table-cell>
          <table:table-cell table:style-name="ce7" table:formula="of:=[.L5]+[.M4]" office:value-type="float" office:value="6.00296875" calcext:value-type="float">
            <text:p>6.0030</text:p>
          </table:table-cell>
          <table:table-cell table:style-name="ce11" table:formula="of:=[.M5]-2*([.$B5]-1)" office:value-type="float" office:value="0.00296874999999996" calcext:value-type="float">
            <text:p>0.00296875</text:p>
          </table:table-cell>
          <table:table-cell table:style-name="Default" office:value-type="float" office:value="63627188005319.9" calcext:value-type="float">
            <text:p>63627188005319.9</text:p>
          </table:table-cell>
          <table:table-cell table:style-name="ce7" table:formula="of:=([.O5]-[.O4])/1000" office:value-type="float" office:value="1.996703125" calcext:value-type="float">
            <text:p>1.9967</text:p>
          </table:table-cell>
          <table:table-cell table:style-name="ce7" table:formula="of:=[.P5]+[.Q4]" office:value-type="float" office:value="6.0002265625" calcext:value-type="float">
            <text:p>6.0002</text:p>
          </table:table-cell>
          <table:table-cell table:style-name="ce12" table:formula="of:=[.Q5]-2*([.$B5]-1)" office:value-type="float" office:value="0.000226562499999972" calcext:value-type="float">
            <text:p>0.0002265625</text:p>
          </table:table-cell>
          <table:table-cell table:style-name="Default" office:value-type="float" office:value="63627188465498.4" calcext:value-type="float">
            <text:p>63627188465498.4</text:p>
          </table:table-cell>
          <table:table-cell table:style-name="ce7" table:formula="of:=([.S5]-[.S4])/1000" office:value-type="float" office:value="2.000921875" calcext:value-type="float">
            <text:p>2.0009</text:p>
          </table:table-cell>
          <table:table-cell table:style-name="ce7" table:formula="of:=[.T5]+[.U4]" office:value-type="float" office:value="6.0025234375" calcext:value-type="float">
            <text:p>6.0025</text:p>
          </table:table-cell>
          <table:table-cell table:style-name="ce13" table:formula="of:=[.U5]-2*([.$B5]-1)" office:value-type="float" office:value="0.00252343749999895" calcext:value-type="float">
            <text:p>0.0025234375</text:p>
          </table:table-cell>
          <table:table-cell table:style-name="Default" office:value-type="float" office:value="63627188922426" calcext:value-type="float">
            <text:p>63627188922426</text:p>
          </table:table-cell>
          <table:table-cell table:style-name="ce7" table:formula="of:=([.W5]-[.W4])/1000" office:value-type="float" office:value="2.002" calcext:value-type="float">
            <text:p>2.0020</text:p>
          </table:table-cell>
          <table:table-cell table:style-name="ce7" table:formula="of:=[.X5]+[.Y4]" office:value-type="float" office:value="6.002296875" calcext:value-type="float">
            <text:p>6.0023</text:p>
          </table:table-cell>
          <table:table-cell table:style-name="ce14" table:formula="of:=[.Y5]-2*([.$B5]-1)" office:value-type="float" office:value="0.00229687499999986" calcext:value-type="float">
            <text:p>0.002296875</text:p>
          </table:table-cell>
          <table:table-cell table:style-name="Default" office:value-type="float" office:value="63627189387201.9" calcext:value-type="float">
            <text:p>63627189387201.9</text:p>
          </table:table-cell>
          <table:table-cell table:style-name="ce15" table:formula="of:=([.AA5]-[.AA4])/1000" office:value-type="float" office:value="1.299796875" calcext:value-type="float">
            <text:p>1.2998</text:p>
          </table:table-cell>
          <table:table-cell table:style-name="ce7" table:formula="of:=[.AB5]+[.AC4]" office:value-type="float" office:value="6.003328125" calcext:value-type="float">
            <text:p>6.0033</text:p>
          </table:table-cell>
          <table:table-cell table:style-name="ce16" table:formula="of:=[.AC5]-2*([.$B5]-1)" office:value-type="float" office:value="0.00332812500000035" calcext:value-type="float">
            <text:p>0.003328125</text:p>
          </table:table-cell>
          <table:table-cell table:style-name="Default" office:value-type="float" office:value="63627189849134.6" calcext:value-type="float">
            <text:p>63627189849134.6</text:p>
          </table:table-cell>
          <table:table-cell table:style-name="ce7" table:formula="of:=([.AE5]-[.AE4])/1000" office:value-type="float" office:value="2.0020234375" calcext:value-type="float">
            <text:p>2.0020</text:p>
          </table:table-cell>
          <table:table-cell table:style-name="ce7" table:formula="of:=[.AF5]+[.AG4]" office:value-type="float" office:value="6.0025703125" calcext:value-type="float">
            <text:p>6.0026</text:p>
          </table:table-cell>
          <table:table-cell table:style-name="ce20" table:formula="of:=[.AG5]-2*([.$B5]-1)" office:value-type="float" office:value="0.0025703125000005" calcext:value-type="float">
            <text:p>0.0025703125</text:p>
          </table:table-cell>
          <table:table-cell table:style-name="Default" office:value-type="float" office:value="63627190315460.7" calcext:value-type="float">
            <text:p>63627190315460.7</text:p>
          </table:table-cell>
          <table:table-cell table:style-name="ce7" table:formula="of:=([.AI5]-[.AI4])/1000" office:value-type="float" office:value="1.9992734375" calcext:value-type="float">
            <text:p>1.9993</text:p>
          </table:table-cell>
          <table:table-cell table:style-name="ce7" table:formula="of:=[.AJ5]+[.AK4]" office:value-type="float" office:value="6.0005390625" calcext:value-type="float">
            <text:p>6.0005</text:p>
          </table:table-cell>
          <table:table-cell table:style-name="ce21" table:formula="of:=[.AK5]-2*([.$B5]-1)" office:value-type="float" office:value="0.000539062500000576" calcext:value-type="float">
            <text:p>0.0005390625</text:p>
          </table:table-cell>
          <table:table-cell table:style-name="Default" office:value-type="float" office:value="63627190778532.7" calcext:value-type="float">
            <text:p>63627190778532.7</text:p>
          </table:table-cell>
          <table:table-cell table:style-name="ce7" table:formula="of:=([.AM5]-[.AM4])/1000" office:value-type="float" office:value="2.0014296875" calcext:value-type="float">
            <text:p>2.0014</text:p>
          </table:table-cell>
          <table:table-cell table:style-name="ce7" table:formula="of:=[.AN5]+[.AO4]" office:value-type="float" office:value="6.0011875" calcext:value-type="float">
            <text:p>6.0012</text:p>
          </table:table-cell>
          <table:table-cell table:style-name="ce22" table:formula="of:=[.AO5]-2*([.$B5]-1)" office:value-type="float" office:value="0.00118750000000034" calcext:value-type="float">
            <text:p>0.0011875</text:p>
          </table:table-cell>
          <table:table-cell table:style-name="Default" office:value-type="float" office:value="63627191243558" calcext:value-type="float">
            <text:p>63627191243558</text:p>
          </table:table-cell>
          <table:table-cell table:style-name="ce7" table:formula="of:=([.AQ5]-[.AQ4])/1000" office:value-type="float" office:value="2.000453125" calcext:value-type="float">
            <text:p>2.0005</text:p>
          </table:table-cell>
          <table:table-cell table:style-name="ce7" table:formula="of:=[.AR5]+[.AS4]" office:value-type="float" office:value="6.0005390625" calcext:value-type="float">
            <text:p>6.0005</text:p>
          </table:table-cell>
          <table:table-cell table:style-name="ce26" table:formula="of:=[.AS5]-2*([.$B5]-1)" office:value-type="float" office:value="0.000539062499999687" calcext:value-type="float">
            <text:p>0.0005390625</text:p>
          </table:table-cell>
          <table:table-cell table:style-name="Default" office:value-type="float" office:value="63627191758644.1" calcext:value-type="float">
            <text:p>63627191758644.1</text:p>
          </table:table-cell>
          <table:table-cell table:style-name="ce7" table:formula="of:=([.AU5]-[.AU4])/1000" office:value-type="float" office:value="1.99915625" calcext:value-type="float">
            <text:p>1.9992</text:p>
          </table:table-cell>
          <table:table-cell table:style-name="ce7" table:formula="of:=[.AV5]+[.AW4]" office:value-type="float" office:value="6.0007890625" calcext:value-type="float">
            <text:p>6.0008</text:p>
          </table:table-cell>
          <table:table-cell table:style-name="ce35" table:formula="of:=[.AW5]-2*([.$B5]-1)" office:value-type="float" office:value="0.000789062499999105" calcext:value-type="float">
            <text:p>0.00078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63627186552519.4" calcext:value-type="float">
            <text:p>63627186552519.4</text:p>
          </table:table-cell>
          <table:table-cell table:formula="of:=([.C6]-[.C5])/1000" office:value-type="float" office:value="2.00009375" calcext:value-type="float">
            <text:p>2.0001</text:p>
          </table:table-cell>
          <table:table-cell table:formula="of:=[.D6]+[.E5]" office:value-type="float" office:value="8.0004140625" calcext:value-type="float">
            <text:p>8.0004</text:p>
          </table:table-cell>
          <table:table-cell table:style-name="ce9" table:formula="of:=[.E6]-2*([.$B6]-1)" office:value-type="float" office:value="0.000414062500000867" calcext:value-type="float">
            <text:p>0.0004140625</text:p>
          </table:table-cell>
          <table:table-cell table:style-name="Default" office:value-type="float" office:value="63627187071875.2" calcext:value-type="float">
            <text:p>63627187071875.2</text:p>
          </table:table-cell>
          <table:table-cell table:style-name="ce7" table:formula="of:=([.G6]-[.G5])/1000" office:value-type="float" office:value="2.0015703125" calcext:value-type="float">
            <text:p>2.0016</text:p>
          </table:table-cell>
          <table:table-cell table:style-name="ce7" table:formula="of:=[.H6]+[.I5]" office:value-type="float" office:value="8.0018828125" calcext:value-type="float">
            <text:p>8.0019</text:p>
          </table:table-cell>
          <table:table-cell table:style-name="ce10" table:formula="of:=[.I6]-2*([.$B6]-1)" office:value-type="float" office:value="0.00188281249999989" calcext:value-type="float">
            <text:p>0.0018828125</text:p>
          </table:table-cell>
          <table:table-cell table:style-name="Default" office:value-type="float" office:value="63627187539423.2" calcext:value-type="float">
            <text:p>63627187539423.2</text:p>
          </table:table-cell>
          <table:table-cell table:style-name="ce7" table:formula="of:=([.K6]-[.K5])/1000" office:value-type="float" office:value="1.997625" calcext:value-type="float">
            <text:p>1.9976</text:p>
          </table:table-cell>
          <table:table-cell table:style-name="ce7" table:formula="of:=[.L6]+[.M5]" office:value-type="float" office:value="8.00059375" calcext:value-type="float">
            <text:p>8.0006</text:p>
          </table:table-cell>
          <table:table-cell table:style-name="ce11" table:formula="of:=[.M6]-2*([.$B6]-1)" office:value-type="float" office:value="0.000593750000000171" calcext:value-type="float">
            <text:p>0.00059375</text:p>
          </table:table-cell>
          <table:table-cell table:style-name="Default" office:value-type="float" office:value="63627188007321.8" calcext:value-type="float">
            <text:p>63627188007321.8</text:p>
          </table:table-cell>
          <table:table-cell table:style-name="ce7" table:formula="of:=([.O6]-[.O5])/1000" office:value-type="float" office:value="2.0018359375" calcext:value-type="float">
            <text:p>2.0018</text:p>
          </table:table-cell>
          <table:table-cell table:style-name="ce7" table:formula="of:=[.P6]+[.Q5]" office:value-type="float" office:value="8.0020625" calcext:value-type="float">
            <text:p>8.0021</text:p>
          </table:table-cell>
          <table:table-cell table:style-name="ce12" table:formula="of:=[.Q6]-2*([.$B6]-1)" office:value-type="float" office:value="0.00206250000000097" calcext:value-type="float">
            <text:p>0.0020625</text:p>
          </table:table-cell>
          <table:table-cell table:style-name="Default" office:value-type="float" office:value="63627188467499.4" calcext:value-type="float">
            <text:p>63627188467499.4</text:p>
          </table:table-cell>
          <table:table-cell table:style-name="ce7" table:formula="of:=([.S6]-[.S5])/1000" office:value-type="float" office:value="2.001" calcext:value-type="float">
            <text:p>2.0010</text:p>
          </table:table-cell>
          <table:table-cell table:style-name="ce7" table:formula="of:=[.T6]+[.U5]" office:value-type="float" office:value="8.0035234375" calcext:value-type="float">
            <text:p>8.0035</text:p>
          </table:table-cell>
          <table:table-cell table:style-name="ce13" table:formula="of:=[.U6]-2*([.$B6]-1)" office:value-type="float" office:value="0.00352343749999839" calcext:value-type="float">
            <text:p>0.0035234375</text:p>
          </table:table-cell>
          <table:table-cell table:style-name="Default" office:value-type="float" office:value="63627188924423.8" calcext:value-type="float">
            <text:p>63627188924423.8</text:p>
          </table:table-cell>
          <table:table-cell table:style-name="ce7" table:formula="of:=([.W6]-[.W5])/1000" office:value-type="float" office:value="1.9978515625" calcext:value-type="float">
            <text:p>1.9979</text:p>
          </table:table-cell>
          <table:table-cell table:style-name="ce7" table:formula="of:=[.X6]+[.Y5]" office:value-type="float" office:value="8.0001484375" calcext:value-type="float">
            <text:p>8.0001</text:p>
          </table:table-cell>
          <table:table-cell table:style-name="ce14" table:formula="of:=[.Y6]-2*([.$B6]-1)" office:value-type="float" office:value="0.000148437500000043" calcext:value-type="float">
            <text:p>0.0001484375</text:p>
          </table:table-cell>
          <table:table-cell table:style-name="Default" office:value-type="float" office:value="63627189389201.8" calcext:value-type="float">
            <text:p>63627189389201.8</text:p>
          </table:table-cell>
          <table:table-cell table:style-name="ce15" table:formula="of:=([.AA6]-[.AA5])/1000" office:value-type="float" office:value="1.9999609375" calcext:value-type="float">
            <text:p>2.0000</text:p>
          </table:table-cell>
          <table:table-cell table:style-name="ce7" table:formula="of:=[.AB6]+[.AC5]" office:value-type="float" office:value="8.0032890625" calcext:value-type="float">
            <text:p>8.0033</text:p>
          </table:table-cell>
          <table:table-cell table:style-name="ce16" table:formula="of:=[.AC6]-2*([.$B6]-1)" office:value-type="float" office:value="0.00328906250000038" calcext:value-type="float">
            <text:p>0.0032890625</text:p>
          </table:table-cell>
          <table:table-cell table:style-name="Default" office:value-type="float" office:value="63627189851132.2" calcext:value-type="float">
            <text:p>63627189851132.2</text:p>
          </table:table-cell>
          <table:table-cell table:style-name="ce7" table:formula="of:=([.AE6]-[.AE5])/1000" office:value-type="float" office:value="1.9976015625" calcext:value-type="float">
            <text:p>1.9976</text:p>
          </table:table-cell>
          <table:table-cell table:style-name="ce7" table:formula="of:=[.AF6]+[.AG5]" office:value-type="float" office:value="8.000171875" calcext:value-type="float">
            <text:p>8.0002</text:p>
          </table:table-cell>
          <table:table-cell table:style-name="ce20" table:formula="of:=[.AG6]-2*([.$B6]-1)" office:value-type="float" office:value="0.000171875000001265" calcext:value-type="float">
            <text:p>0.000171875</text:p>
          </table:table-cell>
          <table:table-cell table:style-name="Default" office:value-type="float" office:value="63627190317460.3" calcext:value-type="float">
            <text:p>63627190317460.3</text:p>
          </table:table-cell>
          <table:table-cell table:style-name="ce7" table:formula="of:=([.AI6]-[.AI5])/1000" office:value-type="float" office:value="1.9996328125" calcext:value-type="float">
            <text:p>1.9996</text:p>
          </table:table-cell>
          <table:table-cell table:style-name="ce7" table:formula="of:=[.AJ6]+[.AK5]" office:value-type="float" office:value="8.000171875" calcext:value-type="float">
            <text:p>8.0002</text:p>
          </table:table-cell>
          <table:table-cell table:style-name="ce21" table:formula="of:=[.AK6]-2*([.$B6]-1)" office:value-type="float" office:value="0.000171875000001265" calcext:value-type="float">
            <text:p>0.000171875</text:p>
          </table:table-cell>
          <table:table-cell table:style-name="Default" office:value-type="float" office:value="63627190780532.1" calcext:value-type="float">
            <text:p>63627190780532.1</text:p>
          </table:table-cell>
          <table:table-cell table:style-name="ce7" table:formula="of:=([.AM6]-[.AM5])/1000" office:value-type="float" office:value="1.9994375" calcext:value-type="float">
            <text:p>1.9994</text:p>
          </table:table-cell>
          <table:table-cell table:style-name="ce7" table:formula="of:=[.AN6]+[.AO5]" office:value-type="float" office:value="8.000625" calcext:value-type="float">
            <text:p>8.0006</text:p>
          </table:table-cell>
          <table:table-cell table:style-name="ce22" table:formula="of:=[.AO6]-2*([.$B6]-1)" office:value-type="float" office:value="0.000624999999999432" calcext:value-type="float">
            <text:p>0.000625</text:p>
          </table:table-cell>
          <table:table-cell table:style-name="Default" office:value-type="float" office:value="63627191245560" calcext:value-type="float">
            <text:p>63627191245560</text:p>
          </table:table-cell>
          <table:table-cell table:style-name="ce7" table:formula="of:=([.AQ6]-[.AQ5])/1000" office:value-type="float" office:value="2.0020078125" calcext:value-type="float">
            <text:p>2.0020</text:p>
          </table:table-cell>
          <table:table-cell table:style-name="ce7" table:formula="of:=[.AR6]+[.AS5]" office:value-type="float" office:value="8.002546875" calcext:value-type="float">
            <text:p>8.0025</text:p>
          </table:table-cell>
          <table:table-cell table:style-name="ce26" table:formula="of:=[.AS6]-2*([.$B6]-1)" office:value-type="float" office:value="0.00254687500000017" calcext:value-type="float">
            <text:p>0.002546875</text:p>
          </table:table-cell>
          <table:table-cell table:style-name="Default" office:value-type="float" office:value="63627191760643.7" calcext:value-type="float">
            <text:p>63627191760643.7</text:p>
          </table:table-cell>
          <table:table-cell table:style-name="ce7" table:formula="of:=([.AU6]-[.AU5])/1000" office:value-type="float" office:value="1.9996328125" calcext:value-type="float">
            <text:p>1.9996</text:p>
          </table:table-cell>
          <table:table-cell table:style-name="ce7" table:formula="of:=[.AV6]+[.AW5]" office:value-type="float" office:value="8.000421875" calcext:value-type="float">
            <text:p>8.0004</text:p>
          </table:table-cell>
          <table:table-cell table:style-name="ce35" table:formula="of:=[.AW6]-2*([.$B6]-1)" office:value-type="float" office:value="0.000421874999998906" calcext:value-type="float">
            <text:p>0.00042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63627186554519.9" calcext:value-type="float">
            <text:p>63627186554519.9</text:p>
          </table:table-cell>
          <table:table-cell table:formula="of:=([.C7]-[.C6])/1000" office:value-type="float" office:value="2.0004375" calcext:value-type="float">
            <text:p>2.0004</text:p>
          </table:table-cell>
          <table:table-cell table:formula="of:=[.D7]+[.E6]" office:value-type="float" office:value="10.0008515625" calcext:value-type="float">
            <text:p>10.0009</text:p>
          </table:table-cell>
          <table:table-cell table:style-name="ce9" table:formula="of:=[.E7]-2*([.$B7]-1)" office:value-type="float" office:value="0.00085156250000118" calcext:value-type="float">
            <text:p>0.0008515625</text:p>
          </table:table-cell>
          <table:table-cell table:style-name="Default" office:value-type="float" office:value="63627187073875" calcext:value-type="float">
            <text:p>63627187073875</text:p>
          </table:table-cell>
          <table:table-cell table:style-name="ce7" table:formula="of:=([.G7]-[.G6])/1000" office:value-type="float" office:value="1.9998125" calcext:value-type="float">
            <text:p>1.9998</text:p>
          </table:table-cell>
          <table:table-cell table:style-name="ce7" table:formula="of:=[.H7]+[.I6]" office:value-type="float" office:value="10.0016953125" calcext:value-type="float">
            <text:p>10.0017</text:p>
          </table:table-cell>
          <table:table-cell table:style-name="ce10" table:formula="of:=[.I7]-2*([.$B7]-1)" office:value-type="float" office:value="0.00169531250000077" calcext:value-type="float">
            <text:p>0.0016953125</text:p>
          </table:table-cell>
          <table:table-cell table:style-name="Default" office:value-type="float" office:value="63627187541425" calcext:value-type="float">
            <text:p>63627187541425</text:p>
          </table:table-cell>
          <table:table-cell table:style-name="ce7" table:formula="of:=([.K7]-[.K6])/1000" office:value-type="float" office:value="2.0018125" calcext:value-type="float">
            <text:p>2.0018</text:p>
          </table:table-cell>
          <table:table-cell table:style-name="ce7" table:formula="of:=[.L7]+[.M6]" office:value-type="float" office:value="10.00240625" calcext:value-type="float">
            <text:p>10.0024</text:p>
          </table:table-cell>
          <table:table-cell table:style-name="ce11" table:formula="of:=[.M7]-2*([.$B7]-1)" office:value-type="float" office:value="0.00240624999999994" calcext:value-type="float">
            <text:p>0.00240625</text:p>
          </table:table-cell>
          <table:table-cell table:style-name="Default" office:value-type="float" office:value="63627188009323.2" calcext:value-type="float">
            <text:p>63627188009323.2</text:p>
          </table:table-cell>
          <table:table-cell table:style-name="ce7" table:formula="of:=([.O7]-[.O6])/1000" office:value-type="float" office:value="2.001390625" calcext:value-type="float">
            <text:p>2.0014</text:p>
          </table:table-cell>
          <table:table-cell table:style-name="ce7" table:formula="of:=[.P7]+[.Q6]" office:value-type="float" office:value="10.003453125" calcext:value-type="float">
            <text:p>10.0035</text:p>
          </table:table-cell>
          <table:table-cell table:style-name="ce12" table:formula="of:=[.Q7]-2*([.$B7]-1)" office:value-type="float" office:value="0.00345312500000006" calcext:value-type="float">
            <text:p>0.003453125</text:p>
          </table:table-cell>
          <table:table-cell table:style-name="Default" office:value-type="float" office:value="63627188469499.1" calcext:value-type="float">
            <text:p>63627188469499.1</text:p>
          </table:table-cell>
          <table:table-cell table:style-name="ce7" table:formula="of:=([.S7]-[.S6])/1000" office:value-type="float" office:value="1.9996875" calcext:value-type="float">
            <text:p>1.9997</text:p>
          </table:table-cell>
          <table:table-cell table:style-name="ce7" table:formula="of:=[.T7]+[.U6]" office:value-type="float" office:value="10.0032109375" calcext:value-type="float">
            <text:p>10.0032</text:p>
          </table:table-cell>
          <table:table-cell table:style-name="ce13" table:formula="of:=[.U7]-2*([.$B7]-1)" office:value-type="float" office:value="0.00321093749999868" calcext:value-type="float">
            <text:p>0.0032109375</text:p>
          </table:table-cell>
          <table:table-cell table:style-name="Default" office:value-type="float" office:value="63627188926425.7" calcext:value-type="float">
            <text:p>63627188926425.7</text:p>
          </table:table-cell>
          <table:table-cell table:style-name="ce7" table:formula="of:=([.W7]-[.W6])/1000" office:value-type="float" office:value="2.001828125" calcext:value-type="float">
            <text:p>2.0018</text:p>
          </table:table-cell>
          <table:table-cell table:style-name="ce7" table:formula="of:=[.X7]+[.Y6]" office:value-type="float" office:value="10.0019765625" calcext:value-type="float">
            <text:p>10.0020</text:p>
          </table:table-cell>
          <table:table-cell table:style-name="ce14" table:formula="of:=[.Y7]-2*([.$B7]-1)" office:value-type="float" office:value="0.00197656249999945" calcext:value-type="float">
            <text:p>0.0019765625</text:p>
          </table:table-cell>
          <table:table-cell table:style-name="Default" office:value-type="float" office:value="63627189391200.4" calcext:value-type="float">
            <text:p>63627189391200.4</text:p>
          </table:table-cell>
          <table:table-cell table:style-name="ce15" table:formula="of:=([.AA7]-[.AA6])/1000" office:value-type="float" office:value="1.9985625" calcext:value-type="float">
            <text:p>1.9986</text:p>
          </table:table-cell>
          <table:table-cell table:style-name="ce7" table:formula="of:=[.AB7]+[.AC6]" office:value-type="float" office:value="10.0018515625" calcext:value-type="float">
            <text:p>10.0019</text:p>
          </table:table-cell>
          <table:table-cell table:style-name="ce16" table:formula="of:=[.AC7]-2*([.$B7]-1)" office:value-type="float" office:value="0.00185156250000063" calcext:value-type="float">
            <text:p>0.0018515625</text:p>
          </table:table-cell>
          <table:table-cell table:style-name="Default" office:value-type="float" office:value="63627189853132.6" calcext:value-type="float">
            <text:p>63627189853132.6</text:p>
          </table:table-cell>
          <table:table-cell table:style-name="ce7" table:formula="of:=([.AE7]-[.AE6])/1000" office:value-type="float" office:value="2.0003203125" calcext:value-type="float">
            <text:p>2.0003</text:p>
          </table:table-cell>
          <table:table-cell table:style-name="ce7" table:formula="of:=[.AF7]+[.AG6]" office:value-type="float" office:value="10.0004921875" calcext:value-type="float">
            <text:p>10.0005</text:p>
          </table:table-cell>
          <table:table-cell table:style-name="ce20" table:formula="of:=[.AG7]-2*([.$B7]-1)" office:value-type="float" office:value="0.000492187500000796" calcext:value-type="float">
            <text:p>0.0004921875</text:p>
          </table:table-cell>
          <table:table-cell table:style-name="Default" office:value-type="float" office:value="63627190319462.7" calcext:value-type="float">
            <text:p>63627190319462.7</text:p>
          </table:table-cell>
          <table:table-cell table:style-name="ce7" table:formula="of:=([.AI7]-[.AI6])/1000" office:value-type="float" office:value="2.0023828125" calcext:value-type="float">
            <text:p>2.0024</text:p>
          </table:table-cell>
          <table:table-cell table:style-name="ce7" table:formula="of:=[.AJ7]+[.AK6]" office:value-type="float" office:value="10.0025546875" calcext:value-type="float">
            <text:p>10.0026</text:p>
          </table:table-cell>
          <table:table-cell table:style-name="ce21" table:formula="of:=[.AK7]-2*([.$B7]-1)" office:value-type="float" office:value="0.00255468750000176" calcext:value-type="float">
            <text:p>0.0025546875</text:p>
          </table:table-cell>
          <table:table-cell table:style-name="Default" office:value-type="float" office:value="63627190782531.4" calcext:value-type="float">
            <text:p>63627190782531.4</text:p>
          </table:table-cell>
          <table:table-cell table:style-name="ce7" table:formula="of:=([.AM7]-[.AM6])/1000" office:value-type="float" office:value="1.999265625" calcext:value-type="float">
            <text:p>1.9993</text:p>
          </table:table-cell>
          <table:table-cell table:style-name="ce7" table:formula="of:=[.AN7]+[.AO6]" office:value-type="float" office:value="9.999890625" calcext:value-type="float">
            <text:p>9.9999</text:p>
          </table:table-cell>
          <table:table-cell table:style-name="ce22" table:formula="of:=[.AO7]-2*([.$B7]-1)" office:value-type="float" office:value="-0.000109375000000966" calcext:value-type="float">
            <text:p>-0.000109375</text:p>
          </table:table-cell>
          <table:table-cell table:style-name="Default" office:value-type="float" office:value="63627191247557.9" calcext:value-type="float">
            <text:p>63627191247557.9</text:p>
          </table:table-cell>
          <table:table-cell table:style-name="ce7" table:formula="of:=([.AQ7]-[.AQ6])/1000" office:value-type="float" office:value="1.99790625" calcext:value-type="float">
            <text:p>1.9979</text:p>
          </table:table-cell>
          <table:table-cell table:style-name="ce7" table:formula="of:=[.AR7]+[.AS6]" office:value-type="float" office:value="10.000453125" calcext:value-type="float">
            <text:p>10.0005</text:p>
          </table:table-cell>
          <table:table-cell table:style-name="ce26" table:formula="of:=[.AS7]-2*([.$B7]-1)" office:value-type="float" office:value="0.000453124999999943" calcext:value-type="float">
            <text:p>0.000453125</text:p>
          </table:table-cell>
          <table:table-cell table:style-name="Default" office:value-type="float" office:value="63627191762644" calcext:value-type="float">
            <text:p>63627191762644</text:p>
          </table:table-cell>
          <table:table-cell table:style-name="ce7" table:formula="of:=([.AU7]-[.AU6])/1000" office:value-type="float" office:value="2.0002421875" calcext:value-type="float">
            <text:p>2.0002</text:p>
          </table:table-cell>
          <table:table-cell table:style-name="ce7" table:formula="of:=[.AV7]+[.AW6]" office:value-type="float" office:value="10.0006640625" calcext:value-type="float">
            <text:p>10.0007</text:p>
          </table:table-cell>
          <table:table-cell table:style-name="ce35" table:formula="of:=[.AW7]-2*([.$B7]-1)" office:value-type="float" office:value="0.000664062499998508" calcext:value-type="float">
            <text:p>0.00066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3627186556522.8" calcext:value-type="float">
            <text:p>63627186556522.8</text:p>
          </table:table-cell>
          <table:table-cell table:formula="of:=([.C8]-[.C7])/1000" office:value-type="float" office:value="2.0029375" calcext:value-type="float">
            <text:p>2.0029</text:p>
          </table:table-cell>
          <table:table-cell table:formula="of:=[.D8]+[.E7]" office:value-type="float" office:value="12.0037890625" calcext:value-type="float">
            <text:p>12.0038</text:p>
          </table:table-cell>
          <table:table-cell table:style-name="ce9" table:formula="of:=[.E8]-2*([.$B8]-1)" office:value-type="float" office:value="0.00378906250000099" calcext:value-type="float">
            <text:p>0.0037890625</text:p>
          </table:table-cell>
          <table:table-cell table:style-name="Default" office:value-type="float" office:value="63627187075874.6" calcext:value-type="float">
            <text:p>63627187075874.6</text:p>
          </table:table-cell>
          <table:table-cell table:style-name="ce7" table:formula="of:=([.G8]-[.G7])/1000" office:value-type="float" office:value="1.9995390625" calcext:value-type="float">
            <text:p>1.9995</text:p>
          </table:table-cell>
          <table:table-cell table:style-name="ce7" table:formula="of:=[.H8]+[.I7]" office:value-type="float" office:value="12.001234375" calcext:value-type="float">
            <text:p>12.0012</text:p>
          </table:table-cell>
          <table:table-cell table:style-name="ce10" table:formula="of:=[.I8]-2*([.$B8]-1)" office:value-type="float" office:value="0.00123437500000101" calcext:value-type="float">
            <text:p>0.001234375</text:p>
          </table:table-cell>
          <table:table-cell table:style-name="Default" office:value-type="float" office:value="63627187543423" calcext:value-type="float">
            <text:p>63627187543423</text:p>
          </table:table-cell>
          <table:table-cell table:style-name="ce7" table:formula="of:=([.K8]-[.K7])/1000" office:value-type="float" office:value="1.9979296875" calcext:value-type="float">
            <text:p>1.9979</text:p>
          </table:table-cell>
          <table:table-cell table:style-name="ce7" table:formula="of:=[.L8]+[.M7]" office:value-type="float" office:value="12.0003359375" calcext:value-type="float">
            <text:p>12.0003</text:p>
          </table:table-cell>
          <table:table-cell table:style-name="ce11" table:formula="of:=[.M8]-2*([.$B8]-1)" office:value-type="float" office:value="0.000335937500000938" calcext:value-type="float">
            <text:p>0.0003359375</text:p>
          </table:table-cell>
          <table:table-cell table:style-name="Default" office:value-type="float" office:value="63627188011319.8" calcext:value-type="float">
            <text:p>63627188011319.8</text:p>
          </table:table-cell>
          <table:table-cell table:style-name="ce7" table:formula="of:=([.O8]-[.O7])/1000" office:value-type="float" office:value="1.9966328125" calcext:value-type="float">
            <text:p>1.9966</text:p>
          </table:table-cell>
          <table:table-cell table:style-name="ce7" table:formula="of:=[.P8]+[.Q7]" office:value-type="float" office:value="12.0000859375" calcext:value-type="float">
            <text:p>12.0001</text:p>
          </table:table-cell>
          <table:table-cell table:style-name="ce12" table:formula="of:=[.Q8]-2*([.$B8]-1)" office:value-type="float" office:value="0.0000859374999997442" calcext:value-type="float">
            <text:p>8.59374999997442E-05</text:p>
          </table:table-cell>
          <table:table-cell table:style-name="Default" office:value-type="float" office:value="63627188471497.1" calcext:value-type="float">
            <text:p>63627188471497.1</text:p>
          </table:table-cell>
          <table:table-cell table:style-name="ce7" table:formula="of:=([.S8]-[.S7])/1000" office:value-type="float" office:value="1.998015625" calcext:value-type="float">
            <text:p>1.9980</text:p>
          </table:table-cell>
          <table:table-cell table:style-name="ce7" table:formula="of:=[.T8]+[.U7]" office:value-type="float" office:value="12.0012265625" calcext:value-type="float">
            <text:p>12.0012</text:p>
          </table:table-cell>
          <table:table-cell table:style-name="ce13" table:formula="of:=[.U8]-2*([.$B8]-1)" office:value-type="float" office:value="0.00122656249999942" calcext:value-type="float">
            <text:p>0.0012265625</text:p>
          </table:table-cell>
          <table:table-cell table:style-name="Default" office:value-type="float" office:value="63627188928425.4" calcext:value-type="float">
            <text:p>63627188928425.4</text:p>
          </table:table-cell>
          <table:table-cell table:style-name="ce7" table:formula="of:=([.W8]-[.W7])/1000" office:value-type="float" office:value="1.9996953125" calcext:value-type="float">
            <text:p>1.9997</text:p>
          </table:table-cell>
          <table:table-cell table:style-name="ce7" table:formula="of:=[.X8]+[.Y7]" office:value-type="float" office:value="12.001671875" calcext:value-type="float">
            <text:p>12.0017</text:p>
          </table:table-cell>
          <table:table-cell table:style-name="ce14" table:formula="of:=[.Y8]-2*([.$B8]-1)" office:value-type="float" office:value="0.00167187499999955" calcext:value-type="float">
            <text:p>0.001671875</text:p>
          </table:table-cell>
          <table:table-cell table:style-name="Default" office:value-type="float" office:value="63627189393200.4" calcext:value-type="float">
            <text:p>63627189393200.4</text:p>
          </table:table-cell>
          <table:table-cell table:style-name="ce15" table:formula="of:=([.AA8]-[.AA7])/1000" office:value-type="float" office:value="1.9999609375" calcext:value-type="float">
            <text:p>2.0000</text:p>
          </table:table-cell>
          <table:table-cell table:style-name="ce7" table:formula="of:=[.AB8]+[.AC7]" office:value-type="float" office:value="12.0018125" calcext:value-type="float">
            <text:p>12.0018</text:p>
          </table:table-cell>
          <table:table-cell table:style-name="ce16" table:formula="of:=[.AC8]-2*([.$B8]-1)" office:value-type="float" office:value="0.00181249999999977" calcext:value-type="float">
            <text:p>0.0018125</text:p>
          </table:table-cell>
          <table:table-cell table:style-name="Default" office:value-type="float" office:value="63627189855134" calcext:value-type="float">
            <text:p>63627189855134</text:p>
          </table:table-cell>
          <table:table-cell table:style-name="ce7" table:formula="of:=([.AE8]-[.AE7])/1000" office:value-type="float" office:value="2.0014765625" calcext:value-type="float">
            <text:p>2.0015</text:p>
          </table:table-cell>
          <table:table-cell table:style-name="ce7" table:formula="of:=[.AF8]+[.AG7]" office:value-type="float" office:value="12.00196875" calcext:value-type="float">
            <text:p>12.0020</text:p>
          </table:table-cell>
          <table:table-cell table:style-name="ce20" table:formula="of:=[.AG8]-2*([.$B8]-1)" office:value-type="float" office:value="0.00196875000000141" calcext:value-type="float">
            <text:p>0.00196875</text:p>
          </table:table-cell>
          <table:table-cell table:style-name="Default" office:value-type="float" office:value="63627190321461.1" calcext:value-type="float">
            <text:p>63627190321461.1</text:p>
          </table:table-cell>
          <table:table-cell table:style-name="ce7" table:formula="of:=([.AI8]-[.AI7])/1000" office:value-type="float" office:value="1.9983359375" calcext:value-type="float">
            <text:p>1.9983</text:p>
          </table:table-cell>
          <table:table-cell table:style-name="ce7" table:formula="of:=[.AJ8]+[.AK7]" office:value-type="float" office:value="12.000890625" calcext:value-type="float">
            <text:p>12.0009</text:p>
          </table:table-cell>
          <table:table-cell table:style-name="ce21" table:formula="of:=[.AK8]-2*([.$B8]-1)" office:value-type="float" office:value="0.000890625000002032" calcext:value-type="float">
            <text:p>0.000890625</text:p>
          </table:table-cell>
          <table:table-cell table:style-name="Default" office:value-type="float" office:value="63627190784531" calcext:value-type="float">
            <text:p>63627190784531</text:p>
          </table:table-cell>
          <table:table-cell table:style-name="ce7" table:formula="of:=([.AM8]-[.AM7])/1000" office:value-type="float" office:value="1.99959375" calcext:value-type="float">
            <text:p>1.9996</text:p>
          </table:table-cell>
          <table:table-cell table:style-name="ce7" table:formula="of:=[.AN8]+[.AO7]" office:value-type="float" office:value="11.999484375" calcext:value-type="float">
            <text:p>11.9995</text:p>
          </table:table-cell>
          <table:table-cell table:style-name="ce22" table:formula="of:=[.AO8]-2*([.$B8]-1)" office:value-type="float" office:value="-0.000515625000000242" calcext:value-type="float">
            <text:p>-0.000515625</text:p>
          </table:table-cell>
          <table:table-cell table:style-name="Default" office:value-type="float" office:value="63627191249557.2" calcext:value-type="float">
            <text:p>63627191249557.2</text:p>
          </table:table-cell>
          <table:table-cell table:style-name="ce7" table:formula="of:=([.AQ8]-[.AQ7])/1000" office:value-type="float" office:value="1.9992578125" calcext:value-type="float">
            <text:p>1.9993</text:p>
          </table:table-cell>
          <table:table-cell table:style-name="ce7" table:formula="of:=[.AR8]+[.AS7]" office:value-type="float" office:value="11.9997109375" calcext:value-type="float">
            <text:p>11.9997</text:p>
          </table:table-cell>
          <table:table-cell table:style-name="ce26" table:formula="of:=[.AS8]-2*([.$B8]-1)" office:value-type="float" office:value="-0.00028906250000027" calcext:value-type="float">
            <text:p>-0.0002890625</text:p>
          </table:table-cell>
          <table:table-cell table:style-name="Default" office:value-type="float" office:value="63627191764644.6" calcext:value-type="float">
            <text:p>63627191764644.6</text:p>
          </table:table-cell>
          <table:table-cell table:style-name="ce7" table:formula="of:=([.AU8]-[.AU7])/1000" office:value-type="float" office:value="2.0006171875" calcext:value-type="float">
            <text:p>2.0006</text:p>
          </table:table-cell>
          <table:table-cell table:style-name="ce7" table:formula="of:=[.AV8]+[.AW7]" office:value-type="float" office:value="12.00128125" calcext:value-type="float">
            <text:p>12.0013</text:p>
          </table:table-cell>
          <table:table-cell table:style-name="ce35" table:formula="of:=[.AW8]-2*([.$B8]-1)" office:value-type="float" office:value="0.00128124999999812" calcext:value-type="float">
            <text:p>0.001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63627186558519.8" calcext:value-type="float">
            <text:p>63627186558519.8</text:p>
          </table:table-cell>
          <table:table-cell table:formula="of:=([.C9]-[.C8])/1000" office:value-type="float" office:value="1.9970078125" calcext:value-type="float">
            <text:p>1.9970</text:p>
          </table:table-cell>
          <table:table-cell table:formula="of:=[.D9]+[.E8]" office:value-type="float" office:value="14.000796875" calcext:value-type="float">
            <text:p>14.0008</text:p>
          </table:table-cell>
          <table:table-cell table:style-name="ce9" table:formula="of:=[.E9]-2*([.$B9]-1)" office:value-type="float" office:value="0.000796875000000696" calcext:value-type="float">
            <text:p>0.000796875</text:p>
          </table:table-cell>
          <table:table-cell table:style-name="Default" office:value-type="float" office:value="63627187077875.2" calcext:value-type="float">
            <text:p>63627187077875.2</text:p>
          </table:table-cell>
          <table:table-cell table:style-name="ce7" table:formula="of:=([.G9]-[.G8])/1000" office:value-type="float" office:value="2.00065625" calcext:value-type="float">
            <text:p>2.0007</text:p>
          </table:table-cell>
          <table:table-cell table:style-name="ce7" table:formula="of:=[.H9]+[.I8]" office:value-type="float" office:value="14.001890625" calcext:value-type="float">
            <text:p>14.0019</text:p>
          </table:table-cell>
          <table:table-cell table:style-name="ce10" table:formula="of:=[.I9]-2*([.$B9]-1)" office:value-type="float" office:value="0.00189062500000148" calcext:value-type="float">
            <text:p>0.001890625</text:p>
          </table:table-cell>
          <table:table-cell table:style-name="Default" office:value-type="float" office:value="63627187545423.6" calcext:value-type="float">
            <text:p>63627187545423.6</text:p>
          </table:table-cell>
          <table:table-cell table:style-name="ce7" table:formula="of:=([.K9]-[.K8])/1000" office:value-type="float" office:value="2.000671875" calcext:value-type="float">
            <text:p>2.0007</text:p>
          </table:table-cell>
          <table:table-cell table:style-name="ce7" table:formula="of:=[.L9]+[.M8]" office:value-type="float" office:value="14.0010078125" calcext:value-type="float">
            <text:p>14.0010</text:p>
          </table:table-cell>
          <table:table-cell table:style-name="ce11" table:formula="of:=[.M9]-2*([.$B9]-1)" office:value-type="float" office:value="0.00100781250000104" calcext:value-type="float">
            <text:p>0.0010078125</text:p>
          </table:table-cell>
          <table:table-cell table:style-name="Default" office:value-type="float" office:value="63627188013319.6" calcext:value-type="float">
            <text:p>63627188013319.6</text:p>
          </table:table-cell>
          <table:table-cell table:style-name="ce7" table:formula="of:=([.O9]-[.O8])/1000" office:value-type="float" office:value="1.9998515625" calcext:value-type="float">
            <text:p>1.9999</text:p>
          </table:table-cell>
          <table:table-cell table:style-name="ce7" table:formula="of:=[.P9]+[.Q8]" office:value-type="float" office:value="13.9999375" calcext:value-type="float">
            <text:p>13.9999</text:p>
          </table:table-cell>
          <table:table-cell table:style-name="ce12" table:formula="of:=[.Q9]-2*([.$B9]-1)" office:value-type="float" office:value="-0.0000625000000002984" calcext:value-type="float">
            <text:p>-0.0000625</text:p>
          </table:table-cell>
          <table:table-cell table:style-name="Default" office:value-type="float" office:value="63627188473497.8" calcext:value-type="float">
            <text:p>63627188473497.8</text:p>
          </table:table-cell>
          <table:table-cell table:style-name="ce7" table:formula="of:=([.S9]-[.S8])/1000" office:value-type="float" office:value="2.0007109375" calcext:value-type="float">
            <text:p>2.0007</text:p>
          </table:table-cell>
          <table:table-cell table:style-name="ce7" table:formula="of:=[.T9]+[.U8]" office:value-type="float" office:value="14.0019375" calcext:value-type="float">
            <text:p>14.0019</text:p>
          </table:table-cell>
          <table:table-cell table:style-name="ce13" table:formula="of:=[.U9]-2*([.$B9]-1)" office:value-type="float" office:value="0.00193750000000037" calcext:value-type="float">
            <text:p>0.0019375</text:p>
          </table:table-cell>
          <table:table-cell table:style-name="Default" office:value-type="float" office:value="63627188930424.3" calcext:value-type="float">
            <text:p>63627188930424.3</text:p>
          </table:table-cell>
          <table:table-cell table:style-name="ce7" table:formula="of:=([.W9]-[.W8])/1000" office:value-type="float" office:value="1.9989765625" calcext:value-type="float">
            <text:p>1.9990</text:p>
          </table:table-cell>
          <table:table-cell table:style-name="ce7" table:formula="of:=[.X9]+[.Y8]" office:value-type="float" office:value="14.0006484375" calcext:value-type="float">
            <text:p>14.0006</text:p>
          </table:table-cell>
          <table:table-cell table:style-name="ce14" table:formula="of:=[.Y9]-2*([.$B9]-1)" office:value-type="float" office:value="0.000648437499998877" calcext:value-type="float">
            <text:p>0.0006484375</text:p>
          </table:table-cell>
          <table:table-cell table:style-name="Default" office:value-type="float" office:value="63627189395199.7" calcext:value-type="float">
            <text:p>63627189395199.7</text:p>
          </table:table-cell>
          <table:table-cell table:style-name="ce15" table:formula="of:=([.AA9]-[.AA8])/1000" office:value-type="float" office:value="1.999296875" calcext:value-type="float">
            <text:p>1.9993</text:p>
          </table:table-cell>
          <table:table-cell table:style-name="ce7" table:formula="of:=[.AB9]+[.AC8]" office:value-type="float" office:value="14.001109375" calcext:value-type="float">
            <text:p>14.0011</text:p>
          </table:table-cell>
          <table:table-cell table:style-name="ce16" table:formula="of:=[.AC9]-2*([.$B9]-1)" office:value-type="float" office:value="0.00110937500000041" calcext:value-type="float">
            <text:p>0.001109375</text:p>
          </table:table-cell>
          <table:table-cell table:style-name="Default" office:value-type="float" office:value="63627189857133" calcext:value-type="float">
            <text:p>63627189857133</text:p>
          </table:table-cell>
          <table:table-cell table:style-name="ce7" table:formula="of:=([.AE9]-[.AE8])/1000" office:value-type="float" office:value="1.998984375" calcext:value-type="float">
            <text:p>1.9990</text:p>
          </table:table-cell>
          <table:table-cell table:style-name="ce7" table:formula="of:=[.AF9]+[.AG8]" office:value-type="float" office:value="14.000953125" calcext:value-type="float">
            <text:p>14.0010</text:p>
          </table:table-cell>
          <table:table-cell table:style-name="ce20" table:formula="of:=[.AG9]-2*([.$B9]-1)" office:value-type="float" office:value="0.000953125000002331" calcext:value-type="float">
            <text:p>0.000953125</text:p>
          </table:table-cell>
          <table:table-cell table:style-name="Default" office:value-type="float" office:value="63627190323460.3" calcext:value-type="float">
            <text:p>63627190323460.3</text:p>
          </table:table-cell>
          <table:table-cell table:style-name="ce7" table:formula="of:=([.AI9]-[.AI8])/1000" office:value-type="float" office:value="1.99928125" calcext:value-type="float">
            <text:p>1.9993</text:p>
          </table:table-cell>
          <table:table-cell table:style-name="ce7" table:formula="of:=[.AJ9]+[.AK8]" office:value-type="float" office:value="14.000171875" calcext:value-type="float">
            <text:p>14.0002</text:p>
          </table:table-cell>
          <table:table-cell table:style-name="ce21" table:formula="of:=[.AK9]-2*([.$B9]-1)" office:value-type="float" office:value="0.000171875000001265" calcext:value-type="float">
            <text:p>0.000171875</text:p>
          </table:table-cell>
          <table:table-cell table:style-name="Default" office:value-type="float" office:value="63627190786531.4" calcext:value-type="float">
            <text:p>63627190786531.4</text:p>
          </table:table-cell>
          <table:table-cell table:style-name="ce7" table:formula="of:=([.AM9]-[.AM8])/1000" office:value-type="float" office:value="2.0003984375" calcext:value-type="float">
            <text:p>2.0004</text:p>
          </table:table-cell>
          <table:table-cell table:style-name="ce7" table:formula="of:=[.AN9]+[.AO8]" office:value-type="float" office:value="13.9998828125" calcext:value-type="float">
            <text:p>13.9999</text:p>
          </table:table-cell>
          <table:table-cell table:style-name="ce22" table:formula="of:=[.AO9]-2*([.$B9]-1)" office:value-type="float" office:value="-0.000117187500000782" calcext:value-type="float">
            <text:p>-0.0001171875</text:p>
          </table:table-cell>
          <table:table-cell table:style-name="Default" office:value-type="float" office:value="63627191251558.6" calcext:value-type="float">
            <text:p>63627191251558.6</text:p>
          </table:table-cell>
          <table:table-cell table:style-name="ce7" table:formula="of:=([.AQ9]-[.AQ8])/1000" office:value-type="float" office:value="2.0014296875" calcext:value-type="float">
            <text:p>2.0014</text:p>
          </table:table-cell>
          <table:table-cell table:style-name="ce7" table:formula="of:=[.AR9]+[.AS8]" office:value-type="float" office:value="14.001140625" calcext:value-type="float">
            <text:p>14.0011</text:p>
          </table:table-cell>
          <table:table-cell table:style-name="ce26" table:formula="of:=[.AS9]-2*([.$B9]-1)" office:value-type="float" office:value="0.00114062499999967" calcext:value-type="float">
            <text:p>0.001140625</text:p>
          </table:table-cell>
          <table:table-cell table:style-name="Default" office:value-type="float" office:value="63627191766643" calcext:value-type="float">
            <text:p>63627191766643</text:p>
          </table:table-cell>
          <table:table-cell table:style-name="ce7" table:formula="of:=([.AU9]-[.AU8])/1000" office:value-type="float" office:value="1.9984453125" calcext:value-type="float">
            <text:p>1.9984</text:p>
          </table:table-cell>
          <table:table-cell table:style-name="ce7" table:formula="of:=[.AV9]+[.AW8]" office:value-type="float" office:value="13.9997265625" calcext:value-type="float">
            <text:p>13.9997</text:p>
          </table:table-cell>
          <table:table-cell table:style-name="ce35" table:formula="of:=[.AW9]-2*([.$B9]-1)" office:value-type="float" office:value="-0.000273437500002416" calcext:value-type="float">
            <text:p>-0.00027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3627186560519.4" calcext:value-type="float">
            <text:p>63627186560519.4</text:p>
          </table:table-cell>
          <table:table-cell table:formula="of:=([.C10]-[.C9])/1000" office:value-type="float" office:value="1.9995625" calcext:value-type="float">
            <text:p>1.9996</text:p>
          </table:table-cell>
          <table:table-cell table:formula="of:=[.D10]+[.E9]" office:value-type="float" office:value="16.000359375" calcext:value-type="float">
            <text:p>16.0004</text:p>
          </table:table-cell>
          <table:table-cell table:style-name="ce9" table:formula="of:=[.E10]-2*([.$B10]-1)" office:value-type="float" office:value="0.00035937500000216" calcext:value-type="float">
            <text:p>0.000359375</text:p>
          </table:table-cell>
          <table:table-cell table:style-name="Default" office:value-type="float" office:value="63627187079873.9" calcext:value-type="float">
            <text:p>63627187079873.9</text:p>
          </table:table-cell>
          <table:table-cell table:style-name="ce7" table:formula="of:=([.G10]-[.G9])/1000" office:value-type="float" office:value="1.998671875" calcext:value-type="float">
            <text:p>1.9987</text:p>
          </table:table-cell>
          <table:table-cell table:style-name="ce7" table:formula="of:=[.H10]+[.I9]" office:value-type="float" office:value="16.0005625" calcext:value-type="float">
            <text:p>16.0006</text:p>
          </table:table-cell>
          <table:table-cell table:style-name="ce10" table:formula="of:=[.I10]-2*([.$B10]-1)" office:value-type="float" office:value="0.00056250000000091" calcext:value-type="float">
            <text:p>0.0005625</text:p>
          </table:table-cell>
          <table:table-cell table:style-name="Default" office:value-type="float" office:value="63627187547424.9" calcext:value-type="float">
            <text:p>63627187547424.9</text:p>
          </table:table-cell>
          <table:table-cell table:style-name="ce7" table:formula="of:=([.K10]-[.K9])/1000" office:value-type="float" office:value="2.0013203125" calcext:value-type="float">
            <text:p>2.0013</text:p>
          </table:table-cell>
          <table:table-cell table:style-name="ce7" table:formula="of:=[.L10]+[.M9]" office:value-type="float" office:value="16.002328125" calcext:value-type="float">
            <text:p>16.0023</text:p>
          </table:table-cell>
          <table:table-cell table:style-name="ce11" table:formula="of:=[.M10]-2*([.$B10]-1)" office:value-type="float" office:value="0.00232812500000179" calcext:value-type="float">
            <text:p>0.002328125</text:p>
          </table:table-cell>
          <table:table-cell table:style-name="Default" office:value-type="float" office:value="63627188015320.9" calcext:value-type="float">
            <text:p>63627188015320.9</text:p>
          </table:table-cell>
          <table:table-cell table:style-name="ce7" table:formula="of:=([.O10]-[.O9])/1000" office:value-type="float" office:value="2.0012890625" calcext:value-type="float">
            <text:p>2.0013</text:p>
          </table:table-cell>
          <table:table-cell table:style-name="ce7" table:formula="of:=[.P10]+[.Q9]" office:value-type="float" office:value="16.0012265625" calcext:value-type="float">
            <text:p>16.0012</text:p>
          </table:table-cell>
          <table:table-cell table:style-name="ce12" table:formula="of:=[.Q10]-2*([.$B10]-1)" office:value-type="float" office:value="0.00122656250000119" calcext:value-type="float">
            <text:p>0.0012265625</text:p>
          </table:table-cell>
          <table:table-cell table:style-name="Default" office:value-type="float" office:value="63627188475497.3" calcext:value-type="float">
            <text:p>63627188475497.3</text:p>
          </table:table-cell>
          <table:table-cell table:style-name="ce7" table:formula="of:=([.S10]-[.S9])/1000" office:value-type="float" office:value="1.99953125" calcext:value-type="float">
            <text:p>1.9995</text:p>
          </table:table-cell>
          <table:table-cell table:style-name="ce7" table:formula="of:=[.T10]+[.U9]" office:value-type="float" office:value="16.00146875" calcext:value-type="float">
            <text:p>16.0015</text:p>
          </table:table-cell>
          <table:table-cell table:style-name="ce13" table:formula="of:=[.U10]-2*([.$B10]-1)" office:value-type="float" office:value="0.0014687500000008" calcext:value-type="float">
            <text:p>0.00146875</text:p>
          </table:table-cell>
          <table:table-cell table:style-name="Default" office:value-type="float" office:value="63627188932424.8" calcext:value-type="float">
            <text:p>63627188932424.8</text:p>
          </table:table-cell>
          <table:table-cell table:style-name="ce7" table:formula="of:=([.W10]-[.W9])/1000" office:value-type="float" office:value="2.0005078125" calcext:value-type="float">
            <text:p>2.0005</text:p>
          </table:table-cell>
          <table:table-cell table:style-name="ce7" table:formula="of:=[.X10]+[.Y9]" office:value-type="float" office:value="16.00115625" calcext:value-type="float">
            <text:p>16.0012</text:p>
          </table:table-cell>
          <table:table-cell table:style-name="ce14" table:formula="of:=[.Y10]-2*([.$B10]-1)" office:value-type="float" office:value="0.00115624999999753" calcext:value-type="float">
            <text:p>0.00115625</text:p>
          </table:table-cell>
          <table:table-cell table:style-name="Default" office:value-type="float" office:value="63627189397198.5" calcext:value-type="float">
            <text:p>63627189397198.5</text:p>
          </table:table-cell>
          <table:table-cell table:style-name="ce15" table:formula="of:=([.AA10]-[.AA9])/1000" office:value-type="float" office:value="1.9987890625" calcext:value-type="float">
            <text:p>1.9988</text:p>
          </table:table-cell>
          <table:table-cell table:style-name="ce7" table:formula="of:=[.AB10]+[.AC9]" office:value-type="float" office:value="15.9998984375" calcext:value-type="float">
            <text:p>15.9999</text:p>
          </table:table-cell>
          <table:table-cell table:style-name="ce16" table:formula="of:=[.AC10]-2*([.$B10]-1)" office:value-type="float" office:value="-0.000101562499999375" calcext:value-type="float">
            <text:p>-0.0001015625</text:p>
          </table:table-cell>
          <table:table-cell table:style-name="Default" office:value-type="float" office:value="63627189859132.7" calcext:value-type="float">
            <text:p>63627189859132.7</text:p>
          </table:table-cell>
          <table:table-cell table:style-name="ce7" table:formula="of:=([.AE10]-[.AE9])/1000" office:value-type="float" office:value="1.99971875" calcext:value-type="float">
            <text:p>1.9997</text:p>
          </table:table-cell>
          <table:table-cell table:style-name="ce7" table:formula="of:=[.AF10]+[.AG9]" office:value-type="float" office:value="16.000671875" calcext:value-type="float">
            <text:p>16.0007</text:p>
          </table:table-cell>
          <table:table-cell table:style-name="ce20" table:formula="of:=[.AG10]-2*([.$B10]-1)" office:value-type="float" office:value="0.000671875000001876" calcext:value-type="float">
            <text:p>0.000671875</text:p>
          </table:table-cell>
          <table:table-cell table:style-name="Default" office:value-type="float" office:value="63627190325459.9" calcext:value-type="float">
            <text:p>63627190325459.9</text:p>
          </table:table-cell>
          <table:table-cell table:style-name="ce7" table:formula="of:=([.AI10]-[.AI9])/1000" office:value-type="float" office:value="1.9995390625" calcext:value-type="float">
            <text:p>1.9995</text:p>
          </table:table-cell>
          <table:table-cell table:style-name="ce7" table:formula="of:=[.AJ10]+[.AK9]" office:value-type="float" office:value="15.9997109375" calcext:value-type="float">
            <text:p>15.9997</text:p>
          </table:table-cell>
          <table:table-cell table:style-name="ce21" table:formula="of:=[.AK10]-2*([.$B10]-1)" office:value-type="float" office:value="-0.000289062499998494" calcext:value-type="float">
            <text:p>-0.0002890625</text:p>
          </table:table-cell>
          <table:table-cell table:style-name="Default" office:value-type="float" office:value="63627190788532.7" calcext:value-type="float">
            <text:p>63627190788532.7</text:p>
          </table:table-cell>
          <table:table-cell table:style-name="ce7" table:formula="of:=([.AM10]-[.AM9])/1000" office:value-type="float" office:value="2.0013359375" calcext:value-type="float">
            <text:p>2.0013</text:p>
          </table:table-cell>
          <table:table-cell table:style-name="ce7" table:formula="of:=[.AN10]+[.AO9]" office:value-type="float" office:value="16.00121875" calcext:value-type="float">
            <text:p>16.0012</text:p>
          </table:table-cell>
          <table:table-cell table:style-name="ce22" table:formula="of:=[.AO10]-2*([.$B10]-1)" office:value-type="float" office:value="0.0012187499999996" calcext:value-type="float">
            <text:p>0.00121875</text:p>
          </table:table-cell>
          <table:table-cell table:style-name="Default" office:value-type="float" office:value="63627191253557.3" calcext:value-type="float">
            <text:p>63627191253557.3</text:p>
          </table:table-cell>
          <table:table-cell table:style-name="ce7" table:formula="of:=([.AQ10]-[.AQ9])/1000" office:value-type="float" office:value="1.9986328125" calcext:value-type="float">
            <text:p>1.9986</text:p>
          </table:table-cell>
          <table:table-cell table:style-name="ce7" table:formula="of:=[.AR10]+[.AS9]" office:value-type="float" office:value="15.9997734375" calcext:value-type="float">
            <text:p>15.9998</text:p>
          </table:table-cell>
          <table:table-cell table:style-name="ce26" table:formula="of:=[.AS10]-2*([.$B10]-1)" office:value-type="float" office:value="-0.000226562499999972" calcext:value-type="float">
            <text:p>-0.0002265625</text:p>
          </table:table-cell>
          <table:table-cell table:style-name="Default" office:value-type="float" office:value="63627191768643.4" calcext:value-type="float">
            <text:p>63627191768643.4</text:p>
          </table:table-cell>
          <table:table-cell table:style-name="ce7" table:formula="of:=([.AU10]-[.AU9])/1000" office:value-type="float" office:value="2.0003828125" calcext:value-type="float">
            <text:p>2.0004</text:p>
          </table:table-cell>
          <table:table-cell table:style-name="ce7" table:formula="of:=[.AV10]+[.AW9]" office:value-type="float" office:value="16.000109375" calcext:value-type="float">
            <text:p>16.0001</text:p>
          </table:table-cell>
          <table:table-cell table:style-name="ce35" table:formula="of:=[.AW10]-2*([.$B10]-1)" office:value-type="float" office:value="0.000109374999997414" calcext:value-type="float">
            <text:p>0.000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63627186562520" calcext:value-type="float">
            <text:p>63627186562520</text:p>
          </table:table-cell>
          <table:table-cell table:formula="of:=([.C11]-[.C10])/1000" office:value-type="float" office:value="2.0006640625" calcext:value-type="float">
            <text:p>2.0007</text:p>
          </table:table-cell>
          <table:table-cell table:formula="of:=[.D11]+[.E10]" office:value-type="float" office:value="18.0010234375" calcext:value-type="float">
            <text:p>18.0010</text:p>
          </table:table-cell>
          <table:table-cell table:style-name="ce9" table:formula="of:=[.E11]-2*([.$B11]-1)" office:value-type="float" office:value="0.00102343750000244" calcext:value-type="float">
            <text:p>0.0010234375</text:p>
          </table:table-cell>
          <table:table-cell table:style-name="Default" office:value-type="float" office:value="63627187081873" calcext:value-type="float">
            <text:p>63627187081873</text:p>
          </table:table-cell>
          <table:table-cell table:style-name="ce7" table:formula="of:=([.G11]-[.G10])/1000" office:value-type="float" office:value="1.9991171875" calcext:value-type="float">
            <text:p>1.9991</text:p>
          </table:table-cell>
          <table:table-cell table:style-name="ce7" table:formula="of:=[.H11]+[.I10]" office:value-type="float" office:value="17.9996796875" calcext:value-type="float">
            <text:p>17.9997</text:p>
          </table:table-cell>
          <table:table-cell table:style-name="ce10" table:formula="of:=[.I11]-2*([.$B11]-1)" office:value-type="float" office:value="-0.000320312499997755" calcext:value-type="float">
            <text:p>-0.0003203125</text:p>
          </table:table-cell>
          <table:table-cell table:style-name="Default" office:value-type="float" office:value="63627187549424.5" calcext:value-type="float">
            <text:p>63627187549424.5</text:p>
          </table:table-cell>
          <table:table-cell table:style-name="ce7" table:formula="of:=([.K11]-[.K10])/1000" office:value-type="float" office:value="1.9995859375" calcext:value-type="float">
            <text:p>1.9996</text:p>
          </table:table-cell>
          <table:table-cell table:style-name="ce7" table:formula="of:=[.L11]+[.M10]" office:value-type="float" office:value="18.0019140625" calcext:value-type="float">
            <text:p>18.0019</text:p>
          </table:table-cell>
          <table:table-cell table:style-name="ce11" table:formula="of:=[.M11]-2*([.$B11]-1)" office:value-type="float" office:value="0.0019140625000027" calcext:value-type="float">
            <text:p>0.0019140625</text:p>
          </table:table-cell>
          <table:table-cell table:style-name="Default" office:value-type="float" office:value="63627188017319.6" calcext:value-type="float">
            <text:p>63627188017319.6</text:p>
          </table:table-cell>
          <table:table-cell table:style-name="ce7" table:formula="of:=([.O11]-[.O10])/1000" office:value-type="float" office:value="1.9986796875" calcext:value-type="float">
            <text:p>1.9987</text:p>
          </table:table-cell>
          <table:table-cell table:style-name="ce7" table:formula="of:=[.P11]+[.Q10]" office:value-type="float" office:value="17.99990625" calcext:value-type="float">
            <text:p>17.9999</text:p>
          </table:table-cell>
          <table:table-cell table:style-name="ce12" table:formula="of:=[.Q11]-2*([.$B11]-1)" office:value-type="float" office:value="-0.0000937499999977831" calcext:value-type="float">
            <text:p>-0.00009375</text:p>
          </table:table-cell>
          <table:table-cell table:style-name="Default" office:value-type="float" office:value="63627188477497.1" calcext:value-type="float">
            <text:p>63627188477497.1</text:p>
          </table:table-cell>
          <table:table-cell table:style-name="ce7" table:formula="of:=([.S11]-[.S10])/1000" office:value-type="float" office:value="1.9997421875" calcext:value-type="float">
            <text:p>1.9997</text:p>
          </table:table-cell>
          <table:table-cell table:style-name="ce7" table:formula="of:=[.T11]+[.U10]" office:value-type="float" office:value="18.0012109375" calcext:value-type="float">
            <text:p>18.0012</text:p>
          </table:table-cell>
          <table:table-cell table:style-name="ce13" table:formula="of:=[.U11]-2*([.$B11]-1)" office:value-type="float" office:value="0.00121093750000156" calcext:value-type="float">
            <text:p>0.0012109375</text:p>
          </table:table-cell>
          <table:table-cell table:style-name="Default" office:value-type="float" office:value="63627188934423.7" calcext:value-type="float">
            <text:p>63627188934423.7</text:p>
          </table:table-cell>
          <table:table-cell table:style-name="ce7" table:formula="of:=([.W11]-[.W10])/1000" office:value-type="float" office:value="1.998875" calcext:value-type="float">
            <text:p>1.9989</text:p>
          </table:table-cell>
          <table:table-cell table:style-name="ce7" table:formula="of:=[.X11]+[.Y10]" office:value-type="float" office:value="18.00003125" calcext:value-type="float">
            <text:p>18.0000</text:p>
          </table:table-cell>
          <table:table-cell table:style-name="ce14" table:formula="of:=[.Y11]-2*([.$B11]-1)" office:value-type="float" office:value="0.000031249999999261" calcext:value-type="float">
            <text:p>0.00003125</text:p>
          </table:table-cell>
          <table:table-cell table:style-name="Default" office:value-type="float" office:value="63627189399200.4" calcext:value-type="float">
            <text:p>63627189399200.4</text:p>
          </table:table-cell>
          <table:table-cell table:style-name="ce15" table:formula="of:=([.AA11]-[.AA10])/1000" office:value-type="float" office:value="2.001984375" calcext:value-type="float">
            <text:p>2.0020</text:p>
          </table:table-cell>
          <table:table-cell table:style-name="ce7" table:formula="of:=[.AB11]+[.AC10]" office:value-type="float" office:value="18.0018828125" calcext:value-type="float">
            <text:p>18.0019</text:p>
          </table:table-cell>
          <table:table-cell table:style-name="ce16" table:formula="of:=[.AC11]-2*([.$B11]-1)" office:value-type="float" office:value="0.00188281249999989" calcext:value-type="float">
            <text:p>0.0018828125</text:p>
          </table:table-cell>
          <table:table-cell table:style-name="Default" office:value-type="float" office:value="63627189861132.4" calcext:value-type="float">
            <text:p>63627189861132.4</text:p>
          </table:table-cell>
          <table:table-cell table:style-name="ce7" table:formula="of:=([.AE11]-[.AE10])/1000" office:value-type="float" office:value="1.9996640625" calcext:value-type="float">
            <text:p>1.9997</text:p>
          </table:table-cell>
          <table:table-cell table:style-name="ce7" table:formula="of:=[.AF11]+[.AG10]" office:value-type="float" office:value="18.0003359375" calcext:value-type="float">
            <text:p>18.0003</text:p>
          </table:table-cell>
          <table:table-cell table:style-name="ce20" table:formula="of:=[.AG11]-2*([.$B11]-1)" office:value-type="float" office:value="0.000335937500000938" calcext:value-type="float">
            <text:p>0.0003359375</text:p>
          </table:table-cell>
          <table:table-cell table:style-name="Default" office:value-type="float" office:value="63627190327460.8" calcext:value-type="float">
            <text:p>63627190327460.8</text:p>
          </table:table-cell>
          <table:table-cell table:style-name="ce7" table:formula="of:=([.AI11]-[.AI10])/1000" office:value-type="float" office:value="2.0008671875" calcext:value-type="float">
            <text:p>2.0009</text:p>
          </table:table-cell>
          <table:table-cell table:style-name="ce7" table:formula="of:=[.AJ11]+[.AK10]" office:value-type="float" office:value="18.000578125" calcext:value-type="float">
            <text:p>18.0006</text:p>
          </table:table-cell>
          <table:table-cell table:style-name="ce21" table:formula="of:=[.AK11]-2*([.$B11]-1)" office:value-type="float" office:value="0.00057812500000054" calcext:value-type="float">
            <text:p>0.000578125</text:p>
          </table:table-cell>
          <table:table-cell table:style-name="Default" office:value-type="float" office:value="63627190790532.8" calcext:value-type="float">
            <text:p>63627190790532.8</text:p>
          </table:table-cell>
          <table:table-cell table:style-name="ce7" table:formula="of:=([.AM11]-[.AM10])/1000" office:value-type="float" office:value="2.00009375" calcext:value-type="float">
            <text:p>2.0001</text:p>
          </table:table-cell>
          <table:table-cell table:style-name="ce7" table:formula="of:=[.AN11]+[.AO10]" office:value-type="float" office:value="18.0013125" calcext:value-type="float">
            <text:p>18.0013</text:p>
          </table:table-cell>
          <table:table-cell table:style-name="ce22" table:formula="of:=[.AO11]-2*([.$B11]-1)" office:value-type="float" office:value="0.00131250000000094" calcext:value-type="float">
            <text:p>0.0013125</text:p>
          </table:table-cell>
          <table:table-cell table:style-name="Default" office:value-type="float" office:value="63627191255559" calcext:value-type="float">
            <text:p>63627191255559</text:p>
          </table:table-cell>
          <table:table-cell table:style-name="ce7" table:formula="of:=([.AQ11]-[.AQ10])/1000" office:value-type="float" office:value="2.0017421875" calcext:value-type="float">
            <text:p>2.0017</text:p>
          </table:table-cell>
          <table:table-cell table:style-name="ce7" table:formula="of:=[.AR11]+[.AS10]" office:value-type="float" office:value="18.001515625" calcext:value-type="float">
            <text:p>18.0015</text:p>
          </table:table-cell>
          <table:table-cell table:style-name="ce26" table:formula="of:=[.AS11]-2*([.$B11]-1)" office:value-type="float" office:value="0.00151562499999969" calcext:value-type="float">
            <text:p>0.001515625</text:p>
          </table:table-cell>
          <table:table-cell table:style-name="Default" office:value-type="float" office:value="63627191770643.5" calcext:value-type="float">
            <text:p>63627191770643.5</text:p>
          </table:table-cell>
          <table:table-cell table:style-name="ce7" table:formula="of:=([.AU11]-[.AU10])/1000" office:value-type="float" office:value="2.0000625" calcext:value-type="float">
            <text:p>2.0001</text:p>
          </table:table-cell>
          <table:table-cell table:style-name="ce7" table:formula="of:=[.AV11]+[.AW10]" office:value-type="float" office:value="18.000171875" calcext:value-type="float">
            <text:p>18.0002</text:p>
          </table:table-cell>
          <table:table-cell table:style-name="ce35" table:formula="of:=[.AW11]-2*([.$B11]-1)" office:value-type="float" office:value="0.000171874999995936" calcext:value-type="float">
            <text:p>0.0001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63627186564519.4" calcext:value-type="float">
            <text:p>63627186564519.4</text:p>
          </table:table-cell>
          <table:table-cell table:formula="of:=([.C12]-[.C11])/1000" office:value-type="float" office:value="1.999328125" calcext:value-type="float">
            <text:p>1.9993</text:p>
          </table:table-cell>
          <table:table-cell table:formula="of:=[.D12]+[.E11]" office:value-type="float" office:value="20.0003515625" calcext:value-type="float">
            <text:p>20.0004</text:p>
          </table:table-cell>
          <table:table-cell table:style-name="ce9" table:formula="of:=[.E12]-2*([.$B12]-1)" office:value-type="float" office:value="0.000351562500000568" calcext:value-type="float">
            <text:p>0.0003515625</text:p>
          </table:table-cell>
          <table:table-cell table:style-name="Default" office:value-type="float" office:value="63627187083875.2" calcext:value-type="float">
            <text:p>63627187083875.2</text:p>
          </table:table-cell>
          <table:table-cell table:style-name="ce7" table:formula="of:=([.G12]-[.G11])/1000" office:value-type="float" office:value="2.002234375" calcext:value-type="float">
            <text:p>2.0022</text:p>
          </table:table-cell>
          <table:table-cell table:style-name="ce7" table:formula="of:=[.H12]+[.I11]" office:value-type="float" office:value="20.0019140625" calcext:value-type="float">
            <text:p>20.0019</text:p>
          </table:table-cell>
          <table:table-cell table:style-name="ce10" table:formula="of:=[.I12]-2*([.$B12]-1)" office:value-type="float" office:value="0.0019140625000027" calcext:value-type="float">
            <text:p>0.0019140625</text:p>
          </table:table-cell>
          <table:table-cell table:style-name="Default" office:value-type="float" office:value="63627187551423.6" calcext:value-type="float">
            <text:p>63627187551423.6</text:p>
          </table:table-cell>
          <table:table-cell table:style-name="ce7" table:formula="of:=([.K12]-[.K11])/1000" office:value-type="float" office:value="1.9991015625" calcext:value-type="float">
            <text:p>1.9991</text:p>
          </table:table-cell>
          <table:table-cell table:style-name="ce7" table:formula="of:=[.L12]+[.M11]" office:value-type="float" office:value="20.001015625" calcext:value-type="float">
            <text:p>20.0010</text:p>
          </table:table-cell>
          <table:table-cell table:style-name="ce11" table:formula="of:=[.M12]-2*([.$B12]-1)" office:value-type="float" office:value="0.00101562500000085" calcext:value-type="float">
            <text:p>0.001015625</text:p>
          </table:table-cell>
          <table:table-cell table:style-name="Default" office:value-type="float" office:value="63627188019321.5" calcext:value-type="float">
            <text:p>63627188019321.5</text:p>
          </table:table-cell>
          <table:table-cell table:style-name="ce7" table:formula="of:=([.O12]-[.O11])/1000" office:value-type="float" office:value="2.001921875" calcext:value-type="float">
            <text:p>2.0019</text:p>
          </table:table-cell>
          <table:table-cell table:style-name="ce7" table:formula="of:=[.P12]+[.Q11]" office:value-type="float" office:value="20.001828125" calcext:value-type="float">
            <text:p>20.0018</text:p>
          </table:table-cell>
          <table:table-cell table:style-name="ce12" table:formula="of:=[.Q12]-2*([.$B12]-1)" office:value-type="float" office:value="0.00182812500000296" calcext:value-type="float">
            <text:p>0.001828125</text:p>
          </table:table-cell>
          <table:table-cell table:style-name="Default" office:value-type="float" office:value="63627188479497.9" calcext:value-type="float">
            <text:p>63627188479497.9</text:p>
          </table:table-cell>
          <table:table-cell table:style-name="ce7" table:formula="of:=([.S12]-[.S11])/1000" office:value-type="float" office:value="2.0008125" calcext:value-type="float">
            <text:p>2.0008</text:p>
          </table:table-cell>
          <table:table-cell table:style-name="ce7" table:formula="of:=[.T12]+[.U11]" office:value-type="float" office:value="20.0020234375" calcext:value-type="float">
            <text:p>20.0020</text:p>
          </table:table-cell>
          <table:table-cell table:style-name="ce13" table:formula="of:=[.U12]-2*([.$B12]-1)" office:value-type="float" office:value="0.00202343750000011" calcext:value-type="float">
            <text:p>0.0020234375</text:p>
          </table:table-cell>
          <table:table-cell table:style-name="Default" office:value-type="float" office:value="63627188936423.9" calcext:value-type="float">
            <text:p>63627188936423.9</text:p>
          </table:table-cell>
          <table:table-cell table:style-name="ce7" table:formula="of:=([.W12]-[.W11])/1000" office:value-type="float" office:value="2.000203125" calcext:value-type="float">
            <text:p>2.0002</text:p>
          </table:table-cell>
          <table:table-cell table:style-name="ce7" table:formula="of:=[.X12]+[.Y11]" office:value-type="float" office:value="20.000234375" calcext:value-type="float">
            <text:p>20.0002</text:p>
          </table:table-cell>
          <table:table-cell table:style-name="ce14" table:formula="of:=[.Y12]-2*([.$B12]-1)" office:value-type="float" office:value="0.00023437499999801" calcext:value-type="float">
            <text:p>0.000234375</text:p>
          </table:table-cell>
          <table:table-cell table:style-name="Default" office:value-type="float" office:value="63627189401199" calcext:value-type="float">
            <text:p>63627189401199</text:p>
          </table:table-cell>
          <table:table-cell table:style-name="ce15" table:formula="of:=([.AA12]-[.AA11])/1000" office:value-type="float" office:value="1.998515625" calcext:value-type="float">
            <text:p>1.9985</text:p>
          </table:table-cell>
          <table:table-cell table:style-name="ce7" table:formula="of:=[.AB12]+[.AC11]" office:value-type="float" office:value="20.0003984375" calcext:value-type="float">
            <text:p>20.0004</text:p>
          </table:table-cell>
          <table:table-cell table:style-name="ce16" table:formula="of:=[.AC12]-2*([.$B12]-1)" office:value-type="float" office:value="0.00039843749999946" calcext:value-type="float">
            <text:p>0.0003984375</text:p>
          </table:table-cell>
          <table:table-cell table:style-name="Default" office:value-type="float" office:value="63627189863133.1" calcext:value-type="float">
            <text:p>63627189863133.1</text:p>
          </table:table-cell>
          <table:table-cell table:style-name="ce7" table:formula="of:=([.AE12]-[.AE11])/1000" office:value-type="float" office:value="2.0007109375" calcext:value-type="float">
            <text:p>2.0007</text:p>
          </table:table-cell>
          <table:table-cell table:style-name="ce7" table:formula="of:=[.AF12]+[.AG11]" office:value-type="float" office:value="20.001046875" calcext:value-type="float">
            <text:p>20.0010</text:p>
          </table:table-cell>
          <table:table-cell table:style-name="ce20" table:formula="of:=[.AG12]-2*([.$B12]-1)" office:value-type="float" office:value="0.00104687500000011" calcext:value-type="float">
            <text:p>0.001046875</text:p>
          </table:table-cell>
          <table:table-cell table:style-name="Default" office:value-type="float" office:value="63627190329460.3" calcext:value-type="float">
            <text:p>63627190329460.3</text:p>
          </table:table-cell>
          <table:table-cell table:style-name="ce7" table:formula="of:=([.AI12]-[.AI11])/1000" office:value-type="float" office:value="1.9995390625" calcext:value-type="float">
            <text:p>1.9995</text:p>
          </table:table-cell>
          <table:table-cell table:style-name="ce7" table:formula="of:=[.AJ12]+[.AK11]" office:value-type="float" office:value="20.0001171875" calcext:value-type="float">
            <text:p>20.0001</text:p>
          </table:table-cell>
          <table:table-cell table:style-name="ce21" table:formula="of:=[.AK12]-2*([.$B12]-1)" office:value-type="float" office:value="0.000117187499999005" calcext:value-type="float">
            <text:p>0.0001171875</text:p>
          </table:table-cell>
          <table:table-cell table:style-name="Default" office:value-type="float" office:value="63627190792532.2" calcext:value-type="float">
            <text:p>63627190792532.2</text:p>
          </table:table-cell>
          <table:table-cell table:style-name="ce7" table:formula="of:=([.AM12]-[.AM11])/1000" office:value-type="float" office:value="1.999421875" calcext:value-type="float">
            <text:p>1.9994</text:p>
          </table:table-cell>
          <table:table-cell table:style-name="ce7" table:formula="of:=[.AN12]+[.AO11]" office:value-type="float" office:value="20.000734375" calcext:value-type="float">
            <text:p>20.0007</text:p>
          </table:table-cell>
          <table:table-cell table:style-name="ce22" table:formula="of:=[.AO12]-2*([.$B12]-1)" office:value-type="float" office:value="0.000734375000000398" calcext:value-type="float">
            <text:p>0.000734375</text:p>
          </table:table-cell>
          <table:table-cell table:style-name="Default" office:value-type="float" office:value="63627191257559.5" calcext:value-type="float">
            <text:p>63627191257559.5</text:p>
          </table:table-cell>
          <table:table-cell table:style-name="ce7" table:formula="of:=([.AQ12]-[.AQ11])/1000" office:value-type="float" office:value="2.0005234375" calcext:value-type="float">
            <text:p>2.0005</text:p>
          </table:table-cell>
          <table:table-cell table:style-name="ce7" table:formula="of:=[.AR12]+[.AS11]" office:value-type="float" office:value="20.0020390625" calcext:value-type="float">
            <text:p>20.0020</text:p>
          </table:table-cell>
          <table:table-cell table:style-name="ce26" table:formula="of:=[.AS12]-2*([.$B12]-1)" office:value-type="float" office:value="0.00203906249999974" calcext:value-type="float">
            <text:p>0.0020390625</text:p>
          </table:table-cell>
          <table:table-cell table:style-name="Default" office:value-type="float" office:value="63627191772644.8" calcext:value-type="float">
            <text:p>63627191772644.8</text:p>
          </table:table-cell>
          <table:table-cell table:style-name="ce7" table:formula="of:=([.AU12]-[.AU11])/1000" office:value-type="float" office:value="2.0013125" calcext:value-type="float">
            <text:p>2.0013</text:p>
          </table:table-cell>
          <table:table-cell table:style-name="ce7" table:formula="of:=[.AV12]+[.AW11]" office:value-type="float" office:value="20.001484375" calcext:value-type="float">
            <text:p>20.0015</text:p>
          </table:table-cell>
          <table:table-cell table:style-name="ce35" table:formula="of:=[.AW12]-2*([.$B12]-1)" office:value-type="float" office:value="0.00148437499999687" calcext:value-type="float">
            <text:p>0.00148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3627186566519.9" calcext:value-type="float">
            <text:p>63627186566519.9</text:p>
          </table:table-cell>
          <table:table-cell table:formula="of:=([.C13]-[.C12])/1000" office:value-type="float" office:value="2.0005390625" calcext:value-type="float">
            <text:p>2.0005</text:p>
          </table:table-cell>
          <table:table-cell table:formula="of:=[.D13]+[.E12]" office:value-type="float" office:value="22.000890625" calcext:value-type="float">
            <text:p>22.0009</text:p>
          </table:table-cell>
          <table:table-cell table:style-name="ce9" table:formula="of:=[.E13]-2*([.$B13]-1)" office:value-type="float" office:value="0.000890625000000256" calcext:value-type="float">
            <text:p>0.000890625</text:p>
          </table:table-cell>
          <table:table-cell table:style-name="Default" office:value-type="float" office:value="63627187085875.4" calcext:value-type="float">
            <text:p>63627187085875.4</text:p>
          </table:table-cell>
          <table:table-cell table:style-name="ce7" table:formula="of:=([.G13]-[.G12])/1000" office:value-type="float" office:value="2.0001640625" calcext:value-type="float">
            <text:p>2.0002</text:p>
          </table:table-cell>
          <table:table-cell table:style-name="ce7" table:formula="of:=[.H13]+[.I12]" office:value-type="float" office:value="22.002078125" calcext:value-type="float">
            <text:p>22.0021</text:p>
          </table:table-cell>
          <table:table-cell table:style-name="ce10" table:formula="of:=[.I13]-2*([.$B13]-1)" office:value-type="float" office:value="0.00207812500000415" calcext:value-type="float">
            <text:p>0.002078125</text:p>
          </table:table-cell>
          <table:table-cell table:style-name="Default" office:value-type="float" office:value="63627187553425.1" calcext:value-type="float">
            <text:p>63627187553425.1</text:p>
          </table:table-cell>
          <table:table-cell table:style-name="ce7" table:formula="of:=([.K13]-[.K12])/1000" office:value-type="float" office:value="2.001453125" calcext:value-type="float">
            <text:p>2.0015</text:p>
          </table:table-cell>
          <table:table-cell table:style-name="ce7" table:formula="of:=[.L13]+[.M12]" office:value-type="float" office:value="22.00246875" calcext:value-type="float">
            <text:p>22.0025</text:p>
          </table:table-cell>
          <table:table-cell table:style-name="ce11" table:formula="of:=[.M13]-2*([.$B13]-1)" office:value-type="float" office:value="0.00246875000000202" calcext:value-type="float">
            <text:p>0.00246875</text:p>
          </table:table-cell>
          <table:table-cell table:style-name="Default" office:value-type="float" office:value="63627188021321.7" calcext:value-type="float">
            <text:p>63627188021321.7</text:p>
          </table:table-cell>
          <table:table-cell table:style-name="ce7" table:formula="of:=([.O13]-[.O12])/1000" office:value-type="float" office:value="2.0001484375" calcext:value-type="float">
            <text:p>2.0001</text:p>
          </table:table-cell>
          <table:table-cell table:style-name="ce7" table:formula="of:=[.P13]+[.Q12]" office:value-type="float" office:value="22.0019765625" calcext:value-type="float">
            <text:p>22.0020</text:p>
          </table:table-cell>
          <table:table-cell table:style-name="ce12" table:formula="of:=[.Q13]-2*([.$B13]-1)" office:value-type="float" office:value="0.00197656250000477" calcext:value-type="float">
            <text:p>0.0019765625</text:p>
          </table:table-cell>
          <table:table-cell table:style-name="Default" office:value-type="float" office:value="63627188481498.9" calcext:value-type="float">
            <text:p>63627188481498.9</text:p>
          </table:table-cell>
          <table:table-cell table:style-name="ce7" table:formula="of:=([.S13]-[.S12])/1000" office:value-type="float" office:value="2.001046875" calcext:value-type="float">
            <text:p>2.0010</text:p>
          </table:table-cell>
          <table:table-cell table:style-name="ce7" table:formula="of:=[.T13]+[.U12]" office:value-type="float" office:value="22.0030703125" calcext:value-type="float">
            <text:p>22.0031</text:p>
          </table:table-cell>
          <table:table-cell table:style-name="ce13" table:formula="of:=[.U13]-2*([.$B13]-1)" office:value-type="float" office:value="0.00307031250000023" calcext:value-type="float">
            <text:p>0.0030703125</text:p>
          </table:table-cell>
          <table:table-cell table:style-name="Default" office:value-type="float" office:value="63627188938424.6" calcext:value-type="float">
            <text:p>63627188938424.6</text:p>
          </table:table-cell>
          <table:table-cell table:style-name="ce7" table:formula="of:=([.W13]-[.W12])/1000" office:value-type="float" office:value="2.000671875" calcext:value-type="float">
            <text:p>2.0007</text:p>
          </table:table-cell>
          <table:table-cell table:style-name="ce7" table:formula="of:=[.X13]+[.Y12]" office:value-type="float" office:value="22.00090625" calcext:value-type="float">
            <text:p>22.0009</text:p>
          </table:table-cell>
          <table:table-cell table:style-name="ce14" table:formula="of:=[.Y13]-2*([.$B13]-1)" office:value-type="float" office:value="0.000906249999999886" calcext:value-type="float">
            <text:p>0.00090625</text:p>
          </table:table-cell>
          <table:table-cell table:style-name="Default" office:value-type="float" office:value="63627189403258.3" calcext:value-type="float">
            <text:p>63627189403258.3</text:p>
          </table:table-cell>
          <table:table-cell table:style-name="ce15" table:formula="of:=([.AA13]-[.AA12])/1000" office:value-type="float" office:value="2.0593671875" calcext:value-type="float">
            <text:p>2.0594</text:p>
          </table:table-cell>
          <table:table-cell table:style-name="ce7" table:formula="of:=[.AB13]+[.AC12]" office:value-type="float" office:value="22.059765625" calcext:value-type="float">
            <text:p>22.0598</text:p>
          </table:table-cell>
          <table:table-cell table:style-name="ce16" table:formula="of:=[.AC13]-2*([.$B13]-1)" office:value-type="float" office:value="0.0597656250000007" calcext:value-type="float">
            <text:p>0.059765625</text:p>
          </table:table-cell>
          <table:table-cell table:style-name="Default" office:value-type="float" office:value="63627189865133.5" calcext:value-type="float">
            <text:p>63627189865133.5</text:p>
          </table:table-cell>
          <table:table-cell table:style-name="ce7" table:formula="of:=([.AE13]-[.AE12])/1000" office:value-type="float" office:value="2.000328125" calcext:value-type="float">
            <text:p>2.0003</text:p>
          </table:table-cell>
          <table:table-cell table:style-name="ce7" table:formula="of:=[.AF13]+[.AG12]" office:value-type="float" office:value="22.001375" calcext:value-type="float">
            <text:p>22.0014</text:p>
          </table:table-cell>
          <table:table-cell table:style-name="ce20" table:formula="of:=[.AG13]-2*([.$B13]-1)" office:value-type="float" office:value="0.00137499999999946" calcext:value-type="float">
            <text:p>0.001375</text:p>
          </table:table-cell>
          <table:table-cell table:style-name="Default" office:value-type="float" office:value="63627190331460.6" calcext:value-type="float">
            <text:p>63627190331460.6</text:p>
          </table:table-cell>
          <table:table-cell table:style-name="ce7" table:formula="of:=([.AI13]-[.AI12])/1000" office:value-type="float" office:value="2.0003359375" calcext:value-type="float">
            <text:p>2.0003</text:p>
          </table:table-cell>
          <table:table-cell table:style-name="ce7" table:formula="of:=[.AJ13]+[.AK12]" office:value-type="float" office:value="22.000453125" calcext:value-type="float">
            <text:p>22.0005</text:p>
          </table:table-cell>
          <table:table-cell table:style-name="ce21" table:formula="of:=[.AK13]-2*([.$B13]-1)" office:value-type="float" office:value="0.000453124999999943" calcext:value-type="float">
            <text:p>0.000453125</text:p>
          </table:table-cell>
          <table:table-cell table:style-name="Default" office:value-type="float" office:value="63627190794533.6" calcext:value-type="float">
            <text:p>63627190794533.6</text:p>
          </table:table-cell>
          <table:table-cell table:style-name="ce7" table:formula="of:=([.AM13]-[.AM12])/1000" office:value-type="float" office:value="2.001421875" calcext:value-type="float">
            <text:p>2.0014</text:p>
          </table:table-cell>
          <table:table-cell table:style-name="ce7" table:formula="of:=[.AN13]+[.AO12]" office:value-type="float" office:value="22.00215625" calcext:value-type="float">
            <text:p>22.0022</text:p>
          </table:table-cell>
          <table:table-cell table:style-name="ce22" table:formula="of:=[.AO13]-2*([.$B13]-1)" office:value-type="float" office:value="0.00215624999999875" calcext:value-type="float">
            <text:p>0.00215625</text:p>
          </table:table-cell>
          <table:table-cell table:style-name="Default" office:value-type="float" office:value="63627191259558.1" calcext:value-type="float">
            <text:p>63627191259558.1</text:p>
          </table:table-cell>
          <table:table-cell table:style-name="ce7" table:formula="of:=([.AQ13]-[.AQ12])/1000" office:value-type="float" office:value="1.998546875" calcext:value-type="float">
            <text:p>1.9985</text:p>
          </table:table-cell>
          <table:table-cell table:style-name="ce7" table:formula="of:=[.AR13]+[.AS12]" office:value-type="float" office:value="22.0005859375" calcext:value-type="float">
            <text:p>22.0006</text:p>
          </table:table-cell>
          <table:table-cell table:style-name="ce26" table:formula="of:=[.AS13]-2*([.$B13]-1)" office:value-type="float" office:value="0.000585937499998579" calcext:value-type="float">
            <text:p>0.0005859375</text:p>
          </table:table-cell>
          <table:table-cell table:style-name="Default" office:value-type="float" office:value="63627191774644.3" calcext:value-type="float">
            <text:p>63627191774644.3</text:p>
          </table:table-cell>
          <table:table-cell table:style-name="ce7" table:formula="of:=([.AU13]-[.AU12])/1000" office:value-type="float" office:value="1.9994765625" calcext:value-type="float">
            <text:p>1.9995</text:p>
          </table:table-cell>
          <table:table-cell table:style-name="ce7" table:formula="of:=[.AV13]+[.AW12]" office:value-type="float" office:value="22.0009609375" calcext:value-type="float">
            <text:p>22.0010</text:p>
          </table:table-cell>
          <table:table-cell table:style-name="ce35" table:formula="of:=[.AW13]-2*([.$B13]-1)" office:value-type="float" office:value="0.000960937499996817" calcext:value-type="float">
            <text:p>0.0009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63627186568520.7" calcext:value-type="float">
            <text:p>63627186568520.7</text:p>
          </table:table-cell>
          <table:table-cell table:formula="of:=([.C14]-[.C13])/1000" office:value-type="float" office:value="2.0008203125" calcext:value-type="float">
            <text:p>2.0008</text:p>
          </table:table-cell>
          <table:table-cell table:formula="of:=[.D14]+[.E13]" office:value-type="float" office:value="24.0017109375" calcext:value-type="float">
            <text:p>24.0017</text:p>
          </table:table-cell>
          <table:table-cell table:style-name="ce9" table:formula="of:=[.E14]-2*([.$B14]-1)" office:value-type="float" office:value="0.0017109375000004" calcext:value-type="float">
            <text:p>0.0017109375</text:p>
          </table:table-cell>
          <table:table-cell table:style-name="Default" office:value-type="float" office:value="63627187087875.1" calcext:value-type="float">
            <text:p>63627187087875.1</text:p>
          </table:table-cell>
          <table:table-cell table:style-name="ce7" table:formula="of:=([.G14]-[.G13])/1000" office:value-type="float" office:value="1.99971875" calcext:value-type="float">
            <text:p>1.9997</text:p>
          </table:table-cell>
          <table:table-cell table:style-name="ce7" table:formula="of:=[.H14]+[.I13]" office:value-type="float" office:value="24.001796875" calcext:value-type="float">
            <text:p>24.0018</text:p>
          </table:table-cell>
          <table:table-cell table:style-name="ce10" table:formula="of:=[.I14]-2*([.$B14]-1)" office:value-type="float" office:value="0.00179687500000369" calcext:value-type="float">
            <text:p>0.001796875</text:p>
          </table:table-cell>
          <table:table-cell table:style-name="Default" office:value-type="float" office:value="63627187555424" calcext:value-type="float">
            <text:p>63627187555424</text:p>
          </table:table-cell>
          <table:table-cell table:style-name="ce7" table:formula="of:=([.K14]-[.K13])/1000" office:value-type="float" office:value="1.998890625" calcext:value-type="float">
            <text:p>1.9989</text:p>
          </table:table-cell>
          <table:table-cell table:style-name="ce7" table:formula="of:=[.L14]+[.M13]" office:value-type="float" office:value="24.001359375" calcext:value-type="float">
            <text:p>24.0014</text:p>
          </table:table-cell>
          <table:table-cell table:style-name="ce11" table:formula="of:=[.M14]-2*([.$B14]-1)" office:value-type="float" office:value="0.00135937500000338" calcext:value-type="float">
            <text:p>0.001359375</text:p>
          </table:table-cell>
          <table:table-cell table:style-name="Default" office:value-type="float" office:value="63627188023319.7" calcext:value-type="float">
            <text:p>63627188023319.7</text:p>
          </table:table-cell>
          <table:table-cell table:style-name="ce7" table:formula="of:=([.O14]-[.O13])/1000" office:value-type="float" office:value="1.997984375" calcext:value-type="float">
            <text:p>1.9980</text:p>
          </table:table-cell>
          <table:table-cell table:style-name="ce7" table:formula="of:=[.P14]+[.Q13]" office:value-type="float" office:value="23.9999609375" calcext:value-type="float">
            <text:p>24.0000</text:p>
          </table:table-cell>
          <table:table-cell table:style-name="ce12" table:formula="of:=[.Q14]-2*([.$B14]-1)" office:value-type="float" office:value="-0.0000390624999937472" calcext:value-type="float">
            <text:p>-3.90624999937472E-05</text:p>
          </table:table-cell>
          <table:table-cell table:style-name="Default" office:value-type="float" office:value="63627188483496.5" calcext:value-type="float">
            <text:p>63627188483496.5</text:p>
          </table:table-cell>
          <table:table-cell table:style-name="ce7" table:formula="of:=([.S14]-[.S13])/1000" office:value-type="float" office:value="1.997546875" calcext:value-type="float">
            <text:p>1.9975</text:p>
          </table:table-cell>
          <table:table-cell table:style-name="ce7" table:formula="of:=[.T14]+[.U13]" office:value-type="float" office:value="24.0006171875" calcext:value-type="float">
            <text:p>24.0006</text:p>
          </table:table-cell>
          <table:table-cell table:style-name="ce13" table:formula="of:=[.U14]-2*([.$B14]-1)" office:value-type="float" office:value="0.000617187500001393" calcext:value-type="float">
            <text:p>0.0006171875</text:p>
          </table:table-cell>
          <table:table-cell table:style-name="Default" office:value-type="float" office:value="63627188940423.4" calcext:value-type="float">
            <text:p>63627188940423.4</text:p>
          </table:table-cell>
          <table:table-cell table:style-name="ce7" table:formula="of:=([.W14]-[.W13])/1000" office:value-type="float" office:value="1.9988203125" calcext:value-type="float">
            <text:p>1.9988</text:p>
          </table:table-cell>
          <table:table-cell table:style-name="ce7" table:formula="of:=[.X14]+[.Y13]" office:value-type="float" office:value="23.9997265625" calcext:value-type="float">
            <text:p>23.9997</text:p>
          </table:table-cell>
          <table:table-cell table:style-name="ce14" table:formula="of:=[.Y14]-2*([.$B14]-1)" office:value-type="float" office:value="-0.000273437499998863" calcext:value-type="float">
            <text:p>-0.0002734375</text:p>
          </table:table-cell>
          <table:table-cell table:style-name="Default" office:value-type="float" office:value="63627189405198.5" calcext:value-type="float">
            <text:p>63627189405198.5</text:p>
          </table:table-cell>
          <table:table-cell table:style-name="ce15" table:formula="of:=([.AA14]-[.AA13])/1000" office:value-type="float" office:value="1.9401328125" calcext:value-type="float">
            <text:p>1.9401</text:p>
          </table:table-cell>
          <table:table-cell table:style-name="ce7" table:formula="of:=[.AB14]+[.AC13]" office:value-type="float" office:value="23.9998984375" calcext:value-type="float">
            <text:p>23.9999</text:p>
          </table:table-cell>
          <table:table-cell table:style-name="ce16" table:formula="of:=[.AC14]-2*([.$B14]-1)" office:value-type="float" office:value="-0.000101562499999375" calcext:value-type="float">
            <text:p>-0.0001015625</text:p>
          </table:table-cell>
          <table:table-cell table:style-name="Default" office:value-type="float" office:value="63627189867132.1" calcext:value-type="float">
            <text:p>63627189867132.1</text:p>
          </table:table-cell>
          <table:table-cell table:style-name="ce7" table:formula="of:=([.AE14]-[.AE13])/1000" office:value-type="float" office:value="1.9986796875" calcext:value-type="float">
            <text:p>1.9987</text:p>
          </table:table-cell>
          <table:table-cell table:style-name="ce7" table:formula="of:=[.AF14]+[.AG13]" office:value-type="float" office:value="24.0000546875" calcext:value-type="float">
            <text:p>24.0001</text:p>
          </table:table-cell>
          <table:table-cell table:style-name="ce20" table:formula="of:=[.AG14]-2*([.$B14]-1)" office:value-type="float" office:value="0.0000546875000004832" calcext:value-type="float">
            <text:p>5.46875000004832E-05</text:p>
          </table:table-cell>
          <table:table-cell table:style-name="Default" office:value-type="float" office:value="63627190333460.8" calcext:value-type="float">
            <text:p>63627190333460.8</text:p>
          </table:table-cell>
          <table:table-cell table:style-name="ce7" table:formula="of:=([.AI14]-[.AI13])/1000" office:value-type="float" office:value="2.0001484375" calcext:value-type="float">
            <text:p>2.0001</text:p>
          </table:table-cell>
          <table:table-cell table:style-name="ce7" table:formula="of:=[.AJ14]+[.AK13]" office:value-type="float" office:value="24.0006015625" calcext:value-type="float">
            <text:p>24.0006</text:p>
          </table:table-cell>
          <table:table-cell table:style-name="ce21" table:formula="of:=[.AK14]-2*([.$B14]-1)" office:value-type="float" office:value="0.000601562500001762" calcext:value-type="float">
            <text:p>0.0006015625</text:p>
          </table:table-cell>
          <table:table-cell table:style-name="Default" office:value-type="float" office:value="63627190796531.5" calcext:value-type="float">
            <text:p>63627190796531.5</text:p>
          </table:table-cell>
          <table:table-cell table:style-name="ce7" table:formula="of:=([.AM14]-[.AM13])/1000" office:value-type="float" office:value="1.9978125" calcext:value-type="float">
            <text:p>1.9978</text:p>
          </table:table-cell>
          <table:table-cell table:style-name="ce7" table:formula="of:=[.AN14]+[.AO13]" office:value-type="float" office:value="23.99996875" calcext:value-type="float">
            <text:p>24.0000</text:p>
          </table:table-cell>
          <table:table-cell table:style-name="ce22" table:formula="of:=[.AO14]-2*([.$B14]-1)" office:value-type="float" office:value="-0.0000312500000028137" calcext:value-type="float">
            <text:p>-0.00003125</text:p>
          </table:table-cell>
          <table:table-cell table:style-name="Default" office:value-type="float" office:value="63627191261557.5" calcext:value-type="float">
            <text:p>63627191261557.5</text:p>
          </table:table-cell>
          <table:table-cell table:style-name="ce7" table:formula="of:=([.AQ14]-[.AQ13])/1000" office:value-type="float" office:value="1.9994375" calcext:value-type="float">
            <text:p>1.9994</text:p>
          </table:table-cell>
          <table:table-cell table:style-name="ce7" table:formula="of:=[.AR14]+[.AS13]" office:value-type="float" office:value="24.0000234375" calcext:value-type="float">
            <text:p>24.0000</text:p>
          </table:table-cell>
          <table:table-cell table:style-name="ce26" table:formula="of:=[.AS14]-2*([.$B14]-1)" office:value-type="float" office:value="0.0000234374999976694" calcext:value-type="float">
            <text:p>2.34374999976694E-05</text:p>
          </table:table-cell>
          <table:table-cell table:style-name="Default" office:value-type="float" office:value="63627191776643.8" calcext:value-type="float">
            <text:p>63627191776643.8</text:p>
          </table:table-cell>
          <table:table-cell table:style-name="ce7" table:formula="of:=([.AU14]-[.AU13])/1000" office:value-type="float" office:value="1.999546875" calcext:value-type="float">
            <text:p>1.9995</text:p>
          </table:table-cell>
          <table:table-cell table:style-name="ce7" table:formula="of:=[.AV14]+[.AW13]" office:value-type="float" office:value="24.0005078125" calcext:value-type="float">
            <text:p>24.0005</text:p>
          </table:table-cell>
          <table:table-cell table:style-name="ce35" table:formula="of:=[.AW14]-2*([.$B14]-1)" office:value-type="float" office:value="0.000507812499996874" calcext:value-type="float">
            <text:p>0.000507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63627186570520.6" calcext:value-type="float">
            <text:p>63627186570520.6</text:p>
          </table:table-cell>
          <table:table-cell table:formula="of:=([.C15]-[.C14])/1000" office:value-type="float" office:value="1.99990625" calcext:value-type="float">
            <text:p>1.9999</text:p>
          </table:table-cell>
          <table:table-cell table:formula="of:=[.D15]+[.E14]" office:value-type="float" office:value="26.0016171875" calcext:value-type="float">
            <text:p>26.0016</text:p>
          </table:table-cell>
          <table:table-cell table:style-name="ce9" table:formula="of:=[.E15]-2*([.$B15]-1)" office:value-type="float" office:value="0.00161718749999906" calcext:value-type="float">
            <text:p>0.0016171875</text:p>
          </table:table-cell>
          <table:table-cell table:style-name="Default" office:value-type="float" office:value="63627187089873.9" calcext:value-type="float">
            <text:p>63627187089873.9</text:p>
          </table:table-cell>
          <table:table-cell table:style-name="ce7" table:formula="of:=([.G15]-[.G14])/1000" office:value-type="float" office:value="1.99878125" calcext:value-type="float">
            <text:p>1.9988</text:p>
          </table:table-cell>
          <table:table-cell table:style-name="ce7" table:formula="of:=[.H15]+[.I14]" office:value-type="float" office:value="26.000578125" calcext:value-type="float">
            <text:p>26.0006</text:p>
          </table:table-cell>
          <table:table-cell table:style-name="ce10" table:formula="of:=[.I15]-2*([.$B15]-1)" office:value-type="float" office:value="0.000578125000004093" calcext:value-type="float">
            <text:p>0.000578125</text:p>
          </table:table-cell>
          <table:table-cell table:style-name="Default" office:value-type="float" office:value="63627187557424.9" calcext:value-type="float">
            <text:p>63627187557424.9</text:p>
          </table:table-cell>
          <table:table-cell table:style-name="ce7" table:formula="of:=([.K15]-[.K14])/1000" office:value-type="float" office:value="2.0009375" calcext:value-type="float">
            <text:p>2.0009</text:p>
          </table:table-cell>
          <table:table-cell table:style-name="ce7" table:formula="of:=[.L15]+[.M14]" office:value-type="float" office:value="26.002296875" calcext:value-type="float">
            <text:p>26.0023</text:p>
          </table:table-cell>
          <table:table-cell table:style-name="ce11" table:formula="of:=[.M15]-2*([.$B15]-1)" office:value-type="float" office:value="0.00229687500000253" calcext:value-type="float">
            <text:p>0.002296875</text:p>
          </table:table-cell>
          <table:table-cell table:style-name="Default" office:value-type="float" office:value="63627188025319.8" calcext:value-type="float">
            <text:p>63627188025319.8</text:p>
          </table:table-cell>
          <table:table-cell table:style-name="ce7" table:formula="of:=([.O15]-[.O14])/1000" office:value-type="float" office:value="2.000125" calcext:value-type="float">
            <text:p>2.0001</text:p>
          </table:table-cell>
          <table:table-cell table:style-name="ce7" table:formula="of:=[.P15]+[.Q14]" office:value-type="float" office:value="26.0000859375" calcext:value-type="float">
            <text:p>26.0001</text:p>
          </table:table-cell>
          <table:table-cell table:style-name="ce12" table:formula="of:=[.Q15]-2*([.$B15]-1)" office:value-type="float" office:value="0.0000859375000068496" calcext:value-type="float">
            <text:p>8.59375000068496E-05</text:p>
          </table:table-cell>
          <table:table-cell table:style-name="Default" office:value-type="float" office:value="63627188485496.3" calcext:value-type="float">
            <text:p>63627188485496.3</text:p>
          </table:table-cell>
          <table:table-cell table:style-name="ce7" table:formula="of:=([.S15]-[.S14])/1000" office:value-type="float" office:value="1.9998046875" calcext:value-type="float">
            <text:p>1.9998</text:p>
          </table:table-cell>
          <table:table-cell table:style-name="ce7" table:formula="of:=[.T15]+[.U14]" office:value-type="float" office:value="26.000421875" calcext:value-type="float">
            <text:p>26.0004</text:p>
          </table:table-cell>
          <table:table-cell table:style-name="ce13" table:formula="of:=[.U15]-2*([.$B15]-1)" office:value-type="float" office:value="0.000421875000000682" calcext:value-type="float">
            <text:p>0.000421875</text:p>
          </table:table-cell>
          <table:table-cell table:style-name="Default" office:value-type="float" office:value="63627188942426" calcext:value-type="float">
            <text:p>63627188942426</text:p>
          </table:table-cell>
          <table:table-cell table:style-name="ce7" table:formula="of:=([.W15]-[.W14])/1000" office:value-type="float" office:value="2.0025703125" calcext:value-type="float">
            <text:p>2.0026</text:p>
          </table:table-cell>
          <table:table-cell table:style-name="ce7" table:formula="of:=[.X15]+[.Y14]" office:value-type="float" office:value="26.002296875" calcext:value-type="float">
            <text:p>26.0023</text:p>
          </table:table-cell>
          <table:table-cell table:style-name="ce14" table:formula="of:=[.Y15]-2*([.$B15]-1)" office:value-type="float" office:value="0.00229687500000253" calcext:value-type="float">
            <text:p>0.002296875</text:p>
          </table:table-cell>
          <table:table-cell table:style-name="Default" office:value-type="float" office:value="63627189407199.4" calcext:value-type="float">
            <text:p>63627189407199.4</text:p>
          </table:table-cell>
          <table:table-cell table:style-name="ce15" table:formula="of:=([.AA15]-[.AA14])/1000" office:value-type="float" office:value="2.000953125" calcext:value-type="float">
            <text:p>2.0010</text:p>
          </table:table-cell>
          <table:table-cell table:style-name="ce7" table:formula="of:=[.AB15]+[.AC14]" office:value-type="float" office:value="26.0008515625" calcext:value-type="float">
            <text:p>26.0009</text:p>
          </table:table-cell>
          <table:table-cell table:style-name="ce16" table:formula="of:=[.AC15]-2*([.$B15]-1)" office:value-type="float" office:value="0.000851562499999403" calcext:value-type="float">
            <text:p>0.0008515625</text:p>
          </table:table-cell>
          <table:table-cell table:style-name="Default" office:value-type="float" office:value="63627189869132.1" calcext:value-type="float">
            <text:p>63627189869132.1</text:p>
          </table:table-cell>
          <table:table-cell table:style-name="ce7" table:formula="of:=([.AE15]-[.AE14])/1000" office:value-type="float" office:value="1.999953125" calcext:value-type="float">
            <text:p>2.0000</text:p>
          </table:table-cell>
          <table:table-cell table:style-name="ce7" table:formula="of:=[.AF15]+[.AG14]" office:value-type="float" office:value="26.0000078125" calcext:value-type="float">
            <text:p>26.0000</text:p>
          </table:table-cell>
          <table:table-cell table:style-name="ce20" table:formula="of:=[.AG15]-2*([.$B15]-1)" office:value-type="float" office:value="0.00000781250000159162" calcext:value-type="float">
            <text:p>7.81250000159162E-06</text:p>
          </table:table-cell>
          <table:table-cell table:style-name="Default" office:value-type="float" office:value="63627190335459.8" calcext:value-type="float">
            <text:p>63627190335459.8</text:p>
          </table:table-cell>
          <table:table-cell table:style-name="ce7" table:formula="of:=([.AI15]-[.AI14])/1000" office:value-type="float" office:value="1.999015625" calcext:value-type="float">
            <text:p>1.9990</text:p>
          </table:table-cell>
          <table:table-cell table:style-name="ce7" table:formula="of:=[.AJ15]+[.AK14]" office:value-type="float" office:value="25.9996171875" calcext:value-type="float">
            <text:p>25.9996</text:p>
          </table:table-cell>
          <table:table-cell table:style-name="ce21" table:formula="of:=[.AK15]-2*([.$B15]-1)" office:value-type="float" office:value="-0.000382812499999829" calcext:value-type="float">
            <text:p>-0.0003828125</text:p>
          </table:table-cell>
          <table:table-cell table:style-name="Default" office:value-type="float" office:value="63627190798532.5" calcext:value-type="float">
            <text:p>63627190798532.5</text:p>
          </table:table-cell>
          <table:table-cell table:style-name="ce7" table:formula="of:=([.AM15]-[.AM14])/1000" office:value-type="float" office:value="2.0010234375" calcext:value-type="float">
            <text:p>2.0010</text:p>
          </table:table-cell>
          <table:table-cell table:style-name="ce7" table:formula="of:=[.AN15]+[.AO14]" office:value-type="float" office:value="26.0009921875" calcext:value-type="float">
            <text:p>26.0010</text:p>
          </table:table-cell>
          <table:table-cell table:style-name="ce22" table:formula="of:=[.AO15]-2*([.$B15]-1)" office:value-type="float" office:value="0.000992187499996078" calcext:value-type="float">
            <text:p>0.0009921875</text:p>
          </table:table-cell>
          <table:table-cell table:style-name="Default" office:value-type="float" office:value="63627191263560.1" calcext:value-type="float">
            <text:p>63627191263560.1</text:p>
          </table:table-cell>
          <table:table-cell table:style-name="ce7" table:formula="of:=([.AQ15]-[.AQ14])/1000" office:value-type="float" office:value="2.0026171875" calcext:value-type="float">
            <text:p>2.0026</text:p>
          </table:table-cell>
          <table:table-cell table:style-name="ce7" table:formula="of:=[.AR15]+[.AS14]" office:value-type="float" office:value="26.002640625" calcext:value-type="float">
            <text:p>26.0026</text:p>
          </table:table-cell>
          <table:table-cell table:style-name="ce26" table:formula="of:=[.AS15]-2*([.$B15]-1)" office:value-type="float" office:value="0.00264062499999795" calcext:value-type="float">
            <text:p>0.002640625</text:p>
          </table:table-cell>
          <table:table-cell table:style-name="Default" office:value-type="float" office:value="63627191778644.9" calcext:value-type="float">
            <text:p>63627191778644.9</text:p>
          </table:table-cell>
          <table:table-cell table:style-name="ce7" table:formula="of:=([.AU15]-[.AU14])/1000" office:value-type="float" office:value="2.001078125" calcext:value-type="float">
            <text:p>2.0011</text:p>
          </table:table-cell>
          <table:table-cell table:style-name="ce7" table:formula="of:=[.AV15]+[.AW14]" office:value-type="float" office:value="26.0015859375" calcext:value-type="float">
            <text:p>26.0016</text:p>
          </table:table-cell>
          <table:table-cell table:style-name="ce35" table:formula="of:=[.AW15]-2*([.$B15]-1)" office:value-type="float" office:value="0.00158593749999625" calcext:value-type="float">
            <text:p>0.00158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63627186572519.7" calcext:value-type="float">
            <text:p>63627186572519.7</text:p>
          </table:table-cell>
          <table:table-cell table:formula="of:=([.C16]-[.C15])/1000" office:value-type="float" office:value="1.9991015625" calcext:value-type="float">
            <text:p>1.9991</text:p>
          </table:table-cell>
          <table:table-cell table:formula="of:=[.D16]+[.E15]" office:value-type="float" office:value="28.00071875" calcext:value-type="float">
            <text:p>28.0007</text:p>
          </table:table-cell>
          <table:table-cell table:style-name="ce9" table:formula="of:=[.E16]-2*([.$B16]-1)" office:value-type="float" office:value="0.000718749999997215" calcext:value-type="float">
            <text:p>0.00071875</text:p>
          </table:table-cell>
          <table:table-cell table:style-name="Default" office:value-type="float" office:value="63627187091875.4" calcext:value-type="float">
            <text:p>63627187091875.4</text:p>
          </table:table-cell>
          <table:table-cell table:style-name="ce7" table:formula="of:=([.G16]-[.G15])/1000" office:value-type="float" office:value="2.00146875" calcext:value-type="float">
            <text:p>2.0015</text:p>
          </table:table-cell>
          <table:table-cell table:style-name="ce7" table:formula="of:=[.H16]+[.I15]" office:value-type="float" office:value="28.002046875" calcext:value-type="float">
            <text:p>28.0020</text:p>
          </table:table-cell>
          <table:table-cell table:style-name="ce10" table:formula="of:=[.I16]-2*([.$B16]-1)" office:value-type="float" office:value="0.00204687500000489" calcext:value-type="float">
            <text:p>0.002046875</text:p>
          </table:table-cell>
          <table:table-cell table:style-name="Default" office:value-type="float" office:value="63627187559422.5" calcext:value-type="float">
            <text:p>63627187559422.5</text:p>
          </table:table-cell>
          <table:table-cell table:style-name="ce7" table:formula="of:=([.K16]-[.K15])/1000" office:value-type="float" office:value="1.99759375" calcext:value-type="float">
            <text:p>1.9976</text:p>
          </table:table-cell>
          <table:table-cell table:style-name="ce7" table:formula="of:=[.L16]+[.M15]" office:value-type="float" office:value="27.999890625" calcext:value-type="float">
            <text:p>27.9999</text:p>
          </table:table-cell>
          <table:table-cell table:style-name="ce11" table:formula="of:=[.M16]-2*([.$B16]-1)" office:value-type="float" office:value="-0.000109374999997414" calcext:value-type="float">
            <text:p>-0.000109375</text:p>
          </table:table-cell>
          <table:table-cell table:style-name="Default" office:value-type="float" office:value="63627188027321.8" calcext:value-type="float">
            <text:p>63627188027321.8</text:p>
          </table:table-cell>
          <table:table-cell table:style-name="ce7" table:formula="of:=([.O16]-[.O15])/1000" office:value-type="float" office:value="2.002015625" calcext:value-type="float">
            <text:p>2.0020</text:p>
          </table:table-cell>
          <table:table-cell table:style-name="ce7" table:formula="of:=[.P16]+[.Q15]" office:value-type="float" office:value="28.0021015625" calcext:value-type="float">
            <text:p>28.0021</text:p>
          </table:table-cell>
          <table:table-cell table:style-name="ce12" table:formula="of:=[.Q16]-2*([.$B16]-1)" office:value-type="float" office:value="0.00210156250000537" calcext:value-type="float">
            <text:p>0.0021015625</text:p>
          </table:table-cell>
          <table:table-cell table:style-name="Default" office:value-type="float" office:value="63627188487497.5" calcext:value-type="float">
            <text:p>63627188487497.5</text:p>
          </table:table-cell>
          <table:table-cell table:style-name="ce7" table:formula="of:=([.S16]-[.S15])/1000" office:value-type="float" office:value="2.001234375" calcext:value-type="float">
            <text:p>2.0012</text:p>
          </table:table-cell>
          <table:table-cell table:style-name="ce7" table:formula="of:=[.T16]+[.U15]" office:value-type="float" office:value="28.00165625" calcext:value-type="float">
            <text:p>28.0017</text:p>
          </table:table-cell>
          <table:table-cell table:style-name="ce13" table:formula="of:=[.U16]-2*([.$B16]-1)" office:value-type="float" office:value="0.00165624999999991" calcext:value-type="float">
            <text:p>0.00165625</text:p>
          </table:table-cell>
          <table:table-cell table:style-name="Default" office:value-type="float" office:value="63627188944424.3" calcext:value-type="float">
            <text:p>63627188944424.3</text:p>
          </table:table-cell>
          <table:table-cell table:style-name="ce7" table:formula="of:=([.W16]-[.W15])/1000" office:value-type="float" office:value="1.99834375" calcext:value-type="float">
            <text:p>1.9983</text:p>
          </table:table-cell>
          <table:table-cell table:style-name="ce7" table:formula="of:=[.X16]+[.Y15]" office:value-type="float" office:value="28.000640625" calcext:value-type="float">
            <text:p>28.0006</text:p>
          </table:table-cell>
          <table:table-cell table:style-name="ce14" table:formula="of:=[.Y16]-2*([.$B16]-1)" office:value-type="float" office:value="0.000640625000002615" calcext:value-type="float">
            <text:p>0.000640625</text:p>
          </table:table-cell>
          <table:table-cell table:style-name="Default" office:value-type="float" office:value="63627189409763.2" calcext:value-type="float">
            <text:p>63627189409763.2</text:p>
          </table:table-cell>
          <table:table-cell table:style-name="ce15" table:formula="of:=([.AA16]-[.AA15])/1000" office:value-type="float" office:value="2.563828125" calcext:value-type="float">
            <text:p>2.5638</text:p>
          </table:table-cell>
          <table:table-cell table:style-name="ce7" table:formula="of:=[.AB16]+[.AC15]" office:value-type="float" office:value="28.5646796875" calcext:value-type="float">
            <text:p>28.5647</text:p>
          </table:table-cell>
          <table:table-cell table:style-name="ce16" table:formula="of:=[.AC16]-2*([.$B16]-1)" office:value-type="float" office:value="0.5646796875" calcext:value-type="float">
            <text:p>0.5646796875</text:p>
          </table:table-cell>
          <table:table-cell table:style-name="Default" office:value-type="float" office:value="63627189871134" calcext:value-type="float">
            <text:p>63627189871134</text:p>
          </table:table-cell>
          <table:table-cell table:style-name="ce7" table:formula="of:=([.AE16]-[.AE15])/1000" office:value-type="float" office:value="2.00190625" calcext:value-type="float">
            <text:p>2.0019</text:p>
          </table:table-cell>
          <table:table-cell table:style-name="ce7" table:formula="of:=[.AF16]+[.AG15]" office:value-type="float" office:value="28.0019140625" calcext:value-type="float">
            <text:p>28.0019</text:p>
          </table:table-cell>
          <table:table-cell table:style-name="ce20" table:formula="of:=[.AG16]-2*([.$B16]-1)" office:value-type="float" office:value="0.0019140625000027" calcext:value-type="float">
            <text:p>0.0019140625</text:p>
          </table:table-cell>
          <table:table-cell table:style-name="Default" office:value-type="float" office:value="63627190337806.9" calcext:value-type="float">
            <text:p>63627190337806.9</text:p>
          </table:table-cell>
          <table:table-cell table:style-name="ce7" table:formula="of:=([.AI16]-[.AI15])/1000" office:value-type="float" office:value="2.3471171875" calcext:value-type="float">
            <text:p>2.3471</text:p>
          </table:table-cell>
          <table:table-cell table:style-name="ce7" table:formula="of:=[.AJ16]+[.AK15]" office:value-type="float" office:value="28.346734375" calcext:value-type="float">
            <text:p>28.3467</text:p>
          </table:table-cell>
          <table:table-cell table:style-name="ce21" table:formula="of:=[.AK16]-2*([.$B16]-1)" office:value-type="float" office:value="0.346734375" calcext:value-type="float">
            <text:p>0.346734375</text:p>
          </table:table-cell>
          <table:table-cell table:style-name="Default" office:value-type="float" office:value="63627190800533" calcext:value-type="float">
            <text:p>63627190800533</text:p>
          </table:table-cell>
          <table:table-cell table:style-name="ce7" table:formula="of:=([.AM16]-[.AM15])/1000" office:value-type="float" office:value="2.0004921875" calcext:value-type="float">
            <text:p>2.0005</text:p>
          </table:table-cell>
          <table:table-cell table:style-name="ce7" table:formula="of:=[.AN16]+[.AO15]" office:value-type="float" office:value="28.001484375" calcext:value-type="float">
            <text:p>28.0015</text:p>
          </table:table-cell>
          <table:table-cell table:style-name="ce22" table:formula="of:=[.AO16]-2*([.$B16]-1)" office:value-type="float" office:value="0.00148437499999687" calcext:value-type="float">
            <text:p>0.001484375</text:p>
          </table:table-cell>
          <table:table-cell table:formula="of:=[.AQ17]" office:value-type="float" office:value="63627191268764.1" calcext:value-type="float">
            <text:p>63627191268764.1</text:p>
          </table:table-cell>
          <table:table-cell table:style-name="ce7" table:formula="of:=([.AQ16]-[.AQ15])/1000" office:value-type="float" office:value="5.2039921875" calcext:value-type="float">
            <text:p>5.2040</text:p>
          </table:table-cell>
          <table:table-cell table:style-name="ce7" table:formula="of:=[.AR16]+[.AS15]" office:value-type="float" office:value="31.2066328125" calcext:value-type="float">
            <text:p>31.2066</text:p>
          </table:table-cell>
          <table:table-cell table:style-name="ce27" table:formula="of:=[.AS16]-2*([.$B16]-1)" office:value-type="float" office:value="3.2066328125" calcext:value-type="float">
            <text:p>3.2066328125</text:p>
          </table:table-cell>
          <table:table-cell table:style-name="Default" office:value-type="float" office:value="63627191782115.3" calcext:value-type="float">
            <text:p>63627191782115.3</text:p>
          </table:table-cell>
          <table:table-cell table:style-name="ce7" table:formula="of:=([.AU16]-[.AU15])/1000" office:value-type="float" office:value="3.4704609375" calcext:value-type="float">
            <text:p>3.4705</text:p>
          </table:table-cell>
          <table:table-cell table:style-name="ce7" table:formula="of:=[.AV16]+[.AW15]" office:value-type="float" office:value="29.472046875" calcext:value-type="float">
            <text:p>29.4720</text:p>
          </table:table-cell>
          <table:table-cell table:style-name="ce35" table:formula="of:=[.AW16]-2*([.$B16]-1)" office:value-type="float" office:value="1.472046875" calcext:value-type="float">
            <text:p>1.4720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63627186574522.2" calcext:value-type="float">
            <text:p>63627186574522.2</text:p>
          </table:table-cell>
          <table:table-cell table:formula="of:=([.C17]-[.C16])/1000" office:value-type="float" office:value="2.0024609375" calcext:value-type="float">
            <text:p>2.0025</text:p>
          </table:table-cell>
          <table:table-cell table:formula="of:=[.D17]+[.E16]" office:value-type="float" office:value="30.0031796875" calcext:value-type="float">
            <text:p>30.0032</text:p>
          </table:table-cell>
          <table:table-cell table:style-name="ce9" table:formula="of:=[.E17]-2*([.$B17]-1)" office:value-type="float" office:value="0.00317968749999764" calcext:value-type="float">
            <text:p>0.0031796875</text:p>
          </table:table-cell>
          <table:table-cell table:style-name="Default" office:value-type="float" office:value="63627187093874.5" calcext:value-type="float">
            <text:p>63627187093874.5</text:p>
          </table:table-cell>
          <table:table-cell table:style-name="ce7" table:formula="of:=([.G17]-[.G16])/1000" office:value-type="float" office:value="1.999125" calcext:value-type="float">
            <text:p>1.9991</text:p>
          </table:table-cell>
          <table:table-cell table:style-name="ce7" table:formula="of:=[.H17]+[.I16]" office:value-type="float" office:value="30.001171875" calcext:value-type="float">
            <text:p>30.0012</text:p>
          </table:table-cell>
          <table:table-cell table:style-name="ce10" table:formula="of:=[.I17]-2*([.$B17]-1)" office:value-type="float" office:value="0.00117187500000426" calcext:value-type="float">
            <text:p>0.001171875</text:p>
          </table:table-cell>
          <table:table-cell table:style-name="Default" office:value-type="float" office:value="63627187561424.5" calcext:value-type="float">
            <text:p>63627187561424.5</text:p>
          </table:table-cell>
          <table:table-cell table:style-name="ce7" table:formula="of:=([.K17]-[.K16])/1000" office:value-type="float" office:value="2.0019375" calcext:value-type="float">
            <text:p>2.0019</text:p>
          </table:table-cell>
          <table:table-cell table:style-name="ce7" table:formula="of:=[.L17]+[.M16]" office:value-type="float" office:value="30.001828125" calcext:value-type="float">
            <text:p>30.0018</text:p>
          </table:table-cell>
          <table:table-cell table:style-name="ce11" table:formula="of:=[.M17]-2*([.$B17]-1)" office:value-type="float" office:value="0.00182812500000296" calcext:value-type="float">
            <text:p>0.001828125</text:p>
          </table:table-cell>
          <table:table-cell table:style-name="Default" office:value-type="float" office:value="63627188029322.9" calcext:value-type="float">
            <text:p>63627188029322.9</text:p>
          </table:table-cell>
          <table:table-cell table:style-name="ce7" table:formula="of:=([.O17]-[.O16])/1000" office:value-type="float" office:value="2.0010625" calcext:value-type="float">
            <text:p>2.0011</text:p>
          </table:table-cell>
          <table:table-cell table:style-name="ce7" table:formula="of:=[.P17]+[.Q16]" office:value-type="float" office:value="30.0031640625" calcext:value-type="float">
            <text:p>30.0032</text:p>
          </table:table-cell>
          <table:table-cell table:style-name="ce12" table:formula="of:=[.Q17]-2*([.$B17]-1)" office:value-type="float" office:value="0.00316406250000512" calcext:value-type="float">
            <text:p>0.0031640625</text:p>
          </table:table-cell>
          <table:table-cell table:style-name="Default" office:value-type="float" office:value="63627188489495.6" calcext:value-type="float">
            <text:p>63627188489495.6</text:p>
          </table:table-cell>
          <table:table-cell table:style-name="ce7" table:formula="of:=([.S17]-[.S16])/1000" office:value-type="float" office:value="1.9981015625" calcext:value-type="float">
            <text:p>1.9981</text:p>
          </table:table-cell>
          <table:table-cell table:style-name="ce7" table:formula="of:=[.T17]+[.U16]" office:value-type="float" office:value="29.9997578125" calcext:value-type="float">
            <text:p>29.9998</text:p>
          </table:table-cell>
          <table:table-cell table:style-name="ce13" table:formula="of:=[.U17]-2*([.$B17]-1)" office:value-type="float" office:value="-0.000242187499999602" calcext:value-type="float">
            <text:p>-0.0002421875</text:p>
          </table:table-cell>
          <table:table-cell table:style-name="Default" office:value-type="float" office:value="63627188946423.9" calcext:value-type="float">
            <text:p>63627188946423.9</text:p>
          </table:table-cell>
          <table:table-cell table:style-name="ce7" table:formula="of:=([.W17]-[.W16])/1000" office:value-type="float" office:value="1.99953125" calcext:value-type="float">
            <text:p>1.9995</text:p>
          </table:table-cell>
          <table:table-cell table:style-name="ce7" table:formula="of:=[.X17]+[.Y16]" office:value-type="float" office:value="30.000171875" calcext:value-type="float">
            <text:p>30.0002</text:p>
          </table:table-cell>
          <table:table-cell table:style-name="ce14" table:formula="of:=[.Y17]-2*([.$B17]-1)" office:value-type="float" office:value="0.000171875000003041" calcext:value-type="float">
            <text:p>0.000171875</text:p>
          </table:table-cell>
          <table:table-cell table:style-name="Default" office:value-type="float" office:value="63627189411199.2" calcext:value-type="float">
            <text:p>63627189411199.2</text:p>
          </table:table-cell>
          <table:table-cell table:style-name="ce15" table:formula="of:=([.AA17]-[.AA16])/1000" office:value-type="float" office:value="1.4360078125" calcext:value-type="float">
            <text:p>1.4360</text:p>
          </table:table-cell>
          <table:table-cell table:style-name="ce7" table:formula="of:=[.AB17]+[.AC16]" office:value-type="float" office:value="30.0006875" calcext:value-type="float">
            <text:p>30.0007</text:p>
          </table:table-cell>
          <table:table-cell table:style-name="ce16" table:formula="of:=[.AC17]-2*([.$B17]-1)" office:value-type="float" office:value="0.000687500000001506" calcext:value-type="float">
            <text:p>0.0006875</text:p>
          </table:table-cell>
          <table:table-cell table:style-name="Default" office:value-type="float" office:value="63627189873134.1" calcext:value-type="float">
            <text:p>63627189873134.1</text:p>
          </table:table-cell>
          <table:table-cell table:style-name="ce7" table:formula="of:=([.AE17]-[.AE16])/1000" office:value-type="float" office:value="2.0001484375" calcext:value-type="float">
            <text:p>2.0001</text:p>
          </table:table-cell>
          <table:table-cell table:style-name="ce7" table:formula="of:=[.AF17]+[.AG16]" office:value-type="float" office:value="30.0020625" calcext:value-type="float">
            <text:p>30.0021</text:p>
          </table:table-cell>
          <table:table-cell table:style-name="ce20" table:formula="of:=[.AG17]-2*([.$B17]-1)" office:value-type="float" office:value="0.00206250000000097" calcext:value-type="float">
            <text:p>0.0020625</text:p>
          </table:table-cell>
          <table:table-cell table:style-name="Default" office:value-type="float" office:value="63627190339460.4" calcext:value-type="float">
            <text:p>63627190339460.4</text:p>
          </table:table-cell>
          <table:table-cell table:style-name="ce7" table:formula="of:=([.AI17]-[.AI16])/1000" office:value-type="float" office:value="1.65346875" calcext:value-type="float">
            <text:p>1.6535</text:p>
          </table:table-cell>
          <table:table-cell table:style-name="ce7" table:formula="of:=[.AJ17]+[.AK16]" office:value-type="float" office:value="30.000203125" calcext:value-type="float">
            <text:p>30.0002</text:p>
          </table:table-cell>
          <table:table-cell table:style-name="ce21" table:formula="of:=[.AK17]-2*([.$B17]-1)" office:value-type="float" office:value="0.000203124999998749" calcext:value-type="float">
            <text:p>0.000203125</text:p>
          </table:table-cell>
          <table:table-cell table:style-name="Default" office:value-type="float" office:value="63627190802533.1" calcext:value-type="float">
            <text:p>63627190802533.1</text:p>
          </table:table-cell>
          <table:table-cell table:style-name="ce7" table:formula="of:=([.AM17]-[.AM16])/1000" office:value-type="float" office:value="2.000171875" calcext:value-type="float">
            <text:p>2.0002</text:p>
          </table:table-cell>
          <table:table-cell table:style-name="ce7" table:formula="of:=[.AN17]+[.AO16]" office:value-type="float" office:value="30.00165625" calcext:value-type="float">
            <text:p>30.0017</text:p>
          </table:table-cell>
          <table:table-cell table:style-name="ce22" table:formula="of:=[.AO17]-2*([.$B17]-1)" office:value-type="float" office:value="0.00165624999999636" calcext:value-type="float">
            <text:p>0.00165625</text:p>
          </table:table-cell>
          <table:table-cell table:style-name="Default" office:value-type="float" office:value="63627191268764.1" calcext:value-type="float">
            <text:p>63627191268764.1</text:p>
          </table:table-cell>
          <table:table-cell table:style-name="ce7" table:formula="of:=([.AQ17]-[.AQ16])/1000" office:value-type="float" office:value="0" calcext:value-type="float">
            <text:p>0.0000</text:p>
          </table:table-cell>
          <table:table-cell table:style-name="ce7" table:formula="of:=[.AR17]+[.AS16]" office:value-type="float" office:value="31.2066328125" calcext:value-type="float">
            <text:p>31.2066</text:p>
          </table:table-cell>
          <table:table-cell table:style-name="ce28" table:formula="of:=[.AS17]-2*([.$B17]-1)" office:value-type="float" office:value="1.2066328125" calcext:value-type="float">
            <text:p>1.2066328125</text:p>
          </table:table-cell>
          <table:table-cell table:style-name="Default" office:value-type="float" office:value="63627191782645.9" calcext:value-type="float">
            <text:p>63627191782645.9</text:p>
          </table:table-cell>
          <table:table-cell table:style-name="ce7" table:formula="of:=([.AU17]-[.AU16])/1000" office:value-type="float" office:value="0.5306015625" calcext:value-type="float">
            <text:p>0.5306</text:p>
          </table:table-cell>
          <table:table-cell table:style-name="ce7" table:formula="of:=[.AV17]+[.AW16]" office:value-type="float" office:value="30.0026484375" calcext:value-type="float">
            <text:p>30.0026</text:p>
          </table:table-cell>
          <table:table-cell table:style-name="ce35" table:formula="of:=[.AW17]-2*([.$B17]-1)" office:value-type="float" office:value="0.00264843749999599" calcext:value-type="float">
            <text:p>0.0026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63627186576520.4" calcext:value-type="float">
            <text:p>63627186576520.4</text:p>
          </table:table-cell>
          <table:table-cell table:formula="of:=([.C18]-[.C17])/1000" office:value-type="float" office:value="1.9982109375" calcext:value-type="float">
            <text:p>1.9982</text:p>
          </table:table-cell>
          <table:table-cell table:formula="of:=[.D18]+[.E17]" office:value-type="float" office:value="32.001390625" calcext:value-type="float">
            <text:p>32.0014</text:p>
          </table:table-cell>
          <table:table-cell table:style-name="ce9" table:formula="of:=[.E18]-2*([.$B18]-1)" office:value-type="float" office:value="0.00139062499999909" calcext:value-type="float">
            <text:p>0.001390625</text:p>
          </table:table-cell>
          <table:table-cell table:style-name="Default" office:value-type="float" office:value="63627187095874.2" calcext:value-type="float">
            <text:p>63627187095874.2</text:p>
          </table:table-cell>
          <table:table-cell table:style-name="ce7" table:formula="of:=([.G18]-[.G17])/1000" office:value-type="float" office:value="1.999734375" calcext:value-type="float">
            <text:p>1.9997</text:p>
          </table:table-cell>
          <table:table-cell table:style-name="ce7" table:formula="of:=[.H18]+[.I17]" office:value-type="float" office:value="32.00090625" calcext:value-type="float">
            <text:p>32.0009</text:p>
          </table:table-cell>
          <table:table-cell table:style-name="ce10" table:formula="of:=[.I18]-2*([.$B18]-1)" office:value-type="float" office:value="0.000906250000006992" calcext:value-type="float">
            <text:p>0.00090625</text:p>
          </table:table-cell>
          <table:table-cell table:style-name="Default" office:value-type="float" office:value="63627187563423.3" calcext:value-type="float">
            <text:p>63627187563423.3</text:p>
          </table:table-cell>
          <table:table-cell table:style-name="ce7" table:formula="of:=([.K18]-[.K17])/1000" office:value-type="float" office:value="1.9988828125" calcext:value-type="float">
            <text:p>1.9989</text:p>
          </table:table-cell>
          <table:table-cell table:style-name="ce7" table:formula="of:=[.L18]+[.M17]" office:value-type="float" office:value="32.0007109375" calcext:value-type="float">
            <text:p>32.0007</text:p>
          </table:table-cell>
          <table:table-cell table:style-name="ce11" table:formula="of:=[.M18]-2*([.$B18]-1)" office:value-type="float" office:value="0.000710937500002729" calcext:value-type="float">
            <text:p>0.0007109375</text:p>
          </table:table-cell>
          <table:table-cell table:style-name="Default" office:value-type="float" office:value="63627188031320.1" calcext:value-type="float">
            <text:p>63627188031320.1</text:p>
          </table:table-cell>
          <table:table-cell table:style-name="ce7" table:formula="of:=([.O18]-[.O17])/1000" office:value-type="float" office:value="1.9972734375" calcext:value-type="float">
            <text:p>1.9973</text:p>
          </table:table-cell>
          <table:table-cell table:style-name="ce7" table:formula="of:=[.P18]+[.Q17]" office:value-type="float" office:value="32.0004375" calcext:value-type="float">
            <text:p>32.0004</text:p>
          </table:table-cell>
          <table:table-cell table:style-name="ce12" table:formula="of:=[.Q18]-2*([.$B18]-1)" office:value-type="float" office:value="0.000437500000003865" calcext:value-type="float">
            <text:p>0.0004375</text:p>
          </table:table-cell>
          <table:table-cell table:style-name="Default" office:value-type="float" office:value="63627188491496.6" calcext:value-type="float">
            <text:p>63627188491496.6</text:p>
          </table:table-cell>
          <table:table-cell table:style-name="ce7" table:formula="of:=([.S18]-[.S17])/1000" office:value-type="float" office:value="2.0009609375" calcext:value-type="float">
            <text:p>2.0010</text:p>
          </table:table-cell>
          <table:table-cell table:style-name="ce7" table:formula="of:=[.T18]+[.U17]" office:value-type="float" office:value="32.00071875" calcext:value-type="float">
            <text:p>32.0007</text:p>
          </table:table-cell>
          <table:table-cell table:style-name="ce13" table:formula="of:=[.U18]-2*([.$B18]-1)" office:value-type="float" office:value="0.000718749999997215" calcext:value-type="float">
            <text:p>0.00071875</text:p>
          </table:table-cell>
          <table:table-cell table:style-name="Default" office:value-type="float" office:value="63627188948424.1" calcext:value-type="float">
            <text:p>63627188948424.1</text:p>
          </table:table-cell>
          <table:table-cell table:style-name="ce7" table:formula="of:=([.W18]-[.W17])/1000" office:value-type="float" office:value="2.000296875" calcext:value-type="float">
            <text:p>2.0003</text:p>
          </table:table-cell>
          <table:table-cell table:style-name="ce7" table:formula="of:=[.X18]+[.Y17]" office:value-type="float" office:value="32.00046875" calcext:value-type="float">
            <text:p>32.0005</text:p>
          </table:table-cell>
          <table:table-cell table:style-name="ce14" table:formula="of:=[.Y18]-2*([.$B18]-1)" office:value-type="float" office:value="0.000468750000003126" calcext:value-type="float">
            <text:p>0.00046875</text:p>
          </table:table-cell>
          <table:table-cell table:style-name="Default" office:value-type="float" office:value="63627189413198.4" calcext:value-type="float">
            <text:p>63627189413198.4</text:p>
          </table:table-cell>
          <table:table-cell table:style-name="ce15" table:formula="of:=([.AA18]-[.AA17])/1000" office:value-type="float" office:value="1.999140625" calcext:value-type="float">
            <text:p>1.9991</text:p>
          </table:table-cell>
          <table:table-cell table:style-name="ce7" table:formula="of:=[.AB18]+[.AC17]" office:value-type="float" office:value="31.999828125" calcext:value-type="float">
            <text:p>31.9998</text:p>
          </table:table-cell>
          <table:table-cell table:style-name="ce16" table:formula="of:=[.AC18]-2*([.$B18]-1)" office:value-type="float" office:value="-0.000171874999999488" calcext:value-type="float">
            <text:p>-0.000171875</text:p>
          </table:table-cell>
          <table:table-cell table:style-name="Default" office:value-type="float" office:value="63627189875133.4" calcext:value-type="float">
            <text:p>63627189875133.4</text:p>
          </table:table-cell>
          <table:table-cell table:style-name="ce7" table:formula="of:=([.AE18]-[.AE17])/1000" office:value-type="float" office:value="1.9992421875" calcext:value-type="float">
            <text:p>1.9992</text:p>
          </table:table-cell>
          <table:table-cell table:style-name="ce7" table:formula="of:=[.AF18]+[.AG17]" office:value-type="float" office:value="32.0013046875" calcext:value-type="float">
            <text:p>32.0013</text:p>
          </table:table-cell>
          <table:table-cell table:style-name="ce20" table:formula="of:=[.AG18]-2*([.$B18]-1)" office:value-type="float" office:value="0.0013046875000029" calcext:value-type="float">
            <text:p>0.0013046875</text:p>
          </table:table-cell>
          <table:table-cell table:style-name="Default" office:value-type="float" office:value="63627190341460.9" calcext:value-type="float">
            <text:p>63627190341460.9</text:p>
          </table:table-cell>
          <table:table-cell table:style-name="ce7" table:formula="of:=([.AI18]-[.AI17])/1000" office:value-type="float" office:value="2.000546875" calcext:value-type="float">
            <text:p>2.0005</text:p>
          </table:table-cell>
          <table:table-cell table:style-name="ce7" table:formula="of:=[.AJ18]+[.AK17]" office:value-type="float" office:value="32.00075" calcext:value-type="float">
            <text:p>32.0008</text:p>
          </table:table-cell>
          <table:table-cell table:style-name="ce21" table:formula="of:=[.AK18]-2*([.$B18]-1)" office:value-type="float" office:value="0.000749999999996476" calcext:value-type="float">
            <text:p>0.00075</text:p>
          </table:table-cell>
          <table:table-cell table:style-name="Default" office:value-type="float" office:value="63627190804530.8" calcext:value-type="float">
            <text:p>63627190804530.8</text:p>
          </table:table-cell>
          <table:table-cell table:style-name="ce7" table:formula="of:=([.AM18]-[.AM17])/1000" office:value-type="float" office:value="1.9977109375" calcext:value-type="float">
            <text:p>1.9977</text:p>
          </table:table-cell>
          <table:table-cell table:style-name="ce7" table:formula="of:=[.AN18]+[.AO17]" office:value-type="float" office:value="31.9993671875" calcext:value-type="float">
            <text:p>31.9994</text:p>
          </table:table-cell>
          <table:table-cell table:style-name="ce22" table:formula="of:=[.AO18]-2*([.$B18]-1)" office:value-type="float" office:value="-0.000632812500004576" calcext:value-type="float">
            <text:p>-0.0006328125</text:p>
          </table:table-cell>
          <table:table-cell table:style-name="Default" office:value-type="float" office:value="63627191269557.9" calcext:value-type="float">
            <text:p>63627191269557.9</text:p>
          </table:table-cell>
          <table:table-cell table:style-name="ce7" table:formula="of:=([.AQ18]-[.AQ17])/1000" office:value-type="float" office:value="0.7937578125" calcext:value-type="float">
            <text:p>0.7938</text:p>
          </table:table-cell>
          <table:table-cell table:style-name="ce7" table:formula="of:=[.AR18]+[.AS17]" office:value-type="float" office:value="32.000390625" calcext:value-type="float">
            <text:p>32.0004</text:p>
          </table:table-cell>
          <table:table-cell table:style-name="ce29" table:formula="of:=[.AS18]-2*([.$B18]-1)" office:value-type="float" office:value="0.000390624999994316" calcext:value-type="float">
            <text:p>0.000390625</text:p>
          </table:table-cell>
          <table:table-cell table:style-name="Default" office:value-type="float" office:value="63627191784645.6" calcext:value-type="float">
            <text:p>63627191784645.6</text:p>
          </table:table-cell>
          <table:table-cell table:style-name="ce7" table:formula="of:=([.AU18]-[.AU17])/1000" office:value-type="float" office:value="1.9996875" calcext:value-type="float">
            <text:p>1.9997</text:p>
          </table:table-cell>
          <table:table-cell table:style-name="ce7" table:formula="of:=[.AV18]+[.AW17]" office:value-type="float" office:value="32.0023359375" calcext:value-type="float">
            <text:p>32.0023</text:p>
          </table:table-cell>
          <table:table-cell table:style-name="ce35" table:formula="of:=[.AW18]-2*([.$B18]-1)" office:value-type="float" office:value="0.00233593749999272" calcext:value-type="float">
            <text:p>0.00233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2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63627186578519.5" calcext:value-type="float">
            <text:p>63627186578519.5</text:p>
          </table:table-cell>
          <table:table-cell table:formula="of:=([.C19]-[.C18])/1000" office:value-type="float" office:value="1.9991484375" calcext:value-type="float">
            <text:p>1.9991</text:p>
          </table:table-cell>
          <table:table-cell table:formula="of:=[.D19]+[.E18]" office:value-type="float" office:value="34.0005390625" calcext:value-type="float">
            <text:p>34.0005</text:p>
          </table:table-cell>
          <table:table-cell table:style-name="ce9" table:formula="of:=[.E19]-2*([.$B19]-1)" office:value-type="float" office:value="0.000539062499996135" calcext:value-type="float">
            <text:p>0.0005390625</text:p>
          </table:table-cell>
          <table:table-cell table:style-name="Default" office:value-type="float" office:value="63627187097873.8" calcext:value-type="float">
            <text:p>63627187097873.8</text:p>
          </table:table-cell>
          <table:table-cell table:style-name="ce7" table:formula="of:=([.G19]-[.G18])/1000" office:value-type="float" office:value="1.9995859375" calcext:value-type="float">
            <text:p>1.9996</text:p>
          </table:table-cell>
          <table:table-cell table:style-name="ce7" table:formula="of:=[.H19]+[.I18]" office:value-type="float" office:value="34.0004921875" calcext:value-type="float">
            <text:p>34.0005</text:p>
          </table:table-cell>
          <table:table-cell table:style-name="ce10" table:formula="of:=[.I19]-2*([.$B19]-1)" office:value-type="float" office:value="0.000492187500007901" calcext:value-type="float">
            <text:p>0.0004921875</text:p>
          </table:table-cell>
          <table:table-cell table:style-name="Default" office:value-type="float" office:value="63627187565425.4" calcext:value-type="float">
            <text:p>63627187565425.4</text:p>
          </table:table-cell>
          <table:table-cell table:style-name="ce7" table:formula="of:=([.K19]-[.K18])/1000" office:value-type="float" office:value="2.0020703125" calcext:value-type="float">
            <text:p>2.0021</text:p>
          </table:table-cell>
          <table:table-cell table:style-name="ce7" table:formula="of:=[.L19]+[.M18]" office:value-type="float" office:value="34.00278125" calcext:value-type="float">
            <text:p>34.0028</text:p>
          </table:table-cell>
          <table:table-cell table:style-name="ce11" table:formula="of:=[.M19]-2*([.$B19]-1)" office:value-type="float" office:value="0.00278125000000529" calcext:value-type="float">
            <text:p>0.00278125</text:p>
          </table:table-cell>
          <table:table-cell table:style-name="Default" office:value-type="float" office:value="63627188033320.9" calcext:value-type="float">
            <text:p>63627188033320.9</text:p>
          </table:table-cell>
          <table:table-cell table:style-name="ce7" table:formula="of:=([.O19]-[.O18])/1000" office:value-type="float" office:value="2.0007265625" calcext:value-type="float">
            <text:p>2.0007</text:p>
          </table:table-cell>
          <table:table-cell table:style-name="ce7" table:formula="of:=[.P19]+[.Q18]" office:value-type="float" office:value="34.0011640625" calcext:value-type="float">
            <text:p>34.0012</text:p>
          </table:table-cell>
          <table:table-cell table:style-name="ce12" table:formula="of:=[.Q19]-2*([.$B19]-1)" office:value-type="float" office:value="0.00116406250000267" calcext:value-type="float">
            <text:p>0.0011640625</text:p>
          </table:table-cell>
          <table:table-cell table:style-name="Default" office:value-type="float" office:value="63627188493495.9" calcext:value-type="float">
            <text:p>63627188493495.9</text:p>
          </table:table-cell>
          <table:table-cell table:style-name="ce7" table:formula="of:=([.S19]-[.S18])/1000" office:value-type="float" office:value="1.9993046875" calcext:value-type="float">
            <text:p>1.9993</text:p>
          </table:table-cell>
          <table:table-cell table:style-name="ce7" table:formula="of:=[.T19]+[.U18]" office:value-type="float" office:value="34.0000234375" calcext:value-type="float">
            <text:p>34.0000</text:p>
          </table:table-cell>
          <table:table-cell table:style-name="ce13" table:formula="of:=[.U19]-2*([.$B19]-1)" office:value-type="float" office:value="0.0000234374999976694" calcext:value-type="float">
            <text:p>2.34374999976694E-05</text:p>
          </table:table-cell>
          <table:table-cell table:style-name="Default" office:value-type="float" office:value="63627188950424.5" calcext:value-type="float">
            <text:p>63627188950424.5</text:p>
          </table:table-cell>
          <table:table-cell table:style-name="ce7" table:formula="of:=([.W19]-[.W18])/1000" office:value-type="float" office:value="2.000390625" calcext:value-type="float">
            <text:p>2.0004</text:p>
          </table:table-cell>
          <table:table-cell table:style-name="ce7" table:formula="of:=[.X19]+[.Y18]" office:value-type="float" office:value="34.000859375" calcext:value-type="float">
            <text:p>34.0009</text:p>
          </table:table-cell>
          <table:table-cell table:style-name="ce14" table:formula="of:=[.Y19]-2*([.$B19]-1)" office:value-type="float" office:value="0.000859375000004548" calcext:value-type="float">
            <text:p>0.000859375</text:p>
          </table:table-cell>
          <table:table-cell table:formula="of:=[.AA20]" office:value-type="float" office:value="63627189417263.2" calcext:value-type="float">
            <text:p>63627189417263.2</text:p>
          </table:table-cell>
          <table:table-cell table:style-name="ce15" table:formula="of:=([.AA19]-[.AA18])/1000" office:value-type="float" office:value="4.0648203125" calcext:value-type="float">
            <text:p>4.0648</text:p>
          </table:table-cell>
          <table:table-cell table:style-name="ce7" table:formula="of:=[.AB19]+[.AC18]" office:value-type="float" office:value="36.0646484375" calcext:value-type="float">
            <text:p>36.0646</text:p>
          </table:table-cell>
          <table:table-cell table:style-name="ce16" table:formula="of:=[.AC19]-2*([.$B19]-1)" office:value-type="float" office:value="2.0646484375" calcext:value-type="float">
            <text:p>2.0646484375</text:p>
          </table:table-cell>
          <table:table-cell table:style-name="Default" office:value-type="float" office:value="63627189877132" calcext:value-type="float">
            <text:p>63627189877132</text:p>
          </table:table-cell>
          <table:table-cell table:style-name="ce7" table:formula="of:=([.AE19]-[.AE18])/1000" office:value-type="float" office:value="1.9985703125" calcext:value-type="float">
            <text:p>1.9986</text:p>
          </table:table-cell>
          <table:table-cell table:style-name="ce7" table:formula="of:=[.AF19]+[.AG18]" office:value-type="float" office:value="33.999875" calcext:value-type="float">
            <text:p>33.9999</text:p>
          </table:table-cell>
          <table:table-cell table:style-name="ce20" table:formula="of:=[.AG19]-2*([.$B19]-1)" office:value-type="float" office:value="-0.000124999999997044" calcext:value-type="float">
            <text:p>-0.000125</text:p>
          </table:table-cell>
          <table:table-cell table:style-name="Default" office:value-type="float" office:value="63627190343461.5" calcext:value-type="float">
            <text:p>63627190343461.5</text:p>
          </table:table-cell>
          <table:table-cell table:style-name="ce7" table:formula="of:=([.AI19]-[.AI18])/1000" office:value-type="float" office:value="2.000546875" calcext:value-type="float">
            <text:p>2.0005</text:p>
          </table:table-cell>
          <table:table-cell table:style-name="ce7" table:formula="of:=[.AJ19]+[.AK18]" office:value-type="float" office:value="34.001296875" calcext:value-type="float">
            <text:p>34.0013</text:p>
          </table:table-cell>
          <table:table-cell table:style-name="ce21" table:formula="of:=[.AK19]-2*([.$B19]-1)" office:value-type="float" office:value="0.0012968749999942" calcext:value-type="float">
            <text:p>0.001296875</text:p>
          </table:table-cell>
          <table:table-cell table:style-name="Default" office:value-type="float" office:value="63627190806531.6" calcext:value-type="float">
            <text:p>63627190806531.6</text:p>
          </table:table-cell>
          <table:table-cell table:style-name="ce7" table:formula="of:=([.AM19]-[.AM18])/1000" office:value-type="float" office:value="2.0007265625" calcext:value-type="float">
            <text:p>2.0007</text:p>
          </table:table-cell>
          <table:table-cell table:style-name="ce7" table:formula="of:=[.AN19]+[.AO18]" office:value-type="float" office:value="34.00009375" calcext:value-type="float">
            <text:p>34.0001</text:p>
          </table:table-cell>
          <table:table-cell table:style-name="ce22" table:formula="of:=[.AO19]-2*([.$B19]-1)" office:value-type="float" office:value="0.0000937499999977831" calcext:value-type="float">
            <text:p>0.00009375</text:p>
          </table:table-cell>
          <table:table-cell table:style-name="Default" office:value-type="float" office:value="63627191271558.2" calcext:value-type="float">
            <text:p>63627191271558.2</text:p>
          </table:table-cell>
          <table:table-cell table:style-name="ce7" table:formula="of:=([.AQ19]-[.AQ18])/1000" office:value-type="float" office:value="2.000265625" calcext:value-type="float">
            <text:p>2.0003</text:p>
          </table:table-cell>
          <table:table-cell table:style-name="ce7" table:formula="of:=[.AR19]+[.AS18]" office:value-type="float" office:value="34.00065625" calcext:value-type="float">
            <text:p>34.0007</text:p>
          </table:table-cell>
          <table:table-cell table:style-name="ce26" table:formula="of:=[.AS19]-2*([.$B19]-1)" office:value-type="float" office:value="0.000656249999991587" calcext:value-type="float">
            <text:p>0.00065625</text:p>
          </table:table-cell>
          <table:table-cell table:style-name="Default" office:value-type="float" office:value="63627191786644.5" calcext:value-type="float">
            <text:p>63627191786644.5</text:p>
          </table:table-cell>
          <table:table-cell table:style-name="ce7" table:formula="of:=([.AU19]-[.AU18])/1000" office:value-type="float" office:value="1.9988671875" calcext:value-type="float">
            <text:p>1.9989</text:p>
          </table:table-cell>
          <table:table-cell table:style-name="ce7" table:formula="of:=[.AV19]+[.AW18]" office:value-type="float" office:value="34.001203125" calcext:value-type="float">
            <text:p>34.0012</text:p>
          </table:table-cell>
          <table:table-cell table:style-name="ce35" table:formula="of:=[.AW19]-2*([.$B19]-1)" office:value-type="float" office:value="0.00120312499998931" calcext:value-type="float">
            <text:p>0.00120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3627186580521" calcext:value-type="float">
            <text:p>63627186580521</text:p>
          </table:table-cell>
          <table:table-cell table:formula="of:=([.C20]-[.C19])/1000" office:value-type="float" office:value="2.0014296875" calcext:value-type="float">
            <text:p>2.0014</text:p>
          </table:table-cell>
          <table:table-cell table:formula="of:=[.D20]+[.E19]" office:value-type="float" office:value="36.00196875" calcext:value-type="float">
            <text:p>36.0020</text:p>
          </table:table-cell>
          <table:table-cell table:style-name="ce9" table:formula="of:=[.E20]-2*([.$B20]-1)" office:value-type="float" office:value="0.00196874999999608" calcext:value-type="float">
            <text:p>0.00196875</text:p>
          </table:table-cell>
          <table:table-cell table:style-name="Default" office:value-type="float" office:value="63627187099873.9" calcext:value-type="float">
            <text:p>63627187099873.9</text:p>
          </table:table-cell>
          <table:table-cell table:style-name="ce7" table:formula="of:=([.G20]-[.G19])/1000" office:value-type="float" office:value="2.0001015625" calcext:value-type="float">
            <text:p>2.0001</text:p>
          </table:table-cell>
          <table:table-cell table:style-name="ce7" table:formula="of:=[.H20]+[.I19]" office:value-type="float" office:value="36.00059375" calcext:value-type="float">
            <text:p>36.0006</text:p>
          </table:table-cell>
          <table:table-cell table:style-name="ce10" table:formula="of:=[.I20]-2*([.$B20]-1)" office:value-type="float" office:value="0.000593750000007276" calcext:value-type="float">
            <text:p>0.00059375</text:p>
          </table:table-cell>
          <table:table-cell table:style-name="Default" office:value-type="float" office:value="63627187567422" calcext:value-type="float">
            <text:p>63627187567422</text:p>
          </table:table-cell>
          <table:table-cell table:style-name="ce7" table:formula="of:=([.K20]-[.K19])/1000" office:value-type="float" office:value="1.996609375" calcext:value-type="float">
            <text:p>1.9966</text:p>
          </table:table-cell>
          <table:table-cell table:style-name="ce7" table:formula="of:=[.L20]+[.M19]" office:value-type="float" office:value="35.999390625" calcext:value-type="float">
            <text:p>35.9994</text:p>
          </table:table-cell>
          <table:table-cell table:style-name="ce11" table:formula="of:=[.M20]-2*([.$B20]-1)" office:value-type="float" office:value="-0.000609374999996248" calcext:value-type="float">
            <text:p>-0.000609375</text:p>
          </table:table-cell>
          <table:table-cell table:style-name="Default" office:value-type="float" office:value="63627188035319.8" calcext:value-type="float">
            <text:p>63627188035319.8</text:p>
          </table:table-cell>
          <table:table-cell table:style-name="ce7" table:formula="of:=([.O20]-[.O19])/1000" office:value-type="float" office:value="1.9989296875" calcext:value-type="float">
            <text:p>1.9989</text:p>
          </table:table-cell>
          <table:table-cell table:style-name="ce7" table:formula="of:=[.P20]+[.Q19]" office:value-type="float" office:value="36.00009375" calcext:value-type="float">
            <text:p>36.0001</text:p>
          </table:table-cell>
          <table:table-cell table:style-name="ce12" table:formula="of:=[.Q20]-2*([.$B20]-1)" office:value-type="float" office:value="0.0000937500000048885" calcext:value-type="float">
            <text:p>0.00009375</text:p>
          </table:table-cell>
          <table:table-cell table:style-name="Default" office:value-type="float" office:value="63627188495496.2" calcext:value-type="float">
            <text:p>63627188495496.2</text:p>
          </table:table-cell>
          <table:table-cell table:style-name="ce7" table:formula="of:=([.S20]-[.S19])/1000" office:value-type="float" office:value="2.0003359375" calcext:value-type="float">
            <text:p>2.0003</text:p>
          </table:table-cell>
          <table:table-cell table:style-name="ce7" table:formula="of:=[.T20]+[.U19]" office:value-type="float" office:value="36.000359375" calcext:value-type="float">
            <text:p>36.0004</text:p>
          </table:table-cell>
          <table:table-cell table:style-name="ce13" table:formula="of:=[.U20]-2*([.$B20]-1)" office:value-type="float" office:value="0.000359374999995055" calcext:value-type="float">
            <text:p>0.000359375</text:p>
          </table:table-cell>
          <table:table-cell table:style-name="Default" office:value-type="float" office:value="63627188952425.9" calcext:value-type="float">
            <text:p>63627188952425.9</text:p>
          </table:table-cell>
          <table:table-cell table:style-name="ce7" table:formula="of:=([.W20]-[.W19])/1000" office:value-type="float" office:value="2.0013125" calcext:value-type="float">
            <text:p>2.0013</text:p>
          </table:table-cell>
          <table:table-cell table:style-name="ce7" table:formula="of:=[.X20]+[.Y19]" office:value-type="float" office:value="36.002171875" calcext:value-type="float">
            <text:p>36.0022</text:p>
          </table:table-cell>
          <table:table-cell table:style-name="ce14" table:formula="of:=[.Y20]-2*([.$B20]-1)" office:value-type="float" office:value="0.00217187500000193" calcext:value-type="float">
            <text:p>0.002171875</text:p>
          </table:table-cell>
          <table:table-cell table:style-name="Default" office:value-type="float" office:value="63627189417263.2" calcext:value-type="float">
            <text:p>63627189417263.2</text:p>
          </table:table-cell>
          <table:table-cell table:style-name="ce15" table:formula="of:=([.AA20]-[.AA19])/1000" office:value-type="float" office:value="0" calcext:value-type="float">
            <text:p>0.0000</text:p>
          </table:table-cell>
          <table:table-cell table:style-name="ce7" table:formula="of:=[.AB20]+[.AC19]" office:value-type="float" office:value="36.0646484375" calcext:value-type="float">
            <text:p>36.0646</text:p>
          </table:table-cell>
          <table:table-cell table:style-name="ce17" table:formula="of:=[.AC20]-2*([.$B20]-1)" office:value-type="float" office:value="0.0646484374999972" calcext:value-type="float">
            <text:p>0.0646484375</text:p>
          </table:table-cell>
          <table:table-cell table:style-name="Default" office:value-type="float" office:value="63627189879132.1" calcext:value-type="float">
            <text:p>63627189879132.1</text:p>
          </table:table-cell>
          <table:table-cell table:style-name="ce7" table:formula="of:=([.AE20]-[.AE19])/1000" office:value-type="float" office:value="2.000171875" calcext:value-type="float">
            <text:p>2.0002</text:p>
          </table:table-cell>
          <table:table-cell table:style-name="ce7" table:formula="of:=[.AF20]+[.AG19]" office:value-type="float" office:value="36.000046875" calcext:value-type="float">
            <text:p>36.0000</text:p>
          </table:table-cell>
          <table:table-cell table:style-name="ce20" table:formula="of:=[.AG20]-2*([.$B20]-1)" office:value-type="float" office:value="0.0000468750000024443" calcext:value-type="float">
            <text:p>0.000046875</text:p>
          </table:table-cell>
          <table:table-cell table:style-name="Default" office:value-type="float" office:value="63627190345460.7" calcext:value-type="float">
            <text:p>63627190345460.7</text:p>
          </table:table-cell>
          <table:table-cell table:style-name="ce7" table:formula="of:=([.AI20]-[.AI19])/1000" office:value-type="float" office:value="1.99921875" calcext:value-type="float">
            <text:p>1.9992</text:p>
          </table:table-cell>
          <table:table-cell table:style-name="ce7" table:formula="of:=[.AJ20]+[.AK19]" office:value-type="float" office:value="36.000515625" calcext:value-type="float">
            <text:p>36.0005</text:p>
          </table:table-cell>
          <table:table-cell table:style-name="ce21" table:formula="of:=[.AK20]-2*([.$B20]-1)" office:value-type="float" office:value="0.00051562499999136" calcext:value-type="float">
            <text:p>0.000515625</text:p>
          </table:table-cell>
          <table:table-cell table:style-name="Default" office:value-type="float" office:value="63627190808532.7" calcext:value-type="float">
            <text:p>63627190808532.7</text:p>
          </table:table-cell>
          <table:table-cell table:style-name="ce7" table:formula="of:=([.AM20]-[.AM19])/1000" office:value-type="float" office:value="2.0010859375" calcext:value-type="float">
            <text:p>2.0011</text:p>
          </table:table-cell>
          <table:table-cell table:style-name="ce7" table:formula="of:=[.AN20]+[.AO19]" office:value-type="float" office:value="36.0011796875" calcext:value-type="float">
            <text:p>36.0012</text:p>
          </table:table-cell>
          <table:table-cell table:style-name="ce22" table:formula="of:=[.AO20]-2*([.$B20]-1)" office:value-type="float" office:value="0.00117968749999875" calcext:value-type="float">
            <text:p>0.0011796875</text:p>
          </table:table-cell>
          <table:table-cell table:style-name="Default" office:value-type="float" office:value="63627191273558.9" calcext:value-type="float">
            <text:p>63627191273558.9</text:p>
          </table:table-cell>
          <table:table-cell table:style-name="ce7" table:formula="of:=([.AQ20]-[.AQ19])/1000" office:value-type="float" office:value="2.000734375" calcext:value-type="float">
            <text:p>2.0007</text:p>
          </table:table-cell>
          <table:table-cell table:style-name="ce7" table:formula="of:=[.AR20]+[.AS19]" office:value-type="float" office:value="36.001390625" calcext:value-type="float">
            <text:p>36.0014</text:p>
          </table:table-cell>
          <table:table-cell table:style-name="ce26" table:formula="of:=[.AS20]-2*([.$B20]-1)" office:value-type="float" office:value="0.00139062499999199" calcext:value-type="float">
            <text:p>0.001390625</text:p>
          </table:table-cell>
          <table:table-cell table:style-name="Default" office:value-type="float" office:value="63627191788642.9" calcext:value-type="float">
            <text:p>63627191788642.9</text:p>
          </table:table-cell>
          <table:table-cell table:style-name="ce7" table:formula="of:=([.AU20]-[.AU19])/1000" office:value-type="float" office:value="1.998453125" calcext:value-type="float">
            <text:p>1.9985</text:p>
          </table:table-cell>
          <table:table-cell table:style-name="ce7" table:formula="of:=[.AV20]+[.AW19]" office:value-type="float" office:value="35.99965625" calcext:value-type="float">
            <text:p>35.9997</text:p>
          </table:table-cell>
          <table:table-cell table:style-name="ce35" table:formula="of:=[.AW20]-2*([.$B20]-1)" office:value-type="float" office:value="-0.000343750000013188" calcext:value-type="float">
            <text:p>-0.000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63627186582521.6" calcext:value-type="float">
            <text:p>63627186582521.6</text:p>
          </table:table-cell>
          <table:table-cell table:formula="of:=([.C21]-[.C20])/1000" office:value-type="float" office:value="2.0006328125" calcext:value-type="float">
            <text:p>2.0006</text:p>
          </table:table-cell>
          <table:table-cell table:formula="of:=[.D21]+[.E20]" office:value-type="float" office:value="38.0026015625" calcext:value-type="float">
            <text:p>38.0026</text:p>
          </table:table-cell>
          <table:table-cell table:style-name="ce9" table:formula="of:=[.E21]-2*([.$B21]-1)" office:value-type="float" office:value="0.0026015624999971" calcext:value-type="float">
            <text:p>0.0026015625</text:p>
          </table:table-cell>
          <table:table-cell table:style-name="Default" office:value-type="float" office:value="63627187101873.9" calcext:value-type="float">
            <text:p>63627187101873.9</text:p>
          </table:table-cell>
          <table:table-cell table:style-name="ce7" table:formula="of:=([.G21]-[.G20])/1000" office:value-type="float" office:value="1.9999765625" calcext:value-type="float">
            <text:p>2.0000</text:p>
          </table:table-cell>
          <table:table-cell table:style-name="ce7" table:formula="of:=[.H21]+[.I20]" office:value-type="float" office:value="38.0005703125" calcext:value-type="float">
            <text:p>38.0006</text:p>
          </table:table-cell>
          <table:table-cell table:style-name="ce10" table:formula="of:=[.I21]-2*([.$B21]-1)" office:value-type="float" office:value="0.000570312500009607" calcext:value-type="float">
            <text:p>0.0005703125</text:p>
          </table:table-cell>
          <table:table-cell table:style-name="Default" office:value-type="float" office:value="63627187569424.1" calcext:value-type="float">
            <text:p>63627187569424.1</text:p>
          </table:table-cell>
          <table:table-cell table:style-name="ce7" table:formula="of:=([.K21]-[.K20])/1000" office:value-type="float" office:value="2.0021015625" calcext:value-type="float">
            <text:p>2.0021</text:p>
          </table:table-cell>
          <table:table-cell table:style-name="ce7" table:formula="of:=[.L21]+[.M20]" office:value-type="float" office:value="38.0014921875" calcext:value-type="float">
            <text:p>38.0015</text:p>
          </table:table-cell>
          <table:table-cell table:style-name="ce11" table:formula="of:=[.M21]-2*([.$B21]-1)" office:value-type="float" office:value="0.00149218750000557" calcext:value-type="float">
            <text:p>0.0014921875</text:p>
          </table:table-cell>
          <table:table-cell table:style-name="Default" office:value-type="float" office:value="63627188037319.6" calcext:value-type="float">
            <text:p>63627188037319.6</text:p>
          </table:table-cell>
          <table:table-cell table:style-name="ce7" table:formula="of:=([.O21]-[.O20])/1000" office:value-type="float" office:value="1.9998125" calcext:value-type="float">
            <text:p>1.9998</text:p>
          </table:table-cell>
          <table:table-cell table:style-name="ce7" table:formula="of:=[.P21]+[.Q20]" office:value-type="float" office:value="37.99990625" calcext:value-type="float">
            <text:p>37.9999</text:p>
          </table:table-cell>
          <table:table-cell table:style-name="ce12" table:formula="of:=[.Q21]-2*([.$B21]-1)" office:value-type="float" office:value="-0.0000937499999977831" calcext:value-type="float">
            <text:p>-0.00009375</text:p>
          </table:table-cell>
          <table:table-cell table:style-name="Default" office:value-type="float" office:value="63627188497496" calcext:value-type="float">
            <text:p>63627188497496</text:p>
          </table:table-cell>
          <table:table-cell table:style-name="ce7" table:formula="of:=([.S21]-[.S20])/1000" office:value-type="float" office:value="1.999734375" calcext:value-type="float">
            <text:p>1.9997</text:p>
          </table:table-cell>
          <table:table-cell table:style-name="ce7" table:formula="of:=[.T21]+[.U20]" office:value-type="float" office:value="38.00009375" calcext:value-type="float">
            <text:p>38.0001</text:p>
          </table:table-cell>
          <table:table-cell table:style-name="ce13" table:formula="of:=[.U21]-2*([.$B21]-1)" office:value-type="float" office:value="0.0000937499999977831" calcext:value-type="float">
            <text:p>0.00009375</text:p>
          </table:table-cell>
          <table:table-cell table:style-name="Default" office:value-type="float" office:value="63627188954426.2" calcext:value-type="float">
            <text:p>63627188954426.2</text:p>
          </table:table-cell>
          <table:table-cell table:style-name="ce7" table:formula="of:=([.W21]-[.W20])/1000" office:value-type="float" office:value="2.0003359375" calcext:value-type="float">
            <text:p>2.0003</text:p>
          </table:table-cell>
          <table:table-cell table:style-name="ce7" table:formula="of:=[.X21]+[.Y20]" office:value-type="float" office:value="38.0025078125" calcext:value-type="float">
            <text:p>38.0025</text:p>
          </table:table-cell>
          <table:table-cell table:style-name="ce14" table:formula="of:=[.Y21]-2*([.$B21]-1)" office:value-type="float" office:value="0.00250781249999932" calcext:value-type="float">
            <text:p>0.0025078125</text:p>
          </table:table-cell>
          <table:table-cell table:style-name="Default" office:value-type="float" office:value="63627189419201.8" calcext:value-type="float">
            <text:p>63627189419201.8</text:p>
          </table:table-cell>
          <table:table-cell table:style-name="ce15" table:formula="of:=([.AA21]-[.AA20])/1000" office:value-type="float" office:value="1.9385703125" calcext:value-type="float">
            <text:p>1.9386</text:p>
          </table:table-cell>
          <table:table-cell table:style-name="ce7" table:formula="of:=[.AB21]+[.AC20]" office:value-type="float" office:value="38.00321875" calcext:value-type="float">
            <text:p>38.0032</text:p>
          </table:table-cell>
          <table:table-cell table:style-name="ce18" table:formula="of:=[.AC21]-2*([.$B21]-1)" office:value-type="float" office:value="0.00321874999999494" calcext:value-type="float">
            <text:p>0.00321875</text:p>
          </table:table-cell>
          <table:table-cell table:style-name="Default" office:value-type="float" office:value="63627189881132.3" calcext:value-type="float">
            <text:p>63627189881132.3</text:p>
          </table:table-cell>
          <table:table-cell table:style-name="ce7" table:formula="of:=([.AE21]-[.AE20])/1000" office:value-type="float" office:value="2.00015625" calcext:value-type="float">
            <text:p>2.0002</text:p>
          </table:table-cell>
          <table:table-cell table:style-name="ce7" table:formula="of:=[.AF21]+[.AG20]" office:value-type="float" office:value="38.000203125" calcext:value-type="float">
            <text:p>38.0002</text:p>
          </table:table-cell>
          <table:table-cell table:style-name="ce20" table:formula="of:=[.AG21]-2*([.$B21]-1)" office:value-type="float" office:value="0.000203124999998749" calcext:value-type="float">
            <text:p>0.000203125</text:p>
          </table:table-cell>
          <table:table-cell table:style-name="Default" office:value-type="float" office:value="63627190347462.7" calcext:value-type="float">
            <text:p>63627190347462.7</text:p>
          </table:table-cell>
          <table:table-cell table:style-name="ce7" table:formula="of:=([.AI21]-[.AI20])/1000" office:value-type="float" office:value="2.0020078125" calcext:value-type="float">
            <text:p>2.0020</text:p>
          </table:table-cell>
          <table:table-cell table:style-name="ce7" table:formula="of:=[.AJ21]+[.AK20]" office:value-type="float" office:value="38.0025234375" calcext:value-type="float">
            <text:p>38.0025</text:p>
          </table:table-cell>
          <table:table-cell table:style-name="ce21" table:formula="of:=[.AK21]-2*([.$B21]-1)" office:value-type="float" office:value="0.00252343749998829" calcext:value-type="float">
            <text:p>0.0025234375</text:p>
          </table:table-cell>
          <table:table-cell table:style-name="Default" office:value-type="float" office:value="63627190810533.7" calcext:value-type="float">
            <text:p>63627190810533.7</text:p>
          </table:table-cell>
          <table:table-cell table:style-name="ce7" table:formula="of:=([.AM21]-[.AM20])/1000" office:value-type="float" office:value="2.0010234375" calcext:value-type="float">
            <text:p>2.0010</text:p>
          </table:table-cell>
          <table:table-cell table:style-name="ce7" table:formula="of:=[.AN21]+[.AO20]" office:value-type="float" office:value="38.002203125" calcext:value-type="float">
            <text:p>38.0022</text:p>
          </table:table-cell>
          <table:table-cell table:style-name="ce22" table:formula="of:=[.AO21]-2*([.$B21]-1)" office:value-type="float" office:value="0.00220312500000119" calcext:value-type="float">
            <text:p>0.002203125</text:p>
          </table:table-cell>
          <table:table-cell table:style-name="Default" office:value-type="float" office:value="63627191275559.9" calcext:value-type="float">
            <text:p>63627191275559.9</text:p>
          </table:table-cell>
          <table:table-cell table:style-name="ce7" table:formula="of:=([.AQ21]-[.AQ20])/1000" office:value-type="float" office:value="2.0010078125" calcext:value-type="float">
            <text:p>2.0010</text:p>
          </table:table-cell>
          <table:table-cell table:style-name="ce7" table:formula="of:=[.AR21]+[.AS20]" office:value-type="float" office:value="38.0023984375" calcext:value-type="float">
            <text:p>38.0024</text:p>
          </table:table-cell>
          <table:table-cell table:style-name="ce26" table:formula="of:=[.AS21]-2*([.$B21]-1)" office:value-type="float" office:value="0.00239843749999125" calcext:value-type="float">
            <text:p>0.0023984375</text:p>
          </table:table-cell>
          <table:table-cell table:style-name="Default" office:value-type="float" office:value="63627191790645.5" calcext:value-type="float">
            <text:p>63627191790645.5</text:p>
          </table:table-cell>
          <table:table-cell table:style-name="ce7" table:formula="of:=([.AU21]-[.AU20])/1000" office:value-type="float" office:value="2.0026015625" calcext:value-type="float">
            <text:p>2.0026</text:p>
          </table:table-cell>
          <table:table-cell table:style-name="ce7" table:formula="of:=[.AV21]+[.AW20]" office:value-type="float" office:value="38.0022578125" calcext:value-type="float">
            <text:p>38.0023</text:p>
          </table:table-cell>
          <table:table-cell table:style-name="ce35" table:formula="of:=[.AW21]-2*([.$B21]-1)" office:value-type="float" office:value="0.00225781249998391" calcext:value-type="float">
            <text:p>0.00225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63627186584518.9" calcext:value-type="float">
            <text:p>63627186584518.9</text:p>
          </table:table-cell>
          <table:table-cell table:formula="of:=([.C22]-[.C21])/1000" office:value-type="float" office:value="1.997265625" calcext:value-type="float">
            <text:p>1.9973</text:p>
          </table:table-cell>
          <table:table-cell table:formula="of:=[.D22]+[.E21]" office:value-type="float" office:value="39.9998671875" calcext:value-type="float">
            <text:p>39.9999</text:p>
          </table:table-cell>
          <table:table-cell table:style-name="ce9" table:formula="of:=[.E22]-2*([.$B22]-1)" office:value-type="float" office:value="-0.000132812500005741" calcext:value-type="float">
            <text:p>-0.0001328125</text:p>
          </table:table-cell>
          <table:table-cell table:style-name="Default" office:value-type="float" office:value="63627187103872.8" calcext:value-type="float">
            <text:p>63627187103872.8</text:p>
          </table:table-cell>
          <table:table-cell table:style-name="ce7" table:formula="of:=([.G22]-[.G21])/1000" office:value-type="float" office:value="1.9988984375" calcext:value-type="float">
            <text:p>1.9989</text:p>
          </table:table-cell>
          <table:table-cell table:style-name="ce7" table:formula="of:=[.H22]+[.I21]" office:value-type="float" office:value="39.99946875" calcext:value-type="float">
            <text:p>39.9995</text:p>
          </table:table-cell>
          <table:table-cell table:style-name="ce10" table:formula="of:=[.I22]-2*([.$B22]-1)" office:value-type="float" office:value="-0.000531249999987438" calcext:value-type="float">
            <text:p>-0.00053125</text:p>
          </table:table-cell>
          <table:table-cell table:style-name="Default" office:value-type="float" office:value="63627187571424.9" calcext:value-type="float">
            <text:p>63627187571424.9</text:p>
          </table:table-cell>
          <table:table-cell table:style-name="ce7" table:formula="of:=([.K22]-[.K21])/1000" office:value-type="float" office:value="2.00075" calcext:value-type="float">
            <text:p>2.0008</text:p>
          </table:table-cell>
          <table:table-cell table:style-name="ce7" table:formula="of:=[.L22]+[.M21]" office:value-type="float" office:value="40.0022421875" calcext:value-type="float">
            <text:p>40.0022</text:p>
          </table:table-cell>
          <table:table-cell table:style-name="ce11" table:formula="of:=[.M22]-2*([.$B22]-1)" office:value-type="float" office:value="0.00224218750000205" calcext:value-type="float">
            <text:p>0.0022421875</text:p>
          </table:table-cell>
          <table:table-cell table:style-name="Default" office:value-type="float" office:value="63627188039319.9" calcext:value-type="float">
            <text:p>63627188039319.9</text:p>
          </table:table-cell>
          <table:table-cell table:style-name="ce7" table:formula="of:=([.O22]-[.O21])/1000" office:value-type="float" office:value="2.000296875" calcext:value-type="float">
            <text:p>2.0003</text:p>
          </table:table-cell>
          <table:table-cell table:style-name="ce7" table:formula="of:=[.P22]+[.Q21]" office:value-type="float" office:value="40.000203125" calcext:value-type="float">
            <text:p>40.0002</text:p>
          </table:table-cell>
          <table:table-cell table:style-name="ce12" table:formula="of:=[.Q22]-2*([.$B22]-1)" office:value-type="float" office:value="0.000203124999998749" calcext:value-type="float">
            <text:p>0.000203125</text:p>
          </table:table-cell>
          <table:table-cell table:style-name="Default" office:value-type="float" office:value="63627188499496.6" calcext:value-type="float">
            <text:p>63627188499496.6</text:p>
          </table:table-cell>
          <table:table-cell table:style-name="ce7" table:formula="of:=([.S22]-[.S21])/1000" office:value-type="float" office:value="2.000640625" calcext:value-type="float">
            <text:p>2.0006</text:p>
          </table:table-cell>
          <table:table-cell table:style-name="ce7" table:formula="of:=[.T22]+[.U21]" office:value-type="float" office:value="40.000734375" calcext:value-type="float">
            <text:p>40.0007</text:p>
          </table:table-cell>
          <table:table-cell table:style-name="ce13" table:formula="of:=[.U22]-2*([.$B22]-1)" office:value-type="float" office:value="0.000734375000000398" calcext:value-type="float">
            <text:p>0.000734375</text:p>
          </table:table-cell>
          <table:table-cell table:style-name="Default" office:value-type="float" office:value="63627188956423.2" calcext:value-type="float">
            <text:p>63627188956423.2</text:p>
          </table:table-cell>
          <table:table-cell table:style-name="ce7" table:formula="of:=([.W22]-[.W21])/1000" office:value-type="float" office:value="1.9970078125" calcext:value-type="float">
            <text:p>1.9970</text:p>
          </table:table-cell>
          <table:table-cell table:style-name="ce7" table:formula="of:=[.X22]+[.Y21]" office:value-type="float" office:value="39.999515625" calcext:value-type="float">
            <text:p>39.9995</text:p>
          </table:table-cell>
          <table:table-cell table:style-name="ce14" table:formula="of:=[.Y22]-2*([.$B22]-1)" office:value-type="float" office:value="-0.000484374999999204" calcext:value-type="float">
            <text:p>-0.000484375</text:p>
          </table:table-cell>
          <table:table-cell table:style-name="Default" office:value-type="float" office:value="63627189421198.6" calcext:value-type="float">
            <text:p>63627189421198.6</text:p>
          </table:table-cell>
          <table:table-cell table:style-name="ce15" table:formula="of:=([.AA22]-[.AA21])/1000" office:value-type="float" office:value="1.996828125" calcext:value-type="float">
            <text:p>1.9968</text:p>
          </table:table-cell>
          <table:table-cell table:style-name="ce7" table:formula="of:=[.AB22]+[.AC21]" office:value-type="float" office:value="40.000046875" calcext:value-type="float">
            <text:p>40.0000</text:p>
          </table:table-cell>
          <table:table-cell table:style-name="ce18" table:formula="of:=[.AC22]-2*([.$B22]-1)" office:value-type="float" office:value="0.0000468749999953388" calcext:value-type="float">
            <text:p>0.000046875</text:p>
          </table:table-cell>
          <table:table-cell table:style-name="Default" office:value-type="float" office:value="63627189883133.7" calcext:value-type="float">
            <text:p>63627189883133.7</text:p>
          </table:table-cell>
          <table:table-cell table:style-name="ce7" table:formula="of:=([.AE22]-[.AE21])/1000" office:value-type="float" office:value="2.0013828125" calcext:value-type="float">
            <text:p>2.0014</text:p>
          </table:table-cell>
          <table:table-cell table:style-name="ce7" table:formula="of:=[.AF22]+[.AG21]" office:value-type="float" office:value="40.0015859375" calcext:value-type="float">
            <text:p>40.0016</text:p>
          </table:table-cell>
          <table:table-cell table:style-name="ce20" table:formula="of:=[.AG22]-2*([.$B22]-1)" office:value-type="float" office:value="0.00158593749999625" calcext:value-type="float">
            <text:p>0.0015859375</text:p>
          </table:table-cell>
          <table:table-cell table:style-name="Default" office:value-type="float" office:value="63627190349460.5" calcext:value-type="float">
            <text:p>63627190349460.5</text:p>
          </table:table-cell>
          <table:table-cell table:style-name="ce7" table:formula="of:=([.AI22]-[.AI21])/1000" office:value-type="float" office:value="1.9978046875" calcext:value-type="float">
            <text:p>1.9978</text:p>
          </table:table-cell>
          <table:table-cell table:style-name="ce7" table:formula="of:=[.AJ22]+[.AK21]" office:value-type="float" office:value="40.000328125" calcext:value-type="float">
            <text:p>40.0003</text:p>
          </table:table-cell>
          <table:table-cell table:style-name="ce21" table:formula="of:=[.AK22]-2*([.$B22]-1)" office:value-type="float" office:value="0.000328124999988688" calcext:value-type="float">
            <text:p>0.000328125</text:p>
          </table:table-cell>
          <table:table-cell table:style-name="Default" office:value-type="float" office:value="63627190812531.9" calcext:value-type="float">
            <text:p>63627190812531.9</text:p>
          </table:table-cell>
          <table:table-cell table:style-name="ce7" table:formula="of:=([.AM22]-[.AM21])/1000" office:value-type="float" office:value="1.9981875" calcext:value-type="float">
            <text:p>1.9982</text:p>
          </table:table-cell>
          <table:table-cell table:style-name="ce7" table:formula="of:=[.AN22]+[.AO21]" office:value-type="float" office:value="40.000390625" calcext:value-type="float">
            <text:p>40.0004</text:p>
          </table:table-cell>
          <table:table-cell table:style-name="ce22" table:formula="of:=[.AO22]-2*([.$B22]-1)" office:value-type="float" office:value="0.000390625000001421" calcext:value-type="float">
            <text:p>0.000390625</text:p>
          </table:table-cell>
          <table:table-cell table:style-name="Default" office:value-type="float" office:value="63627191277557.7" calcext:value-type="float">
            <text:p>63627191277557.7</text:p>
          </table:table-cell>
          <table:table-cell table:style-name="ce7" table:formula="of:=([.AQ22]-[.AQ21])/1000" office:value-type="float" office:value="1.9978125" calcext:value-type="float">
            <text:p>1.9978</text:p>
          </table:table-cell>
          <table:table-cell table:style-name="ce7" table:formula="of:=[.AR22]+[.AS21]" office:value-type="float" office:value="40.0002109375" calcext:value-type="float">
            <text:p>40.0002</text:p>
          </table:table-cell>
          <table:table-cell table:style-name="ce26" table:formula="of:=[.AS22]-2*([.$B22]-1)" office:value-type="float" office:value="0.000210937499993236" calcext:value-type="float">
            <text:p>0.0002109375</text:p>
          </table:table-cell>
          <table:table-cell table:style-name="Default" office:value-type="float" office:value="63627191792645.3" calcext:value-type="float">
            <text:p>63627191792645.3</text:p>
          </table:table-cell>
          <table:table-cell table:style-name="ce7" table:formula="of:=([.AU22]-[.AU21])/1000" office:value-type="float" office:value="1.9997109375" calcext:value-type="float">
            <text:p>1.9997</text:p>
          </table:table-cell>
          <table:table-cell table:style-name="ce7" table:formula="of:=[.AV22]+[.AW21]" office:value-type="float" office:value="40.00196875" calcext:value-type="float">
            <text:p>40.0020</text:p>
          </table:table-cell>
          <table:table-cell table:style-name="ce35" table:formula="of:=[.AW22]-2*([.$B22]-1)" office:value-type="float" office:value="0.00196874999998187" calcext:value-type="float">
            <text:p>0.001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63627186586519.3" calcext:value-type="float">
            <text:p>63627186586519.3</text:p>
          </table:table-cell>
          <table:table-cell table:formula="of:=([.C23]-[.C22])/1000" office:value-type="float" office:value="2.0004140625" calcext:value-type="float">
            <text:p>2.0004</text:p>
          </table:table-cell>
          <table:table-cell table:formula="of:=[.D23]+[.E22]" office:value-type="float" office:value="42.00028125" calcext:value-type="float">
            <text:p>42.0003</text:p>
          </table:table-cell>
          <table:table-cell table:style-name="ce9" table:formula="of:=[.E23]-2*([.$B23]-1)" office:value-type="float" office:value="0.000281249999993349" calcext:value-type="float">
            <text:p>0.00028125</text:p>
          </table:table-cell>
          <table:table-cell table:style-name="Default" office:value-type="float" office:value="63627187105873.2" calcext:value-type="float">
            <text:p>63627187105873.2</text:p>
          </table:table-cell>
          <table:table-cell table:style-name="ce7" table:formula="of:=([.G23]-[.G22])/1000" office:value-type="float" office:value="2.0004296875" calcext:value-type="float">
            <text:p>2.0004</text:p>
          </table:table-cell>
          <table:table-cell table:style-name="ce7" table:formula="of:=[.H23]+[.I22]" office:value-type="float" office:value="41.9998984375" calcext:value-type="float">
            <text:p>41.9999</text:p>
          </table:table-cell>
          <table:table-cell table:style-name="ce10" table:formula="of:=[.I23]-2*([.$B23]-1)" office:value-type="float" office:value="-0.000101562499985164" calcext:value-type="float">
            <text:p>-0.0001015625</text:p>
          </table:table-cell>
          <table:table-cell table:style-name="Default" office:value-type="float" office:value="63627187573423.9" calcext:value-type="float">
            <text:p>63627187573423.9</text:p>
          </table:table-cell>
          <table:table-cell table:style-name="ce7" table:formula="of:=([.K23]-[.K22])/1000" office:value-type="float" office:value="1.9989921875" calcext:value-type="float">
            <text:p>1.9990</text:p>
          </table:table-cell>
          <table:table-cell table:style-name="ce7" table:formula="of:=[.L23]+[.M22]" office:value-type="float" office:value="42.001234375" calcext:value-type="float">
            <text:p>42.0012</text:p>
          </table:table-cell>
          <table:table-cell table:style-name="ce11" table:formula="of:=[.M23]-2*([.$B23]-1)" office:value-type="float" office:value="0.00123437500000279" calcext:value-type="float">
            <text:p>0.001234375</text:p>
          </table:table-cell>
          <table:table-cell table:style-name="Default" office:value-type="float" office:value="63627188041322.6" calcext:value-type="float">
            <text:p>63627188041322.6</text:p>
          </table:table-cell>
          <table:table-cell table:style-name="ce7" table:formula="of:=([.O23]-[.O22])/1000" office:value-type="float" office:value="2.0026484375" calcext:value-type="float">
            <text:p>2.0026</text:p>
          </table:table-cell>
          <table:table-cell table:style-name="ce7" table:formula="of:=[.P23]+[.Q22]" office:value-type="float" office:value="42.0028515625" calcext:value-type="float">
            <text:p>42.0029</text:p>
          </table:table-cell>
          <table:table-cell table:style-name="ce12" table:formula="of:=[.Q23]-2*([.$B23]-1)" office:value-type="float" office:value="0.00285156249999829" calcext:value-type="float">
            <text:p>0.0028515625</text:p>
          </table:table-cell>
          <table:table-cell table:style-name="Default" office:value-type="float" office:value="63627188501497.2" calcext:value-type="float">
            <text:p>63627188501497.2</text:p>
          </table:table-cell>
          <table:table-cell table:style-name="ce7" table:formula="of:=([.S23]-[.S22])/1000" office:value-type="float" office:value="2.00059375" calcext:value-type="float">
            <text:p>2.0006</text:p>
          </table:table-cell>
          <table:table-cell table:style-name="ce7" table:formula="of:=[.T23]+[.U22]" office:value-type="float" office:value="42.001328125" calcext:value-type="float">
            <text:p>42.0013</text:p>
          </table:table-cell>
          <table:table-cell table:style-name="ce13" table:formula="of:=[.U23]-2*([.$B23]-1)" office:value-type="float" office:value="0.00132812500000057" calcext:value-type="float">
            <text:p>0.001328125</text:p>
          </table:table-cell>
          <table:table-cell table:style-name="Default" office:value-type="float" office:value="63627188958425.5" calcext:value-type="float">
            <text:p>63627188958425.5</text:p>
          </table:table-cell>
          <table:table-cell table:style-name="ce7" table:formula="of:=([.W23]-[.W22])/1000" office:value-type="float" office:value="2.0023046875" calcext:value-type="float">
            <text:p>2.0023</text:p>
          </table:table-cell>
          <table:table-cell table:style-name="ce7" table:formula="of:=[.X23]+[.Y22]" office:value-type="float" office:value="42.0018203125" calcext:value-type="float">
            <text:p>42.0018</text:p>
          </table:table-cell>
          <table:table-cell table:style-name="ce14" table:formula="of:=[.Y23]-2*([.$B23]-1)" office:value-type="float" office:value="0.00182031250000136" calcext:value-type="float">
            <text:p>0.0018203125</text:p>
          </table:table-cell>
          <table:table-cell table:style-name="Default" office:value-type="float" office:value="63627189423198.9" calcext:value-type="float">
            <text:p>63627189423198.9</text:p>
          </table:table-cell>
          <table:table-cell table:style-name="ce15" table:formula="of:=([.AA23]-[.AA22])/1000" office:value-type="float" office:value="2.0002734375" calcext:value-type="float">
            <text:p>2.0003</text:p>
          </table:table-cell>
          <table:table-cell table:style-name="ce7" table:formula="of:=[.AB23]+[.AC22]" office:value-type="float" office:value="42.0003203125" calcext:value-type="float">
            <text:p>42.0003</text:p>
          </table:table-cell>
          <table:table-cell table:style-name="ce18" table:formula="of:=[.AC23]-2*([.$B23]-1)" office:value-type="float" office:value="0.000320312499994202" calcext:value-type="float">
            <text:p>0.0003203125</text:p>
          </table:table-cell>
          <table:table-cell table:style-name="Default" office:value-type="float" office:value="63627189885133.7" calcext:value-type="float">
            <text:p>63627189885133.7</text:p>
          </table:table-cell>
          <table:table-cell table:style-name="ce7" table:formula="of:=([.AE23]-[.AE22])/1000" office:value-type="float" office:value="2.0000703125" calcext:value-type="float">
            <text:p>2.0001</text:p>
          </table:table-cell>
          <table:table-cell table:style-name="ce7" table:formula="of:=[.AF23]+[.AG22]" office:value-type="float" office:value="42.00165625" calcext:value-type="float">
            <text:p>42.0017</text:p>
          </table:table-cell>
          <table:table-cell table:style-name="ce20" table:formula="of:=[.AG23]-2*([.$B23]-1)" office:value-type="float" office:value="0.00165624999999636" calcext:value-type="float">
            <text:p>0.00165625</text:p>
          </table:table-cell>
          <table:table-cell table:style-name="Default" office:value-type="float" office:value="63627190351461.7" calcext:value-type="float">
            <text:p>63627190351461.7</text:p>
          </table:table-cell>
          <table:table-cell table:style-name="ce7" table:formula="of:=([.AI23]-[.AI22])/1000" office:value-type="float" office:value="2.0011953125" calcext:value-type="float">
            <text:p>2.0012</text:p>
          </table:table-cell>
          <table:table-cell table:style-name="ce7" table:formula="of:=[.AJ23]+[.AK22]" office:value-type="float" office:value="42.0015234375" calcext:value-type="float">
            <text:p>42.0015</text:p>
          </table:table-cell>
          <table:table-cell table:style-name="ce21" table:formula="of:=[.AK23]-2*([.$B23]-1)" office:value-type="float" office:value="0.00152343749999062" calcext:value-type="float">
            <text:p>0.0015234375</text:p>
          </table:table-cell>
          <table:table-cell table:style-name="Default" office:value-type="float" office:value="63627190814531.1" calcext:value-type="float">
            <text:p>63627190814531.1</text:p>
          </table:table-cell>
          <table:table-cell table:style-name="ce7" table:formula="of:=([.AM23]-[.AM22])/1000" office:value-type="float" office:value="1.9991953125" calcext:value-type="float">
            <text:p>1.9992</text:p>
          </table:table-cell>
          <table:table-cell table:style-name="ce7" table:formula="of:=[.AN23]+[.AO22]" office:value-type="float" office:value="41.9995859375" calcext:value-type="float">
            <text:p>41.9996</text:p>
          </table:table-cell>
          <table:table-cell table:style-name="ce22" table:formula="of:=[.AO23]-2*([.$B23]-1)" office:value-type="float" office:value="-0.000414062499999091" calcext:value-type="float">
            <text:p>-0.0004140625</text:p>
          </table:table-cell>
          <table:table-cell table:style-name="Default" office:value-type="float" office:value="63627191279557.1" calcext:value-type="float">
            <text:p>63627191279557.1</text:p>
          </table:table-cell>
          <table:table-cell table:style-name="ce7" table:formula="of:=([.AQ23]-[.AQ22])/1000" office:value-type="float" office:value="1.9993984375" calcext:value-type="float">
            <text:p>1.9994</text:p>
          </table:table-cell>
          <table:table-cell table:style-name="ce7" table:formula="of:=[.AR23]+[.AS22]" office:value-type="float" office:value="41.999609375" calcext:value-type="float">
            <text:p>41.9996</text:p>
          </table:table-cell>
          <table:table-cell table:style-name="ce26" table:formula="of:=[.AS23]-2*([.$B23]-1)" office:value-type="float" office:value="-0.000390625000008527" calcext:value-type="float">
            <text:p>-0.000390625</text:p>
          </table:table-cell>
          <table:table-cell table:style-name="Default" office:value-type="float" office:value="63627191794642.9" calcext:value-type="float">
            <text:p>63627191794642.9</text:p>
          </table:table-cell>
          <table:table-cell table:style-name="ce7" table:formula="of:=([.AU23]-[.AU22])/1000" office:value-type="float" office:value="1.99759375" calcext:value-type="float">
            <text:p>1.9976</text:p>
          </table:table-cell>
          <table:table-cell table:style-name="ce7" table:formula="of:=[.AV23]+[.AW22]" office:value-type="float" office:value="41.9995625" calcext:value-type="float">
            <text:p>41.9996</text:p>
          </table:table-cell>
          <table:table-cell table:style-name="ce35" table:formula="of:=[.AW23]-2*([.$B23]-1)" office:value-type="float" office:value="-0.000437500000018076" calcext:value-type="float">
            <text:p>-0.000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63627186588521.9" calcext:value-type="float">
            <text:p>63627186588521.9</text:p>
          </table:table-cell>
          <table:table-cell table:formula="of:=([.C24]-[.C23])/1000" office:value-type="float" office:value="2.0026171875" calcext:value-type="float">
            <text:p>2.0026</text:p>
          </table:table-cell>
          <table:table-cell table:formula="of:=[.D24]+[.E23]" office:value-type="float" office:value="44.0028984375" calcext:value-type="float">
            <text:p>44.0029</text:p>
          </table:table-cell>
          <table:table-cell table:style-name="ce9" table:formula="of:=[.E24]-2*([.$B24]-1)" office:value-type="float" office:value="0.00289843749999363" calcext:value-type="float">
            <text:p>0.0028984375</text:p>
          </table:table-cell>
          <table:table-cell table:style-name="Default" office:value-type="float" office:value="63627187107873.7" calcext:value-type="float">
            <text:p>63627187107873.7</text:p>
          </table:table-cell>
          <table:table-cell table:style-name="ce7" table:formula="of:=([.G24]-[.G23])/1000" office:value-type="float" office:value="2.000453125" calcext:value-type="float">
            <text:p>2.0005</text:p>
          </table:table-cell>
          <table:table-cell table:style-name="ce7" table:formula="of:=[.H24]+[.I23]" office:value-type="float" office:value="44.0003515625" calcext:value-type="float">
            <text:p>44.0004</text:p>
          </table:table-cell>
          <table:table-cell table:style-name="ce10" table:formula="of:=[.I24]-2*([.$B24]-1)" office:value-type="float" office:value="0.000351562500014779" calcext:value-type="float">
            <text:p>0.0003515625</text:p>
          </table:table-cell>
          <table:table-cell table:style-name="Default" office:value-type="float" office:value="63627187575423.2" calcext:value-type="float">
            <text:p>63627187575423.2</text:p>
          </table:table-cell>
          <table:table-cell table:style-name="ce7" table:formula="of:=([.K24]-[.K23])/1000" office:value-type="float" office:value="1.9993046875" calcext:value-type="float">
            <text:p>1.9993</text:p>
          </table:table-cell>
          <table:table-cell table:style-name="ce7" table:formula="of:=[.L24]+[.M23]" office:value-type="float" office:value="44.0005390625" calcext:value-type="float">
            <text:p>44.0005</text:p>
          </table:table-cell>
          <table:table-cell table:style-name="ce11" table:formula="of:=[.M24]-2*([.$B24]-1)" office:value-type="float" office:value="0.00053906250000324" calcext:value-type="float">
            <text:p>0.0005390625</text:p>
          </table:table-cell>
          <table:table-cell table:style-name="Default" office:value-type="float" office:value="63627188043320.2" calcext:value-type="float">
            <text:p>63627188043320.2</text:p>
          </table:table-cell>
          <table:table-cell table:style-name="ce7" table:formula="of:=([.O24]-[.O23])/1000" office:value-type="float" office:value="1.9976875" calcext:value-type="float">
            <text:p>1.9977</text:p>
          </table:table-cell>
          <table:table-cell table:style-name="ce7" table:formula="of:=[.P24]+[.Q23]" office:value-type="float" office:value="44.0005390625" calcext:value-type="float">
            <text:p>44.0005</text:p>
          </table:table-cell>
          <table:table-cell table:style-name="ce12" table:formula="of:=[.Q24]-2*([.$B24]-1)" office:value-type="float" office:value="0.000539062499996135" calcext:value-type="float">
            <text:p>0.0005390625</text:p>
          </table:table-cell>
          <table:table-cell table:style-name="Default" office:value-type="float" office:value="63627188503496.5" calcext:value-type="float">
            <text:p>63627188503496.5</text:p>
          </table:table-cell>
          <table:table-cell table:style-name="ce7" table:formula="of:=([.S24]-[.S23])/1000" office:value-type="float" office:value="1.99928125" calcext:value-type="float">
            <text:p>1.9993</text:p>
          </table:table-cell>
          <table:table-cell table:style-name="ce7" table:formula="of:=[.T24]+[.U23]" office:value-type="float" office:value="44.000609375" calcext:value-type="float">
            <text:p>44.0006</text:p>
          </table:table-cell>
          <table:table-cell table:style-name="ce13" table:formula="of:=[.U24]-2*([.$B24]-1)" office:value-type="float" office:value="0.000609375000003354" calcext:value-type="float">
            <text:p>0.000609375</text:p>
          </table:table-cell>
          <table:table-cell table:style-name="Default" office:value-type="float" office:value="63627188960423" calcext:value-type="float">
            <text:p>63627188960423</text:p>
          </table:table-cell>
          <table:table-cell table:style-name="ce7" table:formula="of:=([.W24]-[.W23])/1000" office:value-type="float" office:value="1.9975" calcext:value-type="float">
            <text:p>1.9975</text:p>
          </table:table-cell>
          <table:table-cell table:style-name="ce7" table:formula="of:=[.X24]+[.Y23]" office:value-type="float" office:value="43.9993203125" calcext:value-type="float">
            <text:p>43.9993</text:p>
          </table:table-cell>
          <table:table-cell table:style-name="ce14" table:formula="of:=[.Y24]-2*([.$B24]-1)" office:value-type="float" office:value="-0.000679687499996362" calcext:value-type="float">
            <text:p>-0.0006796875</text:p>
          </table:table-cell>
          <table:table-cell table:style-name="Default" office:value-type="float" office:value="63627189425198.8" calcext:value-type="float">
            <text:p>63627189425198.8</text:p>
          </table:table-cell>
          <table:table-cell table:style-name="ce15" table:formula="of:=([.AA24]-[.AA23])/1000" office:value-type="float" office:value="1.99996875" calcext:value-type="float">
            <text:p>2.0000</text:p>
          </table:table-cell>
          <table:table-cell table:style-name="ce7" table:formula="of:=[.AB24]+[.AC23]" office:value-type="float" office:value="44.0002890625" calcext:value-type="float">
            <text:p>44.0003</text:p>
          </table:table-cell>
          <table:table-cell table:style-name="ce18" table:formula="of:=[.AC24]-2*([.$B24]-1)" office:value-type="float" office:value="0.000289062499994941" calcext:value-type="float">
            <text:p>0.0002890625</text:p>
          </table:table-cell>
          <table:table-cell table:style-name="Default" office:value-type="float" office:value="63627189887132.4" calcext:value-type="float">
            <text:p>63627189887132.4</text:p>
          </table:table-cell>
          <table:table-cell table:style-name="ce7" table:formula="of:=([.AE24]-[.AE23])/1000" office:value-type="float" office:value="1.9986484375" calcext:value-type="float">
            <text:p>1.9986</text:p>
          </table:table-cell>
          <table:table-cell table:style-name="ce7" table:formula="of:=[.AF24]+[.AG23]" office:value-type="float" office:value="44.0003046875" calcext:value-type="float">
            <text:p>44.0003</text:p>
          </table:table-cell>
          <table:table-cell table:style-name="ce20" table:formula="of:=[.AG24]-2*([.$B24]-1)" office:value-type="float" office:value="0.000304687499998124" calcext:value-type="float">
            <text:p>0.0003046875</text:p>
          </table:table-cell>
          <table:table-cell table:style-name="Default" office:value-type="float" office:value="63627190353460.4" calcext:value-type="float">
            <text:p>63627190353460.4</text:p>
          </table:table-cell>
          <table:table-cell table:style-name="ce7" table:formula="of:=([.AI24]-[.AI23])/1000" office:value-type="float" office:value="1.99871875" calcext:value-type="float">
            <text:p>1.9987</text:p>
          </table:table-cell>
          <table:table-cell table:style-name="ce7" table:formula="of:=[.AJ24]+[.AK23]" office:value-type="float" office:value="44.0002421875" calcext:value-type="float">
            <text:p>44.0002</text:p>
          </table:table-cell>
          <table:table-cell table:style-name="ce21" table:formula="of:=[.AK24]-2*([.$B24]-1)" office:value-type="float" office:value="0.000242187499992497" calcext:value-type="float">
            <text:p>0.0002421875</text:p>
          </table:table-cell>
          <table:table-cell table:style-name="Default" office:value-type="float" office:value="63627190816532.4" calcext:value-type="float">
            <text:p>63627190816532.4</text:p>
          </table:table-cell>
          <table:table-cell table:style-name="ce7" table:formula="of:=([.AM24]-[.AM23])/1000" office:value-type="float" office:value="2.0012890625" calcext:value-type="float">
            <text:p>2.0013</text:p>
          </table:table-cell>
          <table:table-cell table:style-name="ce7" table:formula="of:=[.AN24]+[.AO23]" office:value-type="float" office:value="44.000875" calcext:value-type="float">
            <text:p>44.0009</text:p>
          </table:table-cell>
          <table:table-cell table:style-name="ce22" table:formula="of:=[.AO24]-2*([.$B24]-1)" office:value-type="float" office:value="0.000875000000000625" calcext:value-type="float">
            <text:p>0.000875</text:p>
          </table:table-cell>
          <table:table-cell table:style-name="Default" office:value-type="float" office:value="63627191281557.2" calcext:value-type="float">
            <text:p>63627191281557.2</text:p>
          </table:table-cell>
          <table:table-cell table:style-name="ce7" table:formula="of:=([.AQ24]-[.AQ23])/1000" office:value-type="float" office:value="2.0001171875" calcext:value-type="float">
            <text:p>2.0001</text:p>
          </table:table-cell>
          <table:table-cell table:style-name="ce7" table:formula="of:=[.AR24]+[.AS23]" office:value-type="float" office:value="43.9997265625" calcext:value-type="float">
            <text:p>43.9997</text:p>
          </table:table-cell>
          <table:table-cell table:style-name="ce26" table:formula="of:=[.AS24]-2*([.$B24]-1)" office:value-type="float" office:value="-0.000273437500005969" calcext:value-type="float">
            <text:p>-0.0002734375</text:p>
          </table:table-cell>
          <table:table-cell table:style-name="Default" office:value-type="float" office:value="63627191796644.5" calcext:value-type="float">
            <text:p>63627191796644.5</text:p>
          </table:table-cell>
          <table:table-cell table:style-name="ce7" table:formula="of:=([.AU24]-[.AU23])/1000" office:value-type="float" office:value="2.0016328125" calcext:value-type="float">
            <text:p>2.0016</text:p>
          </table:table-cell>
          <table:table-cell table:style-name="ce7" table:formula="of:=[.AV24]+[.AW23]" office:value-type="float" office:value="44.0011953125" calcext:value-type="float">
            <text:p>44.0012</text:p>
          </table:table-cell>
          <table:table-cell table:style-name="ce35" table:formula="of:=[.AW24]-2*([.$B24]-1)" office:value-type="float" office:value="0.00119531249998062" calcext:value-type="float">
            <text:p>0.00119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63627186590522.5" calcext:value-type="float">
            <text:p>63627186590522.5</text:p>
          </table:table-cell>
          <table:table-cell table:formula="of:=([.C25]-[.C24])/1000" office:value-type="float" office:value="2.0006015625" calcext:value-type="float">
            <text:p>2.0006</text:p>
          </table:table-cell>
          <table:table-cell table:formula="of:=[.D25]+[.E24]" office:value-type="float" office:value="46.0035" calcext:value-type="float">
            <text:p>46.0035</text:p>
          </table:table-cell>
          <table:table-cell table:style-name="ce9" table:formula="of:=[.E25]-2*([.$B25]-1)" office:value-type="float" office:value="0.0034999999999954" calcext:value-type="float">
            <text:p>0.0035</text:p>
          </table:table-cell>
          <table:table-cell table:style-name="Default" office:value-type="float" office:value="63627187109875.1" calcext:value-type="float">
            <text:p>63627187109875.1</text:p>
          </table:table-cell>
          <table:table-cell table:style-name="ce7" table:formula="of:=([.G25]-[.G24])/1000" office:value-type="float" office:value="2.0013984375" calcext:value-type="float">
            <text:p>2.0014</text:p>
          </table:table-cell>
          <table:table-cell table:style-name="ce7" table:formula="of:=[.H25]+[.I24]" office:value-type="float" office:value="46.00175" calcext:value-type="float">
            <text:p>46.0018</text:p>
          </table:table-cell>
          <table:table-cell table:style-name="ce10" table:formula="of:=[.I25]-2*([.$B25]-1)" office:value-type="float" office:value="0.00175000000001546" calcext:value-type="float">
            <text:p>0.00175</text:p>
          </table:table-cell>
          <table:table-cell table:style-name="Default" office:value-type="float" office:value="63627187577423.9" calcext:value-type="float">
            <text:p>63627187577423.9</text:p>
          </table:table-cell>
          <table:table-cell table:style-name="ce7" table:formula="of:=([.K25]-[.K24])/1000" office:value-type="float" office:value="2.0006953125" calcext:value-type="float">
            <text:p>2.0007</text:p>
          </table:table-cell>
          <table:table-cell table:style-name="ce7" table:formula="of:=[.L25]+[.M24]" office:value-type="float" office:value="46.001234375" calcext:value-type="float">
            <text:p>46.0012</text:p>
          </table:table-cell>
          <table:table-cell table:style-name="ce11" table:formula="of:=[.M25]-2*([.$B25]-1)" office:value-type="float" office:value="0.00123437500000279" calcext:value-type="float">
            <text:p>0.001234375</text:p>
          </table:table-cell>
          <table:table-cell table:style-name="Default" office:value-type="float" office:value="63627188045319.9" calcext:value-type="float">
            <text:p>63627188045319.9</text:p>
          </table:table-cell>
          <table:table-cell table:style-name="ce7" table:formula="of:=([.O25]-[.O24])/1000" office:value-type="float" office:value="1.999640625" calcext:value-type="float">
            <text:p>1.9996</text:p>
          </table:table-cell>
          <table:table-cell table:style-name="ce7" table:formula="of:=[.P25]+[.Q24]" office:value-type="float" office:value="46.0001796875" calcext:value-type="float">
            <text:p>46.0002</text:p>
          </table:table-cell>
          <table:table-cell table:style-name="ce12" table:formula="of:=[.Q25]-2*([.$B25]-1)" office:value-type="float" office:value="0.000179687499993975" calcext:value-type="float">
            <text:p>0.0001796875</text:p>
          </table:table-cell>
          <table:table-cell table:style-name="Default" office:value-type="float" office:value="63627188505496.7" calcext:value-type="float">
            <text:p>63627188505496.7</text:p>
          </table:table-cell>
          <table:table-cell table:style-name="ce7" table:formula="of:=([.S25]-[.S24])/1000" office:value-type="float" office:value="2.0002578125" calcext:value-type="float">
            <text:p>2.0003</text:p>
          </table:table-cell>
          <table:table-cell table:style-name="ce7" table:formula="of:=[.T25]+[.U24]" office:value-type="float" office:value="46.0008671875" calcext:value-type="float">
            <text:p>46.0009</text:p>
          </table:table-cell>
          <table:table-cell table:style-name="ce13" table:formula="of:=[.U25]-2*([.$B25]-1)" office:value-type="float" office:value="0.000867187500006139" calcext:value-type="float">
            <text:p>0.0008671875</text:p>
          </table:table-cell>
          <table:table-cell table:style-name="Default" office:value-type="float" office:value="63627188962423" calcext:value-type="float">
            <text:p>63627188962423</text:p>
          </table:table-cell>
          <table:table-cell table:style-name="ce7" table:formula="of:=([.W25]-[.W24])/1000" office:value-type="float" office:value="1.9999609375" calcext:value-type="float">
            <text:p>2.0000</text:p>
          </table:table-cell>
          <table:table-cell table:style-name="ce7" table:formula="of:=[.X25]+[.Y24]" office:value-type="float" office:value="45.99928125" calcext:value-type="float">
            <text:p>45.9993</text:p>
          </table:table-cell>
          <table:table-cell table:style-name="ce14" table:formula="of:=[.Y25]-2*([.$B25]-1)" office:value-type="float" office:value="-0.000718749999997215" calcext:value-type="float">
            <text:p>-0.00071875</text:p>
          </table:table-cell>
          <table:table-cell table:style-name="Default" office:value-type="float" office:value="63627189427199.2" calcext:value-type="float">
            <text:p>63627189427199.2</text:p>
          </table:table-cell>
          <table:table-cell table:style-name="ce15" table:formula="of:=([.AA25]-[.AA24])/1000" office:value-type="float" office:value="2.00034375" calcext:value-type="float">
            <text:p>2.0003</text:p>
          </table:table-cell>
          <table:table-cell table:style-name="ce7" table:formula="of:=[.AB25]+[.AC24]" office:value-type="float" office:value="46.0006328125" calcext:value-type="float">
            <text:p>46.0006</text:p>
          </table:table-cell>
          <table:table-cell table:style-name="ce18" table:formula="of:=[.AC25]-2*([.$B25]-1)" office:value-type="float" office:value="0.000632812499993918" calcext:value-type="float">
            <text:p>0.0006328125</text:p>
          </table:table-cell>
          <table:table-cell table:style-name="Default" office:value-type="float" office:value="63627189889133.4" calcext:value-type="float">
            <text:p>63627189889133.4</text:p>
          </table:table-cell>
          <table:table-cell table:style-name="ce7" table:formula="of:=([.AE25]-[.AE24])/1000" office:value-type="float" office:value="2.001046875" calcext:value-type="float">
            <text:p>2.0010</text:p>
          </table:table-cell>
          <table:table-cell table:style-name="ce7" table:formula="of:=[.AF25]+[.AG24]" office:value-type="float" office:value="46.0013515625" calcext:value-type="float">
            <text:p>46.0014</text:p>
          </table:table-cell>
          <table:table-cell table:style-name="ce20" table:formula="of:=[.AG25]-2*([.$B25]-1)" office:value-type="float" office:value="0.00135156249999824" calcext:value-type="float">
            <text:p>0.0013515625</text:p>
          </table:table-cell>
          <table:table-cell table:style-name="Default" office:value-type="float" office:value="63627190355460.8" calcext:value-type="float">
            <text:p>63627190355460.8</text:p>
          </table:table-cell>
          <table:table-cell table:style-name="ce7" table:formula="of:=([.AI25]-[.AI24])/1000" office:value-type="float" office:value="2.00034375" calcext:value-type="float">
            <text:p>2.0003</text:p>
          </table:table-cell>
          <table:table-cell table:style-name="ce7" table:formula="of:=[.AJ25]+[.AK24]" office:value-type="float" office:value="46.0005859375" calcext:value-type="float">
            <text:p>46.0006</text:p>
          </table:table-cell>
          <table:table-cell table:style-name="ce21" table:formula="of:=[.AK25]-2*([.$B25]-1)" office:value-type="float" office:value="0.000585937499991474" calcext:value-type="float">
            <text:p>0.0005859375</text:p>
          </table:table-cell>
          <table:table-cell table:style-name="Default" office:value-type="float" office:value="63627190818531.3" calcext:value-type="float">
            <text:p>63627190818531.3</text:p>
          </table:table-cell>
          <table:table-cell table:style-name="ce7" table:formula="of:=([.AM25]-[.AM24])/1000" office:value-type="float" office:value="1.9989765625" calcext:value-type="float">
            <text:p>1.9990</text:p>
          </table:table-cell>
          <table:table-cell table:style-name="ce7" table:formula="of:=[.AN25]+[.AO24]" office:value-type="float" office:value="45.9998515625" calcext:value-type="float">
            <text:p>45.9999</text:p>
          </table:table-cell>
          <table:table-cell table:style-name="ce22" table:formula="of:=[.AO25]-2*([.$B25]-1)" office:value-type="float" office:value="-0.000148437500001819" calcext:value-type="float">
            <text:p>-0.0001484375</text:p>
          </table:table-cell>
          <table:table-cell table:style-name="Default" office:value-type="float" office:value="63627191283559.7" calcext:value-type="float">
            <text:p>63627191283559.7</text:p>
          </table:table-cell>
          <table:table-cell table:style-name="ce7" table:formula="of:=([.AQ25]-[.AQ24])/1000" office:value-type="float" office:value="2.0025" calcext:value-type="float">
            <text:p>2.0025</text:p>
          </table:table-cell>
          <table:table-cell table:style-name="ce7" table:formula="of:=[.AR25]+[.AS24]" office:value-type="float" office:value="46.0022265625" calcext:value-type="float">
            <text:p>46.0022</text:p>
          </table:table-cell>
          <table:table-cell table:style-name="ce26" table:formula="of:=[.AS25]-2*([.$B25]-1)" office:value-type="float" office:value="0.00222656249999176" calcext:value-type="float">
            <text:p>0.0022265625</text:p>
          </table:table-cell>
          <table:table-cell table:style-name="Default" office:value-type="float" office:value="63627191798643.7" calcext:value-type="float">
            <text:p>63627191798643.7</text:p>
          </table:table-cell>
          <table:table-cell table:style-name="ce7" table:formula="of:=([.AU25]-[.AU24])/1000" office:value-type="float" office:value="1.999203125" calcext:value-type="float">
            <text:p>1.9992</text:p>
          </table:table-cell>
          <table:table-cell table:style-name="ce7" table:formula="of:=[.AV25]+[.AW24]" office:value-type="float" office:value="46.0003984375" calcext:value-type="float">
            <text:p>46.0004</text:p>
          </table:table-cell>
          <table:table-cell table:style-name="ce35" table:formula="of:=[.AW25]-2*([.$B25]-1)" office:value-type="float" office:value="0.000398437499981696" calcext:value-type="float">
            <text:p>0.00039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63627186592519.1" calcext:value-type="float">
            <text:p>63627186592519.1</text:p>
          </table:table-cell>
          <table:table-cell table:formula="of:=([.C26]-[.C25])/1000" office:value-type="float" office:value="1.996578125" calcext:value-type="float">
            <text:p>1.9966</text:p>
          </table:table-cell>
          <table:table-cell table:formula="of:=[.D26]+[.E25]" office:value-type="float" office:value="48.000078125" calcext:value-type="float">
            <text:p>48.0001</text:p>
          </table:table-cell>
          <table:table-cell table:style-name="ce9" table:formula="of:=[.E26]-2*([.$B26]-1)" office:value-type="float" office:value="0.0000781249999945999" calcext:value-type="float">
            <text:p>0.000078125</text:p>
          </table:table-cell>
          <table:table-cell table:style-name="Default" office:value-type="float" office:value="63627187111872.8" calcext:value-type="float">
            <text:p>63627187111872.8</text:p>
          </table:table-cell>
          <table:table-cell table:style-name="ce7" table:formula="of:=([.G26]-[.G25])/1000" office:value-type="float" office:value="1.9977421875" calcext:value-type="float">
            <text:p>1.9977</text:p>
          </table:table-cell>
          <table:table-cell table:style-name="ce7" table:formula="of:=[.H26]+[.I25]" office:value-type="float" office:value="47.9994921875" calcext:value-type="float">
            <text:p>47.9995</text:p>
          </table:table-cell>
          <table:table-cell table:style-name="ce10" table:formula="of:=[.I26]-2*([.$B26]-1)" office:value-type="float" office:value="-0.000507812499982663" calcext:value-type="float">
            <text:p>-0.0005078125</text:p>
          </table:table-cell>
          <table:table-cell table:style-name="Default" office:value-type="float" office:value="63627187579423" calcext:value-type="float">
            <text:p>63627187579423</text:p>
          </table:table-cell>
          <table:table-cell table:style-name="ce7" table:formula="of:=([.K26]-[.K25])/1000" office:value-type="float" office:value="1.99915625" calcext:value-type="float">
            <text:p>1.9992</text:p>
          </table:table-cell>
          <table:table-cell table:style-name="ce7" table:formula="of:=[.L26]+[.M25]" office:value-type="float" office:value="48.000390625" calcext:value-type="float">
            <text:p>48.0004</text:p>
          </table:table-cell>
          <table:table-cell table:style-name="ce11" table:formula="of:=[.M26]-2*([.$B26]-1)" office:value-type="float" office:value="0.000390625000001421" calcext:value-type="float">
            <text:p>0.000390625</text:p>
          </table:table-cell>
          <table:table-cell table:style-name="Default" office:value-type="float" office:value="63627188047319.1" calcext:value-type="float">
            <text:p>63627188047319.1</text:p>
          </table:table-cell>
          <table:table-cell table:style-name="ce7" table:formula="of:=([.O26]-[.O25])/1000" office:value-type="float" office:value="1.9991953125" calcext:value-type="float">
            <text:p>1.9992</text:p>
          </table:table-cell>
          <table:table-cell table:style-name="ce7" table:formula="of:=[.P26]+[.Q25]" office:value-type="float" office:value="47.999375" calcext:value-type="float">
            <text:p>47.9994</text:p>
          </table:table-cell>
          <table:table-cell table:style-name="ce12" table:formula="of:=[.Q26]-2*([.$B26]-1)" office:value-type="float" office:value="-0.000625000000006537" calcext:value-type="float">
            <text:p>-0.000625</text:p>
          </table:table-cell>
          <table:table-cell table:style-name="Default" office:value-type="float" office:value="63627188507496.9" calcext:value-type="float">
            <text:p>63627188507496.9</text:p>
          </table:table-cell>
          <table:table-cell table:style-name="ce7" table:formula="of:=([.S26]-[.S25])/1000" office:value-type="float" office:value="2.0001875" calcext:value-type="float">
            <text:p>2.0002</text:p>
          </table:table-cell>
          <table:table-cell table:style-name="ce7" table:formula="of:=[.T26]+[.U25]" office:value-type="float" office:value="48.0010546875" calcext:value-type="float">
            <text:p>48.0011</text:p>
          </table:table-cell>
          <table:table-cell table:style-name="ce13" table:formula="of:=[.U26]-2*([.$B26]-1)" office:value-type="float" office:value="0.00105468750000881" calcext:value-type="float">
            <text:p>0.0010546875</text:p>
          </table:table-cell>
          <table:table-cell table:style-name="Default" office:value-type="float" office:value="63627188964424.5" calcext:value-type="float">
            <text:p>63627188964424.5</text:p>
          </table:table-cell>
          <table:table-cell table:style-name="ce7" table:formula="of:=([.W26]-[.W25])/1000" office:value-type="float" office:value="2.0015625" calcext:value-type="float">
            <text:p>2.0016</text:p>
          </table:table-cell>
          <table:table-cell table:style-name="ce7" table:formula="of:=[.X26]+[.Y25]" office:value-type="float" office:value="48.00084375" calcext:value-type="float">
            <text:p>48.0008</text:p>
          </table:table-cell>
          <table:table-cell table:style-name="ce14" table:formula="of:=[.Y26]-2*([.$B26]-1)" office:value-type="float" office:value="0.000843750000001364" calcext:value-type="float">
            <text:p>0.00084375</text:p>
          </table:table-cell>
          <table:table-cell table:style-name="Default" office:value-type="float" office:value="63627189429201.4" calcext:value-type="float">
            <text:p>63627189429201.4</text:p>
          </table:table-cell>
          <table:table-cell table:style-name="ce15" table:formula="of:=([.AA26]-[.AA25])/1000" office:value-type="float" office:value="2.00221875" calcext:value-type="float">
            <text:p>2.0022</text:p>
          </table:table-cell>
          <table:table-cell table:style-name="ce7" table:formula="of:=[.AB26]+[.AC25]" office:value-type="float" office:value="48.0028515625" calcext:value-type="float">
            <text:p>48.0029</text:p>
          </table:table-cell>
          <table:table-cell table:style-name="ce18" table:formula="of:=[.AC26]-2*([.$B26]-1)" office:value-type="float" office:value="0.00285156249999119" calcext:value-type="float">
            <text:p>0.0028515625</text:p>
          </table:table-cell>
          <table:table-cell table:style-name="Default" office:value-type="float" office:value="63627189891133" calcext:value-type="float">
            <text:p>63627189891133</text:p>
          </table:table-cell>
          <table:table-cell table:style-name="ce7" table:formula="of:=([.AE26]-[.AE25])/1000" office:value-type="float" office:value="1.9995546875" calcext:value-type="float">
            <text:p>1.9996</text:p>
          </table:table-cell>
          <table:table-cell table:style-name="ce7" table:formula="of:=[.AF26]+[.AG25]" office:value-type="float" office:value="48.00090625" calcext:value-type="float">
            <text:p>48.0009</text:p>
          </table:table-cell>
          <table:table-cell table:style-name="ce20" table:formula="of:=[.AG26]-2*([.$B26]-1)" office:value-type="float" office:value="0.000906249999999886" calcext:value-type="float">
            <text:p>0.00090625</text:p>
          </table:table-cell>
          <table:table-cell table:style-name="Default" office:value-type="float" office:value="63627190357462.5" calcext:value-type="float">
            <text:p>63627190357462.5</text:p>
          </table:table-cell>
          <table:table-cell table:style-name="ce7" table:formula="of:=([.AI26]-[.AI25])/1000" office:value-type="float" office:value="2.0017734375" calcext:value-type="float">
            <text:p>2.0018</text:p>
          </table:table-cell>
          <table:table-cell table:style-name="ce7" table:formula="of:=[.AJ26]+[.AK25]" office:value-type="float" office:value="48.002359375" calcext:value-type="float">
            <text:p>48.0024</text:p>
          </table:table-cell>
          <table:table-cell table:style-name="ce21" table:formula="of:=[.AK26]-2*([.$B26]-1)" office:value-type="float" office:value="0.00235937499999039" calcext:value-type="float">
            <text:p>0.002359375</text:p>
          </table:table-cell>
          <table:table-cell table:style-name="Default" office:value-type="float" office:value="63627190820925.5" calcext:value-type="float">
            <text:p>63627190820925.5</text:p>
          </table:table-cell>
          <table:table-cell table:style-name="ce7" table:formula="of:=([.AM26]-[.AM25])/1000" office:value-type="float" office:value="2.394171875" calcext:value-type="float">
            <text:p>2.3942</text:p>
          </table:table-cell>
          <table:table-cell table:style-name="ce7" table:formula="of:=[.AN26]+[.AO25]" office:value-type="float" office:value="48.3940234375" calcext:value-type="float">
            <text:p>48.3940</text:p>
          </table:table-cell>
          <table:table-cell table:style-name="ce22" table:formula="of:=[.AO26]-2*([.$B26]-1)" office:value-type="float" office:value="0.394023437499996" calcext:value-type="float">
            <text:p>0.3940234375</text:p>
          </table:table-cell>
          <table:table-cell table:style-name="Default" office:value-type="float" office:value="63627191285556.9" calcext:value-type="float">
            <text:p>63627191285556.9</text:p>
          </table:table-cell>
          <table:table-cell table:style-name="ce7" table:formula="of:=([.AQ26]-[.AQ25])/1000" office:value-type="float" office:value="1.99721875" calcext:value-type="float">
            <text:p>1.9972</text:p>
          </table:table-cell>
          <table:table-cell table:style-name="ce7" table:formula="of:=[.AR26]+[.AS25]" office:value-type="float" office:value="47.9994453125" calcext:value-type="float">
            <text:p>47.9994</text:p>
          </table:table-cell>
          <table:table-cell table:style-name="ce26" table:formula="of:=[.AS26]-2*([.$B26]-1)" office:value-type="float" office:value="-0.000554687500006423" calcext:value-type="float">
            <text:p>-0.0005546875</text:p>
          </table:table-cell>
          <table:table-cell table:style-name="Default" office:value-type="float" office:value="63627191800643.6" calcext:value-type="float">
            <text:p>63627191800643.6</text:p>
          </table:table-cell>
          <table:table-cell table:style-name="ce7" table:formula="of:=([.AU26]-[.AU25])/1000" office:value-type="float" office:value="1.9998984375" calcext:value-type="float">
            <text:p>1.9999</text:p>
          </table:table-cell>
          <table:table-cell table:style-name="ce7" table:formula="of:=[.AV26]+[.AW25]" office:value-type="float" office:value="48.000296875" calcext:value-type="float">
            <text:p>48.0003</text:p>
          </table:table-cell>
          <table:table-cell table:style-name="ce35" table:formula="of:=[.AW26]-2*([.$B26]-1)" office:value-type="float" office:value="0.000296874999982322" calcext:value-type="float">
            <text:p>0.000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63627186594519.3" calcext:value-type="float">
            <text:p>63627186594519.3</text:p>
          </table:table-cell>
          <table:table-cell table:formula="of:=([.C27]-[.C26])/1000" office:value-type="float" office:value="2.00021875" calcext:value-type="float">
            <text:p>2.0002</text:p>
          </table:table-cell>
          <table:table-cell table:formula="of:=[.D27]+[.E26]" office:value-type="float" office:value="50.000296875" calcext:value-type="float">
            <text:p>50.0003</text:p>
          </table:table-cell>
          <table:table-cell table:style-name="ce9" table:formula="of:=[.E27]-2*([.$B27]-1)" office:value-type="float" office:value="0.000296874999996533" calcext:value-type="float">
            <text:p>0.000296875</text:p>
          </table:table-cell>
          <table:table-cell table:style-name="Default" office:value-type="float" office:value="63627187113874.5" calcext:value-type="float">
            <text:p>63627187113874.5</text:p>
          </table:table-cell>
          <table:table-cell table:style-name="ce7" table:formula="of:=([.G27]-[.G26])/1000" office:value-type="float" office:value="2.0017109375" calcext:value-type="float">
            <text:p>2.0017</text:p>
          </table:table-cell>
          <table:table-cell table:style-name="ce7" table:formula="of:=[.H27]+[.I26]" office:value-type="float" office:value="50.001203125" calcext:value-type="float">
            <text:p>50.0012</text:p>
          </table:table-cell>
          <table:table-cell table:style-name="ce10" table:formula="of:=[.I27]-2*([.$B27]-1)" office:value-type="float" office:value="0.00120312500001774" calcext:value-type="float">
            <text:p>0.001203125</text:p>
          </table:table-cell>
          <table:table-cell table:style-name="Default" office:value-type="float" office:value="63627187581422.6" calcext:value-type="float">
            <text:p>63627187581422.6</text:p>
          </table:table-cell>
          <table:table-cell table:style-name="ce7" table:formula="of:=([.K27]-[.K26])/1000" office:value-type="float" office:value="1.9995625" calcext:value-type="float">
            <text:p>1.9996</text:p>
          </table:table-cell>
          <table:table-cell table:style-name="ce7" table:formula="of:=[.L27]+[.M26]" office:value-type="float" office:value="49.999953125" calcext:value-type="float">
            <text:p>50.0000</text:p>
          </table:table-cell>
          <table:table-cell table:style-name="ce11" table:formula="of:=[.M27]-2*([.$B27]-1)" office:value-type="float" office:value="-0.0000468749999953388" calcext:value-type="float">
            <text:p>-0.000046875</text:p>
          </table:table-cell>
          <table:table-cell table:style-name="Default" office:value-type="float" office:value="63627188049321.5" calcext:value-type="float">
            <text:p>63627188049321.5</text:p>
          </table:table-cell>
          <table:table-cell table:style-name="ce7" table:formula="of:=([.O27]-[.O26])/1000" office:value-type="float" office:value="2.0023984375" calcext:value-type="float">
            <text:p>2.0024</text:p>
          </table:table-cell>
          <table:table-cell table:style-name="ce7" table:formula="of:=[.P27]+[.Q26]" office:value-type="float" office:value="50.0017734375" calcext:value-type="float">
            <text:p>50.0018</text:p>
          </table:table-cell>
          <table:table-cell table:style-name="ce12" table:formula="of:=[.Q27]-2*([.$B27]-1)" office:value-type="float" office:value="0.00177343749999181" calcext:value-type="float">
            <text:p>0.0017734375</text:p>
          </table:table-cell>
          <table:table-cell table:style-name="Default" office:value-type="float" office:value="63627188509497.2" calcext:value-type="float">
            <text:p>63627188509497.2</text:p>
          </table:table-cell>
          <table:table-cell table:style-name="ce7" table:formula="of:=([.S27]-[.S26])/1000" office:value-type="float" office:value="2.00028125" calcext:value-type="float">
            <text:p>2.0003</text:p>
          </table:table-cell>
          <table:table-cell table:style-name="ce7" table:formula="of:=[.T27]+[.U26]" office:value-type="float" office:value="50.0013359375" calcext:value-type="float">
            <text:p>50.0013</text:p>
          </table:table-cell>
          <table:table-cell table:style-name="ce13" table:formula="of:=[.U27]-2*([.$B27]-1)" office:value-type="float" office:value="0.00133593750000927" calcext:value-type="float">
            <text:p>0.0013359375</text:p>
          </table:table-cell>
          <table:table-cell table:style-name="Default" office:value-type="float" office:value="63627188966423.6" calcext:value-type="float">
            <text:p>63627188966423.6</text:p>
          </table:table-cell>
          <table:table-cell table:style-name="ce7" table:formula="of:=([.W27]-[.W26])/1000" office:value-type="float" office:value="1.999046875" calcext:value-type="float">
            <text:p>1.9990</text:p>
          </table:table-cell>
          <table:table-cell table:style-name="ce7" table:formula="of:=[.X27]+[.Y26]" office:value-type="float" office:value="49.999890625" calcext:value-type="float">
            <text:p>49.9999</text:p>
          </table:table-cell>
          <table:table-cell table:style-name="ce14" table:formula="of:=[.Y27]-2*([.$B27]-1)" office:value-type="float" office:value="-0.000109375000000966" calcext:value-type="float">
            <text:p>-0.000109375</text:p>
          </table:table-cell>
          <table:table-cell table:style-name="Default" office:value-type="float" office:value="63627189431199.6" calcext:value-type="float">
            <text:p>63627189431199.6</text:p>
          </table:table-cell>
          <table:table-cell table:style-name="ce15" table:formula="of:=([.AA27]-[.AA26])/1000" office:value-type="float" office:value="1.99815625" calcext:value-type="float">
            <text:p>1.9982</text:p>
          </table:table-cell>
          <table:table-cell table:style-name="ce7" table:formula="of:=[.AB27]+[.AC26]" office:value-type="float" office:value="50.0010078125" calcext:value-type="float">
            <text:p>50.0010</text:p>
          </table:table-cell>
          <table:table-cell table:style-name="ce18" table:formula="of:=[.AC27]-2*([.$B27]-1)" office:value-type="float" office:value="0.00100781249999216" calcext:value-type="float">
            <text:p>0.0010078125</text:p>
          </table:table-cell>
          <table:table-cell table:style-name="Default" office:value-type="float" office:value="63627189893132.5" calcext:value-type="float">
            <text:p>63627189893132.5</text:p>
          </table:table-cell>
          <table:table-cell table:style-name="ce7" table:formula="of:=([.AE27]-[.AE26])/1000" office:value-type="float" office:value="1.99946875" calcext:value-type="float">
            <text:p>1.9995</text:p>
          </table:table-cell>
          <table:table-cell table:style-name="ce7" table:formula="of:=[.AF27]+[.AG26]" office:value-type="float" office:value="50.000375" calcext:value-type="float">
            <text:p>50.0004</text:p>
          </table:table-cell>
          <table:table-cell table:style-name="ce20" table:formula="of:=[.AG27]-2*([.$B27]-1)" office:value-type="float" office:value="0.000374999999998238" calcext:value-type="float">
            <text:p>0.000375</text:p>
          </table:table-cell>
          <table:table-cell table:style-name="Default" office:value-type="float" office:value="63627190359460.4" calcext:value-type="float">
            <text:p>63627190359460.4</text:p>
          </table:table-cell>
          <table:table-cell table:style-name="ce7" table:formula="of:=([.AI27]-[.AI26])/1000" office:value-type="float" office:value="1.9978515625" calcext:value-type="float">
            <text:p>1.9979</text:p>
          </table:table-cell>
          <table:table-cell table:style-name="ce7" table:formula="of:=[.AJ27]+[.AK26]" office:value-type="float" office:value="50.0002109375" calcext:value-type="float">
            <text:p>50.0002</text:p>
          </table:table-cell>
          <table:table-cell table:style-name="ce21" table:formula="of:=[.AK27]-2*([.$B27]-1)" office:value-type="float" office:value="0.000210937499993236" calcext:value-type="float">
            <text:p>0.0002109375</text:p>
          </table:table-cell>
          <table:table-cell table:style-name="Default" office:value-type="float" office:value="63627190822532" calcext:value-type="float">
            <text:p>63627190822532</text:p>
          </table:table-cell>
          <table:table-cell table:style-name="ce7" table:formula="of:=([.AM27]-[.AM26])/1000" office:value-type="float" office:value="1.6064453125" calcext:value-type="float">
            <text:p>1.6064</text:p>
          </table:table-cell>
          <table:table-cell table:style-name="ce7" table:formula="of:=[.AN27]+[.AO26]" office:value-type="float" office:value="50.00046875" calcext:value-type="float">
            <text:p>50.0005</text:p>
          </table:table-cell>
          <table:table-cell table:style-name="ce22" table:formula="of:=[.AO27]-2*([.$B27]-1)" office:value-type="float" office:value="0.000468749999996021" calcext:value-type="float">
            <text:p>0.00046875</text:p>
          </table:table-cell>
          <table:table-cell table:style-name="Default" office:value-type="float" office:value="63627191287558.6" calcext:value-type="float">
            <text:p>63627191287558.6</text:p>
          </table:table-cell>
          <table:table-cell table:style-name="ce7" table:formula="of:=([.AQ27]-[.AQ26])/1000" office:value-type="float" office:value="2.001703125" calcext:value-type="float">
            <text:p>2.0017</text:p>
          </table:table-cell>
          <table:table-cell table:style-name="ce7" table:formula="of:=[.AR27]+[.AS26]" office:value-type="float" office:value="50.0011484375" calcext:value-type="float">
            <text:p>50.0011</text:p>
          </table:table-cell>
          <table:table-cell table:style-name="ce26" table:formula="of:=[.AS27]-2*([.$B27]-1)" office:value-type="float" office:value="0.00114843749999238" calcext:value-type="float">
            <text:p>0.0011484375</text:p>
          </table:table-cell>
          <table:table-cell table:style-name="Default" office:value-type="float" office:value="63627191802643.3" calcext:value-type="float">
            <text:p>63627191802643.3</text:p>
          </table:table-cell>
          <table:table-cell table:style-name="ce7" table:formula="of:=([.AU27]-[.AU26])/1000" office:value-type="float" office:value="1.99971875" calcext:value-type="float">
            <text:p>1.9997</text:p>
          </table:table-cell>
          <table:table-cell table:style-name="ce7" table:formula="of:=[.AV27]+[.AW26]" office:value-type="float" office:value="50.000015625" calcext:value-type="float">
            <text:p>50.0000</text:p>
          </table:table-cell>
          <table:table-cell table:style-name="ce35" table:formula="of:=[.AW27]-2*([.$B27]-1)" office:value-type="float" office:value="0.0000156249999818669" calcext:value-type="float">
            <text:p>0.0000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63627186596520.7" calcext:value-type="float">
            <text:p>63627186596520.7</text:p>
          </table:table-cell>
          <table:table-cell table:formula="of:=([.C28]-[.C27])/1000" office:value-type="float" office:value="2.0013984375" calcext:value-type="float">
            <text:p>2.0014</text:p>
          </table:table-cell>
          <table:table-cell table:formula="of:=[.D28]+[.E27]" office:value-type="float" office:value="52.0016953125" calcext:value-type="float">
            <text:p>52.0017</text:p>
          </table:table-cell>
          <table:table-cell table:style-name="ce9" table:formula="of:=[.E28]-2*([.$B28]-1)" office:value-type="float" office:value="0.00169531249999721" calcext:value-type="float">
            <text:p>0.0016953125</text:p>
          </table:table-cell>
          <table:table-cell table:style-name="Default" office:value-type="float" office:value="63627187115873.7" calcext:value-type="float">
            <text:p>63627187115873.7</text:p>
          </table:table-cell>
          <table:table-cell table:style-name="ce7" table:formula="of:=([.G28]-[.G27])/1000" office:value-type="float" office:value="1.999125" calcext:value-type="float">
            <text:p>1.9991</text:p>
          </table:table-cell>
          <table:table-cell table:style-name="ce7" table:formula="of:=[.H28]+[.I27]" office:value-type="float" office:value="52.000328125" calcext:value-type="float">
            <text:p>52.0003</text:p>
          </table:table-cell>
          <table:table-cell table:style-name="ce10" table:formula="of:=[.I28]-2*([.$B28]-1)" office:value-type="float" office:value="0.00032812500001711" calcext:value-type="float">
            <text:p>0.000328125</text:p>
          </table:table-cell>
          <table:table-cell table:style-name="Default" office:value-type="float" office:value="63627187583423.3" calcext:value-type="float">
            <text:p>63627187583423.3</text:p>
          </table:table-cell>
          <table:table-cell table:style-name="ce7" table:formula="of:=([.K28]-[.K27])/1000" office:value-type="float" office:value="2.0006953125" calcext:value-type="float">
            <text:p>2.0007</text:p>
          </table:table-cell>
          <table:table-cell table:style-name="ce7" table:formula="of:=[.L28]+[.M27]" office:value-type="float" office:value="52.0006484375" calcext:value-type="float">
            <text:p>52.0006</text:p>
          </table:table-cell>
          <table:table-cell table:style-name="ce11" table:formula="of:=[.M28]-2*([.$B28]-1)" office:value-type="float" office:value="0.000648437500004206" calcext:value-type="float">
            <text:p>0.0006484375</text:p>
          </table:table-cell>
          <table:table-cell table:style-name="Default" office:value-type="float" office:value="63627188051320.4" calcext:value-type="float">
            <text:p>63627188051320.4</text:p>
          </table:table-cell>
          <table:table-cell table:style-name="ce7" table:formula="of:=([.O28]-[.O27])/1000" office:value-type="float" office:value="1.9989375" calcext:value-type="float">
            <text:p>1.9989</text:p>
          </table:table-cell>
          <table:table-cell table:style-name="ce7" table:formula="of:=[.P28]+[.Q27]" office:value-type="float" office:value="52.0007109375" calcext:value-type="float">
            <text:p>52.0007</text:p>
          </table:table-cell>
          <table:table-cell table:style-name="ce12" table:formula="of:=[.Q28]-2*([.$B28]-1)" office:value-type="float" office:value="0.000710937499988518" calcext:value-type="float">
            <text:p>0.0007109375</text:p>
          </table:table-cell>
          <table:table-cell table:style-name="Default" office:value-type="float" office:value="63627188511497.2" calcext:value-type="float">
            <text:p>63627188511497.2</text:p>
          </table:table-cell>
          <table:table-cell table:style-name="ce7" table:formula="of:=([.S28]-[.S27])/1000" office:value-type="float" office:value="2" calcext:value-type="float">
            <text:p>2.0000</text:p>
          </table:table-cell>
          <table:table-cell table:style-name="ce7" table:formula="of:=[.T28]+[.U27]" office:value-type="float" office:value="52.0013359375" calcext:value-type="float">
            <text:p>52.0013</text:p>
          </table:table-cell>
          <table:table-cell table:style-name="ce13" table:formula="of:=[.U28]-2*([.$B28]-1)" office:value-type="float" office:value="0.00133593750000927" calcext:value-type="float">
            <text:p>0.0013359375</text:p>
          </table:table-cell>
          <table:table-cell table:style-name="Default" office:value-type="float" office:value="63627188968423.3" calcext:value-type="float">
            <text:p>63627188968423.3</text:p>
          </table:table-cell>
          <table:table-cell table:style-name="ce7" table:formula="of:=([.W28]-[.W27])/1000" office:value-type="float" office:value="1.999765625" calcext:value-type="float">
            <text:p>1.9998</text:p>
          </table:table-cell>
          <table:table-cell table:style-name="ce7" table:formula="of:=[.X28]+[.Y27]" office:value-type="float" office:value="51.99965625" calcext:value-type="float">
            <text:p>51.9997</text:p>
          </table:table-cell>
          <table:table-cell table:style-name="ce14" table:formula="of:=[.Y28]-2*([.$B28]-1)" office:value-type="float" office:value="-0.000343749999998977" calcext:value-type="float">
            <text:p>-0.00034375</text:p>
          </table:table-cell>
          <table:table-cell table:style-name="Default" office:value-type="float" office:value="63627189433199.2" calcext:value-type="float">
            <text:p>63627189433199.2</text:p>
          </table:table-cell>
          <table:table-cell table:style-name="ce15" table:formula="of:=([.AA28]-[.AA27])/1000" office:value-type="float" office:value="1.9996484375" calcext:value-type="float">
            <text:p>1.9996</text:p>
          </table:table-cell>
          <table:table-cell table:style-name="ce7" table:formula="of:=[.AB28]+[.AC27]" office:value-type="float" office:value="52.00065625" calcext:value-type="float">
            <text:p>52.0007</text:p>
          </table:table-cell>
          <table:table-cell table:style-name="ce19" table:formula="of:=[.AC28]-2*([.$B28]-1)" office:value-type="float" office:value="0.000656249999991587" calcext:value-type="float">
            <text:p>0.00065625</text:p>
          </table:table-cell>
          <table:table-cell table:style-name="Default" office:value-type="float" office:value="63627189895133.2" calcext:value-type="float">
            <text:p>63627189895133.2</text:p>
          </table:table-cell>
          <table:table-cell table:style-name="ce7" table:formula="of:=([.AE28]-[.AE27])/1000" office:value-type="float" office:value="2.00075" calcext:value-type="float">
            <text:p>2.0008</text:p>
          </table:table-cell>
          <table:table-cell table:style-name="ce7" table:formula="of:=[.AF28]+[.AG27]" office:value-type="float" office:value="52.001125" calcext:value-type="float">
            <text:p>52.0011</text:p>
          </table:table-cell>
          <table:table-cell table:style-name="ce20" table:formula="of:=[.AG28]-2*([.$B28]-1)" office:value-type="float" office:value="0.00112500000000182" calcext:value-type="float">
            <text:p>0.001125</text:p>
          </table:table-cell>
          <table:table-cell table:style-name="Default" office:value-type="float" office:value="63627190361462.6" calcext:value-type="float">
            <text:p>63627190361462.6</text:p>
          </table:table-cell>
          <table:table-cell table:style-name="ce7" table:formula="of:=([.AI28]-[.AI27])/1000" office:value-type="float" office:value="2.00225" calcext:value-type="float">
            <text:p>2.0023</text:p>
          </table:table-cell>
          <table:table-cell table:style-name="ce7" table:formula="of:=[.AJ28]+[.AK27]" office:value-type="float" office:value="52.0024609375" calcext:value-type="float">
            <text:p>52.0025</text:p>
          </table:table-cell>
          <table:table-cell table:style-name="ce21" table:formula="of:=[.AK28]-2*([.$B28]-1)" office:value-type="float" office:value="0.00246093749998977" calcext:value-type="float">
            <text:p>0.0024609375</text:p>
          </table:table-cell>
          <table:table-cell table:style-name="Default" office:value-type="float" office:value="63627190824532.7" calcext:value-type="float">
            <text:p>63627190824532.7</text:p>
          </table:table-cell>
          <table:table-cell table:style-name="ce7" table:formula="of:=([.AM28]-[.AM27])/1000" office:value-type="float" office:value="2.000765625" calcext:value-type="float">
            <text:p>2.0008</text:p>
          </table:table-cell>
          <table:table-cell table:style-name="ce7" table:formula="of:=[.AN28]+[.AO27]" office:value-type="float" office:value="52.001234375" calcext:value-type="float">
            <text:p>52.0012</text:p>
          </table:table-cell>
          <table:table-cell table:style-name="ce22" table:formula="of:=[.AO28]-2*([.$B28]-1)" office:value-type="float" office:value="0.00123437499999568" calcext:value-type="float">
            <text:p>0.001234375</text:p>
          </table:table-cell>
          <table:table-cell table:style-name="Default" office:value-type="float" office:value="63627191289558.2" calcext:value-type="float">
            <text:p>63627191289558.2</text:p>
          </table:table-cell>
          <table:table-cell table:style-name="ce7" table:formula="of:=([.AQ28]-[.AQ27])/1000" office:value-type="float" office:value="1.9996015625" calcext:value-type="float">
            <text:p>1.9996</text:p>
          </table:table-cell>
          <table:table-cell table:style-name="ce7" table:formula="of:=[.AR28]+[.AS27]" office:value-type="float" office:value="52.00075" calcext:value-type="float">
            <text:p>52.0008</text:p>
          </table:table-cell>
          <table:table-cell table:style-name="ce26" table:formula="of:=[.AS28]-2*([.$B28]-1)" office:value-type="float" office:value="0.00074999999998937" calcext:value-type="float">
            <text:p>0.00075</text:p>
          </table:table-cell>
          <table:table-cell table:style-name="Default" office:value-type="float" office:value="63627191804643" calcext:value-type="float">
            <text:p>63627191804643</text:p>
          </table:table-cell>
          <table:table-cell table:style-name="ce7" table:formula="of:=([.AU28]-[.AU27])/1000" office:value-type="float" office:value="1.99971875" calcext:value-type="float">
            <text:p>1.9997</text:p>
          </table:table-cell>
          <table:table-cell table:style-name="ce7" table:formula="of:=[.AV28]+[.AW27]" office:value-type="float" office:value="51.999734375" calcext:value-type="float">
            <text:p>51.9997</text:p>
          </table:table-cell>
          <table:table-cell table:style-name="ce35" table:formula="of:=[.AW28]-2*([.$B28]-1)" office:value-type="float" office:value="-0.000265625000018588" calcext:value-type="float">
            <text:p>-0.0002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28" calcext:value-type="float">
            <text:p>28</text:p>
          </table:table-cell>
          <table:table-cell office:value-type="float" office:value="63627186598521" calcext:value-type="float">
            <text:p>63627186598521</text:p>
          </table:table-cell>
          <table:table-cell table:formula="of:=([.C29]-[.C28])/1000" office:value-type="float" office:value="2.0003046875" calcext:value-type="float">
            <text:p>2.0003</text:p>
          </table:table-cell>
          <table:table-cell table:formula="of:=[.D29]+[.E28]" office:value-type="float" office:value="54.002" calcext:value-type="float">
            <text:p>54.0020</text:p>
          </table:table-cell>
          <table:table-cell table:style-name="ce9" table:formula="of:=[.E29]-2*([.$B29]-1)" office:value-type="float" office:value="0.00199999999999534" calcext:value-type="float">
            <text:p>0.002</text:p>
          </table:table-cell>
          <table:table-cell table:style-name="Default" office:value-type="float" office:value="63627187117875.3" calcext:value-type="float">
            <text:p>63627187117875.3</text:p>
          </table:table-cell>
          <table:table-cell table:style-name="ce7" table:formula="of:=([.G29]-[.G28])/1000" office:value-type="float" office:value="2.0016484375" calcext:value-type="float">
            <text:p>2.0016</text:p>
          </table:table-cell>
          <table:table-cell table:style-name="ce7" table:formula="of:=[.H29]+[.I28]" office:value-type="float" office:value="54.0019765625" calcext:value-type="float">
            <text:p>54.0020</text:p>
          </table:table-cell>
          <table:table-cell table:style-name="ce10" table:formula="of:=[.I29]-2*([.$B29]-1)" office:value-type="float" office:value="0.00197656250001899" calcext:value-type="float">
            <text:p>0.0019765625</text:p>
          </table:table-cell>
          <table:table-cell table:style-name="Default" office:value-type="float" office:value="63627187585425.3" calcext:value-type="float">
            <text:p>63627187585425.3</text:p>
          </table:table-cell>
          <table:table-cell table:style-name="ce7" table:formula="of:=([.K29]-[.K28])/1000" office:value-type="float" office:value="2.0020625" calcext:value-type="float">
            <text:p>2.0021</text:p>
          </table:table-cell>
          <table:table-cell table:style-name="ce7" table:formula="of:=[.L29]+[.M28]" office:value-type="float" office:value="54.0027109375" calcext:value-type="float">
            <text:p>54.0027</text:p>
          </table:table-cell>
          <table:table-cell table:style-name="ce11" table:formula="of:=[.M29]-2*([.$B29]-1)" office:value-type="float" office:value="0.00271093750000517" calcext:value-type="float">
            <text:p>0.0027109375</text:p>
          </table:table-cell>
          <table:table-cell table:style-name="Default" office:value-type="float" office:value="63627188053319.4" calcext:value-type="float">
            <text:p>63627188053319.4</text:p>
          </table:table-cell>
          <table:table-cell table:style-name="ce7" table:formula="of:=([.O29]-[.O28])/1000" office:value-type="float" office:value="1.999" calcext:value-type="float">
            <text:p>1.9990</text:p>
          </table:table-cell>
          <table:table-cell table:style-name="ce7" table:formula="of:=[.P29]+[.Q28]" office:value-type="float" office:value="53.9997109375" calcext:value-type="float">
            <text:p>53.9997</text:p>
          </table:table-cell>
          <table:table-cell table:style-name="ce12" table:formula="of:=[.Q29]-2*([.$B29]-1)" office:value-type="float" office:value="-0.000289062500009152" calcext:value-type="float">
            <text:p>-0.0002890625</text:p>
          </table:table-cell>
          <table:table-cell table:style-name="Default" office:value-type="float" office:value="63627188513495.9" calcext:value-type="float">
            <text:p>63627188513495.9</text:p>
          </table:table-cell>
          <table:table-cell table:style-name="ce7" table:formula="of:=([.S29]-[.S28])/1000" office:value-type="float" office:value="1.998640625" calcext:value-type="float">
            <text:p>1.9986</text:p>
          </table:table-cell>
          <table:table-cell table:style-name="ce7" table:formula="of:=[.T29]+[.U28]" office:value-type="float" office:value="53.9999765625" calcext:value-type="float">
            <text:p>54.0000</text:p>
          </table:table-cell>
          <table:table-cell table:style-name="ce13" table:formula="of:=[.U29]-2*([.$B29]-1)" office:value-type="float" office:value="-0.000023437499990564" calcext:value-type="float">
            <text:p>-2.3437499990564E-05</text:p>
          </table:table-cell>
          <table:table-cell table:style-name="Default" office:value-type="float" office:value="63627188970424.4" calcext:value-type="float">
            <text:p>63627188970424.4</text:p>
          </table:table-cell>
          <table:table-cell table:style-name="ce7" table:formula="of:=([.W29]-[.W28])/1000" office:value-type="float" office:value="2.001046875" calcext:value-type="float">
            <text:p>2.0010</text:p>
          </table:table-cell>
          <table:table-cell table:style-name="ce7" table:formula="of:=[.X29]+[.Y28]" office:value-type="float" office:value="54.000703125" calcext:value-type="float">
            <text:p>54.0007</text:p>
          </table:table-cell>
          <table:table-cell table:style-name="ce14" table:formula="of:=[.Y29]-2*([.$B29]-1)" office:value-type="float" office:value="0.000703125000001137" calcext:value-type="float">
            <text:p>0.000703125</text:p>
          </table:table-cell>
          <table:table-cell table:style-name="Default" office:value-type="float" office:value="63627189435274.3" calcext:value-type="float">
            <text:p>63627189435274.3</text:p>
          </table:table-cell>
          <table:table-cell table:style-name="ce15" table:formula="of:=([.AA29]-[.AA28])/1000" office:value-type="float" office:value="2.07509375" calcext:value-type="float">
            <text:p>2.0751</text:p>
          </table:table-cell>
          <table:table-cell table:style-name="ce7" table:formula="of:=[.AB29]+[.AC28]" office:value-type="float" office:value="54.07575" calcext:value-type="float">
            <text:p>54.0758</text:p>
          </table:table-cell>
          <table:table-cell table:style-name="ce16" table:formula="of:=[.AC29]-2*([.$B29]-1)" office:value-type="float" office:value="0.0757499999999922" calcext:value-type="float">
            <text:p>0.07575</text:p>
          </table:table-cell>
          <table:table-cell table:style-name="Default" office:value-type="float" office:value="63627189897131.8" calcext:value-type="float">
            <text:p>63627189897131.8</text:p>
          </table:table-cell>
          <table:table-cell table:style-name="ce7" table:formula="of:=([.AE29]-[.AE28])/1000" office:value-type="float" office:value="1.9985703125" calcext:value-type="float">
            <text:p>1.9986</text:p>
          </table:table-cell>
          <table:table-cell table:style-name="ce7" table:formula="of:=[.AF29]+[.AG28]" office:value-type="float" office:value="53.9996953125" calcext:value-type="float">
            <text:p>53.9997</text:p>
          </table:table-cell>
          <table:table-cell table:style-name="ce20" table:formula="of:=[.AG29]-2*([.$B29]-1)" office:value-type="float" office:value="-0.000304687499998124" calcext:value-type="float">
            <text:p>-0.0003046875</text:p>
          </table:table-cell>
          <table:table-cell table:style-name="Default" office:value-type="float" office:value="63627190363463" calcext:value-type="float">
            <text:p>63627190363463</text:p>
          </table:table-cell>
          <table:table-cell table:style-name="ce7" table:formula="of:=([.AI29]-[.AI28])/1000" office:value-type="float" office:value="2.000375" calcext:value-type="float">
            <text:p>2.0004</text:p>
          </table:table-cell>
          <table:table-cell table:style-name="ce7" table:formula="of:=[.AJ29]+[.AK28]" office:value-type="float" office:value="54.0028359375" calcext:value-type="float">
            <text:p>54.0028</text:p>
          </table:table-cell>
          <table:table-cell table:style-name="ce21" table:formula="of:=[.AK29]-2*([.$B29]-1)" office:value-type="float" office:value="0.00283593749998801" calcext:value-type="float">
            <text:p>0.0028359375</text:p>
          </table:table-cell>
          <table:table-cell table:style-name="Default" office:value-type="float" office:value="63627190826531.4" calcext:value-type="float">
            <text:p>63627190826531.4</text:p>
          </table:table-cell>
          <table:table-cell table:style-name="ce7" table:formula="of:=([.AM29]-[.AM28])/1000" office:value-type="float" office:value="1.998703125" calcext:value-type="float">
            <text:p>1.9987</text:p>
          </table:table-cell>
          <table:table-cell table:style-name="ce7" table:formula="of:=[.AN29]+[.AO28]" office:value-type="float" office:value="53.9999375" calcext:value-type="float">
            <text:p>53.9999</text:p>
          </table:table-cell>
          <table:table-cell table:style-name="ce22" table:formula="of:=[.AO29]-2*([.$B29]-1)" office:value-type="float" office:value="-0.0000625000000056275" calcext:value-type="float">
            <text:p>-0.0000625</text:p>
          </table:table-cell>
          <table:table-cell table:style-name="Default" office:value-type="float" office:value="63627191291557.4" calcext:value-type="float">
            <text:p>63627191291557.4</text:p>
          </table:table-cell>
          <table:table-cell table:style-name="ce7" table:formula="of:=([.AQ29]-[.AQ28])/1000" office:value-type="float" office:value="1.999109375" calcext:value-type="float">
            <text:p>1.9991</text:p>
          </table:table-cell>
          <table:table-cell table:style-name="ce7" table:formula="of:=[.AR29]+[.AS28]" office:value-type="float" office:value="53.999859375" calcext:value-type="float">
            <text:p>53.9999</text:p>
          </table:table-cell>
          <table:table-cell table:style-name="ce26" table:formula="of:=[.AS29]-2*([.$B29]-1)" office:value-type="float" office:value="-0.000140625000007333" calcext:value-type="float">
            <text:p>-0.000140625</text:p>
          </table:table-cell>
          <table:table-cell table:style-name="Default" office:value-type="float" office:value="63627191806644.2" calcext:value-type="float">
            <text:p>63627191806644.2</text:p>
          </table:table-cell>
          <table:table-cell table:style-name="ce7" table:formula="of:=([.AU29]-[.AU28])/1000" office:value-type="float" office:value="2.0011953125" calcext:value-type="float">
            <text:p>2.0012</text:p>
          </table:table-cell>
          <table:table-cell table:style-name="ce7" table:formula="of:=[.AV29]+[.AW28]" office:value-type="float" office:value="54.0009296875" calcext:value-type="float">
            <text:p>54.0009</text:p>
          </table:table-cell>
          <table:table-cell table:style-name="ce35" table:formula="of:=[.AW29]-2*([.$B29]-1)" office:value-type="float" office:value="0.000929687499983345" calcext:value-type="float">
            <text:p>0.0009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63627186600519.8" calcext:value-type="float">
            <text:p>63627186600519.8</text:p>
          </table:table-cell>
          <table:table-cell table:formula="of:=([.C30]-[.C29])/1000" office:value-type="float" office:value="1.9987734375" calcext:value-type="float">
            <text:p>1.9988</text:p>
          </table:table-cell>
          <table:table-cell table:formula="of:=[.D30]+[.E29]" office:value-type="float" office:value="56.0007734375" calcext:value-type="float">
            <text:p>56.0008</text:p>
          </table:table-cell>
          <table:table-cell table:style-name="ce9" table:formula="of:=[.E30]-2*([.$B30]-1)" office:value-type="float" office:value="0.000773437499994145" calcext:value-type="float">
            <text:p>0.0007734375</text:p>
          </table:table-cell>
          <table:table-cell table:style-name="Default" office:value-type="float" office:value="63627187119876.1" calcext:value-type="float">
            <text:p>63627187119876.1</text:p>
          </table:table-cell>
          <table:table-cell table:style-name="ce7" table:formula="of:=([.G30]-[.G29])/1000" office:value-type="float" office:value="2.000765625" calcext:value-type="float">
            <text:p>2.0008</text:p>
          </table:table-cell>
          <table:table-cell table:style-name="ce7" table:formula="of:=[.H30]+[.I29]" office:value-type="float" office:value="56.0027421875" calcext:value-type="float">
            <text:p>56.0027</text:p>
          </table:table-cell>
          <table:table-cell table:style-name="ce10" table:formula="of:=[.I30]-2*([.$B30]-1)" office:value-type="float" office:value="0.00274218750001864" calcext:value-type="float">
            <text:p>0.0027421875</text:p>
          </table:table-cell>
          <table:table-cell table:style-name="Default" office:value-type="float" office:value="63627187587422.1" calcext:value-type="float">
            <text:p>63627187587422.1</text:p>
          </table:table-cell>
          <table:table-cell table:style-name="ce7" table:formula="of:=([.K30]-[.K29])/1000" office:value-type="float" office:value="1.99675" calcext:value-type="float">
            <text:p>1.9968</text:p>
          </table:table-cell>
          <table:table-cell table:style-name="ce7" table:formula="of:=[.L30]+[.M29]" office:value-type="float" office:value="55.9994609375" calcext:value-type="float">
            <text:p>55.9995</text:p>
          </table:table-cell>
          <table:table-cell table:style-name="ce11" table:formula="of:=[.M30]-2*([.$B30]-1)" office:value-type="float" office:value="-0.000539062499996135" calcext:value-type="float">
            <text:p>-0.0005390625</text:p>
          </table:table-cell>
          <table:table-cell table:style-name="Default" office:value-type="float" office:value="63627188055319.8" calcext:value-type="float">
            <text:p>63627188055319.8</text:p>
          </table:table-cell>
          <table:table-cell table:style-name="ce7" table:formula="of:=([.O30]-[.O29])/1000" office:value-type="float" office:value="2.0003984375" calcext:value-type="float">
            <text:p>2.0004</text:p>
          </table:table-cell>
          <table:table-cell table:style-name="ce7" table:formula="of:=[.P30]+[.Q29]" office:value-type="float" office:value="56.000109375" calcext:value-type="float">
            <text:p>56.0001</text:p>
          </table:table-cell>
          <table:table-cell table:style-name="ce12" table:formula="of:=[.Q30]-2*([.$B30]-1)" office:value-type="float" office:value="0.000109374999993861" calcext:value-type="float">
            <text:p>0.000109375</text:p>
          </table:table-cell>
          <table:table-cell table:style-name="Default" office:value-type="float" office:value="63627188515497.3" calcext:value-type="float">
            <text:p>63627188515497.3</text:p>
          </table:table-cell>
          <table:table-cell table:style-name="ce7" table:formula="of:=([.S30]-[.S29])/1000" office:value-type="float" office:value="2.0014296875" calcext:value-type="float">
            <text:p>2.0014</text:p>
          </table:table-cell>
          <table:table-cell table:style-name="ce7" table:formula="of:=[.T30]+[.U29]" office:value-type="float" office:value="56.00140625" calcext:value-type="float">
            <text:p>56.0014</text:p>
          </table:table-cell>
          <table:table-cell table:style-name="ce13" table:formula="of:=[.U30]-2*([.$B30]-1)" office:value-type="float" office:value="0.00140625000000938" calcext:value-type="float">
            <text:p>0.00140625</text:p>
          </table:table-cell>
          <table:table-cell table:style-name="Default" office:value-type="float" office:value="63627188972424.5" calcext:value-type="float">
            <text:p>63627188972424.5</text:p>
          </table:table-cell>
          <table:table-cell table:style-name="ce7" table:formula="of:=([.W30]-[.W29])/1000" office:value-type="float" office:value="2.0000859375" calcext:value-type="float">
            <text:p>2.0001</text:p>
          </table:table-cell>
          <table:table-cell table:style-name="ce7" table:formula="of:=[.X30]+[.Y29]" office:value-type="float" office:value="56.0007890625" calcext:value-type="float">
            <text:p>56.0008</text:p>
          </table:table-cell>
          <table:table-cell table:style-name="ce14" table:formula="of:=[.Y30]-2*([.$B30]-1)" office:value-type="float" office:value="0.000789062500004434" calcext:value-type="float">
            <text:p>0.0007890625</text:p>
          </table:table-cell>
          <table:table-cell table:style-name="Default" office:value-type="float" office:value="63627189437201.1" calcext:value-type="float">
            <text:p>63627189437201.1</text:p>
          </table:table-cell>
          <table:table-cell table:style-name="ce15" table:formula="of:=([.AA30]-[.AA29])/1000" office:value-type="float" office:value="1.92684375" calcext:value-type="float">
            <text:p>1.9268</text:p>
          </table:table-cell>
          <table:table-cell table:style-name="ce7" table:formula="of:=[.AB30]+[.AC29]" office:value-type="float" office:value="56.00259375" calcext:value-type="float">
            <text:p>56.0026</text:p>
          </table:table-cell>
          <table:table-cell table:style-name="ce16" table:formula="of:=[.AC30]-2*([.$B30]-1)" office:value-type="float" office:value="0.00259374999999551" calcext:value-type="float">
            <text:p>0.00259375</text:p>
          </table:table-cell>
          <table:table-cell table:style-name="Default" office:value-type="float" office:value="63627189899134.4" calcext:value-type="float">
            <text:p>63627189899134.4</text:p>
          </table:table-cell>
          <table:table-cell table:style-name="ce7" table:formula="of:=([.AE30]-[.AE29])/1000" office:value-type="float" office:value="2.002609375" calcext:value-type="float">
            <text:p>2.0026</text:p>
          </table:table-cell>
          <table:table-cell table:style-name="ce7" table:formula="of:=[.AF30]+[.AG29]" office:value-type="float" office:value="56.0023046875" calcext:value-type="float">
            <text:p>56.0023</text:p>
          </table:table-cell>
          <table:table-cell table:style-name="ce20" table:formula="of:=[.AG30]-2*([.$B30]-1)" office:value-type="float" office:value="0.00230468750000057" calcext:value-type="float">
            <text:p>0.0023046875</text:p>
          </table:table-cell>
          <table:table-cell table:style-name="Default" office:value-type="float" office:value="63627190365460.5" calcext:value-type="float">
            <text:p>63627190365460.5</text:p>
          </table:table-cell>
          <table:table-cell table:style-name="ce7" table:formula="of:=([.AI30]-[.AI29])/1000" office:value-type="float" office:value="1.997453125" calcext:value-type="float">
            <text:p>1.9975</text:p>
          </table:table-cell>
          <table:table-cell table:style-name="ce7" table:formula="of:=[.AJ30]+[.AK29]" office:value-type="float" office:value="56.0002890625" calcext:value-type="float">
            <text:p>56.0003</text:p>
          </table:table-cell>
          <table:table-cell table:style-name="ce21" table:formula="of:=[.AK30]-2*([.$B30]-1)" office:value-type="float" office:value="0.000289062499987836" calcext:value-type="float">
            <text:p>0.0002890625</text:p>
          </table:table-cell>
          <table:table-cell table:style-name="Default" office:value-type="float" office:value="63627190828533.2" calcext:value-type="float">
            <text:p>63627190828533.2</text:p>
          </table:table-cell>
          <table:table-cell table:style-name="ce7" table:formula="of:=([.AM30]-[.AM29])/1000" office:value-type="float" office:value="2.0017734375" calcext:value-type="float">
            <text:p>2.0018</text:p>
          </table:table-cell>
          <table:table-cell table:style-name="ce7" table:formula="of:=[.AN30]+[.AO29]" office:value-type="float" office:value="56.0017109375" calcext:value-type="float">
            <text:p>56.0017</text:p>
          </table:table-cell>
          <table:table-cell table:style-name="ce22" table:formula="of:=[.AO30]-2*([.$B30]-1)" office:value-type="float" office:value="0.00171093749999329" calcext:value-type="float">
            <text:p>0.0017109375</text:p>
          </table:table-cell>
          <table:table-cell table:style-name="Default" office:value-type="float" office:value="63627191293561.4" calcext:value-type="float">
            <text:p>63627191293561.4</text:p>
          </table:table-cell>
          <table:table-cell table:style-name="ce7" table:formula="of:=([.AQ30]-[.AQ29])/1000" office:value-type="float" office:value="2.0040859375" calcext:value-type="float">
            <text:p>2.0041</text:p>
          </table:table-cell>
          <table:table-cell table:style-name="ce7" table:formula="of:=[.AR30]+[.AS29]" office:value-type="float" office:value="56.0039453125" calcext:value-type="float">
            <text:p>56.0039</text:p>
          </table:table-cell>
          <table:table-cell table:style-name="ce26" table:formula="of:=[.AS30]-2*([.$B30]-1)" office:value-type="float" office:value="0.00394531249999375" calcext:value-type="float">
            <text:p>0.0039453125</text:p>
          </table:table-cell>
          <table:table-cell table:style-name="Default" office:value-type="float" office:value="63627191808644.9" calcext:value-type="float">
            <text:p>63627191808644.9</text:p>
          </table:table-cell>
          <table:table-cell table:style-name="ce7" table:formula="of:=([.AU30]-[.AU29])/1000" office:value-type="float" office:value="2.0006640625" calcext:value-type="float">
            <text:p>2.0007</text:p>
          </table:table-cell>
          <table:table-cell table:style-name="ce7" table:formula="of:=[.AV30]+[.AW29]" office:value-type="float" office:value="56.00159375" calcext:value-type="float">
            <text:p>56.0016</text:p>
          </table:table-cell>
          <table:table-cell table:style-name="ce35" table:formula="of:=[.AW30]-2*([.$B30]-1)" office:value-type="float" office:value="0.00159374999998363" calcext:value-type="float">
            <text:p>0.001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30" calcext:value-type="float">
            <text:p>30</text:p>
          </table:table-cell>
          <table:table-cell office:value-type="float" office:value="63627186602519.1" calcext:value-type="float">
            <text:p>63627186602519.1</text:p>
          </table:table-cell>
          <table:table-cell table:formula="of:=([.C31]-[.C30])/1000" office:value-type="float" office:value="1.999296875" calcext:value-type="float">
            <text:p>1.9993</text:p>
          </table:table-cell>
          <table:table-cell table:formula="of:=[.D31]+[.E30]" office:value-type="float" office:value="58.0000703125" calcext:value-type="float">
            <text:p>58.0001</text:p>
          </table:table-cell>
          <table:table-cell table:style-name="ce9" table:formula="of:=[.E31]-2*([.$B31]-1)" office:value-type="float" office:value="0.0000703124999930083" calcext:value-type="float">
            <text:p>7.03124999930083E-05</text:p>
          </table:table-cell>
          <table:table-cell table:style-name="Default" office:value-type="float" office:value="63627187121875.6" calcext:value-type="float">
            <text:p>63627187121875.6</text:p>
          </table:table-cell>
          <table:table-cell table:style-name="ce7" table:formula="of:=([.G31]-[.G30])/1000" office:value-type="float" office:value="1.999515625" calcext:value-type="float">
            <text:p>1.9995</text:p>
          </table:table-cell>
          <table:table-cell table:style-name="ce7" table:formula="of:=[.H31]+[.I30]" office:value-type="float" office:value="58.0022578125" calcext:value-type="float">
            <text:p>58.0023</text:p>
          </table:table-cell>
          <table:table-cell table:style-name="ce10" table:formula="of:=[.I31]-2*([.$B31]-1)" office:value-type="float" office:value="0.00225781250001944" calcext:value-type="float">
            <text:p>0.0022578125</text:p>
          </table:table-cell>
          <table:table-cell table:style-name="Default" office:value-type="float" office:value="63627187589423.8" calcext:value-type="float">
            <text:p>63627187589423.8</text:p>
          </table:table-cell>
          <table:table-cell table:style-name="ce7" table:formula="of:=([.K31]-[.K30])/1000" office:value-type="float" office:value="2.0017265625" calcext:value-type="float">
            <text:p>2.0017</text:p>
          </table:table-cell>
          <table:table-cell table:style-name="ce7" table:formula="of:=[.L31]+[.M30]" office:value-type="float" office:value="58.0011875" calcext:value-type="float">
            <text:p>58.0012</text:p>
          </table:table-cell>
          <table:table-cell table:style-name="ce11" table:formula="of:=[.M31]-2*([.$B31]-1)" office:value-type="float" office:value="0.00118750000000034" calcext:value-type="float">
            <text:p>0.0011875</text:p>
          </table:table-cell>
          <table:table-cell table:style-name="Default" office:value-type="float" office:value="63627188057321.2" calcext:value-type="float">
            <text:p>63627188057321.2</text:p>
          </table:table-cell>
          <table:table-cell table:style-name="ce7" table:formula="of:=([.O31]-[.O30])/1000" office:value-type="float" office:value="2.001421875" calcext:value-type="float">
            <text:p>2.0014</text:p>
          </table:table-cell>
          <table:table-cell table:style-name="ce7" table:formula="of:=[.P31]+[.Q30]" office:value-type="float" office:value="58.00153125" calcext:value-type="float">
            <text:p>58.0015</text:p>
          </table:table-cell>
          <table:table-cell table:style-name="ce12" table:formula="of:=[.Q31]-2*([.$B31]-1)" office:value-type="float" office:value="0.00153124999999221" calcext:value-type="float">
            <text:p>0.00153125</text:p>
          </table:table-cell>
          <table:table-cell table:style-name="Default" office:value-type="float" office:value="63627188517497.9" calcext:value-type="float">
            <text:p>63627188517497.9</text:p>
          </table:table-cell>
          <table:table-cell table:style-name="ce7" table:formula="of:=([.S31]-[.S30])/1000" office:value-type="float" office:value="2.0006640625" calcext:value-type="float">
            <text:p>2.0007</text:p>
          </table:table-cell>
          <table:table-cell table:style-name="ce7" table:formula="of:=[.T31]+[.U30]" office:value-type="float" office:value="58.0020703125" calcext:value-type="float">
            <text:p>58.0021</text:p>
          </table:table-cell>
          <table:table-cell table:style-name="ce13" table:formula="of:=[.U31]-2*([.$B31]-1)" office:value-type="float" office:value="0.00207031250000966" calcext:value-type="float">
            <text:p>0.0020703125</text:p>
          </table:table-cell>
          <table:table-cell table:style-name="Default" office:value-type="float" office:value="63627188974424.3" calcext:value-type="float">
            <text:p>63627188974424.3</text:p>
          </table:table-cell>
          <table:table-cell table:style-name="ce7" table:formula="of:=([.W31]-[.W30])/1000" office:value-type="float" office:value="1.999859375" calcext:value-type="float">
            <text:p>1.9999</text:p>
          </table:table-cell>
          <table:table-cell table:style-name="ce7" table:formula="of:=[.X31]+[.Y30]" office:value-type="float" office:value="58.0006484375" calcext:value-type="float">
            <text:p>58.0006</text:p>
          </table:table-cell>
          <table:table-cell table:style-name="ce14" table:formula="of:=[.Y31]-2*([.$B31]-1)" office:value-type="float" office:value="0.000648437500004206" calcext:value-type="float">
            <text:p>0.0006484375</text:p>
          </table:table-cell>
          <table:table-cell table:style-name="Default" office:value-type="float" office:value="63627189439199.1" calcext:value-type="float">
            <text:p>63627189439199.1</text:p>
          </table:table-cell>
          <table:table-cell table:style-name="ce15" table:formula="of:=([.AA31]-[.AA30])/1000" office:value-type="float" office:value="1.9979453125" calcext:value-type="float">
            <text:p>1.9979</text:p>
          </table:table-cell>
          <table:table-cell table:style-name="ce7" table:formula="of:=[.AB31]+[.AC30]" office:value-type="float" office:value="58.0005390625" calcext:value-type="float">
            <text:p>58.0005</text:p>
          </table:table-cell>
          <table:table-cell table:style-name="ce16" table:formula="of:=[.AC31]-2*([.$B31]-1)" office:value-type="float" office:value="0.000539062499996135" calcext:value-type="float">
            <text:p>0.0005390625</text:p>
          </table:table-cell>
          <table:table-cell table:style-name="Default" office:value-type="float" office:value="63627189901134.6" calcext:value-type="float">
            <text:p>63627189901134.6</text:p>
          </table:table-cell>
          <table:table-cell table:style-name="ce7" table:formula="of:=([.AE31]-[.AE30])/1000" office:value-type="float" office:value="2.0001953125" calcext:value-type="float">
            <text:p>2.0002</text:p>
          </table:table-cell>
          <table:table-cell table:style-name="ce7" table:formula="of:=[.AF31]+[.AG30]" office:value-type="float" office:value="58.0025" calcext:value-type="float">
            <text:p>58.0025</text:p>
          </table:table-cell>
          <table:table-cell table:style-name="ce20" table:formula="of:=[.AG31]-2*([.$B31]-1)" office:value-type="float" office:value="0.00249999999999773" calcext:value-type="float">
            <text:p>0.0025</text:p>
          </table:table-cell>
          <table:table-cell table:style-name="Default" office:value-type="float" office:value="63627190367461" calcext:value-type="float">
            <text:p>63627190367461</text:p>
          </table:table-cell>
          <table:table-cell table:style-name="ce7" table:formula="of:=([.AI31]-[.AI30])/1000" office:value-type="float" office:value="2.0005703125" calcext:value-type="float">
            <text:p>2.0006</text:p>
          </table:table-cell>
          <table:table-cell table:style-name="ce7" table:formula="of:=[.AJ31]+[.AK30]" office:value-type="float" office:value="58.000859375" calcext:value-type="float">
            <text:p>58.0009</text:p>
          </table:table-cell>
          <table:table-cell table:style-name="ce21" table:formula="of:=[.AK31]-2*([.$B31]-1)" office:value-type="float" office:value="0.000859374999990337" calcext:value-type="float">
            <text:p>0.000859375</text:p>
          </table:table-cell>
          <table:table-cell table:style-name="Default" office:value-type="float" office:value="63627190830532.7" calcext:value-type="float">
            <text:p>63627190830532.7</text:p>
          </table:table-cell>
          <table:table-cell table:style-name="ce7" table:formula="of:=([.AM31]-[.AM30])/1000" office:value-type="float" office:value="1.9995390625" calcext:value-type="float">
            <text:p>1.9995</text:p>
          </table:table-cell>
          <table:table-cell table:style-name="ce7" table:formula="of:=[.AN31]+[.AO30]" office:value-type="float" office:value="58.00125" calcext:value-type="float">
            <text:p>58.0013</text:p>
          </table:table-cell>
          <table:table-cell table:style-name="ce22" table:formula="of:=[.AO31]-2*([.$B31]-1)" office:value-type="float" office:value="0.00124999999999176" calcext:value-type="float">
            <text:p>0.00125</text:p>
          </table:table-cell>
          <table:table-cell table:style-name="Default" office:value-type="float" office:value="63627191295557" calcext:value-type="float">
            <text:p>63627191295557</text:p>
          </table:table-cell>
          <table:table-cell table:style-name="ce7" table:formula="of:=([.AQ31]-[.AQ30])/1000" office:value-type="float" office:value="1.9955703125" calcext:value-type="float">
            <text:p>1.9956</text:p>
          </table:table-cell>
          <table:table-cell table:style-name="ce7" table:formula="of:=[.AR31]+[.AS30]" office:value-type="float" office:value="57.999515625" calcext:value-type="float">
            <text:p>57.9995</text:p>
          </table:table-cell>
          <table:table-cell table:style-name="ce26" table:formula="of:=[.AS31]-2*([.$B31]-1)" office:value-type="float" office:value="-0.00048437500000631" calcext:value-type="float">
            <text:p>-0.000484375</text:p>
          </table:table-cell>
          <table:table-cell table:style-name="Default" office:value-type="float" office:value="63627191810644" calcext:value-type="float">
            <text:p>63627191810644</text:p>
          </table:table-cell>
          <table:table-cell table:style-name="ce7" table:formula="of:=([.AU31]-[.AU30])/1000" office:value-type="float" office:value="1.999125" calcext:value-type="float">
            <text:p>1.9991</text:p>
          </table:table-cell>
          <table:table-cell table:style-name="ce7" table:formula="of:=[.AV31]+[.AW30]" office:value-type="float" office:value="58.00071875" calcext:value-type="float">
            <text:p>58.0007</text:p>
          </table:table-cell>
          <table:table-cell table:style-name="ce35" table:formula="of:=[.AW31]-2*([.$B31]-1)" office:value-type="float" office:value="0.000718749999983004" calcext:value-type="float">
            <text:p>0.000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3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63627186604522.2" calcext:value-type="float">
            <text:p>63627186604522.2</text:p>
          </table:table-cell>
          <table:table-cell table:formula="of:=([.C32]-[.C31])/1000" office:value-type="float" office:value="2.003140625" calcext:value-type="float">
            <text:p>2.0031</text:p>
          </table:table-cell>
          <table:table-cell table:formula="of:=[.D32]+[.E31]" office:value-type="float" office:value="60.0032109375" calcext:value-type="float">
            <text:p>60.0032</text:p>
          </table:table-cell>
          <table:table-cell table:style-name="ce9" table:formula="of:=[.E32]-2*([.$B32]-1)" office:value-type="float" office:value="0.00321093749999335" calcext:value-type="float">
            <text:p>0.0032109375</text:p>
          </table:table-cell>
          <table:table-cell table:style-name="Default" office:value-type="float" office:value="63627187123872.5" calcext:value-type="float">
            <text:p>63627187123872.5</text:p>
          </table:table-cell>
          <table:table-cell table:style-name="ce7" table:formula="of:=([.G32]-[.G31])/1000" office:value-type="float" office:value="1.9969453125" calcext:value-type="float">
            <text:p>1.9969</text:p>
          </table:table-cell>
          <table:table-cell table:style-name="ce7" table:formula="of:=[.H32]+[.I31]" office:value-type="float" office:value="59.999203125" calcext:value-type="float">
            <text:p>59.9992</text:p>
          </table:table-cell>
          <table:table-cell table:style-name="ce10" table:formula="of:=[.I32]-2*([.$B32]-1)" office:value-type="float" office:value="-0.000796874999977604" calcext:value-type="float">
            <text:p>-0.000796875</text:p>
          </table:table-cell>
          <table:table-cell table:style-name="Default" office:value-type="float" office:value="63627187591423.9" calcext:value-type="float">
            <text:p>63627187591423.9</text:p>
          </table:table-cell>
          <table:table-cell table:style-name="ce7" table:formula="of:=([.K32]-[.K31])/1000" office:value-type="float" office:value="2.00009375" calcext:value-type="float">
            <text:p>2.0001</text:p>
          </table:table-cell>
          <table:table-cell table:style-name="ce7" table:formula="of:=[.L32]+[.M31]" office:value-type="float" office:value="60.00128125" calcext:value-type="float">
            <text:p>60.0013</text:p>
          </table:table-cell>
          <table:table-cell table:style-name="ce11" table:formula="of:=[.M32]-2*([.$B32]-1)" office:value-type="float" office:value="0.00128124999999812" calcext:value-type="float">
            <text:p>0.00128125</text:p>
          </table:table-cell>
          <table:table-cell table:style-name="Default" office:value-type="float" office:value="63627188059319.9" calcext:value-type="float">
            <text:p>63627188059319.9</text:p>
          </table:table-cell>
          <table:table-cell table:style-name="ce7" table:formula="of:=([.O32]-[.O31])/1000" office:value-type="float" office:value="1.99865625" calcext:value-type="float">
            <text:p>1.9987</text:p>
          </table:table-cell>
          <table:table-cell table:style-name="ce7" table:formula="of:=[.P32]+[.Q31]" office:value-type="float" office:value="60.0001875" calcext:value-type="float">
            <text:p>60.0002</text:p>
          </table:table-cell>
          <table:table-cell table:style-name="ce12" table:formula="of:=[.Q32]-2*([.$B32]-1)" office:value-type="float" office:value="0.000187499999995566" calcext:value-type="float">
            <text:p>0.0001875</text:p>
          </table:table-cell>
          <table:table-cell table:style-name="Default" office:value-type="float" office:value="63627188519495.5" calcext:value-type="float">
            <text:p>63627188519495.5</text:p>
          </table:table-cell>
          <table:table-cell table:style-name="ce7" table:formula="of:=([.S32]-[.S31])/1000" office:value-type="float" office:value="1.99753125" calcext:value-type="float">
            <text:p>1.9975</text:p>
          </table:table-cell>
          <table:table-cell table:style-name="ce7" table:formula="of:=[.T32]+[.U31]" office:value-type="float" office:value="59.9996015625" calcext:value-type="float">
            <text:p>59.9996</text:p>
          </table:table-cell>
          <table:table-cell table:style-name="ce13" table:formula="of:=[.U32]-2*([.$B32]-1)" office:value-type="float" office:value="-0.000398437499988802" calcext:value-type="float">
            <text:p>-0.0003984375</text:p>
          </table:table-cell>
          <table:table-cell table:style-name="Default" office:value-type="float" office:value="63627188976424.5" calcext:value-type="float">
            <text:p>63627188976424.5</text:p>
          </table:table-cell>
          <table:table-cell table:style-name="ce7" table:formula="of:=([.W32]-[.W31])/1000" office:value-type="float" office:value="2.00015625" calcext:value-type="float">
            <text:p>2.0002</text:p>
          </table:table-cell>
          <table:table-cell table:style-name="ce7" table:formula="of:=[.X32]+[.Y31]" office:value-type="float" office:value="60.0008046875" calcext:value-type="float">
            <text:p>60.0008</text:p>
          </table:table-cell>
          <table:table-cell table:style-name="ce14" table:formula="of:=[.Y32]-2*([.$B32]-1)" office:value-type="float" office:value="0.000804687500007617" calcext:value-type="float">
            <text:p>0.0008046875</text:p>
          </table:table-cell>
          <table:table-cell table:style-name="Default" office:value-type="float" office:value="63627189441198.7" calcext:value-type="float">
            <text:p>63627189441198.7</text:p>
          </table:table-cell>
          <table:table-cell table:style-name="ce15" table:formula="of:=([.AA32]-[.AA31])/1000" office:value-type="float" office:value="1.999640625" calcext:value-type="float">
            <text:p>1.9996</text:p>
          </table:table-cell>
          <table:table-cell table:style-name="ce7" table:formula="of:=[.AB32]+[.AC31]" office:value-type="float" office:value="60.0001796875" calcext:value-type="float">
            <text:p>60.0002</text:p>
          </table:table-cell>
          <table:table-cell table:style-name="ce16" table:formula="of:=[.AC32]-2*([.$B32]-1)" office:value-type="float" office:value="0.000179687499993975" calcext:value-type="float">
            <text:p>0.0001796875</text:p>
          </table:table-cell>
          <table:table-cell table:style-name="Default" office:value-type="float" office:value="63627189903132.2" calcext:value-type="float">
            <text:p>63627189903132.2</text:p>
          </table:table-cell>
          <table:table-cell table:style-name="ce7" table:formula="of:=([.AE32]-[.AE31])/1000" office:value-type="float" office:value="1.997609375" calcext:value-type="float">
            <text:p>1.9976</text:p>
          </table:table-cell>
          <table:table-cell table:style-name="ce7" table:formula="of:=[.AF32]+[.AG31]" office:value-type="float" office:value="60.000109375" calcext:value-type="float">
            <text:p>60.0001</text:p>
          </table:table-cell>
          <table:table-cell table:style-name="ce20" table:formula="of:=[.AG32]-2*([.$B32]-1)" office:value-type="float" office:value="0.000109375000000966" calcext:value-type="float">
            <text:p>0.000109375</text:p>
          </table:table-cell>
          <table:table-cell table:style-name="Default" office:value-type="float" office:value="63627190369461.2" calcext:value-type="float">
            <text:p>63627190369461.2</text:p>
          </table:table-cell>
          <table:table-cell table:style-name="ce7" table:formula="of:=([.AI32]-[.AI31])/1000" office:value-type="float" office:value="2.0001640625" calcext:value-type="float">
            <text:p>2.0002</text:p>
          </table:table-cell>
          <table:table-cell table:style-name="ce7" table:formula="of:=[.AJ32]+[.AK31]" office:value-type="float" office:value="60.0010234375" calcext:value-type="float">
            <text:p>60.0010</text:p>
          </table:table-cell>
          <table:table-cell table:style-name="ce21" table:formula="of:=[.AK32]-2*([.$B32]-1)" office:value-type="float" office:value="0.00102343749998823" calcext:value-type="float">
            <text:p>0.0010234375</text:p>
          </table:table-cell>
          <table:table-cell table:style-name="Default" office:value-type="float" office:value="63627190832533.9" calcext:value-type="float">
            <text:p>63627190832533.9</text:p>
          </table:table-cell>
          <table:table-cell table:style-name="ce7" table:formula="of:=([.AM32]-[.AM31])/1000" office:value-type="float" office:value="2.00115625" calcext:value-type="float">
            <text:p>2.0012</text:p>
          </table:table-cell>
          <table:table-cell table:style-name="ce7" table:formula="of:=[.AN32]+[.AO31]" office:value-type="float" office:value="60.00240625" calcext:value-type="float">
            <text:p>60.0024</text:p>
          </table:table-cell>
          <table:table-cell table:style-name="ce22" table:formula="of:=[.AO32]-2*([.$B32]-1)" office:value-type="float" office:value="0.00240624999999284" calcext:value-type="float">
            <text:p>0.00240625</text:p>
          </table:table-cell>
          <table:table-cell table:style-name="Default" office:value-type="float" office:value="63627191297557.8" calcext:value-type="float">
            <text:p>63627191297557.8</text:p>
          </table:table-cell>
          <table:table-cell table:style-name="ce7" table:formula="of:=([.AQ32]-[.AQ31])/1000" office:value-type="float" office:value="2.0008125" calcext:value-type="float">
            <text:p>2.0008</text:p>
          </table:table-cell>
          <table:table-cell table:style-name="ce7" table:formula="of:=[.AR32]+[.AS31]" office:value-type="float" office:value="60.000328125" calcext:value-type="float">
            <text:p>60.0003</text:p>
          </table:table-cell>
          <table:table-cell table:style-name="ce26" table:formula="of:=[.AS32]-2*([.$B32]-1)" office:value-type="float" office:value="0.000328124999995794" calcext:value-type="float">
            <text:p>0.000328125</text:p>
          </table:table-cell>
          <table:table-cell table:style-name="Default" office:value-type="float" office:value="63627191812644.6" calcext:value-type="float">
            <text:p>63627191812644.6</text:p>
          </table:table-cell>
          <table:table-cell table:style-name="ce7" table:formula="of:=([.AU32]-[.AU31])/1000" office:value-type="float" office:value="2.0005859375" calcext:value-type="float">
            <text:p>2.0006</text:p>
          </table:table-cell>
          <table:table-cell table:style-name="ce7" table:formula="of:=[.AV32]+[.AW31]" office:value-type="float" office:value="60.0013046875" calcext:value-type="float">
            <text:p>60.0013</text:p>
          </table:table-cell>
          <table:table-cell table:style-name="ce35" table:formula="of:=[.AW32]-2*([.$B32]-1)" office:value-type="float" office:value="0.00130468749998158" calcext:value-type="float">
            <text:p>0.001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63627186606519.5" calcext:value-type="float">
            <text:p>63627186606519.5</text:p>
          </table:table-cell>
          <table:table-cell table:formula="of:=([.C33]-[.C32])/1000" office:value-type="float" office:value="1.9972890625" calcext:value-type="float">
            <text:p>1.9973</text:p>
          </table:table-cell>
          <table:table-cell table:formula="of:=[.D33]+[.E32]" office:value-type="float" office:value="62.0005" calcext:value-type="float">
            <text:p>62.0005</text:p>
          </table:table-cell>
          <table:table-cell table:style-name="ce9" table:formula="of:=[.E33]-2*([.$B33]-1)" office:value-type="float" office:value="0.000499999999995282" calcext:value-type="float">
            <text:p>0.0005</text:p>
          </table:table-cell>
          <table:table-cell table:style-name="Default" office:value-type="float" office:value="63627187125875.4" calcext:value-type="float">
            <text:p>63627187125875.4</text:p>
          </table:table-cell>
          <table:table-cell table:style-name="ce7" table:formula="of:=([.G33]-[.G32])/1000" office:value-type="float" office:value="2.002890625" calcext:value-type="float">
            <text:p>2.0029</text:p>
          </table:table-cell>
          <table:table-cell table:style-name="ce7" table:formula="of:=[.H33]+[.I32]" office:value-type="float" office:value="62.00209375" calcext:value-type="float">
            <text:p>62.0021</text:p>
          </table:table-cell>
          <table:table-cell table:style-name="ce10" table:formula="of:=[.I33]-2*([.$B33]-1)" office:value-type="float" office:value="0.00209375000002154" calcext:value-type="float">
            <text:p>0.00209375</text:p>
          </table:table-cell>
          <table:table-cell table:style-name="Default" office:value-type="float" office:value="63627187593423.1" calcext:value-type="float">
            <text:p>63627187593423.1</text:p>
          </table:table-cell>
          <table:table-cell table:style-name="ce7" table:formula="of:=([.K33]-[.K32])/1000" office:value-type="float" office:value="1.9992109375" calcext:value-type="float">
            <text:p>1.9992</text:p>
          </table:table-cell>
          <table:table-cell table:style-name="ce7" table:formula="of:=[.L33]+[.M32]" office:value-type="float" office:value="62.0004921875" calcext:value-type="float">
            <text:p>62.0005</text:p>
          </table:table-cell>
          <table:table-cell table:style-name="ce11" table:formula="of:=[.M33]-2*([.$B33]-1)" office:value-type="float" office:value="0.000492187500000796" calcext:value-type="float">
            <text:p>0.0004921875</text:p>
          </table:table-cell>
          <table:table-cell table:style-name="Default" office:value-type="float" office:value="63627188061322.7" calcext:value-type="float">
            <text:p>63627188061322.7</text:p>
          </table:table-cell>
          <table:table-cell table:style-name="ce7" table:formula="of:=([.O33]-[.O32])/1000" office:value-type="float" office:value="2.0028203125" calcext:value-type="float">
            <text:p>2.0028</text:p>
          </table:table-cell>
          <table:table-cell table:style-name="ce7" table:formula="of:=[.P33]+[.Q32]" office:value-type="float" office:value="62.0030078125" calcext:value-type="float">
            <text:p>62.0030</text:p>
          </table:table-cell>
          <table:table-cell table:style-name="ce12" table:formula="of:=[.Q33]-2*([.$B33]-1)" office:value-type="float" office:value="0.0030078124999946" calcext:value-type="float">
            <text:p>0.0030078125</text:p>
          </table:table-cell>
          <table:table-cell table:style-name="Default" office:value-type="float" office:value="63627188521498.7" calcext:value-type="float">
            <text:p>63627188521498.7</text:p>
          </table:table-cell>
          <table:table-cell table:style-name="ce7" table:formula="of:=([.S33]-[.S32])/1000" office:value-type="float" office:value="2.0032578125" calcext:value-type="float">
            <text:p>2.0033</text:p>
          </table:table-cell>
          <table:table-cell table:style-name="ce7" table:formula="of:=[.T33]+[.U32]" office:value-type="float" office:value="62.002859375" calcext:value-type="float">
            <text:p>62.0029</text:p>
          </table:table-cell>
          <table:table-cell table:style-name="ce13" table:formula="of:=[.U33]-2*([.$B33]-1)" office:value-type="float" office:value="0.0028593750000141" calcext:value-type="float">
            <text:p>0.002859375</text:p>
          </table:table-cell>
          <table:table-cell table:style-name="Default" office:value-type="float" office:value="63627188978425.8" calcext:value-type="float">
            <text:p>63627188978425.8</text:p>
          </table:table-cell>
          <table:table-cell table:style-name="ce7" table:formula="of:=([.W33]-[.W32])/1000" office:value-type="float" office:value="2.0013359375" calcext:value-type="float">
            <text:p>2.0013</text:p>
          </table:table-cell>
          <table:table-cell table:style-name="ce7" table:formula="of:=[.X33]+[.Y32]" office:value-type="float" office:value="62.002140625" calcext:value-type="float">
            <text:p>62.0021</text:p>
          </table:table-cell>
          <table:table-cell table:style-name="ce14" table:formula="of:=[.Y33]-2*([.$B33]-1)" office:value-type="float" office:value="0.00214062500000978" calcext:value-type="float">
            <text:p>0.002140625</text:p>
          </table:table-cell>
          <table:table-cell table:style-name="Default" office:value-type="float" office:value="63627189443198.3" calcext:value-type="float">
            <text:p>63627189443198.3</text:p>
          </table:table-cell>
          <table:table-cell table:style-name="ce15" table:formula="of:=([.AA33]-[.AA32])/1000" office:value-type="float" office:value="1.99953125" calcext:value-type="float">
            <text:p>1.9995</text:p>
          </table:table-cell>
          <table:table-cell table:style-name="ce7" table:formula="of:=[.AB33]+[.AC32]" office:value-type="float" office:value="61.9997109375" calcext:value-type="float">
            <text:p>61.9997</text:p>
          </table:table-cell>
          <table:table-cell table:style-name="ce16" table:formula="of:=[.AC33]-2*([.$B33]-1)" office:value-type="float" office:value="-0.000289062500009152" calcext:value-type="float">
            <text:p>-0.0002890625</text:p>
          </table:table-cell>
          <table:table-cell table:style-name="Default" office:value-type="float" office:value="63627189905131.7" calcext:value-type="float">
            <text:p>63627189905131.7</text:p>
          </table:table-cell>
          <table:table-cell table:style-name="ce7" table:formula="of:=([.AE33]-[.AE32])/1000" office:value-type="float" office:value="1.999484375" calcext:value-type="float">
            <text:p>1.9995</text:p>
          </table:table-cell>
          <table:table-cell table:style-name="ce7" table:formula="of:=[.AF33]+[.AG32]" office:value-type="float" office:value="61.99959375" calcext:value-type="float">
            <text:p>61.9996</text:p>
          </table:table-cell>
          <table:table-cell table:style-name="ce20" table:formula="of:=[.AG33]-2*([.$B33]-1)" office:value-type="float" office:value="-0.000406249999997499" calcext:value-type="float">
            <text:p>-0.00040625</text:p>
          </table:table-cell>
          <table:table-cell table:style-name="Default" office:value-type="float" office:value="63627190371462.7" calcext:value-type="float">
            <text:p>63627190371462.7</text:p>
          </table:table-cell>
          <table:table-cell table:style-name="ce7" table:formula="of:=([.AI33]-[.AI32])/1000" office:value-type="float" office:value="2.001484375" calcext:value-type="float">
            <text:p>2.0015</text:p>
          </table:table-cell>
          <table:table-cell table:style-name="ce7" table:formula="of:=[.AJ33]+[.AK32]" office:value-type="float" office:value="62.0025078125" calcext:value-type="float">
            <text:p>62.0025</text:p>
          </table:table-cell>
          <table:table-cell table:style-name="ce21" table:formula="of:=[.AK33]-2*([.$B33]-1)" office:value-type="float" office:value="0.00250781249998511" calcext:value-type="float">
            <text:p>0.0025078125</text:p>
          </table:table-cell>
          <table:table-cell table:style-name="Default" office:value-type="float" office:value="63627190834533.4" calcext:value-type="float">
            <text:p>63627190834533.4</text:p>
          </table:table-cell>
          <table:table-cell table:style-name="ce7" table:formula="of:=([.AM33]-[.AM32])/1000" office:value-type="float" office:value="1.9994765625" calcext:value-type="float">
            <text:p>1.9995</text:p>
          </table:table-cell>
          <table:table-cell table:style-name="ce7" table:formula="of:=[.AN33]+[.AO32]" office:value-type="float" office:value="62.0018828125" calcext:value-type="float">
            <text:p>62.0019</text:p>
          </table:table-cell>
          <table:table-cell table:style-name="ce22" table:formula="of:=[.AO33]-2*([.$B33]-1)" office:value-type="float" office:value="0.00188281249999278" calcext:value-type="float">
            <text:p>0.0018828125</text:p>
          </table:table-cell>
          <table:table-cell table:style-name="Default" office:value-type="float" office:value="63627191299558.4" calcext:value-type="float">
            <text:p>63627191299558.4</text:p>
          </table:table-cell>
          <table:table-cell table:style-name="ce7" table:formula="of:=([.AQ33]-[.AQ32])/1000" office:value-type="float" office:value="2.000625" calcext:value-type="float">
            <text:p>2.0006</text:p>
          </table:table-cell>
          <table:table-cell table:style-name="ce7" table:formula="of:=[.AR33]+[.AS32]" office:value-type="float" office:value="62.000953125" calcext:value-type="float">
            <text:p>62.0010</text:p>
          </table:table-cell>
          <table:table-cell table:style-name="ce26" table:formula="of:=[.AS33]-2*([.$B33]-1)" office:value-type="float" office:value="0.000953124999995225" calcext:value-type="float">
            <text:p>0.000953125</text:p>
          </table:table-cell>
          <table:table-cell table:style-name="Default" office:value-type="float" office:value="63627191814643.6" calcext:value-type="float">
            <text:p>63627191814643.6</text:p>
          </table:table-cell>
          <table:table-cell table:style-name="ce7" table:formula="of:=([.AU33]-[.AU32])/1000" office:value-type="float" office:value="1.999015625" calcext:value-type="float">
            <text:p>1.9990</text:p>
          </table:table-cell>
          <table:table-cell table:style-name="ce7" table:formula="of:=[.AV33]+[.AW32]" office:value-type="float" office:value="62.0003203125" calcext:value-type="float">
            <text:p>62.0003</text:p>
          </table:table-cell>
          <table:table-cell table:style-name="ce35" table:formula="of:=[.AW33]-2*([.$B33]-1)" office:value-type="float" office:value="0.000320312499979991" calcext:value-type="float">
            <text:p>0.0003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63627186608520" calcext:value-type="float">
            <text:p>63627186608520</text:p>
          </table:table-cell>
          <table:table-cell table:formula="of:=([.C34]-[.C33])/1000" office:value-type="float" office:value="2.0005" calcext:value-type="float">
            <text:p>2.0005</text:p>
          </table:table-cell>
          <table:table-cell table:formula="of:=[.D34]+[.E33]" office:value-type="float" office:value="64.001" calcext:value-type="float">
            <text:p>64.0010</text:p>
          </table:table-cell>
          <table:table-cell table:style-name="ce9" table:formula="of:=[.E34]-2*([.$B34]-1)" office:value-type="float" office:value="0.000999999999990564" calcext:value-type="float">
            <text:p>0.001</text:p>
          </table:table-cell>
          <table:table-cell table:style-name="Default" office:value-type="float" office:value="63627187127875.6" calcext:value-type="float">
            <text:p>63627187127875.6</text:p>
          </table:table-cell>
          <table:table-cell table:style-name="ce7" table:formula="of:=([.G34]-[.G33])/1000" office:value-type="float" office:value="2.0002109375" calcext:value-type="float">
            <text:p>2.0002</text:p>
          </table:table-cell>
          <table:table-cell table:style-name="ce7" table:formula="of:=[.H34]+[.I33]" office:value-type="float" office:value="64.0023046875" calcext:value-type="float">
            <text:p>64.0023</text:p>
          </table:table-cell>
          <table:table-cell table:style-name="ce10" table:formula="of:=[.I34]-2*([.$B34]-1)" office:value-type="float" office:value="0.00230468750001478" calcext:value-type="float">
            <text:p>0.0023046875</text:p>
          </table:table-cell>
          <table:table-cell table:style-name="Default" office:value-type="float" office:value="63627187595423.4" calcext:value-type="float">
            <text:p>63627187595423.4</text:p>
          </table:table-cell>
          <table:table-cell table:style-name="ce7" table:formula="of:=([.K34]-[.K33])/1000" office:value-type="float" office:value="2.0003203125" calcext:value-type="float">
            <text:p>2.0003</text:p>
          </table:table-cell>
          <table:table-cell table:style-name="ce7" table:formula="of:=[.L34]+[.M33]" office:value-type="float" office:value="64.0008125" calcext:value-type="float">
            <text:p>64.0008</text:p>
          </table:table-cell>
          <table:table-cell table:style-name="ce11" table:formula="of:=[.M34]-2*([.$B34]-1)" office:value-type="float" office:value="0.000812499999994998" calcext:value-type="float">
            <text:p>0.0008125</text:p>
          </table:table-cell>
          <table:table-cell table:style-name="Default" office:value-type="float" office:value="63627188063321.2" calcext:value-type="float">
            <text:p>63627188063321.2</text:p>
          </table:table-cell>
          <table:table-cell table:style-name="ce7" table:formula="of:=([.O34]-[.O33])/1000" office:value-type="float" office:value="1.9985" calcext:value-type="float">
            <text:p>1.9985</text:p>
          </table:table-cell>
          <table:table-cell table:style-name="ce7" table:formula="of:=[.P34]+[.Q33]" office:value-type="float" office:value="64.0015078125" calcext:value-type="float">
            <text:p>64.0015</text:p>
          </table:table-cell>
          <table:table-cell table:style-name="ce12" table:formula="of:=[.Q34]-2*([.$B34]-1)" office:value-type="float" office:value="0.00150781249999454" calcext:value-type="float">
            <text:p>0.0015078125</text:p>
          </table:table-cell>
          <table:table-cell table:style-name="Default" office:value-type="float" office:value="63627188523499.1" calcext:value-type="float">
            <text:p>63627188523499.1</text:p>
          </table:table-cell>
          <table:table-cell table:style-name="ce7" table:formula="of:=([.S34]-[.S33])/1000" office:value-type="float" office:value="2.0003671875" calcext:value-type="float">
            <text:p>2.0004</text:p>
          </table:table-cell>
          <table:table-cell table:style-name="ce7" table:formula="of:=[.T34]+[.U33]" office:value-type="float" office:value="64.0032265625" calcext:value-type="float">
            <text:p>64.0032</text:p>
          </table:table-cell>
          <table:table-cell table:style-name="ce13" table:formula="of:=[.U34]-2*([.$B34]-1)" office:value-type="float" office:value="0.00322656250001785" calcext:value-type="float">
            <text:p>0.0032265625</text:p>
          </table:table-cell>
          <table:table-cell table:style-name="Default" office:value-type="float" office:value="63627188980422.9" calcext:value-type="float">
            <text:p>63627188980422.9</text:p>
          </table:table-cell>
          <table:table-cell table:style-name="ce7" table:formula="of:=([.W34]-[.W33])/1000" office:value-type="float" office:value="1.9971015625" calcext:value-type="float">
            <text:p>1.9971</text:p>
          </table:table-cell>
          <table:table-cell table:style-name="ce7" table:formula="of:=[.X34]+[.Y33]" office:value-type="float" office:value="63.9992421875" calcext:value-type="float">
            <text:p>63.9992</text:p>
          </table:table-cell>
          <table:table-cell table:style-name="ce14" table:formula="of:=[.Y34]-2*([.$B34]-1)" office:value-type="float" office:value="-0.000757812499990962" calcext:value-type="float">
            <text:p>-0.0007578125</text:p>
          </table:table-cell>
          <table:table-cell table:style-name="Default" office:value-type="float" office:value="63627189445201.1" calcext:value-type="float">
            <text:p>63627189445201.1</text:p>
          </table:table-cell>
          <table:table-cell table:style-name="ce15" table:formula="of:=([.AA34]-[.AA33])/1000" office:value-type="float" office:value="2.002796875" calcext:value-type="float">
            <text:p>2.0028</text:p>
          </table:table-cell>
          <table:table-cell table:style-name="ce7" table:formula="of:=[.AB34]+[.AC33]" office:value-type="float" office:value="64.0025078125" calcext:value-type="float">
            <text:p>64.0025</text:p>
          </table:table-cell>
          <table:table-cell table:style-name="ce16" table:formula="of:=[.AC34]-2*([.$B34]-1)" office:value-type="float" office:value="0.00250781249998511" calcext:value-type="float">
            <text:p>0.0025078125</text:p>
          </table:table-cell>
          <table:table-cell table:style-name="Default" office:value-type="float" office:value="63627189907134.2" calcext:value-type="float">
            <text:p>63627189907134.2</text:p>
          </table:table-cell>
          <table:table-cell table:style-name="ce7" table:formula="of:=([.AE34]-[.AE33])/1000" office:value-type="float" office:value="2.0025703125" calcext:value-type="float">
            <text:p>2.0026</text:p>
          </table:table-cell>
          <table:table-cell table:style-name="ce7" table:formula="of:=[.AF34]+[.AG33]" office:value-type="float" office:value="64.0021640625" calcext:value-type="float">
            <text:p>64.0022</text:p>
          </table:table-cell>
          <table:table-cell table:style-name="ce20" table:formula="of:=[.AG34]-2*([.$B34]-1)" office:value-type="float" office:value="0.00216406250000034" calcext:value-type="float">
            <text:p>0.0021640625</text:p>
          </table:table-cell>
          <table:table-cell table:style-name="Default" office:value-type="float" office:value="63627190373462.8" calcext:value-type="float">
            <text:p>63627190373462.8</text:p>
          </table:table-cell>
          <table:table-cell table:style-name="ce7" table:formula="of:=([.AI34]-[.AI33])/1000" office:value-type="float" office:value="2.0001015625" calcext:value-type="float">
            <text:p>2.0001</text:p>
          </table:table-cell>
          <table:table-cell table:style-name="ce7" table:formula="of:=[.AJ34]+[.AK33]" office:value-type="float" office:value="64.002609375" calcext:value-type="float">
            <text:p>64.0026</text:p>
          </table:table-cell>
          <table:table-cell table:style-name="ce21" table:formula="of:=[.AK34]-2*([.$B34]-1)" office:value-type="float" office:value="0.00260937499999159" calcext:value-type="float">
            <text:p>0.002609375</text:p>
          </table:table-cell>
          <table:table-cell table:style-name="Default" office:value-type="float" office:value="63627190836531.5" calcext:value-type="float">
            <text:p>63627190836531.5</text:p>
          </table:table-cell>
          <table:table-cell table:style-name="ce7" table:formula="of:=([.AM34]-[.AM33])/1000" office:value-type="float" office:value="1.9981640625" calcext:value-type="float">
            <text:p>1.9982</text:p>
          </table:table-cell>
          <table:table-cell table:style-name="ce7" table:formula="of:=[.AN34]+[.AO33]" office:value-type="float" office:value="64.000046875" calcext:value-type="float">
            <text:p>64.0000</text:p>
          </table:table-cell>
          <table:table-cell table:style-name="ce22" table:formula="of:=[.AO34]-2*([.$B34]-1)" office:value-type="float" office:value="0.0000468749999953388" calcext:value-type="float">
            <text:p>0.000046875</text:p>
          </table:table-cell>
          <table:table-cell table:style-name="Default" office:value-type="float" office:value="63627191301558.4" calcext:value-type="float">
            <text:p>63627191301558.4</text:p>
          </table:table-cell>
          <table:table-cell table:style-name="ce7" table:formula="of:=([.AQ34]-[.AQ33])/1000" office:value-type="float" office:value="1.99990625" calcext:value-type="float">
            <text:p>1.9999</text:p>
          </table:table-cell>
          <table:table-cell table:style-name="ce7" table:formula="of:=[.AR34]+[.AS33]" office:value-type="float" office:value="64.000859375" calcext:value-type="float">
            <text:p>64.0009</text:p>
          </table:table-cell>
          <table:table-cell table:style-name="ce26" table:formula="of:=[.AS34]-2*([.$B34]-1)" office:value-type="float" office:value="0.000859374999990337" calcext:value-type="float">
            <text:p>0.000859375</text:p>
          </table:table-cell>
          <table:table-cell table:style-name="Default" office:value-type="float" office:value="63627191816643.8" calcext:value-type="float">
            <text:p>63627191816643.8</text:p>
          </table:table-cell>
          <table:table-cell table:style-name="ce7" table:formula="of:=([.AU34]-[.AU33])/1000" office:value-type="float" office:value="2.0001484375" calcext:value-type="float">
            <text:p>2.0001</text:p>
          </table:table-cell>
          <table:table-cell table:style-name="ce7" table:formula="of:=[.AV34]+[.AW33]" office:value-type="float" office:value="64.00046875" calcext:value-type="float">
            <text:p>64.0005</text:p>
          </table:table-cell>
          <table:table-cell table:style-name="ce35" table:formula="of:=[.AW34]-2*([.$B34]-1)" office:value-type="float" office:value="0.00046874999998181" calcext:value-type="float">
            <text:p>0.00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34" calcext:value-type="float">
            <text:p>34</text:p>
          </table:table-cell>
          <table:table-cell office:value-type="float" office:value="63627186610519.1" calcext:value-type="float">
            <text:p>63627186610519.1</text:p>
          </table:table-cell>
          <table:table-cell table:formula="of:=([.C35]-[.C34])/1000" office:value-type="float" office:value="1.9991171875" calcext:value-type="float">
            <text:p>1.9991</text:p>
          </table:table-cell>
          <table:table-cell table:formula="of:=[.D35]+[.E34]" office:value-type="float" office:value="66.0001171875" calcext:value-type="float">
            <text:p>66.0001</text:p>
          </table:table-cell>
          <table:table-cell table:style-name="ce9" table:formula="of:=[.E35]-2*([.$B35]-1)" office:value-type="float" office:value="0.000117187499995453" calcext:value-type="float">
            <text:p>0.0001171875</text:p>
          </table:table-cell>
          <table:table-cell table:style-name="Default" office:value-type="float" office:value="63627187129874" calcext:value-type="float">
            <text:p>63627187129874</text:p>
          </table:table-cell>
          <table:table-cell table:style-name="ce7" table:formula="of:=([.G35]-[.G34])/1000" office:value-type="float" office:value="1.9983984375" calcext:value-type="float">
            <text:p>1.9984</text:p>
          </table:table-cell>
          <table:table-cell table:style-name="ce7" table:formula="of:=[.H35]+[.I34]" office:value-type="float" office:value="66.000703125" calcext:value-type="float">
            <text:p>66.0007</text:p>
          </table:table-cell>
          <table:table-cell table:style-name="ce10" table:formula="of:=[.I35]-2*([.$B35]-1)" office:value-type="float" office:value="0.000703125000015348" calcext:value-type="float">
            <text:p>0.000703125</text:p>
          </table:table-cell>
          <table:table-cell table:style-name="Default" office:value-type="float" office:value="63627187597423.7" calcext:value-type="float">
            <text:p>63627187597423.7</text:p>
          </table:table-cell>
          <table:table-cell table:style-name="ce7" table:formula="of:=([.K35]-[.K34])/1000" office:value-type="float" office:value="2.00028125" calcext:value-type="float">
            <text:p>2.0003</text:p>
          </table:table-cell>
          <table:table-cell table:style-name="ce7" table:formula="of:=[.L35]+[.M34]" office:value-type="float" office:value="66.00109375" calcext:value-type="float">
            <text:p>66.0011</text:p>
          </table:table-cell>
          <table:table-cell table:style-name="ce11" table:formula="of:=[.M35]-2*([.$B35]-1)" office:value-type="float" office:value="0.00109374999999545" calcext:value-type="float">
            <text:p>0.00109375</text:p>
          </table:table-cell>
          <table:table-cell table:style-name="Default" office:value-type="float" office:value="63627188065321.9" calcext:value-type="float">
            <text:p>63627188065321.9</text:p>
          </table:table-cell>
          <table:table-cell table:style-name="ce7" table:formula="of:=([.O35]-[.O34])/1000" office:value-type="float" office:value="2.000703125" calcext:value-type="float">
            <text:p>2.0007</text:p>
          </table:table-cell>
          <table:table-cell table:style-name="ce7" table:formula="of:=[.P35]+[.Q34]" office:value-type="float" office:value="66.0022109375" calcext:value-type="float">
            <text:p>66.0022</text:p>
          </table:table-cell>
          <table:table-cell table:style-name="ce12" table:formula="of:=[.Q35]-2*([.$B35]-1)" office:value-type="float" office:value="0.00221093749999568" calcext:value-type="float">
            <text:p>0.0022109375</text:p>
          </table:table-cell>
          <table:table-cell table:style-name="Default" office:value-type="float" office:value="63627188525497.6" calcext:value-type="float">
            <text:p>63627188525497.6</text:p>
          </table:table-cell>
          <table:table-cell table:style-name="ce7" table:formula="of:=([.S35]-[.S34])/1000" office:value-type="float" office:value="1.99846875" calcext:value-type="float">
            <text:p>1.9985</text:p>
          </table:table-cell>
          <table:table-cell table:style-name="ce7" table:formula="of:=[.T35]+[.U34]" office:value-type="float" office:value="66.0016953125" calcext:value-type="float">
            <text:p>66.0017</text:p>
          </table:table-cell>
          <table:table-cell table:style-name="ce13" table:formula="of:=[.U35]-2*([.$B35]-1)" office:value-type="float" office:value="0.00169531250001853" calcext:value-type="float">
            <text:p>0.0016953125</text:p>
          </table:table-cell>
          <table:table-cell table:style-name="Default" office:value-type="float" office:value="63627188982423.7" calcext:value-type="float">
            <text:p>63627188982423.7</text:p>
          </table:table-cell>
          <table:table-cell table:style-name="ce7" table:formula="of:=([.W35]-[.W34])/1000" office:value-type="float" office:value="2.0008125" calcext:value-type="float">
            <text:p>2.0008</text:p>
          </table:table-cell>
          <table:table-cell table:style-name="ce7" table:formula="of:=[.X35]+[.Y34]" office:value-type="float" office:value="66.0000546875" calcext:value-type="float">
            <text:p>66.0001</text:p>
          </table:table-cell>
          <table:table-cell table:style-name="ce14" table:formula="of:=[.Y35]-2*([.$B35]-1)" office:value-type="float" office:value="0.0000546875000111413" calcext:value-type="float">
            <text:p>5.46875000111413E-05</text:p>
          </table:table-cell>
          <table:table-cell table:style-name="Default" office:value-type="float" office:value="63627189447199.6" calcext:value-type="float">
            <text:p>63627189447199.6</text:p>
          </table:table-cell>
          <table:table-cell table:style-name="ce15" table:formula="of:=([.AA35]-[.AA34])/1000" office:value-type="float" office:value="1.9985390625" calcext:value-type="float">
            <text:p>1.9985</text:p>
          </table:table-cell>
          <table:table-cell table:style-name="ce7" table:formula="of:=[.AB35]+[.AC34]" office:value-type="float" office:value="66.001046875" calcext:value-type="float">
            <text:p>66.0010</text:p>
          </table:table-cell>
          <table:table-cell table:style-name="ce16" table:formula="of:=[.AC35]-2*([.$B35]-1)" office:value-type="float" office:value="0.0010468749999859" calcext:value-type="float">
            <text:p>0.001046875</text:p>
          </table:table-cell>
          <table:table-cell table:style-name="Default" office:value-type="float" office:value="63627189909132.8" calcext:value-type="float">
            <text:p>63627189909132.8</text:p>
          </table:table-cell>
          <table:table-cell table:style-name="ce7" table:formula="of:=([.AE35]-[.AE34])/1000" office:value-type="float" office:value="1.9985703125" calcext:value-type="float">
            <text:p>1.9986</text:p>
          </table:table-cell>
          <table:table-cell table:style-name="ce7" table:formula="of:=[.AF35]+[.AG34]" office:value-type="float" office:value="66.000734375" calcext:value-type="float">
            <text:p>66.0007</text:p>
          </table:table-cell>
          <table:table-cell table:style-name="ce20" table:formula="of:=[.AG35]-2*([.$B35]-1)" office:value-type="float" office:value="0.000734375000007503" calcext:value-type="float">
            <text:p>0.000734375</text:p>
          </table:table-cell>
          <table:table-cell table:style-name="Default" office:value-type="float" office:value="63627190375461" calcext:value-type="float">
            <text:p>63627190375461</text:p>
          </table:table-cell>
          <table:table-cell table:style-name="ce7" table:formula="of:=([.AI35]-[.AI34])/1000" office:value-type="float" office:value="1.9981796875" calcext:value-type="float">
            <text:p>1.9982</text:p>
          </table:table-cell>
          <table:table-cell table:style-name="ce7" table:formula="of:=[.AJ35]+[.AK34]" office:value-type="float" office:value="66.0007890625" calcext:value-type="float">
            <text:p>66.0008</text:p>
          </table:table-cell>
          <table:table-cell table:style-name="ce21" table:formula="of:=[.AK35]-2*([.$B35]-1)" office:value-type="float" office:value="0.000789062499990223" calcext:value-type="float">
            <text:p>0.0007890625</text:p>
          </table:table-cell>
          <table:table-cell table:style-name="Default" office:value-type="float" office:value="63627190838531.5" calcext:value-type="float">
            <text:p>63627190838531.5</text:p>
          </table:table-cell>
          <table:table-cell table:style-name="ce7" table:formula="of:=([.AM35]-[.AM34])/1000" office:value-type="float" office:value="1.9999921875" calcext:value-type="float">
            <text:p>2.0000</text:p>
          </table:table-cell>
          <table:table-cell table:style-name="ce7" table:formula="of:=[.AN35]+[.AO34]" office:value-type="float" office:value="66.0000390625" calcext:value-type="float">
            <text:p>66.0000</text:p>
          </table:table-cell>
          <table:table-cell table:style-name="ce22" table:formula="of:=[.AO35]-2*([.$B35]-1)" office:value-type="float" office:value="0.0000390624999937472" calcext:value-type="float">
            <text:p>3.90624999937472E-05</text:p>
          </table:table-cell>
          <table:table-cell table:style-name="Default" office:value-type="float" office:value="63627191303557.4" calcext:value-type="float">
            <text:p>63627191303557.4</text:p>
          </table:table-cell>
          <table:table-cell table:style-name="ce7" table:formula="of:=([.AQ35]-[.AQ34])/1000" office:value-type="float" office:value="1.9990703125" calcext:value-type="float">
            <text:p>1.9991</text:p>
          </table:table-cell>
          <table:table-cell table:style-name="ce7" table:formula="of:=[.AR35]+[.AS34]" office:value-type="float" office:value="65.9999296875" calcext:value-type="float">
            <text:p>65.9999</text:p>
          </table:table-cell>
          <table:table-cell table:style-name="ce26" table:formula="of:=[.AS35]-2*([.$B35]-1)" office:value-type="float" office:value="-0.0000703125000143245" calcext:value-type="float">
            <text:p>-7.03125000143245E-05</text:p>
          </table:table-cell>
          <table:table-cell table:style-name="Default" office:value-type="float" office:value="63627191818642.9" calcext:value-type="float">
            <text:p>63627191818642.9</text:p>
          </table:table-cell>
          <table:table-cell table:style-name="ce7" table:formula="of:=([.AU35]-[.AU34])/1000" office:value-type="float" office:value="1.9991875" calcext:value-type="float">
            <text:p>1.9992</text:p>
          </table:table-cell>
          <table:table-cell table:style-name="ce7" table:formula="of:=[.AV35]+[.AW34]" office:value-type="float" office:value="65.99965625" calcext:value-type="float">
            <text:p>65.9997</text:p>
          </table:table-cell>
          <table:table-cell table:style-name="ce35" table:formula="of:=[.AW35]-2*([.$B35]-1)" office:value-type="float" office:value="-0.000343750000013188" calcext:value-type="float">
            <text:p>-0.000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627186612518.8" calcext:value-type="float">
            <text:p>63627186612518.8</text:p>
          </table:table-cell>
          <table:table-cell table:formula="of:=([.C36]-[.C35])/1000" office:value-type="float" office:value="1.99965625" calcext:value-type="float">
            <text:p>1.9997</text:p>
          </table:table-cell>
          <table:table-cell table:formula="of:=[.D36]+[.E35]" office:value-type="float" office:value="67.9997734375" calcext:value-type="float">
            <text:p>67.9998</text:p>
          </table:table-cell>
          <table:table-cell table:style-name="ce9" table:formula="of:=[.E36]-2*([.$B36]-1)" office:value-type="float" office:value="-0.000226562500003524" calcext:value-type="float">
            <text:p>-0.0002265625</text:p>
          </table:table-cell>
          <table:table-cell table:style-name="Default" office:value-type="float" office:value="63627187131874" calcext:value-type="float">
            <text:p>63627187131874</text:p>
          </table:table-cell>
          <table:table-cell table:style-name="ce7" table:formula="of:=([.G36]-[.G35])/1000" office:value-type="float" office:value="2" calcext:value-type="float">
            <text:p>2.0000</text:p>
          </table:table-cell>
          <table:table-cell table:style-name="ce7" table:formula="of:=[.H36]+[.I35]" office:value-type="float" office:value="68.000703125" calcext:value-type="float">
            <text:p>68.0007</text:p>
          </table:table-cell>
          <table:table-cell table:style-name="ce10" table:formula="of:=[.I36]-2*([.$B36]-1)" office:value-type="float" office:value="0.000703125000015348" calcext:value-type="float">
            <text:p>0.000703125</text:p>
          </table:table-cell>
          <table:table-cell table:style-name="Default" office:value-type="float" office:value="63627187599422.2" calcext:value-type="float">
            <text:p>63627187599422.2</text:p>
          </table:table-cell>
          <table:table-cell table:style-name="ce7" table:formula="of:=([.K36]-[.K35])/1000" office:value-type="float" office:value="1.9984921875" calcext:value-type="float">
            <text:p>1.9985</text:p>
          </table:table-cell>
          <table:table-cell table:style-name="ce7" table:formula="of:=[.L36]+[.M35]" office:value-type="float" office:value="67.9995859375" calcext:value-type="float">
            <text:p>67.9996</text:p>
          </table:table-cell>
          <table:table-cell table:style-name="ce11" table:formula="of:=[.M36]-2*([.$B36]-1)" office:value-type="float" office:value="-0.000414062499999091" calcext:value-type="float">
            <text:p>-0.0004140625</text:p>
          </table:table-cell>
          <table:table-cell table:style-name="Default" office:value-type="float" office:value="63627188067320" calcext:value-type="float">
            <text:p>63627188067320</text:p>
          </table:table-cell>
          <table:table-cell table:style-name="ce7" table:formula="of:=([.O36]-[.O35])/1000" office:value-type="float" office:value="1.9980859375" calcext:value-type="float">
            <text:p>1.9981</text:p>
          </table:table-cell>
          <table:table-cell table:style-name="ce7" table:formula="of:=[.P36]+[.Q35]" office:value-type="float" office:value="68.000296875" calcext:value-type="float">
            <text:p>68.0003</text:p>
          </table:table-cell>
          <table:table-cell table:style-name="ce12" table:formula="of:=[.Q36]-2*([.$B36]-1)" office:value-type="float" office:value="0.000296874999989427" calcext:value-type="float">
            <text:p>0.000296875</text:p>
          </table:table-cell>
          <table:table-cell table:style-name="Default" office:value-type="float" office:value="63627188527495.8" calcext:value-type="float">
            <text:p>63627188527495.8</text:p>
          </table:table-cell>
          <table:table-cell table:style-name="ce7" table:formula="of:=([.S36]-[.S35])/1000" office:value-type="float" office:value="1.998203125" calcext:value-type="float">
            <text:p>1.9982</text:p>
          </table:table-cell>
          <table:table-cell table:style-name="ce7" table:formula="of:=[.T36]+[.U35]" office:value-type="float" office:value="67.9998984375" calcext:value-type="float">
            <text:p>67.9999</text:p>
          </table:table-cell>
          <table:table-cell table:style-name="ce13" table:formula="of:=[.U36]-2*([.$B36]-1)" office:value-type="float" office:value="-0.000101562499978058" calcext:value-type="float">
            <text:p>-0.0001015625</text:p>
          </table:table-cell>
          <table:table-cell table:style-name="Default" office:value-type="float" office:value="63627188984425" calcext:value-type="float">
            <text:p>63627188984425</text:p>
          </table:table-cell>
          <table:table-cell table:style-name="ce7" table:formula="of:=([.W36]-[.W35])/1000" office:value-type="float" office:value="2.0012734375" calcext:value-type="float">
            <text:p>2.0013</text:p>
          </table:table-cell>
          <table:table-cell table:style-name="ce7" table:formula="of:=[.X36]+[.Y35]" office:value-type="float" office:value="68.001328125" calcext:value-type="float">
            <text:p>68.0013</text:p>
          </table:table-cell>
          <table:table-cell table:style-name="ce14" table:formula="of:=[.Y36]-2*([.$B36]-1)" office:value-type="float" office:value="0.00132812500001478" calcext:value-type="float">
            <text:p>0.001328125</text:p>
          </table:table-cell>
          <table:table-cell table:style-name="Default" office:value-type="float" office:value="63627189449198.6" calcext:value-type="float">
            <text:p>63627189449198.6</text:p>
          </table:table-cell>
          <table:table-cell table:style-name="ce15" table:formula="of:=([.AA36]-[.AA35])/1000" office:value-type="float" office:value="1.998984375" calcext:value-type="float">
            <text:p>1.9990</text:p>
          </table:table-cell>
          <table:table-cell table:style-name="ce7" table:formula="of:=[.AB36]+[.AC35]" office:value-type="float" office:value="68.00003125" calcext:value-type="float">
            <text:p>68.0000</text:p>
          </table:table-cell>
          <table:table-cell table:style-name="ce16" table:formula="of:=[.AC36]-2*([.$B36]-1)" office:value-type="float" office:value="0.0000312499999921556" calcext:value-type="float">
            <text:p>0.00003125</text:p>
          </table:table-cell>
          <table:table-cell table:style-name="Default" office:value-type="float" office:value="63627189911133.5" calcext:value-type="float">
            <text:p>63627189911133.5</text:p>
          </table:table-cell>
          <table:table-cell table:style-name="ce7" table:formula="of:=([.AE36]-[.AE35])/1000" office:value-type="float" office:value="2.0006484375" calcext:value-type="float">
            <text:p>2.0006</text:p>
          </table:table-cell>
          <table:table-cell table:style-name="ce7" table:formula="of:=[.AF36]+[.AG35]" office:value-type="float" office:value="68.0013828125" calcext:value-type="float">
            <text:p>68.0014</text:p>
          </table:table-cell>
          <table:table-cell table:style-name="ce20" table:formula="of:=[.AG36]-2*([.$B36]-1)" office:value-type="float" office:value="0.00138281250001171" calcext:value-type="float">
            <text:p>0.0013828125</text:p>
          </table:table-cell>
          <table:table-cell table:style-name="Default" office:value-type="float" office:value="63627190377459.6" calcext:value-type="float">
            <text:p>63627190377459.6</text:p>
          </table:table-cell>
          <table:table-cell table:style-name="ce7" table:formula="of:=([.AI36]-[.AI35])/1000" office:value-type="float" office:value="1.9986640625" calcext:value-type="float">
            <text:p>1.9987</text:p>
          </table:table-cell>
          <table:table-cell table:style-name="ce7" table:formula="of:=[.AJ36]+[.AK35]" office:value-type="float" office:value="67.999453125" calcext:value-type="float">
            <text:p>67.9995</text:p>
          </table:table-cell>
          <table:table-cell table:style-name="ce21" table:formula="of:=[.AK36]-2*([.$B36]-1)" office:value-type="float" office:value="-0.000546875000011937" calcext:value-type="float">
            <text:p>-0.000546875</text:p>
          </table:table-cell>
          <table:table-cell table:style-name="Default" office:value-type="float" office:value="63627190840532.3" calcext:value-type="float">
            <text:p>63627190840532.3</text:p>
          </table:table-cell>
          <table:table-cell table:style-name="ce7" table:formula="of:=([.AM36]-[.AM35])/1000" office:value-type="float" office:value="2.0008046875" calcext:value-type="float">
            <text:p>2.0008</text:p>
          </table:table-cell>
          <table:table-cell table:style-name="ce7" table:formula="of:=[.AN36]+[.AO35]" office:value-type="float" office:value="68.00084375" calcext:value-type="float">
            <text:p>68.0008</text:p>
          </table:table-cell>
          <table:table-cell table:style-name="ce22" table:formula="of:=[.AO36]-2*([.$B36]-1)" office:value-type="float" office:value="0.000843749999987153" calcext:value-type="float">
            <text:p>0.00084375</text:p>
          </table:table-cell>
          <table:table-cell table:style-name="Default" office:value-type="float" office:value="63627191305557.3" calcext:value-type="float">
            <text:p>63627191305557.3</text:p>
          </table:table-cell>
          <table:table-cell table:style-name="ce7" table:formula="of:=([.AQ36]-[.AQ35])/1000" office:value-type="float" office:value="1.999875" calcext:value-type="float">
            <text:p>1.9999</text:p>
          </table:table-cell>
          <table:table-cell table:style-name="ce7" table:formula="of:=[.AR36]+[.AS35]" office:value-type="float" office:value="67.9998046875" calcext:value-type="float">
            <text:p>67.9998</text:p>
          </table:table-cell>
          <table:table-cell table:style-name="ce26" table:formula="of:=[.AS36]-2*([.$B36]-1)" office:value-type="float" office:value="-0.000195312500011369" calcext:value-type="float">
            <text:p>-0.0001953125</text:p>
          </table:table-cell>
          <table:table-cell table:style-name="Default" office:value-type="float" office:value="63627191820643.2" calcext:value-type="float">
            <text:p>63627191820643.2</text:p>
          </table:table-cell>
          <table:table-cell table:style-name="ce7" table:formula="of:=([.AU36]-[.AU35])/1000" office:value-type="float" office:value="2.0002734375" calcext:value-type="float">
            <text:p>2.0003</text:p>
          </table:table-cell>
          <table:table-cell table:style-name="ce7" table:formula="of:=[.AV36]+[.AW35]" office:value-type="float" office:value="67.9999296875" calcext:value-type="float">
            <text:p>67.9999</text:p>
          </table:table-cell>
          <table:table-cell table:style-name="ce35" table:formula="of:=[.AW36]-2*([.$B36]-1)" office:value-type="float" office:value="-0.0000703125000143245" calcext:value-type="float">
            <text:p>-7.03125000143245E-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63627186614519.1" calcext:value-type="float">
            <text:p>63627186614519.1</text:p>
          </table:table-cell>
          <table:table-cell table:formula="of:=([.C37]-[.C36])/1000" office:value-type="float" office:value="2.0003203125" calcext:value-type="float">
            <text:p>2.0003</text:p>
          </table:table-cell>
          <table:table-cell table:formula="of:=[.D37]+[.E36]" office:value-type="float" office:value="70.00009375" calcext:value-type="float">
            <text:p>70.0001</text:p>
          </table:table-cell>
          <table:table-cell table:style-name="ce9" table:formula="of:=[.E37]-2*([.$B37]-1)" office:value-type="float" office:value="0.0000937499999906777" calcext:value-type="float">
            <text:p>0.00009375</text:p>
          </table:table-cell>
          <table:table-cell table:style-name="Default" office:value-type="float" office:value="63627187133875" calcext:value-type="float">
            <text:p>63627187133875</text:p>
          </table:table-cell>
          <table:table-cell table:style-name="ce7" table:formula="of:=([.G37]-[.G36])/1000" office:value-type="float" office:value="2.000984375" calcext:value-type="float">
            <text:p>2.0010</text:p>
          </table:table-cell>
          <table:table-cell table:style-name="ce7" table:formula="of:=[.H37]+[.I36]" office:value-type="float" office:value="70.0016875" calcext:value-type="float">
            <text:p>70.0017</text:p>
          </table:table-cell>
          <table:table-cell table:style-name="ce10" table:formula="of:=[.I37]-2*([.$B37]-1)" office:value-type="float" office:value="0.00168750000001694" calcext:value-type="float">
            <text:p>0.0016875</text:p>
          </table:table-cell>
          <table:table-cell table:style-name="Default" office:value-type="float" office:value="63627187601422.3" calcext:value-type="float">
            <text:p>63627187601422.3</text:p>
          </table:table-cell>
          <table:table-cell table:style-name="ce7" table:formula="of:=([.K37]-[.K36])/1000" office:value-type="float" office:value="2.0000546875" calcext:value-type="float">
            <text:p>2.0001</text:p>
          </table:table-cell>
          <table:table-cell table:style-name="ce7" table:formula="of:=[.L37]+[.M36]" office:value-type="float" office:value="69.999640625" calcext:value-type="float">
            <text:p>69.9996</text:p>
          </table:table-cell>
          <table:table-cell table:style-name="ce11" table:formula="of:=[.M37]-2*([.$B37]-1)" office:value-type="float" office:value="-0.00035937500000216" calcext:value-type="float">
            <text:p>-0.000359375</text:p>
          </table:table-cell>
          <table:table-cell table:style-name="Default" office:value-type="float" office:value="63627188069320.9" calcext:value-type="float">
            <text:p>63627188069320.9</text:p>
          </table:table-cell>
          <table:table-cell table:style-name="ce7" table:formula="of:=([.O37]-[.O36])/1000" office:value-type="float" office:value="2.0008515625" calcext:value-type="float">
            <text:p>2.0009</text:p>
          </table:table-cell>
          <table:table-cell table:style-name="ce7" table:formula="of:=[.P37]+[.Q36]" office:value-type="float" office:value="70.0011484375" calcext:value-type="float">
            <text:p>70.0011</text:p>
          </table:table-cell>
          <table:table-cell table:style-name="ce12" table:formula="of:=[.Q37]-2*([.$B37]-1)" office:value-type="float" office:value="0.00114843749999238" calcext:value-type="float">
            <text:p>0.0011484375</text:p>
          </table:table-cell>
          <table:table-cell table:style-name="Default" office:value-type="float" office:value="63627188529497.3" calcext:value-type="float">
            <text:p>63627188529497.3</text:p>
          </table:table-cell>
          <table:table-cell table:style-name="ce7" table:formula="of:=([.S37]-[.S36])/1000" office:value-type="float" office:value="2.0015703125" calcext:value-type="float">
            <text:p>2.0016</text:p>
          </table:table-cell>
          <table:table-cell table:style-name="ce7" table:formula="of:=[.T37]+[.U36]" office:value-type="float" office:value="70.00146875" calcext:value-type="float">
            <text:p>70.0015</text:p>
          </table:table-cell>
          <table:table-cell table:style-name="ce13" table:formula="of:=[.U37]-2*([.$B37]-1)" office:value-type="float" office:value="0.00146875000001501" calcext:value-type="float">
            <text:p>0.00146875</text:p>
          </table:table-cell>
          <table:table-cell table:style-name="Default" office:value-type="float" office:value="63627188986423.4" calcext:value-type="float">
            <text:p>63627188986423.4</text:p>
          </table:table-cell>
          <table:table-cell table:style-name="ce7" table:formula="of:=([.W37]-[.W36])/1000" office:value-type="float" office:value="1.99840625" calcext:value-type="float">
            <text:p>1.9984</text:p>
          </table:table-cell>
          <table:table-cell table:style-name="ce7" table:formula="of:=[.X37]+[.Y36]" office:value-type="float" office:value="69.999734375" calcext:value-type="float">
            <text:p>69.9997</text:p>
          </table:table-cell>
          <table:table-cell table:style-name="ce14" table:formula="of:=[.Y37]-2*([.$B37]-1)" office:value-type="float" office:value="-0.000265624999983061" calcext:value-type="float">
            <text:p>-0.000265625</text:p>
          </table:table-cell>
          <table:table-cell table:style-name="Default" office:value-type="float" office:value="63627189451198.3" calcext:value-type="float">
            <text:p>63627189451198.3</text:p>
          </table:table-cell>
          <table:table-cell table:style-name="ce15" table:formula="of:=([.AA37]-[.AA36])/1000" office:value-type="float" office:value="1.999734375" calcext:value-type="float">
            <text:p>1.9997</text:p>
          </table:table-cell>
          <table:table-cell table:style-name="ce7" table:formula="of:=[.AB37]+[.AC36]" office:value-type="float" office:value="69.999765625" calcext:value-type="float">
            <text:p>69.9998</text:p>
          </table:table-cell>
          <table:table-cell table:style-name="ce16" table:formula="of:=[.AC37]-2*([.$B37]-1)" office:value-type="float" office:value="-0.000234375000005116" calcext:value-type="float">
            <text:p>-0.000234375</text:p>
          </table:table-cell>
          <table:table-cell table:style-name="Default" office:value-type="float" office:value="63627189913133.5" calcext:value-type="float">
            <text:p>63627189913133.5</text:p>
          </table:table-cell>
          <table:table-cell table:style-name="ce7" table:formula="of:=([.AE37]-[.AE36])/1000" office:value-type="float" office:value="2.000015625" calcext:value-type="float">
            <text:p>2.0000</text:p>
          </table:table-cell>
          <table:table-cell table:style-name="ce7" table:formula="of:=[.AF37]+[.AG36]" office:value-type="float" office:value="70.0013984375" calcext:value-type="float">
            <text:p>70.0014</text:p>
          </table:table-cell>
          <table:table-cell table:style-name="ce20" table:formula="of:=[.AG37]-2*([.$B37]-1)" office:value-type="float" office:value="0.00139843750001489" calcext:value-type="float">
            <text:p>0.0013984375</text:p>
          </table:table-cell>
          <table:table-cell table:style-name="Default" office:value-type="float" office:value="63627190379461.4" calcext:value-type="float">
            <text:p>63627190379461.4</text:p>
          </table:table-cell>
          <table:table-cell table:style-name="ce7" table:formula="of:=([.AI37]-[.AI36])/1000" office:value-type="float" office:value="2.0018046875" calcext:value-type="float">
            <text:p>2.0018</text:p>
          </table:table-cell>
          <table:table-cell table:style-name="ce7" table:formula="of:=[.AJ37]+[.AK36]" office:value-type="float" office:value="70.0012578125" calcext:value-type="float">
            <text:p>70.0013</text:p>
          </table:table-cell>
          <table:table-cell table:style-name="ce21" table:formula="of:=[.AK37]-2*([.$B37]-1)" office:value-type="float" office:value="0.00125781249998624" calcext:value-type="float">
            <text:p>0.0012578125</text:p>
          </table:table-cell>
          <table:table-cell table:style-name="Default" office:value-type="float" office:value="63627190842532.4" calcext:value-type="float">
            <text:p>63627190842532.4</text:p>
          </table:table-cell>
          <table:table-cell table:style-name="ce7" table:formula="of:=([.AM37]-[.AM36])/1000" office:value-type="float" office:value="2.0000703125" calcext:value-type="float">
            <text:p>2.0001</text:p>
          </table:table-cell>
          <table:table-cell table:style-name="ce7" table:formula="of:=[.AN37]+[.AO36]" office:value-type="float" office:value="70.0009140625" calcext:value-type="float">
            <text:p>70.0009</text:p>
          </table:table-cell>
          <table:table-cell table:style-name="ce22" table:formula="of:=[.AO37]-2*([.$B37]-1)" office:value-type="float" office:value="0.000914062499987267" calcext:value-type="float">
            <text:p>0.0009140625</text:p>
          </table:table-cell>
          <table:table-cell table:style-name="Default" office:value-type="float" office:value="63627191307556.9" calcext:value-type="float">
            <text:p>63627191307556.9</text:p>
          </table:table-cell>
          <table:table-cell table:style-name="ce7" table:formula="of:=([.AQ37]-[.AQ36])/1000" office:value-type="float" office:value="1.9996484375" calcext:value-type="float">
            <text:p>1.9996</text:p>
          </table:table-cell>
          <table:table-cell table:style-name="ce7" table:formula="of:=[.AR37]+[.AS36]" office:value-type="float" office:value="69.999453125" calcext:value-type="float">
            <text:p>69.9995</text:p>
          </table:table-cell>
          <table:table-cell table:style-name="ce26" table:formula="of:=[.AS37]-2*([.$B37]-1)" office:value-type="float" office:value="-0.000546875000011937" calcext:value-type="float">
            <text:p>-0.000546875</text:p>
          </table:table-cell>
          <table:table-cell table:style-name="Default" office:value-type="float" office:value="63627191822643.9" calcext:value-type="float">
            <text:p>63627191822643.9</text:p>
          </table:table-cell>
          <table:table-cell table:style-name="ce7" table:formula="of:=([.AU37]-[.AU36])/1000" office:value-type="float" office:value="2.0006328125" calcext:value-type="float">
            <text:p>2.0006</text:p>
          </table:table-cell>
          <table:table-cell table:style-name="ce7" table:formula="of:=[.AV37]+[.AW36]" office:value-type="float" office:value="70.0005625" calcext:value-type="float">
            <text:p>70.0006</text:p>
          </table:table-cell>
          <table:table-cell table:style-name="ce35" table:formula="of:=[.AW37]-2*([.$B37]-1)" office:value-type="float" office:value="0.000562499999986699" calcext:value-type="float">
            <text:p>0.000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63627186616520.4" calcext:value-type="float">
            <text:p>63627186616520.4</text:p>
          </table:table-cell>
          <table:table-cell table:formula="of:=([.C38]-[.C37])/1000" office:value-type="float" office:value="2.0013359375" calcext:value-type="float">
            <text:p>2.0013</text:p>
          </table:table-cell>
          <table:table-cell table:formula="of:=[.D38]+[.E37]" office:value-type="float" office:value="72.0014296875" calcext:value-type="float">
            <text:p>72.0014</text:p>
          </table:table-cell>
          <table:table-cell table:style-name="ce9" table:formula="of:=[.E38]-2*([.$B38]-1)" office:value-type="float" office:value="0.00142968749999284" calcext:value-type="float">
            <text:p>0.0014296875</text:p>
          </table:table-cell>
          <table:table-cell table:style-name="Default" office:value-type="float" office:value="63627187135873.2" calcext:value-type="float">
            <text:p>63627187135873.2</text:p>
          </table:table-cell>
          <table:table-cell table:style-name="ce7" table:formula="of:=([.G38]-[.G37])/1000" office:value-type="float" office:value="1.998140625" calcext:value-type="float">
            <text:p>1.9981</text:p>
          </table:table-cell>
          <table:table-cell table:style-name="ce7" table:formula="of:=[.H38]+[.I37]" office:value-type="float" office:value="71.999828125" calcext:value-type="float">
            <text:p>71.9998</text:p>
          </table:table-cell>
          <table:table-cell table:style-name="ce10" table:formula="of:=[.I38]-2*([.$B38]-1)" office:value-type="float" office:value="-0.000171874999978172" calcext:value-type="float">
            <text:p>-0.000171875</text:p>
          </table:table-cell>
          <table:table-cell table:style-name="Default" office:value-type="float" office:value="63627187603422.6" calcext:value-type="float">
            <text:p>63627187603422.6</text:p>
          </table:table-cell>
          <table:table-cell table:style-name="ce7" table:formula="of:=([.K38]-[.K37])/1000" office:value-type="float" office:value="2.0003515625" calcext:value-type="float">
            <text:p>2.0004</text:p>
          </table:table-cell>
          <table:table-cell table:style-name="ce7" table:formula="of:=[.L38]+[.M37]" office:value-type="float" office:value="71.9999921875" calcext:value-type="float">
            <text:p>72.0000</text:p>
          </table:table-cell>
          <table:table-cell table:style-name="ce11" table:formula="of:=[.M38]-2*([.$B38]-1)" office:value-type="float" office:value="-0.00000781250000159162" calcext:value-type="float">
            <text:p>-7.81250000159162E-06</text:p>
          </table:table-cell>
          <table:table-cell table:style-name="Default" office:value-type="float" office:value="63627188071321.6" calcext:value-type="float">
            <text:p>63627188071321.6</text:p>
          </table:table-cell>
          <table:table-cell table:style-name="ce7" table:formula="of:=([.O38]-[.O37])/1000" office:value-type="float" office:value="2.00071875" calcext:value-type="float">
            <text:p>2.0007</text:p>
          </table:table-cell>
          <table:table-cell table:style-name="ce7" table:formula="of:=[.P38]+[.Q37]" office:value-type="float" office:value="72.0018671875" calcext:value-type="float">
            <text:p>72.0019</text:p>
          </table:table-cell>
          <table:table-cell table:style-name="ce12" table:formula="of:=[.Q38]-2*([.$B38]-1)" office:value-type="float" office:value="0.0018671874999967" calcext:value-type="float">
            <text:p>0.0018671875</text:p>
          </table:table-cell>
          <table:table-cell table:style-name="Default" office:value-type="float" office:value="63627188531497.5" calcext:value-type="float">
            <text:p>63627188531497.5</text:p>
          </table:table-cell>
          <table:table-cell table:style-name="ce7" table:formula="of:=([.S38]-[.S37])/1000" office:value-type="float" office:value="2.0001484375" calcext:value-type="float">
            <text:p>2.0001</text:p>
          </table:table-cell>
          <table:table-cell table:style-name="ce7" table:formula="of:=[.T38]+[.U37]" office:value-type="float" office:value="72.0016171875" calcext:value-type="float">
            <text:p>72.0016</text:p>
          </table:table-cell>
          <table:table-cell table:style-name="ce13" table:formula="of:=[.U38]-2*([.$B38]-1)" office:value-type="float" office:value="0.00161718750001683" calcext:value-type="float">
            <text:p>0.0016171875</text:p>
          </table:table-cell>
          <table:table-cell table:style-name="Default" office:value-type="float" office:value="63627188988423.3" calcext:value-type="float">
            <text:p>63627188988423.3</text:p>
          </table:table-cell>
          <table:table-cell table:style-name="ce7" table:formula="of:=([.W38]-[.W37])/1000" office:value-type="float" office:value="1.9999296875" calcext:value-type="float">
            <text:p>1.9999</text:p>
          </table:table-cell>
          <table:table-cell table:style-name="ce7" table:formula="of:=[.X38]+[.Y37]" office:value-type="float" office:value="71.9996640625" calcext:value-type="float">
            <text:p>71.9997</text:p>
          </table:table-cell>
          <table:table-cell table:style-name="ce14" table:formula="of:=[.Y38]-2*([.$B38]-1)" office:value-type="float" office:value="-0.000335937499983174" calcext:value-type="float">
            <text:p>-0.0003359375</text:p>
          </table:table-cell>
          <table:table-cell table:style-name="Default" office:value-type="float" office:value="63627189453197.9" calcext:value-type="float">
            <text:p>63627189453197.9</text:p>
          </table:table-cell>
          <table:table-cell table:style-name="ce15" table:formula="of:=([.AA38]-[.AA37])/1000" office:value-type="float" office:value="1.9995625" calcext:value-type="float">
            <text:p>1.9996</text:p>
          </table:table-cell>
          <table:table-cell table:style-name="ce7" table:formula="of:=[.AB38]+[.AC37]" office:value-type="float" office:value="71.999328125" calcext:value-type="float">
            <text:p>71.9993</text:p>
          </table:table-cell>
          <table:table-cell table:style-name="ce16" table:formula="of:=[.AC38]-2*([.$B38]-1)" office:value-type="float" office:value="-0.000671875000008981" calcext:value-type="float">
            <text:p>-0.000671875</text:p>
          </table:table-cell>
          <table:table-cell table:style-name="Default" office:value-type="float" office:value="63627189915133.8" calcext:value-type="float">
            <text:p>63627189915133.8</text:p>
          </table:table-cell>
          <table:table-cell table:style-name="ce7" table:formula="of:=([.AE38]-[.AE37])/1000" office:value-type="float" office:value="2.000375" calcext:value-type="float">
            <text:p>2.0004</text:p>
          </table:table-cell>
          <table:table-cell table:style-name="ce7" table:formula="of:=[.AF38]+[.AG37]" office:value-type="float" office:value="72.0017734375" calcext:value-type="float">
            <text:p>72.0018</text:p>
          </table:table-cell>
          <table:table-cell table:style-name="ce20" table:formula="of:=[.AG38]-2*([.$B38]-1)" office:value-type="float" office:value="0.00177343750002024" calcext:value-type="float">
            <text:p>0.0017734375</text:p>
          </table:table-cell>
          <table:table-cell table:style-name="Default" office:value-type="float" office:value="63627190381462.6" calcext:value-type="float">
            <text:p>63627190381462.6</text:p>
          </table:table-cell>
          <table:table-cell table:style-name="ce7" table:formula="of:=([.AI38]-[.AI37])/1000" office:value-type="float" office:value="2.001140625" calcext:value-type="float">
            <text:p>2.0011</text:p>
          </table:table-cell>
          <table:table-cell table:style-name="ce7" table:formula="of:=[.AJ38]+[.AK37]" office:value-type="float" office:value="72.0023984375" calcext:value-type="float">
            <text:p>72.0024</text:p>
          </table:table-cell>
          <table:table-cell table:style-name="ce21" table:formula="of:=[.AK38]-2*([.$B38]-1)" office:value-type="float" office:value="0.00239843749999125" calcext:value-type="float">
            <text:p>0.0023984375</text:p>
          </table:table-cell>
          <table:table-cell table:style-name="Default" office:value-type="float" office:value="63627190844530.6" calcext:value-type="float">
            <text:p>63627190844530.6</text:p>
          </table:table-cell>
          <table:table-cell table:style-name="ce7" table:formula="of:=([.AM38]-[.AM37])/1000" office:value-type="float" office:value="1.9981953125" calcext:value-type="float">
            <text:p>1.9982</text:p>
          </table:table-cell>
          <table:table-cell table:style-name="ce7" table:formula="of:=[.AN38]+[.AO37]" office:value-type="float" office:value="71.999109375" calcext:value-type="float">
            <text:p>71.9991</text:p>
          </table:table-cell>
          <table:table-cell table:style-name="ce22" table:formula="of:=[.AO38]-2*([.$B38]-1)" office:value-type="float" office:value="-0.000890625000010914" calcext:value-type="float">
            <text:p>-0.000890625</text:p>
          </table:table-cell>
          <table:table-cell table:style-name="Default" office:value-type="float" office:value="63627191309557.7" calcext:value-type="float">
            <text:p>63627191309557.7</text:p>
          </table:table-cell>
          <table:table-cell table:style-name="ce7" table:formula="of:=([.AQ38]-[.AQ37])/1000" office:value-type="float" office:value="2.00071875" calcext:value-type="float">
            <text:p>2.0007</text:p>
          </table:table-cell>
          <table:table-cell table:style-name="ce7" table:formula="of:=[.AR38]+[.AS37]" office:value-type="float" office:value="72.000171875" calcext:value-type="float">
            <text:p>72.0002</text:p>
          </table:table-cell>
          <table:table-cell table:style-name="ce26" table:formula="of:=[.AS38]-2*([.$B38]-1)" office:value-type="float" office:value="0.000171874999992383" calcext:value-type="float">
            <text:p>0.000171875</text:p>
          </table:table-cell>
          <table:table-cell table:style-name="Default" office:value-type="float" office:value="63627191824643.9" calcext:value-type="float">
            <text:p>63627191824643.9</text:p>
          </table:table-cell>
          <table:table-cell table:style-name="ce7" table:formula="of:=([.AU38]-[.AU37])/1000" office:value-type="float" office:value="2.0000234375" calcext:value-type="float">
            <text:p>2.0000</text:p>
          </table:table-cell>
          <table:table-cell table:style-name="ce7" table:formula="of:=[.AV38]+[.AW37]" office:value-type="float" office:value="72.0005859375" calcext:value-type="float">
            <text:p>72.0006</text:p>
          </table:table-cell>
          <table:table-cell table:style-name="ce35" table:formula="of:=[.AW38]-2*([.$B38]-1)" office:value-type="float" office:value="0.000585937499991474" calcext:value-type="float">
            <text:p>0.00058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63627186618521.7" calcext:value-type="float">
            <text:p>63627186618521.7</text:p>
          </table:table-cell>
          <table:table-cell table:formula="of:=([.C39]-[.C38])/1000" office:value-type="float" office:value="2.0012421875" calcext:value-type="float">
            <text:p>2.0012</text:p>
          </table:table-cell>
          <table:table-cell table:formula="of:=[.D39]+[.E38]" office:value-type="float" office:value="74.002671875" calcext:value-type="float">
            <text:p>74.0027</text:p>
          </table:table-cell>
          <table:table-cell table:style-name="ce9" table:formula="of:=[.E39]-2*([.$B39]-1)" office:value-type="float" office:value="0.00267187499999011" calcext:value-type="float">
            <text:p>0.002671875</text:p>
          </table:table-cell>
          <table:table-cell table:style-name="Default" office:value-type="float" office:value="63627187137875.5" calcext:value-type="float">
            <text:p>63627187137875.5</text:p>
          </table:table-cell>
          <table:table-cell table:style-name="ce7" table:formula="of:=([.G39]-[.G38])/1000" office:value-type="float" office:value="2.002359375" calcext:value-type="float">
            <text:p>2.0024</text:p>
          </table:table-cell>
          <table:table-cell table:style-name="ce7" table:formula="of:=[.H39]+[.I38]" office:value-type="float" office:value="74.0021875" calcext:value-type="float">
            <text:p>74.0022</text:p>
          </table:table-cell>
          <table:table-cell table:style-name="ce10" table:formula="of:=[.I39]-2*([.$B39]-1)" office:value-type="float" office:value="0.00218750000001933" calcext:value-type="float">
            <text:p>0.0021875</text:p>
          </table:table-cell>
          <table:table-cell table:style-name="Default" office:value-type="float" office:value="63627187605424" calcext:value-type="float">
            <text:p>63627187605424</text:p>
          </table:table-cell>
          <table:table-cell table:style-name="ce7" table:formula="of:=([.K39]-[.K38])/1000" office:value-type="float" office:value="2.0013828125" calcext:value-type="float">
            <text:p>2.0014</text:p>
          </table:table-cell>
          <table:table-cell table:style-name="ce7" table:formula="of:=[.L39]+[.M38]" office:value-type="float" office:value="74.001375" calcext:value-type="float">
            <text:p>74.0014</text:p>
          </table:table-cell>
          <table:table-cell table:style-name="ce11" table:formula="of:=[.M39]-2*([.$B39]-1)" office:value-type="float" office:value="0.00137499999999591" calcext:value-type="float">
            <text:p>0.001375</text:p>
          </table:table-cell>
          <table:table-cell table:style-name="Default" office:value-type="float" office:value="63627188073319.6" calcext:value-type="float">
            <text:p>63627188073319.6</text:p>
          </table:table-cell>
          <table:table-cell table:style-name="ce7" table:formula="of:=([.O39]-[.O38])/1000" office:value-type="float" office:value="1.998" calcext:value-type="float">
            <text:p>1.9980</text:p>
          </table:table-cell>
          <table:table-cell table:style-name="ce7" table:formula="of:=[.P39]+[.Q38]" office:value-type="float" office:value="73.9998671875" calcext:value-type="float">
            <text:p>73.9999</text:p>
          </table:table-cell>
          <table:table-cell table:style-name="ce12" table:formula="of:=[.Q39]-2*([.$B39]-1)" office:value-type="float" office:value="-0.000132812499998636" calcext:value-type="float">
            <text:p>-0.0001328125</text:p>
          </table:table-cell>
          <table:table-cell table:style-name="Default" office:value-type="float" office:value="63627188533496.2" calcext:value-type="float">
            <text:p>63627188533496.2</text:p>
          </table:table-cell>
          <table:table-cell table:style-name="ce7" table:formula="of:=([.S39]-[.S38])/1000" office:value-type="float" office:value="1.99875" calcext:value-type="float">
            <text:p>1.9988</text:p>
          </table:table-cell>
          <table:table-cell table:style-name="ce7" table:formula="of:=[.T39]+[.U38]" office:value-type="float" office:value="74.0003671875" calcext:value-type="float">
            <text:p>74.0004</text:p>
          </table:table-cell>
          <table:table-cell table:style-name="ce13" table:formula="of:=[.U39]-2*([.$B39]-1)" office:value-type="float" office:value="0.000367187500017963" calcext:value-type="float">
            <text:p>0.0003671875</text:p>
          </table:table-cell>
          <table:table-cell table:style-name="Default" office:value-type="float" office:value="63627188990423.2" calcext:value-type="float">
            <text:p>63627188990423.2</text:p>
          </table:table-cell>
          <table:table-cell table:style-name="ce7" table:formula="of:=([.W39]-[.W38])/1000" office:value-type="float" office:value="1.9998671875" calcext:value-type="float">
            <text:p>1.9999</text:p>
          </table:table-cell>
          <table:table-cell table:style-name="ce7" table:formula="of:=[.X39]+[.Y38]" office:value-type="float" office:value="73.99953125" calcext:value-type="float">
            <text:p>73.9995</text:p>
          </table:table-cell>
          <table:table-cell table:style-name="ce14" table:formula="of:=[.Y39]-2*([.$B39]-1)" office:value-type="float" office:value="-0.00046874999998181" calcext:value-type="float">
            <text:p>-0.00046875</text:p>
          </table:table-cell>
          <table:table-cell table:style-name="Default" office:value-type="float" office:value="63627189455199.5" calcext:value-type="float">
            <text:p>63627189455199.5</text:p>
          </table:table-cell>
          <table:table-cell table:style-name="ce15" table:formula="of:=([.AA39]-[.AA38])/1000" office:value-type="float" office:value="2.0015703125" calcext:value-type="float">
            <text:p>2.0016</text:p>
          </table:table-cell>
          <table:table-cell table:style-name="ce7" table:formula="of:=[.AB39]+[.AC38]" office:value-type="float" office:value="74.0008984375" calcext:value-type="float">
            <text:p>74.0009</text:p>
          </table:table-cell>
          <table:table-cell table:style-name="ce16" table:formula="of:=[.AC39]-2*([.$B39]-1)" office:value-type="float" office:value="0.000898437499984084" calcext:value-type="float">
            <text:p>0.0008984375</text:p>
          </table:table-cell>
          <table:table-cell table:style-name="Default" office:value-type="float" office:value="63627189917131.5" calcext:value-type="float">
            <text:p>63627189917131.5</text:p>
          </table:table-cell>
          <table:table-cell table:style-name="ce7" table:formula="of:=([.AE39]-[.AE38])/1000" office:value-type="float" office:value="1.997640625" calcext:value-type="float">
            <text:p>1.9976</text:p>
          </table:table-cell>
          <table:table-cell table:style-name="ce7" table:formula="of:=[.AF39]+[.AG38]" office:value-type="float" office:value="73.9994140625" calcext:value-type="float">
            <text:p>73.9994</text:p>
          </table:table-cell>
          <table:table-cell table:style-name="ce20" table:formula="of:=[.AG39]-2*([.$B39]-1)" office:value-type="float" office:value="-0.000585937499977263" calcext:value-type="float">
            <text:p>-0.0005859375</text:p>
          </table:table-cell>
          <table:table-cell table:style-name="Default" office:value-type="float" office:value="63627190383461.2" calcext:value-type="float">
            <text:p>63627190383461.2</text:p>
          </table:table-cell>
          <table:table-cell table:style-name="ce7" table:formula="of:=([.AI39]-[.AI38])/1000" office:value-type="float" office:value="1.998578125" calcext:value-type="float">
            <text:p>1.9986</text:p>
          </table:table-cell>
          <table:table-cell table:style-name="ce7" table:formula="of:=[.AJ39]+[.AK38]" office:value-type="float" office:value="74.0009765625" calcext:value-type="float">
            <text:p>74.0010</text:p>
          </table:table-cell>
          <table:table-cell table:style-name="ce21" table:formula="of:=[.AK39]-2*([.$B39]-1)" office:value-type="float" office:value="0.000976562499985789" calcext:value-type="float">
            <text:p>0.0009765625</text:p>
          </table:table-cell>
          <table:table-cell table:style-name="Default" office:value-type="float" office:value="63627190846531.8" calcext:value-type="float">
            <text:p>63627190846531.8</text:p>
          </table:table-cell>
          <table:table-cell table:style-name="ce7" table:formula="of:=([.AM39]-[.AM38])/1000" office:value-type="float" office:value="2.001234375" calcext:value-type="float">
            <text:p>2.0012</text:p>
          </table:table-cell>
          <table:table-cell table:style-name="ce7" table:formula="of:=[.AN39]+[.AO38]" office:value-type="float" office:value="74.00034375" calcext:value-type="float">
            <text:p>74.0003</text:p>
          </table:table-cell>
          <table:table-cell table:style-name="ce22" table:formula="of:=[.AO39]-2*([.$B39]-1)" office:value-type="float" office:value="0.000343749999984766" calcext:value-type="float">
            <text:p>0.00034375</text:p>
          </table:table-cell>
          <table:table-cell table:style-name="Default" office:value-type="float" office:value="63627191311558.3" calcext:value-type="float">
            <text:p>63627191311558.3</text:p>
          </table:table-cell>
          <table:table-cell table:style-name="ce7" table:formula="of:=([.AQ39]-[.AQ38])/1000" office:value-type="float" office:value="2.0005859375" calcext:value-type="float">
            <text:p>2.0006</text:p>
          </table:table-cell>
          <table:table-cell table:style-name="ce7" table:formula="of:=[.AR39]+[.AS38]" office:value-type="float" office:value="74.0007578125" calcext:value-type="float">
            <text:p>74.0008</text:p>
          </table:table-cell>
          <table:table-cell table:style-name="ce26" table:formula="of:=[.AS39]-2*([.$B39]-1)" office:value-type="float" office:value="0.000757812499998067" calcext:value-type="float">
            <text:p>0.0007578125</text:p>
          </table:table-cell>
          <table:table-cell table:style-name="Default" office:value-type="float" office:value="63627191826644.8" calcext:value-type="float">
            <text:p>63627191826644.8</text:p>
          </table:table-cell>
          <table:table-cell table:style-name="ce7" table:formula="of:=([.AU39]-[.AU38])/1000" office:value-type="float" office:value="2.000953125" calcext:value-type="float">
            <text:p>2.0010</text:p>
          </table:table-cell>
          <table:table-cell table:style-name="ce7" table:formula="of:=[.AV39]+[.AW38]" office:value-type="float" office:value="74.0015390625" calcext:value-type="float">
            <text:p>74.0015</text:p>
          </table:table-cell>
          <table:table-cell table:style-name="ce35" table:formula="of:=[.AW39]-2*([.$B39]-1)" office:value-type="float" office:value="0.0015390624999867" calcext:value-type="float">
            <text:p>0.00153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63627186620521.2" calcext:value-type="float">
            <text:p>63627186620521.2</text:p>
          </table:table-cell>
          <table:table-cell table:formula="of:=([.C40]-[.C39])/1000" office:value-type="float" office:value="1.9994921875" calcext:value-type="float">
            <text:p>1.9995</text:p>
          </table:table-cell>
          <table:table-cell table:formula="of:=[.D40]+[.E39]" office:value-type="float" office:value="76.0021640625" calcext:value-type="float">
            <text:p>76.0022</text:p>
          </table:table-cell>
          <table:table-cell table:style-name="ce9" table:formula="of:=[.E40]-2*([.$B40]-1)" office:value-type="float" office:value="0.00216406249998613" calcext:value-type="float">
            <text:p>0.0021640625</text:p>
          </table:table-cell>
          <table:table-cell table:style-name="Default" office:value-type="float" office:value="63627187139873.1" calcext:value-type="float">
            <text:p>63627187139873.1</text:p>
          </table:table-cell>
          <table:table-cell table:style-name="ce7" table:formula="of:=([.G40]-[.G39])/1000" office:value-type="float" office:value="1.9975546875" calcext:value-type="float">
            <text:p>1.9976</text:p>
          </table:table-cell>
          <table:table-cell table:style-name="ce7" table:formula="of:=[.H40]+[.I39]" office:value-type="float" office:value="75.9997421875" calcext:value-type="float">
            <text:p>75.9997</text:p>
          </table:table-cell>
          <table:table-cell table:style-name="ce10" table:formula="of:=[.I40]-2*([.$B40]-1)" office:value-type="float" office:value="-0.000257812499981469" calcext:value-type="float">
            <text:p>-0.0002578125</text:p>
          </table:table-cell>
          <table:table-cell table:style-name="Default" office:value-type="float" office:value="63627187607422" calcext:value-type="float">
            <text:p>63627187607422</text:p>
          </table:table-cell>
          <table:table-cell table:style-name="ce7" table:formula="of:=([.K40]-[.K39])/1000" office:value-type="float" office:value="1.997984375" calcext:value-type="float">
            <text:p>1.9980</text:p>
          </table:table-cell>
          <table:table-cell table:style-name="ce7" table:formula="of:=[.L40]+[.M39]" office:value-type="float" office:value="75.999359375" calcext:value-type="float">
            <text:p>75.9994</text:p>
          </table:table-cell>
          <table:table-cell table:style-name="ce11" table:formula="of:=[.M40]-2*([.$B40]-1)" office:value-type="float" office:value="-0.000640625000002615" calcext:value-type="float">
            <text:p>-0.000640625</text:p>
          </table:table-cell>
          <table:table-cell table:style-name="Default" office:value-type="float" office:value="63627188075320.5" calcext:value-type="float">
            <text:p>63627188075320.5</text:p>
          </table:table-cell>
          <table:table-cell table:style-name="ce7" table:formula="of:=([.O40]-[.O39])/1000" office:value-type="float" office:value="2.0009765625" calcext:value-type="float">
            <text:p>2.0010</text:p>
          </table:table-cell>
          <table:table-cell table:style-name="ce7" table:formula="of:=[.P40]+[.Q39]" office:value-type="float" office:value="76.00084375" calcext:value-type="float">
            <text:p>76.0008</text:p>
          </table:table-cell>
          <table:table-cell table:style-name="ce12" table:formula="of:=[.Q40]-2*([.$B40]-1)" office:value-type="float" office:value="0.000843750000001364" calcext:value-type="float">
            <text:p>0.00084375</text:p>
          </table:table-cell>
          <table:table-cell table:style-name="Default" office:value-type="float" office:value="63627188535497.6" calcext:value-type="float">
            <text:p>63627188535497.6</text:p>
          </table:table-cell>
          <table:table-cell table:style-name="ce7" table:formula="of:=([.S40]-[.S39])/1000" office:value-type="float" office:value="2.0013671875" calcext:value-type="float">
            <text:p>2.0014</text:p>
          </table:table-cell>
          <table:table-cell table:style-name="ce7" table:formula="of:=[.T40]+[.U39]" office:value-type="float" office:value="76.001734375" calcext:value-type="float">
            <text:p>76.0017</text:p>
          </table:table-cell>
          <table:table-cell table:style-name="ce13" table:formula="of:=[.U40]-2*([.$B40]-1)" office:value-type="float" office:value="0.00173437500001228" calcext:value-type="float">
            <text:p>0.001734375</text:p>
          </table:table-cell>
          <table:table-cell table:style-name="Default" office:value-type="float" office:value="63627188992423" calcext:value-type="float">
            <text:p>63627188992423</text:p>
          </table:table-cell>
          <table:table-cell table:style-name="ce7" table:formula="of:=([.W40]-[.W39])/1000" office:value-type="float" office:value="1.999828125" calcext:value-type="float">
            <text:p>1.9998</text:p>
          </table:table-cell>
          <table:table-cell table:style-name="ce7" table:formula="of:=[.X40]+[.Y39]" office:value-type="float" office:value="75.999359375" calcext:value-type="float">
            <text:p>75.9994</text:p>
          </table:table-cell>
          <table:table-cell table:style-name="ce14" table:formula="of:=[.Y40]-2*([.$B40]-1)" office:value-type="float" office:value="-0.000640624999988404" calcext:value-type="float">
            <text:p>-0.000640625</text:p>
          </table:table-cell>
          <table:table-cell table:style-name="Default" office:value-type="float" office:value="63627189457199.7" calcext:value-type="float">
            <text:p>63627189457199.7</text:p>
          </table:table-cell>
          <table:table-cell table:style-name="ce15" table:formula="of:=([.AA40]-[.AA39])/1000" office:value-type="float" office:value="2.0002890625" calcext:value-type="float">
            <text:p>2.0003</text:p>
          </table:table-cell>
          <table:table-cell table:style-name="ce7" table:formula="of:=[.AB40]+[.AC39]" office:value-type="float" office:value="76.0011875" calcext:value-type="float">
            <text:p>76.0012</text:p>
          </table:table-cell>
          <table:table-cell table:style-name="ce16" table:formula="of:=[.AC40]-2*([.$B40]-1)" office:value-type="float" office:value="0.00118749999998613" calcext:value-type="float">
            <text:p>0.0011875</text:p>
          </table:table-cell>
          <table:table-cell table:style-name="Default" office:value-type="float" office:value="63627189919131.8" calcext:value-type="float">
            <text:p>63627189919131.8</text:p>
          </table:table-cell>
          <table:table-cell table:style-name="ce7" table:formula="of:=([.AE40]-[.AE39])/1000" office:value-type="float" office:value="2.000328125" calcext:value-type="float">
            <text:p>2.0003</text:p>
          </table:table-cell>
          <table:table-cell table:style-name="ce7" table:formula="of:=[.AF40]+[.AG39]" office:value-type="float" office:value="75.9997421875" calcext:value-type="float">
            <text:p>75.9997</text:p>
          </table:table-cell>
          <table:table-cell table:style-name="ce20" table:formula="of:=[.AG40]-2*([.$B40]-1)" office:value-type="float" office:value="-0.000257812499981469" calcext:value-type="float">
            <text:p>-0.0002578125</text:p>
          </table:table-cell>
          <table:table-cell table:style-name="Default" office:value-type="float" office:value="63627190385460.3" calcext:value-type="float">
            <text:p>63627190385460.3</text:p>
          </table:table-cell>
          <table:table-cell table:style-name="ce7" table:formula="of:=([.AI40]-[.AI39])/1000" office:value-type="float" office:value="1.999109375" calcext:value-type="float">
            <text:p>1.9991</text:p>
          </table:table-cell>
          <table:table-cell table:style-name="ce7" table:formula="of:=[.AJ40]+[.AK39]" office:value-type="float" office:value="76.0000859375" calcext:value-type="float">
            <text:p>76.0001</text:p>
          </table:table-cell>
          <table:table-cell table:style-name="ce21" table:formula="of:=[.AK40]-2*([.$B40]-1)" office:value-type="float" office:value="0.0000859374999890861" calcext:value-type="float">
            <text:p>8.59374999890861E-05</text:p>
          </table:table-cell>
          <table:table-cell table:style-name="Default" office:value-type="float" office:value="63627190848531.9" calcext:value-type="float">
            <text:p>63627190848531.9</text:p>
          </table:table-cell>
          <table:table-cell table:style-name="ce7" table:formula="of:=([.AM40]-[.AM39])/1000" office:value-type="float" office:value="2.0001171875" calcext:value-type="float">
            <text:p>2.0001</text:p>
          </table:table-cell>
          <table:table-cell table:style-name="ce7" table:formula="of:=[.AN40]+[.AO39]" office:value-type="float" office:value="76.0004609375" calcext:value-type="float">
            <text:p>76.0005</text:p>
          </table:table-cell>
          <table:table-cell table:style-name="ce22" table:formula="of:=[.AO40]-2*([.$B40]-1)" office:value-type="float" office:value="0.000460937499980219" calcext:value-type="float">
            <text:p>0.0004609375</text:p>
          </table:table-cell>
          <table:table-cell table:style-name="Default" office:value-type="float" office:value="63627191313558.2" calcext:value-type="float">
            <text:p>63627191313558.2</text:p>
          </table:table-cell>
          <table:table-cell table:style-name="ce7" table:formula="of:=([.AQ40]-[.AQ39])/1000" office:value-type="float" office:value="1.9999921875" calcext:value-type="float">
            <text:p>2.0000</text:p>
          </table:table-cell>
          <table:table-cell table:style-name="ce7" table:formula="of:=[.AR40]+[.AS39]" office:value-type="float" office:value="76.00075" calcext:value-type="float">
            <text:p>76.0008</text:p>
          </table:table-cell>
          <table:table-cell table:style-name="ce26" table:formula="of:=[.AS40]-2*([.$B40]-1)" office:value-type="float" office:value="0.000749999999996476" calcext:value-type="float">
            <text:p>0.00075</text:p>
          </table:table-cell>
          <table:table-cell table:style-name="Default" office:value-type="float" office:value="63627191828642.7" calcext:value-type="float">
            <text:p>63627191828642.7</text:p>
          </table:table-cell>
          <table:table-cell table:style-name="ce7" table:formula="of:=([.AU40]-[.AU39])/1000" office:value-type="float" office:value="1.997875" calcext:value-type="float">
            <text:p>1.9979</text:p>
          </table:table-cell>
          <table:table-cell table:style-name="ce7" table:formula="of:=[.AV40]+[.AW39]" office:value-type="float" office:value="75.9994140625" calcext:value-type="float">
            <text:p>75.9994</text:p>
          </table:table-cell>
          <table:table-cell table:style-name="ce35" table:formula="of:=[.AW40]-2*([.$B40]-1)" office:value-type="float" office:value="-0.000585937500019895" calcext:value-type="float">
            <text:p>-0.00058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40" calcext:value-type="float">
            <text:p>40</text:p>
          </table:table-cell>
          <table:table-cell office:value-type="float" office:value="63627186622518.8" calcext:value-type="float">
            <text:p>63627186622518.8</text:p>
          </table:table-cell>
          <table:table-cell table:formula="of:=([.C41]-[.C40])/1000" office:value-type="float" office:value="1.9976015625" calcext:value-type="float">
            <text:p>1.9976</text:p>
          </table:table-cell>
          <table:table-cell table:formula="of:=[.D41]+[.E40]" office:value-type="float" office:value="77.999765625" calcext:value-type="float">
            <text:p>77.9998</text:p>
          </table:table-cell>
          <table:table-cell table:style-name="ce9" table:formula="of:=[.E41]-2*([.$B41]-1)" office:value-type="float" office:value="-0.000234375000019327" calcext:value-type="float">
            <text:p>-0.000234375</text:p>
          </table:table-cell>
          <table:table-cell table:style-name="Default" office:value-type="float" office:value="63627187141875" calcext:value-type="float">
            <text:p>63627187141875</text:p>
          </table:table-cell>
          <table:table-cell table:style-name="ce7" table:formula="of:=([.G41]-[.G40])/1000" office:value-type="float" office:value="2.001953125" calcext:value-type="float">
            <text:p>2.0020</text:p>
          </table:table-cell>
          <table:table-cell table:style-name="ce7" table:formula="of:=[.H41]+[.I40]" office:value-type="float" office:value="78.0016953125" calcext:value-type="float">
            <text:p>78.0017</text:p>
          </table:table-cell>
          <table:table-cell table:style-name="ce10" table:formula="of:=[.I41]-2*([.$B41]-1)" office:value-type="float" office:value="0.00169531250001853" calcext:value-type="float">
            <text:p>0.0016953125</text:p>
          </table:table-cell>
          <table:table-cell table:style-name="Default" office:value-type="float" office:value="63627187609422" calcext:value-type="float">
            <text:p>63627187609422</text:p>
          </table:table-cell>
          <table:table-cell table:style-name="ce7" table:formula="of:=([.K41]-[.K40])/1000" office:value-type="float" office:value="2.000046875" calcext:value-type="float">
            <text:p>2.0000</text:p>
          </table:table-cell>
          <table:table-cell table:style-name="ce7" table:formula="of:=[.L41]+[.M40]" office:value-type="float" office:value="77.99940625" calcext:value-type="float">
            <text:p>77.9994</text:p>
          </table:table-cell>
          <table:table-cell table:style-name="ce11" table:formula="of:=[.M41]-2*([.$B41]-1)" office:value-type="float" office:value="-0.000593750000007276" calcext:value-type="float">
            <text:p>-0.00059375</text:p>
          </table:table-cell>
          <table:table-cell table:style-name="Default" office:value-type="float" office:value="63627188077322.6" calcext:value-type="float">
            <text:p>63627188077322.6</text:p>
          </table:table-cell>
          <table:table-cell table:style-name="ce7" table:formula="of:=([.O41]-[.O40])/1000" office:value-type="float" office:value="2.0020703125" calcext:value-type="float">
            <text:p>2.0021</text:p>
          </table:table-cell>
          <table:table-cell table:style-name="ce7" table:formula="of:=[.P41]+[.Q40]" office:value-type="float" office:value="78.0029140625" calcext:value-type="float">
            <text:p>78.0029</text:p>
          </table:table-cell>
          <table:table-cell table:style-name="ce12" table:formula="of:=[.Q41]-2*([.$B41]-1)" office:value-type="float" office:value="0.00291406249999682" calcext:value-type="float">
            <text:p>0.0029140625</text:p>
          </table:table-cell>
          <table:table-cell table:style-name="Default" office:value-type="float" office:value="63627188537495.4" calcext:value-type="float">
            <text:p>63627188537495.4</text:p>
          </table:table-cell>
          <table:table-cell table:style-name="ce7" table:formula="of:=([.S41]-[.S40])/1000" office:value-type="float" office:value="1.9977734375" calcext:value-type="float">
            <text:p>1.9978</text:p>
          </table:table-cell>
          <table:table-cell table:style-name="ce7" table:formula="of:=[.T41]+[.U40]" office:value-type="float" office:value="77.9995078125" calcext:value-type="float">
            <text:p>77.9995</text:p>
          </table:table-cell>
          <table:table-cell table:style-name="ce13" table:formula="of:=[.U41]-2*([.$B41]-1)" office:value-type="float" office:value="-0.000492187499986585" calcext:value-type="float">
            <text:p>-0.0004921875</text:p>
          </table:table-cell>
          <table:table-cell table:style-name="Default" office:value-type="float" office:value="63627188994425.3" calcext:value-type="float">
            <text:p>63627188994425.3</text:p>
          </table:table-cell>
          <table:table-cell table:style-name="ce7" table:formula="of:=([.W41]-[.W40])/1000" office:value-type="float" office:value="2.0022578125" calcext:value-type="float">
            <text:p>2.0023</text:p>
          </table:table-cell>
          <table:table-cell table:style-name="ce7" table:formula="of:=[.X41]+[.Y40]" office:value-type="float" office:value="78.0016171875" calcext:value-type="float">
            <text:p>78.0016</text:p>
          </table:table-cell>
          <table:table-cell table:style-name="ce14" table:formula="of:=[.Y41]-2*([.$B41]-1)" office:value-type="float" office:value="0.00161718750001683" calcext:value-type="float">
            <text:p>0.0016171875</text:p>
          </table:table-cell>
          <table:table-cell table:style-name="Default" office:value-type="float" office:value="63627189459198.9" calcext:value-type="float">
            <text:p>63627189459198.9</text:p>
          </table:table-cell>
          <table:table-cell table:style-name="ce15" table:formula="of:=([.AA41]-[.AA40])/1000" office:value-type="float" office:value="1.99915625" calcext:value-type="float">
            <text:p>1.9992</text:p>
          </table:table-cell>
          <table:table-cell table:style-name="ce7" table:formula="of:=[.AB41]+[.AC40]" office:value-type="float" office:value="78.00034375" calcext:value-type="float">
            <text:p>78.0003</text:p>
          </table:table-cell>
          <table:table-cell table:style-name="ce16" table:formula="of:=[.AC41]-2*([.$B41]-1)" office:value-type="float" office:value="0.000343749999984766" calcext:value-type="float">
            <text:p>0.00034375</text:p>
          </table:table-cell>
          <table:table-cell table:style-name="Default" office:value-type="float" office:value="63627189921131.5" calcext:value-type="float">
            <text:p>63627189921131.5</text:p>
          </table:table-cell>
          <table:table-cell table:style-name="ce7" table:formula="of:=([.AE41]-[.AE40])/1000" office:value-type="float" office:value="1.999671875" calcext:value-type="float">
            <text:p>1.9997</text:p>
          </table:table-cell>
          <table:table-cell table:style-name="ce7" table:formula="of:=[.AF41]+[.AG40]" office:value-type="float" office:value="77.9994140625" calcext:value-type="float">
            <text:p>77.9994</text:p>
          </table:table-cell>
          <table:table-cell table:style-name="ce20" table:formula="of:=[.AG41]-2*([.$B41]-1)" office:value-type="float" office:value="-0.000585937499977263" calcext:value-type="float">
            <text:p>-0.0005859375</text:p>
          </table:table-cell>
          <table:table-cell table:style-name="Default" office:value-type="float" office:value="63627190387461.8" calcext:value-type="float">
            <text:p>63627190387461.8</text:p>
          </table:table-cell>
          <table:table-cell table:style-name="ce7" table:formula="of:=([.AI41]-[.AI40])/1000" office:value-type="float" office:value="2.0015859375" calcext:value-type="float">
            <text:p>2.0016</text:p>
          </table:table-cell>
          <table:table-cell table:style-name="ce7" table:formula="of:=[.AJ41]+[.AK40]" office:value-type="float" office:value="78.001671875" calcext:value-type="float">
            <text:p>78.0017</text:p>
          </table:table-cell>
          <table:table-cell table:style-name="ce21" table:formula="of:=[.AK41]-2*([.$B41]-1)" office:value-type="float" office:value="0.00167187499998533" calcext:value-type="float">
            <text:p>0.001671875</text:p>
          </table:table-cell>
          <table:table-cell table:style-name="Default" office:value-type="float" office:value="63627190850532.3" calcext:value-type="float">
            <text:p>63627190850532.3</text:p>
          </table:table-cell>
          <table:table-cell table:style-name="ce7" table:formula="of:=([.AM41]-[.AM40])/1000" office:value-type="float" office:value="2.0003984375" calcext:value-type="float">
            <text:p>2.0004</text:p>
          </table:table-cell>
          <table:table-cell table:style-name="ce7" table:formula="of:=[.AN41]+[.AO40]" office:value-type="float" office:value="78.000859375" calcext:value-type="float">
            <text:p>78.0009</text:p>
          </table:table-cell>
          <table:table-cell table:style-name="ce22" table:formula="of:=[.AO41]-2*([.$B41]-1)" office:value-type="float" office:value="0.000859374999976126" calcext:value-type="float">
            <text:p>0.000859375</text:p>
          </table:table-cell>
          <table:table-cell table:style-name="Default" office:value-type="float" office:value="63627191315557.8" calcext:value-type="float">
            <text:p>63627191315557.8</text:p>
          </table:table-cell>
          <table:table-cell table:style-name="ce7" table:formula="of:=([.AQ41]-[.AQ40])/1000" office:value-type="float" office:value="1.9995390625" calcext:value-type="float">
            <text:p>1.9995</text:p>
          </table:table-cell>
          <table:table-cell table:style-name="ce7" table:formula="of:=[.AR41]+[.AS40]" office:value-type="float" office:value="78.0002890625" calcext:value-type="float">
            <text:p>78.0003</text:p>
          </table:table-cell>
          <table:table-cell table:style-name="ce26" table:formula="of:=[.AS41]-2*([.$B41]-1)" office:value-type="float" office:value="0.000289062500002046" calcext:value-type="float">
            <text:p>0.0002890625</text:p>
          </table:table-cell>
          <table:table-cell table:style-name="Default" office:value-type="float" office:value="63627191831359.4" calcext:value-type="float">
            <text:p>63627191831359.4</text:p>
          </table:table-cell>
          <table:table-cell table:style-name="ce7" table:formula="of:=([.AU41]-[.AU40])/1000" office:value-type="float" office:value="2.71671875" calcext:value-type="float">
            <text:p>2.7167</text:p>
          </table:table-cell>
          <table:table-cell table:style-name="ce7" table:formula="of:=[.AV41]+[.AW40]" office:value-type="float" office:value="78.7161328125" calcext:value-type="float">
            <text:p>78.7161</text:p>
          </table:table-cell>
          <table:table-cell table:style-name="ce35" table:formula="of:=[.AW41]-2*([.$B41]-1)" office:value-type="float" office:value="0.716132812499978" calcext:value-type="float">
            <text:p>0.71613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63627186624518.6" calcext:value-type="float">
            <text:p>63627186624518.6</text:p>
          </table:table-cell>
          <table:table-cell table:formula="of:=([.C42]-[.C41])/1000" office:value-type="float" office:value="1.9997890625" calcext:value-type="float">
            <text:p>1.9998</text:p>
          </table:table-cell>
          <table:table-cell table:formula="of:=[.D42]+[.E41]" office:value-type="float" office:value="79.9995546875" calcext:value-type="float">
            <text:p>79.9996</text:p>
          </table:table-cell>
          <table:table-cell table:style-name="ce9" table:formula="of:=[.E42]-2*([.$B42]-1)" office:value-type="float" office:value="-0.000445312500019668" calcext:value-type="float">
            <text:p>-0.0004453125</text:p>
          </table:table-cell>
          <table:table-cell table:style-name="Default" office:value-type="float" office:value="63627187143872.9" calcext:value-type="float">
            <text:p>63627187143872.9</text:p>
          </table:table-cell>
          <table:table-cell table:style-name="ce7" table:formula="of:=([.G42]-[.G41])/1000" office:value-type="float" office:value="1.9978359375" calcext:value-type="float">
            <text:p>1.9978</text:p>
          </table:table-cell>
          <table:table-cell table:style-name="ce7" table:formula="of:=[.H42]+[.I41]" office:value-type="float" office:value="79.99953125" calcext:value-type="float">
            <text:p>79.9995</text:p>
          </table:table-cell>
          <table:table-cell table:style-name="ce10" table:formula="of:=[.I42]-2*([.$B42]-1)" office:value-type="float" office:value="-0.00046874999998181" calcext:value-type="float">
            <text:p>-0.00046875</text:p>
          </table:table-cell>
          <table:table-cell table:style-name="Default" office:value-type="float" office:value="63627187611425.3" calcext:value-type="float">
            <text:p>63627187611425.3</text:p>
          </table:table-cell>
          <table:table-cell table:style-name="ce7" table:formula="of:=([.K42]-[.K41])/1000" office:value-type="float" office:value="2.00325" calcext:value-type="float">
            <text:p>2.0033</text:p>
          </table:table-cell>
          <table:table-cell table:style-name="ce7" table:formula="of:=[.L42]+[.M41]" office:value-type="float" office:value="80.00265625" calcext:value-type="float">
            <text:p>80.0027</text:p>
          </table:table-cell>
          <table:table-cell table:style-name="ce11" table:formula="of:=[.M42]-2*([.$B42]-1)" office:value-type="float" office:value="0.00265624999998693" calcext:value-type="float">
            <text:p>0.00265625</text:p>
          </table:table-cell>
          <table:table-cell table:style-name="Default" office:value-type="float" office:value="63627188079319.6" calcext:value-type="float">
            <text:p>63627188079319.6</text:p>
          </table:table-cell>
          <table:table-cell table:style-name="ce7" table:formula="of:=([.O42]-[.O41])/1000" office:value-type="float" office:value="1.9969609375" calcext:value-type="float">
            <text:p>1.9970</text:p>
          </table:table-cell>
          <table:table-cell table:style-name="ce7" table:formula="of:=[.P42]+[.Q41]" office:value-type="float" office:value="79.999875" calcext:value-type="float">
            <text:p>79.9999</text:p>
          </table:table-cell>
          <table:table-cell table:style-name="ce12" table:formula="of:=[.Q42]-2*([.$B42]-1)" office:value-type="float" office:value="-0.000124999999997044" calcext:value-type="float">
            <text:p>-0.000125</text:p>
          </table:table-cell>
          <table:table-cell table:style-name="Default" office:value-type="float" office:value="63627188539498.9" calcext:value-type="float">
            <text:p>63627188539498.9</text:p>
          </table:table-cell>
          <table:table-cell table:style-name="ce7" table:formula="of:=([.S42]-[.S41])/1000" office:value-type="float" office:value="2.00346875" calcext:value-type="float">
            <text:p>2.0035</text:p>
          </table:table-cell>
          <table:table-cell table:style-name="ce7" table:formula="of:=[.T42]+[.U41]" office:value-type="float" office:value="80.0029765625" calcext:value-type="float">
            <text:p>80.0030</text:p>
          </table:table-cell>
          <table:table-cell table:style-name="ce13" table:formula="of:=[.U42]-2*([.$B42]-1)" office:value-type="float" office:value="0.00297656250000955" calcext:value-type="float">
            <text:p>0.0029765625</text:p>
          </table:table-cell>
          <table:table-cell table:style-name="Default" office:value-type="float" office:value="63627188996424.7" calcext:value-type="float">
            <text:p>63627188996424.7</text:p>
          </table:table-cell>
          <table:table-cell table:style-name="ce7" table:formula="of:=([.W42]-[.W41])/1000" office:value-type="float" office:value="1.9993671875" calcext:value-type="float">
            <text:p>1.9994</text:p>
          </table:table-cell>
          <table:table-cell table:style-name="ce7" table:formula="of:=[.X42]+[.Y41]" office:value-type="float" office:value="80.000984375" calcext:value-type="float">
            <text:p>80.0010</text:p>
          </table:table-cell>
          <table:table-cell table:style-name="ce14" table:formula="of:=[.Y42]-2*([.$B42]-1)" office:value-type="float" office:value="0.000984375000015803" calcext:value-type="float">
            <text:p>0.000984375</text:p>
          </table:table-cell>
          <table:table-cell table:style-name="Default" office:value-type="float" office:value="63627189461198.4" calcext:value-type="float">
            <text:p>63627189461198.4</text:p>
          </table:table-cell>
          <table:table-cell table:style-name="ce15" table:formula="of:=([.AA42]-[.AA41])/1000" office:value-type="float" office:value="1.9995390625" calcext:value-type="float">
            <text:p>1.9995</text:p>
          </table:table-cell>
          <table:table-cell table:style-name="ce7" table:formula="of:=[.AB42]+[.AC41]" office:value-type="float" office:value="79.9998828125" calcext:value-type="float">
            <text:p>79.9999</text:p>
          </table:table-cell>
          <table:table-cell table:style-name="ce16" table:formula="of:=[.AC42]-2*([.$B42]-1)" office:value-type="float" office:value="-0.000117187500009663" calcext:value-type="float">
            <text:p>-0.0001171875</text:p>
          </table:table-cell>
          <table:table-cell table:style-name="Default" office:value-type="float" office:value="63627189923132.4" calcext:value-type="float">
            <text:p>63627189923132.4</text:p>
          </table:table-cell>
          <table:table-cell table:style-name="ce7" table:formula="of:=([.AE42]-[.AE41])/1000" office:value-type="float" office:value="2.000921875" calcext:value-type="float">
            <text:p>2.0009</text:p>
          </table:table-cell>
          <table:table-cell table:style-name="ce7" table:formula="of:=[.AF42]+[.AG41]" office:value-type="float" office:value="80.0003359375" calcext:value-type="float">
            <text:p>80.0003</text:p>
          </table:table-cell>
          <table:table-cell table:style-name="ce20" table:formula="of:=[.AG42]-2*([.$B42]-1)" office:value-type="float" office:value="0.000335937500025807" calcext:value-type="float">
            <text:p>0.0003359375</text:p>
          </table:table-cell>
          <table:table-cell table:style-name="Default" office:value-type="float" office:value="63627190390283" calcext:value-type="float">
            <text:p>63627190390283</text:p>
          </table:table-cell>
          <table:table-cell table:style-name="ce7" table:formula="of:=([.AI42]-[.AI41])/1000" office:value-type="float" office:value="2.8211640625" calcext:value-type="float">
            <text:p>2.8212</text:p>
          </table:table-cell>
          <table:table-cell table:style-name="ce7" table:formula="of:=[.AJ42]+[.AK41]" office:value-type="float" office:value="80.8228359375" calcext:value-type="float">
            <text:p>80.8228</text:p>
          </table:table-cell>
          <table:table-cell table:style-name="ce21" table:formula="of:=[.AK42]-2*([.$B42]-1)" office:value-type="float" office:value="0.822835937499988" calcext:value-type="float">
            <text:p>0.8228359375</text:p>
          </table:table-cell>
          <table:table-cell table:style-name="Default" office:value-type="float" office:value="63627190854048.1" calcext:value-type="float">
            <text:p>63627190854048.1</text:p>
          </table:table-cell>
          <table:table-cell table:style-name="ce7" table:formula="of:=([.AM42]-[.AM41])/1000" office:value-type="float" office:value="3.51578125" calcext:value-type="float">
            <text:p>3.5158</text:p>
          </table:table-cell>
          <table:table-cell table:style-name="ce7" table:formula="of:=[.AN42]+[.AO41]" office:value-type="float" office:value="81.516640625" calcext:value-type="float">
            <text:p>81.5166</text:p>
          </table:table-cell>
          <table:table-cell table:style-name="ce22" table:formula="of:=[.AO42]-2*([.$B42]-1)" office:value-type="float" office:value="1.51664062499998" calcext:value-type="float">
            <text:p>1.516640625</text:p>
          </table:table-cell>
          <table:table-cell table:style-name="Default" office:value-type="float" office:value="63627191318982" calcext:value-type="float">
            <text:p>63627191318982</text:p>
          </table:table-cell>
          <table:table-cell table:style-name="ce7" table:formula="of:=([.AQ42]-[.AQ41])/1000" office:value-type="float" office:value="3.424234375" calcext:value-type="float">
            <text:p>3.4242</text:p>
          </table:table-cell>
          <table:table-cell table:style-name="ce7" table:formula="of:=[.AR42]+[.AS41]" office:value-type="float" office:value="81.4245234375" calcext:value-type="float">
            <text:p>81.4245</text:p>
          </table:table-cell>
          <table:table-cell table:style-name="ce26" table:formula="of:=[.AS42]-2*([.$B42]-1)" office:value-type="float" office:value="1.4245234375" calcext:value-type="float">
            <text:p>1.4245234375</text:p>
          </table:table-cell>
          <table:table-cell table:style-name="Default" office:value-type="float" office:value="63627191832645" calcext:value-type="float">
            <text:p>63627191832645</text:p>
          </table:table-cell>
          <table:table-cell table:style-name="ce7" table:formula="of:=([.AU42]-[.AU41])/1000" office:value-type="float" office:value="1.2855703125" calcext:value-type="float">
            <text:p>1.2856</text:p>
          </table:table-cell>
          <table:table-cell table:style-name="ce7" table:formula="of:=[.AV42]+[.AW41]" office:value-type="float" office:value="80.001703125" calcext:value-type="float">
            <text:p>80.0017</text:p>
          </table:table-cell>
          <table:table-cell table:style-name="ce35" table:formula="of:=[.AW42]-2*([.$B42]-1)" office:value-type="float" office:value="0.00170312499997749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63627186626520.6" calcext:value-type="float">
            <text:p>63627186626520.6</text:p>
          </table:table-cell>
          <table:table-cell table:formula="of:=([.C43]-[.C42])/1000" office:value-type="float" office:value="2.002046875" calcext:value-type="float">
            <text:p>2.0020</text:p>
          </table:table-cell>
          <table:table-cell table:formula="of:=[.D43]+[.E42]" office:value-type="float" office:value="82.0016015625" calcext:value-type="float">
            <text:p>82.0016</text:p>
          </table:table-cell>
          <table:table-cell table:style-name="ce9" table:formula="of:=[.E43]-2*([.$B43]-1)" office:value-type="float" office:value="0.00160156249998522" calcext:value-type="float">
            <text:p>0.0016015625</text:p>
          </table:table-cell>
          <table:table-cell table:style-name="Default" office:value-type="float" office:value="63627187145873.6" calcext:value-type="float">
            <text:p>63627187145873.6</text:p>
          </table:table-cell>
          <table:table-cell table:style-name="ce7" table:formula="of:=([.G43]-[.G42])/1000" office:value-type="float" office:value="2.00078125" calcext:value-type="float">
            <text:p>2.0008</text:p>
          </table:table-cell>
          <table:table-cell table:style-name="ce7" table:formula="of:=[.H43]+[.I42]" office:value-type="float" office:value="82.0003125" calcext:value-type="float">
            <text:p>82.0003</text:p>
          </table:table-cell>
          <table:table-cell table:style-name="ce10" table:formula="of:=[.I43]-2*([.$B43]-1)" office:value-type="float" office:value="0.000312500000021032" calcext:value-type="float">
            <text:p>0.0003125</text:p>
          </table:table-cell>
          <table:table-cell table:style-name="Default" office:value-type="float" office:value="63627187613425.3" calcext:value-type="float">
            <text:p>63627187613425.3</text:p>
          </table:table-cell>
          <table:table-cell table:style-name="ce7" table:formula="of:=([.K43]-[.K42])/1000" office:value-type="float" office:value="2.00003125" calcext:value-type="float">
            <text:p>2.0000</text:p>
          </table:table-cell>
          <table:table-cell table:style-name="ce7" table:formula="of:=[.L43]+[.M42]" office:value-type="float" office:value="82.0026875" calcext:value-type="float">
            <text:p>82.0027</text:p>
          </table:table-cell>
          <table:table-cell table:style-name="ce11" table:formula="of:=[.M43]-2*([.$B43]-1)" office:value-type="float" office:value="0.00268749999999329" calcext:value-type="float">
            <text:p>0.0026875</text:p>
          </table:table-cell>
          <table:table-cell table:style-name="Default" office:value-type="float" office:value="63627188081321.6" calcext:value-type="float">
            <text:p>63627188081321.6</text:p>
          </table:table-cell>
          <table:table-cell table:style-name="ce7" table:formula="of:=([.O43]-[.O42])/1000" office:value-type="float" office:value="2.002046875" calcext:value-type="float">
            <text:p>2.0020</text:p>
          </table:table-cell>
          <table:table-cell table:style-name="ce7" table:formula="of:=[.P43]+[.Q42]" office:value-type="float" office:value="82.001921875" calcext:value-type="float">
            <text:p>82.0019</text:p>
          </table:table-cell>
          <table:table-cell table:style-name="ce12" table:formula="of:=[.Q43]-2*([.$B43]-1)" office:value-type="float" office:value="0.00192187500000784" calcext:value-type="float">
            <text:p>0.001921875</text:p>
          </table:table-cell>
          <table:table-cell table:style-name="Default" office:value-type="float" office:value="63627188541497.1" calcext:value-type="float">
            <text:p>63627188541497.1</text:p>
          </table:table-cell>
          <table:table-cell table:style-name="ce7" table:formula="of:=([.S43]-[.S42])/1000" office:value-type="float" office:value="1.9982890625" calcext:value-type="float">
            <text:p>1.9983</text:p>
          </table:table-cell>
          <table:table-cell table:style-name="ce7" table:formula="of:=[.T43]+[.U42]" office:value-type="float" office:value="82.001265625" calcext:value-type="float">
            <text:p>82.0013</text:p>
          </table:table-cell>
          <table:table-cell table:style-name="ce13" table:formula="of:=[.U43]-2*([.$B43]-1)" office:value-type="float" office:value="0.00126562500001626" calcext:value-type="float">
            <text:p>0.001265625</text:p>
          </table:table-cell>
          <table:table-cell table:style-name="Default" office:value-type="float" office:value="63627188998423.9" calcext:value-type="float">
            <text:p>63627188998423.9</text:p>
          </table:table-cell>
          <table:table-cell table:style-name="ce7" table:formula="of:=([.W43]-[.W42])/1000" office:value-type="float" office:value="1.999203125" calcext:value-type="float">
            <text:p>1.9992</text:p>
          </table:table-cell>
          <table:table-cell table:style-name="ce7" table:formula="of:=[.X43]+[.Y42]" office:value-type="float" office:value="82.0001875" calcext:value-type="float">
            <text:p>82.0002</text:p>
          </table:table-cell>
          <table:table-cell table:style-name="ce14" table:formula="of:=[.Y43]-2*([.$B43]-1)" office:value-type="float" office:value="0.000187500000009777" calcext:value-type="float">
            <text:p>0.0001875</text:p>
          </table:table-cell>
          <table:table-cell table:style-name="Default" office:value-type="float" office:value="63627189463201.3" calcext:value-type="float">
            <text:p>63627189463201.3</text:p>
          </table:table-cell>
          <table:table-cell table:style-name="ce15" table:formula="of:=([.AA43]-[.AA42])/1000" office:value-type="float" office:value="2.0028359375" calcext:value-type="float">
            <text:p>2.0028</text:p>
          </table:table-cell>
          <table:table-cell table:style-name="ce7" table:formula="of:=[.AB43]+[.AC42]" office:value-type="float" office:value="82.00271875" calcext:value-type="float">
            <text:p>82.0027</text:p>
          </table:table-cell>
          <table:table-cell table:style-name="ce16" table:formula="of:=[.AC43]-2*([.$B43]-1)" office:value-type="float" office:value="0.00271874999998545" calcext:value-type="float">
            <text:p>0.00271875</text:p>
          </table:table-cell>
          <table:table-cell table:style-name="Default" office:value-type="float" office:value="63627189925133.6" calcext:value-type="float">
            <text:p>63627189925133.6</text:p>
          </table:table-cell>
          <table:table-cell table:style-name="ce7" table:formula="of:=([.AE43]-[.AE42])/1000" office:value-type="float" office:value="2.001203125" calcext:value-type="float">
            <text:p>2.0012</text:p>
          </table:table-cell>
          <table:table-cell table:style-name="ce7" table:formula="of:=[.AF43]+[.AG42]" office:value-type="float" office:value="82.0015390625" calcext:value-type="float">
            <text:p>82.0015</text:p>
          </table:table-cell>
          <table:table-cell table:style-name="ce20" table:formula="of:=[.AG43]-2*([.$B43]-1)" office:value-type="float" office:value="0.00153906250002933" calcext:value-type="float">
            <text:p>0.0015390625</text:p>
          </table:table-cell>
          <table:table-cell table:style-name="Default" office:value-type="float" office:value="63627190391460.7" calcext:value-type="float">
            <text:p>63627190391460.7</text:p>
          </table:table-cell>
          <table:table-cell table:style-name="ce7" table:formula="of:=([.AI43]-[.AI42])/1000" office:value-type="float" office:value="1.1776875" calcext:value-type="float">
            <text:p>1.1777</text:p>
          </table:table-cell>
          <table:table-cell table:style-name="ce7" table:formula="of:=[.AJ43]+[.AK42]" office:value-type="float" office:value="82.0005234375" calcext:value-type="float">
            <text:p>82.0005</text:p>
          </table:table-cell>
          <table:table-cell table:style-name="ce21" table:formula="of:=[.AK43]-2*([.$B43]-1)" office:value-type="float" office:value="0.000523437499992951" calcext:value-type="float">
            <text:p>0.0005234375</text:p>
          </table:table-cell>
          <table:table-cell table:style-name="Default" office:value-type="float" office:value="63627190854532" calcext:value-type="float">
            <text:p>63627190854532</text:p>
          </table:table-cell>
          <table:table-cell table:style-name="ce7" table:formula="of:=([.AM43]-[.AM42])/1000" office:value-type="float" office:value="0.4838984375" calcext:value-type="float">
            <text:p>0.4839</text:p>
          </table:table-cell>
          <table:table-cell table:style-name="ce7" table:formula="of:=[.AN43]+[.AO42]" office:value-type="float" office:value="82.0005390625" calcext:value-type="float">
            <text:p>82.0005</text:p>
          </table:table-cell>
          <table:table-cell table:style-name="ce22" table:formula="of:=[.AO43]-2*([.$B43]-1)" office:value-type="float" office:value="0.000539062499981924" calcext:value-type="float">
            <text:p>0.0005390625</text:p>
          </table:table-cell>
          <table:table-cell table:style-name="Default" office:value-type="float" office:value="63627191319557.9" calcext:value-type="float">
            <text:p>63627191319557.9</text:p>
          </table:table-cell>
          <table:table-cell table:style-name="ce7" table:formula="of:=([.AQ43]-[.AQ42])/1000" office:value-type="float" office:value="0.5758828125" calcext:value-type="float">
            <text:p>0.5759</text:p>
          </table:table-cell>
          <table:table-cell table:style-name="ce7" table:formula="of:=[.AR43]+[.AS42]" office:value-type="float" office:value="82.00040625" calcext:value-type="float">
            <text:p>82.0004</text:p>
          </table:table-cell>
          <table:table-cell table:style-name="ce26" table:formula="of:=[.AS43]-2*([.$B43]-1)" office:value-type="float" office:value="0.000406249999997499" calcext:value-type="float">
            <text:p>0.00040625</text:p>
          </table:table-cell>
          <table:table-cell table:style-name="Default" office:value-type="float" office:value="63627191834643.4" calcext:value-type="float">
            <text:p>63627191834643.4</text:p>
          </table:table-cell>
          <table:table-cell table:style-name="ce7" table:formula="of:=([.AU43]-[.AU42])/1000" office:value-type="float" office:value="1.998453125" calcext:value-type="float">
            <text:p>1.9985</text:p>
          </table:table-cell>
          <table:table-cell table:style-name="ce7" table:formula="of:=[.AV43]+[.AW42]" office:value-type="float" office:value="82.00015625" calcext:value-type="float">
            <text:p>82.0002</text:p>
          </table:table-cell>
          <table:table-cell table:style-name="ce35" table:formula="of:=[.AW43]-2*([.$B43]-1)" office:value-type="float" office:value="0.000156249999974989" calcext:value-type="float">
            <text:p>0.00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63627186628521.9" calcext:value-type="float">
            <text:p>63627186628521.9</text:p>
          </table:table-cell>
          <table:table-cell table:formula="of:=([.C44]-[.C43])/1000" office:value-type="float" office:value="2.0012734375" calcext:value-type="float">
            <text:p>2.0013</text:p>
          </table:table-cell>
          <table:table-cell table:formula="of:=[.D44]+[.E43]" office:value-type="float" office:value="84.002875" calcext:value-type="float">
            <text:p>84.0029</text:p>
          </table:table-cell>
          <table:table-cell table:style-name="ce9" table:formula="of:=[.E44]-2*([.$B44]-1)" office:value-type="float" office:value="0.00287499999998886" calcext:value-type="float">
            <text:p>0.002875</text:p>
          </table:table-cell>
          <table:table-cell table:style-name="Default" office:value-type="float" office:value="63627187147875.4" calcext:value-type="float">
            <text:p>63627187147875.4</text:p>
          </table:table-cell>
          <table:table-cell table:style-name="ce7" table:formula="of:=([.G44]-[.G43])/1000" office:value-type="float" office:value="2.0017421875" calcext:value-type="float">
            <text:p>2.0017</text:p>
          </table:table-cell>
          <table:table-cell table:style-name="ce7" table:formula="of:=[.H44]+[.I43]" office:value-type="float" office:value="84.0020546875" calcext:value-type="float">
            <text:p>84.0021</text:p>
          </table:table-cell>
          <table:table-cell table:style-name="ce10" table:formula="of:=[.I44]-2*([.$B44]-1)" office:value-type="float" office:value="0.00205468750002069" calcext:value-type="float">
            <text:p>0.0020546875</text:p>
          </table:table-cell>
          <table:table-cell table:style-name="Default" office:value-type="float" office:value="63627187615421.6" calcext:value-type="float">
            <text:p>63627187615421.6</text:p>
          </table:table-cell>
          <table:table-cell table:style-name="ce7" table:formula="of:=([.K44]-[.K43])/1000" office:value-type="float" office:value="1.9963046875" calcext:value-type="float">
            <text:p>1.9963</text:p>
          </table:table-cell>
          <table:table-cell table:style-name="ce7" table:formula="of:=[.L44]+[.M43]" office:value-type="float" office:value="83.9989921875" calcext:value-type="float">
            <text:p>83.9990</text:p>
          </table:table-cell>
          <table:table-cell table:style-name="ce11" table:formula="of:=[.M44]-2*([.$B44]-1)" office:value-type="float" office:value="-0.00100781250000637" calcext:value-type="float">
            <text:p>-0.0010078125</text:p>
          </table:table-cell>
          <table:table-cell table:style-name="Default" office:value-type="float" office:value="63627188083319.6" calcext:value-type="float">
            <text:p>63627188083319.6</text:p>
          </table:table-cell>
          <table:table-cell table:style-name="ce7" table:formula="of:=([.O44]-[.O43])/1000" office:value-type="float" office:value="1.9979765625" calcext:value-type="float">
            <text:p>1.9980</text:p>
          </table:table-cell>
          <table:table-cell table:style-name="ce7" table:formula="of:=[.P44]+[.Q43]" office:value-type="float" office:value="83.9998984375" calcext:value-type="float">
            <text:p>83.9999</text:p>
          </table:table-cell>
          <table:table-cell table:style-name="ce12" table:formula="of:=[.Q44]-2*([.$B44]-1)" office:value-type="float" office:value="-0.000101562499992269" calcext:value-type="float">
            <text:p>-0.0001015625</text:p>
          </table:table-cell>
          <table:table-cell table:style-name="Default" office:value-type="float" office:value="63627188543496.4" calcext:value-type="float">
            <text:p>63627188543496.4</text:p>
          </table:table-cell>
          <table:table-cell table:style-name="ce7" table:formula="of:=([.S44]-[.S43])/1000" office:value-type="float" office:value="1.999265625" calcext:value-type="float">
            <text:p>1.9993</text:p>
          </table:table-cell>
          <table:table-cell table:style-name="ce7" table:formula="of:=[.T44]+[.U43]" office:value-type="float" office:value="84.00053125" calcext:value-type="float">
            <text:p>84.0005</text:p>
          </table:table-cell>
          <table:table-cell table:style-name="ce13" table:formula="of:=[.U44]-2*([.$B44]-1)" office:value-type="float" office:value="0.000531250000022965" calcext:value-type="float">
            <text:p>0.00053125</text:p>
          </table:table-cell>
          <table:table-cell table:style-name="Default" office:value-type="float" office:value="63627189000424.3" calcext:value-type="float">
            <text:p>63627189000424.3</text:p>
          </table:table-cell>
          <table:table-cell table:style-name="ce7" table:formula="of:=([.W44]-[.W43])/1000" office:value-type="float" office:value="2.000453125" calcext:value-type="float">
            <text:p>2.0005</text:p>
          </table:table-cell>
          <table:table-cell table:style-name="ce7" table:formula="of:=[.X44]+[.Y43]" office:value-type="float" office:value="84.000640625" calcext:value-type="float">
            <text:p>84.0006</text:p>
          </table:table-cell>
          <table:table-cell table:style-name="ce14" table:formula="of:=[.Y44]-2*([.$B44]-1)" office:value-type="float" office:value="0.000640625000016826" calcext:value-type="float">
            <text:p>0.000640625</text:p>
          </table:table-cell>
          <table:table-cell table:style-name="Default" office:value-type="float" office:value="63627189465198.3" calcext:value-type="float">
            <text:p>63627189465198.3</text:p>
          </table:table-cell>
          <table:table-cell table:style-name="ce15" table:formula="of:=([.AA44]-[.AA43])/1000" office:value-type="float" office:value="1.9970234375" calcext:value-type="float">
            <text:p>1.9970</text:p>
          </table:table-cell>
          <table:table-cell table:style-name="ce7" table:formula="of:=[.AB44]+[.AC43]" office:value-type="float" office:value="83.9997421875" calcext:value-type="float">
            <text:p>83.9997</text:p>
          </table:table-cell>
          <table:table-cell table:style-name="ce16" table:formula="of:=[.AC44]-2*([.$B44]-1)" office:value-type="float" office:value="-0.000257812500009891" calcext:value-type="float">
            <text:p>-0.0002578125</text:p>
          </table:table-cell>
          <table:table-cell table:style-name="Default" office:value-type="float" office:value="63627189927131.9" calcext:value-type="float">
            <text:p>63627189927131.9</text:p>
          </table:table-cell>
          <table:table-cell table:style-name="ce7" table:formula="of:=([.AE44]-[.AE43])/1000" office:value-type="float" office:value="1.99825" calcext:value-type="float">
            <text:p>1.9983</text:p>
          </table:table-cell>
          <table:table-cell table:style-name="ce7" table:formula="of:=[.AF44]+[.AG43]" office:value-type="float" office:value="83.9997890625" calcext:value-type="float">
            <text:p>83.9998</text:p>
          </table:table-cell>
          <table:table-cell table:style-name="ce20" table:formula="of:=[.AG44]-2*([.$B44]-1)" office:value-type="float" office:value="-0.000210937499971919" calcext:value-type="float">
            <text:p>-0.0002109375</text:p>
          </table:table-cell>
          <table:table-cell table:style-name="Default" office:value-type="float" office:value="63627190393459.5" calcext:value-type="float">
            <text:p>63627190393459.5</text:p>
          </table:table-cell>
          <table:table-cell table:style-name="ce7" table:formula="of:=([.AI44]-[.AI43])/1000" office:value-type="float" office:value="1.9988515625" calcext:value-type="float">
            <text:p>1.9989</text:p>
          </table:table-cell>
          <table:table-cell table:style-name="ce7" table:formula="of:=[.AJ44]+[.AK43]" office:value-type="float" office:value="83.999375" calcext:value-type="float">
            <text:p>83.9994</text:p>
          </table:table-cell>
          <table:table-cell table:style-name="ce21" table:formula="of:=[.AK44]-2*([.$B44]-1)" office:value-type="float" office:value="-0.000625000000013642" calcext:value-type="float">
            <text:p>-0.000625</text:p>
          </table:table-cell>
          <table:table-cell table:style-name="Default" office:value-type="float" office:value="63627190856532.3" calcext:value-type="float">
            <text:p>63627190856532.3</text:p>
          </table:table-cell>
          <table:table-cell table:style-name="ce7" table:formula="of:=([.AM44]-[.AM43])/1000" office:value-type="float" office:value="2.0003203125" calcext:value-type="float">
            <text:p>2.0003</text:p>
          </table:table-cell>
          <table:table-cell table:style-name="ce7" table:formula="of:=[.AN44]+[.AO43]" office:value-type="float" office:value="84.000859375" calcext:value-type="float">
            <text:p>84.0009</text:p>
          </table:table-cell>
          <table:table-cell table:style-name="ce22" table:formula="of:=[.AO44]-2*([.$B44]-1)" office:value-type="float" office:value="0.000859374999976126" calcext:value-type="float">
            <text:p>0.000859375</text:p>
          </table:table-cell>
          <table:table-cell table:style-name="Default" office:value-type="float" office:value="63627191321557.8" calcext:value-type="float">
            <text:p>63627191321557.8</text:p>
          </table:table-cell>
          <table:table-cell table:style-name="ce7" table:formula="of:=([.AQ44]-[.AQ43])/1000" office:value-type="float" office:value="1.9999296875" calcext:value-type="float">
            <text:p>1.9999</text:p>
          </table:table-cell>
          <table:table-cell table:style-name="ce7" table:formula="of:=[.AR44]+[.AS43]" office:value-type="float" office:value="84.0003359375" calcext:value-type="float">
            <text:p>84.0003</text:p>
          </table:table-cell>
          <table:table-cell table:style-name="ce26" table:formula="of:=[.AS44]-2*([.$B44]-1)" office:value-type="float" office:value="0.000335937499997385" calcext:value-type="float">
            <text:p>0.0003359375</text:p>
          </table:table-cell>
          <table:table-cell table:style-name="Default" office:value-type="float" office:value="63627191836642.5" calcext:value-type="float">
            <text:p>63627191836642.5</text:p>
          </table:table-cell>
          <table:table-cell table:style-name="ce7" table:formula="of:=([.AU44]-[.AU43])/1000" office:value-type="float" office:value="1.99909375" calcext:value-type="float">
            <text:p>1.9991</text:p>
          </table:table-cell>
          <table:table-cell table:style-name="ce7" table:formula="of:=[.AV44]+[.AW43]" office:value-type="float" office:value="83.99925" calcext:value-type="float">
            <text:p>83.9993</text:p>
          </table:table-cell>
          <table:table-cell table:style-name="ce35" table:formula="of:=[.AW44]-2*([.$B44]-1)" office:value-type="float" office:value="-0.000750000000024897" calcext:value-type="float">
            <text:p>-0.000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4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63627186630522.3" calcext:value-type="float">
            <text:p>63627186630522.3</text:p>
          </table:table-cell>
          <table:table-cell table:formula="of:=([.C45]-[.C44])/1000" office:value-type="float" office:value="2.0004453125" calcext:value-type="float">
            <text:p>2.0004</text:p>
          </table:table-cell>
          <table:table-cell table:formula="of:=[.D45]+[.E44]" office:value-type="float" office:value="86.0033203125" calcext:value-type="float">
            <text:p>86.0033</text:p>
          </table:table-cell>
          <table:table-cell table:style-name="ce9" table:formula="of:=[.E45]-2*([.$B45]-1)" office:value-type="float" office:value="0.00332031249999432" calcext:value-type="float">
            <text:p>0.0033203125</text:p>
          </table:table-cell>
          <table:table-cell table:style-name="Default" office:value-type="float" office:value="63627187149873.2" calcext:value-type="float">
            <text:p>63627187149873.2</text:p>
          </table:table-cell>
          <table:table-cell table:style-name="ce7" table:formula="of:=([.G45]-[.G44])/1000" office:value-type="float" office:value="1.9977890625" calcext:value-type="float">
            <text:p>1.9978</text:p>
          </table:table-cell>
          <table:table-cell table:style-name="ce7" table:formula="of:=[.H45]+[.I44]" office:value-type="float" office:value="85.99984375" calcext:value-type="float">
            <text:p>85.9998</text:p>
          </table:table-cell>
          <table:table-cell table:style-name="ce10" table:formula="of:=[.I45]-2*([.$B45]-1)" office:value-type="float" office:value="-0.000156249999974989" calcext:value-type="float">
            <text:p>-0.00015625</text:p>
          </table:table-cell>
          <table:table-cell table:style-name="Default" office:value-type="float" office:value="63627187617423" calcext:value-type="float">
            <text:p>63627187617423</text:p>
          </table:table-cell>
          <table:table-cell table:style-name="ce7" table:formula="of:=([.K45]-[.K44])/1000" office:value-type="float" office:value="2.0014140625" calcext:value-type="float">
            <text:p>2.0014</text:p>
          </table:table-cell>
          <table:table-cell table:style-name="ce7" table:formula="of:=[.L45]+[.M44]" office:value-type="float" office:value="86.00040625" calcext:value-type="float">
            <text:p>86.0004</text:p>
          </table:table-cell>
          <table:table-cell table:style-name="ce11" table:formula="of:=[.M45]-2*([.$B45]-1)" office:value-type="float" office:value="0.000406249999997499" calcext:value-type="float">
            <text:p>0.00040625</text:p>
          </table:table-cell>
          <table:table-cell table:style-name="Default" office:value-type="float" office:value="63627188085319.8" calcext:value-type="float">
            <text:p>63627188085319.8</text:p>
          </table:table-cell>
          <table:table-cell table:style-name="ce7" table:formula="of:=([.O45]-[.O44])/1000" office:value-type="float" office:value="2.000234375" calcext:value-type="float">
            <text:p>2.0002</text:p>
          </table:table-cell>
          <table:table-cell table:style-name="ce7" table:formula="of:=[.P45]+[.Q44]" office:value-type="float" office:value="86.0001328125" calcext:value-type="float">
            <text:p>86.0001</text:p>
          </table:table-cell>
          <table:table-cell table:style-name="ce12" table:formula="of:=[.Q45]-2*([.$B45]-1)" office:value-type="float" office:value="0.000132812500012847" calcext:value-type="float">
            <text:p>0.0001328125</text:p>
          </table:table-cell>
          <table:table-cell table:style-name="Default" office:value-type="float" office:value="63627188545497.1" calcext:value-type="float">
            <text:p>63627188545497.1</text:p>
          </table:table-cell>
          <table:table-cell table:style-name="ce7" table:formula="of:=([.S45]-[.S44])/1000" office:value-type="float" office:value="2.0006796875" calcext:value-type="float">
            <text:p>2.0007</text:p>
          </table:table-cell>
          <table:table-cell table:style-name="ce7" table:formula="of:=[.T45]+[.U44]" office:value-type="float" office:value="86.0012109375" calcext:value-type="float">
            <text:p>86.0012</text:p>
          </table:table-cell>
          <table:table-cell table:style-name="ce13" table:formula="of:=[.U45]-2*([.$B45]-1)" office:value-type="float" office:value="0.00121093750001933" calcext:value-type="float">
            <text:p>0.0012109375</text:p>
          </table:table-cell>
          <table:table-cell table:style-name="Default" office:value-type="float" office:value="63627189002423" calcext:value-type="float">
            <text:p>63627189002423</text:p>
          </table:table-cell>
          <table:table-cell table:style-name="ce7" table:formula="of:=([.W45]-[.W44])/1000" office:value-type="float" office:value="1.998671875" calcext:value-type="float">
            <text:p>1.9987</text:p>
          </table:table-cell>
          <table:table-cell table:style-name="ce7" table:formula="of:=[.X45]+[.Y44]" office:value-type="float" office:value="85.9993125" calcext:value-type="float">
            <text:p>85.9993</text:p>
          </table:table-cell>
          <table:table-cell table:style-name="ce14" table:formula="of:=[.Y45]-2*([.$B45]-1)" office:value-type="float" office:value="-0.000687499999983743" calcext:value-type="float">
            <text:p>-0.0006875</text:p>
          </table:table-cell>
          <table:table-cell table:style-name="Default" office:value-type="float" office:value="63627189467201.2" calcext:value-type="float">
            <text:p>63627189467201.2</text:p>
          </table:table-cell>
          <table:table-cell table:style-name="ce15" table:formula="of:=([.AA45]-[.AA44])/1000" office:value-type="float" office:value="2.002953125" calcext:value-type="float">
            <text:p>2.0030</text:p>
          </table:table-cell>
          <table:table-cell table:style-name="ce7" table:formula="of:=[.AB45]+[.AC44]" office:value-type="float" office:value="86.0026953125" calcext:value-type="float">
            <text:p>86.0027</text:p>
          </table:table-cell>
          <table:table-cell table:style-name="ce16" table:formula="of:=[.AC45]-2*([.$B45]-1)" office:value-type="float" office:value="0.00269531249999488" calcext:value-type="float">
            <text:p>0.0026953125</text:p>
          </table:table-cell>
          <table:table-cell table:style-name="Default" office:value-type="float" office:value="63627189929134.9" calcext:value-type="float">
            <text:p>63627189929134.9</text:p>
          </table:table-cell>
          <table:table-cell table:style-name="ce7" table:formula="of:=([.AE45]-[.AE44])/1000" office:value-type="float" office:value="2.0030859375" calcext:value-type="float">
            <text:p>2.0031</text:p>
          </table:table-cell>
          <table:table-cell table:style-name="ce7" table:formula="of:=[.AF45]+[.AG44]" office:value-type="float" office:value="86.002875" calcext:value-type="float">
            <text:p>86.0029</text:p>
          </table:table-cell>
          <table:table-cell table:style-name="ce20" table:formula="of:=[.AG45]-2*([.$B45]-1)" office:value-type="float" office:value="0.00287500000003149" calcext:value-type="float">
            <text:p>0.002875</text:p>
          </table:table-cell>
          <table:table-cell table:style-name="Default" office:value-type="float" office:value="63627190395460.9" calcext:value-type="float">
            <text:p>63627190395460.9</text:p>
          </table:table-cell>
          <table:table-cell table:style-name="ce7" table:formula="of:=([.AI45]-[.AI44])/1000" office:value-type="float" office:value="2.001390625" calcext:value-type="float">
            <text:p>2.0014</text:p>
          </table:table-cell>
          <table:table-cell table:style-name="ce7" table:formula="of:=[.AJ45]+[.AK44]" office:value-type="float" office:value="86.000765625" calcext:value-type="float">
            <text:p>86.0008</text:p>
          </table:table-cell>
          <table:table-cell table:style-name="ce21" table:formula="of:=[.AK45]-2*([.$B45]-1)" office:value-type="float" office:value="0.000765624999985448" calcext:value-type="float">
            <text:p>0.000765625</text:p>
          </table:table-cell>
          <table:table-cell table:style-name="Default" office:value-type="float" office:value="63627190858532.3" calcext:value-type="float">
            <text:p>63627190858532.3</text:p>
          </table:table-cell>
          <table:table-cell table:style-name="ce7" table:formula="of:=([.AM45]-[.AM44])/1000" office:value-type="float" office:value="1.9999609375" calcext:value-type="float">
            <text:p>2.0000</text:p>
          </table:table-cell>
          <table:table-cell table:style-name="ce7" table:formula="of:=[.AN45]+[.AO44]" office:value-type="float" office:value="86.0008203125" calcext:value-type="float">
            <text:p>86.0008</text:p>
          </table:table-cell>
          <table:table-cell table:style-name="ce22" table:formula="of:=[.AO45]-2*([.$B45]-1)" office:value-type="float" office:value="0.000820312499982379" calcext:value-type="float">
            <text:p>0.0008203125</text:p>
          </table:table-cell>
          <table:table-cell table:style-name="Default" office:value-type="float" office:value="63627191323558.3" calcext:value-type="float">
            <text:p>63627191323558.3</text:p>
          </table:table-cell>
          <table:table-cell table:style-name="ce7" table:formula="of:=([.AQ45]-[.AQ44])/1000" office:value-type="float" office:value="2.0004375" calcext:value-type="float">
            <text:p>2.0004</text:p>
          </table:table-cell>
          <table:table-cell table:style-name="ce7" table:formula="of:=[.AR45]+[.AS44]" office:value-type="float" office:value="86.0007734375" calcext:value-type="float">
            <text:p>86.0008</text:p>
          </table:table-cell>
          <table:table-cell table:style-name="ce30" table:formula="of:=[.AS45]-2*([.$B45]-1)" office:value-type="float" office:value="0.000773437500001251" calcext:value-type="float">
            <text:p>0.0007734375</text:p>
          </table:table-cell>
          <table:table-cell table:style-name="Default" office:value-type="float" office:value="63627191838643.7" calcext:value-type="float">
            <text:p>63627191838643.7</text:p>
          </table:table-cell>
          <table:table-cell table:style-name="ce7" table:formula="of:=([.AU45]-[.AU44])/1000" office:value-type="float" office:value="2.0012109375" calcext:value-type="float">
            <text:p>2.0012</text:p>
          </table:table-cell>
          <table:table-cell table:style-name="ce7" table:formula="of:=[.AV45]+[.AW44]" office:value-type="float" office:value="86.0004609375" calcext:value-type="float">
            <text:p>86.0005</text:p>
          </table:table-cell>
          <table:table-cell table:style-name="ce35" table:formula="of:=[.AW45]-2*([.$B45]-1)" office:value-type="float" office:value="0.000460937499980219" calcext:value-type="float">
            <text:p>0.00046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63627186632521" calcext:value-type="float">
            <text:p>63627186632521</text:p>
          </table:table-cell>
          <table:table-cell table:formula="of:=([.C46]-[.C45])/1000" office:value-type="float" office:value="1.9986328125" calcext:value-type="float">
            <text:p>1.9986</text:p>
          </table:table-cell>
          <table:table-cell table:formula="of:=[.D46]+[.E45]" office:value-type="float" office:value="88.001953125" calcext:value-type="float">
            <text:p>88.0020</text:p>
          </table:table-cell>
          <table:table-cell table:style-name="ce9" table:formula="of:=[.E46]-2*([.$B46]-1)" office:value-type="float" office:value="0.001953125" calcext:value-type="float">
            <text:p>0.001953125</text:p>
          </table:table-cell>
          <table:table-cell table:style-name="Default" office:value-type="float" office:value="63627187151875.9" calcext:value-type="float">
            <text:p>63627187151875.9</text:p>
          </table:table-cell>
          <table:table-cell table:style-name="ce7" table:formula="of:=([.G46]-[.G45])/1000" office:value-type="float" office:value="2.0026875" calcext:value-type="float">
            <text:p>2.0027</text:p>
          </table:table-cell>
          <table:table-cell table:style-name="ce7" table:formula="of:=[.H46]+[.I45]" office:value-type="float" office:value="88.00253125" calcext:value-type="float">
            <text:p>88.0025</text:p>
          </table:table-cell>
          <table:table-cell table:style-name="ce10" table:formula="of:=[.I46]-2*([.$B46]-1)" office:value-type="float" office:value="0.0025312500000183" calcext:value-type="float">
            <text:p>0.00253125</text:p>
          </table:table-cell>
          <table:table-cell table:style-name="Default" office:value-type="float" office:value="63627187619423.4" calcext:value-type="float">
            <text:p>63627187619423.4</text:p>
          </table:table-cell>
          <table:table-cell table:style-name="ce7" table:formula="of:=([.K46]-[.K45])/1000" office:value-type="float" office:value="2.0003984375" calcext:value-type="float">
            <text:p>2.0004</text:p>
          </table:table-cell>
          <table:table-cell table:style-name="ce7" table:formula="of:=[.L46]+[.M45]" office:value-type="float" office:value="88.0008046875" calcext:value-type="float">
            <text:p>88.0008</text:p>
          </table:table-cell>
          <table:table-cell table:style-name="ce11" table:formula="of:=[.M46]-2*([.$B46]-1)" office:value-type="float" office:value="0.000804687499993406" calcext:value-type="float">
            <text:p>0.0008046875</text:p>
          </table:table-cell>
          <table:table-cell table:style-name="Default" office:value-type="float" office:value="63627188087321.9" calcext:value-type="float">
            <text:p>63627188087321.9</text:p>
          </table:table-cell>
          <table:table-cell table:style-name="ce7" table:formula="of:=([.O46]-[.O45])/1000" office:value-type="float" office:value="2.002046875" calcext:value-type="float">
            <text:p>2.0020</text:p>
          </table:table-cell>
          <table:table-cell table:style-name="ce7" table:formula="of:=[.P46]+[.Q45]" office:value-type="float" office:value="88.0021796875" calcext:value-type="float">
            <text:p>88.0022</text:p>
          </table:table-cell>
          <table:table-cell table:style-name="ce12" table:formula="of:=[.Q46]-2*([.$B46]-1)" office:value-type="float" office:value="0.00217968750001774" calcext:value-type="float">
            <text:p>0.0021796875</text:p>
          </table:table-cell>
          <table:table-cell table:style-name="Default" office:value-type="float" office:value="63627188547497.2" calcext:value-type="float">
            <text:p>63627188547497.2</text:p>
          </table:table-cell>
          <table:table-cell table:style-name="ce7" table:formula="of:=([.S46]-[.S45])/1000" office:value-type="float" office:value="2.0000703125" calcext:value-type="float">
            <text:p>2.0001</text:p>
          </table:table-cell>
          <table:table-cell table:style-name="ce7" table:formula="of:=[.T46]+[.U45]" office:value-type="float" office:value="88.00128125" calcext:value-type="float">
            <text:p>88.0013</text:p>
          </table:table-cell>
          <table:table-cell table:style-name="ce13" table:formula="of:=[.U46]-2*([.$B46]-1)" office:value-type="float" office:value="0.00128125000001944" calcext:value-type="float">
            <text:p>0.00128125</text:p>
          </table:table-cell>
          <table:table-cell table:style-name="Default" office:value-type="float" office:value="63627189004423.9" calcext:value-type="float">
            <text:p>63627189004423.9</text:p>
          </table:table-cell>
          <table:table-cell table:style-name="ce7" table:formula="of:=([.W46]-[.W45])/1000" office:value-type="float" office:value="2.000953125" calcext:value-type="float">
            <text:p>2.0010</text:p>
          </table:table-cell>
          <table:table-cell table:style-name="ce7" table:formula="of:=[.X46]+[.Y45]" office:value-type="float" office:value="88.000265625" calcext:value-type="float">
            <text:p>88.0003</text:p>
          </table:table-cell>
          <table:table-cell table:style-name="ce14" table:formula="of:=[.Y46]-2*([.$B46]-1)" office:value-type="float" office:value="0.000265625000011482" calcext:value-type="float">
            <text:p>0.000265625</text:p>
          </table:table-cell>
          <table:table-cell table:style-name="Default" office:value-type="float" office:value="63627189469200.5" calcext:value-type="float">
            <text:p>63627189469200.5</text:p>
          </table:table-cell>
          <table:table-cell table:style-name="ce15" table:formula="of:=([.AA46]-[.AA45])/1000" office:value-type="float" office:value="1.9991953125" calcext:value-type="float">
            <text:p>1.9992</text:p>
          </table:table-cell>
          <table:table-cell table:style-name="ce7" table:formula="of:=[.AB46]+[.AC45]" office:value-type="float" office:value="88.001890625" calcext:value-type="float">
            <text:p>88.0019</text:p>
          </table:table-cell>
          <table:table-cell table:style-name="ce16" table:formula="of:=[.AC46]-2*([.$B46]-1)" office:value-type="float" office:value="0.00189062500000148" calcext:value-type="float">
            <text:p>0.001890625</text:p>
          </table:table-cell>
          <table:table-cell table:style-name="Default" office:value-type="float" office:value="63627189931131.2" calcext:value-type="float">
            <text:p>63627189931131.2</text:p>
          </table:table-cell>
          <table:table-cell table:style-name="ce7" table:formula="of:=([.AE46]-[.AE45])/1000" office:value-type="float" office:value="1.9962734375" calcext:value-type="float">
            <text:p>1.9963</text:p>
          </table:table-cell>
          <table:table-cell table:style-name="ce7" table:formula="of:=[.AF46]+[.AG45]" office:value-type="float" office:value="87.9991484375" calcext:value-type="float">
            <text:p>87.9991</text:p>
          </table:table-cell>
          <table:table-cell table:style-name="ce20" table:formula="of:=[.AG46]-2*([.$B46]-1)" office:value-type="float" office:value="-0.000851562499974534" calcext:value-type="float">
            <text:p>-0.0008515625</text:p>
          </table:table-cell>
          <table:table-cell table:style-name="Default" office:value-type="float" office:value="63627190397459.7" calcext:value-type="float">
            <text:p>63627190397459.7</text:p>
          </table:table-cell>
          <table:table-cell table:style-name="ce7" table:formula="of:=([.AI46]-[.AI45])/1000" office:value-type="float" office:value="1.9987265625" calcext:value-type="float">
            <text:p>1.9987</text:p>
          </table:table-cell>
          <table:table-cell table:style-name="ce7" table:formula="of:=[.AJ46]+[.AK45]" office:value-type="float" office:value="87.9994921875" calcext:value-type="float">
            <text:p>87.9995</text:p>
          </table:table-cell>
          <table:table-cell table:style-name="ce21" table:formula="of:=[.AK46]-2*([.$B46]-1)" office:value-type="float" office:value="-0.00050781250001819" calcext:value-type="float">
            <text:p>-0.0005078125</text:p>
          </table:table-cell>
          <table:table-cell table:style-name="Default" office:value-type="float" office:value="63627190860532" calcext:value-type="float">
            <text:p>63627190860532</text:p>
          </table:table-cell>
          <table:table-cell table:style-name="ce7" table:formula="of:=([.AM46]-[.AM45])/1000" office:value-type="float" office:value="1.9997421875" calcext:value-type="float">
            <text:p>1.9997</text:p>
          </table:table-cell>
          <table:table-cell table:style-name="ce7" table:formula="of:=[.AN46]+[.AO45]" office:value-type="float" office:value="88.0005625" calcext:value-type="float">
            <text:p>88.0006</text:p>
          </table:table-cell>
          <table:table-cell table:style-name="ce22" table:formula="of:=[.AO46]-2*([.$B46]-1)" office:value-type="float" office:value="0.000562499999986699" calcext:value-type="float">
            <text:p>0.0005625</text:p>
          </table:table-cell>
          <table:table-cell table:style-name="Default" office:value-type="float" office:value="63627191325558.8" calcext:value-type="float">
            <text:p>63627191325558.8</text:p>
          </table:table-cell>
          <table:table-cell table:style-name="ce7" table:formula="of:=([.AQ46]-[.AQ45])/1000" office:value-type="float" office:value="2.0005" calcext:value-type="float">
            <text:p>2.0005</text:p>
          </table:table-cell>
          <table:table-cell table:style-name="ce7" table:formula="of:=[.AR46]+[.AS45]" office:value-type="float" office:value="88.0012734375" calcext:value-type="float">
            <text:p>88.0013</text:p>
          </table:table-cell>
          <table:table-cell table:style-name="ce31" table:formula="of:=[.AS46]-2*([.$B46]-1)" office:value-type="float" office:value="0.00127343750000364" calcext:value-type="float">
            <text:p>0.0012734375</text:p>
          </table:table-cell>
          <table:table-cell table:style-name="Default" office:value-type="float" office:value="63627191840646.2" calcext:value-type="float">
            <text:p>63627191840646.2</text:p>
          </table:table-cell>
          <table:table-cell table:style-name="ce7" table:formula="of:=([.AU46]-[.AU45])/1000" office:value-type="float" office:value="2.00246875" calcext:value-type="float">
            <text:p>2.0025</text:p>
          </table:table-cell>
          <table:table-cell table:style-name="ce7" table:formula="of:=[.AV46]+[.AW45]" office:value-type="float" office:value="88.0029296875" calcext:value-type="float">
            <text:p>88.0029</text:p>
          </table:table-cell>
          <table:table-cell table:style-name="ce35" table:formula="of:=[.AW46]-2*([.$B46]-1)" office:value-type="float" office:value="0.00292968749998579" calcext:value-type="float">
            <text:p>0.002929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6" calcext:value-type="float">
            <text:p>46</text:p>
          </table:table-cell>
          <table:table-cell office:value-type="float" office:value="63627186634520.6" calcext:value-type="float">
            <text:p>63627186634520.6</text:p>
          </table:table-cell>
          <table:table-cell table:formula="of:=([.C47]-[.C46])/1000" office:value-type="float" office:value="1.9996015625" calcext:value-type="float">
            <text:p>1.9996</text:p>
          </table:table-cell>
          <table:table-cell table:formula="of:=[.D47]+[.E46]" office:value-type="float" office:value="90.0015546875" calcext:value-type="float">
            <text:p>90.0016</text:p>
          </table:table-cell>
          <table:table-cell table:style-name="ce9" table:formula="of:=[.E47]-2*([.$B47]-1)" office:value-type="float" office:value="0.00155468750000409" calcext:value-type="float">
            <text:p>0.0015546875</text:p>
          </table:table-cell>
          <table:table-cell table:style-name="Default" office:value-type="float" office:value="63627187153874.3" calcext:value-type="float">
            <text:p>63627187153874.3</text:p>
          </table:table-cell>
          <table:table-cell table:style-name="ce7" table:formula="of:=([.G47]-[.G46])/1000" office:value-type="float" office:value="1.9984375" calcext:value-type="float">
            <text:p>1.9984</text:p>
          </table:table-cell>
          <table:table-cell table:style-name="ce7" table:formula="of:=[.H47]+[.I46]" office:value-type="float" office:value="90.00096875" calcext:value-type="float">
            <text:p>90.0010</text:p>
          </table:table-cell>
          <table:table-cell table:style-name="ce10" table:formula="of:=[.I47]-2*([.$B47]-1)" office:value-type="float" office:value="0.000968750000012619" calcext:value-type="float">
            <text:p>0.00096875</text:p>
          </table:table-cell>
          <table:table-cell table:style-name="Default" office:value-type="float" office:value="63627187621425.4" calcext:value-type="float">
            <text:p>63627187621425.4</text:p>
          </table:table-cell>
          <table:table-cell table:style-name="ce7" table:formula="of:=([.K47]-[.K46])/1000" office:value-type="float" office:value="2.0019609375" calcext:value-type="float">
            <text:p>2.0020</text:p>
          </table:table-cell>
          <table:table-cell table:style-name="ce7" table:formula="of:=[.L47]+[.M46]" office:value-type="float" office:value="90.002765625" calcext:value-type="float">
            <text:p>90.0028</text:p>
          </table:table-cell>
          <table:table-cell table:style-name="ce11" table:formula="of:=[.M47]-2*([.$B47]-1)" office:value-type="float" office:value="0.002765624999995" calcext:value-type="float">
            <text:p>0.002765625</text:p>
          </table:table-cell>
          <table:table-cell table:style-name="Default" office:value-type="float" office:value="63627188089321.7" calcext:value-type="float">
            <text:p>63627188089321.7</text:p>
          </table:table-cell>
          <table:table-cell table:style-name="ce7" table:formula="of:=([.O47]-[.O46])/1000" office:value-type="float" office:value="1.9997890625" calcext:value-type="float">
            <text:p>1.9998</text:p>
          </table:table-cell>
          <table:table-cell table:style-name="ce7" table:formula="of:=[.P47]+[.Q46]" office:value-type="float" office:value="90.00196875" calcext:value-type="float">
            <text:p>90.0020</text:p>
          </table:table-cell>
          <table:table-cell table:style-name="ce12" table:formula="of:=[.Q47]-2*([.$B47]-1)" office:value-type="float" office:value="0.00196875000001739" calcext:value-type="float">
            <text:p>0.00196875</text:p>
          </table:table-cell>
          <table:table-cell table:style-name="Default" office:value-type="float" office:value="63627188549498.9" calcext:value-type="float">
            <text:p>63627188549498.9</text:p>
          </table:table-cell>
          <table:table-cell table:style-name="ce7" table:formula="of:=([.S47]-[.S46])/1000" office:value-type="float" office:value="2.00175" calcext:value-type="float">
            <text:p>2.0018</text:p>
          </table:table-cell>
          <table:table-cell table:style-name="ce7" table:formula="of:=[.T47]+[.U46]" office:value-type="float" office:value="90.00303125" calcext:value-type="float">
            <text:p>90.0030</text:p>
          </table:table-cell>
          <table:table-cell table:style-name="ce13" table:formula="of:=[.U47]-2*([.$B47]-1)" office:value-type="float" office:value="0.00303125000002069" calcext:value-type="float">
            <text:p>0.00303125</text:p>
          </table:table-cell>
          <table:table-cell table:style-name="Default" office:value-type="float" office:value="63627189006425.2" calcext:value-type="float">
            <text:p>63627189006425.2</text:p>
          </table:table-cell>
          <table:table-cell table:style-name="ce7" table:formula="of:=([.W47]-[.W46])/1000" office:value-type="float" office:value="2.00125" calcext:value-type="float">
            <text:p>2.0013</text:p>
          </table:table-cell>
          <table:table-cell table:style-name="ce7" table:formula="of:=[.X47]+[.Y46]" office:value-type="float" office:value="90.001515625" calcext:value-type="float">
            <text:p>90.0015</text:p>
          </table:table-cell>
          <table:table-cell table:style-name="ce14" table:formula="of:=[.Y47]-2*([.$B47]-1)" office:value-type="float" office:value="0.00151562500001035" calcext:value-type="float">
            <text:p>0.001515625</text:p>
          </table:table-cell>
          <table:table-cell table:style-name="Default" office:value-type="float" office:value="63627189471201.3" calcext:value-type="float">
            <text:p>63627189471201.3</text:p>
          </table:table-cell>
          <table:table-cell table:style-name="ce15" table:formula="of:=([.AA47]-[.AA46])/1000" office:value-type="float" office:value="2.0008515625" calcext:value-type="float">
            <text:p>2.0009</text:p>
          </table:table-cell>
          <table:table-cell table:style-name="ce7" table:formula="of:=[.AB47]+[.AC46]" office:value-type="float" office:value="90.0027421875" calcext:value-type="float">
            <text:p>90.0027</text:p>
          </table:table-cell>
          <table:table-cell table:style-name="ce16" table:formula="of:=[.AC47]-2*([.$B47]-1)" office:value-type="float" office:value="0.00274218750000443" calcext:value-type="float">
            <text:p>0.0027421875</text:p>
          </table:table-cell>
          <table:table-cell table:style-name="Default" office:value-type="float" office:value="63627189933135" calcext:value-type="float">
            <text:p>63627189933135</text:p>
          </table:table-cell>
          <table:table-cell table:style-name="ce7" table:formula="of:=([.AE47]-[.AE46])/1000" office:value-type="float" office:value="2.00378125" calcext:value-type="float">
            <text:p>2.0038</text:p>
          </table:table-cell>
          <table:table-cell table:style-name="ce7" table:formula="of:=[.AF47]+[.AG46]" office:value-type="float" office:value="90.0029296875" calcext:value-type="float">
            <text:p>90.0029</text:p>
          </table:table-cell>
          <table:table-cell table:style-name="ce20" table:formula="of:=[.AG47]-2*([.$B47]-1)" office:value-type="float" office:value="0.00292968750002842" calcext:value-type="float">
            <text:p>0.0029296875</text:p>
          </table:table-cell>
          <table:table-cell table:style-name="Default" office:value-type="float" office:value="63627190399459.7" calcext:value-type="float">
            <text:p>63627190399459.7</text:p>
          </table:table-cell>
          <table:table-cell table:style-name="ce7" table:formula="of:=([.AI47]-[.AI46])/1000" office:value-type="float" office:value="2.0000078125" calcext:value-type="float">
            <text:p>2.0000</text:p>
          </table:table-cell>
          <table:table-cell table:style-name="ce7" table:formula="of:=[.AJ47]+[.AK46]" office:value-type="float" office:value="89.9995" calcext:value-type="float">
            <text:p>89.9995</text:p>
          </table:table-cell>
          <table:table-cell table:style-name="ce21" table:formula="of:=[.AK47]-2*([.$B47]-1)" office:value-type="float" office:value="-0.000500000000016598" calcext:value-type="float">
            <text:p>-0.0005</text:p>
          </table:table-cell>
          <table:table-cell table:style-name="Default" office:value-type="float" office:value="63627190862531.2" calcext:value-type="float">
            <text:p>63627190862531.2</text:p>
          </table:table-cell>
          <table:table-cell table:style-name="ce7" table:formula="of:=([.AM47]-[.AM46])/1000" office:value-type="float" office:value="1.999203125" calcext:value-type="float">
            <text:p>1.9992</text:p>
          </table:table-cell>
          <table:table-cell table:style-name="ce7" table:formula="of:=[.AN47]+[.AO46]" office:value-type="float" office:value="89.999765625" calcext:value-type="float">
            <text:p>89.9998</text:p>
          </table:table-cell>
          <table:table-cell table:style-name="ce22" table:formula="of:=[.AO47]-2*([.$B47]-1)" office:value-type="float" office:value="-0.000234375000019327" calcext:value-type="float">
            <text:p>-0.000234375</text:p>
          </table:table-cell>
          <table:table-cell table:style-name="Default" office:value-type="float" office:value="63627191327559.8" calcext:value-type="float">
            <text:p>63627191327559.8</text:p>
          </table:table-cell>
          <table:table-cell table:style-name="ce7" table:formula="of:=([.AQ47]-[.AQ46])/1000" office:value-type="float" office:value="2.0010390625" calcext:value-type="float">
            <text:p>2.0010</text:p>
          </table:table-cell>
          <table:table-cell table:style-name="ce7" table:formula="of:=[.AR47]+[.AS46]" office:value-type="float" office:value="90.0023125" calcext:value-type="float">
            <text:p>90.0023</text:p>
          </table:table-cell>
          <table:table-cell table:style-name="ce31" table:formula="of:=[.AS47]-2*([.$B47]-1)" office:value-type="float" office:value="0.00231250000000216" calcext:value-type="float">
            <text:p>0.0023125</text:p>
          </table:table-cell>
          <table:table-cell table:style-name="Default" office:value-type="float" office:value="63627191842643.5" calcext:value-type="float">
            <text:p>63627191842643.5</text:p>
          </table:table-cell>
          <table:table-cell table:style-name="ce7" table:formula="of:=([.AU47]-[.AU46])/1000" office:value-type="float" office:value="1.9972421875" calcext:value-type="float">
            <text:p>1.9972</text:p>
          </table:table-cell>
          <table:table-cell table:style-name="ce7" table:formula="of:=[.AV47]+[.AW46]" office:value-type="float" office:value="90.000171875" calcext:value-type="float">
            <text:p>90.0002</text:p>
          </table:table-cell>
          <table:table-cell table:style-name="ce35" table:formula="of:=[.AW47]-2*([.$B47]-1)" office:value-type="float" office:value="0.000171874999992383" calcext:value-type="float">
            <text:p>0.00017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63627186636519.2" calcext:value-type="float">
            <text:p>63627186636519.2</text:p>
          </table:table-cell>
          <table:table-cell table:formula="of:=([.C48]-[.C47])/1000" office:value-type="float" office:value="1.998640625" calcext:value-type="float">
            <text:p>1.9986</text:p>
          </table:table-cell>
          <table:table-cell table:formula="of:=[.D48]+[.E47]" office:value-type="float" office:value="92.0001953125" calcext:value-type="float">
            <text:p>92.0002</text:p>
          </table:table-cell>
          <table:table-cell table:style-name="ce9" table:formula="of:=[.E48]-2*([.$B48]-1)" office:value-type="float" office:value="0.000195312499997158" calcext:value-type="float">
            <text:p>0.0001953125</text:p>
          </table:table-cell>
          <table:table-cell table:style-name="Default" office:value-type="float" office:value="63627187155872.6" calcext:value-type="float">
            <text:p>63627187155872.6</text:p>
          </table:table-cell>
          <table:table-cell table:style-name="ce7" table:formula="of:=([.G48]-[.G47])/1000" office:value-type="float" office:value="1.9983203125" calcext:value-type="float">
            <text:p>1.9983</text:p>
          </table:table-cell>
          <table:table-cell table:style-name="ce7" table:formula="of:=[.H48]+[.I47]" office:value-type="float" office:value="91.9992890625" calcext:value-type="float">
            <text:p>91.9993</text:p>
          </table:table-cell>
          <table:table-cell table:style-name="ce10" table:formula="of:=[.I48]-2*([.$B48]-1)" office:value-type="float" office:value="-0.000710937499988518" calcext:value-type="float">
            <text:p>-0.0007109375</text:p>
          </table:table-cell>
          <table:table-cell table:style-name="Default" office:value-type="float" office:value="63627187623423" calcext:value-type="float">
            <text:p>63627187623423</text:p>
          </table:table-cell>
          <table:table-cell table:style-name="ce7" table:formula="of:=([.K48]-[.K47])/1000" office:value-type="float" office:value="1.9976171875" calcext:value-type="float">
            <text:p>1.9976</text:p>
          </table:table-cell>
          <table:table-cell table:style-name="ce7" table:formula="of:=[.L48]+[.M47]" office:value-type="float" office:value="92.0003828125" calcext:value-type="float">
            <text:p>92.0004</text:p>
          </table:table-cell>
          <table:table-cell table:style-name="ce11" table:formula="of:=[.M48]-2*([.$B48]-1)" office:value-type="float" office:value="0.000382812499992724" calcext:value-type="float">
            <text:p>0.0003828125</text:p>
          </table:table-cell>
          <table:table-cell table:style-name="Default" office:value-type="float" office:value="63627188091319.6" calcext:value-type="float">
            <text:p>63627188091319.6</text:p>
          </table:table-cell>
          <table:table-cell table:style-name="ce7" table:formula="of:=([.O48]-[.O47])/1000" office:value-type="float" office:value="1.997921875" calcext:value-type="float">
            <text:p>1.9979</text:p>
          </table:table-cell>
          <table:table-cell table:style-name="ce7" table:formula="of:=[.P48]+[.Q47]" office:value-type="float" office:value="91.999890625" calcext:value-type="float">
            <text:p>91.9999</text:p>
          </table:table-cell>
          <table:table-cell table:style-name="ce12" table:formula="of:=[.Q48]-2*([.$B48]-1)" office:value-type="float" office:value="-0.00010937499997965" calcext:value-type="float">
            <text:p>-0.000109375</text:p>
          </table:table-cell>
          <table:table-cell table:style-name="Default" office:value-type="float" office:value="63627188551496" calcext:value-type="float">
            <text:p>63627188551496</text:p>
          </table:table-cell>
          <table:table-cell table:style-name="ce7" table:formula="of:=([.S48]-[.S47])/1000" office:value-type="float" office:value="1.99709375" calcext:value-type="float">
            <text:p>1.9971</text:p>
          </table:table-cell>
          <table:table-cell table:style-name="ce7" table:formula="of:=[.T48]+[.U47]" office:value-type="float" office:value="92.000125" calcext:value-type="float">
            <text:p>92.0001</text:p>
          </table:table-cell>
          <table:table-cell table:style-name="ce13" table:formula="of:=[.U48]-2*([.$B48]-1)" office:value-type="float" office:value="0.000125000000025466" calcext:value-type="float">
            <text:p>0.000125</text:p>
          </table:table-cell>
          <table:table-cell table:style-name="Default" office:value-type="float" office:value="63627189008423.2" calcext:value-type="float">
            <text:p>63627189008423.2</text:p>
          </table:table-cell>
          <table:table-cell table:style-name="ce7" table:formula="of:=([.W48]-[.W47])/1000" office:value-type="float" office:value="1.997984375" calcext:value-type="float">
            <text:p>1.9980</text:p>
          </table:table-cell>
          <table:table-cell table:style-name="ce7" table:formula="of:=[.X48]+[.Y47]" office:value-type="float" office:value="91.9995" calcext:value-type="float">
            <text:p>91.9995</text:p>
          </table:table-cell>
          <table:table-cell table:style-name="ce14" table:formula="of:=[.Y48]-2*([.$B48]-1)" office:value-type="float" office:value="-0.000499999999988177" calcext:value-type="float">
            <text:p>-0.0005</text:p>
          </table:table-cell>
          <table:table-cell table:style-name="Default" office:value-type="float" office:value="63627189473199.6" calcext:value-type="float">
            <text:p>63627189473199.6</text:p>
          </table:table-cell>
          <table:table-cell table:style-name="ce15" table:formula="of:=([.AA48]-[.AA47])/1000" office:value-type="float" office:value="1.998265625" calcext:value-type="float">
            <text:p>1.9983</text:p>
          </table:table-cell>
          <table:table-cell table:style-name="ce7" table:formula="of:=[.AB48]+[.AC47]" office:value-type="float" office:value="92.0010078125" calcext:value-type="float">
            <text:p>92.0010</text:p>
          </table:table-cell>
          <table:table-cell table:style-name="ce16" table:formula="of:=[.AC48]-2*([.$B48]-1)" office:value-type="float" office:value="0.00100781250000637" calcext:value-type="float">
            <text:p>0.0010078125</text:p>
          </table:table-cell>
          <table:table-cell table:style-name="Default" office:value-type="float" office:value="63627189935133.8" calcext:value-type="float">
            <text:p>63627189935133.8</text:p>
          </table:table-cell>
          <table:table-cell table:style-name="ce7" table:formula="of:=([.AE48]-[.AE47])/1000" office:value-type="float" office:value="1.99875" calcext:value-type="float">
            <text:p>1.9988</text:p>
          </table:table-cell>
          <table:table-cell table:style-name="ce7" table:formula="of:=[.AF48]+[.AG47]" office:value-type="float" office:value="92.0016796875" calcext:value-type="float">
            <text:p>92.0017</text:p>
          </table:table-cell>
          <table:table-cell table:style-name="ce20" table:formula="of:=[.AG48]-2*([.$B48]-1)" office:value-type="float" office:value="0.00167968750002956" calcext:value-type="float">
            <text:p>0.0016796875</text:p>
          </table:table-cell>
          <table:table-cell table:style-name="Default" office:value-type="float" office:value="63627190401461.4" calcext:value-type="float">
            <text:p>63627190401461.4</text:p>
          </table:table-cell>
          <table:table-cell table:style-name="ce7" table:formula="of:=([.AI48]-[.AI47])/1000" office:value-type="float" office:value="2.0016953125" calcext:value-type="float">
            <text:p>2.0017</text:p>
          </table:table-cell>
          <table:table-cell table:style-name="ce7" table:formula="of:=[.AJ48]+[.AK47]" office:value-type="float" office:value="92.0011953125" calcext:value-type="float">
            <text:p>92.0012</text:p>
          </table:table-cell>
          <table:table-cell table:style-name="ce21" table:formula="of:=[.AK48]-2*([.$B48]-1)" office:value-type="float" office:value="0.00119531249998772" calcext:value-type="float">
            <text:p>0.0011953125</text:p>
          </table:table-cell>
          <table:table-cell table:style-name="Default" office:value-type="float" office:value="63627190864530.9" calcext:value-type="float">
            <text:p>63627190864530.9</text:p>
          </table:table-cell>
          <table:table-cell table:style-name="ce7" table:formula="of:=([.AM48]-[.AM47])/1000" office:value-type="float" office:value="1.999625" calcext:value-type="float">
            <text:p>1.9996</text:p>
          </table:table-cell>
          <table:table-cell table:style-name="ce7" table:formula="of:=[.AN48]+[.AO47]" office:value-type="float" office:value="91.999390625" calcext:value-type="float">
            <text:p>91.9994</text:p>
          </table:table-cell>
          <table:table-cell table:style-name="ce22" table:formula="of:=[.AO48]-2*([.$B48]-1)" office:value-type="float" office:value="-0.00060937500002467" calcext:value-type="float">
            <text:p>-0.000609375</text:p>
          </table:table-cell>
          <table:table-cell table:style-name="Default" office:value-type="float" office:value="63627191329558.9" calcext:value-type="float">
            <text:p>63627191329558.9</text:p>
          </table:table-cell>
          <table:table-cell table:style-name="ce7" table:formula="of:=([.AQ48]-[.AQ47])/1000" office:value-type="float" office:value="1.9991015625" calcext:value-type="float">
            <text:p>1.9991</text:p>
          </table:table-cell>
          <table:table-cell table:style-name="ce7" table:formula="of:=[.AR48]+[.AS47]" office:value-type="float" office:value="92.0014140625" calcext:value-type="float">
            <text:p>92.0014</text:p>
          </table:table-cell>
          <table:table-cell table:style-name="ce31" table:formula="of:=[.AS48]-2*([.$B48]-1)" office:value-type="float" office:value="0.00141406250000387" calcext:value-type="float">
            <text:p>0.0014140625</text:p>
          </table:table-cell>
          <table:table-cell table:style-name="Default" office:value-type="float" office:value="63627191844642.6" calcext:value-type="float">
            <text:p>63627191844642.6</text:p>
          </table:table-cell>
          <table:table-cell table:style-name="ce7" table:formula="of:=([.AU48]-[.AU47])/1000" office:value-type="float" office:value="1.999109375" calcext:value-type="float">
            <text:p>1.9991</text:p>
          </table:table-cell>
          <table:table-cell table:style-name="ce7" table:formula="of:=[.AV48]+[.AW47]" office:value-type="float" office:value="91.99928125" calcext:value-type="float">
            <text:p>91.9993</text:p>
          </table:table-cell>
          <table:table-cell table:style-name="ce35" table:formula="of:=[.AW48]-2*([.$B48]-1)" office:value-type="float" office:value="-0.00071875000000432" calcext:value-type="float">
            <text:p>-0.0007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63627186638519.7" calcext:value-type="float">
            <text:p>63627186638519.7</text:p>
          </table:table-cell>
          <table:table-cell table:formula="of:=([.C49]-[.C48])/1000" office:value-type="float" office:value="2.00053125" calcext:value-type="float">
            <text:p>2.0005</text:p>
          </table:table-cell>
          <table:table-cell table:formula="of:=[.D49]+[.E48]" office:value-type="float" office:value="94.0007265625" calcext:value-type="float">
            <text:p>94.0007</text:p>
          </table:table-cell>
          <table:table-cell table:style-name="ce9" table:formula="of:=[.E49]-2*([.$B49]-1)" office:value-type="float" office:value="0.000726562499991701" calcext:value-type="float">
            <text:p>0.0007265625</text:p>
          </table:table-cell>
          <table:table-cell table:style-name="Default" office:value-type="float" office:value="63627187157874.3" calcext:value-type="float">
            <text:p>63627187157874.3</text:p>
          </table:table-cell>
          <table:table-cell table:style-name="ce7" table:formula="of:=([.G49]-[.G48])/1000" office:value-type="float" office:value="2.0016640625" calcext:value-type="float">
            <text:p>2.0017</text:p>
          </table:table-cell>
          <table:table-cell table:style-name="ce7" table:formula="of:=[.H49]+[.I48]" office:value-type="float" office:value="94.000953125" calcext:value-type="float">
            <text:p>94.0010</text:p>
          </table:table-cell>
          <table:table-cell table:style-name="ce10" table:formula="of:=[.I49]-2*([.$B49]-1)" office:value-type="float" office:value="0.000953125000009436" calcext:value-type="float">
            <text:p>0.000953125</text:p>
          </table:table-cell>
          <table:table-cell table:style-name="Default" office:value-type="float" office:value="63627187625422.6" calcext:value-type="float">
            <text:p>63627187625422.6</text:p>
          </table:table-cell>
          <table:table-cell table:style-name="ce7" table:formula="of:=([.K49]-[.K48])/1000" office:value-type="float" office:value="1.9995703125" calcext:value-type="float">
            <text:p>1.9996</text:p>
          </table:table-cell>
          <table:table-cell table:style-name="ce7" table:formula="of:=[.L49]+[.M48]" office:value-type="float" office:value="93.999953125" calcext:value-type="float">
            <text:p>94.0000</text:p>
          </table:table-cell>
          <table:table-cell table:style-name="ce11" table:formula="of:=[.M49]-2*([.$B49]-1)" office:value-type="float" office:value="-0.0000468750000095497" calcext:value-type="float">
            <text:p>-0.000046875</text:p>
          </table:table-cell>
          <table:table-cell table:style-name="Default" office:value-type="float" office:value="63627188093321" calcext:value-type="float">
            <text:p>63627188093321</text:p>
          </table:table-cell>
          <table:table-cell table:style-name="ce7" table:formula="of:=([.O49]-[.O48])/1000" office:value-type="float" office:value="2.0014375" calcext:value-type="float">
            <text:p>2.0014</text:p>
          </table:table-cell>
          <table:table-cell table:style-name="ce7" table:formula="of:=[.P49]+[.Q48]" office:value-type="float" office:value="94.001328125" calcext:value-type="float">
            <text:p>94.0013</text:p>
          </table:table-cell>
          <table:table-cell table:style-name="ce12" table:formula="of:=[.Q49]-2*([.$B49]-1)" office:value-type="float" office:value="0.00132812500001478" calcext:value-type="float">
            <text:p>0.001328125</text:p>
          </table:table-cell>
          <table:table-cell table:style-name="Default" office:value-type="float" office:value="63627188553497.2" calcext:value-type="float">
            <text:p>63627188553497.2</text:p>
          </table:table-cell>
          <table:table-cell table:style-name="ce7" table:formula="of:=([.S49]-[.S48])/1000" office:value-type="float" office:value="2.0011953125" calcext:value-type="float">
            <text:p>2.0012</text:p>
          </table:table-cell>
          <table:table-cell table:style-name="ce7" table:formula="of:=[.T49]+[.U48]" office:value-type="float" office:value="94.0013203125" calcext:value-type="float">
            <text:p>94.0013</text:p>
          </table:table-cell>
          <table:table-cell table:style-name="ce13" table:formula="of:=[.U49]-2*([.$B49]-1)" office:value-type="float" office:value="0.0013203125000274" calcext:value-type="float">
            <text:p>0.0013203125</text:p>
          </table:table-cell>
          <table:table-cell table:style-name="Default" office:value-type="float" office:value="63627189010423.6" calcext:value-type="float">
            <text:p>63627189010423.6</text:p>
          </table:table-cell>
          <table:table-cell table:style-name="ce7" table:formula="of:=([.W49]-[.W48])/1000" office:value-type="float" office:value="2.000421875" calcext:value-type="float">
            <text:p>2.0004</text:p>
          </table:table-cell>
          <table:table-cell table:style-name="ce7" table:formula="of:=[.X49]+[.Y48]" office:value-type="float" office:value="93.999921875" calcext:value-type="float">
            <text:p>93.9999</text:p>
          </table:table-cell>
          <table:table-cell table:style-name="ce14" table:formula="of:=[.Y49]-2*([.$B49]-1)" office:value-type="float" office:value="-0.0000781249999874944" calcext:value-type="float">
            <text:p>-0.000078125</text:p>
          </table:table-cell>
          <table:table-cell table:style-name="Default" office:value-type="float" office:value="63627189475198.6" calcext:value-type="float">
            <text:p>63627189475198.6</text:p>
          </table:table-cell>
          <table:table-cell table:style-name="ce15" table:formula="of:=([.AA49]-[.AA48])/1000" office:value-type="float" office:value="1.9989921875" calcext:value-type="float">
            <text:p>1.9990</text:p>
          </table:table-cell>
          <table:table-cell table:style-name="ce7" table:formula="of:=[.AB49]+[.AC48]" office:value-type="float" office:value="94" calcext:value-type="float">
            <text:p>94.0000</text:p>
          </table:table-cell>
          <table:table-cell table:style-name="ce16" table:formula="of:=[.AC49]-2*([.$B49]-1)" office:value-type="float" office:value="0" calcext:value-type="float">
            <text:p>0</text:p>
          </table:table-cell>
          <table:table-cell table:style-name="Default" office:value-type="float" office:value="63627189937132.7" calcext:value-type="float">
            <text:p>63627189937132.7</text:p>
          </table:table-cell>
          <table:table-cell table:style-name="ce7" table:formula="of:=([.AE49]-[.AE48])/1000" office:value-type="float" office:value="1.9989921875" calcext:value-type="float">
            <text:p>1.9990</text:p>
          </table:table-cell>
          <table:table-cell table:style-name="ce7" table:formula="of:=[.AF49]+[.AG48]" office:value-type="float" office:value="94.000671875" calcext:value-type="float">
            <text:p>94.0007</text:p>
          </table:table-cell>
          <table:table-cell table:style-name="ce20" table:formula="of:=[.AG49]-2*([.$B49]-1)" office:value-type="float" office:value="0.000671875000023192" calcext:value-type="float">
            <text:p>0.000671875</text:p>
          </table:table-cell>
          <table:table-cell table:style-name="Default" office:value-type="float" office:value="63627190403459.8" calcext:value-type="float">
            <text:p>63627190403459.8</text:p>
          </table:table-cell>
          <table:table-cell table:style-name="ce7" table:formula="of:=([.AI49]-[.AI48])/1000" office:value-type="float" office:value="1.998390625" calcext:value-type="float">
            <text:p>1.9984</text:p>
          </table:table-cell>
          <table:table-cell table:style-name="ce7" table:formula="of:=[.AJ49]+[.AK48]" office:value-type="float" office:value="93.9995859375" calcext:value-type="float">
            <text:p>93.9996</text:p>
          </table:table-cell>
          <table:table-cell table:style-name="ce21" table:formula="of:=[.AK49]-2*([.$B49]-1)" office:value-type="float" office:value="-0.000414062500013301" calcext:value-type="float">
            <text:p>-0.0004140625</text:p>
          </table:table-cell>
          <table:table-cell table:style-name="Default" office:value-type="float" office:value="63627190866531.8" calcext:value-type="float">
            <text:p>63627190866531.8</text:p>
          </table:table-cell>
          <table:table-cell table:style-name="ce7" table:formula="of:=([.AM49]-[.AM48])/1000" office:value-type="float" office:value="2.000953125" calcext:value-type="float">
            <text:p>2.0010</text:p>
          </table:table-cell>
          <table:table-cell table:style-name="ce7" table:formula="of:=[.AN49]+[.AO48]" office:value-type="float" office:value="94.00034375" calcext:value-type="float">
            <text:p>94.0003</text:p>
          </table:table-cell>
          <table:table-cell table:style-name="ce22" table:formula="of:=[.AO49]-2*([.$B49]-1)" office:value-type="float" office:value="0.000343749999970555" calcext:value-type="float">
            <text:p>0.00034375</text:p>
          </table:table-cell>
          <table:table-cell table:style-name="Default" office:value-type="float" office:value="63627191331558.3" calcext:value-type="float">
            <text:p>63627191331558.3</text:p>
          </table:table-cell>
          <table:table-cell table:style-name="ce7" table:formula="of:=([.AQ49]-[.AQ48])/1000" office:value-type="float" office:value="1.9994375" calcext:value-type="float">
            <text:p>1.9994</text:p>
          </table:table-cell>
          <table:table-cell table:style-name="ce7" table:formula="of:=[.AR49]+[.AS48]" office:value-type="float" office:value="94.0008515625" calcext:value-type="float">
            <text:p>94.0009</text:p>
          </table:table-cell>
          <table:table-cell table:style-name="ce31" table:formula="of:=[.AS49]-2*([.$B49]-1)" office:value-type="float" office:value="0.000851562500002956" calcext:value-type="float">
            <text:p>0.0008515625</text:p>
          </table:table-cell>
          <table:table-cell table:style-name="Default" office:value-type="float" office:value="63627191846644.3" calcext:value-type="float">
            <text:p>63627191846644.3</text:p>
          </table:table-cell>
          <table:table-cell table:style-name="ce7" table:formula="of:=([.AU49]-[.AU48])/1000" office:value-type="float" office:value="2.0016796875" calcext:value-type="float">
            <text:p>2.0017</text:p>
          </table:table-cell>
          <table:table-cell table:style-name="ce7" table:formula="of:=[.AV49]+[.AW48]" office:value-type="float" office:value="94.0009609375" calcext:value-type="float">
            <text:p>94.0010</text:p>
          </table:table-cell>
          <table:table-cell table:style-name="ce35" table:formula="of:=[.AW49]-2*([.$B49]-1)" office:value-type="float" office:value="0.000960937499996817" calcext:value-type="float">
            <text:p>0.000960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49" calcext:value-type="float">
            <text:p>49</text:p>
          </table:table-cell>
          <table:table-cell office:value-type="float" office:value="63627186640519.3" calcext:value-type="float">
            <text:p>63627186640519.3</text:p>
          </table:table-cell>
          <table:table-cell table:formula="of:=([.C50]-[.C49])/1000" office:value-type="float" office:value="1.9995546875" calcext:value-type="float">
            <text:p>1.9996</text:p>
          </table:table-cell>
          <table:table-cell table:formula="of:=[.D50]+[.E49]" office:value-type="float" office:value="96.00028125" calcext:value-type="float">
            <text:p>96.0003</text:p>
          </table:table-cell>
          <table:table-cell table:style-name="ce9" table:formula="of:=[.E50]-2*([.$B50]-1)" office:value-type="float" office:value="0.000281249999986244" calcext:value-type="float">
            <text:p>0.00028125</text:p>
          </table:table-cell>
          <table:table-cell table:style-name="Default" office:value-type="float" office:value="63627187159873.9" calcext:value-type="float">
            <text:p>63627187159873.9</text:p>
          </table:table-cell>
          <table:table-cell table:style-name="ce7" table:formula="of:=([.G50]-[.G49])/1000" office:value-type="float" office:value="1.999640625" calcext:value-type="float">
            <text:p>1.9996</text:p>
          </table:table-cell>
          <table:table-cell table:style-name="ce7" table:formula="of:=[.H50]+[.I49]" office:value-type="float" office:value="96.00059375" calcext:value-type="float">
            <text:p>96.0006</text:p>
          </table:table-cell>
          <table:table-cell table:style-name="ce10" table:formula="of:=[.I50]-2*([.$B50]-1)" office:value-type="float" office:value="0.000593750000007276" calcext:value-type="float">
            <text:p>0.00059375</text:p>
          </table:table-cell>
          <table:table-cell table:style-name="Default" office:value-type="float" office:value="63627187627423.8" calcext:value-type="float">
            <text:p>63627187627423.8</text:p>
          </table:table-cell>
          <table:table-cell table:style-name="ce7" table:formula="of:=([.K50]-[.K49])/1000" office:value-type="float" office:value="2.001203125" calcext:value-type="float">
            <text:p>2.0012</text:p>
          </table:table-cell>
          <table:table-cell table:style-name="ce7" table:formula="of:=[.L50]+[.M49]" office:value-type="float" office:value="96.00115625" calcext:value-type="float">
            <text:p>96.0012</text:p>
          </table:table-cell>
          <table:table-cell table:style-name="ce11" table:formula="of:=[.M50]-2*([.$B50]-1)" office:value-type="float" office:value="0.00115624999999397" calcext:value-type="float">
            <text:p>0.00115625</text:p>
          </table:table-cell>
          <table:table-cell table:style-name="Default" office:value-type="float" office:value="63627188095320.9" calcext:value-type="float">
            <text:p>63627188095320.9</text:p>
          </table:table-cell>
          <table:table-cell table:style-name="ce7" table:formula="of:=([.O50]-[.O49])/1000" office:value-type="float" office:value="1.9998515625" calcext:value-type="float">
            <text:p>1.9999</text:p>
          </table:table-cell>
          <table:table-cell table:style-name="ce7" table:formula="of:=[.P50]+[.Q49]" office:value-type="float" office:value="96.0011796875" calcext:value-type="float">
            <text:p>96.0012</text:p>
          </table:table-cell>
          <table:table-cell table:style-name="ce12" table:formula="of:=[.Q50]-2*([.$B50]-1)" office:value-type="float" office:value="0.00117968750001296" calcext:value-type="float">
            <text:p>0.0011796875</text:p>
          </table:table-cell>
          <table:table-cell table:style-name="Default" office:value-type="float" office:value="63627188555497.6" calcext:value-type="float">
            <text:p>63627188555497.6</text:p>
          </table:table-cell>
          <table:table-cell table:style-name="ce7" table:formula="of:=([.S50]-[.S49])/1000" office:value-type="float" office:value="2.0004296875" calcext:value-type="float">
            <text:p>2.0004</text:p>
          </table:table-cell>
          <table:table-cell table:style-name="ce7" table:formula="of:=[.T50]+[.U49]" office:value-type="float" office:value="96.00175" calcext:value-type="float">
            <text:p>96.0018</text:p>
          </table:table-cell>
          <table:table-cell table:style-name="ce13" table:formula="of:=[.U50]-2*([.$B50]-1)" office:value-type="float" office:value="0.00175000000002967" calcext:value-type="float">
            <text:p>0.00175</text:p>
          </table:table-cell>
          <table:table-cell table:style-name="Default" office:value-type="float" office:value="63627189012422.8" calcext:value-type="float">
            <text:p>63627189012422.8</text:p>
          </table:table-cell>
          <table:table-cell table:style-name="ce7" table:formula="of:=([.W50]-[.W49])/1000" office:value-type="float" office:value="1.9991953125" calcext:value-type="float">
            <text:p>1.9992</text:p>
          </table:table-cell>
          <table:table-cell table:style-name="ce7" table:formula="of:=[.X50]+[.Y49]" office:value-type="float" office:value="95.9991171875" calcext:value-type="float">
            <text:p>95.9991</text:p>
          </table:table-cell>
          <table:table-cell table:style-name="ce14" table:formula="of:=[.Y50]-2*([.$B50]-1)" office:value-type="float" office:value="-0.000882812499980901" calcext:value-type="float">
            <text:p>-0.0008828125</text:p>
          </table:table-cell>
          <table:table-cell table:style-name="Default" office:value-type="float" office:value="63627189477198.4" calcext:value-type="float">
            <text:p>63627189477198.4</text:p>
          </table:table-cell>
          <table:table-cell table:style-name="ce15" table:formula="of:=([.AA50]-[.AA49])/1000" office:value-type="float" office:value="1.9998125" calcext:value-type="float">
            <text:p>1.9998</text:p>
          </table:table-cell>
          <table:table-cell table:style-name="ce7" table:formula="of:=[.AB50]+[.AC49]" office:value-type="float" office:value="95.9998125" calcext:value-type="float">
            <text:p>95.9998</text:p>
          </table:table-cell>
          <table:table-cell table:style-name="ce16" table:formula="of:=[.AC50]-2*([.$B50]-1)" office:value-type="float" office:value="-0.000187499999995566" calcext:value-type="float">
            <text:p>-0.0001875</text:p>
          </table:table-cell>
          <table:table-cell table:style-name="Default" office:value-type="float" office:value="63627189939131.3" calcext:value-type="float">
            <text:p>63627189939131.3</text:p>
          </table:table-cell>
          <table:table-cell table:style-name="ce7" table:formula="of:=([.AE50]-[.AE49])/1000" office:value-type="float" office:value="1.998546875" calcext:value-type="float">
            <text:p>1.9985</text:p>
          </table:table-cell>
          <table:table-cell table:style-name="ce7" table:formula="of:=[.AF50]+[.AG49]" office:value-type="float" office:value="95.99921875" calcext:value-type="float">
            <text:p>95.9992</text:p>
          </table:table-cell>
          <table:table-cell table:style-name="ce20" table:formula="of:=[.AG50]-2*([.$B50]-1)" office:value-type="float" office:value="-0.00078124999997442" calcext:value-type="float">
            <text:p>-0.00078125</text:p>
          </table:table-cell>
          <table:table-cell table:style-name="Default" office:value-type="float" office:value="63627190405459.6" calcext:value-type="float">
            <text:p>63627190405459.6</text:p>
          </table:table-cell>
          <table:table-cell table:style-name="ce7" table:formula="of:=([.AI50]-[.AI49])/1000" office:value-type="float" office:value="1.9998125" calcext:value-type="float">
            <text:p>1.9998</text:p>
          </table:table-cell>
          <table:table-cell table:style-name="ce7" table:formula="of:=[.AJ50]+[.AK49]" office:value-type="float" office:value="95.9993984375" calcext:value-type="float">
            <text:p>95.9994</text:p>
          </table:table-cell>
          <table:table-cell table:style-name="ce21" table:formula="of:=[.AK50]-2*([.$B50]-1)" office:value-type="float" office:value="-0.000601562500008868" calcext:value-type="float">
            <text:p>-0.0006015625</text:p>
          </table:table-cell>
          <table:table-cell table:style-name="Default" office:value-type="float" office:value="63627190868531.1" calcext:value-type="float">
            <text:p>63627190868531.1</text:p>
          </table:table-cell>
          <table:table-cell table:style-name="ce7" table:formula="of:=([.AM50]-[.AM49])/1000" office:value-type="float" office:value="1.999234375" calcext:value-type="float">
            <text:p>1.9992</text:p>
          </table:table-cell>
          <table:table-cell table:style-name="ce7" table:formula="of:=[.AN50]+[.AO49]" office:value-type="float" office:value="95.999578125" calcext:value-type="float">
            <text:p>95.9996</text:p>
          </table:table-cell>
          <table:table-cell table:style-name="ce22" table:formula="of:=[.AO50]-2*([.$B50]-1)" office:value-type="float" office:value="-0.000421875000029104" calcext:value-type="float">
            <text:p>-0.000421875</text:p>
          </table:table-cell>
          <table:table-cell table:style-name="Default" office:value-type="float" office:value="63627191333556.7" calcext:value-type="float">
            <text:p>63627191333556.7</text:p>
          </table:table-cell>
          <table:table-cell table:style-name="ce7" table:formula="of:=([.AQ50]-[.AQ49])/1000" office:value-type="float" office:value="1.998359375" calcext:value-type="float">
            <text:p>1.9984</text:p>
          </table:table-cell>
          <table:table-cell table:style-name="ce7" table:formula="of:=[.AR50]+[.AS49]" office:value-type="float" office:value="95.9992109375" calcext:value-type="float">
            <text:p>95.9992</text:p>
          </table:table-cell>
          <table:table-cell table:style-name="ce31" table:formula="of:=[.AS50]-2*([.$B50]-1)" office:value-type="float" office:value="-0.000789062499990223" calcext:value-type="float">
            <text:p>-0.0007890625</text:p>
          </table:table-cell>
          <table:table-cell table:style-name="Default" office:value-type="float" office:value="63627191848643.7" calcext:value-type="float">
            <text:p>63627191848643.7</text:p>
          </table:table-cell>
          <table:table-cell table:style-name="ce7" table:formula="of:=([.AU50]-[.AU49])/1000" office:value-type="float" office:value="1.9994609375" calcext:value-type="float">
            <text:p>1.9995</text:p>
          </table:table-cell>
          <table:table-cell table:style-name="ce7" table:formula="of:=[.AV50]+[.AW49]" office:value-type="float" office:value="96.000421875" calcext:value-type="float">
            <text:p>96.0004</text:p>
          </table:table-cell>
          <table:table-cell table:style-name="ce35" table:formula="of:=[.AW50]-2*([.$B50]-1)" office:value-type="float" office:value="0.000421875000000682" calcext:value-type="float">
            <text:p>0.000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63627186642518.3" calcext:value-type="float">
            <text:p>63627186642518.3</text:p>
          </table:table-cell>
          <table:table-cell table:formula="of:=([.C51]-[.C50])/1000" office:value-type="float" office:value="1.999046875" calcext:value-type="float">
            <text:p>1.9990</text:p>
          </table:table-cell>
          <table:table-cell table:formula="of:=[.D51]+[.E50]" office:value-type="float" office:value="97.999328125" calcext:value-type="float">
            <text:p>97.9993</text:p>
          </table:table-cell>
          <table:table-cell table:style-name="ce9" table:formula="of:=[.E51]-2*([.$B51]-1)" office:value-type="float" office:value="-0.000671875000008981" calcext:value-type="float">
            <text:p>-0.000671875</text:p>
          </table:table-cell>
          <table:table-cell table:style-name="Default" office:value-type="float" office:value="63627187161874.2" calcext:value-type="float">
            <text:p>63627187161874.2</text:p>
          </table:table-cell>
          <table:table-cell table:style-name="ce7" table:formula="of:=([.G51]-[.G50])/1000" office:value-type="float" office:value="2.0002265625" calcext:value-type="float">
            <text:p>2.0002</text:p>
          </table:table-cell>
          <table:table-cell table:style-name="ce7" table:formula="of:=[.H51]+[.I50]" office:value-type="float" office:value="98.0008203125" calcext:value-type="float">
            <text:p>98.0008</text:p>
          </table:table-cell>
          <table:table-cell table:style-name="ce10" table:formula="of:=[.I51]-2*([.$B51]-1)" office:value-type="float" office:value="0.0008203125000108" calcext:value-type="float">
            <text:p>0.0008203125</text:p>
          </table:table-cell>
          <table:table-cell table:style-name="Default" office:value-type="float" office:value="63627187629421.9" calcext:value-type="float">
            <text:p>63627187629421.9</text:p>
          </table:table-cell>
          <table:table-cell table:style-name="ce7" table:formula="of:=([.K51]-[.K50])/1000" office:value-type="float" office:value="1.9981640625" calcext:value-type="float">
            <text:p>1.9982</text:p>
          </table:table-cell>
          <table:table-cell table:style-name="ce7" table:formula="of:=[.L51]+[.M50]" office:value-type="float" office:value="97.9993203125" calcext:value-type="float">
            <text:p>97.9993</text:p>
          </table:table-cell>
          <table:table-cell table:style-name="ce11" table:formula="of:=[.M51]-2*([.$B51]-1)" office:value-type="float" office:value="-0.000679687500010573" calcext:value-type="float">
            <text:p>-0.0006796875</text:p>
          </table:table-cell>
          <table:table-cell table:style-name="Default" office:value-type="float" office:value="63627188097321.6" calcext:value-type="float">
            <text:p>63627188097321.6</text:p>
          </table:table-cell>
          <table:table-cell table:style-name="ce7" table:formula="of:=([.O51]-[.O50])/1000" office:value-type="float" office:value="2.0007109375" calcext:value-type="float">
            <text:p>2.0007</text:p>
          </table:table-cell>
          <table:table-cell table:style-name="ce7" table:formula="of:=[.P51]+[.Q50]" office:value-type="float" office:value="98.001890625" calcext:value-type="float">
            <text:p>98.0019</text:p>
          </table:table-cell>
          <table:table-cell table:style-name="ce12" table:formula="of:=[.Q51]-2*([.$B51]-1)" office:value-type="float" office:value="0.00189062500001569" calcext:value-type="float">
            <text:p>0.001890625</text:p>
          </table:table-cell>
          <table:table-cell table:style-name="Default" office:value-type="float" office:value="63627188557495.9" calcext:value-type="float">
            <text:p>63627188557495.9</text:p>
          </table:table-cell>
          <table:table-cell table:style-name="ce7" table:formula="of:=([.S51]-[.S50])/1000" office:value-type="float" office:value="1.9983125" calcext:value-type="float">
            <text:p>1.9983</text:p>
          </table:table-cell>
          <table:table-cell table:style-name="ce7" table:formula="of:=[.T51]+[.U50]" office:value-type="float" office:value="98.0000625" calcext:value-type="float">
            <text:p>98.0001</text:p>
          </table:table-cell>
          <table:table-cell table:style-name="ce13" table:formula="of:=[.U51]-2*([.$B51]-1)" office:value-type="float" office:value="0.0000625000000269438" calcext:value-type="float">
            <text:p>0.0000625</text:p>
          </table:table-cell>
          <table:table-cell table:style-name="Default" office:value-type="float" office:value="63627189014423.4" calcext:value-type="float">
            <text:p>63627189014423.4</text:p>
          </table:table-cell>
          <table:table-cell table:style-name="ce7" table:formula="of:=([.W51]-[.W50])/1000" office:value-type="float" office:value="2.0006015625" calcext:value-type="float">
            <text:p>2.0006</text:p>
          </table:table-cell>
          <table:table-cell table:style-name="ce7" table:formula="of:=[.X51]+[.Y50]" office:value-type="float" office:value="97.99971875" calcext:value-type="float">
            <text:p>97.9997</text:p>
          </table:table-cell>
          <table:table-cell table:style-name="ce14" table:formula="of:=[.Y51]-2*([.$B51]-1)" office:value-type="float" office:value="-0.000281249999986244" calcext:value-type="float">
            <text:p>-0.00028125</text:p>
          </table:table-cell>
          <table:table-cell table:style-name="Default" office:value-type="float" office:value="63627189479199.5" calcext:value-type="float">
            <text:p>63627189479199.5</text:p>
          </table:table-cell>
          <table:table-cell table:style-name="ce15" table:formula="of:=([.AA51]-[.AA50])/1000" office:value-type="float" office:value="2.00115625" calcext:value-type="float">
            <text:p>2.0012</text:p>
          </table:table-cell>
          <table:table-cell table:style-name="ce7" table:formula="of:=[.AB51]+[.AC50]" office:value-type="float" office:value="98.00096875" calcext:value-type="float">
            <text:p>98.0010</text:p>
          </table:table-cell>
          <table:table-cell table:style-name="ce16" table:formula="of:=[.AC51]-2*([.$B51]-1)" office:value-type="float" office:value="0.000968749999998408" calcext:value-type="float">
            <text:p>0.00096875</text:p>
          </table:table-cell>
          <table:table-cell table:style-name="Default" office:value-type="float" office:value="63627189941132.3" calcext:value-type="float">
            <text:p>63627189941132.3</text:p>
          </table:table-cell>
          <table:table-cell table:style-name="ce7" table:formula="of:=([.AE51]-[.AE50])/1000" office:value-type="float" office:value="2.00103125" calcext:value-type="float">
            <text:p>2.0010</text:p>
          </table:table-cell>
          <table:table-cell table:style-name="ce7" table:formula="of:=[.AF51]+[.AG50]" office:value-type="float" office:value="98.00025" calcext:value-type="float">
            <text:p>98.0003</text:p>
          </table:table-cell>
          <table:table-cell table:style-name="ce20" table:formula="of:=[.AG51]-2*([.$B51]-1)" office:value-type="float" office:value="0.00025000000002251" calcext:value-type="float">
            <text:p>0.00025</text:p>
          </table:table-cell>
          <table:table-cell table:style-name="Default" office:value-type="float" office:value="63627190407460.5" calcext:value-type="float">
            <text:p>63627190407460.5</text:p>
          </table:table-cell>
          <table:table-cell table:style-name="ce7" table:formula="of:=([.AI51]-[.AI50])/1000" office:value-type="float" office:value="2.00090625" calcext:value-type="float">
            <text:p>2.0009</text:p>
          </table:table-cell>
          <table:table-cell table:style-name="ce7" table:formula="of:=[.AJ51]+[.AK50]" office:value-type="float" office:value="98.0003046875" calcext:value-type="float">
            <text:p>98.0003</text:p>
          </table:table-cell>
          <table:table-cell table:style-name="ce21" table:formula="of:=[.AK51]-2*([.$B51]-1)" office:value-type="float" office:value="0.000304687499991019" calcext:value-type="float">
            <text:p>0.0003046875</text:p>
          </table:table-cell>
          <table:table-cell table:style-name="Default" office:value-type="float" office:value="63627190870531" calcext:value-type="float">
            <text:p>63627190870531</text:p>
          </table:table-cell>
          <table:table-cell table:style-name="ce7" table:formula="of:=([.AM51]-[.AM50])/1000" office:value-type="float" office:value="1.999953125" calcext:value-type="float">
            <text:p>2.0000</text:p>
          </table:table-cell>
          <table:table-cell table:style-name="ce7" table:formula="of:=[.AN51]+[.AO50]" office:value-type="float" office:value="97.99953125" calcext:value-type="float">
            <text:p>97.9995</text:p>
          </table:table-cell>
          <table:table-cell table:style-name="ce22" table:formula="of:=[.AO51]-2*([.$B51]-1)" office:value-type="float" office:value="-0.000468750000024443" calcext:value-type="float">
            <text:p>-0.00046875</text:p>
          </table:table-cell>
          <table:table-cell table:style-name="Default" office:value-type="float" office:value="63627191335558.4" calcext:value-type="float">
            <text:p>63627191335558.4</text:p>
          </table:table-cell>
          <table:table-cell table:style-name="ce7" table:formula="of:=([.AQ51]-[.AQ50])/1000" office:value-type="float" office:value="2.001703125" calcext:value-type="float">
            <text:p>2.0017</text:p>
          </table:table-cell>
          <table:table-cell table:style-name="ce7" table:formula="of:=[.AR51]+[.AS50]" office:value-type="float" office:value="98.0009140625" calcext:value-type="float">
            <text:p>98.0009</text:p>
          </table:table-cell>
          <table:table-cell table:style-name="ce32" table:formula="of:=[.AS51]-2*([.$B51]-1)" office:value-type="float" office:value="0.000914062500015689" calcext:value-type="float">
            <text:p>0.0009140625</text:p>
          </table:table-cell>
          <table:table-cell table:style-name="Default" office:value-type="float" office:value="63627191850643.5" calcext:value-type="float">
            <text:p>63627191850643.5</text:p>
          </table:table-cell>
          <table:table-cell table:style-name="ce7" table:formula="of:=([.AU51]-[.AU50])/1000" office:value-type="float" office:value="1.999765625" calcext:value-type="float">
            <text:p>1.9998</text:p>
          </table:table-cell>
          <table:table-cell table:style-name="ce7" table:formula="of:=[.AV51]+[.AW50]" office:value-type="float" office:value="98.0001875" calcext:value-type="float">
            <text:p>98.0002</text:p>
          </table:table-cell>
          <table:table-cell table:style-name="ce35" table:formula="of:=[.AW51]-2*([.$B51]-1)" office:value-type="float" office:value="0.000187499999995566" calcext:value-type="float">
            <text:p>0.000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63627186644521.8" calcext:value-type="float">
            <text:p>63627186644521.8</text:p>
          </table:table-cell>
          <table:table-cell table:formula="of:=([.C52]-[.C51])/1000" office:value-type="float" office:value="2.003484375" calcext:value-type="float">
            <text:p>2.0035</text:p>
          </table:table-cell>
          <table:table-cell table:formula="of:=[.D52]+[.E51]" office:value-type="float" office:value="100.0028125" calcext:value-type="float">
            <text:p>100.0028</text:p>
          </table:table-cell>
          <table:table-cell table:style-name="ce9" table:formula="of:=[.E52]-2*([.$B52]-1)" office:value-type="float" office:value="0.00281249999999034" calcext:value-type="float">
            <text:p>0.0028125</text:p>
          </table:table-cell>
          <table:table-cell table:style-name="Default" office:value-type="float" office:value="63627187163872.9" calcext:value-type="float">
            <text:p>63627187163872.9</text:p>
          </table:table-cell>
          <table:table-cell table:style-name="ce7" table:formula="of:=([.G52]-[.G51])/1000" office:value-type="float" office:value="1.9987890625" calcext:value-type="float">
            <text:p>1.9988</text:p>
          </table:table-cell>
          <table:table-cell table:style-name="ce7" table:formula="of:=[.H52]+[.I51]" office:value-type="float" office:value="99.999609375" calcext:value-type="float">
            <text:p>99.9996</text:p>
          </table:table-cell>
          <table:table-cell table:style-name="ce10" table:formula="of:=[.I52]-2*([.$B52]-1)" office:value-type="float" office:value="-0.000390624999994316" calcext:value-type="float">
            <text:p>-0.000390625</text:p>
          </table:table-cell>
          <table:table-cell table:style-name="Default" office:value-type="float" office:value="63627187631425.3" calcext:value-type="float">
            <text:p>63627187631425.3</text:p>
          </table:table-cell>
          <table:table-cell table:style-name="ce7" table:formula="of:=([.K52]-[.K51])/1000" office:value-type="float" office:value="2.0033671875" calcext:value-type="float">
            <text:p>2.0034</text:p>
          </table:table-cell>
          <table:table-cell table:style-name="ce7" table:formula="of:=[.L52]+[.M51]" office:value-type="float" office:value="100.0026875" calcext:value-type="float">
            <text:p>100.0027</text:p>
          </table:table-cell>
          <table:table-cell table:style-name="ce11" table:formula="of:=[.M52]-2*([.$B52]-1)" office:value-type="float" office:value="0.00268749999999329" calcext:value-type="float">
            <text:p>0.0026875</text:p>
          </table:table-cell>
          <table:table-cell table:style-name="Default" office:value-type="float" office:value="63627188099321.6" calcext:value-type="float">
            <text:p>63627188099321.6</text:p>
          </table:table-cell>
          <table:table-cell table:style-name="ce7" table:formula="of:=([.O52]-[.O51])/1000" office:value-type="float" office:value="2.000015625" calcext:value-type="float">
            <text:p>2.0000</text:p>
          </table:table-cell>
          <table:table-cell table:style-name="ce7" table:formula="of:=[.P52]+[.Q51]" office:value-type="float" office:value="100.00190625" calcext:value-type="float">
            <text:p>100.0019</text:p>
          </table:table-cell>
          <table:table-cell table:style-name="ce12" table:formula="of:=[.Q52]-2*([.$B52]-1)" office:value-type="float" office:value="0.00190625000001887" calcext:value-type="float">
            <text:p>0.00190625</text:p>
          </table:table-cell>
          <table:table-cell table:style-name="Default" office:value-type="float" office:value="63627188559497" calcext:value-type="float">
            <text:p>63627188559497</text:p>
          </table:table-cell>
          <table:table-cell table:style-name="ce7" table:formula="of:=([.S52]-[.S51])/1000" office:value-type="float" office:value="2.001078125" calcext:value-type="float">
            <text:p>2.0011</text:p>
          </table:table-cell>
          <table:table-cell table:style-name="ce7" table:formula="of:=[.T52]+[.U51]" office:value-type="float" office:value="100.001140625" calcext:value-type="float">
            <text:p>100.0011</text:p>
          </table:table-cell>
          <table:table-cell table:style-name="ce13" table:formula="of:=[.U52]-2*([.$B52]-1)" office:value-type="float" office:value="0.00114062500003342" calcext:value-type="float">
            <text:p>0.001140625</text:p>
          </table:table-cell>
          <table:table-cell table:style-name="Default" office:value-type="float" office:value="63627189016424" calcext:value-type="float">
            <text:p>63627189016424</text:p>
          </table:table-cell>
          <table:table-cell table:style-name="ce7" table:formula="of:=([.W52]-[.W51])/1000" office:value-type="float" office:value="2.0005546875" calcext:value-type="float">
            <text:p>2.0006</text:p>
          </table:table-cell>
          <table:table-cell table:style-name="ce7" table:formula="of:=[.X52]+[.Y51]" office:value-type="float" office:value="100.0002734375" calcext:value-type="float">
            <text:p>100.0003</text:p>
          </table:table-cell>
          <table:table-cell table:style-name="ce14" table:formula="of:=[.Y52]-2*([.$B52]-1)" office:value-type="float" office:value="0.000273437500013074" calcext:value-type="float">
            <text:p>0.0002734375</text:p>
          </table:table-cell>
          <table:table-cell table:style-name="Default" office:value-type="float" office:value="63627189481200.1" calcext:value-type="float">
            <text:p>63627189481200.1</text:p>
          </table:table-cell>
          <table:table-cell table:style-name="ce15" table:formula="of:=([.AA52]-[.AA51])/1000" office:value-type="float" office:value="2.0005625" calcext:value-type="float">
            <text:p>2.0006</text:p>
          </table:table-cell>
          <table:table-cell table:style-name="ce7" table:formula="of:=[.AB52]+[.AC51]" office:value-type="float" office:value="100.00153125" calcext:value-type="float">
            <text:p>100.0015</text:p>
          </table:table-cell>
          <table:table-cell table:style-name="ce16" table:formula="of:=[.AC52]-2*([.$B52]-1)" office:value-type="float" office:value="0.00153124999999932" calcext:value-type="float">
            <text:p>0.00153125</text:p>
          </table:table-cell>
          <table:table-cell table:style-name="Default" office:value-type="float" office:value="63627189943132.7" calcext:value-type="float">
            <text:p>63627189943132.7</text:p>
          </table:table-cell>
          <table:table-cell table:style-name="ce7" table:formula="of:=([.AE52]-[.AE51])/1000" office:value-type="float" office:value="2.0003984375" calcext:value-type="float">
            <text:p>2.0004</text:p>
          </table:table-cell>
          <table:table-cell table:style-name="ce7" table:formula="of:=[.AF52]+[.AG51]" office:value-type="float" office:value="100.0006484375" calcext:value-type="float">
            <text:p>100.0006</text:p>
          </table:table-cell>
          <table:table-cell table:style-name="ce20" table:formula="of:=[.AG52]-2*([.$B52]-1)" office:value-type="float" office:value="0.000648437500018417" calcext:value-type="float">
            <text:p>0.0006484375</text:p>
          </table:table-cell>
          <table:table-cell table:style-name="Default" office:value-type="float" office:value="63627190409460.3" calcext:value-type="float">
            <text:p>63627190409460.3</text:p>
          </table:table-cell>
          <table:table-cell table:style-name="ce7" table:formula="of:=([.AI52]-[.AI51])/1000" office:value-type="float" office:value="1.999828125" calcext:value-type="float">
            <text:p>1.9998</text:p>
          </table:table-cell>
          <table:table-cell table:style-name="ce7" table:formula="of:=[.AJ52]+[.AK51]" office:value-type="float" office:value="100.0001328125" calcext:value-type="float">
            <text:p>100.0001</text:p>
          </table:table-cell>
          <table:table-cell table:style-name="ce21" table:formula="of:=[.AK52]-2*([.$B52]-1)" office:value-type="float" office:value="0.000132812499984425" calcext:value-type="float">
            <text:p>0.0001328125</text:p>
          </table:table-cell>
          <table:table-cell table:style-name="Default" office:value-type="float" office:value="63627190872531" calcext:value-type="float">
            <text:p>63627190872531</text:p>
          </table:table-cell>
          <table:table-cell table:style-name="ce7" table:formula="of:=([.AM52]-[.AM51])/1000" office:value-type="float" office:value="1.9999921875" calcext:value-type="float">
            <text:p>2.0000</text:p>
          </table:table-cell>
          <table:table-cell table:style-name="ce7" table:formula="of:=[.AN52]+[.AO51]" office:value-type="float" office:value="99.9995234375" calcext:value-type="float">
            <text:p>99.9995</text:p>
          </table:table-cell>
          <table:table-cell table:style-name="ce22" table:formula="of:=[.AO52]-2*([.$B52]-1)" office:value-type="float" office:value="-0.000476562500026034" calcext:value-type="float">
            <text:p>-0.0004765625</text:p>
          </table:table-cell>
          <table:table-cell table:formula="of:=[.AQ53]" office:value-type="float" office:value="63627191340606.6" calcext:value-type="float">
            <text:p>63627191340606.6</text:p>
          </table:table-cell>
          <table:table-cell table:style-name="ce7" table:formula="of:=([.AQ52]-[.AQ51])/1000" office:value-type="float" office:value="5.0482265625" calcext:value-type="float">
            <text:p>5.0482</text:p>
          </table:table-cell>
          <table:table-cell table:style-name="ce7" table:formula="of:=[.AR52]+[.AS51]" office:value-type="float" office:value="103.049140625" calcext:value-type="float">
            <text:p>103.0491</text:p>
          </table:table-cell>
          <table:table-cell table:style-name="ce26" table:formula="of:=[.AS52]-2*([.$B52]-1)" office:value-type="float" office:value="3.04914062500002" calcext:value-type="float">
            <text:p>3.049140625</text:p>
          </table:table-cell>
          <table:table-cell table:style-name="Default" office:value-type="float" office:value="63627191852644.1" calcext:value-type="float">
            <text:p>63627191852644.1</text:p>
          </table:table-cell>
          <table:table-cell table:style-name="ce7" table:formula="of:=([.AU52]-[.AU51])/1000" office:value-type="float" office:value="2.0006015625" calcext:value-type="float">
            <text:p>2.0006</text:p>
          </table:table-cell>
          <table:table-cell table:style-name="ce7" table:formula="of:=[.AV52]+[.AW51]" office:value-type="float" office:value="100.0007890625" calcext:value-type="float">
            <text:p>100.0008</text:p>
          </table:table-cell>
          <table:table-cell table:style-name="ce35" table:formula="of:=[.AW52]-2*([.$B52]-1)" office:value-type="float" office:value="0.000789062499990223" calcext:value-type="float">
            <text:p>0.0007890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52" calcext:value-type="float">
            <text:p>52</text:p>
          </table:table-cell>
          <table:table-cell office:value-type="float" office:value="63627186646518.5" calcext:value-type="float">
            <text:p>63627186646518.5</text:p>
          </table:table-cell>
          <table:table-cell table:formula="of:=([.C53]-[.C52])/1000" office:value-type="float" office:value="1.9967265625" calcext:value-type="float">
            <text:p>1.9967</text:p>
          </table:table-cell>
          <table:table-cell table:formula="of:=[.D53]+[.E52]" office:value-type="float" office:value="101.9995390625" calcext:value-type="float">
            <text:p>101.9995</text:p>
          </table:table-cell>
          <table:table-cell table:style-name="ce9" table:formula="of:=[.E53]-2*([.$B53]-1)" office:value-type="float" office:value="-0.00046093750000864" calcext:value-type="float">
            <text:p>-0.0004609375</text:p>
          </table:table-cell>
          <table:table-cell table:style-name="Default" office:value-type="float" office:value="63627187165872.6" calcext:value-type="float">
            <text:p>63627187165872.6</text:p>
          </table:table-cell>
          <table:table-cell table:style-name="ce7" table:formula="of:=([.G53]-[.G52])/1000" office:value-type="float" office:value="1.99965625" calcext:value-type="float">
            <text:p>1.9997</text:p>
          </table:table-cell>
          <table:table-cell table:style-name="ce7" table:formula="of:=[.H53]+[.I52]" office:value-type="float" office:value="101.999265625" calcext:value-type="float">
            <text:p>101.9993</text:p>
          </table:table-cell>
          <table:table-cell table:style-name="ce10" table:formula="of:=[.I53]-2*([.$B53]-1)" office:value-type="float" office:value="-0.000734374999993293" calcext:value-type="float">
            <text:p>-0.000734375</text:p>
          </table:table-cell>
          <table:table-cell table:style-name="Default" office:value-type="float" office:value="63627187633424.4" calcext:value-type="float">
            <text:p>63627187633424.4</text:p>
          </table:table-cell>
          <table:table-cell table:style-name="ce7" table:formula="of:=([.K53]-[.K52])/1000" office:value-type="float" office:value="1.9991171875" calcext:value-type="float">
            <text:p>1.9991</text:p>
          </table:table-cell>
          <table:table-cell table:style-name="ce7" table:formula="of:=[.L53]+[.M52]" office:value-type="float" office:value="102.0018046875" calcext:value-type="float">
            <text:p>102.0018</text:p>
          </table:table-cell>
          <table:table-cell table:style-name="ce11" table:formula="of:=[.M53]-2*([.$B53]-1)" office:value-type="float" office:value="0.00180468749999818" calcext:value-type="float">
            <text:p>0.0018046875</text:p>
          </table:table-cell>
          <table:table-cell table:style-name="Default" office:value-type="float" office:value="63627188101320.9" calcext:value-type="float">
            <text:p>63627188101320.9</text:p>
          </table:table-cell>
          <table:table-cell table:style-name="ce7" table:formula="of:=([.O53]-[.O52])/1000" office:value-type="float" office:value="1.9993203125" calcext:value-type="float">
            <text:p>1.9993</text:p>
          </table:table-cell>
          <table:table-cell table:style-name="ce7" table:formula="of:=[.P53]+[.Q52]" office:value-type="float" office:value="102.0012265625" calcext:value-type="float">
            <text:p>102.0012</text:p>
          </table:table-cell>
          <table:table-cell table:style-name="ce12" table:formula="of:=[.Q53]-2*([.$B53]-1)" office:value-type="float" office:value="0.00122656250002251" calcext:value-type="float">
            <text:p>0.0012265625</text:p>
          </table:table-cell>
          <table:table-cell table:style-name="Default" office:value-type="float" office:value="63627188561496.1" calcext:value-type="float">
            <text:p>63627188561496.1</text:p>
          </table:table-cell>
          <table:table-cell table:style-name="ce7" table:formula="of:=([.S53]-[.S52])/1000" office:value-type="float" office:value="1.9990546875" calcext:value-type="float">
            <text:p>1.9991</text:p>
          </table:table-cell>
          <table:table-cell table:style-name="ce7" table:formula="of:=[.T53]+[.U52]" office:value-type="float" office:value="102.0001953125" calcext:value-type="float">
            <text:p>102.0002</text:p>
          </table:table-cell>
          <table:table-cell table:style-name="ce13" table:formula="of:=[.U53]-2*([.$B53]-1)" office:value-type="float" office:value="0.00019531250003979" calcext:value-type="float">
            <text:p>0.0001953125</text:p>
          </table:table-cell>
          <table:table-cell table:style-name="Default" office:value-type="float" office:value="63627189018423.2" calcext:value-type="float">
            <text:p>63627189018423.2</text:p>
          </table:table-cell>
          <table:table-cell table:style-name="ce7" table:formula="of:=([.W53]-[.W52])/1000" office:value-type="float" office:value="1.999234375" calcext:value-type="float">
            <text:p>1.9992</text:p>
          </table:table-cell>
          <table:table-cell table:style-name="ce7" table:formula="of:=[.X53]+[.Y52]" office:value-type="float" office:value="101.9995078125" calcext:value-type="float">
            <text:p>101.9995</text:p>
          </table:table-cell>
          <table:table-cell table:style-name="ce14" table:formula="of:=[.Y53]-2*([.$B53]-1)" office:value-type="float" office:value="-0.000492187499986585" calcext:value-type="float">
            <text:p>-0.0004921875</text:p>
          </table:table-cell>
          <table:table-cell table:style-name="Default" office:value-type="float" office:value="63627189483197.7" calcext:value-type="float">
            <text:p>63627189483197.7</text:p>
          </table:table-cell>
          <table:table-cell table:style-name="ce15" table:formula="of:=([.AA53]-[.AA52])/1000" office:value-type="float" office:value="1.997625" calcext:value-type="float">
            <text:p>1.9976</text:p>
          </table:table-cell>
          <table:table-cell table:style-name="ce7" table:formula="of:=[.AB53]+[.AC52]" office:value-type="float" office:value="101.99915625" calcext:value-type="float">
            <text:p>101.9992</text:p>
          </table:table-cell>
          <table:table-cell table:style-name="ce16" table:formula="of:=[.AC53]-2*([.$B53]-1)" office:value-type="float" office:value="-0.000843750000001364" calcext:value-type="float">
            <text:p>-0.00084375</text:p>
          </table:table-cell>
          <table:table-cell table:style-name="Default" office:value-type="float" office:value="63627189945131.5" calcext:value-type="float">
            <text:p>63627189945131.5</text:p>
          </table:table-cell>
          <table:table-cell table:style-name="ce7" table:formula="of:=([.AE53]-[.AE52])/1000" office:value-type="float" office:value="1.998734375" calcext:value-type="float">
            <text:p>1.9987</text:p>
          </table:table-cell>
          <table:table-cell table:style-name="ce7" table:formula="of:=[.AF53]+[.AG52]" office:value-type="float" office:value="101.9993828125" calcext:value-type="float">
            <text:p>101.9994</text:p>
          </table:table-cell>
          <table:table-cell table:style-name="ce20" table:formula="of:=[.AG53]-2*([.$B53]-1)" office:value-type="float" office:value="-0.000617187499983629" calcext:value-type="float">
            <text:p>-0.0006171875</text:p>
          </table:table-cell>
          <table:table-cell table:style-name="Default" office:value-type="float" office:value="63627190411460.3" calcext:value-type="float">
            <text:p>63627190411460.3</text:p>
          </table:table-cell>
          <table:table-cell table:style-name="ce7" table:formula="of:=([.AI53]-[.AI52])/1000" office:value-type="float" office:value="2.0000390625" calcext:value-type="float">
            <text:p>2.0000</text:p>
          </table:table-cell>
          <table:table-cell table:style-name="ce7" table:formula="of:=[.AJ53]+[.AK52]" office:value-type="float" office:value="102.000171875" calcext:value-type="float">
            <text:p>102.0002</text:p>
          </table:table-cell>
          <table:table-cell table:style-name="ce21" table:formula="of:=[.AK53]-2*([.$B53]-1)" office:value-type="float" office:value="0.000171874999978172" calcext:value-type="float">
            <text:p>0.000171875</text:p>
          </table:table-cell>
          <table:table-cell table:style-name="Default" office:value-type="float" office:value="63627190874530.7" calcext:value-type="float">
            <text:p>63627190874530.7</text:p>
          </table:table-cell>
          <table:table-cell table:style-name="ce7" table:formula="of:=([.AM53]-[.AM52])/1000" office:value-type="float" office:value="1.9997265625" calcext:value-type="float">
            <text:p>1.9997</text:p>
          </table:table-cell>
          <table:table-cell table:style-name="ce7" table:formula="of:=[.AN53]+[.AO52]" office:value-type="float" office:value="101.99925" calcext:value-type="float">
            <text:p>101.9993</text:p>
          </table:table-cell>
          <table:table-cell table:style-name="ce22" table:formula="of:=[.AO53]-2*([.$B53]-1)" office:value-type="float" office:value="-0.000750000000024897" calcext:value-type="float">
            <text:p>-0.00075</text:p>
          </table:table-cell>
          <table:table-cell table:style-name="Default" office:value-type="float" office:value="63627191340606.6" calcext:value-type="float">
            <text:p>63627191340606.6</text:p>
          </table:table-cell>
          <table:table-cell table:style-name="ce7" table:formula="of:=([.AQ53]-[.AQ52])/1000" office:value-type="float" office:value="0" calcext:value-type="float">
            <text:p>0.0000</text:p>
          </table:table-cell>
          <table:table-cell table:style-name="ce7" table:formula="of:=[.AR53]+[.AS52]" office:value-type="float" office:value="103.049140625" calcext:value-type="float">
            <text:p>103.0491</text:p>
          </table:table-cell>
          <table:table-cell table:style-name="ce33" table:formula="of:=[.AS53]-2*([.$B53]-1)" office:value-type="float" office:value="1.04914062500002" calcext:value-type="float">
            <text:p>1.049140625</text:p>
          </table:table-cell>
          <table:table-cell table:style-name="Default" office:value-type="float" office:value="63627191854643.7" calcext:value-type="float">
            <text:p>63627191854643.7</text:p>
          </table:table-cell>
          <table:table-cell table:style-name="ce7" table:formula="of:=([.AU53]-[.AU52])/1000" office:value-type="float" office:value="1.99959375" calcext:value-type="float">
            <text:p>1.9996</text:p>
          </table:table-cell>
          <table:table-cell table:style-name="ce7" table:formula="of:=[.AV53]+[.AW52]" office:value-type="float" office:value="102.0003828125" calcext:value-type="float">
            <text:p>102.0004</text:p>
          </table:table-cell>
          <table:table-cell table:style-name="ce35" table:formula="of:=[.AW53]-2*([.$B53]-1)" office:value-type="float" office:value="0.000382812499992724" calcext:value-type="float">
            <text:p>0.00038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63627186648518.6" calcext:value-type="float">
            <text:p>63627186648518.6</text:p>
          </table:table-cell>
          <table:table-cell table:formula="of:=([.C54]-[.C53])/1000" office:value-type="float" office:value="2.000078125" calcext:value-type="float">
            <text:p>2.0001</text:p>
          </table:table-cell>
          <table:table-cell table:formula="of:=[.D54]+[.E53]" office:value-type="float" office:value="103.9996171875" calcext:value-type="float">
            <text:p>103.9996</text:p>
          </table:table-cell>
          <table:table-cell table:style-name="ce9" table:formula="of:=[.E54]-2*([.$B54]-1)" office:value-type="float" office:value="-0.000382812500006935" calcext:value-type="float">
            <text:p>-0.0003828125</text:p>
          </table:table-cell>
          <table:table-cell table:style-name="Default" office:value-type="float" office:value="63627187167872.9" calcext:value-type="float">
            <text:p>63627187167872.9</text:p>
          </table:table-cell>
          <table:table-cell table:style-name="ce7" table:formula="of:=([.G54]-[.G53])/1000" office:value-type="float" office:value="2.0003046875" calcext:value-type="float">
            <text:p>2.0003</text:p>
          </table:table-cell>
          <table:table-cell table:style-name="ce7" table:formula="of:=[.H54]+[.I53]" office:value-type="float" office:value="103.9995703125" calcext:value-type="float">
            <text:p>103.9996</text:p>
          </table:table-cell>
          <table:table-cell table:style-name="ce10" table:formula="of:=[.I54]-2*([.$B54]-1)" office:value-type="float" office:value="-0.000429687499988063" calcext:value-type="float">
            <text:p>-0.0004296875</text:p>
          </table:table-cell>
          <table:table-cell table:style-name="Default" office:value-type="float" office:value="63627187635421.6" calcext:value-type="float">
            <text:p>63627187635421.6</text:p>
          </table:table-cell>
          <table:table-cell table:style-name="ce7" table:formula="of:=([.K54]-[.K53])/1000" office:value-type="float" office:value="1.99721875" calcext:value-type="float">
            <text:p>1.9972</text:p>
          </table:table-cell>
          <table:table-cell table:style-name="ce7" table:formula="of:=[.L54]+[.M53]" office:value-type="float" office:value="103.9990234375" calcext:value-type="float">
            <text:p>103.9990</text:p>
          </table:table-cell>
          <table:table-cell table:style-name="ce11" table:formula="of:=[.M54]-2*([.$B54]-1)" office:value-type="float" office:value="-0.0009765625" calcext:value-type="float">
            <text:p>-0.0009765625</text:p>
          </table:table-cell>
          <table:table-cell table:style-name="Default" office:value-type="float" office:value="63627188103320.4" calcext:value-type="float">
            <text:p>63627188103320.4</text:p>
          </table:table-cell>
          <table:table-cell table:style-name="ce7" table:formula="of:=([.O54]-[.O53])/1000" office:value-type="float" office:value="1.9994375" calcext:value-type="float">
            <text:p>1.9994</text:p>
          </table:table-cell>
          <table:table-cell table:style-name="ce7" table:formula="of:=[.P54]+[.Q53]" office:value-type="float" office:value="104.0006640625" calcext:value-type="float">
            <text:p>104.0007</text:p>
          </table:table-cell>
          <table:table-cell table:style-name="ce12" table:formula="of:=[.Q54]-2*([.$B54]-1)" office:value-type="float" office:value="0.000664062500021601" calcext:value-type="float">
            <text:p>0.0006640625</text:p>
          </table:table-cell>
          <table:table-cell table:style-name="Default" office:value-type="float" office:value="63627188563498.2" calcext:value-type="float">
            <text:p>63627188563498.2</text:p>
          </table:table-cell>
          <table:table-cell table:style-name="ce7" table:formula="of:=([.S54]-[.S53])/1000" office:value-type="float" office:value="2.0021015625" calcext:value-type="float">
            <text:p>2.0021</text:p>
          </table:table-cell>
          <table:table-cell table:style-name="ce7" table:formula="of:=[.T54]+[.U53]" office:value-type="float" office:value="104.002296875" calcext:value-type="float">
            <text:p>104.0023</text:p>
          </table:table-cell>
          <table:table-cell table:style-name="ce13" table:formula="of:=[.U54]-2*([.$B54]-1)" office:value-type="float" office:value="0.00229687500004161" calcext:value-type="float">
            <text:p>0.002296875</text:p>
          </table:table-cell>
          <table:table-cell table:style-name="Default" office:value-type="float" office:value="63627189020422.7" calcext:value-type="float">
            <text:p>63627189020422.7</text:p>
          </table:table-cell>
          <table:table-cell table:style-name="ce7" table:formula="of:=([.W54]-[.W53])/1000" office:value-type="float" office:value="1.9995078125" calcext:value-type="float">
            <text:p>1.9995</text:p>
          </table:table-cell>
          <table:table-cell table:style-name="ce7" table:formula="of:=[.X54]+[.Y53]" office:value-type="float" office:value="103.999015625" calcext:value-type="float">
            <text:p>103.9990</text:p>
          </table:table-cell>
          <table:table-cell table:style-name="ce14" table:formula="of:=[.Y54]-2*([.$B54]-1)" office:value-type="float" office:value="-0.000984374999987381" calcext:value-type="float">
            <text:p>-0.000984375</text:p>
          </table:table-cell>
          <table:table-cell table:style-name="Default" office:value-type="float" office:value="63627189485198.7" calcext:value-type="float">
            <text:p>63627189485198.7</text:p>
          </table:table-cell>
          <table:table-cell table:style-name="ce15" table:formula="of:=([.AA54]-[.AA53])/1000" office:value-type="float" office:value="2.0009765625" calcext:value-type="float">
            <text:p>2.0010</text:p>
          </table:table-cell>
          <table:table-cell table:style-name="ce7" table:formula="of:=[.AB54]+[.AC53]" office:value-type="float" office:value="104.0001328125" calcext:value-type="float">
            <text:p>104.0001</text:p>
          </table:table-cell>
          <table:table-cell table:style-name="ce16" table:formula="of:=[.AC54]-2*([.$B54]-1)" office:value-type="float" office:value="0.000132812499998636" calcext:value-type="float">
            <text:p>0.0001328125</text:p>
          </table:table-cell>
          <table:table-cell table:style-name="Default" office:value-type="float" office:value="63627189947133.2" calcext:value-type="float">
            <text:p>63627189947133.2</text:p>
          </table:table-cell>
          <table:table-cell table:style-name="ce7" table:formula="of:=([.AE54]-[.AE53])/1000" office:value-type="float" office:value="2.001703125" calcext:value-type="float">
            <text:p>2.0017</text:p>
          </table:table-cell>
          <table:table-cell table:style-name="ce7" table:formula="of:=[.AF54]+[.AG53]" office:value-type="float" office:value="104.0010859375" calcext:value-type="float">
            <text:p>104.0011</text:p>
          </table:table-cell>
          <table:table-cell table:style-name="ce20" table:formula="of:=[.AG54]-2*([.$B54]-1)" office:value-type="float" office:value="0.00108593750002228" calcext:value-type="float">
            <text:p>0.0010859375</text:p>
          </table:table-cell>
          <table:table-cell table:style-name="Default" office:value-type="float" office:value="63627190413459.2" calcext:value-type="float">
            <text:p>63627190413459.2</text:p>
          </table:table-cell>
          <table:table-cell table:style-name="ce7" table:formula="of:=([.AI54]-[.AI53])/1000" office:value-type="float" office:value="1.99884375" calcext:value-type="float">
            <text:p>1.9988</text:p>
          </table:table-cell>
          <table:table-cell table:style-name="ce7" table:formula="of:=[.AJ54]+[.AK53]" office:value-type="float" office:value="103.999015625" calcext:value-type="float">
            <text:p>103.9990</text:p>
          </table:table-cell>
          <table:table-cell table:style-name="ce21" table:formula="of:=[.AK54]-2*([.$B54]-1)" office:value-type="float" office:value="-0.000984375000015803" calcext:value-type="float">
            <text:p>-0.000984375</text:p>
          </table:table-cell>
          <table:table-cell table:style-name="Default" office:value-type="float" office:value="63627190876531.7" calcext:value-type="float">
            <text:p>63627190876531.7</text:p>
          </table:table-cell>
          <table:table-cell table:style-name="ce7" table:formula="of:=([.AM54]-[.AM53])/1000" office:value-type="float" office:value="2.0009296875" calcext:value-type="float">
            <text:p>2.0009</text:p>
          </table:table-cell>
          <table:table-cell table:style-name="ce7" table:formula="of:=[.AN54]+[.AO53]" office:value-type="float" office:value="104.0001796875" calcext:value-type="float">
            <text:p>104.0002</text:p>
          </table:table-cell>
          <table:table-cell table:style-name="ce22" table:formula="of:=[.AO54]-2*([.$B54]-1)" office:value-type="float" office:value="0.000179687499979764" calcext:value-type="float">
            <text:p>0.0001796875</text:p>
          </table:table-cell>
          <table:table-cell table:style-name="Default" office:value-type="float" office:value="63627191341557.6" calcext:value-type="float">
            <text:p>63627191341557.6</text:p>
          </table:table-cell>
          <table:table-cell table:style-name="ce7" table:formula="of:=([.AQ54]-[.AQ53])/1000" office:value-type="float" office:value="0.9509453125" calcext:value-type="float">
            <text:p>0.9509</text:p>
          </table:table-cell>
          <table:table-cell table:style-name="ce7" table:formula="of:=[.AR54]+[.AS53]" office:value-type="float" office:value="104.0000859375" calcext:value-type="float">
            <text:p>104.0001</text:p>
          </table:table-cell>
          <table:table-cell table:style-name="ce34" table:formula="of:=[.AS54]-2*([.$B54]-1)" office:value-type="float" office:value="0.0000859375000175078" calcext:value-type="float">
            <text:p>8.59375000175078E-05</text:p>
          </table:table-cell>
          <table:table-cell table:style-name="Default" office:value-type="float" office:value="63627191856644.6" calcext:value-type="float">
            <text:p>63627191856644.6</text:p>
          </table:table-cell>
          <table:table-cell table:style-name="ce7" table:formula="of:=([.AU54]-[.AU53])/1000" office:value-type="float" office:value="2.0009140625" calcext:value-type="float">
            <text:p>2.0009</text:p>
          </table:table-cell>
          <table:table-cell table:style-name="ce7" table:formula="of:=[.AV54]+[.AW53]" office:value-type="float" office:value="104.001296875" calcext:value-type="float">
            <text:p>104.0013</text:p>
          </table:table-cell>
          <table:table-cell table:style-name="ce35" table:formula="of:=[.AW54]-2*([.$B54]-1)" office:value-type="float" office:value="0.0012968749999942" calcext:value-type="float">
            <text:p>0.001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54" calcext:value-type="float">
            <text:p>54</text:p>
          </table:table-cell>
          <table:table-cell office:value-type="float" office:value="63627186650520.4" calcext:value-type="float">
            <text:p>63627186650520.4</text:p>
          </table:table-cell>
          <table:table-cell table:formula="of:=([.C55]-[.C54])/1000" office:value-type="float" office:value="2.0017265625" calcext:value-type="float">
            <text:p>2.0017</text:p>
          </table:table-cell>
          <table:table-cell table:formula="of:=[.D55]+[.E54]" office:value-type="float" office:value="106.00134375" calcext:value-type="float">
            <text:p>106.0013</text:p>
          </table:table-cell>
          <table:table-cell table:style-name="ce9" table:formula="of:=[.E55]-2*([.$B55]-1)" office:value-type="float" office:value="0.00134374999998954" calcext:value-type="float">
            <text:p>0.00134375</text:p>
          </table:table-cell>
          <table:table-cell table:style-name="Default" office:value-type="float" office:value="63627187169873.6" calcext:value-type="float">
            <text:p>63627187169873.6</text:p>
          </table:table-cell>
          <table:table-cell table:style-name="ce7" table:formula="of:=([.G55]-[.G54])/1000" office:value-type="float" office:value="2.0006953125" calcext:value-type="float">
            <text:p>2.0007</text:p>
          </table:table-cell>
          <table:table-cell table:style-name="ce7" table:formula="of:=[.H55]+[.I54]" office:value-type="float" office:value="106.000265625" calcext:value-type="float">
            <text:p>106.0003</text:p>
          </table:table-cell>
          <table:table-cell table:style-name="ce10" table:formula="of:=[.I55]-2*([.$B55]-1)" office:value-type="float" office:value="0.000265625000011482" calcext:value-type="float">
            <text:p>0.000265625</text:p>
          </table:table-cell>
          <table:table-cell table:style-name="Default" office:value-type="float" office:value="63627187637422.2" calcext:value-type="float">
            <text:p>63627187637422.2</text:p>
          </table:table-cell>
          <table:table-cell table:style-name="ce7" table:formula="of:=([.K55]-[.K54])/1000" office:value-type="float" office:value="2.0005859375" calcext:value-type="float">
            <text:p>2.0006</text:p>
          </table:table-cell>
          <table:table-cell table:style-name="ce7" table:formula="of:=[.L55]+[.M54]" office:value-type="float" office:value="105.999609375" calcext:value-type="float">
            <text:p>105.9996</text:p>
          </table:table-cell>
          <table:table-cell table:style-name="ce11" table:formula="of:=[.M55]-2*([.$B55]-1)" office:value-type="float" office:value="-0.000390624999994316" calcext:value-type="float">
            <text:p>-0.000390625</text:p>
          </table:table-cell>
          <table:table-cell table:style-name="Default" office:value-type="float" office:value="63627188105319.7" calcext:value-type="float">
            <text:p>63627188105319.7</text:p>
          </table:table-cell>
          <table:table-cell table:style-name="ce7" table:formula="of:=([.O55]-[.O54])/1000" office:value-type="float" office:value="1.9993515625" calcext:value-type="float">
            <text:p>1.9994</text:p>
          </table:table-cell>
          <table:table-cell table:style-name="ce7" table:formula="of:=[.P55]+[.Q54]" office:value-type="float" office:value="106.000015625" calcext:value-type="float">
            <text:p>106.0000</text:p>
          </table:table-cell>
          <table:table-cell table:style-name="ce12" table:formula="of:=[.Q55]-2*([.$B55]-1)" office:value-type="float" office:value="0.0000156250000173941" calcext:value-type="float">
            <text:p>0.000015625</text:p>
          </table:table-cell>
          <table:table-cell table:style-name="Default" office:value-type="float" office:value="63627188565498.1" calcext:value-type="float">
            <text:p>63627188565498.1</text:p>
          </table:table-cell>
          <table:table-cell table:style-name="ce7" table:formula="of:=([.S55]-[.S54])/1000" office:value-type="float" office:value="1.99990625" calcext:value-type="float">
            <text:p>1.9999</text:p>
          </table:table-cell>
          <table:table-cell table:style-name="ce7" table:formula="of:=[.T55]+[.U54]" office:value-type="float" office:value="106.002203125" calcext:value-type="float">
            <text:p>106.0022</text:p>
          </table:table-cell>
          <table:table-cell table:style-name="ce13" table:formula="of:=[.U55]-2*([.$B55]-1)" office:value-type="float" office:value="0.00220312500003672" calcext:value-type="float">
            <text:p>0.002203125</text:p>
          </table:table-cell>
          <table:table-cell table:style-name="Default" office:value-type="float" office:value="63627189022425.3" calcext:value-type="float">
            <text:p>63627189022425.3</text:p>
          </table:table-cell>
          <table:table-cell table:style-name="ce7" table:formula="of:=([.W55]-[.W54])/1000" office:value-type="float" office:value="2.002625" calcext:value-type="float">
            <text:p>2.0026</text:p>
          </table:table-cell>
          <table:table-cell table:style-name="ce7" table:formula="of:=[.X55]+[.Y54]" office:value-type="float" office:value="106.001640625" calcext:value-type="float">
            <text:p>106.0016</text:p>
          </table:table-cell>
          <table:table-cell table:style-name="ce14" table:formula="of:=[.Y55]-2*([.$B55]-1)" office:value-type="float" office:value="0.00164062500000739" calcext:value-type="float">
            <text:p>0.001640625</text:p>
          </table:table-cell>
          <table:table-cell table:style-name="Default" office:value-type="float" office:value="63627189487200" calcext:value-type="float">
            <text:p>63627189487200</text:p>
          </table:table-cell>
          <table:table-cell table:style-name="ce15" table:formula="of:=([.AA55]-[.AA54])/1000" office:value-type="float" office:value="2.00134375" calcext:value-type="float">
            <text:p>2.0013</text:p>
          </table:table-cell>
          <table:table-cell table:style-name="ce7" table:formula="of:=[.AB55]+[.AC54]" office:value-type="float" office:value="106.0014765625" calcext:value-type="float">
            <text:p>106.0015</text:p>
          </table:table-cell>
          <table:table-cell table:style-name="ce16" table:formula="of:=[.AC55]-2*([.$B55]-1)" office:value-type="float" office:value="0.00147656250000239" calcext:value-type="float">
            <text:p>0.0014765625</text:p>
          </table:table-cell>
          <table:table-cell table:style-name="Default" office:value-type="float" office:value="63627189949131.3" calcext:value-type="float">
            <text:p>63627189949131.3</text:p>
          </table:table-cell>
          <table:table-cell table:style-name="ce7" table:formula="of:=([.AE55]-[.AE54])/1000" office:value-type="float" office:value="1.9981328125" calcext:value-type="float">
            <text:p>1.9981</text:p>
          </table:table-cell>
          <table:table-cell table:style-name="ce7" table:formula="of:=[.AF55]+[.AG54]" office:value-type="float" office:value="105.99921875" calcext:value-type="float">
            <text:p>105.9992</text:p>
          </table:table-cell>
          <table:table-cell table:style-name="ce20" table:formula="of:=[.AG55]-2*([.$B55]-1)" office:value-type="float" office:value="-0.00078124999997442" calcext:value-type="float">
            <text:p>-0.00078125</text:p>
          </table:table-cell>
          <table:table-cell table:formula="of:=[.AI56]" office:value-type="float" office:value="63627190417905.1" calcext:value-type="float">
            <text:p>63627190417905.1</text:p>
          </table:table-cell>
          <table:table-cell table:style-name="ce7" table:formula="of:=([.AI55]-[.AI54])/1000" office:value-type="float" office:value="4.4459453125" calcext:value-type="float">
            <text:p>4.4459</text:p>
          </table:table-cell>
          <table:table-cell table:style-name="ce7" table:formula="of:=[.AJ55]+[.AK54]" office:value-type="float" office:value="108.4449609375" calcext:value-type="float">
            <text:p>108.4450</text:p>
          </table:table-cell>
          <table:table-cell table:style-name="ce21" table:formula="of:=[.AK55]-2*([.$B55]-1)" office:value-type="float" office:value="2.44496093749999" calcext:value-type="float">
            <text:p>2.4449609375</text:p>
          </table:table-cell>
          <table:table-cell table:style-name="Default" office:value-type="float" office:value="63627190878532" calcext:value-type="float">
            <text:p>63627190878532</text:p>
          </table:table-cell>
          <table:table-cell table:style-name="ce7" table:formula="of:=([.AM55]-[.AM54])/1000" office:value-type="float" office:value="2.0003671875" calcext:value-type="float">
            <text:p>2.0004</text:p>
          </table:table-cell>
          <table:table-cell table:style-name="ce7" table:formula="of:=[.AN55]+[.AO54]" office:value-type="float" office:value="106.000546875" calcext:value-type="float">
            <text:p>106.0005</text:p>
          </table:table-cell>
          <table:table-cell table:style-name="ce22" table:formula="of:=[.AO55]-2*([.$B55]-1)" office:value-type="float" office:value="0.000546874999983515" calcext:value-type="float">
            <text:p>0.000546875</text:p>
          </table:table-cell>
          <table:table-cell table:style-name="Default" office:value-type="float" office:value="63627191343557" calcext:value-type="float">
            <text:p>63627191343557</text:p>
          </table:table-cell>
          <table:table-cell table:style-name="ce7" table:formula="of:=([.AQ55]-[.AQ54])/1000" office:value-type="float" office:value="1.999421875" calcext:value-type="float">
            <text:p>1.9994</text:p>
          </table:table-cell>
          <table:table-cell table:style-name="ce7" table:formula="of:=[.AR55]+[.AS54]" office:value-type="float" office:value="105.9995078125" calcext:value-type="float">
            <text:p>105.9995</text:p>
          </table:table-cell>
          <table:table-cell table:style-name="ce26" table:formula="of:=[.AS55]-2*([.$B55]-1)" office:value-type="float" office:value="-0.000492187499986585" calcext:value-type="float">
            <text:p>-0.0004921875</text:p>
          </table:table-cell>
          <table:table-cell table:formula="of:=[.AU56]" office:value-type="float" office:value="63627191861652.8" calcext:value-type="float">
            <text:p>63627191861652.8</text:p>
          </table:table-cell>
          <table:table-cell table:style-name="ce7" table:formula="of:=([.AU55]-[.AU54])/1000" office:value-type="float" office:value="5.0081953125" calcext:value-type="float">
            <text:p>5.0082</text:p>
          </table:table-cell>
          <table:table-cell table:style-name="ce7" table:formula="of:=[.AV55]+[.AW54]" office:value-type="float" office:value="109.0094921875" calcext:value-type="float">
            <text:p>109.0095</text:p>
          </table:table-cell>
          <table:table-cell table:style-name="ce35" table:formula="of:=[.AW55]-2*([.$B55]-1)" office:value-type="float" office:value="3.0094921875" calcext:value-type="float">
            <text:p>3.009492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55" calcext:value-type="float">
            <text:p>55</text:p>
          </table:table-cell>
          <table:table-cell office:value-type="float" office:value="63627186652518.4" calcext:value-type="float">
            <text:p>63627186652518.4</text:p>
          </table:table-cell>
          <table:table-cell table:formula="of:=([.C56]-[.C55])/1000" office:value-type="float" office:value="1.9980078125" calcext:value-type="float">
            <text:p>1.9980</text:p>
          </table:table-cell>
          <table:table-cell table:formula="of:=[.D56]+[.E55]" office:value-type="float" office:value="107.9993515625" calcext:value-type="float">
            <text:p>107.9994</text:p>
          </table:table-cell>
          <table:table-cell table:style-name="ce9" table:formula="of:=[.E56]-2*([.$B56]-1)" office:value-type="float" office:value="-0.000648437500004206" calcext:value-type="float">
            <text:p>-0.0006484375</text:p>
          </table:table-cell>
          <table:table-cell table:style-name="Default" office:value-type="float" office:value="63627187171875.4" calcext:value-type="float">
            <text:p>63627187171875.4</text:p>
          </table:table-cell>
          <table:table-cell table:style-name="ce7" table:formula="of:=([.G56]-[.G55])/1000" office:value-type="float" office:value="2.001828125" calcext:value-type="float">
            <text:p>2.0018</text:p>
          </table:table-cell>
          <table:table-cell table:style-name="ce7" table:formula="of:=[.H56]+[.I55]" office:value-type="float" office:value="108.00209375" calcext:value-type="float">
            <text:p>108.0021</text:p>
          </table:table-cell>
          <table:table-cell table:style-name="ce10" table:formula="of:=[.I56]-2*([.$B56]-1)" office:value-type="float" office:value="0.00209375000001444" calcext:value-type="float">
            <text:p>0.00209375</text:p>
          </table:table-cell>
          <table:table-cell table:style-name="Default" office:value-type="float" office:value="63627187639425.6" calcext:value-type="float">
            <text:p>63627187639425.6</text:p>
          </table:table-cell>
          <table:table-cell table:style-name="ce7" table:formula="of:=([.K56]-[.K55])/1000" office:value-type="float" office:value="2.003359375" calcext:value-type="float">
            <text:p>2.0034</text:p>
          </table:table-cell>
          <table:table-cell table:style-name="ce7" table:formula="of:=[.L56]+[.M55]" office:value-type="float" office:value="108.00296875" calcext:value-type="float">
            <text:p>108.0030</text:p>
          </table:table-cell>
          <table:table-cell table:style-name="ce11" table:formula="of:=[.M56]-2*([.$B56]-1)" office:value-type="float" office:value="0.00296875000000796" calcext:value-type="float">
            <text:p>0.00296875</text:p>
          </table:table-cell>
          <table:table-cell table:style-name="Default" office:value-type="float" office:value="63627188107322.6" calcext:value-type="float">
            <text:p>63627188107322.6</text:p>
          </table:table-cell>
          <table:table-cell table:style-name="ce7" table:formula="of:=([.O56]-[.O55])/1000" office:value-type="float" office:value="2.0028671875" calcext:value-type="float">
            <text:p>2.0029</text:p>
          </table:table-cell>
          <table:table-cell table:style-name="ce7" table:formula="of:=[.P56]+[.Q55]" office:value-type="float" office:value="108.0028828125" calcext:value-type="float">
            <text:p>108.0029</text:p>
          </table:table-cell>
          <table:table-cell table:style-name="ce12" table:formula="of:=[.Q56]-2*([.$B56]-1)" office:value-type="float" office:value="0.00288281250001887" calcext:value-type="float">
            <text:p>0.0028828125</text:p>
          </table:table-cell>
          <table:table-cell table:style-name="Default" office:value-type="float" office:value="63627188567496.1" calcext:value-type="float">
            <text:p>63627188567496.1</text:p>
          </table:table-cell>
          <table:table-cell table:style-name="ce7" table:formula="of:=([.S56]-[.S55])/1000" office:value-type="float" office:value="1.9979921875" calcext:value-type="float">
            <text:p>1.9980</text:p>
          </table:table-cell>
          <table:table-cell table:style-name="ce7" table:formula="of:=[.T56]+[.U55]" office:value-type="float" office:value="108.0001953125" calcext:value-type="float">
            <text:p>108.0002</text:p>
          </table:table-cell>
          <table:table-cell table:style-name="ce13" table:formula="of:=[.U56]-2*([.$B56]-1)" office:value-type="float" office:value="0.00019531250003979" calcext:value-type="float">
            <text:p>0.0001953125</text:p>
          </table:table-cell>
          <table:table-cell table:style-name="Default" office:value-type="float" office:value="63627189024425.9" calcext:value-type="float">
            <text:p>63627189024425.9</text:p>
          </table:table-cell>
          <table:table-cell table:style-name="ce7" table:formula="of:=([.W56]-[.W55])/1000" office:value-type="float" office:value="2.000578125" calcext:value-type="float">
            <text:p>2.0006</text:p>
          </table:table-cell>
          <table:table-cell table:style-name="ce7" table:formula="of:=[.X56]+[.Y55]" office:value-type="float" office:value="108.00221875" calcext:value-type="float">
            <text:p>108.0022</text:p>
          </table:table-cell>
          <table:table-cell table:style-name="ce14" table:formula="of:=[.Y56]-2*([.$B56]-1)" office:value-type="float" office:value="0.00221875000001148" calcext:value-type="float">
            <text:p>0.00221875</text:p>
          </table:table-cell>
          <table:table-cell table:style-name="Default" office:value-type="float" office:value="63627189489199" calcext:value-type="float">
            <text:p>63627189489199</text:p>
          </table:table-cell>
          <table:table-cell table:style-name="ce15" table:formula="of:=([.AA56]-[.AA55])/1000" office:value-type="float" office:value="1.9989375" calcext:value-type="float">
            <text:p>1.9989</text:p>
          </table:table-cell>
          <table:table-cell table:style-name="ce7" table:formula="of:=[.AB56]+[.AC55]" office:value-type="float" office:value="108.0004140625" calcext:value-type="float">
            <text:p>108.0004</text:p>
          </table:table-cell>
          <table:table-cell table:style-name="ce16" table:formula="of:=[.AC56]-2*([.$B56]-1)" office:value-type="float" office:value="0.000414062499999091" calcext:value-type="float">
            <text:p>0.0004140625</text:p>
          </table:table-cell>
          <table:table-cell table:style-name="Default" office:value-type="float" office:value="63627189951131.2" calcext:value-type="float">
            <text:p>63627189951131.2</text:p>
          </table:table-cell>
          <table:table-cell table:style-name="ce7" table:formula="of:=([.AE56]-[.AE55])/1000" office:value-type="float" office:value="1.999875" calcext:value-type="float">
            <text:p>1.9999</text:p>
          </table:table-cell>
          <table:table-cell table:style-name="ce7" table:formula="of:=[.AF56]+[.AG55]" office:value-type="float" office:value="107.99909375" calcext:value-type="float">
            <text:p>107.9991</text:p>
          </table:table-cell>
          <table:table-cell table:style-name="ce20" table:formula="of:=[.AG56]-2*([.$B56]-1)" office:value-type="float" office:value="-0.000906249999971465" calcext:value-type="float">
            <text:p>-0.00090625</text:p>
          </table:table-cell>
          <table:table-cell table:style-name="Default" office:value-type="float" office:value="63627190417905.1" calcext:value-type="float">
            <text:p>63627190417905.1</text:p>
          </table:table-cell>
          <table:table-cell table:style-name="ce7" table:formula="of:=([.AI56]-[.AI55])/1000" office:value-type="float" office:value="0" calcext:value-type="float">
            <text:p>0.0000</text:p>
          </table:table-cell>
          <table:table-cell table:style-name="ce7" table:formula="of:=[.AJ56]+[.AK55]" office:value-type="float" office:value="108.4449609375" calcext:value-type="float">
            <text:p>108.4450</text:p>
          </table:table-cell>
          <table:table-cell table:style-name="ce21" table:formula="of:=[.AK56]-2*([.$B56]-1)" office:value-type="float" office:value="0.444960937499985" calcext:value-type="float">
            <text:p>0.4449609375</text:p>
          </table:table-cell>
          <table:table-cell table:style-name="Default" office:value-type="float" office:value="63627190880532" calcext:value-type="float">
            <text:p>63627190880532</text:p>
          </table:table-cell>
          <table:table-cell table:style-name="ce7" table:formula="of:=([.AM56]-[.AM55])/1000" office:value-type="float" office:value="1.999984375" calcext:value-type="float">
            <text:p>2.0000</text:p>
          </table:table-cell>
          <table:table-cell table:style-name="ce7" table:formula="of:=[.AN56]+[.AO55]" office:value-type="float" office:value="108.00053125" calcext:value-type="float">
            <text:p>108.0005</text:p>
          </table:table-cell>
          <table:table-cell table:style-name="ce22" table:formula="of:=[.AO56]-2*([.$B56]-1)" office:value-type="float" office:value="0.000531249999980332" calcext:value-type="float">
            <text:p>0.00053125</text:p>
          </table:table-cell>
          <table:table-cell table:style-name="Default" office:value-type="float" office:value="63627191345558.7" calcext:value-type="float">
            <text:p>63627191345558.7</text:p>
          </table:table-cell>
          <table:table-cell table:style-name="ce7" table:formula="of:=([.AQ56]-[.AQ55])/1000" office:value-type="float" office:value="2.001671875" calcext:value-type="float">
            <text:p>2.0017</text:p>
          </table:table-cell>
          <table:table-cell table:style-name="ce7" table:formula="of:=[.AR56]+[.AS55]" office:value-type="float" office:value="108.0011796875" calcext:value-type="float">
            <text:p>108.0012</text:p>
          </table:table-cell>
          <table:table-cell table:style-name="ce26" table:formula="of:=[.AS56]-2*([.$B56]-1)" office:value-type="float" office:value="0.00117968750001296" calcext:value-type="float">
            <text:p>0.0011796875</text:p>
          </table:table-cell>
          <table:table-cell table:style-name="Default" office:value-type="float" office:value="63627191861652.8" calcext:value-type="float">
            <text:p>63627191861652.8</text:p>
          </table:table-cell>
          <table:table-cell table:style-name="ce7" table:formula="of:=([.AU56]-[.AU55])/1000" office:value-type="float" office:value="0" calcext:value-type="float">
            <text:p>0.0000</text:p>
          </table:table-cell>
          <table:table-cell table:style-name="ce7" table:formula="of:=[.AV56]+[.AW55]" office:value-type="float" office:value="109.0094921875" calcext:value-type="float">
            <text:p>109.0095</text:p>
          </table:table-cell>
          <table:table-cell table:style-name="ce35" table:formula="of:=[.AW56]-2*([.$B56]-1)" office:value-type="float" office:value="1.0094921875" calcext:value-type="float">
            <text:p>1.009492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56" calcext:value-type="float">
            <text:p>56</text:p>
          </table:table-cell>
          <table:table-cell office:value-type="float" office:value="63627186654518.6" calcext:value-type="float">
            <text:p>63627186654518.6</text:p>
          </table:table-cell>
          <table:table-cell table:formula="of:=([.C57]-[.C56])/1000" office:value-type="float" office:value="2.00021875" calcext:value-type="float">
            <text:p>2.0002</text:p>
          </table:table-cell>
          <table:table-cell table:formula="of:=[.D57]+[.E56]" office:value-type="float" office:value="109.9995703125" calcext:value-type="float">
            <text:p>109.9996</text:p>
          </table:table-cell>
          <table:table-cell table:style-name="ce9" table:formula="of:=[.E57]-2*([.$B57]-1)" office:value-type="float" office:value="-0.000429687500002274" calcext:value-type="float">
            <text:p>-0.0004296875</text:p>
          </table:table-cell>
          <table:table-cell table:style-name="Default" office:value-type="float" office:value="63627187173872.8" calcext:value-type="float">
            <text:p>63627187173872.8</text:p>
          </table:table-cell>
          <table:table-cell table:style-name="ce7" table:formula="of:=([.G57]-[.G56])/1000" office:value-type="float" office:value="1.997359375" calcext:value-type="float">
            <text:p>1.9974</text:p>
          </table:table-cell>
          <table:table-cell table:style-name="ce7" table:formula="of:=[.H57]+[.I56]" office:value-type="float" office:value="109.999453125" calcext:value-type="float">
            <text:p>109.9995</text:p>
          </table:table-cell>
          <table:table-cell table:style-name="ce10" table:formula="of:=[.I57]-2*([.$B57]-1)" office:value-type="float" office:value="-0.000546874999983515" calcext:value-type="float">
            <text:p>-0.000546875</text:p>
          </table:table-cell>
          <table:table-cell table:style-name="Default" office:value-type="float" office:value="63627187641423.6" calcext:value-type="float">
            <text:p>63627187641423.6</text:p>
          </table:table-cell>
          <table:table-cell table:style-name="ce7" table:formula="of:=([.K57]-[.K56])/1000" office:value-type="float" office:value="1.9979921875" calcext:value-type="float">
            <text:p>1.9980</text:p>
          </table:table-cell>
          <table:table-cell table:style-name="ce7" table:formula="of:=[.L57]+[.M56]" office:value-type="float" office:value="110.0009609375" calcext:value-type="float">
            <text:p>110.0010</text:p>
          </table:table-cell>
          <table:table-cell table:style-name="ce11" table:formula="of:=[.M57]-2*([.$B57]-1)" office:value-type="float" office:value="0.000960937500011028" calcext:value-type="float">
            <text:p>0.0009609375</text:p>
          </table:table-cell>
          <table:table-cell table:style-name="Default" office:value-type="float" office:value="63627188109322.6" calcext:value-type="float">
            <text:p>63627188109322.6</text:p>
          </table:table-cell>
          <table:table-cell table:style-name="ce7" table:formula="of:=([.O57]-[.O56])/1000" office:value-type="float" office:value="2.0000546875" calcext:value-type="float">
            <text:p>2.0001</text:p>
          </table:table-cell>
          <table:table-cell table:style-name="ce7" table:formula="of:=[.P57]+[.Q56]" office:value-type="float" office:value="110.0029375" calcext:value-type="float">
            <text:p>110.0029</text:p>
          </table:table-cell>
          <table:table-cell table:style-name="ce12" table:formula="of:=[.Q57]-2*([.$B57]-1)" office:value-type="float" office:value="0.0029375000000158" calcext:value-type="float">
            <text:p>0.0029375</text:p>
          </table:table-cell>
          <table:table-cell table:style-name="Default" office:value-type="float" office:value="63627188569496" calcext:value-type="float">
            <text:p>63627188569496</text:p>
          </table:table-cell>
          <table:table-cell table:style-name="ce7" table:formula="of:=([.S57]-[.S56])/1000" office:value-type="float" office:value="1.9999140625" calcext:value-type="float">
            <text:p>1.9999</text:p>
          </table:table-cell>
          <table:table-cell table:style-name="ce7" table:formula="of:=[.T57]+[.U56]" office:value-type="float" office:value="110.000109375" calcext:value-type="float">
            <text:p>110.0001</text:p>
          </table:table-cell>
          <table:table-cell table:style-name="ce13" table:formula="of:=[.U57]-2*([.$B57]-1)" office:value-type="float" office:value="0.000109375000036493" calcext:value-type="float">
            <text:p>0.000109375</text:p>
          </table:table-cell>
          <table:table-cell table:style-name="Default" office:value-type="float" office:value="63627189026425.9" calcext:value-type="float">
            <text:p>63627189026425.9</text:p>
          </table:table-cell>
          <table:table-cell table:style-name="ce7" table:formula="of:=([.W57]-[.W56])/1000" office:value-type="float" office:value="1.9999921875" calcext:value-type="float">
            <text:p>2.0000</text:p>
          </table:table-cell>
          <table:table-cell table:style-name="ce7" table:formula="of:=[.X57]+[.Y56]" office:value-type="float" office:value="110.0022109375" calcext:value-type="float">
            <text:p>110.0022</text:p>
          </table:table-cell>
          <table:table-cell table:style-name="ce14" table:formula="of:=[.Y57]-2*([.$B57]-1)" office:value-type="float" office:value="0.00221093750000989" calcext:value-type="float">
            <text:p>0.0022109375</text:p>
          </table:table-cell>
          <table:table-cell table:style-name="Default" office:value-type="float" office:value="63627189491200.8" calcext:value-type="float">
            <text:p>63627189491200.8</text:p>
          </table:table-cell>
          <table:table-cell table:style-name="ce15" table:formula="of:=([.AA57]-[.AA56])/1000" office:value-type="float" office:value="2.00184375" calcext:value-type="float">
            <text:p>2.0018</text:p>
          </table:table-cell>
          <table:table-cell table:style-name="ce7" table:formula="of:=[.AB57]+[.AC56]" office:value-type="float" office:value="110.0022578125" calcext:value-type="float">
            <text:p>110.0023</text:p>
          </table:table-cell>
          <table:table-cell table:style-name="ce16" table:formula="of:=[.AC57]-2*([.$B57]-1)" office:value-type="float" office:value="0.00225781250000523" calcext:value-type="float">
            <text:p>0.0022578125</text:p>
          </table:table-cell>
          <table:table-cell table:style-name="Default" office:value-type="float" office:value="63627189953131.3" calcext:value-type="float">
            <text:p>63627189953131.3</text:p>
          </table:table-cell>
          <table:table-cell table:style-name="ce7" table:formula="of:=([.AE57]-[.AE56])/1000" office:value-type="float" office:value="2.0001171875" calcext:value-type="float">
            <text:p>2.0001</text:p>
          </table:table-cell>
          <table:table-cell table:style-name="ce7" table:formula="of:=[.AF57]+[.AG56]" office:value-type="float" office:value="109.9992109375" calcext:value-type="float">
            <text:p>109.9992</text:p>
          </table:table-cell>
          <table:table-cell table:style-name="ce20" table:formula="of:=[.AG57]-2*([.$B57]-1)" office:value-type="float" office:value="-0.000789062499976012" calcext:value-type="float">
            <text:p>-0.0007890625</text:p>
          </table:table-cell>
          <table:table-cell table:style-name="Default" office:value-type="float" office:value="63627190419460.7" calcext:value-type="float">
            <text:p>63627190419460.7</text:p>
          </table:table-cell>
          <table:table-cell table:style-name="ce7" table:formula="of:=([.AI57]-[.AI56])/1000" office:value-type="float" office:value="1.55559375" calcext:value-type="float">
            <text:p>1.5556</text:p>
          </table:table-cell>
          <table:table-cell table:style-name="ce7" table:formula="of:=[.AJ57]+[.AK56]" office:value-type="float" office:value="110.0005546875" calcext:value-type="float">
            <text:p>110.0006</text:p>
          </table:table-cell>
          <table:table-cell table:style-name="ce21" table:formula="of:=[.AK57]-2*([.$B57]-1)" office:value-type="float" office:value="0.000554687499985107" calcext:value-type="float">
            <text:p>0.0005546875</text:p>
          </table:table-cell>
          <table:table-cell table:style-name="Default" office:value-type="float" office:value="63627190882530.4" calcext:value-type="float">
            <text:p>63627190882530.4</text:p>
          </table:table-cell>
          <table:table-cell table:style-name="ce7" table:formula="of:=([.AM57]-[.AM56])/1000" office:value-type="float" office:value="1.9984375" calcext:value-type="float">
            <text:p>1.9984</text:p>
          </table:table-cell>
          <table:table-cell table:style-name="ce7" table:formula="of:=[.AN57]+[.AO56]" office:value-type="float" office:value="109.99896875" calcext:value-type="float">
            <text:p>109.9990</text:p>
          </table:table-cell>
          <table:table-cell table:style-name="ce22" table:formula="of:=[.AO57]-2*([.$B57]-1)" office:value-type="float" office:value="-0.00103125000002535" calcext:value-type="float">
            <text:p>-0.00103125</text:p>
          </table:table-cell>
          <table:table-cell table:style-name="Default" office:value-type="float" office:value="63627191347558.2" calcext:value-type="float">
            <text:p>63627191347558.2</text:p>
          </table:table-cell>
          <table:table-cell table:style-name="ce7" table:formula="of:=([.AQ57]-[.AQ56])/1000" office:value-type="float" office:value="1.9994921875" calcext:value-type="float">
            <text:p>1.9995</text:p>
          </table:table-cell>
          <table:table-cell table:style-name="ce7" table:formula="of:=[.AR57]+[.AS56]" office:value-type="float" office:value="110.000671875" calcext:value-type="float">
            <text:p>110.0007</text:p>
          </table:table-cell>
          <table:table-cell table:style-name="ce26" table:formula="of:=[.AS57]-2*([.$B57]-1)" office:value-type="float" office:value="0.000671875000008981" calcext:value-type="float">
            <text:p>0.000671875</text:p>
          </table:table-cell>
          <table:table-cell table:style-name="Default" office:value-type="float" office:value="63627191862644.1" calcext:value-type="float">
            <text:p>63627191862644.1</text:p>
          </table:table-cell>
          <table:table-cell table:style-name="ce7" table:formula="of:=([.AU57]-[.AU56])/1000" office:value-type="float" office:value="0.99128125" calcext:value-type="float">
            <text:p>0.9913</text:p>
          </table:table-cell>
          <table:table-cell table:style-name="ce7" table:formula="of:=[.AV57]+[.AW56]" office:value-type="float" office:value="110.0007734375" calcext:value-type="float">
            <text:p>110.0008</text:p>
          </table:table-cell>
          <table:table-cell table:style-name="ce35" table:formula="of:=[.AW57]-2*([.$B57]-1)" office:value-type="float" office:value="0.000773437500001251" calcext:value-type="float">
            <text:p>0.00077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5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63627186656519.2" calcext:value-type="float">
            <text:p>63627186656519.2</text:p>
          </table:table-cell>
          <table:table-cell table:formula="of:=([.C58]-[.C57])/1000" office:value-type="float" office:value="2.00059375" calcext:value-type="float">
            <text:p>2.0006</text:p>
          </table:table-cell>
          <table:table-cell table:formula="of:=[.D58]+[.E57]" office:value-type="float" office:value="112.0001640625" calcext:value-type="float">
            <text:p>112.0002</text:p>
          </table:table-cell>
          <table:table-cell table:style-name="ce9" table:formula="of:=[.E58]-2*([.$B58]-1)" office:value-type="float" office:value="0.000164062500005002" calcext:value-type="float">
            <text:p>0.0001640625</text:p>
          </table:table-cell>
          <table:table-cell table:style-name="Default" office:value-type="float" office:value="63627187175873.6" calcext:value-type="float">
            <text:p>63627187175873.6</text:p>
          </table:table-cell>
          <table:table-cell table:style-name="ce7" table:formula="of:=([.G58]-[.G57])/1000" office:value-type="float" office:value="2.000859375" calcext:value-type="float">
            <text:p>2.0009</text:p>
          </table:table-cell>
          <table:table-cell table:style-name="ce7" table:formula="of:=[.H58]+[.I57]" office:value-type="float" office:value="112.0003125" calcext:value-type="float">
            <text:p>112.0003</text:p>
          </table:table-cell>
          <table:table-cell table:style-name="ce10" table:formula="of:=[.I58]-2*([.$B58]-1)" office:value-type="float" office:value="0.000312500000021032" calcext:value-type="float">
            <text:p>0.0003125</text:p>
          </table:table-cell>
          <table:table-cell table:style-name="Default" office:value-type="float" office:value="63627187643423.5" calcext:value-type="float">
            <text:p>63627187643423.5</text:p>
          </table:table-cell>
          <table:table-cell table:style-name="ce7" table:formula="of:=([.K58]-[.K57])/1000" office:value-type="float" office:value="1.9998984375" calcext:value-type="float">
            <text:p>1.9999</text:p>
          </table:table-cell>
          <table:table-cell table:style-name="ce7" table:formula="of:=[.L58]+[.M57]" office:value-type="float" office:value="112.000859375" calcext:value-type="float">
            <text:p>112.0009</text:p>
          </table:table-cell>
          <table:table-cell table:style-name="ce11" table:formula="of:=[.M58]-2*([.$B58]-1)" office:value-type="float" office:value="0.000859375000004548" calcext:value-type="float">
            <text:p>0.000859375</text:p>
          </table:table-cell>
          <table:table-cell table:style-name="Default" office:value-type="float" office:value="63627188111320.9" calcext:value-type="float">
            <text:p>63627188111320.9</text:p>
          </table:table-cell>
          <table:table-cell table:style-name="ce7" table:formula="of:=([.O58]-[.O57])/1000" office:value-type="float" office:value="1.998296875" calcext:value-type="float">
            <text:p>1.9983</text:p>
          </table:table-cell>
          <table:table-cell table:style-name="ce7" table:formula="of:=[.P58]+[.Q57]" office:value-type="float" office:value="112.001234375" calcext:value-type="float">
            <text:p>112.0012</text:p>
          </table:table-cell>
          <table:table-cell table:style-name="ce12" table:formula="of:=[.Q58]-2*([.$B58]-1)" office:value-type="float" office:value="0.00123437500000989" calcext:value-type="float">
            <text:p>0.001234375</text:p>
          </table:table-cell>
          <table:table-cell table:style-name="Default" office:value-type="float" office:value="63627188571496.8" calcext:value-type="float">
            <text:p>63627188571496.8</text:p>
          </table:table-cell>
          <table:table-cell table:style-name="ce7" table:formula="of:=([.S58]-[.S57])/1000" office:value-type="float" office:value="2.0008125" calcext:value-type="float">
            <text:p>2.0008</text:p>
          </table:table-cell>
          <table:table-cell table:style-name="ce7" table:formula="of:=[.T58]+[.U57]" office:value-type="float" office:value="112.000921875" calcext:value-type="float">
            <text:p>112.0009</text:p>
          </table:table-cell>
          <table:table-cell table:style-name="ce13" table:formula="of:=[.U58]-2*([.$B58]-1)" office:value-type="float" office:value="0.000921875000031491" calcext:value-type="float">
            <text:p>0.000921875</text:p>
          </table:table-cell>
          <table:table-cell table:style-name="Default" office:value-type="float" office:value="63627189028423.7" calcext:value-type="float">
            <text:p>63627189028423.7</text:p>
          </table:table-cell>
          <table:table-cell table:style-name="ce7" table:formula="of:=([.W58]-[.W57])/1000" office:value-type="float" office:value="1.9978515625" calcext:value-type="float">
            <text:p>1.9979</text:p>
          </table:table-cell>
          <table:table-cell table:style-name="ce7" table:formula="of:=[.X58]+[.Y57]" office:value-type="float" office:value="112.0000625" calcext:value-type="float">
            <text:p>112.0001</text:p>
          </table:table-cell>
          <table:table-cell table:style-name="ce14" table:formula="of:=[.Y58]-2*([.$B58]-1)" office:value-type="float" office:value="0.0000625000000127329" calcext:value-type="float">
            <text:p>0.0000625</text:p>
          </table:table-cell>
          <table:table-cell table:style-name="Default" office:value-type="float" office:value="63627189493197.9" calcext:value-type="float">
            <text:p>63627189493197.9</text:p>
          </table:table-cell>
          <table:table-cell table:style-name="ce15" table:formula="of:=([.AA58]-[.AA57])/1000" office:value-type="float" office:value="1.9971171875" calcext:value-type="float">
            <text:p>1.9971</text:p>
          </table:table-cell>
          <table:table-cell table:style-name="ce7" table:formula="of:=[.AB58]+[.AC57]" office:value-type="float" office:value="111.999375" calcext:value-type="float">
            <text:p>111.9994</text:p>
          </table:table-cell>
          <table:table-cell table:style-name="ce16" table:formula="of:=[.AC58]-2*([.$B58]-1)" office:value-type="float" office:value="-0.000624999999999432" calcext:value-type="float">
            <text:p>-0.000625</text:p>
          </table:table-cell>
          <table:table-cell table:style-name="Default" office:value-type="float" office:value="63627189955133.2" calcext:value-type="float">
            <text:p>63627189955133.2</text:p>
          </table:table-cell>
          <table:table-cell table:style-name="ce7" table:formula="of:=([.AE58]-[.AE57])/1000" office:value-type="float" office:value="2.0019609375" calcext:value-type="float">
            <text:p>2.0020</text:p>
          </table:table-cell>
          <table:table-cell table:style-name="ce7" table:formula="of:=[.AF58]+[.AG57]" office:value-type="float" office:value="112.001171875" calcext:value-type="float">
            <text:p>112.0012</text:p>
          </table:table-cell>
          <table:table-cell table:style-name="ce20" table:formula="of:=[.AG58]-2*([.$B58]-1)" office:value-type="float" office:value="0.00117187500002558" calcext:value-type="float">
            <text:p>0.001171875</text:p>
          </table:table-cell>
          <table:table-cell table:style-name="Default" office:value-type="float" office:value="63627190421459.6" calcext:value-type="float">
            <text:p>63627190421459.6</text:p>
          </table:table-cell>
          <table:table-cell table:style-name="ce7" table:formula="of:=([.AI58]-[.AI57])/1000" office:value-type="float" office:value="1.9988671875" calcext:value-type="float">
            <text:p>1.9989</text:p>
          </table:table-cell>
          <table:table-cell table:style-name="ce7" table:formula="of:=[.AJ58]+[.AK57]" office:value-type="float" office:value="111.999421875" calcext:value-type="float">
            <text:p>111.9994</text:p>
          </table:table-cell>
          <table:table-cell table:style-name="ce21" table:formula="of:=[.AK58]-2*([.$B58]-1)" office:value-type="float" office:value="-0.000578125000018304" calcext:value-type="float">
            <text:p>-0.000578125</text:p>
          </table:table-cell>
          <table:table-cell table:style-name="Default" office:value-type="float" office:value="63627190884530.7" calcext:value-type="float">
            <text:p>63627190884530.7</text:p>
          </table:table-cell>
          <table:table-cell table:style-name="ce7" table:formula="of:=([.AM58]-[.AM57])/1000" office:value-type="float" office:value="2.0002265625" calcext:value-type="float">
            <text:p>2.0002</text:p>
          </table:table-cell>
          <table:table-cell table:style-name="ce7" table:formula="of:=[.AN58]+[.AO57]" office:value-type="float" office:value="111.9991953125" calcext:value-type="float">
            <text:p>111.9992</text:p>
          </table:table-cell>
          <table:table-cell table:style-name="ce22" table:formula="of:=[.AO58]-2*([.$B58]-1)" office:value-type="float" office:value="-0.000804687500021828" calcext:value-type="float">
            <text:p>-0.0008046875</text:p>
          </table:table-cell>
          <table:table-cell table:style-name="Default" office:value-type="float" office:value="63627191349556.8" calcext:value-type="float">
            <text:p>63627191349556.8</text:p>
          </table:table-cell>
          <table:table-cell table:style-name="ce7" table:formula="of:=([.AQ58]-[.AQ57])/1000" office:value-type="float" office:value="1.99865625" calcext:value-type="float">
            <text:p>1.9987</text:p>
          </table:table-cell>
          <table:table-cell table:style-name="ce7" table:formula="of:=[.AR58]+[.AS57]" office:value-type="float" office:value="111.999328125" calcext:value-type="float">
            <text:p>111.9993</text:p>
          </table:table-cell>
          <table:table-cell table:style-name="ce26" table:formula="of:=[.AS58]-2*([.$B58]-1)" office:value-type="float" office:value="-0.00067187499999477" calcext:value-type="float">
            <text:p>-0.000671875</text:p>
          </table:table-cell>
          <table:table-cell table:style-name="Default" office:value-type="float" office:value="63627191864645.1" calcext:value-type="float">
            <text:p>63627191864645.1</text:p>
          </table:table-cell>
          <table:table-cell table:style-name="ce7" table:formula="of:=([.AU58]-[.AU57])/1000" office:value-type="float" office:value="2.001046875" calcext:value-type="float">
            <text:p>2.0010</text:p>
          </table:table-cell>
          <table:table-cell table:style-name="ce7" table:formula="of:=[.AV58]+[.AW57]" office:value-type="float" office:value="112.0018203125" calcext:value-type="float">
            <text:p>112.0018</text:p>
          </table:table-cell>
          <table:table-cell table:style-name="ce35" table:formula="of:=[.AW58]-2*([.$B58]-1)" office:value-type="float" office:value="0.00182031250000136" calcext:value-type="float">
            <text:p>0.0018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63627186658521.8" calcext:value-type="float">
            <text:p>63627186658521.8</text:p>
          </table:table-cell>
          <table:table-cell table:formula="of:=([.C59]-[.C58])/1000" office:value-type="float" office:value="2.002609375" calcext:value-type="float">
            <text:p>2.0026</text:p>
          </table:table-cell>
          <table:table-cell table:formula="of:=[.D59]+[.E58]" office:value-type="float" office:value="114.0027734375" calcext:value-type="float">
            <text:p>114.0028</text:p>
          </table:table-cell>
          <table:table-cell table:style-name="ce9" table:formula="of:=[.E59]-2*([.$B59]-1)" office:value-type="float" office:value="0.0027734375000108" calcext:value-type="float">
            <text:p>0.0027734375</text:p>
          </table:table-cell>
          <table:table-cell table:style-name="Default" office:value-type="float" office:value="63627187177874.3" calcext:value-type="float">
            <text:p>63627187177874.3</text:p>
          </table:table-cell>
          <table:table-cell table:style-name="ce7" table:formula="of:=([.G59]-[.G58])/1000" office:value-type="float" office:value="2.0006484375" calcext:value-type="float">
            <text:p>2.0006</text:p>
          </table:table-cell>
          <table:table-cell table:style-name="ce7" table:formula="of:=[.H59]+[.I58]" office:value-type="float" office:value="114.0009609375" calcext:value-type="float">
            <text:p>114.0010</text:p>
          </table:table-cell>
          <table:table-cell table:style-name="ce10" table:formula="of:=[.I59]-2*([.$B59]-1)" office:value-type="float" office:value="0.000960937500025239" calcext:value-type="float">
            <text:p>0.0009609375</text:p>
          </table:table-cell>
          <table:table-cell table:style-name="Default" office:value-type="float" office:value="63627187645422.7" calcext:value-type="float">
            <text:p>63627187645422.7</text:p>
          </table:table-cell>
          <table:table-cell table:style-name="ce7" table:formula="of:=([.K59]-[.K58])/1000" office:value-type="float" office:value="1.99921875" calcext:value-type="float">
            <text:p>1.9992</text:p>
          </table:table-cell>
          <table:table-cell table:style-name="ce7" table:formula="of:=[.L59]+[.M58]" office:value-type="float" office:value="114.000078125" calcext:value-type="float">
            <text:p>114.0001</text:p>
          </table:table-cell>
          <table:table-cell table:style-name="ce11" table:formula="of:=[.M59]-2*([.$B59]-1)" office:value-type="float" office:value="0.0000781250000017053" calcext:value-type="float">
            <text:p>0.000078125</text:p>
          </table:table-cell>
          <table:table-cell table:style-name="Default" office:value-type="float" office:value="63627188113321.5" calcext:value-type="float">
            <text:p>63627188113321.5</text:p>
          </table:table-cell>
          <table:table-cell table:style-name="ce7" table:formula="of:=([.O59]-[.O58])/1000" office:value-type="float" office:value="2.000546875" calcext:value-type="float">
            <text:p>2.0005</text:p>
          </table:table-cell>
          <table:table-cell table:style-name="ce7" table:formula="of:=[.P59]+[.Q58]" office:value-type="float" office:value="114.00178125" calcext:value-type="float">
            <text:p>114.0018</text:p>
          </table:table-cell>
          <table:table-cell table:style-name="ce12" table:formula="of:=[.Q59]-2*([.$B59]-1)" office:value-type="float" office:value="0.00178125000000762" calcext:value-type="float">
            <text:p>0.00178125</text:p>
          </table:table-cell>
          <table:table-cell table:style-name="Default" office:value-type="float" office:value="63627188573499.1" calcext:value-type="float">
            <text:p>63627188573499.1</text:p>
          </table:table-cell>
          <table:table-cell table:style-name="ce7" table:formula="of:=([.S59]-[.S58])/1000" office:value-type="float" office:value="2.002328125" calcext:value-type="float">
            <text:p>2.0023</text:p>
          </table:table-cell>
          <table:table-cell table:style-name="ce7" table:formula="of:=[.T59]+[.U58]" office:value-type="float" office:value="114.00325" calcext:value-type="float">
            <text:p>114.0033</text:p>
          </table:table-cell>
          <table:table-cell table:style-name="ce13" table:formula="of:=[.U59]-2*([.$B59]-1)" office:value-type="float" office:value="0.00325000000003683" calcext:value-type="float">
            <text:p>0.00325</text:p>
          </table:table-cell>
          <table:table-cell table:style-name="Default" office:value-type="float" office:value="63627189030424.3" calcext:value-type="float">
            <text:p>63627189030424.3</text:p>
          </table:table-cell>
          <table:table-cell table:style-name="ce7" table:formula="of:=([.W59]-[.W58])/1000" office:value-type="float" office:value="2.0005703125" calcext:value-type="float">
            <text:p>2.0006</text:p>
          </table:table-cell>
          <table:table-cell table:style-name="ce7" table:formula="of:=[.X59]+[.Y58]" office:value-type="float" office:value="114.0006328125" calcext:value-type="float">
            <text:p>114.0006</text:p>
          </table:table-cell>
          <table:table-cell table:style-name="ce14" table:formula="of:=[.Y59]-2*([.$B59]-1)" office:value-type="float" office:value="0.000632812500015234" calcext:value-type="float">
            <text:p>0.0006328125</text:p>
          </table:table-cell>
          <table:table-cell table:style-name="Default" office:value-type="float" office:value="63627189495199.8" calcext:value-type="float">
            <text:p>63627189495199.8</text:p>
          </table:table-cell>
          <table:table-cell table:style-name="ce15" table:formula="of:=([.AA59]-[.AA58])/1000" office:value-type="float" office:value="2.0018671875" calcext:value-type="float">
            <text:p>2.0019</text:p>
          </table:table-cell>
          <table:table-cell table:style-name="ce7" table:formula="of:=[.AB59]+[.AC58]" office:value-type="float" office:value="114.0012421875" calcext:value-type="float">
            <text:p>114.0012</text:p>
          </table:table-cell>
          <table:table-cell table:style-name="ce16" table:formula="of:=[.AC59]-2*([.$B59]-1)" office:value-type="float" office:value="0.00124218749999727" calcext:value-type="float">
            <text:p>0.0012421875</text:p>
          </table:table-cell>
          <table:table-cell table:style-name="Default" office:value-type="float" office:value="63627189957133.5" calcext:value-type="float">
            <text:p>63627189957133.5</text:p>
          </table:table-cell>
          <table:table-cell table:style-name="ce7" table:formula="of:=([.AE59]-[.AE58])/1000" office:value-type="float" office:value="2.000296875" calcext:value-type="float">
            <text:p>2.0003</text:p>
          </table:table-cell>
          <table:table-cell table:style-name="ce7" table:formula="of:=[.AF59]+[.AG58]" office:value-type="float" office:value="114.00146875" calcext:value-type="float">
            <text:p>114.0015</text:p>
          </table:table-cell>
          <table:table-cell table:style-name="ce20" table:formula="of:=[.AG59]-2*([.$B59]-1)" office:value-type="float" office:value="0.00146875000002922" calcext:value-type="float">
            <text:p>0.00146875</text:p>
          </table:table-cell>
          <table:table-cell table:style-name="Default" office:value-type="float" office:value="63627190423460.4" calcext:value-type="float">
            <text:p>63627190423460.4</text:p>
          </table:table-cell>
          <table:table-cell table:style-name="ce7" table:formula="of:=([.AI59]-[.AI58])/1000" office:value-type="float" office:value="2.0008203125" calcext:value-type="float">
            <text:p>2.0008</text:p>
          </table:table-cell>
          <table:table-cell table:style-name="ce7" table:formula="of:=[.AJ59]+[.AK58]" office:value-type="float" office:value="114.0002421875" calcext:value-type="float">
            <text:p>114.0002</text:p>
          </table:table-cell>
          <table:table-cell table:style-name="ce21" table:formula="of:=[.AK59]-2*([.$B59]-1)" office:value-type="float" office:value="0.000242187499978286" calcext:value-type="float">
            <text:p>0.0002421875</text:p>
          </table:table-cell>
          <table:table-cell table:style-name="Default" office:value-type="float" office:value="63627190886531.8" calcext:value-type="float">
            <text:p>63627190886531.8</text:p>
          </table:table-cell>
          <table:table-cell table:style-name="ce7" table:formula="of:=([.AM59]-[.AM58])/1000" office:value-type="float" office:value="2.0011484375" calcext:value-type="float">
            <text:p>2.0011</text:p>
          </table:table-cell>
          <table:table-cell table:style-name="ce7" table:formula="of:=[.AN59]+[.AO58]" office:value-type="float" office:value="114.00034375" calcext:value-type="float">
            <text:p>114.0003</text:p>
          </table:table-cell>
          <table:table-cell table:style-name="ce22" table:formula="of:=[.AO59]-2*([.$B59]-1)" office:value-type="float" office:value="0.000343749999984766" calcext:value-type="float">
            <text:p>0.00034375</text:p>
          </table:table-cell>
          <table:table-cell table:style-name="Default" office:value-type="float" office:value="63627191351558.4" calcext:value-type="float">
            <text:p>63627191351558.4</text:p>
          </table:table-cell>
          <table:table-cell table:style-name="ce7" table:formula="of:=([.AQ59]-[.AQ58])/1000" office:value-type="float" office:value="2.001609375" calcext:value-type="float">
            <text:p>2.0016</text:p>
          </table:table-cell>
          <table:table-cell table:style-name="ce7" table:formula="of:=[.AR59]+[.AS58]" office:value-type="float" office:value="114.0009375" calcext:value-type="float">
            <text:p>114.0009</text:p>
          </table:table-cell>
          <table:table-cell table:style-name="ce26" table:formula="of:=[.AS59]-2*([.$B59]-1)" office:value-type="float" office:value="0.000937500000006253" calcext:value-type="float">
            <text:p>0.0009375</text:p>
          </table:table-cell>
          <table:table-cell table:style-name="Default" office:value-type="float" office:value="63627191866643" calcext:value-type="float">
            <text:p>63627191866643</text:p>
          </table:table-cell>
          <table:table-cell table:style-name="ce7" table:formula="of:=([.AU59]-[.AU58])/1000" office:value-type="float" office:value="1.9978671875" calcext:value-type="float">
            <text:p>1.9979</text:p>
          </table:table-cell>
          <table:table-cell table:style-name="ce7" table:formula="of:=[.AV59]+[.AW58]" office:value-type="float" office:value="113.9996875" calcext:value-type="float">
            <text:p>113.9997</text:p>
          </table:table-cell>
          <table:table-cell table:style-name="ce35" table:formula="of:=[.AW59]-2*([.$B59]-1)" office:value-type="float" office:value="-0.00031249999999261" calcext:value-type="float">
            <text:p>-0.00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63627186660521.7" calcext:value-type="float">
            <text:p>63627186660521.7</text:p>
          </table:table-cell>
          <table:table-cell table:formula="of:=([.C60]-[.C59])/1000" office:value-type="float" office:value="1.9999140625" calcext:value-type="float">
            <text:p>1.9999</text:p>
          </table:table-cell>
          <table:table-cell table:formula="of:=[.D60]+[.E59]" office:value-type="float" office:value="116.0026875" calcext:value-type="float">
            <text:p>116.0027</text:p>
          </table:table-cell>
          <table:table-cell table:style-name="ce9" table:formula="of:=[.E60]-2*([.$B60]-1)" office:value-type="float" office:value="0.0026875000000075" calcext:value-type="float">
            <text:p>0.0026875</text:p>
          </table:table-cell>
          <table:table-cell table:style-name="Default" office:value-type="float" office:value="63627187179872.3" calcext:value-type="float">
            <text:p>63627187179872.3</text:p>
          </table:table-cell>
          <table:table-cell table:style-name="ce7" table:formula="of:=([.G60]-[.G59])/1000" office:value-type="float" office:value="1.9980078125" calcext:value-type="float">
            <text:p>1.9980</text:p>
          </table:table-cell>
          <table:table-cell table:style-name="ce7" table:formula="of:=[.H60]+[.I59]" office:value-type="float" office:value="115.99896875" calcext:value-type="float">
            <text:p>115.9990</text:p>
          </table:table-cell>
          <table:table-cell table:style-name="ce10" table:formula="of:=[.I60]-2*([.$B60]-1)" office:value-type="float" office:value="-0.00103124999996851" calcext:value-type="float">
            <text:p>-0.00103125</text:p>
          </table:table-cell>
          <table:table-cell table:style-name="Default" office:value-type="float" office:value="63627187647421.6" calcext:value-type="float">
            <text:p>63627187647421.6</text:p>
          </table:table-cell>
          <table:table-cell table:style-name="ce7" table:formula="of:=([.K60]-[.K59])/1000" office:value-type="float" office:value="1.998859375" calcext:value-type="float">
            <text:p>1.9989</text:p>
          </table:table-cell>
          <table:table-cell table:style-name="ce7" table:formula="of:=[.L60]+[.M59]" office:value-type="float" office:value="115.9989375" calcext:value-type="float">
            <text:p>115.9989</text:p>
          </table:table-cell>
          <table:table-cell table:style-name="ce11" table:formula="of:=[.M60]-2*([.$B60]-1)" office:value-type="float" office:value="-0.0010625000000033" calcext:value-type="float">
            <text:p>-0.0010625</text:p>
          </table:table-cell>
          <table:table-cell table:style-name="Default" office:value-type="float" office:value="63627188115319.6" calcext:value-type="float">
            <text:p>63627188115319.6</text:p>
          </table:table-cell>
          <table:table-cell table:style-name="ce7" table:formula="of:=([.O60]-[.O59])/1000" office:value-type="float" office:value="1.998109375" calcext:value-type="float">
            <text:p>1.9981</text:p>
          </table:table-cell>
          <table:table-cell table:style-name="ce7" table:formula="of:=[.P60]+[.Q59]" office:value-type="float" office:value="115.999890625" calcext:value-type="float">
            <text:p>115.9999</text:p>
          </table:table-cell>
          <table:table-cell table:style-name="ce12" table:formula="of:=[.Q60]-2*([.$B60]-1)" office:value-type="float" office:value="-0.000109374999993861" calcext:value-type="float">
            <text:p>-0.000109375</text:p>
          </table:table-cell>
          <table:table-cell table:style-name="Default" office:value-type="float" office:value="63627188575497.2" calcext:value-type="float">
            <text:p>63627188575497.2</text:p>
          </table:table-cell>
          <table:table-cell table:style-name="ce7" table:formula="of:=([.S60]-[.S59])/1000" office:value-type="float" office:value="1.9980390625" calcext:value-type="float">
            <text:p>1.9980</text:p>
          </table:table-cell>
          <table:table-cell table:style-name="ce7" table:formula="of:=[.T60]+[.U59]" office:value-type="float" office:value="116.0012890625" calcext:value-type="float">
            <text:p>116.0013</text:p>
          </table:table-cell>
          <table:table-cell table:style-name="ce13" table:formula="of:=[.U60]-2*([.$B60]-1)" office:value-type="float" office:value="0.00128906250003524" calcext:value-type="float">
            <text:p>0.0012890625</text:p>
          </table:table-cell>
          <table:table-cell table:style-name="Default" office:value-type="float" office:value="63627189032424" calcext:value-type="float">
            <text:p>63627189032424</text:p>
          </table:table-cell>
          <table:table-cell table:style-name="ce7" table:formula="of:=([.W60]-[.W59])/1000" office:value-type="float" office:value="1.9996484375" calcext:value-type="float">
            <text:p>1.9996</text:p>
          </table:table-cell>
          <table:table-cell table:style-name="ce7" table:formula="of:=[.X60]+[.Y59]" office:value-type="float" office:value="116.00028125" calcext:value-type="float">
            <text:p>116.0003</text:p>
          </table:table-cell>
          <table:table-cell table:style-name="ce14" table:formula="of:=[.Y60]-2*([.$B60]-1)" office:value-type="float" office:value="0.000281250000014666" calcext:value-type="float">
            <text:p>0.00028125</text:p>
          </table:table-cell>
          <table:table-cell table:style-name="Default" office:value-type="float" office:value="63627189497201.5" calcext:value-type="float">
            <text:p>63627189497201.5</text:p>
          </table:table-cell>
          <table:table-cell table:style-name="ce15" table:formula="of:=([.AA60]-[.AA59])/1000" office:value-type="float" office:value="2.00165625" calcext:value-type="float">
            <text:p>2.0017</text:p>
          </table:table-cell>
          <table:table-cell table:style-name="ce7" table:formula="of:=[.AB60]+[.AC59]" office:value-type="float" office:value="116.0028984375" calcext:value-type="float">
            <text:p>116.0029</text:p>
          </table:table-cell>
          <table:table-cell table:style-name="ce16" table:formula="of:=[.AC60]-2*([.$B60]-1)" office:value-type="float" office:value="0.00289843749999363" calcext:value-type="float">
            <text:p>0.0028984375</text:p>
          </table:table-cell>
          <table:table-cell table:style-name="Default" office:value-type="float" office:value="63627189959132.9" calcext:value-type="float">
            <text:p>63627189959132.9</text:p>
          </table:table-cell>
          <table:table-cell table:style-name="ce7" table:formula="of:=([.AE60]-[.AE59])/1000" office:value-type="float" office:value="1.9993125" calcext:value-type="float">
            <text:p>1.9993</text:p>
          </table:table-cell>
          <table:table-cell table:style-name="ce7" table:formula="of:=[.AF60]+[.AG59]" office:value-type="float" office:value="116.00078125" calcext:value-type="float">
            <text:p>116.0008</text:p>
          </table:table-cell>
          <table:table-cell table:style-name="ce20" table:formula="of:=[.AG60]-2*([.$B60]-1)" office:value-type="float" office:value="0.000781250000031264" calcext:value-type="float">
            <text:p>0.00078125</text:p>
          </table:table-cell>
          <table:table-cell table:style-name="Default" office:value-type="float" office:value="63627190425460.9" calcext:value-type="float">
            <text:p>63627190425460.9</text:p>
          </table:table-cell>
          <table:table-cell table:style-name="ce7" table:formula="of:=([.AI60]-[.AI59])/1000" office:value-type="float" office:value="2.000453125" calcext:value-type="float">
            <text:p>2.0005</text:p>
          </table:table-cell>
          <table:table-cell table:style-name="ce7" table:formula="of:=[.AJ60]+[.AK59]" office:value-type="float" office:value="116.0006953125" calcext:value-type="float">
            <text:p>116.0007</text:p>
          </table:table-cell>
          <table:table-cell table:style-name="ce21" table:formula="of:=[.AK60]-2*([.$B60]-1)" office:value-type="float" office:value="0.000695312499971124" calcext:value-type="float">
            <text:p>0.0006953125</text:p>
          </table:table-cell>
          <table:table-cell table:style-name="Default" office:value-type="float" office:value="63627190888531.4" calcext:value-type="float">
            <text:p>63627190888531.4</text:p>
          </table:table-cell>
          <table:table-cell table:style-name="ce7" table:formula="of:=([.AM60]-[.AM59])/1000" office:value-type="float" office:value="1.9996015625" calcext:value-type="float">
            <text:p>1.9996</text:p>
          </table:table-cell>
          <table:table-cell table:style-name="ce7" table:formula="of:=[.AN60]+[.AO59]" office:value-type="float" office:value="115.9999453125" calcext:value-type="float">
            <text:p>115.9999</text:p>
          </table:table-cell>
          <table:table-cell table:style-name="ce22" table:formula="of:=[.AO60]-2*([.$B60]-1)" office:value-type="float" office:value="-0.0000546875000111413" calcext:value-type="float">
            <text:p>-5.46875000111413E-05</text:p>
          </table:table-cell>
          <table:table-cell table:style-name="Default" office:value-type="float" office:value="63627191353559.2" calcext:value-type="float">
            <text:p>63627191353559.2</text:p>
          </table:table-cell>
          <table:table-cell table:style-name="ce7" table:formula="of:=([.AQ60]-[.AQ59])/1000" office:value-type="float" office:value="2.0007265625" calcext:value-type="float">
            <text:p>2.0007</text:p>
          </table:table-cell>
          <table:table-cell table:style-name="ce7" table:formula="of:=[.AR60]+[.AS59]" office:value-type="float" office:value="116.0016640625" calcext:value-type="float">
            <text:p>116.0017</text:p>
          </table:table-cell>
          <table:table-cell table:style-name="ce26" table:formula="of:=[.AS60]-2*([.$B60]-1)" office:value-type="float" office:value="0.00166406250001216" calcext:value-type="float">
            <text:p>0.0016640625</text:p>
          </table:table-cell>
          <table:table-cell table:style-name="Default" office:value-type="float" office:value="63627191868643.1" calcext:value-type="float">
            <text:p>63627191868643.1</text:p>
          </table:table-cell>
          <table:table-cell table:style-name="ce7" table:formula="of:=([.AU60]-[.AU59])/1000" office:value-type="float" office:value="2.0001328125" calcext:value-type="float">
            <text:p>2.0001</text:p>
          </table:table-cell>
          <table:table-cell table:style-name="ce7" table:formula="of:=[.AV60]+[.AW59]" office:value-type="float" office:value="115.9998203125" calcext:value-type="float">
            <text:p>115.9998</text:p>
          </table:table-cell>
          <table:table-cell table:style-name="ce35" table:formula="of:=[.AW60]-2*([.$B60]-1)" office:value-type="float" office:value="-0.000179687499993975" calcext:value-type="float">
            <text:p>-0.0001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63627186662518.3" calcext:value-type="float">
            <text:p>63627186662518.3</text:p>
          </table:table-cell>
          <table:table-cell table:formula="of:=([.C61]-[.C60])/1000" office:value-type="float" office:value="1.9965703125" calcext:value-type="float">
            <text:p>1.9966</text:p>
          </table:table-cell>
          <table:table-cell table:formula="of:=[.D61]+[.E60]" office:value-type="float" office:value="117.9992578125" calcext:value-type="float">
            <text:p>117.9993</text:p>
          </table:table-cell>
          <table:table-cell table:style-name="ce9" table:formula="of:=[.E61]-2*([.$B61]-1)" office:value-type="float" office:value="-0.000742187499994884" calcext:value-type="float">
            <text:p>-0.0007421875</text:p>
          </table:table-cell>
          <table:table-cell table:style-name="Default" office:value-type="float" office:value="63627187181873.6" calcext:value-type="float">
            <text:p>63627187181873.6</text:p>
          </table:table-cell>
          <table:table-cell table:style-name="ce7" table:formula="of:=([.G61]-[.G60])/1000" office:value-type="float" office:value="2.001328125" calcext:value-type="float">
            <text:p>2.0013</text:p>
          </table:table-cell>
          <table:table-cell table:style-name="ce7" table:formula="of:=[.H61]+[.I60]" office:value-type="float" office:value="118.000296875" calcext:value-type="float">
            <text:p>118.0003</text:p>
          </table:table-cell>
          <table:table-cell table:style-name="ce10" table:formula="of:=[.I61]-2*([.$B61]-1)" office:value-type="float" office:value="0.00029687500003206" calcext:value-type="float">
            <text:p>0.000296875</text:p>
          </table:table-cell>
          <table:table-cell table:style-name="Default" office:value-type="float" office:value="63627187649421.8" calcext:value-type="float">
            <text:p>63627187649421.8</text:p>
          </table:table-cell>
          <table:table-cell table:style-name="ce7" table:formula="of:=([.K61]-[.K60])/1000" office:value-type="float" office:value="2.00025" calcext:value-type="float">
            <text:p>2.0003</text:p>
          </table:table-cell>
          <table:table-cell table:style-name="ce7" table:formula="of:=[.L61]+[.M60]" office:value-type="float" office:value="117.9991875" calcext:value-type="float">
            <text:p>117.9992</text:p>
          </table:table-cell>
          <table:table-cell table:style-name="ce11" table:formula="of:=[.M61]-2*([.$B61]-1)" office:value-type="float" office:value="-0.000812500000009209" calcext:value-type="float">
            <text:p>-0.0008125</text:p>
          </table:table-cell>
          <table:table-cell table:style-name="Default" office:value-type="float" office:value="63627188117320.4" calcext:value-type="float">
            <text:p>63627188117320.4</text:p>
          </table:table-cell>
          <table:table-cell table:style-name="ce7" table:formula="of:=([.O61]-[.O60])/1000" office:value-type="float" office:value="2.000765625" calcext:value-type="float">
            <text:p>2.0008</text:p>
          </table:table-cell>
          <table:table-cell table:style-name="ce7" table:formula="of:=[.P61]+[.Q60]" office:value-type="float" office:value="118.00065625" calcext:value-type="float">
            <text:p>118.0007</text:p>
          </table:table-cell>
          <table:table-cell table:style-name="ce12" table:formula="of:=[.Q61]-2*([.$B61]-1)" office:value-type="float" office:value="0.000656250000005798" calcext:value-type="float">
            <text:p>0.00065625</text:p>
          </table:table-cell>
          <table:table-cell table:style-name="Default" office:value-type="float" office:value="63627188577496.6" calcext:value-type="float">
            <text:p>63627188577496.6</text:p>
          </table:table-cell>
          <table:table-cell table:style-name="ce7" table:formula="of:=([.S61]-[.S60])/1000" office:value-type="float" office:value="1.9994453125" calcext:value-type="float">
            <text:p>1.9994</text:p>
          </table:table-cell>
          <table:table-cell table:style-name="ce7" table:formula="of:=[.T61]+[.U60]" office:value-type="float" office:value="118.000734375" calcext:value-type="float">
            <text:p>118.0007</text:p>
          </table:table-cell>
          <table:table-cell table:style-name="ce13" table:formula="of:=[.U61]-2*([.$B61]-1)" office:value-type="float" office:value="0.000734375000035925" calcext:value-type="float">
            <text:p>0.000734375</text:p>
          </table:table-cell>
          <table:table-cell table:style-name="Default" office:value-type="float" office:value="63627189034424.3" calcext:value-type="float">
            <text:p>63627189034424.3</text:p>
          </table:table-cell>
          <table:table-cell table:style-name="ce7" table:formula="of:=([.W61]-[.W60])/1000" office:value-type="float" office:value="2.000296875" calcext:value-type="float">
            <text:p>2.0003</text:p>
          </table:table-cell>
          <table:table-cell table:style-name="ce7" table:formula="of:=[.X61]+[.Y60]" office:value-type="float" office:value="118.000578125" calcext:value-type="float">
            <text:p>118.0006</text:p>
          </table:table-cell>
          <table:table-cell table:style-name="ce14" table:formula="of:=[.Y61]-2*([.$B61]-1)" office:value-type="float" office:value="0.000578125000018304" calcext:value-type="float">
            <text:p>0.000578125</text:p>
          </table:table-cell>
          <table:table-cell table:style-name="Default" office:value-type="float" office:value="63627189499198.5" calcext:value-type="float">
            <text:p>63627189499198.5</text:p>
          </table:table-cell>
          <table:table-cell table:style-name="ce15" table:formula="of:=([.AA61]-[.AA60])/1000" office:value-type="float" office:value="1.9970703125" calcext:value-type="float">
            <text:p>1.9971</text:p>
          </table:table-cell>
          <table:table-cell table:style-name="ce7" table:formula="of:=[.AB61]+[.AC60]" office:value-type="float" office:value="117.99996875" calcext:value-type="float">
            <text:p>118.0000</text:p>
          </table:table-cell>
          <table:table-cell table:style-name="ce16" table:formula="of:=[.AC61]-2*([.$B61]-1)" office:value-type="float" office:value="-0.0000312500000063665" calcext:value-type="float">
            <text:p>-0.00003125</text:p>
          </table:table-cell>
          <table:table-cell table:style-name="Default" office:value-type="float" office:value="63627189961132.9" calcext:value-type="float">
            <text:p>63627189961132.9</text:p>
          </table:table-cell>
          <table:table-cell table:style-name="ce7" table:formula="of:=([.AE61]-[.AE60])/1000" office:value-type="float" office:value="2.00003125" calcext:value-type="float">
            <text:p>2.0000</text:p>
          </table:table-cell>
          <table:table-cell table:style-name="ce7" table:formula="of:=[.AF61]+[.AG60]" office:value-type="float" office:value="118.0008125" calcext:value-type="float">
            <text:p>118.0008</text:p>
          </table:table-cell>
          <table:table-cell table:style-name="ce20" table:formula="of:=[.AG61]-2*([.$B61]-1)" office:value-type="float" office:value="0.00081250000003763" calcext:value-type="float">
            <text:p>0.0008125</text:p>
          </table:table-cell>
          <table:table-cell table:style-name="Default" office:value-type="float" office:value="63627190427460.4" calcext:value-type="float">
            <text:p>63627190427460.4</text:p>
          </table:table-cell>
          <table:table-cell table:style-name="ce7" table:formula="of:=([.AI61]-[.AI60])/1000" office:value-type="float" office:value="1.999546875" calcext:value-type="float">
            <text:p>1.9995</text:p>
          </table:table-cell>
          <table:table-cell table:style-name="ce7" table:formula="of:=[.AJ61]+[.AK60]" office:value-type="float" office:value="118.0002421875" calcext:value-type="float">
            <text:p>118.0002</text:p>
          </table:table-cell>
          <table:table-cell table:style-name="ce21" table:formula="of:=[.AK61]-2*([.$B61]-1)" office:value-type="float" office:value="0.000242187499964075" calcext:value-type="float">
            <text:p>0.0002421875</text:p>
          </table:table-cell>
          <table:table-cell table:style-name="Default" office:value-type="float" office:value="63627190890532.8" calcext:value-type="float">
            <text:p>63627190890532.8</text:p>
          </table:table-cell>
          <table:table-cell table:style-name="ce7" table:formula="of:=([.AM61]-[.AM60])/1000" office:value-type="float" office:value="2.00140625" calcext:value-type="float">
            <text:p>2.0014</text:p>
          </table:table-cell>
          <table:table-cell table:style-name="ce7" table:formula="of:=[.AN61]+[.AO60]" office:value-type="float" office:value="118.0013515625" calcext:value-type="float">
            <text:p>118.0014</text:p>
          </table:table-cell>
          <table:table-cell table:style-name="ce22" table:formula="of:=[.AO61]-2*([.$B61]-1)" office:value-type="float" office:value="0.00135156249999113" calcext:value-type="float">
            <text:p>0.0013515625</text:p>
          </table:table-cell>
          <table:table-cell table:style-name="Default" office:value-type="float" office:value="63627191355557.9" calcext:value-type="float">
            <text:p>63627191355557.9</text:p>
          </table:table-cell>
          <table:table-cell table:style-name="ce7" table:formula="of:=([.AQ61]-[.AQ60])/1000" office:value-type="float" office:value="1.99878125" calcext:value-type="float">
            <text:p>1.9988</text:p>
          </table:table-cell>
          <table:table-cell table:style-name="ce7" table:formula="of:=[.AR61]+[.AS60]" office:value-type="float" office:value="118.0004453125" calcext:value-type="float">
            <text:p>118.0004</text:p>
          </table:table-cell>
          <table:table-cell table:style-name="ce26" table:formula="of:=[.AS61]-2*([.$B61]-1)" office:value-type="float" office:value="0.000445312500005457" calcext:value-type="float">
            <text:p>0.0004453125</text:p>
          </table:table-cell>
          <table:table-cell table:style-name="Default" office:value-type="float" office:value="63627191870645.8" calcext:value-type="float">
            <text:p>63627191870645.8</text:p>
          </table:table-cell>
          <table:table-cell table:style-name="ce7" table:formula="of:=([.AU61]-[.AU60])/1000" office:value-type="float" office:value="2.00265625" calcext:value-type="float">
            <text:p>2.0027</text:p>
          </table:table-cell>
          <table:table-cell table:style-name="ce7" table:formula="of:=[.AV61]+[.AW60]" office:value-type="float" office:value="118.0024765625" calcext:value-type="float">
            <text:p>118.0025</text:p>
          </table:table-cell>
          <table:table-cell table:style-name="ce35" table:formula="of:=[.AW61]-2*([.$B61]-1)" office:value-type="float" office:value="0.00247656250000716" calcext:value-type="float">
            <text:p>0.00247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63627186664520.8" calcext:value-type="float">
            <text:p>63627186664520.8</text:p>
          </table:table-cell>
          <table:table-cell table:formula="of:=([.C62]-[.C61])/1000" office:value-type="float" office:value="2.0025625" calcext:value-type="float">
            <text:p>2.0026</text:p>
          </table:table-cell>
          <table:table-cell table:formula="of:=[.D62]+[.E61]" office:value-type="float" office:value="120.0018203125" calcext:value-type="float">
            <text:p>120.0018</text:p>
          </table:table-cell>
          <table:table-cell table:style-name="ce9" table:formula="of:=[.E62]-2*([.$B62]-1)" office:value-type="float" office:value="0.00182031250000136" calcext:value-type="float">
            <text:p>0.0018203125</text:p>
          </table:table-cell>
          <table:table-cell table:style-name="Default" office:value-type="float" office:value="63627187183874.6" calcext:value-type="float">
            <text:p>63627187183874.6</text:p>
          </table:table-cell>
          <table:table-cell table:style-name="ce7" table:formula="of:=([.G62]-[.G61])/1000" office:value-type="float" office:value="2.00096875" calcext:value-type="float">
            <text:p>2.0010</text:p>
          </table:table-cell>
          <table:table-cell table:style-name="ce7" table:formula="of:=[.H62]+[.I61]" office:value-type="float" office:value="120.001265625" calcext:value-type="float">
            <text:p>120.0013</text:p>
          </table:table-cell>
          <table:table-cell table:style-name="ce10" table:formula="of:=[.I62]-2*([.$B62]-1)" office:value-type="float" office:value="0.00126562500003047" calcext:value-type="float">
            <text:p>0.001265625</text:p>
          </table:table-cell>
          <table:table-cell table:style-name="Default" office:value-type="float" office:value="63627187651425.1" calcext:value-type="float">
            <text:p>63627187651425.1</text:p>
          </table:table-cell>
          <table:table-cell table:style-name="ce7" table:formula="of:=([.K62]-[.K61])/1000" office:value-type="float" office:value="2.0032578125" calcext:value-type="float">
            <text:p>2.0033</text:p>
          </table:table-cell>
          <table:table-cell table:style-name="ce7" table:formula="of:=[.L62]+[.M61]" office:value-type="float" office:value="120.0024453125" calcext:value-type="float">
            <text:p>120.0024</text:p>
          </table:table-cell>
          <table:table-cell table:style-name="ce11" table:formula="of:=[.M62]-2*([.$B62]-1)" office:value-type="float" office:value="0.00244531249998658" calcext:value-type="float">
            <text:p>0.0024453125</text:p>
          </table:table-cell>
          <table:table-cell table:style-name="Default" office:value-type="float" office:value="63627188119320.9" calcext:value-type="float">
            <text:p>63627188119320.9</text:p>
          </table:table-cell>
          <table:table-cell table:style-name="ce7" table:formula="of:=([.O62]-[.O61])/1000" office:value-type="float" office:value="2.0005703125" calcext:value-type="float">
            <text:p>2.0006</text:p>
          </table:table-cell>
          <table:table-cell table:style-name="ce7" table:formula="of:=[.P62]+[.Q61]" office:value-type="float" office:value="120.0012265625" calcext:value-type="float">
            <text:p>120.0012</text:p>
          </table:table-cell>
          <table:table-cell table:style-name="ce12" table:formula="of:=[.Q62]-2*([.$B62]-1)" office:value-type="float" office:value="0.0012265625000083" calcext:value-type="float">
            <text:p>0.0012265625</text:p>
          </table:table-cell>
          <table:table-cell table:style-name="Default" office:value-type="float" office:value="63627188579495.5" calcext:value-type="float">
            <text:p>63627188579495.5</text:p>
          </table:table-cell>
          <table:table-cell table:style-name="ce7" table:formula="of:=([.S62]-[.S61])/1000" office:value-type="float" office:value="1.9988515625" calcext:value-type="float">
            <text:p>1.9989</text:p>
          </table:table-cell>
          <table:table-cell table:style-name="ce7" table:formula="of:=[.T62]+[.U61]" office:value-type="float" office:value="119.9995859375" calcext:value-type="float">
            <text:p>119.9996</text:p>
          </table:table-cell>
          <table:table-cell table:style-name="ce13" table:formula="of:=[.U62]-2*([.$B62]-1)" office:value-type="float" office:value="-0.000414062499970669" calcext:value-type="float">
            <text:p>-0.0004140625</text:p>
          </table:table-cell>
          <table:table-cell table:style-name="Default" office:value-type="float" office:value="63627189036424.3" calcext:value-type="float">
            <text:p>63627189036424.3</text:p>
          </table:table-cell>
          <table:table-cell table:style-name="ce7" table:formula="of:=([.W62]-[.W61])/1000" office:value-type="float" office:value="2.00003125" calcext:value-type="float">
            <text:p>2.0000</text:p>
          </table:table-cell>
          <table:table-cell table:style-name="ce7" table:formula="of:=[.X62]+[.Y61]" office:value-type="float" office:value="120.000609375" calcext:value-type="float">
            <text:p>120.0006</text:p>
          </table:table-cell>
          <table:table-cell table:style-name="ce14" table:formula="of:=[.Y62]-2*([.$B62]-1)" office:value-type="float" office:value="0.00060937500002467" calcext:value-type="float">
            <text:p>0.000609375</text:p>
          </table:table-cell>
          <table:table-cell table:style-name="Default" office:value-type="float" office:value="63627189501198.6" calcext:value-type="float">
            <text:p>63627189501198.6</text:p>
          </table:table-cell>
          <table:table-cell table:style-name="ce15" table:formula="of:=([.AA62]-[.AA61])/1000" office:value-type="float" office:value="2.000046875" calcext:value-type="float">
            <text:p>2.0000</text:p>
          </table:table-cell>
          <table:table-cell table:style-name="ce7" table:formula="of:=[.AB62]+[.AC61]" office:value-type="float" office:value="120.000015625" calcext:value-type="float">
            <text:p>120.0000</text:p>
          </table:table-cell>
          <table:table-cell table:style-name="ce16" table:formula="of:=[.AC62]-2*([.$B62]-1)" office:value-type="float" office:value="0.0000156249999889724" calcext:value-type="float">
            <text:p>0.000015625</text:p>
          </table:table-cell>
          <table:table-cell table:style-name="Default" office:value-type="float" office:value="63627189963132.6" calcext:value-type="float">
            <text:p>63627189963132.6</text:p>
          </table:table-cell>
          <table:table-cell table:style-name="ce7" table:formula="of:=([.AE62]-[.AE61])/1000" office:value-type="float" office:value="1.9997421875" calcext:value-type="float">
            <text:p>1.9997</text:p>
          </table:table-cell>
          <table:table-cell table:style-name="ce7" table:formula="of:=[.AF62]+[.AG61]" office:value-type="float" office:value="120.0005546875" calcext:value-type="float">
            <text:p>120.0006</text:p>
          </table:table-cell>
          <table:table-cell table:style-name="ce20" table:formula="of:=[.AG62]-2*([.$B62]-1)" office:value-type="float" office:value="0.00055468750004195" calcext:value-type="float">
            <text:p>0.0005546875</text:p>
          </table:table-cell>
          <table:table-cell table:style-name="Default" office:value-type="float" office:value="63627190429460.2" calcext:value-type="float">
            <text:p>63627190429460.2</text:p>
          </table:table-cell>
          <table:table-cell table:style-name="ce7" table:formula="of:=([.AI62]-[.AI61])/1000" office:value-type="float" office:value="1.9997578125" calcext:value-type="float">
            <text:p>1.9998</text:p>
          </table:table-cell>
          <table:table-cell table:style-name="ce7" table:formula="of:=[.AJ62]+[.AK61]" office:value-type="float" office:value="120" calcext:value-type="float">
            <text:p>120.0000</text:p>
          </table:table-cell>
          <table:table-cell table:style-name="ce21" table:formula="of:=[.AK62]-2*([.$B62]-1)" office:value-type="float" office:value="0" calcext:value-type="float">
            <text:p>0</text:p>
          </table:table-cell>
          <table:table-cell table:style-name="Default" office:value-type="float" office:value="63627190892530.4" calcext:value-type="float">
            <text:p>63627190892530.4</text:p>
          </table:table-cell>
          <table:table-cell table:style-name="ce7" table:formula="of:=([.AM62]-[.AM61])/1000" office:value-type="float" office:value="1.9976171875" calcext:value-type="float">
            <text:p>1.9976</text:p>
          </table:table-cell>
          <table:table-cell table:style-name="ce7" table:formula="of:=[.AN62]+[.AO61]" office:value-type="float" office:value="119.99896875" calcext:value-type="float">
            <text:p>119.9990</text:p>
          </table:table-cell>
          <table:table-cell table:style-name="ce22" table:formula="of:=[.AO62]-2*([.$B62]-1)" office:value-type="float" office:value="-0.00103125000001114" calcext:value-type="float">
            <text:p>-0.00103125</text:p>
          </table:table-cell>
          <table:table-cell table:style-name="Default" office:value-type="float" office:value="63627191357558.1" calcext:value-type="float">
            <text:p>63627191357558.1</text:p>
          </table:table-cell>
          <table:table-cell table:style-name="ce7" table:formula="of:=([.AQ62]-[.AQ61])/1000" office:value-type="float" office:value="2.000125" calcext:value-type="float">
            <text:p>2.0001</text:p>
          </table:table-cell>
          <table:table-cell table:style-name="ce7" table:formula="of:=[.AR62]+[.AS61]" office:value-type="float" office:value="120.0005703125" calcext:value-type="float">
            <text:p>120.0006</text:p>
          </table:table-cell>
          <table:table-cell table:style-name="ce26" table:formula="of:=[.AS62]-2*([.$B62]-1)" office:value-type="float" office:value="0.000570312500002501" calcext:value-type="float">
            <text:p>0.0005703125</text:p>
          </table:table-cell>
          <table:table-cell table:style-name="Default" office:value-type="float" office:value="63627191872643.6" calcext:value-type="float">
            <text:p>63627191872643.6</text:p>
          </table:table-cell>
          <table:table-cell table:style-name="ce7" table:formula="of:=([.AU62]-[.AU61])/1000" office:value-type="float" office:value="1.9978125" calcext:value-type="float">
            <text:p>1.9978</text:p>
          </table:table-cell>
          <table:table-cell table:style-name="ce7" table:formula="of:=[.AV62]+[.AW61]" office:value-type="float" office:value="120.0002890625" calcext:value-type="float">
            <text:p>120.0003</text:p>
          </table:table-cell>
          <table:table-cell table:style-name="ce35" table:formula="of:=[.AW62]-2*([.$B62]-1)" office:value-type="float" office:value="0.000289062500002046" calcext:value-type="float">
            <text:p>0.00028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63627186666520.6" calcext:value-type="float">
            <text:p>63627186666520.6</text:p>
          </table:table-cell>
          <table:table-cell table:formula="of:=([.C63]-[.C62])/1000" office:value-type="float" office:value="1.99975" calcext:value-type="float">
            <text:p>1.9998</text:p>
          </table:table-cell>
          <table:table-cell table:formula="of:=[.D63]+[.E62]" office:value-type="float" office:value="122.0015703125" calcext:value-type="float">
            <text:p>122.0016</text:p>
          </table:table-cell>
          <table:table-cell table:style-name="ce9" table:formula="of:=[.E63]-2*([.$B63]-1)" office:value-type="float" office:value="0.00157031250000728" calcext:value-type="float">
            <text:p>0.0015703125</text:p>
          </table:table-cell>
          <table:table-cell table:style-name="Default" office:value-type="float" office:value="63627187185874.6" calcext:value-type="float">
            <text:p>63627187185874.6</text:p>
          </table:table-cell>
          <table:table-cell table:style-name="ce7" table:formula="of:=([.G63]-[.G62])/1000" office:value-type="float" office:value="1.9999609375" calcext:value-type="float">
            <text:p>2.0000</text:p>
          </table:table-cell>
          <table:table-cell table:style-name="ce7" table:formula="of:=[.H63]+[.I62]" office:value-type="float" office:value="122.0012265625" calcext:value-type="float">
            <text:p>122.0012</text:p>
          </table:table-cell>
          <table:table-cell table:style-name="ce10" table:formula="of:=[.I63]-2*([.$B63]-1)" office:value-type="float" office:value="0.00122656250003672" calcext:value-type="float">
            <text:p>0.0012265625</text:p>
          </table:table-cell>
          <table:table-cell table:style-name="Default" office:value-type="float" office:value="63627187653422.7" calcext:value-type="float">
            <text:p>63627187653422.7</text:p>
          </table:table-cell>
          <table:table-cell table:style-name="ce7" table:formula="of:=([.K63]-[.K62])/1000" office:value-type="float" office:value="1.9976328125" calcext:value-type="float">
            <text:p>1.9976</text:p>
          </table:table-cell>
          <table:table-cell table:style-name="ce7" table:formula="of:=[.L63]+[.M62]" office:value-type="float" office:value="122.000078125" calcext:value-type="float">
            <text:p>122.0001</text:p>
          </table:table-cell>
          <table:table-cell table:style-name="ce11" table:formula="of:=[.M63]-2*([.$B63]-1)" office:value-type="float" office:value="0.0000781249999874944" calcext:value-type="float">
            <text:p>0.000078125</text:p>
          </table:table-cell>
          <table:table-cell table:style-name="Default" office:value-type="float" office:value="63627188121319.8" calcext:value-type="float">
            <text:p>63627188121319.8</text:p>
          </table:table-cell>
          <table:table-cell table:style-name="ce7" table:formula="of:=([.O63]-[.O62])/1000" office:value-type="float" office:value="1.99890625" calcext:value-type="float">
            <text:p>1.9989</text:p>
          </table:table-cell>
          <table:table-cell table:style-name="ce7" table:formula="of:=[.P63]+[.Q62]" office:value-type="float" office:value="122.0001328125" calcext:value-type="float">
            <text:p>122.0001</text:p>
          </table:table-cell>
          <table:table-cell table:style-name="ce12" table:formula="of:=[.Q63]-2*([.$B63]-1)" office:value-type="float" office:value="0.000132812500012847" calcext:value-type="float">
            <text:p>0.0001328125</text:p>
          </table:table-cell>
          <table:table-cell table:style-name="Default" office:value-type="float" office:value="63627188581497" calcext:value-type="float">
            <text:p>63627188581497</text:p>
          </table:table-cell>
          <table:table-cell table:style-name="ce7" table:formula="of:=([.S63]-[.S62])/1000" office:value-type="float" office:value="2.0015390625" calcext:value-type="float">
            <text:p>2.0015</text:p>
          </table:table-cell>
          <table:table-cell table:style-name="ce7" table:formula="of:=[.T63]+[.U62]" office:value-type="float" office:value="122.001125" calcext:value-type="float">
            <text:p>122.0011</text:p>
          </table:table-cell>
          <table:table-cell table:style-name="ce13" table:formula="of:=[.U63]-2*([.$B63]-1)" office:value-type="float" office:value="0.00112500000003024" calcext:value-type="float">
            <text:p>0.001125</text:p>
          </table:table-cell>
          <table:table-cell table:style-name="Default" office:value-type="float" office:value="63627189038424.3" calcext:value-type="float">
            <text:p>63627189038424.3</text:p>
          </table:table-cell>
          <table:table-cell table:style-name="ce7" table:formula="of:=([.W63]-[.W62])/1000" office:value-type="float" office:value="1.9999765625" calcext:value-type="float">
            <text:p>2.0000</text:p>
          </table:table-cell>
          <table:table-cell table:style-name="ce7" table:formula="of:=[.X63]+[.Y62]" office:value-type="float" office:value="122.0005859375" calcext:value-type="float">
            <text:p>122.0006</text:p>
          </table:table-cell>
          <table:table-cell table:style-name="ce14" table:formula="of:=[.Y63]-2*([.$B63]-1)" office:value-type="float" office:value="0.000585937500019895" calcext:value-type="float">
            <text:p>0.0005859375</text:p>
          </table:table-cell>
          <table:table-cell table:style-name="Default" office:value-type="float" office:value="63627189503198.4" calcext:value-type="float">
            <text:p>63627189503198.4</text:p>
          </table:table-cell>
          <table:table-cell table:style-name="ce15" table:formula="of:=([.AA63]-[.AA62])/1000" office:value-type="float" office:value="1.999828125" calcext:value-type="float">
            <text:p>1.9998</text:p>
          </table:table-cell>
          <table:table-cell table:style-name="ce7" table:formula="of:=[.AB63]+[.AC62]" office:value-type="float" office:value="121.99984375" calcext:value-type="float">
            <text:p>121.9998</text:p>
          </table:table-cell>
          <table:table-cell table:style-name="ce16" table:formula="of:=[.AC63]-2*([.$B63]-1)" office:value-type="float" office:value="-0.000156250000017621" calcext:value-type="float">
            <text:p>-0.00015625</text:p>
          </table:table-cell>
          <table:table-cell table:style-name="Default" office:value-type="float" office:value="63627189965132.1" calcext:value-type="float">
            <text:p>63627189965132.1</text:p>
          </table:table-cell>
          <table:table-cell table:style-name="ce7" table:formula="of:=([.AE63]-[.AE62])/1000" office:value-type="float" office:value="1.9994609375" calcext:value-type="float">
            <text:p>1.9995</text:p>
          </table:table-cell>
          <table:table-cell table:style-name="ce7" table:formula="of:=[.AF63]+[.AG62]" office:value-type="float" office:value="122.000015625" calcext:value-type="float">
            <text:p>122.0000</text:p>
          </table:table-cell>
          <table:table-cell table:style-name="ce20" table:formula="of:=[.AG63]-2*([.$B63]-1)" office:value-type="float" office:value="0.0000156250000458158" calcext:value-type="float">
            <text:p>0.000015625</text:p>
          </table:table-cell>
          <table:table-cell table:style-name="Default" office:value-type="float" office:value="63627190431460.1" calcext:value-type="float">
            <text:p>63627190431460.1</text:p>
          </table:table-cell>
          <table:table-cell table:style-name="ce7" table:formula="of:=([.AI63]-[.AI62])/1000" office:value-type="float" office:value="1.9999375" calcext:value-type="float">
            <text:p>1.9999</text:p>
          </table:table-cell>
          <table:table-cell table:style-name="ce7" table:formula="of:=[.AJ63]+[.AK62]" office:value-type="float" office:value="121.9999375" calcext:value-type="float">
            <text:p>121.9999</text:p>
          </table:table-cell>
          <table:table-cell table:style-name="ce21" table:formula="of:=[.AK63]-2*([.$B63]-1)" office:value-type="float" office:value="-0.0000625000000411546" calcext:value-type="float">
            <text:p>-0.0000625</text:p>
          </table:table-cell>
          <table:table-cell table:style-name="Default" office:value-type="float" office:value="63627190894531.7" calcext:value-type="float">
            <text:p>63627190894531.7</text:p>
          </table:table-cell>
          <table:table-cell table:style-name="ce7" table:formula="of:=([.AM63]-[.AM62])/1000" office:value-type="float" office:value="2.0012734375" calcext:value-type="float">
            <text:p>2.0013</text:p>
          </table:table-cell>
          <table:table-cell table:style-name="ce7" table:formula="of:=[.AN63]+[.AO62]" office:value-type="float" office:value="122.0002421875" calcext:value-type="float">
            <text:p>122.0002</text:p>
          </table:table-cell>
          <table:table-cell table:style-name="ce22" table:formula="of:=[.AO63]-2*([.$B63]-1)" office:value-type="float" office:value="0.000242187499992497" calcext:value-type="float">
            <text:p>0.0002421875</text:p>
          </table:table-cell>
          <table:table-cell table:style-name="Default" office:value-type="float" office:value="63627191359558" calcext:value-type="float">
            <text:p>63627191359558</text:p>
          </table:table-cell>
          <table:table-cell table:style-name="ce7" table:formula="of:=([.AQ63]-[.AQ62])/1000" office:value-type="float" office:value="1.99996875" calcext:value-type="float">
            <text:p>2.0000</text:p>
          </table:table-cell>
          <table:table-cell table:style-name="ce7" table:formula="of:=[.AR63]+[.AS62]" office:value-type="float" office:value="122.0005390625" calcext:value-type="float">
            <text:p>122.0005</text:p>
          </table:table-cell>
          <table:table-cell table:style-name="ce26" table:formula="of:=[.AS63]-2*([.$B63]-1)" office:value-type="float" office:value="0.000539062499996135" calcext:value-type="float">
            <text:p>0.0005390625</text:p>
          </table:table-cell>
          <table:table-cell table:style-name="Default" office:value-type="float" office:value="63627191874645" calcext:value-type="float">
            <text:p>63627191874645</text:p>
          </table:table-cell>
          <table:table-cell table:style-name="ce7" table:formula="of:=([.AU63]-[.AU62])/1000" office:value-type="float" office:value="2.0014296875" calcext:value-type="float">
            <text:p>2.0014</text:p>
          </table:table-cell>
          <table:table-cell table:style-name="ce7" table:formula="of:=[.AV63]+[.AW62]" office:value-type="float" office:value="122.00171875" calcext:value-type="float">
            <text:p>122.0017</text:p>
          </table:table-cell>
          <table:table-cell table:style-name="ce35" table:formula="of:=[.AW63]-2*([.$B63]-1)" office:value-type="float" office:value="0.0017187500000091" calcext:value-type="float">
            <text:p>0.001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63627186668520.1" calcext:value-type="float">
            <text:p>63627186668520.1</text:p>
          </table:table-cell>
          <table:table-cell table:formula="of:=([.C64]-[.C63])/1000" office:value-type="float" office:value="1.9995078125" calcext:value-type="float">
            <text:p>1.9995</text:p>
          </table:table-cell>
          <table:table-cell table:formula="of:=[.D64]+[.E63]" office:value-type="float" office:value="124.001078125" calcext:value-type="float">
            <text:p>124.0011</text:p>
          </table:table-cell>
          <table:table-cell table:style-name="ce9" table:formula="of:=[.E64]-2*([.$B64]-1)" office:value-type="float" office:value="0.00107812500000648" calcext:value-type="float">
            <text:p>0.001078125</text:p>
          </table:table-cell>
          <table:table-cell table:style-name="Default" office:value-type="float" office:value="63627187187873" calcext:value-type="float">
            <text:p>63627187187873</text:p>
          </table:table-cell>
          <table:table-cell table:style-name="ce7" table:formula="of:=([.G64]-[.G63])/1000" office:value-type="float" office:value="1.998453125" calcext:value-type="float">
            <text:p>1.9985</text:p>
          </table:table-cell>
          <table:table-cell table:style-name="ce7" table:formula="of:=[.H64]+[.I63]" office:value-type="float" office:value="123.9996796875" calcext:value-type="float">
            <text:p>123.9997</text:p>
          </table:table-cell>
          <table:table-cell table:style-name="ce10" table:formula="of:=[.I64]-2*([.$B64]-1)" office:value-type="float" office:value="-0.00032031249996578" calcext:value-type="float">
            <text:p>-0.0003203125</text:p>
          </table:table-cell>
          <table:table-cell table:style-name="Default" office:value-type="float" office:value="63627187655422.2" calcext:value-type="float">
            <text:p>63627187655422.2</text:p>
          </table:table-cell>
          <table:table-cell table:style-name="ce7" table:formula="of:=([.K64]-[.K63])/1000" office:value-type="float" office:value="1.9994921875" calcext:value-type="float">
            <text:p>1.9995</text:p>
          </table:table-cell>
          <table:table-cell table:style-name="ce7" table:formula="of:=[.L64]+[.M63]" office:value-type="float" office:value="123.9995703125" calcext:value-type="float">
            <text:p>123.9996</text:p>
          </table:table-cell>
          <table:table-cell table:style-name="ce11" table:formula="of:=[.M64]-2*([.$B64]-1)" office:value-type="float" office:value="-0.000429687500016485" calcext:value-type="float">
            <text:p>-0.0004296875</text:p>
          </table:table-cell>
          <table:table-cell table:style-name="Default" office:value-type="float" office:value="63627188123342.3" calcext:value-type="float">
            <text:p>63627188123342.3</text:p>
          </table:table-cell>
          <table:table-cell table:style-name="ce7" table:formula="of:=([.O64]-[.O63])/1000" office:value-type="float" office:value="2.0224765625" calcext:value-type="float">
            <text:p>2.0225</text:p>
          </table:table-cell>
          <table:table-cell table:style-name="ce7" table:formula="of:=[.P64]+[.Q63]" office:value-type="float" office:value="124.022609375" calcext:value-type="float">
            <text:p>124.0226</text:p>
          </table:table-cell>
          <table:table-cell table:style-name="ce12" table:formula="of:=[.Q64]-2*([.$B64]-1)" office:value-type="float" office:value="0.022609375000016" calcext:value-type="float">
            <text:p>0.022609375</text:p>
          </table:table-cell>
          <table:table-cell table:style-name="Default" office:value-type="float" office:value="63627188583497.8" calcext:value-type="float">
            <text:p>63627188583497.8</text:p>
          </table:table-cell>
          <table:table-cell table:style-name="ce7" table:formula="of:=([.S64]-[.S63])/1000" office:value-type="float" office:value="2.000765625" calcext:value-type="float">
            <text:p>2.0008</text:p>
          </table:table-cell>
          <table:table-cell table:style-name="ce7" table:formula="of:=[.T64]+[.U63]" office:value-type="float" office:value="124.001890625" calcext:value-type="float">
            <text:p>124.0019</text:p>
          </table:table-cell>
          <table:table-cell table:style-name="ce13" table:formula="of:=[.U64]-2*([.$B64]-1)" office:value-type="float" office:value="0.0018906250000299" calcext:value-type="float">
            <text:p>0.001890625</text:p>
          </table:table-cell>
          <table:table-cell table:style-name="Default" office:value-type="float" office:value="63627189040424.3" calcext:value-type="float">
            <text:p>63627189040424.3</text:p>
          </table:table-cell>
          <table:table-cell table:style-name="ce7" table:formula="of:=([.W64]-[.W63])/1000" office:value-type="float" office:value="2.0000703125" calcext:value-type="float">
            <text:p>2.0001</text:p>
          </table:table-cell>
          <table:table-cell table:style-name="ce7" table:formula="of:=[.X64]+[.Y63]" office:value-type="float" office:value="124.00065625" calcext:value-type="float">
            <text:p>124.0007</text:p>
          </table:table-cell>
          <table:table-cell table:style-name="ce14" table:formula="of:=[.Y64]-2*([.$B64]-1)" office:value-type="float" office:value="0.000656250000020009" calcext:value-type="float">
            <text:p>0.00065625</text:p>
          </table:table-cell>
          <table:table-cell table:style-name="Default" office:value-type="float" office:value="63627189505198.8" calcext:value-type="float">
            <text:p>63627189505198.8</text:p>
          </table:table-cell>
          <table:table-cell table:style-name="ce15" table:formula="of:=([.AA64]-[.AA63])/1000" office:value-type="float" office:value="2.000421875" calcext:value-type="float">
            <text:p>2.0004</text:p>
          </table:table-cell>
          <table:table-cell table:style-name="ce7" table:formula="of:=[.AB64]+[.AC63]" office:value-type="float" office:value="124.000265625" calcext:value-type="float">
            <text:p>124.0003</text:p>
          </table:table-cell>
          <table:table-cell table:style-name="ce16" table:formula="of:=[.AC64]-2*([.$B64]-1)" office:value-type="float" office:value="0.000265624999983061" calcext:value-type="float">
            <text:p>0.000265625</text:p>
          </table:table-cell>
          <table:table-cell table:style-name="Default" office:value-type="float" office:value="63627189967134.4" calcext:value-type="float">
            <text:p>63627189967134.4</text:p>
          </table:table-cell>
          <table:table-cell table:style-name="ce7" table:formula="of:=([.AE64]-[.AE63])/1000" office:value-type="float" office:value="2.0022890625" calcext:value-type="float">
            <text:p>2.0023</text:p>
          </table:table-cell>
          <table:table-cell table:style-name="ce7" table:formula="of:=[.AF64]+[.AG63]" office:value-type="float" office:value="124.0023046875" calcext:value-type="float">
            <text:p>124.0023</text:p>
          </table:table-cell>
          <table:table-cell table:style-name="ce20" table:formula="of:=[.AG64]-2*([.$B64]-1)" office:value-type="float" office:value="0.0023046875000432" calcext:value-type="float">
            <text:p>0.0023046875</text:p>
          </table:table-cell>
          <table:table-cell table:style-name="Default" office:value-type="float" office:value="63627190433459.1" calcext:value-type="float">
            <text:p>63627190433459.1</text:p>
          </table:table-cell>
          <table:table-cell table:style-name="ce7" table:formula="of:=([.AI64]-[.AI63])/1000" office:value-type="float" office:value="1.9989765625" calcext:value-type="float">
            <text:p>1.9990</text:p>
          </table:table-cell>
          <table:table-cell table:style-name="ce7" table:formula="of:=[.AJ64]+[.AK63]" office:value-type="float" office:value="123.9989140625" calcext:value-type="float">
            <text:p>123.9989</text:p>
          </table:table-cell>
          <table:table-cell table:style-name="ce21" table:formula="of:=[.AK64]-2*([.$B64]-1)" office:value-type="float" office:value="-0.00108593750003649" calcext:value-type="float">
            <text:p>-0.0010859375</text:p>
          </table:table-cell>
          <table:table-cell table:style-name="Default" office:value-type="float" office:value="63627190896531.6" calcext:value-type="float">
            <text:p>63627190896531.6</text:p>
          </table:table-cell>
          <table:table-cell table:style-name="ce7" table:formula="of:=([.AM64]-[.AM63])/1000" office:value-type="float" office:value="1.9998359375" calcext:value-type="float">
            <text:p>1.9998</text:p>
          </table:table-cell>
          <table:table-cell table:style-name="ce7" table:formula="of:=[.AN64]+[.AO63]" office:value-type="float" office:value="124.000078125" calcext:value-type="float">
            <text:p>124.0001</text:p>
          </table:table-cell>
          <table:table-cell table:style-name="ce22" table:formula="of:=[.AO64]-2*([.$B64]-1)" office:value-type="float" office:value="0.0000781249999874944" calcext:value-type="float">
            <text:p>0.000078125</text:p>
          </table:table-cell>
          <table:table-cell table:style-name="Default" office:value-type="float" office:value="63627191361558" calcext:value-type="float">
            <text:p>63627191361558</text:p>
          </table:table-cell>
          <table:table-cell table:style-name="ce7" table:formula="of:=([.AQ64]-[.AQ63])/1000" office:value-type="float" office:value="2.0000078125" calcext:value-type="float">
            <text:p>2.0000</text:p>
          </table:table-cell>
          <table:table-cell table:style-name="ce7" table:formula="of:=[.AR64]+[.AS63]" office:value-type="float" office:value="124.000546875" calcext:value-type="float">
            <text:p>124.0005</text:p>
          </table:table-cell>
          <table:table-cell table:style-name="ce26" table:formula="of:=[.AS64]-2*([.$B64]-1)" office:value-type="float" office:value="0.000546874999997726" calcext:value-type="float">
            <text:p>0.000546875</text:p>
          </table:table-cell>
          <table:table-cell table:style-name="Default" office:value-type="float" office:value="63627191876642.7" calcext:value-type="float">
            <text:p>63627191876642.7</text:p>
          </table:table-cell>
          <table:table-cell table:style-name="ce7" table:formula="of:=([.AU64]-[.AU63])/1000" office:value-type="float" office:value="1.9976796875" calcext:value-type="float">
            <text:p>1.9977</text:p>
          </table:table-cell>
          <table:table-cell table:style-name="ce7" table:formula="of:=[.AV64]+[.AW63]" office:value-type="float" office:value="123.9993984375" calcext:value-type="float">
            <text:p>123.9994</text:p>
          </table:table-cell>
          <table:table-cell table:style-name="ce35" table:formula="of:=[.AW64]-2*([.$B64]-1)" office:value-type="float" office:value="-0.000601562499994657" calcext:value-type="float">
            <text:p>-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63627186670518.8" calcext:value-type="float">
            <text:p>63627186670518.8</text:p>
          </table:table-cell>
          <table:table-cell table:formula="of:=([.C65]-[.C64])/1000" office:value-type="float" office:value="1.9987421875" calcext:value-type="float">
            <text:p>1.9987</text:p>
          </table:table-cell>
          <table:table-cell table:formula="of:=[.D65]+[.E64]" office:value-type="float" office:value="125.9998203125" calcext:value-type="float">
            <text:p>125.9998</text:p>
          </table:table-cell>
          <table:table-cell table:style-name="ce9" table:formula="of:=[.E65]-2*([.$B65]-1)" office:value-type="float" office:value="-0.000179687499993975" calcext:value-type="float">
            <text:p>-0.0001796875</text:p>
          </table:table-cell>
          <table:table-cell table:style-name="Default" office:value-type="float" office:value="63627187189875.3" calcext:value-type="float">
            <text:p>63627187189875.3</text:p>
          </table:table-cell>
          <table:table-cell table:style-name="ce7" table:formula="of:=([.G65]-[.G64])/1000" office:value-type="float" office:value="2.0023203125" calcext:value-type="float">
            <text:p>2.0023</text:p>
          </table:table-cell>
          <table:table-cell table:style-name="ce7" table:formula="of:=[.H65]+[.I64]" office:value-type="float" office:value="126.002" calcext:value-type="float">
            <text:p>126.0020</text:p>
          </table:table-cell>
          <table:table-cell table:style-name="ce10" table:formula="of:=[.I65]-2*([.$B65]-1)" office:value-type="float" office:value="0.00200000000003797" calcext:value-type="float">
            <text:p>0.002</text:p>
          </table:table-cell>
          <table:table-cell table:style-name="Default" office:value-type="float" office:value="63627187657421.9" calcext:value-type="float">
            <text:p>63627187657421.9</text:p>
          </table:table-cell>
          <table:table-cell table:style-name="ce7" table:formula="of:=([.K65]-[.K64])/1000" office:value-type="float" office:value="1.9996640625" calcext:value-type="float">
            <text:p>1.9997</text:p>
          </table:table-cell>
          <table:table-cell table:style-name="ce7" table:formula="of:=[.L65]+[.M64]" office:value-type="float" office:value="125.999234375" calcext:value-type="float">
            <text:p>125.9992</text:p>
          </table:table-cell>
          <table:table-cell table:style-name="ce11" table:formula="of:=[.M65]-2*([.$B65]-1)" office:value-type="float" office:value="-0.00076562500001387" calcext:value-type="float">
            <text:p>-0.000765625</text:p>
          </table:table-cell>
          <table:table-cell table:style-name="Default" office:value-type="float" office:value="63627188125320.9" calcext:value-type="float">
            <text:p>63627188125320.9</text:p>
          </table:table-cell>
          <table:table-cell table:style-name="ce7" table:formula="of:=([.O65]-[.O64])/1000" office:value-type="float" office:value="1.978640625" calcext:value-type="float">
            <text:p>1.9786</text:p>
          </table:table-cell>
          <table:table-cell table:style-name="ce7" table:formula="of:=[.P65]+[.Q64]" office:value-type="float" office:value="126.00125" calcext:value-type="float">
            <text:p>126.0013</text:p>
          </table:table-cell>
          <table:table-cell table:style-name="ce12" table:formula="of:=[.Q65]-2*([.$B65]-1)" office:value-type="float" office:value="0.00125000000001307" calcext:value-type="float">
            <text:p>0.00125</text:p>
          </table:table-cell>
          <table:table-cell table:style-name="Default" office:value-type="float" office:value="63627188585497.8" calcext:value-type="float">
            <text:p>63627188585497.8</text:p>
          </table:table-cell>
          <table:table-cell table:style-name="ce7" table:formula="of:=([.S65]-[.S64])/1000" office:value-type="float" office:value="2.00003125" calcext:value-type="float">
            <text:p>2.0000</text:p>
          </table:table-cell>
          <table:table-cell table:style-name="ce7" table:formula="of:=[.T65]+[.U64]" office:value-type="float" office:value="126.001921875" calcext:value-type="float">
            <text:p>126.0019</text:p>
          </table:table-cell>
          <table:table-cell table:style-name="ce13" table:formula="of:=[.U65]-2*([.$B65]-1)" office:value-type="float" office:value="0.00192187500003627" calcext:value-type="float">
            <text:p>0.001921875</text:p>
          </table:table-cell>
          <table:table-cell table:style-name="Default" office:value-type="float" office:value="63627189042423.5" calcext:value-type="float">
            <text:p>63627189042423.5</text:p>
          </table:table-cell>
          <table:table-cell table:style-name="ce7" table:formula="of:=([.W65]-[.W64])/1000" office:value-type="float" office:value="1.999125" calcext:value-type="float">
            <text:p>1.9991</text:p>
          </table:table-cell>
          <table:table-cell table:style-name="ce7" table:formula="of:=[.X65]+[.Y64]" office:value-type="float" office:value="125.99978125" calcext:value-type="float">
            <text:p>125.9998</text:p>
          </table:table-cell>
          <table:table-cell table:style-name="ce14" table:formula="of:=[.Y65]-2*([.$B65]-1)" office:value-type="float" office:value="-0.000218749999973511" calcext:value-type="float">
            <text:p>-0.00021875</text:p>
          </table:table-cell>
          <table:table-cell table:style-name="Default" office:value-type="float" office:value="63627189507198.9" calcext:value-type="float">
            <text:p>63627189507198.9</text:p>
          </table:table-cell>
          <table:table-cell table:style-name="ce15" table:formula="of:=([.AA65]-[.AA64])/1000" office:value-type="float" office:value="2.0001015625" calcext:value-type="float">
            <text:p>2.0001</text:p>
          </table:table-cell>
          <table:table-cell table:style-name="ce7" table:formula="of:=[.AB65]+[.AC64]" office:value-type="float" office:value="126.0003671875" calcext:value-type="float">
            <text:p>126.0004</text:p>
          </table:table-cell>
          <table:table-cell table:style-name="ce16" table:formula="of:=[.AC65]-2*([.$B65]-1)" office:value-type="float" office:value="0.000367187499989541" calcext:value-type="float">
            <text:p>0.0003671875</text:p>
          </table:table-cell>
          <table:table-cell table:style-name="Default" office:value-type="float" office:value="63627189969132.7" calcext:value-type="float">
            <text:p>63627189969132.7</text:p>
          </table:table-cell>
          <table:table-cell table:style-name="ce7" table:formula="of:=([.AE65]-[.AE64])/1000" office:value-type="float" office:value="1.9983359375" calcext:value-type="float">
            <text:p>1.9983</text:p>
          </table:table-cell>
          <table:table-cell table:style-name="ce7" table:formula="of:=[.AF65]+[.AG64]" office:value-type="float" office:value="126.000640625" calcext:value-type="float">
            <text:p>126.0006</text:p>
          </table:table-cell>
          <table:table-cell table:style-name="ce20" table:formula="of:=[.AG65]-2*([.$B65]-1)" office:value-type="float" office:value="0.000640625000045247" calcext:value-type="float">
            <text:p>0.000640625</text:p>
          </table:table-cell>
          <table:table-cell table:style-name="Default" office:value-type="float" office:value="63627190435459.3" calcext:value-type="float">
            <text:p>63627190435459.3</text:p>
          </table:table-cell>
          <table:table-cell table:style-name="ce7" table:formula="of:=([.AI65]-[.AI64])/1000" office:value-type="float" office:value="2.00021875" calcext:value-type="float">
            <text:p>2.0002</text:p>
          </table:table-cell>
          <table:table-cell table:style-name="ce7" table:formula="of:=[.AJ65]+[.AK64]" office:value-type="float" office:value="125.9991328125" calcext:value-type="float">
            <text:p>125.9991</text:p>
          </table:table-cell>
          <table:table-cell table:style-name="ce21" table:formula="of:=[.AK65]-2*([.$B65]-1)" office:value-type="float" office:value="-0.000867187500034561" calcext:value-type="float">
            <text:p>-0.0008671875</text:p>
          </table:table-cell>
          <table:table-cell table:style-name="Default" office:value-type="float" office:value="63627190898530.5" calcext:value-type="float">
            <text:p>63627190898530.5</text:p>
          </table:table-cell>
          <table:table-cell table:style-name="ce7" table:formula="of:=([.AM65]-[.AM64])/1000" office:value-type="float" office:value="1.99890625" calcext:value-type="float">
            <text:p>1.9989</text:p>
          </table:table-cell>
          <table:table-cell table:style-name="ce7" table:formula="of:=[.AN65]+[.AO64]" office:value-type="float" office:value="125.998984375" calcext:value-type="float">
            <text:p>125.9990</text:p>
          </table:table-cell>
          <table:table-cell table:style-name="ce22" table:formula="of:=[.AO65]-2*([.$B65]-1)" office:value-type="float" office:value="-0.00101562500000796" calcext:value-type="float">
            <text:p>-0.001015625</text:p>
          </table:table-cell>
          <table:table-cell table:style-name="Default" office:value-type="float" office:value="63627191363558.6" calcext:value-type="float">
            <text:p>63627191363558.6</text:p>
          </table:table-cell>
          <table:table-cell table:style-name="ce7" table:formula="of:=([.AQ65]-[.AQ64])/1000" office:value-type="float" office:value="2.000515625" calcext:value-type="float">
            <text:p>2.0005</text:p>
          </table:table-cell>
          <table:table-cell table:style-name="ce7" table:formula="of:=[.AR65]+[.AS64]" office:value-type="float" office:value="126.0010625" calcext:value-type="float">
            <text:p>126.0011</text:p>
          </table:table-cell>
          <table:table-cell table:style-name="ce26" table:formula="of:=[.AS65]-2*([.$B65]-1)" office:value-type="float" office:value="0.0010625000000033" calcext:value-type="float">
            <text:p>0.0010625</text:p>
          </table:table-cell>
          <table:table-cell table:style-name="Default" office:value-type="float" office:value="63627191878643.4" calcext:value-type="float">
            <text:p>63627191878643.4</text:p>
          </table:table-cell>
          <table:table-cell table:style-name="ce7" table:formula="of:=([.AU65]-[.AU64])/1000" office:value-type="float" office:value="2.0007265625" calcext:value-type="float">
            <text:p>2.0007</text:p>
          </table:table-cell>
          <table:table-cell table:style-name="ce7" table:formula="of:=[.AV65]+[.AW64]" office:value-type="float" office:value="126.000125" calcext:value-type="float">
            <text:p>126.0001</text:p>
          </table:table-cell>
          <table:table-cell table:style-name="ce35" table:formula="of:=[.AW65]-2*([.$B65]-1)" office:value-type="float" office:value="0.000125000000011255" calcext:value-type="float">
            <text:p>0.000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65" calcext:value-type="float">
            <text:p>65</text:p>
          </table:table-cell>
          <table:table-cell office:value-type="float" office:value="63627186672520.5" calcext:value-type="float">
            <text:p>63627186672520.5</text:p>
          </table:table-cell>
          <table:table-cell table:formula="of:=([.C66]-[.C65])/1000" office:value-type="float" office:value="2.0016171875" calcext:value-type="float">
            <text:p>2.0016</text:p>
          </table:table-cell>
          <table:table-cell table:formula="of:=[.D66]+[.E65]" office:value-type="float" office:value="128.0014375" calcext:value-type="float">
            <text:p>128.0014</text:p>
          </table:table-cell>
          <table:table-cell table:style-name="ce9" table:formula="of:=[.E66]-2*([.$B66]-1)" office:value-type="float" office:value="0.00143750000000864" calcext:value-type="float">
            <text:p>0.0014375</text:p>
          </table:table-cell>
          <table:table-cell table:style-name="Default" office:value-type="float" office:value="63627187191872.3" calcext:value-type="float">
            <text:p>63627187191872.3</text:p>
          </table:table-cell>
          <table:table-cell table:style-name="ce7" table:formula="of:=([.G66]-[.G65])/1000" office:value-type="float" office:value="1.9969921875" calcext:value-type="float">
            <text:p>1.9970</text:p>
          </table:table-cell>
          <table:table-cell table:style-name="ce7" table:formula="of:=[.H66]+[.I65]" office:value-type="float" office:value="127.9989921875" calcext:value-type="float">
            <text:p>127.9990</text:p>
          </table:table-cell>
          <table:table-cell table:style-name="ce10" table:formula="of:=[.I66]-2*([.$B66]-1)" office:value-type="float" office:value="-0.00100781249996373" calcext:value-type="float">
            <text:p>-0.0010078125</text:p>
          </table:table-cell>
          <table:table-cell table:style-name="Default" office:value-type="float" office:value="63627187659421.9" calcext:value-type="float">
            <text:p>63627187659421.9</text:p>
          </table:table-cell>
          <table:table-cell table:style-name="ce7" table:formula="of:=([.K66]-[.K65])/1000" office:value-type="float" office:value="2.0000078125" calcext:value-type="float">
            <text:p>2.0000</text:p>
          </table:table-cell>
          <table:table-cell table:style-name="ce7" table:formula="of:=[.L66]+[.M65]" office:value-type="float" office:value="127.9992421875" calcext:value-type="float">
            <text:p>127.9992</text:p>
          </table:table-cell>
          <table:table-cell table:style-name="ce11" table:formula="of:=[.M66]-2*([.$B66]-1)" office:value-type="float" office:value="-0.000757812500012278" calcext:value-type="float">
            <text:p>-0.0007578125</text:p>
          </table:table-cell>
          <table:table-cell table:style-name="Default" office:value-type="float" office:value="63627188127319.1" calcext:value-type="float">
            <text:p>63627188127319.1</text:p>
          </table:table-cell>
          <table:table-cell table:style-name="ce7" table:formula="of:=([.O66]-[.O65])/1000" office:value-type="float" office:value="1.998171875" calcext:value-type="float">
            <text:p>1.9982</text:p>
          </table:table-cell>
          <table:table-cell table:style-name="ce7" table:formula="of:=[.P66]+[.Q65]" office:value-type="float" office:value="127.999421875" calcext:value-type="float">
            <text:p>127.9994</text:p>
          </table:table-cell>
          <table:table-cell table:style-name="ce12" table:formula="of:=[.Q66]-2*([.$B66]-1)" office:value-type="float" office:value="-0.000578124999989882" calcext:value-type="float">
            <text:p>-0.000578125</text:p>
          </table:table-cell>
          <table:table-cell table:style-name="Default" office:value-type="float" office:value="63627188587495.1" calcext:value-type="float">
            <text:p>63627188587495.1</text:p>
          </table:table-cell>
          <table:table-cell table:style-name="ce7" table:formula="of:=([.S66]-[.S65])/1000" office:value-type="float" office:value="1.997328125" calcext:value-type="float">
            <text:p>1.9973</text:p>
          </table:table-cell>
          <table:table-cell table:style-name="ce7" table:formula="of:=[.T66]+[.U65]" office:value-type="float" office:value="127.99925" calcext:value-type="float">
            <text:p>127.9993</text:p>
          </table:table-cell>
          <table:table-cell table:style-name="ce13" table:formula="of:=[.U66]-2*([.$B66]-1)" office:value-type="float" office:value="-0.000749999999968054" calcext:value-type="float">
            <text:p>-0.00075</text:p>
          </table:table-cell>
          <table:table-cell table:style-name="Default" office:value-type="float" office:value="63627189044422.8" calcext:value-type="float">
            <text:p>63627189044422.8</text:p>
          </table:table-cell>
          <table:table-cell table:style-name="ce7" table:formula="of:=([.W66]-[.W65])/1000" office:value-type="float" office:value="1.9993046875" calcext:value-type="float">
            <text:p>1.9993</text:p>
          </table:table-cell>
          <table:table-cell table:style-name="ce7" table:formula="of:=[.X66]+[.Y65]" office:value-type="float" office:value="127.9990859375" calcext:value-type="float">
            <text:p>127.9991</text:p>
          </table:table-cell>
          <table:table-cell table:style-name="ce14" table:formula="of:=[.Y66]-2*([.$B66]-1)" office:value-type="float" office:value="-0.000914062499973056" calcext:value-type="float">
            <text:p>-0.0009140625</text:p>
          </table:table-cell>
          <table:table-cell table:style-name="Default" office:value-type="float" office:value="63627189509198.3" calcext:value-type="float">
            <text:p>63627189509198.3</text:p>
          </table:table-cell>
          <table:table-cell table:style-name="ce15" table:formula="of:=([.AA66]-[.AA65])/1000" office:value-type="float" office:value="1.9993671875" calcext:value-type="float">
            <text:p>1.9994</text:p>
          </table:table-cell>
          <table:table-cell table:style-name="ce7" table:formula="of:=[.AB66]+[.AC65]" office:value-type="float" office:value="127.999734375" calcext:value-type="float">
            <text:p>127.9997</text:p>
          </table:table-cell>
          <table:table-cell table:style-name="ce16" table:formula="of:=[.AC66]-2*([.$B66]-1)" office:value-type="float" office:value="-0.000265625000011482" calcext:value-type="float">
            <text:p>-0.000265625</text:p>
          </table:table-cell>
          <table:table-cell table:style-name="Default" office:value-type="float" office:value="63627189971133.2" calcext:value-type="float">
            <text:p>63627189971133.2</text:p>
          </table:table-cell>
          <table:table-cell table:style-name="ce7" table:formula="of:=([.AE66]-[.AE65])/1000" office:value-type="float" office:value="2.00046875" calcext:value-type="float">
            <text:p>2.0005</text:p>
          </table:table-cell>
          <table:table-cell table:style-name="ce7" table:formula="of:=[.AF66]+[.AG65]" office:value-type="float" office:value="128.001109375" calcext:value-type="float">
            <text:p>128.0011</text:p>
          </table:table-cell>
          <table:table-cell table:style-name="ce20" table:formula="of:=[.AG66]-2*([.$B66]-1)" office:value-type="float" office:value="0.00110937500005548" calcext:value-type="float">
            <text:p>0.001109375</text:p>
          </table:table-cell>
          <table:table-cell table:style-name="Default" office:value-type="float" office:value="63627190437459.8" calcext:value-type="float">
            <text:p>63627190437459.8</text:p>
          </table:table-cell>
          <table:table-cell table:style-name="ce7" table:formula="of:=([.AI66]-[.AI65])/1000" office:value-type="float" office:value="2.0004765625" calcext:value-type="float">
            <text:p>2.0005</text:p>
          </table:table-cell>
          <table:table-cell table:style-name="ce7" table:formula="of:=[.AJ66]+[.AK65]" office:value-type="float" office:value="127.999609375" calcext:value-type="float">
            <text:p>127.9996</text:p>
          </table:table-cell>
          <table:table-cell table:style-name="ce21" table:formula="of:=[.AK66]-2*([.$B66]-1)" office:value-type="float" office:value="-0.000390625000036948" calcext:value-type="float">
            <text:p>-0.000390625</text:p>
          </table:table-cell>
          <table:table-cell table:style-name="Default" office:value-type="float" office:value="63627190900532" calcext:value-type="float">
            <text:p>63627190900532</text:p>
          </table:table-cell>
          <table:table-cell table:style-name="ce7" table:formula="of:=([.AM66]-[.AM65])/1000" office:value-type="float" office:value="2.0015078125" calcext:value-type="float">
            <text:p>2.0015</text:p>
          </table:table-cell>
          <table:table-cell table:style-name="ce7" table:formula="of:=[.AN66]+[.AO65]" office:value-type="float" office:value="128.0004921875" calcext:value-type="float">
            <text:p>128.0005</text:p>
          </table:table-cell>
          <table:table-cell table:style-name="ce22" table:formula="of:=[.AO66]-2*([.$B66]-1)" office:value-type="float" office:value="0.000492187499986585" calcext:value-type="float">
            <text:p>0.0004921875</text:p>
          </table:table-cell>
          <table:table-cell table:style-name="Default" office:value-type="float" office:value="63627191365556.8" calcext:value-type="float">
            <text:p>63627191365556.8</text:p>
          </table:table-cell>
          <table:table-cell table:style-name="ce7" table:formula="of:=([.AQ66]-[.AQ65])/1000" office:value-type="float" office:value="1.9982421875" calcext:value-type="float">
            <text:p>1.9982</text:p>
          </table:table-cell>
          <table:table-cell table:style-name="ce7" table:formula="of:=[.AR66]+[.AS65]" office:value-type="float" office:value="127.9993046875" calcext:value-type="float">
            <text:p>127.9993</text:p>
          </table:table-cell>
          <table:table-cell table:style-name="ce26" table:formula="of:=[.AS66]-2*([.$B66]-1)" office:value-type="float" office:value="-0.000695312499999545" calcext:value-type="float">
            <text:p>-0.0006953125</text:p>
          </table:table-cell>
          <table:table-cell table:style-name="Default" office:value-type="float" office:value="63627191880643.3" calcext:value-type="float">
            <text:p>63627191880643.3</text:p>
          </table:table-cell>
          <table:table-cell table:style-name="ce7" table:formula="of:=([.AU66]-[.AU65])/1000" office:value-type="float" office:value="1.999875" calcext:value-type="float">
            <text:p>1.9999</text:p>
          </table:table-cell>
          <table:table-cell table:style-name="ce7" table:formula="of:=[.AV66]+[.AW65]" office:value-type="float" office:value="128" calcext:value-type="float">
            <text:p>128.0000</text:p>
          </table:table-cell>
          <table:table-cell table:style-name="ce35" table:formula="of:=[.AW66]-2*([.$B66]-1)" office:value-type="float" office:value="0" calcext:value-type="float">
            <text:p>0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66" calcext:value-type="float">
            <text:p>66</text:p>
          </table:table-cell>
          <table:table-cell office:value-type="float" office:value="63627186674518.6" calcext:value-type="float">
            <text:p>63627186674518.6</text:p>
          </table:table-cell>
          <table:table-cell table:formula="of:=([.C67]-[.C66])/1000" office:value-type="float" office:value="1.9981640625" calcext:value-type="float">
            <text:p>1.9982</text:p>
          </table:table-cell>
          <table:table-cell table:formula="of:=[.D67]+[.E66]" office:value-type="float" office:value="129.9996015625" calcext:value-type="float">
            <text:p>129.9996</text:p>
          </table:table-cell>
          <table:table-cell table:style-name="ce9" table:formula="of:=[.E67]-2*([.$B67]-1)" office:value-type="float" office:value="-0.000398437499995907" calcext:value-type="float">
            <text:p>-0.0003984375</text:p>
          </table:table-cell>
          <table:table-cell table:style-name="Default" office:value-type="float" office:value="63627187193872.9" calcext:value-type="float">
            <text:p>63627187193872.9</text:p>
          </table:table-cell>
          <table:table-cell table:style-name="ce7" table:formula="of:=([.G67]-[.G66])/1000" office:value-type="float" office:value="2.00059375" calcext:value-type="float">
            <text:p>2.0006</text:p>
          </table:table-cell>
          <table:table-cell table:style-name="ce7" table:formula="of:=[.H67]+[.I66]" office:value-type="float" office:value="129.9995859375" calcext:value-type="float">
            <text:p>129.9996</text:p>
          </table:table-cell>
          <table:table-cell table:style-name="ce10" table:formula="of:=[.I67]-2*([.$B67]-1)" office:value-type="float" office:value="-0.000414062499970669" calcext:value-type="float">
            <text:p>-0.0004140625</text:p>
          </table:table-cell>
          <table:table-cell table:style-name="Default" office:value-type="float" office:value="63627187661423.8" calcext:value-type="float">
            <text:p>63627187661423.8</text:p>
          </table:table-cell>
          <table:table-cell table:style-name="ce7" table:formula="of:=([.K67]-[.K66])/1000" office:value-type="float" office:value="2.00190625" calcext:value-type="float">
            <text:p>2.0019</text:p>
          </table:table-cell>
          <table:table-cell table:style-name="ce7" table:formula="of:=[.L67]+[.M66]" office:value-type="float" office:value="130.0011484375" calcext:value-type="float">
            <text:p>130.0011</text:p>
          </table:table-cell>
          <table:table-cell table:style-name="ce11" table:formula="of:=[.M67]-2*([.$B67]-1)" office:value-type="float" office:value="0.00114843749997817" calcext:value-type="float">
            <text:p>0.0011484375</text:p>
          </table:table-cell>
          <table:table-cell table:style-name="Default" office:value-type="float" office:value="63627188129321.8" calcext:value-type="float">
            <text:p>63627188129321.8</text:p>
          </table:table-cell>
          <table:table-cell table:style-name="ce7" table:formula="of:=([.O67]-[.O66])/1000" office:value-type="float" office:value="2.002671875" calcext:value-type="float">
            <text:p>2.0027</text:p>
          </table:table-cell>
          <table:table-cell table:style-name="ce7" table:formula="of:=[.P67]+[.Q66]" office:value-type="float" office:value="130.00209375" calcext:value-type="float">
            <text:p>130.0021</text:p>
          </table:table-cell>
          <table:table-cell table:style-name="ce12" table:formula="of:=[.Q67]-2*([.$B67]-1)" office:value-type="float" office:value="0.00209375000000023" calcext:value-type="float">
            <text:p>0.00209375</text:p>
          </table:table-cell>
          <table:table-cell table:style-name="Default" office:value-type="float" office:value="63627188589495.4" calcext:value-type="float">
            <text:p>63627188589495.4</text:p>
          </table:table-cell>
          <table:table-cell table:style-name="ce7" table:formula="of:=([.S67]-[.S66])/1000" office:value-type="float" office:value="2.0002265625" calcext:value-type="float">
            <text:p>2.0002</text:p>
          </table:table-cell>
          <table:table-cell table:style-name="ce7" table:formula="of:=[.T67]+[.U66]" office:value-type="float" office:value="129.9994765625" calcext:value-type="float">
            <text:p>129.9995</text:p>
          </table:table-cell>
          <table:table-cell table:style-name="ce13" table:formula="of:=[.U67]-2*([.$B67]-1)" office:value-type="float" office:value="-0.00052343749996453" calcext:value-type="float">
            <text:p>-0.0005234375</text:p>
          </table:table-cell>
          <table:table-cell table:style-name="Default" office:value-type="float" office:value="63627189046422.9" calcext:value-type="float">
            <text:p>63627189046422.9</text:p>
          </table:table-cell>
          <table:table-cell table:style-name="ce7" table:formula="of:=([.W67]-[.W66])/1000" office:value-type="float" office:value="2.0000859375" calcext:value-type="float">
            <text:p>2.0001</text:p>
          </table:table-cell>
          <table:table-cell table:style-name="ce7" table:formula="of:=[.X67]+[.Y66]" office:value-type="float" office:value="129.999171875" calcext:value-type="float">
            <text:p>129.9992</text:p>
          </table:table-cell>
          <table:table-cell table:style-name="ce14" table:formula="of:=[.Y67]-2*([.$B67]-1)" office:value-type="float" office:value="-0.000828124999969759" calcext:value-type="float">
            <text:p>-0.000828125</text:p>
          </table:table-cell>
          <table:table-cell table:style-name="Default" office:value-type="float" office:value="63627189511200.4" calcext:value-type="float">
            <text:p>63627189511200.4</text:p>
          </table:table-cell>
          <table:table-cell table:style-name="ce15" table:formula="of:=([.AA67]-[.AA66])/1000" office:value-type="float" office:value="2.002078125" calcext:value-type="float">
            <text:p>2.0021</text:p>
          </table:table-cell>
          <table:table-cell table:style-name="ce7" table:formula="of:=[.AB67]+[.AC66]" office:value-type="float" office:value="130.0018125" calcext:value-type="float">
            <text:p>130.0018</text:p>
          </table:table-cell>
          <table:table-cell table:style-name="ce16" table:formula="of:=[.AC67]-2*([.$B67]-1)" office:value-type="float" office:value="0.00181249999999977" calcext:value-type="float">
            <text:p>0.0018125</text:p>
          </table:table-cell>
          <table:table-cell table:style-name="Default" office:value-type="float" office:value="63627189973131.5" calcext:value-type="float">
            <text:p>63627189973131.5</text:p>
          </table:table-cell>
          <table:table-cell table:style-name="ce7" table:formula="of:=([.AE67]-[.AE66])/1000" office:value-type="float" office:value="1.998359375" calcext:value-type="float">
            <text:p>1.9984</text:p>
          </table:table-cell>
          <table:table-cell table:style-name="ce7" table:formula="of:=[.AF67]+[.AG66]" office:value-type="float" office:value="129.99946875" calcext:value-type="float">
            <text:p>129.9995</text:p>
          </table:table-cell>
          <table:table-cell table:style-name="ce20" table:formula="of:=[.AG67]-2*([.$B67]-1)" office:value-type="float" office:value="-0.0005312499999377" calcext:value-type="float">
            <text:p>-0.00053125</text:p>
          </table:table-cell>
          <table:table-cell table:style-name="Default" office:value-type="float" office:value="63627190439459.9" calcext:value-type="float">
            <text:p>63627190439459.9</text:p>
          </table:table-cell>
          <table:table-cell table:style-name="ce7" table:formula="of:=([.AI67]-[.AI66])/1000" office:value-type="float" office:value="2.0001484375" calcext:value-type="float">
            <text:p>2.0001</text:p>
          </table:table-cell>
          <table:table-cell table:style-name="ce7" table:formula="of:=[.AJ67]+[.AK66]" office:value-type="float" office:value="129.9997578125" calcext:value-type="float">
            <text:p>129.9998</text:p>
          </table:table-cell>
          <table:table-cell table:style-name="ce21" table:formula="of:=[.AK67]-2*([.$B67]-1)" office:value-type="float" office:value="-0.00024218750004934" calcext:value-type="float">
            <text:p>-0.0002421875</text:p>
          </table:table-cell>
          <table:table-cell table:style-name="Default" office:value-type="float" office:value="63627190902533.2" calcext:value-type="float">
            <text:p>63627190902533.2</text:p>
          </table:table-cell>
          <table:table-cell table:style-name="ce7" table:formula="of:=([.AM67]-[.AM66])/1000" office:value-type="float" office:value="2.001234375" calcext:value-type="float">
            <text:p>2.0012</text:p>
          </table:table-cell>
          <table:table-cell table:style-name="ce7" table:formula="of:=[.AN67]+[.AO66]" office:value-type="float" office:value="130.0017265625" calcext:value-type="float">
            <text:p>130.0017</text:p>
          </table:table-cell>
          <table:table-cell table:style-name="ce22" table:formula="of:=[.AO67]-2*([.$B67]-1)" office:value-type="float" office:value="0.00172656249998227" calcext:value-type="float">
            <text:p>0.0017265625</text:p>
          </table:table-cell>
          <table:table-cell table:style-name="Default" office:value-type="float" office:value="63627191367557.3" calcext:value-type="float">
            <text:p>63627191367557.3</text:p>
          </table:table-cell>
          <table:table-cell table:style-name="ce7" table:formula="of:=([.AQ67]-[.AQ66])/1000" office:value-type="float" office:value="2.00046875" calcext:value-type="float">
            <text:p>2.0005</text:p>
          </table:table-cell>
          <table:table-cell table:style-name="ce7" table:formula="of:=[.AR67]+[.AS66]" office:value-type="float" office:value="129.9997734375" calcext:value-type="float">
            <text:p>129.9998</text:p>
          </table:table-cell>
          <table:table-cell table:style-name="ce26" table:formula="of:=[.AS67]-2*([.$B67]-1)" office:value-type="float" office:value="-0.000226562499989313" calcext:value-type="float">
            <text:p>-0.0002265625</text:p>
          </table:table-cell>
          <table:table-cell table:style-name="Default" office:value-type="float" office:value="63627191882645.5" calcext:value-type="float">
            <text:p>63627191882645.5</text:p>
          </table:table-cell>
          <table:table-cell table:style-name="ce7" table:formula="of:=([.AU67]-[.AU66])/1000" office:value-type="float" office:value="2.0021796875" calcext:value-type="float">
            <text:p>2.0022</text:p>
          </table:table-cell>
          <table:table-cell table:style-name="ce7" table:formula="of:=[.AV67]+[.AW66]" office:value-type="float" office:value="130.0021796875" calcext:value-type="float">
            <text:p>130.0022</text:p>
          </table:table-cell>
          <table:table-cell table:style-name="ce35" table:formula="of:=[.AW67]-2*([.$B67]-1)" office:value-type="float" office:value="0.00217968749998931" calcext:value-type="float">
            <text:p>0.0021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63627186676520.5" calcext:value-type="float">
            <text:p>63627186676520.5</text:p>
          </table:table-cell>
          <table:table-cell table:formula="of:=([.C68]-[.C67])/1000" office:value-type="float" office:value="2.0018515625" calcext:value-type="float">
            <text:p>2.0019</text:p>
          </table:table-cell>
          <table:table-cell table:formula="of:=[.D68]+[.E67]" office:value-type="float" office:value="132.001453125" calcext:value-type="float">
            <text:p>132.0015</text:p>
          </table:table-cell>
          <table:table-cell table:style-name="ce9" table:formula="of:=[.E68]-2*([.$B68]-1)" office:value-type="float" office:value="0.00145312500001182" calcext:value-type="float">
            <text:p>0.001453125</text:p>
          </table:table-cell>
          <table:table-cell table:style-name="Default" office:value-type="float" office:value="63627187195874.2" calcext:value-type="float">
            <text:p>63627187195874.2</text:p>
          </table:table-cell>
          <table:table-cell table:style-name="ce7" table:formula="of:=([.G68]-[.G67])/1000" office:value-type="float" office:value="2.0013203125" calcext:value-type="float">
            <text:p>2.0013</text:p>
          </table:table-cell>
          <table:table-cell table:style-name="ce7" table:formula="of:=[.H68]+[.I67]" office:value-type="float" office:value="132.00090625" calcext:value-type="float">
            <text:p>132.0009</text:p>
          </table:table-cell>
          <table:table-cell table:style-name="ce10" table:formula="of:=[.I68]-2*([.$B68]-1)" office:value-type="float" office:value="0.000906250000042519" calcext:value-type="float">
            <text:p>0.00090625</text:p>
          </table:table-cell>
          <table:table-cell table:style-name="Default" office:value-type="float" office:value="63627187663421.8" calcext:value-type="float">
            <text:p>63627187663421.8</text:p>
          </table:table-cell>
          <table:table-cell table:style-name="ce7" table:formula="of:=([.K68]-[.K67])/1000" office:value-type="float" office:value="1.998046875" calcext:value-type="float">
            <text:p>1.9980</text:p>
          </table:table-cell>
          <table:table-cell table:style-name="ce7" table:formula="of:=[.L68]+[.M67]" office:value-type="float" office:value="131.9991953125" calcext:value-type="float">
            <text:p>131.9992</text:p>
          </table:table-cell>
          <table:table-cell table:style-name="ce11" table:formula="of:=[.M68]-2*([.$B68]-1)" office:value-type="float" office:value="-0.000804687500021828" calcext:value-type="float">
            <text:p>-0.0008046875</text:p>
          </table:table-cell>
          <table:table-cell table:style-name="Default" office:value-type="float" office:value="63627188131319.3" calcext:value-type="float">
            <text:p>63627188131319.3</text:p>
          </table:table-cell>
          <table:table-cell table:style-name="ce7" table:formula="of:=([.O68]-[.O67])/1000" office:value-type="float" office:value="1.997515625" calcext:value-type="float">
            <text:p>1.9975</text:p>
          </table:table-cell>
          <table:table-cell table:style-name="ce7" table:formula="of:=[.P68]+[.Q67]" office:value-type="float" office:value="131.999609375" calcext:value-type="float">
            <text:p>131.9996</text:p>
          </table:table-cell>
          <table:table-cell table:style-name="ce12" table:formula="of:=[.Q68]-2*([.$B68]-1)" office:value-type="float" office:value="-0.000390624999994316" calcext:value-type="float">
            <text:p>-0.000390625</text:p>
          </table:table-cell>
          <table:table-cell table:style-name="Default" office:value-type="float" office:value="63627188591497.4" calcext:value-type="float">
            <text:p>63627188591497.4</text:p>
          </table:table-cell>
          <table:table-cell table:style-name="ce7" table:formula="of:=([.S68]-[.S67])/1000" office:value-type="float" office:value="2.0020234375" calcext:value-type="float">
            <text:p>2.0020</text:p>
          </table:table-cell>
          <table:table-cell table:style-name="ce7" table:formula="of:=[.T68]+[.U67]" office:value-type="float" office:value="132.0015" calcext:value-type="float">
            <text:p>132.0015</text:p>
          </table:table-cell>
          <table:table-cell table:style-name="ce13" table:formula="of:=[.U68]-2*([.$B68]-1)" office:value-type="float" office:value="0.00150000000002137" calcext:value-type="float">
            <text:p>0.0015</text:p>
          </table:table-cell>
          <table:table-cell table:style-name="Default" office:value-type="float" office:value="63627189048422.8" calcext:value-type="float">
            <text:p>63627189048422.8</text:p>
          </table:table-cell>
          <table:table-cell table:style-name="ce7" table:formula="of:=([.W68]-[.W67])/1000" office:value-type="float" office:value="1.99996875" calcext:value-type="float">
            <text:p>2.0000</text:p>
          </table:table-cell>
          <table:table-cell table:style-name="ce7" table:formula="of:=[.X68]+[.Y67]" office:value-type="float" office:value="131.999140625" calcext:value-type="float">
            <text:p>131.9991</text:p>
          </table:table-cell>
          <table:table-cell table:style-name="ce14" table:formula="of:=[.Y68]-2*([.$B68]-1)" office:value-type="float" office:value="-0.000859374999976126" calcext:value-type="float">
            <text:p>-0.000859375</text:p>
          </table:table-cell>
          <table:table-cell table:style-name="Default" office:value-type="float" office:value="63627189513198.4" calcext:value-type="float">
            <text:p>63627189513198.4</text:p>
          </table:table-cell>
          <table:table-cell table:style-name="ce15" table:formula="of:=([.AA68]-[.AA67])/1000" office:value-type="float" office:value="1.997984375" calcext:value-type="float">
            <text:p>1.9980</text:p>
          </table:table-cell>
          <table:table-cell table:style-name="ce7" table:formula="of:=[.AB68]+[.AC67]" office:value-type="float" office:value="131.999796875" calcext:value-type="float">
            <text:p>131.9998</text:p>
          </table:table-cell>
          <table:table-cell table:style-name="ce16" table:formula="of:=[.AC68]-2*([.$B68]-1)" office:value-type="float" office:value="-0.00020312500001296" calcext:value-type="float">
            <text:p>-0.000203125</text:p>
          </table:table-cell>
          <table:table-cell table:style-name="Default" office:value-type="float" office:value="63627189975132.4" calcext:value-type="float">
            <text:p>63627189975132.4</text:p>
          </table:table-cell>
          <table:table-cell table:style-name="ce7" table:formula="of:=([.AE68]-[.AE67])/1000" office:value-type="float" office:value="2.0008828125" calcext:value-type="float">
            <text:p>2.0009</text:p>
          </table:table-cell>
          <table:table-cell table:style-name="ce7" table:formula="of:=[.AF68]+[.AG67]" office:value-type="float" office:value="132.0003515625" calcext:value-type="float">
            <text:p>132.0004</text:p>
          </table:table-cell>
          <table:table-cell table:style-name="ce20" table:formula="of:=[.AG68]-2*([.$B68]-1)" office:value-type="float" office:value="0.000351562500071623" calcext:value-type="float">
            <text:p>0.0003515625</text:p>
          </table:table-cell>
          <table:table-cell table:formula="of:=[.AI69]" office:value-type="float" office:value="63627190448304.7" calcext:value-type="float">
            <text:p>63627190448304.7</text:p>
          </table:table-cell>
          <table:table-cell table:style-name="ce7" table:formula="of:=([.AI68]-[.AI67])/1000" office:value-type="float" office:value="8.8447734375" calcext:value-type="float">
            <text:p>8.8448</text:p>
          </table:table-cell>
          <table:table-cell table:style-name="ce7" table:formula="of:=[.AJ68]+[.AK67]" office:value-type="float" office:value="138.84453125" calcext:value-type="float">
            <text:p>138.8445</text:p>
          </table:table-cell>
          <table:table-cell table:style-name="ce21" table:formula="of:=[.AK68]-2*([.$B68]-1)" office:value-type="float" office:value="6.84453124999996" calcext:value-type="float">
            <text:p>6.84453125</text:p>
          </table:table-cell>
          <table:table-cell table:style-name="Default" office:value-type="float" office:value="63627190906411" calcext:value-type="float">
            <text:p>63627190906411</text:p>
          </table:table-cell>
          <table:table-cell table:style-name="ce7" table:formula="of:=([.AM68]-[.AM67])/1000" office:value-type="float" office:value="3.8778203125" calcext:value-type="float">
            <text:p>3.8778</text:p>
          </table:table-cell>
          <table:table-cell table:style-name="ce7" table:formula="of:=[.AN68]+[.AO67]" office:value-type="float" office:value="133.879546875" calcext:value-type="float">
            <text:p>133.8795</text:p>
          </table:table-cell>
          <table:table-cell table:style-name="ce22" table:formula="of:=[.AO68]-2*([.$B68]-1)" office:value-type="float" office:value="1.87954687499999" calcext:value-type="float">
            <text:p>1.879546875</text:p>
          </table:table-cell>
          <table:table-cell table:style-name="Default" office:value-type="float" office:value="63627191369557" calcext:value-type="float">
            <text:p>63627191369557</text:p>
          </table:table-cell>
          <table:table-cell table:style-name="ce7" table:formula="of:=([.AQ68]-[.AQ67])/1000" office:value-type="float" office:value="1.99975" calcext:value-type="float">
            <text:p>1.9998</text:p>
          </table:table-cell>
          <table:table-cell table:style-name="ce7" table:formula="of:=[.AR68]+[.AS67]" office:value-type="float" office:value="131.9995234375" calcext:value-type="float">
            <text:p>131.9995</text:p>
          </table:table-cell>
          <table:table-cell table:style-name="ce26" table:formula="of:=[.AS68]-2*([.$B68]-1)" office:value-type="float" office:value="-0.000476562499983402" calcext:value-type="float">
            <text:p>-0.0004765625</text:p>
          </table:table-cell>
          <table:table-cell table:style-name="Default" office:value-type="float" office:value="63627191885334.5" calcext:value-type="float">
            <text:p>63627191885334.5</text:p>
          </table:table-cell>
          <table:table-cell table:style-name="ce7" table:formula="of:=([.AU68]-[.AU67])/1000" office:value-type="float" office:value="2.688984375" calcext:value-type="float">
            <text:p>2.6890</text:p>
          </table:table-cell>
          <table:table-cell table:style-name="ce7" table:formula="of:=[.AV68]+[.AW67]" office:value-type="float" office:value="132.6911640625" calcext:value-type="float">
            <text:p>132.6912</text:p>
          </table:table-cell>
          <table:table-cell table:style-name="ce35" table:formula="of:=[.AW68]-2*([.$B68]-1)" office:value-type="float" office:value="0.691164062499979" calcext:value-type="float">
            <text:p>0.69116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63627186678520.9" calcext:value-type="float">
            <text:p>63627186678520.9</text:p>
          </table:table-cell>
          <table:table-cell table:formula="of:=([.C69]-[.C68])/1000" office:value-type="float" office:value="2.000484375" calcext:value-type="float">
            <text:p>2.0005</text:p>
          </table:table-cell>
          <table:table-cell table:formula="of:=[.D69]+[.E68]" office:value-type="float" office:value="134.0019375" calcext:value-type="float">
            <text:p>134.0019</text:p>
          </table:table-cell>
          <table:table-cell table:style-name="ce9" table:formula="of:=[.E69]-2*([.$B69]-1)" office:value-type="float" office:value="0.00193750000002524" calcext:value-type="float">
            <text:p>0.0019375</text:p>
          </table:table-cell>
          <table:table-cell table:style-name="Default" office:value-type="float" office:value="63627187197872.9" calcext:value-type="float">
            <text:p>63627187197872.9</text:p>
          </table:table-cell>
          <table:table-cell table:style-name="ce7" table:formula="of:=([.G69]-[.G68])/1000" office:value-type="float" office:value="1.998625" calcext:value-type="float">
            <text:p>1.9986</text:p>
          </table:table-cell>
          <table:table-cell table:style-name="ce7" table:formula="of:=[.H69]+[.I68]" office:value-type="float" office:value="133.99953125" calcext:value-type="float">
            <text:p>133.9995</text:p>
          </table:table-cell>
          <table:table-cell table:style-name="ce10" table:formula="of:=[.I69]-2*([.$B69]-1)" office:value-type="float" office:value="-0.000468749999953388" calcext:value-type="float">
            <text:p>-0.00046875</text:p>
          </table:table-cell>
          <table:table-cell table:style-name="Default" office:value-type="float" office:value="63627187665424.3" calcext:value-type="float">
            <text:p>63627187665424.3</text:p>
          </table:table-cell>
          <table:table-cell table:style-name="ce7" table:formula="of:=([.K69]-[.K68])/1000" office:value-type="float" office:value="2.00253125" calcext:value-type="float">
            <text:p>2.0025</text:p>
          </table:table-cell>
          <table:table-cell table:style-name="ce7" table:formula="of:=[.L69]+[.M68]" office:value-type="float" office:value="134.0017265625" calcext:value-type="float">
            <text:p>134.0017</text:p>
          </table:table-cell>
          <table:table-cell table:style-name="ce11" table:formula="of:=[.M69]-2*([.$B69]-1)" office:value-type="float" office:value="0.00172656249998227" calcext:value-type="float">
            <text:p>0.0017265625</text:p>
          </table:table-cell>
          <table:table-cell table:style-name="Default" office:value-type="float" office:value="63627188133319.1" calcext:value-type="float">
            <text:p>63627188133319.1</text:p>
          </table:table-cell>
          <table:table-cell table:style-name="ce7" table:formula="of:=([.O69]-[.O68])/1000" office:value-type="float" office:value="1.999765625" calcext:value-type="float">
            <text:p>1.9998</text:p>
          </table:table-cell>
          <table:table-cell table:style-name="ce7" table:formula="of:=[.P69]+[.Q68]" office:value-type="float" office:value="133.999375" calcext:value-type="float">
            <text:p>133.9994</text:p>
          </table:table-cell>
          <table:table-cell table:style-name="ce12" table:formula="of:=[.Q69]-2*([.$B69]-1)" office:value-type="float" office:value="-0.000624999999985221" calcext:value-type="float">
            <text:p>-0.000625</text:p>
          </table:table-cell>
          <table:table-cell table:style-name="Default" office:value-type="float" office:value="63627188593497.3" calcext:value-type="float">
            <text:p>63627188593497.3</text:p>
          </table:table-cell>
          <table:table-cell table:style-name="ce7" table:formula="of:=([.S69]-[.S68])/1000" office:value-type="float" office:value="1.9999296875" calcext:value-type="float">
            <text:p>1.9999</text:p>
          </table:table-cell>
          <table:table-cell table:style-name="ce7" table:formula="of:=[.T69]+[.U68]" office:value-type="float" office:value="134.0014296875" calcext:value-type="float">
            <text:p>134.0014</text:p>
          </table:table-cell>
          <table:table-cell table:style-name="ce13" table:formula="of:=[.U69]-2*([.$B69]-1)" office:value-type="float" office:value="0.00142968750003547" calcext:value-type="float">
            <text:p>0.0014296875</text:p>
          </table:table-cell>
          <table:table-cell table:style-name="Default" office:value-type="float" office:value="63627189050423.8" calcext:value-type="float">
            <text:p>63627189050423.8</text:p>
          </table:table-cell>
          <table:table-cell table:style-name="ce7" table:formula="of:=([.W69]-[.W68])/1000" office:value-type="float" office:value="2.0009453125" calcext:value-type="float">
            <text:p>2.0009</text:p>
          </table:table-cell>
          <table:table-cell table:style-name="ce7" table:formula="of:=[.X69]+[.Y68]" office:value-type="float" office:value="134.0000859375" calcext:value-type="float">
            <text:p>134.0001</text:p>
          </table:table-cell>
          <table:table-cell table:style-name="ce14" table:formula="of:=[.Y69]-2*([.$B69]-1)" office:value-type="float" office:value="0.0000859375000175078" calcext:value-type="float">
            <text:p>8.59375000175078E-05</text:p>
          </table:table-cell>
          <table:table-cell table:style-name="Default" office:value-type="float" office:value="63627189515198" calcext:value-type="float">
            <text:p>63627189515198</text:p>
          </table:table-cell>
          <table:table-cell table:style-name="ce15" table:formula="of:=([.AA69]-[.AA68])/1000" office:value-type="float" office:value="1.9996484375" calcext:value-type="float">
            <text:p>1.9996</text:p>
          </table:table-cell>
          <table:table-cell table:style-name="ce7" table:formula="of:=[.AB69]+[.AC68]" office:value-type="float" office:value="133.9994453125" calcext:value-type="float">
            <text:p>133.9994</text:p>
          </table:table-cell>
          <table:table-cell table:style-name="ce16" table:formula="of:=[.AC69]-2*([.$B69]-1)" office:value-type="float" office:value="-0.000554687499999318" calcext:value-type="float">
            <text:p>-0.0005546875</text:p>
          </table:table-cell>
          <table:table-cell table:style-name="Default" office:value-type="float" office:value="63627189977131.1" calcext:value-type="float">
            <text:p>63627189977131.1</text:p>
          </table:table-cell>
          <table:table-cell table:style-name="ce7" table:formula="of:=([.AE69]-[.AE68])/1000" office:value-type="float" office:value="1.998640625" calcext:value-type="float">
            <text:p>1.9986</text:p>
          </table:table-cell>
          <table:table-cell table:style-name="ce7" table:formula="of:=[.AF69]+[.AG68]" office:value-type="float" office:value="133.9989921875" calcext:value-type="float">
            <text:p>133.9990</text:p>
          </table:table-cell>
          <table:table-cell table:style-name="ce20" table:formula="of:=[.AG69]-2*([.$B69]-1)" office:value-type="float" office:value="-0.0010078124999211" calcext:value-type="float">
            <text:p>-0.0010078125</text:p>
          </table:table-cell>
          <table:table-cell table:formula="of:=[.AI70]" office:value-type="float" office:value="63627190448304.7" calcext:value-type="float">
            <text:p>63627190448304.7</text:p>
          </table:table-cell>
          <table:table-cell table:style-name="ce7" table:formula="of:=([.AI69]-[.AI68])/1000" office:value-type="float" office:value="0" calcext:value-type="float">
            <text:p>0.0000</text:p>
          </table:table-cell>
          <table:table-cell table:style-name="ce7" table:formula="of:=[.AJ69]+[.AK68]" office:value-type="float" office:value="138.84453125" calcext:value-type="float">
            <text:p>138.8445</text:p>
          </table:table-cell>
          <table:table-cell table:style-name="ce21" table:formula="of:=[.AK69]-2*([.$B69]-1)" office:value-type="float" office:value="4.84453124999996" calcext:value-type="float">
            <text:p>4.84453125</text:p>
          </table:table-cell>
          <table:table-cell table:style-name="Default" office:value-type="float" office:value="63627190906530.3" calcext:value-type="float">
            <text:p>63627190906530.3</text:p>
          </table:table-cell>
          <table:table-cell table:style-name="ce7" table:formula="of:=([.AM69]-[.AM68])/1000" office:value-type="float" office:value="0.1192265625" calcext:value-type="float">
            <text:p>0.1192</text:p>
          </table:table-cell>
          <table:table-cell table:style-name="ce7" table:formula="of:=[.AN69]+[.AO68]" office:value-type="float" office:value="133.9987734375" calcext:value-type="float">
            <text:p>133.9988</text:p>
          </table:table-cell>
          <table:table-cell table:style-name="ce22" table:formula="of:=[.AO69]-2*([.$B69]-1)" office:value-type="float" office:value="-0.00122656250002251" calcext:value-type="float">
            <text:p>-0.0012265625</text:p>
          </table:table-cell>
          <table:table-cell table:style-name="Default" office:value-type="float" office:value="63627191371557.6" calcext:value-type="float">
            <text:p>63627191371557.6</text:p>
          </table:table-cell>
          <table:table-cell table:style-name="ce7" table:formula="of:=([.AQ69]-[.AQ68])/1000" office:value-type="float" office:value="2.000625" calcext:value-type="float">
            <text:p>2.0006</text:p>
          </table:table-cell>
          <table:table-cell table:style-name="ce7" table:formula="of:=[.AR69]+[.AS68]" office:value-type="float" office:value="134.0001484375" calcext:value-type="float">
            <text:p>134.0001</text:p>
          </table:table-cell>
          <table:table-cell table:style-name="ce26" table:formula="of:=[.AS69]-2*([.$B69]-1)" office:value-type="float" office:value="0.000148437500030241" calcext:value-type="float">
            <text:p>0.0001484375</text:p>
          </table:table-cell>
          <table:table-cell table:style-name="Default" office:value-type="float" office:value="63627191886643.3" calcext:value-type="float">
            <text:p>63627191886643.3</text:p>
          </table:table-cell>
          <table:table-cell table:style-name="ce7" table:formula="of:=([.AU69]-[.AU68])/1000" office:value-type="float" office:value="1.308859375" calcext:value-type="float">
            <text:p>1.3089</text:p>
          </table:table-cell>
          <table:table-cell table:style-name="ce7" table:formula="of:=[.AV69]+[.AW68]" office:value-type="float" office:value="134.0000234375" calcext:value-type="float">
            <text:p>134.0000</text:p>
          </table:table-cell>
          <table:table-cell table:style-name="ce35" table:formula="of:=[.AW69]-2*([.$B69]-1)" office:value-type="float" office:value="0.0000234374999763531" calcext:value-type="float">
            <text:p>2.34374999763531E-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63627186680520.2" calcext:value-type="float">
            <text:p>63627186680520.2</text:p>
          </table:table-cell>
          <table:table-cell table:formula="of:=([.C70]-[.C69])/1000" office:value-type="float" office:value="1.99925" calcext:value-type="float">
            <text:p>1.9993</text:p>
          </table:table-cell>
          <table:table-cell table:formula="of:=[.D70]+[.E69]" office:value-type="float" office:value="136.0011875" calcext:value-type="float">
            <text:p>136.0012</text:p>
          </table:table-cell>
          <table:table-cell table:style-name="ce9" table:formula="of:=[.E70]-2*([.$B70]-1)" office:value-type="float" office:value="0.00118750000001455" calcext:value-type="float">
            <text:p>0.0011875</text:p>
          </table:table-cell>
          <table:table-cell table:style-name="Default" office:value-type="float" office:value="63627187199874.3" calcext:value-type="float">
            <text:p>63627187199874.3</text:p>
          </table:table-cell>
          <table:table-cell table:style-name="ce7" table:formula="of:=([.G70]-[.G69])/1000" office:value-type="float" office:value="2.0014453125" calcext:value-type="float">
            <text:p>2.0014</text:p>
          </table:table-cell>
          <table:table-cell table:style-name="ce7" table:formula="of:=[.H70]+[.I69]" office:value-type="float" office:value="136.0009765625" calcext:value-type="float">
            <text:p>136.0010</text:p>
          </table:table-cell>
          <table:table-cell table:style-name="ce10" table:formula="of:=[.I70]-2*([.$B70]-1)" office:value-type="float" office:value="0.000976562500056843" calcext:value-type="float">
            <text:p>0.0009765625</text:p>
          </table:table-cell>
          <table:table-cell table:style-name="Default" office:value-type="float" office:value="63627187667423.2" calcext:value-type="float">
            <text:p>63627187667423.2</text:p>
          </table:table-cell>
          <table:table-cell table:style-name="ce7" table:formula="of:=([.K70]-[.K69])/1000" office:value-type="float" office:value="1.9988046875" calcext:value-type="float">
            <text:p>1.9988</text:p>
          </table:table-cell>
          <table:table-cell table:style-name="ce7" table:formula="of:=[.L70]+[.M69]" office:value-type="float" office:value="136.00053125" calcext:value-type="float">
            <text:p>136.0005</text:p>
          </table:table-cell>
          <table:table-cell table:style-name="ce11" table:formula="of:=[.M70]-2*([.$B70]-1)" office:value-type="float" office:value="0.000531249999994543" calcext:value-type="float">
            <text:p>0.00053125</text:p>
          </table:table-cell>
          <table:table-cell table:style-name="Default" office:value-type="float" office:value="63627188135322" calcext:value-type="float">
            <text:p>63627188135322</text:p>
          </table:table-cell>
          <table:table-cell table:style-name="ce7" table:formula="of:=([.O70]-[.O69])/1000" office:value-type="float" office:value="2.002921875" calcext:value-type="float">
            <text:p>2.0029</text:p>
          </table:table-cell>
          <table:table-cell table:style-name="ce7" table:formula="of:=[.P70]+[.Q69]" office:value-type="float" office:value="136.002296875" calcext:value-type="float">
            <text:p>136.0023</text:p>
          </table:table-cell>
          <table:table-cell table:style-name="ce12" table:formula="of:=[.Q70]-2*([.$B70]-1)" office:value-type="float" office:value="0.00229687500001319" calcext:value-type="float">
            <text:p>0.002296875</text:p>
          </table:table-cell>
          <table:table-cell table:style-name="Default" office:value-type="float" office:value="63627188595497.4" calcext:value-type="float">
            <text:p>63627188595497.4</text:p>
          </table:table-cell>
          <table:table-cell table:style-name="ce7" table:formula="of:=([.S70]-[.S69])/1000" office:value-type="float" office:value="2.000140625" calcext:value-type="float">
            <text:p>2.0001</text:p>
          </table:table-cell>
          <table:table-cell table:style-name="ce7" table:formula="of:=[.T70]+[.U69]" office:value-type="float" office:value="136.0015703125" calcext:value-type="float">
            <text:p>136.0016</text:p>
          </table:table-cell>
          <table:table-cell table:style-name="ce13" table:formula="of:=[.U70]-2*([.$B70]-1)" office:value-type="float" office:value="0.0015703125000357" calcext:value-type="float">
            <text:p>0.0015703125</text:p>
          </table:table-cell>
          <table:table-cell table:style-name="Default" office:value-type="float" office:value="63627189052422.5" calcext:value-type="float">
            <text:p>63627189052422.5</text:p>
          </table:table-cell>
          <table:table-cell table:style-name="ce7" table:formula="of:=([.W70]-[.W69])/1000" office:value-type="float" office:value="1.9986953125" calcext:value-type="float">
            <text:p>1.9987</text:p>
          </table:table-cell>
          <table:table-cell table:style-name="ce7" table:formula="of:=[.X70]+[.Y69]" office:value-type="float" office:value="135.99878125" calcext:value-type="float">
            <text:p>135.9988</text:p>
          </table:table-cell>
          <table:table-cell table:style-name="ce14" table:formula="of:=[.Y70]-2*([.$B70]-1)" office:value-type="float" office:value="-0.0012187499999925" calcext:value-type="float">
            <text:p>-0.00121875</text:p>
          </table:table-cell>
          <table:table-cell table:style-name="Default" office:value-type="float" office:value="63627189517201.1" calcext:value-type="float">
            <text:p>63627189517201.1</text:p>
          </table:table-cell>
          <table:table-cell table:style-name="ce15" table:formula="of:=([.AA70]-[.AA69])/1000" office:value-type="float" office:value="2.003125" calcext:value-type="float">
            <text:p>2.0031</text:p>
          </table:table-cell>
          <table:table-cell table:style-name="ce7" table:formula="of:=[.AB70]+[.AC69]" office:value-type="float" office:value="136.0025703125" calcext:value-type="float">
            <text:p>136.0026</text:p>
          </table:table-cell>
          <table:table-cell table:style-name="ce16" table:formula="of:=[.AC70]-2*([.$B70]-1)" office:value-type="float" office:value="0.00257031250001205" calcext:value-type="float">
            <text:p>0.0025703125</text:p>
          </table:table-cell>
          <table:table-cell table:style-name="Default" office:value-type="float" office:value="63627189979133.6" calcext:value-type="float">
            <text:p>63627189979133.6</text:p>
          </table:table-cell>
          <table:table-cell table:style-name="ce7" table:formula="of:=([.AE70]-[.AE69])/1000" office:value-type="float" office:value="2.0025078125" calcext:value-type="float">
            <text:p>2.0025</text:p>
          </table:table-cell>
          <table:table-cell table:style-name="ce7" table:formula="of:=[.AF70]+[.AG69]" office:value-type="float" office:value="136.0015" calcext:value-type="float">
            <text:p>136.0015</text:p>
          </table:table-cell>
          <table:table-cell table:style-name="ce20" table:formula="of:=[.AG70]-2*([.$B70]-1)" office:value-type="float" office:value="0.00150000000007822" calcext:value-type="float">
            <text:p>0.0015</text:p>
          </table:table-cell>
          <table:table-cell table:formula="of:=[.AI71]" office:value-type="float" office:value="63627190448304.7" calcext:value-type="float">
            <text:p>63627190448304.7</text:p>
          </table:table-cell>
          <table:table-cell table:style-name="ce7" table:formula="of:=([.AI70]-[.AI69])/1000" office:value-type="float" office:value="0" calcext:value-type="float">
            <text:p>0.0000</text:p>
          </table:table-cell>
          <table:table-cell table:style-name="ce7" table:formula="of:=[.AJ70]+[.AK69]" office:value-type="float" office:value="138.84453125" calcext:value-type="float">
            <text:p>138.8445</text:p>
          </table:table-cell>
          <table:table-cell table:style-name="ce21" table:formula="of:=[.AK70]-2*([.$B70]-1)" office:value-type="float" office:value="2.84453124999996" calcext:value-type="float">
            <text:p>2.84453125</text:p>
          </table:table-cell>
          <table:table-cell table:style-name="Default" office:value-type="float" office:value="63627190908531.9" calcext:value-type="float">
            <text:p>63627190908531.9</text:p>
          </table:table-cell>
          <table:table-cell table:style-name="ce7" table:formula="of:=([.AM70]-[.AM69])/1000" office:value-type="float" office:value="2.00165625" calcext:value-type="float">
            <text:p>2.0017</text:p>
          </table:table-cell>
          <table:table-cell table:style-name="ce7" table:formula="of:=[.AN70]+[.AO69]" office:value-type="float" office:value="136.0004296875" calcext:value-type="float">
            <text:p>136.0004</text:p>
          </table:table-cell>
          <table:table-cell table:style-name="ce22" table:formula="of:=[.AO70]-2*([.$B70]-1)" office:value-type="float" office:value="0.000429687499973852" calcext:value-type="float">
            <text:p>0.0004296875</text:p>
          </table:table-cell>
          <table:table-cell table:style-name="Default" office:value-type="float" office:value="63627191373558.2" calcext:value-type="float">
            <text:p>63627191373558.2</text:p>
          </table:table-cell>
          <table:table-cell table:style-name="ce7" table:formula="of:=([.AQ70]-[.AQ69])/1000" office:value-type="float" office:value="2.0005078125" calcext:value-type="float">
            <text:p>2.0005</text:p>
          </table:table-cell>
          <table:table-cell table:style-name="ce7" table:formula="of:=[.AR70]+[.AS69]" office:value-type="float" office:value="136.00065625" calcext:value-type="float">
            <text:p>136.0007</text:p>
          </table:table-cell>
          <table:table-cell table:style-name="ce26" table:formula="of:=[.AS70]-2*([.$B70]-1)" office:value-type="float" office:value="0.000656250000020009" calcext:value-type="float">
            <text:p>0.00065625</text:p>
          </table:table-cell>
          <table:table-cell table:style-name="Default" office:value-type="float" office:value="63627191888644.5" calcext:value-type="float">
            <text:p>63627191888644.5</text:p>
          </table:table-cell>
          <table:table-cell table:style-name="ce7" table:formula="of:=([.AU70]-[.AU69])/1000" office:value-type="float" office:value="2.0012109375" calcext:value-type="float">
            <text:p>2.0012</text:p>
          </table:table-cell>
          <table:table-cell table:style-name="ce7" table:formula="of:=[.AV70]+[.AW69]" office:value-type="float" office:value="136.001234375" calcext:value-type="float">
            <text:p>136.0012</text:p>
          </table:table-cell>
          <table:table-cell table:style-name="ce35" table:formula="of:=[.AW70]-2*([.$B70]-1)" office:value-type="float" office:value="0.00123437499996726" calcext:value-type="float">
            <text:p>0.0012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6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63627186682519.5" calcext:value-type="float">
            <text:p>63627186682519.5</text:p>
          </table:table-cell>
          <table:table-cell table:formula="of:=([.C71]-[.C70])/1000" office:value-type="float" office:value="1.9993359375" calcext:value-type="float">
            <text:p>1.9993</text:p>
          </table:table-cell>
          <table:table-cell table:formula="of:=[.D71]+[.E70]" office:value-type="float" office:value="138.0005234375" calcext:value-type="float">
            <text:p>138.0005</text:p>
          </table:table-cell>
          <table:table-cell table:style-name="ce9" table:formula="of:=[.E71]-2*([.$B71]-1)" office:value-type="float" office:value="0.000523437500021373" calcext:value-type="float">
            <text:p>0.0005234375</text:p>
          </table:table-cell>
          <table:table-cell table:style-name="Default" office:value-type="float" office:value="63627187201875.3" calcext:value-type="float">
            <text:p>63627187201875.3</text:p>
          </table:table-cell>
          <table:table-cell table:style-name="ce7" table:formula="of:=([.G71]-[.G70])/1000" office:value-type="float" office:value="2.0009921875" calcext:value-type="float">
            <text:p>2.0010</text:p>
          </table:table-cell>
          <table:table-cell table:style-name="ce7" table:formula="of:=[.H71]+[.I70]" office:value-type="float" office:value="138.00196875" calcext:value-type="float">
            <text:p>138.0020</text:p>
          </table:table-cell>
          <table:table-cell table:style-name="ce10" table:formula="of:=[.I71]-2*([.$B71]-1)" office:value-type="float" office:value="0.00196875000006003" calcext:value-type="float">
            <text:p>0.00196875</text:p>
          </table:table-cell>
          <table:table-cell table:style-name="Default" office:value-type="float" office:value="63627187669423.9" calcext:value-type="float">
            <text:p>63627187669423.9</text:p>
          </table:table-cell>
          <table:table-cell table:style-name="ce7" table:formula="of:=([.K71]-[.K70])/1000" office:value-type="float" office:value="2.0007578125" calcext:value-type="float">
            <text:p>2.0008</text:p>
          </table:table-cell>
          <table:table-cell table:style-name="ce7" table:formula="of:=[.L71]+[.M70]" office:value-type="float" office:value="138.0012890625" calcext:value-type="float">
            <text:p>138.0013</text:p>
          </table:table-cell>
          <table:table-cell table:style-name="ce11" table:formula="of:=[.M71]-2*([.$B71]-1)" office:value-type="float" office:value="0.00128906250000682" calcext:value-type="float">
            <text:p>0.0012890625</text:p>
          </table:table-cell>
          <table:table-cell table:style-name="Default" office:value-type="float" office:value="63627188137319" calcext:value-type="float">
            <text:p>63627188137319</text:p>
          </table:table-cell>
          <table:table-cell table:style-name="ce7" table:formula="of:=([.O71]-[.O70])/1000" office:value-type="float" office:value="1.9970234375" calcext:value-type="float">
            <text:p>1.9970</text:p>
          </table:table-cell>
          <table:table-cell table:style-name="ce7" table:formula="of:=[.P71]+[.Q70]" office:value-type="float" office:value="137.9993203125" calcext:value-type="float">
            <text:p>137.9993</text:p>
          </table:table-cell>
          <table:table-cell table:style-name="ce12" table:formula="of:=[.Q71]-2*([.$B71]-1)" office:value-type="float" office:value="-0.000679687499996362" calcext:value-type="float">
            <text:p>-0.0006796875</text:p>
          </table:table-cell>
          <table:table-cell table:style-name="Default" office:value-type="float" office:value="63627188597498.5" calcext:value-type="float">
            <text:p>63627188597498.5</text:p>
          </table:table-cell>
          <table:table-cell table:style-name="ce7" table:formula="of:=([.S71]-[.S70])/1000" office:value-type="float" office:value="2.0010078125" calcext:value-type="float">
            <text:p>2.0010</text:p>
          </table:table-cell>
          <table:table-cell table:style-name="ce7" table:formula="of:=[.T71]+[.U70]" office:value-type="float" office:value="138.002578125" calcext:value-type="float">
            <text:p>138.0026</text:p>
          </table:table-cell>
          <table:table-cell table:style-name="ce13" table:formula="of:=[.U71]-2*([.$B71]-1)" office:value-type="float" office:value="0.00257812500004206" calcext:value-type="float">
            <text:p>0.002578125</text:p>
          </table:table-cell>
          <table:table-cell table:style-name="Default" office:value-type="float" office:value="63627189054422.7" calcext:value-type="float">
            <text:p>63627189054422.7</text:p>
          </table:table-cell>
          <table:table-cell table:style-name="ce7" table:formula="of:=([.W71]-[.W70])/1000" office:value-type="float" office:value="2.000265625" calcext:value-type="float">
            <text:p>2.0003</text:p>
          </table:table-cell>
          <table:table-cell table:style-name="ce7" table:formula="of:=[.X71]+[.Y70]" office:value-type="float" office:value="137.999046875" calcext:value-type="float">
            <text:p>137.9990</text:p>
          </table:table-cell>
          <table:table-cell table:style-name="ce14" table:formula="of:=[.Y71]-2*([.$B71]-1)" office:value-type="float" office:value="-0.000953124999995225" calcext:value-type="float">
            <text:p>-0.000953125</text:p>
          </table:table-cell>
          <table:table-cell table:style-name="Default" office:value-type="float" office:value="63627189519197.8" calcext:value-type="float">
            <text:p>63627189519197.8</text:p>
          </table:table-cell>
          <table:table-cell table:style-name="ce15" table:formula="of:=([.AA71]-[.AA70])/1000" office:value-type="float" office:value="1.9966640625" calcext:value-type="float">
            <text:p>1.9967</text:p>
          </table:table-cell>
          <table:table-cell table:style-name="ce7" table:formula="of:=[.AB71]+[.AC70]" office:value-type="float" office:value="137.999234375" calcext:value-type="float">
            <text:p>137.9992</text:p>
          </table:table-cell>
          <table:table-cell table:style-name="ce16" table:formula="of:=[.AC71]-2*([.$B71]-1)" office:value-type="float" office:value="-0.000765624999985448" calcext:value-type="float">
            <text:p>-0.000765625</text:p>
          </table:table-cell>
          <table:table-cell table:style-name="Default" office:value-type="float" office:value="63627189981133.5" calcext:value-type="float">
            <text:p>63627189981133.5</text:p>
          </table:table-cell>
          <table:table-cell table:style-name="ce7" table:formula="of:=([.AE71]-[.AE70])/1000" office:value-type="float" office:value="1.999890625" calcext:value-type="float">
            <text:p>1.9999</text:p>
          </table:table-cell>
          <table:table-cell table:style-name="ce7" table:formula="of:=[.AF71]+[.AG70]" office:value-type="float" office:value="138.001390625" calcext:value-type="float">
            <text:p>138.0014</text:p>
          </table:table-cell>
          <table:table-cell table:style-name="ce20" table:formula="of:=[.AG71]-2*([.$B71]-1)" office:value-type="float" office:value="0.00139062500008436" calcext:value-type="float">
            <text:p>0.001390625</text:p>
          </table:table-cell>
          <table:table-cell table:style-name="Default" office:value-type="float" office:value="63627190448304.7" calcext:value-type="float">
            <text:p>63627190448304.7</text:p>
          </table:table-cell>
          <table:table-cell table:style-name="ce7" table:formula="of:=([.AI71]-[.AI70])/1000" office:value-type="float" office:value="0" calcext:value-type="float">
            <text:p>0.0000</text:p>
          </table:table-cell>
          <table:table-cell table:style-name="ce7" table:formula="of:=[.AJ71]+[.AK70]" office:value-type="float" office:value="138.84453125" calcext:value-type="float">
            <text:p>138.8445</text:p>
          </table:table-cell>
          <table:table-cell table:style-name="ce21" table:formula="of:=[.AK71]-2*([.$B71]-1)" office:value-type="float" office:value="0.84453124999996" calcext:value-type="float">
            <text:p>0.84453125</text:p>
          </table:table-cell>
          <table:table-cell table:style-name="Default" office:value-type="float" office:value="63627190910533.1" calcext:value-type="float">
            <text:p>63627190910533.1</text:p>
          </table:table-cell>
          <table:table-cell table:style-name="ce7" table:formula="of:=([.AM71]-[.AM70])/1000" office:value-type="float" office:value="2.0012265625" calcext:value-type="float">
            <text:p>2.0012</text:p>
          </table:table-cell>
          <table:table-cell table:style-name="ce7" table:formula="of:=[.AN71]+[.AO70]" office:value-type="float" office:value="138.00165625" calcext:value-type="float">
            <text:p>138.0017</text:p>
          </table:table-cell>
          <table:table-cell table:style-name="ce22" table:formula="of:=[.AO71]-2*([.$B71]-1)" office:value-type="float" office:value="0.00165624999996794" calcext:value-type="float">
            <text:p>0.00165625</text:p>
          </table:table-cell>
          <table:table-cell table:style-name="Default" office:value-type="float" office:value="63627191375559.1" calcext:value-type="float">
            <text:p>63627191375559.1</text:p>
          </table:table-cell>
          <table:table-cell table:style-name="ce7" table:formula="of:=([.AQ71]-[.AQ70])/1000" office:value-type="float" office:value="2.0009765625" calcext:value-type="float">
            <text:p>2.0010</text:p>
          </table:table-cell>
          <table:table-cell table:style-name="ce7" table:formula="of:=[.AR71]+[.AS70]" office:value-type="float" office:value="138.0016328125" calcext:value-type="float">
            <text:p>138.0016</text:p>
          </table:table-cell>
          <table:table-cell table:style-name="ce26" table:formula="of:=[.AS71]-2*([.$B71]-1)" office:value-type="float" office:value="0.00163281250002001" calcext:value-type="float">
            <text:p>0.0016328125</text:p>
          </table:table-cell>
          <table:table-cell table:style-name="Default" office:value-type="float" office:value="63627191890645" calcext:value-type="float">
            <text:p>63627191890645</text:p>
          </table:table-cell>
          <table:table-cell table:style-name="ce7" table:formula="of:=([.AU71]-[.AU70])/1000" office:value-type="float" office:value="2.00046875" calcext:value-type="float">
            <text:p>2.0005</text:p>
          </table:table-cell>
          <table:table-cell table:style-name="ce7" table:formula="of:=[.AV71]+[.AW70]" office:value-type="float" office:value="138.001703125" calcext:value-type="float">
            <text:p>138.0017</text:p>
          </table:table-cell>
          <table:table-cell table:style-name="ce35" table:formula="of:=[.AW71]-2*([.$B71]-1)" office:value-type="float" office:value="0.00170312499997749" calcext:value-type="float">
            <text:p>0.0017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63627186684518.6" calcext:value-type="float">
            <text:p>63627186684518.6</text:p>
          </table:table-cell>
          <table:table-cell table:formula="of:=([.C72]-[.C71])/1000" office:value-type="float" office:value="1.99903125" calcext:value-type="float">
            <text:p>1.9990</text:p>
          </table:table-cell>
          <table:table-cell table:formula="of:=[.D72]+[.E71]" office:value-type="float" office:value="139.9995546875" calcext:value-type="float">
            <text:p>139.9996</text:p>
          </table:table-cell>
          <table:table-cell table:style-name="ce9" table:formula="of:=[.E72]-2*([.$B72]-1)" office:value-type="float" office:value="-0.000445312499977035" calcext:value-type="float">
            <text:p>-0.0004453125</text:p>
          </table:table-cell>
          <table:table-cell table:style-name="Default" office:value-type="float" office:value="63627187203875" calcext:value-type="float">
            <text:p>63627187203875</text:p>
          </table:table-cell>
          <table:table-cell table:style-name="ce7" table:formula="of:=([.G72]-[.G71])/1000" office:value-type="float" office:value="1.9997109375" calcext:value-type="float">
            <text:p>1.9997</text:p>
          </table:table-cell>
          <table:table-cell table:style-name="ce7" table:formula="of:=[.H72]+[.I71]" office:value-type="float" office:value="140.0016796875" calcext:value-type="float">
            <text:p>140.0017</text:p>
          </table:table-cell>
          <table:table-cell table:style-name="ce10" table:formula="of:=[.I72]-2*([.$B72]-1)" office:value-type="float" office:value="0.00167968750005798" calcext:value-type="float">
            <text:p>0.0016796875</text:p>
          </table:table-cell>
          <table:table-cell table:style-name="Default" office:value-type="float" office:value="63627187671423.3" calcext:value-type="float">
            <text:p>63627187671423.3</text:p>
          </table:table-cell>
          <table:table-cell table:style-name="ce7" table:formula="of:=([.K72]-[.K71])/1000" office:value-type="float" office:value="1.9993984375" calcext:value-type="float">
            <text:p>1.9994</text:p>
          </table:table-cell>
          <table:table-cell table:style-name="ce7" table:formula="of:=[.L72]+[.M71]" office:value-type="float" office:value="140.0006875" calcext:value-type="float">
            <text:p>140.0007</text:p>
          </table:table-cell>
          <table:table-cell table:style-name="ce11" table:formula="of:=[.M72]-2*([.$B72]-1)" office:value-type="float" office:value="0.000687499999997954" calcext:value-type="float">
            <text:p>0.0006875</text:p>
          </table:table-cell>
          <table:table-cell table:style-name="Default" office:value-type="float" office:value="63627188139319.2" calcext:value-type="float">
            <text:p>63627188139319.2</text:p>
          </table:table-cell>
          <table:table-cell table:style-name="ce7" table:formula="of:=([.O72]-[.O71])/1000" office:value-type="float" office:value="2.0001484375" calcext:value-type="float">
            <text:p>2.0001</text:p>
          </table:table-cell>
          <table:table-cell table:style-name="ce7" table:formula="of:=[.P72]+[.Q71]" office:value-type="float" office:value="139.99946875" calcext:value-type="float">
            <text:p>139.9995</text:p>
          </table:table-cell>
          <table:table-cell table:style-name="ce12" table:formula="of:=[.Q72]-2*([.$B72]-1)" office:value-type="float" office:value="-0.000531249999994543" calcext:value-type="float">
            <text:p>-0.00053125</text:p>
          </table:table-cell>
          <table:table-cell table:style-name="Default" office:value-type="float" office:value="63627188599497.2" calcext:value-type="float">
            <text:p>63627188599497.2</text:p>
          </table:table-cell>
          <table:table-cell table:style-name="ce7" table:formula="of:=([.S72]-[.S71])/1000" office:value-type="float" office:value="1.99878125" calcext:value-type="float">
            <text:p>1.9988</text:p>
          </table:table-cell>
          <table:table-cell table:style-name="ce7" table:formula="of:=[.T72]+[.U71]" office:value-type="float" office:value="140.001359375" calcext:value-type="float">
            <text:p>140.0014</text:p>
          </table:table-cell>
          <table:table-cell table:style-name="ce13" table:formula="of:=[.U72]-2*([.$B72]-1)" office:value-type="float" office:value="0.00135937500004957" calcext:value-type="float">
            <text:p>0.001359375</text:p>
          </table:table-cell>
          <table:table-cell table:style-name="Default" office:value-type="float" office:value="63627189056424.7" calcext:value-type="float">
            <text:p>63627189056424.7</text:p>
          </table:table-cell>
          <table:table-cell table:style-name="ce7" table:formula="of:=([.W72]-[.W71])/1000" office:value-type="float" office:value="2.0019765625" calcext:value-type="float">
            <text:p>2.0020</text:p>
          </table:table-cell>
          <table:table-cell table:style-name="ce7" table:formula="of:=[.X72]+[.Y71]" office:value-type="float" office:value="140.0010234375" calcext:value-type="float">
            <text:p>140.0010</text:p>
          </table:table-cell>
          <table:table-cell table:style-name="ce14" table:formula="of:=[.Y72]-2*([.$B72]-1)" office:value-type="float" office:value="0.00102343750000955" calcext:value-type="float">
            <text:p>0.0010234375</text:p>
          </table:table-cell>
          <table:table-cell table:style-name="Default" office:value-type="float" office:value="63627189521198.2" calcext:value-type="float">
            <text:p>63627189521198.2</text:p>
          </table:table-cell>
          <table:table-cell table:style-name="ce15" table:formula="of:=([.AA72]-[.AA71])/1000" office:value-type="float" office:value="2.000453125" calcext:value-type="float">
            <text:p>2.0005</text:p>
          </table:table-cell>
          <table:table-cell table:style-name="ce7" table:formula="of:=[.AB72]+[.AC71]" office:value-type="float" office:value="139.9996875" calcext:value-type="float">
            <text:p>139.9997</text:p>
          </table:table-cell>
          <table:table-cell table:style-name="ce16" table:formula="of:=[.AC72]-2*([.$B72]-1)" office:value-type="float" office:value="-0.000312499999978399" calcext:value-type="float">
            <text:p>-0.0003125</text:p>
          </table:table-cell>
          <table:table-cell table:style-name="Default" office:value-type="float" office:value="63627189983131.2" calcext:value-type="float">
            <text:p>63627189983131.2</text:p>
          </table:table-cell>
          <table:table-cell table:style-name="ce7" table:formula="of:=([.AE72]-[.AE71])/1000" office:value-type="float" office:value="1.99778125" calcext:value-type="float">
            <text:p>1.9978</text:p>
          </table:table-cell>
          <table:table-cell table:style-name="ce7" table:formula="of:=[.AF72]+[.AG71]" office:value-type="float" office:value="139.999171875" calcext:value-type="float">
            <text:p>139.9992</text:p>
          </table:table-cell>
          <table:table-cell table:style-name="ce20" table:formula="of:=[.AG72]-2*([.$B72]-1)" office:value-type="float" office:value="-0.000828124999912916" calcext:value-type="float">
            <text:p>-0.000828125</text:p>
          </table:table-cell>
          <table:table-cell table:style-name="Default" office:value-type="float" office:value="63627190449462.5" calcext:value-type="float">
            <text:p>63627190449462.5</text:p>
          </table:table-cell>
          <table:table-cell table:style-name="ce7" table:formula="of:=([.AI72]-[.AI71])/1000" office:value-type="float" office:value="1.1577578125" calcext:value-type="float">
            <text:p>1.1578</text:p>
          </table:table-cell>
          <table:table-cell table:style-name="ce7" table:formula="of:=[.AJ72]+[.AK71]" office:value-type="float" office:value="140.0022890625" calcext:value-type="float">
            <text:p>140.0023</text:p>
          </table:table-cell>
          <table:table-cell table:style-name="ce21" table:formula="of:=[.AK72]-2*([.$B72]-1)" office:value-type="float" office:value="0.00228906249995475" calcext:value-type="float">
            <text:p>0.0022890625</text:p>
          </table:table-cell>
          <table:table-cell table:style-name="Default" office:value-type="float" office:value="63627190912530.1" calcext:value-type="float">
            <text:p>63627190912530.1</text:p>
          </table:table-cell>
          <table:table-cell table:style-name="ce7" table:formula="of:=([.AM72]-[.AM71])/1000" office:value-type="float" office:value="1.9969921875" calcext:value-type="float">
            <text:p>1.9970</text:p>
          </table:table-cell>
          <table:table-cell table:style-name="ce7" table:formula="of:=[.AN72]+[.AO71]" office:value-type="float" office:value="139.9986484375" calcext:value-type="float">
            <text:p>139.9986</text:p>
          </table:table-cell>
          <table:table-cell table:style-name="ce22" table:formula="of:=[.AO72]-2*([.$B72]-1)" office:value-type="float" office:value="-0.00135156250001955" calcext:value-type="float">
            <text:p>-0.0013515625</text:p>
          </table:table-cell>
          <table:table-cell table:style-name="Default" office:value-type="float" office:value="63627191377557.1" calcext:value-type="float">
            <text:p>63627191377557.1</text:p>
          </table:table-cell>
          <table:table-cell table:style-name="ce7" table:formula="of:=([.AQ72]-[.AQ71])/1000" office:value-type="float" office:value="1.99796875" calcext:value-type="float">
            <text:p>1.9980</text:p>
          </table:table-cell>
          <table:table-cell table:style-name="ce7" table:formula="of:=[.AR72]+[.AS71]" office:value-type="float" office:value="139.9996015625" calcext:value-type="float">
            <text:p>139.9996</text:p>
          </table:table-cell>
          <table:table-cell table:style-name="ce26" table:formula="of:=[.AS72]-2*([.$B72]-1)" office:value-type="float" office:value="-0.000398437499967486" calcext:value-type="float">
            <text:p>-0.0003984375</text:p>
          </table:table-cell>
          <table:table-cell table:style-name="Default" office:value-type="float" office:value="63627191892642.7" calcext:value-type="float">
            <text:p>63627191892642.7</text:p>
          </table:table-cell>
          <table:table-cell table:style-name="ce7" table:formula="of:=([.AU72]-[.AU71])/1000" office:value-type="float" office:value="1.9976875" calcext:value-type="float">
            <text:p>1.9977</text:p>
          </table:table-cell>
          <table:table-cell table:style-name="ce7" table:formula="of:=[.AV72]+[.AW71]" office:value-type="float" office:value="139.999390625" calcext:value-type="float">
            <text:p>139.9994</text:p>
          </table:table-cell>
          <table:table-cell table:style-name="ce35" table:formula="of:=[.AW72]-2*([.$B72]-1)" office:value-type="float" office:value="-0.000609375000010459" calcext:value-type="float">
            <text:p>-0.000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72" calcext:value-type="float">
            <text:p>72</text:p>
          </table:table-cell>
          <table:table-cell office:value-type="float" office:value="63627186686518.8" calcext:value-type="float">
            <text:p>63627186686518.8</text:p>
          </table:table-cell>
          <table:table-cell table:formula="of:=([.C73]-[.C72])/1000" office:value-type="float" office:value="2.0002265625" calcext:value-type="float">
            <text:p>2.0002</text:p>
          </table:table-cell>
          <table:table-cell table:formula="of:=[.D73]+[.E72]" office:value-type="float" office:value="141.99978125" calcext:value-type="float">
            <text:p>141.9998</text:p>
          </table:table-cell>
          <table:table-cell table:style-name="ce9" table:formula="of:=[.E73]-2*([.$B73]-1)" office:value-type="float" office:value="-0.000218749999987722" calcext:value-type="float">
            <text:p>-0.00021875</text:p>
          </table:table-cell>
          <table:table-cell table:style-name="Default" office:value-type="float" office:value="63627187205873.3" calcext:value-type="float">
            <text:p>63627187205873.3</text:p>
          </table:table-cell>
          <table:table-cell table:style-name="ce7" table:formula="of:=([.G73]-[.G72])/1000" office:value-type="float" office:value="1.9982421875" calcext:value-type="float">
            <text:p>1.9982</text:p>
          </table:table-cell>
          <table:table-cell table:style-name="ce7" table:formula="of:=[.H73]+[.I72]" office:value-type="float" office:value="141.999921875" calcext:value-type="float">
            <text:p>141.9999</text:p>
          </table:table-cell>
          <table:table-cell table:style-name="ce10" table:formula="of:=[.I73]-2*([.$B73]-1)" office:value-type="float" office:value="-0.000078124999930651" calcext:value-type="float">
            <text:p>-0.000078125</text:p>
          </table:table-cell>
          <table:table-cell table:style-name="Default" office:value-type="float" office:value="63627187673422.6" calcext:value-type="float">
            <text:p>63627187673422.6</text:p>
          </table:table-cell>
          <table:table-cell table:style-name="ce7" table:formula="of:=([.K73]-[.K72])/1000" office:value-type="float" office:value="1.9992890625" calcext:value-type="float">
            <text:p>1.9993</text:p>
          </table:table-cell>
          <table:table-cell table:style-name="ce7" table:formula="of:=[.L73]+[.M72]" office:value-type="float" office:value="141.9999765625" calcext:value-type="float">
            <text:p>142.0000</text:p>
          </table:table-cell>
          <table:table-cell table:style-name="ce11" table:formula="of:=[.M73]-2*([.$B73]-1)" office:value-type="float" office:value="-0.0000234375000047748" calcext:value-type="float">
            <text:p>-2.34375000047748E-05</text:p>
          </table:table-cell>
          <table:table-cell table:style-name="Default" office:value-type="float" office:value="63627188141319.9" calcext:value-type="float">
            <text:p>63627188141319.9</text:p>
          </table:table-cell>
          <table:table-cell table:style-name="ce7" table:formula="of:=([.O73]-[.O72])/1000" office:value-type="float" office:value="2.0007265625" calcext:value-type="float">
            <text:p>2.0007</text:p>
          </table:table-cell>
          <table:table-cell table:style-name="ce7" table:formula="of:=[.P73]+[.Q72]" office:value-type="float" office:value="142.0001953125" calcext:value-type="float">
            <text:p>142.0002</text:p>
          </table:table-cell>
          <table:table-cell table:style-name="ce12" table:formula="of:=[.Q73]-2*([.$B73]-1)" office:value-type="float" office:value="0.000195312500011369" calcext:value-type="float">
            <text:p>0.0001953125</text:p>
          </table:table-cell>
          <table:table-cell table:style-name="Default" office:value-type="float" office:value="63627188601498.3" calcext:value-type="float">
            <text:p>63627188601498.3</text:p>
          </table:table-cell>
          <table:table-cell table:style-name="ce7" table:formula="of:=([.S73]-[.S72])/1000" office:value-type="float" office:value="2.0010859375" calcext:value-type="float">
            <text:p>2.0011</text:p>
          </table:table-cell>
          <table:table-cell table:style-name="ce7" table:formula="of:=[.T73]+[.U72]" office:value-type="float" office:value="142.0024453125" calcext:value-type="float">
            <text:p>142.0024</text:p>
          </table:table-cell>
          <table:table-cell table:style-name="ce13" table:formula="of:=[.U73]-2*([.$B73]-1)" office:value-type="float" office:value="0.00244531250004343" calcext:value-type="float">
            <text:p>0.0024453125</text:p>
          </table:table-cell>
          <table:table-cell table:style-name="Default" office:value-type="float" office:value="63627189058425.1" calcext:value-type="float">
            <text:p>63627189058425.1</text:p>
          </table:table-cell>
          <table:table-cell table:style-name="ce7" table:formula="of:=([.W73]-[.W72])/1000" office:value-type="float" office:value="2.0003984375" calcext:value-type="float">
            <text:p>2.0004</text:p>
          </table:table-cell>
          <table:table-cell table:style-name="ce7" table:formula="of:=[.X73]+[.Y72]" office:value-type="float" office:value="142.001421875" calcext:value-type="float">
            <text:p>142.0014</text:p>
          </table:table-cell>
          <table:table-cell table:style-name="ce14" table:formula="of:=[.Y73]-2*([.$B73]-1)" office:value-type="float" office:value="0.00142187500000546" calcext:value-type="float">
            <text:p>0.001421875</text:p>
          </table:table-cell>
          <table:table-cell table:style-name="Default" office:value-type="float" office:value="63627189523199" calcext:value-type="float">
            <text:p>63627189523199</text:p>
          </table:table-cell>
          <table:table-cell table:style-name="ce15" table:formula="of:=([.AA73]-[.AA72])/1000" office:value-type="float" office:value="2.0007265625" calcext:value-type="float">
            <text:p>2.0007</text:p>
          </table:table-cell>
          <table:table-cell table:style-name="ce7" table:formula="of:=[.AB73]+[.AC72]" office:value-type="float" office:value="142.0004140625" calcext:value-type="float">
            <text:p>142.0004</text:p>
          </table:table-cell>
          <table:table-cell table:style-name="ce16" table:formula="of:=[.AC73]-2*([.$B73]-1)" office:value-type="float" office:value="0.000414062500027512" calcext:value-type="float">
            <text:p>0.0004140625</text:p>
          </table:table-cell>
          <table:table-cell table:style-name="Default" office:value-type="float" office:value="63627189985132.6" calcext:value-type="float">
            <text:p>63627189985132.6</text:p>
          </table:table-cell>
          <table:table-cell table:style-name="ce7" table:formula="of:=([.AE73]-[.AE72])/1000" office:value-type="float" office:value="2.0013125" calcext:value-type="float">
            <text:p>2.0013</text:p>
          </table:table-cell>
          <table:table-cell table:style-name="ce7" table:formula="of:=[.AF73]+[.AG72]" office:value-type="float" office:value="142.000484375" calcext:value-type="float">
            <text:p>142.0005</text:p>
          </table:table-cell>
          <table:table-cell table:style-name="ce20" table:formula="of:=[.AG73]-2*([.$B73]-1)" office:value-type="float" office:value="0.00048437500009868" calcext:value-type="float">
            <text:p>0.000484375</text:p>
          </table:table-cell>
          <table:table-cell table:style-name="Default" office:value-type="float" office:value="63627190451460.6" calcext:value-type="float">
            <text:p>63627190451460.6</text:p>
          </table:table-cell>
          <table:table-cell table:style-name="ce7" table:formula="of:=([.AI73]-[.AI72])/1000" office:value-type="float" office:value="1.9981640625" calcext:value-type="float">
            <text:p>1.9982</text:p>
          </table:table-cell>
          <table:table-cell table:style-name="ce7" table:formula="of:=[.AJ73]+[.AK72]" office:value-type="float" office:value="142.000453125" calcext:value-type="float">
            <text:p>142.0005</text:p>
          </table:table-cell>
          <table:table-cell table:style-name="ce21" table:formula="of:=[.AK73]-2*([.$B73]-1)" office:value-type="float" office:value="0.000453124999950205" calcext:value-type="float">
            <text:p>0.000453125</text:p>
          </table:table-cell>
          <table:table-cell table:formula="of:=[.AM74]" office:value-type="float" office:value="63627190926093.6" calcext:value-type="float">
            <text:p>63627190926093.6</text:p>
          </table:table-cell>
          <table:table-cell table:style-name="ce7" table:formula="of:=([.AM73]-[.AM72])/1000" office:value-type="float" office:value="13.563515625" calcext:value-type="float">
            <text:p>13.5635</text:p>
          </table:table-cell>
          <table:table-cell table:style-name="ce7" table:formula="of:=[.AN73]+[.AO72]" office:value-type="float" office:value="153.5621640625" calcext:value-type="float">
            <text:p>153.5622</text:p>
          </table:table-cell>
          <table:table-cell table:style-name="ce22" table:formula="of:=[.AO73]-2*([.$B73]-1)" office:value-type="float" office:value="11.5621640625" calcext:value-type="float">
            <text:p>11.5621640625</text:p>
          </table:table-cell>
          <table:table-cell table:style-name="Default" office:value-type="float" office:value="63627191379558.7" calcext:value-type="float">
            <text:p>63627191379558.7</text:p>
          </table:table-cell>
          <table:table-cell table:style-name="ce7" table:formula="of:=([.AQ73]-[.AQ72])/1000" office:value-type="float" office:value="2.0015859375" calcext:value-type="float">
            <text:p>2.0016</text:p>
          </table:table-cell>
          <table:table-cell table:style-name="ce7" table:formula="of:=[.AR73]+[.AS72]" office:value-type="float" office:value="142.0011875" calcext:value-type="float">
            <text:p>142.0012</text:p>
          </table:table-cell>
          <table:table-cell table:style-name="ce26" table:formula="of:=[.AS73]-2*([.$B73]-1)" office:value-type="float" office:value="0.00118750000004297" calcext:value-type="float">
            <text:p>0.0011875</text:p>
          </table:table-cell>
          <table:table-cell table:style-name="Default" office:value-type="float" office:value="63627191894643.1" calcext:value-type="float">
            <text:p>63627191894643.1</text:p>
          </table:table-cell>
          <table:table-cell table:style-name="ce7" table:formula="of:=([.AU73]-[.AU72])/1000" office:value-type="float" office:value="2.0003984375" calcext:value-type="float">
            <text:p>2.0004</text:p>
          </table:table-cell>
          <table:table-cell table:style-name="ce7" table:formula="of:=[.AV73]+[.AW72]" office:value-type="float" office:value="141.9997890625" calcext:value-type="float">
            <text:p>141.9998</text:p>
          </table:table-cell>
          <table:table-cell table:style-name="ce35" table:formula="of:=[.AW73]-2*([.$B73]-1)" office:value-type="float" office:value="-0.000210937500014552" calcext:value-type="float">
            <text:p>-0.0002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63627186688519.6" calcext:value-type="float">
            <text:p>63627186688519.6</text:p>
          </table:table-cell>
          <table:table-cell table:formula="of:=([.C74]-[.C73])/1000" office:value-type="float" office:value="2.0008046875" calcext:value-type="float">
            <text:p>2.0008</text:p>
          </table:table-cell>
          <table:table-cell table:formula="of:=[.D74]+[.E73]" office:value-type="float" office:value="144.0005859375" calcext:value-type="float">
            <text:p>144.0006</text:p>
          </table:table-cell>
          <table:table-cell table:style-name="ce9" table:formula="of:=[.E74]-2*([.$B74]-1)" office:value-type="float" office:value="0.000585937500005684" calcext:value-type="float">
            <text:p>0.0005859375</text:p>
          </table:table-cell>
          <table:table-cell table:style-name="Default" office:value-type="float" office:value="63627187207873" calcext:value-type="float">
            <text:p>63627187207873</text:p>
          </table:table-cell>
          <table:table-cell table:style-name="ce7" table:formula="of:=([.G74]-[.G73])/1000" office:value-type="float" office:value="1.9997734375" calcext:value-type="float">
            <text:p>1.9998</text:p>
          </table:table-cell>
          <table:table-cell table:style-name="ce7" table:formula="of:=[.H74]+[.I73]" office:value-type="float" office:value="143.9996953125" calcext:value-type="float">
            <text:p>143.9997</text:p>
          </table:table-cell>
          <table:table-cell table:style-name="ce10" table:formula="of:=[.I74]-2*([.$B74]-1)" office:value-type="float" office:value="-0.000304687499919964" calcext:value-type="float">
            <text:p>-0.0003046875</text:p>
          </table:table-cell>
          <table:table-cell table:style-name="Default" office:value-type="float" office:value="63627187675421.6" calcext:value-type="float">
            <text:p>63627187675421.6</text:p>
          </table:table-cell>
          <table:table-cell table:style-name="ce7" table:formula="of:=([.K74]-[.K73])/1000" office:value-type="float" office:value="1.99903125" calcext:value-type="float">
            <text:p>1.9990</text:p>
          </table:table-cell>
          <table:table-cell table:style-name="ce7" table:formula="of:=[.L74]+[.M73]" office:value-type="float" office:value="143.9990078125" calcext:value-type="float">
            <text:p>143.9990</text:p>
          </table:table-cell>
          <table:table-cell table:style-name="ce11" table:formula="of:=[.M74]-2*([.$B74]-1)" office:value-type="float" office:value="-0.000992187500003183" calcext:value-type="float">
            <text:p>-0.0009921875</text:p>
          </table:table-cell>
          <table:table-cell table:style-name="Default" office:value-type="float" office:value="63627188143320.8" calcext:value-type="float">
            <text:p>63627188143320.8</text:p>
          </table:table-cell>
          <table:table-cell table:style-name="ce7" table:formula="of:=([.O74]-[.O73])/1000" office:value-type="float" office:value="2.00090625" calcext:value-type="float">
            <text:p>2.0009</text:p>
          </table:table-cell>
          <table:table-cell table:style-name="ce7" table:formula="of:=[.P74]+[.Q73]" office:value-type="float" office:value="144.0011015625" calcext:value-type="float">
            <text:p>144.0011</text:p>
          </table:table-cell>
          <table:table-cell table:style-name="ce12" table:formula="of:=[.Q74]-2*([.$B74]-1)" office:value-type="float" office:value="0.00110156250002547" calcext:value-type="float">
            <text:p>0.0011015625</text:p>
          </table:table-cell>
          <table:table-cell table:style-name="Default" office:value-type="float" office:value="63627188603496" calcext:value-type="float">
            <text:p>63627188603496</text:p>
          </table:table-cell>
          <table:table-cell table:style-name="ce7" table:formula="of:=([.S74]-[.S73])/1000" office:value-type="float" office:value="1.9977109375" calcext:value-type="float">
            <text:p>1.9977</text:p>
          </table:table-cell>
          <table:table-cell table:style-name="ce7" table:formula="of:=[.T74]+[.U73]" office:value-type="float" office:value="144.00015625" calcext:value-type="float">
            <text:p>144.0002</text:p>
          </table:table-cell>
          <table:table-cell table:style-name="ce13" table:formula="of:=[.U74]-2*([.$B74]-1)" office:value-type="float" office:value="0.000156250000031832" calcext:value-type="float">
            <text:p>0.00015625</text:p>
          </table:table-cell>
          <table:table-cell table:style-name="Default" office:value-type="float" office:value="63627189060423.1" calcext:value-type="float">
            <text:p>63627189060423.1</text:p>
          </table:table-cell>
          <table:table-cell table:style-name="ce7" table:formula="of:=([.W74]-[.W73])/1000" office:value-type="float" office:value="1.9979765625" calcext:value-type="float">
            <text:p>1.9980</text:p>
          </table:table-cell>
          <table:table-cell table:style-name="ce7" table:formula="of:=[.X74]+[.Y73]" office:value-type="float" office:value="143.9993984375" calcext:value-type="float">
            <text:p>143.9994</text:p>
          </table:table-cell>
          <table:table-cell table:style-name="ce14" table:formula="of:=[.Y74]-2*([.$B74]-1)" office:value-type="float" office:value="-0.000601562499980446" calcext:value-type="float">
            <text:p>-0.0006015625</text:p>
          </table:table-cell>
          <table:table-cell table:style-name="Default" office:value-type="float" office:value="63627189527198.9" calcext:value-type="float">
            <text:p>63627189527198.9</text:p>
          </table:table-cell>
          <table:table-cell table:style-name="ce15" table:formula="of:=([.AA74]-[.AA73])/1000" office:value-type="float" office:value="3.9998984375" calcext:value-type="float">
            <text:p>3.9999</text:p>
          </table:table-cell>
          <table:table-cell table:style-name="ce7" table:formula="of:=[.AB74]+[.AC73]" office:value-type="float" office:value="146.0003125" calcext:value-type="float">
            <text:p>146.0003</text:p>
          </table:table-cell>
          <table:table-cell table:style-name="ce16" table:formula="of:=[.AC74]-2*([.$B74]-1)" office:value-type="float" office:value="2.00031250000004" calcext:value-type="float">
            <text:p>2.0003125</text:p>
          </table:table-cell>
          <table:table-cell table:style-name="Default" office:value-type="float" office:value="63627189987132.8" calcext:value-type="float">
            <text:p>63627189987132.8</text:p>
          </table:table-cell>
          <table:table-cell table:style-name="ce7" table:formula="of:=([.AE74]-[.AE73])/1000" office:value-type="float" office:value="2.0002890625" calcext:value-type="float">
            <text:p>2.0003</text:p>
          </table:table-cell>
          <table:table-cell table:style-name="ce7" table:formula="of:=[.AF74]+[.AG73]" office:value-type="float" office:value="144.0007734375" calcext:value-type="float">
            <text:p>144.0008</text:p>
          </table:table-cell>
          <table:table-cell table:style-name="ce20" table:formula="of:=[.AG74]-2*([.$B74]-1)" office:value-type="float" office:value="0.000773437500100727" calcext:value-type="float">
            <text:p>0.0007734375</text:p>
          </table:table-cell>
          <table:table-cell table:style-name="Default" office:value-type="float" office:value="63627190453460.1" calcext:value-type="float">
            <text:p>63627190453460.1</text:p>
          </table:table-cell>
          <table:table-cell table:style-name="ce7" table:formula="of:=([.AI74]-[.AI73])/1000" office:value-type="float" office:value="1.999453125" calcext:value-type="float">
            <text:p>1.9995</text:p>
          </table:table-cell>
          <table:table-cell table:style-name="ce7" table:formula="of:=[.AJ74]+[.AK73]" office:value-type="float" office:value="143.99990625" calcext:value-type="float">
            <text:p>143.9999</text:p>
          </table:table-cell>
          <table:table-cell table:style-name="ce21" table:formula="of:=[.AK74]-2*([.$B74]-1)" office:value-type="float" office:value="-0.0000937500000475211" calcext:value-type="float">
            <text:p>-0.00009375</text:p>
          </table:table-cell>
          <table:table-cell table:formula="of:=[.AM75]" office:value-type="float" office:value="63627190926093.6" calcext:value-type="float">
            <text:p>63627190926093.6</text:p>
          </table:table-cell>
          <table:table-cell table:style-name="ce7" table:formula="of:=([.AM74]-[.AM73])/1000" office:value-type="float" office:value="0" calcext:value-type="float">
            <text:p>0.0000</text:p>
          </table:table-cell>
          <table:table-cell table:style-name="ce7" table:formula="of:=[.AN74]+[.AO73]" office:value-type="float" office:value="153.5621640625" calcext:value-type="float">
            <text:p>153.5622</text:p>
          </table:table-cell>
          <table:table-cell table:style-name="ce22" table:formula="of:=[.AO74]-2*([.$B74]-1)" office:value-type="float" office:value="9.56216406249999" calcext:value-type="float">
            <text:p>9.5621640625</text:p>
          </table:table-cell>
          <table:table-cell table:style-name="Default" office:value-type="float" office:value="63627191381556.7" calcext:value-type="float">
            <text:p>63627191381556.7</text:p>
          </table:table-cell>
          <table:table-cell table:style-name="ce7" table:formula="of:=([.AQ74]-[.AQ73])/1000" office:value-type="float" office:value="1.998015625" calcext:value-type="float">
            <text:p>1.9980</text:p>
          </table:table-cell>
          <table:table-cell table:style-name="ce7" table:formula="of:=[.AR74]+[.AS73]" office:value-type="float" office:value="143.999203125" calcext:value-type="float">
            <text:p>143.9992</text:p>
          </table:table-cell>
          <table:table-cell table:style-name="ce26" table:formula="of:=[.AS74]-2*([.$B74]-1)" office:value-type="float" office:value="-0.000796874999963393" calcext:value-type="float">
            <text:p>-0.000796875</text:p>
          </table:table-cell>
          <table:table-cell table:style-name="Default" office:value-type="float" office:value="63627191896643.8" calcext:value-type="float">
            <text:p>63627191896643.8</text:p>
          </table:table-cell>
          <table:table-cell table:style-name="ce7" table:formula="of:=([.AU74]-[.AU73])/1000" office:value-type="float" office:value="2.00071875" calcext:value-type="float">
            <text:p>2.0007</text:p>
          </table:table-cell>
          <table:table-cell table:style-name="ce7" table:formula="of:=[.AV74]+[.AW73]" office:value-type="float" office:value="144.0005078125" calcext:value-type="float">
            <text:p>144.0005</text:p>
          </table:table-cell>
          <table:table-cell table:style-name="ce35" table:formula="of:=[.AW74]-2*([.$B74]-1)" office:value-type="float" office:value="0.000507812499989768" calcext:value-type="float">
            <text:p>0.000507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63627186690519.6" calcext:value-type="float">
            <text:p>63627186690519.6</text:p>
          </table:table-cell>
          <table:table-cell table:formula="of:=([.C75]-[.C74])/1000" office:value-type="float" office:value="1.99996875" calcext:value-type="float">
            <text:p>2.0000</text:p>
          </table:table-cell>
          <table:table-cell table:formula="of:=[.D75]+[.E74]" office:value-type="float" office:value="146.0005546875" calcext:value-type="float">
            <text:p>146.0006</text:p>
          </table:table-cell>
          <table:table-cell table:style-name="ce9" table:formula="of:=[.E75]-2*([.$B75]-1)" office:value-type="float" office:value="0.000554687499999318" calcext:value-type="float">
            <text:p>0.0005546875</text:p>
          </table:table-cell>
          <table:table-cell table:style-name="Default" office:value-type="float" office:value="63627187209873.5" calcext:value-type="float">
            <text:p>63627187209873.5</text:p>
          </table:table-cell>
          <table:table-cell table:style-name="ce7" table:formula="of:=([.G75]-[.G74])/1000" office:value-type="float" office:value="2.0004921875" calcext:value-type="float">
            <text:p>2.0005</text:p>
          </table:table-cell>
          <table:table-cell table:style-name="ce7" table:formula="of:=[.H75]+[.I74]" office:value-type="float" office:value="146.0001875" calcext:value-type="float">
            <text:p>146.0002</text:p>
          </table:table-cell>
          <table:table-cell table:style-name="ce10" table:formula="of:=[.I75]-2*([.$B75]-1)" office:value-type="float" office:value="0.000187500000066621" calcext:value-type="float">
            <text:p>0.0001875</text:p>
          </table:table-cell>
          <table:table-cell table:style-name="Default" office:value-type="float" office:value="63627187677423.2" calcext:value-type="float">
            <text:p>63627187677423.2</text:p>
          </table:table-cell>
          <table:table-cell table:style-name="ce7" table:formula="of:=([.K75]-[.K74])/1000" office:value-type="float" office:value="2.0016015625" calcext:value-type="float">
            <text:p>2.0016</text:p>
          </table:table-cell>
          <table:table-cell table:style-name="ce7" table:formula="of:=[.L75]+[.M74]" office:value-type="float" office:value="146.000609375" calcext:value-type="float">
            <text:p>146.0006</text:p>
          </table:table-cell>
          <table:table-cell table:style-name="ce11" table:formula="of:=[.M75]-2*([.$B75]-1)" office:value-type="float" office:value="0.000609375000010459" calcext:value-type="float">
            <text:p>0.000609375</text:p>
          </table:table-cell>
          <table:table-cell table:style-name="Default" office:value-type="float" office:value="63627188145320" calcext:value-type="float">
            <text:p>63627188145320</text:p>
          </table:table-cell>
          <table:table-cell table:style-name="ce7" table:formula="of:=([.O75]-[.O74])/1000" office:value-type="float" office:value="1.99915625" calcext:value-type="float">
            <text:p>1.9992</text:p>
          </table:table-cell>
          <table:table-cell table:style-name="ce7" table:formula="of:=[.P75]+[.Q74]" office:value-type="float" office:value="146.0002578125" calcext:value-type="float">
            <text:p>146.0003</text:p>
          </table:table-cell>
          <table:table-cell table:style-name="ce12" table:formula="of:=[.Q75]-2*([.$B75]-1)" office:value-type="float" office:value="0.000257812500024102" calcext:value-type="float">
            <text:p>0.0002578125</text:p>
          </table:table-cell>
          <table:table-cell table:style-name="Default" office:value-type="float" office:value="63627188605496.7" calcext:value-type="float">
            <text:p>63627188605496.7</text:p>
          </table:table-cell>
          <table:table-cell table:style-name="ce7" table:formula="of:=([.S75]-[.S74])/1000" office:value-type="float" office:value="2.00065625" calcext:value-type="float">
            <text:p>2.0007</text:p>
          </table:table-cell>
          <table:table-cell table:style-name="ce7" table:formula="of:=[.T75]+[.U74]" office:value-type="float" office:value="146.0008125" calcext:value-type="float">
            <text:p>146.0008</text:p>
          </table:table-cell>
          <table:table-cell table:style-name="ce13" table:formula="of:=[.U75]-2*([.$B75]-1)" office:value-type="float" office:value="0.00081250000002342" calcext:value-type="float">
            <text:p>0.0008125</text:p>
          </table:table-cell>
          <table:table-cell table:style-name="Default" office:value-type="float" office:value="63627189062422.6" calcext:value-type="float">
            <text:p>63627189062422.6</text:p>
          </table:table-cell>
          <table:table-cell table:style-name="ce7" table:formula="of:=([.W75]-[.W74])/1000" office:value-type="float" office:value="1.9995390625" calcext:value-type="float">
            <text:p>1.9995</text:p>
          </table:table-cell>
          <table:table-cell table:style-name="ce7" table:formula="of:=[.X75]+[.Y74]" office:value-type="float" office:value="145.9989375" calcext:value-type="float">
            <text:p>145.9989</text:p>
          </table:table-cell>
          <table:table-cell table:style-name="ce14" table:formula="of:=[.Y75]-2*([.$B75]-1)" office:value-type="float" office:value="-0.00106249999998909" calcext:value-type="float">
            <text:p>-0.0010625</text:p>
          </table:table-cell>
          <table:table-cell table:style-name="Default" office:value-type="float" office:value="63627189529200.1" calcext:value-type="float">
            <text:p>63627189529200.1</text:p>
          </table:table-cell>
          <table:table-cell table:style-name="ce15" table:formula="of:=([.AA75]-[.AA74])/1000" office:value-type="float" office:value="2.0012109375" calcext:value-type="float">
            <text:p>2.0012</text:p>
          </table:table-cell>
          <table:table-cell table:style-name="ce7" table:formula="of:=[.AB75]+[.AC74]" office:value-type="float" office:value="148.0015234375" calcext:value-type="float">
            <text:p>148.0015</text:p>
          </table:table-cell>
          <table:table-cell table:style-name="ce16" table:formula="of:=[.AC75]-2*([.$B75]-1)" office:value-type="float" office:value="2.00152343750003" calcext:value-type="float">
            <text:p>2.0015234375</text:p>
          </table:table-cell>
          <table:table-cell table:style-name="Default" office:value-type="float" office:value="63627189989133.6" calcext:value-type="float">
            <text:p>63627189989133.6</text:p>
          </table:table-cell>
          <table:table-cell table:style-name="ce7" table:formula="of:=([.AE75]-[.AE74])/1000" office:value-type="float" office:value="2.00075" calcext:value-type="float">
            <text:p>2.0008</text:p>
          </table:table-cell>
          <table:table-cell table:style-name="ce7" table:formula="of:=[.AF75]+[.AG74]" office:value-type="float" office:value="146.0015234375" calcext:value-type="float">
            <text:p>146.0015</text:p>
          </table:table-cell>
          <table:table-cell table:style-name="ce20" table:formula="of:=[.AG75]-2*([.$B75]-1)" office:value-type="float" office:value="0.00152343750011141" calcext:value-type="float">
            <text:p>0.0015234375</text:p>
          </table:table-cell>
          <table:table-cell table:style-name="Default" office:value-type="float" office:value="63627190455461.8" calcext:value-type="float">
            <text:p>63627190455461.8</text:p>
          </table:table-cell>
          <table:table-cell table:style-name="ce7" table:formula="of:=([.AI75]-[.AI74])/1000" office:value-type="float" office:value="2.001671875" calcext:value-type="float">
            <text:p>2.0017</text:p>
          </table:table-cell>
          <table:table-cell table:style-name="ce7" table:formula="of:=[.AJ75]+[.AK74]" office:value-type="float" office:value="146.001578125" calcext:value-type="float">
            <text:p>146.0016</text:p>
          </table:table-cell>
          <table:table-cell table:style-name="ce21" table:formula="of:=[.AK75]-2*([.$B75]-1)" office:value-type="float" office:value="0.00157812499995202" calcext:value-type="float">
            <text:p>0.001578125</text:p>
          </table:table-cell>
          <table:table-cell table:formula="of:=[.AM76]" office:value-type="float" office:value="63627190926093.6" calcext:value-type="float">
            <text:p>63627190926093.6</text:p>
          </table:table-cell>
          <table:table-cell table:style-name="ce7" table:formula="of:=([.AM75]-[.AM74])/1000" office:value-type="float" office:value="0" calcext:value-type="float">
            <text:p>0.0000</text:p>
          </table:table-cell>
          <table:table-cell table:style-name="ce7" table:formula="of:=[.AN75]+[.AO74]" office:value-type="float" office:value="153.5621640625" calcext:value-type="float">
            <text:p>153.5622</text:p>
          </table:table-cell>
          <table:table-cell table:style-name="ce22" table:formula="of:=[.AO75]-2*([.$B75]-1)" office:value-type="float" office:value="7.56216406249999" calcext:value-type="float">
            <text:p>7.5621640625</text:p>
          </table:table-cell>
          <table:table-cell table:style-name="Default" office:value-type="float" office:value="63627191383556.7" calcext:value-type="float">
            <text:p>63627191383556.7</text:p>
          </table:table-cell>
          <table:table-cell table:style-name="ce7" table:formula="of:=([.AQ75]-[.AQ74])/1000" office:value-type="float" office:value="1.99996875" calcext:value-type="float">
            <text:p>2.0000</text:p>
          </table:table-cell>
          <table:table-cell table:style-name="ce7" table:formula="of:=[.AR75]+[.AS74]" office:value-type="float" office:value="145.999171875" calcext:value-type="float">
            <text:p>145.9992</text:p>
          </table:table-cell>
          <table:table-cell table:style-name="ce26" table:formula="of:=[.AS75]-2*([.$B75]-1)" office:value-type="float" office:value="-0.000828124999969759" calcext:value-type="float">
            <text:p>-0.000828125</text:p>
          </table:table-cell>
          <table:table-cell table:style-name="Default" office:value-type="float" office:value="63627191898642.7" calcext:value-type="float">
            <text:p>63627191898642.7</text:p>
          </table:table-cell>
          <table:table-cell table:style-name="ce7" table:formula="of:=([.AU75]-[.AU74])/1000" office:value-type="float" office:value="1.9989453125" calcext:value-type="float">
            <text:p>1.9989</text:p>
          </table:table-cell>
          <table:table-cell table:style-name="ce7" table:formula="of:=[.AV75]+[.AW74]" office:value-type="float" office:value="145.999453125" calcext:value-type="float">
            <text:p>145.9995</text:p>
          </table:table-cell>
          <table:table-cell table:style-name="ce35" table:formula="of:=[.AW75]-2*([.$B75]-1)" office:value-type="float" office:value="-0.000546874999997726" calcext:value-type="float">
            <text:p>-0.0005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63627186692519.9" calcext:value-type="float">
            <text:p>63627186692519.9</text:p>
          </table:table-cell>
          <table:table-cell table:formula="of:=([.C76]-[.C75])/1000" office:value-type="float" office:value="2.000328125" calcext:value-type="float">
            <text:p>2.0003</text:p>
          </table:table-cell>
          <table:table-cell table:formula="of:=[.D76]+[.E75]" office:value-type="float" office:value="148.0008828125" calcext:value-type="float">
            <text:p>148.0009</text:p>
          </table:table-cell>
          <table:table-cell table:style-name="ce9" table:formula="of:=[.E76]-2*([.$B76]-1)" office:value-type="float" office:value="0.000882812500009322" calcext:value-type="float">
            <text:p>0.0008828125</text:p>
          </table:table-cell>
          <table:table-cell table:style-name="Default" office:value-type="float" office:value="63627187211872.8" calcext:value-type="float">
            <text:p>63627187211872.8</text:p>
          </table:table-cell>
          <table:table-cell table:style-name="ce7" table:formula="of:=([.G76]-[.G75])/1000" office:value-type="float" office:value="1.999265625" calcext:value-type="float">
            <text:p>1.9993</text:p>
          </table:table-cell>
          <table:table-cell table:style-name="ce7" table:formula="of:=[.H76]+[.I75]" office:value-type="float" office:value="147.999453125" calcext:value-type="float">
            <text:p>147.9995</text:p>
          </table:table-cell>
          <table:table-cell table:style-name="ce10" table:formula="of:=[.I76]-2*([.$B76]-1)" office:value-type="float" office:value="-0.000546874999940883" calcext:value-type="float">
            <text:p>-0.000546875</text:p>
          </table:table-cell>
          <table:table-cell table:style-name="Default" office:value-type="float" office:value="63627187679421.6" calcext:value-type="float">
            <text:p>63627187679421.6</text:p>
          </table:table-cell>
          <table:table-cell table:style-name="ce7" table:formula="of:=([.K76]-[.K75])/1000" office:value-type="float" office:value="1.9983828125" calcext:value-type="float">
            <text:p>1.9984</text:p>
          </table:table-cell>
          <table:table-cell table:style-name="ce7" table:formula="of:=[.L76]+[.M75]" office:value-type="float" office:value="147.9989921875" calcext:value-type="float">
            <text:p>147.9990</text:p>
          </table:table-cell>
          <table:table-cell table:style-name="ce11" table:formula="of:=[.M76]-2*([.$B76]-1)" office:value-type="float" office:value="-0.00100781249997794" calcext:value-type="float">
            <text:p>-0.0010078125</text:p>
          </table:table-cell>
          <table:table-cell table:style-name="Default" office:value-type="float" office:value="63627188147320.9" calcext:value-type="float">
            <text:p>63627188147320.9</text:p>
          </table:table-cell>
          <table:table-cell table:style-name="ce7" table:formula="of:=([.O76]-[.O75])/1000" office:value-type="float" office:value="2.0009609375" calcext:value-type="float">
            <text:p>2.0010</text:p>
          </table:table-cell>
          <table:table-cell table:style-name="ce7" table:formula="of:=[.P76]+[.Q75]" office:value-type="float" office:value="148.00121875" calcext:value-type="float">
            <text:p>148.0012</text:p>
          </table:table-cell>
          <table:table-cell table:style-name="ce12" table:formula="of:=[.Q76]-2*([.$B76]-1)" office:value-type="float" office:value="0.00121875000002092" calcext:value-type="float">
            <text:p>0.00121875</text:p>
          </table:table-cell>
          <table:table-cell table:style-name="Default" office:value-type="float" office:value="63627188607496.8" calcext:value-type="float">
            <text:p>63627188607496.8</text:p>
          </table:table-cell>
          <table:table-cell table:style-name="ce7" table:formula="of:=([.S76]-[.S75])/1000" office:value-type="float" office:value="2.0001015625" calcext:value-type="float">
            <text:p>2.0001</text:p>
          </table:table-cell>
          <table:table-cell table:style-name="ce7" table:formula="of:=[.T76]+[.U75]" office:value-type="float" office:value="148.0009140625" calcext:value-type="float">
            <text:p>148.0009</text:p>
          </table:table-cell>
          <table:table-cell table:style-name="ce13" table:formula="of:=[.U76]-2*([.$B76]-1)" office:value-type="float" office:value="0.000914062500015689" calcext:value-type="float">
            <text:p>0.0009140625</text:p>
          </table:table-cell>
          <table:table-cell table:style-name="Default" office:value-type="float" office:value="63627189064423.8" calcext:value-type="float">
            <text:p>63627189064423.8</text:p>
          </table:table-cell>
          <table:table-cell table:style-name="ce7" table:formula="of:=([.W76]-[.W75])/1000" office:value-type="float" office:value="2.0011953125" calcext:value-type="float">
            <text:p>2.0012</text:p>
          </table:table-cell>
          <table:table-cell table:style-name="ce7" table:formula="of:=[.X76]+[.Y75]" office:value-type="float" office:value="148.0001328125" calcext:value-type="float">
            <text:p>148.0001</text:p>
          </table:table-cell>
          <table:table-cell table:style-name="ce14" table:formula="of:=[.Y76]-2*([.$B76]-1)" office:value-type="float" office:value="0.000132812499998636" calcext:value-type="float">
            <text:p>0.0001328125</text:p>
          </table:table-cell>
          <table:table-cell table:style-name="Default" office:value-type="float" office:value="63627189531198.8" calcext:value-type="float">
            <text:p>63627189531198.8</text:p>
          </table:table-cell>
          <table:table-cell table:style-name="ce15" table:formula="of:=([.AA76]-[.AA75])/1000" office:value-type="float" office:value="1.9986875" calcext:value-type="float">
            <text:p>1.9987</text:p>
          </table:table-cell>
          <table:table-cell table:style-name="ce7" table:formula="of:=[.AB76]+[.AC75]" office:value-type="float" office:value="150.0002109375" calcext:value-type="float">
            <text:p>150.0002</text:p>
          </table:table-cell>
          <table:table-cell table:style-name="ce16" table:formula="of:=[.AC76]-2*([.$B76]-1)" office:value-type="float" office:value="2.00021093750001" calcext:value-type="float">
            <text:p>2.0002109375</text:p>
          </table:table-cell>
          <table:table-cell table:style-name="Default" office:value-type="float" office:value="63627189991132.4" calcext:value-type="float">
            <text:p>63627189991132.4</text:p>
          </table:table-cell>
          <table:table-cell table:style-name="ce7" table:formula="of:=([.AE76]-[.AE75])/1000" office:value-type="float" office:value="1.9987890625" calcext:value-type="float">
            <text:p>1.9988</text:p>
          </table:table-cell>
          <table:table-cell table:style-name="ce7" table:formula="of:=[.AF76]+[.AG75]" office:value-type="float" office:value="148.0003125" calcext:value-type="float">
            <text:p>148.0003</text:p>
          </table:table-cell>
          <table:table-cell table:style-name="ce20" table:formula="of:=[.AG76]-2*([.$B76]-1)" office:value-type="float" office:value="0.000312500000120508" calcext:value-type="float">
            <text:p>0.0003125</text:p>
          </table:table-cell>
          <table:table-cell table:style-name="Default" office:value-type="float" office:value="63627190457460.9" calcext:value-type="float">
            <text:p>63627190457460.9</text:p>
          </table:table-cell>
          <table:table-cell table:style-name="ce7" table:formula="of:=([.AI76]-[.AI75])/1000" office:value-type="float" office:value="1.9991953125" calcext:value-type="float">
            <text:p>1.9992</text:p>
          </table:table-cell>
          <table:table-cell table:style-name="ce7" table:formula="of:=[.AJ76]+[.AK75]" office:value-type="float" office:value="148.0007734375" calcext:value-type="float">
            <text:p>148.0008</text:p>
          </table:table-cell>
          <table:table-cell table:style-name="ce21" table:formula="of:=[.AK76]-2*([.$B76]-1)" office:value-type="float" office:value="0.000773437499958618" calcext:value-type="float">
            <text:p>0.0007734375</text:p>
          </table:table-cell>
          <table:table-cell table:formula="of:=[.AM77]" office:value-type="float" office:value="63627190926093.6" calcext:value-type="float">
            <text:p>63627190926093.6</text:p>
          </table:table-cell>
          <table:table-cell table:style-name="ce7" table:formula="of:=([.AM76]-[.AM75])/1000" office:value-type="float" office:value="0" calcext:value-type="float">
            <text:p>0.0000</text:p>
          </table:table-cell>
          <table:table-cell table:style-name="ce7" table:formula="of:=[.AN76]+[.AO75]" office:value-type="float" office:value="153.5621640625" calcext:value-type="float">
            <text:p>153.5622</text:p>
          </table:table-cell>
          <table:table-cell table:style-name="ce22" table:formula="of:=[.AO76]-2*([.$B76]-1)" office:value-type="float" office:value="5.56216406249999" calcext:value-type="float">
            <text:p>5.5621640625</text:p>
          </table:table-cell>
          <table:table-cell table:style-name="Default" office:value-type="float" office:value="63627191385556.7" calcext:value-type="float">
            <text:p>63627191385556.7</text:p>
          </table:table-cell>
          <table:table-cell table:style-name="ce7" table:formula="of:=([.AQ76]-[.AQ75])/1000" office:value-type="float" office:value="2.0000390625" calcext:value-type="float">
            <text:p>2.0000</text:p>
          </table:table-cell>
          <table:table-cell table:style-name="ce7" table:formula="of:=[.AR76]+[.AS75]" office:value-type="float" office:value="147.9992109375" calcext:value-type="float">
            <text:p>147.9992</text:p>
          </table:table-cell>
          <table:table-cell table:style-name="ce26" table:formula="of:=[.AS76]-2*([.$B76]-1)" office:value-type="float" office:value="-0.000789062499961801" calcext:value-type="float">
            <text:p>-0.0007890625</text:p>
          </table:table-cell>
          <table:table-cell table:style-name="Default" office:value-type="float" office:value="63627191900643.3" calcext:value-type="float">
            <text:p>63627191900643.3</text:p>
          </table:table-cell>
          <table:table-cell table:style-name="ce7" table:formula="of:=([.AU76]-[.AU75])/1000" office:value-type="float" office:value="2.000578125" calcext:value-type="float">
            <text:p>2.0006</text:p>
          </table:table-cell>
          <table:table-cell table:style-name="ce7" table:formula="of:=[.AV76]+[.AW75]" office:value-type="float" office:value="148.00003125" calcext:value-type="float">
            <text:p>148.0000</text:p>
          </table:table-cell>
          <table:table-cell table:style-name="ce35" table:formula="of:=[.AW76]-2*([.$B76]-1)" office:value-type="float" office:value="0.0000312500000063665" calcext:value-type="float">
            <text:p>0.000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63627186694520.5" calcext:value-type="float">
            <text:p>63627186694520.5</text:p>
          </table:table-cell>
          <table:table-cell table:formula="of:=([.C77]-[.C76])/1000" office:value-type="float" office:value="2.0005625" calcext:value-type="float">
            <text:p>2.0006</text:p>
          </table:table-cell>
          <table:table-cell table:formula="of:=[.D77]+[.E76]" office:value-type="float" office:value="150.0014453125" calcext:value-type="float">
            <text:p>150.0014</text:p>
          </table:table-cell>
          <table:table-cell table:style-name="ce9" table:formula="of:=[.E77]-2*([.$B77]-1)" office:value-type="float" office:value="0.00144531250001023" calcext:value-type="float">
            <text:p>0.0014453125</text:p>
          </table:table-cell>
          <table:table-cell table:style-name="Default" office:value-type="float" office:value="63627187213872.7" calcext:value-type="float">
            <text:p>63627187213872.7</text:p>
          </table:table-cell>
          <table:table-cell table:style-name="ce7" table:formula="of:=([.G77]-[.G76])/1000" office:value-type="float" office:value="1.9998828125" calcext:value-type="float">
            <text:p>1.9999</text:p>
          </table:table-cell>
          <table:table-cell table:style-name="ce7" table:formula="of:=[.H77]+[.I76]" office:value-type="float" office:value="149.9993359375" calcext:value-type="float">
            <text:p>149.9993</text:p>
          </table:table-cell>
          <table:table-cell table:style-name="ce10" table:formula="of:=[.I77]-2*([.$B77]-1)" office:value-type="float" office:value="-0.000664062499936335" calcext:value-type="float">
            <text:p>-0.0006640625</text:p>
          </table:table-cell>
          <table:table-cell table:style-name="Default" office:value-type="float" office:value="63627187681422.2" calcext:value-type="float">
            <text:p>63627187681422.2</text:p>
          </table:table-cell>
          <table:table-cell table:style-name="ce7" table:formula="of:=([.K77]-[.K76])/1000" office:value-type="float" office:value="2.000546875" calcext:value-type="float">
            <text:p>2.0005</text:p>
          </table:table-cell>
          <table:table-cell table:style-name="ce7" table:formula="of:=[.L77]+[.M76]" office:value-type="float" office:value="149.9995390625" calcext:value-type="float">
            <text:p>149.9995</text:p>
          </table:table-cell>
          <table:table-cell table:style-name="ce11" table:formula="of:=[.M77]-2*([.$B77]-1)" office:value-type="float" office:value="-0.000460937499980219" calcext:value-type="float">
            <text:p>-0.0004609375</text:p>
          </table:table-cell>
          <table:table-cell table:style-name="Default" office:value-type="float" office:value="63627188149319.7" calcext:value-type="float">
            <text:p>63627188149319.7</text:p>
          </table:table-cell>
          <table:table-cell table:style-name="ce7" table:formula="of:=([.O77]-[.O76])/1000" office:value-type="float" office:value="1.9987578125" calcext:value-type="float">
            <text:p>1.9988</text:p>
          </table:table-cell>
          <table:table-cell table:style-name="ce7" table:formula="of:=[.P77]+[.Q76]" office:value-type="float" office:value="149.9999765625" calcext:value-type="float">
            <text:p>150.0000</text:p>
          </table:table-cell>
          <table:table-cell table:style-name="ce12" table:formula="of:=[.Q77]-2*([.$B77]-1)" office:value-type="float" office:value="-0.0000234374999763531" calcext:value-type="float">
            <text:p>-2.34374999763531E-05</text:p>
          </table:table-cell>
          <table:table-cell table:style-name="Default" office:value-type="float" office:value="63627188609495.1" calcext:value-type="float">
            <text:p>63627188609495.1</text:p>
          </table:table-cell>
          <table:table-cell table:style-name="ce7" table:formula="of:=([.S77]-[.S76])/1000" office:value-type="float" office:value="1.9983203125" calcext:value-type="float">
            <text:p>1.9983</text:p>
          </table:table-cell>
          <table:table-cell table:style-name="ce7" table:formula="of:=[.T77]+[.U76]" office:value-type="float" office:value="149.999234375" calcext:value-type="float">
            <text:p>149.9992</text:p>
          </table:table-cell>
          <table:table-cell table:style-name="ce13" table:formula="of:=[.U77]-2*([.$B77]-1)" office:value-type="float" office:value="-0.000765624999985448" calcext:value-type="float">
            <text:p>-0.000765625</text:p>
          </table:table-cell>
          <table:table-cell table:style-name="Default" office:value-type="float" office:value="63627189066424" calcext:value-type="float">
            <text:p>63627189066424</text:p>
          </table:table-cell>
          <table:table-cell table:style-name="ce7" table:formula="of:=([.W77]-[.W76])/1000" office:value-type="float" office:value="2.00021875" calcext:value-type="float">
            <text:p>2.0002</text:p>
          </table:table-cell>
          <table:table-cell table:style-name="ce7" table:formula="of:=[.X77]+[.Y76]" office:value-type="float" office:value="150.0003515625" calcext:value-type="float">
            <text:p>150.0004</text:p>
          </table:table-cell>
          <table:table-cell table:style-name="ce14" table:formula="of:=[.Y77]-2*([.$B77]-1)" office:value-type="float" office:value="0.000351562499986358" calcext:value-type="float">
            <text:p>0.0003515625</text:p>
          </table:table-cell>
          <table:table-cell table:style-name="Default" office:value-type="float" office:value="63627189533197.9" calcext:value-type="float">
            <text:p>63627189533197.9</text:p>
          </table:table-cell>
          <table:table-cell table:style-name="ce15" table:formula="of:=([.AA77]-[.AA76])/1000" office:value-type="float" office:value="1.999109375" calcext:value-type="float">
            <text:p>1.9991</text:p>
          </table:table-cell>
          <table:table-cell table:style-name="ce7" table:formula="of:=[.AB77]+[.AC76]" office:value-type="float" office:value="151.9993203125" calcext:value-type="float">
            <text:p>151.9993</text:p>
          </table:table-cell>
          <table:table-cell table:style-name="ce16" table:formula="of:=[.AC77]-2*([.$B77]-1)" office:value-type="float" office:value="1.9993203125" calcext:value-type="float">
            <text:p>1.9993203125</text:p>
          </table:table-cell>
          <table:table-cell table:style-name="Default" office:value-type="float" office:value="63627189993133.1" calcext:value-type="float">
            <text:p>63627189993133.1</text:p>
          </table:table-cell>
          <table:table-cell table:style-name="ce7" table:formula="of:=([.AE77]-[.AE76])/1000" office:value-type="float" office:value="2.0006953125" calcext:value-type="float">
            <text:p>2.0007</text:p>
          </table:table-cell>
          <table:table-cell table:style-name="ce7" table:formula="of:=[.AF77]+[.AG76]" office:value-type="float" office:value="150.0010078125" calcext:value-type="float">
            <text:p>150.0010</text:p>
          </table:table-cell>
          <table:table-cell table:style-name="ce20" table:formula="of:=[.AG77]-2*([.$B77]-1)" office:value-type="float" office:value="0.00100781250012005" calcext:value-type="float">
            <text:p>0.0010078125</text:p>
          </table:table-cell>
          <table:table-cell table:style-name="Default" office:value-type="float" office:value="63627190459460" calcext:value-type="float">
            <text:p>63627190459460</text:p>
          </table:table-cell>
          <table:table-cell table:style-name="ce7" table:formula="of:=([.AI77]-[.AI76])/1000" office:value-type="float" office:value="1.9990546875" calcext:value-type="float">
            <text:p>1.9991</text:p>
          </table:table-cell>
          <table:table-cell table:style-name="ce7" table:formula="of:=[.AJ77]+[.AK76]" office:value-type="float" office:value="149.999828125" calcext:value-type="float">
            <text:p>149.9998</text:p>
          </table:table-cell>
          <table:table-cell table:style-name="ce21" table:formula="of:=[.AK77]-2*([.$B77]-1)" office:value-type="float" office:value="-0.000171875000035016" calcext:value-type="float">
            <text:p>-0.000171875</text:p>
          </table:table-cell>
          <table:table-cell table:formula="of:=[.AM78]" office:value-type="float" office:value="63627190926093.6" calcext:value-type="float">
            <text:p>63627190926093.6</text:p>
          </table:table-cell>
          <table:table-cell table:style-name="ce7" table:formula="of:=([.AM77]-[.AM76])/1000" office:value-type="float" office:value="0" calcext:value-type="float">
            <text:p>0.0000</text:p>
          </table:table-cell>
          <table:table-cell table:style-name="ce7" table:formula="of:=[.AN77]+[.AO76]" office:value-type="float" office:value="153.5621640625" calcext:value-type="float">
            <text:p>153.5622</text:p>
          </table:table-cell>
          <table:table-cell table:style-name="ce22" table:formula="of:=[.AO77]-2*([.$B77]-1)" office:value-type="float" office:value="3.56216406249999" calcext:value-type="float">
            <text:p>3.5621640625</text:p>
          </table:table-cell>
          <table:table-cell table:style-name="Default" office:value-type="float" office:value="63627191387556.7" calcext:value-type="float">
            <text:p>63627191387556.7</text:p>
          </table:table-cell>
          <table:table-cell table:style-name="ce7" table:formula="of:=([.AQ77]-[.AQ76])/1000" office:value-type="float" office:value="1.999984375" calcext:value-type="float">
            <text:p>2.0000</text:p>
          </table:table-cell>
          <table:table-cell table:style-name="ce7" table:formula="of:=[.AR77]+[.AS76]" office:value-type="float" office:value="149.9991953125" calcext:value-type="float">
            <text:p>149.9992</text:p>
          </table:table-cell>
          <table:table-cell table:style-name="ce26" table:formula="of:=[.AS77]-2*([.$B77]-1)" office:value-type="float" office:value="-0.000804687499964984" calcext:value-type="float">
            <text:p>-0.0008046875</text:p>
          </table:table-cell>
          <table:table-cell table:style-name="Default" office:value-type="float" office:value="63627191902643.4" calcext:value-type="float">
            <text:p>63627191902643.4</text:p>
          </table:table-cell>
          <table:table-cell table:style-name="ce7" table:formula="of:=([.AU77]-[.AU76])/1000" office:value-type="float" office:value="2.00003125" calcext:value-type="float">
            <text:p>2.0000</text:p>
          </table:table-cell>
          <table:table-cell table:style-name="ce7" table:formula="of:=[.AV77]+[.AW76]" office:value-type="float" office:value="150.0000625" calcext:value-type="float">
            <text:p>150.0001</text:p>
          </table:table-cell>
          <table:table-cell table:style-name="ce35" table:formula="of:=[.AW77]-2*([.$B77]-1)" office:value-type="float" office:value="0.0000625000000127329" calcext:value-type="float">
            <text:p>0.000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63627186696518.9" calcext:value-type="float">
            <text:p>63627186696518.9</text:p>
          </table:table-cell>
          <table:table-cell table:formula="of:=([.C78]-[.C77])/1000" office:value-type="float" office:value="1.9984140625" calcext:value-type="float">
            <text:p>1.9984</text:p>
          </table:table-cell>
          <table:table-cell table:formula="of:=[.D78]+[.E77]" office:value-type="float" office:value="151.999859375" calcext:value-type="float">
            <text:p>151.9999</text:p>
          </table:table-cell>
          <table:table-cell table:style-name="ce9" table:formula="of:=[.E78]-2*([.$B78]-1)" office:value-type="float" office:value="-0.000140625000000227" calcext:value-type="float">
            <text:p>-0.000140625</text:p>
          </table:table-cell>
          <table:table-cell table:style-name="Default" office:value-type="float" office:value="63627187215873.9" calcext:value-type="float">
            <text:p>63627187215873.9</text:p>
          </table:table-cell>
          <table:table-cell table:style-name="ce7" table:formula="of:=([.G78]-[.G77])/1000" office:value-type="float" office:value="2.0012421875" calcext:value-type="float">
            <text:p>2.0012</text:p>
          </table:table-cell>
          <table:table-cell table:style-name="ce7" table:formula="of:=[.H78]+[.I77]" office:value-type="float" office:value="152.000578125" calcext:value-type="float">
            <text:p>152.0006</text:p>
          </table:table-cell>
          <table:table-cell table:style-name="ce10" table:formula="of:=[.I78]-2*([.$B78]-1)" office:value-type="float" office:value="0.000578125000060936" calcext:value-type="float">
            <text:p>0.000578125</text:p>
          </table:table-cell>
          <table:table-cell table:style-name="Default" office:value-type="float" office:value="63627187683423.2" calcext:value-type="float">
            <text:p>63627187683423.2</text:p>
          </table:table-cell>
          <table:table-cell table:style-name="ce7" table:formula="of:=([.K78]-[.K77])/1000" office:value-type="float" office:value="2.0009921875" calcext:value-type="float">
            <text:p>2.0010</text:p>
          </table:table-cell>
          <table:table-cell table:style-name="ce7" table:formula="of:=[.L78]+[.M77]" office:value-type="float" office:value="152.00053125" calcext:value-type="float">
            <text:p>152.0005</text:p>
          </table:table-cell>
          <table:table-cell table:style-name="ce11" table:formula="of:=[.M78]-2*([.$B78]-1)" office:value-type="float" office:value="0.000531250000022965" calcext:value-type="float">
            <text:p>0.00053125</text:p>
          </table:table-cell>
          <table:table-cell table:style-name="Default" office:value-type="float" office:value="63627188151319.4" calcext:value-type="float">
            <text:p>63627188151319.4</text:p>
          </table:table-cell>
          <table:table-cell table:style-name="ce7" table:formula="of:=([.O78]-[.O77])/1000" office:value-type="float" office:value="1.99975" calcext:value-type="float">
            <text:p>1.9998</text:p>
          </table:table-cell>
          <table:table-cell table:style-name="ce7" table:formula="of:=[.P78]+[.Q77]" office:value-type="float" office:value="151.9997265625" calcext:value-type="float">
            <text:p>151.9997</text:p>
          </table:table-cell>
          <table:table-cell table:style-name="ce12" table:formula="of:=[.Q78]-2*([.$B78]-1)" office:value-type="float" office:value="-0.000273437499970441" calcext:value-type="float">
            <text:p>-0.0002734375</text:p>
          </table:table-cell>
          <table:table-cell table:style-name="Default" office:value-type="float" office:value="63627188611495.4" calcext:value-type="float">
            <text:p>63627188611495.4</text:p>
          </table:table-cell>
          <table:table-cell table:style-name="ce7" table:formula="of:=([.S78]-[.S77])/1000" office:value-type="float" office:value="2.000328125" calcext:value-type="float">
            <text:p>2.0003</text:p>
          </table:table-cell>
          <table:table-cell table:style-name="ce7" table:formula="of:=[.T78]+[.U77]" office:value-type="float" office:value="151.9995625" calcext:value-type="float">
            <text:p>151.9996</text:p>
          </table:table-cell>
          <table:table-cell table:style-name="ce13" table:formula="of:=[.U78]-2*([.$B78]-1)" office:value-type="float" office:value="-0.000437499999975444" calcext:value-type="float">
            <text:p>-0.0004375</text:p>
          </table:table-cell>
          <table:table-cell table:style-name="Default" office:value-type="float" office:value="63627189068422.8" calcext:value-type="float">
            <text:p>63627189068422.8</text:p>
          </table:table-cell>
          <table:table-cell table:style-name="ce7" table:formula="of:=([.W78]-[.W77])/1000" office:value-type="float" office:value="1.99875" calcext:value-type="float">
            <text:p>1.9988</text:p>
          </table:table-cell>
          <table:table-cell table:style-name="ce7" table:formula="of:=[.X78]+[.Y77]" office:value-type="float" office:value="151.9991015625" calcext:value-type="float">
            <text:p>151.9991</text:p>
          </table:table-cell>
          <table:table-cell table:style-name="ce14" table:formula="of:=[.Y78]-2*([.$B78]-1)" office:value-type="float" office:value="-0.000898437500012506" calcext:value-type="float">
            <text:p>-0.0008984375</text:p>
          </table:table-cell>
          <table:table-cell table:style-name="Default" office:value-type="float" office:value="63627189535255.7" calcext:value-type="float">
            <text:p>63627189535255.7</text:p>
          </table:table-cell>
          <table:table-cell table:style-name="ce15" table:formula="of:=([.AA78]-[.AA77])/1000" office:value-type="float" office:value="2.057796875" calcext:value-type="float">
            <text:p>2.0578</text:p>
          </table:table-cell>
          <table:table-cell table:style-name="ce7" table:formula="of:=[.AB78]+[.AC77]" office:value-type="float" office:value="154.0571171875" calcext:value-type="float">
            <text:p>154.0571</text:p>
          </table:table-cell>
          <table:table-cell table:style-name="ce16" table:formula="of:=[.AC78]-2*([.$B78]-1)" office:value-type="float" office:value="2.05711718750001" calcext:value-type="float">
            <text:p>2.0571171875</text:p>
          </table:table-cell>
          <table:table-cell table:style-name="Default" office:value-type="float" office:value="63627189995132.3" calcext:value-type="float">
            <text:p>63627189995132.3</text:p>
          </table:table-cell>
          <table:table-cell table:style-name="ce7" table:formula="of:=([.AE78]-[.AE77])/1000" office:value-type="float" office:value="1.99925" calcext:value-type="float">
            <text:p>1.9993</text:p>
          </table:table-cell>
          <table:table-cell table:style-name="ce7" table:formula="of:=[.AF78]+[.AG77]" office:value-type="float" office:value="152.0002578125" calcext:value-type="float">
            <text:p>152.0003</text:p>
          </table:table-cell>
          <table:table-cell table:style-name="ce20" table:formula="of:=[.AG78]-2*([.$B78]-1)" office:value-type="float" office:value="0.000257812500109367" calcext:value-type="float">
            <text:p>0.0002578125</text:p>
          </table:table-cell>
          <table:table-cell table:style-name="Default" office:value-type="float" office:value="63627190461459.3" calcext:value-type="float">
            <text:p>63627190461459.3</text:p>
          </table:table-cell>
          <table:table-cell table:style-name="ce7" table:formula="of:=([.AI78]-[.AI77])/1000" office:value-type="float" office:value="1.9992578125" calcext:value-type="float">
            <text:p>1.9993</text:p>
          </table:table-cell>
          <table:table-cell table:style-name="ce7" table:formula="of:=[.AJ78]+[.AK77]" office:value-type="float" office:value="151.9990859375" calcext:value-type="float">
            <text:p>151.9991</text:p>
          </table:table-cell>
          <table:table-cell table:style-name="ce21" table:formula="of:=[.AK78]-2*([.$B78]-1)" office:value-type="float" office:value="-0.000914062500044111" calcext:value-type="float">
            <text:p>-0.0009140625</text:p>
          </table:table-cell>
          <table:table-cell table:style-name="Default" office:value-type="float" office:value="63627190926093.6" calcext:value-type="float">
            <text:p>63627190926093.6</text:p>
          </table:table-cell>
          <table:table-cell table:style-name="ce7" table:formula="of:=([.AM78]-[.AM77])/1000" office:value-type="float" office:value="0" calcext:value-type="float">
            <text:p>0.0000</text:p>
          </table:table-cell>
          <table:table-cell table:style-name="ce7" table:formula="of:=[.AN78]+[.AO77]" office:value-type="float" office:value="153.5621640625" calcext:value-type="float">
            <text:p>153.5622</text:p>
          </table:table-cell>
          <table:table-cell table:style-name="ce22" table:formula="of:=[.AO78]-2*([.$B78]-1)" office:value-type="float" office:value="1.56216406249999" calcext:value-type="float">
            <text:p>1.5621640625</text:p>
          </table:table-cell>
          <table:table-cell table:style-name="Default" office:value-type="float" office:value="63627191389556.7" calcext:value-type="float">
            <text:p>63627191389556.7</text:p>
          </table:table-cell>
          <table:table-cell table:style-name="ce7" table:formula="of:=([.AQ78]-[.AQ77])/1000" office:value-type="float" office:value="1.999984375" calcext:value-type="float">
            <text:p>2.0000</text:p>
          </table:table-cell>
          <table:table-cell table:style-name="ce7" table:formula="of:=[.AR78]+[.AS77]" office:value-type="float" office:value="151.9991796875" calcext:value-type="float">
            <text:p>151.9992</text:p>
          </table:table-cell>
          <table:table-cell table:style-name="ce26" table:formula="of:=[.AS78]-2*([.$B78]-1)" office:value-type="float" office:value="-0.000820312499968168" calcext:value-type="float">
            <text:p>-0.0008203125</text:p>
          </table:table-cell>
          <table:table-cell table:style-name="Default" office:value-type="float" office:value="63627191904643" calcext:value-type="float">
            <text:p>63627191904643</text:p>
          </table:table-cell>
          <table:table-cell table:style-name="ce7" table:formula="of:=([.AU78]-[.AU77])/1000" office:value-type="float" office:value="1.9996875" calcext:value-type="float">
            <text:p>1.9997</text:p>
          </table:table-cell>
          <table:table-cell table:style-name="ce7" table:formula="of:=[.AV78]+[.AW77]" office:value-type="float" office:value="151.99975" calcext:value-type="float">
            <text:p>151.9998</text:p>
          </table:table-cell>
          <table:table-cell table:style-name="ce35" table:formula="of:=[.AW78]-2*([.$B78]-1)" office:value-type="float" office:value="-0.000249999999994088" calcext:value-type="float">
            <text:p>-0.000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78" calcext:value-type="float">
            <text:p>78</text:p>
          </table:table-cell>
          <table:table-cell office:value-type="float" office:value="63627186698520.5" calcext:value-type="float">
            <text:p>63627186698520.5</text:p>
          </table:table-cell>
          <table:table-cell table:formula="of:=([.C79]-[.C78])/1000" office:value-type="float" office:value="2.0016171875" calcext:value-type="float">
            <text:p>2.0016</text:p>
          </table:table-cell>
          <table:table-cell table:formula="of:=[.D79]+[.E78]" office:value-type="float" office:value="154.0014765625" calcext:value-type="float">
            <text:p>154.0015</text:p>
          </table:table-cell>
          <table:table-cell table:style-name="ce9" table:formula="of:=[.E79]-2*([.$B79]-1)" office:value-type="float" office:value="0.00147656249998818" calcext:value-type="float">
            <text:p>0.0014765625</text:p>
          </table:table-cell>
          <table:table-cell table:style-name="Default" office:value-type="float" office:value="63627187217872.4" calcext:value-type="float">
            <text:p>63627187217872.4</text:p>
          </table:table-cell>
          <table:table-cell table:style-name="ce7" table:formula="of:=([.G79]-[.G78])/1000" office:value-type="float" office:value="1.99846875" calcext:value-type="float">
            <text:p>1.9985</text:p>
          </table:table-cell>
          <table:table-cell table:style-name="ce7" table:formula="of:=[.H79]+[.I78]" office:value-type="float" office:value="153.999046875" calcext:value-type="float">
            <text:p>153.9990</text:p>
          </table:table-cell>
          <table:table-cell table:style-name="ce10" table:formula="of:=[.I79]-2*([.$B79]-1)" office:value-type="float" office:value="-0.000953124999938382" calcext:value-type="float">
            <text:p>-0.000953125</text:p>
          </table:table-cell>
          <table:table-cell table:style-name="Default" office:value-type="float" office:value="63627187685423.6" calcext:value-type="float">
            <text:p>63627187685423.6</text:p>
          </table:table-cell>
          <table:table-cell table:style-name="ce7" table:formula="of:=([.K79]-[.K78])/1000" office:value-type="float" office:value="2.000421875" calcext:value-type="float">
            <text:p>2.0004</text:p>
          </table:table-cell>
          <table:table-cell table:style-name="ce7" table:formula="of:=[.L79]+[.M78]" office:value-type="float" office:value="154.000953125" calcext:value-type="float">
            <text:p>154.0010</text:p>
          </table:table-cell>
          <table:table-cell table:style-name="ce11" table:formula="of:=[.M79]-2*([.$B79]-1)" office:value-type="float" office:value="0.000953125000023647" calcext:value-type="float">
            <text:p>0.000953125</text:p>
          </table:table-cell>
          <table:table-cell table:style-name="Default" office:value-type="float" office:value="63627188153320.3" calcext:value-type="float">
            <text:p>63627188153320.3</text:p>
          </table:table-cell>
          <table:table-cell table:style-name="ce7" table:formula="of:=([.O79]-[.O78])/1000" office:value-type="float" office:value="2.0008359375" calcext:value-type="float">
            <text:p>2.0008</text:p>
          </table:table-cell>
          <table:table-cell table:style-name="ce7" table:formula="of:=[.P79]+[.Q78]" office:value-type="float" office:value="154.0005625" calcext:value-type="float">
            <text:p>154.0006</text:p>
          </table:table-cell>
          <table:table-cell table:style-name="ce12" table:formula="of:=[.Q79]-2*([.$B79]-1)" office:value-type="float" office:value="0.000562500000029331" calcext:value-type="float">
            <text:p>0.0005625</text:p>
          </table:table-cell>
          <table:table-cell table:style-name="Default" office:value-type="float" office:value="63627188613497.2" calcext:value-type="float">
            <text:p>63627188613497.2</text:p>
          </table:table-cell>
          <table:table-cell table:style-name="ce7" table:formula="of:=([.S79]-[.S78])/1000" office:value-type="float" office:value="2.0017578125" calcext:value-type="float">
            <text:p>2.0018</text:p>
          </table:table-cell>
          <table:table-cell table:style-name="ce7" table:formula="of:=[.T79]+[.U78]" office:value-type="float" office:value="154.0013203125" calcext:value-type="float">
            <text:p>154.0013</text:p>
          </table:table-cell>
          <table:table-cell table:style-name="ce13" table:formula="of:=[.U79]-2*([.$B79]-1)" office:value-type="float" office:value="0.00132031250001319" calcext:value-type="float">
            <text:p>0.0013203125</text:p>
          </table:table-cell>
          <table:table-cell table:style-name="Default" office:value-type="float" office:value="63627189070423" calcext:value-type="float">
            <text:p>63627189070423</text:p>
          </table:table-cell>
          <table:table-cell table:style-name="ce7" table:formula="of:=([.W79]-[.W78])/1000" office:value-type="float" office:value="2.0002265625" calcext:value-type="float">
            <text:p>2.0002</text:p>
          </table:table-cell>
          <table:table-cell table:style-name="ce7" table:formula="of:=[.X79]+[.Y78]" office:value-type="float" office:value="153.999328125" calcext:value-type="float">
            <text:p>153.9993</text:p>
          </table:table-cell>
          <table:table-cell table:style-name="ce14" table:formula="of:=[.Y79]-2*([.$B79]-1)" office:value-type="float" office:value="-0.000671875000023192" calcext:value-type="float">
            <text:p>-0.000671875</text:p>
          </table:table-cell>
          <table:table-cell table:style-name="Default" office:value-type="float" office:value="63627189537198" calcext:value-type="float">
            <text:p>63627189537198</text:p>
          </table:table-cell>
          <table:table-cell table:style-name="ce15" table:formula="of:=([.AA79]-[.AA78])/1000" office:value-type="float" office:value="1.9423125" calcext:value-type="float">
            <text:p>1.9423</text:p>
          </table:table-cell>
          <table:table-cell table:style-name="ce7" table:formula="of:=[.AB79]+[.AC78]" office:value-type="float" office:value="155.9994296875" calcext:value-type="float">
            <text:p>155.9994</text:p>
          </table:table-cell>
          <table:table-cell table:style-name="ce16" table:formula="of:=[.AC79]-2*([.$B79]-1)" office:value-type="float" office:value="1.99942968750003" calcext:value-type="float">
            <text:p>1.9994296875</text:p>
          </table:table-cell>
          <table:table-cell table:style-name="Default" office:value-type="float" office:value="63627189997132.1" calcext:value-type="float">
            <text:p>63627189997132.1</text:p>
          </table:table-cell>
          <table:table-cell table:style-name="ce7" table:formula="of:=([.AE79]-[.AE78])/1000" office:value-type="float" office:value="1.9998203125" calcext:value-type="float">
            <text:p>1.9998</text:p>
          </table:table-cell>
          <table:table-cell table:style-name="ce7" table:formula="of:=[.AF79]+[.AG78]" office:value-type="float" office:value="154.000078125" calcext:value-type="float">
            <text:p>154.0001</text:p>
          </table:table-cell>
          <table:table-cell table:style-name="ce20" table:formula="of:=[.AG79]-2*([.$B79]-1)" office:value-type="float" office:value="0.0000781250001011813" calcext:value-type="float">
            <text:p>0.000078125</text:p>
          </table:table-cell>
          <table:table-cell table:style-name="Default" office:value-type="float" office:value="63627190463459.1" calcext:value-type="float">
            <text:p>63627190463459.1</text:p>
          </table:table-cell>
          <table:table-cell table:style-name="ce7" table:formula="of:=([.AI79]-[.AI78])/1000" office:value-type="float" office:value="1.9998046875" calcext:value-type="float">
            <text:p>1.9998</text:p>
          </table:table-cell>
          <table:table-cell table:style-name="ce7" table:formula="of:=[.AJ79]+[.AK78]" office:value-type="float" office:value="153.998890625" calcext:value-type="float">
            <text:p>153.9989</text:p>
          </table:table-cell>
          <table:table-cell table:style-name="ce21" table:formula="of:=[.AK79]-2*([.$B79]-1)" office:value-type="float" office:value="-0.00110937500005548" calcext:value-type="float">
            <text:p>-0.001109375</text:p>
          </table:table-cell>
          <table:table-cell table:style-name="Default" office:value-type="float" office:value="63627190926531.1" calcext:value-type="float">
            <text:p>63627190926531.1</text:p>
          </table:table-cell>
          <table:table-cell table:style-name="ce7" table:formula="of:=([.AM79]-[.AM78])/1000" office:value-type="float" office:value="0.4374453125" calcext:value-type="float">
            <text:p>0.4374</text:p>
          </table:table-cell>
          <table:table-cell table:style-name="ce7" table:formula="of:=[.AN79]+[.AO78]" office:value-type="float" office:value="153.999609375" calcext:value-type="float">
            <text:p>153.9996</text:p>
          </table:table-cell>
          <table:table-cell table:style-name="ce22" table:formula="of:=[.AO79]-2*([.$B79]-1)" office:value-type="float" office:value="-0.000390625000022737" calcext:value-type="float">
            <text:p>-0.000390625</text:p>
          </table:table-cell>
          <table:table-cell table:style-name="Default" office:value-type="float" office:value="63627191391558.3" calcext:value-type="float">
            <text:p>63627191391558.3</text:p>
          </table:table-cell>
          <table:table-cell table:style-name="ce7" table:formula="of:=([.AQ79]-[.AQ78])/1000" office:value-type="float" office:value="2.00159375" calcext:value-type="float">
            <text:p>2.0016</text:p>
          </table:table-cell>
          <table:table-cell table:style-name="ce7" table:formula="of:=[.AR79]+[.AS78]" office:value-type="float" office:value="154.0007734375" calcext:value-type="float">
            <text:p>154.0008</text:p>
          </table:table-cell>
          <table:table-cell table:style-name="ce26" table:formula="of:=[.AS79]-2*([.$B79]-1)" office:value-type="float" office:value="0.000773437500043883" calcext:value-type="float">
            <text:p>0.0007734375</text:p>
          </table:table-cell>
          <table:table-cell table:style-name="Default" office:value-type="float" office:value="63627191906642.4" calcext:value-type="float">
            <text:p>63627191906642.4</text:p>
          </table:table-cell>
          <table:table-cell table:style-name="ce7" table:formula="of:=([.AU79]-[.AU78])/1000" office:value-type="float" office:value="1.999390625" calcext:value-type="float">
            <text:p>1.9994</text:p>
          </table:table-cell>
          <table:table-cell table:style-name="ce7" table:formula="of:=[.AV79]+[.AW78]" office:value-type="float" office:value="153.999140625" calcext:value-type="float">
            <text:p>153.9991</text:p>
          </table:table-cell>
          <table:table-cell table:style-name="ce35" table:formula="of:=[.AW79]-2*([.$B79]-1)" office:value-type="float" office:value="-0.000859375000004548" calcext:value-type="float">
            <text:p>-0.0008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79" calcext:value-type="float">
            <text:p>79</text:p>
          </table:table-cell>
          <table:table-cell office:value-type="float" office:value="63627186700518.7" calcext:value-type="float">
            <text:p>63627186700518.7</text:p>
          </table:table-cell>
          <table:table-cell table:formula="of:=([.C80]-[.C79])/1000" office:value-type="float" office:value="1.998234375" calcext:value-type="float">
            <text:p>1.9982</text:p>
          </table:table-cell>
          <table:table-cell table:formula="of:=[.D80]+[.E79]" office:value-type="float" office:value="155.9997109375" calcext:value-type="float">
            <text:p>155.9997</text:p>
          </table:table-cell>
          <table:table-cell table:style-name="ce9" table:formula="of:=[.E80]-2*([.$B80]-1)" office:value-type="float" office:value="-0.000289062500002046" calcext:value-type="float">
            <text:p>-0.0002890625</text:p>
          </table:table-cell>
          <table:table-cell table:style-name="Default" office:value-type="float" office:value="63627187219872.8" calcext:value-type="float">
            <text:p>63627187219872.8</text:p>
          </table:table-cell>
          <table:table-cell table:style-name="ce7" table:formula="of:=([.G80]-[.G79])/1000" office:value-type="float" office:value="2.00046875" calcext:value-type="float">
            <text:p>2.0005</text:p>
          </table:table-cell>
          <table:table-cell table:style-name="ce7" table:formula="of:=[.H80]+[.I79]" office:value-type="float" office:value="155.999515625" calcext:value-type="float">
            <text:p>155.9995</text:p>
          </table:table-cell>
          <table:table-cell table:style-name="ce10" table:formula="of:=[.I80]-2*([.$B80]-1)" office:value-type="float" office:value="-0.00048437499992815" calcext:value-type="float">
            <text:p>-0.000484375</text:p>
          </table:table-cell>
          <table:table-cell table:style-name="Default" office:value-type="float" office:value="63627187687421.8" calcext:value-type="float">
            <text:p>63627187687421.8</text:p>
          </table:table-cell>
          <table:table-cell table:style-name="ce7" table:formula="of:=([.K80]-[.K79])/1000" office:value-type="float" office:value="1.9982578125" calcext:value-type="float">
            <text:p>1.9983</text:p>
          </table:table-cell>
          <table:table-cell table:style-name="ce7" table:formula="of:=[.L80]+[.M79]" office:value-type="float" office:value="155.9992109375" calcext:value-type="float">
            <text:p>155.9992</text:p>
          </table:table-cell>
          <table:table-cell table:style-name="ce11" table:formula="of:=[.M80]-2*([.$B80]-1)" office:value-type="float" office:value="-0.000789062499990223" calcext:value-type="float">
            <text:p>-0.0007890625</text:p>
          </table:table-cell>
          <table:table-cell table:style-name="Default" office:value-type="float" office:value="63627188155321" calcext:value-type="float">
            <text:p>63627188155321</text:p>
          </table:table-cell>
          <table:table-cell table:style-name="ce7" table:formula="of:=([.O80]-[.O79])/1000" office:value-type="float" office:value="2.0007265625" calcext:value-type="float">
            <text:p>2.0007</text:p>
          </table:table-cell>
          <table:table-cell table:style-name="ce7" table:formula="of:=[.P80]+[.Q79]" office:value-type="float" office:value="156.0012890625" calcext:value-type="float">
            <text:p>156.0013</text:p>
          </table:table-cell>
          <table:table-cell table:style-name="ce12" table:formula="of:=[.Q80]-2*([.$B80]-1)" office:value-type="float" office:value="0.00128906250003524" calcext:value-type="float">
            <text:p>0.0012890625</text:p>
          </table:table-cell>
          <table:table-cell table:style-name="Default" office:value-type="float" office:value="63627188615494.9" calcext:value-type="float">
            <text:p>63627188615494.9</text:p>
          </table:table-cell>
          <table:table-cell table:style-name="ce7" table:formula="of:=([.S80]-[.S79])/1000" office:value-type="float" office:value="1.99765625" calcext:value-type="float">
            <text:p>1.9977</text:p>
          </table:table-cell>
          <table:table-cell table:style-name="ce7" table:formula="of:=[.T80]+[.U79]" office:value-type="float" office:value="155.9989765625" calcext:value-type="float">
            <text:p>155.9990</text:p>
          </table:table-cell>
          <table:table-cell table:style-name="ce13" table:formula="of:=[.U80]-2*([.$B80]-1)" office:value-type="float" office:value="-0.00102343749998113" calcext:value-type="float">
            <text:p>-0.0010234375</text:p>
          </table:table-cell>
          <table:table-cell table:style-name="Default" office:value-type="float" office:value="63627189072423.5" calcext:value-type="float">
            <text:p>63627189072423.5</text:p>
          </table:table-cell>
          <table:table-cell table:style-name="ce7" table:formula="of:=([.W80]-[.W79])/1000" office:value-type="float" office:value="2.000515625" calcext:value-type="float">
            <text:p>2.0005</text:p>
          </table:table-cell>
          <table:table-cell table:style-name="ce7" table:formula="of:=[.X80]+[.Y79]" office:value-type="float" office:value="155.99984375" calcext:value-type="float">
            <text:p>155.9998</text:p>
          </table:table-cell>
          <table:table-cell table:style-name="ce14" table:formula="of:=[.Y80]-2*([.$B80]-1)" office:value-type="float" office:value="-0.000156250000031832" calcext:value-type="float">
            <text:p>-0.00015625</text:p>
          </table:table-cell>
          <table:table-cell table:style-name="Default" office:value-type="float" office:value="63627189539199.6" calcext:value-type="float">
            <text:p>63627189539199.6</text:p>
          </table:table-cell>
          <table:table-cell table:style-name="ce15" table:formula="of:=([.AA80]-[.AA79])/1000" office:value-type="float" office:value="2.001578125" calcext:value-type="float">
            <text:p>2.0016</text:p>
          </table:table-cell>
          <table:table-cell table:style-name="ce7" table:formula="of:=[.AB80]+[.AC79]" office:value-type="float" office:value="158.0010078125" calcext:value-type="float">
            <text:p>158.0010</text:p>
          </table:table-cell>
          <table:table-cell table:style-name="ce16" table:formula="of:=[.AC80]-2*([.$B80]-1)" office:value-type="float" office:value="2.00100781250003" calcext:value-type="float">
            <text:p>2.0010078125</text:p>
          </table:table-cell>
          <table:table-cell table:style-name="Default" office:value-type="float" office:value="63627189999131" calcext:value-type="float">
            <text:p>63627189999131</text:p>
          </table:table-cell>
          <table:table-cell table:style-name="ce7" table:formula="of:=([.AE80]-[.AE79])/1000" office:value-type="float" office:value="1.99884375" calcext:value-type="float">
            <text:p>1.9988</text:p>
          </table:table-cell>
          <table:table-cell table:style-name="ce7" table:formula="of:=[.AF80]+[.AG79]" office:value-type="float" office:value="155.998921875" calcext:value-type="float">
            <text:p>155.9989</text:p>
          </table:table-cell>
          <table:table-cell table:style-name="ce20" table:formula="of:=[.AG80]-2*([.$B80]-1)" office:value-type="float" office:value="-0.001078124999907" calcext:value-type="float">
            <text:p>-0.001078125</text:p>
          </table:table-cell>
          <table:table-cell table:style-name="Default" office:value-type="float" office:value="63627190465461.8" calcext:value-type="float">
            <text:p>63627190465461.8</text:p>
          </table:table-cell>
          <table:table-cell table:style-name="ce7" table:formula="of:=([.AI80]-[.AI79])/1000" office:value-type="float" office:value="2.0026953125" calcext:value-type="float">
            <text:p>2.0027</text:p>
          </table:table-cell>
          <table:table-cell table:style-name="ce7" table:formula="of:=[.AJ80]+[.AK79]" office:value-type="float" office:value="156.0015859375" calcext:value-type="float">
            <text:p>156.0016</text:p>
          </table:table-cell>
          <table:table-cell table:style-name="ce21" table:formula="of:=[.AK80]-2*([.$B80]-1)" office:value-type="float" office:value="0.00158593749995362" calcext:value-type="float">
            <text:p>0.0015859375</text:p>
          </table:table-cell>
          <table:table-cell table:style-name="Default" office:value-type="float" office:value="63627190928531.2" calcext:value-type="float">
            <text:p>63627190928531.2</text:p>
          </table:table-cell>
          <table:table-cell table:style-name="ce7" table:formula="of:=([.AM80]-[.AM79])/1000" office:value-type="float" office:value="2.000140625" calcext:value-type="float">
            <text:p>2.0001</text:p>
          </table:table-cell>
          <table:table-cell table:style-name="ce7" table:formula="of:=[.AN80]+[.AO79]" office:value-type="float" office:value="155.99975" calcext:value-type="float">
            <text:p>155.9998</text:p>
          </table:table-cell>
          <table:table-cell table:style-name="ce22" table:formula="of:=[.AO80]-2*([.$B80]-1)" office:value-type="float" office:value="-0.00025000000002251" calcext:value-type="float">
            <text:p>-0.00025</text:p>
          </table:table-cell>
          <table:table-cell table:style-name="Default" office:value-type="float" office:value="63627191393557.9" calcext:value-type="float">
            <text:p>63627191393557.9</text:p>
          </table:table-cell>
          <table:table-cell table:style-name="ce7" table:formula="of:=([.AQ80]-[.AQ79])/1000" office:value-type="float" office:value="1.99959375" calcext:value-type="float">
            <text:p>1.9996</text:p>
          </table:table-cell>
          <table:table-cell table:style-name="ce7" table:formula="of:=[.AR80]+[.AS79]" office:value-type="float" office:value="156.0003671875" calcext:value-type="float">
            <text:p>156.0004</text:p>
          </table:table-cell>
          <table:table-cell table:style-name="ce26" table:formula="of:=[.AS80]-2*([.$B80]-1)" office:value-type="float" office:value="0.000367187500046384" calcext:value-type="float">
            <text:p>0.0003671875</text:p>
          </table:table-cell>
          <table:table-cell table:style-name="Default" office:value-type="float" office:value="63627191908644" calcext:value-type="float">
            <text:p>63627191908644</text:p>
          </table:table-cell>
          <table:table-cell table:style-name="ce7" table:formula="of:=([.AU80]-[.AU79])/1000" office:value-type="float" office:value="2.0016015625" calcext:value-type="float">
            <text:p>2.0016</text:p>
          </table:table-cell>
          <table:table-cell table:style-name="ce7" table:formula="of:=[.AV80]+[.AW79]" office:value-type="float" office:value="156.0007421875" calcext:value-type="float">
            <text:p>156.0007</text:p>
          </table:table-cell>
          <table:table-cell table:style-name="ce35" table:formula="of:=[.AW80]-2*([.$B80]-1)" office:value-type="float" office:value="0.000742187500009095" calcext:value-type="float">
            <text:p>0.000742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63627186702518.3" calcext:value-type="float">
            <text:p>63627186702518.3</text:p>
          </table:table-cell>
          <table:table-cell table:formula="of:=([.C81]-[.C80])/1000" office:value-type="float" office:value="1.999578125" calcext:value-type="float">
            <text:p>1.9996</text:p>
          </table:table-cell>
          <table:table-cell table:formula="of:=[.D81]+[.E80]" office:value-type="float" office:value="157.9992890625" calcext:value-type="float">
            <text:p>157.9993</text:p>
          </table:table-cell>
          <table:table-cell table:style-name="ce9" table:formula="of:=[.E81]-2*([.$B81]-1)" office:value-type="float" office:value="-0.000710937500002729" calcext:value-type="float">
            <text:p>-0.0007109375</text:p>
          </table:table-cell>
          <table:table-cell table:style-name="Default" office:value-type="float" office:value="63627187221875.4" calcext:value-type="float">
            <text:p>63627187221875.4</text:p>
          </table:table-cell>
          <table:table-cell table:style-name="ce7" table:formula="of:=([.G81]-[.G80])/1000" office:value-type="float" office:value="2.0025234375" calcext:value-type="float">
            <text:p>2.0025</text:p>
          </table:table-cell>
          <table:table-cell table:style-name="ce7" table:formula="of:=[.H81]+[.I80]" office:value-type="float" office:value="158.0020390625" calcext:value-type="float">
            <text:p>158.0020</text:p>
          </table:table-cell>
          <table:table-cell table:style-name="ce10" table:formula="of:=[.I81]-2*([.$B81]-1)" office:value-type="float" office:value="0.00203906250007435" calcext:value-type="float">
            <text:p>0.0020390625</text:p>
          </table:table-cell>
          <table:table-cell table:style-name="Default" office:value-type="float" office:value="63627187689423.2" calcext:value-type="float">
            <text:p>63627187689423.2</text:p>
          </table:table-cell>
          <table:table-cell table:style-name="ce7" table:formula="of:=([.K81]-[.K80])/1000" office:value-type="float" office:value="2.00140625" calcext:value-type="float">
            <text:p>2.0014</text:p>
          </table:table-cell>
          <table:table-cell table:style-name="ce7" table:formula="of:=[.L81]+[.M80]" office:value-type="float" office:value="158.0006171875" calcext:value-type="float">
            <text:p>158.0006</text:p>
          </table:table-cell>
          <table:table-cell table:style-name="ce11" table:formula="of:=[.M81]-2*([.$B81]-1)" office:value-type="float" office:value="0.000617187500012051" calcext:value-type="float">
            <text:p>0.0006171875</text:p>
          </table:table-cell>
          <table:table-cell table:style-name="Default" office:value-type="float" office:value="63627188157322.1" calcext:value-type="float">
            <text:p>63627188157322.1</text:p>
          </table:table-cell>
          <table:table-cell table:style-name="ce7" table:formula="of:=([.O81]-[.O80])/1000" office:value-type="float" office:value="2.0011328125" calcext:value-type="float">
            <text:p>2.0011</text:p>
          </table:table-cell>
          <table:table-cell table:style-name="ce7" table:formula="of:=[.P81]+[.Q80]" office:value-type="float" office:value="158.002421875" calcext:value-type="float">
            <text:p>158.0024</text:p>
          </table:table-cell>
          <table:table-cell table:style-name="ce12" table:formula="of:=[.Q81]-2*([.$B81]-1)" office:value-type="float" office:value="0.00242187500003865" calcext:value-type="float">
            <text:p>0.002421875</text:p>
          </table:table-cell>
          <table:table-cell table:style-name="Default" office:value-type="float" office:value="63627188617497.6" calcext:value-type="float">
            <text:p>63627188617497.6</text:p>
          </table:table-cell>
          <table:table-cell table:style-name="ce7" table:formula="of:=([.S81]-[.S80])/1000" office:value-type="float" office:value="2.0027578125" calcext:value-type="float">
            <text:p>2.0028</text:p>
          </table:table-cell>
          <table:table-cell table:style-name="ce7" table:formula="of:=[.T81]+[.U80]" office:value-type="float" office:value="158.001734375" calcext:value-type="float">
            <text:p>158.0017</text:p>
          </table:table-cell>
          <table:table-cell table:style-name="ce13" table:formula="of:=[.U81]-2*([.$B81]-1)" office:value-type="float" office:value="0.00173437500001228" calcext:value-type="float">
            <text:p>0.001734375</text:p>
          </table:table-cell>
          <table:table-cell table:style-name="Default" office:value-type="float" office:value="63627189074423" calcext:value-type="float">
            <text:p>63627189074423</text:p>
          </table:table-cell>
          <table:table-cell table:style-name="ce7" table:formula="of:=([.W81]-[.W80])/1000" office:value-type="float" office:value="1.9994765625" calcext:value-type="float">
            <text:p>1.9995</text:p>
          </table:table-cell>
          <table:table-cell table:style-name="ce7" table:formula="of:=[.X81]+[.Y80]" office:value-type="float" office:value="157.9993203125" calcext:value-type="float">
            <text:p>157.9993</text:p>
          </table:table-cell>
          <table:table-cell table:style-name="ce14" table:formula="of:=[.Y81]-2*([.$B81]-1)" office:value-type="float" office:value="-0.000679687500024784" calcext:value-type="float">
            <text:p>-0.0006796875</text:p>
          </table:table-cell>
          <table:table-cell table:style-name="Default" office:value-type="float" office:value="63627189542793.9" calcext:value-type="float">
            <text:p>63627189542793.9</text:p>
          </table:table-cell>
          <table:table-cell table:style-name="ce15" table:formula="of:=([.AA81]-[.AA80])/1000" office:value-type="float" office:value="3.5943671875" calcext:value-type="float">
            <text:p>3.5944</text:p>
          </table:table-cell>
          <table:table-cell table:style-name="ce7" table:formula="of:=[.AB81]+[.AC80]" office:value-type="float" office:value="161.595375" calcext:value-type="float">
            <text:p>161.5954</text:p>
          </table:table-cell>
          <table:table-cell table:style-name="ce16" table:formula="of:=[.AC81]-2*([.$B81]-1)" office:value-type="float" office:value="3.59537500000005" calcext:value-type="float">
            <text:p>3.595375</text:p>
          </table:table-cell>
          <table:table-cell table:style-name="Default" office:value-type="float" office:value="63627190001134.3" calcext:value-type="float">
            <text:p>63627190001134.3</text:p>
          </table:table-cell>
          <table:table-cell table:style-name="ce7" table:formula="of:=([.AE81]-[.AE80])/1000" office:value-type="float" office:value="2.003328125" calcext:value-type="float">
            <text:p>2.0033</text:p>
          </table:table-cell>
          <table:table-cell table:style-name="ce7" table:formula="of:=[.AF81]+[.AG80]" office:value-type="float" office:value="158.00225" calcext:value-type="float">
            <text:p>158.0023</text:p>
          </table:table-cell>
          <table:table-cell table:style-name="ce20" table:formula="of:=[.AG81]-2*([.$B81]-1)" office:value-type="float" office:value="0.0022500000000889" calcext:value-type="float">
            <text:p>0.00225</text:p>
          </table:table-cell>
          <table:table-cell table:style-name="Default" office:value-type="float" office:value="63627190467460.6" calcext:value-type="float">
            <text:p>63627190467460.6</text:p>
          </table:table-cell>
          <table:table-cell table:style-name="ce7" table:formula="of:=([.AI81]-[.AI80])/1000" office:value-type="float" office:value="1.9988125" calcext:value-type="float">
            <text:p>1.9988</text:p>
          </table:table-cell>
          <table:table-cell table:style-name="ce7" table:formula="of:=[.AJ81]+[.AK80]" office:value-type="float" office:value="158.0003984375" calcext:value-type="float">
            <text:p>158.0004</text:p>
          </table:table-cell>
          <table:table-cell table:style-name="ce21" table:formula="of:=[.AK81]-2*([.$B81]-1)" office:value-type="float" office:value="0.000398437499967486" calcext:value-type="float">
            <text:p>0.0003984375</text:p>
          </table:table-cell>
          <table:table-cell table:style-name="Default" office:value-type="float" office:value="63627190930532.6" calcext:value-type="float">
            <text:p>63627190930532.6</text:p>
          </table:table-cell>
          <table:table-cell table:style-name="ce7" table:formula="of:=([.AM81]-[.AM80])/1000" office:value-type="float" office:value="2.0013671875" calcext:value-type="float">
            <text:p>2.0014</text:p>
          </table:table-cell>
          <table:table-cell table:style-name="ce7" table:formula="of:=[.AN81]+[.AO80]" office:value-type="float" office:value="158.0011171875" calcext:value-type="float">
            <text:p>158.0011</text:p>
          </table:table-cell>
          <table:table-cell table:style-name="ce22" table:formula="of:=[.AO81]-2*([.$B81]-1)" office:value-type="float" office:value="0.00111718749997181" calcext:value-type="float">
            <text:p>0.0011171875</text:p>
          </table:table-cell>
          <table:table-cell table:formula="of:=[.AQ82]" office:value-type="float" office:value="63627191398056.1" calcext:value-type="float">
            <text:p>63627191398056.1</text:p>
          </table:table-cell>
          <table:table-cell table:style-name="ce7" table:formula="of:=([.AQ81]-[.AQ80])/1000" office:value-type="float" office:value="4.4982890625" calcext:value-type="float">
            <text:p>4.4983</text:p>
          </table:table-cell>
          <table:table-cell table:style-name="ce7" table:formula="of:=[.AR81]+[.AS80]" office:value-type="float" office:value="160.49865625" calcext:value-type="float">
            <text:p>160.4987</text:p>
          </table:table-cell>
          <table:table-cell table:style-name="ce26" table:formula="of:=[.AS81]-2*([.$B81]-1)" office:value-type="float" office:value="2.49865625000004" calcext:value-type="float">
            <text:p>2.49865625</text:p>
          </table:table-cell>
          <table:table-cell table:style-name="Default" office:value-type="float" office:value="63627191912174.9" calcext:value-type="float">
            <text:p>63627191912174.9</text:p>
          </table:table-cell>
          <table:table-cell table:style-name="ce7" table:formula="of:=([.AU81]-[.AU80])/1000" office:value-type="float" office:value="3.530890625" calcext:value-type="float">
            <text:p>3.5309</text:p>
          </table:table-cell>
          <table:table-cell table:style-name="ce7" table:formula="of:=[.AV81]+[.AW80]" office:value-type="float" office:value="159.5316328125" calcext:value-type="float">
            <text:p>159.5316</text:p>
          </table:table-cell>
          <table:table-cell table:style-name="ce35" table:formula="of:=[.AW81]-2*([.$B81]-1)" office:value-type="float" office:value="1.53163281250002" calcext:value-type="float">
            <text:p>1.53163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81" calcext:value-type="float">
            <text:p>81</text:p>
          </table:table-cell>
          <table:table-cell office:value-type="float" office:value="63627186704518.4" calcext:value-type="float">
            <text:p>63627186704518.4</text:p>
          </table:table-cell>
          <table:table-cell table:formula="of:=([.C82]-[.C81])/1000" office:value-type="float" office:value="2.000109375" calcext:value-type="float">
            <text:p>2.0001</text:p>
          </table:table-cell>
          <table:table-cell table:formula="of:=[.D82]+[.E81]" office:value-type="float" office:value="159.9993984375" calcext:value-type="float">
            <text:p>159.9994</text:p>
          </table:table-cell>
          <table:table-cell table:style-name="ce9" table:formula="of:=[.E82]-2*([.$B82]-1)" office:value-type="float" office:value="-0.000601562500008868" calcext:value-type="float">
            <text:p>-0.0006015625</text:p>
          </table:table-cell>
          <table:table-cell table:style-name="Default" office:value-type="float" office:value="63627187223872.3" calcext:value-type="float">
            <text:p>63627187223872.3</text:p>
          </table:table-cell>
          <table:table-cell table:style-name="ce7" table:formula="of:=([.G82]-[.G81])/1000" office:value-type="float" office:value="1.9969140625" calcext:value-type="float">
            <text:p>1.9969</text:p>
          </table:table-cell>
          <table:table-cell table:style-name="ce7" table:formula="of:=[.H82]+[.I81]" office:value-type="float" office:value="159.998953125" calcext:value-type="float">
            <text:p>159.9990</text:p>
          </table:table-cell>
          <table:table-cell table:style-name="ce10" table:formula="of:=[.I82]-2*([.$B82]-1)" office:value-type="float" office:value="-0.00104687499992906" calcext:value-type="float">
            <text:p>-0.001046875</text:p>
          </table:table-cell>
          <table:table-cell table:style-name="Default" office:value-type="float" office:value="63627187691422.2" calcext:value-type="float">
            <text:p>63627187691422.2</text:p>
          </table:table-cell>
          <table:table-cell table:style-name="ce7" table:formula="of:=([.K82]-[.K81])/1000" office:value-type="float" office:value="1.9989140625" calcext:value-type="float">
            <text:p>1.9989</text:p>
          </table:table-cell>
          <table:table-cell table:style-name="ce7" table:formula="of:=[.L82]+[.M81]" office:value-type="float" office:value="159.99953125" calcext:value-type="float">
            <text:p>159.9995</text:p>
          </table:table-cell>
          <table:table-cell table:style-name="ce11" table:formula="of:=[.M82]-2*([.$B82]-1)" office:value-type="float" office:value="-0.00046874999998181" calcext:value-type="float">
            <text:p>-0.00046875</text:p>
          </table:table-cell>
          <table:table-cell table:style-name="Default" office:value-type="float" office:value="63627188159321" calcext:value-type="float">
            <text:p>63627188159321</text:p>
          </table:table-cell>
          <table:table-cell table:style-name="ce7" table:formula="of:=([.O82]-[.O81])/1000" office:value-type="float" office:value="1.998859375" calcext:value-type="float">
            <text:p>1.9989</text:p>
          </table:table-cell>
          <table:table-cell table:style-name="ce7" table:formula="of:=[.P82]+[.Q81]" office:value-type="float" office:value="160.00128125" calcext:value-type="float">
            <text:p>160.0013</text:p>
          </table:table-cell>
          <table:table-cell table:style-name="ce12" table:formula="of:=[.Q82]-2*([.$B82]-1)" office:value-type="float" office:value="0.00128125000003365" calcext:value-type="float">
            <text:p>0.00128125</text:p>
          </table:table-cell>
          <table:table-cell table:style-name="Default" office:value-type="float" office:value="63627188619496.9" calcext:value-type="float">
            <text:p>63627188619496.9</text:p>
          </table:table-cell>
          <table:table-cell table:style-name="ce7" table:formula="of:=([.S82]-[.S81])/1000" office:value-type="float" office:value="1.9992734375" calcext:value-type="float">
            <text:p>1.9993</text:p>
          </table:table-cell>
          <table:table-cell table:style-name="ce7" table:formula="of:=[.T82]+[.U81]" office:value-type="float" office:value="160.0010078125" calcext:value-type="float">
            <text:p>160.0010</text:p>
          </table:table-cell>
          <table:table-cell table:style-name="ce13" table:formula="of:=[.U82]-2*([.$B82]-1)" office:value-type="float" office:value="0.00100781250000637" calcext:value-type="float">
            <text:p>0.0010078125</text:p>
          </table:table-cell>
          <table:table-cell table:style-name="Default" office:value-type="float" office:value="63627189076425.4" calcext:value-type="float">
            <text:p>63627189076425.4</text:p>
          </table:table-cell>
          <table:table-cell table:style-name="ce7" table:formula="of:=([.W82]-[.W81])/1000" office:value-type="float" office:value="2.002359375" calcext:value-type="float">
            <text:p>2.0024</text:p>
          </table:table-cell>
          <table:table-cell table:style-name="ce7" table:formula="of:=[.X82]+[.Y81]" office:value-type="float" office:value="160.0016796875" calcext:value-type="float">
            <text:p>160.0017</text:p>
          </table:table-cell>
          <table:table-cell table:style-name="ce14" table:formula="of:=[.Y82]-2*([.$B82]-1)" office:value-type="float" office:value="0.00167968749997272" calcext:value-type="float">
            <text:p>0.0016796875</text:p>
          </table:table-cell>
          <table:table-cell table:style-name="Default" office:value-type="float" office:value="63627189543200.8" calcext:value-type="float">
            <text:p>63627189543200.8</text:p>
          </table:table-cell>
          <table:table-cell table:style-name="ce15" table:formula="of:=([.AA82]-[.AA81])/1000" office:value-type="float" office:value="0.406875" calcext:value-type="float">
            <text:p>0.4069</text:p>
          </table:table-cell>
          <table:table-cell table:style-name="ce7" table:formula="of:=[.AB82]+[.AC81]" office:value-type="float" office:value="162.00225" calcext:value-type="float">
            <text:p>162.0023</text:p>
          </table:table-cell>
          <table:table-cell table:style-name="ce16" table:formula="of:=[.AC82]-2*([.$B82]-1)" office:value-type="float" office:value="2.00225000000006" calcext:value-type="float">
            <text:p>2.00225</text:p>
          </table:table-cell>
          <table:table-cell table:style-name="Default" office:value-type="float" office:value="63627190003132.4" calcext:value-type="float">
            <text:p>63627190003132.4</text:p>
          </table:table-cell>
          <table:table-cell table:style-name="ce7" table:formula="of:=([.AE82]-[.AE81])/1000" office:value-type="float" office:value="1.998046875" calcext:value-type="float">
            <text:p>1.9980</text:p>
          </table:table-cell>
          <table:table-cell table:style-name="ce7" table:formula="of:=[.AF82]+[.AG81]" office:value-type="float" office:value="160.000296875" calcext:value-type="float">
            <text:p>160.0003</text:p>
          </table:table-cell>
          <table:table-cell table:style-name="ce20" table:formula="of:=[.AG82]-2*([.$B82]-1)" office:value-type="float" office:value="0.000296875000088903" calcext:value-type="float">
            <text:p>0.000296875</text:p>
          </table:table-cell>
          <table:table-cell table:style-name="Default" office:value-type="float" office:value="63627190469460.5" calcext:value-type="float">
            <text:p>63627190469460.5</text:p>
          </table:table-cell>
          <table:table-cell table:style-name="ce7" table:formula="of:=([.AI82]-[.AI81])/1000" office:value-type="float" office:value="1.9999140625" calcext:value-type="float">
            <text:p>1.9999</text:p>
          </table:table-cell>
          <table:table-cell table:style-name="ce7" table:formula="of:=[.AJ82]+[.AK81]" office:value-type="float" office:value="160.0003125" calcext:value-type="float">
            <text:p>160.0003</text:p>
          </table:table-cell>
          <table:table-cell table:style-name="ce21" table:formula="of:=[.AK82]-2*([.$B82]-1)" office:value-type="float" office:value="0.000312499999978399" calcext:value-type="float">
            <text:p>0.0003125</text:p>
          </table:table-cell>
          <table:table-cell table:style-name="Default" office:value-type="float" office:value="63627190932530.4" calcext:value-type="float">
            <text:p>63627190932530.4</text:p>
          </table:table-cell>
          <table:table-cell table:style-name="ce7" table:formula="of:=([.AM82]-[.AM81])/1000" office:value-type="float" office:value="1.99784375" calcext:value-type="float">
            <text:p>1.9978</text:p>
          </table:table-cell>
          <table:table-cell table:style-name="ce7" table:formula="of:=[.AN82]+[.AO81]" office:value-type="float" office:value="159.9989609375" calcext:value-type="float">
            <text:p>159.9990</text:p>
          </table:table-cell>
          <table:table-cell table:style-name="ce22" table:formula="of:=[.AO82]-2*([.$B82]-1)" office:value-type="float" office:value="-0.00103906250004115" calcext:value-type="float">
            <text:p>-0.0010390625</text:p>
          </table:table-cell>
          <table:table-cell table:style-name="Default" office:value-type="float" office:value="63627191398056.1" calcext:value-type="float">
            <text:p>63627191398056.1</text:p>
          </table:table-cell>
          <table:table-cell table:style-name="ce7" table:formula="of:=([.AQ82]-[.AQ81])/1000" office:value-type="float" office:value="0" calcext:value-type="float">
            <text:p>0.0000</text:p>
          </table:table-cell>
          <table:table-cell table:style-name="ce7" table:formula="of:=[.AR82]+[.AS81]" office:value-type="float" office:value="160.49865625" calcext:value-type="float">
            <text:p>160.4987</text:p>
          </table:table-cell>
          <table:table-cell table:style-name="ce26" table:formula="of:=[.AS82]-2*([.$B82]-1)" office:value-type="float" office:value="0.498656250000039" calcext:value-type="float">
            <text:p>0.49865625</text:p>
          </table:table-cell>
          <table:table-cell table:style-name="Default" office:value-type="float" office:value="63627191912644.2" calcext:value-type="float">
            <text:p>63627191912644.2</text:p>
          </table:table-cell>
          <table:table-cell table:style-name="ce7" table:formula="of:=([.AU82]-[.AU81])/1000" office:value-type="float" office:value="0.4692421875" calcext:value-type="float">
            <text:p>0.4692</text:p>
          </table:table-cell>
          <table:table-cell table:style-name="ce7" table:formula="of:=[.AV82]+[.AW81]" office:value-type="float" office:value="160.000875" calcext:value-type="float">
            <text:p>160.0009</text:p>
          </table:table-cell>
          <table:table-cell table:style-name="ce35" table:formula="of:=[.AW82]-2*([.$B82]-1)" office:value-type="float" office:value="0.000875000000007731" calcext:value-type="float">
            <text:p>0.000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82" calcext:value-type="float">
            <text:p>82</text:p>
          </table:table-cell>
          <table:table-cell office:value-type="float" office:value="63627186706520" calcext:value-type="float">
            <text:p>63627186706520</text:p>
          </table:table-cell>
          <table:table-cell table:formula="of:=([.C83]-[.C82])/1000" office:value-type="float" office:value="2.0015703125" calcext:value-type="float">
            <text:p>2.0016</text:p>
          </table:table-cell>
          <table:table-cell table:formula="of:=[.D83]+[.E82]" office:value-type="float" office:value="162.00096875" calcext:value-type="float">
            <text:p>162.0010</text:p>
          </table:table-cell>
          <table:table-cell table:style-name="ce9" table:formula="of:=[.E83]-2*([.$B83]-1)" office:value-type="float" office:value="0.000968749999998408" calcext:value-type="float">
            <text:p>0.00096875</text:p>
          </table:table-cell>
          <table:table-cell table:style-name="Default" office:value-type="float" office:value="63627187225873.8" calcext:value-type="float">
            <text:p>63627187225873.8</text:p>
          </table:table-cell>
          <table:table-cell table:style-name="ce7" table:formula="of:=([.G83]-[.G82])/1000" office:value-type="float" office:value="2.0015390625" calcext:value-type="float">
            <text:p>2.0015</text:p>
          </table:table-cell>
          <table:table-cell table:style-name="ce7" table:formula="of:=[.H83]+[.I82]" office:value-type="float" office:value="162.0004921875" calcext:value-type="float">
            <text:p>162.0005</text:p>
          </table:table-cell>
          <table:table-cell table:style-name="ce10" table:formula="of:=[.I83]-2*([.$B83]-1)" office:value-type="float" office:value="0.00049218750007185" calcext:value-type="float">
            <text:p>0.0004921875</text:p>
          </table:table-cell>
          <table:table-cell table:style-name="Default" office:value-type="float" office:value="63627187693421.7" calcext:value-type="float">
            <text:p>63627187693421.7</text:p>
          </table:table-cell>
          <table:table-cell table:style-name="ce7" table:formula="of:=([.K83]-[.K82])/1000" office:value-type="float" office:value="1.99959375" calcext:value-type="float">
            <text:p>1.9996</text:p>
          </table:table-cell>
          <table:table-cell table:style-name="ce7" table:formula="of:=[.L83]+[.M82]" office:value-type="float" office:value="161.999125" calcext:value-type="float">
            <text:p>161.9991</text:p>
          </table:table-cell>
          <table:table-cell table:style-name="ce11" table:formula="of:=[.M83]-2*([.$B83]-1)" office:value-type="float" office:value="-0.000874999999979309" calcext:value-type="float">
            <text:p>-0.000875</text:p>
          </table:table-cell>
          <table:table-cell table:style-name="Default" office:value-type="float" office:value="63627188161320.2" calcext:value-type="float">
            <text:p>63627188161320.2</text:p>
          </table:table-cell>
          <table:table-cell table:style-name="ce7" table:formula="of:=([.O83]-[.O82])/1000" office:value-type="float" office:value="1.9992578125" calcext:value-type="float">
            <text:p>1.9993</text:p>
          </table:table-cell>
          <table:table-cell table:style-name="ce7" table:formula="of:=[.P83]+[.Q82]" office:value-type="float" office:value="162.0005390625" calcext:value-type="float">
            <text:p>162.0005</text:p>
          </table:table-cell>
          <table:table-cell table:style-name="ce12" table:formula="of:=[.Q83]-2*([.$B83]-1)" office:value-type="float" office:value="0.000539062500024556" calcext:value-type="float">
            <text:p>0.0005390625</text:p>
          </table:table-cell>
          <table:table-cell table:style-name="Default" office:value-type="float" office:value="63627188621495.4" calcext:value-type="float">
            <text:p>63627188621495.4</text:p>
          </table:table-cell>
          <table:table-cell table:style-name="ce7" table:formula="of:=([.S83]-[.S82])/1000" office:value-type="float" office:value="1.9984921875" calcext:value-type="float">
            <text:p>1.9985</text:p>
          </table:table-cell>
          <table:table-cell table:style-name="ce7" table:formula="of:=[.T83]+[.U82]" office:value-type="float" office:value="161.9995" calcext:value-type="float">
            <text:p>161.9995</text:p>
          </table:table-cell>
          <table:table-cell table:style-name="ce13" table:formula="of:=[.U83]-2*([.$B83]-1)" office:value-type="float" office:value="-0.000499999999988177" calcext:value-type="float">
            <text:p>-0.0005</text:p>
          </table:table-cell>
          <table:table-cell table:style-name="Default" office:value-type="float" office:value="63627189078423.1" calcext:value-type="float">
            <text:p>63627189078423.1</text:p>
          </table:table-cell>
          <table:table-cell table:style-name="ce7" table:formula="of:=([.W83]-[.W82])/1000" office:value-type="float" office:value="1.9977265625" calcext:value-type="float">
            <text:p>1.9977</text:p>
          </table:table-cell>
          <table:table-cell table:style-name="ce7" table:formula="of:=[.X83]+[.Y82]" office:value-type="float" office:value="161.99940625" calcext:value-type="float">
            <text:p>161.9994</text:p>
          </table:table-cell>
          <table:table-cell table:style-name="ce14" table:formula="of:=[.Y83]-2*([.$B83]-1)" office:value-type="float" office:value="-0.000593750000035698" calcext:value-type="float">
            <text:p>-0.00059375</text:p>
          </table:table-cell>
          <table:table-cell table:style-name="Default" office:value-type="float" office:value="63627189545198" calcext:value-type="float">
            <text:p>63627189545198</text:p>
          </table:table-cell>
          <table:table-cell table:style-name="ce15" table:formula="of:=([.AA83]-[.AA82])/1000" office:value-type="float" office:value="1.99715625" calcext:value-type="float">
            <text:p>1.9972</text:p>
          </table:table-cell>
          <table:table-cell table:style-name="ce7" table:formula="of:=[.AB83]+[.AC82]" office:value-type="float" office:value="163.99940625" calcext:value-type="float">
            <text:p>163.9994</text:p>
          </table:table-cell>
          <table:table-cell table:style-name="ce16" table:formula="of:=[.AC83]-2*([.$B83]-1)" office:value-type="float" office:value="1.99940625000005" calcext:value-type="float">
            <text:p>1.99940625</text:p>
          </table:table-cell>
          <table:table-cell table:style-name="Default" office:value-type="float" office:value="63627190005133.4" calcext:value-type="float">
            <text:p>63627190005133.4</text:p>
          </table:table-cell>
          <table:table-cell table:style-name="ce7" table:formula="of:=([.AE83]-[.AE82])/1000" office:value-type="float" office:value="2.0010234375" calcext:value-type="float">
            <text:p>2.0010</text:p>
          </table:table-cell>
          <table:table-cell table:style-name="ce7" table:formula="of:=[.AF83]+[.AG82]" office:value-type="float" office:value="162.0013203125" calcext:value-type="float">
            <text:p>162.0013</text:p>
          </table:table-cell>
          <table:table-cell table:style-name="ce20" table:formula="of:=[.AG83]-2*([.$B83]-1)" office:value-type="float" office:value="0.00132031250009845" calcext:value-type="float">
            <text:p>0.0013203125</text:p>
          </table:table-cell>
          <table:table-cell table:style-name="Default" office:value-type="float" office:value="63627190471461.3" calcext:value-type="float">
            <text:p>63627190471461.3</text:p>
          </table:table-cell>
          <table:table-cell table:style-name="ce7" table:formula="of:=([.AI83]-[.AI82])/1000" office:value-type="float" office:value="2.0008515625" calcext:value-type="float">
            <text:p>2.0009</text:p>
          </table:table-cell>
          <table:table-cell table:style-name="ce7" table:formula="of:=[.AJ83]+[.AK82]" office:value-type="float" office:value="162.0011640625" calcext:value-type="float">
            <text:p>162.0012</text:p>
          </table:table-cell>
          <table:table-cell table:style-name="ce21" table:formula="of:=[.AK83]-2*([.$B83]-1)" office:value-type="float" office:value="0.00116406249998136" calcext:value-type="float">
            <text:p>0.0011640625</text:p>
          </table:table-cell>
          <table:table-cell table:style-name="Default" office:value-type="float" office:value="63627190934530.6" calcext:value-type="float">
            <text:p>63627190934530.6</text:p>
          </table:table-cell>
          <table:table-cell table:style-name="ce7" table:formula="of:=([.AM83]-[.AM82])/1000" office:value-type="float" office:value="2.0001640625" calcext:value-type="float">
            <text:p>2.0002</text:p>
          </table:table-cell>
          <table:table-cell table:style-name="ce7" table:formula="of:=[.AN83]+[.AO82]" office:value-type="float" office:value="161.999125" calcext:value-type="float">
            <text:p>161.9991</text:p>
          </table:table-cell>
          <table:table-cell table:style-name="ce22" table:formula="of:=[.AO83]-2*([.$B83]-1)" office:value-type="float" office:value="-0.000875000000036152" calcext:value-type="float">
            <text:p>-0.000875</text:p>
          </table:table-cell>
          <table:table-cell table:style-name="Default" office:value-type="float" office:value="63627191399558.4" calcext:value-type="float">
            <text:p>63627191399558.4</text:p>
          </table:table-cell>
          <table:table-cell table:style-name="ce7" table:formula="of:=([.AQ83]-[.AQ82])/1000" office:value-type="float" office:value="1.502296875" calcext:value-type="float">
            <text:p>1.5023</text:p>
          </table:table-cell>
          <table:table-cell table:style-name="ce7" table:formula="of:=[.AR83]+[.AS82]" office:value-type="float" office:value="162.000953125" calcext:value-type="float">
            <text:p>162.0010</text:p>
          </table:table-cell>
          <table:table-cell table:style-name="ce26" table:formula="of:=[.AS83]-2*([.$B83]-1)" office:value-type="float" office:value="0.000953125000052069" calcext:value-type="float">
            <text:p>0.000953125</text:p>
          </table:table-cell>
          <table:table-cell table:style-name="Default" office:value-type="float" office:value="63627191914642.3" calcext:value-type="float">
            <text:p>63627191914642.3</text:p>
          </table:table-cell>
          <table:table-cell table:style-name="ce7" table:formula="of:=([.AU83]-[.AU82])/1000" office:value-type="float" office:value="1.9981015625" calcext:value-type="float">
            <text:p>1.9981</text:p>
          </table:table-cell>
          <table:table-cell table:style-name="ce7" table:formula="of:=[.AV83]+[.AW82]" office:value-type="float" office:value="161.9989765625" calcext:value-type="float">
            <text:p>161.9990</text:p>
          </table:table-cell>
          <table:table-cell table:style-name="ce35" table:formula="of:=[.AW83]-2*([.$B83]-1)" office:value-type="float" office:value="-0.00102343749998113" calcext:value-type="float">
            <text:p>-0.00102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7</text:p>
          </table:table-cell>
          <table:table-cell table:style-name="ce6" office:value-type="float" office:value="83" calcext:value-type="float">
            <text:p>83</text:p>
          </table:table-cell>
          <table:table-cell office:value-type="float" office:value="63627186708520.2" calcext:value-type="float">
            <text:p>63627186708520.2</text:p>
          </table:table-cell>
          <table:table-cell table:formula="of:=([.C84]-[.C83])/1000" office:value-type="float" office:value="2.0002109375" calcext:value-type="float">
            <text:p>2.0002</text:p>
          </table:table-cell>
          <table:table-cell table:formula="of:=[.D84]+[.E83]" office:value-type="float" office:value="164.0011796875" calcext:value-type="float">
            <text:p>164.0012</text:p>
          </table:table-cell>
          <table:table-cell table:style-name="ce9" table:formula="of:=[.E84]-2*([.$B84]-1)" office:value-type="float" office:value="0.00117968749998454" calcext:value-type="float">
            <text:p>0.0011796875</text:p>
          </table:table-cell>
          <table:table-cell table:style-name="Default" office:value-type="float" office:value="63627187227874" calcext:value-type="float">
            <text:p>63627187227874</text:p>
          </table:table-cell>
          <table:table-cell table:style-name="ce7" table:formula="of:=([.G84]-[.G83])/1000" office:value-type="float" office:value="2.000140625" calcext:value-type="float">
            <text:p>2.0001</text:p>
          </table:table-cell>
          <table:table-cell table:style-name="ce7" table:formula="of:=[.H84]+[.I83]" office:value-type="float" office:value="164.0006328125" calcext:value-type="float">
            <text:p>164.0006</text:p>
          </table:table-cell>
          <table:table-cell table:style-name="ce10" table:formula="of:=[.I84]-2*([.$B84]-1)" office:value-type="float" office:value="0.000632812500072077" calcext:value-type="float">
            <text:p>0.0006328125</text:p>
          </table:table-cell>
          <table:table-cell table:style-name="Default" office:value-type="float" office:value="63627187695422.7" calcext:value-type="float">
            <text:p>63627187695422.7</text:p>
          </table:table-cell>
          <table:table-cell table:style-name="ce7" table:formula="of:=([.K84]-[.K83])/1000" office:value-type="float" office:value="2.0009609375" calcext:value-type="float">
            <text:p>2.0010</text:p>
          </table:table-cell>
          <table:table-cell table:style-name="ce7" table:formula="of:=[.L84]+[.M83]" office:value-type="float" office:value="164.0000859375" calcext:value-type="float">
            <text:p>164.0001</text:p>
          </table:table-cell>
          <table:table-cell table:style-name="ce11" table:formula="of:=[.M84]-2*([.$B84]-1)" office:value-type="float" office:value="0.0000859375000175078" calcext:value-type="float">
            <text:p>8.59375000175078E-05</text:p>
          </table:table-cell>
          <table:table-cell table:style-name="Default" office:value-type="float" office:value="63627188163319.9" calcext:value-type="float">
            <text:p>63627188163319.9</text:p>
          </table:table-cell>
          <table:table-cell table:style-name="ce7" table:formula="of:=([.O84]-[.O83])/1000" office:value-type="float" office:value="1.999640625" calcext:value-type="float">
            <text:p>1.9996</text:p>
          </table:table-cell>
          <table:table-cell table:style-name="ce7" table:formula="of:=[.P84]+[.Q83]" office:value-type="float" office:value="164.0001796875" calcext:value-type="float">
            <text:p>164.0002</text:p>
          </table:table-cell>
          <table:table-cell table:style-name="ce12" table:formula="of:=[.Q84]-2*([.$B84]-1)" office:value-type="float" office:value="0.000179687500036607" calcext:value-type="float">
            <text:p>0.0001796875</text:p>
          </table:table-cell>
          <table:table-cell table:style-name="Default" office:value-type="float" office:value="63627188623496.3" calcext:value-type="float">
            <text:p>63627188623496.3</text:p>
          </table:table-cell>
          <table:table-cell table:style-name="ce7" table:formula="of:=([.S84]-[.S83])/1000" office:value-type="float" office:value="2.000921875" calcext:value-type="float">
            <text:p>2.0009</text:p>
          </table:table-cell>
          <table:table-cell table:style-name="ce7" table:formula="of:=[.T84]+[.U83]" office:value-type="float" office:value="164.000421875" calcext:value-type="float">
            <text:p>164.0004</text:p>
          </table:table-cell>
          <table:table-cell table:style-name="ce13" table:formula="of:=[.U84]-2*([.$B84]-1)" office:value-type="float" office:value="0.000421875000000682" calcext:value-type="float">
            <text:p>0.000421875</text:p>
          </table:table-cell>
          <table:table-cell table:style-name="Default" office:value-type="float" office:value="63627189080423.3" calcext:value-type="float">
            <text:p>63627189080423.3</text:p>
          </table:table-cell>
          <table:table-cell table:style-name="ce7" table:formula="of:=([.W84]-[.W83])/1000" office:value-type="float" office:value="2.0002265625" calcext:value-type="float">
            <text:p>2.0002</text:p>
          </table:table-cell>
          <table:table-cell table:style-name="ce7" table:formula="of:=[.X84]+[.Y83]" office:value-type="float" office:value="163.9996328125" calcext:value-type="float">
            <text:p>163.9996</text:p>
          </table:table-cell>
          <table:table-cell table:style-name="ce14" table:formula="of:=[.Y84]-2*([.$B84]-1)" office:value-type="float" office:value="-0.000367187500046384" calcext:value-type="float">
            <text:p>-0.0003671875</text:p>
          </table:table-cell>
          <table:table-cell table:style-name="Default" office:value-type="float" office:value="63627189547200.8" calcext:value-type="float">
            <text:p>63627189547200.8</text:p>
          </table:table-cell>
          <table:table-cell table:style-name="ce15" table:formula="of:=([.AA84]-[.AA83])/1000" office:value-type="float" office:value="2.002828125" calcext:value-type="float">
            <text:p>2.0028</text:p>
          </table:table-cell>
          <table:table-cell table:style-name="ce7" table:formula="of:=[.AB84]+[.AC83]" office:value-type="float" office:value="166.002234375" calcext:value-type="float">
            <text:p>166.0022</text:p>
          </table:table-cell>
          <table:table-cell table:style-name="ce16" table:formula="of:=[.AC84]-2*([.$B84]-1)" office:value-type="float" office:value="2.00223437500006" calcext:value-type="float">
            <text:p>2.002234375</text:p>
          </table:table-cell>
          <table:table-cell table:style-name="Default" office:value-type="float" office:value="63627190007134.7" calcext:value-type="float">
            <text:p>63627190007134.7</text:p>
          </table:table-cell>
          <table:table-cell table:style-name="ce7" table:formula="of:=([.AE84]-[.AE83])/1000" office:value-type="float" office:value="2.00128125" calcext:value-type="float">
            <text:p>2.0013</text:p>
          </table:table-cell>
          <table:table-cell table:style-name="ce7" table:formula="of:=[.AF84]+[.AG83]" office:value-type="float" office:value="164.0026015625" calcext:value-type="float">
            <text:p>164.0026</text:p>
          </table:table-cell>
          <table:table-cell table:style-name="ce20" table:formula="of:=[.AG84]-2*([.$B84]-1)" office:value-type="float" office:value="0.00260156250010368" calcext:value-type="float">
            <text:p>0.0026015625</text:p>
          </table:table-cell>
          <table:table-cell table:style-name="Default" office:value-type="float" office:value="63627190473459.2" calcext:value-type="float">
            <text:p>63627190473459.2</text:p>
          </table:table-cell>
          <table:table-cell table:style-name="ce7" table:formula="of:=([.AI84]-[.AI83])/1000" office:value-type="float" office:value="1.9978125" calcext:value-type="float">
            <text:p>1.9978</text:p>
          </table:table-cell>
          <table:table-cell table:style-name="ce7" table:formula="of:=[.AJ84]+[.AK83]" office:value-type="float" office:value="163.9989765625" calcext:value-type="float">
            <text:p>163.9990</text:p>
          </table:table-cell>
          <table:table-cell table:style-name="ce21" table:formula="of:=[.AK84]-2*([.$B84]-1)" office:value-type="float" office:value="-0.00102343750000955" calcext:value-type="float">
            <text:p>-0.0010234375</text:p>
          </table:table-cell>
          <table:table-cell table:style-name="Default" office:value-type="float" office:value="63627190936531.4" calcext:value-type="float">
            <text:p>63627190936531.4</text:p>
          </table:table-cell>
          <table:table-cell table:style-name="ce7" table:formula="of:=([.AM84]-[.AM83])/1000" office:value-type="float" office:value="2.0007578125" calcext:value-type="float">
            <text:p>2.0008</text:p>
          </table:table-cell>
          <table:table-cell table:style-name="ce7" table:formula="of:=[.AN84]+[.AO83]" office:value-type="float" office:value="163.9998828125" calcext:value-type="float">
            <text:p>163.9999</text:p>
          </table:table-cell>
          <table:table-cell table:style-name="ce22" table:formula="of:=[.AO84]-2*([.$B84]-1)" office:value-type="float" office:value="-0.000117187500023874" calcext:value-type="float">
            <text:p>-0.0001171875</text:p>
          </table:table-cell>
          <table:table-cell table:style-name="Default" office:value-type="float" office:value="63627191401558.9" calcext:value-type="float">
            <text:p>63627191401558.9</text:p>
          </table:table-cell>
          <table:table-cell table:style-name="ce7" table:formula="of:=([.AQ84]-[.AQ83])/1000" office:value-type="float" office:value="2.000421875" calcext:value-type="float">
            <text:p>2.0004</text:p>
          </table:table-cell>
          <table:table-cell table:style-name="ce7" table:formula="of:=[.AR84]+[.AS83]" office:value-type="float" office:value="164.001375" calcext:value-type="float">
            <text:p>164.0014</text:p>
          </table:table-cell>
          <table:table-cell table:style-name="ce26" table:formula="of:=[.AS84]-2*([.$B84]-1)" office:value-type="float" office:value="0.00137500000005275" calcext:value-type="float">
            <text:p>0.001375</text:p>
          </table:table-cell>
          <table:table-cell table:style-name="Default" office:value-type="float" office:value="63627191916644.8" calcext:value-type="float">
            <text:p>63627191916644.8</text:p>
          </table:table-cell>
          <table:table-cell table:style-name="ce7" table:formula="of:=([.AU84]-[.AU83])/1000" office:value-type="float" office:value="2.002515625" calcext:value-type="float">
            <text:p>2.0025</text:p>
          </table:table-cell>
          <table:table-cell table:style-name="ce7" table:formula="of:=[.AV84]+[.AW83]" office:value-type="float" office:value="164.0014921875" calcext:value-type="float">
            <text:p>164.0015</text:p>
          </table:table-cell>
          <table:table-cell table:style-name="ce35" table:formula="of:=[.AW84]-2*([.$B84]-1)" office:value-type="float" office:value="0.00149218750001978" calcext:value-type="float">
            <text:p>0.001492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63627186710520" calcext:value-type="float">
            <text:p>63627186710520</text:p>
          </table:table-cell>
          <table:table-cell table:formula="of:=([.C85]-[.C84])/1000" office:value-type="float" office:value="1.9998359375" calcext:value-type="float">
            <text:p>1.9998</text:p>
          </table:table-cell>
          <table:table-cell table:formula="of:=[.D85]+[.E84]" office:value-type="float" office:value="166.001015625" calcext:value-type="float">
            <text:p>166.0010</text:p>
          </table:table-cell>
          <table:table-cell table:style-name="ce9" table:formula="of:=[.E85]-2*([.$B85]-1)" office:value-type="float" office:value="0.00101562499997954" calcext:value-type="float">
            <text:p>0.001015625</text:p>
          </table:table-cell>
          <table:table-cell table:style-name="Default" office:value-type="float" office:value="63627187229873.9" calcext:value-type="float">
            <text:p>63627187229873.9</text:p>
          </table:table-cell>
          <table:table-cell table:style-name="ce7" table:formula="of:=([.G85]-[.G84])/1000" office:value-type="float" office:value="1.999921875" calcext:value-type="float">
            <text:p>1.9999</text:p>
          </table:table-cell>
          <table:table-cell table:style-name="ce7" table:formula="of:=[.H85]+[.I84]" office:value-type="float" office:value="166.0005546875" calcext:value-type="float">
            <text:p>166.0006</text:p>
          </table:table-cell>
          <table:table-cell table:style-name="ce10" table:formula="of:=[.I85]-2*([.$B85]-1)" office:value-type="float" office:value="0.000554687500084583" calcext:value-type="float">
            <text:p>0.0005546875</text:p>
          </table:table-cell>
          <table:table-cell table:style-name="Default" office:value-type="float" office:value="63627187697423.4" calcext:value-type="float">
            <text:p>63627187697423.4</text:p>
          </table:table-cell>
          <table:table-cell table:style-name="ce7" table:formula="of:=([.K85]-[.K84])/1000" office:value-type="float" office:value="2.0006796875" calcext:value-type="float">
            <text:p>2.0007</text:p>
          </table:table-cell>
          <table:table-cell table:style-name="ce7" table:formula="of:=[.L85]+[.M84]" office:value-type="float" office:value="166.000765625" calcext:value-type="float">
            <text:p>166.0008</text:p>
          </table:table-cell>
          <table:table-cell table:style-name="ce11" table:formula="of:=[.M85]-2*([.$B85]-1)" office:value-type="float" office:value="0.00076562500001387" calcext:value-type="float">
            <text:p>0.000765625</text:p>
          </table:table-cell>
          <table:table-cell table:style-name="Default" office:value-type="float" office:value="63627188165319.6" calcext:value-type="float">
            <text:p>63627188165319.6</text:p>
          </table:table-cell>
          <table:table-cell table:style-name="ce7" table:formula="of:=([.O85]-[.O84])/1000" office:value-type="float" office:value="1.999671875" calcext:value-type="float">
            <text:p>1.9997</text:p>
          </table:table-cell>
          <table:table-cell table:style-name="ce7" table:formula="of:=[.P85]+[.Q84]" office:value-type="float" office:value="165.9998515625" calcext:value-type="float">
            <text:p>165.9999</text:p>
          </table:table-cell>
          <table:table-cell table:style-name="ce12" table:formula="of:=[.Q85]-2*([.$B85]-1)" office:value-type="float" office:value="-0.000148437499973397" calcext:value-type="float">
            <text:p>-0.0001484375</text:p>
          </table:table-cell>
          <table:table-cell table:style-name="Default" office:value-type="float" office:value="63627188625498.4" calcext:value-type="float">
            <text:p>63627188625498.4</text:p>
          </table:table-cell>
          <table:table-cell table:style-name="ce7" table:formula="of:=([.S85]-[.S84])/1000" office:value-type="float" office:value="2.0021015625" calcext:value-type="float">
            <text:p>2.0021</text:p>
          </table:table-cell>
          <table:table-cell table:style-name="ce7" table:formula="of:=[.T85]+[.U84]" office:value-type="float" office:value="166.0025234375" calcext:value-type="float">
            <text:p>166.0025</text:p>
          </table:table-cell>
          <table:table-cell table:style-name="ce13" table:formula="of:=[.U85]-2*([.$B85]-1)" office:value-type="float" office:value="0.0025234375000025" calcext:value-type="float">
            <text:p>0.0025234375</text:p>
          </table:table-cell>
          <table:table-cell table:style-name="Default" office:value-type="float" office:value="63627189082425.2" calcext:value-type="float">
            <text:p>63627189082425.2</text:p>
          </table:table-cell>
          <table:table-cell table:style-name="ce7" table:formula="of:=([.W85]-[.W84])/1000" office:value-type="float" office:value="2.0018984375" calcext:value-type="float">
            <text:p>2.0019</text:p>
          </table:table-cell>
          <table:table-cell table:style-name="ce7" table:formula="of:=[.X85]+[.Y84]" office:value-type="float" office:value="166.00153125" calcext:value-type="float">
            <text:p>166.0015</text:p>
          </table:table-cell>
          <table:table-cell table:style-name="ce14" table:formula="of:=[.Y85]-2*([.$B85]-1)" office:value-type="float" office:value="0.00153124999994247" calcext:value-type="float">
            <text:p>0.00153125</text:p>
          </table:table-cell>
          <table:table-cell table:style-name="Default" office:value-type="float" office:value="63627189549199.9" calcext:value-type="float">
            <text:p>63627189549199.9</text:p>
          </table:table-cell>
          <table:table-cell table:style-name="ce15" table:formula="of:=([.AA85]-[.AA84])/1000" office:value-type="float" office:value="1.9990859375" calcext:value-type="float">
            <text:p>1.9991</text:p>
          </table:table-cell>
          <table:table-cell table:style-name="ce7" table:formula="of:=[.AB85]+[.AC84]" office:value-type="float" office:value="168.0013203125" calcext:value-type="float">
            <text:p>168.0013</text:p>
          </table:table-cell>
          <table:table-cell table:style-name="ce16" table:formula="of:=[.AC85]-2*([.$B85]-1)" office:value-type="float" office:value="2.00132031250007" calcext:value-type="float">
            <text:p>2.0013203125</text:p>
          </table:table-cell>
          <table:table-cell table:style-name="Default" office:value-type="float" office:value="63627190009131.9" calcext:value-type="float">
            <text:p>63627190009131.9</text:p>
          </table:table-cell>
          <table:table-cell table:style-name="ce7" table:formula="of:=([.AE85]-[.AE84])/1000" office:value-type="float" office:value="1.99725" calcext:value-type="float">
            <text:p>1.9973</text:p>
          </table:table-cell>
          <table:table-cell table:style-name="ce7" table:formula="of:=[.AF85]+[.AG84]" office:value-type="float" office:value="165.9998515625" calcext:value-type="float">
            <text:p>165.9999</text:p>
          </table:table-cell>
          <table:table-cell table:style-name="ce20" table:formula="of:=[.AG85]-2*([.$B85]-1)" office:value-type="float" office:value="-0.000148437499888132" calcext:value-type="float">
            <text:p>-0.0001484375</text:p>
          </table:table-cell>
          <table:table-cell table:style-name="Default" office:value-type="float" office:value="63627190475460.3" calcext:value-type="float">
            <text:p>63627190475460.3</text:p>
          </table:table-cell>
          <table:table-cell table:style-name="ce7" table:formula="of:=([.AI85]-[.AI84])/1000" office:value-type="float" office:value="2.0011015625" calcext:value-type="float">
            <text:p>2.0011</text:p>
          </table:table-cell>
          <table:table-cell table:style-name="ce7" table:formula="of:=[.AJ85]+[.AK84]" office:value-type="float" office:value="166.000078125" calcext:value-type="float">
            <text:p>166.0001</text:p>
          </table:table-cell>
          <table:table-cell table:style-name="ce21" table:formula="of:=[.AK85]-2*([.$B85]-1)" office:value-type="float" office:value="0.0000781249999874944" calcext:value-type="float">
            <text:p>0.000078125</text:p>
          </table:table-cell>
          <table:table-cell table:style-name="Default" office:value-type="float" office:value="63627190938530.7" calcext:value-type="float">
            <text:p>63627190938530.7</text:p>
          </table:table-cell>
          <table:table-cell table:style-name="ce7" table:formula="of:=([.AM85]-[.AM84])/1000" office:value-type="float" office:value="1.9993203125" calcext:value-type="float">
            <text:p>1.9993</text:p>
          </table:table-cell>
          <table:table-cell table:style-name="ce7" table:formula="of:=[.AN85]+[.AO84]" office:value-type="float" office:value="165.999203125" calcext:value-type="float">
            <text:p>165.9992</text:p>
          </table:table-cell>
          <table:table-cell table:style-name="ce22" table:formula="of:=[.AO85]-2*([.$B85]-1)" office:value-type="float" office:value="-0.000796875000020236" calcext:value-type="float">
            <text:p>-0.000796875</text:p>
          </table:table-cell>
          <table:table-cell table:style-name="Default" office:value-type="float" office:value="63627191403559.1" calcext:value-type="float">
            <text:p>63627191403559.1</text:p>
          </table:table-cell>
          <table:table-cell table:style-name="ce7" table:formula="of:=([.AQ85]-[.AQ84])/1000" office:value-type="float" office:value="2.0001953125" calcext:value-type="float">
            <text:p>2.0002</text:p>
          </table:table-cell>
          <table:table-cell table:style-name="ce7" table:formula="of:=[.AR85]+[.AS84]" office:value-type="float" office:value="166.0015703125" calcext:value-type="float">
            <text:p>166.0016</text:p>
          </table:table-cell>
          <table:table-cell table:style-name="ce26" table:formula="of:=[.AS85]-2*([.$B85]-1)" office:value-type="float" office:value="0.00157031250006412" calcext:value-type="float">
            <text:p>0.0015703125</text:p>
          </table:table-cell>
          <table:table-cell table:style-name="Default" office:value-type="float" office:value="63627191918643.8" calcext:value-type="float">
            <text:p>63627191918643.8</text:p>
          </table:table-cell>
          <table:table-cell table:style-name="ce7" table:formula="of:=([.AU85]-[.AU84])/1000" office:value-type="float" office:value="1.9990390625" calcext:value-type="float">
            <text:p>1.9990</text:p>
          </table:table-cell>
          <table:table-cell table:style-name="ce7" table:formula="of:=[.AV85]+[.AW84]" office:value-type="float" office:value="166.00053125" calcext:value-type="float">
            <text:p>166.0005</text:p>
          </table:table-cell>
          <table:table-cell table:style-name="ce35" table:formula="of:=[.AW85]-2*([.$B85]-1)" office:value-type="float" office:value="0.000531250000022965" calcext:value-type="float">
            <text:p>0.000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63627186712519.5" calcext:value-type="float">
            <text:p>63627186712519.5</text:p>
          </table:table-cell>
          <table:table-cell table:formula="of:=([.C86]-[.C85])/1000" office:value-type="float" office:value="1.9994453125" calcext:value-type="float">
            <text:p>1.9994</text:p>
          </table:table-cell>
          <table:table-cell table:formula="of:=[.D86]+[.E85]" office:value-type="float" office:value="168.0004609375" calcext:value-type="float">
            <text:p>168.0005</text:p>
          </table:table-cell>
          <table:table-cell table:style-name="ce9" table:formula="of:=[.E86]-2*([.$B86]-1)" office:value-type="float" office:value="0.000460937499980219" calcext:value-type="float">
            <text:p>0.0004609375</text:p>
          </table:table-cell>
          <table:table-cell table:style-name="Default" office:value-type="float" office:value="63627187231873.3" calcext:value-type="float">
            <text:p>63627187231873.3</text:p>
          </table:table-cell>
          <table:table-cell table:style-name="ce7" table:formula="of:=([.G86]-[.G85])/1000" office:value-type="float" office:value="1.99940625" calcext:value-type="float">
            <text:p>1.9994</text:p>
          </table:table-cell>
          <table:table-cell table:style-name="ce7" table:formula="of:=[.H86]+[.I85]" office:value-type="float" office:value="167.9999609375" calcext:value-type="float">
            <text:p>168.0000</text:p>
          </table:table-cell>
          <table:table-cell table:style-name="ce10" table:formula="of:=[.I86]-2*([.$B86]-1)" office:value-type="float" office:value="-0.0000390624999226929" calcext:value-type="float">
            <text:p>-3.90624999226929E-05</text:p>
          </table:table-cell>
          <table:table-cell table:style-name="Default" office:value-type="float" office:value="63627187699422.8" calcext:value-type="float">
            <text:p>63627187699422.8</text:p>
          </table:table-cell>
          <table:table-cell table:style-name="ce7" table:formula="of:=([.K86]-[.K85])/1000" office:value-type="float" office:value="1.9994296875" calcext:value-type="float">
            <text:p>1.9994</text:p>
          </table:table-cell>
          <table:table-cell table:style-name="ce7" table:formula="of:=[.L86]+[.M85]" office:value-type="float" office:value="168.0001953125" calcext:value-type="float">
            <text:p>168.0002</text:p>
          </table:table-cell>
          <table:table-cell table:style-name="ce11" table:formula="of:=[.M86]-2*([.$B86]-1)" office:value-type="float" office:value="0.000195312500011369" calcext:value-type="float">
            <text:p>0.0001953125</text:p>
          </table:table-cell>
          <table:table-cell table:style-name="Default" office:value-type="float" office:value="63627188167321" calcext:value-type="float">
            <text:p>63627188167321</text:p>
          </table:table-cell>
          <table:table-cell table:style-name="ce7" table:formula="of:=([.O86]-[.O85])/1000" office:value-type="float" office:value="2.001484375" calcext:value-type="float">
            <text:p>2.0015</text:p>
          </table:table-cell>
          <table:table-cell table:style-name="ce7" table:formula="of:=[.P86]+[.Q85]" office:value-type="float" office:value="168.0013359375" calcext:value-type="float">
            <text:p>168.0013</text:p>
          </table:table-cell>
          <table:table-cell table:style-name="ce12" table:formula="of:=[.Q86]-2*([.$B86]-1)" office:value-type="float" office:value="0.00133593750001637" calcext:value-type="float">
            <text:p>0.0013359375</text:p>
          </table:table-cell>
          <table:table-cell table:style-name="Default" office:value-type="float" office:value="63627188627497.4" calcext:value-type="float">
            <text:p>63627188627497.4</text:p>
          </table:table-cell>
          <table:table-cell table:style-name="ce7" table:formula="of:=([.S86]-[.S85])/1000" office:value-type="float" office:value="1.999" calcext:value-type="float">
            <text:p>1.9990</text:p>
          </table:table-cell>
          <table:table-cell table:style-name="ce7" table:formula="of:=[.T86]+[.U85]" office:value-type="float" office:value="168.0015234375" calcext:value-type="float">
            <text:p>168.0015</text:p>
          </table:table-cell>
          <table:table-cell table:style-name="ce13" table:formula="of:=[.U86]-2*([.$B86]-1)" office:value-type="float" office:value="0.00152343749999773" calcext:value-type="float">
            <text:p>0.0015234375</text:p>
          </table:table-cell>
          <table:table-cell table:style-name="Default" office:value-type="float" office:value="63627189084424.6" calcext:value-type="float">
            <text:p>63627189084424.6</text:p>
          </table:table-cell>
          <table:table-cell table:style-name="ce7" table:formula="of:=([.W86]-[.W85])/1000" office:value-type="float" office:value="1.9994296875" calcext:value-type="float">
            <text:p>1.9994</text:p>
          </table:table-cell>
          <table:table-cell table:style-name="ce7" table:formula="of:=[.X86]+[.Y85]" office:value-type="float" office:value="168.0009609375" calcext:value-type="float">
            <text:p>168.0010</text:p>
          </table:table-cell>
          <table:table-cell table:style-name="ce14" table:formula="of:=[.Y86]-2*([.$B86]-1)" office:value-type="float" office:value="0.000960937499939973" calcext:value-type="float">
            <text:p>0.0009609375</text:p>
          </table:table-cell>
          <table:table-cell table:style-name="Default" office:value-type="float" office:value="63627189551199.6" calcext:value-type="float">
            <text:p>63627189551199.6</text:p>
          </table:table-cell>
          <table:table-cell table:style-name="ce15" table:formula="of:=([.AA86]-[.AA85])/1000" office:value-type="float" office:value="1.9996875" calcext:value-type="float">
            <text:p>1.9997</text:p>
          </table:table-cell>
          <table:table-cell table:style-name="ce7" table:formula="of:=[.AB86]+[.AC85]" office:value-type="float" office:value="170.0010078125" calcext:value-type="float">
            <text:p>170.0010</text:p>
          </table:table-cell>
          <table:table-cell table:style-name="ce16" table:formula="of:=[.AC86]-2*([.$B86]-1)" office:value-type="float" office:value="2.00100781250006" calcext:value-type="float">
            <text:p>2.0010078125</text:p>
          </table:table-cell>
          <table:table-cell table:style-name="Default" office:value-type="float" office:value="63627190011133.3" calcext:value-type="float">
            <text:p>63627190011133.3</text:p>
          </table:table-cell>
          <table:table-cell table:style-name="ce7" table:formula="of:=([.AE86]-[.AE85])/1000" office:value-type="float" office:value="2.001375" calcext:value-type="float">
            <text:p>2.0014</text:p>
          </table:table-cell>
          <table:table-cell table:style-name="ce7" table:formula="of:=[.AF86]+[.AG85]" office:value-type="float" office:value="168.0012265625" calcext:value-type="float">
            <text:p>168.0012</text:p>
          </table:table-cell>
          <table:table-cell table:style-name="ce20" table:formula="of:=[.AG86]-2*([.$B86]-1)" office:value-type="float" office:value="0.00122656250010778" calcext:value-type="float">
            <text:p>0.0012265625</text:p>
          </table:table-cell>
          <table:table-cell table:style-name="Default" office:value-type="float" office:value="63627190477460.8" calcext:value-type="float">
            <text:p>63627190477460.8</text:p>
          </table:table-cell>
          <table:table-cell table:style-name="ce7" table:formula="of:=([.AI86]-[.AI85])/1000" office:value-type="float" office:value="2.0005" calcext:value-type="float">
            <text:p>2.0005</text:p>
          </table:table-cell>
          <table:table-cell table:style-name="ce7" table:formula="of:=[.AJ86]+[.AK85]" office:value-type="float" office:value="168.000578125" calcext:value-type="float">
            <text:p>168.0006</text:p>
          </table:table-cell>
          <table:table-cell table:style-name="ce21" table:formula="of:=[.AK86]-2*([.$B86]-1)" office:value-type="float" office:value="0.000578124999975671" calcext:value-type="float">
            <text:p>0.000578125</text:p>
          </table:table-cell>
          <table:table-cell table:style-name="Default" office:value-type="float" office:value="63627190940530.8" calcext:value-type="float">
            <text:p>63627190940530.8</text:p>
          </table:table-cell>
          <table:table-cell table:style-name="ce7" table:formula="of:=([.AM86]-[.AM85])/1000" office:value-type="float" office:value="2.000109375" calcext:value-type="float">
            <text:p>2.0001</text:p>
          </table:table-cell>
          <table:table-cell table:style-name="ce7" table:formula="of:=[.AN86]+[.AO85]" office:value-type="float" office:value="167.9993125" calcext:value-type="float">
            <text:p>167.9993</text:p>
          </table:table-cell>
          <table:table-cell table:style-name="ce22" table:formula="of:=[.AO86]-2*([.$B86]-1)" office:value-type="float" office:value="-0.000687500000026375" calcext:value-type="float">
            <text:p>-0.0006875</text:p>
          </table:table-cell>
          <table:table-cell table:style-name="Default" office:value-type="float" office:value="63627191405557.9" calcext:value-type="float">
            <text:p>63627191405557.9</text:p>
          </table:table-cell>
          <table:table-cell table:style-name="ce7" table:formula="of:=([.AQ86]-[.AQ85])/1000" office:value-type="float" office:value="1.9988515625" calcext:value-type="float">
            <text:p>1.9989</text:p>
          </table:table-cell>
          <table:table-cell table:style-name="ce7" table:formula="of:=[.AR86]+[.AS85]" office:value-type="float" office:value="168.000421875" calcext:value-type="float">
            <text:p>168.0004</text:p>
          </table:table-cell>
          <table:table-cell table:style-name="ce26" table:formula="of:=[.AS86]-2*([.$B86]-1)" office:value-type="float" office:value="0.000421875000057526" calcext:value-type="float">
            <text:p>0.000421875</text:p>
          </table:table-cell>
          <table:table-cell table:style-name="Default" office:value-type="float" office:value="63627191920643.7" calcext:value-type="float">
            <text:p>63627191920643.7</text:p>
          </table:table-cell>
          <table:table-cell table:style-name="ce7" table:formula="of:=([.AU86]-[.AU85])/1000" office:value-type="float" office:value="1.999921875" calcext:value-type="float">
            <text:p>1.9999</text:p>
          </table:table-cell>
          <table:table-cell table:style-name="ce7" table:formula="of:=[.AV86]+[.AW85]" office:value-type="float" office:value="168.000453125" calcext:value-type="float">
            <text:p>168.0005</text:p>
          </table:table-cell>
          <table:table-cell table:style-name="ce35" table:formula="of:=[.AW86]-2*([.$B86]-1)" office:value-type="float" office:value="0.00045312500003547" calcext:value-type="float">
            <text:p>0.0004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86" calcext:value-type="float">
            <text:p>86</text:p>
          </table:table-cell>
          <table:table-cell office:value-type="float" office:value="63627186714519.3" calcext:value-type="float">
            <text:p>63627186714519.3</text:p>
          </table:table-cell>
          <table:table-cell table:formula="of:=([.C87]-[.C86])/1000" office:value-type="float" office:value="1.9998359375" calcext:value-type="float">
            <text:p>1.9998</text:p>
          </table:table-cell>
          <table:table-cell table:formula="of:=[.D87]+[.E86]" office:value-type="float" office:value="170.000296875" calcext:value-type="float">
            <text:p>170.0003</text:p>
          </table:table-cell>
          <table:table-cell table:style-name="ce9" table:formula="of:=[.E87]-2*([.$B87]-1)" office:value-type="float" office:value="0.000296874999975216" calcext:value-type="float">
            <text:p>0.000296875</text:p>
          </table:table-cell>
          <table:table-cell table:style-name="Default" office:value-type="float" office:value="63627187233873.6" calcext:value-type="float">
            <text:p>63627187233873.6</text:p>
          </table:table-cell>
          <table:table-cell table:style-name="ce7" table:formula="of:=([.G87]-[.G86])/1000" office:value-type="float" office:value="2.0002734375" calcext:value-type="float">
            <text:p>2.0003</text:p>
          </table:table-cell>
          <table:table-cell table:style-name="ce7" table:formula="of:=[.H87]+[.I86]" office:value-type="float" office:value="170.000234375" calcext:value-type="float">
            <text:p>170.0002</text:p>
          </table:table-cell>
          <table:table-cell table:style-name="ce10" table:formula="of:=[.I87]-2*([.$B87]-1)" office:value-type="float" office:value="0.00023437500007617" calcext:value-type="float">
            <text:p>0.000234375</text:p>
          </table:table-cell>
          <table:table-cell table:style-name="Default" office:value-type="float" office:value="63627187701421.9" calcext:value-type="float">
            <text:p>63627187701421.9</text:p>
          </table:table-cell>
          <table:table-cell table:style-name="ce7" table:formula="of:=([.K87]-[.K86])/1000" office:value-type="float" office:value="1.9991328125" calcext:value-type="float">
            <text:p>1.9991</text:p>
          </table:table-cell>
          <table:table-cell table:style-name="ce7" table:formula="of:=[.L87]+[.M86]" office:value-type="float" office:value="169.999328125" calcext:value-type="float">
            <text:p>169.9993</text:p>
          </table:table-cell>
          <table:table-cell table:style-name="ce11" table:formula="of:=[.M87]-2*([.$B87]-1)" office:value-type="float" office:value="-0.00067187499999477" calcext:value-type="float">
            <text:p>-0.000671875</text:p>
          </table:table-cell>
          <table:table-cell table:style-name="Default" office:value-type="float" office:value="63627188169321.5" calcext:value-type="float">
            <text:p>63627188169321.5</text:p>
          </table:table-cell>
          <table:table-cell table:style-name="ce7" table:formula="of:=([.O87]-[.O86])/1000" office:value-type="float" office:value="2.0004296875" calcext:value-type="float">
            <text:p>2.0004</text:p>
          </table:table-cell>
          <table:table-cell table:style-name="ce7" table:formula="of:=[.P87]+[.Q86]" office:value-type="float" office:value="170.001765625" calcext:value-type="float">
            <text:p>170.0018</text:p>
          </table:table-cell>
          <table:table-cell table:style-name="ce12" table:formula="of:=[.Q87]-2*([.$B87]-1)" office:value-type="float" office:value="0.00176562500001864" calcext:value-type="float">
            <text:p>0.001765625</text:p>
          </table:table-cell>
          <table:table-cell table:style-name="Default" office:value-type="float" office:value="63627188629495.5" calcext:value-type="float">
            <text:p>63627188629495.5</text:p>
          </table:table-cell>
          <table:table-cell table:style-name="ce7" table:formula="of:=([.S87]-[.S86])/1000" office:value-type="float" office:value="1.9981171875" calcext:value-type="float">
            <text:p>1.9981</text:p>
          </table:table-cell>
          <table:table-cell table:style-name="ce7" table:formula="of:=[.T87]+[.U86]" office:value-type="float" office:value="169.999640625" calcext:value-type="float">
            <text:p>169.9996</text:p>
          </table:table-cell>
          <table:table-cell table:style-name="ce13" table:formula="of:=[.U87]-2*([.$B87]-1)" office:value-type="float" office:value="-0.000359375000016371" calcext:value-type="float">
            <text:p>-0.000359375</text:p>
          </table:table-cell>
          <table:table-cell table:style-name="Default" office:value-type="float" office:value="63627189086424.2" calcext:value-type="float">
            <text:p>63627189086424.2</text:p>
          </table:table-cell>
          <table:table-cell table:style-name="ce7" table:formula="of:=([.W87]-[.W86])/1000" office:value-type="float" office:value="1.9995859375" calcext:value-type="float">
            <text:p>1.9996</text:p>
          </table:table-cell>
          <table:table-cell table:style-name="ce7" table:formula="of:=[.X87]+[.Y86]" office:value-type="float" office:value="170.000546875" calcext:value-type="float">
            <text:p>170.0005</text:p>
          </table:table-cell>
          <table:table-cell table:style-name="ce14" table:formula="of:=[.Y87]-2*([.$B87]-1)" office:value-type="float" office:value="0.000546874999940883" calcext:value-type="float">
            <text:p>0.000546875</text:p>
          </table:table-cell>
          <table:table-cell table:style-name="Default" office:value-type="float" office:value="63627189553198.3" calcext:value-type="float">
            <text:p>63627189553198.3</text:p>
          </table:table-cell>
          <table:table-cell table:style-name="ce15" table:formula="of:=([.AA87]-[.AA86])/1000" office:value-type="float" office:value="1.9987734375" calcext:value-type="float">
            <text:p>1.9988</text:p>
          </table:table-cell>
          <table:table-cell table:style-name="ce7" table:formula="of:=[.AB87]+[.AC86]" office:value-type="float" office:value="171.99978125" calcext:value-type="float">
            <text:p>171.9998</text:p>
          </table:table-cell>
          <table:table-cell table:style-name="ce16" table:formula="of:=[.AC87]-2*([.$B87]-1)" office:value-type="float" office:value="1.99978125000007" calcext:value-type="float">
            <text:p>1.99978125</text:p>
          </table:table-cell>
          <table:table-cell table:style-name="Default" office:value-type="float" office:value="63627190013132.5" calcext:value-type="float">
            <text:p>63627190013132.5</text:p>
          </table:table-cell>
          <table:table-cell table:style-name="ce7" table:formula="of:=([.AE87]-[.AE86])/1000" office:value-type="float" office:value="1.999234375" calcext:value-type="float">
            <text:p>1.9992</text:p>
          </table:table-cell>
          <table:table-cell table:style-name="ce7" table:formula="of:=[.AF87]+[.AG86]" office:value-type="float" office:value="170.0004609375" calcext:value-type="float">
            <text:p>170.0005</text:p>
          </table:table-cell>
          <table:table-cell table:style-name="ce20" table:formula="of:=[.AG87]-2*([.$B87]-1)" office:value-type="float" office:value="0.000460937500093905" calcext:value-type="float">
            <text:p>0.0004609375</text:p>
          </table:table-cell>
          <table:table-cell table:style-name="Default" office:value-type="float" office:value="63627190479459.3" calcext:value-type="float">
            <text:p>63627190479459.3</text:p>
          </table:table-cell>
          <table:table-cell table:style-name="ce7" table:formula="of:=([.AI87]-[.AI86])/1000" office:value-type="float" office:value="1.9985078125" calcext:value-type="float">
            <text:p>1.9985</text:p>
          </table:table-cell>
          <table:table-cell table:style-name="ce7" table:formula="of:=[.AJ87]+[.AK86]" office:value-type="float" office:value="169.9990859375" calcext:value-type="float">
            <text:p>169.9991</text:p>
          </table:table-cell>
          <table:table-cell table:style-name="ce21" table:formula="of:=[.AK87]-2*([.$B87]-1)" office:value-type="float" office:value="-0.000914062500015689" calcext:value-type="float">
            <text:p>-0.0009140625</text:p>
          </table:table-cell>
          <table:table-cell table:style-name="Default" office:value-type="float" office:value="63627190942531.5" calcext:value-type="float">
            <text:p>63627190942531.5</text:p>
          </table:table-cell>
          <table:table-cell table:style-name="ce7" table:formula="of:=([.AM87]-[.AM86])/1000" office:value-type="float" office:value="2.000734375" calcext:value-type="float">
            <text:p>2.0007</text:p>
          </table:table-cell>
          <table:table-cell table:style-name="ce7" table:formula="of:=[.AN87]+[.AO86]" office:value-type="float" office:value="170.000046875" calcext:value-type="float">
            <text:p>170.0000</text:p>
          </table:table-cell>
          <table:table-cell table:style-name="ce22" table:formula="of:=[.AO87]-2*([.$B87]-1)" office:value-type="float" office:value="0.000046874999981128" calcext:value-type="float">
            <text:p>0.000046875</text:p>
          </table:table-cell>
          <table:table-cell table:style-name="Default" office:value-type="float" office:value="63627191407558" calcext:value-type="float">
            <text:p>63627191407558</text:p>
          </table:table-cell>
          <table:table-cell table:style-name="ce7" table:formula="of:=([.AQ87]-[.AQ86])/1000" office:value-type="float" office:value="2.0000859375" calcext:value-type="float">
            <text:p>2.0001</text:p>
          </table:table-cell>
          <table:table-cell table:style-name="ce7" table:formula="of:=[.AR87]+[.AS86]" office:value-type="float" office:value="170.0005078125" calcext:value-type="float">
            <text:p>170.0005</text:p>
          </table:table-cell>
          <table:table-cell table:style-name="ce26" table:formula="of:=[.AS87]-2*([.$B87]-1)" office:value-type="float" office:value="0.000507812500046612" calcext:value-type="float">
            <text:p>0.0005078125</text:p>
          </table:table-cell>
          <table:table-cell table:style-name="Default" office:value-type="float" office:value="63627191922642.5" calcext:value-type="float">
            <text:p>63627191922642.5</text:p>
          </table:table-cell>
          <table:table-cell table:style-name="ce7" table:formula="of:=([.AU87]-[.AU86])/1000" office:value-type="float" office:value="1.998765625" calcext:value-type="float">
            <text:p>1.9988</text:p>
          </table:table-cell>
          <table:table-cell table:style-name="ce7" table:formula="of:=[.AV87]+[.AW86]" office:value-type="float" office:value="169.99921875" calcext:value-type="float">
            <text:p>169.9992</text:p>
          </table:table-cell>
          <table:table-cell table:style-name="ce35" table:formula="of:=[.AW87]-2*([.$B87]-1)" office:value-type="float" office:value="-0.00078124999996021" calcext:value-type="float">
            <text:p>-0.0007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87" calcext:value-type="float">
            <text:p>87</text:p>
          </table:table-cell>
          <table:table-cell office:value-type="float" office:value="63627186716520.4" calcext:value-type="float">
            <text:p>63627186716520.4</text:p>
          </table:table-cell>
          <table:table-cell table:formula="of:=([.C88]-[.C87])/1000" office:value-type="float" office:value="2.001125" calcext:value-type="float">
            <text:p>2.0011</text:p>
          </table:table-cell>
          <table:table-cell table:formula="of:=[.D88]+[.E87]" office:value-type="float" office:value="172.001421875" calcext:value-type="float">
            <text:p>172.0014</text:p>
          </table:table-cell>
          <table:table-cell table:style-name="ce9" table:formula="of:=[.E88]-2*([.$B88]-1)" office:value-type="float" office:value="0.00142187499997704" calcext:value-type="float">
            <text:p>0.001421875</text:p>
          </table:table-cell>
          <table:table-cell table:style-name="Default" office:value-type="float" office:value="63627187235872.9" calcext:value-type="float">
            <text:p>63627187235872.9</text:p>
          </table:table-cell>
          <table:table-cell table:style-name="ce7" table:formula="of:=([.G88]-[.G87])/1000" office:value-type="float" office:value="1.9993203125" calcext:value-type="float">
            <text:p>1.9993</text:p>
          </table:table-cell>
          <table:table-cell table:style-name="ce7" table:formula="of:=[.H88]+[.I87]" office:value-type="float" office:value="171.9995546875" calcext:value-type="float">
            <text:p>171.9996</text:p>
          </table:table-cell>
          <table:table-cell table:style-name="ce10" table:formula="of:=[.I88]-2*([.$B88]-1)" office:value-type="float" office:value="-0.000445312499920192" calcext:value-type="float">
            <text:p>-0.0004453125</text:p>
          </table:table-cell>
          <table:table-cell table:style-name="Default" office:value-type="float" office:value="63627187703421.7" calcext:value-type="float">
            <text:p>63627187703421.7</text:p>
          </table:table-cell>
          <table:table-cell table:style-name="ce7" table:formula="of:=([.K88]-[.K87])/1000" office:value-type="float" office:value="1.9997890625" calcext:value-type="float">
            <text:p>1.9998</text:p>
          </table:table-cell>
          <table:table-cell table:style-name="ce7" table:formula="of:=[.L88]+[.M87]" office:value-type="float" office:value="171.9991171875" calcext:value-type="float">
            <text:p>171.9991</text:p>
          </table:table-cell>
          <table:table-cell table:style-name="ce11" table:formula="of:=[.M88]-2*([.$B88]-1)" office:value-type="float" office:value="-0.000882812499980901" calcext:value-type="float">
            <text:p>-0.0008828125</text:p>
          </table:table-cell>
          <table:table-cell table:style-name="Default" office:value-type="float" office:value="63627188171318.7" calcext:value-type="float">
            <text:p>63627188171318.7</text:p>
          </table:table-cell>
          <table:table-cell table:style-name="ce7" table:formula="of:=([.O88]-[.O87])/1000" office:value-type="float" office:value="1.9972109375" calcext:value-type="float">
            <text:p>1.9972</text:p>
          </table:table-cell>
          <table:table-cell table:style-name="ce7" table:formula="of:=[.P88]+[.Q87]" office:value-type="float" office:value="171.9989765625" calcext:value-type="float">
            <text:p>171.9990</text:p>
          </table:table-cell>
          <table:table-cell table:style-name="ce12" table:formula="of:=[.Q88]-2*([.$B88]-1)" office:value-type="float" office:value="-0.00102343749998113" calcext:value-type="float">
            <text:p>-0.0010234375</text:p>
          </table:table-cell>
          <table:table-cell table:style-name="Default" office:value-type="float" office:value="63627188631497.5" calcext:value-type="float">
            <text:p>63627188631497.5</text:p>
          </table:table-cell>
          <table:table-cell table:style-name="ce7" table:formula="of:=([.S88]-[.S87])/1000" office:value-type="float" office:value="2.0019765625" calcext:value-type="float">
            <text:p>2.0020</text:p>
          </table:table-cell>
          <table:table-cell table:style-name="ce7" table:formula="of:=[.T88]+[.U87]" office:value-type="float" office:value="172.0016171875" calcext:value-type="float">
            <text:p>172.0016</text:p>
          </table:table-cell>
          <table:table-cell table:style-name="ce13" table:formula="of:=[.U88]-2*([.$B88]-1)" office:value-type="float" office:value="0.0016171874999884" calcext:value-type="float">
            <text:p>0.0016171875</text:p>
          </table:table-cell>
          <table:table-cell table:style-name="Default" office:value-type="float" office:value="63627189088434.8" calcext:value-type="float">
            <text:p>63627189088434.8</text:p>
          </table:table-cell>
          <table:table-cell table:style-name="ce7" table:formula="of:=([.W88]-[.W87])/1000" office:value-type="float" office:value="2.0105859375" calcext:value-type="float">
            <text:p>2.0106</text:p>
          </table:table-cell>
          <table:table-cell table:style-name="ce7" table:formula="of:=[.X88]+[.Y87]" office:value-type="float" office:value="172.0111328125" calcext:value-type="float">
            <text:p>172.0111</text:p>
          </table:table-cell>
          <table:table-cell table:style-name="ce14" table:formula="of:=[.Y88]-2*([.$B88]-1)" office:value-type="float" office:value="0.0111328124999375" calcext:value-type="float">
            <text:p>0.0111328125</text:p>
          </table:table-cell>
          <table:table-cell table:style-name="Default" office:value-type="float" office:value="63627189555197.5" calcext:value-type="float">
            <text:p>63627189555197.5</text:p>
          </table:table-cell>
          <table:table-cell table:style-name="ce15" table:formula="of:=([.AA88]-[.AA87])/1000" office:value-type="float" office:value="1.9991953125" calcext:value-type="float">
            <text:p>1.9992</text:p>
          </table:table-cell>
          <table:table-cell table:style-name="ce7" table:formula="of:=[.AB88]+[.AC87]" office:value-type="float" office:value="173.9989765625" calcext:value-type="float">
            <text:p>173.9990</text:p>
          </table:table-cell>
          <table:table-cell table:style-name="ce16" table:formula="of:=[.AC88]-2*([.$B88]-1)" office:value-type="float" office:value="1.99897656250008" calcext:value-type="float">
            <text:p>1.9989765625</text:p>
          </table:table-cell>
          <table:table-cell table:style-name="Default" office:value-type="float" office:value="63627190015132.1" calcext:value-type="float">
            <text:p>63627190015132.1</text:p>
          </table:table-cell>
          <table:table-cell table:style-name="ce7" table:formula="of:=([.AE88]-[.AE87])/1000" office:value-type="float" office:value="1.99959375" calcext:value-type="float">
            <text:p>1.9996</text:p>
          </table:table-cell>
          <table:table-cell table:style-name="ce7" table:formula="of:=[.AF88]+[.AG87]" office:value-type="float" office:value="172.0000546875" calcext:value-type="float">
            <text:p>172.0001</text:p>
          </table:table-cell>
          <table:table-cell table:style-name="ce20" table:formula="of:=[.AG88]-2*([.$B88]-1)" office:value-type="float" office:value="0.0000546875000964064" calcext:value-type="float">
            <text:p>5.46875000964064E-05</text:p>
          </table:table-cell>
          <table:table-cell table:style-name="Default" office:value-type="float" office:value="63627190481459.3" calcext:value-type="float">
            <text:p>63627190481459.3</text:p>
          </table:table-cell>
          <table:table-cell table:style-name="ce7" table:formula="of:=([.AI88]-[.AI87])/1000" office:value-type="float" office:value="2.000015625" calcext:value-type="float">
            <text:p>2.0000</text:p>
          </table:table-cell>
          <table:table-cell table:style-name="ce7" table:formula="of:=[.AJ88]+[.AK87]" office:value-type="float" office:value="171.9991015625" calcext:value-type="float">
            <text:p>171.9991</text:p>
          </table:table-cell>
          <table:table-cell table:style-name="ce21" table:formula="of:=[.AK88]-2*([.$B88]-1)" office:value-type="float" office:value="-0.000898437500012506" calcext:value-type="float">
            <text:p>-0.0008984375</text:p>
          </table:table-cell>
          <table:table-cell table:style-name="Default" office:value-type="float" office:value="63627190944531.8" calcext:value-type="float">
            <text:p>63627190944531.8</text:p>
          </table:table-cell>
          <table:table-cell table:style-name="ce7" table:formula="of:=([.AM88]-[.AM87])/1000" office:value-type="float" office:value="2.0002890625" calcext:value-type="float">
            <text:p>2.0003</text:p>
          </table:table-cell>
          <table:table-cell table:style-name="ce7" table:formula="of:=[.AN88]+[.AO87]" office:value-type="float" office:value="172.0003359375" calcext:value-type="float">
            <text:p>172.0003</text:p>
          </table:table-cell>
          <table:table-cell table:style-name="ce22" table:formula="of:=[.AO88]-2*([.$B88]-1)" office:value-type="float" office:value="0.000335937499983174" calcext:value-type="float">
            <text:p>0.0003359375</text:p>
          </table:table-cell>
          <table:table-cell table:style-name="Default" office:value-type="float" office:value="63627191409557" calcext:value-type="float">
            <text:p>63627191409557</text:p>
          </table:table-cell>
          <table:table-cell table:style-name="ce7" table:formula="of:=([.AQ88]-[.AQ87])/1000" office:value-type="float" office:value="1.9989609375" calcext:value-type="float">
            <text:p>1.9990</text:p>
          </table:table-cell>
          <table:table-cell table:style-name="ce7" table:formula="of:=[.AR88]+[.AS87]" office:value-type="float" office:value="171.99946875" calcext:value-type="float">
            <text:p>171.9995</text:p>
          </table:table-cell>
          <table:table-cell table:style-name="ce26" table:formula="of:=[.AS88]-2*([.$B88]-1)" office:value-type="float" office:value="-0.000531249999966121" calcext:value-type="float">
            <text:p>-0.00053125</text:p>
          </table:table-cell>
          <table:table-cell table:style-name="Default" office:value-type="float" office:value="63627191924642.3" calcext:value-type="float">
            <text:p>63627191924642.3</text:p>
          </table:table-cell>
          <table:table-cell table:style-name="ce7" table:formula="of:=([.AU88]-[.AU87])/1000" office:value-type="float" office:value="1.9998203125" calcext:value-type="float">
            <text:p>1.9998</text:p>
          </table:table-cell>
          <table:table-cell table:style-name="ce7" table:formula="of:=[.AV88]+[.AW87]" office:value-type="float" office:value="171.9990390625" calcext:value-type="float">
            <text:p>171.9990</text:p>
          </table:table-cell>
          <table:table-cell table:style-name="ce35" table:formula="of:=[.AW88]-2*([.$B88]-1)" office:value-type="float" office:value="-0.000960937499968395" calcext:value-type="float">
            <text:p>-0.0009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88" calcext:value-type="float">
            <text:p>88</text:p>
          </table:table-cell>
          <table:table-cell office:value-type="float" office:value="63627186718518.7" calcext:value-type="float">
            <text:p>63627186718518.7</text:p>
          </table:table-cell>
          <table:table-cell table:formula="of:=([.C89]-[.C88])/1000" office:value-type="float" office:value="1.9983046875" calcext:value-type="float">
            <text:p>1.9983</text:p>
          </table:table-cell>
          <table:table-cell table:formula="of:=[.D89]+[.E88]" office:value-type="float" office:value="173.9997265625" calcext:value-type="float">
            <text:p>173.9997</text:p>
          </table:table-cell>
          <table:table-cell table:style-name="ce9" table:formula="of:=[.E89]-2*([.$B89]-1)" office:value-type="float" office:value="-0.000273437500027285" calcext:value-type="float">
            <text:p>-0.0002734375</text:p>
          </table:table-cell>
          <table:table-cell table:style-name="Default" office:value-type="float" office:value="63627187237874" calcext:value-type="float">
            <text:p>63627187237874</text:p>
          </table:table-cell>
          <table:table-cell table:style-name="ce7" table:formula="of:=([.G89]-[.G88])/1000" office:value-type="float" office:value="2.00115625" calcext:value-type="float">
            <text:p>2.0012</text:p>
          </table:table-cell>
          <table:table-cell table:style-name="ce7" table:formula="of:=[.H89]+[.I88]" office:value-type="float" office:value="174.0007109375" calcext:value-type="float">
            <text:p>174.0007</text:p>
          </table:table-cell>
          <table:table-cell table:style-name="ce10" table:formula="of:=[.I89]-2*([.$B89]-1)" office:value-type="float" office:value="0.000710937500087994" calcext:value-type="float">
            <text:p>0.0007109375</text:p>
          </table:table-cell>
          <table:table-cell table:style-name="Default" office:value-type="float" office:value="63627187705422.1" calcext:value-type="float">
            <text:p>63627187705422.1</text:p>
          </table:table-cell>
          <table:table-cell table:style-name="ce7" table:formula="of:=([.K89]-[.K88])/1000" office:value-type="float" office:value="2.0003515625" calcext:value-type="float">
            <text:p>2.0004</text:p>
          </table:table-cell>
          <table:table-cell table:style-name="ce7" table:formula="of:=[.L89]+[.M88]" office:value-type="float" office:value="173.99946875" calcext:value-type="float">
            <text:p>173.9995</text:p>
          </table:table-cell>
          <table:table-cell table:style-name="ce11" table:formula="of:=[.M89]-2*([.$B89]-1)" office:value-type="float" office:value="-0.000531249999994543" calcext:value-type="float">
            <text:p>-0.00053125</text:p>
          </table:table-cell>
          <table:table-cell table:style-name="Default" office:value-type="float" office:value="63627188173320.6" calcext:value-type="float">
            <text:p>63627188173320.6</text:p>
          </table:table-cell>
          <table:table-cell table:style-name="ce7" table:formula="of:=([.O89]-[.O88])/1000" office:value-type="float" office:value="2.0019296875" calcext:value-type="float">
            <text:p>2.0019</text:p>
          </table:table-cell>
          <table:table-cell table:style-name="ce7" table:formula="of:=[.P89]+[.Q88]" office:value-type="float" office:value="174.00090625" calcext:value-type="float">
            <text:p>174.0009</text:p>
          </table:table-cell>
          <table:table-cell table:style-name="ce12" table:formula="of:=[.Q89]-2*([.$B89]-1)" office:value-type="float" office:value="0.000906250000014097" calcext:value-type="float">
            <text:p>0.00090625</text:p>
          </table:table-cell>
          <table:table-cell table:style-name="Default" office:value-type="float" office:value="63627188633495.9" calcext:value-type="float">
            <text:p>63627188633495.9</text:p>
          </table:table-cell>
          <table:table-cell table:style-name="ce7" table:formula="of:=([.S89]-[.S88])/1000" office:value-type="float" office:value="1.9983671875" calcext:value-type="float">
            <text:p>1.9984</text:p>
          </table:table-cell>
          <table:table-cell table:style-name="ce7" table:formula="of:=[.T89]+[.U88]" office:value-type="float" office:value="173.999984375" calcext:value-type="float">
            <text:p>174.0000</text:p>
          </table:table-cell>
          <table:table-cell table:style-name="ce13" table:formula="of:=[.U89]-2*([.$B89]-1)" office:value-type="float" office:value="-0.0000156250000031832" calcext:value-type="float">
            <text:p>-0.000015625</text:p>
          </table:table-cell>
          <table:table-cell table:style-name="Default" office:value-type="float" office:value="63627189090423.2" calcext:value-type="float">
            <text:p>63627189090423.2</text:p>
          </table:table-cell>
          <table:table-cell table:style-name="ce7" table:formula="of:=([.W89]-[.W88])/1000" office:value-type="float" office:value="1.98834375" calcext:value-type="float">
            <text:p>1.9883</text:p>
          </table:table-cell>
          <table:table-cell table:style-name="ce7" table:formula="of:=[.X89]+[.Y88]" office:value-type="float" office:value="173.9994765625" calcext:value-type="float">
            <text:p>173.9995</text:p>
          </table:table-cell>
          <table:table-cell table:style-name="ce14" table:formula="of:=[.Y89]-2*([.$B89]-1)" office:value-type="float" office:value="-0.000523437500049795" calcext:value-type="float">
            <text:p>-0.0005234375</text:p>
          </table:table-cell>
          <table:table-cell table:style-name="Default" office:value-type="float" office:value="63627189557200.5" calcext:value-type="float">
            <text:p>63627189557200.5</text:p>
          </table:table-cell>
          <table:table-cell table:style-name="ce15" table:formula="of:=([.AA89]-[.AA88])/1000" office:value-type="float" office:value="2.00296875" calcext:value-type="float">
            <text:p>2.0030</text:p>
          </table:table-cell>
          <table:table-cell table:style-name="ce7" table:formula="of:=[.AB89]+[.AC88]" office:value-type="float" office:value="176.0019453125" calcext:value-type="float">
            <text:p>176.0019</text:p>
          </table:table-cell>
          <table:table-cell table:style-name="ce16" table:formula="of:=[.AC89]-2*([.$B89]-1)" office:value-type="float" office:value="2.00194531250008" calcext:value-type="float">
            <text:p>2.0019453125</text:p>
          </table:table-cell>
          <table:table-cell table:style-name="Default" office:value-type="float" office:value="63627190017131.4" calcext:value-type="float">
            <text:p>63627190017131.4</text:p>
          </table:table-cell>
          <table:table-cell table:style-name="ce7" table:formula="of:=([.AE89]-[.AE88])/1000" office:value-type="float" office:value="1.9992421875" calcext:value-type="float">
            <text:p>1.9992</text:p>
          </table:table-cell>
          <table:table-cell table:style-name="ce7" table:formula="of:=[.AF89]+[.AG88]" office:value-type="float" office:value="173.999296875" calcext:value-type="float">
            <text:p>173.9993</text:p>
          </table:table-cell>
          <table:table-cell table:style-name="ce20" table:formula="of:=[.AG89]-2*([.$B89]-1)" office:value-type="float" office:value="-0.000703124999915872" calcext:value-type="float">
            <text:p>-0.000703125</text:p>
          </table:table-cell>
          <table:table-cell table:style-name="Default" office:value-type="float" office:value="63627190483460.3" calcext:value-type="float">
            <text:p>63627190483460.3</text:p>
          </table:table-cell>
          <table:table-cell table:style-name="ce7" table:formula="of:=([.AI89]-[.AI88])/1000" office:value-type="float" office:value="2.000984375" calcext:value-type="float">
            <text:p>2.0010</text:p>
          </table:table-cell>
          <table:table-cell table:style-name="ce7" table:formula="of:=[.AJ89]+[.AK88]" office:value-type="float" office:value="174.0000859375" calcext:value-type="float">
            <text:p>174.0001</text:p>
          </table:table-cell>
          <table:table-cell table:style-name="ce21" table:formula="of:=[.AK89]-2*([.$B89]-1)" office:value-type="float" office:value="0.0000859374999890861" calcext:value-type="float">
            <text:p>8.59374999890861E-05</text:p>
          </table:table-cell>
          <table:table-cell table:style-name="Default" office:value-type="float" office:value="63627190946530.5" calcext:value-type="float">
            <text:p>63627190946530.5</text:p>
          </table:table-cell>
          <table:table-cell table:style-name="ce7" table:formula="of:=([.AM89]-[.AM88])/1000" office:value-type="float" office:value="1.9986328125" calcext:value-type="float">
            <text:p>1.9986</text:p>
          </table:table-cell>
          <table:table-cell table:style-name="ce7" table:formula="of:=[.AN89]+[.AO88]" office:value-type="float" office:value="173.99896875" calcext:value-type="float">
            <text:p>173.9990</text:p>
          </table:table-cell>
          <table:table-cell table:style-name="ce22" table:formula="of:=[.AO89]-2*([.$B89]-1)" office:value-type="float" office:value="-0.00103125000001114" calcext:value-type="float">
            <text:p>-0.00103125</text:p>
          </table:table-cell>
          <table:table-cell table:style-name="Default" office:value-type="float" office:value="63627191411560.3" calcext:value-type="float">
            <text:p>63627191411560.3</text:p>
          </table:table-cell>
          <table:table-cell table:style-name="ce7" table:formula="of:=([.AQ89]-[.AQ88])/1000" office:value-type="float" office:value="2.0032890625" calcext:value-type="float">
            <text:p>2.0033</text:p>
          </table:table-cell>
          <table:table-cell table:style-name="ce7" table:formula="of:=[.AR89]+[.AS88]" office:value-type="float" office:value="174.0027578125" calcext:value-type="float">
            <text:p>174.0028</text:p>
          </table:table-cell>
          <table:table-cell table:style-name="ce26" table:formula="of:=[.AS89]-2*([.$B89]-1)" office:value-type="float" office:value="0.00275781250002183" calcext:value-type="float">
            <text:p>0.0027578125</text:p>
          </table:table-cell>
          <table:table-cell table:style-name="Default" office:value-type="float" office:value="63627191926643.4" calcext:value-type="float">
            <text:p>63627191926643.4</text:p>
          </table:table-cell>
          <table:table-cell table:style-name="ce7" table:formula="of:=([.AU89]-[.AU88])/1000" office:value-type="float" office:value="2.001078125" calcext:value-type="float">
            <text:p>2.0011</text:p>
          </table:table-cell>
          <table:table-cell table:style-name="ce7" table:formula="of:=[.AV89]+[.AW88]" office:value-type="float" office:value="174.0001171875" calcext:value-type="float">
            <text:p>174.0001</text:p>
          </table:table-cell>
          <table:table-cell table:style-name="ce35" table:formula="of:=[.AW89]-2*([.$B89]-1)" office:value-type="float" office:value="0.000117187500023874" calcext:value-type="float">
            <text:p>0.00011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89" calcext:value-type="float">
            <text:p>89</text:p>
          </table:table-cell>
          <table:table-cell office:value-type="float" office:value="63627186720520.6" calcext:value-type="float">
            <text:p>63627186720520.6</text:p>
          </table:table-cell>
          <table:table-cell table:formula="of:=([.C90]-[.C89])/1000" office:value-type="float" office:value="2.00184375" calcext:value-type="float">
            <text:p>2.0018</text:p>
          </table:table-cell>
          <table:table-cell table:formula="of:=[.D90]+[.E89]" office:value-type="float" office:value="176.0015703125" calcext:value-type="float">
            <text:p>176.0016</text:p>
          </table:table-cell>
          <table:table-cell table:style-name="ce9" table:formula="of:=[.E90]-2*([.$B90]-1)" office:value-type="float" office:value="0.00157031249997885" calcext:value-type="float">
            <text:p>0.0015703125</text:p>
          </table:table-cell>
          <table:table-cell table:style-name="Default" office:value-type="float" office:value="63627187239873.7" calcext:value-type="float">
            <text:p>63627187239873.7</text:p>
          </table:table-cell>
          <table:table-cell table:style-name="ce7" table:formula="of:=([.G90]-[.G89])/1000" office:value-type="float" office:value="1.999609375" calcext:value-type="float">
            <text:p>1.9996</text:p>
          </table:table-cell>
          <table:table-cell table:style-name="ce7" table:formula="of:=[.H90]+[.I89]" office:value-type="float" office:value="176.0003203125" calcext:value-type="float">
            <text:p>176.0003</text:p>
          </table:table-cell>
          <table:table-cell table:style-name="ce10" table:formula="of:=[.I90]-2*([.$B90]-1)" office:value-type="float" office:value="0.000320312500093678" calcext:value-type="float">
            <text:p>0.0003203125</text:p>
          </table:table-cell>
          <table:table-cell table:style-name="Default" office:value-type="float" office:value="63627187707423.9" calcext:value-type="float">
            <text:p>63627187707423.9</text:p>
          </table:table-cell>
          <table:table-cell table:style-name="ce7" table:formula="of:=([.K90]-[.K89])/1000" office:value-type="float" office:value="2.0018515625" calcext:value-type="float">
            <text:p>2.0019</text:p>
          </table:table-cell>
          <table:table-cell table:style-name="ce7" table:formula="of:=[.L90]+[.M89]" office:value-type="float" office:value="176.0013203125" calcext:value-type="float">
            <text:p>176.0013</text:p>
          </table:table-cell>
          <table:table-cell table:style-name="ce11" table:formula="of:=[.M90]-2*([.$B90]-1)" office:value-type="float" office:value="0.00132031250001319" calcext:value-type="float">
            <text:p>0.0013203125</text:p>
          </table:table-cell>
          <table:table-cell table:style-name="Default" office:value-type="float" office:value="63627188175319.9" calcext:value-type="float">
            <text:p>63627188175319.9</text:p>
          </table:table-cell>
          <table:table-cell table:style-name="ce7" table:formula="of:=([.O90]-[.O89])/1000" office:value-type="float" office:value="1.99934375" calcext:value-type="float">
            <text:p>1.9993</text:p>
          </table:table-cell>
          <table:table-cell table:style-name="ce7" table:formula="of:=[.P90]+[.Q89]" office:value-type="float" office:value="176.00025" calcext:value-type="float">
            <text:p>176.0003</text:p>
          </table:table-cell>
          <table:table-cell table:style-name="ce12" table:formula="of:=[.Q90]-2*([.$B90]-1)" office:value-type="float" office:value="0.00025000000002251" calcext:value-type="float">
            <text:p>0.00025</text:p>
          </table:table-cell>
          <table:table-cell table:style-name="Default" office:value-type="float" office:value="63627188635494.8" calcext:value-type="float">
            <text:p>63627188635494.8</text:p>
          </table:table-cell>
          <table:table-cell table:style-name="ce7" table:formula="of:=([.S90]-[.S89])/1000" office:value-type="float" office:value="1.998953125" calcext:value-type="float">
            <text:p>1.9990</text:p>
          </table:table-cell>
          <table:table-cell table:style-name="ce7" table:formula="of:=[.T90]+[.U89]" office:value-type="float" office:value="175.9989375" calcext:value-type="float">
            <text:p>175.9989</text:p>
          </table:table-cell>
          <table:table-cell table:style-name="ce13" table:formula="of:=[.U90]-2*([.$B90]-1)" office:value-type="float" office:value="-0.00106249999998909" calcext:value-type="float">
            <text:p>-0.0010625</text:p>
          </table:table-cell>
          <table:table-cell table:style-name="Default" office:value-type="float" office:value="63627189092422.7" calcext:value-type="float">
            <text:p>63627189092422.7</text:p>
          </table:table-cell>
          <table:table-cell table:style-name="ce7" table:formula="of:=([.W90]-[.W89])/1000" office:value-type="float" office:value="1.9995234375" calcext:value-type="float">
            <text:p>1.9995</text:p>
          </table:table-cell>
          <table:table-cell table:style-name="ce7" table:formula="of:=[.X90]+[.Y89]" office:value-type="float" office:value="175.999" calcext:value-type="float">
            <text:p>175.9990</text:p>
          </table:table-cell>
          <table:table-cell table:style-name="ce14" table:formula="of:=[.Y90]-2*([.$B90]-1)" office:value-type="float" office:value="-0.00100000000006162" calcext:value-type="float">
            <text:p>-0.001</text:p>
          </table:table-cell>
          <table:table-cell table:style-name="Default" office:value-type="float" office:value="63627189559197.7" calcext:value-type="float">
            <text:p>63627189559197.7</text:p>
          </table:table-cell>
          <table:table-cell table:style-name="ce15" table:formula="of:=([.AA90]-[.AA89])/1000" office:value-type="float" office:value="1.9972265625" calcext:value-type="float">
            <text:p>1.9972</text:p>
          </table:table-cell>
          <table:table-cell table:style-name="ce7" table:formula="of:=[.AB90]+[.AC89]" office:value-type="float" office:value="177.999171875" calcext:value-type="float">
            <text:p>177.9992</text:p>
          </table:table-cell>
          <table:table-cell table:style-name="ce16" table:formula="of:=[.AC90]-2*([.$B90]-1)" office:value-type="float" office:value="1.99917187500009" calcext:value-type="float">
            <text:p>1.999171875</text:p>
          </table:table-cell>
          <table:table-cell table:style-name="Default" office:value-type="float" office:value="63627190019130.8" calcext:value-type="float">
            <text:p>63627190019130.8</text:p>
          </table:table-cell>
          <table:table-cell table:style-name="ce7" table:formula="of:=([.AE90]-[.AE89])/1000" office:value-type="float" office:value="1.999421875" calcext:value-type="float">
            <text:p>1.9994</text:p>
          </table:table-cell>
          <table:table-cell table:style-name="ce7" table:formula="of:=[.AF90]+[.AG89]" office:value-type="float" office:value="175.99871875" calcext:value-type="float">
            <text:p>175.9987</text:p>
          </table:table-cell>
          <table:table-cell table:style-name="ce20" table:formula="of:=[.AG90]-2*([.$B90]-1)" office:value-type="float" office:value="-0.00128124999991996" calcext:value-type="float">
            <text:p>-0.00128125</text:p>
          </table:table-cell>
          <table:table-cell table:style-name="Default" office:value-type="float" office:value="63627190485460.6" calcext:value-type="float">
            <text:p>63627190485460.6</text:p>
          </table:table-cell>
          <table:table-cell table:style-name="ce7" table:formula="of:=([.AI90]-[.AI89])/1000" office:value-type="float" office:value="2.0003671875" calcext:value-type="float">
            <text:p>2.0004</text:p>
          </table:table-cell>
          <table:table-cell table:style-name="ce7" table:formula="of:=[.AJ90]+[.AK89]" office:value-type="float" office:value="176.000453125" calcext:value-type="float">
            <text:p>176.0005</text:p>
          </table:table-cell>
          <table:table-cell table:style-name="ce21" table:formula="of:=[.AK90]-2*([.$B90]-1)" office:value-type="float" office:value="0.000453124999978627" calcext:value-type="float">
            <text:p>0.000453125</text:p>
          </table:table-cell>
          <table:table-cell table:style-name="Default" office:value-type="float" office:value="63627190948533.3" calcext:value-type="float">
            <text:p>63627190948533.3</text:p>
          </table:table-cell>
          <table:table-cell table:style-name="ce7" table:formula="of:=([.AM90]-[.AM89])/1000" office:value-type="float" office:value="2.0028203125" calcext:value-type="float">
            <text:p>2.0028</text:p>
          </table:table-cell>
          <table:table-cell table:style-name="ce7" table:formula="of:=[.AN90]+[.AO89]" office:value-type="float" office:value="176.0017890625" calcext:value-type="float">
            <text:p>176.0018</text:p>
          </table:table-cell>
          <table:table-cell table:style-name="ce22" table:formula="of:=[.AO90]-2*([.$B90]-1)" office:value-type="float" office:value="0.001789062499995" calcext:value-type="float">
            <text:p>0.0017890625</text:p>
          </table:table-cell>
          <table:table-cell table:style-name="Default" office:value-type="float" office:value="63627191413556.9" calcext:value-type="float">
            <text:p>63627191413556.9</text:p>
          </table:table-cell>
          <table:table-cell table:style-name="ce7" table:formula="of:=([.AQ90]-[.AQ89])/1000" office:value-type="float" office:value="1.9966484375" calcext:value-type="float">
            <text:p>1.9966</text:p>
          </table:table-cell>
          <table:table-cell table:style-name="ce7" table:formula="of:=[.AR90]+[.AS89]" office:value-type="float" office:value="175.99940625" calcext:value-type="float">
            <text:p>175.9994</text:p>
          </table:table-cell>
          <table:table-cell table:style-name="ce26" table:formula="of:=[.AS90]-2*([.$B90]-1)" office:value-type="float" office:value="-0.000593749999978854" calcext:value-type="float">
            <text:p>-0.00059375</text:p>
          </table:table-cell>
          <table:table-cell table:style-name="Default" office:value-type="float" office:value="63627191928642.6" calcext:value-type="float">
            <text:p>63627191928642.6</text:p>
          </table:table-cell>
          <table:table-cell table:style-name="ce7" table:formula="of:=([.AU90]-[.AU89])/1000" office:value-type="float" office:value="1.9991484375" calcext:value-type="float">
            <text:p>1.9991</text:p>
          </table:table-cell>
          <table:table-cell table:style-name="ce7" table:formula="of:=[.AV90]+[.AW89]" office:value-type="float" office:value="175.999265625" calcext:value-type="float">
            <text:p>175.9993</text:p>
          </table:table-cell>
          <table:table-cell table:style-name="ce35" table:formula="of:=[.AW90]-2*([.$B90]-1)" office:value-type="float" office:value="-0.000734374999979082" calcext:value-type="float">
            <text:p>-0.0007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63627186722518.4" calcext:value-type="float">
            <text:p>63627186722518.4</text:p>
          </table:table-cell>
          <table:table-cell table:formula="of:=([.C91]-[.C90])/1000" office:value-type="float" office:value="1.9978046875" calcext:value-type="float">
            <text:p>1.9978</text:p>
          </table:table-cell>
          <table:table-cell table:formula="of:=[.D91]+[.E90]" office:value-type="float" office:value="177.999375" calcext:value-type="float">
            <text:p>177.9994</text:p>
          </table:table-cell>
          <table:table-cell table:style-name="ce9" table:formula="of:=[.E91]-2*([.$B91]-1)" office:value-type="float" office:value="-0.000625000000013642" calcext:value-type="float">
            <text:p>-0.000625</text:p>
          </table:table-cell>
          <table:table-cell table:style-name="Default" office:value-type="float" office:value="63627187241875.3" calcext:value-type="float">
            <text:p>63627187241875.3</text:p>
          </table:table-cell>
          <table:table-cell table:style-name="ce7" table:formula="of:=([.G91]-[.G90])/1000" office:value-type="float" office:value="2.001625" calcext:value-type="float">
            <text:p>2.0016</text:p>
          </table:table-cell>
          <table:table-cell table:style-name="ce7" table:formula="of:=[.H91]+[.I90]" office:value-type="float" office:value="178.0019453125" calcext:value-type="float">
            <text:p>178.0019</text:p>
          </table:table-cell>
          <table:table-cell table:style-name="ce10" table:formula="of:=[.I91]-2*([.$B91]-1)" office:value-type="float" office:value="0.00194531250008367" calcext:value-type="float">
            <text:p>0.0019453125</text:p>
          </table:table-cell>
          <table:table-cell table:style-name="Default" office:value-type="float" office:value="63627187709423.9" calcext:value-type="float">
            <text:p>63627187709423.9</text:p>
          </table:table-cell>
          <table:table-cell table:style-name="ce7" table:formula="of:=([.K91]-[.K90])/1000" office:value-type="float" office:value="1.999921875" calcext:value-type="float">
            <text:p>1.9999</text:p>
          </table:table-cell>
          <table:table-cell table:style-name="ce7" table:formula="of:=[.L91]+[.M90]" office:value-type="float" office:value="178.0012421875" calcext:value-type="float">
            <text:p>178.0012</text:p>
          </table:table-cell>
          <table:table-cell table:style-name="ce11" table:formula="of:=[.M91]-2*([.$B91]-1)" office:value-type="float" office:value="0.00124218750002569" calcext:value-type="float">
            <text:p>0.0012421875</text:p>
          </table:table-cell>
          <table:table-cell table:style-name="Default" office:value-type="float" office:value="63627188177321.4" calcext:value-type="float">
            <text:p>63627188177321.4</text:p>
          </table:table-cell>
          <table:table-cell table:style-name="ce7" table:formula="of:=([.O91]-[.O90])/1000" office:value-type="float" office:value="2.001421875" calcext:value-type="float">
            <text:p>2.0014</text:p>
          </table:table-cell>
          <table:table-cell table:style-name="ce7" table:formula="of:=[.P91]+[.Q90]" office:value-type="float" office:value="178.001671875" calcext:value-type="float">
            <text:p>178.0017</text:p>
          </table:table-cell>
          <table:table-cell table:style-name="ce12" table:formula="of:=[.Q91]-2*([.$B91]-1)" office:value-type="float" office:value="0.00167187500002797" calcext:value-type="float">
            <text:p>0.001671875</text:p>
          </table:table-cell>
          <table:table-cell table:style-name="Default" office:value-type="float" office:value="63627188637497.1" calcext:value-type="float">
            <text:p>63627188637497.1</text:p>
          </table:table-cell>
          <table:table-cell table:style-name="ce7" table:formula="of:=([.S91]-[.S90])/1000" office:value-type="float" office:value="2.00228125" calcext:value-type="float">
            <text:p>2.0023</text:p>
          </table:table-cell>
          <table:table-cell table:style-name="ce7" table:formula="of:=[.T91]+[.U90]" office:value-type="float" office:value="178.00121875" calcext:value-type="float">
            <text:p>178.0012</text:p>
          </table:table-cell>
          <table:table-cell table:style-name="ce13" table:formula="of:=[.U91]-2*([.$B91]-1)" office:value-type="float" office:value="0.00121875000002092" calcext:value-type="float">
            <text:p>0.00121875</text:p>
          </table:table-cell>
          <table:table-cell table:style-name="Default" office:value-type="float" office:value="63627189094424.1" calcext:value-type="float">
            <text:p>63627189094424.1</text:p>
          </table:table-cell>
          <table:table-cell table:style-name="ce7" table:formula="of:=([.W91]-[.W90])/1000" office:value-type="float" office:value="2.00140625" calcext:value-type="float">
            <text:p>2.0014</text:p>
          </table:table-cell>
          <table:table-cell table:style-name="ce7" table:formula="of:=[.X91]+[.Y90]" office:value-type="float" office:value="178.00040625" calcext:value-type="float">
            <text:p>178.0004</text:p>
          </table:table-cell>
          <table:table-cell table:style-name="ce14" table:formula="of:=[.Y91]-2*([.$B91]-1)" office:value-type="float" office:value="0.000406249999940656" calcext:value-type="float">
            <text:p>0.00040625</text:p>
          </table:table-cell>
          <table:table-cell table:style-name="Default" office:value-type="float" office:value="63627189561199.7" calcext:value-type="float">
            <text:p>63627189561199.7</text:p>
          </table:table-cell>
          <table:table-cell table:style-name="ce15" table:formula="of:=([.AA91]-[.AA90])/1000" office:value-type="float" office:value="2.001953125" calcext:value-type="float">
            <text:p>2.0020</text:p>
          </table:table-cell>
          <table:table-cell table:style-name="ce7" table:formula="of:=[.AB91]+[.AC90]" office:value-type="float" office:value="180.001125" calcext:value-type="float">
            <text:p>180.0011</text:p>
          </table:table-cell>
          <table:table-cell table:style-name="ce16" table:formula="of:=[.AC91]-2*([.$B91]-1)" office:value-type="float" office:value="2.00112500000009" calcext:value-type="float">
            <text:p>2.001125</text:p>
          </table:table-cell>
          <table:table-cell table:style-name="Default" office:value-type="float" office:value="63627190021133.2" calcext:value-type="float">
            <text:p>63627190021133.2</text:p>
          </table:table-cell>
          <table:table-cell table:style-name="ce7" table:formula="of:=([.AE91]-[.AE90])/1000" office:value-type="float" office:value="2.002359375" calcext:value-type="float">
            <text:p>2.0024</text:p>
          </table:table-cell>
          <table:table-cell table:style-name="ce7" table:formula="of:=[.AF91]+[.AG90]" office:value-type="float" office:value="178.001078125" calcext:value-type="float">
            <text:p>178.0011</text:p>
          </table:table-cell>
          <table:table-cell table:style-name="ce20" table:formula="of:=[.AG91]-2*([.$B91]-1)" office:value-type="float" office:value="0.00107812500007753" calcext:value-type="float">
            <text:p>0.001078125</text:p>
          </table:table-cell>
          <table:table-cell table:style-name="Default" office:value-type="float" office:value="63627190487460.8" calcext:value-type="float">
            <text:p>63627190487460.8</text:p>
          </table:table-cell>
          <table:table-cell table:style-name="ce7" table:formula="of:=([.AI91]-[.AI90])/1000" office:value-type="float" office:value="2.000171875" calcext:value-type="float">
            <text:p>2.0002</text:p>
          </table:table-cell>
          <table:table-cell table:style-name="ce7" table:formula="of:=[.AJ91]+[.AK90]" office:value-type="float" office:value="178.000625" calcext:value-type="float">
            <text:p>178.0006</text:p>
          </table:table-cell>
          <table:table-cell table:style-name="ce21" table:formula="of:=[.AK91]-2*([.$B91]-1)" office:value-type="float" office:value="0.000624999999985221" calcext:value-type="float">
            <text:p>0.000625</text:p>
          </table:table-cell>
          <table:table-cell table:style-name="Default" office:value-type="float" office:value="63627190950530.5" calcext:value-type="float">
            <text:p>63627190950530.5</text:p>
          </table:table-cell>
          <table:table-cell table:style-name="ce7" table:formula="of:=([.AM91]-[.AM90])/1000" office:value-type="float" office:value="1.9971875" calcext:value-type="float">
            <text:p>1.9972</text:p>
          </table:table-cell>
          <table:table-cell table:style-name="ce7" table:formula="of:=[.AN91]+[.AO90]" office:value-type="float" office:value="177.9989765625" calcext:value-type="float">
            <text:p>177.9990</text:p>
          </table:table-cell>
          <table:table-cell table:style-name="ce22" table:formula="of:=[.AO91]-2*([.$B91]-1)" office:value-type="float" office:value="-0.00102343750000955" calcext:value-type="float">
            <text:p>-0.0010234375</text:p>
          </table:table-cell>
          <table:table-cell table:style-name="Default" office:value-type="float" office:value="63627191415556.6" calcext:value-type="float">
            <text:p>63627191415556.6</text:p>
          </table:table-cell>
          <table:table-cell table:style-name="ce7" table:formula="of:=([.AQ91]-[.AQ90])/1000" office:value-type="float" office:value="1.999671875" calcext:value-type="float">
            <text:p>1.9997</text:p>
          </table:table-cell>
          <table:table-cell table:style-name="ce7" table:formula="of:=[.AR91]+[.AS90]" office:value-type="float" office:value="177.999078125" calcext:value-type="float">
            <text:p>177.9991</text:p>
          </table:table-cell>
          <table:table-cell table:style-name="ce26" table:formula="of:=[.AS91]-2*([.$B91]-1)" office:value-type="float" office:value="-0.000921874999988859" calcext:value-type="float">
            <text:p>-0.000921875</text:p>
          </table:table-cell>
          <table:table-cell table:style-name="Default" office:value-type="float" office:value="63627191930643.5" calcext:value-type="float">
            <text:p>63627191930643.5</text:p>
          </table:table-cell>
          <table:table-cell table:style-name="ce7" table:formula="of:=([.AU91]-[.AU90])/1000" office:value-type="float" office:value="2.00090625" calcext:value-type="float">
            <text:p>2.0009</text:p>
          </table:table-cell>
          <table:table-cell table:style-name="ce7" table:formula="of:=[.AV91]+[.AW90]" office:value-type="float" office:value="178.000171875" calcext:value-type="float">
            <text:p>178.0002</text:p>
          </table:table-cell>
          <table:table-cell table:style-name="ce35" table:formula="of:=[.AW91]-2*([.$B91]-1)" office:value-type="float" office:value="0.000171875000035016" calcext:value-type="float">
            <text:p>0.0001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63627186724520.6" calcext:value-type="float">
            <text:p>63627186724520.6</text:p>
          </table:table-cell>
          <table:table-cell table:formula="of:=([.C92]-[.C91])/1000" office:value-type="float" office:value="2.0021796875" calcext:value-type="float">
            <text:p>2.0022</text:p>
          </table:table-cell>
          <table:table-cell table:formula="of:=[.D92]+[.E91]" office:value-type="float" office:value="180.0015546875" calcext:value-type="float">
            <text:p>180.0016</text:p>
          </table:table-cell>
          <table:table-cell table:style-name="ce9" table:formula="of:=[.E92]-2*([.$B92]-1)" office:value-type="float" office:value="0.00155468749997567" calcext:value-type="float">
            <text:p>0.0015546875</text:p>
          </table:table-cell>
          <table:table-cell table:style-name="Default" office:value-type="float" office:value="63627187243874.6" calcext:value-type="float">
            <text:p>63627187243874.6</text:p>
          </table:table-cell>
          <table:table-cell table:style-name="ce7" table:formula="of:=([.G92]-[.G91])/1000" office:value-type="float" office:value="1.9993203125" calcext:value-type="float">
            <text:p>1.9993</text:p>
          </table:table-cell>
          <table:table-cell table:style-name="ce7" table:formula="of:=[.H92]+[.I91]" office:value-type="float" office:value="180.001265625" calcext:value-type="float">
            <text:p>180.0013</text:p>
          </table:table-cell>
          <table:table-cell table:style-name="ce10" table:formula="of:=[.I92]-2*([.$B92]-1)" office:value-type="float" office:value="0.00126562500008731" calcext:value-type="float">
            <text:p>0.001265625</text:p>
          </table:table-cell>
          <table:table-cell table:style-name="Default" office:value-type="float" office:value="63627187711422.3" calcext:value-type="float">
            <text:p>63627187711422.3</text:p>
          </table:table-cell>
          <table:table-cell table:style-name="ce7" table:formula="of:=([.K92]-[.K91])/1000" office:value-type="float" office:value="1.9984296875" calcext:value-type="float">
            <text:p>1.9984</text:p>
          </table:table-cell>
          <table:table-cell table:style-name="ce7" table:formula="of:=[.L92]+[.M91]" office:value-type="float" office:value="179.999671875" calcext:value-type="float">
            <text:p>179.9997</text:p>
          </table:table-cell>
          <table:table-cell table:style-name="ce11" table:formula="of:=[.M92]-2*([.$B92]-1)" office:value-type="float" office:value="-0.000328124999981583" calcext:value-type="float">
            <text:p>-0.000328125</text:p>
          </table:table-cell>
          <table:table-cell table:style-name="Default" office:value-type="float" office:value="63627188179319.4" calcext:value-type="float">
            <text:p>63627188179319.4</text:p>
          </table:table-cell>
          <table:table-cell table:style-name="ce7" table:formula="of:=([.O92]-[.O91])/1000" office:value-type="float" office:value="1.9980390625" calcext:value-type="float">
            <text:p>1.9980</text:p>
          </table:table-cell>
          <table:table-cell table:style-name="ce7" table:formula="of:=[.P92]+[.Q91]" office:value-type="float" office:value="179.9997109375" calcext:value-type="float">
            <text:p>179.9997</text:p>
          </table:table-cell>
          <table:table-cell table:style-name="ce12" table:formula="of:=[.Q92]-2*([.$B92]-1)" office:value-type="float" office:value="-0.000289062499973625" calcext:value-type="float">
            <text:p>-0.0002890625</text:p>
          </table:table-cell>
          <table:table-cell table:style-name="Default" office:value-type="float" office:value="63627188639496.6" calcext:value-type="float">
            <text:p>63627188639496.6</text:p>
          </table:table-cell>
          <table:table-cell table:style-name="ce7" table:formula="of:=([.S92]-[.S91])/1000" office:value-type="float" office:value="1.9994609375" calcext:value-type="float">
            <text:p>1.9995</text:p>
          </table:table-cell>
          <table:table-cell table:style-name="ce7" table:formula="of:=[.T92]+[.U91]" office:value-type="float" office:value="180.0006796875" calcext:value-type="float">
            <text:p>180.0007</text:p>
          </table:table-cell>
          <table:table-cell table:style-name="ce13" table:formula="of:=[.U92]-2*([.$B92]-1)" office:value-type="float" office:value="0.000679687500024784" calcext:value-type="float">
            <text:p>0.0006796875</text:p>
          </table:table-cell>
          <table:table-cell table:style-name="Default" office:value-type="float" office:value="63627189096422.2" calcext:value-type="float">
            <text:p>63627189096422.2</text:p>
          </table:table-cell>
          <table:table-cell table:style-name="ce7" table:formula="of:=([.W92]-[.W91])/1000" office:value-type="float" office:value="1.99809375" calcext:value-type="float">
            <text:p>1.9981</text:p>
          </table:table-cell>
          <table:table-cell table:style-name="ce7" table:formula="of:=[.X92]+[.Y91]" office:value-type="float" office:value="179.9985" calcext:value-type="float">
            <text:p>179.9985</text:p>
          </table:table-cell>
          <table:table-cell table:style-name="ce14" table:formula="of:=[.Y92]-2*([.$B92]-1)" office:value-type="float" office:value="-0.00150000000004979" calcext:value-type="float">
            <text:p>-0.0015</text:p>
          </table:table-cell>
          <table:table-cell table:style-name="Default" office:value-type="float" office:value="63627189563199.3" calcext:value-type="float">
            <text:p>63627189563199.3</text:p>
          </table:table-cell>
          <table:table-cell table:style-name="ce15" table:formula="of:=([.AA92]-[.AA91])/1000" office:value-type="float" office:value="1.9995703125" calcext:value-type="float">
            <text:p>1.9996</text:p>
          </table:table-cell>
          <table:table-cell table:style-name="ce7" table:formula="of:=[.AB92]+[.AC91]" office:value-type="float" office:value="182.0006953125" calcext:value-type="float">
            <text:p>182.0007</text:p>
          </table:table-cell>
          <table:table-cell table:style-name="ce16" table:formula="of:=[.AC92]-2*([.$B92]-1)" office:value-type="float" office:value="2.00069531250008" calcext:value-type="float">
            <text:p>2.0006953125</text:p>
          </table:table-cell>
          <table:table-cell table:style-name="Default" office:value-type="float" office:value="63627190023131.7" calcext:value-type="float">
            <text:p>63627190023131.7</text:p>
          </table:table-cell>
          <table:table-cell table:style-name="ce7" table:formula="of:=([.AE92]-[.AE91])/1000" office:value-type="float" office:value="1.9985703125" calcext:value-type="float">
            <text:p>1.9986</text:p>
          </table:table-cell>
          <table:table-cell table:style-name="ce7" table:formula="of:=[.AF92]+[.AG91]" office:value-type="float" office:value="179.9996484375" calcext:value-type="float">
            <text:p>179.9996</text:p>
          </table:table-cell>
          <table:table-cell table:style-name="ce20" table:formula="of:=[.AG92]-2*([.$B92]-1)" office:value-type="float" office:value="-0.000351562499929514" calcext:value-type="float">
            <text:p>-0.0003515625</text:p>
          </table:table-cell>
          <table:table-cell table:style-name="Default" office:value-type="float" office:value="63627190489458.9" calcext:value-type="float">
            <text:p>63627190489458.9</text:p>
          </table:table-cell>
          <table:table-cell table:style-name="ce7" table:formula="of:=([.AI92]-[.AI91])/1000" office:value-type="float" office:value="1.9980625" calcext:value-type="float">
            <text:p>1.9981</text:p>
          </table:table-cell>
          <table:table-cell table:style-name="ce7" table:formula="of:=[.AJ92]+[.AK91]" office:value-type="float" office:value="179.9986875" calcext:value-type="float">
            <text:p>179.9987</text:p>
          </table:table-cell>
          <table:table-cell table:style-name="ce21" table:formula="of:=[.AK92]-2*([.$B92]-1)" office:value-type="float" office:value="-0.0013125000000116" calcext:value-type="float">
            <text:p>-0.0013125</text:p>
          </table:table-cell>
          <table:table-cell table:style-name="Default" office:value-type="float" office:value="63627190952530.9" calcext:value-type="float">
            <text:p>63627190952530.9</text:p>
          </table:table-cell>
          <table:table-cell table:style-name="ce7" table:formula="of:=([.AM92]-[.AM91])/1000" office:value-type="float" office:value="2.0004765625" calcext:value-type="float">
            <text:p>2.0005</text:p>
          </table:table-cell>
          <table:table-cell table:style-name="ce7" table:formula="of:=[.AN92]+[.AO91]" office:value-type="float" office:value="179.999453125" calcext:value-type="float">
            <text:p>179.9995</text:p>
          </table:table-cell>
          <table:table-cell table:style-name="ce22" table:formula="of:=[.AO92]-2*([.$B92]-1)" office:value-type="float" office:value="-0.000546874999997726" calcext:value-type="float">
            <text:p>-0.000546875</text:p>
          </table:table-cell>
          <table:table-cell table:style-name="Default" office:value-type="float" office:value="63627191417556.4" calcext:value-type="float">
            <text:p>63627191417556.4</text:p>
          </table:table-cell>
          <table:table-cell table:style-name="ce7" table:formula="of:=([.AQ92]-[.AQ91])/1000" office:value-type="float" office:value="1.9998046875" calcext:value-type="float">
            <text:p>1.9998</text:p>
          </table:table-cell>
          <table:table-cell table:style-name="ce7" table:formula="of:=[.AR92]+[.AS91]" office:value-type="float" office:value="179.9988828125" calcext:value-type="float">
            <text:p>179.9989</text:p>
          </table:table-cell>
          <table:table-cell table:style-name="ce26" table:formula="of:=[.AS92]-2*([.$B92]-1)" office:value-type="float" office:value="-0.00111718750000023" calcext:value-type="float">
            <text:p>-0.0011171875</text:p>
          </table:table-cell>
          <table:table-cell table:style-name="Default" office:value-type="float" office:value="63627191932642.7" calcext:value-type="float">
            <text:p>63627191932642.7</text:p>
          </table:table-cell>
          <table:table-cell table:style-name="ce7" table:formula="of:=([.AU92]-[.AU91])/1000" office:value-type="float" office:value="1.99928125" calcext:value-type="float">
            <text:p>1.9993</text:p>
          </table:table-cell>
          <table:table-cell table:style-name="ce7" table:formula="of:=[.AV92]+[.AW91]" office:value-type="float" office:value="179.999453125" calcext:value-type="float">
            <text:p>179.9995</text:p>
          </table:table-cell>
          <table:table-cell table:style-name="ce35" table:formula="of:=[.AW92]-2*([.$B92]-1)" office:value-type="float" office:value="-0.000546874999969305" calcext:value-type="float">
            <text:p>-0.0005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92" calcext:value-type="float">
            <text:p>92</text:p>
          </table:table-cell>
          <table:table-cell office:value-type="float" office:value="63627186726520.4" calcext:value-type="float">
            <text:p>63627186726520.4</text:p>
          </table:table-cell>
          <table:table-cell table:formula="of:=([.C93]-[.C92])/1000" office:value-type="float" office:value="1.9998671875" calcext:value-type="float">
            <text:p>1.9999</text:p>
          </table:table-cell>
          <table:table-cell table:formula="of:=[.D93]+[.E92]" office:value-type="float" office:value="182.001421875" calcext:value-type="float">
            <text:p>182.0014</text:p>
          </table:table-cell>
          <table:table-cell table:style-name="ce9" table:formula="of:=[.E93]-2*([.$B93]-1)" office:value-type="float" office:value="0.00142187499997704" calcext:value-type="float">
            <text:p>0.001421875</text:p>
          </table:table-cell>
          <table:table-cell table:style-name="Default" office:value-type="float" office:value="63627187245875.3" calcext:value-type="float">
            <text:p>63627187245875.3</text:p>
          </table:table-cell>
          <table:table-cell table:style-name="ce7" table:formula="of:=([.G93]-[.G92])/1000" office:value-type="float" office:value="2.0007109375" calcext:value-type="float">
            <text:p>2.0007</text:p>
          </table:table-cell>
          <table:table-cell table:style-name="ce7" table:formula="of:=[.H93]+[.I92]" office:value-type="float" office:value="182.0019765625" calcext:value-type="float">
            <text:p>182.0020</text:p>
          </table:table-cell>
          <table:table-cell table:style-name="ce10" table:formula="of:=[.I93]-2*([.$B93]-1)" office:value-type="float" office:value="0.00197656250009004" calcext:value-type="float">
            <text:p>0.0019765625</text:p>
          </table:table-cell>
          <table:table-cell table:style-name="Default" office:value-type="float" office:value="63627187713421.4" calcext:value-type="float">
            <text:p>63627187713421.4</text:p>
          </table:table-cell>
          <table:table-cell table:style-name="ce7" table:formula="of:=([.K93]-[.K92])/1000" office:value-type="float" office:value="1.999125" calcext:value-type="float">
            <text:p>1.9991</text:p>
          </table:table-cell>
          <table:table-cell table:style-name="ce7" table:formula="of:=[.L93]+[.M92]" office:value-type="float" office:value="181.998796875" calcext:value-type="float">
            <text:p>181.9988</text:p>
          </table:table-cell>
          <table:table-cell table:style-name="ce11" table:formula="of:=[.M93]-2*([.$B93]-1)" office:value-type="float" office:value="-0.00120312499998931" calcext:value-type="float">
            <text:p>-0.001203125</text:p>
          </table:table-cell>
          <table:table-cell table:style-name="Default" office:value-type="float" office:value="63627188181318.9" calcext:value-type="float">
            <text:p>63627188181318.9</text:p>
          </table:table-cell>
          <table:table-cell table:style-name="ce7" table:formula="of:=([.O93]-[.O92])/1000" office:value-type="float" office:value="1.9994609375" calcext:value-type="float">
            <text:p>1.9995</text:p>
          </table:table-cell>
          <table:table-cell table:style-name="ce7" table:formula="of:=[.P93]+[.Q92]" office:value-type="float" office:value="181.999171875" calcext:value-type="float">
            <text:p>181.9992</text:p>
          </table:table-cell>
          <table:table-cell table:style-name="ce12" table:formula="of:=[.Q93]-2*([.$B93]-1)" office:value-type="float" office:value="-0.000828124999969759" calcext:value-type="float">
            <text:p>-0.000828125</text:p>
          </table:table-cell>
          <table:table-cell table:style-name="Default" office:value-type="float" office:value="63627188641497.4" calcext:value-type="float">
            <text:p>63627188641497.4</text:p>
          </table:table-cell>
          <table:table-cell table:style-name="ce7" table:formula="of:=([.S93]-[.S92])/1000" office:value-type="float" office:value="2.000828125" calcext:value-type="float">
            <text:p>2.0008</text:p>
          </table:table-cell>
          <table:table-cell table:style-name="ce7" table:formula="of:=[.T93]+[.U92]" office:value-type="float" office:value="182.0015078125" calcext:value-type="float">
            <text:p>182.0015</text:p>
          </table:table-cell>
          <table:table-cell table:style-name="ce13" table:formula="of:=[.U93]-2*([.$B93]-1)" office:value-type="float" office:value="0.00150781250002296" calcext:value-type="float">
            <text:p>0.0015078125</text:p>
          </table:table-cell>
          <table:table-cell table:style-name="Default" office:value-type="float" office:value="63627189098422.4" calcext:value-type="float">
            <text:p>63627189098422.4</text:p>
          </table:table-cell>
          <table:table-cell table:style-name="ce7" table:formula="of:=([.W93]-[.W92])/1000" office:value-type="float" office:value="2.0002265625" calcext:value-type="float">
            <text:p>2.0002</text:p>
          </table:table-cell>
          <table:table-cell table:style-name="ce7" table:formula="of:=[.X93]+[.Y92]" office:value-type="float" office:value="181.9987265625" calcext:value-type="float">
            <text:p>181.9987</text:p>
          </table:table-cell>
          <table:table-cell table:style-name="ce14" table:formula="of:=[.Y93]-2*([.$B93]-1)" office:value-type="float" office:value="-0.00127343750006048" calcext:value-type="float">
            <text:p>-0.0012734375</text:p>
          </table:table-cell>
          <table:table-cell table:style-name="Default" office:value-type="float" office:value="63627189565199.9" calcext:value-type="float">
            <text:p>63627189565199.9</text:p>
          </table:table-cell>
          <table:table-cell table:style-name="ce15" table:formula="of:=([.AA93]-[.AA92])/1000" office:value-type="float" office:value="2.0006015625" calcext:value-type="float">
            <text:p>2.0006</text:p>
          </table:table-cell>
          <table:table-cell table:style-name="ce7" table:formula="of:=[.AB93]+[.AC92]" office:value-type="float" office:value="184.001296875" calcext:value-type="float">
            <text:p>184.0013</text:p>
          </table:table-cell>
          <table:table-cell table:style-name="ce16" table:formula="of:=[.AC93]-2*([.$B93]-1)" office:value-type="float" office:value="2.00129687500009" calcext:value-type="float">
            <text:p>2.001296875</text:p>
          </table:table-cell>
          <table:table-cell table:style-name="Default" office:value-type="float" office:value="63627190025132.5" calcext:value-type="float">
            <text:p>63627190025132.5</text:p>
          </table:table-cell>
          <table:table-cell table:style-name="ce7" table:formula="of:=([.AE93]-[.AE92])/1000" office:value-type="float" office:value="2.0008125" calcext:value-type="float">
            <text:p>2.0008</text:p>
          </table:table-cell>
          <table:table-cell table:style-name="ce7" table:formula="of:=[.AF93]+[.AG92]" office:value-type="float" office:value="182.0004609375" calcext:value-type="float">
            <text:p>182.0005</text:p>
          </table:table-cell>
          <table:table-cell table:style-name="ce20" table:formula="of:=[.AG93]-2*([.$B93]-1)" office:value-type="float" office:value="0.000460937500065484" calcext:value-type="float">
            <text:p>0.0004609375</text:p>
          </table:table-cell>
          <table:table-cell table:style-name="Default" office:value-type="float" office:value="63627190491460.7" calcext:value-type="float">
            <text:p>63627190491460.7</text:p>
          </table:table-cell>
          <table:table-cell table:style-name="ce7" table:formula="of:=([.AI93]-[.AI92])/1000" office:value-type="float" office:value="2.0018046875" calcext:value-type="float">
            <text:p>2.0018</text:p>
          </table:table-cell>
          <table:table-cell table:style-name="ce7" table:formula="of:=[.AJ93]+[.AK92]" office:value-type="float" office:value="182.0004921875" calcext:value-type="float">
            <text:p>182.0005</text:p>
          </table:table-cell>
          <table:table-cell table:style-name="ce21" table:formula="of:=[.AK93]-2*([.$B93]-1)" office:value-type="float" office:value="0.000492187499986585" calcext:value-type="float">
            <text:p>0.0004921875</text:p>
          </table:table-cell>
          <table:table-cell table:style-name="Default" office:value-type="float" office:value="63627190954532.6" calcext:value-type="float">
            <text:p>63627190954532.6</text:p>
          </table:table-cell>
          <table:table-cell table:style-name="ce7" table:formula="of:=([.AM93]-[.AM92])/1000" office:value-type="float" office:value="2.0017109375" calcext:value-type="float">
            <text:p>2.0017</text:p>
          </table:table-cell>
          <table:table-cell table:style-name="ce7" table:formula="of:=[.AN93]+[.AO92]" office:value-type="float" office:value="182.0011640625" calcext:value-type="float">
            <text:p>182.0012</text:p>
          </table:table-cell>
          <table:table-cell table:style-name="ce22" table:formula="of:=[.AO93]-2*([.$B93]-1)" office:value-type="float" office:value="0.00116406250000978" calcext:value-type="float">
            <text:p>0.0011640625</text:p>
          </table:table-cell>
          <table:table-cell table:style-name="Default" office:value-type="float" office:value="63627191419557.7" calcext:value-type="float">
            <text:p>63627191419557.7</text:p>
          </table:table-cell>
          <table:table-cell table:style-name="ce7" table:formula="of:=([.AQ93]-[.AQ92])/1000" office:value-type="float" office:value="2.0013515625" calcext:value-type="float">
            <text:p>2.0014</text:p>
          </table:table-cell>
          <table:table-cell table:style-name="ce7" table:formula="of:=[.AR93]+[.AS92]" office:value-type="float" office:value="182.000234375" calcext:value-type="float">
            <text:p>182.0002</text:p>
          </table:table-cell>
          <table:table-cell table:style-name="ce26" table:formula="of:=[.AS93]-2*([.$B93]-1)" office:value-type="float" office:value="0.000234374999990905" calcext:value-type="float">
            <text:p>0.000234375</text:p>
          </table:table-cell>
          <table:table-cell table:style-name="Default" office:value-type="float" office:value="63627191934644.8" calcext:value-type="float">
            <text:p>63627191934644.8</text:p>
          </table:table-cell>
          <table:table-cell table:style-name="ce7" table:formula="of:=([.AU93]-[.AU92])/1000" office:value-type="float" office:value="2.0020390625" calcext:value-type="float">
            <text:p>2.0020</text:p>
          </table:table-cell>
          <table:table-cell table:style-name="ce7" table:formula="of:=[.AV93]+[.AW92]" office:value-type="float" office:value="182.0014921875" calcext:value-type="float">
            <text:p>182.0015</text:p>
          </table:table-cell>
          <table:table-cell table:style-name="ce35" table:formula="of:=[.AW93]-2*([.$B93]-1)" office:value-type="float" office:value="0.00149218750001978" calcext:value-type="float">
            <text:p>0.001492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93" calcext:value-type="float">
            <text:p>93</text:p>
          </table:table-cell>
          <table:table-cell office:value-type="float" office:value="63627186728518.5" calcext:value-type="float">
            <text:p>63627186728518.5</text:p>
          </table:table-cell>
          <table:table-cell table:formula="of:=([.C94]-[.C93])/1000" office:value-type="float" office:value="1.9980234375" calcext:value-type="float">
            <text:p>1.9980</text:p>
          </table:table-cell>
          <table:table-cell table:formula="of:=[.D94]+[.E93]" office:value-type="float" office:value="183.9994453125" calcext:value-type="float">
            <text:p>183.9994</text:p>
          </table:table-cell>
          <table:table-cell table:style-name="ce9" table:formula="of:=[.E94]-2*([.$B94]-1)" office:value-type="float" office:value="-0.00055468750002774" calcext:value-type="float">
            <text:p>-0.0005546875</text:p>
          </table:table-cell>
          <table:table-cell table:style-name="Default" office:value-type="float" office:value="63627187247875.1" calcext:value-type="float">
            <text:p>63627187247875.1</text:p>
          </table:table-cell>
          <table:table-cell table:style-name="ce7" table:formula="of:=([.G94]-[.G93])/1000" office:value-type="float" office:value="1.9998046875" calcext:value-type="float">
            <text:p>1.9998</text:p>
          </table:table-cell>
          <table:table-cell table:style-name="ce7" table:formula="of:=[.H94]+[.I93]" office:value-type="float" office:value="184.00178125" calcext:value-type="float">
            <text:p>184.0018</text:p>
          </table:table-cell>
          <table:table-cell table:style-name="ce10" table:formula="of:=[.I94]-2*([.$B94]-1)" office:value-type="float" office:value="0.00178125000007867" calcext:value-type="float">
            <text:p>0.00178125</text:p>
          </table:table-cell>
          <table:table-cell table:style-name="Default" office:value-type="float" office:value="63627187715423" calcext:value-type="float">
            <text:p>63627187715423</text:p>
          </table:table-cell>
          <table:table-cell table:style-name="ce7" table:formula="of:=([.K94]-[.K93])/1000" office:value-type="float" office:value="2.001578125" calcext:value-type="float">
            <text:p>2.0016</text:p>
          </table:table-cell>
          <table:table-cell table:style-name="ce7" table:formula="of:=[.L94]+[.M93]" office:value-type="float" office:value="184.000375" calcext:value-type="float">
            <text:p>184.0004</text:p>
          </table:table-cell>
          <table:table-cell table:style-name="ce11" table:formula="of:=[.M94]-2*([.$B94]-1)" office:value-type="float" office:value="0.000375000000019554" calcext:value-type="float">
            <text:p>0.000375</text:p>
          </table:table-cell>
          <table:table-cell table:style-name="Default" office:value-type="float" office:value="63627188183320.8" calcext:value-type="float">
            <text:p>63627188183320.8</text:p>
          </table:table-cell>
          <table:table-cell table:style-name="ce7" table:formula="of:=([.O94]-[.O93])/1000" office:value-type="float" office:value="2.0019609375" calcext:value-type="float">
            <text:p>2.0020</text:p>
          </table:table-cell>
          <table:table-cell table:style-name="ce7" table:formula="of:=[.P94]+[.Q93]" office:value-type="float" office:value="184.0011328125" calcext:value-type="float">
            <text:p>184.0011</text:p>
          </table:table-cell>
          <table:table-cell table:style-name="ce12" table:formula="of:=[.Q94]-2*([.$B94]-1)" office:value-type="float" office:value="0.00113281250003183" calcext:value-type="float">
            <text:p>0.0011328125</text:p>
          </table:table-cell>
          <table:table-cell table:style-name="Default" office:value-type="float" office:value="63627188643497.1" calcext:value-type="float">
            <text:p>63627188643497.1</text:p>
          </table:table-cell>
          <table:table-cell table:style-name="ce7" table:formula="of:=([.S94]-[.S93])/1000" office:value-type="float" office:value="1.9997265625" calcext:value-type="float">
            <text:p>1.9997</text:p>
          </table:table-cell>
          <table:table-cell table:style-name="ce7" table:formula="of:=[.T94]+[.U93]" office:value-type="float" office:value="184.001234375" calcext:value-type="float">
            <text:p>184.0012</text:p>
          </table:table-cell>
          <table:table-cell table:style-name="ce13" table:formula="of:=[.U94]-2*([.$B94]-1)" office:value-type="float" office:value="0.0012343750000241" calcext:value-type="float">
            <text:p>0.001234375</text:p>
          </table:table-cell>
          <table:table-cell table:style-name="Default" office:value-type="float" office:value="63627189100422.3" calcext:value-type="float">
            <text:p>63627189100422.3</text:p>
          </table:table-cell>
          <table:table-cell table:style-name="ce7" table:formula="of:=([.W94]-[.W93])/1000" office:value-type="float" office:value="1.99990625" calcext:value-type="float">
            <text:p>1.9999</text:p>
          </table:table-cell>
          <table:table-cell table:style-name="ce7" table:formula="of:=[.X94]+[.Y93]" office:value-type="float" office:value="183.9986328125" calcext:value-type="float">
            <text:p>183.9986</text:p>
          </table:table-cell>
          <table:table-cell table:style-name="ce14" table:formula="of:=[.Y94]-2*([.$B94]-1)" office:value-type="float" office:value="-0.00136718750005116" calcext:value-type="float">
            <text:p>-0.0013671875</text:p>
          </table:table-cell>
          <table:table-cell table:style-name="Default" office:value-type="float" office:value="63627189567197.9" calcext:value-type="float">
            <text:p>63627189567197.9</text:p>
          </table:table-cell>
          <table:table-cell table:style-name="ce15" table:formula="of:=([.AA94]-[.AA93])/1000" office:value-type="float" office:value="1.9980234375" calcext:value-type="float">
            <text:p>1.9980</text:p>
          </table:table-cell>
          <table:table-cell table:style-name="ce7" table:formula="of:=[.AB94]+[.AC93]" office:value-type="float" office:value="185.9993203125" calcext:value-type="float">
            <text:p>185.9993</text:p>
          </table:table-cell>
          <table:table-cell table:style-name="ce16" table:formula="of:=[.AC94]-2*([.$B94]-1)" office:value-type="float" office:value="1.99932031250009" calcext:value-type="float">
            <text:p>1.9993203125</text:p>
          </table:table-cell>
          <table:table-cell table:style-name="Default" office:value-type="float" office:value="63627190027130.7" calcext:value-type="float">
            <text:p>63627190027130.7</text:p>
          </table:table-cell>
          <table:table-cell table:style-name="ce7" table:formula="of:=([.AE94]-[.AE93])/1000" office:value-type="float" office:value="1.9982109375" calcext:value-type="float">
            <text:p>1.9982</text:p>
          </table:table-cell>
          <table:table-cell table:style-name="ce7" table:formula="of:=[.AF94]+[.AG93]" office:value-type="float" office:value="183.998671875" calcext:value-type="float">
            <text:p>183.9987</text:p>
          </table:table-cell>
          <table:table-cell table:style-name="ce20" table:formula="of:=[.AG94]-2*([.$B94]-1)" office:value-type="float" office:value="-0.00132812499992951" calcext:value-type="float">
            <text:p>-0.001328125</text:p>
          </table:table-cell>
          <table:table-cell table:style-name="Default" office:value-type="float" office:value="63627190493510.1" calcext:value-type="float">
            <text:p>63627190493510.1</text:p>
          </table:table-cell>
          <table:table-cell table:style-name="ce7" table:formula="of:=([.AI94]-[.AI93])/1000" office:value-type="float" office:value="2.0494140625" calcext:value-type="float">
            <text:p>2.0494</text:p>
          </table:table-cell>
          <table:table-cell table:style-name="ce7" table:formula="of:=[.AJ94]+[.AK93]" office:value-type="float" office:value="184.04990625" calcext:value-type="float">
            <text:p>184.0499</text:p>
          </table:table-cell>
          <table:table-cell table:style-name="ce21" table:formula="of:=[.AK94]-2*([.$B94]-1)" office:value-type="float" office:value="0.0499062499999923" calcext:value-type="float">
            <text:p>0.04990625</text:p>
          </table:table-cell>
          <table:table-cell table:style-name="Default" office:value-type="float" office:value="63627190956531" calcext:value-type="float">
            <text:p>63627190956531</text:p>
          </table:table-cell>
          <table:table-cell table:style-name="ce7" table:formula="of:=([.AM94]-[.AM93])/1000" office:value-type="float" office:value="1.9983359375" calcext:value-type="float">
            <text:p>1.9983</text:p>
          </table:table-cell>
          <table:table-cell table:style-name="ce7" table:formula="of:=[.AN94]+[.AO93]" office:value-type="float" office:value="183.9995" calcext:value-type="float">
            <text:p>183.9995</text:p>
          </table:table-cell>
          <table:table-cell table:style-name="ce22" table:formula="of:=[.AO94]-2*([.$B94]-1)" office:value-type="float" office:value="-0.000499999999988177" calcext:value-type="float">
            <text:p>-0.0005</text:p>
          </table:table-cell>
          <table:table-cell table:style-name="Default" office:value-type="float" office:value="63627191421558.8" calcext:value-type="float">
            <text:p>63627191421558.8</text:p>
          </table:table-cell>
          <table:table-cell table:style-name="ce7" table:formula="of:=([.AQ94]-[.AQ93])/1000" office:value-type="float" office:value="2.0010546875" calcext:value-type="float">
            <text:p>2.0011</text:p>
          </table:table-cell>
          <table:table-cell table:style-name="ce7" table:formula="of:=[.AR94]+[.AS93]" office:value-type="float" office:value="184.0012890625" calcext:value-type="float">
            <text:p>184.0013</text:p>
          </table:table-cell>
          <table:table-cell table:style-name="ce26" table:formula="of:=[.AS94]-2*([.$B94]-1)" office:value-type="float" office:value="0.0012890624999784" calcext:value-type="float">
            <text:p>0.0012890625</text:p>
          </table:table-cell>
          <table:table-cell table:style-name="Default" office:value-type="float" office:value="63627191938445.8" calcext:value-type="float">
            <text:p>63627191938445.8</text:p>
          </table:table-cell>
          <table:table-cell table:style-name="ce7" table:formula="of:=([.AU94]-[.AU93])/1000" office:value-type="float" office:value="3.8010625" calcext:value-type="float">
            <text:p>3.8011</text:p>
          </table:table-cell>
          <table:table-cell table:style-name="ce7" table:formula="of:=[.AV94]+[.AW93]" office:value-type="float" office:value="185.8025546875" calcext:value-type="float">
            <text:p>185.8026</text:p>
          </table:table-cell>
          <table:table-cell table:style-name="ce35" table:formula="of:=[.AW94]-2*([.$B94]-1)" office:value-type="float" office:value="1.80255468750002" calcext:value-type="float">
            <text:p>1.80255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94" calcext:value-type="float">
            <text:p>94</text:p>
          </table:table-cell>
          <table:table-cell office:value-type="float" office:value="63627186730520.6" calcext:value-type="float">
            <text:p>63627186730520.6</text:p>
          </table:table-cell>
          <table:table-cell table:formula="of:=([.C95]-[.C94])/1000" office:value-type="float" office:value="2.0021640625" calcext:value-type="float">
            <text:p>2.0022</text:p>
          </table:table-cell>
          <table:table-cell table:formula="of:=[.D95]+[.E94]" office:value-type="float" office:value="186.001609375" calcext:value-type="float">
            <text:p>186.0016</text:p>
          </table:table-cell>
          <table:table-cell table:style-name="ce9" table:formula="of:=[.E95]-2*([.$B95]-1)" office:value-type="float" office:value="0.00160937499995839" calcext:value-type="float">
            <text:p>0.001609375</text:p>
          </table:table-cell>
          <table:table-cell table:style-name="Default" office:value-type="float" office:value="63627187249873.2" calcext:value-type="float">
            <text:p>63627187249873.2</text:p>
          </table:table-cell>
          <table:table-cell table:style-name="ce7" table:formula="of:=([.G95]-[.G94])/1000" office:value-type="float" office:value="1.998125" calcext:value-type="float">
            <text:p>1.9981</text:p>
          </table:table-cell>
          <table:table-cell table:style-name="ce7" table:formula="of:=[.H95]+[.I94]" office:value-type="float" office:value="185.99990625" calcext:value-type="float">
            <text:p>185.9999</text:p>
          </table:table-cell>
          <table:table-cell table:style-name="ce10" table:formula="of:=[.I95]-2*([.$B95]-1)" office:value-type="float" office:value="-0.0000937499999338343" calcext:value-type="float">
            <text:p>-0.00009375</text:p>
          </table:table-cell>
          <table:table-cell table:style-name="Default" office:value-type="float" office:value="63627187717423.4" calcext:value-type="float">
            <text:p>63627187717423.4</text:p>
          </table:table-cell>
          <table:table-cell table:style-name="ce7" table:formula="of:=([.K95]-[.K94])/1000" office:value-type="float" office:value="2.0003828125" calcext:value-type="float">
            <text:p>2.0004</text:p>
          </table:table-cell>
          <table:table-cell table:style-name="ce7" table:formula="of:=[.L95]+[.M94]" office:value-type="float" office:value="186.0007578125" calcext:value-type="float">
            <text:p>186.0008</text:p>
          </table:table-cell>
          <table:table-cell table:style-name="ce11" table:formula="of:=[.M95]-2*([.$B95]-1)" office:value-type="float" office:value="0.000757812500012278" calcext:value-type="float">
            <text:p>0.0007578125</text:p>
          </table:table-cell>
          <table:table-cell table:style-name="Default" office:value-type="float" office:value="63627188185318.9" calcext:value-type="float">
            <text:p>63627188185318.9</text:p>
          </table:table-cell>
          <table:table-cell table:style-name="ce7" table:formula="of:=([.O95]-[.O94])/1000" office:value-type="float" office:value="1.9980234375" calcext:value-type="float">
            <text:p>1.9980</text:p>
          </table:table-cell>
          <table:table-cell table:style-name="ce7" table:formula="of:=[.P95]+[.Q94]" office:value-type="float" office:value="185.99915625" calcext:value-type="float">
            <text:p>185.9992</text:p>
          </table:table-cell>
          <table:table-cell table:style-name="ce12" table:formula="of:=[.Q95]-2*([.$B95]-1)" office:value-type="float" office:value="-0.000843749999972943" calcext:value-type="float">
            <text:p>-0.00084375</text:p>
          </table:table-cell>
          <table:table-cell table:style-name="Default" office:value-type="float" office:value="63627188645497.6" calcext:value-type="float">
            <text:p>63627188645497.6</text:p>
          </table:table-cell>
          <table:table-cell table:style-name="ce7" table:formula="of:=([.S95]-[.S94])/1000" office:value-type="float" office:value="2.00053125" calcext:value-type="float">
            <text:p>2.0005</text:p>
          </table:table-cell>
          <table:table-cell table:style-name="ce7" table:formula="of:=[.T95]+[.U94]" office:value-type="float" office:value="186.001765625" calcext:value-type="float">
            <text:p>186.0018</text:p>
          </table:table-cell>
          <table:table-cell table:style-name="ce13" table:formula="of:=[.U95]-2*([.$B95]-1)" office:value-type="float" office:value="0.00176562500001864" calcext:value-type="float">
            <text:p>0.001765625</text:p>
          </table:table-cell>
          <table:table-cell table:style-name="Default" office:value-type="float" office:value="63627189102424.2" calcext:value-type="float">
            <text:p>63627189102424.2</text:p>
          </table:table-cell>
          <table:table-cell table:style-name="ce7" table:formula="of:=([.W95]-[.W94])/1000" office:value-type="float" office:value="2.0019375" calcext:value-type="float">
            <text:p>2.0019</text:p>
          </table:table-cell>
          <table:table-cell table:style-name="ce7" table:formula="of:=[.X95]+[.Y94]" office:value-type="float" office:value="186.0005703125" calcext:value-type="float">
            <text:p>186.0006</text:p>
          </table:table-cell>
          <table:table-cell table:style-name="ce14" table:formula="of:=[.Y95]-2*([.$B95]-1)" office:value-type="float" office:value="0.000570312499945658" calcext:value-type="float">
            <text:p>0.0005703125</text:p>
          </table:table-cell>
          <table:table-cell table:style-name="Default" office:value-type="float" office:value="63627189569199" calcext:value-type="float">
            <text:p>63627189569199</text:p>
          </table:table-cell>
          <table:table-cell table:style-name="ce15" table:formula="of:=([.AA95]-[.AA94])/1000" office:value-type="float" office:value="2.001140625" calcext:value-type="float">
            <text:p>2.0011</text:p>
          </table:table-cell>
          <table:table-cell table:style-name="ce7" table:formula="of:=[.AB95]+[.AC94]" office:value-type="float" office:value="188.0004609375" calcext:value-type="float">
            <text:p>188.0005</text:p>
          </table:table-cell>
          <table:table-cell table:style-name="ce16" table:formula="of:=[.AC95]-2*([.$B95]-1)" office:value-type="float" office:value="2.00046093750009" calcext:value-type="float">
            <text:p>2.0004609375</text:p>
          </table:table-cell>
          <table:table-cell table:style-name="Default" office:value-type="float" office:value="63627190029131.3" calcext:value-type="float">
            <text:p>63627190029131.3</text:p>
          </table:table-cell>
          <table:table-cell table:style-name="ce7" table:formula="of:=([.AE95]-[.AE94])/1000" office:value-type="float" office:value="2.0005078125" calcext:value-type="float">
            <text:p>2.0005</text:p>
          </table:table-cell>
          <table:table-cell table:style-name="ce7" table:formula="of:=[.AF95]+[.AG94]" office:value-type="float" office:value="185.9991796875" calcext:value-type="float">
            <text:p>185.9992</text:p>
          </table:table-cell>
          <table:table-cell table:style-name="ce20" table:formula="of:=[.AG95]-2*([.$B95]-1)" office:value-type="float" office:value="-0.000820312499939746" calcext:value-type="float">
            <text:p>-0.0008203125</text:p>
          </table:table-cell>
          <table:table-cell table:style-name="Default" office:value-type="float" office:value="63627190495460.8" calcext:value-type="float">
            <text:p>63627190495460.8</text:p>
          </table:table-cell>
          <table:table-cell table:style-name="ce7" table:formula="of:=([.AI95]-[.AI94])/1000" office:value-type="float" office:value="1.95071875" calcext:value-type="float">
            <text:p>1.9507</text:p>
          </table:table-cell>
          <table:table-cell table:style-name="ce7" table:formula="of:=[.AJ95]+[.AK94]" office:value-type="float" office:value="186.000625" calcext:value-type="float">
            <text:p>186.0006</text:p>
          </table:table-cell>
          <table:table-cell table:style-name="ce21" table:formula="of:=[.AK95]-2*([.$B95]-1)" office:value-type="float" office:value="0.000624999999985221" calcext:value-type="float">
            <text:p>0.000625</text:p>
          </table:table-cell>
          <table:table-cell table:style-name="Default" office:value-type="float" office:value="63627190958533.2" calcext:value-type="float">
            <text:p>63627190958533.2</text:p>
          </table:table-cell>
          <table:table-cell table:style-name="ce7" table:formula="of:=([.AM95]-[.AM94])/1000" office:value-type="float" office:value="2.0022109375" calcext:value-type="float">
            <text:p>2.0022</text:p>
          </table:table-cell>
          <table:table-cell table:style-name="ce7" table:formula="of:=[.AN95]+[.AO94]" office:value-type="float" office:value="186.0017109375" calcext:value-type="float">
            <text:p>186.0017</text:p>
          </table:table-cell>
          <table:table-cell table:style-name="ce22" table:formula="of:=[.AO95]-2*([.$B95]-1)" office:value-type="float" office:value="0.0017109375000075" calcext:value-type="float">
            <text:p>0.0017109375</text:p>
          </table:table-cell>
          <table:table-cell table:style-name="Default" office:value-type="float" office:value="63627191423557.2" calcext:value-type="float">
            <text:p>63627191423557.2</text:p>
          </table:table-cell>
          <table:table-cell table:style-name="ce7" table:formula="of:=([.AQ95]-[.AQ94])/1000" office:value-type="float" office:value="1.9984609375" calcext:value-type="float">
            <text:p>1.9985</text:p>
          </table:table-cell>
          <table:table-cell table:style-name="ce7" table:formula="of:=[.AR95]+[.AS94]" office:value-type="float" office:value="185.99975" calcext:value-type="float">
            <text:p>185.9998</text:p>
          </table:table-cell>
          <table:table-cell table:style-name="ce26" table:formula="of:=[.AS95]-2*([.$B95]-1)" office:value-type="float" office:value="-0.00025000000002251" calcext:value-type="float">
            <text:p>-0.00025</text:p>
          </table:table-cell>
          <table:table-cell table:style-name="Default" office:value-type="float" office:value="63627191938642.4" calcext:value-type="float">
            <text:p>63627191938642.4</text:p>
          </table:table-cell>
          <table:table-cell table:style-name="ce7" table:formula="of:=([.AU95]-[.AU94])/1000" office:value-type="float" office:value="0.19659375" calcext:value-type="float">
            <text:p>0.1966</text:p>
          </table:table-cell>
          <table:table-cell table:style-name="ce7" table:formula="of:=[.AV95]+[.AW94]" office:value-type="float" office:value="185.9991484375" calcext:value-type="float">
            <text:p>185.9991</text:p>
          </table:table-cell>
          <table:table-cell table:style-name="ce35" table:formula="of:=[.AW95]-2*([.$B95]-1)" office:value-type="float" office:value="-0.000851562499974534" calcext:value-type="float">
            <text:p>-0.00085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95" calcext:value-type="float">
            <text:p>95</text:p>
          </table:table-cell>
          <table:table-cell office:value-type="float" office:value="63627186732518.6" calcext:value-type="float">
            <text:p>63627186732518.6</text:p>
          </table:table-cell>
          <table:table-cell table:formula="of:=([.C96]-[.C95])/1000" office:value-type="float" office:value="1.9979375" calcext:value-type="float">
            <text:p>1.9979</text:p>
          </table:table-cell>
          <table:table-cell table:formula="of:=[.D96]+[.E95]" office:value-type="float" office:value="187.999546875" calcext:value-type="float">
            <text:p>187.9995</text:p>
          </table:table-cell>
          <table:table-cell table:style-name="ce9" table:formula="of:=[.E96]-2*([.$B96]-1)" office:value-type="float" office:value="-0.00045312500003547" calcext:value-type="float">
            <text:p>-0.000453125</text:p>
          </table:table-cell>
          <table:table-cell table:style-name="Default" office:value-type="float" office:value="63627187251872.6" calcext:value-type="float">
            <text:p>63627187251872.6</text:p>
          </table:table-cell>
          <table:table-cell table:style-name="ce7" table:formula="of:=([.G96]-[.G95])/1000" office:value-type="float" office:value="1.999359375" calcext:value-type="float">
            <text:p>1.9994</text:p>
          </table:table-cell>
          <table:table-cell table:style-name="ce7" table:formula="of:=[.H96]+[.I95]" office:value-type="float" office:value="187.999265625" calcext:value-type="float">
            <text:p>187.9993</text:p>
          </table:table-cell>
          <table:table-cell table:style-name="ce10" table:formula="of:=[.I96]-2*([.$B96]-1)" office:value-type="float" office:value="-0.000734374999922238" calcext:value-type="float">
            <text:p>-0.000734375</text:p>
          </table:table-cell>
          <table:table-cell table:style-name="Default" office:value-type="float" office:value="63627187719423.4" calcext:value-type="float">
            <text:p>63627187719423.4</text:p>
          </table:table-cell>
          <table:table-cell table:style-name="ce7" table:formula="of:=([.K96]-[.K95])/1000" office:value-type="float" office:value="2.0000546875" calcext:value-type="float">
            <text:p>2.0001</text:p>
          </table:table-cell>
          <table:table-cell table:style-name="ce7" table:formula="of:=[.L96]+[.M95]" office:value-type="float" office:value="188.0008125" calcext:value-type="float">
            <text:p>188.0008</text:p>
          </table:table-cell>
          <table:table-cell table:style-name="ce11" table:formula="of:=[.M96]-2*([.$B96]-1)" office:value-type="float" office:value="0.00081250000002342" calcext:value-type="float">
            <text:p>0.0008125</text:p>
          </table:table-cell>
          <table:table-cell table:style-name="Default" office:value-type="float" office:value="63627188187320.3" calcext:value-type="float">
            <text:p>63627188187320.3</text:p>
          </table:table-cell>
          <table:table-cell table:style-name="ce7" table:formula="of:=([.O96]-[.O95])/1000" office:value-type="float" office:value="2.0014375" calcext:value-type="float">
            <text:p>2.0014</text:p>
          </table:table-cell>
          <table:table-cell table:style-name="ce7" table:formula="of:=[.P96]+[.Q95]" office:value-type="float" office:value="188.00059375" calcext:value-type="float">
            <text:p>188.0006</text:p>
          </table:table-cell>
          <table:table-cell table:style-name="ce12" table:formula="of:=[.Q96]-2*([.$B96]-1)" office:value-type="float" office:value="0.000593750000035698" calcext:value-type="float">
            <text:p>0.00059375</text:p>
          </table:table-cell>
          <table:table-cell table:style-name="Default" office:value-type="float" office:value="63627188647496.3" calcext:value-type="float">
            <text:p>63627188647496.3</text:p>
          </table:table-cell>
          <table:table-cell table:style-name="ce7" table:formula="of:=([.S96]-[.S95])/1000" office:value-type="float" office:value="1.99865625" calcext:value-type="float">
            <text:p>1.9987</text:p>
          </table:table-cell>
          <table:table-cell table:style-name="ce7" table:formula="of:=[.T96]+[.U95]" office:value-type="float" office:value="188.000421875" calcext:value-type="float">
            <text:p>188.0004</text:p>
          </table:table-cell>
          <table:table-cell table:style-name="ce13" table:formula="of:=[.U96]-2*([.$B96]-1)" office:value-type="float" office:value="0.000421875000029104" calcext:value-type="float">
            <text:p>0.000421875</text:p>
          </table:table-cell>
          <table:table-cell table:style-name="Default" office:value-type="float" office:value="63627189104424.2" calcext:value-type="float">
            <text:p>63627189104424.2</text:p>
          </table:table-cell>
          <table:table-cell table:style-name="ce7" table:formula="of:=([.W96]-[.W95])/1000" office:value-type="float" office:value="1.99990625" calcext:value-type="float">
            <text:p>1.9999</text:p>
          </table:table-cell>
          <table:table-cell table:style-name="ce7" table:formula="of:=[.X96]+[.Y95]" office:value-type="float" office:value="188.0004765625" calcext:value-type="float">
            <text:p>188.0005</text:p>
          </table:table-cell>
          <table:table-cell table:style-name="ce14" table:formula="of:=[.Y96]-2*([.$B96]-1)" office:value-type="float" office:value="0.00047656249995498" calcext:value-type="float">
            <text:p>0.0004765625</text:p>
          </table:table-cell>
          <table:table-cell table:style-name="Default" office:value-type="float" office:value="63627189571198.7" calcext:value-type="float">
            <text:p>63627189571198.7</text:p>
          </table:table-cell>
          <table:table-cell table:style-name="ce15" table:formula="of:=([.AA96]-[.AA95])/1000" office:value-type="float" office:value="1.9996484375" calcext:value-type="float">
            <text:p>1.9996</text:p>
          </table:table-cell>
          <table:table-cell table:style-name="ce7" table:formula="of:=[.AB96]+[.AC95]" office:value-type="float" office:value="190.000109375" calcext:value-type="float">
            <text:p>190.0001</text:p>
          </table:table-cell>
          <table:table-cell table:style-name="ce16" table:formula="of:=[.AC96]-2*([.$B96]-1)" office:value-type="float" office:value="2.00010937500011" calcext:value-type="float">
            <text:p>2.000109375</text:p>
          </table:table-cell>
          <table:table-cell table:style-name="Default" office:value-type="float" office:value="63627190031131.1" calcext:value-type="float">
            <text:p>63627190031131.1</text:p>
          </table:table-cell>
          <table:table-cell table:style-name="ce7" table:formula="of:=([.AE96]-[.AE95])/1000" office:value-type="float" office:value="1.999890625" calcext:value-type="float">
            <text:p>1.9999</text:p>
          </table:table-cell>
          <table:table-cell table:style-name="ce7" table:formula="of:=[.AF96]+[.AG95]" office:value-type="float" office:value="187.9990703125" calcext:value-type="float">
            <text:p>187.9991</text:p>
          </table:table-cell>
          <table:table-cell table:style-name="ce20" table:formula="of:=[.AG96]-2*([.$B96]-1)" office:value-type="float" office:value="-0.000929687499933607" calcext:value-type="float">
            <text:p>-0.0009296875</text:p>
          </table:table-cell>
          <table:table-cell table:style-name="Default" office:value-type="float" office:value="63627190497459.9" calcext:value-type="float">
            <text:p>63627190497459.9</text:p>
          </table:table-cell>
          <table:table-cell table:style-name="ce7" table:formula="of:=([.AI96]-[.AI95])/1000" office:value-type="float" office:value="1.9990703125" calcext:value-type="float">
            <text:p>1.9991</text:p>
          </table:table-cell>
          <table:table-cell table:style-name="ce7" table:formula="of:=[.AJ96]+[.AK95]" office:value-type="float" office:value="187.9996953125" calcext:value-type="float">
            <text:p>187.9997</text:p>
          </table:table-cell>
          <table:table-cell table:style-name="ce21" table:formula="of:=[.AK96]-2*([.$B96]-1)" office:value-type="float" office:value="-0.00030468750000523" calcext:value-type="float">
            <text:p>-0.0003046875</text:p>
          </table:table-cell>
          <table:table-cell table:style-name="Default" office:value-type="float" office:value="63627190960533" calcext:value-type="float">
            <text:p>63627190960533</text:p>
          </table:table-cell>
          <table:table-cell table:style-name="ce7" table:formula="of:=([.AM96]-[.AM95])/1000" office:value-type="float" office:value="1.9997890625" calcext:value-type="float">
            <text:p>1.9998</text:p>
          </table:table-cell>
          <table:table-cell table:style-name="ce7" table:formula="of:=[.AN96]+[.AO95]" office:value-type="float" office:value="188.0015" calcext:value-type="float">
            <text:p>188.0015</text:p>
          </table:table-cell>
          <table:table-cell table:style-name="ce22" table:formula="of:=[.AO96]-2*([.$B96]-1)" office:value-type="float" office:value="0.00150000000002137" calcext:value-type="float">
            <text:p>0.0015</text:p>
          </table:table-cell>
          <table:table-cell table:style-name="Default" office:value-type="float" office:value="63627191425557.9" calcext:value-type="float">
            <text:p>63627191425557.9</text:p>
          </table:table-cell>
          <table:table-cell table:style-name="ce7" table:formula="of:=([.AQ96]-[.AQ95])/1000" office:value-type="float" office:value="2.0006484375" calcext:value-type="float">
            <text:p>2.0006</text:p>
          </table:table-cell>
          <table:table-cell table:style-name="ce7" table:formula="of:=[.AR96]+[.AS95]" office:value-type="float" office:value="188.0003984375" calcext:value-type="float">
            <text:p>188.0004</text:p>
          </table:table-cell>
          <table:table-cell table:style-name="ce26" table:formula="of:=[.AS96]-2*([.$B96]-1)" office:value-type="float" office:value="0.000398437499967486" calcext:value-type="float">
            <text:p>0.0003984375</text:p>
          </table:table-cell>
          <table:table-cell table:style-name="Default" office:value-type="float" office:value="63627191940642.2" calcext:value-type="float">
            <text:p>63627191940642.2</text:p>
          </table:table-cell>
          <table:table-cell table:style-name="ce7" table:formula="of:=([.AU96]-[.AU95])/1000" office:value-type="float" office:value="1.99971875" calcext:value-type="float">
            <text:p>1.9997</text:p>
          </table:table-cell>
          <table:table-cell table:style-name="ce7" table:formula="of:=[.AV96]+[.AW95]" office:value-type="float" office:value="187.9988671875" calcext:value-type="float">
            <text:p>187.9989</text:p>
          </table:table-cell>
          <table:table-cell table:style-name="ce35" table:formula="of:=[.AW96]-2*([.$B96]-1)" office:value-type="float" office:value="-0.00113281249997499" calcext:value-type="float">
            <text:p>-0.00113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8</text:p>
          </table:table-cell>
          <table:table-cell table:style-name="ce6" office:value-type="float" office:value="96" calcext:value-type="float">
            <text:p>96</text:p>
          </table:table-cell>
          <table:table-cell office:value-type="float" office:value="63627186734518.9" calcext:value-type="float">
            <text:p>63627186734518.9</text:p>
          </table:table-cell>
          <table:table-cell table:formula="of:=([.C97]-[.C96])/1000" office:value-type="float" office:value="2.000390625" calcext:value-type="float">
            <text:p>2.0004</text:p>
          </table:table-cell>
          <table:table-cell table:formula="of:=[.D97]+[.E96]" office:value-type="float" office:value="189.9999375" calcext:value-type="float">
            <text:p>189.9999</text:p>
          </table:table-cell>
          <table:table-cell table:style-name="ce9" table:formula="of:=[.E97]-2*([.$B97]-1)" office:value-type="float" office:value="-0.0000625000000411546" calcext:value-type="float">
            <text:p>-0.0000625</text:p>
          </table:table-cell>
          <table:table-cell table:style-name="Default" office:value-type="float" office:value="63627187253875.2" calcext:value-type="float">
            <text:p>63627187253875.2</text:p>
          </table:table-cell>
          <table:table-cell table:style-name="ce7" table:formula="of:=([.G97]-[.G96])/1000" office:value-type="float" office:value="2.0026484375" calcext:value-type="float">
            <text:p>2.0026</text:p>
          </table:table-cell>
          <table:table-cell table:style-name="ce7" table:formula="of:=[.H97]+[.I96]" office:value-type="float" office:value="190.0019140625" calcext:value-type="float">
            <text:p>190.0019</text:p>
          </table:table-cell>
          <table:table-cell table:style-name="ce10" table:formula="of:=[.I97]-2*([.$B97]-1)" office:value-type="float" office:value="0.00191406250007731" calcext:value-type="float">
            <text:p>0.0019140625</text:p>
          </table:table-cell>
          <table:table-cell table:style-name="Default" office:value-type="float" office:value="63627187721421.6" calcext:value-type="float">
            <text:p>63627187721421.6</text:p>
          </table:table-cell>
          <table:table-cell table:style-name="ce7" table:formula="of:=([.K97]-[.K96])/1000" office:value-type="float" office:value="1.9981640625" calcext:value-type="float">
            <text:p>1.9982</text:p>
          </table:table-cell>
          <table:table-cell table:style-name="ce7" table:formula="of:=[.L97]+[.M96]" office:value-type="float" office:value="189.9989765625" calcext:value-type="float">
            <text:p>189.9990</text:p>
          </table:table-cell>
          <table:table-cell table:style-name="ce11" table:formula="of:=[.M97]-2*([.$B97]-1)" office:value-type="float" office:value="-0.00102343749998113" calcext:value-type="float">
            <text:p>-0.0010234375</text:p>
          </table:table-cell>
          <table:table-cell table:style-name="Default" office:value-type="float" office:value="63627188189320.8" calcext:value-type="float">
            <text:p>63627188189320.8</text:p>
          </table:table-cell>
          <table:table-cell table:style-name="ce7" table:formula="of:=([.O97]-[.O96])/1000" office:value-type="float" office:value="2.0005390625" calcext:value-type="float">
            <text:p>2.0005</text:p>
          </table:table-cell>
          <table:table-cell table:style-name="ce7" table:formula="of:=[.P97]+[.Q96]" office:value-type="float" office:value="190.0011328125" calcext:value-type="float">
            <text:p>190.0011</text:p>
          </table:table-cell>
          <table:table-cell table:style-name="ce12" table:formula="of:=[.Q97]-2*([.$B97]-1)" office:value-type="float" office:value="0.00113281250003183" calcext:value-type="float">
            <text:p>0.0011328125</text:p>
          </table:table-cell>
          <table:table-cell table:style-name="Default" office:value-type="float" office:value="63627188649495.1" calcext:value-type="float">
            <text:p>63627188649495.1</text:p>
          </table:table-cell>
          <table:table-cell table:style-name="ce7" table:formula="of:=([.S97]-[.S96])/1000" office:value-type="float" office:value="1.998828125" calcext:value-type="float">
            <text:p>1.9988</text:p>
          </table:table-cell>
          <table:table-cell table:style-name="ce7" table:formula="of:=[.T97]+[.U96]" office:value-type="float" office:value="189.99925" calcext:value-type="float">
            <text:p>189.9993</text:p>
          </table:table-cell>
          <table:table-cell table:style-name="ce13" table:formula="of:=[.U97]-2*([.$B97]-1)" office:value-type="float" office:value="-0.000749999999982265" calcext:value-type="float">
            <text:p>-0.00075</text:p>
          </table:table-cell>
          <table:table-cell table:style-name="Default" office:value-type="float" office:value="63627189106424.2" calcext:value-type="float">
            <text:p>63627189106424.2</text:p>
          </table:table-cell>
          <table:table-cell table:style-name="ce7" table:formula="of:=([.W97]-[.W96])/1000" office:value-type="float" office:value="2.000046875" calcext:value-type="float">
            <text:p>2.0000</text:p>
          </table:table-cell>
          <table:table-cell table:style-name="ce7" table:formula="of:=[.X97]+[.Y96]" office:value-type="float" office:value="190.0005234375" calcext:value-type="float">
            <text:p>190.0005</text:p>
          </table:table-cell>
          <table:table-cell table:style-name="ce14" table:formula="of:=[.Y97]-2*([.$B97]-1)" office:value-type="float" office:value="0.00052343749996453" calcext:value-type="float">
            <text:p>0.0005234375</text:p>
          </table:table-cell>
          <table:table-cell table:style-name="Default" office:value-type="float" office:value="63627189573198.7" calcext:value-type="float">
            <text:p>63627189573198.7</text:p>
          </table:table-cell>
          <table:table-cell table:style-name="ce15" table:formula="of:=([.AA97]-[.AA96])/1000" office:value-type="float" office:value="1.9999921875" calcext:value-type="float">
            <text:p>2.0000</text:p>
          </table:table-cell>
          <table:table-cell table:style-name="ce7" table:formula="of:=[.AB97]+[.AC96]" office:value-type="float" office:value="192.0001015625" calcext:value-type="float">
            <text:p>192.0001</text:p>
          </table:table-cell>
          <table:table-cell table:style-name="ce16" table:formula="of:=[.AC97]-2*([.$B97]-1)" office:value-type="float" office:value="2.00010156250011" calcext:value-type="float">
            <text:p>2.0001015625</text:p>
          </table:table-cell>
          <table:table-cell table:style-name="Default" office:value-type="float" office:value="63627190033132.8" calcext:value-type="float">
            <text:p>63627190033132.8</text:p>
          </table:table-cell>
          <table:table-cell table:style-name="ce7" table:formula="of:=([.AE97]-[.AE96])/1000" office:value-type="float" office:value="2.0016953125" calcext:value-type="float">
            <text:p>2.0017</text:p>
          </table:table-cell>
          <table:table-cell table:style-name="ce7" table:formula="of:=[.AF97]+[.AG96]" office:value-type="float" office:value="190.000765625" calcext:value-type="float">
            <text:p>190.0008</text:p>
          </table:table-cell>
          <table:table-cell table:style-name="ce20" table:formula="of:=[.AG97]-2*([.$B97]-1)" office:value-type="float" office:value="0.000765625000070713" calcext:value-type="float">
            <text:p>0.000765625</text:p>
          </table:table-cell>
          <table:table-cell table:style-name="Default" office:value-type="float" office:value="63627190499459.6" calcext:value-type="float">
            <text:p>63627190499459.6</text:p>
          </table:table-cell>
          <table:table-cell table:style-name="ce7" table:formula="of:=([.AI97]-[.AI96])/1000" office:value-type="float" office:value="1.99975" calcext:value-type="float">
            <text:p>1.9998</text:p>
          </table:table-cell>
          <table:table-cell table:style-name="ce7" table:formula="of:=[.AJ97]+[.AK96]" office:value-type="float" office:value="189.9994453125" calcext:value-type="float">
            <text:p>189.9994</text:p>
          </table:table-cell>
          <table:table-cell table:style-name="ce21" table:formula="of:=[.AK97]-2*([.$B97]-1)" office:value-type="float" office:value="-0.000554687499999318" calcext:value-type="float">
            <text:p>-0.0005546875</text:p>
          </table:table-cell>
          <table:table-cell table:style-name="Default" office:value-type="float" office:value="63627190962531" calcext:value-type="float">
            <text:p>63627190962531</text:p>
          </table:table-cell>
          <table:table-cell table:style-name="ce7" table:formula="of:=([.AM97]-[.AM96])/1000" office:value-type="float" office:value="1.9980234375" calcext:value-type="float">
            <text:p>1.9980</text:p>
          </table:table-cell>
          <table:table-cell table:style-name="ce7" table:formula="of:=[.AN97]+[.AO96]" office:value-type="float" office:value="189.9995234375" calcext:value-type="float">
            <text:p>189.9995</text:p>
          </table:table-cell>
          <table:table-cell table:style-name="ce22" table:formula="of:=[.AO97]-2*([.$B97]-1)" office:value-type="float" office:value="-0.000476562499983402" calcext:value-type="float">
            <text:p>-0.0004765625</text:p>
          </table:table-cell>
          <table:table-cell table:style-name="Default" office:value-type="float" office:value="63627191427557" calcext:value-type="float">
            <text:p>63627191427557</text:p>
          </table:table-cell>
          <table:table-cell table:style-name="ce7" table:formula="of:=([.AQ97]-[.AQ96])/1000" office:value-type="float" office:value="1.9991171875" calcext:value-type="float">
            <text:p>1.9991</text:p>
          </table:table-cell>
          <table:table-cell table:style-name="ce7" table:formula="of:=[.AR97]+[.AS96]" office:value-type="float" office:value="189.999515625" calcext:value-type="float">
            <text:p>189.9995</text:p>
          </table:table-cell>
          <table:table-cell table:style-name="ce26" table:formula="of:=[.AS97]-2*([.$B97]-1)" office:value-type="float" office:value="-0.000484375000041837" calcext:value-type="float">
            <text:p>-0.000484375</text:p>
          </table:table-cell>
          <table:table-cell table:style-name="Default" office:value-type="float" office:value="63627191942641.9" calcext:value-type="float">
            <text:p>63627191942641.9</text:p>
          </table:table-cell>
          <table:table-cell table:style-name="ce7" table:formula="of:=([.AU97]-[.AU96])/1000" office:value-type="float" office:value="1.9997890625" calcext:value-type="float">
            <text:p>1.9998</text:p>
          </table:table-cell>
          <table:table-cell table:style-name="ce7" table:formula="of:=[.AV97]+[.AW96]" office:value-type="float" office:value="189.99865625" calcext:value-type="float">
            <text:p>189.9987</text:p>
          </table:table-cell>
          <table:table-cell table:style-name="ce35" table:formula="of:=[.AW97]-2*([.$B97]-1)" office:value-type="float" office:value="-0.00134374999996112" calcext:value-type="float">
            <text:p>-0.001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97" calcext:value-type="float">
            <text:p>97</text:p>
          </table:table-cell>
          <table:table-cell office:value-type="float" office:value="63627186736520.7" calcext:value-type="float">
            <text:p>63627186736520.7</text:p>
          </table:table-cell>
          <table:table-cell table:formula="of:=([.C98]-[.C97])/1000" office:value-type="float" office:value="2.001703125" calcext:value-type="float">
            <text:p>2.0017</text:p>
          </table:table-cell>
          <table:table-cell table:formula="of:=[.D98]+[.E97]" office:value-type="float" office:value="192.001640625" calcext:value-type="float">
            <text:p>192.0016</text:p>
          </table:table-cell>
          <table:table-cell table:style-name="ce9" table:formula="of:=[.E98]-2*([.$B98]-1)" office:value-type="float" office:value="0.00164062499996476" calcext:value-type="float">
            <text:p>0.001640625</text:p>
          </table:table-cell>
          <table:table-cell table:style-name="Default" office:value-type="float" office:value="63627187255873.5" calcext:value-type="float">
            <text:p>63627187255873.5</text:p>
          </table:table-cell>
          <table:table-cell table:style-name="ce7" table:formula="of:=([.G98]-[.G97])/1000" office:value-type="float" office:value="1.998234375" calcext:value-type="float">
            <text:p>1.9982</text:p>
          </table:table-cell>
          <table:table-cell table:style-name="ce7" table:formula="of:=[.H98]+[.I97]" office:value-type="float" office:value="192.0001484375" calcext:value-type="float">
            <text:p>192.0001</text:p>
          </table:table-cell>
          <table:table-cell table:style-name="ce10" table:formula="of:=[.I98]-2*([.$B98]-1)" office:value-type="float" office:value="0.000148437500087084" calcext:value-type="float">
            <text:p>0.0001484375</text:p>
          </table:table-cell>
          <table:table-cell table:style-name="Default" office:value-type="float" office:value="63627187723424.4" calcext:value-type="float">
            <text:p>63627187723424.4</text:p>
          </table:table-cell>
          <table:table-cell table:style-name="ce7" table:formula="of:=([.K98]-[.K97])/1000" office:value-type="float" office:value="2.0027890625" calcext:value-type="float">
            <text:p>2.0028</text:p>
          </table:table-cell>
          <table:table-cell table:style-name="ce7" table:formula="of:=[.L98]+[.M97]" office:value-type="float" office:value="192.001765625" calcext:value-type="float">
            <text:p>192.0018</text:p>
          </table:table-cell>
          <table:table-cell table:style-name="ce11" table:formula="of:=[.M98]-2*([.$B98]-1)" office:value-type="float" office:value="0.00176562500001864" calcext:value-type="float">
            <text:p>0.001765625</text:p>
          </table:table-cell>
          <table:table-cell table:style-name="Default" office:value-type="float" office:value="63627188191319.7" calcext:value-type="float">
            <text:p>63627188191319.7</text:p>
          </table:table-cell>
          <table:table-cell table:style-name="ce7" table:formula="of:=([.O98]-[.O97])/1000" office:value-type="float" office:value="1.99884375" calcext:value-type="float">
            <text:p>1.9988</text:p>
          </table:table-cell>
          <table:table-cell table:style-name="ce7" table:formula="of:=[.P98]+[.Q97]" office:value-type="float" office:value="191.9999765625" calcext:value-type="float">
            <text:p>192.0000</text:p>
          </table:table-cell>
          <table:table-cell table:style-name="ce12" table:formula="of:=[.Q98]-2*([.$B98]-1)" office:value-type="float" office:value="-0.0000234374999763531" calcext:value-type="float">
            <text:p>-2.34374999763531E-05</text:p>
          </table:table-cell>
          <table:table-cell table:style-name="Default" office:value-type="float" office:value="63627188651495.7" calcext:value-type="float">
            <text:p>63627188651495.7</text:p>
          </table:table-cell>
          <table:table-cell table:style-name="ce7" table:formula="of:=([.S98]-[.S97])/1000" office:value-type="float" office:value="2.000578125" calcext:value-type="float">
            <text:p>2.0006</text:p>
          </table:table-cell>
          <table:table-cell table:style-name="ce7" table:formula="of:=[.T98]+[.U97]" office:value-type="float" office:value="191.999828125" calcext:value-type="float">
            <text:p>191.9998</text:p>
          </table:table-cell>
          <table:table-cell table:style-name="ce13" table:formula="of:=[.U98]-2*([.$B98]-1)" office:value-type="float" office:value="-0.000171874999978172" calcext:value-type="float">
            <text:p>-0.000171875</text:p>
          </table:table-cell>
          <table:table-cell table:style-name="Default" office:value-type="float" office:value="63627189108424.2" calcext:value-type="float">
            <text:p>63627189108424.2</text:p>
          </table:table-cell>
          <table:table-cell table:style-name="ce7" table:formula="of:=([.W98]-[.W97])/1000" office:value-type="float" office:value="1.9999921875" calcext:value-type="float">
            <text:p>2.0000</text:p>
          </table:table-cell>
          <table:table-cell table:style-name="ce7" table:formula="of:=[.X98]+[.Y97]" office:value-type="float" office:value="192.000515625" calcext:value-type="float">
            <text:p>192.0005</text:p>
          </table:table-cell>
          <table:table-cell table:style-name="ce14" table:formula="of:=[.Y98]-2*([.$B98]-1)" office:value-type="float" office:value="0.000515624999962938" calcext:value-type="float">
            <text:p>0.000515625</text:p>
          </table:table-cell>
          <table:table-cell table:style-name="Default" office:value-type="float" office:value="63627189575199.3" calcext:value-type="float">
            <text:p>63627189575199.3</text:p>
          </table:table-cell>
          <table:table-cell table:style-name="ce15" table:formula="of:=([.AA98]-[.AA97])/1000" office:value-type="float" office:value="2.00065625" calcext:value-type="float">
            <text:p>2.0007</text:p>
          </table:table-cell>
          <table:table-cell table:style-name="ce7" table:formula="of:=[.AB98]+[.AC97]" office:value-type="float" office:value="194.0007578125" calcext:value-type="float">
            <text:p>194.0008</text:p>
          </table:table-cell>
          <table:table-cell table:style-name="ce16" table:formula="of:=[.AC98]-2*([.$B98]-1)" office:value-type="float" office:value="2.0007578125001" calcext:value-type="float">
            <text:p>2.0007578125</text:p>
          </table:table-cell>
          <table:table-cell table:style-name="Default" office:value-type="float" office:value="63627190035132.4" calcext:value-type="float">
            <text:p>63627190035132.4</text:p>
          </table:table-cell>
          <table:table-cell table:style-name="ce7" table:formula="of:=([.AE98]-[.AE97])/1000" office:value-type="float" office:value="1.9996015625" calcext:value-type="float">
            <text:p>1.9996</text:p>
          </table:table-cell>
          <table:table-cell table:style-name="ce7" table:formula="of:=[.AF98]+[.AG97]" office:value-type="float" office:value="192.0003671875" calcext:value-type="float">
            <text:p>192.0004</text:p>
          </table:table-cell>
          <table:table-cell table:style-name="ce20" table:formula="of:=[.AG98]-2*([.$B98]-1)" office:value-type="float" office:value="0.000367187500074806" calcext:value-type="float">
            <text:p>0.0003671875</text:p>
          </table:table-cell>
          <table:table-cell table:style-name="Default" office:value-type="float" office:value="63627190501461.2" calcext:value-type="float">
            <text:p>63627190501461.2</text:p>
          </table:table-cell>
          <table:table-cell table:style-name="ce7" table:formula="of:=([.AI98]-[.AI97])/1000" office:value-type="float" office:value="2.0016015625" calcext:value-type="float">
            <text:p>2.0016</text:p>
          </table:table-cell>
          <table:table-cell table:style-name="ce7" table:formula="of:=[.AJ98]+[.AK97]" office:value-type="float" office:value="192.001046875" calcext:value-type="float">
            <text:p>192.0010</text:p>
          </table:table-cell>
          <table:table-cell table:style-name="ce21" table:formula="of:=[.AK98]-2*([.$B98]-1)" office:value-type="float" office:value="0.00104687500001432" calcext:value-type="float">
            <text:p>0.001046875</text:p>
          </table:table-cell>
          <table:table-cell table:style-name="Default" office:value-type="float" office:value="63627190964533" calcext:value-type="float">
            <text:p>63627190964533</text:p>
          </table:table-cell>
          <table:table-cell table:style-name="ce7" table:formula="of:=([.AM98]-[.AM97])/1000" office:value-type="float" office:value="2.001984375" calcext:value-type="float">
            <text:p>2.0020</text:p>
          </table:table-cell>
          <table:table-cell table:style-name="ce7" table:formula="of:=[.AN98]+[.AO97]" office:value-type="float" office:value="192.0015078125" calcext:value-type="float">
            <text:p>192.0015</text:p>
          </table:table-cell>
          <table:table-cell table:style-name="ce22" table:formula="of:=[.AO98]-2*([.$B98]-1)" office:value-type="float" office:value="0.00150781250002296" calcext:value-type="float">
            <text:p>0.0015078125</text:p>
          </table:table-cell>
          <table:table-cell table:style-name="Default" office:value-type="float" office:value="63627191429557.5" calcext:value-type="float">
            <text:p>63627191429557.5</text:p>
          </table:table-cell>
          <table:table-cell table:style-name="ce7" table:formula="of:=([.AQ98]-[.AQ97])/1000" office:value-type="float" office:value="2.000484375" calcext:value-type="float">
            <text:p>2.0005</text:p>
          </table:table-cell>
          <table:table-cell table:style-name="ce7" table:formula="of:=[.AR98]+[.AS97]" office:value-type="float" office:value="192" calcext:value-type="float">
            <text:p>192.0000</text:p>
          </table:table-cell>
          <table:table-cell table:style-name="ce26" table:formula="of:=[.AS98]-2*([.$B98]-1)" office:value-type="float" office:value="0" calcext:value-type="float">
            <text:p>0</text:p>
          </table:table-cell>
          <table:table-cell table:style-name="Default" office:value-type="float" office:value="63627191944643.6" calcext:value-type="float">
            <text:p>63627191944643.6</text:p>
          </table:table-cell>
          <table:table-cell table:style-name="ce7" table:formula="of:=([.AU98]-[.AU97])/1000" office:value-type="float" office:value="2.001609375" calcext:value-type="float">
            <text:p>2.0016</text:p>
          </table:table-cell>
          <table:table-cell table:style-name="ce7" table:formula="of:=[.AV98]+[.AW97]" office:value-type="float" office:value="192.000265625" calcext:value-type="float">
            <text:p>192.0003</text:p>
          </table:table-cell>
          <table:table-cell table:style-name="ce35" table:formula="of:=[.AW98]-2*([.$B98]-1)" office:value-type="float" office:value="0.000265625000025693" calcext:value-type="float">
            <text:p>0.0002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98" calcext:value-type="float">
            <text:p>98</text:p>
          </table:table-cell>
          <table:table-cell office:value-type="float" office:value="63627186738518.7" calcext:value-type="float">
            <text:p>63627186738518.7</text:p>
          </table:table-cell>
          <table:table-cell table:formula="of:=([.C99]-[.C98])/1000" office:value-type="float" office:value="1.9980078125" calcext:value-type="float">
            <text:p>1.9980</text:p>
          </table:table-cell>
          <table:table-cell table:formula="of:=[.D99]+[.E98]" office:value-type="float" office:value="193.9996484375" calcext:value-type="float">
            <text:p>193.9996</text:p>
          </table:table-cell>
          <table:table-cell table:style-name="ce9" table:formula="of:=[.E99]-2*([.$B99]-1)" office:value-type="float" office:value="-0.000351562500043201" calcext:value-type="float">
            <text:p>-0.0003515625</text:p>
          </table:table-cell>
          <table:table-cell table:style-name="Default" office:value-type="float" office:value="63627187257873.4" calcext:value-type="float">
            <text:p>63627187257873.4</text:p>
          </table:table-cell>
          <table:table-cell table:style-name="ce7" table:formula="of:=([.G99]-[.G98])/1000" office:value-type="float" office:value="1.99990625" calcext:value-type="float">
            <text:p>1.9999</text:p>
          </table:table-cell>
          <table:table-cell table:style-name="ce7" table:formula="of:=[.H99]+[.I98]" office:value-type="float" office:value="194.0000546875" calcext:value-type="float">
            <text:p>194.0001</text:p>
          </table:table-cell>
          <table:table-cell table:style-name="ce10" table:formula="of:=[.I99]-2*([.$B99]-1)" office:value-type="float" office:value="0.0000546875000964064" calcext:value-type="float">
            <text:p>5.46875000964064E-05</text:p>
          </table:table-cell>
          <table:table-cell table:style-name="Default" office:value-type="float" office:value="63627187725421.9" calcext:value-type="float">
            <text:p>63627187725421.9</text:p>
          </table:table-cell>
          <table:table-cell table:style-name="ce7" table:formula="of:=([.K99]-[.K98])/1000" office:value-type="float" office:value="1.9975390625" calcext:value-type="float">
            <text:p>1.9975</text:p>
          </table:table-cell>
          <table:table-cell table:style-name="ce7" table:formula="of:=[.L99]+[.M98]" office:value-type="float" office:value="193.9993046875" calcext:value-type="float">
            <text:p>193.9993</text:p>
          </table:table-cell>
          <table:table-cell table:style-name="ce11" table:formula="of:=[.M99]-2*([.$B99]-1)" office:value-type="float" office:value="-0.000695312499971124" calcext:value-type="float">
            <text:p>-0.0006953125</text:p>
          </table:table-cell>
          <table:table-cell table:style-name="Default" office:value-type="float" office:value="63627188193319.9" calcext:value-type="float">
            <text:p>63627188193319.9</text:p>
          </table:table-cell>
          <table:table-cell table:style-name="ce7" table:formula="of:=([.O99]-[.O98])/1000" office:value-type="float" office:value="2.000265625" calcext:value-type="float">
            <text:p>2.0003</text:p>
          </table:table-cell>
          <table:table-cell table:style-name="ce7" table:formula="of:=[.P99]+[.Q98]" office:value-type="float" office:value="194.0002421875" calcext:value-type="float">
            <text:p>194.0002</text:p>
          </table:table-cell>
          <table:table-cell table:style-name="ce12" table:formula="of:=[.Q99]-2*([.$B99]-1)" office:value-type="float" office:value="0.000242187500020918" calcext:value-type="float">
            <text:p>0.0002421875</text:p>
          </table:table-cell>
          <table:table-cell table:style-name="Default" office:value-type="float" office:value="63627188653495.4" calcext:value-type="float">
            <text:p>63627188653495.4</text:p>
          </table:table-cell>
          <table:table-cell table:style-name="ce7" table:formula="of:=([.S99]-[.S98])/1000" office:value-type="float" office:value="1.9996796875" calcext:value-type="float">
            <text:p>1.9997</text:p>
          </table:table-cell>
          <table:table-cell table:style-name="ce7" table:formula="of:=[.T99]+[.U98]" office:value-type="float" office:value="193.9995078125" calcext:value-type="float">
            <text:p>193.9995</text:p>
          </table:table-cell>
          <table:table-cell table:style-name="ce13" table:formula="of:=[.U99]-2*([.$B99]-1)" office:value-type="float" office:value="-0.000492187499986585" calcext:value-type="float">
            <text:p>-0.0004921875</text:p>
          </table:table-cell>
          <table:table-cell table:style-name="Default" office:value-type="float" office:value="63627189110422.9" calcext:value-type="float">
            <text:p>63627189110422.9</text:p>
          </table:table-cell>
          <table:table-cell table:style-name="ce7" table:formula="of:=([.W99]-[.W98])/1000" office:value-type="float" office:value="1.99871875" calcext:value-type="float">
            <text:p>1.9987</text:p>
          </table:table-cell>
          <table:table-cell table:style-name="ce7" table:formula="of:=[.X99]+[.Y98]" office:value-type="float" office:value="193.999234375" calcext:value-type="float">
            <text:p>193.9992</text:p>
          </table:table-cell>
          <table:table-cell table:style-name="ce14" table:formula="of:=[.Y99]-2*([.$B99]-1)" office:value-type="float" office:value="-0.000765625000042292" calcext:value-type="float">
            <text:p>-0.000765625</text:p>
          </table:table-cell>
          <table:table-cell table:style-name="Default" office:value-type="float" office:value="63627189577199.8" calcext:value-type="float">
            <text:p>63627189577199.8</text:p>
          </table:table-cell>
          <table:table-cell table:style-name="ce15" table:formula="of:=([.AA99]-[.AA98])/1000" office:value-type="float" office:value="2.0004921875" calcext:value-type="float">
            <text:p>2.0005</text:p>
          </table:table-cell>
          <table:table-cell table:style-name="ce7" table:formula="of:=[.AB99]+[.AC98]" office:value-type="float" office:value="196.00125" calcext:value-type="float">
            <text:p>196.0013</text:p>
          </table:table-cell>
          <table:table-cell table:style-name="ce16" table:formula="of:=[.AC99]-2*([.$B99]-1)" office:value-type="float" office:value="2.00125000000008" calcext:value-type="float">
            <text:p>2.00125</text:p>
          </table:table-cell>
          <table:table-cell table:style-name="Default" office:value-type="float" office:value="63627190037131" calcext:value-type="float">
            <text:p>63627190037131</text:p>
          </table:table-cell>
          <table:table-cell table:style-name="ce7" table:formula="of:=([.AE99]-[.AE98])/1000" office:value-type="float" office:value="1.9985703125" calcext:value-type="float">
            <text:p>1.9986</text:p>
          </table:table-cell>
          <table:table-cell table:style-name="ce7" table:formula="of:=[.AF99]+[.AG98]" office:value-type="float" office:value="193.9989375" calcext:value-type="float">
            <text:p>193.9989</text:p>
          </table:table-cell>
          <table:table-cell table:style-name="ce20" table:formula="of:=[.AG99]-2*([.$B99]-1)" office:value-type="float" office:value="-0.00106249999993224" calcext:value-type="float">
            <text:p>-0.0010625</text:p>
          </table:table-cell>
          <table:table-cell table:style-name="Default" office:value-type="float" office:value="63627190503459" calcext:value-type="float">
            <text:p>63627190503459</text:p>
          </table:table-cell>
          <table:table-cell table:style-name="ce7" table:formula="of:=([.AI99]-[.AI98])/1000" office:value-type="float" office:value="1.99778125" calcext:value-type="float">
            <text:p>1.9978</text:p>
          </table:table-cell>
          <table:table-cell table:style-name="ce7" table:formula="of:=[.AJ99]+[.AK98]" office:value-type="float" office:value="193.998828125" calcext:value-type="float">
            <text:p>193.9988</text:p>
          </table:table-cell>
          <table:table-cell table:style-name="ce21" table:formula="of:=[.AK99]-2*([.$B99]-1)" office:value-type="float" office:value="-0.00117187499998295" calcext:value-type="float">
            <text:p>-0.001171875</text:p>
          </table:table-cell>
          <table:table-cell table:style-name="Default" office:value-type="float" office:value="63627190966532.2" calcext:value-type="float">
            <text:p>63627190966532.2</text:p>
          </table:table-cell>
          <table:table-cell table:style-name="ce7" table:formula="of:=([.AM99]-[.AM98])/1000" office:value-type="float" office:value="1.9992578125" calcext:value-type="float">
            <text:p>1.9993</text:p>
          </table:table-cell>
          <table:table-cell table:style-name="ce7" table:formula="of:=[.AN99]+[.AO98]" office:value-type="float" office:value="194.000765625" calcext:value-type="float">
            <text:p>194.0008</text:p>
          </table:table-cell>
          <table:table-cell table:style-name="ce22" table:formula="of:=[.AO99]-2*([.$B99]-1)" office:value-type="float" office:value="0.00076562500001387" calcext:value-type="float">
            <text:p>0.000765625</text:p>
          </table:table-cell>
          <table:table-cell table:style-name="Default" office:value-type="float" office:value="63627191431559.3" calcext:value-type="float">
            <text:p>63627191431559.3</text:p>
          </table:table-cell>
          <table:table-cell table:style-name="ce7" table:formula="of:=([.AQ99]-[.AQ98])/1000" office:value-type="float" office:value="2.0017890625" calcext:value-type="float">
            <text:p>2.0018</text:p>
          </table:table-cell>
          <table:table-cell table:style-name="ce7" table:formula="of:=[.AR99]+[.AS98]" office:value-type="float" office:value="194.0017890625" calcext:value-type="float">
            <text:p>194.0018</text:p>
          </table:table-cell>
          <table:table-cell table:style-name="ce26" table:formula="of:=[.AS99]-2*([.$B99]-1)" office:value-type="float" office:value="0.00178906249996658" calcext:value-type="float">
            <text:p>0.0017890625</text:p>
          </table:table-cell>
          <table:table-cell table:style-name="Default" office:value-type="float" office:value="63627191946643.3" calcext:value-type="float">
            <text:p>63627191946643.3</text:p>
          </table:table-cell>
          <table:table-cell table:style-name="ce7" table:formula="of:=([.AU99]-[.AU98])/1000" office:value-type="float" office:value="1.9997421875" calcext:value-type="float">
            <text:p>1.9997</text:p>
          </table:table-cell>
          <table:table-cell table:style-name="ce7" table:formula="of:=[.AV99]+[.AW98]" office:value-type="float" office:value="194.0000078125" calcext:value-type="float">
            <text:p>194.0000</text:p>
          </table:table-cell>
          <table:table-cell table:style-name="ce35" table:formula="of:=[.AW99]-2*([.$B99]-1)" office:value-type="float" office:value="0.00000781250003001333" calcext:value-type="float">
            <text:p>7.81250003001333E-06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63627186740519.2" calcext:value-type="float">
            <text:p>63627186740519.2</text:p>
          </table:table-cell>
          <table:table-cell table:formula="of:=([.C100]-[.C99])/1000" office:value-type="float" office:value="2.000546875" calcext:value-type="float">
            <text:p>2.0005</text:p>
          </table:table-cell>
          <table:table-cell table:formula="of:=[.D100]+[.E99]" office:value-type="float" office:value="196.0001953125" calcext:value-type="float">
            <text:p>196.0002</text:p>
          </table:table-cell>
          <table:table-cell table:style-name="ce9" table:formula="of:=[.E100]-2*([.$B100]-1)" office:value-type="float" office:value="0.000195312499954525" calcext:value-type="float">
            <text:p>0.0001953125</text:p>
          </table:table-cell>
          <table:table-cell table:style-name="Default" office:value-type="float" office:value="63627187259872.4" calcext:value-type="float">
            <text:p>63627187259872.4</text:p>
          </table:table-cell>
          <table:table-cell table:style-name="ce7" table:formula="of:=([.G100]-[.G99])/1000" office:value-type="float" office:value="1.999015625" calcext:value-type="float">
            <text:p>1.9990</text:p>
          </table:table-cell>
          <table:table-cell table:style-name="ce7" table:formula="of:=[.H100]+[.I99]" office:value-type="float" office:value="195.9990703125" calcext:value-type="float">
            <text:p>195.9991</text:p>
          </table:table-cell>
          <table:table-cell table:style-name="ce10" table:formula="of:=[.I100]-2*([.$B100]-1)" office:value-type="float" office:value="-0.000929687499905185" calcext:value-type="float">
            <text:p>-0.0009296875</text:p>
          </table:table-cell>
          <table:table-cell table:style-name="Default" office:value-type="float" office:value="63627187727421.6" calcext:value-type="float">
            <text:p>63627187727421.6</text:p>
          </table:table-cell>
          <table:table-cell table:style-name="ce7" table:formula="of:=([.K100]-[.K99])/1000" office:value-type="float" office:value="1.9996640625" calcext:value-type="float">
            <text:p>1.9997</text:p>
          </table:table-cell>
          <table:table-cell table:style-name="ce7" table:formula="of:=[.L100]+[.M99]" office:value-type="float" office:value="195.99896875" calcext:value-type="float">
            <text:p>195.9990</text:p>
          </table:table-cell>
          <table:table-cell table:style-name="ce11" table:formula="of:=[.M100]-2*([.$B100]-1)" office:value-type="float" office:value="-0.00103124999998272" calcext:value-type="float">
            <text:p>-0.00103125</text:p>
          </table:table-cell>
          <table:table-cell table:style-name="Default" office:value-type="float" office:value="63627188195318.9" calcext:value-type="float">
            <text:p>63627188195318.9</text:p>
          </table:table-cell>
          <table:table-cell table:style-name="ce7" table:formula="of:=([.O100]-[.O99])/1000" office:value-type="float" office:value="1.9989375" calcext:value-type="float">
            <text:p>1.9989</text:p>
          </table:table-cell>
          <table:table-cell table:style-name="ce7" table:formula="of:=[.P100]+[.Q99]" office:value-type="float" office:value="195.9991796875" calcext:value-type="float">
            <text:p>195.9992</text:p>
          </table:table-cell>
          <table:table-cell table:style-name="ce12" table:formula="of:=[.Q100]-2*([.$B100]-1)" office:value-type="float" office:value="-0.000820312499968168" calcext:value-type="float">
            <text:p>-0.0008203125</text:p>
          </table:table-cell>
          <table:table-cell table:style-name="Default" office:value-type="float" office:value="63627188655495.7" calcext:value-type="float">
            <text:p>63627188655495.7</text:p>
          </table:table-cell>
          <table:table-cell table:style-name="ce7" table:formula="of:=([.S100]-[.S99])/1000" office:value-type="float" office:value="2.000296875" calcext:value-type="float">
            <text:p>2.0003</text:p>
          </table:table-cell>
          <table:table-cell table:style-name="ce7" table:formula="of:=[.T100]+[.U99]" office:value-type="float" office:value="195.9998046875" calcext:value-type="float">
            <text:p>195.9998</text:p>
          </table:table-cell>
          <table:table-cell table:style-name="ce13" table:formula="of:=[.U100]-2*([.$B100]-1)" office:value-type="float" office:value="-0.000195312499982947" calcext:value-type="float">
            <text:p>-0.0001953125</text:p>
          </table:table-cell>
          <table:table-cell table:style-name="Default" office:value-type="float" office:value="63627189112424.4" calcext:value-type="float">
            <text:p>63627189112424.4</text:p>
          </table:table-cell>
          <table:table-cell table:style-name="ce7" table:formula="of:=([.W100]-[.W99])/1000" office:value-type="float" office:value="2.0015" calcext:value-type="float">
            <text:p>2.0015</text:p>
          </table:table-cell>
          <table:table-cell table:style-name="ce7" table:formula="of:=[.X100]+[.Y99]" office:value-type="float" office:value="196.000734375" calcext:value-type="float">
            <text:p>196.0007</text:p>
          </table:table-cell>
          <table:table-cell table:style-name="ce14" table:formula="of:=[.Y100]-2*([.$B100]-1)" office:value-type="float" office:value="0.00073437499995066" calcext:value-type="float">
            <text:p>0.000734375</text:p>
          </table:table-cell>
          <table:table-cell table:style-name="Default" office:value-type="float" office:value="63627189579198.1" calcext:value-type="float">
            <text:p>63627189579198.1</text:p>
          </table:table-cell>
          <table:table-cell table:style-name="ce15" table:formula="of:=([.AA100]-[.AA99])/1000" office:value-type="float" office:value="1.998265625" calcext:value-type="float">
            <text:p>1.9983</text:p>
          </table:table-cell>
          <table:table-cell table:style-name="ce7" table:formula="of:=[.AB100]+[.AC99]" office:value-type="float" office:value="197.999515625" calcext:value-type="float">
            <text:p>197.9995</text:p>
          </table:table-cell>
          <table:table-cell table:style-name="ce16" table:formula="of:=[.AC100]-2*([.$B100]-1)" office:value-type="float" office:value="1.99951562500007" calcext:value-type="float">
            <text:p>1.999515625</text:p>
          </table:table-cell>
          <table:table-cell table:style-name="Default" office:value-type="float" office:value="63627190039132.6" calcext:value-type="float">
            <text:p>63627190039132.6</text:p>
          </table:table-cell>
          <table:table-cell table:style-name="ce7" table:formula="of:=([.AE100]-[.AE99])/1000" office:value-type="float" office:value="2.0015546875" calcext:value-type="float">
            <text:p>2.0016</text:p>
          </table:table-cell>
          <table:table-cell table:style-name="ce7" table:formula="of:=[.AF100]+[.AG99]" office:value-type="float" office:value="196.0004921875" calcext:value-type="float">
            <text:p>196.0005</text:p>
          </table:table-cell>
          <table:table-cell table:style-name="ce20" table:formula="of:=[.AG100]-2*([.$B100]-1)" office:value-type="float" office:value="0.00049218750007185" calcext:value-type="float">
            <text:p>0.0004921875</text:p>
          </table:table-cell>
          <table:table-cell table:style-name="Default" office:value-type="float" office:value="63627190505459.2" calcext:value-type="float">
            <text:p>63627190505459.2</text:p>
          </table:table-cell>
          <table:table-cell table:style-name="ce7" table:formula="of:=([.AI100]-[.AI99])/1000" office:value-type="float" office:value="2.00021875" calcext:value-type="float">
            <text:p>2.0002</text:p>
          </table:table-cell>
          <table:table-cell table:style-name="ce7" table:formula="of:=[.AJ100]+[.AK99]" office:value-type="float" office:value="195.999046875" calcext:value-type="float">
            <text:p>195.9990</text:p>
          </table:table-cell>
          <table:table-cell table:style-name="ce21" table:formula="of:=[.AK100]-2*([.$B100]-1)" office:value-type="float" office:value="-0.000953124999995225" calcext:value-type="float">
            <text:p>-0.000953125</text:p>
          </table:table-cell>
          <table:table-cell table:style-name="Default" office:value-type="float" office:value="63627190968530.3" calcext:value-type="float">
            <text:p>63627190968530.3</text:p>
          </table:table-cell>
          <table:table-cell table:style-name="ce7" table:formula="of:=([.AM100]-[.AM99])/1000" office:value-type="float" office:value="1.9980546875" calcext:value-type="float">
            <text:p>1.9981</text:p>
          </table:table-cell>
          <table:table-cell table:style-name="ce7" table:formula="of:=[.AN100]+[.AO99]" office:value-type="float" office:value="195.9988203125" calcext:value-type="float">
            <text:p>195.9988</text:p>
          </table:table-cell>
          <table:table-cell table:style-name="ce22" table:formula="of:=[.AO100]-2*([.$B100]-1)" office:value-type="float" office:value="-0.00117968749998454" calcext:value-type="float">
            <text:p>-0.0011796875</text:p>
          </table:table-cell>
          <table:table-cell table:style-name="Default" office:value-type="float" office:value="63627191433559.3" calcext:value-type="float">
            <text:p>63627191433559.3</text:p>
          </table:table-cell>
          <table:table-cell table:style-name="ce7" table:formula="of:=([.AQ100]-[.AQ99])/1000" office:value-type="float" office:value="2.0000390625" calcext:value-type="float">
            <text:p>2.0000</text:p>
          </table:table-cell>
          <table:table-cell table:style-name="ce7" table:formula="of:=[.AR100]+[.AS99]" office:value-type="float" office:value="196.001828125" calcext:value-type="float">
            <text:p>196.0018</text:p>
          </table:table-cell>
          <table:table-cell table:style-name="ce26" table:formula="of:=[.AS100]-2*([.$B100]-1)" office:value-type="float" office:value="0.00182812499997453" calcext:value-type="float">
            <text:p>0.001828125</text:p>
          </table:table-cell>
          <table:table-cell table:style-name="Default" office:value-type="float" office:value="63627191948643.7" calcext:value-type="float">
            <text:p>63627191948643.7</text:p>
          </table:table-cell>
          <table:table-cell table:style-name="ce7" table:formula="of:=([.AU100]-[.AU99])/1000" office:value-type="float" office:value="2.0003828125" calcext:value-type="float">
            <text:p>2.0004</text:p>
          </table:table-cell>
          <table:table-cell table:style-name="ce7" table:formula="of:=[.AV100]+[.AW99]" office:value-type="float" office:value="196.000390625" calcext:value-type="float">
            <text:p>196.0004</text:p>
          </table:table-cell>
          <table:table-cell table:style-name="ce35" table:formula="of:=[.AW100]-2*([.$B100]-1)" office:value-type="float" office:value="0.000390625000022737" calcext:value-type="float">
            <text:p>0.0003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63627186742518.7" calcext:value-type="float">
            <text:p>63627186742518.7</text:p>
          </table:table-cell>
          <table:table-cell table:formula="of:=([.C101]-[.C100])/1000" office:value-type="float" office:value="1.9994921875" calcext:value-type="float">
            <text:p>1.9995</text:p>
          </table:table-cell>
          <table:table-cell table:formula="of:=[.D101]+[.E100]" office:value-type="float" office:value="197.9996875" calcext:value-type="float">
            <text:p>197.9997</text:p>
          </table:table-cell>
          <table:table-cell table:style-name="ce9" table:formula="of:=[.E101]-2*([.$B101]-1)" office:value-type="float" office:value="-0.000312500000035243" calcext:value-type="float">
            <text:p>-0.0003125</text:p>
          </table:table-cell>
          <table:table-cell table:style-name="Default" office:value-type="float" office:value="63627187261873" calcext:value-type="float">
            <text:p>63627187261873</text:p>
          </table:table-cell>
          <table:table-cell table:style-name="ce7" table:formula="of:=([.G101]-[.G100])/1000" office:value-type="float" office:value="2.0005703125" calcext:value-type="float">
            <text:p>2.0006</text:p>
          </table:table-cell>
          <table:table-cell table:style-name="ce7" table:formula="of:=[.H101]+[.I100]" office:value-type="float" office:value="197.999640625" calcext:value-type="float">
            <text:p>197.9996</text:p>
          </table:table-cell>
          <table:table-cell table:style-name="ce10" table:formula="of:=[.I101]-2*([.$B101]-1)" office:value-type="float" office:value="-0.000359374999902684" calcext:value-type="float">
            <text:p>-0.000359375</text:p>
          </table:table-cell>
          <table:table-cell table:style-name="Default" office:value-type="float" office:value="63627187729421.6" calcext:value-type="float">
            <text:p>63627187729421.6</text:p>
          </table:table-cell>
          <table:table-cell table:style-name="ce7" table:formula="of:=([.K101]-[.K100])/1000" office:value-type="float" office:value="2" calcext:value-type="float">
            <text:p>2.0000</text:p>
          </table:table-cell>
          <table:table-cell table:style-name="ce7" table:formula="of:=[.L101]+[.M100]" office:value-type="float" office:value="197.99896875" calcext:value-type="float">
            <text:p>197.9990</text:p>
          </table:table-cell>
          <table:table-cell table:style-name="ce11" table:formula="of:=[.M101]-2*([.$B101]-1)" office:value-type="float" office:value="-0.00103124999998272" calcext:value-type="float">
            <text:p>-0.00103125</text:p>
          </table:table-cell>
          <table:table-cell table:style-name="Default" office:value-type="float" office:value="63627188197319.5" calcext:value-type="float">
            <text:p>63627188197319.5</text:p>
          </table:table-cell>
          <table:table-cell table:style-name="ce7" table:formula="of:=([.O101]-[.O100])/1000" office:value-type="float" office:value="2.0005859375" calcext:value-type="float">
            <text:p>2.0006</text:p>
          </table:table-cell>
          <table:table-cell table:style-name="ce7" table:formula="of:=[.P101]+[.Q100]" office:value-type="float" office:value="197.999765625" calcext:value-type="float">
            <text:p>197.9998</text:p>
          </table:table-cell>
          <table:table-cell table:style-name="ce12" table:formula="of:=[.Q101]-2*([.$B101]-1)" office:value-type="float" office:value="-0.000234374999962483" calcext:value-type="float">
            <text:p>-0.000234375</text:p>
          </table:table-cell>
          <table:table-cell table:style-name="Default" office:value-type="float" office:value="63627188657495.2" calcext:value-type="float">
            <text:p>63627188657495.2</text:p>
          </table:table-cell>
          <table:table-cell table:style-name="ce7" table:formula="of:=([.S101]-[.S100])/1000" office:value-type="float" office:value="1.9994921875" calcext:value-type="float">
            <text:p>1.9995</text:p>
          </table:table-cell>
          <table:table-cell table:style-name="ce7" table:formula="of:=[.T101]+[.U100]" office:value-type="float" office:value="197.999296875" calcext:value-type="float">
            <text:p>197.9993</text:p>
          </table:table-cell>
          <table:table-cell table:style-name="ce13" table:formula="of:=[.U101]-2*([.$B101]-1)" office:value-type="float" office:value="-0.000703124999972715" calcext:value-type="float">
            <text:p>-0.000703125</text:p>
          </table:table-cell>
          <table:table-cell table:style-name="Default" office:value-type="float" office:value="63627189114424.2" calcext:value-type="float">
            <text:p>63627189114424.2</text:p>
          </table:table-cell>
          <table:table-cell table:style-name="ce7" table:formula="of:=([.W101]-[.W100])/1000" office:value-type="float" office:value="1.999796875" calcext:value-type="float">
            <text:p>1.9998</text:p>
          </table:table-cell>
          <table:table-cell table:style-name="ce7" table:formula="of:=[.X101]+[.Y100]" office:value-type="float" office:value="198.00053125" calcext:value-type="float">
            <text:p>198.0005</text:p>
          </table:table-cell>
          <table:table-cell table:style-name="ce14" table:formula="of:=[.Y101]-2*([.$B101]-1)" office:value-type="float" office:value="0.0005312499999377" calcext:value-type="float">
            <text:p>0.00053125</text:p>
          </table:table-cell>
          <table:table-cell table:style-name="Default" office:value-type="float" office:value="63627189581197.4" calcext:value-type="float">
            <text:p>63627189581197.4</text:p>
          </table:table-cell>
          <table:table-cell table:style-name="ce15" table:formula="of:=([.AA101]-[.AA100])/1000" office:value-type="float" office:value="1.9992734375" calcext:value-type="float">
            <text:p>1.9993</text:p>
          </table:table-cell>
          <table:table-cell table:style-name="ce7" table:formula="of:=[.AB101]+[.AC100]" office:value-type="float" office:value="199.9987890625" calcext:value-type="float">
            <text:p>199.9988</text:p>
          </table:table-cell>
          <table:table-cell table:style-name="ce16" table:formula="of:=[.AC101]-2*([.$B101]-1)" office:value-type="float" office:value="1.99878906250007" calcext:value-type="float">
            <text:p>1.9987890625</text:p>
          </table:table-cell>
          <table:table-cell table:style-name="Default" office:value-type="float" office:value="63627190041131.8" calcext:value-type="float">
            <text:p>63627190041131.8</text:p>
          </table:table-cell>
          <table:table-cell table:style-name="ce7" table:formula="of:=([.AE101]-[.AE100])/1000" office:value-type="float" office:value="1.9992734375" calcext:value-type="float">
            <text:p>1.9993</text:p>
          </table:table-cell>
          <table:table-cell table:style-name="ce7" table:formula="of:=[.AF101]+[.AG100]" office:value-type="float" office:value="197.999765625" calcext:value-type="float">
            <text:p>197.9998</text:p>
          </table:table-cell>
          <table:table-cell table:style-name="ce20" table:formula="of:=[.AG101]-2*([.$B101]-1)" office:value-type="float" office:value="-0.000234374999934062" calcext:value-type="float">
            <text:p>-0.000234375</text:p>
          </table:table-cell>
          <table:table-cell table:style-name="Default" office:value-type="float" office:value="63627190507459.4" calcext:value-type="float">
            <text:p>63627190507459.4</text:p>
          </table:table-cell>
          <table:table-cell table:style-name="ce7" table:formula="of:=([.AI101]-[.AI100])/1000" office:value-type="float" office:value="2.000140625" calcext:value-type="float">
            <text:p>2.0001</text:p>
          </table:table-cell>
          <table:table-cell table:style-name="ce7" table:formula="of:=[.AJ101]+[.AK100]" office:value-type="float" office:value="197.9991875" calcext:value-type="float">
            <text:p>197.9992</text:p>
          </table:table-cell>
          <table:table-cell table:style-name="ce21" table:formula="of:=[.AK101]-2*([.$B101]-1)" office:value-type="float" office:value="-0.000812499999994998" calcext:value-type="float">
            <text:p>-0.0008125</text:p>
          </table:table-cell>
          <table:table-cell table:style-name="Default" office:value-type="float" office:value="63627190970531" calcext:value-type="float">
            <text:p>63627190970531</text:p>
          </table:table-cell>
          <table:table-cell table:style-name="ce7" table:formula="of:=([.AM101]-[.AM100])/1000" office:value-type="float" office:value="2.00065625" calcext:value-type="float">
            <text:p>2.0007</text:p>
          </table:table-cell>
          <table:table-cell table:style-name="ce7" table:formula="of:=[.AN101]+[.AO100]" office:value-type="float" office:value="197.9994765625" calcext:value-type="float">
            <text:p>197.9995</text:p>
          </table:table-cell>
          <table:table-cell table:style-name="ce22" table:formula="of:=[.AO101]-2*([.$B101]-1)" office:value-type="float" office:value="-0.000523437499992951" calcext:value-type="float">
            <text:p>-0.0005234375</text:p>
          </table:table-cell>
          <table:table-cell table:style-name="Default" office:value-type="float" office:value="63627191435557" calcext:value-type="float">
            <text:p>63627191435557</text:p>
          </table:table-cell>
          <table:table-cell table:style-name="ce7" table:formula="of:=([.AQ101]-[.AQ100])/1000" office:value-type="float" office:value="1.997640625" calcext:value-type="float">
            <text:p>1.9976</text:p>
          </table:table-cell>
          <table:table-cell table:style-name="ce7" table:formula="of:=[.AR101]+[.AS100]" office:value-type="float" office:value="197.99946875" calcext:value-type="float">
            <text:p>197.9995</text:p>
          </table:table-cell>
          <table:table-cell table:style-name="ce26" table:formula="of:=[.AS101]-2*([.$B101]-1)" office:value-type="float" office:value="-0.000531250000022965" calcext:value-type="float">
            <text:p>-0.00053125</text:p>
          </table:table-cell>
          <table:table-cell table:style-name="Default" office:value-type="float" office:value="63627191950642.4" calcext:value-type="float">
            <text:p>63627191950642.4</text:p>
          </table:table-cell>
          <table:table-cell table:style-name="ce7" table:formula="of:=([.AU101]-[.AU100])/1000" office:value-type="float" office:value="1.9987421875" calcext:value-type="float">
            <text:p>1.9987</text:p>
          </table:table-cell>
          <table:table-cell table:style-name="ce7" table:formula="of:=[.AV101]+[.AW100]" office:value-type="float" office:value="197.9991328125" calcext:value-type="float">
            <text:p>197.9991</text:p>
          </table:table-cell>
          <table:table-cell table:style-name="ce35" table:formula="of:=[.AW101]-2*([.$B101]-1)" office:value-type="float" office:value="-0.000867187499977717" calcext:value-type="float">
            <text:p>-0.00086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63627186744518.8" calcext:value-type="float">
            <text:p>63627186744518.8</text:p>
          </table:table-cell>
          <table:table-cell table:formula="of:=([.C102]-[.C101])/1000" office:value-type="float" office:value="2.000078125" calcext:value-type="float">
            <text:p>2.0001</text:p>
          </table:table-cell>
          <table:table-cell table:formula="of:=[.D102]+[.E101]" office:value-type="float" office:value="199.999765625" calcext:value-type="float">
            <text:p>199.9998</text:p>
          </table:table-cell>
          <table:table-cell table:style-name="ce9" table:formula="of:=[.E102]-2*([.$B102]-1)" office:value-type="float" office:value="-0.000234375000047748" calcext:value-type="float">
            <text:p>-0.000234375</text:p>
          </table:table-cell>
          <table:table-cell table:style-name="Default" office:value-type="float" office:value="63627187263872.8" calcext:value-type="float">
            <text:p>63627187263872.8</text:p>
          </table:table-cell>
          <table:table-cell table:style-name="ce7" table:formula="of:=([.G102]-[.G101])/1000" office:value-type="float" office:value="1.9997890625" calcext:value-type="float">
            <text:p>1.9998</text:p>
          </table:table-cell>
          <table:table-cell table:style-name="ce7" table:formula="of:=[.H102]+[.I101]" office:value-type="float" office:value="199.9994296875" calcext:value-type="float">
            <text:p>199.9994</text:p>
          </table:table-cell>
          <table:table-cell table:style-name="ce10" table:formula="of:=[.I102]-2*([.$B102]-1)" office:value-type="float" office:value="-0.000570312499888814" calcext:value-type="float">
            <text:p>-0.0005703125</text:p>
          </table:table-cell>
          <table:table-cell table:style-name="Default" office:value-type="float" office:value="63627187731423.3" calcext:value-type="float">
            <text:p>63627187731423.3</text:p>
          </table:table-cell>
          <table:table-cell table:style-name="ce7" table:formula="of:=([.K102]-[.K101])/1000" office:value-type="float" office:value="2.0017265625" calcext:value-type="float">
            <text:p>2.0017</text:p>
          </table:table-cell>
          <table:table-cell table:style-name="ce7" table:formula="of:=[.L102]+[.M101]" office:value-type="float" office:value="200.0006953125" calcext:value-type="float">
            <text:p>200.0007</text:p>
          </table:table-cell>
          <table:table-cell table:style-name="ce11" table:formula="of:=[.M102]-2*([.$B102]-1)" office:value-type="float" office:value="0.000695312500027967" calcext:value-type="float">
            <text:p>0.0006953125</text:p>
          </table:table-cell>
          <table:table-cell table:style-name="Default" office:value-type="float" office:value="63627188199320.3" calcext:value-type="float">
            <text:p>63627188199320.3</text:p>
          </table:table-cell>
          <table:table-cell table:style-name="ce7" table:formula="of:=([.O102]-[.O101])/1000" office:value-type="float" office:value="2.000828125" calcext:value-type="float">
            <text:p>2.0008</text:p>
          </table:table-cell>
          <table:table-cell table:style-name="ce7" table:formula="of:=[.P102]+[.Q101]" office:value-type="float" office:value="200.00059375" calcext:value-type="float">
            <text:p>200.0006</text:p>
          </table:table-cell>
          <table:table-cell table:style-name="ce12" table:formula="of:=[.Q102]-2*([.$B102]-1)" office:value-type="float" office:value="0.000593750000035698" calcext:value-type="float">
            <text:p>0.00059375</text:p>
          </table:table-cell>
          <table:table-cell table:style-name="Default" office:value-type="float" office:value="63627188659495.8" calcext:value-type="float">
            <text:p>63627188659495.8</text:p>
          </table:table-cell>
          <table:table-cell table:style-name="ce7" table:formula="of:=([.S102]-[.S101])/1000" office:value-type="float" office:value="2.0005859375" calcext:value-type="float">
            <text:p>2.0006</text:p>
          </table:table-cell>
          <table:table-cell table:style-name="ce7" table:formula="of:=[.T102]+[.U101]" office:value-type="float" office:value="199.9998828125" calcext:value-type="float">
            <text:p>199.9999</text:p>
          </table:table-cell>
          <table:table-cell table:style-name="ce13" table:formula="of:=[.U102]-2*([.$B102]-1)" office:value-type="float" office:value="-0.000117187499967031" calcext:value-type="float">
            <text:p>-0.0001171875</text:p>
          </table:table-cell>
          <table:table-cell table:style-name="Default" office:value-type="float" office:value="63627189116423.8" calcext:value-type="float">
            <text:p>63627189116423.8</text:p>
          </table:table-cell>
          <table:table-cell table:style-name="ce7" table:formula="of:=([.W102]-[.W101])/1000" office:value-type="float" office:value="1.999546875" calcext:value-type="float">
            <text:p>1.9995</text:p>
          </table:table-cell>
          <table:table-cell table:style-name="ce7" table:formula="of:=[.X102]+[.Y101]" office:value-type="float" office:value="200.000078125" calcext:value-type="float">
            <text:p>200.0001</text:p>
          </table:table-cell>
          <table:table-cell table:style-name="ce14" table:formula="of:=[.Y102]-2*([.$B102]-1)" office:value-type="float" office:value="0.000078124999930651" calcext:value-type="float">
            <text:p>0.000078125</text:p>
          </table:table-cell>
          <table:table-cell table:style-name="Default" office:value-type="float" office:value="63627189583198.7" calcext:value-type="float">
            <text:p>63627189583198.7</text:p>
          </table:table-cell>
          <table:table-cell table:style-name="ce15" table:formula="of:=([.AA102]-[.AA101])/1000" office:value-type="float" office:value="2.0013828125" calcext:value-type="float">
            <text:p>2.0014</text:p>
          </table:table-cell>
          <table:table-cell table:style-name="ce7" table:formula="of:=[.AB102]+[.AC101]" office:value-type="float" office:value="202.000171875" calcext:value-type="float">
            <text:p>202.0002</text:p>
          </table:table-cell>
          <table:table-cell table:style-name="ce16" table:formula="of:=[.AC102]-2*([.$B102]-1)" office:value-type="float" office:value="2.00017187500006" calcext:value-type="float">
            <text:p>2.000171875</text:p>
          </table:table-cell>
          <table:table-cell table:style-name="Default" office:value-type="float" office:value="63627190043130.4" calcext:value-type="float">
            <text:p>63627190043130.4</text:p>
          </table:table-cell>
          <table:table-cell table:style-name="ce7" table:formula="of:=([.AE102]-[.AE101])/1000" office:value-type="float" office:value="1.9985625" calcext:value-type="float">
            <text:p>1.9986</text:p>
          </table:table-cell>
          <table:table-cell table:style-name="ce7" table:formula="of:=[.AF102]+[.AG101]" office:value-type="float" office:value="199.998328125" calcext:value-type="float">
            <text:p>199.9983</text:p>
          </table:table-cell>
          <table:table-cell table:style-name="ce20" table:formula="of:=[.AG102]-2*([.$B102]-1)" office:value-type="float" office:value="-0.0016718749999427" calcext:value-type="float">
            <text:p>-0.001671875</text:p>
          </table:table-cell>
          <table:table-cell table:style-name="Default" office:value-type="float" office:value="63627190509459.4" calcext:value-type="float">
            <text:p>63627190509459.4</text:p>
          </table:table-cell>
          <table:table-cell table:style-name="ce7" table:formula="of:=([.AI102]-[.AI101])/1000" office:value-type="float" office:value="2.0000390625" calcext:value-type="float">
            <text:p>2.0000</text:p>
          </table:table-cell>
          <table:table-cell table:style-name="ce7" table:formula="of:=[.AJ102]+[.AK101]" office:value-type="float" office:value="199.9992265625" calcext:value-type="float">
            <text:p>199.9992</text:p>
          </table:table-cell>
          <table:table-cell table:style-name="ce21" table:formula="of:=[.AK102]-2*([.$B102]-1)" office:value-type="float" office:value="-0.00077343749998704" calcext:value-type="float">
            <text:p>-0.0007734375</text:p>
          </table:table-cell>
          <table:table-cell table:style-name="Default" office:value-type="float" office:value="63627190972531.1" calcext:value-type="float">
            <text:p>63627190972531.1</text:p>
          </table:table-cell>
          <table:table-cell table:style-name="ce7" table:formula="of:=([.AM102]-[.AM101])/1000" office:value-type="float" office:value="2.000171875" calcext:value-type="float">
            <text:p>2.0002</text:p>
          </table:table-cell>
          <table:table-cell table:style-name="ce7" table:formula="of:=[.AN102]+[.AO101]" office:value-type="float" office:value="199.9996484375" calcext:value-type="float">
            <text:p>199.9996</text:p>
          </table:table-cell>
          <table:table-cell table:style-name="ce22" table:formula="of:=[.AO102]-2*([.$B102]-1)" office:value-type="float" office:value="-0.000351562499986358" calcext:value-type="float">
            <text:p>-0.0003515625</text:p>
          </table:table-cell>
          <table:table-cell table:style-name="Default" office:value-type="float" office:value="63627191437558.5" calcext:value-type="float">
            <text:p>63627191437558.5</text:p>
          </table:table-cell>
          <table:table-cell table:style-name="ce7" table:formula="of:=([.AQ102]-[.AQ101])/1000" office:value-type="float" office:value="2.00153125" calcext:value-type="float">
            <text:p>2.0015</text:p>
          </table:table-cell>
          <table:table-cell table:style-name="ce7" table:formula="of:=[.AR102]+[.AS101]" office:value-type="float" office:value="200.001" calcext:value-type="float">
            <text:p>200.0010</text:p>
          </table:table-cell>
          <table:table-cell table:style-name="ce26" table:formula="of:=[.AS102]-2*([.$B102]-1)" office:value-type="float" office:value="0.000999999999976353" calcext:value-type="float">
            <text:p>0.001</text:p>
          </table:table-cell>
          <table:table-cell table:style-name="Default" office:value-type="float" office:value="63627191952641.9" calcext:value-type="float">
            <text:p>63627191952641.9</text:p>
          </table:table-cell>
          <table:table-cell table:style-name="ce7" table:formula="of:=([.AU102]-[.AU101])/1000" office:value-type="float" office:value="1.9994296875" calcext:value-type="float">
            <text:p>1.9994</text:p>
          </table:table-cell>
          <table:table-cell table:style-name="ce7" table:formula="of:=[.AV102]+[.AW101]" office:value-type="float" office:value="199.9985625" calcext:value-type="float">
            <text:p>199.9986</text:p>
          </table:table-cell>
          <table:table-cell table:style-name="ce35" table:formula="of:=[.AW102]-2*([.$B102]-1)" office:value-type="float" office:value="-0.00143749999998022" calcext:value-type="float">
            <text:p>-0.001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02" calcext:value-type="float">
            <text:p>102</text:p>
          </table:table-cell>
          <table:table-cell office:value-type="float" office:value="63627186746518.2" calcext:value-type="float">
            <text:p>63627186746518.2</text:p>
          </table:table-cell>
          <table:table-cell table:formula="of:=([.C103]-[.C102])/1000" office:value-type="float" office:value="1.9994375" calcext:value-type="float">
            <text:p>1.9994</text:p>
          </table:table-cell>
          <table:table-cell table:formula="of:=[.D103]+[.E102]" office:value-type="float" office:value="201.999203125" calcext:value-type="float">
            <text:p>201.9992</text:p>
          </table:table-cell>
          <table:table-cell table:style-name="ce9" table:formula="of:=[.E103]-2*([.$B103]-1)" office:value-type="float" office:value="-0.000796875000048658" calcext:value-type="float">
            <text:p>-0.000796875</text:p>
          </table:table-cell>
          <table:table-cell table:style-name="Default" office:value-type="float" office:value="63627187265873.3" calcext:value-type="float">
            <text:p>63627187265873.3</text:p>
          </table:table-cell>
          <table:table-cell table:style-name="ce7" table:formula="of:=([.G103]-[.G102])/1000" office:value-type="float" office:value="2.0005234375" calcext:value-type="float">
            <text:p>2.0005</text:p>
          </table:table-cell>
          <table:table-cell table:style-name="ce7" table:formula="of:=[.H103]+[.I102]" office:value-type="float" office:value="201.999953125" calcext:value-type="float">
            <text:p>202.0000</text:p>
          </table:table-cell>
          <table:table-cell table:style-name="ce10" table:formula="of:=[.I103]-2*([.$B103]-1)" office:value-type="float" office:value="-0.0000468749998958629" calcext:value-type="float">
            <text:p>-0.000046875</text:p>
          </table:table-cell>
          <table:table-cell table:style-name="Default" office:value-type="float" office:value="63627187733423" calcext:value-type="float">
            <text:p>63627187733423</text:p>
          </table:table-cell>
          <table:table-cell table:style-name="ce7" table:formula="of:=([.K103]-[.K102])/1000" office:value-type="float" office:value="1.9996484375" calcext:value-type="float">
            <text:p>1.9996</text:p>
          </table:table-cell>
          <table:table-cell table:style-name="ce7" table:formula="of:=[.L103]+[.M102]" office:value-type="float" office:value="202.00034375" calcext:value-type="float">
            <text:p>202.0003</text:p>
          </table:table-cell>
          <table:table-cell table:style-name="ce11" table:formula="of:=[.M103]-2*([.$B103]-1)" office:value-type="float" office:value="0.000343750000041609" calcext:value-type="float">
            <text:p>0.00034375</text:p>
          </table:table-cell>
          <table:table-cell table:style-name="Default" office:value-type="float" office:value="63627188201320.4" calcext:value-type="float">
            <text:p>63627188201320.4</text:p>
          </table:table-cell>
          <table:table-cell table:style-name="ce7" table:formula="of:=([.O103]-[.O102])/1000" office:value-type="float" office:value="2.0001015625" calcext:value-type="float">
            <text:p>2.0001</text:p>
          </table:table-cell>
          <table:table-cell table:style-name="ce7" table:formula="of:=[.P103]+[.Q102]" office:value-type="float" office:value="202.0006953125" calcext:value-type="float">
            <text:p>202.0007</text:p>
          </table:table-cell>
          <table:table-cell table:style-name="ce12" table:formula="of:=[.Q103]-2*([.$B103]-1)" office:value-type="float" office:value="0.000695312500027967" calcext:value-type="float">
            <text:p>0.0006953125</text:p>
          </table:table-cell>
          <table:table-cell table:style-name="Default" office:value-type="float" office:value="63627188661496.6" calcext:value-type="float">
            <text:p>63627188661496.6</text:p>
          </table:table-cell>
          <table:table-cell table:style-name="ce7" table:formula="of:=([.S103]-[.S102])/1000" office:value-type="float" office:value="2.0008359375" calcext:value-type="float">
            <text:p>2.0008</text:p>
          </table:table-cell>
          <table:table-cell table:style-name="ce7" table:formula="of:=[.T103]+[.U102]" office:value-type="float" office:value="202.00071875" calcext:value-type="float">
            <text:p>202.0007</text:p>
          </table:table-cell>
          <table:table-cell table:style-name="ce13" table:formula="of:=[.U103]-2*([.$B103]-1)" office:value-type="float" office:value="0.000718750000032742" calcext:value-type="float">
            <text:p>0.00071875</text:p>
          </table:table-cell>
          <table:table-cell table:style-name="Default" office:value-type="float" office:value="63627189118422.6" calcext:value-type="float">
            <text:p>63627189118422.6</text:p>
          </table:table-cell>
          <table:table-cell table:style-name="ce7" table:formula="of:=([.W103]-[.W102])/1000" office:value-type="float" office:value="1.99884375" calcext:value-type="float">
            <text:p>1.9988</text:p>
          </table:table-cell>
          <table:table-cell table:style-name="ce7" table:formula="of:=[.X103]+[.Y102]" office:value-type="float" office:value="201.998921875" calcext:value-type="float">
            <text:p>201.9989</text:p>
          </table:table-cell>
          <table:table-cell table:style-name="ce14" table:formula="of:=[.Y103]-2*([.$B103]-1)" office:value-type="float" office:value="-0.00107812500007753" calcext:value-type="float">
            <text:p>-0.001078125</text:p>
          </table:table-cell>
          <table:table-cell table:style-name="Default" office:value-type="float" office:value="63627189585197.2" calcext:value-type="float">
            <text:p>63627189585197.2</text:p>
          </table:table-cell>
          <table:table-cell table:style-name="ce15" table:formula="of:=([.AA103]-[.AA102])/1000" office:value-type="float" office:value="1.998515625" calcext:value-type="float">
            <text:p>1.9985</text:p>
          </table:table-cell>
          <table:table-cell table:style-name="ce7" table:formula="of:=[.AB103]+[.AC102]" office:value-type="float" office:value="203.9986875" calcext:value-type="float">
            <text:p>203.9987</text:p>
          </table:table-cell>
          <table:table-cell table:style-name="ce16" table:formula="of:=[.AC103]-2*([.$B103]-1)" office:value-type="float" office:value="1.99868750000007" calcext:value-type="float">
            <text:p>1.9986875</text:p>
          </table:table-cell>
          <table:table-cell table:style-name="Default" office:value-type="float" office:value="63627190045133.4" calcext:value-type="float">
            <text:p>63627190045133.4</text:p>
          </table:table-cell>
          <table:table-cell table:style-name="ce7" table:formula="of:=([.AE103]-[.AE102])/1000" office:value-type="float" office:value="2.0030390625" calcext:value-type="float">
            <text:p>2.0030</text:p>
          </table:table-cell>
          <table:table-cell table:style-name="ce7" table:formula="of:=[.AF103]+[.AG102]" office:value-type="float" office:value="202.0013671875" calcext:value-type="float">
            <text:p>202.0014</text:p>
          </table:table-cell>
          <table:table-cell table:style-name="ce20" table:formula="of:=[.AG103]-2*([.$B103]-1)" office:value-type="float" office:value="0.00136718750005116" calcext:value-type="float">
            <text:p>0.0013671875</text:p>
          </table:table-cell>
          <table:table-cell table:style-name="Default" office:value-type="float" office:value="63627190511459.4" calcext:value-type="float">
            <text:p>63627190511459.4</text:p>
          </table:table-cell>
          <table:table-cell table:style-name="ce7" table:formula="of:=([.AI103]-[.AI102])/1000" office:value-type="float" office:value="2.0000078125" calcext:value-type="float">
            <text:p>2.0000</text:p>
          </table:table-cell>
          <table:table-cell table:style-name="ce7" table:formula="of:=[.AJ103]+[.AK102]" office:value-type="float" office:value="201.999234375" calcext:value-type="float">
            <text:p>201.9992</text:p>
          </table:table-cell>
          <table:table-cell table:style-name="ce21" table:formula="of:=[.AK103]-2*([.$B103]-1)" office:value-type="float" office:value="-0.000765624999985448" calcext:value-type="float">
            <text:p>-0.000765625</text:p>
          </table:table-cell>
          <table:table-cell table:style-name="Default" office:value-type="float" office:value="63627190974530.3" calcext:value-type="float">
            <text:p>63627190974530.3</text:p>
          </table:table-cell>
          <table:table-cell table:style-name="ce7" table:formula="of:=([.AM103]-[.AM102])/1000" office:value-type="float" office:value="1.9991875" calcext:value-type="float">
            <text:p>1.9992</text:p>
          </table:table-cell>
          <table:table-cell table:style-name="ce7" table:formula="of:=[.AN103]+[.AO102]" office:value-type="float" office:value="201.9988359375" calcext:value-type="float">
            <text:p>201.9988</text:p>
          </table:table-cell>
          <table:table-cell table:style-name="ce22" table:formula="of:=[.AO103]-2*([.$B103]-1)" office:value-type="float" office:value="-0.00116406249998136" calcext:value-type="float">
            <text:p>-0.0011640625</text:p>
          </table:table-cell>
          <table:table-cell table:style-name="Default" office:value-type="float" office:value="63627191439556.3" calcext:value-type="float">
            <text:p>63627191439556.3</text:p>
          </table:table-cell>
          <table:table-cell table:style-name="ce7" table:formula="of:=([.AQ103]-[.AQ102])/1000" office:value-type="float" office:value="1.9977890625" calcext:value-type="float">
            <text:p>1.9978</text:p>
          </table:table-cell>
          <table:table-cell table:style-name="ce7" table:formula="of:=[.AR103]+[.AS102]" office:value-type="float" office:value="201.9987890625" calcext:value-type="float">
            <text:p>201.9988</text:p>
          </table:table-cell>
          <table:table-cell table:style-name="ce26" table:formula="of:=[.AS103]-2*([.$B103]-1)" office:value-type="float" office:value="-0.00121093750001933" calcext:value-type="float">
            <text:p>-0.0012109375</text:p>
          </table:table-cell>
          <table:table-cell table:style-name="Default" office:value-type="float" office:value="63627191954643.6" calcext:value-type="float">
            <text:p>63627191954643.6</text:p>
          </table:table-cell>
          <table:table-cell table:style-name="ce7" table:formula="of:=([.AU103]-[.AU102])/1000" office:value-type="float" office:value="2.0017421875" calcext:value-type="float">
            <text:p>2.0017</text:p>
          </table:table-cell>
          <table:table-cell table:style-name="ce7" table:formula="of:=[.AV103]+[.AW102]" office:value-type="float" office:value="202.0003046875" calcext:value-type="float">
            <text:p>202.0003</text:p>
          </table:table-cell>
          <table:table-cell table:style-name="ce35" table:formula="of:=[.AW103]-2*([.$B103]-1)" office:value-type="float" office:value="0.000304687500033651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103" calcext:value-type="float">
            <text:p>103</text:p>
          </table:table-cell>
          <table:table-cell office:value-type="float" office:value="63627186748520.2" calcext:value-type="float">
            <text:p>63627186748520.2</text:p>
          </table:table-cell>
          <table:table-cell table:formula="of:=([.C104]-[.C103])/1000" office:value-type="float" office:value="2.0019375" calcext:value-type="float">
            <text:p>2.0019</text:p>
          </table:table-cell>
          <table:table-cell table:formula="of:=[.D104]+[.E103]" office:value-type="float" office:value="204.001140625" calcext:value-type="float">
            <text:p>204.0011</text:p>
          </table:table-cell>
          <table:table-cell table:style-name="ce9" table:formula="of:=[.E104]-2*([.$B104]-1)" office:value-type="float" office:value="0.00114062499994816" calcext:value-type="float">
            <text:p>0.001140625</text:p>
          </table:table-cell>
          <table:table-cell table:style-name="Default" office:value-type="float" office:value="63627187267872.7" calcext:value-type="float">
            <text:p>63627187267872.7</text:p>
          </table:table-cell>
          <table:table-cell table:style-name="ce7" table:formula="of:=([.G104]-[.G103])/1000" office:value-type="float" office:value="1.9994375" calcext:value-type="float">
            <text:p>1.9994</text:p>
          </table:table-cell>
          <table:table-cell table:style-name="ce7" table:formula="of:=[.H104]+[.I103]" office:value-type="float" office:value="203.999390625" calcext:value-type="float">
            <text:p>203.9994</text:p>
          </table:table-cell>
          <table:table-cell table:style-name="ce10" table:formula="of:=[.I104]-2*([.$B104]-1)" office:value-type="float" office:value="-0.000609374999896772" calcext:value-type="float">
            <text:p>-0.000609375</text:p>
          </table:table-cell>
          <table:table-cell table:style-name="Default" office:value-type="float" office:value="63627187735423" calcext:value-type="float">
            <text:p>63627187735423</text:p>
          </table:table-cell>
          <table:table-cell table:style-name="ce7" table:formula="of:=([.K104]-[.K103])/1000" office:value-type="float" office:value="2.000046875" calcext:value-type="float">
            <text:p>2.0000</text:p>
          </table:table-cell>
          <table:table-cell table:style-name="ce7" table:formula="of:=[.L104]+[.M103]" office:value-type="float" office:value="204.000390625" calcext:value-type="float">
            <text:p>204.0004</text:p>
          </table:table-cell>
          <table:table-cell table:style-name="ce11" table:formula="of:=[.M104]-2*([.$B104]-1)" office:value-type="float" office:value="0.000390625000051159" calcext:value-type="float">
            <text:p>0.000390625</text:p>
          </table:table-cell>
          <table:table-cell table:style-name="Default" office:value-type="float" office:value="63627188203321.7" calcext:value-type="float">
            <text:p>63627188203321.7</text:p>
          </table:table-cell>
          <table:table-cell table:style-name="ce7" table:formula="of:=([.O104]-[.O103])/1000" office:value-type="float" office:value="2.0012890625" calcext:value-type="float">
            <text:p>2.0013</text:p>
          </table:table-cell>
          <table:table-cell table:style-name="ce7" table:formula="of:=[.P104]+[.Q103]" office:value-type="float" office:value="204.001984375" calcext:value-type="float">
            <text:p>204.0020</text:p>
          </table:table-cell>
          <table:table-cell table:style-name="ce12" table:formula="of:=[.Q104]-2*([.$B104]-1)" office:value-type="float" office:value="0.00198437500003479" calcext:value-type="float">
            <text:p>0.001984375</text:p>
          </table:table-cell>
          <table:table-cell table:style-name="Default" office:value-type="float" office:value="63627188663497.2" calcext:value-type="float">
            <text:p>63627188663497.2</text:p>
          </table:table-cell>
          <table:table-cell table:style-name="ce7" table:formula="of:=([.S104]-[.S103])/1000" office:value-type="float" office:value="2.0006328125" calcext:value-type="float">
            <text:p>2.0006</text:p>
          </table:table-cell>
          <table:table-cell table:style-name="ce7" table:formula="of:=[.T104]+[.U103]" office:value-type="float" office:value="204.0013515625" calcext:value-type="float">
            <text:p>204.0014</text:p>
          </table:table-cell>
          <table:table-cell table:style-name="ce13" table:formula="of:=[.U104]-2*([.$B104]-1)" office:value-type="float" office:value="0.00135156250001955" calcext:value-type="float">
            <text:p>0.0013515625</text:p>
          </table:table-cell>
          <table:table-cell table:style-name="Default" office:value-type="float" office:value="63627189120425.5" calcext:value-type="float">
            <text:p>63627189120425.5</text:p>
          </table:table-cell>
          <table:table-cell table:style-name="ce7" table:formula="of:=([.W104]-[.W103])/1000" office:value-type="float" office:value="2.00290625" calcext:value-type="float">
            <text:p>2.0029</text:p>
          </table:table-cell>
          <table:table-cell table:style-name="ce7" table:formula="of:=[.X104]+[.Y103]" office:value-type="float" office:value="204.001828125" calcext:value-type="float">
            <text:p>204.0018</text:p>
          </table:table-cell>
          <table:table-cell table:style-name="ce14" table:formula="of:=[.Y104]-2*([.$B104]-1)" office:value-type="float" office:value="0.00182812499991769" calcext:value-type="float">
            <text:p>0.001828125</text:p>
          </table:table-cell>
          <table:table-cell table:style-name="Default" office:value-type="float" office:value="63627189587197.8" calcext:value-type="float">
            <text:p>63627189587197.8</text:p>
          </table:table-cell>
          <table:table-cell table:style-name="ce15" table:formula="of:=([.AA104]-[.AA103])/1000" office:value-type="float" office:value="2.000515625" calcext:value-type="float">
            <text:p>2.0005</text:p>
          </table:table-cell>
          <table:table-cell table:style-name="ce7" table:formula="of:=[.AB104]+[.AC103]" office:value-type="float" office:value="205.999203125" calcext:value-type="float">
            <text:p>205.9992</text:p>
          </table:table-cell>
          <table:table-cell table:style-name="ce16" table:formula="of:=[.AC104]-2*([.$B104]-1)" office:value-type="float" office:value="1.99920312500007" calcext:value-type="float">
            <text:p>1.999203125</text:p>
          </table:table-cell>
          <table:table-cell table:style-name="Default" office:value-type="float" office:value="63627190047132.9" calcext:value-type="float">
            <text:p>63627190047132.9</text:p>
          </table:table-cell>
          <table:table-cell table:style-name="ce7" table:formula="of:=([.AE104]-[.AE103])/1000" office:value-type="float" office:value="1.9994453125" calcext:value-type="float">
            <text:p>1.9994</text:p>
          </table:table-cell>
          <table:table-cell table:style-name="ce7" table:formula="of:=[.AF104]+[.AG103]" office:value-type="float" office:value="204.0008125" calcext:value-type="float">
            <text:p>204.0008</text:p>
          </table:table-cell>
          <table:table-cell table:style-name="ce20" table:formula="of:=[.AG104]-2*([.$B104]-1)" office:value-type="float" office:value="0.000812500000051841" calcext:value-type="float">
            <text:p>0.0008125</text:p>
          </table:table-cell>
          <table:table-cell table:style-name="Default" office:value-type="float" office:value="63627190513461" calcext:value-type="float">
            <text:p>63627190513461</text:p>
          </table:table-cell>
          <table:table-cell table:style-name="ce7" table:formula="of:=([.AI104]-[.AI103])/1000" office:value-type="float" office:value="2.0015546875" calcext:value-type="float">
            <text:p>2.0016</text:p>
          </table:table-cell>
          <table:table-cell table:style-name="ce7" table:formula="of:=[.AJ104]+[.AK103]" office:value-type="float" office:value="204.0007890625" calcext:value-type="float">
            <text:p>204.0008</text:p>
          </table:table-cell>
          <table:table-cell table:style-name="ce21" table:formula="of:=[.AK104]-2*([.$B104]-1)" office:value-type="float" office:value="0.000789062500018645" calcext:value-type="float">
            <text:p>0.0007890625</text:p>
          </table:table-cell>
          <table:table-cell table:style-name="Default" office:value-type="float" office:value="63627190976532.8" calcext:value-type="float">
            <text:p>63627190976532.8</text:p>
          </table:table-cell>
          <table:table-cell table:style-name="ce7" table:formula="of:=([.AM104]-[.AM103])/1000" office:value-type="float" office:value="2.0024453125" calcext:value-type="float">
            <text:p>2.0024</text:p>
          </table:table-cell>
          <table:table-cell table:style-name="ce7" table:formula="of:=[.AN104]+[.AO103]" office:value-type="float" office:value="204.00128125" calcext:value-type="float">
            <text:p>204.0013</text:p>
          </table:table-cell>
          <table:table-cell table:style-name="ce22" table:formula="of:=[.AO104]-2*([.$B104]-1)" office:value-type="float" office:value="0.00128125000000523" calcext:value-type="float">
            <text:p>0.00128125</text:p>
          </table:table-cell>
          <table:table-cell table:style-name="Default" office:value-type="float" office:value="63627191441558.6" calcext:value-type="float">
            <text:p>63627191441558.6</text:p>
          </table:table-cell>
          <table:table-cell table:style-name="ce7" table:formula="of:=([.AQ104]-[.AQ103])/1000" office:value-type="float" office:value="2.0023125" calcext:value-type="float">
            <text:p>2.0023</text:p>
          </table:table-cell>
          <table:table-cell table:style-name="ce7" table:formula="of:=[.AR104]+[.AS103]" office:value-type="float" office:value="204.0011015625" calcext:value-type="float">
            <text:p>204.0011</text:p>
          </table:table-cell>
          <table:table-cell table:style-name="ce26" table:formula="of:=[.AS104]-2*([.$B104]-1)" office:value-type="float" office:value="0.00110156249996862" calcext:value-type="float">
            <text:p>0.0011015625</text:p>
          </table:table-cell>
          <table:table-cell table:style-name="Default" office:value-type="float" office:value="63627191956644.2" calcext:value-type="float">
            <text:p>63627191956644.2</text:p>
          </table:table-cell>
          <table:table-cell table:style-name="ce7" table:formula="of:=([.AU104]-[.AU103])/1000" office:value-type="float" office:value="2.000625" calcext:value-type="float">
            <text:p>2.0006</text:p>
          </table:table-cell>
          <table:table-cell table:style-name="ce7" table:formula="of:=[.AV104]+[.AW103]" office:value-type="float" office:value="204.0009296875" calcext:value-type="float">
            <text:p>204.0009</text:p>
          </table:table-cell>
          <table:table-cell table:style-name="ce35" table:formula="of:=[.AW104]-2*([.$B104]-1)" office:value-type="float" office:value="0.000929687500047294" calcext:value-type="float">
            <text:p>0.0009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04" calcext:value-type="float">
            <text:p>104</text:p>
          </table:table-cell>
          <table:table-cell office:value-type="float" office:value="63627186750518.3" calcext:value-type="float">
            <text:p>63627186750518.3</text:p>
          </table:table-cell>
          <table:table-cell table:formula="of:=([.C105]-[.C104])/1000" office:value-type="float" office:value="1.998171875" calcext:value-type="float">
            <text:p>1.9982</text:p>
          </table:table-cell>
          <table:table-cell table:formula="of:=[.D105]+[.E104]" office:value-type="float" office:value="205.9993125" calcext:value-type="float">
            <text:p>205.9993</text:p>
          </table:table-cell>
          <table:table-cell table:style-name="ce9" table:formula="of:=[.E105]-2*([.$B105]-1)" office:value-type="float" office:value="-0.000687500000054797" calcext:value-type="float">
            <text:p>-0.0006875</text:p>
          </table:table-cell>
          <table:table-cell table:style-name="Default" office:value-type="float" office:value="63627187269873.9" calcext:value-type="float">
            <text:p>63627187269873.9</text:p>
          </table:table-cell>
          <table:table-cell table:style-name="ce7" table:formula="of:=([.G105]-[.G104])/1000" office:value-type="float" office:value="2.00121875" calcext:value-type="float">
            <text:p>2.0012</text:p>
          </table:table-cell>
          <table:table-cell table:style-name="ce7" table:formula="of:=[.H105]+[.I104]" office:value-type="float" office:value="206.000609375" calcext:value-type="float">
            <text:p>206.0006</text:p>
          </table:table-cell>
          <table:table-cell table:style-name="ce10" table:formula="of:=[.I105]-2*([.$B105]-1)" office:value-type="float" office:value="0.000609375000095724" calcext:value-type="float">
            <text:p>0.000609375</text:p>
          </table:table-cell>
          <table:table-cell table:style-name="Default" office:value-type="float" office:value="63627187737422.8" calcext:value-type="float">
            <text:p>63627187737422.8</text:p>
          </table:table-cell>
          <table:table-cell table:style-name="ce7" table:formula="of:=([.K105]-[.K104])/1000" office:value-type="float" office:value="1.99975" calcext:value-type="float">
            <text:p>1.9998</text:p>
          </table:table-cell>
          <table:table-cell table:style-name="ce7" table:formula="of:=[.L105]+[.M104]" office:value-type="float" office:value="206.000140625" calcext:value-type="float">
            <text:p>206.0001</text:p>
          </table:table-cell>
          <table:table-cell table:style-name="ce11" table:formula="of:=[.M105]-2*([.$B105]-1)" office:value-type="float" office:value="0.000140625000057071" calcext:value-type="float">
            <text:p>0.000140625</text:p>
          </table:table-cell>
          <table:table-cell table:style-name="Default" office:value-type="float" office:value="63627188205318.7" calcext:value-type="float">
            <text:p>63627188205318.7</text:p>
          </table:table-cell>
          <table:table-cell table:style-name="ce7" table:formula="of:=([.O105]-[.O104])/1000" office:value-type="float" office:value="1.996984375" calcext:value-type="float">
            <text:p>1.9970</text:p>
          </table:table-cell>
          <table:table-cell table:style-name="ce7" table:formula="of:=[.P105]+[.Q104]" office:value-type="float" office:value="205.99896875" calcext:value-type="float">
            <text:p>205.9990</text:p>
          </table:table-cell>
          <table:table-cell table:style-name="ce12" table:formula="of:=[.Q105]-2*([.$B105]-1)" office:value-type="float" office:value="-0.0010312499999543" calcext:value-type="float">
            <text:p>-0.00103125</text:p>
          </table:table-cell>
          <table:table-cell table:style-name="Default" office:value-type="float" office:value="63627188665496" calcext:value-type="float">
            <text:p>63627188665496</text:p>
          </table:table-cell>
          <table:table-cell table:style-name="ce7" table:formula="of:=([.S105]-[.S104])/1000" office:value-type="float" office:value="1.99871875" calcext:value-type="float">
            <text:p>1.9987</text:p>
          </table:table-cell>
          <table:table-cell table:style-name="ce7" table:formula="of:=[.T105]+[.U104]" office:value-type="float" office:value="206.0000703125" calcext:value-type="float">
            <text:p>206.0001</text:p>
          </table:table-cell>
          <table:table-cell table:style-name="ce13" table:formula="of:=[.U105]-2*([.$B105]-1)" office:value-type="float" office:value="0.0000703125000143245" calcext:value-type="float">
            <text:p>7.03125000143245E-05</text:p>
          </table:table-cell>
          <table:table-cell table:style-name="Default" office:value-type="float" office:value="63627189122422.7" calcext:value-type="float">
            <text:p>63627189122422.7</text:p>
          </table:table-cell>
          <table:table-cell table:style-name="ce7" table:formula="of:=([.W105]-[.W104])/1000" office:value-type="float" office:value="1.9971875" calcext:value-type="float">
            <text:p>1.9972</text:p>
          </table:table-cell>
          <table:table-cell table:style-name="ce7" table:formula="of:=[.X105]+[.Y104]" office:value-type="float" office:value="205.999015625" calcext:value-type="float">
            <text:p>205.9990</text:p>
          </table:table-cell>
          <table:table-cell table:style-name="ce14" table:formula="of:=[.Y105]-2*([.$B105]-1)" office:value-type="float" office:value="-0.000984375000086857" calcext:value-type="float">
            <text:p>-0.000984375</text:p>
          </table:table-cell>
          <table:table-cell table:style-name="Default" office:value-type="float" office:value="63627189589199" calcext:value-type="float">
            <text:p>63627189589199</text:p>
          </table:table-cell>
          <table:table-cell table:style-name="ce15" table:formula="of:=([.AA105]-[.AA104])/1000" office:value-type="float" office:value="2.0011953125" calcext:value-type="float">
            <text:p>2.0012</text:p>
          </table:table-cell>
          <table:table-cell table:style-name="ce7" table:formula="of:=[.AB105]+[.AC104]" office:value-type="float" office:value="208.0003984375" calcext:value-type="float">
            <text:p>208.0004</text:p>
          </table:table-cell>
          <table:table-cell table:style-name="ce16" table:formula="of:=[.AC105]-2*([.$B105]-1)" office:value-type="float" office:value="2.00039843750005" calcext:value-type="float">
            <text:p>2.0003984375</text:p>
          </table:table-cell>
          <table:table-cell table:style-name="Default" office:value-type="float" office:value="63627190049131.7" calcext:value-type="float">
            <text:p>63627190049131.7</text:p>
          </table:table-cell>
          <table:table-cell table:style-name="ce7" table:formula="of:=([.AE105]-[.AE104])/1000" office:value-type="float" office:value="1.9988046875" calcext:value-type="float">
            <text:p>1.9988</text:p>
          </table:table-cell>
          <table:table-cell table:style-name="ce7" table:formula="of:=[.AF105]+[.AG104]" office:value-type="float" office:value="205.9996171875" calcext:value-type="float">
            <text:p>205.9996</text:p>
          </table:table-cell>
          <table:table-cell table:style-name="ce20" table:formula="of:=[.AG105]-2*([.$B105]-1)" office:value-type="float" office:value="-0.000382812499935881" calcext:value-type="float">
            <text:p>-0.0003828125</text:p>
          </table:table-cell>
          <table:table-cell table:style-name="Default" office:value-type="float" office:value="63627190515460.7" calcext:value-type="float">
            <text:p>63627190515460.7</text:p>
          </table:table-cell>
          <table:table-cell table:style-name="ce7" table:formula="of:=([.AI105]-[.AI104])/1000" office:value-type="float" office:value="1.9996953125" calcext:value-type="float">
            <text:p>1.9997</text:p>
          </table:table-cell>
          <table:table-cell table:style-name="ce7" table:formula="of:=[.AJ105]+[.AK104]" office:value-type="float" office:value="206.000484375" calcext:value-type="float">
            <text:p>206.0005</text:p>
          </table:table-cell>
          <table:table-cell table:style-name="ce21" table:formula="of:=[.AK105]-2*([.$B105]-1)" office:value-type="float" office:value="0.000484375000013415" calcext:value-type="float">
            <text:p>0.000484375</text:p>
          </table:table-cell>
          <table:table-cell table:style-name="Default" office:value-type="float" office:value="63627190978532" calcext:value-type="float">
            <text:p>63627190978532</text:p>
          </table:table-cell>
          <table:table-cell table:style-name="ce7" table:formula="of:=([.AM105]-[.AM104])/1000" office:value-type="float" office:value="1.999203125" calcext:value-type="float">
            <text:p>1.9992</text:p>
          </table:table-cell>
          <table:table-cell table:style-name="ce7" table:formula="of:=[.AN105]+[.AO104]" office:value-type="float" office:value="206.000484375" calcext:value-type="float">
            <text:p>206.0005</text:p>
          </table:table-cell>
          <table:table-cell table:style-name="ce22" table:formula="of:=[.AO105]-2*([.$B105]-1)" office:value-type="float" office:value="0.000484375000013415" calcext:value-type="float">
            <text:p>0.000484375</text:p>
          </table:table-cell>
          <table:table-cell table:style-name="Default" office:value-type="float" office:value="63627191443557.1" calcext:value-type="float">
            <text:p>63627191443557.1</text:p>
          </table:table-cell>
          <table:table-cell table:style-name="ce7" table:formula="of:=([.AQ105]-[.AQ104])/1000" office:value-type="float" office:value="1.9984765625" calcext:value-type="float">
            <text:p>1.9985</text:p>
          </table:table-cell>
          <table:table-cell table:style-name="ce7" table:formula="of:=[.AR105]+[.AS104]" office:value-type="float" office:value="205.999578125" calcext:value-type="float">
            <text:p>205.9996</text:p>
          </table:table-cell>
          <table:table-cell table:style-name="ce26" table:formula="of:=[.AS105]-2*([.$B105]-1)" office:value-type="float" office:value="-0.000421875000029104" calcext:value-type="float">
            <text:p>-0.000421875</text:p>
          </table:table-cell>
          <table:table-cell table:style-name="Default" office:value-type="float" office:value="63627191958642.3" calcext:value-type="float">
            <text:p>63627191958642.3</text:p>
          </table:table-cell>
          <table:table-cell table:style-name="ce7" table:formula="of:=([.AU105]-[.AU104])/1000" office:value-type="float" office:value="1.9980546875" calcext:value-type="float">
            <text:p>1.9981</text:p>
          </table:table-cell>
          <table:table-cell table:style-name="ce7" table:formula="of:=[.AV105]+[.AW104]" office:value-type="float" office:value="205.998984375" calcext:value-type="float">
            <text:p>205.9990</text:p>
          </table:table-cell>
          <table:table-cell table:style-name="ce35" table:formula="of:=[.AW105]-2*([.$B105]-1)" office:value-type="float" office:value="-0.00101562499995111" calcext:value-type="float">
            <text:p>-0.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05" calcext:value-type="float">
            <text:p>105</text:p>
          </table:table-cell>
          <table:table-cell office:value-type="float" office:value="63627186752521.5" calcext:value-type="float">
            <text:p>63627186752521.5</text:p>
          </table:table-cell>
          <table:table-cell table:formula="of:=([.C106]-[.C105])/1000" office:value-type="float" office:value="2.0031484375" calcext:value-type="float">
            <text:p>2.0031</text:p>
          </table:table-cell>
          <table:table-cell table:formula="of:=[.D106]+[.E105]" office:value-type="float" office:value="208.0024609375" calcext:value-type="float">
            <text:p>208.0025</text:p>
          </table:table-cell>
          <table:table-cell table:style-name="ce9" table:formula="of:=[.E106]-2*([.$B106]-1)" office:value-type="float" office:value="0.00246093749993292" calcext:value-type="float">
            <text:p>0.0024609375</text:p>
          </table:table-cell>
          <table:table-cell table:style-name="Default" office:value-type="float" office:value="63627187271873.2" calcext:value-type="float">
            <text:p>63627187271873.2</text:p>
          </table:table-cell>
          <table:table-cell table:style-name="ce7" table:formula="of:=([.G106]-[.G105])/1000" office:value-type="float" office:value="1.9992421875" calcext:value-type="float">
            <text:p>1.9992</text:p>
          </table:table-cell>
          <table:table-cell table:style-name="ce7" table:formula="of:=[.H106]+[.I105]" office:value-type="float" office:value="207.9998515625" calcext:value-type="float">
            <text:p>207.9999</text:p>
          </table:table-cell>
          <table:table-cell table:style-name="ce10" table:formula="of:=[.I106]-2*([.$B106]-1)" office:value-type="float" office:value="-0.000148437499916554" calcext:value-type="float">
            <text:p>-0.0001484375</text:p>
          </table:table-cell>
          <table:table-cell table:style-name="Default" office:value-type="float" office:value="63627187739424" calcext:value-type="float">
            <text:p>63627187739424</text:p>
          </table:table-cell>
          <table:table-cell table:style-name="ce7" table:formula="of:=([.K106]-[.K105])/1000" office:value-type="float" office:value="2.0012265625" calcext:value-type="float">
            <text:p>2.0012</text:p>
          </table:table-cell>
          <table:table-cell table:style-name="ce7" table:formula="of:=[.L106]+[.M105]" office:value-type="float" office:value="208.0013671875" calcext:value-type="float">
            <text:p>208.0014</text:p>
          </table:table-cell>
          <table:table-cell table:style-name="ce11" table:formula="of:=[.M106]-2*([.$B106]-1)" office:value-type="float" office:value="0.00136718750005116" calcext:value-type="float">
            <text:p>0.0013671875</text:p>
          </table:table-cell>
          <table:table-cell table:style-name="Default" office:value-type="float" office:value="63627188207321" calcext:value-type="float">
            <text:p>63627188207321</text:p>
          </table:table-cell>
          <table:table-cell table:style-name="ce7" table:formula="of:=([.O106]-[.O105])/1000" office:value-type="float" office:value="2.0023046875" calcext:value-type="float">
            <text:p>2.0023</text:p>
          </table:table-cell>
          <table:table-cell table:style-name="ce7" table:formula="of:=[.P106]+[.Q105]" office:value-type="float" office:value="208.0012734375" calcext:value-type="float">
            <text:p>208.0013</text:p>
          </table:table-cell>
          <table:table-cell table:style-name="ce12" table:formula="of:=[.Q106]-2*([.$B106]-1)" office:value-type="float" office:value="0.00127343750003206" calcext:value-type="float">
            <text:p>0.0012734375</text:p>
          </table:table-cell>
          <table:table-cell table:style-name="Default" office:value-type="float" office:value="63627188667498.8" calcext:value-type="float">
            <text:p>63627188667498.8</text:p>
          </table:table-cell>
          <table:table-cell table:style-name="ce7" table:formula="of:=([.S106]-[.S105])/1000" office:value-type="float" office:value="2.002828125" calcext:value-type="float">
            <text:p>2.0028</text:p>
          </table:table-cell>
          <table:table-cell table:style-name="ce7" table:formula="of:=[.T106]+[.U105]" office:value-type="float" office:value="208.0028984375" calcext:value-type="float">
            <text:p>208.0029</text:p>
          </table:table-cell>
          <table:table-cell table:style-name="ce13" table:formula="of:=[.U106]-2*([.$B106]-1)" office:value-type="float" office:value="0.00289843750002206" calcext:value-type="float">
            <text:p>0.0028984375</text:p>
          </table:table-cell>
          <table:table-cell table:style-name="Default" office:value-type="float" office:value="63627189124423.2" calcext:value-type="float">
            <text:p>63627189124423.2</text:p>
          </table:table-cell>
          <table:table-cell table:style-name="ce7" table:formula="of:=([.W106]-[.W105])/1000" office:value-type="float" office:value="2.00046875" calcext:value-type="float">
            <text:p>2.0005</text:p>
          </table:table-cell>
          <table:table-cell table:style-name="ce7" table:formula="of:=[.X106]+[.Y105]" office:value-type="float" office:value="207.999484375" calcext:value-type="float">
            <text:p>207.9995</text:p>
          </table:table-cell>
          <table:table-cell table:style-name="ce14" table:formula="of:=[.Y106]-2*([.$B106]-1)" office:value-type="float" office:value="-0.000515625000076625" calcext:value-type="float">
            <text:p>-0.000515625</text:p>
          </table:table-cell>
          <table:table-cell table:style-name="Default" office:value-type="float" office:value="63627189591199.3" calcext:value-type="float">
            <text:p>63627189591199.3</text:p>
          </table:table-cell>
          <table:table-cell table:style-name="ce15" table:formula="of:=([.AA106]-[.AA105])/1000" office:value-type="float" office:value="2.000359375" calcext:value-type="float">
            <text:p>2.0004</text:p>
          </table:table-cell>
          <table:table-cell table:style-name="ce7" table:formula="of:=[.AB106]+[.AC105]" office:value-type="float" office:value="210.0007578125" calcext:value-type="float">
            <text:p>210.0008</text:p>
          </table:table-cell>
          <table:table-cell table:style-name="ce16" table:formula="of:=[.AC106]-2*([.$B106]-1)" office:value-type="float" office:value="2.00075781250004" calcext:value-type="float">
            <text:p>2.0007578125</text:p>
          </table:table-cell>
          <table:table-cell table:style-name="Default" office:value-type="float" office:value="63627190051133.6" calcext:value-type="float">
            <text:p>63627190051133.6</text:p>
          </table:table-cell>
          <table:table-cell table:style-name="ce7" table:formula="of:=([.AE106]-[.AE105])/1000" office:value-type="float" office:value="2.0019140625" calcext:value-type="float">
            <text:p>2.0019</text:p>
          </table:table-cell>
          <table:table-cell table:style-name="ce7" table:formula="of:=[.AF106]+[.AG105]" office:value-type="float" office:value="208.00153125" calcext:value-type="float">
            <text:p>208.0015</text:p>
          </table:table-cell>
          <table:table-cell table:style-name="ce20" table:formula="of:=[.AG106]-2*([.$B106]-1)" office:value-type="float" office:value="0.00153125000005616" calcext:value-type="float">
            <text:p>0.00153125</text:p>
          </table:table-cell>
          <table:table-cell table:style-name="Default" office:value-type="float" office:value="63627190517460.1" calcext:value-type="float">
            <text:p>63627190517460.1</text:p>
          </table:table-cell>
          <table:table-cell table:style-name="ce7" table:formula="of:=([.AI106]-[.AI105])/1000" office:value-type="float" office:value="1.99946875" calcext:value-type="float">
            <text:p>1.9995</text:p>
          </table:table-cell>
          <table:table-cell table:style-name="ce7" table:formula="of:=[.AJ106]+[.AK105]" office:value-type="float" office:value="207.999953125" calcext:value-type="float">
            <text:p>208.0000</text:p>
          </table:table-cell>
          <table:table-cell table:style-name="ce21" table:formula="of:=[.AK106]-2*([.$B106]-1)" office:value-type="float" office:value="-0.000046874999981128" calcext:value-type="float">
            <text:p>-0.000046875</text:p>
          </table:table-cell>
          <table:table-cell table:style-name="Default" office:value-type="float" office:value="63627190980530.4" calcext:value-type="float">
            <text:p>63627190980530.4</text:p>
          </table:table-cell>
          <table:table-cell table:style-name="ce7" table:formula="of:=([.AM106]-[.AM105])/1000" office:value-type="float" office:value="1.9984140625" calcext:value-type="float">
            <text:p>1.9984</text:p>
          </table:table-cell>
          <table:table-cell table:style-name="ce7" table:formula="of:=[.AN106]+[.AO105]" office:value-type="float" office:value="207.9988984375" calcext:value-type="float">
            <text:p>207.9989</text:p>
          </table:table-cell>
          <table:table-cell table:style-name="ce22" table:formula="of:=[.AO106]-2*([.$B106]-1)" office:value-type="float" office:value="-0.00110156249999704" calcext:value-type="float">
            <text:p>-0.0011015625</text:p>
          </table:table-cell>
          <table:table-cell table:style-name="Default" office:value-type="float" office:value="63627191445557.9" calcext:value-type="float">
            <text:p>63627191445557.9</text:p>
          </table:table-cell>
          <table:table-cell table:style-name="ce7" table:formula="of:=([.AQ106]-[.AQ105])/1000" office:value-type="float" office:value="2.000796875" calcext:value-type="float">
            <text:p>2.0008</text:p>
          </table:table-cell>
          <table:table-cell table:style-name="ce7" table:formula="of:=[.AR106]+[.AS105]" office:value-type="float" office:value="208.000375" calcext:value-type="float">
            <text:p>208.0004</text:p>
          </table:table-cell>
          <table:table-cell table:style-name="ce26" table:formula="of:=[.AS106]-2*([.$B106]-1)" office:value-type="float" office:value="0.000374999999962711" calcext:value-type="float">
            <text:p>0.000375</text:p>
          </table:table-cell>
          <table:table-cell table:style-name="Default" office:value-type="float" office:value="63627191960643.3" calcext:value-type="float">
            <text:p>63627191960643.3</text:p>
          </table:table-cell>
          <table:table-cell table:style-name="ce7" table:formula="of:=([.AU106]-[.AU105])/1000" office:value-type="float" office:value="2.0010390625" calcext:value-type="float">
            <text:p>2.0010</text:p>
          </table:table-cell>
          <table:table-cell table:style-name="ce7" table:formula="of:=[.AV106]+[.AW105]" office:value-type="float" office:value="208.0000234375" calcext:value-type="float">
            <text:p>208.0000</text:p>
          </table:table-cell>
          <table:table-cell table:style-name="ce35" table:formula="of:=[.AW106]-2*([.$B106]-1)" office:value-type="float" office:value="0.0000234375000616183" calcext:value-type="float">
            <text:p>2.34375000616183E-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06" calcext:value-type="float">
            <text:p>106</text:p>
          </table:table-cell>
          <table:table-cell office:value-type="float" office:value="63627186754519.3" calcext:value-type="float">
            <text:p>63627186754519.3</text:p>
          </table:table-cell>
          <table:table-cell table:formula="of:=([.C107]-[.C106])/1000" office:value-type="float" office:value="1.99784375" calcext:value-type="float">
            <text:p>1.9978</text:p>
          </table:table-cell>
          <table:table-cell table:formula="of:=[.D107]+[.E106]" office:value-type="float" office:value="210.0003046875" calcext:value-type="float">
            <text:p>210.0003</text:p>
          </table:table-cell>
          <table:table-cell table:style-name="ce9" table:formula="of:=[.E107]-2*([.$B107]-1)" office:value-type="float" office:value="0.000304687499919964" calcext:value-type="float">
            <text:p>0.0003046875</text:p>
          </table:table-cell>
          <table:table-cell table:style-name="Default" office:value-type="float" office:value="63627187273873.3" calcext:value-type="float">
            <text:p>63627187273873.3</text:p>
          </table:table-cell>
          <table:table-cell table:style-name="ce7" table:formula="of:=([.G107]-[.G106])/1000" office:value-type="float" office:value="2.000109375" calcext:value-type="float">
            <text:p>2.0001</text:p>
          </table:table-cell>
          <table:table-cell table:style-name="ce7" table:formula="of:=[.H107]+[.I106]" office:value-type="float" office:value="209.9999609375" calcext:value-type="float">
            <text:p>210.0000</text:p>
          </table:table-cell>
          <table:table-cell table:style-name="ce10" table:formula="of:=[.I107]-2*([.$B107]-1)" office:value-type="float" office:value="-0.0000390624999226929" calcext:value-type="float">
            <text:p>-3.90624999226929E-05</text:p>
          </table:table-cell>
          <table:table-cell table:style-name="Default" office:value-type="float" office:value="63627187741424.7" calcext:value-type="float">
            <text:p>63627187741424.7</text:p>
          </table:table-cell>
          <table:table-cell table:style-name="ce7" table:formula="of:=([.K107]-[.K106])/1000" office:value-type="float" office:value="2.0007578125" calcext:value-type="float">
            <text:p>2.0008</text:p>
          </table:table-cell>
          <table:table-cell table:style-name="ce7" table:formula="of:=[.L107]+[.M106]" office:value-type="float" office:value="210.002125" calcext:value-type="float">
            <text:p>210.0021</text:p>
          </table:table-cell>
          <table:table-cell table:style-name="ce11" table:formula="of:=[.M107]-2*([.$B107]-1)" office:value-type="float" office:value="0.00212500000006344" calcext:value-type="float">
            <text:p>0.002125</text:p>
          </table:table-cell>
          <table:table-cell table:style-name="Default" office:value-type="float" office:value="63627188209320.2" calcext:value-type="float">
            <text:p>63627188209320.2</text:p>
          </table:table-cell>
          <table:table-cell table:style-name="ce7" table:formula="of:=([.O107]-[.O106])/1000" office:value-type="float" office:value="1.999234375" calcext:value-type="float">
            <text:p>1.9992</text:p>
          </table:table-cell>
          <table:table-cell table:style-name="ce7" table:formula="of:=[.P107]+[.Q106]" office:value-type="float" office:value="210.0005078125" calcext:value-type="float">
            <text:p>210.0005</text:p>
          </table:table-cell>
          <table:table-cell table:style-name="ce12" table:formula="of:=[.Q107]-2*([.$B107]-1)" office:value-type="float" office:value="0.00050781250001819" calcext:value-type="float">
            <text:p>0.0005078125</text:p>
          </table:table-cell>
          <table:table-cell table:style-name="Default" office:value-type="float" office:value="63627188669496.3" calcext:value-type="float">
            <text:p>63627188669496.3</text:p>
          </table:table-cell>
          <table:table-cell table:style-name="ce7" table:formula="of:=([.S107]-[.S106])/1000" office:value-type="float" office:value="1.99753125" calcext:value-type="float">
            <text:p>1.9975</text:p>
          </table:table-cell>
          <table:table-cell table:style-name="ce7" table:formula="of:=[.T107]+[.U106]" office:value-type="float" office:value="210.0004296875" calcext:value-type="float">
            <text:p>210.0004</text:p>
          </table:table-cell>
          <table:table-cell table:style-name="ce13" table:formula="of:=[.U107]-2*([.$B107]-1)" office:value-type="float" office:value="0.000429687500030695" calcext:value-type="float">
            <text:p>0.0004296875</text:p>
          </table:table-cell>
          <table:table-cell table:style-name="Default" office:value-type="float" office:value="63627189126423.7" calcext:value-type="float">
            <text:p>63627189126423.7</text:p>
          </table:table-cell>
          <table:table-cell table:style-name="ce7" table:formula="of:=([.W107]-[.W106])/1000" office:value-type="float" office:value="2.0004921875" calcext:value-type="float">
            <text:p>2.0005</text:p>
          </table:table-cell>
          <table:table-cell table:style-name="ce7" table:formula="of:=[.X107]+[.Y106]" office:value-type="float" office:value="209.9999765625" calcext:value-type="float">
            <text:p>210.0000</text:p>
          </table:table-cell>
          <table:table-cell table:style-name="ce14" table:formula="of:=[.Y107]-2*([.$B107]-1)" office:value-type="float" office:value="-0.00002343750009004" calcext:value-type="float">
            <text:p>-2.343750009004E-05</text:p>
          </table:table-cell>
          <table:table-cell table:style-name="Default" office:value-type="float" office:value="63627189593198.2" calcext:value-type="float">
            <text:p>63627189593198.2</text:p>
          </table:table-cell>
          <table:table-cell table:style-name="ce15" table:formula="of:=([.AA107]-[.AA106])/1000" office:value-type="float" office:value="1.99890625" calcext:value-type="float">
            <text:p>1.9989</text:p>
          </table:table-cell>
          <table:table-cell table:style-name="ce7" table:formula="of:=[.AB107]+[.AC106]" office:value-type="float" office:value="211.9996640625" calcext:value-type="float">
            <text:p>211.9997</text:p>
          </table:table-cell>
          <table:table-cell table:style-name="ce16" table:formula="of:=[.AC107]-2*([.$B107]-1)" office:value-type="float" office:value="1.99966406250005" calcext:value-type="float">
            <text:p>1.9996640625</text:p>
          </table:table-cell>
          <table:table-cell table:style-name="Default" office:value-type="float" office:value="63627190053130.9" calcext:value-type="float">
            <text:p>63627190053130.9</text:p>
          </table:table-cell>
          <table:table-cell table:style-name="ce7" table:formula="of:=([.AE107]-[.AE106])/1000" office:value-type="float" office:value="1.9972734375" calcext:value-type="float">
            <text:p>1.9973</text:p>
          </table:table-cell>
          <table:table-cell table:style-name="ce7" table:formula="of:=[.AF107]+[.AG106]" office:value-type="float" office:value="209.9988046875" calcext:value-type="float">
            <text:p>209.9988</text:p>
          </table:table-cell>
          <table:table-cell table:style-name="ce20" table:formula="of:=[.AG107]-2*([.$B107]-1)" office:value-type="float" office:value="-0.00119531249993088" calcext:value-type="float">
            <text:p>-0.0011953125</text:p>
          </table:table-cell>
          <table:table-cell table:style-name="Default" office:value-type="float" office:value="63627190519461.9" calcext:value-type="float">
            <text:p>63627190519461.9</text:p>
          </table:table-cell>
          <table:table-cell table:style-name="ce7" table:formula="of:=([.AI107]-[.AI106])/1000" office:value-type="float" office:value="2.001765625" calcext:value-type="float">
            <text:p>2.0018</text:p>
          </table:table-cell>
          <table:table-cell table:style-name="ce7" table:formula="of:=[.AJ107]+[.AK106]" office:value-type="float" office:value="210.00171875" calcext:value-type="float">
            <text:p>210.0017</text:p>
          </table:table-cell>
          <table:table-cell table:style-name="ce21" table:formula="of:=[.AK107]-2*([.$B107]-1)" office:value-type="float" office:value="0.0017187500000091" calcext:value-type="float">
            <text:p>0.00171875</text:p>
          </table:table-cell>
          <table:table-cell table:style-name="Default" office:value-type="float" office:value="63627190982531.7" calcext:value-type="float">
            <text:p>63627190982531.7</text:p>
          </table:table-cell>
          <table:table-cell table:style-name="ce7" table:formula="of:=([.AM107]-[.AM106])/1000" office:value-type="float" office:value="2.0013671875" calcext:value-type="float">
            <text:p>2.0014</text:p>
          </table:table-cell>
          <table:table-cell table:style-name="ce7" table:formula="of:=[.AN107]+[.AO106]" office:value-type="float" office:value="210.000265625" calcext:value-type="float">
            <text:p>210.0003</text:p>
          </table:table-cell>
          <table:table-cell table:style-name="ce22" table:formula="of:=[.AO107]-2*([.$B107]-1)" office:value-type="float" office:value="0.000265624999997272" calcext:value-type="float">
            <text:p>0.000265625</text:p>
          </table:table-cell>
          <table:table-cell table:formula="of:=[.AQ108]" office:value-type="float" office:value="63627191450401.1" calcext:value-type="float">
            <text:p>63627191450401.1</text:p>
          </table:table-cell>
          <table:table-cell table:style-name="ce7" table:formula="of:=([.AQ107]-[.AQ106])/1000" office:value-type="float" office:value="4.843203125" calcext:value-type="float">
            <text:p>4.8432</text:p>
          </table:table-cell>
          <table:table-cell table:style-name="ce7" table:formula="of:=[.AR107]+[.AS106]" office:value-type="float" office:value="212.843578125" calcext:value-type="float">
            <text:p>212.8436</text:p>
          </table:table-cell>
          <table:table-cell table:style-name="ce26" table:formula="of:=[.AS107]-2*([.$B107]-1)" office:value-type="float" office:value="2.84357812499996" calcext:value-type="float">
            <text:p>2.843578125</text:p>
          </table:table-cell>
          <table:table-cell table:style-name="Default" office:value-type="float" office:value="63627191963709.9" calcext:value-type="float">
            <text:p>63627191963709.9</text:p>
          </table:table-cell>
          <table:table-cell table:style-name="ce7" table:formula="of:=([.AU107]-[.AU106])/1000" office:value-type="float" office:value="3.0665390625" calcext:value-type="float">
            <text:p>3.0665</text:p>
          </table:table-cell>
          <table:table-cell table:style-name="ce7" table:formula="of:=[.AV107]+[.AW106]" office:value-type="float" office:value="211.0665625" calcext:value-type="float">
            <text:p>211.0666</text:p>
          </table:table-cell>
          <table:table-cell table:style-name="ce35" table:formula="of:=[.AW107]-2*([.$B107]-1)" office:value-type="float" office:value="1.06656250000006" calcext:value-type="float">
            <text:p>1.06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07" calcext:value-type="float">
            <text:p>107</text:p>
          </table:table-cell>
          <table:table-cell office:value-type="float" office:value="63627186756520.5" calcext:value-type="float">
            <text:p>63627186756520.5</text:p>
          </table:table-cell>
          <table:table-cell table:formula="of:=([.C108]-[.C107])/1000" office:value-type="float" office:value="2.001140625" calcext:value-type="float">
            <text:p>2.0011</text:p>
          </table:table-cell>
          <table:table-cell table:formula="of:=[.D108]+[.E107]" office:value-type="float" office:value="212.0014453125" calcext:value-type="float">
            <text:p>212.0014</text:p>
          </table:table-cell>
          <table:table-cell table:style-name="ce9" table:formula="of:=[.E108]-2*([.$B108]-1)" office:value-type="float" office:value="0.00144531249992497" calcext:value-type="float">
            <text:p>0.0014453125</text:p>
          </table:table-cell>
          <table:table-cell table:style-name="Default" office:value-type="float" office:value="63627187275872.6" calcext:value-type="float">
            <text:p>63627187275872.6</text:p>
          </table:table-cell>
          <table:table-cell table:style-name="ce7" table:formula="of:=([.G108]-[.G107])/1000" office:value-type="float" office:value="1.99928125" calcext:value-type="float">
            <text:p>1.9993</text:p>
          </table:table-cell>
          <table:table-cell table:style-name="ce7" table:formula="of:=[.H108]+[.I107]" office:value-type="float" office:value="211.9992421875" calcext:value-type="float">
            <text:p>211.9992</text:p>
          </table:table-cell>
          <table:table-cell table:style-name="ce10" table:formula="of:=[.I108]-2*([.$B108]-1)" office:value-type="float" office:value="-0.000757812499927013" calcext:value-type="float">
            <text:p>-0.0007578125</text:p>
          </table:table-cell>
          <table:table-cell table:style-name="Default" office:value-type="float" office:value="63627187743421.3" calcext:value-type="float">
            <text:p>63627187743421.3</text:p>
          </table:table-cell>
          <table:table-cell table:style-name="ce7" table:formula="of:=([.K108]-[.K107])/1000" office:value-type="float" office:value="1.996515625" calcext:value-type="float">
            <text:p>1.9965</text:p>
          </table:table-cell>
          <table:table-cell table:style-name="ce7" table:formula="of:=[.L108]+[.M107]" office:value-type="float" office:value="211.998640625" calcext:value-type="float">
            <text:p>211.9986</text:p>
          </table:table-cell>
          <table:table-cell table:style-name="ce11" table:formula="of:=[.M108]-2*([.$B108]-1)" office:value-type="float" office:value="-0.00135937499993588" calcext:value-type="float">
            <text:p>-0.001359375</text:p>
          </table:table-cell>
          <table:table-cell table:style-name="Default" office:value-type="float" office:value="63627188211319.6" calcext:value-type="float">
            <text:p>63627188211319.6</text:p>
          </table:table-cell>
          <table:table-cell table:style-name="ce7" table:formula="of:=([.O108]-[.O107])/1000" office:value-type="float" office:value="1.99940625" calcext:value-type="float">
            <text:p>1.9994</text:p>
          </table:table-cell>
          <table:table-cell table:style-name="ce7" table:formula="of:=[.P108]+[.Q107]" office:value-type="float" office:value="211.9999140625" calcext:value-type="float">
            <text:p>211.9999</text:p>
          </table:table-cell>
          <table:table-cell table:style-name="ce12" table:formula="of:=[.Q108]-2*([.$B108]-1)" office:value-type="float" office:value="-0.0000859374999890861" calcext:value-type="float">
            <text:p>-8.59374999890861E-05</text:p>
          </table:table-cell>
          <table:table-cell table:style-name="Default" office:value-type="float" office:value="63627188671496.7" calcext:value-type="float">
            <text:p>63627188671496.7</text:p>
          </table:table-cell>
          <table:table-cell table:style-name="ce7" table:formula="of:=([.S108]-[.S107])/1000" office:value-type="float" office:value="2.000421875" calcext:value-type="float">
            <text:p>2.0004</text:p>
          </table:table-cell>
          <table:table-cell table:style-name="ce7" table:formula="of:=[.T108]+[.U107]" office:value-type="float" office:value="212.0008515625" calcext:value-type="float">
            <text:p>212.0009</text:p>
          </table:table-cell>
          <table:table-cell table:style-name="ce13" table:formula="of:=[.U108]-2*([.$B108]-1)" office:value-type="float" office:value="0.000851562500031378" calcext:value-type="float">
            <text:p>0.0008515625</text:p>
          </table:table-cell>
          <table:table-cell table:style-name="Default" office:value-type="float" office:value="63627189128424.8" calcext:value-type="float">
            <text:p>63627189128424.8</text:p>
          </table:table-cell>
          <table:table-cell table:style-name="ce7" table:formula="of:=([.W108]-[.W107])/1000" office:value-type="float" office:value="2.0011484375" calcext:value-type="float">
            <text:p>2.0011</text:p>
          </table:table-cell>
          <table:table-cell table:style-name="ce7" table:formula="of:=[.X108]+[.Y107]" office:value-type="float" office:value="212.001125" calcext:value-type="float">
            <text:p>212.0011</text:p>
          </table:table-cell>
          <table:table-cell table:style-name="ce14" table:formula="of:=[.Y108]-2*([.$B108]-1)" office:value-type="float" office:value="0.00112499999991655" calcext:value-type="float">
            <text:p>0.001125</text:p>
          </table:table-cell>
          <table:table-cell table:style-name="Default" office:value-type="float" office:value="63627189595197.8" calcext:value-type="float">
            <text:p>63627189595197.8</text:p>
          </table:table-cell>
          <table:table-cell table:style-name="ce15" table:formula="of:=([.AA108]-[.AA107])/1000" office:value-type="float" office:value="1.999625" calcext:value-type="float">
            <text:p>1.9996</text:p>
          </table:table-cell>
          <table:table-cell table:style-name="ce7" table:formula="of:=[.AB108]+[.AC107]" office:value-type="float" office:value="213.9992890625" calcext:value-type="float">
            <text:p>213.9993</text:p>
          </table:table-cell>
          <table:table-cell table:style-name="ce16" table:formula="of:=[.AC108]-2*([.$B108]-1)" office:value-type="float" office:value="1.99928906250005" calcext:value-type="float">
            <text:p>1.9992890625</text:p>
          </table:table-cell>
          <table:table-cell table:style-name="Default" office:value-type="float" office:value="63627190055133.3" calcext:value-type="float">
            <text:p>63627190055133.3</text:p>
          </table:table-cell>
          <table:table-cell table:style-name="ce7" table:formula="of:=([.AE108]-[.AE107])/1000" office:value-type="float" office:value="2.002453125" calcext:value-type="float">
            <text:p>2.0025</text:p>
          </table:table-cell>
          <table:table-cell table:style-name="ce7" table:formula="of:=[.AF108]+[.AG107]" office:value-type="float" office:value="212.0012578125" calcext:value-type="float">
            <text:p>212.0013</text:p>
          </table:table-cell>
          <table:table-cell table:style-name="ce20" table:formula="of:=[.AG108]-2*([.$B108]-1)" office:value-type="float" office:value="0.0012578125000573" calcext:value-type="float">
            <text:p>0.0012578125</text:p>
          </table:table-cell>
          <table:table-cell table:style-name="Default" office:value-type="float" office:value="63627190521459" calcext:value-type="float">
            <text:p>63627190521459</text:p>
          </table:table-cell>
          <table:table-cell table:style-name="ce7" table:formula="of:=([.AI108]-[.AI107])/1000" office:value-type="float" office:value="1.99709375" calcext:value-type="float">
            <text:p>1.9971</text:p>
          </table:table-cell>
          <table:table-cell table:style-name="ce7" table:formula="of:=[.AJ108]+[.AK107]" office:value-type="float" office:value="211.9988125" calcext:value-type="float">
            <text:p>211.9988</text:p>
          </table:table-cell>
          <table:table-cell table:style-name="ce21" table:formula="of:=[.AK108]-2*([.$B108]-1)" office:value-type="float" office:value="-0.00118749999998613" calcext:value-type="float">
            <text:p>-0.0011875</text:p>
          </table:table-cell>
          <table:table-cell table:style-name="Default" office:value-type="float" office:value="63627190984532.7" calcext:value-type="float">
            <text:p>63627190984532.7</text:p>
          </table:table-cell>
          <table:table-cell table:style-name="ce7" table:formula="of:=([.AM108]-[.AM107])/1000" office:value-type="float" office:value="2.000921875" calcext:value-type="float">
            <text:p>2.0009</text:p>
          </table:table-cell>
          <table:table-cell table:style-name="ce7" table:formula="of:=[.AN108]+[.AO107]" office:value-type="float" office:value="212.0011875" calcext:value-type="float">
            <text:p>212.0012</text:p>
          </table:table-cell>
          <table:table-cell table:style-name="ce22" table:formula="of:=[.AO108]-2*([.$B108]-1)" office:value-type="float" office:value="0.00118749999998613" calcext:value-type="float">
            <text:p>0.0011875</text:p>
          </table:table-cell>
          <table:table-cell table:style-name="Default" office:value-type="float" office:value="63627191450401.1" calcext:value-type="float">
            <text:p>63627191450401.1</text:p>
          </table:table-cell>
          <table:table-cell table:style-name="ce7" table:formula="of:=([.AQ108]-[.AQ107])/1000" office:value-type="float" office:value="0" calcext:value-type="float">
            <text:p>0.0000</text:p>
          </table:table-cell>
          <table:table-cell table:style-name="ce7" table:formula="of:=[.AR108]+[.AS107]" office:value-type="float" office:value="212.843578125" calcext:value-type="float">
            <text:p>212.8436</text:p>
          </table:table-cell>
          <table:table-cell table:style-name="ce26" table:formula="of:=[.AS108]-2*([.$B108]-1)" office:value-type="float" office:value="0.843578124999965" calcext:value-type="float">
            <text:p>0.843578125</text:p>
          </table:table-cell>
          <table:table-cell table:style-name="Default" office:value-type="float" office:value="63627191964643.4" calcext:value-type="float">
            <text:p>63627191964643.4</text:p>
          </table:table-cell>
          <table:table-cell table:style-name="ce7" table:formula="of:=([.AU108]-[.AU107])/1000" office:value-type="float" office:value="0.93359375" calcext:value-type="float">
            <text:p>0.9336</text:p>
          </table:table-cell>
          <table:table-cell table:style-name="ce7" table:formula="of:=[.AV108]+[.AW107]" office:value-type="float" office:value="212.00015625" calcext:value-type="float">
            <text:p>212.0002</text:p>
          </table:table-cell>
          <table:table-cell table:style-name="ce35" table:formula="of:=[.AW108]-2*([.$B108]-1)" office:value-type="float" office:value="0.000156250000060254" calcext:value-type="float">
            <text:p>0.00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08" calcext:value-type="float">
            <text:p>108</text:p>
          </table:table-cell>
          <table:table-cell office:value-type="float" office:value="63627186758519.4" calcext:value-type="float">
            <text:p>63627186758519.4</text:p>
          </table:table-cell>
          <table:table-cell table:formula="of:=([.C109]-[.C108])/1000" office:value-type="float" office:value="1.998953125" calcext:value-type="float">
            <text:p>1.9990</text:p>
          </table:table-cell>
          <table:table-cell table:formula="of:=[.D109]+[.E108]" office:value-type="float" office:value="214.0003984375" calcext:value-type="float">
            <text:p>214.0004</text:p>
          </table:table-cell>
          <table:table-cell table:style-name="ce9" table:formula="of:=[.E109]-2*([.$B109]-1)" office:value-type="float" office:value="0.000398437499939064" calcext:value-type="float">
            <text:p>0.0003984375</text:p>
          </table:table-cell>
          <table:table-cell table:style-name="Default" office:value-type="float" office:value="63627187277875" calcext:value-type="float">
            <text:p>63627187277875</text:p>
          </table:table-cell>
          <table:table-cell table:style-name="ce7" table:formula="of:=([.G109]-[.G108])/1000" office:value-type="float" office:value="2.0024609375" calcext:value-type="float">
            <text:p>2.0025</text:p>
          </table:table-cell>
          <table:table-cell table:style-name="ce7" table:formula="of:=[.H109]+[.I108]" office:value-type="float" office:value="214.001703125" calcext:value-type="float">
            <text:p>214.0017</text:p>
          </table:table-cell>
          <table:table-cell table:style-name="ce10" table:formula="of:=[.I109]-2*([.$B109]-1)" office:value-type="float" office:value="0.00170312500006276" calcext:value-type="float">
            <text:p>0.001703125</text:p>
          </table:table-cell>
          <table:table-cell table:style-name="Default" office:value-type="float" office:value="63627187745421.2" calcext:value-type="float">
            <text:p>63627187745421.2</text:p>
          </table:table-cell>
          <table:table-cell table:style-name="ce7" table:formula="of:=([.K109]-[.K108])/1000" office:value-type="float" office:value="1.9999765625" calcext:value-type="float">
            <text:p>2.0000</text:p>
          </table:table-cell>
          <table:table-cell table:style-name="ce7" table:formula="of:=[.L109]+[.M108]" office:value-type="float" office:value="213.9986171875" calcext:value-type="float">
            <text:p>213.9986</text:p>
          </table:table-cell>
          <table:table-cell table:style-name="ce11" table:formula="of:=[.M109]-2*([.$B109]-1)" office:value-type="float" office:value="-0.00138281249994066" calcext:value-type="float">
            <text:p>-0.0013828125</text:p>
          </table:table-cell>
          <table:table-cell table:style-name="Default" office:value-type="float" office:value="63627188213321.5" calcext:value-type="float">
            <text:p>63627188213321.5</text:p>
          </table:table-cell>
          <table:table-cell table:style-name="ce7" table:formula="of:=([.O109]-[.O108])/1000" office:value-type="float" office:value="2.0018515625" calcext:value-type="float">
            <text:p>2.0019</text:p>
          </table:table-cell>
          <table:table-cell table:style-name="ce7" table:formula="of:=[.P109]+[.Q108]" office:value-type="float" office:value="214.001765625" calcext:value-type="float">
            <text:p>214.0018</text:p>
          </table:table-cell>
          <table:table-cell table:style-name="ce12" table:formula="of:=[.Q109]-2*([.$B109]-1)" office:value-type="float" office:value="0.00176562500001864" calcext:value-type="float">
            <text:p>0.001765625</text:p>
          </table:table-cell>
          <table:table-cell table:style-name="Default" office:value-type="float" office:value="63627188673496.2" calcext:value-type="float">
            <text:p>63627188673496.2</text:p>
          </table:table-cell>
          <table:table-cell table:style-name="ce7" table:formula="of:=([.S109]-[.S108])/1000" office:value-type="float" office:value="1.999484375" calcext:value-type="float">
            <text:p>1.9995</text:p>
          </table:table-cell>
          <table:table-cell table:style-name="ce7" table:formula="of:=[.T109]+[.U108]" office:value-type="float" office:value="214.0003359375" calcext:value-type="float">
            <text:p>214.0003</text:p>
          </table:table-cell>
          <table:table-cell table:style-name="ce13" table:formula="of:=[.U109]-2*([.$B109]-1)" office:value-type="float" office:value="0.000335937500040018" calcext:value-type="float">
            <text:p>0.0003359375</text:p>
          </table:table-cell>
          <table:table-cell table:style-name="Default" office:value-type="float" office:value="63627189130423.3" calcext:value-type="float">
            <text:p>63627189130423.3</text:p>
          </table:table-cell>
          <table:table-cell table:style-name="ce7" table:formula="of:=([.W109]-[.W108])/1000" office:value-type="float" office:value="1.998484375" calcext:value-type="float">
            <text:p>1.9985</text:p>
          </table:table-cell>
          <table:table-cell table:style-name="ce7" table:formula="of:=[.X109]+[.Y108]" office:value-type="float" office:value="213.999609375" calcext:value-type="float">
            <text:p>213.9996</text:p>
          </table:table-cell>
          <table:table-cell table:style-name="ce14" table:formula="of:=[.Y109]-2*([.$B109]-1)" office:value-type="float" office:value="-0.000390625000079581" calcext:value-type="float">
            <text:p>-0.000390625</text:p>
          </table:table-cell>
          <table:table-cell table:style-name="Default" office:value-type="float" office:value="63627189597199.9" calcext:value-type="float">
            <text:p>63627189597199.9</text:p>
          </table:table-cell>
          <table:table-cell table:style-name="ce15" table:formula="of:=([.AA109]-[.AA108])/1000" office:value-type="float" office:value="2.002046875" calcext:value-type="float">
            <text:p>2.0020</text:p>
          </table:table-cell>
          <table:table-cell table:style-name="ce7" table:formula="of:=[.AB109]+[.AC108]" office:value-type="float" office:value="216.0013359375" calcext:value-type="float">
            <text:p>216.0013</text:p>
          </table:table-cell>
          <table:table-cell table:style-name="ce16" table:formula="of:=[.AC109]-2*([.$B109]-1)" office:value-type="float" office:value="2.00133593750004" calcext:value-type="float">
            <text:p>2.0013359375</text:p>
          </table:table-cell>
          <table:table-cell table:style-name="Default" office:value-type="float" office:value="63627190057133.2" calcext:value-type="float">
            <text:p>63627190057133.2</text:p>
          </table:table-cell>
          <table:table-cell table:style-name="ce7" table:formula="of:=([.AE109]-[.AE108])/1000" office:value-type="float" office:value="1.9998984375" calcext:value-type="float">
            <text:p>1.9999</text:p>
          </table:table-cell>
          <table:table-cell table:style-name="ce7" table:formula="of:=[.AF109]+[.AG108]" office:value-type="float" office:value="214.00115625" calcext:value-type="float">
            <text:p>214.0012</text:p>
          </table:table-cell>
          <table:table-cell table:style-name="ce20" table:formula="of:=[.AG109]-2*([.$B109]-1)" office:value-type="float" office:value="0.00115625000006503" calcext:value-type="float">
            <text:p>0.00115625</text:p>
          </table:table-cell>
          <table:table-cell table:style-name="Default" office:value-type="float" office:value="63627190523461.2" calcext:value-type="float">
            <text:p>63627190523461.2</text:p>
          </table:table-cell>
          <table:table-cell table:style-name="ce7" table:formula="of:=([.AI109]-[.AI108])/1000" office:value-type="float" office:value="2.0021640625" calcext:value-type="float">
            <text:p>2.0022</text:p>
          </table:table-cell>
          <table:table-cell table:style-name="ce7" table:formula="of:=[.AJ109]+[.AK108]" office:value-type="float" office:value="214.0009765625" calcext:value-type="float">
            <text:p>214.0010</text:p>
          </table:table-cell>
          <table:table-cell table:style-name="ce21" table:formula="of:=[.AK109]-2*([.$B109]-1)" office:value-type="float" office:value="0.0009765625" calcext:value-type="float">
            <text:p>0.0009765625</text:p>
          </table:table-cell>
          <table:table-cell table:style-name="Default" office:value-type="float" office:value="63627190986530.8" calcext:value-type="float">
            <text:p>63627190986530.8</text:p>
          </table:table-cell>
          <table:table-cell table:style-name="ce7" table:formula="of:=([.AM109]-[.AM108])/1000" office:value-type="float" office:value="1.99815625" calcext:value-type="float">
            <text:p>1.9982</text:p>
          </table:table-cell>
          <table:table-cell table:style-name="ce7" table:formula="of:=[.AN109]+[.AO108]" office:value-type="float" office:value="213.99934375" calcext:value-type="float">
            <text:p>213.9993</text:p>
          </table:table-cell>
          <table:table-cell table:style-name="ce22" table:formula="of:=[.AO109]-2*([.$B109]-1)" office:value-type="float" office:value="-0.000656250000020009" calcext:value-type="float">
            <text:p>-0.00065625</text:p>
          </table:table-cell>
          <table:table-cell table:style-name="Default" office:value-type="float" office:value="63627191451559" calcext:value-type="float">
            <text:p>63627191451559</text:p>
          </table:table-cell>
          <table:table-cell table:style-name="ce7" table:formula="of:=([.AQ109]-[.AQ108])/1000" office:value-type="float" office:value="1.157890625" calcext:value-type="float">
            <text:p>1.1579</text:p>
          </table:table-cell>
          <table:table-cell table:style-name="ce7" table:formula="of:=[.AR109]+[.AS108]" office:value-type="float" office:value="214.00146875" calcext:value-type="float">
            <text:p>214.0015</text:p>
          </table:table-cell>
          <table:table-cell table:style-name="ce26" table:formula="of:=[.AS109]-2*([.$B109]-1)" office:value-type="float" office:value="0.00146874999995816" calcext:value-type="float">
            <text:p>0.00146875</text:p>
          </table:table-cell>
          <table:table-cell table:style-name="Default" office:value-type="float" office:value="63627191966642.2" calcext:value-type="float">
            <text:p>63627191966642.2</text:p>
          </table:table-cell>
          <table:table-cell table:style-name="ce7" table:formula="of:=([.AU109]-[.AU108])/1000" office:value-type="float" office:value="1.9987421875" calcext:value-type="float">
            <text:p>1.9987</text:p>
          </table:table-cell>
          <table:table-cell table:style-name="ce7" table:formula="of:=[.AV109]+[.AW108]" office:value-type="float" office:value="213.9988984375" calcext:value-type="float">
            <text:p>213.9989</text:p>
          </table:table-cell>
          <table:table-cell table:style-name="ce35" table:formula="of:=[.AW109]-2*([.$B109]-1)" office:value-type="float" office:value="-0.0011015624999402" calcext:value-type="float">
            <text:p>-0.001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9</text:p>
          </table:table-cell>
          <table:table-cell table:style-name="ce6" office:value-type="float" office:value="109" calcext:value-type="float">
            <text:p>109</text:p>
          </table:table-cell>
          <table:table-cell office:value-type="float" office:value="63627186760518.9" calcext:value-type="float">
            <text:p>63627186760518.9</text:p>
          </table:table-cell>
          <table:table-cell table:formula="of:=([.C110]-[.C109])/1000" office:value-type="float" office:value="1.99953125" calcext:value-type="float">
            <text:p>1.9995</text:p>
          </table:table-cell>
          <table:table-cell table:formula="of:=[.D110]+[.E109]" office:value-type="float" office:value="215.9999296875" calcext:value-type="float">
            <text:p>215.9999</text:p>
          </table:table-cell>
          <table:table-cell table:style-name="ce9" table:formula="of:=[.E110]-2*([.$B110]-1)" office:value-type="float" office:value="-0.000070312500071168" calcext:value-type="float">
            <text:p>-7.0312500071168E-05</text:p>
          </table:table-cell>
          <table:table-cell table:style-name="Default" office:value-type="float" office:value="63627187279871.8" calcext:value-type="float">
            <text:p>63627187279871.8</text:p>
          </table:table-cell>
          <table:table-cell table:style-name="ce7" table:formula="of:=([.G110]-[.G109])/1000" office:value-type="float" office:value="1.9968046875" calcext:value-type="float">
            <text:p>1.9968</text:p>
          </table:table-cell>
          <table:table-cell table:style-name="ce7" table:formula="of:=[.H110]+[.I109]" office:value-type="float" office:value="215.9985078125" calcext:value-type="float">
            <text:p>215.9985</text:p>
          </table:table-cell>
          <table:table-cell table:style-name="ce10" table:formula="of:=[.I110]-2*([.$B110]-1)" office:value-type="float" office:value="-0.00149218749993452" calcext:value-type="float">
            <text:p>-0.0014921875</text:p>
          </table:table-cell>
          <table:table-cell table:style-name="Default" office:value-type="float" office:value="63627187747423.9" calcext:value-type="float">
            <text:p>63627187747423.9</text:p>
          </table:table-cell>
          <table:table-cell table:style-name="ce7" table:formula="of:=([.K110]-[.K109])/1000" office:value-type="float" office:value="2.0026875" calcext:value-type="float">
            <text:p>2.0027</text:p>
          </table:table-cell>
          <table:table-cell table:style-name="ce7" table:formula="of:=[.L110]+[.M109]" office:value-type="float" office:value="216.0013046875" calcext:value-type="float">
            <text:p>216.0013</text:p>
          </table:table-cell>
          <table:table-cell table:style-name="ce11" table:formula="of:=[.M110]-2*([.$B110]-1)" office:value-type="float" office:value="0.00130468750006685" calcext:value-type="float">
            <text:p>0.0013046875</text:p>
          </table:table-cell>
          <table:table-cell table:style-name="Default" office:value-type="float" office:value="63627188215320.1" calcext:value-type="float">
            <text:p>63627188215320.1</text:p>
          </table:table-cell>
          <table:table-cell table:style-name="ce7" table:formula="of:=([.O110]-[.O109])/1000" office:value-type="float" office:value="1.9986015625" calcext:value-type="float">
            <text:p>1.9986</text:p>
          </table:table-cell>
          <table:table-cell table:style-name="ce7" table:formula="of:=[.P110]+[.Q109]" office:value-type="float" office:value="216.0003671875" calcext:value-type="float">
            <text:p>216.0004</text:p>
          </table:table-cell>
          <table:table-cell table:style-name="ce12" table:formula="of:=[.Q110]-2*([.$B110]-1)" office:value-type="float" office:value="0.000367187500017963" calcext:value-type="float">
            <text:p>0.0003671875</text:p>
          </table:table-cell>
          <table:table-cell table:style-name="Default" office:value-type="float" office:value="63627188675497.2" calcext:value-type="float">
            <text:p>63627188675497.2</text:p>
          </table:table-cell>
          <table:table-cell table:style-name="ce7" table:formula="of:=([.S110]-[.S109])/1000" office:value-type="float" office:value="2.000984375" calcext:value-type="float">
            <text:p>2.0010</text:p>
          </table:table-cell>
          <table:table-cell table:style-name="ce7" table:formula="of:=[.T110]+[.U109]" office:value-type="float" office:value="216.0013203125" calcext:value-type="float">
            <text:p>216.0013</text:p>
          </table:table-cell>
          <table:table-cell table:style-name="ce13" table:formula="of:=[.U110]-2*([.$B110]-1)" office:value-type="float" office:value="0.00132031250004161" calcext:value-type="float">
            <text:p>0.0013203125</text:p>
          </table:table-cell>
          <table:table-cell table:style-name="Default" office:value-type="float" office:value="63627189132422.2" calcext:value-type="float">
            <text:p>63627189132422.2</text:p>
          </table:table-cell>
          <table:table-cell table:style-name="ce7" table:formula="of:=([.W110]-[.W109])/1000" office:value-type="float" office:value="1.9989453125" calcext:value-type="float">
            <text:p>1.9989</text:p>
          </table:table-cell>
          <table:table-cell table:style-name="ce7" table:formula="of:=[.X110]+[.Y109]" office:value-type="float" office:value="215.9985546875" calcext:value-type="float">
            <text:p>215.9986</text:p>
          </table:table-cell>
          <table:table-cell table:style-name="ce14" table:formula="of:=[.Y110]-2*([.$B110]-1)" office:value-type="float" office:value="-0.00144531250006708" calcext:value-type="float">
            <text:p>-0.0014453125</text:p>
          </table:table-cell>
          <table:table-cell table:style-name="Default" office:value-type="float" office:value="63627189599200.5" calcext:value-type="float">
            <text:p>63627189599200.5</text:p>
          </table:table-cell>
          <table:table-cell table:style-name="ce15" table:formula="of:=([.AA110]-[.AA109])/1000" office:value-type="float" office:value="2.00059375" calcext:value-type="float">
            <text:p>2.0006</text:p>
          </table:table-cell>
          <table:table-cell table:style-name="ce7" table:formula="of:=[.AB110]+[.AC109]" office:value-type="float" office:value="218.0019296875" calcext:value-type="float">
            <text:p>218.0019</text:p>
          </table:table-cell>
          <table:table-cell table:style-name="ce16" table:formula="of:=[.AC110]-2*([.$B110]-1)" office:value-type="float" office:value="2.00192968750005" calcext:value-type="float">
            <text:p>2.0019296875</text:p>
          </table:table-cell>
          <table:table-cell table:style-name="Default" office:value-type="float" office:value="63627190059130.6" calcext:value-type="float">
            <text:p>63627190059130.6</text:p>
          </table:table-cell>
          <table:table-cell table:style-name="ce7" table:formula="of:=([.AE110]-[.AE109])/1000" office:value-type="float" office:value="1.99740625" calcext:value-type="float">
            <text:p>1.9974</text:p>
          </table:table-cell>
          <table:table-cell table:style-name="ce7" table:formula="of:=[.AF110]+[.AG109]" office:value-type="float" office:value="215.9985625" calcext:value-type="float">
            <text:p>215.9986</text:p>
          </table:table-cell>
          <table:table-cell table:style-name="ce20" table:formula="of:=[.AG110]-2*([.$B110]-1)" office:value-type="float" office:value="-0.00143749999992338" calcext:value-type="float">
            <text:p>-0.0014375</text:p>
          </table:table-cell>
          <table:table-cell table:style-name="Default" office:value-type="float" office:value="63627190525458.8" calcext:value-type="float">
            <text:p>63627190525458.8</text:p>
          </table:table-cell>
          <table:table-cell table:style-name="ce7" table:formula="of:=([.AI110]-[.AI109])/1000" office:value-type="float" office:value="1.9976953125" calcext:value-type="float">
            <text:p>1.9977</text:p>
          </table:table-cell>
          <table:table-cell table:style-name="ce7" table:formula="of:=[.AJ110]+[.AK109]" office:value-type="float" office:value="215.998671875" calcext:value-type="float">
            <text:p>215.9987</text:p>
          </table:table-cell>
          <table:table-cell table:style-name="ce21" table:formula="of:=[.AK110]-2*([.$B110]-1)" office:value-type="float" office:value="-0.00132812499998636" calcext:value-type="float">
            <text:p>-0.001328125</text:p>
          </table:table-cell>
          <table:table-cell table:style-name="Default" office:value-type="float" office:value="63627190988533.1" calcext:value-type="float">
            <text:p>63627190988533.1</text:p>
          </table:table-cell>
          <table:table-cell table:style-name="ce7" table:formula="of:=([.AM110]-[.AM109])/1000" office:value-type="float" office:value="2.00225" calcext:value-type="float">
            <text:p>2.0023</text:p>
          </table:table-cell>
          <table:table-cell table:style-name="ce7" table:formula="of:=[.AN110]+[.AO109]" office:value-type="float" office:value="216.00159375" calcext:value-type="float">
            <text:p>216.0016</text:p>
          </table:table-cell>
          <table:table-cell table:style-name="ce22" table:formula="of:=[.AO110]-2*([.$B110]-1)" office:value-type="float" office:value="0.00159374999998363" calcext:value-type="float">
            <text:p>0.00159375</text:p>
          </table:table-cell>
          <table:table-cell table:style-name="Default" office:value-type="float" office:value="63627191453560.5" calcext:value-type="float">
            <text:p>63627191453560.5</text:p>
          </table:table-cell>
          <table:table-cell table:style-name="ce7" table:formula="of:=([.AQ110]-[.AQ109])/1000" office:value-type="float" office:value="2.0015703125" calcext:value-type="float">
            <text:p>2.0016</text:p>
          </table:table-cell>
          <table:table-cell table:style-name="ce7" table:formula="of:=[.AR110]+[.AS109]" office:value-type="float" office:value="216.0030390625" calcext:value-type="float">
            <text:p>216.0030</text:p>
          </table:table-cell>
          <table:table-cell table:style-name="ce26" table:formula="of:=[.AS110]-2*([.$B110]-1)" office:value-type="float" office:value="0.00303906249996544" calcext:value-type="float">
            <text:p>0.0030390625</text:p>
          </table:table-cell>
          <table:table-cell table:style-name="Default" office:value-type="float" office:value="63627191968643.6" calcext:value-type="float">
            <text:p>63627191968643.6</text:p>
          </table:table-cell>
          <table:table-cell table:style-name="ce7" table:formula="of:=([.AU110]-[.AU109])/1000" office:value-type="float" office:value="2.0014375" calcext:value-type="float">
            <text:p>2.0014</text:p>
          </table:table-cell>
          <table:table-cell table:style-name="ce7" table:formula="of:=[.AV110]+[.AW109]" office:value-type="float" office:value="216.0003359375" calcext:value-type="float">
            <text:p>216.0003</text:p>
          </table:table-cell>
          <table:table-cell table:style-name="ce35" table:formula="of:=[.AW110]-2*([.$B110]-1)" office:value-type="float" office:value="0.000335937500068439" calcext:value-type="float">
            <text:p>0.00033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110" calcext:value-type="float">
            <text:p>110</text:p>
          </table:table-cell>
          <table:table-cell office:value-type="float" office:value="63627186762517.8" calcext:value-type="float">
            <text:p>63627186762517.8</text:p>
          </table:table-cell>
          <table:table-cell table:formula="of:=([.C111]-[.C110])/1000" office:value-type="float" office:value="1.998828125" calcext:value-type="float">
            <text:p>1.9988</text:p>
          </table:table-cell>
          <table:table-cell table:formula="of:=[.D111]+[.E110]" office:value-type="float" office:value="217.9987578125" calcext:value-type="float">
            <text:p>217.9988</text:p>
          </table:table-cell>
          <table:table-cell table:style-name="ce9" table:formula="of:=[.E111]-2*([.$B111]-1)" office:value-type="float" office:value="-0.00124218750008254" calcext:value-type="float">
            <text:p>-0.0012421875</text:p>
          </table:table-cell>
          <table:table-cell table:style-name="Default" office:value-type="float" office:value="63627187281874.3" calcext:value-type="float">
            <text:p>63627187281874.3</text:p>
          </table:table-cell>
          <table:table-cell table:style-name="ce7" table:formula="of:=([.G111]-[.G110])/1000" office:value-type="float" office:value="2.002484375" calcext:value-type="float">
            <text:p>2.0025</text:p>
          </table:table-cell>
          <table:table-cell table:style-name="ce7" table:formula="of:=[.H111]+[.I110]" office:value-type="float" office:value="218.0009921875" calcext:value-type="float">
            <text:p>218.0010</text:p>
          </table:table-cell>
          <table:table-cell table:style-name="ce10" table:formula="of:=[.I111]-2*([.$B111]-1)" office:value-type="float" office:value="0.000992187500060027" calcext:value-type="float">
            <text:p>0.0009921875</text:p>
          </table:table-cell>
          <table:table-cell table:style-name="Default" office:value-type="float" office:value="63627187749421.7" calcext:value-type="float">
            <text:p>63627187749421.7</text:p>
          </table:table-cell>
          <table:table-cell table:style-name="ce7" table:formula="of:=([.K111]-[.K110])/1000" office:value-type="float" office:value="1.99775" calcext:value-type="float">
            <text:p>1.9978</text:p>
          </table:table-cell>
          <table:table-cell table:style-name="ce7" table:formula="of:=[.L111]+[.M110]" office:value-type="float" office:value="217.9990546875" calcext:value-type="float">
            <text:p>217.9991</text:p>
          </table:table-cell>
          <table:table-cell table:style-name="ce11" table:formula="of:=[.M111]-2*([.$B111]-1)" office:value-type="float" office:value="-0.00094531249993679" calcext:value-type="float">
            <text:p>-0.0009453125</text:p>
          </table:table-cell>
          <table:table-cell table:style-name="Default" office:value-type="float" office:value="63627188217320.8" calcext:value-type="float">
            <text:p>63627188217320.8</text:p>
          </table:table-cell>
          <table:table-cell table:style-name="ce7" table:formula="of:=([.O111]-[.O110])/1000" office:value-type="float" office:value="2.0006953125" calcext:value-type="float">
            <text:p>2.0007</text:p>
          </table:table-cell>
          <table:table-cell table:style-name="ce7" table:formula="of:=[.P111]+[.Q110]" office:value-type="float" office:value="218.0010625" calcext:value-type="float">
            <text:p>218.0011</text:p>
          </table:table-cell>
          <table:table-cell table:style-name="ce12" table:formula="of:=[.Q111]-2*([.$B111]-1)" office:value-type="float" office:value="0.00106250000001751" calcext:value-type="float">
            <text:p>0.0010625</text:p>
          </table:table-cell>
          <table:table-cell table:style-name="Default" office:value-type="float" office:value="63627188677496.4" calcext:value-type="float">
            <text:p>63627188677496.4</text:p>
          </table:table-cell>
          <table:table-cell table:style-name="ce7" table:formula="of:=([.S111]-[.S110])/1000" office:value-type="float" office:value="1.999203125" calcext:value-type="float">
            <text:p>1.9992</text:p>
          </table:table-cell>
          <table:table-cell table:style-name="ce7" table:formula="of:=[.T111]+[.U110]" office:value-type="float" office:value="218.0005234375" calcext:value-type="float">
            <text:p>218.0005</text:p>
          </table:table-cell>
          <table:table-cell table:style-name="ce13" table:formula="of:=[.U111]-2*([.$B111]-1)" office:value-type="float" office:value="0.000523437500049795" calcext:value-type="float">
            <text:p>0.0005234375</text:p>
          </table:table-cell>
          <table:table-cell table:style-name="Default" office:value-type="float" office:value="63627189134425.1" calcext:value-type="float">
            <text:p>63627189134425.1</text:p>
          </table:table-cell>
          <table:table-cell table:style-name="ce7" table:formula="of:=([.W111]-[.W110])/1000" office:value-type="float" office:value="2.0029140625" calcext:value-type="float">
            <text:p>2.0029</text:p>
          </table:table-cell>
          <table:table-cell table:style-name="ce7" table:formula="of:=[.X111]+[.Y110]" office:value-type="float" office:value="218.00146875" calcext:value-type="float">
            <text:p>218.0015</text:p>
          </table:table-cell>
          <table:table-cell table:style-name="ce14" table:formula="of:=[.Y111]-2*([.$B111]-1)" office:value-type="float" office:value="0.00146874999992974" calcext:value-type="float">
            <text:p>0.00146875</text:p>
          </table:table-cell>
          <table:table-cell table:style-name="Default" office:value-type="float" office:value="63627189601199" calcext:value-type="float">
            <text:p>63627189601199</text:p>
          </table:table-cell>
          <table:table-cell table:style-name="ce15" table:formula="of:=([.AA111]-[.AA110])/1000" office:value-type="float" office:value="1.9984765625" calcext:value-type="float">
            <text:p>1.9985</text:p>
          </table:table-cell>
          <table:table-cell table:style-name="ce7" table:formula="of:=[.AB111]+[.AC110]" office:value-type="float" office:value="220.00040625" calcext:value-type="float">
            <text:p>220.0004</text:p>
          </table:table-cell>
          <table:table-cell table:style-name="ce16" table:formula="of:=[.AC111]-2*([.$B111]-1)" office:value-type="float" office:value="2.00040625000005" calcext:value-type="float">
            <text:p>2.00040625</text:p>
          </table:table-cell>
          <table:table-cell table:style-name="Default" office:value-type="float" office:value="63627190061131.2" calcext:value-type="float">
            <text:p>63627190061131.2</text:p>
          </table:table-cell>
          <table:table-cell table:style-name="ce7" table:formula="of:=([.AE111]-[.AE110])/1000" office:value-type="float" office:value="2.000515625" calcext:value-type="float">
            <text:p>2.0005</text:p>
          </table:table-cell>
          <table:table-cell table:style-name="ce7" table:formula="of:=[.AF111]+[.AG110]" office:value-type="float" office:value="217.999078125" calcext:value-type="float">
            <text:p>217.9991</text:p>
          </table:table-cell>
          <table:table-cell table:style-name="ce20" table:formula="of:=[.AG111]-2*([.$B111]-1)" office:value-type="float" office:value="-0.000921874999932015" calcext:value-type="float">
            <text:p>-0.000921875</text:p>
          </table:table-cell>
          <table:table-cell table:style-name="Default" office:value-type="float" office:value="63627190527459.3" calcext:value-type="float">
            <text:p>63627190527459.3</text:p>
          </table:table-cell>
          <table:table-cell table:style-name="ce7" table:formula="of:=([.AI111]-[.AI110])/1000" office:value-type="float" office:value="2.0004140625" calcext:value-type="float">
            <text:p>2.0004</text:p>
          </table:table-cell>
          <table:table-cell table:style-name="ce7" table:formula="of:=[.AJ111]+[.AK110]" office:value-type="float" office:value="217.9990859375" calcext:value-type="float">
            <text:p>217.9991</text:p>
          </table:table-cell>
          <table:table-cell table:style-name="ce21" table:formula="of:=[.AK111]-2*([.$B111]-1)" office:value-type="float" office:value="-0.000914062499987267" calcext:value-type="float">
            <text:p>-0.0009140625</text:p>
          </table:table-cell>
          <table:table-cell table:style-name="Default" office:value-type="float" office:value="63627190990532.4" calcext:value-type="float">
            <text:p>63627190990532.4</text:p>
          </table:table-cell>
          <table:table-cell table:style-name="ce7" table:formula="of:=([.AM111]-[.AM110])/1000" office:value-type="float" office:value="1.9993515625" calcext:value-type="float">
            <text:p>1.9994</text:p>
          </table:table-cell>
          <table:table-cell table:style-name="ce7" table:formula="of:=[.AN111]+[.AO110]" office:value-type="float" office:value="218.0009453125" calcext:value-type="float">
            <text:p>218.0009</text:p>
          </table:table-cell>
          <table:table-cell table:style-name="ce22" table:formula="of:=[.AO111]-2*([.$B111]-1)" office:value-type="float" office:value="0.000945312499993634" calcext:value-type="float">
            <text:p>0.0009453125</text:p>
          </table:table-cell>
          <table:table-cell table:style-name="Default" office:value-type="float" office:value="63627191455556" calcext:value-type="float">
            <text:p>63627191455556</text:p>
          </table:table-cell>
          <table:table-cell table:style-name="ce7" table:formula="of:=([.AQ111]-[.AQ110])/1000" office:value-type="float" office:value="1.99546875" calcext:value-type="float">
            <text:p>1.9955</text:p>
          </table:table-cell>
          <table:table-cell table:style-name="ce7" table:formula="of:=[.AR111]+[.AS110]" office:value-type="float" office:value="217.9985078125" calcext:value-type="float">
            <text:p>217.9985</text:p>
          </table:table-cell>
          <table:table-cell table:style-name="ce26" table:formula="of:=[.AS111]-2*([.$B111]-1)" office:value-type="float" office:value="-0.0014921875000482" calcext:value-type="float">
            <text:p>-0.0014921875</text:p>
          </table:table-cell>
          <table:table-cell table:style-name="Default" office:value-type="float" office:value="63627191970644.6" calcext:value-type="float">
            <text:p>63627191970644.6</text:p>
          </table:table-cell>
          <table:table-cell table:style-name="ce7" table:formula="of:=([.AU111]-[.AU110])/1000" office:value-type="float" office:value="2.0010078125" calcext:value-type="float">
            <text:p>2.0010</text:p>
          </table:table-cell>
          <table:table-cell table:style-name="ce7" table:formula="of:=[.AV111]+[.AW110]" office:value-type="float" office:value="218.00134375" calcext:value-type="float">
            <text:p>218.0013</text:p>
          </table:table-cell>
          <table:table-cell table:style-name="ce35" table:formula="of:=[.AW111]-2*([.$B111]-1)" office:value-type="float" office:value="0.00134375000007481" calcext:value-type="float">
            <text:p>0.001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11" calcext:value-type="float">
            <text:p>111</text:p>
          </table:table-cell>
          <table:table-cell office:value-type="float" office:value="63627186764520.2" calcext:value-type="float">
            <text:p>63627186764520.2</text:p>
          </table:table-cell>
          <table:table-cell table:formula="of:=([.C112]-[.C111])/1000" office:value-type="float" office:value="2.002421875" calcext:value-type="float">
            <text:p>2.0024</text:p>
          </table:table-cell>
          <table:table-cell table:formula="of:=[.D112]+[.E111]" office:value-type="float" office:value="220.0011796875" calcext:value-type="float">
            <text:p>220.0012</text:p>
          </table:table-cell>
          <table:table-cell table:style-name="ce9" table:formula="of:=[.E112]-2*([.$B112]-1)" office:value-type="float" office:value="0.0011796874999277" calcext:value-type="float">
            <text:p>0.0011796875</text:p>
          </table:table-cell>
          <table:table-cell table:style-name="Default" office:value-type="float" office:value="63627187283873.8" calcext:value-type="float">
            <text:p>63627187283873.8</text:p>
          </table:table-cell>
          <table:table-cell table:style-name="ce7" table:formula="of:=([.G112]-[.G111])/1000" office:value-type="float" office:value="1.9994921875" calcext:value-type="float">
            <text:p>1.9995</text:p>
          </table:table-cell>
          <table:table-cell table:style-name="ce7" table:formula="of:=[.H112]+[.I111]" office:value-type="float" office:value="220.000484375" calcext:value-type="float">
            <text:p>220.0005</text:p>
          </table:table-cell>
          <table:table-cell table:style-name="ce10" table:formula="of:=[.I112]-2*([.$B112]-1)" office:value-type="float" office:value="0.000484375000070258" calcext:value-type="float">
            <text:p>0.000484375</text:p>
          </table:table-cell>
          <table:table-cell table:style-name="Default" office:value-type="float" office:value="63627187751424.7" calcext:value-type="float">
            <text:p>63627187751424.7</text:p>
          </table:table-cell>
          <table:table-cell table:style-name="ce7" table:formula="of:=([.K112]-[.K111])/1000" office:value-type="float" office:value="2.0029765625" calcext:value-type="float">
            <text:p>2.0030</text:p>
          </table:table-cell>
          <table:table-cell table:style-name="ce7" table:formula="of:=[.L112]+[.M111]" office:value-type="float" office:value="220.00203125" calcext:value-type="float">
            <text:p>220.0020</text:p>
          </table:table-cell>
          <table:table-cell table:style-name="ce11" table:formula="of:=[.M112]-2*([.$B112]-1)" office:value-type="float" office:value="0.00203125000007276" calcext:value-type="float">
            <text:p>0.00203125</text:p>
          </table:table-cell>
          <table:table-cell table:style-name="Default" office:value-type="float" office:value="63627188219322" calcext:value-type="float">
            <text:p>63627188219322</text:p>
          </table:table-cell>
          <table:table-cell table:style-name="ce7" table:formula="of:=([.O112]-[.O111])/1000" office:value-type="float" office:value="2.0012734375" calcext:value-type="float">
            <text:p>2.0013</text:p>
          </table:table-cell>
          <table:table-cell table:style-name="ce7" table:formula="of:=[.P112]+[.Q111]" office:value-type="float" office:value="220.0023359375" calcext:value-type="float">
            <text:p>220.0023</text:p>
          </table:table-cell>
          <table:table-cell table:style-name="ce12" table:formula="of:=[.Q112]-2*([.$B112]-1)" office:value-type="float" office:value="0.00233593750002115" calcext:value-type="float">
            <text:p>0.0023359375</text:p>
          </table:table-cell>
          <table:table-cell table:style-name="Default" office:value-type="float" office:value="63627188679497.1" calcext:value-type="float">
            <text:p>63627188679497.1</text:p>
          </table:table-cell>
          <table:table-cell table:style-name="ce7" table:formula="of:=([.S112]-[.S111])/1000" office:value-type="float" office:value="2.0006875" calcext:value-type="float">
            <text:p>2.0007</text:p>
          </table:table-cell>
          <table:table-cell table:style-name="ce7" table:formula="of:=[.T112]+[.U111]" office:value-type="float" office:value="220.0012109375" calcext:value-type="float">
            <text:p>220.0012</text:p>
          </table:table-cell>
          <table:table-cell table:style-name="ce13" table:formula="of:=[.U112]-2*([.$B112]-1)" office:value-type="float" office:value="0.00121093750004775" calcext:value-type="float">
            <text:p>0.0012109375</text:p>
          </table:table-cell>
          <table:table-cell table:style-name="Default" office:value-type="float" office:value="63627189136424.6" calcext:value-type="float">
            <text:p>63627189136424.6</text:p>
          </table:table-cell>
          <table:table-cell table:style-name="ce7" table:formula="of:=([.W112]-[.W111])/1000" office:value-type="float" office:value="1.999484375" calcext:value-type="float">
            <text:p>1.9995</text:p>
          </table:table-cell>
          <table:table-cell table:style-name="ce7" table:formula="of:=[.X112]+[.Y111]" office:value-type="float" office:value="220.000953125" calcext:value-type="float">
            <text:p>220.0010</text:p>
          </table:table-cell>
          <table:table-cell table:style-name="ce14" table:formula="of:=[.Y112]-2*([.$B112]-1)" office:value-type="float" office:value="0.000953124999938382" calcext:value-type="float">
            <text:p>0.000953125</text:p>
          </table:table-cell>
          <table:table-cell table:style-name="Default" office:value-type="float" office:value="63627189603198" calcext:value-type="float">
            <text:p>63627189603198</text:p>
          </table:table-cell>
          <table:table-cell table:style-name="ce15" table:formula="of:=([.AA112]-[.AA111])/1000" office:value-type="float" office:value="1.9990546875" calcext:value-type="float">
            <text:p>1.9991</text:p>
          </table:table-cell>
          <table:table-cell table:style-name="ce7" table:formula="of:=[.AB112]+[.AC111]" office:value-type="float" office:value="221.9994609375" calcext:value-type="float">
            <text:p>221.9995</text:p>
          </table:table-cell>
          <table:table-cell table:style-name="ce16" table:formula="of:=[.AC112]-2*([.$B112]-1)" office:value-type="float" office:value="1.99946093750006" calcext:value-type="float">
            <text:p>1.9994609375</text:p>
          </table:table-cell>
          <table:table-cell table:style-name="Default" office:value-type="float" office:value="63627190063132" calcext:value-type="float">
            <text:p>63627190063132</text:p>
          </table:table-cell>
          <table:table-cell table:style-name="ce7" table:formula="of:=([.AE112]-[.AE111])/1000" office:value-type="float" office:value="2.0008046875" calcext:value-type="float">
            <text:p>2.0008</text:p>
          </table:table-cell>
          <table:table-cell table:style-name="ce7" table:formula="of:=[.AF112]+[.AG111]" office:value-type="float" office:value="219.9998828125" calcext:value-type="float">
            <text:p>219.9999</text:p>
          </table:table-cell>
          <table:table-cell table:style-name="ce20" table:formula="of:=[.AG112]-2*([.$B112]-1)" office:value-type="float" office:value="-0.000117187499938609" calcext:value-type="float">
            <text:p>-0.0001171875</text:p>
          </table:table-cell>
          <table:table-cell table:style-name="Default" office:value-type="float" office:value="63627190529458.5" calcext:value-type="float">
            <text:p>63627190529458.5</text:p>
          </table:table-cell>
          <table:table-cell table:style-name="ce7" table:formula="of:=([.AI112]-[.AI111])/1000" office:value-type="float" office:value="1.9992421875" calcext:value-type="float">
            <text:p>1.9992</text:p>
          </table:table-cell>
          <table:table-cell table:style-name="ce7" table:formula="of:=[.AJ112]+[.AK111]" office:value-type="float" office:value="219.998328125" calcext:value-type="float">
            <text:p>219.9983</text:p>
          </table:table-cell>
          <table:table-cell table:style-name="ce21" table:formula="of:=[.AK112]-2*([.$B112]-1)" office:value-type="float" office:value="-0.00167187499999955" calcext:value-type="float">
            <text:p>-0.001671875</text:p>
          </table:table-cell>
          <table:table-cell table:style-name="Default" office:value-type="float" office:value="63627190992531.6" calcext:value-type="float">
            <text:p>63627190992531.6</text:p>
          </table:table-cell>
          <table:table-cell table:style-name="ce7" table:formula="of:=([.AM112]-[.AM111])/1000" office:value-type="float" office:value="1.9991796875" calcext:value-type="float">
            <text:p>1.9992</text:p>
          </table:table-cell>
          <table:table-cell table:style-name="ce7" table:formula="of:=[.AN112]+[.AO111]" office:value-type="float" office:value="220.000125" calcext:value-type="float">
            <text:p>220.0001</text:p>
          </table:table-cell>
          <table:table-cell table:style-name="ce22" table:formula="of:=[.AO112]-2*([.$B112]-1)" office:value-type="float" office:value="0.000124999999997044" calcext:value-type="float">
            <text:p>0.000125</text:p>
          </table:table-cell>
          <table:table-cell table:style-name="Default" office:value-type="float" office:value="63627191457556.4" calcext:value-type="float">
            <text:p>63627191457556.4</text:p>
          </table:table-cell>
          <table:table-cell table:style-name="ce7" table:formula="of:=([.AQ112]-[.AQ111])/1000" office:value-type="float" office:value="2.000375" calcext:value-type="float">
            <text:p>2.0004</text:p>
          </table:table-cell>
          <table:table-cell table:style-name="ce7" table:formula="of:=[.AR112]+[.AS111]" office:value-type="float" office:value="219.9988828125" calcext:value-type="float">
            <text:p>219.9989</text:p>
          </table:table-cell>
          <table:table-cell table:style-name="ce26" table:formula="of:=[.AS112]-2*([.$B112]-1)" office:value-type="float" office:value="-0.00111718750005707" calcext:value-type="float">
            <text:p>-0.0011171875</text:p>
          </table:table-cell>
          <table:table-cell table:style-name="Default" office:value-type="float" office:value="63627191972642.8" calcext:value-type="float">
            <text:p>63627191972642.8</text:p>
          </table:table-cell>
          <table:table-cell table:style-name="ce7" table:formula="of:=([.AU112]-[.AU111])/1000" office:value-type="float" office:value="1.9981171875" calcext:value-type="float">
            <text:p>1.9981</text:p>
          </table:table-cell>
          <table:table-cell table:style-name="ce7" table:formula="of:=[.AV112]+[.AW111]" office:value-type="float" office:value="219.9994609375" calcext:value-type="float">
            <text:p>219.9995</text:p>
          </table:table-cell>
          <table:table-cell table:style-name="ce35" table:formula="of:=[.AW112]-2*([.$B112]-1)" office:value-type="float" office:value="-0.000539062499939291" calcext:value-type="float">
            <text:p>-0.00053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12" calcext:value-type="float">
            <text:p>112</text:p>
          </table:table-cell>
          <table:table-cell office:value-type="float" office:value="63627186766518.5" calcext:value-type="float">
            <text:p>63627186766518.5</text:p>
          </table:table-cell>
          <table:table-cell table:formula="of:=([.C113]-[.C112])/1000" office:value-type="float" office:value="1.99828125" calcext:value-type="float">
            <text:p>1.9983</text:p>
          </table:table-cell>
          <table:table-cell table:formula="of:=[.D113]+[.E112]" office:value-type="float" office:value="221.9994609375" calcext:value-type="float">
            <text:p>221.9995</text:p>
          </table:table-cell>
          <table:table-cell table:style-name="ce9" table:formula="of:=[.E113]-2*([.$B113]-1)" office:value-type="float" office:value="-0.0005390625000814" calcext:value-type="float">
            <text:p>-0.0005390625</text:p>
          </table:table-cell>
          <table:table-cell table:style-name="Default" office:value-type="float" office:value="63627187285873.5" calcext:value-type="float">
            <text:p>63627187285873.5</text:p>
          </table:table-cell>
          <table:table-cell table:style-name="ce7" table:formula="of:=([.G113]-[.G112])/1000" office:value-type="float" office:value="1.9996796875" calcext:value-type="float">
            <text:p>1.9997</text:p>
          </table:table-cell>
          <table:table-cell table:style-name="ce7" table:formula="of:=[.H113]+[.I112]" office:value-type="float" office:value="222.0001640625" calcext:value-type="float">
            <text:p>222.0002</text:p>
          </table:table-cell>
          <table:table-cell table:style-name="ce10" table:formula="of:=[.I113]-2*([.$B113]-1)" office:value-type="float" office:value="0.000164062500061846" calcext:value-type="float">
            <text:p>0.0001640625</text:p>
          </table:table-cell>
          <table:table-cell table:style-name="Default" office:value-type="float" office:value="63627187753422.5" calcext:value-type="float">
            <text:p>63627187753422.5</text:p>
          </table:table-cell>
          <table:table-cell table:style-name="ce7" table:formula="of:=([.K113]-[.K112])/1000" office:value-type="float" office:value="1.997796875" calcext:value-type="float">
            <text:p>1.9978</text:p>
          </table:table-cell>
          <table:table-cell table:style-name="ce7" table:formula="of:=[.L113]+[.M112]" office:value-type="float" office:value="221.999828125" calcext:value-type="float">
            <text:p>221.9998</text:p>
          </table:table-cell>
          <table:table-cell table:style-name="ce11" table:formula="of:=[.M113]-2*([.$B113]-1)" office:value-type="float" office:value="-0.000171874999921329" calcext:value-type="float">
            <text:p>-0.000171875</text:p>
          </table:table-cell>
          <table:table-cell table:style-name="Default" office:value-type="float" office:value="63627188221319.2" calcext:value-type="float">
            <text:p>63627188221319.2</text:p>
          </table:table-cell>
          <table:table-cell table:style-name="ce7" table:formula="of:=([.O113]-[.O112])/1000" office:value-type="float" office:value="1.9971953125" calcext:value-type="float">
            <text:p>1.9972</text:p>
          </table:table-cell>
          <table:table-cell table:style-name="ce7" table:formula="of:=[.P113]+[.Q112]" office:value-type="float" office:value="221.99953125" calcext:value-type="float">
            <text:p>221.9995</text:p>
          </table:table-cell>
          <table:table-cell table:style-name="ce12" table:formula="of:=[.Q113]-2*([.$B113]-1)" office:value-type="float" office:value="-0.00046874999998181" calcext:value-type="float">
            <text:p>-0.00046875</text:p>
          </table:table-cell>
          <table:table-cell table:style-name="Default" office:value-type="float" office:value="63627188681496.9" calcext:value-type="float">
            <text:p>63627188681496.9</text:p>
          </table:table-cell>
          <table:table-cell table:style-name="ce7" table:formula="of:=([.S113]-[.S112])/1000" office:value-type="float" office:value="1.999828125" calcext:value-type="float">
            <text:p>1.9998</text:p>
          </table:table-cell>
          <table:table-cell table:style-name="ce7" table:formula="of:=[.T113]+[.U112]" office:value-type="float" office:value="222.0010390625" calcext:value-type="float">
            <text:p>222.0010</text:p>
          </table:table-cell>
          <table:table-cell table:style-name="ce13" table:formula="of:=[.U113]-2*([.$B113]-1)" office:value-type="float" office:value="0.00103906250004115" calcext:value-type="float">
            <text:p>0.0010390625</text:p>
          </table:table-cell>
          <table:table-cell table:style-name="Default" office:value-type="float" office:value="63627189138422.1" calcext:value-type="float">
            <text:p>63627189138422.1</text:p>
          </table:table-cell>
          <table:table-cell table:style-name="ce7" table:formula="of:=([.W113]-[.W112])/1000" office:value-type="float" office:value="1.9975078125" calcext:value-type="float">
            <text:p>1.9975</text:p>
          </table:table-cell>
          <table:table-cell table:style-name="ce7" table:formula="of:=[.X113]+[.Y112]" office:value-type="float" office:value="221.9984609375" calcext:value-type="float">
            <text:p>221.9985</text:p>
          </table:table-cell>
          <table:table-cell table:style-name="ce14" table:formula="of:=[.Y113]-2*([.$B113]-1)" office:value-type="float" office:value="-0.00153906250005775" calcext:value-type="float">
            <text:p>-0.0015390625</text:p>
          </table:table-cell>
          <table:table-cell table:style-name="Default" office:value-type="float" office:value="63627189605198.7" calcext:value-type="float">
            <text:p>63627189605198.7</text:p>
          </table:table-cell>
          <table:table-cell table:style-name="ce15" table:formula="of:=([.AA113]-[.AA112])/1000" office:value-type="float" office:value="2.000703125" calcext:value-type="float">
            <text:p>2.0007</text:p>
          </table:table-cell>
          <table:table-cell table:style-name="ce7" table:formula="of:=[.AB113]+[.AC112]" office:value-type="float" office:value="224.0001640625" calcext:value-type="float">
            <text:p>224.0002</text:p>
          </table:table-cell>
          <table:table-cell table:style-name="ce16" table:formula="of:=[.AC113]-2*([.$B113]-1)" office:value-type="float" office:value="2.00016406250006" calcext:value-type="float">
            <text:p>2.0001640625</text:p>
          </table:table-cell>
          <table:table-cell table:style-name="Default" office:value-type="float" office:value="63627190065130.5" calcext:value-type="float">
            <text:p>63627190065130.5</text:p>
          </table:table-cell>
          <table:table-cell table:style-name="ce7" table:formula="of:=([.AE113]-[.AE112])/1000" office:value-type="float" office:value="1.9985078125" calcext:value-type="float">
            <text:p>1.9985</text:p>
          </table:table-cell>
          <table:table-cell table:style-name="ce7" table:formula="of:=[.AF113]+[.AG112]" office:value-type="float" office:value="221.998390625" calcext:value-type="float">
            <text:p>221.9984</text:p>
          </table:table-cell>
          <table:table-cell table:style-name="ce20" table:formula="of:=[.AG113]-2*([.$B113]-1)" office:value-type="float" office:value="-0.00160937499992997" calcext:value-type="float">
            <text:p>-0.001609375</text:p>
          </table:table-cell>
          <table:table-cell table:style-name="Default" office:value-type="float" office:value="63627190531460.8" calcext:value-type="float">
            <text:p>63627190531460.8</text:p>
          </table:table-cell>
          <table:table-cell table:style-name="ce7" table:formula="of:=([.AI113]-[.AI112])/1000" office:value-type="float" office:value="2.00234375" calcext:value-type="float">
            <text:p>2.0023</text:p>
          </table:table-cell>
          <table:table-cell table:style-name="ce7" table:formula="of:=[.AJ113]+[.AK112]" office:value-type="float" office:value="222.000671875" calcext:value-type="float">
            <text:p>222.0007</text:p>
          </table:table-cell>
          <table:table-cell table:style-name="ce21" table:formula="of:=[.AK113]-2*([.$B113]-1)" office:value-type="float" office:value="0.00067187499999477" calcext:value-type="float">
            <text:p>0.000671875</text:p>
          </table:table-cell>
          <table:table-cell table:style-name="Default" office:value-type="float" office:value="63627190994531.3" calcext:value-type="float">
            <text:p>63627190994531.3</text:p>
          </table:table-cell>
          <table:table-cell table:style-name="ce7" table:formula="of:=([.AM113]-[.AM112])/1000" office:value-type="float" office:value="1.9996640625" calcext:value-type="float">
            <text:p>1.9997</text:p>
          </table:table-cell>
          <table:table-cell table:style-name="ce7" table:formula="of:=[.AN113]+[.AO112]" office:value-type="float" office:value="221.9997890625" calcext:value-type="float">
            <text:p>221.9998</text:p>
          </table:table-cell>
          <table:table-cell table:style-name="ce22" table:formula="of:=[.AO113]-2*([.$B113]-1)" office:value-type="float" office:value="-0.000210937500014552" calcext:value-type="float">
            <text:p>-0.0002109375</text:p>
          </table:table-cell>
          <table:table-cell table:style-name="Default" office:value-type="float" office:value="63627191459556.1" calcext:value-type="float">
            <text:p>63627191459556.1</text:p>
          </table:table-cell>
          <table:table-cell table:style-name="ce7" table:formula="of:=([.AQ113]-[.AQ112])/1000" office:value-type="float" office:value="1.999765625" calcext:value-type="float">
            <text:p>1.9998</text:p>
          </table:table-cell>
          <table:table-cell table:style-name="ce7" table:formula="of:=[.AR113]+[.AS112]" office:value-type="float" office:value="221.9986484375" calcext:value-type="float">
            <text:p>221.9986</text:p>
          </table:table-cell>
          <table:table-cell table:style-name="ce26" table:formula="of:=[.AS113]-2*([.$B113]-1)" office:value-type="float" office:value="-0.00135156250004798" calcext:value-type="float">
            <text:p>-0.0013515625</text:p>
          </table:table-cell>
          <table:table-cell table:style-name="Default" office:value-type="float" office:value="63627191974644.8" calcext:value-type="float">
            <text:p>63627191974644.8</text:p>
          </table:table-cell>
          <table:table-cell table:style-name="ce7" table:formula="of:=([.AU113]-[.AU112])/1000" office:value-type="float" office:value="2.0020859375" calcext:value-type="float">
            <text:p>2.0021</text:p>
          </table:table-cell>
          <table:table-cell table:style-name="ce7" table:formula="of:=[.AV113]+[.AW112]" office:value-type="float" office:value="222.001546875" calcext:value-type="float">
            <text:p>222.0015</text:p>
          </table:table-cell>
          <table:table-cell table:style-name="ce35" table:formula="of:=[.AW113]-2*([.$B113]-1)" office:value-type="float" office:value="0.00154687500005934" calcext:value-type="float">
            <text:p>0.0015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13" calcext:value-type="float">
            <text:p>113</text:p>
          </table:table-cell>
          <table:table-cell office:value-type="float" office:value="63627186768520.3" calcext:value-type="float">
            <text:p>63627186768520.3</text:p>
          </table:table-cell>
          <table:table-cell table:formula="of:=([.C114]-[.C113])/1000" office:value-type="float" office:value="2.0017890625" calcext:value-type="float">
            <text:p>2.0018</text:p>
          </table:table-cell>
          <table:table-cell table:formula="of:=[.D114]+[.E113]" office:value-type="float" office:value="224.00125" calcext:value-type="float">
            <text:p>224.0013</text:p>
          </table:table-cell>
          <table:table-cell table:style-name="ce9" table:formula="of:=[.E114]-2*([.$B114]-1)" office:value-type="float" office:value="0.0012499999999136" calcext:value-type="float">
            <text:p>0.00125</text:p>
          </table:table-cell>
          <table:table-cell table:style-name="Default" office:value-type="float" office:value="63627187287871.8" calcext:value-type="float">
            <text:p>63627187287871.8</text:p>
          </table:table-cell>
          <table:table-cell table:style-name="ce7" table:formula="of:=([.G114]-[.G113])/1000" office:value-type="float" office:value="1.9983359375" calcext:value-type="float">
            <text:p>1.9983</text:p>
          </table:table-cell>
          <table:table-cell table:style-name="ce7" table:formula="of:=[.H114]+[.I113]" office:value-type="float" office:value="223.9985" calcext:value-type="float">
            <text:p>223.9985</text:p>
          </table:table-cell>
          <table:table-cell table:style-name="ce10" table:formula="of:=[.I114]-2*([.$B114]-1)" office:value-type="float" office:value="-0.00149999999993611" calcext:value-type="float">
            <text:p>-0.0015</text:p>
          </table:table-cell>
          <table:table-cell table:style-name="Default" office:value-type="float" office:value="63627187755422.8" calcext:value-type="float">
            <text:p>63627187755422.8</text:p>
          </table:table-cell>
          <table:table-cell table:style-name="ce7" table:formula="of:=([.K114]-[.K113])/1000" office:value-type="float" office:value="2.000328125" calcext:value-type="float">
            <text:p>2.0003</text:p>
          </table:table-cell>
          <table:table-cell table:style-name="ce7" table:formula="of:=[.L114]+[.M113]" office:value-type="float" office:value="224.00015625" calcext:value-type="float">
            <text:p>224.0002</text:p>
          </table:table-cell>
          <table:table-cell table:style-name="ce11" table:formula="of:=[.M114]-2*([.$B114]-1)" office:value-type="float" office:value="0.000156250000088676" calcext:value-type="float">
            <text:p>0.00015625</text:p>
          </table:table-cell>
          <table:table-cell table:style-name="Default" office:value-type="float" office:value="63627188223318.6" calcext:value-type="float">
            <text:p>63627188223318.6</text:p>
          </table:table-cell>
          <table:table-cell table:style-name="ce7" table:formula="of:=([.O114]-[.O113])/1000" office:value-type="float" office:value="1.999328125" calcext:value-type="float">
            <text:p>1.9993</text:p>
          </table:table-cell>
          <table:table-cell table:style-name="ce7" table:formula="of:=[.P114]+[.Q113]" office:value-type="float" office:value="223.998859375" calcext:value-type="float">
            <text:p>223.9989</text:p>
          </table:table-cell>
          <table:table-cell table:style-name="ce12" table:formula="of:=[.Q114]-2*([.$B114]-1)" office:value-type="float" office:value="-0.00114062499997658" calcext:value-type="float">
            <text:p>-0.001140625</text:p>
          </table:table-cell>
          <table:table-cell table:style-name="Default" office:value-type="float" office:value="63627188683494.9" calcext:value-type="float">
            <text:p>63627188683494.9</text:p>
          </table:table-cell>
          <table:table-cell table:style-name="ce7" table:formula="of:=([.S114]-[.S113])/1000" office:value-type="float" office:value="1.998" calcext:value-type="float">
            <text:p>1.9980</text:p>
          </table:table-cell>
          <table:table-cell table:style-name="ce7" table:formula="of:=[.T114]+[.U113]" office:value-type="float" office:value="223.9990390625" calcext:value-type="float">
            <text:p>223.9990</text:p>
          </table:table-cell>
          <table:table-cell table:style-name="ce13" table:formula="of:=[.U114]-2*([.$B114]-1)" office:value-type="float" office:value="-0.000960937499968395" calcext:value-type="float">
            <text:p>-0.0009609375</text:p>
          </table:table-cell>
          <table:table-cell table:style-name="Default" office:value-type="float" office:value="63627189140423.8" calcext:value-type="float">
            <text:p>63627189140423.8</text:p>
          </table:table-cell>
          <table:table-cell table:style-name="ce7" table:formula="of:=([.W114]-[.W113])/1000" office:value-type="float" office:value="2.001609375" calcext:value-type="float">
            <text:p>2.0016</text:p>
          </table:table-cell>
          <table:table-cell table:style-name="ce7" table:formula="of:=[.X114]+[.Y113]" office:value-type="float" office:value="224.0000703125" calcext:value-type="float">
            <text:p>224.0001</text:p>
          </table:table-cell>
          <table:table-cell table:style-name="ce14" table:formula="of:=[.Y114]-2*([.$B114]-1)" office:value-type="float" office:value="0.0000703124999290594" calcext:value-type="float">
            <text:p>7.03124999290594E-05</text:p>
          </table:table-cell>
          <table:table-cell table:style-name="Default" office:value-type="float" office:value="63627189607198.2" calcext:value-type="float">
            <text:p>63627189607198.2</text:p>
          </table:table-cell>
          <table:table-cell table:style-name="ce15" table:formula="of:=([.AA114]-[.AA113])/1000" office:value-type="float" office:value="1.9995234375" calcext:value-type="float">
            <text:p>1.9995</text:p>
          </table:table-cell>
          <table:table-cell table:style-name="ce7" table:formula="of:=[.AB114]+[.AC113]" office:value-type="float" office:value="225.9996875" calcext:value-type="float">
            <text:p>225.9997</text:p>
          </table:table-cell>
          <table:table-cell table:style-name="ce16" table:formula="of:=[.AC114]-2*([.$B114]-1)" office:value-type="float" office:value="1.99968750000005" calcext:value-type="float">
            <text:p>1.9996875</text:p>
          </table:table-cell>
          <table:table-cell table:style-name="Default" office:value-type="float" office:value="63627190067131" calcext:value-type="float">
            <text:p>63627190067131</text:p>
          </table:table-cell>
          <table:table-cell table:style-name="ce7" table:formula="of:=([.AE114]-[.AE113])/1000" office:value-type="float" office:value="2.0005546875" calcext:value-type="float">
            <text:p>2.0006</text:p>
          </table:table-cell>
          <table:table-cell table:style-name="ce7" table:formula="of:=[.AF114]+[.AG113]" office:value-type="float" office:value="223.9989453125" calcext:value-type="float">
            <text:p>223.9989</text:p>
          </table:table-cell>
          <table:table-cell table:style-name="ce20" table:formula="of:=[.AG114]-2*([.$B114]-1)" office:value-type="float" office:value="-0.00105468749993065" calcext:value-type="float">
            <text:p>-0.0010546875</text:p>
          </table:table-cell>
          <table:table-cell table:style-name="Default" office:value-type="float" office:value="63627190533458.8" calcext:value-type="float">
            <text:p>63627190533458.8</text:p>
          </table:table-cell>
          <table:table-cell table:style-name="ce7" table:formula="of:=([.AI114]-[.AI113])/1000" office:value-type="float" office:value="1.9979609375" calcext:value-type="float">
            <text:p>1.9980</text:p>
          </table:table-cell>
          <table:table-cell table:style-name="ce7" table:formula="of:=[.AJ114]+[.AK113]" office:value-type="float" office:value="223.9986328125" calcext:value-type="float">
            <text:p>223.9986</text:p>
          </table:table-cell>
          <table:table-cell table:style-name="ce21" table:formula="of:=[.AK114]-2*([.$B114]-1)" office:value-type="float" office:value="-0.00136718749999432" calcext:value-type="float">
            <text:p>-0.0013671875</text:p>
          </table:table-cell>
          <table:table-cell table:style-name="Default" office:value-type="float" office:value="63627190996531.1" calcext:value-type="float">
            <text:p>63627190996531.1</text:p>
          </table:table-cell>
          <table:table-cell table:style-name="ce7" table:formula="of:=([.AM114]-[.AM113])/1000" office:value-type="float" office:value="1.99984375" calcext:value-type="float">
            <text:p>1.9998</text:p>
          </table:table-cell>
          <table:table-cell table:style-name="ce7" table:formula="of:=[.AN114]+[.AO113]" office:value-type="float" office:value="223.9996328125" calcext:value-type="float">
            <text:p>223.9996</text:p>
          </table:table-cell>
          <table:table-cell table:style-name="ce22" table:formula="of:=[.AO114]-2*([.$B114]-1)" office:value-type="float" office:value="-0.000367187500017963" calcext:value-type="float">
            <text:p>-0.0003671875</text:p>
          </table:table-cell>
          <table:table-cell table:style-name="Default" office:value-type="float" office:value="63627191461555.9" calcext:value-type="float">
            <text:p>63627191461555.9</text:p>
          </table:table-cell>
          <table:table-cell table:style-name="ce7" table:formula="of:=([.AQ114]-[.AQ113])/1000" office:value-type="float" office:value="1.9997265625" calcext:value-type="float">
            <text:p>1.9997</text:p>
          </table:table-cell>
          <table:table-cell table:style-name="ce7" table:formula="of:=[.AR114]+[.AS113]" office:value-type="float" office:value="223.998375" calcext:value-type="float">
            <text:p>223.9984</text:p>
          </table:table-cell>
          <table:table-cell table:style-name="ce26" table:formula="of:=[.AS114]-2*([.$B114]-1)" office:value-type="float" office:value="-0.00162500000004684" calcext:value-type="float">
            <text:p>-0.001625</text:p>
          </table:table-cell>
          <table:table-cell table:style-name="Default" office:value-type="float" office:value="63627191976643" calcext:value-type="float">
            <text:p>63627191976643</text:p>
          </table:table-cell>
          <table:table-cell table:style-name="ce7" table:formula="of:=([.AU114]-[.AU113])/1000" office:value-type="float" office:value="1.9981484375" calcext:value-type="float">
            <text:p>1.9981</text:p>
          </table:table-cell>
          <table:table-cell table:style-name="ce7" table:formula="of:=[.AV114]+[.AW113]" office:value-type="float" office:value="223.9996953125" calcext:value-type="float">
            <text:p>223.9997</text:p>
          </table:table-cell>
          <table:table-cell table:style-name="ce35" table:formula="of:=[.AW114]-2*([.$B114]-1)" office:value-type="float" office:value="-0.000304687499948386" calcext:value-type="float">
            <text:p>-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14" calcext:value-type="float">
            <text:p>114</text:p>
          </table:table-cell>
          <table:table-cell office:value-type="float" office:value="63627186770518.9" calcext:value-type="float">
            <text:p>63627186770518.9</text:p>
          </table:table-cell>
          <table:table-cell table:formula="of:=([.C115]-[.C114])/1000" office:value-type="float" office:value="1.9986171875" calcext:value-type="float">
            <text:p>1.9986</text:p>
          </table:table-cell>
          <table:table-cell table:formula="of:=[.D115]+[.E114]" office:value-type="float" office:value="225.9998671875" calcext:value-type="float">
            <text:p>225.9999</text:p>
          </table:table-cell>
          <table:table-cell table:style-name="ce9" table:formula="of:=[.E115]-2*([.$B115]-1)" office:value-type="float" office:value="-0.000132812500083901" calcext:value-type="float">
            <text:p>-0.0001328125</text:p>
          </table:table-cell>
          <table:table-cell table:style-name="Default" office:value-type="float" office:value="63627187289872.3" calcext:value-type="float">
            <text:p>63627187289872.3</text:p>
          </table:table-cell>
          <table:table-cell table:style-name="ce7" table:formula="of:=([.G115]-[.G114])/1000" office:value-type="float" office:value="2.0004765625" calcext:value-type="float">
            <text:p>2.0005</text:p>
          </table:table-cell>
          <table:table-cell table:style-name="ce7" table:formula="of:=[.H115]+[.I114]" office:value-type="float" office:value="225.9989765625" calcext:value-type="float">
            <text:p>225.9990</text:p>
          </table:table-cell>
          <table:table-cell table:style-name="ce10" table:formula="of:=[.I115]-2*([.$B115]-1)" office:value-type="float" office:value="-0.00102343749992428" calcext:value-type="float">
            <text:p>-0.0010234375</text:p>
          </table:table-cell>
          <table:table-cell table:style-name="Default" office:value-type="float" office:value="63627187757422.7" calcext:value-type="float">
            <text:p>63627187757422.7</text:p>
          </table:table-cell>
          <table:table-cell table:style-name="ce7" table:formula="of:=([.K115]-[.K114])/1000" office:value-type="float" office:value="1.999921875" calcext:value-type="float">
            <text:p>1.9999</text:p>
          </table:table-cell>
          <table:table-cell table:style-name="ce7" table:formula="of:=[.L115]+[.M114]" office:value-type="float" office:value="226.000078125" calcext:value-type="float">
            <text:p>226.0001</text:p>
          </table:table-cell>
          <table:table-cell table:style-name="ce11" table:formula="of:=[.M115]-2*([.$B115]-1)" office:value-type="float" office:value="0.0000781250001011813" calcext:value-type="float">
            <text:p>0.000078125</text:p>
          </table:table-cell>
          <table:table-cell table:style-name="Default" office:value-type="float" office:value="63627188225318.3" calcext:value-type="float">
            <text:p>63627188225318.3</text:p>
          </table:table-cell>
          <table:table-cell table:style-name="ce7" table:formula="of:=([.O115]-[.O114])/1000" office:value-type="float" office:value="1.999765625" calcext:value-type="float">
            <text:p>1.9998</text:p>
          </table:table-cell>
          <table:table-cell table:style-name="ce7" table:formula="of:=[.P115]+[.Q114]" office:value-type="float" office:value="225.998625" calcext:value-type="float">
            <text:p>225.9986</text:p>
          </table:table-cell>
          <table:table-cell table:style-name="ce12" table:formula="of:=[.Q115]-2*([.$B115]-1)" office:value-type="float" office:value="-0.00137499999996749" calcext:value-type="float">
            <text:p>-0.001375</text:p>
          </table:table-cell>
          <table:table-cell table:style-name="Default" office:value-type="float" office:value="63627188685496.5" calcext:value-type="float">
            <text:p>63627188685496.5</text:p>
          </table:table-cell>
          <table:table-cell table:style-name="ce7" table:formula="of:=([.S115]-[.S114])/1000" office:value-type="float" office:value="2.001546875" calcext:value-type="float">
            <text:p>2.0015</text:p>
          </table:table-cell>
          <table:table-cell table:style-name="ce7" table:formula="of:=[.T115]+[.U114]" office:value-type="float" office:value="226.0005859375" calcext:value-type="float">
            <text:p>226.0006</text:p>
          </table:table-cell>
          <table:table-cell table:style-name="ce13" table:formula="of:=[.U115]-2*([.$B115]-1)" office:value-type="float" office:value="0.000585937500034106" calcext:value-type="float">
            <text:p>0.0005859375</text:p>
          </table:table-cell>
          <table:table-cell table:style-name="Default" office:value-type="float" office:value="63627189142424" calcext:value-type="float">
            <text:p>63627189142424</text:p>
          </table:table-cell>
          <table:table-cell table:style-name="ce7" table:formula="of:=([.W115]-[.W114])/1000" office:value-type="float" office:value="2.000234375" calcext:value-type="float">
            <text:p>2.0002</text:p>
          </table:table-cell>
          <table:table-cell table:style-name="ce7" table:formula="of:=[.X115]+[.Y114]" office:value-type="float" office:value="226.0003046875" calcext:value-type="float">
            <text:p>226.0003</text:p>
          </table:table-cell>
          <table:table-cell table:style-name="ce14" table:formula="of:=[.Y115]-2*([.$B115]-1)" office:value-type="float" office:value="0.000304687499919964" calcext:value-type="float">
            <text:p>0.0003046875</text:p>
          </table:table-cell>
          <table:table-cell table:style-name="Default" office:value-type="float" office:value="63627189609197.5" calcext:value-type="float">
            <text:p>63627189609197.5</text:p>
          </table:table-cell>
          <table:table-cell table:style-name="ce15" table:formula="of:=([.AA115]-[.AA114])/1000" office:value-type="float" office:value="1.999234375" calcext:value-type="float">
            <text:p>1.9992</text:p>
          </table:table-cell>
          <table:table-cell table:style-name="ce7" table:formula="of:=[.AB115]+[.AC114]" office:value-type="float" office:value="227.998921875" calcext:value-type="float">
            <text:p>227.9989</text:p>
          </table:table-cell>
          <table:table-cell table:style-name="ce16" table:formula="of:=[.AC115]-2*([.$B115]-1)" office:value-type="float" office:value="1.99892187500004" calcext:value-type="float">
            <text:p>1.998921875</text:p>
          </table:table-cell>
          <table:table-cell table:style-name="Default" office:value-type="float" office:value="63627190069132.5" calcext:value-type="float">
            <text:p>63627190069132.5</text:p>
          </table:table-cell>
          <table:table-cell table:style-name="ce7" table:formula="of:=([.AE115]-[.AE114])/1000" office:value-type="float" office:value="2.0014765625" calcext:value-type="float">
            <text:p>2.0015</text:p>
          </table:table-cell>
          <table:table-cell table:style-name="ce7" table:formula="of:=[.AF115]+[.AG114]" office:value-type="float" office:value="226.000421875" calcext:value-type="float">
            <text:p>226.0004</text:p>
          </table:table-cell>
          <table:table-cell table:style-name="ce20" table:formula="of:=[.AG115]-2*([.$B115]-1)" office:value-type="float" office:value="0.000421875000057526" calcext:value-type="float">
            <text:p>0.000421875</text:p>
          </table:table-cell>
          <table:table-cell table:style-name="Default" office:value-type="float" office:value="63627190535458.8" calcext:value-type="float">
            <text:p>63627190535458.8</text:p>
          </table:table-cell>
          <table:table-cell table:style-name="ce7" table:formula="of:=([.AI115]-[.AI114])/1000" office:value-type="float" office:value="1.999953125" calcext:value-type="float">
            <text:p>2.0000</text:p>
          </table:table-cell>
          <table:table-cell table:style-name="ce7" table:formula="of:=[.AJ115]+[.AK114]" office:value-type="float" office:value="225.9985859375" calcext:value-type="float">
            <text:p>225.9986</text:p>
          </table:table-cell>
          <table:table-cell table:style-name="ce21" table:formula="of:=[.AK115]-2*([.$B115]-1)" office:value-type="float" office:value="-0.00141406250000387" calcext:value-type="float">
            <text:p>-0.0014140625</text:p>
          </table:table-cell>
          <table:table-cell table:style-name="Default" office:value-type="float" office:value="63627190998530.5" calcext:value-type="float">
            <text:p>63627190998530.5</text:p>
          </table:table-cell>
          <table:table-cell table:style-name="ce7" table:formula="of:=([.AM115]-[.AM114])/1000" office:value-type="float" office:value="1.999421875" calcext:value-type="float">
            <text:p>1.9994</text:p>
          </table:table-cell>
          <table:table-cell table:style-name="ce7" table:formula="of:=[.AN115]+[.AO114]" office:value-type="float" office:value="225.9990546875" calcext:value-type="float">
            <text:p>225.9991</text:p>
          </table:table-cell>
          <table:table-cell table:style-name="ce22" table:formula="of:=[.AO115]-2*([.$B115]-1)" office:value-type="float" office:value="-0.000945312500022055" calcext:value-type="float">
            <text:p>-0.0009453125</text:p>
          </table:table-cell>
          <table:table-cell table:style-name="Default" office:value-type="float" office:value="63627191463556.2" calcext:value-type="float">
            <text:p>63627191463556.2</text:p>
          </table:table-cell>
          <table:table-cell table:style-name="ce7" table:formula="of:=([.AQ115]-[.AQ114])/1000" office:value-type="float" office:value="2.000375" calcext:value-type="float">
            <text:p>2.0004</text:p>
          </table:table-cell>
          <table:table-cell table:style-name="ce7" table:formula="of:=[.AR115]+[.AS114]" office:value-type="float" office:value="225.99875" calcext:value-type="float">
            <text:p>225.9988</text:p>
          </table:table-cell>
          <table:table-cell table:style-name="ce26" table:formula="of:=[.AS115]-2*([.$B115]-1)" office:value-type="float" office:value="-0.00125000000005571" calcext:value-type="float">
            <text:p>-0.00125</text:p>
          </table:table-cell>
          <table:table-cell table:style-name="Default" office:value-type="float" office:value="63627191978642.9" calcext:value-type="float">
            <text:p>63627191978642.9</text:p>
          </table:table-cell>
          <table:table-cell table:style-name="ce7" table:formula="of:=([.AU115]-[.AU114])/1000" office:value-type="float" office:value="1.9999453125" calcext:value-type="float">
            <text:p>1.9999</text:p>
          </table:table-cell>
          <table:table-cell table:style-name="ce7" table:formula="of:=[.AV115]+[.AW114]" office:value-type="float" office:value="225.999640625" calcext:value-type="float">
            <text:p>225.9996</text:p>
          </table:table-cell>
          <table:table-cell table:style-name="ce35" table:formula="of:=[.AW115]-2*([.$B115]-1)" office:value-type="float" office:value="-0.000359374999959527" calcext:value-type="float">
            <text:p>-0.0003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15" calcext:value-type="float">
            <text:p>115</text:p>
          </table:table-cell>
          <table:table-cell office:value-type="float" office:value="63627186772518" calcext:value-type="float">
            <text:p>63627186772518</text:p>
          </table:table-cell>
          <table:table-cell table:formula="of:=([.C116]-[.C115])/1000" office:value-type="float" office:value="1.999140625" calcext:value-type="float">
            <text:p>1.9991</text:p>
          </table:table-cell>
          <table:table-cell table:formula="of:=[.D116]+[.E115]" office:value-type="float" office:value="227.9990078125" calcext:value-type="float">
            <text:p>227.9990</text:p>
          </table:table-cell>
          <table:table-cell table:style-name="ce9" table:formula="of:=[.E116]-2*([.$B116]-1)" office:value-type="float" office:value="-0.000992187500088448" calcext:value-type="float">
            <text:p>-0.0009921875</text:p>
          </table:table-cell>
          <table:table-cell table:style-name="Default" office:value-type="float" office:value="63627187291874.3" calcext:value-type="float">
            <text:p>63627187291874.3</text:p>
          </table:table-cell>
          <table:table-cell table:style-name="ce7" table:formula="of:=([.G116]-[.G115])/1000" office:value-type="float" office:value="2.00203125" calcext:value-type="float">
            <text:p>2.0020</text:p>
          </table:table-cell>
          <table:table-cell table:style-name="ce7" table:formula="of:=[.H116]+[.I115]" office:value-type="float" office:value="228.0010078125" calcext:value-type="float">
            <text:p>228.0010</text:p>
          </table:table-cell>
          <table:table-cell table:style-name="ce10" table:formula="of:=[.I116]-2*([.$B116]-1)" office:value-type="float" office:value="0.00100781250006321" calcext:value-type="float">
            <text:p>0.0010078125</text:p>
          </table:table-cell>
          <table:table-cell table:style-name="Default" office:value-type="float" office:value="63627187759424" calcext:value-type="float">
            <text:p>63627187759424</text:p>
          </table:table-cell>
          <table:table-cell table:style-name="ce7" table:formula="of:=([.K116]-[.K115])/1000" office:value-type="float" office:value="2.0013125" calcext:value-type="float">
            <text:p>2.0013</text:p>
          </table:table-cell>
          <table:table-cell table:style-name="ce7" table:formula="of:=[.L116]+[.M115]" office:value-type="float" office:value="228.001390625" calcext:value-type="float">
            <text:p>228.0014</text:p>
          </table:table-cell>
          <table:table-cell table:style-name="ce11" table:formula="of:=[.M116]-2*([.$B116]-1)" office:value-type="float" office:value="0.00139062500011278" calcext:value-type="float">
            <text:p>0.001390625</text:p>
          </table:table-cell>
          <table:table-cell table:style-name="Default" office:value-type="float" office:value="63627188227318.8" calcext:value-type="float">
            <text:p>63627188227318.8</text:p>
          </table:table-cell>
          <table:table-cell table:style-name="ce7" table:formula="of:=([.O116]-[.O115])/1000" office:value-type="float" office:value="2.0004609375" calcext:value-type="float">
            <text:p>2.0005</text:p>
          </table:table-cell>
          <table:table-cell table:style-name="ce7" table:formula="of:=[.P116]+[.Q115]" office:value-type="float" office:value="227.9990859375" calcext:value-type="float">
            <text:p>227.9991</text:p>
          </table:table-cell>
          <table:table-cell table:style-name="ce12" table:formula="of:=[.Q116]-2*([.$B116]-1)" office:value-type="float" office:value="-0.000914062499958845" calcext:value-type="float">
            <text:p>-0.0009140625</text:p>
          </table:table-cell>
          <table:table-cell table:style-name="Default" office:value-type="float" office:value="63627188687495.7" calcext:value-type="float">
            <text:p>63627188687495.7</text:p>
          </table:table-cell>
          <table:table-cell table:style-name="ce7" table:formula="of:=([.S116]-[.S115])/1000" office:value-type="float" office:value="1.999265625" calcext:value-type="float">
            <text:p>1.9993</text:p>
          </table:table-cell>
          <table:table-cell table:style-name="ce7" table:formula="of:=[.T116]+[.U115]" office:value-type="float" office:value="227.9998515625" calcext:value-type="float">
            <text:p>227.9999</text:p>
          </table:table-cell>
          <table:table-cell table:style-name="ce13" table:formula="of:=[.U116]-2*([.$B116]-1)" office:value-type="float" office:value="-0.000148437499973397" calcext:value-type="float">
            <text:p>-0.0001484375</text:p>
          </table:table-cell>
          <table:table-cell table:style-name="Default" office:value-type="float" office:value="63627189144425.5" calcext:value-type="float">
            <text:p>63627189144425.5</text:p>
          </table:table-cell>
          <table:table-cell table:style-name="ce7" table:formula="of:=([.W116]-[.W115])/1000" office:value-type="float" office:value="2.0014609375" calcext:value-type="float">
            <text:p>2.0015</text:p>
          </table:table-cell>
          <table:table-cell table:style-name="ce7" table:formula="of:=[.X116]+[.Y115]" office:value-type="float" office:value="228.001765625" calcext:value-type="float">
            <text:p>228.0018</text:p>
          </table:table-cell>
          <table:table-cell table:style-name="ce14" table:formula="of:=[.Y116]-2*([.$B116]-1)" office:value-type="float" office:value="0.00176562499993338" calcext:value-type="float">
            <text:p>0.001765625</text:p>
          </table:table-cell>
          <table:table-cell table:style-name="Default" office:value-type="float" office:value="63627189611197.3" calcext:value-type="float">
            <text:p>63627189611197.3</text:p>
          </table:table-cell>
          <table:table-cell table:style-name="ce15" table:formula="of:=([.AA116]-[.AA115])/1000" office:value-type="float" office:value="1.9998203125" calcext:value-type="float">
            <text:p>1.9998</text:p>
          </table:table-cell>
          <table:table-cell table:style-name="ce7" table:formula="of:=[.AB116]+[.AC115]" office:value-type="float" office:value="229.9987421875" calcext:value-type="float">
            <text:p>229.9987</text:p>
          </table:table-cell>
          <table:table-cell table:style-name="ce16" table:formula="of:=[.AC116]-2*([.$B116]-1)" office:value-type="float" office:value="1.99874218750003" calcext:value-type="float">
            <text:p>1.9987421875</text:p>
          </table:table-cell>
          <table:table-cell table:style-name="Default" office:value-type="float" office:value="63627190071133.3" calcext:value-type="float">
            <text:p>63627190071133.3</text:p>
          </table:table-cell>
          <table:table-cell table:style-name="ce7" table:formula="of:=([.AE116]-[.AE115])/1000" office:value-type="float" office:value="2.0007578125" calcext:value-type="float">
            <text:p>2.0008</text:p>
          </table:table-cell>
          <table:table-cell table:style-name="ce7" table:formula="of:=[.AF116]+[.AG115]" office:value-type="float" office:value="228.0011796875" calcext:value-type="float">
            <text:p>228.0012</text:p>
          </table:table-cell>
          <table:table-cell table:style-name="ce20" table:formula="of:=[.AG116]-2*([.$B116]-1)" office:value-type="float" office:value="0.0011796875000698" calcext:value-type="float">
            <text:p>0.0011796875</text:p>
          </table:table-cell>
          <table:table-cell table:style-name="Default" office:value-type="float" office:value="63627190537459.2" calcext:value-type="float">
            <text:p>63627190537459.2</text:p>
          </table:table-cell>
          <table:table-cell table:style-name="ce7" table:formula="of:=([.AI116]-[.AI115])/1000" office:value-type="float" office:value="2.000484375" calcext:value-type="float">
            <text:p>2.0005</text:p>
          </table:table-cell>
          <table:table-cell table:style-name="ce7" table:formula="of:=[.AJ116]+[.AK115]" office:value-type="float" office:value="227.9990703125" calcext:value-type="float">
            <text:p>227.9991</text:p>
          </table:table-cell>
          <table:table-cell table:style-name="ce21" table:formula="of:=[.AK116]-2*([.$B116]-1)" office:value-type="float" office:value="-0.00092968749999045" calcext:value-type="float">
            <text:p>-0.0009296875</text:p>
          </table:table-cell>
          <table:table-cell table:style-name="Default" office:value-type="float" office:value="63627191001984.8" calcext:value-type="float">
            <text:p>63627191001984.8</text:p>
          </table:table-cell>
          <table:table-cell table:style-name="ce7" table:formula="of:=([.AM116]-[.AM115])/1000" office:value-type="float" office:value="3.4543046875" calcext:value-type="float">
            <text:p>3.4543</text:p>
          </table:table-cell>
          <table:table-cell table:style-name="ce7" table:formula="of:=[.AN116]+[.AO115]" office:value-type="float" office:value="229.453359375" calcext:value-type="float">
            <text:p>229.4534</text:p>
          </table:table-cell>
          <table:table-cell table:style-name="ce22" table:formula="of:=[.AO116]-2*([.$B116]-1)" office:value-type="float" office:value="1.45335937499999" calcext:value-type="float">
            <text:p>1.453359375</text:p>
          </table:table-cell>
          <table:table-cell table:style-name="Default" office:value-type="float" office:value="63627191465557.7" calcext:value-type="float">
            <text:p>63627191465557.7</text:p>
          </table:table-cell>
          <table:table-cell table:style-name="ce7" table:formula="of:=([.AQ116]-[.AQ115])/1000" office:value-type="float" office:value="2.0014609375" calcext:value-type="float">
            <text:p>2.0015</text:p>
          </table:table-cell>
          <table:table-cell table:style-name="ce7" table:formula="of:=[.AR116]+[.AS115]" office:value-type="float" office:value="228.0002109375" calcext:value-type="float">
            <text:p>228.0002</text:p>
          </table:table-cell>
          <table:table-cell table:style-name="ce26" table:formula="of:=[.AS116]-2*([.$B116]-1)" office:value-type="float" office:value="0.000210937499957708" calcext:value-type="float">
            <text:p>0.0002109375</text:p>
          </table:table-cell>
          <table:table-cell table:style-name="Default" office:value-type="float" office:value="63627191980644.6" calcext:value-type="float">
            <text:p>63627191980644.6</text:p>
          </table:table-cell>
          <table:table-cell table:style-name="ce7" table:formula="of:=([.AU116]-[.AU115])/1000" office:value-type="float" office:value="2.001703125" calcext:value-type="float">
            <text:p>2.0017</text:p>
          </table:table-cell>
          <table:table-cell table:style-name="ce7" table:formula="of:=[.AV116]+[.AW115]" office:value-type="float" office:value="228.00134375" calcext:value-type="float">
            <text:p>228.0013</text:p>
          </table:table-cell>
          <table:table-cell table:style-name="ce35" table:formula="of:=[.AW116]-2*([.$B116]-1)" office:value-type="float" office:value="0.00134375000004638" calcext:value-type="float">
            <text:p>0.001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116" calcext:value-type="float">
            <text:p>116</text:p>
          </table:table-cell>
          <table:table-cell office:value-type="float" office:value="63627186774520.8" calcext:value-type="float">
            <text:p>63627186774520.8</text:p>
          </table:table-cell>
          <table:table-cell table:formula="of:=([.C117]-[.C116])/1000" office:value-type="float" office:value="2.0027421875" calcext:value-type="float">
            <text:p>2.0027</text:p>
          </table:table-cell>
          <table:table-cell table:formula="of:=[.D117]+[.E116]" office:value-type="float" office:value="230.00175" calcext:value-type="float">
            <text:p>230.0018</text:p>
          </table:table-cell>
          <table:table-cell table:style-name="ce9" table:formula="of:=[.E117]-2*([.$B117]-1)" office:value-type="float" office:value="0.00174999999990177" calcext:value-type="float">
            <text:p>0.00175</text:p>
          </table:table-cell>
          <table:table-cell table:style-name="Default" office:value-type="float" office:value="63627187293873.6" calcext:value-type="float">
            <text:p>63627187293873.6</text:p>
          </table:table-cell>
          <table:table-cell table:style-name="ce7" table:formula="of:=([.G117]-[.G116])/1000" office:value-type="float" office:value="1.9993046875" calcext:value-type="float">
            <text:p>1.9993</text:p>
          </table:table-cell>
          <table:table-cell table:style-name="ce7" table:formula="of:=[.H117]+[.I116]" office:value-type="float" office:value="230.0003125" calcext:value-type="float">
            <text:p>230.0003</text:p>
          </table:table-cell>
          <table:table-cell table:style-name="ce10" table:formula="of:=[.I117]-2*([.$B117]-1)" office:value-type="float" office:value="0.000312500000063665" calcext:value-type="float">
            <text:p>0.0003125</text:p>
          </table:table-cell>
          <table:table-cell table:style-name="Default" office:value-type="float" office:value="63627187761423.2" calcext:value-type="float">
            <text:p>63627187761423.2</text:p>
          </table:table-cell>
          <table:table-cell table:style-name="ce7" table:formula="of:=([.K117]-[.K116])/1000" office:value-type="float" office:value="1.9991796875" calcext:value-type="float">
            <text:p>1.9992</text:p>
          </table:table-cell>
          <table:table-cell table:style-name="ce7" table:formula="of:=[.L117]+[.M116]" office:value-type="float" office:value="230.0005703125" calcext:value-type="float">
            <text:p>230.0006</text:p>
          </table:table-cell>
          <table:table-cell table:style-name="ce11" table:formula="of:=[.M117]-2*([.$B117]-1)" office:value-type="float" office:value="0.000570312500116188" calcext:value-type="float">
            <text:p>0.0005703125</text:p>
          </table:table-cell>
          <table:table-cell table:style-name="Default" office:value-type="float" office:value="63627188229319.6" calcext:value-type="float">
            <text:p>63627188229319.6</text:p>
          </table:table-cell>
          <table:table-cell table:style-name="ce7" table:formula="of:=([.O117]-[.O116])/1000" office:value-type="float" office:value="2.0007734375" calcext:value-type="float">
            <text:p>2.0008</text:p>
          </table:table-cell>
          <table:table-cell table:style-name="ce7" table:formula="of:=[.P117]+[.Q116]" office:value-type="float" office:value="229.999859375" calcext:value-type="float">
            <text:p>229.9999</text:p>
          </table:table-cell>
          <table:table-cell table:style-name="ce12" table:formula="of:=[.Q117]-2*([.$B117]-1)" office:value-type="float" office:value="-0.000140624999971806" calcext:value-type="float">
            <text:p>-0.000140625</text:p>
          </table:table-cell>
          <table:table-cell table:style-name="Default" office:value-type="float" office:value="63627188689497" calcext:value-type="float">
            <text:p>63627188689497</text:p>
          </table:table-cell>
          <table:table-cell table:style-name="ce7" table:formula="of:=([.S117]-[.S116])/1000" office:value-type="float" office:value="2.0012578125" calcext:value-type="float">
            <text:p>2.0013</text:p>
          </table:table-cell>
          <table:table-cell table:style-name="ce7" table:formula="of:=[.T117]+[.U116]" office:value-type="float" office:value="230.001109375" calcext:value-type="float">
            <text:p>230.0011</text:p>
          </table:table-cell>
          <table:table-cell table:style-name="ce13" table:formula="of:=[.U117]-2*([.$B117]-1)" office:value-type="float" office:value="0.00110937500002706" calcext:value-type="float">
            <text:p>0.001109375</text:p>
          </table:table-cell>
          <table:table-cell table:style-name="Default" office:value-type="float" office:value="63627189146423.8" calcext:value-type="float">
            <text:p>63627189146423.8</text:p>
          </table:table-cell>
          <table:table-cell table:style-name="ce7" table:formula="of:=([.W117]-[.W116])/1000" office:value-type="float" office:value="1.9983125" calcext:value-type="float">
            <text:p>1.9983</text:p>
          </table:table-cell>
          <table:table-cell table:style-name="ce7" table:formula="of:=[.X117]+[.Y116]" office:value-type="float" office:value="230.000078125" calcext:value-type="float">
            <text:p>230.0001</text:p>
          </table:table-cell>
          <table:table-cell table:style-name="ce14" table:formula="of:=[.Y117]-2*([.$B117]-1)" office:value-type="float" office:value="0.000078124999930651" calcext:value-type="float">
            <text:p>0.000078125</text:p>
          </table:table-cell>
          <table:table-cell table:style-name="Default" office:value-type="float" office:value="63627189613199.4" calcext:value-type="float">
            <text:p>63627189613199.4</text:p>
          </table:table-cell>
          <table:table-cell table:style-name="ce15" table:formula="of:=([.AA117]-[.AA116])/1000" office:value-type="float" office:value="2.0020859375" calcext:value-type="float">
            <text:p>2.0021</text:p>
          </table:table-cell>
          <table:table-cell table:style-name="ce7" table:formula="of:=[.AB117]+[.AC116]" office:value-type="float" office:value="232.000828125" calcext:value-type="float">
            <text:p>232.0008</text:p>
          </table:table-cell>
          <table:table-cell table:style-name="ce16" table:formula="of:=[.AC117]-2*([.$B117]-1)" office:value-type="float" office:value="2.00082812500003" calcext:value-type="float">
            <text:p>2.000828125</text:p>
          </table:table-cell>
          <table:table-cell table:style-name="Default" office:value-type="float" office:value="63627190073130.6" calcext:value-type="float">
            <text:p>63627190073130.6</text:p>
          </table:table-cell>
          <table:table-cell table:style-name="ce7" table:formula="of:=([.AE117]-[.AE116])/1000" office:value-type="float" office:value="1.997390625" calcext:value-type="float">
            <text:p>1.9974</text:p>
          </table:table-cell>
          <table:table-cell table:style-name="ce7" table:formula="of:=[.AF117]+[.AG116]" office:value-type="float" office:value="229.9985703125" calcext:value-type="float">
            <text:p>229.9986</text:p>
          </table:table-cell>
          <table:table-cell table:style-name="ce20" table:formula="of:=[.AG117]-2*([.$B117]-1)" office:value-type="float" office:value="-0.00142968749992178" calcext:value-type="float">
            <text:p>-0.0014296875</text:p>
          </table:table-cell>
          <table:table-cell table:style-name="Default" office:value-type="float" office:value="63627190539458.6" calcext:value-type="float">
            <text:p>63627190539458.6</text:p>
          </table:table-cell>
          <table:table-cell table:style-name="ce7" table:formula="of:=([.AI117]-[.AI116])/1000" office:value-type="float" office:value="1.9993828125" calcext:value-type="float">
            <text:p>1.9994</text:p>
          </table:table-cell>
          <table:table-cell table:style-name="ce7" table:formula="of:=[.AJ117]+[.AK116]" office:value-type="float" office:value="229.998453125" calcext:value-type="float">
            <text:p>229.9985</text:p>
          </table:table-cell>
          <table:table-cell table:style-name="ce21" table:formula="of:=[.AK117]-2*([.$B117]-1)" office:value-type="float" office:value="-0.0015468750000025" calcext:value-type="float">
            <text:p>-0.001546875</text:p>
          </table:table-cell>
          <table:table-cell table:style-name="Default" office:value-type="float" office:value="63627191002531.4" calcext:value-type="float">
            <text:p>63627191002531.4</text:p>
          </table:table-cell>
          <table:table-cell table:style-name="ce7" table:formula="of:=([.AM117]-[.AM116])/1000" office:value-type="float" office:value="0.546578125" calcext:value-type="float">
            <text:p>0.5466</text:p>
          </table:table-cell>
          <table:table-cell table:style-name="ce7" table:formula="of:=[.AN117]+[.AO116]" office:value-type="float" office:value="229.9999375" calcext:value-type="float">
            <text:p>229.9999</text:p>
          </table:table-cell>
          <table:table-cell table:style-name="ce22" table:formula="of:=[.AO117]-2*([.$B117]-1)" office:value-type="float" office:value="-0.0000625000000127329" calcext:value-type="float">
            <text:p>-0.0000625</text:p>
          </table:table-cell>
          <table:table-cell table:style-name="Default" office:value-type="float" office:value="63627191467557.8" calcext:value-type="float">
            <text:p>63627191467557.8</text:p>
          </table:table-cell>
          <table:table-cell table:style-name="ce7" table:formula="of:=([.AQ117]-[.AQ116])/1000" office:value-type="float" office:value="2.0000546875" calcext:value-type="float">
            <text:p>2.0001</text:p>
          </table:table-cell>
          <table:table-cell table:style-name="ce7" table:formula="of:=[.AR117]+[.AS116]" office:value-type="float" office:value="230.000265625" calcext:value-type="float">
            <text:p>230.0003</text:p>
          </table:table-cell>
          <table:table-cell table:style-name="ce26" table:formula="of:=[.AS117]-2*([.$B117]-1)" office:value-type="float" office:value="0.00026562499996885" calcext:value-type="float">
            <text:p>0.000265625</text:p>
          </table:table-cell>
          <table:table-cell table:style-name="Default" office:value-type="float" office:value="63627191982642.8" calcext:value-type="float">
            <text:p>63627191982642.8</text:p>
          </table:table-cell>
          <table:table-cell table:style-name="ce7" table:formula="of:=([.AU117]-[.AU116])/1000" office:value-type="float" office:value="1.9981953125" calcext:value-type="float">
            <text:p>1.9982</text:p>
          </table:table-cell>
          <table:table-cell table:style-name="ce7" table:formula="of:=[.AV117]+[.AW116]" office:value-type="float" office:value="229.9995390625" calcext:value-type="float">
            <text:p>229.9995</text:p>
          </table:table-cell>
          <table:table-cell table:style-name="ce35" table:formula="of:=[.AW117]-2*([.$B117]-1)" office:value-type="float" office:value="-0.000460937499951797" calcext:value-type="float">
            <text:p>-0.0004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17" calcext:value-type="float">
            <text:p>117</text:p>
          </table:table-cell>
          <table:table-cell office:value-type="float" office:value="63627186776519.9" calcext:value-type="float">
            <text:p>63627186776519.9</text:p>
          </table:table-cell>
          <table:table-cell table:formula="of:=([.C118]-[.C117])/1000" office:value-type="float" office:value="1.9991328125" calcext:value-type="float">
            <text:p>1.9991</text:p>
          </table:table-cell>
          <table:table-cell table:formula="of:=[.D118]+[.E117]" office:value-type="float" office:value="232.0008828125" calcext:value-type="float">
            <text:p>232.0009</text:p>
          </table:table-cell>
          <table:table-cell table:style-name="ce9" table:formula="of:=[.E118]-2*([.$B118]-1)" office:value-type="float" office:value="0.000882812499895636" calcext:value-type="float">
            <text:p>0.0008828125</text:p>
          </table:table-cell>
          <table:table-cell table:style-name="Default" office:value-type="float" office:value="63627187295873.6" calcext:value-type="float">
            <text:p>63627187295873.6</text:p>
          </table:table-cell>
          <table:table-cell table:style-name="ce7" table:formula="of:=([.G118]-[.G117])/1000" office:value-type="float" office:value="1.9999140625" calcext:value-type="float">
            <text:p>1.9999</text:p>
          </table:table-cell>
          <table:table-cell table:style-name="ce7" table:formula="of:=[.H118]+[.I117]" office:value-type="float" office:value="232.0002265625" calcext:value-type="float">
            <text:p>232.0002</text:p>
          </table:table-cell>
          <table:table-cell table:style-name="ce10" table:formula="of:=[.I118]-2*([.$B118]-1)" office:value-type="float" office:value="0.000226562500074579" calcext:value-type="float">
            <text:p>0.0002265625</text:p>
          </table:table-cell>
          <table:table-cell table:style-name="Default" office:value-type="float" office:value="63627187763422.5" calcext:value-type="float">
            <text:p>63627187763422.5</text:p>
          </table:table-cell>
          <table:table-cell table:style-name="ce7" table:formula="of:=([.K118]-[.K117])/1000" office:value-type="float" office:value="1.99928125" calcext:value-type="float">
            <text:p>1.9993</text:p>
          </table:table-cell>
          <table:table-cell table:style-name="ce7" table:formula="of:=[.L118]+[.M117]" office:value-type="float" office:value="231.9998515625" calcext:value-type="float">
            <text:p>231.9999</text:p>
          </table:table-cell>
          <table:table-cell table:style-name="ce11" table:formula="of:=[.M118]-2*([.$B118]-1)" office:value-type="float" office:value="-0.000148437499888132" calcext:value-type="float">
            <text:p>-0.0001484375</text:p>
          </table:table-cell>
          <table:table-cell table:style-name="Default" office:value-type="float" office:value="63627188231319.5" calcext:value-type="float">
            <text:p>63627188231319.5</text:p>
          </table:table-cell>
          <table:table-cell table:style-name="ce7" table:formula="of:=([.O118]-[.O117])/1000" office:value-type="float" office:value="1.9998984375" calcext:value-type="float">
            <text:p>1.9999</text:p>
          </table:table-cell>
          <table:table-cell table:style-name="ce7" table:formula="of:=[.P118]+[.Q117]" office:value-type="float" office:value="231.9997578125" calcext:value-type="float">
            <text:p>231.9998</text:p>
          </table:table-cell>
          <table:table-cell table:style-name="ce12" table:formula="of:=[.Q118]-2*([.$B118]-1)" office:value-type="float" office:value="-0.000242187499964075" calcext:value-type="float">
            <text:p>-0.0002421875</text:p>
          </table:table-cell>
          <table:table-cell table:style-name="Default" office:value-type="float" office:value="63627188691494.7" calcext:value-type="float">
            <text:p>63627188691494.7</text:p>
          </table:table-cell>
          <table:table-cell table:style-name="ce7" table:formula="of:=([.S118]-[.S117])/1000" office:value-type="float" office:value="1.9976953125" calcext:value-type="float">
            <text:p>1.9977</text:p>
          </table:table-cell>
          <table:table-cell table:style-name="ce7" table:formula="of:=[.T118]+[.U117]" office:value-type="float" office:value="231.9988046875" calcext:value-type="float">
            <text:p>231.9988</text:p>
          </table:table-cell>
          <table:table-cell table:style-name="ce13" table:formula="of:=[.U118]-2*([.$B118]-1)" office:value-type="float" office:value="-0.0011953124999593" calcext:value-type="float">
            <text:p>-0.0011953125</text:p>
          </table:table-cell>
          <table:table-cell table:style-name="Default" office:value-type="float" office:value="63627189148424.5" calcext:value-type="float">
            <text:p>63627189148424.5</text:p>
          </table:table-cell>
          <table:table-cell table:style-name="ce7" table:formula="of:=([.W118]-[.W117])/1000" office:value-type="float" office:value="2.000734375" calcext:value-type="float">
            <text:p>2.0007</text:p>
          </table:table-cell>
          <table:table-cell table:style-name="ce7" table:formula="of:=[.X118]+[.Y117]" office:value-type="float" office:value="232.0008125" calcext:value-type="float">
            <text:p>232.0008</text:p>
          </table:table-cell>
          <table:table-cell table:style-name="ce14" table:formula="of:=[.Y118]-2*([.$B118]-1)" office:value-type="float" office:value="0.000812499999938154" calcext:value-type="float">
            <text:p>0.0008125</text:p>
          </table:table-cell>
          <table:table-cell table:style-name="Default" office:value-type="float" office:value="63627189615197.2" calcext:value-type="float">
            <text:p>63627189615197.2</text:p>
          </table:table-cell>
          <table:table-cell table:style-name="ce15" table:formula="of:=([.AA118]-[.AA117])/1000" office:value-type="float" office:value="1.9978359375" calcext:value-type="float">
            <text:p>1.9978</text:p>
          </table:table-cell>
          <table:table-cell table:style-name="ce7" table:formula="of:=[.AB118]+[.AC117]" office:value-type="float" office:value="233.9986640625" calcext:value-type="float">
            <text:p>233.9987</text:p>
          </table:table-cell>
          <table:table-cell table:style-name="ce16" table:formula="of:=[.AC118]-2*([.$B118]-1)" office:value-type="float" office:value="1.99866406250004" calcext:value-type="float">
            <text:p>1.9986640625</text:p>
          </table:table-cell>
          <table:table-cell table:style-name="Default" office:value-type="float" office:value="63627190075132.2" calcext:value-type="float">
            <text:p>63627190075132.2</text:p>
          </table:table-cell>
          <table:table-cell table:style-name="ce7" table:formula="of:=([.AE118]-[.AE117])/1000" office:value-type="float" office:value="2.0015546875" calcext:value-type="float">
            <text:p>2.0016</text:p>
          </table:table-cell>
          <table:table-cell table:style-name="ce7" table:formula="of:=[.AF118]+[.AG117]" office:value-type="float" office:value="232.000125" calcext:value-type="float">
            <text:p>232.0001</text:p>
          </table:table-cell>
          <table:table-cell table:style-name="ce20" table:formula="of:=[.AG118]-2*([.$B118]-1)" office:value-type="float" office:value="0.000125000000082309" calcext:value-type="float">
            <text:p>0.000125</text:p>
          </table:table-cell>
          <table:table-cell table:style-name="Default" office:value-type="float" office:value="63627190541458.7" calcext:value-type="float">
            <text:p>63627190541458.7</text:p>
          </table:table-cell>
          <table:table-cell table:style-name="ce7" table:formula="of:=([.AI118]-[.AI117])/1000" office:value-type="float" office:value="2.000109375" calcext:value-type="float">
            <text:p>2.0001</text:p>
          </table:table-cell>
          <table:table-cell table:style-name="ce7" table:formula="of:=[.AJ118]+[.AK117]" office:value-type="float" office:value="231.9985625" calcext:value-type="float">
            <text:p>231.9986</text:p>
          </table:table-cell>
          <table:table-cell table:style-name="ce21" table:formula="of:=[.AK118]-2*([.$B118]-1)" office:value-type="float" office:value="-0.00143750000000864" calcext:value-type="float">
            <text:p>-0.0014375</text:p>
          </table:table-cell>
          <table:table-cell table:style-name="Default" office:value-type="float" office:value="63627191004531.2" calcext:value-type="float">
            <text:p>63627191004531.2</text:p>
          </table:table-cell>
          <table:table-cell table:style-name="ce7" table:formula="of:=([.AM118]-[.AM117])/1000" office:value-type="float" office:value="1.9997578125" calcext:value-type="float">
            <text:p>1.9998</text:p>
          </table:table-cell>
          <table:table-cell table:style-name="ce7" table:formula="of:=[.AN118]+[.AO117]" office:value-type="float" office:value="231.9996953125" calcext:value-type="float">
            <text:p>231.9997</text:p>
          </table:table-cell>
          <table:table-cell table:style-name="ce22" table:formula="of:=[.AO118]-2*([.$B118]-1)" office:value-type="float" office:value="-0.00030468750000523" calcext:value-type="float">
            <text:p>-0.0003046875</text:p>
          </table:table-cell>
          <table:table-cell table:style-name="Default" office:value-type="float" office:value="63627191469557" calcext:value-type="float">
            <text:p>63627191469557</text:p>
          </table:table-cell>
          <table:table-cell table:style-name="ce7" table:formula="of:=([.AQ118]-[.AQ117])/1000" office:value-type="float" office:value="1.9992109375" calcext:value-type="float">
            <text:p>1.9992</text:p>
          </table:table-cell>
          <table:table-cell table:style-name="ce7" table:formula="of:=[.AR118]+[.AS117]" office:value-type="float" office:value="231.9994765625" calcext:value-type="float">
            <text:p>231.9995</text:p>
          </table:table-cell>
          <table:table-cell table:style-name="ce26" table:formula="of:=[.AS118]-2*([.$B118]-1)" office:value-type="float" office:value="-0.000523437500021373" calcext:value-type="float">
            <text:p>-0.0005234375</text:p>
          </table:table-cell>
          <table:table-cell table:style-name="Default" office:value-type="float" office:value="63627191984643.2" calcext:value-type="float">
            <text:p>63627191984643.2</text:p>
          </table:table-cell>
          <table:table-cell table:style-name="ce7" table:formula="of:=([.AU118]-[.AU117])/1000" office:value-type="float" office:value="2.000390625" calcext:value-type="float">
            <text:p>2.0004</text:p>
          </table:table-cell>
          <table:table-cell table:style-name="ce7" table:formula="of:=[.AV118]+[.AW117]" office:value-type="float" office:value="231.9999296875" calcext:value-type="float">
            <text:p>231.9999</text:p>
          </table:table-cell>
          <table:table-cell table:style-name="ce35" table:formula="of:=[.AW118]-2*([.$B118]-1)" office:value-type="float" office:value="-0.0000703124999574811" calcext:value-type="float">
            <text:p>-7.03124999574811E-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18" calcext:value-type="float">
            <text:p>118</text:p>
          </table:table-cell>
          <table:table-cell office:value-type="float" office:value="63627186778519" calcext:value-type="float">
            <text:p>63627186778519</text:p>
          </table:table-cell>
          <table:table-cell table:formula="of:=([.C119]-[.C118])/1000" office:value-type="float" office:value="1.999109375" calcext:value-type="float">
            <text:p>1.9991</text:p>
          </table:table-cell>
          <table:table-cell table:formula="of:=[.D119]+[.E118]" office:value-type="float" office:value="233.9999921875" calcext:value-type="float">
            <text:p>234.0000</text:p>
          </table:table-cell>
          <table:table-cell table:style-name="ce9" table:formula="of:=[.E119]-2*([.$B119]-1)" office:value-type="float" office:value="-0.00000781250011527845" calcext:value-type="float">
            <text:p>-7.81250011527845E-06</text:p>
          </table:table-cell>
          <table:table-cell table:style-name="Default" office:value-type="float" office:value="63627187297872" calcext:value-type="float">
            <text:p>63627187297872</text:p>
          </table:table-cell>
          <table:table-cell table:style-name="ce7" table:formula="of:=([.G119]-[.G118])/1000" office:value-type="float" office:value="1.9984453125" calcext:value-type="float">
            <text:p>1.9984</text:p>
          </table:table-cell>
          <table:table-cell table:style-name="ce7" table:formula="of:=[.H119]+[.I118]" office:value-type="float" office:value="233.998671875" calcext:value-type="float">
            <text:p>233.9987</text:p>
          </table:table-cell>
          <table:table-cell table:style-name="ce10" table:formula="of:=[.I119]-2*([.$B119]-1)" office:value-type="float" office:value="-0.00132812499992951" calcext:value-type="float">
            <text:p>-0.001328125</text:p>
          </table:table-cell>
          <table:table-cell table:style-name="Default" office:value-type="float" office:value="63627187765422.8" calcext:value-type="float">
            <text:p>63627187765422.8</text:p>
          </table:table-cell>
          <table:table-cell table:style-name="ce7" table:formula="of:=([.K119]-[.K118])/1000" office:value-type="float" office:value="2.00034375" calcext:value-type="float">
            <text:p>2.0003</text:p>
          </table:table-cell>
          <table:table-cell table:style-name="ce7" table:formula="of:=[.L119]+[.M118]" office:value-type="float" office:value="234.0001953125" calcext:value-type="float">
            <text:p>234.0002</text:p>
          </table:table-cell>
          <table:table-cell table:style-name="ce11" table:formula="of:=[.M119]-2*([.$B119]-1)" office:value-type="float" office:value="0.000195312500125056" calcext:value-type="float">
            <text:p>0.0001953125</text:p>
          </table:table-cell>
          <table:table-cell table:style-name="Default" office:value-type="float" office:value="63627188233320.4" calcext:value-type="float">
            <text:p>63627188233320.4</text:p>
          </table:table-cell>
          <table:table-cell table:style-name="ce7" table:formula="of:=([.O119]-[.O118])/1000" office:value-type="float" office:value="2.0009140625" calcext:value-type="float">
            <text:p>2.0009</text:p>
          </table:table-cell>
          <table:table-cell table:style-name="ce7" table:formula="of:=[.P119]+[.Q118]" office:value-type="float" office:value="234.000671875" calcext:value-type="float">
            <text:p>234.0007</text:p>
          </table:table-cell>
          <table:table-cell table:style-name="ce12" table:formula="of:=[.Q119]-2*([.$B119]-1)" office:value-type="float" office:value="0.000671875000023192" calcext:value-type="float">
            <text:p>0.000671875</text:p>
          </table:table-cell>
          <table:table-cell table:style-name="Default" office:value-type="float" office:value="63627188693495.2" calcext:value-type="float">
            <text:p>63627188693495.2</text:p>
          </table:table-cell>
          <table:table-cell table:style-name="ce7" table:formula="of:=([.S119]-[.S118])/1000" office:value-type="float" office:value="2.0005625" calcext:value-type="float">
            <text:p>2.0006</text:p>
          </table:table-cell>
          <table:table-cell table:style-name="ce7" table:formula="of:=[.T119]+[.U118]" office:value-type="float" office:value="233.9993671875" calcext:value-type="float">
            <text:p>233.9994</text:p>
          </table:table-cell>
          <table:table-cell table:style-name="ce13" table:formula="of:=[.U119]-2*([.$B119]-1)" office:value-type="float" office:value="-0.000632812499958391" calcext:value-type="float">
            <text:p>-0.0006328125</text:p>
          </table:table-cell>
          <table:table-cell table:style-name="Default" office:value-type="float" office:value="63627189150422.3" calcext:value-type="float">
            <text:p>63627189150422.3</text:p>
          </table:table-cell>
          <table:table-cell table:style-name="ce7" table:formula="of:=([.W119]-[.W118])/1000" office:value-type="float" office:value="1.99778125" calcext:value-type="float">
            <text:p>1.9978</text:p>
          </table:table-cell>
          <table:table-cell table:style-name="ce7" table:formula="of:=[.X119]+[.Y118]" office:value-type="float" office:value="233.99859375" calcext:value-type="float">
            <text:p>233.9986</text:p>
          </table:table-cell>
          <table:table-cell table:style-name="ce14" table:formula="of:=[.Y119]-2*([.$B119]-1)" office:value-type="float" office:value="-0.00140625000005912" calcext:value-type="float">
            <text:p>-0.00140625</text:p>
          </table:table-cell>
          <table:table-cell table:style-name="Default" office:value-type="float" office:value="63627189617199.5" calcext:value-type="float">
            <text:p>63627189617199.5</text:p>
          </table:table-cell>
          <table:table-cell table:style-name="ce15" table:formula="of:=([.AA119]-[.AA118])/1000" office:value-type="float" office:value="2.00225" calcext:value-type="float">
            <text:p>2.0023</text:p>
          </table:table-cell>
          <table:table-cell table:style-name="ce7" table:formula="of:=[.AB119]+[.AC118]" office:value-type="float" office:value="236.0009140625" calcext:value-type="float">
            <text:p>236.0009</text:p>
          </table:table-cell>
          <table:table-cell table:style-name="ce16" table:formula="of:=[.AC119]-2*([.$B119]-1)" office:value-type="float" office:value="2.00091406250004" calcext:value-type="float">
            <text:p>2.0009140625</text:p>
          </table:table-cell>
          <table:table-cell table:style-name="Default" office:value-type="float" office:value="63627190077131.4" calcext:value-type="float">
            <text:p>63627190077131.4</text:p>
          </table:table-cell>
          <table:table-cell table:style-name="ce7" table:formula="of:=([.AE119]-[.AE118])/1000" office:value-type="float" office:value="1.9991953125" calcext:value-type="float">
            <text:p>1.9992</text:p>
          </table:table-cell>
          <table:table-cell table:style-name="ce7" table:formula="of:=[.AF119]+[.AG118]" office:value-type="float" office:value="233.9993203125" calcext:value-type="float">
            <text:p>233.9993</text:p>
          </table:table-cell>
          <table:table-cell table:style-name="ce20" table:formula="of:=[.AG119]-2*([.$B119]-1)" office:value-type="float" office:value="-0.000679687499911097" calcext:value-type="float">
            <text:p>-0.0006796875</text:p>
          </table:table-cell>
          <table:table-cell table:style-name="Default" office:value-type="float" office:value="63627190543459.5" calcext:value-type="float">
            <text:p>63627190543459.5</text:p>
          </table:table-cell>
          <table:table-cell table:style-name="ce7" table:formula="of:=([.AI119]-[.AI118])/1000" office:value-type="float" office:value="2.0007734375" calcext:value-type="float">
            <text:p>2.0008</text:p>
          </table:table-cell>
          <table:table-cell table:style-name="ce7" table:formula="of:=[.AJ119]+[.AK118]" office:value-type="float" office:value="233.9993359375" calcext:value-type="float">
            <text:p>233.9993</text:p>
          </table:table-cell>
          <table:table-cell table:style-name="ce21" table:formula="of:=[.AK119]-2*([.$B119]-1)" office:value-type="float" office:value="-0.000664062500021601" calcext:value-type="float">
            <text:p>-0.0006640625</text:p>
          </table:table-cell>
          <table:table-cell table:style-name="Default" office:value-type="float" office:value="63627191006532.5" calcext:value-type="float">
            <text:p>63627191006532.5</text:p>
          </table:table-cell>
          <table:table-cell table:style-name="ce7" table:formula="of:=([.AM119]-[.AM118])/1000" office:value-type="float" office:value="2.0012890625" calcext:value-type="float">
            <text:p>2.0013</text:p>
          </table:table-cell>
          <table:table-cell table:style-name="ce7" table:formula="of:=[.AN119]+[.AO118]" office:value-type="float" office:value="234.000984375" calcext:value-type="float">
            <text:p>234.0010</text:p>
          </table:table-cell>
          <table:table-cell table:style-name="ce22" table:formula="of:=[.AO119]-2*([.$B119]-1)" office:value-type="float" office:value="0.000984375000001592" calcext:value-type="float">
            <text:p>0.000984375</text:p>
          </table:table-cell>
          <table:table-cell table:style-name="Default" office:value-type="float" office:value="63627191471556.8" calcext:value-type="float">
            <text:p>63627191471556.8</text:p>
          </table:table-cell>
          <table:table-cell table:style-name="ce7" table:formula="of:=([.AQ119]-[.AQ118])/1000" office:value-type="float" office:value="1.9998125" calcext:value-type="float">
            <text:p>1.9998</text:p>
          </table:table-cell>
          <table:table-cell table:style-name="ce7" table:formula="of:=[.AR119]+[.AS118]" office:value-type="float" office:value="233.9992890625" calcext:value-type="float">
            <text:p>233.9993</text:p>
          </table:table-cell>
          <table:table-cell table:style-name="ce26" table:formula="of:=[.AS119]-2*([.$B119]-1)" office:value-type="float" office:value="-0.00071093750003115" calcext:value-type="float">
            <text:p>-0.0007109375</text:p>
          </table:table-cell>
          <table:table-cell table:style-name="Default" office:value-type="float" office:value="63627191986643.2" calcext:value-type="float">
            <text:p>63627191986643.2</text:p>
          </table:table-cell>
          <table:table-cell table:style-name="ce7" table:formula="of:=([.AU119]-[.AU118])/1000" office:value-type="float" office:value="1.99996875" calcext:value-type="float">
            <text:p>2.0000</text:p>
          </table:table-cell>
          <table:table-cell table:style-name="ce7" table:formula="of:=[.AV119]+[.AW118]" office:value-type="float" office:value="233.9998984375" calcext:value-type="float">
            <text:p>233.9999</text:p>
          </table:table-cell>
          <table:table-cell table:style-name="ce35" table:formula="of:=[.AW119]-2*([.$B119]-1)" office:value-type="float" office:value="-0.000101562499963848" calcext:value-type="float">
            <text:p>-0.000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19" calcext:value-type="float">
            <text:p>119</text:p>
          </table:table-cell>
          <table:table-cell office:value-type="float" office:value="63627186780518.8" calcext:value-type="float">
            <text:p>63627186780518.8</text:p>
          </table:table-cell>
          <table:table-cell table:formula="of:=([.C120]-[.C119])/1000" office:value-type="float" office:value="1.9998046875" calcext:value-type="float">
            <text:p>1.9998</text:p>
          </table:table-cell>
          <table:table-cell table:formula="of:=[.D120]+[.E119]" office:value-type="float" office:value="235.999796875" calcext:value-type="float">
            <text:p>235.9998</text:p>
          </table:table-cell>
          <table:table-cell table:style-name="ce9" table:formula="of:=[.E120]-2*([.$B120]-1)" office:value-type="float" office:value="-0.000203125000126647" calcext:value-type="float">
            <text:p>-0.000203125</text:p>
          </table:table-cell>
          <table:table-cell table:style-name="Default" office:value-type="float" office:value="63627187299872.1" calcext:value-type="float">
            <text:p>63627187299872.1</text:p>
          </table:table-cell>
          <table:table-cell table:style-name="ce7" table:formula="of:=([.G120]-[.G119])/1000" office:value-type="float" office:value="2.00009375" calcext:value-type="float">
            <text:p>2.0001</text:p>
          </table:table-cell>
          <table:table-cell table:style-name="ce7" table:formula="of:=[.H120]+[.I119]" office:value-type="float" office:value="235.998765625" calcext:value-type="float">
            <text:p>235.9988</text:p>
          </table:table-cell>
          <table:table-cell table:style-name="ce10" table:formula="of:=[.I120]-2*([.$B120]-1)" office:value-type="float" office:value="-0.00123437499993884" calcext:value-type="float">
            <text:p>-0.001234375</text:p>
          </table:table-cell>
          <table:table-cell table:style-name="Default" office:value-type="float" office:value="63627187767424.5" calcext:value-type="float">
            <text:p>63627187767424.5</text:p>
          </table:table-cell>
          <table:table-cell table:style-name="ce7" table:formula="of:=([.K120]-[.K119])/1000" office:value-type="float" office:value="2.0016953125" calcext:value-type="float">
            <text:p>2.0017</text:p>
          </table:table-cell>
          <table:table-cell table:style-name="ce7" table:formula="of:=[.L120]+[.M119]" office:value-type="float" office:value="236.001890625" calcext:value-type="float">
            <text:p>236.0019</text:p>
          </table:table-cell>
          <table:table-cell table:style-name="ce11" table:formula="of:=[.M120]-2*([.$B120]-1)" office:value-type="float" office:value="0.00189062500012938" calcext:value-type="float">
            <text:p>0.001890625</text:p>
          </table:table-cell>
          <table:table-cell table:style-name="Default" office:value-type="float" office:value="63627188235319" calcext:value-type="float">
            <text:p>63627188235319</text:p>
          </table:table-cell>
          <table:table-cell table:style-name="ce7" table:formula="of:=([.O120]-[.O119])/1000" office:value-type="float" office:value="1.9986015625" calcext:value-type="float">
            <text:p>1.9986</text:p>
          </table:table-cell>
          <table:table-cell table:style-name="ce7" table:formula="of:=[.P120]+[.Q119]" office:value-type="float" office:value="235.9992734375" calcext:value-type="float">
            <text:p>235.9993</text:p>
          </table:table-cell>
          <table:table-cell table:style-name="ce12" table:formula="of:=[.Q120]-2*([.$B120]-1)" office:value-type="float" office:value="-0.00072656249997749" calcext:value-type="float">
            <text:p>-0.0007265625</text:p>
          </table:table-cell>
          <table:table-cell table:style-name="Default" office:value-type="float" office:value="63627188695496.3" calcext:value-type="float">
            <text:p>63627188695496.3</text:p>
          </table:table-cell>
          <table:table-cell table:style-name="ce7" table:formula="of:=([.S120]-[.S119])/1000" office:value-type="float" office:value="2.0010859375" calcext:value-type="float">
            <text:p>2.0011</text:p>
          </table:table-cell>
          <table:table-cell table:style-name="ce7" table:formula="of:=[.T120]+[.U119]" office:value-type="float" office:value="236.000453125" calcext:value-type="float">
            <text:p>236.0005</text:p>
          </table:table-cell>
          <table:table-cell table:style-name="ce13" table:formula="of:=[.U120]-2*([.$B120]-1)" office:value-type="float" office:value="0.00045312500003547" calcext:value-type="float">
            <text:p>0.000453125</text:p>
          </table:table-cell>
          <table:table-cell table:style-name="Default" office:value-type="float" office:value="63627189152422.4" calcext:value-type="float">
            <text:p>63627189152422.4</text:p>
          </table:table-cell>
          <table:table-cell table:style-name="ce7" table:formula="of:=([.W120]-[.W119])/1000" office:value-type="float" office:value="2.0001484375" calcext:value-type="float">
            <text:p>2.0001</text:p>
          </table:table-cell>
          <table:table-cell table:style-name="ce7" table:formula="of:=[.X120]+[.Y119]" office:value-type="float" office:value="235.9987421875" calcext:value-type="float">
            <text:p>235.9987</text:p>
          </table:table-cell>
          <table:table-cell table:style-name="ce14" table:formula="of:=[.Y120]-2*([.$B120]-1)" office:value-type="float" office:value="-0.0012578125000573" calcext:value-type="float">
            <text:p>-0.0012578125</text:p>
          </table:table-cell>
          <table:table-cell table:style-name="Default" office:value-type="float" office:value="63627189619198.8" calcext:value-type="float">
            <text:p>63627189619198.8</text:p>
          </table:table-cell>
          <table:table-cell table:style-name="ce15" table:formula="of:=([.AA120]-[.AA119])/1000" office:value-type="float" office:value="1.9993515625" calcext:value-type="float">
            <text:p>1.9994</text:p>
          </table:table-cell>
          <table:table-cell table:style-name="ce7" table:formula="of:=[.AB120]+[.AC119]" office:value-type="float" office:value="238.000265625" calcext:value-type="float">
            <text:p>238.0003</text:p>
          </table:table-cell>
          <table:table-cell table:style-name="ce16" table:formula="of:=[.AC120]-2*([.$B120]-1)" office:value-type="float" office:value="2.00026562500005" calcext:value-type="float">
            <text:p>2.000265625</text:p>
          </table:table-cell>
          <table:table-cell table:style-name="Default" office:value-type="float" office:value="63627190079130.7" calcext:value-type="float">
            <text:p>63627190079130.7</text:p>
          </table:table-cell>
          <table:table-cell table:style-name="ce7" table:formula="of:=([.AE120]-[.AE119])/1000" office:value-type="float" office:value="1.999296875" calcext:value-type="float">
            <text:p>1.9993</text:p>
          </table:table-cell>
          <table:table-cell table:style-name="ce7" table:formula="of:=[.AF120]+[.AG119]" office:value-type="float" office:value="235.9986171875" calcext:value-type="float">
            <text:p>235.9986</text:p>
          </table:table-cell>
          <table:table-cell table:style-name="ce20" table:formula="of:=[.AG120]-2*([.$B120]-1)" office:value-type="float" office:value="-0.00138281249991223" calcext:value-type="float">
            <text:p>-0.0013828125</text:p>
          </table:table-cell>
          <table:table-cell table:style-name="Default" office:value-type="float" office:value="63627190546898" calcext:value-type="float">
            <text:p>63627190546898</text:p>
          </table:table-cell>
          <table:table-cell table:style-name="ce7" table:formula="of:=([.AI120]-[.AI119])/1000" office:value-type="float" office:value="3.438453125" calcext:value-type="float">
            <text:p>3.4385</text:p>
          </table:table-cell>
          <table:table-cell table:style-name="ce7" table:formula="of:=[.AJ120]+[.AK119]" office:value-type="float" office:value="237.4377890625" calcext:value-type="float">
            <text:p>237.4378</text:p>
          </table:table-cell>
          <table:table-cell table:style-name="ce21" table:formula="of:=[.AK120]-2*([.$B120]-1)" office:value-type="float" office:value="1.43778906249997" calcext:value-type="float">
            <text:p>1.4377890625</text:p>
          </table:table-cell>
          <table:table-cell table:style-name="Default" office:value-type="float" office:value="63627191009552.7" calcext:value-type="float">
            <text:p>63627191009552.7</text:p>
          </table:table-cell>
          <table:table-cell table:style-name="ce7" table:formula="of:=([.AM120]-[.AM119])/1000" office:value-type="float" office:value="3.0202109375" calcext:value-type="float">
            <text:p>3.0202</text:p>
          </table:table-cell>
          <table:table-cell table:style-name="ce7" table:formula="of:=[.AN120]+[.AO119]" office:value-type="float" office:value="237.0211953125" calcext:value-type="float">
            <text:p>237.0212</text:p>
          </table:table-cell>
          <table:table-cell table:style-name="ce22" table:formula="of:=[.AO120]-2*([.$B120]-1)" office:value-type="float" office:value="1.0211953125" calcext:value-type="float">
            <text:p>1.0211953125</text:p>
          </table:table-cell>
          <table:table-cell table:style-name="Default" office:value-type="float" office:value="63627191473558.8" calcext:value-type="float">
            <text:p>63627191473558.8</text:p>
          </table:table-cell>
          <table:table-cell table:style-name="ce7" table:formula="of:=([.AQ120]-[.AQ119])/1000" office:value-type="float" office:value="2.0020390625" calcext:value-type="float">
            <text:p>2.0020</text:p>
          </table:table-cell>
          <table:table-cell table:style-name="ce7" table:formula="of:=[.AR120]+[.AS119]" office:value-type="float" office:value="236.001328125" calcext:value-type="float">
            <text:p>236.0013</text:p>
          </table:table-cell>
          <table:table-cell table:style-name="ce26" table:formula="of:=[.AS120]-2*([.$B120]-1)" office:value-type="float" office:value="0.00132812499995794" calcext:value-type="float">
            <text:p>0.001328125</text:p>
          </table:table-cell>
          <table:table-cell table:formula="of:=[.AU121]" office:value-type="float" office:value="63627191991735.8" calcext:value-type="float">
            <text:p>63627191991735.8</text:p>
          </table:table-cell>
          <table:table-cell table:style-name="ce7" table:formula="of:=([.AU120]-[.AU119])/1000" office:value-type="float" office:value="5.0925625" calcext:value-type="float">
            <text:p>5.0926</text:p>
          </table:table-cell>
          <table:table-cell table:style-name="ce7" table:formula="of:=[.AV120]+[.AW119]" office:value-type="float" office:value="239.0924609375" calcext:value-type="float">
            <text:p>239.0925</text:p>
          </table:table-cell>
          <table:table-cell table:style-name="ce35" table:formula="of:=[.AW120]-2*([.$B120]-1)" office:value-type="float" office:value="3.09246093750005" calcext:value-type="float">
            <text:p>3.0924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20" calcext:value-type="float">
            <text:p>120</text:p>
          </table:table-cell>
          <table:table-cell office:value-type="float" office:value="63627186782519" calcext:value-type="float">
            <text:p>63627186782519</text:p>
          </table:table-cell>
          <table:table-cell table:formula="of:=([.C121]-[.C120])/1000" office:value-type="float" office:value="2.000171875" calcext:value-type="float">
            <text:p>2.0002</text:p>
          </table:table-cell>
          <table:table-cell table:formula="of:=[.D121]+[.E120]" office:value-type="float" office:value="237.99996875" calcext:value-type="float">
            <text:p>238.0000</text:p>
          </table:table-cell>
          <table:table-cell table:style-name="ce9" table:formula="of:=[.E121]-2*([.$B121]-1)" office:value-type="float" office:value="-0.0000312500001200533" calcext:value-type="float">
            <text:p>-0.00003125</text:p>
          </table:table-cell>
          <table:table-cell table:style-name="Default" office:value-type="float" office:value="63627187301873.4" calcext:value-type="float">
            <text:p>63627187301873.4</text:p>
          </table:table-cell>
          <table:table-cell table:style-name="ce7" table:formula="of:=([.G121]-[.G120])/1000" office:value-type="float" office:value="2.0013125" calcext:value-type="float">
            <text:p>2.0013</text:p>
          </table:table-cell>
          <table:table-cell table:style-name="ce7" table:formula="of:=[.H121]+[.I120]" office:value-type="float" office:value="238.000078125" calcext:value-type="float">
            <text:p>238.0001</text:p>
          </table:table-cell>
          <table:table-cell table:style-name="ce10" table:formula="of:=[.I121]-2*([.$B121]-1)" office:value-type="float" office:value="0.0000781250000727596" calcext:value-type="float">
            <text:p>0.000078125</text:p>
          </table:table-cell>
          <table:table-cell table:style-name="Default" office:value-type="float" office:value="63627187769424.1" calcext:value-type="float">
            <text:p>63627187769424.1</text:p>
          </table:table-cell>
          <table:table-cell table:style-name="ce7" table:formula="of:=([.K121]-[.K120])/1000" office:value-type="float" office:value="1.9995625" calcext:value-type="float">
            <text:p>1.9996</text:p>
          </table:table-cell>
          <table:table-cell table:style-name="ce7" table:formula="of:=[.L121]+[.M120]" office:value-type="float" office:value="238.001453125" calcext:value-type="float">
            <text:p>238.0015</text:p>
          </table:table-cell>
          <table:table-cell table:style-name="ce11" table:formula="of:=[.M121]-2*([.$B121]-1)" office:value-type="float" office:value="0.00145312500012551" calcext:value-type="float">
            <text:p>0.001453125</text:p>
          </table:table-cell>
          <table:table-cell table:style-name="Default" office:value-type="float" office:value="63627188237318.6" calcext:value-type="float">
            <text:p>63627188237318.6</text:p>
          </table:table-cell>
          <table:table-cell table:style-name="ce7" table:formula="of:=([.O121]-[.O120])/1000" office:value-type="float" office:value="1.9996015625" calcext:value-type="float">
            <text:p>1.9996</text:p>
          </table:table-cell>
          <table:table-cell table:style-name="ce7" table:formula="of:=[.P121]+[.Q120]" office:value-type="float" office:value="237.998875" calcext:value-type="float">
            <text:p>237.9989</text:p>
          </table:table-cell>
          <table:table-cell table:style-name="ce12" table:formula="of:=[.Q121]-2*([.$B121]-1)" office:value-type="float" office:value="-0.0011249999999734" calcext:value-type="float">
            <text:p>-0.001125</text:p>
          </table:table-cell>
          <table:table-cell table:style-name="Default" office:value-type="float" office:value="63627188697496.9" calcext:value-type="float">
            <text:p>63627188697496.9</text:p>
          </table:table-cell>
          <table:table-cell table:style-name="ce7" table:formula="of:=([.S121]-[.S120])/1000" office:value-type="float" office:value="2.00059375" calcext:value-type="float">
            <text:p>2.0006</text:p>
          </table:table-cell>
          <table:table-cell table:style-name="ce7" table:formula="of:=[.T121]+[.U120]" office:value-type="float" office:value="238.001046875" calcext:value-type="float">
            <text:p>238.0010</text:p>
          </table:table-cell>
          <table:table-cell table:style-name="ce13" table:formula="of:=[.U121]-2*([.$B121]-1)" office:value-type="float" office:value="0.00104687500004275" calcext:value-type="float">
            <text:p>0.001046875</text:p>
          </table:table-cell>
          <table:table-cell table:style-name="Default" office:value-type="float" office:value="63627189154423.9" calcext:value-type="float">
            <text:p>63627189154423.9</text:p>
          </table:table-cell>
          <table:table-cell table:style-name="ce7" table:formula="of:=([.W121]-[.W120])/1000" office:value-type="float" office:value="2.0014921875" calcext:value-type="float">
            <text:p>2.0015</text:p>
          </table:table-cell>
          <table:table-cell table:style-name="ce7" table:formula="of:=[.X121]+[.Y120]" office:value-type="float" office:value="238.000234375" calcext:value-type="float">
            <text:p>238.0002</text:p>
          </table:table-cell>
          <table:table-cell table:style-name="ce14" table:formula="of:=[.Y121]-2*([.$B121]-1)" office:value-type="float" office:value="0.000234374999934062" calcext:value-type="float">
            <text:p>0.000234375</text:p>
          </table:table-cell>
          <table:table-cell table:style-name="Default" office:value-type="float" office:value="63627189621199.7" calcext:value-type="float">
            <text:p>63627189621199.7</text:p>
          </table:table-cell>
          <table:table-cell table:style-name="ce15" table:formula="of:=([.AA121]-[.AA120])/1000" office:value-type="float" office:value="2.0008515625" calcext:value-type="float">
            <text:p>2.0009</text:p>
          </table:table-cell>
          <table:table-cell table:style-name="ce7" table:formula="of:=[.AB121]+[.AC120]" office:value-type="float" office:value="240.0011171875" calcext:value-type="float">
            <text:p>240.0011</text:p>
          </table:table-cell>
          <table:table-cell table:style-name="ce16" table:formula="of:=[.AC121]-2*([.$B121]-1)" office:value-type="float" office:value="2.00111718750006" calcext:value-type="float">
            <text:p>2.0011171875</text:p>
          </table:table-cell>
          <table:table-cell table:style-name="Default" office:value-type="float" office:value="63627190081130.6" calcext:value-type="float">
            <text:p>63627190081130.6</text:p>
          </table:table-cell>
          <table:table-cell table:style-name="ce7" table:formula="of:=([.AE121]-[.AE120])/1000" office:value-type="float" office:value="1.99990625" calcext:value-type="float">
            <text:p>1.9999</text:p>
          </table:table-cell>
          <table:table-cell table:style-name="ce7" table:formula="of:=[.AF121]+[.AG120]" office:value-type="float" office:value="237.9985234375" calcext:value-type="float">
            <text:p>237.9985</text:p>
          </table:table-cell>
          <table:table-cell table:style-name="ce20" table:formula="of:=[.AG121]-2*([.$B121]-1)" office:value-type="float" office:value="-0.00147656249990291" calcext:value-type="float">
            <text:p>-0.0014765625</text:p>
          </table:table-cell>
          <table:table-cell table:style-name="Default" office:value-type="float" office:value="63627190547460.6" calcext:value-type="float">
            <text:p>63627190547460.6</text:p>
          </table:table-cell>
          <table:table-cell table:style-name="ce7" table:formula="of:=([.AI121]-[.AI120])/1000" office:value-type="float" office:value="0.5626328125" calcext:value-type="float">
            <text:p>0.5626</text:p>
          </table:table-cell>
          <table:table-cell table:style-name="ce7" table:formula="of:=[.AJ121]+[.AK120]" office:value-type="float" office:value="238.000421875" calcext:value-type="float">
            <text:p>238.0004</text:p>
          </table:table-cell>
          <table:table-cell table:style-name="ce21" table:formula="of:=[.AK121]-2*([.$B121]-1)" office:value-type="float" office:value="0.00042187499997226" calcext:value-type="float">
            <text:p>0.000421875</text:p>
          </table:table-cell>
          <table:table-cell table:style-name="Default" office:value-type="float" office:value="63627191010532.7" calcext:value-type="float">
            <text:p>63627191010532.7</text:p>
          </table:table-cell>
          <table:table-cell table:style-name="ce7" table:formula="of:=([.AM121]-[.AM120])/1000" office:value-type="float" office:value="0.980015625" calcext:value-type="float">
            <text:p>0.9800</text:p>
          </table:table-cell>
          <table:table-cell table:style-name="ce7" table:formula="of:=[.AN121]+[.AO120]" office:value-type="float" office:value="238.0012109375" calcext:value-type="float">
            <text:p>238.0012</text:p>
          </table:table-cell>
          <table:table-cell table:style-name="ce22" table:formula="of:=[.AO121]-2*([.$B121]-1)" office:value-type="float" office:value="0.00121093749999091" calcext:value-type="float">
            <text:p>0.0012109375</text:p>
          </table:table-cell>
          <table:table-cell table:style-name="Default" office:value-type="float" office:value="63627191475556.2" calcext:value-type="float">
            <text:p>63627191475556.2</text:p>
          </table:table-cell>
          <table:table-cell table:style-name="ce7" table:formula="of:=([.AQ121]-[.AQ120])/1000" office:value-type="float" office:value="1.997421875" calcext:value-type="float">
            <text:p>1.9974</text:p>
          </table:table-cell>
          <table:table-cell table:style-name="ce7" table:formula="of:=[.AR121]+[.AS120]" office:value-type="float" office:value="237.99875" calcext:value-type="float">
            <text:p>237.9988</text:p>
          </table:table-cell>
          <table:table-cell table:style-name="ce26" table:formula="of:=[.AS121]-2*([.$B121]-1)" office:value-type="float" office:value="-0.00125000000005571" calcext:value-type="float">
            <text:p>-0.00125</text:p>
          </table:table-cell>
          <table:table-cell table:style-name="Default" office:value-type="float" office:value="63627191991735.8" calcext:value-type="float">
            <text:p>63627191991735.8</text:p>
          </table:table-cell>
          <table:table-cell table:style-name="ce7" table:formula="of:=([.AU121]-[.AU120])/1000" office:value-type="float" office:value="0" calcext:value-type="float">
            <text:p>0.0000</text:p>
          </table:table-cell>
          <table:table-cell table:style-name="ce7" table:formula="of:=[.AV121]+[.AW120]" office:value-type="float" office:value="239.0924609375" calcext:value-type="float">
            <text:p>239.0925</text:p>
          </table:table-cell>
          <table:table-cell table:style-name="ce35" table:formula="of:=[.AW121]-2*([.$B121]-1)" office:value-type="float" office:value="1.09246093750005" calcext:value-type="float">
            <text:p>1.0924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21" calcext:value-type="float">
            <text:p>121</text:p>
          </table:table-cell>
          <table:table-cell office:value-type="float" office:value="63627186784519.1" calcext:value-type="float">
            <text:p>63627186784519.1</text:p>
          </table:table-cell>
          <table:table-cell table:formula="of:=([.C122]-[.C121])/1000" office:value-type="float" office:value="2.0001640625" calcext:value-type="float">
            <text:p>2.0002</text:p>
          </table:table-cell>
          <table:table-cell table:formula="of:=[.D122]+[.E121]" office:value-type="float" office:value="240.0001328125" calcext:value-type="float">
            <text:p>240.0001</text:p>
          </table:table-cell>
          <table:table-cell table:style-name="ce9" table:formula="of:=[.E122]-2*([.$B122]-1)" office:value-type="float" office:value="0.000132812499884949" calcext:value-type="float">
            <text:p>0.0001328125</text:p>
          </table:table-cell>
          <table:table-cell table:style-name="Default" office:value-type="float" office:value="63627187303873.3" calcext:value-type="float">
            <text:p>63627187303873.3</text:p>
          </table:table-cell>
          <table:table-cell table:style-name="ce7" table:formula="of:=([.G122]-[.G121])/1000" office:value-type="float" office:value="1.999875" calcext:value-type="float">
            <text:p>1.9999</text:p>
          </table:table-cell>
          <table:table-cell table:style-name="ce7" table:formula="of:=[.H122]+[.I121]" office:value-type="float" office:value="239.999953125" calcext:value-type="float">
            <text:p>240.0000</text:p>
          </table:table-cell>
          <table:table-cell table:style-name="ce10" table:formula="of:=[.I122]-2*([.$B122]-1)" office:value-type="float" office:value="-0.0000468749999242846" calcext:value-type="float">
            <text:p>-0.000046875</text:p>
          </table:table-cell>
          <table:table-cell table:style-name="Default" office:value-type="float" office:value="63627187771422.8" calcext:value-type="float">
            <text:p>63627187771422.8</text:p>
          </table:table-cell>
          <table:table-cell table:style-name="ce7" table:formula="of:=([.K122]-[.K121])/1000" office:value-type="float" office:value="1.99875" calcext:value-type="float">
            <text:p>1.9988</text:p>
          </table:table-cell>
          <table:table-cell table:style-name="ce7" table:formula="of:=[.L122]+[.M121]" office:value-type="float" office:value="240.000203125" calcext:value-type="float">
            <text:p>240.0002</text:p>
          </table:table-cell>
          <table:table-cell table:style-name="ce11" table:formula="of:=[.M122]-2*([.$B122]-1)" office:value-type="float" office:value="0.000203125000126647" calcext:value-type="float">
            <text:p>0.000203125</text:p>
          </table:table-cell>
          <table:table-cell table:style-name="Default" office:value-type="float" office:value="63627188239321.4" calcext:value-type="float">
            <text:p>63627188239321.4</text:p>
          </table:table-cell>
          <table:table-cell table:style-name="ce7" table:formula="of:=([.O122]-[.O121])/1000" office:value-type="float" office:value="2.00278125" calcext:value-type="float">
            <text:p>2.0028</text:p>
          </table:table-cell>
          <table:table-cell table:style-name="ce7" table:formula="of:=[.P122]+[.Q121]" office:value-type="float" office:value="240.00165625" calcext:value-type="float">
            <text:p>240.0017</text:p>
          </table:table-cell>
          <table:table-cell table:style-name="ce12" table:formula="of:=[.Q122]-2*([.$B122]-1)" office:value-type="float" office:value="0.00165625000002478" calcext:value-type="float">
            <text:p>0.00165625</text:p>
          </table:table-cell>
          <table:table-cell table:style-name="Default" office:value-type="float" office:value="63627188699497.3" calcext:value-type="float">
            <text:p>63627188699497.3</text:p>
          </table:table-cell>
          <table:table-cell table:style-name="ce7" table:formula="of:=([.S122]-[.S121])/1000" office:value-type="float" office:value="2.0003359375" calcext:value-type="float">
            <text:p>2.0003</text:p>
          </table:table-cell>
          <table:table-cell table:style-name="ce7" table:formula="of:=[.T122]+[.U121]" office:value-type="float" office:value="240.0013828125" calcext:value-type="float">
            <text:p>240.0014</text:p>
          </table:table-cell>
          <table:table-cell table:style-name="ce13" table:formula="of:=[.U122]-2*([.$B122]-1)" office:value-type="float" office:value="0.00138281250005434" calcext:value-type="float">
            <text:p>0.0013828125</text:p>
          </table:table-cell>
          <table:table-cell table:style-name="Default" office:value-type="float" office:value="63627189156422.5" calcext:value-type="float">
            <text:p>63627189156422.5</text:p>
          </table:table-cell>
          <table:table-cell table:style-name="ce7" table:formula="of:=([.W122]-[.W121])/1000" office:value-type="float" office:value="1.998578125" calcext:value-type="float">
            <text:p>1.9986</text:p>
          </table:table-cell>
          <table:table-cell table:style-name="ce7" table:formula="of:=[.X122]+[.Y121]" office:value-type="float" office:value="239.9988125" calcext:value-type="float">
            <text:p>239.9988</text:p>
          </table:table-cell>
          <table:table-cell table:style-name="ce14" table:formula="of:=[.Y122]-2*([.$B122]-1)" office:value-type="float" office:value="-0.0011875000000714" calcext:value-type="float">
            <text:p>-0.0011875</text:p>
          </table:table-cell>
          <table:table-cell table:style-name="Default" office:value-type="float" office:value="63627189623199.6" calcext:value-type="float">
            <text:p>63627189623199.6</text:p>
          </table:table-cell>
          <table:table-cell table:style-name="ce15" table:formula="of:=([.AA122]-[.AA121])/1000" office:value-type="float" office:value="1.99990625" calcext:value-type="float">
            <text:p>1.9999</text:p>
          </table:table-cell>
          <table:table-cell table:style-name="ce7" table:formula="of:=[.AB122]+[.AC121]" office:value-type="float" office:value="242.0010234375" calcext:value-type="float">
            <text:p>242.0010</text:p>
          </table:table-cell>
          <table:table-cell table:style-name="ce16" table:formula="of:=[.AC122]-2*([.$B122]-1)" office:value-type="float" office:value="2.00102343750007" calcext:value-type="float">
            <text:p>2.0010234375</text:p>
          </table:table-cell>
          <table:table-cell table:style-name="Default" office:value-type="float" office:value="63627190083130.9" calcext:value-type="float">
            <text:p>63627190083130.9</text:p>
          </table:table-cell>
          <table:table-cell table:style-name="ce7" table:formula="of:=([.AE122]-[.AE121])/1000" office:value-type="float" office:value="2.0003125" calcext:value-type="float">
            <text:p>2.0003</text:p>
          </table:table-cell>
          <table:table-cell table:style-name="ce7" table:formula="of:=[.AF122]+[.AG121]" office:value-type="float" office:value="239.9988359375" calcext:value-type="float">
            <text:p>239.9988</text:p>
          </table:table-cell>
          <table:table-cell table:style-name="ce20" table:formula="of:=[.AG122]-2*([.$B122]-1)" office:value-type="float" office:value="-0.00116406249989609" calcext:value-type="float">
            <text:p>-0.0011640625</text:p>
          </table:table-cell>
          <table:table-cell table:style-name="Default" office:value-type="float" office:value="63627190549458.9" calcext:value-type="float">
            <text:p>63627190549458.9</text:p>
          </table:table-cell>
          <table:table-cell table:style-name="ce7" table:formula="of:=([.AI122]-[.AI121])/1000" office:value-type="float" office:value="1.998296875" calcext:value-type="float">
            <text:p>1.9983</text:p>
          </table:table-cell>
          <table:table-cell table:style-name="ce7" table:formula="of:=[.AJ122]+[.AK121]" office:value-type="float" office:value="239.99871875" calcext:value-type="float">
            <text:p>239.9987</text:p>
          </table:table-cell>
          <table:table-cell table:style-name="ce21" table:formula="of:=[.AK122]-2*([.$B122]-1)" office:value-type="float" office:value="-0.00128125000003365" calcext:value-type="float">
            <text:p>-0.00128125</text:p>
          </table:table-cell>
          <table:table-cell table:style-name="Default" office:value-type="float" office:value="63627191012530.9" calcext:value-type="float">
            <text:p>63627191012530.9</text:p>
          </table:table-cell>
          <table:table-cell table:style-name="ce7" table:formula="of:=([.AM122]-[.AM121])/1000" office:value-type="float" office:value="1.9981796875" calcext:value-type="float">
            <text:p>1.9982</text:p>
          </table:table-cell>
          <table:table-cell table:style-name="ce7" table:formula="of:=[.AN122]+[.AO121]" office:value-type="float" office:value="239.999390625" calcext:value-type="float">
            <text:p>239.9994</text:p>
          </table:table-cell>
          <table:table-cell table:style-name="ce22" table:formula="of:=[.AO122]-2*([.$B122]-1)" office:value-type="float" office:value="-0.000609375000010459" calcext:value-type="float">
            <text:p>-0.000609375</text:p>
          </table:table-cell>
          <table:table-cell table:style-name="Default" office:value-type="float" office:value="63627191477556.7" calcext:value-type="float">
            <text:p>63627191477556.7</text:p>
          </table:table-cell>
          <table:table-cell table:style-name="ce7" table:formula="of:=([.AQ122]-[.AQ121])/1000" office:value-type="float" office:value="2.000453125" calcext:value-type="float">
            <text:p>2.0005</text:p>
          </table:table-cell>
          <table:table-cell table:style-name="ce7" table:formula="of:=[.AR122]+[.AS121]" office:value-type="float" office:value="239.999203125" calcext:value-type="float">
            <text:p>239.9992</text:p>
          </table:table-cell>
          <table:table-cell table:style-name="ce26" table:formula="of:=[.AS122]-2*([.$B122]-1)" office:value-type="float" office:value="-0.000796875000048658" calcext:value-type="float">
            <text:p>-0.000796875</text:p>
          </table:table-cell>
          <table:table-cell table:style-name="Default" office:value-type="float" office:value="63627191992641.7" calcext:value-type="float">
            <text:p>63627191992641.7</text:p>
          </table:table-cell>
          <table:table-cell table:style-name="ce7" table:formula="of:=([.AU122]-[.AU121])/1000" office:value-type="float" office:value="0.9059296875" calcext:value-type="float">
            <text:p>0.9059</text:p>
          </table:table-cell>
          <table:table-cell table:style-name="ce7" table:formula="of:=[.AV122]+[.AW121]" office:value-type="float" office:value="239.998390625" calcext:value-type="float">
            <text:p>239.9984</text:p>
          </table:table-cell>
          <table:table-cell table:style-name="ce35" table:formula="of:=[.AW122]-2*([.$B122]-1)" office:value-type="float" office:value="-0.00160937499995839" calcext:value-type="float">
            <text:p>-0.001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0</text:p>
          </table:table-cell>
          <table:table-cell table:style-name="ce6" office:value-type="float" office:value="122" calcext:value-type="float">
            <text:p>122</text:p>
          </table:table-cell>
          <table:table-cell office:value-type="float" office:value="63627186786518.4" calcext:value-type="float">
            <text:p>63627186786518.4</text:p>
          </table:table-cell>
          <table:table-cell table:formula="of:=([.C123]-[.C122])/1000" office:value-type="float" office:value="1.999296875" calcext:value-type="float">
            <text:p>1.9993</text:p>
          </table:table-cell>
          <table:table-cell table:formula="of:=[.D123]+[.E122]" office:value-type="float" office:value="241.9994296875" calcext:value-type="float">
            <text:p>241.9994</text:p>
          </table:table-cell>
          <table:table-cell table:style-name="ce9" table:formula="of:=[.E123]-2*([.$B123]-1)" office:value-type="float" office:value="-0.000570312500116188" calcext:value-type="float">
            <text:p>-0.0005703125</text:p>
          </table:table-cell>
          <table:table-cell table:style-name="Default" office:value-type="float" office:value="63627187305872.3" calcext:value-type="float">
            <text:p>63627187305872.3</text:p>
          </table:table-cell>
          <table:table-cell table:style-name="ce7" table:formula="of:=([.G123]-[.G122])/1000" office:value-type="float" office:value="1.999046875" calcext:value-type="float">
            <text:p>1.9990</text:p>
          </table:table-cell>
          <table:table-cell table:style-name="ce7" table:formula="of:=[.H123]+[.I122]" office:value-type="float" office:value="241.999" calcext:value-type="float">
            <text:p>241.9990</text:p>
          </table:table-cell>
          <table:table-cell table:style-name="ce10" table:formula="of:=[.I123]-2*([.$B123]-1)" office:value-type="float" office:value="-0.00099999999991951" calcext:value-type="float">
            <text:p>-0.001</text:p>
          </table:table-cell>
          <table:table-cell table:style-name="Default" office:value-type="float" office:value="63627187773423" calcext:value-type="float">
            <text:p>63627187773423</text:p>
          </table:table-cell>
          <table:table-cell table:style-name="ce7" table:formula="of:=([.K123]-[.K122])/1000" office:value-type="float" office:value="2.000140625" calcext:value-type="float">
            <text:p>2.0001</text:p>
          </table:table-cell>
          <table:table-cell table:style-name="ce7" table:formula="of:=[.L123]+[.M122]" office:value-type="float" office:value="242.00034375" calcext:value-type="float">
            <text:p>242.0003</text:p>
          </table:table-cell>
          <table:table-cell table:style-name="ce11" table:formula="of:=[.M123]-2*([.$B123]-1)" office:value-type="float" office:value="0.000343750000126874" calcext:value-type="float">
            <text:p>0.00034375</text:p>
          </table:table-cell>
          <table:table-cell table:style-name="Default" office:value-type="float" office:value="63627188241318.8" calcext:value-type="float">
            <text:p>63627188241318.8</text:p>
          </table:table-cell>
          <table:table-cell table:style-name="ce7" table:formula="of:=([.O123]-[.O122])/1000" office:value-type="float" office:value="1.9974453125" calcext:value-type="float">
            <text:p>1.9974</text:p>
          </table:table-cell>
          <table:table-cell table:style-name="ce7" table:formula="of:=[.P123]+[.Q122]" office:value-type="float" office:value="241.9991015625" calcext:value-type="float">
            <text:p>241.9991</text:p>
          </table:table-cell>
          <table:table-cell table:style-name="ce12" table:formula="of:=[.Q123]-2*([.$B123]-1)" office:value-type="float" office:value="-0.000898437499984084" calcext:value-type="float">
            <text:p>-0.0008984375</text:p>
          </table:table-cell>
          <table:table-cell table:style-name="Default" office:value-type="float" office:value="63627188701495.8" calcext:value-type="float">
            <text:p>63627188701495.8</text:p>
          </table:table-cell>
          <table:table-cell table:style-name="ce7" table:formula="of:=([.S123]-[.S122])/1000" office:value-type="float" office:value="1.998546875" calcext:value-type="float">
            <text:p>1.9985</text:p>
          </table:table-cell>
          <table:table-cell table:style-name="ce7" table:formula="of:=[.T123]+[.U122]" office:value-type="float" office:value="241.9999296875" calcext:value-type="float">
            <text:p>241.9999</text:p>
          </table:table-cell>
          <table:table-cell table:style-name="ce13" table:formula="of:=[.U123]-2*([.$B123]-1)" office:value-type="float" office:value="-0.0000703124999574811" calcext:value-type="float">
            <text:p>-7.03124999574811E-05</text:p>
          </table:table-cell>
          <table:table-cell table:style-name="Default" office:value-type="float" office:value="63627189158423.2" calcext:value-type="float">
            <text:p>63627189158423.2</text:p>
          </table:table-cell>
          <table:table-cell table:style-name="ce7" table:formula="of:=([.W123]-[.W122])/1000" office:value-type="float" office:value="2.000703125" calcext:value-type="float">
            <text:p>2.0007</text:p>
          </table:table-cell>
          <table:table-cell table:style-name="ce7" table:formula="of:=[.X123]+[.Y122]" office:value-type="float" office:value="241.999515625" calcext:value-type="float">
            <text:p>241.9995</text:p>
          </table:table-cell>
          <table:table-cell table:style-name="ce14" table:formula="of:=[.Y123]-2*([.$B123]-1)" office:value-type="float" office:value="-0.000484375000070258" calcext:value-type="float">
            <text:p>-0.000484375</text:p>
          </table:table-cell>
          <table:table-cell table:style-name="Default" office:value-type="float" office:value="63627189625197.9" calcext:value-type="float">
            <text:p>63627189625197.9</text:p>
          </table:table-cell>
          <table:table-cell table:style-name="ce15" table:formula="of:=([.AA123]-[.AA122])/1000" office:value-type="float" office:value="1.998328125" calcext:value-type="float">
            <text:p>1.9983</text:p>
          </table:table-cell>
          <table:table-cell table:style-name="ce7" table:formula="of:=[.AB123]+[.AC122]" office:value-type="float" office:value="243.9993515625" calcext:value-type="float">
            <text:p>243.9994</text:p>
          </table:table-cell>
          <table:table-cell table:style-name="ce16" table:formula="of:=[.AC123]-2*([.$B123]-1)" office:value-type="float" office:value="1.99935156250007" calcext:value-type="float">
            <text:p>1.9993515625</text:p>
          </table:table-cell>
          <table:table-cell table:style-name="Default" office:value-type="float" office:value="63627190085133.2" calcext:value-type="float">
            <text:p>63627190085133.2</text:p>
          </table:table-cell>
          <table:table-cell table:style-name="ce7" table:formula="of:=([.AE123]-[.AE122])/1000" office:value-type="float" office:value="2.0023359375" calcext:value-type="float">
            <text:p>2.0023</text:p>
          </table:table-cell>
          <table:table-cell table:style-name="ce7" table:formula="of:=[.AF123]+[.AG122]" office:value-type="float" office:value="242.001171875" calcext:value-type="float">
            <text:p>242.0012</text:p>
          </table:table-cell>
          <table:table-cell table:style-name="ce20" table:formula="of:=[.AG123]-2*([.$B123]-1)" office:value-type="float" office:value="0.00117187500009663" calcext:value-type="float">
            <text:p>0.001171875</text:p>
          </table:table-cell>
          <table:table-cell table:style-name="Default" office:value-type="float" office:value="63627190551461.3" calcext:value-type="float">
            <text:p>63627190551461.3</text:p>
          </table:table-cell>
          <table:table-cell table:style-name="ce7" table:formula="of:=([.AI123]-[.AI122])/1000" office:value-type="float" office:value="2.0024375" calcext:value-type="float">
            <text:p>2.0024</text:p>
          </table:table-cell>
          <table:table-cell table:style-name="ce7" table:formula="of:=[.AJ123]+[.AK122]" office:value-type="float" office:value="242.00115625" calcext:value-type="float">
            <text:p>242.0012</text:p>
          </table:table-cell>
          <table:table-cell table:style-name="ce21" table:formula="of:=[.AK123]-2*([.$B123]-1)" office:value-type="float" office:value="0.00115624999997976" calcext:value-type="float">
            <text:p>0.00115625</text:p>
          </table:table-cell>
          <table:table-cell table:style-name="Default" office:value-type="float" office:value="63627191014531.5" calcext:value-type="float">
            <text:p>63627191014531.5</text:p>
          </table:table-cell>
          <table:table-cell table:style-name="ce7" table:formula="of:=([.AM123]-[.AM122])/1000" office:value-type="float" office:value="2.0006796875" calcext:value-type="float">
            <text:p>2.0007</text:p>
          </table:table-cell>
          <table:table-cell table:style-name="ce7" table:formula="of:=[.AN123]+[.AO122]" office:value-type="float" office:value="242.0000703125" calcext:value-type="float">
            <text:p>242.0001</text:p>
          </table:table-cell>
          <table:table-cell table:style-name="ce22" table:formula="of:=[.AO123]-2*([.$B123]-1)" office:value-type="float" office:value="0.0000703124999859028" calcext:value-type="float">
            <text:p>7.03124999859028E-05</text:p>
          </table:table-cell>
          <table:table-cell table:style-name="Default" office:value-type="float" office:value="63627191479559.2" calcext:value-type="float">
            <text:p>63627191479559.2</text:p>
          </table:table-cell>
          <table:table-cell table:style-name="ce7" table:formula="of:=([.AQ123]-[.AQ122])/1000" office:value-type="float" office:value="2.0025234375" calcext:value-type="float">
            <text:p>2.0025</text:p>
          </table:table-cell>
          <table:table-cell table:style-name="ce7" table:formula="of:=[.AR123]+[.AS122]" office:value-type="float" office:value="242.0017265625" calcext:value-type="float">
            <text:p>242.0017</text:p>
          </table:table-cell>
          <table:table-cell table:style-name="ce26" table:formula="of:=[.AS123]-2*([.$B123]-1)" office:value-type="float" office:value="0.00172656249995384" calcext:value-type="float">
            <text:p>0.0017265625</text:p>
          </table:table-cell>
          <table:table-cell table:style-name="Default" office:value-type="float" office:value="63627191994643.9" calcext:value-type="float">
            <text:p>63627191994643.9</text:p>
          </table:table-cell>
          <table:table-cell table:style-name="ce7" table:formula="of:=([.AU123]-[.AU122])/1000" office:value-type="float" office:value="2.0022109375" calcext:value-type="float">
            <text:p>2.0022</text:p>
          </table:table-cell>
          <table:table-cell table:style-name="ce7" table:formula="of:=[.AV123]+[.AW122]" office:value-type="float" office:value="242.0006015625" calcext:value-type="float">
            <text:p>242.0006</text:p>
          </table:table-cell>
          <table:table-cell table:style-name="ce35" table:formula="of:=[.AW123]-2*([.$B123]-1)" office:value-type="float" office:value="0.000601562500037289" calcext:value-type="float">
            <text:p>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123" calcext:value-type="float">
            <text:p>123</text:p>
          </table:table-cell>
          <table:table-cell office:value-type="float" office:value="63627186788518.4" calcext:value-type="float">
            <text:p>63627186788518.4</text:p>
          </table:table-cell>
          <table:table-cell table:formula="of:=([.C124]-[.C123])/1000" office:value-type="float" office:value="1.999921875" calcext:value-type="float">
            <text:p>1.9999</text:p>
          </table:table-cell>
          <table:table-cell table:formula="of:=[.D124]+[.E123]" office:value-type="float" office:value="243.9993515625" calcext:value-type="float">
            <text:p>243.9994</text:p>
          </table:table-cell>
          <table:table-cell table:style-name="ce9" table:formula="of:=[.E124]-2*([.$B124]-1)" office:value-type="float" office:value="-0.000648437500103682" calcext:value-type="float">
            <text:p>-0.0006484375</text:p>
          </table:table-cell>
          <table:table-cell table:style-name="Default" office:value-type="float" office:value="63627187307871.6" calcext:value-type="float">
            <text:p>63627187307871.6</text:p>
          </table:table-cell>
          <table:table-cell table:style-name="ce7" table:formula="of:=([.G124]-[.G123])/1000" office:value-type="float" office:value="1.9992578125" calcext:value-type="float">
            <text:p>1.9993</text:p>
          </table:table-cell>
          <table:table-cell table:style-name="ce7" table:formula="of:=[.H124]+[.I123]" office:value-type="float" office:value="243.9982578125" calcext:value-type="float">
            <text:p>243.9983</text:p>
          </table:table-cell>
          <table:table-cell table:style-name="ce10" table:formula="of:=[.I124]-2*([.$B124]-1)" office:value-type="float" office:value="-0.0017421874999286" calcext:value-type="float">
            <text:p>-0.0017421875</text:p>
          </table:table-cell>
          <table:table-cell table:style-name="Default" office:value-type="float" office:value="63627187775421.8" calcext:value-type="float">
            <text:p>63627187775421.8</text:p>
          </table:table-cell>
          <table:table-cell table:style-name="ce7" table:formula="of:=([.K124]-[.K123])/1000" office:value-type="float" office:value="1.99884375" calcext:value-type="float">
            <text:p>1.9988</text:p>
          </table:table-cell>
          <table:table-cell table:style-name="ce7" table:formula="of:=[.L124]+[.M123]" office:value-type="float" office:value="243.9991875" calcext:value-type="float">
            <text:p>243.9992</text:p>
          </table:table-cell>
          <table:table-cell table:style-name="ce11" table:formula="of:=[.M124]-2*([.$B124]-1)" office:value-type="float" office:value="-0.000812499999881311" calcext:value-type="float">
            <text:p>-0.0008125</text:p>
          </table:table-cell>
          <table:table-cell table:style-name="Default" office:value-type="float" office:value="63627188243321.2" calcext:value-type="float">
            <text:p>63627188243321.2</text:p>
          </table:table-cell>
          <table:table-cell table:style-name="ce7" table:formula="of:=([.O124]-[.O123])/1000" office:value-type="float" office:value="2.0024140625" calcext:value-type="float">
            <text:p>2.0024</text:p>
          </table:table-cell>
          <table:table-cell table:style-name="ce7" table:formula="of:=[.P124]+[.Q123]" office:value-type="float" office:value="244.001515625" calcext:value-type="float">
            <text:p>244.0015</text:p>
          </table:table-cell>
          <table:table-cell table:style-name="ce12" table:formula="of:=[.Q124]-2*([.$B124]-1)" office:value-type="float" office:value="0.00151562500002456" calcext:value-type="float">
            <text:p>0.001515625</text:p>
          </table:table-cell>
          <table:table-cell table:style-name="Default" office:value-type="float" office:value="63627188703497.2" calcext:value-type="float">
            <text:p>63627188703497.2</text:p>
          </table:table-cell>
          <table:table-cell table:style-name="ce7" table:formula="of:=([.S124]-[.S123])/1000" office:value-type="float" office:value="2.001390625" calcext:value-type="float">
            <text:p>2.0014</text:p>
          </table:table-cell>
          <table:table-cell table:style-name="ce7" table:formula="of:=[.T124]+[.U123]" office:value-type="float" office:value="244.0013203125" calcext:value-type="float">
            <text:p>244.0013</text:p>
          </table:table-cell>
          <table:table-cell table:style-name="ce13" table:formula="of:=[.U124]-2*([.$B124]-1)" office:value-type="float" office:value="0.00132031250004161" calcext:value-type="float">
            <text:p>0.0013203125</text:p>
          </table:table-cell>
          <table:table-cell table:style-name="Default" office:value-type="float" office:value="63627189160424.2" calcext:value-type="float">
            <text:p>63627189160424.2</text:p>
          </table:table-cell>
          <table:table-cell table:style-name="ce7" table:formula="of:=([.W124]-[.W123])/1000" office:value-type="float" office:value="2.0010078125" calcext:value-type="float">
            <text:p>2.0010</text:p>
          </table:table-cell>
          <table:table-cell table:style-name="ce7" table:formula="of:=[.X124]+[.Y123]" office:value-type="float" office:value="244.0005234375" calcext:value-type="float">
            <text:p>244.0005</text:p>
          </table:table-cell>
          <table:table-cell table:style-name="ce14" table:formula="of:=[.Y124]-2*([.$B124]-1)" office:value-type="float" office:value="0.000523437499936108" calcext:value-type="float">
            <text:p>0.0005234375</text:p>
          </table:table-cell>
          <table:table-cell table:style-name="Default" office:value-type="float" office:value="63627189627199.9" calcext:value-type="float">
            <text:p>63627189627199.9</text:p>
          </table:table-cell>
          <table:table-cell table:style-name="ce15" table:formula="of:=([.AA124]-[.AA123])/1000" office:value-type="float" office:value="2.0019375" calcext:value-type="float">
            <text:p>2.0019</text:p>
          </table:table-cell>
          <table:table-cell table:style-name="ce7" table:formula="of:=[.AB124]+[.AC123]" office:value-type="float" office:value="246.0012890625" calcext:value-type="float">
            <text:p>246.0013</text:p>
          </table:table-cell>
          <table:table-cell table:style-name="ce16" table:formula="of:=[.AC124]-2*([.$B124]-1)" office:value-type="float" office:value="2.00128906250006" calcext:value-type="float">
            <text:p>2.0012890625</text:p>
          </table:table-cell>
          <table:table-cell table:style-name="Default" office:value-type="float" office:value="63627190087131.3" calcext:value-type="float">
            <text:p>63627190087131.3</text:p>
          </table:table-cell>
          <table:table-cell table:style-name="ce7" table:formula="of:=([.AE124]-[.AE123])/1000" office:value-type="float" office:value="1.99809375" calcext:value-type="float">
            <text:p>1.9981</text:p>
          </table:table-cell>
          <table:table-cell table:style-name="ce7" table:formula="of:=[.AF124]+[.AG123]" office:value-type="float" office:value="243.999265625" calcext:value-type="float">
            <text:p>243.9993</text:p>
          </table:table-cell>
          <table:table-cell table:style-name="ce20" table:formula="of:=[.AG124]-2*([.$B124]-1)" office:value-type="float" office:value="-0.000734374999893817" calcext:value-type="float">
            <text:p>-0.000734375</text:p>
          </table:table-cell>
          <table:table-cell table:style-name="Default" office:value-type="float" office:value="63627190553459.2" calcext:value-type="float">
            <text:p>63627190553459.2</text:p>
          </table:table-cell>
          <table:table-cell table:style-name="ce7" table:formula="of:=([.AI124]-[.AI123])/1000" office:value-type="float" office:value="1.997859375" calcext:value-type="float">
            <text:p>1.9979</text:p>
          </table:table-cell>
          <table:table-cell table:style-name="ce7" table:formula="of:=[.AJ124]+[.AK123]" office:value-type="float" office:value="243.999015625" calcext:value-type="float">
            <text:p>243.9990</text:p>
          </table:table-cell>
          <table:table-cell table:style-name="ce21" table:formula="of:=[.AK124]-2*([.$B124]-1)" office:value-type="float" office:value="-0.000984375000030013" calcext:value-type="float">
            <text:p>-0.000984375</text:p>
          </table:table-cell>
          <table:table-cell table:style-name="Default" office:value-type="float" office:value="63627191016533.1" calcext:value-type="float">
            <text:p>63627191016533.1</text:p>
          </table:table-cell>
          <table:table-cell table:style-name="ce7" table:formula="of:=([.AM124]-[.AM123])/1000" office:value-type="float" office:value="2.0015703125" calcext:value-type="float">
            <text:p>2.0016</text:p>
          </table:table-cell>
          <table:table-cell table:style-name="ce7" table:formula="of:=[.AN124]+[.AO123]" office:value-type="float" office:value="244.001640625" calcext:value-type="float">
            <text:p>244.0016</text:p>
          </table:table-cell>
          <table:table-cell table:style-name="ce22" table:formula="of:=[.AO124]-2*([.$B124]-1)" office:value-type="float" office:value="0.00164062499999318" calcext:value-type="float">
            <text:p>0.001640625</text:p>
          </table:table-cell>
          <table:table-cell table:style-name="Default" office:value-type="float" office:value="63627191481555.7" calcext:value-type="float">
            <text:p>63627191481555.7</text:p>
          </table:table-cell>
          <table:table-cell table:style-name="ce7" table:formula="of:=([.AQ124]-[.AQ123])/1000" office:value-type="float" office:value="1.996515625" calcext:value-type="float">
            <text:p>1.9965</text:p>
          </table:table-cell>
          <table:table-cell table:style-name="ce7" table:formula="of:=[.AR124]+[.AS123]" office:value-type="float" office:value="243.9982421875" calcext:value-type="float">
            <text:p>243.9982</text:p>
          </table:table-cell>
          <table:table-cell table:style-name="ce26" table:formula="of:=[.AS124]-2*([.$B124]-1)" office:value-type="float" office:value="-0.00175781250004547" calcext:value-type="float">
            <text:p>-0.0017578125</text:p>
          </table:table-cell>
          <table:table-cell table:style-name="Default" office:value-type="float" office:value="63627191996642.3" calcext:value-type="float">
            <text:p>63627191996642.3</text:p>
          </table:table-cell>
          <table:table-cell table:style-name="ce7" table:formula="of:=([.AU124]-[.AU123])/1000" office:value-type="float" office:value="1.9984296875" calcext:value-type="float">
            <text:p>1.9984</text:p>
          </table:table-cell>
          <table:table-cell table:style-name="ce7" table:formula="of:=[.AV124]+[.AW123]" office:value-type="float" office:value="243.99903125" calcext:value-type="float">
            <text:p>243.9990</text:p>
          </table:table-cell>
          <table:table-cell table:style-name="ce35" table:formula="of:=[.AW124]-2*([.$B124]-1)" office:value-type="float" office:value="-0.000968749999969987" calcext:value-type="float">
            <text:p>-0.000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24" calcext:value-type="float">
            <text:p>124</text:p>
          </table:table-cell>
          <table:table-cell office:value-type="float" office:value="63627186790520.6" calcext:value-type="float">
            <text:p>63627186790520.6</text:p>
          </table:table-cell>
          <table:table-cell table:formula="of:=([.C125]-[.C124])/1000" office:value-type="float" office:value="2.0021953125" calcext:value-type="float">
            <text:p>2.0022</text:p>
          </table:table-cell>
          <table:table-cell table:formula="of:=[.D125]+[.E124]" office:value-type="float" office:value="246.001546875" calcext:value-type="float">
            <text:p>246.0015</text:p>
          </table:table-cell>
          <table:table-cell table:style-name="ce9" table:formula="of:=[.E125]-2*([.$B125]-1)" office:value-type="float" office:value="0.00154687499988881" calcext:value-type="float">
            <text:p>0.001546875</text:p>
          </table:table-cell>
          <table:table-cell table:style-name="Default" office:value-type="float" office:value="63627187309874.9" calcext:value-type="float">
            <text:p>63627187309874.9</text:p>
          </table:table-cell>
          <table:table-cell table:style-name="ce7" table:formula="of:=([.G125]-[.G124])/1000" office:value-type="float" office:value="2.003328125" calcext:value-type="float">
            <text:p>2.0033</text:p>
          </table:table-cell>
          <table:table-cell table:style-name="ce7" table:formula="of:=[.H125]+[.I124]" office:value-type="float" office:value="246.0015859375" calcext:value-type="float">
            <text:p>246.0016</text:p>
          </table:table-cell>
          <table:table-cell table:style-name="ce10" table:formula="of:=[.I125]-2*([.$B125]-1)" office:value-type="float" office:value="0.0015859375000673" calcext:value-type="float">
            <text:p>0.0015859375</text:p>
          </table:table-cell>
          <table:table-cell table:style-name="Default" office:value-type="float" office:value="63627187777422.9" calcext:value-type="float">
            <text:p>63627187777422.9</text:p>
          </table:table-cell>
          <table:table-cell table:style-name="ce7" table:formula="of:=([.K125]-[.K124])/1000" office:value-type="float" office:value="2.001109375" calcext:value-type="float">
            <text:p>2.0011</text:p>
          </table:table-cell>
          <table:table-cell table:style-name="ce7" table:formula="of:=[.L125]+[.M124]" office:value-type="float" office:value="246.000296875" calcext:value-type="float">
            <text:p>246.0003</text:p>
          </table:table-cell>
          <table:table-cell table:style-name="ce11" table:formula="of:=[.M125]-2*([.$B125]-1)" office:value-type="float" office:value="0.000296875000117325" calcext:value-type="float">
            <text:p>0.000296875</text:p>
          </table:table-cell>
          <table:table-cell table:style-name="Default" office:value-type="float" office:value="63627188245318.3" calcext:value-type="float">
            <text:p>63627188245318.3</text:p>
          </table:table-cell>
          <table:table-cell table:style-name="ce7" table:formula="of:=([.O125]-[.O124])/1000" office:value-type="float" office:value="1.997046875" calcext:value-type="float">
            <text:p>1.9970</text:p>
          </table:table-cell>
          <table:table-cell table:style-name="ce7" table:formula="of:=[.P125]+[.Q124]" office:value-type="float" office:value="245.9985625" calcext:value-type="float">
            <text:p>245.9986</text:p>
          </table:table-cell>
          <table:table-cell table:style-name="ce12" table:formula="of:=[.Q125]-2*([.$B125]-1)" office:value-type="float" office:value="-0.00143749999998022" calcext:value-type="float">
            <text:p>-0.0014375</text:p>
          </table:table-cell>
          <table:table-cell table:style-name="Default" office:value-type="float" office:value="63627188705494.4" calcext:value-type="float">
            <text:p>63627188705494.4</text:p>
          </table:table-cell>
          <table:table-cell table:style-name="ce7" table:formula="of:=([.S125]-[.S124])/1000" office:value-type="float" office:value="1.997234375" calcext:value-type="float">
            <text:p>1.9972</text:p>
          </table:table-cell>
          <table:table-cell table:style-name="ce7" table:formula="of:=[.T125]+[.U124]" office:value-type="float" office:value="245.9985546875" calcext:value-type="float">
            <text:p>245.9986</text:p>
          </table:table-cell>
          <table:table-cell table:style-name="ce13" table:formula="of:=[.U125]-2*([.$B125]-1)" office:value-type="float" office:value="-0.00144531249995339" calcext:value-type="float">
            <text:p>-0.0014453125</text:p>
          </table:table-cell>
          <table:table-cell table:style-name="Default" office:value-type="float" office:value="63627189162424.4" calcext:value-type="float">
            <text:p>63627189162424.4</text:p>
          </table:table-cell>
          <table:table-cell table:style-name="ce7" table:formula="of:=([.W125]-[.W124])/1000" office:value-type="float" office:value="2.0002265625" calcext:value-type="float">
            <text:p>2.0002</text:p>
          </table:table-cell>
          <table:table-cell table:style-name="ce7" table:formula="of:=[.X125]+[.Y124]" office:value-type="float" office:value="246.00075" calcext:value-type="float">
            <text:p>246.0008</text:p>
          </table:table-cell>
          <table:table-cell table:style-name="ce14" table:formula="of:=[.Y125]-2*([.$B125]-1)" office:value-type="float" office:value="0.000749999999925421" calcext:value-type="float">
            <text:p>0.00075</text:p>
          </table:table-cell>
          <table:table-cell table:style-name="Default" office:value-type="float" office:value="63627189629200.2" calcext:value-type="float">
            <text:p>63627189629200.2</text:p>
          </table:table-cell>
          <table:table-cell table:style-name="ce15" table:formula="of:=([.AA125]-[.AA124])/1000" office:value-type="float" office:value="2.000328125" calcext:value-type="float">
            <text:p>2.0003</text:p>
          </table:table-cell>
          <table:table-cell table:style-name="ce7" table:formula="of:=[.AB125]+[.AC124]" office:value-type="float" office:value="248.0016171875" calcext:value-type="float">
            <text:p>248.0016</text:p>
          </table:table-cell>
          <table:table-cell table:style-name="ce16" table:formula="of:=[.AC125]-2*([.$B125]-1)" office:value-type="float" office:value="2.00161718750007" calcext:value-type="float">
            <text:p>2.0016171875</text:p>
          </table:table-cell>
          <table:table-cell table:style-name="Default" office:value-type="float" office:value="63627190089130.9" calcext:value-type="float">
            <text:p>63627190089130.9</text:p>
          </table:table-cell>
          <table:table-cell table:style-name="ce7" table:formula="of:=([.AE125]-[.AE124])/1000" office:value-type="float" office:value="1.9995546875" calcext:value-type="float">
            <text:p>1.9996</text:p>
          </table:table-cell>
          <table:table-cell table:style-name="ce7" table:formula="of:=[.AF125]+[.AG124]" office:value-type="float" office:value="245.9988203125" calcext:value-type="float">
            <text:p>245.9988</text:p>
          </table:table-cell>
          <table:table-cell table:style-name="ce20" table:formula="of:=[.AG125]-2*([.$B125]-1)" office:value-type="float" office:value="-0.00117968749989927" calcext:value-type="float">
            <text:p>-0.0011796875</text:p>
          </table:table-cell>
          <table:table-cell table:style-name="Default" office:value-type="float" office:value="63627190555459.6" calcext:value-type="float">
            <text:p>63627190555459.6</text:p>
          </table:table-cell>
          <table:table-cell table:style-name="ce7" table:formula="of:=([.AI125]-[.AI124])/1000" office:value-type="float" office:value="2.000453125" calcext:value-type="float">
            <text:p>2.0005</text:p>
          </table:table-cell>
          <table:table-cell table:style-name="ce7" table:formula="of:=[.AJ125]+[.AK124]" office:value-type="float" office:value="245.99946875" calcext:value-type="float">
            <text:p>245.9995</text:p>
          </table:table-cell>
          <table:table-cell table:style-name="ce21" table:formula="of:=[.AK125]-2*([.$B125]-1)" office:value-type="float" office:value="-0.000531250000022965" calcext:value-type="float">
            <text:p>-0.00053125</text:p>
          </table:table-cell>
          <table:table-cell table:style-name="Default" office:value-type="float" office:value="63627191018530.6" calcext:value-type="float">
            <text:p>63627191018530.6</text:p>
          </table:table-cell>
          <table:table-cell table:style-name="ce7" table:formula="of:=([.AM125]-[.AM124])/1000" office:value-type="float" office:value="1.9975078125" calcext:value-type="float">
            <text:p>1.9975</text:p>
          </table:table-cell>
          <table:table-cell table:style-name="ce7" table:formula="of:=[.AN125]+[.AO124]" office:value-type="float" office:value="245.9991484375" calcext:value-type="float">
            <text:p>245.9991</text:p>
          </table:table-cell>
          <table:table-cell table:style-name="ce22" table:formula="of:=[.AO125]-2*([.$B125]-1)" office:value-type="float" office:value="-0.000851562500002956" calcext:value-type="float">
            <text:p>-0.0008515625</text:p>
          </table:table-cell>
          <table:table-cell table:style-name="Default" office:value-type="float" office:value="63627191483556.8" calcext:value-type="float">
            <text:p>63627191483556.8</text:p>
          </table:table-cell>
          <table:table-cell table:style-name="ce7" table:formula="of:=([.AQ125]-[.AQ124])/1000" office:value-type="float" office:value="2.0010859375" calcext:value-type="float">
            <text:p>2.0011</text:p>
          </table:table-cell>
          <table:table-cell table:style-name="ce7" table:formula="of:=[.AR125]+[.AS124]" office:value-type="float" office:value="245.999328125" calcext:value-type="float">
            <text:p>245.9993</text:p>
          </table:table-cell>
          <table:table-cell table:style-name="ce26" table:formula="of:=[.AS125]-2*([.$B125]-1)" office:value-type="float" office:value="-0.000671875000051614" calcext:value-type="float">
            <text:p>-0.000671875</text:p>
          </table:table-cell>
          <table:table-cell table:style-name="Default" office:value-type="float" office:value="63627191998642" calcext:value-type="float">
            <text:p>63627191998642</text:p>
          </table:table-cell>
          <table:table-cell table:style-name="ce7" table:formula="of:=([.AU125]-[.AU124])/1000" office:value-type="float" office:value="1.9997265625" calcext:value-type="float">
            <text:p>1.9997</text:p>
          </table:table-cell>
          <table:table-cell table:style-name="ce7" table:formula="of:=[.AV125]+[.AW124]" office:value-type="float" office:value="245.9987578125" calcext:value-type="float">
            <text:p>245.9988</text:p>
          </table:table-cell>
          <table:table-cell table:style-name="ce35" table:formula="of:=[.AW125]-2*([.$B125]-1)" office:value-type="float" office:value="-0.00124218749996885" calcext:value-type="float">
            <text:p>-0.001242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25" calcext:value-type="float">
            <text:p>125</text:p>
          </table:table-cell>
          <table:table-cell office:value-type="float" office:value="63627186792518.1" calcext:value-type="float">
            <text:p>63627186792518.1</text:p>
          </table:table-cell>
          <table:table-cell table:formula="of:=([.C126]-[.C125])/1000" office:value-type="float" office:value="1.9975703125" calcext:value-type="float">
            <text:p>1.9976</text:p>
          </table:table-cell>
          <table:table-cell table:formula="of:=[.D126]+[.E125]" office:value-type="float" office:value="247.9991171875" calcext:value-type="float">
            <text:p>247.9991</text:p>
          </table:table-cell>
          <table:table-cell table:style-name="ce9" table:formula="of:=[.E126]-2*([.$B126]-1)" office:value-type="float" office:value="-0.000882812500123009" calcext:value-type="float">
            <text:p>-0.0008828125</text:p>
          </table:table-cell>
          <table:table-cell table:style-name="Default" office:value-type="float" office:value="63627187311873.6" calcext:value-type="float">
            <text:p>63627187311873.6</text:p>
          </table:table-cell>
          <table:table-cell table:style-name="ce7" table:formula="of:=([.G126]-[.G125])/1000" office:value-type="float" office:value="1.998703125" calcext:value-type="float">
            <text:p>1.9987</text:p>
          </table:table-cell>
          <table:table-cell table:style-name="ce7" table:formula="of:=[.H126]+[.I125]" office:value-type="float" office:value="248.0002890625" calcext:value-type="float">
            <text:p>248.0003</text:p>
          </table:table-cell>
          <table:table-cell table:style-name="ce10" table:formula="of:=[.I126]-2*([.$B126]-1)" office:value-type="float" office:value="0.00028906250005889" calcext:value-type="float">
            <text:p>0.0002890625</text:p>
          </table:table-cell>
          <table:table-cell table:style-name="Default" office:value-type="float" office:value="63627187779424.1" calcext:value-type="float">
            <text:p>63627187779424.1</text:p>
          </table:table-cell>
          <table:table-cell table:style-name="ce7" table:formula="of:=([.K126]-[.K125])/1000" office:value-type="float" office:value="2.00115625" calcext:value-type="float">
            <text:p>2.0012</text:p>
          </table:table-cell>
          <table:table-cell table:style-name="ce7" table:formula="of:=[.L126]+[.M125]" office:value-type="float" office:value="248.001453125" calcext:value-type="float">
            <text:p>248.0015</text:p>
          </table:table-cell>
          <table:table-cell table:style-name="ce11" table:formula="of:=[.M126]-2*([.$B126]-1)" office:value-type="float" office:value="0.00145312500012551" calcext:value-type="float">
            <text:p>0.001453125</text:p>
          </table:table-cell>
          <table:table-cell table:style-name="Default" office:value-type="float" office:value="63627188247319" calcext:value-type="float">
            <text:p>63627188247319</text:p>
          </table:table-cell>
          <table:table-cell table:style-name="ce7" table:formula="of:=([.O126]-[.O125])/1000" office:value-type="float" office:value="2.000734375" calcext:value-type="float">
            <text:p>2.0007</text:p>
          </table:table-cell>
          <table:table-cell table:style-name="ce7" table:formula="of:=[.P126]+[.Q125]" office:value-type="float" office:value="247.999296875" calcext:value-type="float">
            <text:p>247.9993</text:p>
          </table:table-cell>
          <table:table-cell table:style-name="ce12" table:formula="of:=[.Q126]-2*([.$B126]-1)" office:value-type="float" office:value="-0.000703124999972715" calcext:value-type="float">
            <text:p>-0.000703125</text:p>
          </table:table-cell>
          <table:table-cell table:style-name="Default" office:value-type="float" office:value="63627188707495.4" calcext:value-type="float">
            <text:p>63627188707495.4</text:p>
          </table:table-cell>
          <table:table-cell table:style-name="ce7" table:formula="of:=([.S126]-[.S125])/1000" office:value-type="float" office:value="2.00096875" calcext:value-type="float">
            <text:p>2.0010</text:p>
          </table:table-cell>
          <table:table-cell table:style-name="ce7" table:formula="of:=[.T126]+[.U125]" office:value-type="float" office:value="247.9995234375" calcext:value-type="float">
            <text:p>247.9995</text:p>
          </table:table-cell>
          <table:table-cell table:style-name="ce13" table:formula="of:=[.U126]-2*([.$B126]-1)" office:value-type="float" office:value="-0.00047656249995498" calcext:value-type="float">
            <text:p>-0.0004765625</text:p>
          </table:table-cell>
          <table:table-cell table:style-name="Default" office:value-type="float" office:value="63627189164422.5" calcext:value-type="float">
            <text:p>63627189164422.5</text:p>
          </table:table-cell>
          <table:table-cell table:style-name="ce7" table:formula="of:=([.W126]-[.W125])/1000" office:value-type="float" office:value="1.9981171875" calcext:value-type="float">
            <text:p>1.9981</text:p>
          </table:table-cell>
          <table:table-cell table:style-name="ce7" table:formula="of:=[.X126]+[.Y125]" office:value-type="float" office:value="247.9988671875" calcext:value-type="float">
            <text:p>247.9989</text:p>
          </table:table-cell>
          <table:table-cell table:style-name="ce14" table:formula="of:=[.Y126]-2*([.$B126]-1)" office:value-type="float" office:value="-0.00113281250008868" calcext:value-type="float">
            <text:p>-0.0011328125</text:p>
          </table:table-cell>
          <table:table-cell table:style-name="Default" office:value-type="float" office:value="63627189631197.5" calcext:value-type="float">
            <text:p>63627189631197.5</text:p>
          </table:table-cell>
          <table:table-cell table:style-name="ce15" table:formula="of:=([.AA126]-[.AA125])/1000" office:value-type="float" office:value="1.9973515625" calcext:value-type="float">
            <text:p>1.9974</text:p>
          </table:table-cell>
          <table:table-cell table:style-name="ce7" table:formula="of:=[.AB126]+[.AC125]" office:value-type="float" office:value="249.99896875" calcext:value-type="float">
            <text:p>249.9990</text:p>
          </table:table-cell>
          <table:table-cell table:style-name="ce16" table:formula="of:=[.AC126]-2*([.$B126]-1)" office:value-type="float" office:value="1.99896875000007" calcext:value-type="float">
            <text:p>1.99896875</text:p>
          </table:table-cell>
          <table:table-cell table:style-name="Default" office:value-type="float" office:value="63627190091130.6" calcext:value-type="float">
            <text:p>63627190091130.6</text:p>
          </table:table-cell>
          <table:table-cell table:style-name="ce7" table:formula="of:=([.AE126]-[.AE125])/1000" office:value-type="float" office:value="1.999703125" calcext:value-type="float">
            <text:p>1.9997</text:p>
          </table:table-cell>
          <table:table-cell table:style-name="ce7" table:formula="of:=[.AF126]+[.AG125]" office:value-type="float" office:value="247.9985234375" calcext:value-type="float">
            <text:p>247.9985</text:p>
          </table:table-cell>
          <table:table-cell table:style-name="ce20" table:formula="of:=[.AG126]-2*([.$B126]-1)" office:value-type="float" office:value="-0.00147656249990291" calcext:value-type="float">
            <text:p>-0.0014765625</text:p>
          </table:table-cell>
          <table:table-cell table:style-name="Default" office:value-type="float" office:value="63627190557458.8" calcext:value-type="float">
            <text:p>63627190557458.8</text:p>
          </table:table-cell>
          <table:table-cell table:style-name="ce7" table:formula="of:=([.AI126]-[.AI125])/1000" office:value-type="float" office:value="1.999203125" calcext:value-type="float">
            <text:p>1.9992</text:p>
          </table:table-cell>
          <table:table-cell table:style-name="ce7" table:formula="of:=[.AJ126]+[.AK125]" office:value-type="float" office:value="247.998671875" calcext:value-type="float">
            <text:p>247.9987</text:p>
          </table:table-cell>
          <table:table-cell table:style-name="ce21" table:formula="of:=[.AK126]-2*([.$B126]-1)" office:value-type="float" office:value="-0.00132812500001478" calcext:value-type="float">
            <text:p>-0.001328125</text:p>
          </table:table-cell>
          <table:table-cell table:style-name="Default" office:value-type="float" office:value="63627191020530.3" calcext:value-type="float">
            <text:p>63627191020530.3</text:p>
          </table:table-cell>
          <table:table-cell table:style-name="ce7" table:formula="of:=([.AM126]-[.AM125])/1000" office:value-type="float" office:value="1.9996953125" calcext:value-type="float">
            <text:p>1.9997</text:p>
          </table:table-cell>
          <table:table-cell table:style-name="ce7" table:formula="of:=[.AN126]+[.AO125]" office:value-type="float" office:value="247.99884375" calcext:value-type="float">
            <text:p>247.9988</text:p>
          </table:table-cell>
          <table:table-cell table:style-name="ce22" table:formula="of:=[.AO126]-2*([.$B126]-1)" office:value-type="float" office:value="-0.00115625000000819" calcext:value-type="float">
            <text:p>-0.00115625</text:p>
          </table:table-cell>
          <table:table-cell table:style-name="Default" office:value-type="float" office:value="63627191485557.3" calcext:value-type="float">
            <text:p>63627191485557.3</text:p>
          </table:table-cell>
          <table:table-cell table:style-name="ce7" table:formula="of:=([.AQ126]-[.AQ125])/1000" office:value-type="float" office:value="2.000453125" calcext:value-type="float">
            <text:p>2.0005</text:p>
          </table:table-cell>
          <table:table-cell table:style-name="ce7" table:formula="of:=[.AR126]+[.AS125]" office:value-type="float" office:value="247.99978125" calcext:value-type="float">
            <text:p>247.9998</text:p>
          </table:table-cell>
          <table:table-cell table:style-name="ce26" table:formula="of:=[.AS126]-2*([.$B126]-1)" office:value-type="float" office:value="-0.000218750000044565" calcext:value-type="float">
            <text:p>-0.00021875</text:p>
          </table:table-cell>
          <table:table-cell table:style-name="Default" office:value-type="float" office:value="63627192000643" calcext:value-type="float">
            <text:p>63627192000643</text:p>
          </table:table-cell>
          <table:table-cell table:style-name="ce7" table:formula="of:=([.AU126]-[.AU125])/1000" office:value-type="float" office:value="2.00096875" calcext:value-type="float">
            <text:p>2.0010</text:p>
          </table:table-cell>
          <table:table-cell table:style-name="ce7" table:formula="of:=[.AV126]+[.AW125]" office:value-type="float" office:value="247.9997265625" calcext:value-type="float">
            <text:p>247.9997</text:p>
          </table:table-cell>
          <table:table-cell table:style-name="ce35" table:formula="of:=[.AW126]-2*([.$B126]-1)" office:value-type="float" office:value="-0.000273437499970441" calcext:value-type="float">
            <text:p>-0.00027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26" calcext:value-type="float">
            <text:p>126</text:p>
          </table:table-cell>
          <table:table-cell office:value-type="float" office:value="63627186794520" calcext:value-type="float">
            <text:p>63627186794520</text:p>
          </table:table-cell>
          <table:table-cell table:formula="of:=([.C127]-[.C126])/1000" office:value-type="float" office:value="2.0018515625" calcext:value-type="float">
            <text:p>2.0019</text:p>
          </table:table-cell>
          <table:table-cell table:formula="of:=[.D127]+[.E126]" office:value-type="float" office:value="250.00096875" calcext:value-type="float">
            <text:p>250.0010</text:p>
          </table:table-cell>
          <table:table-cell table:style-name="ce9" table:formula="of:=[.E127]-2*([.$B127]-1)" office:value-type="float" office:value="0.000968749999884722" calcext:value-type="float">
            <text:p>0.00096875</text:p>
          </table:table-cell>
          <table:table-cell table:style-name="Default" office:value-type="float" office:value="63627187313872.6" calcext:value-type="float">
            <text:p>63627187313872.6</text:p>
          </table:table-cell>
          <table:table-cell table:style-name="ce7" table:formula="of:=([.G127]-[.G126])/1000" office:value-type="float" office:value="1.99896875" calcext:value-type="float">
            <text:p>1.9990</text:p>
          </table:table-cell>
          <table:table-cell table:style-name="ce7" table:formula="of:=[.H127]+[.I126]" office:value-type="float" office:value="249.9992578125" calcext:value-type="float">
            <text:p>249.9993</text:p>
          </table:table-cell>
          <table:table-cell table:style-name="ce10" table:formula="of:=[.I127]-2*([.$B127]-1)" office:value-type="float" office:value="-0.000742187499952252" calcext:value-type="float">
            <text:p>-0.0007421875</text:p>
          </table:table-cell>
          <table:table-cell table:style-name="Default" office:value-type="float" office:value="63627187781423.5" calcext:value-type="float">
            <text:p>63627187781423.5</text:p>
          </table:table-cell>
          <table:table-cell table:style-name="ce7" table:formula="of:=([.K127]-[.K126])/1000" office:value-type="float" office:value="1.9993828125" calcext:value-type="float">
            <text:p>1.9994</text:p>
          </table:table-cell>
          <table:table-cell table:style-name="ce7" table:formula="of:=[.L127]+[.M126]" office:value-type="float" office:value="250.0008359375" calcext:value-type="float">
            <text:p>250.0008</text:p>
          </table:table-cell>
          <table:table-cell table:style-name="ce11" table:formula="of:=[.M127]-2*([.$B127]-1)" office:value-type="float" office:value="0.000835937500113459" calcext:value-type="float">
            <text:p>0.0008359375</text:p>
          </table:table-cell>
          <table:table-cell table:style-name="Default" office:value-type="float" office:value="63627188249318.9" calcext:value-type="float">
            <text:p>63627188249318.9</text:p>
          </table:table-cell>
          <table:table-cell table:style-name="ce7" table:formula="of:=([.O127]-[.O126])/1000" office:value-type="float" office:value="1.9999140625" calcext:value-type="float">
            <text:p>1.9999</text:p>
          </table:table-cell>
          <table:table-cell table:style-name="ce7" table:formula="of:=[.P127]+[.Q126]" office:value-type="float" office:value="249.9992109375" calcext:value-type="float">
            <text:p>249.9992</text:p>
          </table:table-cell>
          <table:table-cell table:style-name="ce12" table:formula="of:=[.Q127]-2*([.$B127]-1)" office:value-type="float" office:value="-0.000789062499961801" calcext:value-type="float">
            <text:p>-0.0007890625</text:p>
          </table:table-cell>
          <table:table-cell table:style-name="Default" office:value-type="float" office:value="63627188709495.5" calcext:value-type="float">
            <text:p>63627188709495.5</text:p>
          </table:table-cell>
          <table:table-cell table:style-name="ce7" table:formula="of:=([.S127]-[.S126])/1000" office:value-type="float" office:value="2.000078125" calcext:value-type="float">
            <text:p>2.0001</text:p>
          </table:table-cell>
          <table:table-cell table:style-name="ce7" table:formula="of:=[.T127]+[.U126]" office:value-type="float" office:value="249.9996015625" calcext:value-type="float">
            <text:p>249.9996</text:p>
          </table:table-cell>
          <table:table-cell table:style-name="ce13" table:formula="of:=[.U127]-2*([.$B127]-1)" office:value-type="float" office:value="-0.000398437499967486" calcext:value-type="float">
            <text:p>-0.0003984375</text:p>
          </table:table-cell>
          <table:table-cell table:style-name="Default" office:value-type="float" office:value="63627189166423.7" calcext:value-type="float">
            <text:p>63627189166423.7</text:p>
          </table:table-cell>
          <table:table-cell table:style-name="ce7" table:formula="of:=([.W127]-[.W126])/1000" office:value-type="float" office:value="2.001140625" calcext:value-type="float">
            <text:p>2.0011</text:p>
          </table:table-cell>
          <table:table-cell table:style-name="ce7" table:formula="of:=[.X127]+[.Y126]" office:value-type="float" office:value="250.0000078125" calcext:value-type="float">
            <text:p>250.0000</text:p>
          </table:table-cell>
          <table:table-cell table:style-name="ce14" table:formula="of:=[.Y127]-2*([.$B127]-1)" office:value-type="float" office:value="0.00000781249991632649" calcext:value-type="float">
            <text:p>7.81249991632649E-06</text:p>
          </table:table-cell>
          <table:table-cell table:style-name="Default" office:value-type="float" office:value="63627189633198.8" calcext:value-type="float">
            <text:p>63627189633198.8</text:p>
          </table:table-cell>
          <table:table-cell table:style-name="ce15" table:formula="of:=([.AA127]-[.AA126])/1000" office:value-type="float" office:value="2.001296875" calcext:value-type="float">
            <text:p>2.0013</text:p>
          </table:table-cell>
          <table:table-cell table:style-name="ce7" table:formula="of:=[.AB127]+[.AC126]" office:value-type="float" office:value="252.000265625" calcext:value-type="float">
            <text:p>252.0003</text:p>
          </table:table-cell>
          <table:table-cell table:style-name="ce16" table:formula="of:=[.AC127]-2*([.$B127]-1)" office:value-type="float" office:value="2.00026562500008" calcext:value-type="float">
            <text:p>2.000265625</text:p>
          </table:table-cell>
          <table:table-cell table:style-name="Default" office:value-type="float" office:value="63627190093130.8" calcext:value-type="float">
            <text:p>63627190093130.8</text:p>
          </table:table-cell>
          <table:table-cell table:style-name="ce7" table:formula="of:=([.AE127]-[.AE126])/1000" office:value-type="float" office:value="2.00021875" calcext:value-type="float">
            <text:p>2.0002</text:p>
          </table:table-cell>
          <table:table-cell table:style-name="ce7" table:formula="of:=[.AF127]+[.AG126]" office:value-type="float" office:value="249.9987421875" calcext:value-type="float">
            <text:p>249.9987</text:p>
          </table:table-cell>
          <table:table-cell table:style-name="ce20" table:formula="of:=[.AG127]-2*([.$B127]-1)" office:value-type="float" office:value="-0.00125781249991519" calcext:value-type="float">
            <text:p>-0.0012578125</text:p>
          </table:table-cell>
          <table:table-cell table:style-name="Default" office:value-type="float" office:value="63627190559458.8" calcext:value-type="float">
            <text:p>63627190559458.8</text:p>
          </table:table-cell>
          <table:table-cell table:style-name="ce7" table:formula="of:=([.AI127]-[.AI126])/1000" office:value-type="float" office:value="1.9999296875" calcext:value-type="float">
            <text:p>1.9999</text:p>
          </table:table-cell>
          <table:table-cell table:style-name="ce7" table:formula="of:=[.AJ127]+[.AK126]" office:value-type="float" office:value="249.9986015625" calcext:value-type="float">
            <text:p>249.9986</text:p>
          </table:table-cell>
          <table:table-cell table:style-name="ce21" table:formula="of:=[.AK127]-2*([.$B127]-1)" office:value-type="float" office:value="-0.00139843750000068" calcext:value-type="float">
            <text:p>-0.0013984375</text:p>
          </table:table-cell>
          <table:table-cell table:style-name="Default" office:value-type="float" office:value="63627191022530.5" calcext:value-type="float">
            <text:p>63627191022530.5</text:p>
          </table:table-cell>
          <table:table-cell table:style-name="ce7" table:formula="of:=([.AM127]-[.AM126])/1000" office:value-type="float" office:value="2.0001796875" calcext:value-type="float">
            <text:p>2.0002</text:p>
          </table:table-cell>
          <table:table-cell table:style-name="ce7" table:formula="of:=[.AN127]+[.AO126]" office:value-type="float" office:value="249.9990234375" calcext:value-type="float">
            <text:p>249.9990</text:p>
          </table:table-cell>
          <table:table-cell table:style-name="ce22" table:formula="of:=[.AO127]-2*([.$B127]-1)" office:value-type="float" office:value="-0.0009765625" calcext:value-type="float">
            <text:p>-0.0009765625</text:p>
          </table:table-cell>
          <table:table-cell table:style-name="Default" office:value-type="float" office:value="63627191487557" calcext:value-type="float">
            <text:p>63627191487557</text:p>
          </table:table-cell>
          <table:table-cell table:style-name="ce7" table:formula="of:=([.AQ127]-[.AQ126])/1000" office:value-type="float" office:value="1.9996953125" calcext:value-type="float">
            <text:p>1.9997</text:p>
          </table:table-cell>
          <table:table-cell table:style-name="ce7" table:formula="of:=[.AR127]+[.AS126]" office:value-type="float" office:value="249.9994765625" calcext:value-type="float">
            <text:p>249.9995</text:p>
          </table:table-cell>
          <table:table-cell table:style-name="ce26" table:formula="of:=[.AS127]-2*([.$B127]-1)" office:value-type="float" office:value="-0.000523437500049795" calcext:value-type="float">
            <text:p>-0.0005234375</text:p>
          </table:table-cell>
          <table:table-cell table:style-name="Default" office:value-type="float" office:value="63627192002643" calcext:value-type="float">
            <text:p>63627192002643</text:p>
          </table:table-cell>
          <table:table-cell table:style-name="ce7" table:formula="of:=([.AU127]-[.AU126])/1000" office:value-type="float" office:value="1.9999375" calcext:value-type="float">
            <text:p>1.9999</text:p>
          </table:table-cell>
          <table:table-cell table:style-name="ce7" table:formula="of:=[.AV127]+[.AW126]" office:value-type="float" office:value="249.9996640625" calcext:value-type="float">
            <text:p>249.9997</text:p>
          </table:table-cell>
          <table:table-cell table:style-name="ce35" table:formula="of:=[.AW127]-2*([.$B127]-1)" office:value-type="float" office:value="-0.000335937499983174" calcext:value-type="float">
            <text:p>-0.00033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27" calcext:value-type="float">
            <text:p>127</text:p>
          </table:table-cell>
          <table:table-cell office:value-type="float" office:value="63627186796519.7" calcext:value-type="float">
            <text:p>63627186796519.7</text:p>
          </table:table-cell>
          <table:table-cell table:formula="of:=([.C128]-[.C127])/1000" office:value-type="float" office:value="1.999734375" calcext:value-type="float">
            <text:p>1.9997</text:p>
          </table:table-cell>
          <table:table-cell table:formula="of:=[.D128]+[.E127]" office:value-type="float" office:value="252.000703125" calcext:value-type="float">
            <text:p>252.0007</text:p>
          </table:table-cell>
          <table:table-cell table:style-name="ce9" table:formula="of:=[.E128]-2*([.$B128]-1)" office:value-type="float" office:value="0.00070312499988745" calcext:value-type="float">
            <text:p>0.000703125</text:p>
          </table:table-cell>
          <table:table-cell table:style-name="Default" office:value-type="float" office:value="63627187315873.9" calcext:value-type="float">
            <text:p>63627187315873.9</text:p>
          </table:table-cell>
          <table:table-cell table:style-name="ce7" table:formula="of:=([.G128]-[.G127])/1000" office:value-type="float" office:value="2.001265625" calcext:value-type="float">
            <text:p>2.0013</text:p>
          </table:table-cell>
          <table:table-cell table:style-name="ce7" table:formula="of:=[.H128]+[.I127]" office:value-type="float" office:value="252.0005234375" calcext:value-type="float">
            <text:p>252.0005</text:p>
          </table:table-cell>
          <table:table-cell table:style-name="ce10" table:formula="of:=[.I128]-2*([.$B128]-1)" office:value-type="float" office:value="0.000523437500049795" calcext:value-type="float">
            <text:p>0.0005234375</text:p>
          </table:table-cell>
          <table:table-cell table:style-name="Default" office:value-type="float" office:value="63627187783422.1" calcext:value-type="float">
            <text:p>63627187783422.1</text:p>
          </table:table-cell>
          <table:table-cell table:style-name="ce7" table:formula="of:=([.K128]-[.K127])/1000" office:value-type="float" office:value="1.9986328125" calcext:value-type="float">
            <text:p>1.9986</text:p>
          </table:table-cell>
          <table:table-cell table:style-name="ce7" table:formula="of:=[.L128]+[.M127]" office:value-type="float" office:value="251.99946875" calcext:value-type="float">
            <text:p>251.9995</text:p>
          </table:table-cell>
          <table:table-cell table:style-name="ce11" table:formula="of:=[.M128]-2*([.$B128]-1)" office:value-type="float" office:value="-0.000531249999880856" calcext:value-type="float">
            <text:p>-0.00053125</text:p>
          </table:table-cell>
          <table:table-cell table:style-name="Default" office:value-type="float" office:value="63627188251318.7" calcext:value-type="float">
            <text:p>63627188251318.7</text:p>
          </table:table-cell>
          <table:table-cell table:style-name="ce7" table:formula="of:=([.O128]-[.O127])/1000" office:value-type="float" office:value="1.9998125" calcext:value-type="float">
            <text:p>1.9998</text:p>
          </table:table-cell>
          <table:table-cell table:style-name="ce7" table:formula="of:=[.P128]+[.Q127]" office:value-type="float" office:value="251.9990234375" calcext:value-type="float">
            <text:p>251.9990</text:p>
          </table:table-cell>
          <table:table-cell table:style-name="ce12" table:formula="of:=[.Q128]-2*([.$B128]-1)" office:value-type="float" office:value="-0.000976562499971578" calcext:value-type="float">
            <text:p>-0.0009765625</text:p>
          </table:table-cell>
          <table:table-cell table:style-name="Default" office:value-type="float" office:value="63627188711496.3" calcext:value-type="float">
            <text:p>63627188711496.3</text:p>
          </table:table-cell>
          <table:table-cell table:style-name="ce7" table:formula="of:=([.S128]-[.S127])/1000" office:value-type="float" office:value="2.0007890625" calcext:value-type="float">
            <text:p>2.0008</text:p>
          </table:table-cell>
          <table:table-cell table:style-name="ce7" table:formula="of:=[.T128]+[.U127]" office:value-type="float" office:value="252.000390625" calcext:value-type="float">
            <text:p>252.0004</text:p>
          </table:table-cell>
          <table:table-cell table:style-name="ce13" table:formula="of:=[.U128]-2*([.$B128]-1)" office:value-type="float" office:value="0.000390625000022737" calcext:value-type="float">
            <text:p>0.000390625</text:p>
          </table:table-cell>
          <table:table-cell table:style-name="Default" office:value-type="float" office:value="63627189168422.5" calcext:value-type="float">
            <text:p>63627189168422.5</text:p>
          </table:table-cell>
          <table:table-cell table:style-name="ce7" table:formula="of:=([.W128]-[.W127])/1000" office:value-type="float" office:value="1.998828125" calcext:value-type="float">
            <text:p>1.9988</text:p>
          </table:table-cell>
          <table:table-cell table:style-name="ce7" table:formula="of:=[.X128]+[.Y127]" office:value-type="float" office:value="251.9988359375" calcext:value-type="float">
            <text:p>251.9988</text:p>
          </table:table-cell>
          <table:table-cell table:style-name="ce14" table:formula="of:=[.Y128]-2*([.$B128]-1)" office:value-type="float" office:value="-0.00116406250009504" calcext:value-type="float">
            <text:p>-0.0011640625</text:p>
          </table:table-cell>
          <table:table-cell table:style-name="Default" office:value-type="float" office:value="63627189635197.6" calcext:value-type="float">
            <text:p>63627189635197.6</text:p>
          </table:table-cell>
          <table:table-cell table:style-name="ce15" table:formula="of:=([.AA128]-[.AA127])/1000" office:value-type="float" office:value="1.99878125" calcext:value-type="float">
            <text:p>1.9988</text:p>
          </table:table-cell>
          <table:table-cell table:style-name="ce7" table:formula="of:=[.AB128]+[.AC127]" office:value-type="float" office:value="253.999046875" calcext:value-type="float">
            <text:p>253.9990</text:p>
          </table:table-cell>
          <table:table-cell table:style-name="ce16" table:formula="of:=[.AC128]-2*([.$B128]-1)" office:value-type="float" office:value="1.99904687500009" calcext:value-type="float">
            <text:p>1.999046875</text:p>
          </table:table-cell>
          <table:table-cell table:style-name="Default" office:value-type="float" office:value="63627190095130.4" calcext:value-type="float">
            <text:p>63627190095130.4</text:p>
          </table:table-cell>
          <table:table-cell table:style-name="ce7" table:formula="of:=([.AE128]-[.AE127])/1000" office:value-type="float" office:value="1.9995390625" calcext:value-type="float">
            <text:p>1.9995</text:p>
          </table:table-cell>
          <table:table-cell table:style-name="ce7" table:formula="of:=[.AF128]+[.AG127]" office:value-type="float" office:value="251.99828125" calcext:value-type="float">
            <text:p>251.9983</text:p>
          </table:table-cell>
          <table:table-cell table:style-name="ce20" table:formula="of:=[.AG128]-2*([.$B128]-1)" office:value-type="float" office:value="-0.00171874999992383" calcext:value-type="float">
            <text:p>-0.00171875</text:p>
          </table:table-cell>
          <table:table-cell table:style-name="Default" office:value-type="float" office:value="63627190561460" calcext:value-type="float">
            <text:p>63627190561460</text:p>
          </table:table-cell>
          <table:table-cell table:style-name="ce7" table:formula="of:=([.AI128]-[.AI127])/1000" office:value-type="float" office:value="2.0012109375" calcext:value-type="float">
            <text:p>2.0012</text:p>
          </table:table-cell>
          <table:table-cell table:style-name="ce7" table:formula="of:=[.AJ128]+[.AK127]" office:value-type="float" office:value="251.9998125" calcext:value-type="float">
            <text:p>251.9998</text:p>
          </table:table-cell>
          <table:table-cell table:style-name="ce21" table:formula="of:=[.AK128]-2*([.$B128]-1)" office:value-type="float" office:value="-0.000187500000009777" calcext:value-type="float">
            <text:p>-0.0001875</text:p>
          </table:table-cell>
          <table:table-cell table:style-name="Default" office:value-type="float" office:value="63627191024533.2" calcext:value-type="float">
            <text:p>63627191024533.2</text:p>
          </table:table-cell>
          <table:table-cell table:style-name="ce7" table:formula="of:=([.AM128]-[.AM127])/1000" office:value-type="float" office:value="2.002703125" calcext:value-type="float">
            <text:p>2.0027</text:p>
          </table:table-cell>
          <table:table-cell table:style-name="ce7" table:formula="of:=[.AN128]+[.AO127]" office:value-type="float" office:value="252.0017265625" calcext:value-type="float">
            <text:p>252.0017</text:p>
          </table:table-cell>
          <table:table-cell table:style-name="ce22" table:formula="of:=[.AO128]-2*([.$B128]-1)" office:value-type="float" office:value="0.00172656250001069" calcext:value-type="float">
            <text:p>0.0017265625</text:p>
          </table:table-cell>
          <table:table-cell table:style-name="Default" office:value-type="float" office:value="63627191489556.9" calcext:value-type="float">
            <text:p>63627191489556.9</text:p>
          </table:table-cell>
          <table:table-cell table:style-name="ce7" table:formula="of:=([.AQ128]-[.AQ127])/1000" office:value-type="float" office:value="1.9999609375" calcext:value-type="float">
            <text:p>2.0000</text:p>
          </table:table-cell>
          <table:table-cell table:style-name="ce7" table:formula="of:=[.AR128]+[.AS127]" office:value-type="float" office:value="251.9994375" calcext:value-type="float">
            <text:p>251.9994</text:p>
          </table:table-cell>
          <table:table-cell table:style-name="ce26" table:formula="of:=[.AS128]-2*([.$B128]-1)" office:value-type="float" office:value="-0.000562500000057753" calcext:value-type="float">
            <text:p>-0.0005625</text:p>
          </table:table-cell>
          <table:table-cell table:style-name="Default" office:value-type="float" office:value="63627192004642.2" calcext:value-type="float">
            <text:p>63627192004642.2</text:p>
          </table:table-cell>
          <table:table-cell table:style-name="ce7" table:formula="of:=([.AU128]-[.AU127])/1000" office:value-type="float" office:value="1.9992734375" calcext:value-type="float">
            <text:p>1.9993</text:p>
          </table:table-cell>
          <table:table-cell table:style-name="ce7" table:formula="of:=[.AV128]+[.AW127]" office:value-type="float" office:value="251.9989375" calcext:value-type="float">
            <text:p>251.9989</text:p>
          </table:table-cell>
          <table:table-cell table:style-name="ce35" table:formula="of:=[.AW128]-2*([.$B128]-1)" office:value-type="float" office:value="-0.00106249999998909" calcext:value-type="float">
            <text:p>-0.001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28" calcext:value-type="float">
            <text:p>128</text:p>
          </table:table-cell>
          <table:table-cell office:value-type="float" office:value="63627186798518.7" calcext:value-type="float">
            <text:p>63627186798518.7</text:p>
          </table:table-cell>
          <table:table-cell table:formula="of:=([.C129]-[.C128])/1000" office:value-type="float" office:value="1.999" calcext:value-type="float">
            <text:p>1.9990</text:p>
          </table:table-cell>
          <table:table-cell table:formula="of:=[.D129]+[.E128]" office:value-type="float" office:value="253.999703125" calcext:value-type="float">
            <text:p>253.9997</text:p>
          </table:table-cell>
          <table:table-cell table:style-name="ce9" table:formula="of:=[.E129]-2*([.$B129]-1)" office:value-type="float" office:value="-0.000296875000117325" calcext:value-type="float">
            <text:p>-0.000296875</text:p>
          </table:table-cell>
          <table:table-cell table:style-name="Default" office:value-type="float" office:value="63627187317872.9" calcext:value-type="float">
            <text:p>63627187317872.9</text:p>
          </table:table-cell>
          <table:table-cell table:style-name="ce7" table:formula="of:=([.G129]-[.G128])/1000" office:value-type="float" office:value="1.99903125" calcext:value-type="float">
            <text:p>1.9990</text:p>
          </table:table-cell>
          <table:table-cell table:style-name="ce7" table:formula="of:=[.H129]+[.I128]" office:value-type="float" office:value="253.9995546875" calcext:value-type="float">
            <text:p>253.9996</text:p>
          </table:table-cell>
          <table:table-cell table:style-name="ce10" table:formula="of:=[.I129]-2*([.$B129]-1)" office:value-type="float" office:value="-0.000445312499948614" calcext:value-type="float">
            <text:p>-0.0004453125</text:p>
          </table:table-cell>
          <table:table-cell table:style-name="Default" office:value-type="float" office:value="63627187785422.9" calcext:value-type="float">
            <text:p>63627187785422.9</text:p>
          </table:table-cell>
          <table:table-cell table:style-name="ce7" table:formula="of:=([.K129]-[.K128])/1000" office:value-type="float" office:value="2.00078125" calcext:value-type="float">
            <text:p>2.0008</text:p>
          </table:table-cell>
          <table:table-cell table:style-name="ce7" table:formula="of:=[.L129]+[.M128]" office:value-type="float" office:value="254.00025" calcext:value-type="float">
            <text:p>254.0003</text:p>
          </table:table-cell>
          <table:table-cell table:style-name="ce11" table:formula="of:=[.M129]-2*([.$B129]-1)" office:value-type="float" office:value="0.000250000000107775" calcext:value-type="float">
            <text:p>0.00025</text:p>
          </table:table-cell>
          <table:table-cell table:style-name="Default" office:value-type="float" office:value="63627188253319.3" calcext:value-type="float">
            <text:p>63627188253319.3</text:p>
          </table:table-cell>
          <table:table-cell table:style-name="ce7" table:formula="of:=([.O129]-[.O128])/1000" office:value-type="float" office:value="2.000578125" calcext:value-type="float">
            <text:p>2.0006</text:p>
          </table:table-cell>
          <table:table-cell table:style-name="ce7" table:formula="of:=[.P129]+[.Q128]" office:value-type="float" office:value="253.9996015625" calcext:value-type="float">
            <text:p>253.9996</text:p>
          </table:table-cell>
          <table:table-cell table:style-name="ce12" table:formula="of:=[.Q129]-2*([.$B129]-1)" office:value-type="float" office:value="-0.000398437499967486" calcext:value-type="float">
            <text:p>-0.0003984375</text:p>
          </table:table-cell>
          <table:table-cell table:style-name="Default" office:value-type="float" office:value="63627188713498" calcext:value-type="float">
            <text:p>63627188713498</text:p>
          </table:table-cell>
          <table:table-cell table:style-name="ce7" table:formula="of:=([.S129]-[.S128])/1000" office:value-type="float" office:value="2.0017734375" calcext:value-type="float">
            <text:p>2.0018</text:p>
          </table:table-cell>
          <table:table-cell table:style-name="ce7" table:formula="of:=[.T129]+[.U128]" office:value-type="float" office:value="254.0021640625" calcext:value-type="float">
            <text:p>254.0022</text:p>
          </table:table-cell>
          <table:table-cell table:style-name="ce13" table:formula="of:=[.U129]-2*([.$B129]-1)" office:value-type="float" office:value="0.00216406250001455" calcext:value-type="float">
            <text:p>0.0021640625</text:p>
          </table:table-cell>
          <table:table-cell table:style-name="Default" office:value-type="float" office:value="63627189170422.8" calcext:value-type="float">
            <text:p>63627189170422.8</text:p>
          </table:table-cell>
          <table:table-cell table:style-name="ce7" table:formula="of:=([.W129]-[.W128])/1000" office:value-type="float" office:value="2.00028125" calcext:value-type="float">
            <text:p>2.0003</text:p>
          </table:table-cell>
          <table:table-cell table:style-name="ce7" table:formula="of:=[.X129]+[.Y128]" office:value-type="float" office:value="253.9991171875" calcext:value-type="float">
            <text:p>253.9991</text:p>
          </table:table-cell>
          <table:table-cell table:style-name="ce14" table:formula="of:=[.Y129]-2*([.$B129]-1)" office:value-type="float" office:value="-0.000882812500094587" calcext:value-type="float">
            <text:p>-0.0008828125</text:p>
          </table:table-cell>
          <table:table-cell table:style-name="Default" office:value-type="float" office:value="63627189637197.3" calcext:value-type="float">
            <text:p>63627189637197.3</text:p>
          </table:table-cell>
          <table:table-cell table:style-name="ce15" table:formula="of:=([.AA129]-[.AA128])/1000" office:value-type="float" office:value="1.999671875" calcext:value-type="float">
            <text:p>1.9997</text:p>
          </table:table-cell>
          <table:table-cell table:style-name="ce7" table:formula="of:=[.AB129]+[.AC128]" office:value-type="float" office:value="255.99871875" calcext:value-type="float">
            <text:p>255.9987</text:p>
          </table:table-cell>
          <table:table-cell table:style-name="ce16" table:formula="of:=[.AC129]-2*([.$B129]-1)" office:value-type="float" office:value="1.99871875000008" calcext:value-type="float">
            <text:p>1.99871875</text:p>
          </table:table-cell>
          <table:table-cell table:style-name="Default" office:value-type="float" office:value="63627190097133" calcext:value-type="float">
            <text:p>63627190097133</text:p>
          </table:table-cell>
          <table:table-cell table:style-name="ce7" table:formula="of:=([.AE129]-[.AE128])/1000" office:value-type="float" office:value="2.0026171875" calcext:value-type="float">
            <text:p>2.0026</text:p>
          </table:table-cell>
          <table:table-cell table:style-name="ce7" table:formula="of:=[.AF129]+[.AG128]" office:value-type="float" office:value="254.0008984375" calcext:value-type="float">
            <text:p>254.0009</text:p>
          </table:table-cell>
          <table:table-cell table:style-name="ce20" table:formula="of:=[.AG129]-2*([.$B129]-1)" office:value-type="float" office:value="0.000898437500069349" calcext:value-type="float">
            <text:p>0.0008984375</text:p>
          </table:table-cell>
          <table:table-cell table:style-name="Default" office:value-type="float" office:value="63627190563460.5" calcext:value-type="float">
            <text:p>63627190563460.5</text:p>
          </table:table-cell>
          <table:table-cell table:style-name="ce7" table:formula="of:=([.AI129]-[.AI128])/1000" office:value-type="float" office:value="2.0004921875" calcext:value-type="float">
            <text:p>2.0005</text:p>
          </table:table-cell>
          <table:table-cell table:style-name="ce7" table:formula="of:=[.AJ129]+[.AK128]" office:value-type="float" office:value="254.0003046875" calcext:value-type="float">
            <text:p>254.0003</text:p>
          </table:table-cell>
          <table:table-cell table:style-name="ce21" table:formula="of:=[.AK129]-2*([.$B129]-1)" office:value-type="float" office:value="0.000304687499976808" calcext:value-type="float">
            <text:p>0.0003046875</text:p>
          </table:table-cell>
          <table:table-cell table:style-name="Default" office:value-type="float" office:value="63627191026531.6" calcext:value-type="float">
            <text:p>63627191026531.6</text:p>
          </table:table-cell>
          <table:table-cell table:style-name="ce7" table:formula="of:=([.AM129]-[.AM128])/1000" office:value-type="float" office:value="1.9984140625" calcext:value-type="float">
            <text:p>1.9984</text:p>
          </table:table-cell>
          <table:table-cell table:style-name="ce7" table:formula="of:=[.AN129]+[.AO128]" office:value-type="float" office:value="254.000140625" calcext:value-type="float">
            <text:p>254.0001</text:p>
          </table:table-cell>
          <table:table-cell table:style-name="ce22" table:formula="of:=[.AO129]-2*([.$B129]-1)" office:value-type="float" office:value="0.000140625000000227" calcext:value-type="float">
            <text:p>0.000140625</text:p>
          </table:table-cell>
          <table:table-cell table:style-name="Default" office:value-type="float" office:value="63627191491557.8" calcext:value-type="float">
            <text:p>63627191491557.8</text:p>
          </table:table-cell>
          <table:table-cell table:style-name="ce7" table:formula="of:=([.AQ129]-[.AQ128])/1000" office:value-type="float" office:value="2.000875" calcext:value-type="float">
            <text:p>2.0009</text:p>
          </table:table-cell>
          <table:table-cell table:style-name="ce7" table:formula="of:=[.AR129]+[.AS128]" office:value-type="float" office:value="254.0003125" calcext:value-type="float">
            <text:p>254.0003</text:p>
          </table:table-cell>
          <table:table-cell table:style-name="ce26" table:formula="of:=[.AS129]-2*([.$B129]-1)" office:value-type="float" office:value="0.000312499999949978" calcext:value-type="float">
            <text:p>0.0003125</text:p>
          </table:table-cell>
          <table:table-cell table:style-name="Default" office:value-type="float" office:value="63627192006641.8" calcext:value-type="float">
            <text:p>63627192006641.8</text:p>
          </table:table-cell>
          <table:table-cell table:style-name="ce7" table:formula="of:=([.AU129]-[.AU128])/1000" office:value-type="float" office:value="1.99959375" calcext:value-type="float">
            <text:p>1.9996</text:p>
          </table:table-cell>
          <table:table-cell table:style-name="ce7" table:formula="of:=[.AV129]+[.AW128]" office:value-type="float" office:value="253.99853125" calcext:value-type="float">
            <text:p>253.9985</text:p>
          </table:table-cell>
          <table:table-cell table:style-name="ce35" table:formula="of:=[.AW129]-2*([.$B129]-1)" office:value-type="float" office:value="-0.00146874999998659" calcext:value-type="float">
            <text:p>-0.001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129" calcext:value-type="float">
            <text:p>129</text:p>
          </table:table-cell>
          <table:table-cell office:value-type="float" office:value="63627186800519.3" calcext:value-type="float">
            <text:p>63627186800519.3</text:p>
          </table:table-cell>
          <table:table-cell table:formula="of:=([.C130]-[.C129])/1000" office:value-type="float" office:value="2.0006015625" calcext:value-type="float">
            <text:p>2.0006</text:p>
          </table:table-cell>
          <table:table-cell table:formula="of:=[.D130]+[.E129]" office:value-type="float" office:value="256.0003046875" calcext:value-type="float">
            <text:p>256.0003</text:p>
          </table:table-cell>
          <table:table-cell table:style-name="ce9" table:formula="of:=[.E130]-2*([.$B130]-1)" office:value-type="float" office:value="0.000304687499863121" calcext:value-type="float">
            <text:p>0.0003046875</text:p>
          </table:table-cell>
          <table:table-cell table:style-name="Default" office:value-type="float" office:value="63627187319873.4" calcext:value-type="float">
            <text:p>63627187319873.4</text:p>
          </table:table-cell>
          <table:table-cell table:style-name="ce7" table:formula="of:=([.G130]-[.G129])/1000" office:value-type="float" office:value="2.0005" calcext:value-type="float">
            <text:p>2.0005</text:p>
          </table:table-cell>
          <table:table-cell table:style-name="ce7" table:formula="of:=[.H130]+[.I129]" office:value-type="float" office:value="256.0000546875" calcext:value-type="float">
            <text:p>256.0001</text:p>
          </table:table-cell>
          <table:table-cell table:style-name="ce10" table:formula="of:=[.I130]-2*([.$B130]-1)" office:value-type="float" office:value="0.000054687500039563" calcext:value-type="float">
            <text:p>5.4687500039563E-05</text:p>
          </table:table-cell>
          <table:table-cell table:style-name="Default" office:value-type="float" office:value="63627187787423.4" calcext:value-type="float">
            <text:p>63627187787423.4</text:p>
          </table:table-cell>
          <table:table-cell table:style-name="ce7" table:formula="of:=([.K130]-[.K129])/1000" office:value-type="float" office:value="2.0005546875" calcext:value-type="float">
            <text:p>2.0006</text:p>
          </table:table-cell>
          <table:table-cell table:style-name="ce7" table:formula="of:=[.L130]+[.M129]" office:value-type="float" office:value="256.0008046875" calcext:value-type="float">
            <text:p>256.0008</text:p>
          </table:table-cell>
          <table:table-cell table:style-name="ce11" table:formula="of:=[.M130]-2*([.$B130]-1)" office:value-type="float" office:value="0.000804687500135515" calcext:value-type="float">
            <text:p>0.0008046875</text:p>
          </table:table-cell>
          <table:table-cell table:style-name="Default" office:value-type="float" office:value="63627188255320.3" calcext:value-type="float">
            <text:p>63627188255320.3</text:p>
          </table:table-cell>
          <table:table-cell table:style-name="ce7" table:formula="of:=([.O130]-[.O129])/1000" office:value-type="float" office:value="2.000984375" calcext:value-type="float">
            <text:p>2.0010</text:p>
          </table:table-cell>
          <table:table-cell table:style-name="ce7" table:formula="of:=[.P130]+[.Q129]" office:value-type="float" office:value="256.0005859375" calcext:value-type="float">
            <text:p>256.0006</text:p>
          </table:table-cell>
          <table:table-cell table:style-name="ce12" table:formula="of:=[.Q130]-2*([.$B130]-1)" office:value-type="float" office:value="0.000585937500034106" calcext:value-type="float">
            <text:p>0.0005859375</text:p>
          </table:table-cell>
          <table:table-cell table:style-name="Default" office:value-type="float" office:value="63627188715494.2" calcext:value-type="float">
            <text:p>63627188715494.2</text:p>
          </table:table-cell>
          <table:table-cell table:style-name="ce7" table:formula="of:=([.S130]-[.S129])/1000" office:value-type="float" office:value="1.99615625" calcext:value-type="float">
            <text:p>1.9962</text:p>
          </table:table-cell>
          <table:table-cell table:style-name="ce7" table:formula="of:=[.T130]+[.U129]" office:value-type="float" office:value="255.9983203125" calcext:value-type="float">
            <text:p>255.9983</text:p>
          </table:table-cell>
          <table:table-cell table:style-name="ce13" table:formula="of:=[.U130]-2*([.$B130]-1)" office:value-type="float" office:value="-0.00167968749997272" calcext:value-type="float">
            <text:p>-0.0016796875</text:p>
          </table:table-cell>
          <table:table-cell table:style-name="Default" office:value-type="float" office:value="63627189172423.8" calcext:value-type="float">
            <text:p>63627189172423.8</text:p>
          </table:table-cell>
          <table:table-cell table:style-name="ce7" table:formula="of:=([.W130]-[.W129])/1000" office:value-type="float" office:value="2.00096875" calcext:value-type="float">
            <text:p>2.0010</text:p>
          </table:table-cell>
          <table:table-cell table:style-name="ce7" table:formula="of:=[.X130]+[.Y129]" office:value-type="float" office:value="256.0000859375" calcext:value-type="float">
            <text:p>256.0001</text:p>
          </table:table-cell>
          <table:table-cell table:style-name="ce14" table:formula="of:=[.Y130]-2*([.$B130]-1)" office:value-type="float" office:value="0.0000859374999322426" calcext:value-type="float">
            <text:p>8.59374999322426E-05</text:p>
          </table:table-cell>
          <table:table-cell table:style-name="Default" office:value-type="float" office:value="63627189639197.5" calcext:value-type="float">
            <text:p>63627189639197.5</text:p>
          </table:table-cell>
          <table:table-cell table:style-name="ce15" table:formula="of:=([.AA130]-[.AA129])/1000" office:value-type="float" office:value="2.0001953125" calcext:value-type="float">
            <text:p>2.0002</text:p>
          </table:table-cell>
          <table:table-cell table:style-name="ce7" table:formula="of:=[.AB130]+[.AC129]" office:value-type="float" office:value="257.9989140625" calcext:value-type="float">
            <text:p>257.9989</text:p>
          </table:table-cell>
          <table:table-cell table:style-name="ce16" table:formula="of:=[.AC130]-2*([.$B130]-1)" office:value-type="float" office:value="1.99891406250009" calcext:value-type="float">
            <text:p>1.9989140625</text:p>
          </table:table-cell>
          <table:table-cell table:style-name="Default" office:value-type="float" office:value="63627190099131.7" calcext:value-type="float">
            <text:p>63627190099131.7</text:p>
          </table:table-cell>
          <table:table-cell table:style-name="ce7" table:formula="of:=([.AE130]-[.AE129])/1000" office:value-type="float" office:value="1.99875" calcext:value-type="float">
            <text:p>1.9988</text:p>
          </table:table-cell>
          <table:table-cell table:style-name="ce7" table:formula="of:=[.AF130]+[.AG129]" office:value-type="float" office:value="255.9996484375" calcext:value-type="float">
            <text:p>255.9996</text:p>
          </table:table-cell>
          <table:table-cell table:style-name="ce20" table:formula="of:=[.AG130]-2*([.$B130]-1)" office:value-type="float" office:value="-0.000351562499929514" calcext:value-type="float">
            <text:p>-0.0003515625</text:p>
          </table:table-cell>
          <table:table-cell table:style-name="Default" office:value-type="float" office:value="63627190565459.8" calcext:value-type="float">
            <text:p>63627190565459.8</text:p>
          </table:table-cell>
          <table:table-cell table:style-name="ce7" table:formula="of:=([.AI130]-[.AI129])/1000" office:value-type="float" office:value="1.9992734375" calcext:value-type="float">
            <text:p>1.9993</text:p>
          </table:table-cell>
          <table:table-cell table:style-name="ce7" table:formula="of:=[.AJ130]+[.AK129]" office:value-type="float" office:value="255.999578125" calcext:value-type="float">
            <text:p>255.9996</text:p>
          </table:table-cell>
          <table:table-cell table:style-name="ce21" table:formula="of:=[.AK130]-2*([.$B130]-1)" office:value-type="float" office:value="-0.000421875000029104" calcext:value-type="float">
            <text:p>-0.000421875</text:p>
          </table:table-cell>
          <table:table-cell table:style-name="Default" office:value-type="float" office:value="63627191028532.7" calcext:value-type="float">
            <text:p>63627191028532.7</text:p>
          </table:table-cell>
          <table:table-cell table:style-name="ce7" table:formula="of:=([.AM130]-[.AM129])/1000" office:value-type="float" office:value="2.0010703125" calcext:value-type="float">
            <text:p>2.0011</text:p>
          </table:table-cell>
          <table:table-cell table:style-name="ce7" table:formula="of:=[.AN130]+[.AO129]" office:value-type="float" office:value="256.0012109375" calcext:value-type="float">
            <text:p>256.0012</text:p>
          </table:table-cell>
          <table:table-cell table:style-name="ce22" table:formula="of:=[.AO130]-2*([.$B130]-1)" office:value-type="float" office:value="0.00121093749999091" calcext:value-type="float">
            <text:p>0.0012109375</text:p>
          </table:table-cell>
          <table:table-cell table:style-name="Default" office:value-type="float" office:value="63627191493556.4" calcext:value-type="float">
            <text:p>63627191493556.4</text:p>
          </table:table-cell>
          <table:table-cell table:style-name="ce7" table:formula="of:=([.AQ130]-[.AQ129])/1000" office:value-type="float" office:value="1.9986015625" calcext:value-type="float">
            <text:p>1.9986</text:p>
          </table:table-cell>
          <table:table-cell table:style-name="ce7" table:formula="of:=[.AR130]+[.AS129]" office:value-type="float" office:value="255.9989140625" calcext:value-type="float">
            <text:p>255.9989</text:p>
          </table:table-cell>
          <table:table-cell table:style-name="ce26" table:formula="of:=[.AS130]-2*([.$B130]-1)" office:value-type="float" office:value="-0.0010859375000507" calcext:value-type="float">
            <text:p>-0.0010859375</text:p>
          </table:table-cell>
          <table:table-cell table:style-name="Default" office:value-type="float" office:value="63627192008641.8" calcext:value-type="float">
            <text:p>63627192008641.8</text:p>
          </table:table-cell>
          <table:table-cell table:style-name="ce7" table:formula="of:=([.AU130]-[.AU129])/1000" office:value-type="float" office:value="2" calcext:value-type="float">
            <text:p>2.0000</text:p>
          </table:table-cell>
          <table:table-cell table:style-name="ce7" table:formula="of:=[.AV130]+[.AW129]" office:value-type="float" office:value="255.99853125" calcext:value-type="float">
            <text:p>255.9985</text:p>
          </table:table-cell>
          <table:table-cell table:style-name="ce35" table:formula="of:=[.AW130]-2*([.$B130]-1)" office:value-type="float" office:value="-0.00146874999998659" calcext:value-type="float">
            <text:p>-0.001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63627186802518.1" calcext:value-type="float">
            <text:p>63627186802518.1</text:p>
          </table:table-cell>
          <table:table-cell table:formula="of:=([.C131]-[.C130])/1000" office:value-type="float" office:value="1.99878125" calcext:value-type="float">
            <text:p>1.9988</text:p>
          </table:table-cell>
          <table:table-cell table:formula="of:=[.D131]+[.E130]" office:value-type="float" office:value="257.9990859375" calcext:value-type="float">
            <text:p>257.9991</text:p>
          </table:table-cell>
          <table:table-cell table:style-name="ce9" table:formula="of:=[.E131]-2*([.$B131]-1)" office:value-type="float" office:value="-0.000914062500157797" calcext:value-type="float">
            <text:p>-0.0009140625</text:p>
          </table:table-cell>
          <table:table-cell table:style-name="Default" office:value-type="float" office:value="63627187321872.6" calcext:value-type="float">
            <text:p>63627187321872.6</text:p>
          </table:table-cell>
          <table:table-cell table:style-name="ce7" table:formula="of:=([.G131]-[.G130])/1000" office:value-type="float" office:value="1.9991640625" calcext:value-type="float">
            <text:p>1.9992</text:p>
          </table:table-cell>
          <table:table-cell table:style-name="ce7" table:formula="of:=[.H131]+[.I130]" office:value-type="float" office:value="257.99921875" calcext:value-type="float">
            <text:p>257.9992</text:p>
          </table:table-cell>
          <table:table-cell table:style-name="ce10" table:formula="of:=[.I131]-2*([.$B131]-1)" office:value-type="float" office:value="-0.000781249999988631" calcext:value-type="float">
            <text:p>-0.00078125</text:p>
          </table:table-cell>
          <table:table-cell table:style-name="Default" office:value-type="float" office:value="63627187789421.6" calcext:value-type="float">
            <text:p>63627187789421.6</text:p>
          </table:table-cell>
          <table:table-cell table:style-name="ce7" table:formula="of:=([.K131]-[.K130])/1000" office:value-type="float" office:value="1.9981484375" calcext:value-type="float">
            <text:p>1.9981</text:p>
          </table:table-cell>
          <table:table-cell table:style-name="ce7" table:formula="of:=[.L131]+[.M130]" office:value-type="float" office:value="257.998953125" calcext:value-type="float">
            <text:p>257.9990</text:p>
          </table:table-cell>
          <table:table-cell table:style-name="ce11" table:formula="of:=[.M131]-2*([.$B131]-1)" office:value-type="float" office:value="-0.00104687499987222" calcext:value-type="float">
            <text:p>-0.001046875</text:p>
          </table:table-cell>
          <table:table-cell table:style-name="Default" office:value-type="float" office:value="63627188257318.6" calcext:value-type="float">
            <text:p>63627188257318.6</text:p>
          </table:table-cell>
          <table:table-cell table:style-name="ce7" table:formula="of:=([.O131]-[.O130])/1000" office:value-type="float" office:value="1.9983125" calcext:value-type="float">
            <text:p>1.9983</text:p>
          </table:table-cell>
          <table:table-cell table:style-name="ce7" table:formula="of:=[.P131]+[.Q130]" office:value-type="float" office:value="257.9988984375" calcext:value-type="float">
            <text:p>257.9989</text:p>
          </table:table-cell>
          <table:table-cell table:style-name="ce12" table:formula="of:=[.Q131]-2*([.$B131]-1)" office:value-type="float" office:value="-0.00110156249996862" calcext:value-type="float">
            <text:p>-0.0011015625</text:p>
          </table:table-cell>
          <table:table-cell table:style-name="Default" office:value-type="float" office:value="63627188717495.3" calcext:value-type="float">
            <text:p>63627188717495.3</text:p>
          </table:table-cell>
          <table:table-cell table:style-name="ce7" table:formula="of:=([.S131]-[.S130])/1000" office:value-type="float" office:value="2.0010546875" calcext:value-type="float">
            <text:p>2.0011</text:p>
          </table:table-cell>
          <table:table-cell table:style-name="ce7" table:formula="of:=[.T131]+[.U130]" office:value-type="float" office:value="257.999375" calcext:value-type="float">
            <text:p>257.9994</text:p>
          </table:table-cell>
          <table:table-cell table:style-name="ce13" table:formula="of:=[.U131]-2*([.$B131]-1)" office:value-type="float" office:value="-0.000624999999956799" calcext:value-type="float">
            <text:p>-0.000625</text:p>
          </table:table-cell>
          <table:table-cell table:style-name="Default" office:value-type="float" office:value="63627189174424.2" calcext:value-type="float">
            <text:p>63627189174424.2</text:p>
          </table:table-cell>
          <table:table-cell table:style-name="ce7" table:formula="of:=([.W131]-[.W130])/1000" office:value-type="float" office:value="2.0003984375" calcext:value-type="float">
            <text:p>2.0004</text:p>
          </table:table-cell>
          <table:table-cell table:style-name="ce7" table:formula="of:=[.X131]+[.Y130]" office:value-type="float" office:value="258.000484375" calcext:value-type="float">
            <text:p>258.0005</text:p>
          </table:table-cell>
          <table:table-cell table:style-name="ce14" table:formula="of:=[.Y131]-2*([.$B131]-1)" office:value-type="float" office:value="0.00048437499992815" calcext:value-type="float">
            <text:p>0.000484375</text:p>
          </table:table-cell>
          <table:table-cell table:style-name="Default" office:value-type="float" office:value="63627189641198.8" calcext:value-type="float">
            <text:p>63627189641198.8</text:p>
          </table:table-cell>
          <table:table-cell table:style-name="ce15" table:formula="of:=([.AA131]-[.AA130])/1000" office:value-type="float" office:value="2.0013515625" calcext:value-type="float">
            <text:p>2.0014</text:p>
          </table:table-cell>
          <table:table-cell table:style-name="ce7" table:formula="of:=[.AB131]+[.AC130]" office:value-type="float" office:value="260.000265625" calcext:value-type="float">
            <text:p>260.0003</text:p>
          </table:table-cell>
          <table:table-cell table:style-name="ce16" table:formula="of:=[.AC131]-2*([.$B131]-1)" office:value-type="float" office:value="2.00026562500011" calcext:value-type="float">
            <text:p>2.000265625</text:p>
          </table:table-cell>
          <table:table-cell table:style-name="Default" office:value-type="float" office:value="63627190101130.7" calcext:value-type="float">
            <text:p>63627190101130.7</text:p>
          </table:table-cell>
          <table:table-cell table:style-name="ce7" table:formula="of:=([.AE131]-[.AE130])/1000" office:value-type="float" office:value="1.998953125" calcext:value-type="float">
            <text:p>1.9990</text:p>
          </table:table-cell>
          <table:table-cell table:style-name="ce7" table:formula="of:=[.AF131]+[.AG130]" office:value-type="float" office:value="257.9986015625" calcext:value-type="float">
            <text:p>257.9986</text:p>
          </table:table-cell>
          <table:table-cell table:style-name="ce20" table:formula="of:=[.AG131]-2*([.$B131]-1)" office:value-type="float" office:value="-0.00139843749991542" calcext:value-type="float">
            <text:p>-0.0013984375</text:p>
          </table:table-cell>
          <table:table-cell table:style-name="Default" office:value-type="float" office:value="63627190567460.3" calcext:value-type="float">
            <text:p>63627190567460.3</text:p>
          </table:table-cell>
          <table:table-cell table:style-name="ce7" table:formula="of:=([.AI131]-[.AI130])/1000" office:value-type="float" office:value="2.0005859375" calcext:value-type="float">
            <text:p>2.0006</text:p>
          </table:table-cell>
          <table:table-cell table:style-name="ce7" table:formula="of:=[.AJ131]+[.AK130]" office:value-type="float" office:value="258.0001640625" calcext:value-type="float">
            <text:p>258.0002</text:p>
          </table:table-cell>
          <table:table-cell table:style-name="ce21" table:formula="of:=[.AK131]-2*([.$B131]-1)" office:value-type="float" office:value="0.000164062499948159" calcext:value-type="float">
            <text:p>0.0001640625</text:p>
          </table:table-cell>
          <table:table-cell table:style-name="Default" office:value-type="float" office:value="63627191030530.7" calcext:value-type="float">
            <text:p>63627191030530.7</text:p>
          </table:table-cell>
          <table:table-cell table:style-name="ce7" table:formula="of:=([.AM131]-[.AM130])/1000" office:value-type="float" office:value="1.9979765625" calcext:value-type="float">
            <text:p>1.9980</text:p>
          </table:table-cell>
          <table:table-cell table:style-name="ce7" table:formula="of:=[.AN131]+[.AO130]" office:value-type="float" office:value="257.9991875" calcext:value-type="float">
            <text:p>257.9992</text:p>
          </table:table-cell>
          <table:table-cell table:style-name="ce22" table:formula="of:=[.AO131]-2*([.$B131]-1)" office:value-type="float" office:value="-0.000812499999994998" calcext:value-type="float">
            <text:p>-0.0008125</text:p>
          </table:table-cell>
          <table:table-cell table:style-name="Default" office:value-type="float" office:value="63627191495557.7" calcext:value-type="float">
            <text:p>63627191495557.7</text:p>
          </table:table-cell>
          <table:table-cell table:style-name="ce7" table:formula="of:=([.AQ131]-[.AQ130])/1000" office:value-type="float" office:value="2.001265625" calcext:value-type="float">
            <text:p>2.0013</text:p>
          </table:table-cell>
          <table:table-cell table:style-name="ce7" table:formula="of:=[.AR131]+[.AS130]" office:value-type="float" office:value="258.0001796875" calcext:value-type="float">
            <text:p>258.0002</text:p>
          </table:table-cell>
          <table:table-cell table:style-name="ce26" table:formula="of:=[.AS131]-2*([.$B131]-1)" office:value-type="float" office:value="0.000179687499951342" calcext:value-type="float">
            <text:p>0.0001796875</text:p>
          </table:table-cell>
          <table:table-cell table:style-name="Default" office:value-type="float" office:value="63627192010643" calcext:value-type="float">
            <text:p>63627192010643</text:p>
          </table:table-cell>
          <table:table-cell table:style-name="ce7" table:formula="of:=([.AU131]-[.AU130])/1000" office:value-type="float" office:value="2.0011953125" calcext:value-type="float">
            <text:p>2.0012</text:p>
          </table:table-cell>
          <table:table-cell table:style-name="ce7" table:formula="of:=[.AV131]+[.AW130]" office:value-type="float" office:value="257.9997265625" calcext:value-type="float">
            <text:p>257.9997</text:p>
          </table:table-cell>
          <table:table-cell table:style-name="ce35" table:formula="of:=[.AW131]-2*([.$B131]-1)" office:value-type="float" office:value="-0.000273437499970441" calcext:value-type="float">
            <text:p>-0.00027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31" calcext:value-type="float">
            <text:p>131</text:p>
          </table:table-cell>
          <table:table-cell office:value-type="float" office:value="63627186804520.7" calcext:value-type="float">
            <text:p>63627186804520.7</text:p>
          </table:table-cell>
          <table:table-cell table:formula="of:=([.C132]-[.C131])/1000" office:value-type="float" office:value="2.002625" calcext:value-type="float">
            <text:p>2.0026</text:p>
          </table:table-cell>
          <table:table-cell table:formula="of:=[.D132]+[.E131]" office:value-type="float" office:value="260.0017109375" calcext:value-type="float">
            <text:p>260.0017</text:p>
          </table:table-cell>
          <table:table-cell table:style-name="ce9" table:formula="of:=[.E132]-2*([.$B132]-1)" office:value-type="float" office:value="0.00171093749986539" calcext:value-type="float">
            <text:p>0.0017109375</text:p>
          </table:table-cell>
          <table:table-cell table:style-name="Default" office:value-type="float" office:value="63627187323875" calcext:value-type="float">
            <text:p>63627187323875</text:p>
          </table:table-cell>
          <table:table-cell table:style-name="ce7" table:formula="of:=([.G132]-[.G131])/1000" office:value-type="float" office:value="2.0024765625" calcext:value-type="float">
            <text:p>2.0025</text:p>
          </table:table-cell>
          <table:table-cell table:style-name="ce7" table:formula="of:=[.H132]+[.I131]" office:value-type="float" office:value="260.0016953125" calcext:value-type="float">
            <text:p>260.0017</text:p>
          </table:table-cell>
          <table:table-cell table:style-name="ce10" table:formula="of:=[.I132]-2*([.$B132]-1)" office:value-type="float" office:value="0.00169531250003274" calcext:value-type="float">
            <text:p>0.0016953125</text:p>
          </table:table-cell>
          <table:table-cell table:style-name="Default" office:value-type="float" office:value="63627187791423.4" calcext:value-type="float">
            <text:p>63627187791423.4</text:p>
          </table:table-cell>
          <table:table-cell table:style-name="ce7" table:formula="of:=([.K132]-[.K131])/1000" office:value-type="float" office:value="2.0018125" calcext:value-type="float">
            <text:p>2.0018</text:p>
          </table:table-cell>
          <table:table-cell table:style-name="ce7" table:formula="of:=[.L132]+[.M131]" office:value-type="float" office:value="260.000765625" calcext:value-type="float">
            <text:p>260.0008</text:p>
          </table:table-cell>
          <table:table-cell table:style-name="ce11" table:formula="of:=[.M132]-2*([.$B132]-1)" office:value-type="float" office:value="0.000765625000155978" calcext:value-type="float">
            <text:p>0.000765625</text:p>
          </table:table-cell>
          <table:table-cell table:style-name="Default" office:value-type="float" office:value="63627188259318.8" calcext:value-type="float">
            <text:p>63627188259318.8</text:p>
          </table:table-cell>
          <table:table-cell table:style-name="ce7" table:formula="of:=([.O132]-[.O131])/1000" office:value-type="float" office:value="2.0001875" calcext:value-type="float">
            <text:p>2.0002</text:p>
          </table:table-cell>
          <table:table-cell table:style-name="ce7" table:formula="of:=[.P132]+[.Q131]" office:value-type="float" office:value="259.9990859375" calcext:value-type="float">
            <text:p>259.9991</text:p>
          </table:table-cell>
          <table:table-cell table:style-name="ce12" table:formula="of:=[.Q132]-2*([.$B132]-1)" office:value-type="float" office:value="-0.000914062499987267" calcext:value-type="float">
            <text:p>-0.0009140625</text:p>
          </table:table-cell>
          <table:table-cell table:style-name="Default" office:value-type="float" office:value="63627188719497.2" calcext:value-type="float">
            <text:p>63627188719497.2</text:p>
          </table:table-cell>
          <table:table-cell table:style-name="ce7" table:formula="of:=([.S132]-[.S131])/1000" office:value-type="float" office:value="2.0019765625" calcext:value-type="float">
            <text:p>2.0020</text:p>
          </table:table-cell>
          <table:table-cell table:style-name="ce7" table:formula="of:=[.T132]+[.U131]" office:value-type="float" office:value="260.0013515625" calcext:value-type="float">
            <text:p>260.0014</text:p>
          </table:table-cell>
          <table:table-cell table:style-name="ce13" table:formula="of:=[.U132]-2*([.$B132]-1)" office:value-type="float" office:value="0.00135156250001955" calcext:value-type="float">
            <text:p>0.0013515625</text:p>
          </table:table-cell>
          <table:table-cell table:style-name="Default" office:value-type="float" office:value="63627189176424.4" calcext:value-type="float">
            <text:p>63627189176424.4</text:p>
          </table:table-cell>
          <table:table-cell table:style-name="ce7" table:formula="of:=([.W132]-[.W131])/1000" office:value-type="float" office:value="2.0001875" calcext:value-type="float">
            <text:p>2.0002</text:p>
          </table:table-cell>
          <table:table-cell table:style-name="ce7" table:formula="of:=[.X132]+[.Y131]" office:value-type="float" office:value="260.000671875" calcext:value-type="float">
            <text:p>260.0007</text:p>
          </table:table-cell>
          <table:table-cell table:style-name="ce14" table:formula="of:=[.Y132]-2*([.$B132]-1)" office:value-type="float" office:value="0.000671874999909505" calcext:value-type="float">
            <text:p>0.000671875</text:p>
          </table:table-cell>
          <table:table-cell table:style-name="Default" office:value-type="float" office:value="63627189643200.3" calcext:value-type="float">
            <text:p>63627189643200.3</text:p>
          </table:table-cell>
          <table:table-cell table:style-name="ce15" table:formula="of:=([.AA132]-[.AA131])/1000" office:value-type="float" office:value="2.0015234375" calcext:value-type="float">
            <text:p>2.0015</text:p>
          </table:table-cell>
          <table:table-cell table:style-name="ce7" table:formula="of:=[.AB132]+[.AC131]" office:value-type="float" office:value="262.0017890625" calcext:value-type="float">
            <text:p>262.0018</text:p>
          </table:table-cell>
          <table:table-cell table:style-name="ce16" table:formula="of:=[.AC132]-2*([.$B132]-1)" office:value-type="float" office:value="2.00178906250011" calcext:value-type="float">
            <text:p>2.0017890625</text:p>
          </table:table-cell>
          <table:table-cell table:style-name="Default" office:value-type="float" office:value="63627190103133.4" calcext:value-type="float">
            <text:p>63627190103133.4</text:p>
          </table:table-cell>
          <table:table-cell table:style-name="ce7" table:formula="of:=([.AE132]-[.AE131])/1000" office:value-type="float" office:value="2.0026796875" calcext:value-type="float">
            <text:p>2.0027</text:p>
          </table:table-cell>
          <table:table-cell table:style-name="ce7" table:formula="of:=[.AF132]+[.AG131]" office:value-type="float" office:value="260.00128125" calcext:value-type="float">
            <text:p>260.0013</text:p>
          </table:table-cell>
          <table:table-cell table:style-name="ce20" table:formula="of:=[.AG132]-2*([.$B132]-1)" office:value-type="float" office:value="0.00128125000009049" calcext:value-type="float">
            <text:p>0.00128125</text:p>
          </table:table-cell>
          <table:table-cell table:style-name="Default" office:value-type="float" office:value="63627190569458.4" calcext:value-type="float">
            <text:p>63627190569458.4</text:p>
          </table:table-cell>
          <table:table-cell table:style-name="ce7" table:formula="of:=([.AI132]-[.AI131])/1000" office:value-type="float" office:value="1.998078125" calcext:value-type="float">
            <text:p>1.9981</text:p>
          </table:table-cell>
          <table:table-cell table:style-name="ce7" table:formula="of:=[.AJ132]+[.AK131]" office:value-type="float" office:value="259.9982421875" calcext:value-type="float">
            <text:p>259.9982</text:p>
          </table:table-cell>
          <table:table-cell table:style-name="ce21" table:formula="of:=[.AK132]-2*([.$B132]-1)" office:value-type="float" office:value="-0.00175781250004547" calcext:value-type="float">
            <text:p>-0.0017578125</text:p>
          </table:table-cell>
          <table:table-cell table:style-name="Default" office:value-type="float" office:value="63627191032530.4" calcext:value-type="float">
            <text:p>63627191032530.4</text:p>
          </table:table-cell>
          <table:table-cell table:style-name="ce7" table:formula="of:=([.AM132]-[.AM131])/1000" office:value-type="float" office:value="1.9997109375" calcext:value-type="float">
            <text:p>1.9997</text:p>
          </table:table-cell>
          <table:table-cell table:style-name="ce7" table:formula="of:=[.AN132]+[.AO131]" office:value-type="float" office:value="259.9988984375" calcext:value-type="float">
            <text:p>259.9989</text:p>
          </table:table-cell>
          <table:table-cell table:style-name="ce22" table:formula="of:=[.AO132]-2*([.$B132]-1)" office:value-type="float" office:value="-0.00110156249996862" calcext:value-type="float">
            <text:p>-0.0011015625</text:p>
          </table:table-cell>
          <table:table-cell table:style-name="Default" office:value-type="float" office:value="63627191497558.6" calcext:value-type="float">
            <text:p>63627191497558.6</text:p>
          </table:table-cell>
          <table:table-cell table:style-name="ce7" table:formula="of:=([.AQ132]-[.AQ131])/1000" office:value-type="float" office:value="2.000921875" calcext:value-type="float">
            <text:p>2.0009</text:p>
          </table:table-cell>
          <table:table-cell table:style-name="ce7" table:formula="of:=[.AR132]+[.AS131]" office:value-type="float" office:value="260.0011015625" calcext:value-type="float">
            <text:p>260.0011</text:p>
          </table:table-cell>
          <table:table-cell table:style-name="ce26" table:formula="of:=[.AS132]-2*([.$B132]-1)" office:value-type="float" office:value="0.00110156249996862" calcext:value-type="float">
            <text:p>0.0011015625</text:p>
          </table:table-cell>
          <table:table-cell table:style-name="Default" office:value-type="float" office:value="63627192012641.7" calcext:value-type="float">
            <text:p>63627192012641.7</text:p>
          </table:table-cell>
          <table:table-cell table:style-name="ce7" table:formula="of:=([.AU132]-[.AU131])/1000" office:value-type="float" office:value="1.9986640625" calcext:value-type="float">
            <text:p>1.9987</text:p>
          </table:table-cell>
          <table:table-cell table:style-name="ce7" table:formula="of:=[.AV132]+[.AW131]" office:value-type="float" office:value="259.998390625" calcext:value-type="float">
            <text:p>259.9984</text:p>
          </table:table-cell>
          <table:table-cell table:style-name="ce35" table:formula="of:=[.AW132]-2*([.$B132]-1)" office:value-type="float" office:value="-0.00160937499998681" calcext:value-type="float">
            <text:p>-0.001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32" calcext:value-type="float">
            <text:p>132</text:p>
          </table:table-cell>
          <table:table-cell office:value-type="float" office:value="63627186806519.8" calcext:value-type="float">
            <text:p>63627186806519.8</text:p>
          </table:table-cell>
          <table:table-cell table:formula="of:=([.C133]-[.C132])/1000" office:value-type="float" office:value="1.9990390625" calcext:value-type="float">
            <text:p>1.9990</text:p>
          </table:table-cell>
          <table:table-cell table:formula="of:=[.D133]+[.E132]" office:value-type="float" office:value="262.00075" calcext:value-type="float">
            <text:p>262.0008</text:p>
          </table:table-cell>
          <table:table-cell table:style-name="ce9" table:formula="of:=[.E133]-2*([.$B133]-1)" office:value-type="float" office:value="0.000749999999868578" calcext:value-type="float">
            <text:p>0.00075</text:p>
          </table:table-cell>
          <table:table-cell table:style-name="Default" office:value-type="float" office:value="63627187325872.1" calcext:value-type="float">
            <text:p>63627187325872.1</text:p>
          </table:table-cell>
          <table:table-cell table:style-name="ce7" table:formula="of:=([.G133]-[.G132])/1000" office:value-type="float" office:value="1.9970703125" calcext:value-type="float">
            <text:p>1.9971</text:p>
          </table:table-cell>
          <table:table-cell table:style-name="ce7" table:formula="of:=[.H133]+[.I132]" office:value-type="float" office:value="261.998765625" calcext:value-type="float">
            <text:p>261.9988</text:p>
          </table:table-cell>
          <table:table-cell table:style-name="ce10" table:formula="of:=[.I133]-2*([.$B133]-1)" office:value-type="float" office:value="-0.00123437499996726" calcext:value-type="float">
            <text:p>-0.001234375</text:p>
          </table:table-cell>
          <table:table-cell table:style-name="Default" office:value-type="float" office:value="63627187793423.4" calcext:value-type="float">
            <text:p>63627187793423.4</text:p>
          </table:table-cell>
          <table:table-cell table:style-name="ce7" table:formula="of:=([.K133]-[.K132])/1000" office:value-type="float" office:value="1.9999765625" calcext:value-type="float">
            <text:p>2.0000</text:p>
          </table:table-cell>
          <table:table-cell table:style-name="ce7" table:formula="of:=[.L133]+[.M132]" office:value-type="float" office:value="262.0007421875" calcext:value-type="float">
            <text:p>262.0007</text:p>
          </table:table-cell>
          <table:table-cell table:style-name="ce11" table:formula="of:=[.M133]-2*([.$B133]-1)" office:value-type="float" office:value="0.000742187500179625" calcext:value-type="float">
            <text:p>0.0007421875</text:p>
          </table:table-cell>
          <table:table-cell table:style-name="Default" office:value-type="float" office:value="63627188261321.3" calcext:value-type="float">
            <text:p>63627188261321.3</text:p>
          </table:table-cell>
          <table:table-cell table:style-name="ce7" table:formula="of:=([.O133]-[.O132])/1000" office:value-type="float" office:value="2.0025078125" calcext:value-type="float">
            <text:p>2.0025</text:p>
          </table:table-cell>
          <table:table-cell table:style-name="ce7" table:formula="of:=[.P133]+[.Q132]" office:value-type="float" office:value="262.00159375" calcext:value-type="float">
            <text:p>262.0016</text:p>
          </table:table-cell>
          <table:table-cell table:style-name="ce12" table:formula="of:=[.Q133]-2*([.$B133]-1)" office:value-type="float" office:value="0.00159375000004047" calcext:value-type="float">
            <text:p>0.00159375</text:p>
          </table:table-cell>
          <table:table-cell table:style-name="Default" office:value-type="float" office:value="63627188721498.1" calcext:value-type="float">
            <text:p>63627188721498.1</text:p>
          </table:table-cell>
          <table:table-cell table:style-name="ce7" table:formula="of:=([.S133]-[.S132])/1000" office:value-type="float" office:value="2.0008828125" calcext:value-type="float">
            <text:p>2.0009</text:p>
          </table:table-cell>
          <table:table-cell table:style-name="ce7" table:formula="of:=[.T133]+[.U132]" office:value-type="float" office:value="262.002234375" calcext:value-type="float">
            <text:p>262.0022</text:p>
          </table:table-cell>
          <table:table-cell table:style-name="ce13" table:formula="of:=[.U133]-2*([.$B133]-1)" office:value-type="float" office:value="0.00223437500000045" calcext:value-type="float">
            <text:p>0.002234375</text:p>
          </table:table-cell>
          <table:table-cell table:style-name="Default" office:value-type="float" office:value="63627189178423" calcext:value-type="float">
            <text:p>63627189178423</text:p>
          </table:table-cell>
          <table:table-cell table:style-name="ce7" table:formula="of:=([.W133]-[.W132])/1000" office:value-type="float" office:value="1.998671875" calcext:value-type="float">
            <text:p>1.9987</text:p>
          </table:table-cell>
          <table:table-cell table:style-name="ce7" table:formula="of:=[.X133]+[.Y132]" office:value-type="float" office:value="261.99934375" calcext:value-type="float">
            <text:p>261.9993</text:p>
          </table:table-cell>
          <table:table-cell table:style-name="ce14" table:formula="of:=[.Y133]-2*([.$B133]-1)" office:value-type="float" office:value="-0.000656250000076852" calcext:value-type="float">
            <text:p>-0.00065625</text:p>
          </table:table-cell>
          <table:table-cell table:style-name="Default" office:value-type="float" office:value="63627189645197.6" calcext:value-type="float">
            <text:p>63627189645197.6</text:p>
          </table:table-cell>
          <table:table-cell table:style-name="ce15" table:formula="of:=([.AA133]-[.AA132])/1000" office:value-type="float" office:value="1.99721875" calcext:value-type="float">
            <text:p>1.9972</text:p>
          </table:table-cell>
          <table:table-cell table:style-name="ce7" table:formula="of:=[.AB133]+[.AC132]" office:value-type="float" office:value="263.9990078125" calcext:value-type="float">
            <text:p>263.9990</text:p>
          </table:table-cell>
          <table:table-cell table:style-name="ce16" table:formula="of:=[.AC133]-2*([.$B133]-1)" office:value-type="float" office:value="1.99900781250011" calcext:value-type="float">
            <text:p>1.9990078125</text:p>
          </table:table-cell>
          <table:table-cell table:style-name="Default" office:value-type="float" office:value="63627190105130.7" calcext:value-type="float">
            <text:p>63627190105130.7</text:p>
          </table:table-cell>
          <table:table-cell table:style-name="ce7" table:formula="of:=([.AE133]-[.AE132])/1000" office:value-type="float" office:value="1.997375" calcext:value-type="float">
            <text:p>1.9974</text:p>
          </table:table-cell>
          <table:table-cell table:style-name="ce7" table:formula="of:=[.AF133]+[.AG132]" office:value-type="float" office:value="261.99865625" calcext:value-type="float">
            <text:p>261.9987</text:p>
          </table:table-cell>
          <table:table-cell table:style-name="ce20" table:formula="of:=[.AG133]-2*([.$B133]-1)" office:value-type="float" office:value="-0.0013437499999327" calcext:value-type="float">
            <text:p>-0.00134375</text:p>
          </table:table-cell>
          <table:table-cell table:style-name="Default" office:value-type="float" office:value="63627190571705.3" calcext:value-type="float">
            <text:p>63627190571705.3</text:p>
          </table:table-cell>
          <table:table-cell table:style-name="ce7" table:formula="of:=([.AI133]-[.AI132])/1000" office:value-type="float" office:value="2.24684375" calcext:value-type="float">
            <text:p>2.2468</text:p>
          </table:table-cell>
          <table:table-cell table:style-name="ce7" table:formula="of:=[.AJ133]+[.AK132]" office:value-type="float" office:value="262.2450859375" calcext:value-type="float">
            <text:p>262.2451</text:p>
          </table:table-cell>
          <table:table-cell table:style-name="ce21" table:formula="of:=[.AK133]-2*([.$B133]-1)" office:value-type="float" office:value="0.245085937499937" calcext:value-type="float">
            <text:p>0.2450859375</text:p>
          </table:table-cell>
          <table:table-cell table:style-name="Default" office:value-type="float" office:value="63627191034532.7" calcext:value-type="float">
            <text:p>63627191034532.7</text:p>
          </table:table-cell>
          <table:table-cell table:style-name="ce7" table:formula="of:=([.AM133]-[.AM132])/1000" office:value-type="float" office:value="2.00234375" calcext:value-type="float">
            <text:p>2.0023</text:p>
          </table:table-cell>
          <table:table-cell table:style-name="ce7" table:formula="of:=[.AN133]+[.AO132]" office:value-type="float" office:value="262.0012421875" calcext:value-type="float">
            <text:p>262.0012</text:p>
          </table:table-cell>
          <table:table-cell table:style-name="ce22" table:formula="of:=[.AO133]-2*([.$B133]-1)" office:value-type="float" office:value="0.00124218750005412" calcext:value-type="float">
            <text:p>0.0012421875</text:p>
          </table:table-cell>
          <table:table-cell table:formula="of:=[.AQ134]" office:value-type="float" office:value="63627191502831.9" calcext:value-type="float">
            <text:p>63627191502831.9</text:p>
          </table:table-cell>
          <table:table-cell table:style-name="ce7" table:formula="of:=([.AQ133]-[.AQ132])/1000" office:value-type="float" office:value="5.2733359375" calcext:value-type="float">
            <text:p>5.2733</text:p>
          </table:table-cell>
          <table:table-cell table:style-name="ce7" table:formula="of:=[.AR133]+[.AS132]" office:value-type="float" office:value="265.2744375" calcext:value-type="float">
            <text:p>265.2744</text:p>
          </table:table-cell>
          <table:table-cell table:style-name="ce26" table:formula="of:=[.AS133]-2*([.$B133]-1)" office:value-type="float" office:value="3.27443749999998" calcext:value-type="float">
            <text:p>3.2744375</text:p>
          </table:table-cell>
          <table:table-cell table:formula="of:=[.AU134]" office:value-type="float" office:value="63627192017757.2" calcext:value-type="float">
            <text:p>63627192017757.2</text:p>
          </table:table-cell>
          <table:table-cell table:style-name="ce7" table:formula="of:=([.AU133]-[.AU132])/1000" office:value-type="float" office:value="5.115546875" calcext:value-type="float">
            <text:p>5.1155</text:p>
          </table:table-cell>
          <table:table-cell table:style-name="ce7" table:formula="of:=[.AV133]+[.AW132]" office:value-type="float" office:value="265.1139375" calcext:value-type="float">
            <text:p>265.1139</text:p>
          </table:table-cell>
          <table:table-cell table:style-name="ce35" table:formula="of:=[.AW133]-2*([.$B133]-1)" office:value-type="float" office:value="3.11393750000002" calcext:value-type="float">
            <text:p>3.113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33" calcext:value-type="float">
            <text:p>133</text:p>
          </table:table-cell>
          <table:table-cell office:value-type="float" office:value="63627186808520.9" calcext:value-type="float">
            <text:p>63627186808520.9</text:p>
          </table:table-cell>
          <table:table-cell table:formula="of:=([.C134]-[.C133])/1000" office:value-type="float" office:value="2.001125" calcext:value-type="float">
            <text:p>2.0011</text:p>
          </table:table-cell>
          <table:table-cell table:formula="of:=[.D134]+[.E133]" office:value-type="float" office:value="264.001875" calcext:value-type="float">
            <text:p>264.0019</text:p>
          </table:table-cell>
          <table:table-cell table:style-name="ce9" table:formula="of:=[.E134]-2*([.$B134]-1)" office:value-type="float" office:value="0.0018749999998704" calcext:value-type="float">
            <text:p>0.001875</text:p>
          </table:table-cell>
          <table:table-cell table:style-name="Default" office:value-type="float" office:value="63627187327873" calcext:value-type="float">
            <text:p>63627187327873</text:p>
          </table:table-cell>
          <table:table-cell table:style-name="ce7" table:formula="of:=([.G134]-[.G133])/1000" office:value-type="float" office:value="2.0008984375" calcext:value-type="float">
            <text:p>2.0009</text:p>
          </table:table-cell>
          <table:table-cell table:style-name="ce7" table:formula="of:=[.H134]+[.I133]" office:value-type="float" office:value="263.9996640625" calcext:value-type="float">
            <text:p>263.9997</text:p>
          </table:table-cell>
          <table:table-cell table:style-name="ce10" table:formula="of:=[.I134]-2*([.$B134]-1)" office:value-type="float" office:value="-0.000335937499983174" calcext:value-type="float">
            <text:p>-0.0003359375</text:p>
          </table:table-cell>
          <table:table-cell table:style-name="Default" office:value-type="float" office:value="63627187795423.9" calcext:value-type="float">
            <text:p>63627187795423.9</text:p>
          </table:table-cell>
          <table:table-cell table:style-name="ce7" table:formula="of:=([.K134]-[.K133])/1000" office:value-type="float" office:value="2.00053125" calcext:value-type="float">
            <text:p>2.0005</text:p>
          </table:table-cell>
          <table:table-cell table:style-name="ce7" table:formula="of:=[.L134]+[.M133]" office:value-type="float" office:value="264.0012734375" calcext:value-type="float">
            <text:p>264.0013</text:p>
          </table:table-cell>
          <table:table-cell table:style-name="ce11" table:formula="of:=[.M134]-2*([.$B134]-1)" office:value-type="float" office:value="0.00127343750017417" calcext:value-type="float">
            <text:p>0.0012734375</text:p>
          </table:table-cell>
          <table:table-cell table:style-name="Default" office:value-type="float" office:value="63627188263321.5" calcext:value-type="float">
            <text:p>63627188263321.5</text:p>
          </table:table-cell>
          <table:table-cell table:style-name="ce7" table:formula="of:=([.O134]-[.O133])/1000" office:value-type="float" office:value="2.00025" calcext:value-type="float">
            <text:p>2.0003</text:p>
          </table:table-cell>
          <table:table-cell table:style-name="ce7" table:formula="of:=[.P134]+[.Q133]" office:value-type="float" office:value="264.00184375" calcext:value-type="float">
            <text:p>264.0018</text:p>
          </table:table-cell>
          <table:table-cell table:style-name="ce12" table:formula="of:=[.Q134]-2*([.$B134]-1)" office:value-type="float" office:value="0.00184375000003456" calcext:value-type="float">
            <text:p>0.00184375</text:p>
          </table:table-cell>
          <table:table-cell table:style-name="Default" office:value-type="float" office:value="63627188723496.1" calcext:value-type="float">
            <text:p>63627188723496.1</text:p>
          </table:table-cell>
          <table:table-cell table:style-name="ce7" table:formula="of:=([.S134]-[.S133])/1000" office:value-type="float" office:value="1.9979765625" calcext:value-type="float">
            <text:p>1.9980</text:p>
          </table:table-cell>
          <table:table-cell table:style-name="ce7" table:formula="of:=[.T134]+[.U133]" office:value-type="float" office:value="264.0002109375" calcext:value-type="float">
            <text:p>264.0002</text:p>
          </table:table-cell>
          <table:table-cell table:style-name="ce13" table:formula="of:=[.U134]-2*([.$B134]-1)" office:value-type="float" office:value="0.000210937500014552" calcext:value-type="float">
            <text:p>0.0002109375</text:p>
          </table:table-cell>
          <table:table-cell table:style-name="Default" office:value-type="float" office:value="63627189180425.2" calcext:value-type="float">
            <text:p>63627189180425.2</text:p>
          </table:table-cell>
          <table:table-cell table:style-name="ce7" table:formula="of:=([.W134]-[.W133])/1000" office:value-type="float" office:value="2.0021328125" calcext:value-type="float">
            <text:p>2.0021</text:p>
          </table:table-cell>
          <table:table-cell table:style-name="ce7" table:formula="of:=[.X134]+[.Y133]" office:value-type="float" office:value="264.0014765625" calcext:value-type="float">
            <text:p>264.0015</text:p>
          </table:table-cell>
          <table:table-cell table:style-name="ce14" table:formula="of:=[.Y134]-2*([.$B134]-1)" office:value-type="float" office:value="0.00147656249993133" calcext:value-type="float">
            <text:p>0.0014765625</text:p>
          </table:table-cell>
          <table:table-cell table:style-name="Default" office:value-type="float" office:value="63627189647200.2" calcext:value-type="float">
            <text:p>63627189647200.2</text:p>
          </table:table-cell>
          <table:table-cell table:style-name="ce15" table:formula="of:=([.AA134]-[.AA133])/1000" office:value-type="float" office:value="2.0025859375" calcext:value-type="float">
            <text:p>2.0026</text:p>
          </table:table-cell>
          <table:table-cell table:style-name="ce7" table:formula="of:=[.AB134]+[.AC133]" office:value-type="float" office:value="266.00159375" calcext:value-type="float">
            <text:p>266.0016</text:p>
          </table:table-cell>
          <table:table-cell table:style-name="ce16" table:formula="of:=[.AC134]-2*([.$B134]-1)" office:value-type="float" office:value="2.0015937500001" calcext:value-type="float">
            <text:p>2.00159375</text:p>
          </table:table-cell>
          <table:table-cell table:style-name="Default" office:value-type="float" office:value="63627190107131.7" calcext:value-type="float">
            <text:p>63627190107131.7</text:p>
          </table:table-cell>
          <table:table-cell table:style-name="ce7" table:formula="of:=([.AE134]-[.AE133])/1000" office:value-type="float" office:value="2.0009375" calcext:value-type="float">
            <text:p>2.0009</text:p>
          </table:table-cell>
          <table:table-cell table:style-name="ce7" table:formula="of:=[.AF134]+[.AG133]" office:value-type="float" office:value="263.99959375" calcext:value-type="float">
            <text:p>263.9996</text:p>
          </table:table-cell>
          <table:table-cell table:style-name="ce20" table:formula="of:=[.AG134]-2*([.$B134]-1)" office:value-type="float" office:value="-0.000406249999912234" calcext:value-type="float">
            <text:p>-0.00040625</text:p>
          </table:table-cell>
          <table:table-cell table:style-name="Default" office:value-type="float" office:value="63627190573460.4" calcext:value-type="float">
            <text:p>63627190573460.4</text:p>
          </table:table-cell>
          <table:table-cell table:style-name="ce7" table:formula="of:=([.AI134]-[.AI133])/1000" office:value-type="float" office:value="1.7551875" calcext:value-type="float">
            <text:p>1.7552</text:p>
          </table:table-cell>
          <table:table-cell table:style-name="ce7" table:formula="of:=[.AJ134]+[.AK133]" office:value-type="float" office:value="264.0002734375" calcext:value-type="float">
            <text:p>264.0003</text:p>
          </table:table-cell>
          <table:table-cell table:style-name="ce21" table:formula="of:=[.AK134]-2*([.$B134]-1)" office:value-type="float" office:value="0.000273437499913598" calcext:value-type="float">
            <text:p>0.0002734375</text:p>
          </table:table-cell>
          <table:table-cell table:style-name="Default" office:value-type="float" office:value="63627191036530.6" calcext:value-type="float">
            <text:p>63627191036530.6</text:p>
          </table:table-cell>
          <table:table-cell table:style-name="ce7" table:formula="of:=([.AM134]-[.AM133])/1000" office:value-type="float" office:value="1.9979140625" calcext:value-type="float">
            <text:p>1.9979</text:p>
          </table:table-cell>
          <table:table-cell table:style-name="ce7" table:formula="of:=[.AN134]+[.AO133]" office:value-type="float" office:value="263.99915625" calcext:value-type="float">
            <text:p>263.9992</text:p>
          </table:table-cell>
          <table:table-cell table:style-name="ce22" table:formula="of:=[.AO134]-2*([.$B134]-1)" office:value-type="float" office:value="-0.000843749999944521" calcext:value-type="float">
            <text:p>-0.00084375</text:p>
          </table:table-cell>
          <table:table-cell table:style-name="Default" office:value-type="float" office:value="63627191502831.9" calcext:value-type="float">
            <text:p>63627191502831.9</text:p>
          </table:table-cell>
          <table:table-cell table:style-name="ce7" table:formula="of:=([.AQ134]-[.AQ133])/1000" office:value-type="float" office:value="0" calcext:value-type="float">
            <text:p>0.0000</text:p>
          </table:table-cell>
          <table:table-cell table:style-name="ce7" table:formula="of:=[.AR134]+[.AS133]" office:value-type="float" office:value="265.2744375" calcext:value-type="float">
            <text:p>265.2744</text:p>
          </table:table-cell>
          <table:table-cell table:style-name="ce26" table:formula="of:=[.AS134]-2*([.$B134]-1)" office:value-type="float" office:value="1.27443749999998" calcext:value-type="float">
            <text:p>1.2744375</text:p>
          </table:table-cell>
          <table:table-cell table:style-name="Default" office:value-type="float" office:value="63627192017757.2" calcext:value-type="float">
            <text:p>63627192017757.2</text:p>
          </table:table-cell>
          <table:table-cell table:style-name="ce7" table:formula="of:=([.AU134]-[.AU133])/1000" office:value-type="float" office:value="0" calcext:value-type="float">
            <text:p>0.0000</text:p>
          </table:table-cell>
          <table:table-cell table:style-name="ce7" table:formula="of:=[.AV134]+[.AW133]" office:value-type="float" office:value="265.1139375" calcext:value-type="float">
            <text:p>265.1139</text:p>
          </table:table-cell>
          <table:table-cell table:style-name="ce35" table:formula="of:=[.AW134]-2*([.$B134]-1)" office:value-type="float" office:value="1.11393750000002" calcext:value-type="float">
            <text:p>1.113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34" calcext:value-type="float">
            <text:p>134</text:p>
          </table:table-cell>
          <table:table-cell office:value-type="float" office:value="63627186810518.8" calcext:value-type="float">
            <text:p>63627186810518.8</text:p>
          </table:table-cell>
          <table:table-cell table:formula="of:=([.C135]-[.C134])/1000" office:value-type="float" office:value="1.9979375" calcext:value-type="float">
            <text:p>1.9979</text:p>
          </table:table-cell>
          <table:table-cell table:formula="of:=[.D135]+[.E134]" office:value-type="float" office:value="265.9998125" calcext:value-type="float">
            <text:p>265.9998</text:p>
          </table:table-cell>
          <table:table-cell table:style-name="ce9" table:formula="of:=[.E135]-2*([.$B135]-1)" office:value-type="float" office:value="-0.000187500000151886" calcext:value-type="float">
            <text:p>-0.0001875</text:p>
          </table:table-cell>
          <table:table-cell table:style-name="Default" office:value-type="float" office:value="63627187329875" calcext:value-type="float">
            <text:p>63627187329875</text:p>
          </table:table-cell>
          <table:table-cell table:style-name="ce7" table:formula="of:=([.G135]-[.G134])/1000" office:value-type="float" office:value="2.0019609375" calcext:value-type="float">
            <text:p>2.0020</text:p>
          </table:table-cell>
          <table:table-cell table:style-name="ce7" table:formula="of:=[.H135]+[.I134]" office:value-type="float" office:value="266.001625" calcext:value-type="float">
            <text:p>266.0016</text:p>
          </table:table-cell>
          <table:table-cell table:style-name="ce10" table:formula="of:=[.I135]-2*([.$B135]-1)" office:value-type="float" office:value="0.00162499999999" calcext:value-type="float">
            <text:p>0.001625</text:p>
          </table:table-cell>
          <table:table-cell table:style-name="Default" office:value-type="float" office:value="63627187797421" calcext:value-type="float">
            <text:p>63627187797421</text:p>
          </table:table-cell>
          <table:table-cell table:style-name="ce7" table:formula="of:=([.K135]-[.K134])/1000" office:value-type="float" office:value="1.99709375" calcext:value-type="float">
            <text:p>1.9971</text:p>
          </table:table-cell>
          <table:table-cell table:style-name="ce7" table:formula="of:=[.L135]+[.M134]" office:value-type="float" office:value="265.9983671875" calcext:value-type="float">
            <text:p>265.9984</text:p>
          </table:table-cell>
          <table:table-cell table:style-name="ce11" table:formula="of:=[.M135]-2*([.$B135]-1)" office:value-type="float" office:value="-0.00163281249984948" calcext:value-type="float">
            <text:p>-0.0016328125</text:p>
          </table:table-cell>
          <table:table-cell table:style-name="Default" office:value-type="float" office:value="63627188265318.3" calcext:value-type="float">
            <text:p>63627188265318.3</text:p>
          </table:table-cell>
          <table:table-cell table:style-name="ce7" table:formula="of:=([.O135]-[.O134])/1000" office:value-type="float" office:value="1.9967265625" calcext:value-type="float">
            <text:p>1.9967</text:p>
          </table:table-cell>
          <table:table-cell table:style-name="ce7" table:formula="of:=[.P135]+[.Q134]" office:value-type="float" office:value="265.9985703125" calcext:value-type="float">
            <text:p>265.9986</text:p>
          </table:table-cell>
          <table:table-cell table:style-name="ce12" table:formula="of:=[.Q135]-2*([.$B135]-1)" office:value-type="float" office:value="-0.00142968749997863" calcext:value-type="float">
            <text:p>-0.0014296875</text:p>
          </table:table-cell>
          <table:table-cell table:style-name="Default" office:value-type="float" office:value="63627188725496.6" calcext:value-type="float">
            <text:p>63627188725496.6</text:p>
          </table:table-cell>
          <table:table-cell table:style-name="ce7" table:formula="of:=([.S135]-[.S134])/1000" office:value-type="float" office:value="2.00053125" calcext:value-type="float">
            <text:p>2.0005</text:p>
          </table:table-cell>
          <table:table-cell table:style-name="ce7" table:formula="of:=[.T135]+[.U134]" office:value-type="float" office:value="266.0007421875" calcext:value-type="float">
            <text:p>266.0007</text:p>
          </table:table-cell>
          <table:table-cell table:style-name="ce13" table:formula="of:=[.U135]-2*([.$B135]-1)" office:value-type="float" office:value="0.000742187500009095" calcext:value-type="float">
            <text:p>0.0007421875</text:p>
          </table:table-cell>
          <table:table-cell table:style-name="Default" office:value-type="float" office:value="63627189182423.2" calcext:value-type="float">
            <text:p>63627189182423.2</text:p>
          </table:table-cell>
          <table:table-cell table:style-name="ce7" table:formula="of:=([.W135]-[.W134])/1000" office:value-type="float" office:value="1.9980703125" calcext:value-type="float">
            <text:p>1.9981</text:p>
          </table:table-cell>
          <table:table-cell table:style-name="ce7" table:formula="of:=[.X135]+[.Y134]" office:value-type="float" office:value="265.999546875" calcext:value-type="float">
            <text:p>265.9995</text:p>
          </table:table-cell>
          <table:table-cell table:style-name="ce14" table:formula="of:=[.Y135]-2*([.$B135]-1)" office:value-type="float" office:value="-0.000453125000092314" calcext:value-type="float">
            <text:p>-0.000453125</text:p>
          </table:table-cell>
          <table:table-cell table:style-name="Default" office:value-type="float" office:value="63627189649198.1" calcext:value-type="float">
            <text:p>63627189649198.1</text:p>
          </table:table-cell>
          <table:table-cell table:style-name="ce15" table:formula="of:=([.AA135]-[.AA134])/1000" office:value-type="float" office:value="1.9979609375" calcext:value-type="float">
            <text:p>1.9980</text:p>
          </table:table-cell>
          <table:table-cell table:style-name="ce7" table:formula="of:=[.AB135]+[.AC134]" office:value-type="float" office:value="267.9995546875" calcext:value-type="float">
            <text:p>267.9996</text:p>
          </table:table-cell>
          <table:table-cell table:style-name="ce16" table:formula="of:=[.AC135]-2*([.$B135]-1)" office:value-type="float" office:value="1.99955468750011" calcext:value-type="float">
            <text:p>1.9995546875</text:p>
          </table:table-cell>
          <table:table-cell table:style-name="Default" office:value-type="float" office:value="63627190109131.8" calcext:value-type="float">
            <text:p>63627190109131.8</text:p>
          </table:table-cell>
          <table:table-cell table:style-name="ce7" table:formula="of:=([.AE135]-[.AE134])/1000" office:value-type="float" office:value="2.0001484375" calcext:value-type="float">
            <text:p>2.0001</text:p>
          </table:table-cell>
          <table:table-cell table:style-name="ce7" table:formula="of:=[.AF135]+[.AG134]" office:value-type="float" office:value="265.9997421875" calcext:value-type="float">
            <text:p>265.9997</text:p>
          </table:table-cell>
          <table:table-cell table:style-name="ce20" table:formula="of:=[.AG135]-2*([.$B135]-1)" office:value-type="float" office:value="-0.000257812499910415" calcext:value-type="float">
            <text:p>-0.0002578125</text:p>
          </table:table-cell>
          <table:table-cell table:style-name="Default" office:value-type="float" office:value="63627190575458.8" calcext:value-type="float">
            <text:p>63627190575458.8</text:p>
          </table:table-cell>
          <table:table-cell table:style-name="ce7" table:formula="of:=([.AI135]-[.AI134])/1000" office:value-type="float" office:value="1.9983359375" calcext:value-type="float">
            <text:p>1.9983</text:p>
          </table:table-cell>
          <table:table-cell table:style-name="ce7" table:formula="of:=[.AJ135]+[.AK134]" office:value-type="float" office:value="265.998609375" calcext:value-type="float">
            <text:p>265.9986</text:p>
          </table:table-cell>
          <table:table-cell table:style-name="ce21" table:formula="of:=[.AK135]-2*([.$B135]-1)" office:value-type="float" office:value="-0.00139062500011278" calcext:value-type="float">
            <text:p>-0.001390625</text:p>
          </table:table-cell>
          <table:table-cell table:style-name="Default" office:value-type="float" office:value="63627191038530.1" calcext:value-type="float">
            <text:p>63627191038530.1</text:p>
          </table:table-cell>
          <table:table-cell table:style-name="ce7" table:formula="of:=([.AM135]-[.AM134])/1000" office:value-type="float" office:value="1.9994609375" calcext:value-type="float">
            <text:p>1.9995</text:p>
          </table:table-cell>
          <table:table-cell table:style-name="ce7" table:formula="of:=[.AN135]+[.AO134]" office:value-type="float" office:value="265.9986171875" calcext:value-type="float">
            <text:p>265.9986</text:p>
          </table:table-cell>
          <table:table-cell table:style-name="ce22" table:formula="of:=[.AO135]-2*([.$B135]-1)" office:value-type="float" office:value="-0.00138281249996908" calcext:value-type="float">
            <text:p>-0.0013828125</text:p>
          </table:table-cell>
          <table:table-cell table:style-name="Default" office:value-type="float" office:value="63627191503556.9" calcext:value-type="float">
            <text:p>63627191503556.9</text:p>
          </table:table-cell>
          <table:table-cell table:style-name="ce7" table:formula="of:=([.AQ135]-[.AQ134])/1000" office:value-type="float" office:value="0.725015625" calcext:value-type="float">
            <text:p>0.7250</text:p>
          </table:table-cell>
          <table:table-cell table:style-name="ce7" table:formula="of:=[.AR135]+[.AS134]" office:value-type="float" office:value="265.999453125" calcext:value-type="float">
            <text:p>265.9995</text:p>
          </table:table-cell>
          <table:table-cell table:style-name="ce26" table:formula="of:=[.AS135]-2*([.$B135]-1)" office:value-type="float" office:value="-0.000546874999997726" calcext:value-type="float">
            <text:p>-0.000546875</text:p>
          </table:table-cell>
          <table:table-cell table:style-name="Default" office:value-type="float" office:value="63627192018642.2" calcext:value-type="float">
            <text:p>63627192018642.2</text:p>
          </table:table-cell>
          <table:table-cell table:style-name="ce7" table:formula="of:=([.AU135]-[.AU134])/1000" office:value-type="float" office:value="0.8849609375" calcext:value-type="float">
            <text:p>0.8850</text:p>
          </table:table-cell>
          <table:table-cell table:style-name="ce7" table:formula="of:=[.AV135]+[.AW134]" office:value-type="float" office:value="265.9988984375" calcext:value-type="float">
            <text:p>265.9989</text:p>
          </table:table-cell>
          <table:table-cell table:style-name="ce35" table:formula="of:=[.AW135]-2*([.$B135]-1)" office:value-type="float" office:value="-0.00110156249996862" calcext:value-type="float">
            <text:p>-0.0011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1</text:p>
          </table:table-cell>
          <table:table-cell table:style-name="ce6" office:value-type="float" office:value="135" calcext:value-type="float">
            <text:p>135</text:p>
          </table:table-cell>
          <table:table-cell office:value-type="float" office:value="63627186812518" calcext:value-type="float">
            <text:p>63627186812518</text:p>
          </table:table-cell>
          <table:table-cell table:formula="of:=([.C136]-[.C135])/1000" office:value-type="float" office:value="1.9991953125" calcext:value-type="float">
            <text:p>1.9992</text:p>
          </table:table-cell>
          <table:table-cell table:formula="of:=[.D136]+[.E135]" office:value-type="float" office:value="267.9990078125" calcext:value-type="float">
            <text:p>267.9990</text:p>
          </table:table-cell>
          <table:table-cell table:style-name="ce9" table:formula="of:=[.E136]-2*([.$B136]-1)" office:value-type="float" office:value="-0.000992187500173714" calcext:value-type="float">
            <text:p>-0.0009921875</text:p>
          </table:table-cell>
          <table:table-cell table:style-name="Default" office:value-type="float" office:value="63627187331872.4" calcext:value-type="float">
            <text:p>63627187331872.4</text:p>
          </table:table-cell>
          <table:table-cell table:style-name="ce7" table:formula="of:=([.G136]-[.G135])/1000" office:value-type="float" office:value="1.9974140625" calcext:value-type="float">
            <text:p>1.9974</text:p>
          </table:table-cell>
          <table:table-cell table:style-name="ce7" table:formula="of:=[.H136]+[.I135]" office:value-type="float" office:value="267.9990390625" calcext:value-type="float">
            <text:p>267.9990</text:p>
          </table:table-cell>
          <table:table-cell table:style-name="ce10" table:formula="of:=[.I136]-2*([.$B136]-1)" office:value-type="float" office:value="-0.000960937499996817" calcext:value-type="float">
            <text:p>-0.0009609375</text:p>
          </table:table-cell>
          <table:table-cell table:style-name="Default" office:value-type="float" office:value="63627187799421.1" calcext:value-type="float">
            <text:p>63627187799421.1</text:p>
          </table:table-cell>
          <table:table-cell table:style-name="ce7" table:formula="of:=([.K136]-[.K135])/1000" office:value-type="float" office:value="2.0000859375" calcext:value-type="float">
            <text:p>2.0001</text:p>
          </table:table-cell>
          <table:table-cell table:style-name="ce7" table:formula="of:=[.L136]+[.M135]" office:value-type="float" office:value="267.998453125" calcext:value-type="float">
            <text:p>267.9985</text:p>
          </table:table-cell>
          <table:table-cell table:style-name="ce11" table:formula="of:=[.M136]-2*([.$B136]-1)" office:value-type="float" office:value="-0.00154687499986039" calcext:value-type="float">
            <text:p>-0.001546875</text:p>
          </table:table-cell>
          <table:table-cell table:style-name="Default" office:value-type="float" office:value="63627188267320.3" calcext:value-type="float">
            <text:p>63627188267320.3</text:p>
          </table:table-cell>
          <table:table-cell table:style-name="ce7" table:formula="of:=([.O136]-[.O135])/1000" office:value-type="float" office:value="2.002015625" calcext:value-type="float">
            <text:p>2.0020</text:p>
          </table:table-cell>
          <table:table-cell table:style-name="ce7" table:formula="of:=[.P136]+[.Q135]" office:value-type="float" office:value="268.0005859375" calcext:value-type="float">
            <text:p>268.0006</text:p>
          </table:table-cell>
          <table:table-cell table:style-name="ce12" table:formula="of:=[.Q136]-2*([.$B136]-1)" office:value-type="float" office:value="0.000585937500034106" calcext:value-type="float">
            <text:p>0.0005859375</text:p>
          </table:table-cell>
          <table:table-cell table:style-name="Default" office:value-type="float" office:value="63627188727494.5" calcext:value-type="float">
            <text:p>63627188727494.5</text:p>
          </table:table-cell>
          <table:table-cell table:style-name="ce7" table:formula="of:=([.S136]-[.S135])/1000" office:value-type="float" office:value="1.9978671875" calcext:value-type="float">
            <text:p>1.9979</text:p>
          </table:table-cell>
          <table:table-cell table:style-name="ce7" table:formula="of:=[.T136]+[.U135]" office:value-type="float" office:value="267.998609375" calcext:value-type="float">
            <text:p>267.9986</text:p>
          </table:table-cell>
          <table:table-cell table:style-name="ce13" table:formula="of:=[.U136]-2*([.$B136]-1)" office:value-type="float" office:value="-0.00139062499999909" calcext:value-type="float">
            <text:p>-0.001390625</text:p>
          </table:table-cell>
          <table:table-cell table:style-name="Default" office:value-type="float" office:value="63627189184422.2" calcext:value-type="float">
            <text:p>63627189184422.2</text:p>
          </table:table-cell>
          <table:table-cell table:style-name="ce7" table:formula="of:=([.W136]-[.W135])/1000" office:value-type="float" office:value="1.9989609375" calcext:value-type="float">
            <text:p>1.9990</text:p>
          </table:table-cell>
          <table:table-cell table:style-name="ce7" table:formula="of:=[.X136]+[.Y135]" office:value-type="float" office:value="267.9985078125" calcext:value-type="float">
            <text:p>267.9985</text:p>
          </table:table-cell>
          <table:table-cell table:style-name="ce14" table:formula="of:=[.Y136]-2*([.$B136]-1)" office:value-type="float" office:value="-0.00149218750010505" calcext:value-type="float">
            <text:p>-0.0014921875</text:p>
          </table:table-cell>
          <table:table-cell table:style-name="Default" office:value-type="float" office:value="63627189651197.3" calcext:value-type="float">
            <text:p>63627189651197.3</text:p>
          </table:table-cell>
          <table:table-cell table:style-name="ce15" table:formula="of:=([.AA136]-[.AA135])/1000" office:value-type="float" office:value="1.9991875" calcext:value-type="float">
            <text:p>1.9992</text:p>
          </table:table-cell>
          <table:table-cell table:style-name="ce7" table:formula="of:=[.AB136]+[.AC135]" office:value-type="float" office:value="269.9987421875" calcext:value-type="float">
            <text:p>269.9987</text:p>
          </table:table-cell>
          <table:table-cell table:style-name="ce16" table:formula="of:=[.AC136]-2*([.$B136]-1)" office:value-type="float" office:value="1.99874218750011" calcext:value-type="float">
            <text:p>1.9987421875</text:p>
          </table:table-cell>
          <table:table-cell table:style-name="Default" office:value-type="float" office:value="63627190111132.3" calcext:value-type="float">
            <text:p>63627190111132.3</text:p>
          </table:table-cell>
          <table:table-cell table:style-name="ce7" table:formula="of:=([.AE136]-[.AE135])/1000" office:value-type="float" office:value="2.0004375" calcext:value-type="float">
            <text:p>2.0004</text:p>
          </table:table-cell>
          <table:table-cell table:style-name="ce7" table:formula="of:=[.AF136]+[.AG135]" office:value-type="float" office:value="268.0001796875" calcext:value-type="float">
            <text:p>268.0002</text:p>
          </table:table-cell>
          <table:table-cell table:style-name="ce20" table:formula="of:=[.AG136]-2*([.$B136]-1)" office:value-type="float" office:value="0.000179687500065029" calcext:value-type="float">
            <text:p>0.0001796875</text:p>
          </table:table-cell>
          <table:table-cell table:style-name="Default" office:value-type="float" office:value="63627190577461.7" calcext:value-type="float">
            <text:p>63627190577461.7</text:p>
          </table:table-cell>
          <table:table-cell table:style-name="ce7" table:formula="of:=([.AI136]-[.AI135])/1000" office:value-type="float" office:value="2.002890625" calcext:value-type="float">
            <text:p>2.0029</text:p>
          </table:table-cell>
          <table:table-cell table:style-name="ce7" table:formula="of:=[.AJ136]+[.AK135]" office:value-type="float" office:value="268.0015" calcext:value-type="float">
            <text:p>268.0015</text:p>
          </table:table-cell>
          <table:table-cell table:style-name="ce21" table:formula="of:=[.AK136]-2*([.$B136]-1)" office:value-type="float" office:value="0.00149999999990769" calcext:value-type="float">
            <text:p>0.0015</text:p>
          </table:table-cell>
          <table:table-cell table:style-name="Default" office:value-type="float" office:value="63627191040531" calcext:value-type="float">
            <text:p>63627191040531</text:p>
          </table:table-cell>
          <table:table-cell table:style-name="ce7" table:formula="of:=([.AM136]-[.AM135])/1000" office:value-type="float" office:value="2.0009140625" calcext:value-type="float">
            <text:p>2.0009</text:p>
          </table:table-cell>
          <table:table-cell table:style-name="ce7" table:formula="of:=[.AN136]+[.AO135]" office:value-type="float" office:value="267.99953125" calcext:value-type="float">
            <text:p>267.9995</text:p>
          </table:table-cell>
          <table:table-cell table:style-name="ce22" table:formula="of:=[.AO136]-2*([.$B136]-1)" office:value-type="float" office:value="-0.00046874999998181" calcext:value-type="float">
            <text:p>-0.00046875</text:p>
          </table:table-cell>
          <table:table-cell table:style-name="Default" office:value-type="float" office:value="63627191505555.8" calcext:value-type="float">
            <text:p>63627191505555.8</text:p>
          </table:table-cell>
          <table:table-cell table:style-name="ce7" table:formula="of:=([.AQ136]-[.AQ135])/1000" office:value-type="float" office:value="1.9988828125" calcext:value-type="float">
            <text:p>1.9989</text:p>
          </table:table-cell>
          <table:table-cell table:style-name="ce7" table:formula="of:=[.AR136]+[.AS135]" office:value-type="float" office:value="267.9983359375" calcext:value-type="float">
            <text:p>267.9983</text:p>
          </table:table-cell>
          <table:table-cell table:style-name="ce26" table:formula="of:=[.AS136]-2*([.$B136]-1)" office:value-type="float" office:value="-0.00166406249996953" calcext:value-type="float">
            <text:p>-0.0016640625</text:p>
          </table:table-cell>
          <table:table-cell table:style-name="Default" office:value-type="float" office:value="63627192020642.6" calcext:value-type="float">
            <text:p>63627192020642.6</text:p>
          </table:table-cell>
          <table:table-cell table:style-name="ce7" table:formula="of:=([.AU136]-[.AU135])/1000" office:value-type="float" office:value="2.000390625" calcext:value-type="float">
            <text:p>2.0004</text:p>
          </table:table-cell>
          <table:table-cell table:style-name="ce7" table:formula="of:=[.AV136]+[.AW135]" office:value-type="float" office:value="267.9992890625" calcext:value-type="float">
            <text:p>267.9993</text:p>
          </table:table-cell>
          <table:table-cell table:style-name="ce35" table:formula="of:=[.AW136]-2*([.$B136]-1)" office:value-type="float" office:value="-0.000710937499945885" calcext:value-type="float">
            <text:p>-0.0007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136" calcext:value-type="float">
            <text:p>136</text:p>
          </table:table-cell>
          <table:table-cell office:value-type="float" office:value="63627186814518.1" calcext:value-type="float">
            <text:p>63627186814518.1</text:p>
          </table:table-cell>
          <table:table-cell table:formula="of:=([.C137]-[.C136])/1000" office:value-type="float" office:value="2.0000625" calcext:value-type="float">
            <text:p>2.0001</text:p>
          </table:table-cell>
          <table:table-cell table:formula="of:=[.D137]+[.E136]" office:value-type="float" office:value="269.9990703125" calcext:value-type="float">
            <text:p>269.9991</text:p>
          </table:table-cell>
          <table:table-cell table:style-name="ce9" table:formula="of:=[.E137]-2*([.$B137]-1)" office:value-type="float" office:value="-0.000929687500160981" calcext:value-type="float">
            <text:p>-0.0009296875</text:p>
          </table:table-cell>
          <table:table-cell table:style-name="Default" office:value-type="float" office:value="63627187333872.5" calcext:value-type="float">
            <text:p>63627187333872.5</text:p>
          </table:table-cell>
          <table:table-cell table:style-name="ce7" table:formula="of:=([.G137]-[.G136])/1000" office:value-type="float" office:value="2.0001640625" calcext:value-type="float">
            <text:p>2.0002</text:p>
          </table:table-cell>
          <table:table-cell table:style-name="ce7" table:formula="of:=[.H137]+[.I136]" office:value-type="float" office:value="269.999203125" calcext:value-type="float">
            <text:p>269.9992</text:p>
          </table:table-cell>
          <table:table-cell table:style-name="ce10" table:formula="of:=[.I137]-2*([.$B137]-1)" office:value-type="float" office:value="-0.000796874999991815" calcext:value-type="float">
            <text:p>-0.000796875</text:p>
          </table:table-cell>
          <table:table-cell table:style-name="Default" office:value-type="float" office:value="63627187801424.2" calcext:value-type="float">
            <text:p>63627187801424.2</text:p>
          </table:table-cell>
          <table:table-cell table:style-name="ce7" table:formula="of:=([.K137]-[.K136])/1000" office:value-type="float" office:value="2.003078125" calcext:value-type="float">
            <text:p>2.0031</text:p>
          </table:table-cell>
          <table:table-cell table:style-name="ce7" table:formula="of:=[.L137]+[.M136]" office:value-type="float" office:value="270.00153125" calcext:value-type="float">
            <text:p>270.0015</text:p>
          </table:table-cell>
          <table:table-cell table:style-name="ce11" table:formula="of:=[.M137]-2*([.$B137]-1)" office:value-type="float" office:value="0.00153125000014143" calcext:value-type="float">
            <text:p>0.00153125</text:p>
          </table:table-cell>
          <table:table-cell table:style-name="Default" office:value-type="float" office:value="63627188269321.3" calcext:value-type="float">
            <text:p>63627188269321.3</text:p>
          </table:table-cell>
          <table:table-cell table:style-name="ce7" table:formula="of:=([.O137]-[.O136])/1000" office:value-type="float" office:value="2.0010078125" calcext:value-type="float">
            <text:p>2.0010</text:p>
          </table:table-cell>
          <table:table-cell table:style-name="ce7" table:formula="of:=[.P137]+[.Q136]" office:value-type="float" office:value="270.00159375" calcext:value-type="float">
            <text:p>270.0016</text:p>
          </table:table-cell>
          <table:table-cell table:style-name="ce12" table:formula="of:=[.Q137]-2*([.$B137]-1)" office:value-type="float" office:value="0.00159375000004047" calcext:value-type="float">
            <text:p>0.00159375</text:p>
          </table:table-cell>
          <table:table-cell table:style-name="Default" office:value-type="float" office:value="63627188729496.2" calcext:value-type="float">
            <text:p>63627188729496.2</text:p>
          </table:table-cell>
          <table:table-cell table:style-name="ce7" table:formula="of:=([.S137]-[.S136])/1000" office:value-type="float" office:value="2.0016640625" calcext:value-type="float">
            <text:p>2.0017</text:p>
          </table:table-cell>
          <table:table-cell table:style-name="ce7" table:formula="of:=[.T137]+[.U136]" office:value-type="float" office:value="270.0002734375" calcext:value-type="float">
            <text:p>270.0003</text:p>
          </table:table-cell>
          <table:table-cell table:style-name="ce13" table:formula="of:=[.U137]-2*([.$B137]-1)" office:value-type="float" office:value="0.000273437500027285" calcext:value-type="float">
            <text:p>0.0002734375</text:p>
          </table:table-cell>
          <table:table-cell table:style-name="Default" office:value-type="float" office:value="63627189186422.3" calcext:value-type="float">
            <text:p>63627189186422.3</text:p>
          </table:table-cell>
          <table:table-cell table:style-name="ce7" table:formula="of:=([.W137]-[.W136])/1000" office:value-type="float" office:value="2.000078125" calcext:value-type="float">
            <text:p>2.0001</text:p>
          </table:table-cell>
          <table:table-cell table:style-name="ce7" table:formula="of:=[.X137]+[.Y136]" office:value-type="float" office:value="269.9985859375" calcext:value-type="float">
            <text:p>269.9986</text:p>
          </table:table-cell>
          <table:table-cell table:style-name="ce14" table:formula="of:=[.Y137]-2*([.$B137]-1)" office:value-type="float" office:value="-0.00141406250008913" calcext:value-type="float">
            <text:p>-0.0014140625</text:p>
          </table:table-cell>
          <table:table-cell table:style-name="Default" office:value-type="float" office:value="63627189653198.2" calcext:value-type="float">
            <text:p>63627189653198.2</text:p>
          </table:table-cell>
          <table:table-cell table:style-name="ce15" table:formula="of:=([.AA137]-[.AA136])/1000" office:value-type="float" office:value="2.000921875" calcext:value-type="float">
            <text:p>2.0009</text:p>
          </table:table-cell>
          <table:table-cell table:style-name="ce7" table:formula="of:=[.AB137]+[.AC136]" office:value-type="float" office:value="271.9996640625" calcext:value-type="float">
            <text:p>271.9997</text:p>
          </table:table-cell>
          <table:table-cell table:style-name="ce16" table:formula="of:=[.AC137]-2*([.$B137]-1)" office:value-type="float" office:value="1.99966406250013" calcext:value-type="float">
            <text:p>1.9996640625</text:p>
          </table:table-cell>
          <table:table-cell table:style-name="Default" office:value-type="float" office:value="63627190113131.9" calcext:value-type="float">
            <text:p>63627190113131.9</text:p>
          </table:table-cell>
          <table:table-cell table:style-name="ce7" table:formula="of:=([.AE137]-[.AE136])/1000" office:value-type="float" office:value="1.999640625" calcext:value-type="float">
            <text:p>1.9996</text:p>
          </table:table-cell>
          <table:table-cell table:style-name="ce7" table:formula="of:=[.AF137]+[.AG136]" office:value-type="float" office:value="269.9998203125" calcext:value-type="float">
            <text:p>269.9998</text:p>
          </table:table-cell>
          <table:table-cell table:style-name="ce20" table:formula="of:=[.AG137]-2*([.$B137]-1)" office:value-type="float" office:value="-0.000179687499951342" calcext:value-type="float">
            <text:p>-0.0001796875</text:p>
          </table:table-cell>
          <table:table-cell table:style-name="Default" office:value-type="float" office:value="63627190579461" calcext:value-type="float">
            <text:p>63627190579461</text:p>
          </table:table-cell>
          <table:table-cell table:style-name="ce7" table:formula="of:=([.AI137]-[.AI136])/1000" office:value-type="float" office:value="1.9993671875" calcext:value-type="float">
            <text:p>1.9994</text:p>
          </table:table-cell>
          <table:table-cell table:style-name="ce7" table:formula="of:=[.AJ137]+[.AK136]" office:value-type="float" office:value="270.0008671875" calcext:value-type="float">
            <text:p>270.0009</text:p>
          </table:table-cell>
          <table:table-cell table:style-name="ce21" table:formula="of:=[.AK137]-2*([.$B137]-1)" office:value-type="float" office:value="0.000867187499920874" calcext:value-type="float">
            <text:p>0.0008671875</text:p>
          </table:table-cell>
          <table:table-cell table:style-name="Default" office:value-type="float" office:value="63627191042529.6" calcext:value-type="float">
            <text:p>63627191042529.6</text:p>
          </table:table-cell>
          <table:table-cell table:style-name="ce7" table:formula="of:=([.AM137]-[.AM136])/1000" office:value-type="float" office:value="1.9986171875" calcext:value-type="float">
            <text:p>1.9986</text:p>
          </table:table-cell>
          <table:table-cell table:style-name="ce7" table:formula="of:=[.AN137]+[.AO136]" office:value-type="float" office:value="269.9981484375" calcext:value-type="float">
            <text:p>269.9981</text:p>
          </table:table-cell>
          <table:table-cell table:style-name="ce22" table:formula="of:=[.AO137]-2*([.$B137]-1)" office:value-type="float" office:value="-0.00185156250000773" calcext:value-type="float">
            <text:p>-0.0018515625</text:p>
          </table:table-cell>
          <table:table-cell table:style-name="Default" office:value-type="float" office:value="63627191507556.6" calcext:value-type="float">
            <text:p>63627191507556.6</text:p>
          </table:table-cell>
          <table:table-cell table:style-name="ce7" table:formula="of:=([.AQ137]-[.AQ136])/1000" office:value-type="float" office:value="2.00075" calcext:value-type="float">
            <text:p>2.0008</text:p>
          </table:table-cell>
          <table:table-cell table:style-name="ce7" table:formula="of:=[.AR137]+[.AS136]" office:value-type="float" office:value="269.9990859375" calcext:value-type="float">
            <text:p>269.9991</text:p>
          </table:table-cell>
          <table:table-cell table:style-name="ce26" table:formula="of:=[.AS137]-2*([.$B137]-1)" office:value-type="float" office:value="-0.000914062499987267" calcext:value-type="float">
            <text:p>-0.0009140625</text:p>
          </table:table-cell>
          <table:table-cell table:style-name="Default" office:value-type="float" office:value="63627192022644.5" calcext:value-type="float">
            <text:p>63627192022644.5</text:p>
          </table:table-cell>
          <table:table-cell table:style-name="ce7" table:formula="of:=([.AU137]-[.AU136])/1000" office:value-type="float" office:value="2.0018984375" calcext:value-type="float">
            <text:p>2.0019</text:p>
          </table:table-cell>
          <table:table-cell table:style-name="ce7" table:formula="of:=[.AV137]+[.AW136]" office:value-type="float" office:value="270.0011875" calcext:value-type="float">
            <text:p>270.0012</text:p>
          </table:table-cell>
          <table:table-cell table:style-name="ce35" table:formula="of:=[.AW137]-2*([.$B137]-1)" office:value-type="float" office:value="0.0011875000000714" calcext:value-type="float">
            <text:p>0.001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37" calcext:value-type="float">
            <text:p>137</text:p>
          </table:table-cell>
          <table:table-cell office:value-type="float" office:value="63627186816520.1" calcext:value-type="float">
            <text:p>63627186816520.1</text:p>
          </table:table-cell>
          <table:table-cell table:formula="of:=([.C138]-[.C137])/1000" office:value-type="float" office:value="2.002015625" calcext:value-type="float">
            <text:p>2.0020</text:p>
          </table:table-cell>
          <table:table-cell table:formula="of:=[.D138]+[.E137]" office:value-type="float" office:value="272.0010859375" calcext:value-type="float">
            <text:p>272.0011</text:p>
          </table:table-cell>
          <table:table-cell table:style-name="ce9" table:formula="of:=[.E138]-2*([.$B138]-1)" office:value-type="float" office:value="0.00108593749985175" calcext:value-type="float">
            <text:p>0.0010859375</text:p>
          </table:table-cell>
          <table:table-cell table:style-name="Default" office:value-type="float" office:value="63627187335872" calcext:value-type="float">
            <text:p>63627187335872</text:p>
          </table:table-cell>
          <table:table-cell table:style-name="ce7" table:formula="of:=([.G138]-[.G137])/1000" office:value-type="float" office:value="1.9994375" calcext:value-type="float">
            <text:p>1.9994</text:p>
          </table:table-cell>
          <table:table-cell table:style-name="ce7" table:formula="of:=[.H138]+[.I137]" office:value-type="float" office:value="271.998640625" calcext:value-type="float">
            <text:p>271.9986</text:p>
          </table:table-cell>
          <table:table-cell table:style-name="ce10" table:formula="of:=[.I138]-2*([.$B138]-1)" office:value-type="float" office:value="-0.00135937499999272" calcext:value-type="float">
            <text:p>-0.001359375</text:p>
          </table:table-cell>
          <table:table-cell table:style-name="Default" office:value-type="float" office:value="63627187803421.1" calcext:value-type="float">
            <text:p>63627187803421.1</text:p>
          </table:table-cell>
          <table:table-cell table:style-name="ce7" table:formula="of:=([.K138]-[.K137])/1000" office:value-type="float" office:value="1.9969609375" calcext:value-type="float">
            <text:p>1.9970</text:p>
          </table:table-cell>
          <table:table-cell table:style-name="ce7" table:formula="of:=[.L138]+[.M137]" office:value-type="float" office:value="271.9984921875" calcext:value-type="float">
            <text:p>271.9985</text:p>
          </table:table-cell>
          <table:table-cell table:style-name="ce11" table:formula="of:=[.M138]-2*([.$B138]-1)" office:value-type="float" office:value="-0.00150781249988086" calcext:value-type="float">
            <text:p>-0.0015078125</text:p>
          </table:table-cell>
          <table:table-cell table:style-name="Default" office:value-type="float" office:value="63627188271318.9" calcext:value-type="float">
            <text:p>63627188271318.9</text:p>
          </table:table-cell>
          <table:table-cell table:style-name="ce7" table:formula="of:=([.O138]-[.O137])/1000" office:value-type="float" office:value="1.9976484375" calcext:value-type="float">
            <text:p>1.9976</text:p>
          </table:table-cell>
          <table:table-cell table:style-name="ce7" table:formula="of:=[.P138]+[.Q137]" office:value-type="float" office:value="271.9992421875" calcext:value-type="float">
            <text:p>271.9992</text:p>
          </table:table-cell>
          <table:table-cell table:style-name="ce12" table:formula="of:=[.Q138]-2*([.$B138]-1)" office:value-type="float" office:value="-0.000757812499955435" calcext:value-type="float">
            <text:p>-0.0007578125</text:p>
          </table:table-cell>
          <table:table-cell table:style-name="Default" office:value-type="float" office:value="63627188731494.7" calcext:value-type="float">
            <text:p>63627188731494.7</text:p>
          </table:table-cell>
          <table:table-cell table:style-name="ce7" table:formula="of:=([.S138]-[.S137])/1000" office:value-type="float" office:value="1.9985078125" calcext:value-type="float">
            <text:p>1.9985</text:p>
          </table:table-cell>
          <table:table-cell table:style-name="ce7" table:formula="of:=[.T138]+[.U137]" office:value-type="float" office:value="271.99878125" calcext:value-type="float">
            <text:p>271.9988</text:p>
          </table:table-cell>
          <table:table-cell table:style-name="ce13" table:formula="of:=[.U138]-2*([.$B138]-1)" office:value-type="float" office:value="-0.00121874999996408" calcext:value-type="float">
            <text:p>-0.00121875</text:p>
          </table:table-cell>
          <table:table-cell table:style-name="Default" office:value-type="float" office:value="63627189188421.8" calcext:value-type="float">
            <text:p>63627189188421.8</text:p>
          </table:table-cell>
          <table:table-cell table:style-name="ce7" table:formula="of:=([.W138]-[.W137])/1000" office:value-type="float" office:value="1.999484375" calcext:value-type="float">
            <text:p>1.9995</text:p>
          </table:table-cell>
          <table:table-cell table:style-name="ce7" table:formula="of:=[.X138]+[.Y137]" office:value-type="float" office:value="271.9980703125" calcext:value-type="float">
            <text:p>271.9981</text:p>
          </table:table-cell>
          <table:table-cell table:style-name="ce14" table:formula="of:=[.Y138]-2*([.$B138]-1)" office:value-type="float" office:value="-0.00192968750008049" calcext:value-type="float">
            <text:p>-0.0019296875</text:p>
          </table:table-cell>
          <table:table-cell table:style-name="Default" office:value-type="float" office:value="63627189655199.3" calcext:value-type="float">
            <text:p>63627189655199.3</text:p>
          </table:table-cell>
          <table:table-cell table:style-name="ce15" table:formula="of:=([.AA138]-[.AA137])/1000" office:value-type="float" office:value="2.0010859375" calcext:value-type="float">
            <text:p>2.0011</text:p>
          </table:table-cell>
          <table:table-cell table:style-name="ce7" table:formula="of:=[.AB138]+[.AC137]" office:value-type="float" office:value="274.00075" calcext:value-type="float">
            <text:p>274.0008</text:p>
          </table:table-cell>
          <table:table-cell table:style-name="ce16" table:formula="of:=[.AC138]-2*([.$B138]-1)" office:value-type="float" office:value="2.00075000000015" calcext:value-type="float">
            <text:p>2.00075</text:p>
          </table:table-cell>
          <table:table-cell table:style-name="Default" office:value-type="float" office:value="63627190115131.8" calcext:value-type="float">
            <text:p>63627190115131.8</text:p>
          </table:table-cell>
          <table:table-cell table:style-name="ce7" table:formula="of:=([.AE138]-[.AE137])/1000" office:value-type="float" office:value="1.999921875" calcext:value-type="float">
            <text:p>1.9999</text:p>
          </table:table-cell>
          <table:table-cell table:style-name="ce7" table:formula="of:=[.AF138]+[.AG137]" office:value-type="float" office:value="271.9997421875" calcext:value-type="float">
            <text:p>271.9997</text:p>
          </table:table-cell>
          <table:table-cell table:style-name="ce20" table:formula="of:=[.AG138]-2*([.$B138]-1)" office:value-type="float" office:value="-0.000257812499967258" calcext:value-type="float">
            <text:p>-0.0002578125</text:p>
          </table:table-cell>
          <table:table-cell table:style-name="Default" office:value-type="float" office:value="63627190581459.5" calcext:value-type="float">
            <text:p>63627190581459.5</text:p>
          </table:table-cell>
          <table:table-cell table:style-name="ce7" table:formula="of:=([.AI138]-[.AI137])/1000" office:value-type="float" office:value="1.9985" calcext:value-type="float">
            <text:p>1.9985</text:p>
          </table:table-cell>
          <table:table-cell table:style-name="ce7" table:formula="of:=[.AJ138]+[.AK137]" office:value-type="float" office:value="271.9993671875" calcext:value-type="float">
            <text:p>271.9994</text:p>
          </table:table-cell>
          <table:table-cell table:style-name="ce21" table:formula="of:=[.AK138]-2*([.$B138]-1)" office:value-type="float" office:value="-0.000632812500100499" calcext:value-type="float">
            <text:p>-0.0006328125</text:p>
          </table:table-cell>
          <table:table-cell table:style-name="Default" office:value-type="float" office:value="63627191044529.7" calcext:value-type="float">
            <text:p>63627191044529.7</text:p>
          </table:table-cell>
          <table:table-cell table:style-name="ce7" table:formula="of:=([.AM138]-[.AM137])/1000" office:value-type="float" office:value="2.000109375" calcext:value-type="float">
            <text:p>2.0001</text:p>
          </table:table-cell>
          <table:table-cell table:style-name="ce7" table:formula="of:=[.AN138]+[.AO137]" office:value-type="float" office:value="271.9982578125" calcext:value-type="float">
            <text:p>271.9983</text:p>
          </table:table-cell>
          <table:table-cell table:style-name="ce22" table:formula="of:=[.AO138]-2*([.$B138]-1)" office:value-type="float" office:value="-0.00174218749998545" calcext:value-type="float">
            <text:p>-0.0017421875</text:p>
          </table:table-cell>
          <table:table-cell table:style-name="Default" office:value-type="float" office:value="63627191509557.4" calcext:value-type="float">
            <text:p>63627191509557.4</text:p>
          </table:table-cell>
          <table:table-cell table:style-name="ce7" table:formula="of:=([.AQ138]-[.AQ137])/1000" office:value-type="float" office:value="2.0008203125" calcext:value-type="float">
            <text:p>2.0008</text:p>
          </table:table-cell>
          <table:table-cell table:style-name="ce7" table:formula="of:=[.AR138]+[.AS137]" office:value-type="float" office:value="271.99990625" calcext:value-type="float">
            <text:p>271.9999</text:p>
          </table:table-cell>
          <table:table-cell table:style-name="ce26" table:formula="of:=[.AS138]-2*([.$B138]-1)" office:value-type="float" office:value="-0.000093749999962256" calcext:value-type="float">
            <text:p>-0.00009375</text:p>
          </table:table-cell>
          <table:table-cell table:style-name="Default" office:value-type="float" office:value="63627192024644.6" calcext:value-type="float">
            <text:p>63627192024644.6</text:p>
          </table:table-cell>
          <table:table-cell table:style-name="ce7" table:formula="of:=([.AU138]-[.AU137])/1000" office:value-type="float" office:value="2.000125" calcext:value-type="float">
            <text:p>2.0001</text:p>
          </table:table-cell>
          <table:table-cell table:style-name="ce7" table:formula="of:=[.AV138]+[.AW137]" office:value-type="float" office:value="272.0013125" calcext:value-type="float">
            <text:p>272.0013</text:p>
          </table:table-cell>
          <table:table-cell table:style-name="ce35" table:formula="of:=[.AW138]-2*([.$B138]-1)" office:value-type="float" office:value="0.00131250000009686" calcext:value-type="float">
            <text:p>0.001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38" calcext:value-type="float">
            <text:p>138</text:p>
          </table:table-cell>
          <table:table-cell office:value-type="float" office:value="63627186818517.9" calcext:value-type="float">
            <text:p>63627186818517.9</text:p>
          </table:table-cell>
          <table:table-cell table:formula="of:=([.C139]-[.C138])/1000" office:value-type="float" office:value="1.997765625" calcext:value-type="float">
            <text:p>1.9978</text:p>
          </table:table-cell>
          <table:table-cell table:formula="of:=[.D139]+[.E138]" office:value-type="float" office:value="273.9988515625" calcext:value-type="float">
            <text:p>273.9989</text:p>
          </table:table-cell>
          <table:table-cell table:style-name="ce9" table:formula="of:=[.E139]-2*([.$B139]-1)" office:value-type="float" office:value="-0.0011484375001487" calcext:value-type="float">
            <text:p>-0.0011484375</text:p>
          </table:table-cell>
          <table:table-cell table:style-name="Default" office:value-type="float" office:value="63627187337873" calcext:value-type="float">
            <text:p>63627187337873</text:p>
          </table:table-cell>
          <table:table-cell table:style-name="ce7" table:formula="of:=([.G139]-[.G138])/1000" office:value-type="float" office:value="2.0010625" calcext:value-type="float">
            <text:p>2.0011</text:p>
          </table:table-cell>
          <table:table-cell table:style-name="ce7" table:formula="of:=[.H139]+[.I138]" office:value-type="float" office:value="273.999703125" calcext:value-type="float">
            <text:p>273.9997</text:p>
          </table:table-cell>
          <table:table-cell table:style-name="ce10" table:formula="of:=[.I139]-2*([.$B139]-1)" office:value-type="float" office:value="-0.000296875000003638" calcext:value-type="float">
            <text:p>-0.000296875</text:p>
          </table:table-cell>
          <table:table-cell table:style-name="Default" office:value-type="float" office:value="63627187805421.2" calcext:value-type="float">
            <text:p>63627187805421.2</text:p>
          </table:table-cell>
          <table:table-cell table:style-name="ce7" table:formula="of:=([.K139]-[.K138])/1000" office:value-type="float" office:value="2.000078125" calcext:value-type="float">
            <text:p>2.0001</text:p>
          </table:table-cell>
          <table:table-cell table:style-name="ce7" table:formula="of:=[.L139]+[.M138]" office:value-type="float" office:value="273.9985703125" calcext:value-type="float">
            <text:p>273.9986</text:p>
          </table:table-cell>
          <table:table-cell table:style-name="ce11" table:formula="of:=[.M139]-2*([.$B139]-1)" office:value-type="float" office:value="-0.00142968749986494" calcext:value-type="float">
            <text:p>-0.0014296875</text:p>
          </table:table-cell>
          <table:table-cell table:style-name="Default" office:value-type="float" office:value="63627188273318.5" calcext:value-type="float">
            <text:p>63627188273318.5</text:p>
          </table:table-cell>
          <table:table-cell table:style-name="ce7" table:formula="of:=([.O139]-[.O138])/1000" office:value-type="float" office:value="1.9995078125" calcext:value-type="float">
            <text:p>1.9995</text:p>
          </table:table-cell>
          <table:table-cell table:style-name="ce7" table:formula="of:=[.P139]+[.Q138]" office:value-type="float" office:value="273.99875" calcext:value-type="float">
            <text:p>273.9988</text:p>
          </table:table-cell>
          <table:table-cell table:style-name="ce12" table:formula="of:=[.Q139]-2*([.$B139]-1)" office:value-type="float" office:value="-0.00124999999997044" calcext:value-type="float">
            <text:p>-0.00125</text:p>
          </table:table-cell>
          <table:table-cell table:style-name="Default" office:value-type="float" office:value="63627188733496.5" calcext:value-type="float">
            <text:p>63627188733496.5</text:p>
          </table:table-cell>
          <table:table-cell table:style-name="ce7" table:formula="of:=([.S139]-[.S138])/1000" office:value-type="float" office:value="2.001796875" calcext:value-type="float">
            <text:p>2.0018</text:p>
          </table:table-cell>
          <table:table-cell table:style-name="ce7" table:formula="of:=[.T139]+[.U138]" office:value-type="float" office:value="274.000578125" calcext:value-type="float">
            <text:p>274.0006</text:p>
          </table:table-cell>
          <table:table-cell table:style-name="ce13" table:formula="of:=[.U139]-2*([.$B139]-1)" office:value-type="float" office:value="0.000578125000060936" calcext:value-type="float">
            <text:p>0.000578125</text:p>
          </table:table-cell>
          <table:table-cell table:style-name="Default" office:value-type="float" office:value="63627189190422" calcext:value-type="float">
            <text:p>63627189190422</text:p>
          </table:table-cell>
          <table:table-cell table:style-name="ce7" table:formula="of:=([.W139]-[.W138])/1000" office:value-type="float" office:value="2.0002578125" calcext:value-type="float">
            <text:p>2.0003</text:p>
          </table:table-cell>
          <table:table-cell table:style-name="ce7" table:formula="of:=[.X139]+[.Y138]" office:value-type="float" office:value="273.998328125" calcext:value-type="float">
            <text:p>273.9983</text:p>
          </table:table-cell>
          <table:table-cell table:style-name="ce14" table:formula="of:=[.Y139]-2*([.$B139]-1)" office:value-type="float" office:value="-0.00167187500005639" calcext:value-type="float">
            <text:p>-0.001671875</text:p>
          </table:table-cell>
          <table:table-cell table:style-name="Default" office:value-type="float" office:value="63627189657197.2" calcext:value-type="float">
            <text:p>63627189657197.2</text:p>
          </table:table-cell>
          <table:table-cell table:style-name="ce15" table:formula="of:=([.AA139]-[.AA138])/1000" office:value-type="float" office:value="1.997859375" calcext:value-type="float">
            <text:p>1.9979</text:p>
          </table:table-cell>
          <table:table-cell table:style-name="ce7" table:formula="of:=[.AB139]+[.AC138]" office:value-type="float" office:value="275.998609375" calcext:value-type="float">
            <text:p>275.9986</text:p>
          </table:table-cell>
          <table:table-cell table:style-name="ce16" table:formula="of:=[.AC139]-2*([.$B139]-1)" office:value-type="float" office:value="1.99860937500017" calcext:value-type="float">
            <text:p>1.998609375</text:p>
          </table:table-cell>
          <table:table-cell table:style-name="Default" office:value-type="float" office:value="63627190117130.9" calcext:value-type="float">
            <text:p>63627190117130.9</text:p>
          </table:table-cell>
          <table:table-cell table:style-name="ce7" table:formula="of:=([.AE139]-[.AE138])/1000" office:value-type="float" office:value="1.9990546875" calcext:value-type="float">
            <text:p>1.9991</text:p>
          </table:table-cell>
          <table:table-cell table:style-name="ce7" table:formula="of:=[.AF139]+[.AG138]" office:value-type="float" office:value="273.998796875" calcext:value-type="float">
            <text:p>273.9988</text:p>
          </table:table-cell>
          <table:table-cell table:style-name="ce20" table:formula="of:=[.AG139]-2*([.$B139]-1)" office:value-type="float" office:value="-0.00120312499996089" calcext:value-type="float">
            <text:p>-0.001203125</text:p>
          </table:table-cell>
          <table:table-cell table:style-name="Default" office:value-type="float" office:value="63627190583459.1" calcext:value-type="float">
            <text:p>63627190583459.1</text:p>
          </table:table-cell>
          <table:table-cell table:style-name="ce7" table:formula="of:=([.AI139]-[.AI138])/1000" office:value-type="float" office:value="1.999515625" calcext:value-type="float">
            <text:p>1.9995</text:p>
          </table:table-cell>
          <table:table-cell table:style-name="ce7" table:formula="of:=[.AJ139]+[.AK138]" office:value-type="float" office:value="273.9988828125" calcext:value-type="float">
            <text:p>273.9989</text:p>
          </table:table-cell>
          <table:table-cell table:style-name="ce21" table:formula="of:=[.AK139]-2*([.$B139]-1)" office:value-type="float" office:value="-0.00111718750008549" calcext:value-type="float">
            <text:p>-0.0011171875</text:p>
          </table:table-cell>
          <table:table-cell table:style-name="Default" office:value-type="float" office:value="63627191046530.5" calcext:value-type="float">
            <text:p>63627191046530.5</text:p>
          </table:table-cell>
          <table:table-cell table:style-name="ce7" table:formula="of:=([.AM139]-[.AM138])/1000" office:value-type="float" office:value="2.0007890625" calcext:value-type="float">
            <text:p>2.0008</text:p>
          </table:table-cell>
          <table:table-cell table:style-name="ce7" table:formula="of:=[.AN139]+[.AO138]" office:value-type="float" office:value="273.999046875" calcext:value-type="float">
            <text:p>273.9990</text:p>
          </table:table-cell>
          <table:table-cell table:style-name="ce22" table:formula="of:=[.AO139]-2*([.$B139]-1)" office:value-type="float" office:value="-0.000953124999966803" calcext:value-type="float">
            <text:p>-0.000953125</text:p>
          </table:table-cell>
          <table:table-cell table:style-name="Default" office:value-type="float" office:value="63627191511556.2" calcext:value-type="float">
            <text:p>63627191511556.2</text:p>
          </table:table-cell>
          <table:table-cell table:style-name="ce7" table:formula="of:=([.AQ139]-[.AQ138])/1000" office:value-type="float" office:value="1.9988046875" calcext:value-type="float">
            <text:p>1.9988</text:p>
          </table:table-cell>
          <table:table-cell table:style-name="ce7" table:formula="of:=[.AR139]+[.AS138]" office:value-type="float" office:value="273.9987109375" calcext:value-type="float">
            <text:p>273.9987</text:p>
          </table:table-cell>
          <table:table-cell table:style-name="ce26" table:formula="of:=[.AS139]-2*([.$B139]-1)" office:value-type="float" office:value="-0.00128906249994998" calcext:value-type="float">
            <text:p>-0.0012890625</text:p>
          </table:table-cell>
          <table:table-cell table:style-name="Default" office:value-type="float" office:value="63627192026642.7" calcext:value-type="float">
            <text:p>63627192026642.7</text:p>
          </table:table-cell>
          <table:table-cell table:style-name="ce7" table:formula="of:=([.AU139]-[.AU138])/1000" office:value-type="float" office:value="1.9980546875" calcext:value-type="float">
            <text:p>1.9981</text:p>
          </table:table-cell>
          <table:table-cell table:style-name="ce7" table:formula="of:=[.AV139]+[.AW138]" office:value-type="float" office:value="273.9993671875" calcext:value-type="float">
            <text:p>273.9994</text:p>
          </table:table-cell>
          <table:table-cell table:style-name="ce35" table:formula="of:=[.AW139]-2*([.$B139]-1)" office:value-type="float" office:value="-0.000632812499929969" calcext:value-type="float">
            <text:p>-0.00063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39" calcext:value-type="float">
            <text:p>139</text:p>
          </table:table-cell>
          <table:table-cell office:value-type="float" office:value="63627186820519.4" calcext:value-type="float">
            <text:p>63627186820519.4</text:p>
          </table:table-cell>
          <table:table-cell table:formula="of:=([.C140]-[.C139])/1000" office:value-type="float" office:value="2.0014921875" calcext:value-type="float">
            <text:p>2.0015</text:p>
          </table:table-cell>
          <table:table-cell table:formula="of:=[.D140]+[.E139]" office:value-type="float" office:value="276.00034375" calcext:value-type="float">
            <text:p>276.0003</text:p>
          </table:table-cell>
          <table:table-cell table:style-name="ce9" table:formula="of:=[.E140]-2*([.$B140]-1)" office:value-type="float" office:value="0.000343749999842657" calcext:value-type="float">
            <text:p>0.00034375</text:p>
          </table:table-cell>
          <table:table-cell table:style-name="Default" office:value-type="float" office:value="63627187339871.8" calcext:value-type="float">
            <text:p>63627187339871.8</text:p>
          </table:table-cell>
          <table:table-cell table:style-name="ce7" table:formula="of:=([.G140]-[.G139])/1000" office:value-type="float" office:value="1.9987890625" calcext:value-type="float">
            <text:p>1.9988</text:p>
          </table:table-cell>
          <table:table-cell table:style-name="ce7" table:formula="of:=[.H140]+[.I139]" office:value-type="float" office:value="275.9984921875" calcext:value-type="float">
            <text:p>275.9985</text:p>
          </table:table-cell>
          <table:table-cell table:style-name="ce10" table:formula="of:=[.I140]-2*([.$B140]-1)" office:value-type="float" office:value="-0.00150781249999454" calcext:value-type="float">
            <text:p>-0.0015078125</text:p>
          </table:table-cell>
          <table:table-cell table:style-name="Default" office:value-type="float" office:value="63627187807422.9" calcext:value-type="float">
            <text:p>63627187807422.9</text:p>
          </table:table-cell>
          <table:table-cell table:style-name="ce7" table:formula="of:=([.K140]-[.K139])/1000" office:value-type="float" office:value="2.0017421875" calcext:value-type="float">
            <text:p>2.0017</text:p>
          </table:table-cell>
          <table:table-cell table:style-name="ce7" table:formula="of:=[.L140]+[.M139]" office:value-type="float" office:value="276.0003125" calcext:value-type="float">
            <text:p>276.0003</text:p>
          </table:table-cell>
          <table:table-cell table:style-name="ce11" table:formula="of:=[.M140]-2*([.$B140]-1)" office:value-type="float" office:value="0.000312500000120508" calcext:value-type="float">
            <text:p>0.0003125</text:p>
          </table:table-cell>
          <table:table-cell table:style-name="Default" office:value-type="float" office:value="63627188275318.3" calcext:value-type="float">
            <text:p>63627188275318.3</text:p>
          </table:table-cell>
          <table:table-cell table:style-name="ce7" table:formula="of:=([.O140]-[.O139])/1000" office:value-type="float" office:value="1.9998203125" calcext:value-type="float">
            <text:p>1.9998</text:p>
          </table:table-cell>
          <table:table-cell table:style-name="ce7" table:formula="of:=[.P140]+[.Q139]" office:value-type="float" office:value="275.9985703125" calcext:value-type="float">
            <text:p>275.9986</text:p>
          </table:table-cell>
          <table:table-cell table:style-name="ce12" table:formula="of:=[.Q140]-2*([.$B140]-1)" office:value-type="float" office:value="-0.00142968749997863" calcext:value-type="float">
            <text:p>-0.0014296875</text:p>
          </table:table-cell>
          <table:table-cell table:style-name="Default" office:value-type="float" office:value="63627188735495.4" calcext:value-type="float">
            <text:p>63627188735495.4</text:p>
          </table:table-cell>
          <table:table-cell table:style-name="ce7" table:formula="of:=([.S140]-[.S139])/1000" office:value-type="float" office:value="1.9988984375" calcext:value-type="float">
            <text:p>1.9989</text:p>
          </table:table-cell>
          <table:table-cell table:style-name="ce7" table:formula="of:=[.T140]+[.U139]" office:value-type="float" office:value="275.9994765625" calcext:value-type="float">
            <text:p>275.9995</text:p>
          </table:table-cell>
          <table:table-cell table:style-name="ce13" table:formula="of:=[.U140]-2*([.$B140]-1)" office:value-type="float" office:value="-0.00052343749996453" calcext:value-type="float">
            <text:p>-0.0005234375</text:p>
          </table:table-cell>
          <table:table-cell table:style-name="Default" office:value-type="float" office:value="63627189192423.9" calcext:value-type="float">
            <text:p>63627189192423.9</text:p>
          </table:table-cell>
          <table:table-cell table:style-name="ce7" table:formula="of:=([.W140]-[.W139])/1000" office:value-type="float" office:value="2.0018515625" calcext:value-type="float">
            <text:p>2.0019</text:p>
          </table:table-cell>
          <table:table-cell table:style-name="ce7" table:formula="of:=[.X140]+[.Y139]" office:value-type="float" office:value="276.0001796875" calcext:value-type="float">
            <text:p>276.0002</text:p>
          </table:table-cell>
          <table:table-cell table:style-name="ce14" table:formula="of:=[.Y140]-2*([.$B140]-1)" office:value-type="float" office:value="0.000179687499951342" calcext:value-type="float">
            <text:p>0.0001796875</text:p>
          </table:table-cell>
          <table:table-cell table:style-name="Default" office:value-type="float" office:value="63627189659197.5" calcext:value-type="float">
            <text:p>63627189659197.5</text:p>
          </table:table-cell>
          <table:table-cell table:style-name="ce15" table:formula="of:=([.AA140]-[.AA139])/1000" office:value-type="float" office:value="2.000375" calcext:value-type="float">
            <text:p>2.0004</text:p>
          </table:table-cell>
          <table:table-cell table:style-name="ce7" table:formula="of:=[.AB140]+[.AC139]" office:value-type="float" office:value="277.998984375" calcext:value-type="float">
            <text:p>277.9990</text:p>
          </table:table-cell>
          <table:table-cell table:style-name="ce16" table:formula="of:=[.AC140]-2*([.$B140]-1)" office:value-type="float" office:value="1.99898437500019" calcext:value-type="float">
            <text:p>1.998984375</text:p>
          </table:table-cell>
          <table:table-cell table:style-name="Default" office:value-type="float" office:value="63627190119131.9" calcext:value-type="float">
            <text:p>63627190119131.9</text:p>
          </table:table-cell>
          <table:table-cell table:style-name="ce7" table:formula="of:=([.AE140]-[.AE139])/1000" office:value-type="float" office:value="2.0009921875" calcext:value-type="float">
            <text:p>2.0010</text:p>
          </table:table-cell>
          <table:table-cell table:style-name="ce7" table:formula="of:=[.AF140]+[.AG139]" office:value-type="float" office:value="275.9997890625" calcext:value-type="float">
            <text:p>275.9998</text:p>
          </table:table-cell>
          <table:table-cell table:style-name="ce20" table:formula="of:=[.AG140]-2*([.$B140]-1)" office:value-type="float" office:value="-0.000210937499957708" calcext:value-type="float">
            <text:p>-0.0002109375</text:p>
          </table:table-cell>
          <table:table-cell table:style-name="Default" office:value-type="float" office:value="63627190585458.7" calcext:value-type="float">
            <text:p>63627190585458.7</text:p>
          </table:table-cell>
          <table:table-cell table:style-name="ce7" table:formula="of:=([.AI140]-[.AI139])/1000" office:value-type="float" office:value="1.999625" calcext:value-type="float">
            <text:p>1.9996</text:p>
          </table:table-cell>
          <table:table-cell table:style-name="ce7" table:formula="of:=[.AJ140]+[.AK139]" office:value-type="float" office:value="275.9985078125" calcext:value-type="float">
            <text:p>275.9985</text:p>
          </table:table-cell>
          <table:table-cell table:style-name="ce21" table:formula="of:=[.AK140]-2*([.$B140]-1)" office:value-type="float" office:value="-0.00149218750010505" calcext:value-type="float">
            <text:p>-0.0014921875</text:p>
          </table:table-cell>
          <table:table-cell table:style-name="Default" office:value-type="float" office:value="63627191048531" calcext:value-type="float">
            <text:p>63627191048531</text:p>
          </table:table-cell>
          <table:table-cell table:style-name="ce7" table:formula="of:=([.AM140]-[.AM139])/1000" office:value-type="float" office:value="2.0004921875" calcext:value-type="float">
            <text:p>2.0005</text:p>
          </table:table-cell>
          <table:table-cell table:style-name="ce7" table:formula="of:=[.AN140]+[.AO139]" office:value-type="float" office:value="275.9995390625" calcext:value-type="float">
            <text:p>275.9995</text:p>
          </table:table-cell>
          <table:table-cell table:style-name="ce22" table:formula="of:=[.AO140]-2*([.$B140]-1)" office:value-type="float" office:value="-0.000460937499951797" calcext:value-type="float">
            <text:p>-0.0004609375</text:p>
          </table:table-cell>
          <table:table-cell table:style-name="Default" office:value-type="float" office:value="63627191513557.2" calcext:value-type="float">
            <text:p>63627191513557.2</text:p>
          </table:table-cell>
          <table:table-cell table:style-name="ce7" table:formula="of:=([.AQ140]-[.AQ139])/1000" office:value-type="float" office:value="2.00096875" calcext:value-type="float">
            <text:p>2.0010</text:p>
          </table:table-cell>
          <table:table-cell table:style-name="ce7" table:formula="of:=[.AR140]+[.AS139]" office:value-type="float" office:value="275.9996796875" calcext:value-type="float">
            <text:p>275.9997</text:p>
          </table:table-cell>
          <table:table-cell table:style-name="ce26" table:formula="of:=[.AS140]-2*([.$B140]-1)" office:value-type="float" office:value="-0.000320312499923148" calcext:value-type="float">
            <text:p>-0.0003203125</text:p>
          </table:table-cell>
          <table:table-cell table:style-name="Default" office:value-type="float" office:value="63627192028641.6" calcext:value-type="float">
            <text:p>63627192028641.6</text:p>
          </table:table-cell>
          <table:table-cell table:style-name="ce7" table:formula="of:=([.AU140]-[.AU139])/1000" office:value-type="float" office:value="1.9989453125" calcext:value-type="float">
            <text:p>1.9989</text:p>
          </table:table-cell>
          <table:table-cell table:style-name="ce7" table:formula="of:=[.AV140]+[.AW139]" office:value-type="float" office:value="275.9983125" calcext:value-type="float">
            <text:p>275.9983</text:p>
          </table:table-cell>
          <table:table-cell table:style-name="ce35" table:formula="of:=[.AW140]-2*([.$B140]-1)" office:value-type="float" office:value="-0.00168749999994589" calcext:value-type="float">
            <text:p>-0.001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40" calcext:value-type="float">
            <text:p>140</text:p>
          </table:table-cell>
          <table:table-cell office:value-type="float" office:value="63627186822519" calcext:value-type="float">
            <text:p>63627186822519</text:p>
          </table:table-cell>
          <table:table-cell table:formula="of:=([.C141]-[.C140])/1000" office:value-type="float" office:value="1.9996171875" calcext:value-type="float">
            <text:p>1.9996</text:p>
          </table:table-cell>
          <table:table-cell table:formula="of:=[.D141]+[.E140]" office:value-type="float" office:value="277.9999609375" calcext:value-type="float">
            <text:p>278.0000</text:p>
          </table:table-cell>
          <table:table-cell table:style-name="ce9" table:formula="of:=[.E141]-2*([.$B141]-1)" office:value-type="float" office:value="-0.0000390625001500666" calcext:value-type="float">
            <text:p>-3.90625001500666E-05</text:p>
          </table:table-cell>
          <table:table-cell table:style-name="Default" office:value-type="float" office:value="63627187341873.6" calcext:value-type="float">
            <text:p>63627187341873.6</text:p>
          </table:table-cell>
          <table:table-cell table:style-name="ce7" table:formula="of:=([.G141]-[.G140])/1000" office:value-type="float" office:value="2.0017578125" calcext:value-type="float">
            <text:p>2.0018</text:p>
          </table:table-cell>
          <table:table-cell table:style-name="ce7" table:formula="of:=[.H141]+[.I140]" office:value-type="float" office:value="278.00025" calcext:value-type="float">
            <text:p>278.0003</text:p>
          </table:table-cell>
          <table:table-cell table:style-name="ce10" table:formula="of:=[.I141]-2*([.$B141]-1)" office:value-type="float" office:value="0.000249999999994088" calcext:value-type="float">
            <text:p>0.00025</text:p>
          </table:table-cell>
          <table:table-cell table:style-name="Default" office:value-type="float" office:value="63627187809421.5" calcext:value-type="float">
            <text:p>63627187809421.5</text:p>
          </table:table-cell>
          <table:table-cell table:style-name="ce7" table:formula="of:=([.K141]-[.K140])/1000" office:value-type="float" office:value="1.9986171875" calcext:value-type="float">
            <text:p>1.9986</text:p>
          </table:table-cell>
          <table:table-cell table:style-name="ce7" table:formula="of:=[.L141]+[.M140]" office:value-type="float" office:value="277.9989296875" calcext:value-type="float">
            <text:p>277.9989</text:p>
          </table:table-cell>
          <table:table-cell table:style-name="ce11" table:formula="of:=[.M141]-2*([.$B141]-1)" office:value-type="float" office:value="-0.00107031249990541" calcext:value-type="float">
            <text:p>-0.0010703125</text:p>
          </table:table-cell>
          <table:table-cell table:style-name="Default" office:value-type="float" office:value="63627188277320.1" calcext:value-type="float">
            <text:p>63627188277320.1</text:p>
          </table:table-cell>
          <table:table-cell table:style-name="ce7" table:formula="of:=([.O141]-[.O140])/1000" office:value-type="float" office:value="2.0018125" calcext:value-type="float">
            <text:p>2.0018</text:p>
          </table:table-cell>
          <table:table-cell table:style-name="ce7" table:formula="of:=[.P141]+[.Q140]" office:value-type="float" office:value="278.0003828125" calcext:value-type="float">
            <text:p>278.0004</text:p>
          </table:table-cell>
          <table:table-cell table:style-name="ce12" table:formula="of:=[.Q141]-2*([.$B141]-1)" office:value-type="float" office:value="0.000382812500049567" calcext:value-type="float">
            <text:p>0.0003828125</text:p>
          </table:table-cell>
          <table:table-cell table:style-name="Default" office:value-type="float" office:value="63627188737494.6" calcext:value-type="float">
            <text:p>63627188737494.6</text:p>
          </table:table-cell>
          <table:table-cell table:style-name="ce7" table:formula="of:=([.S141]-[.S140])/1000" office:value-type="float" office:value="1.9992734375" calcext:value-type="float">
            <text:p>1.9993</text:p>
          </table:table-cell>
          <table:table-cell table:style-name="ce7" table:formula="of:=[.T141]+[.U140]" office:value-type="float" office:value="277.99875" calcext:value-type="float">
            <text:p>277.9988</text:p>
          </table:table-cell>
          <table:table-cell table:style-name="ce13" table:formula="of:=[.U141]-2*([.$B141]-1)" office:value-type="float" office:value="-0.00124999999997044" calcext:value-type="float">
            <text:p>-0.00125</text:p>
          </table:table-cell>
          <table:table-cell table:style-name="Default" office:value-type="float" office:value="63627189194423.9" calcext:value-type="float">
            <text:p>63627189194423.9</text:p>
          </table:table-cell>
          <table:table-cell table:style-name="ce7" table:formula="of:=([.W141]-[.W140])/1000" office:value-type="float" office:value="2.000015625" calcext:value-type="float">
            <text:p>2.0000</text:p>
          </table:table-cell>
          <table:table-cell table:style-name="ce7" table:formula="of:=[.X141]+[.Y140]" office:value-type="float" office:value="278.0001953125" calcext:value-type="float">
            <text:p>278.0002</text:p>
          </table:table-cell>
          <table:table-cell table:style-name="ce14" table:formula="of:=[.Y141]-2*([.$B141]-1)" office:value-type="float" office:value="0.000195312499954525" calcext:value-type="float">
            <text:p>0.0001953125</text:p>
          </table:table-cell>
          <table:table-cell table:style-name="Default" office:value-type="float" office:value="63627189661197.1" calcext:value-type="float">
            <text:p>63627189661197.1</text:p>
          </table:table-cell>
          <table:table-cell table:style-name="ce15" table:formula="of:=([.AA141]-[.AA140])/1000" office:value-type="float" office:value="1.9995859375" calcext:value-type="float">
            <text:p>1.9996</text:p>
          </table:table-cell>
          <table:table-cell table:style-name="ce7" table:formula="of:=[.AB141]+[.AC140]" office:value-type="float" office:value="279.9985703125" calcext:value-type="float">
            <text:p>279.9986</text:p>
          </table:table-cell>
          <table:table-cell table:style-name="ce16" table:formula="of:=[.AC141]-2*([.$B141]-1)" office:value-type="float" office:value="1.99857031250019" calcext:value-type="float">
            <text:p>1.9985703125</text:p>
          </table:table-cell>
          <table:table-cell table:style-name="Default" office:value-type="float" office:value="63627190121130.1" calcext:value-type="float">
            <text:p>63627190121130.1</text:p>
          </table:table-cell>
          <table:table-cell table:style-name="ce7" table:formula="of:=([.AE141]-[.AE140])/1000" office:value-type="float" office:value="1.998234375" calcext:value-type="float">
            <text:p>1.9982</text:p>
          </table:table-cell>
          <table:table-cell table:style-name="ce7" table:formula="of:=[.AF141]+[.AG140]" office:value-type="float" office:value="277.9980234375" calcext:value-type="float">
            <text:p>277.9980</text:p>
          </table:table-cell>
          <table:table-cell table:style-name="ce20" table:formula="of:=[.AG141]-2*([.$B141]-1)" office:value-type="float" office:value="-0.00197656249997635" calcext:value-type="float">
            <text:p>-0.0019765625</text:p>
          </table:table-cell>
          <table:table-cell table:style-name="Default" office:value-type="float" office:value="63627190587459" calcext:value-type="float">
            <text:p>63627190587459</text:p>
          </table:table-cell>
          <table:table-cell table:style-name="ce7" table:formula="of:=([.AI141]-[.AI140])/1000" office:value-type="float" office:value="2.000328125" calcext:value-type="float">
            <text:p>2.0003</text:p>
          </table:table-cell>
          <table:table-cell table:style-name="ce7" table:formula="of:=[.AJ141]+[.AK140]" office:value-type="float" office:value="277.9988359375" calcext:value-type="float">
            <text:p>277.9988</text:p>
          </table:table-cell>
          <table:table-cell table:style-name="ce21" table:formula="of:=[.AK141]-2*([.$B141]-1)" office:value-type="float" office:value="-0.00116406250009504" calcext:value-type="float">
            <text:p>-0.0011640625</text:p>
          </table:table-cell>
          <table:table-cell table:style-name="Default" office:value-type="float" office:value="63627191050530.7" calcext:value-type="float">
            <text:p>63627191050530.7</text:p>
          </table:table-cell>
          <table:table-cell table:style-name="ce7" table:formula="of:=([.AM141]-[.AM140])/1000" office:value-type="float" office:value="1.999640625" calcext:value-type="float">
            <text:p>1.9996</text:p>
          </table:table-cell>
          <table:table-cell table:style-name="ce7" table:formula="of:=[.AN141]+[.AO140]" office:value-type="float" office:value="277.9991796875" calcext:value-type="float">
            <text:p>277.9992</text:p>
          </table:table-cell>
          <table:table-cell table:style-name="ce22" table:formula="of:=[.AO141]-2*([.$B141]-1)" office:value-type="float" office:value="-0.000820312499968168" calcext:value-type="float">
            <text:p>-0.0008203125</text:p>
          </table:table-cell>
          <table:table-cell table:style-name="Default" office:value-type="float" office:value="63627191515556.5" calcext:value-type="float">
            <text:p>63627191515556.5</text:p>
          </table:table-cell>
          <table:table-cell table:style-name="ce7" table:formula="of:=([.AQ141]-[.AQ140])/1000" office:value-type="float" office:value="1.999296875" calcext:value-type="float">
            <text:p>1.9993</text:p>
          </table:table-cell>
          <table:table-cell table:style-name="ce7" table:formula="of:=[.AR141]+[.AS140]" office:value-type="float" office:value="277.9989765625" calcext:value-type="float">
            <text:p>277.9990</text:p>
          </table:table-cell>
          <table:table-cell table:style-name="ce26" table:formula="of:=[.AS141]-2*([.$B141]-1)" office:value-type="float" office:value="-0.00102343749989586" calcext:value-type="float">
            <text:p>-0.0010234375</text:p>
          </table:table-cell>
          <table:table-cell table:style-name="Default" office:value-type="float" office:value="63627192030642" calcext:value-type="float">
            <text:p>63627192030642</text:p>
          </table:table-cell>
          <table:table-cell table:style-name="ce7" table:formula="of:=([.AU141]-[.AU140])/1000" office:value-type="float" office:value="2.000421875" calcext:value-type="float">
            <text:p>2.0004</text:p>
          </table:table-cell>
          <table:table-cell table:style-name="ce7" table:formula="of:=[.AV141]+[.AW140]" office:value-type="float" office:value="277.998734375" calcext:value-type="float">
            <text:p>277.9987</text:p>
          </table:table-cell>
          <table:table-cell table:style-name="ce35" table:formula="of:=[.AW141]-2*([.$B141]-1)" office:value-type="float" office:value="-0.00126562499997362" calcext:value-type="float">
            <text:p>-0.0012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41" calcext:value-type="float">
            <text:p>141</text:p>
          </table:table-cell>
          <table:table-cell office:value-type="float" office:value="63627186824519.8" calcext:value-type="float">
            <text:p>63627186824519.8</text:p>
          </table:table-cell>
          <table:table-cell table:formula="of:=([.C142]-[.C141])/1000" office:value-type="float" office:value="2.000859375" calcext:value-type="float">
            <text:p>2.0009</text:p>
          </table:table-cell>
          <table:table-cell table:formula="of:=[.D142]+[.E141]" office:value-type="float" office:value="280.0008203125" calcext:value-type="float">
            <text:p>280.0008</text:p>
          </table:table-cell>
          <table:table-cell table:style-name="ce9" table:formula="of:=[.E142]-2*([.$B142]-1)" office:value-type="float" office:value="0.000820312499854481" calcext:value-type="float">
            <text:p>0.0008203125</text:p>
          </table:table-cell>
          <table:table-cell table:style-name="Default" office:value-type="float" office:value="63627187343873.3" calcext:value-type="float">
            <text:p>63627187343873.3</text:p>
          </table:table-cell>
          <table:table-cell table:style-name="ce7" table:formula="of:=([.G142]-[.G141])/1000" office:value-type="float" office:value="1.9997421875" calcext:value-type="float">
            <text:p>1.9997</text:p>
          </table:table-cell>
          <table:table-cell table:style-name="ce7" table:formula="of:=[.H142]+[.I141]" office:value-type="float" office:value="279.9999921875" calcext:value-type="float">
            <text:p>280.0000</text:p>
          </table:table-cell>
          <table:table-cell table:style-name="ce10" table:formula="of:=[.I142]-2*([.$B142]-1)" office:value-type="float" office:value="-0.00000781250003001333" calcext:value-type="float">
            <text:p>-7.81250003001333E-06</text:p>
          </table:table-cell>
          <table:table-cell table:style-name="Default" office:value-type="float" office:value="63627187811421.9" calcext:value-type="float">
            <text:p>63627187811421.9</text:p>
          </table:table-cell>
          <table:table-cell table:style-name="ce7" table:formula="of:=([.K142]-[.K141])/1000" office:value-type="float" office:value="2.0003984375" calcext:value-type="float">
            <text:p>2.0004</text:p>
          </table:table-cell>
          <table:table-cell table:style-name="ce7" table:formula="of:=[.L142]+[.M141]" office:value-type="float" office:value="279.999328125" calcext:value-type="float">
            <text:p>279.9993</text:p>
          </table:table-cell>
          <table:table-cell table:style-name="ce11" table:formula="of:=[.M142]-2*([.$B142]-1)" office:value-type="float" office:value="-0.000671874999909505" calcext:value-type="float">
            <text:p>-0.000671875</text:p>
          </table:table-cell>
          <table:table-cell table:style-name="Default" office:value-type="float" office:value="63627188279318.6" calcext:value-type="float">
            <text:p>63627188279318.6</text:p>
          </table:table-cell>
          <table:table-cell table:style-name="ce7" table:formula="of:=([.O142]-[.O141])/1000" office:value-type="float" office:value="1.99846875" calcext:value-type="float">
            <text:p>1.9985</text:p>
          </table:table-cell>
          <table:table-cell table:style-name="ce7" table:formula="of:=[.P142]+[.Q141]" office:value-type="float" office:value="279.9988515625" calcext:value-type="float">
            <text:p>279.9989</text:p>
          </table:table-cell>
          <table:table-cell table:style-name="ce12" table:formula="of:=[.Q142]-2*([.$B142]-1)" office:value-type="float" office:value="-0.00114843749997817" calcext:value-type="float">
            <text:p>-0.0011484375</text:p>
          </table:table-cell>
          <table:table-cell table:style-name="Default" office:value-type="float" office:value="63627188739494.9" calcext:value-type="float">
            <text:p>63627188739494.9</text:p>
          </table:table-cell>
          <table:table-cell table:style-name="ce7" table:formula="of:=([.S142]-[.S141])/1000" office:value-type="float" office:value="2.000296875" calcext:value-type="float">
            <text:p>2.0003</text:p>
          </table:table-cell>
          <table:table-cell table:style-name="ce7" table:formula="of:=[.T142]+[.U141]" office:value-type="float" office:value="279.999046875" calcext:value-type="float">
            <text:p>279.9990</text:p>
          </table:table-cell>
          <table:table-cell table:style-name="ce13" table:formula="of:=[.U142]-2*([.$B142]-1)" office:value-type="float" office:value="-0.000953124999966803" calcext:value-type="float">
            <text:p>-0.000953125</text:p>
          </table:table-cell>
          <table:table-cell table:style-name="Default" office:value-type="float" office:value="63627189196424.8" calcext:value-type="float">
            <text:p>63627189196424.8</text:p>
          </table:table-cell>
          <table:table-cell table:style-name="ce7" table:formula="of:=([.W142]-[.W141])/1000" office:value-type="float" office:value="2.000953125" calcext:value-type="float">
            <text:p>2.0010</text:p>
          </table:table-cell>
          <table:table-cell table:style-name="ce7" table:formula="of:=[.X142]+[.Y141]" office:value-type="float" office:value="280.0011484375" calcext:value-type="float">
            <text:p>280.0011</text:p>
          </table:table-cell>
          <table:table-cell table:style-name="ce14" table:formula="of:=[.Y142]-2*([.$B142]-1)" office:value-type="float" office:value="0.00114843749997817" calcext:value-type="float">
            <text:p>0.0011484375</text:p>
          </table:table-cell>
          <table:table-cell table:style-name="Default" office:value-type="float" office:value="63627189663198.5" calcext:value-type="float">
            <text:p>63627189663198.5</text:p>
          </table:table-cell>
          <table:table-cell table:style-name="ce15" table:formula="of:=([.AA142]-[.AA141])/1000" office:value-type="float" office:value="2.001375" calcext:value-type="float">
            <text:p>2.0014</text:p>
          </table:table-cell>
          <table:table-cell table:style-name="ce7" table:formula="of:=[.AB142]+[.AC141]" office:value-type="float" office:value="281.9999453125" calcext:value-type="float">
            <text:p>281.9999</text:p>
          </table:table-cell>
          <table:table-cell table:style-name="ce16" table:formula="of:=[.AC142]-2*([.$B142]-1)" office:value-type="float" office:value="1.99994531250019" calcext:value-type="float">
            <text:p>1.9999453125</text:p>
          </table:table-cell>
          <table:table-cell table:style-name="Default" office:value-type="float" office:value="63627190123130.4" calcext:value-type="float">
            <text:p>63627190123130.4</text:p>
          </table:table-cell>
          <table:table-cell table:style-name="ce7" table:formula="of:=([.AE142]-[.AE141])/1000" office:value-type="float" office:value="2.0003125" calcext:value-type="float">
            <text:p>2.0003</text:p>
          </table:table-cell>
          <table:table-cell table:style-name="ce7" table:formula="of:=[.AF142]+[.AG141]" office:value-type="float" office:value="279.9983359375" calcext:value-type="float">
            <text:p>279.9983</text:p>
          </table:table-cell>
          <table:table-cell table:style-name="ce20" table:formula="of:=[.AG142]-2*([.$B142]-1)" office:value-type="float" office:value="-0.00166406249996953" calcext:value-type="float">
            <text:p>-0.0016640625</text:p>
          </table:table-cell>
          <table:table-cell table:style-name="Default" office:value-type="float" office:value="63627190589458.1" calcext:value-type="float">
            <text:p>63627190589458.1</text:p>
          </table:table-cell>
          <table:table-cell table:style-name="ce7" table:formula="of:=([.AI142]-[.AI141])/1000" office:value-type="float" office:value="1.9991171875" calcext:value-type="float">
            <text:p>1.9991</text:p>
          </table:table-cell>
          <table:table-cell table:style-name="ce7" table:formula="of:=[.AJ142]+[.AK141]" office:value-type="float" office:value="279.997953125" calcext:value-type="float">
            <text:p>279.9980</text:p>
          </table:table-cell>
          <table:table-cell table:style-name="ce21" table:formula="of:=[.AK142]-2*([.$B142]-1)" office:value-type="float" office:value="-0.00204687500007594" calcext:value-type="float">
            <text:p>-0.002046875</text:p>
          </table:table-cell>
          <table:table-cell table:style-name="Default" office:value-type="float" office:value="63627191052530.6" calcext:value-type="float">
            <text:p>63627191052530.6</text:p>
          </table:table-cell>
          <table:table-cell table:style-name="ce7" table:formula="of:=([.AM142]-[.AM141])/1000" office:value-type="float" office:value="1.99996875" calcext:value-type="float">
            <text:p>2.0000</text:p>
          </table:table-cell>
          <table:table-cell table:style-name="ce7" table:formula="of:=[.AN142]+[.AO141]" office:value-type="float" office:value="279.9991484375" calcext:value-type="float">
            <text:p>279.9991</text:p>
          </table:table-cell>
          <table:table-cell table:style-name="ce22" table:formula="of:=[.AO142]-2*([.$B142]-1)" office:value-type="float" office:value="-0.000851562499974534" calcext:value-type="float">
            <text:p>-0.0008515625</text:p>
          </table:table-cell>
          <table:table-cell table:style-name="Default" office:value-type="float" office:value="63627191517556.4" calcext:value-type="float">
            <text:p>63627191517556.4</text:p>
          </table:table-cell>
          <table:table-cell table:style-name="ce7" table:formula="of:=([.AQ142]-[.AQ141])/1000" office:value-type="float" office:value="1.99996875" calcext:value-type="float">
            <text:p>2.0000</text:p>
          </table:table-cell>
          <table:table-cell table:style-name="ce7" table:formula="of:=[.AR142]+[.AS141]" office:value-type="float" office:value="279.9989453125" calcext:value-type="float">
            <text:p>279.9989</text:p>
          </table:table-cell>
          <table:table-cell table:style-name="ce26" table:formula="of:=[.AS142]-2*([.$B142]-1)" office:value-type="float" office:value="-0.00105468749990223" calcext:value-type="float">
            <text:p>-0.0010546875</text:p>
          </table:table-cell>
          <table:table-cell table:style-name="Default" office:value-type="float" office:value="63627192032643.5" calcext:value-type="float">
            <text:p>63627192032643.5</text:p>
          </table:table-cell>
          <table:table-cell table:style-name="ce7" table:formula="of:=([.AU142]-[.AU141])/1000" office:value-type="float" office:value="2.0014921875" calcext:value-type="float">
            <text:p>2.0015</text:p>
          </table:table-cell>
          <table:table-cell table:style-name="ce7" table:formula="of:=[.AV142]+[.AW141]" office:value-type="float" office:value="280.0002265625" calcext:value-type="float">
            <text:p>280.0002</text:p>
          </table:table-cell>
          <table:table-cell table:style-name="ce35" table:formula="of:=[.AW142]-2*([.$B142]-1)" office:value-type="float" office:value="0.000226562500017735" calcext:value-type="float">
            <text:p>0.0002265625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test</text:p>
          </table:table-cell>
          <table:table-cell table:style-name="ce6" office:value-type="float" office:value="142" calcext:value-type="float">
            <text:p>142</text:p>
          </table:table-cell>
          <table:table-cell office:value-type="float" office:value="63627186826517.9" calcext:value-type="float">
            <text:p>63627186826517.9</text:p>
          </table:table-cell>
          <table:table-cell table:formula="of:=([.C143]-[.C142])/1000" office:value-type="float" office:value="1.9980390625" calcext:value-type="float">
            <text:p>1.9980</text:p>
          </table:table-cell>
          <table:table-cell table:formula="of:=[.D143]+[.E142]" office:value-type="float" office:value="281.998859375" calcext:value-type="float">
            <text:p>281.9989</text:p>
          </table:table-cell>
          <table:table-cell table:style-name="ce9" table:formula="of:=[.E143]-2*([.$B143]-1)" office:value-type="float" office:value="-0.00114062500011869" calcext:value-type="float">
            <text:p>-0.001140625</text:p>
          </table:table-cell>
          <table:table-cell table:style-name="Default" office:value-type="float" office:value="63627187345871.8" calcext:value-type="float">
            <text:p>63627187345871.8</text:p>
          </table:table-cell>
          <table:table-cell table:style-name="ce7" table:formula="of:=([.G143]-[.G142])/1000" office:value-type="float" office:value="1.9985" calcext:value-type="float">
            <text:p>1.9985</text:p>
          </table:table-cell>
          <table:table-cell table:style-name="ce7" table:formula="of:=[.H143]+[.I142]" office:value-type="float" office:value="281.9984921875" calcext:value-type="float">
            <text:p>281.9985</text:p>
          </table:table-cell>
          <table:table-cell table:style-name="ce10" table:formula="of:=[.I143]-2*([.$B143]-1)" office:value-type="float" office:value="-0.00150781250005139" calcext:value-type="float">
            <text:p>-0.0015078125</text:p>
          </table:table-cell>
          <table:table-cell table:style-name="Default" office:value-type="float" office:value="63627187813422.5" calcext:value-type="float">
            <text:p>63627187813422.5</text:p>
          </table:table-cell>
          <table:table-cell table:style-name="ce7" table:formula="of:=([.K143]-[.K142])/1000" office:value-type="float" office:value="2.0005859375" calcext:value-type="float">
            <text:p>2.0006</text:p>
          </table:table-cell>
          <table:table-cell table:style-name="ce7" table:formula="of:=[.L143]+[.M142]" office:value-type="float" office:value="281.9999140625" calcext:value-type="float">
            <text:p>281.9999</text:p>
          </table:table-cell>
          <table:table-cell table:style-name="ce11" table:formula="of:=[.M143]-2*([.$B143]-1)" office:value-type="float" office:value="-0.0000859374999322426" calcext:value-type="float">
            <text:p>-8.59374999322426E-05</text:p>
          </table:table-cell>
          <table:table-cell table:style-name="Default" office:value-type="float" office:value="63627188281320.8" calcext:value-type="float">
            <text:p>63627188281320.8</text:p>
          </table:table-cell>
          <table:table-cell table:style-name="ce7" table:formula="of:=([.O143]-[.O142])/1000" office:value-type="float" office:value="2.0022421875" calcext:value-type="float">
            <text:p>2.0022</text:p>
          </table:table-cell>
          <table:table-cell table:style-name="ce7" table:formula="of:=[.P143]+[.Q142]" office:value-type="float" office:value="282.00109375" calcext:value-type="float">
            <text:p>282.0011</text:p>
          </table:table-cell>
          <table:table-cell table:style-name="ce12" table:formula="of:=[.Q143]-2*([.$B143]-1)" office:value-type="float" office:value="0.00109374999999545" calcext:value-type="float">
            <text:p>0.00109375</text:p>
          </table:table-cell>
          <table:table-cell table:style-name="Default" office:value-type="float" office:value="63627188741496.6" calcext:value-type="float">
            <text:p>63627188741496.6</text:p>
          </table:table-cell>
          <table:table-cell table:style-name="ce7" table:formula="of:=([.S143]-[.S142])/1000" office:value-type="float" office:value="2.001640625" calcext:value-type="float">
            <text:p>2.0016</text:p>
          </table:table-cell>
          <table:table-cell table:style-name="ce7" table:formula="of:=[.T143]+[.U142]" office:value-type="float" office:value="282.0006875" calcext:value-type="float">
            <text:p>282.0007</text:p>
          </table:table-cell>
          <table:table-cell table:style-name="ce13" table:formula="of:=[.U143]-2*([.$B143]-1)" office:value-type="float" office:value="0.000687500000026375" calcext:value-type="float">
            <text:p>0.0006875</text:p>
          </table:table-cell>
          <table:table-cell table:style-name="Default" office:value-type="float" office:value="63627189198421.5" calcext:value-type="float">
            <text:p>63627189198421.5</text:p>
          </table:table-cell>
          <table:table-cell table:style-name="ce7" table:formula="of:=([.W143]-[.W142])/1000" office:value-type="float" office:value="1.9966640625" calcext:value-type="float">
            <text:p>1.9967</text:p>
          </table:table-cell>
          <table:table-cell table:style-name="ce7" table:formula="of:=[.X143]+[.Y142]" office:value-type="float" office:value="281.9978125" calcext:value-type="float">
            <text:p>281.9978</text:p>
          </table:table-cell>
          <table:table-cell table:style-name="ce14" table:formula="of:=[.Y143]-2*([.$B143]-1)" office:value-type="float" office:value="-0.00218750000004775" calcext:value-type="float">
            <text:p>-0.0021875</text:p>
          </table:table-cell>
          <table:table-cell table:style-name="Default" office:value-type="float" office:value="63627189665199.1" calcext:value-type="float">
            <text:p>63627189665199.1</text:p>
          </table:table-cell>
          <table:table-cell table:style-name="ce15" table:formula="of:=([.AA143]-[.AA142])/1000" office:value-type="float" office:value="2.000625" calcext:value-type="float">
            <text:p>2.0006</text:p>
          </table:table-cell>
          <table:table-cell table:style-name="ce7" table:formula="of:=[.AB143]+[.AC142]" office:value-type="float" office:value="284.0005703125" calcext:value-type="float">
            <text:p>284.0006</text:p>
          </table:table-cell>
          <table:table-cell table:style-name="ce16" table:formula="of:=[.AC143]-2*([.$B143]-1)" office:value-type="float" office:value="2.0005703125002" calcext:value-type="float">
            <text:p>2.0005703125</text:p>
          </table:table-cell>
          <table:table-cell table:style-name="Default" office:value-type="float" office:value="63627190125132.2" calcext:value-type="float">
            <text:p>63627190125132.2</text:p>
          </table:table-cell>
          <table:table-cell table:style-name="ce7" table:formula="of:=([.AE143]-[.AE142])/1000" office:value-type="float" office:value="2.0018203125" calcext:value-type="float">
            <text:p>2.0018</text:p>
          </table:table-cell>
          <table:table-cell table:style-name="ce7" table:formula="of:=[.AF143]+[.AG142]" office:value-type="float" office:value="282.00015625" calcext:value-type="float">
            <text:p>282.0002</text:p>
          </table:table-cell>
          <table:table-cell table:style-name="ce20" table:formula="of:=[.AG143]-2*([.$B143]-1)" office:value-type="float" office:value="0.000156250000031832" calcext:value-type="float">
            <text:p>0.00015625</text:p>
          </table:table-cell>
          <table:table-cell table:style-name="Default" office:value-type="float" office:value="63627190591458.2" calcext:value-type="float">
            <text:p>63627190591458.2</text:p>
          </table:table-cell>
          <table:table-cell table:style-name="ce7" table:formula="of:=([.AI143]-[.AI142])/1000" office:value-type="float" office:value="2.0000546875" calcext:value-type="float">
            <text:p>2.0001</text:p>
          </table:table-cell>
          <table:table-cell table:style-name="ce7" table:formula="of:=[.AJ143]+[.AK142]" office:value-type="float" office:value="281.9980078125" calcext:value-type="float">
            <text:p>281.9980</text:p>
          </table:table-cell>
          <table:table-cell table:style-name="ce21" table:formula="of:=[.AK143]-2*([.$B143]-1)" office:value-type="float" office:value="-0.00199218750009322" calcext:value-type="float">
            <text:p>-0.0019921875</text:p>
          </table:table-cell>
          <table:table-cell table:style-name="Default" office:value-type="float" office:value="63627191054958.1" calcext:value-type="float">
            <text:p>63627191054958.1</text:p>
          </table:table-cell>
          <table:table-cell table:style-name="ce7" table:formula="of:=([.AM143]-[.AM142])/1000" office:value-type="float" office:value="2.427453125" calcext:value-type="float">
            <text:p>2.4275</text:p>
          </table:table-cell>
          <table:table-cell table:style-name="ce7" table:formula="of:=[.AN143]+[.AO142]" office:value-type="float" office:value="282.4266015625" calcext:value-type="float">
            <text:p>282.4266</text:p>
          </table:table-cell>
          <table:table-cell table:style-name="ce22" table:formula="of:=[.AO143]-2*([.$B143]-1)" office:value-type="float" office:value="0.426601562500025" calcext:value-type="float">
            <text:p>0.4266015625</text:p>
          </table:table-cell>
          <table:table-cell table:style-name="Default" office:value-type="float" office:value="63627191519557.9" calcext:value-type="float">
            <text:p>63627191519557.9</text:p>
          </table:table-cell>
          <table:table-cell table:style-name="ce7" table:formula="of:=([.AQ143]-[.AQ142])/1000" office:value-type="float" office:value="2.0015" calcext:value-type="float">
            <text:p>2.0015</text:p>
          </table:table-cell>
          <table:table-cell table:style-name="ce7" table:formula="of:=[.AR143]+[.AS142]" office:value-type="float" office:value="282.0004453125" calcext:value-type="float">
            <text:p>282.0004</text:p>
          </table:table-cell>
          <table:table-cell table:style-name="ce26" table:formula="of:=[.AS143]-2*([.$B143]-1)" office:value-type="float" office:value="0.000445312500119144" calcext:value-type="float">
            <text:p>0.0004453125</text:p>
          </table:table-cell>
          <table:table-cell table:style-name="Default" office:value-type="float" office:value="63627192034642.5" calcext:value-type="float">
            <text:p>63627192034642.5</text:p>
          </table:table-cell>
          <table:table-cell table:style-name="ce7" table:formula="of:=([.AU143]-[.AU142])/1000" office:value-type="float" office:value="1.998953125" calcext:value-type="float">
            <text:p>1.9990</text:p>
          </table:table-cell>
          <table:table-cell table:style-name="ce7" table:formula="of:=[.AV143]+[.AW142]" office:value-type="float" office:value="281.9991796875" calcext:value-type="float">
            <text:p>281.9992</text:p>
          </table:table-cell>
          <table:table-cell table:style-name="ce35" table:formula="of:=[.AW143]-2*([.$B143]-1)" office:value-type="float" office:value="-0.000820312499968168" calcext:value-type="float">
            <text:p>-0.000820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43" calcext:value-type="float">
            <text:p>143</text:p>
          </table:table-cell>
          <table:table-cell office:value-type="float" office:value="63627186828517.4" calcext:value-type="float">
            <text:p>63627186828517.4</text:p>
          </table:table-cell>
          <table:table-cell table:formula="of:=([.C144]-[.C143])/1000" office:value-type="float" office:value="1.9995" calcext:value-type="float">
            <text:p>1.9995</text:p>
          </table:table-cell>
          <table:table-cell table:formula="of:=[.D144]+[.E143]" office:value-type="float" office:value="283.998359375" calcext:value-type="float">
            <text:p>283.9984</text:p>
          </table:table-cell>
          <table:table-cell table:style-name="ce9" table:formula="of:=[.E144]-2*([.$B144]-1)" office:value-type="float" office:value="-0.00164062500010687" calcext:value-type="float">
            <text:p>-0.001640625</text:p>
          </table:table-cell>
          <table:table-cell table:style-name="Default" office:value-type="float" office:value="63627187347872.2" calcext:value-type="float">
            <text:p>63627187347872.2</text:p>
          </table:table-cell>
          <table:table-cell table:style-name="ce7" table:formula="of:=([.G144]-[.G143])/1000" office:value-type="float" office:value="2.000390625" calcext:value-type="float">
            <text:p>2.0004</text:p>
          </table:table-cell>
          <table:table-cell table:style-name="ce7" table:formula="of:=[.H144]+[.I143]" office:value-type="float" office:value="283.9988828125" calcext:value-type="float">
            <text:p>283.9989</text:p>
          </table:table-cell>
          <table:table-cell table:style-name="ce10" table:formula="of:=[.I144]-2*([.$B144]-1)" office:value-type="float" office:value="-0.00111718750002865" calcext:value-type="float">
            <text:p>-0.0011171875</text:p>
          </table:table-cell>
          <table:table-cell table:style-name="Default" office:value-type="float" office:value="63627187815421.1" calcext:value-type="float">
            <text:p>63627187815421.1</text:p>
          </table:table-cell>
          <table:table-cell table:style-name="ce7" table:formula="of:=([.K144]-[.K143])/1000" office:value-type="float" office:value="1.9985625" calcext:value-type="float">
            <text:p>1.9986</text:p>
          </table:table-cell>
          <table:table-cell table:style-name="ce7" table:formula="of:=[.L144]+[.M143]" office:value-type="float" office:value="283.9984765625" calcext:value-type="float">
            <text:p>283.9985</text:p>
          </table:table-cell>
          <table:table-cell table:style-name="ce11" table:formula="of:=[.M144]-2*([.$B144]-1)" office:value-type="float" office:value="-0.00152343749994088" calcext:value-type="float">
            <text:p>-0.0015234375</text:p>
          </table:table-cell>
          <table:table-cell table:style-name="Default" office:value-type="float" office:value="63627188283318.6" calcext:value-type="float">
            <text:p>63627188283318.6</text:p>
          </table:table-cell>
          <table:table-cell table:style-name="ce7" table:formula="of:=([.O144]-[.O143])/1000" office:value-type="float" office:value="1.997796875" calcext:value-type="float">
            <text:p>1.9978</text:p>
          </table:table-cell>
          <table:table-cell table:style-name="ce7" table:formula="of:=[.P144]+[.Q143]" office:value-type="float" office:value="283.998890625" calcext:value-type="float">
            <text:p>283.9989</text:p>
          </table:table-cell>
          <table:table-cell table:style-name="ce12" table:formula="of:=[.Q144]-2*([.$B144]-1)" office:value-type="float" office:value="-0.00110937499999864" calcext:value-type="float">
            <text:p>-0.001109375</text:p>
          </table:table-cell>
          <table:table-cell table:style-name="Default" office:value-type="float" office:value="63627188743496.3" calcext:value-type="float">
            <text:p>63627188743496.3</text:p>
          </table:table-cell>
          <table:table-cell table:style-name="ce7" table:formula="of:=([.S144]-[.S143])/1000" office:value-type="float" office:value="1.9996875" calcext:value-type="float">
            <text:p>1.9997</text:p>
          </table:table-cell>
          <table:table-cell table:style-name="ce7" table:formula="of:=[.T144]+[.U143]" office:value-type="float" office:value="284.000375" calcext:value-type="float">
            <text:p>284.0004</text:p>
          </table:table-cell>
          <table:table-cell table:style-name="ce13" table:formula="of:=[.U144]-2*([.$B144]-1)" office:value-type="float" office:value="0.000375000000019554" calcext:value-type="float">
            <text:p>0.000375</text:p>
          </table:table-cell>
          <table:table-cell table:style-name="Default" office:value-type="float" office:value="63627189200421.8" calcext:value-type="float">
            <text:p>63627189200421.8</text:p>
          </table:table-cell>
          <table:table-cell table:style-name="ce7" table:formula="of:=([.W144]-[.W143])/1000" office:value-type="float" office:value="2.000265625" calcext:value-type="float">
            <text:p>2.0003</text:p>
          </table:table-cell>
          <table:table-cell table:style-name="ce7" table:formula="of:=[.X144]+[.Y143]" office:value-type="float" office:value="283.998078125" calcext:value-type="float">
            <text:p>283.9981</text:p>
          </table:table-cell>
          <table:table-cell table:style-name="ce14" table:formula="of:=[.Y144]-2*([.$B144]-1)" office:value-type="float" office:value="-0.00192187500005048" calcext:value-type="float">
            <text:p>-0.001921875</text:p>
          </table:table-cell>
          <table:table-cell table:style-name="Default" office:value-type="float" office:value="63627189667197.8" calcext:value-type="float">
            <text:p>63627189667197.8</text:p>
          </table:table-cell>
          <table:table-cell table:style-name="ce15" table:formula="of:=([.AA144]-[.AA143])/1000" office:value-type="float" office:value="1.998671875" calcext:value-type="float">
            <text:p>1.9987</text:p>
          </table:table-cell>
          <table:table-cell table:style-name="ce7" table:formula="of:=[.AB144]+[.AC143]" office:value-type="float" office:value="285.9992421875" calcext:value-type="float">
            <text:p>285.9992</text:p>
          </table:table-cell>
          <table:table-cell table:style-name="ce16" table:formula="of:=[.AC144]-2*([.$B144]-1)" office:value-type="float" office:value="1.99924218750022" calcext:value-type="float">
            <text:p>1.9992421875</text:p>
          </table:table-cell>
          <table:table-cell table:style-name="Default" office:value-type="float" office:value="63627190127130.8" calcext:value-type="float">
            <text:p>63627190127130.8</text:p>
          </table:table-cell>
          <table:table-cell table:style-name="ce7" table:formula="of:=([.AE144]-[.AE143])/1000" office:value-type="float" office:value="1.9985234375" calcext:value-type="float">
            <text:p>1.9985</text:p>
          </table:table-cell>
          <table:table-cell table:style-name="ce7" table:formula="of:=[.AF144]+[.AG143]" office:value-type="float" office:value="283.9986796875" calcext:value-type="float">
            <text:p>283.9987</text:p>
          </table:table-cell>
          <table:table-cell table:style-name="ce20" table:formula="of:=[.AG144]-2*([.$B144]-1)" office:value-type="float" office:value="-0.00132031249995634" calcext:value-type="float">
            <text:p>-0.0013203125</text:p>
          </table:table-cell>
          <table:table-cell table:style-name="Default" office:value-type="float" office:value="63627190593459" calcext:value-type="float">
            <text:p>63627190593459</text:p>
          </table:table-cell>
          <table:table-cell table:style-name="ce7" table:formula="of:=([.AI144]-[.AI143])/1000" office:value-type="float" office:value="2.000859375" calcext:value-type="float">
            <text:p>2.0009</text:p>
          </table:table-cell>
          <table:table-cell table:style-name="ce7" table:formula="of:=[.AJ144]+[.AK143]" office:value-type="float" office:value="283.9988671875" calcext:value-type="float">
            <text:p>283.9989</text:p>
          </table:table-cell>
          <table:table-cell table:style-name="ce21" table:formula="of:=[.AK144]-2*([.$B144]-1)" office:value-type="float" office:value="-0.00113281250008868" calcext:value-type="float">
            <text:p>-0.0011328125</text:p>
          </table:table-cell>
          <table:table-cell table:style-name="Default" office:value-type="float" office:value="63627191056529.6" calcext:value-type="float">
            <text:p>63627191056529.6</text:p>
          </table:table-cell>
          <table:table-cell table:style-name="ce7" table:formula="of:=([.AM144]-[.AM143])/1000" office:value-type="float" office:value="1.5714765625" calcext:value-type="float">
            <text:p>1.5715</text:p>
          </table:table-cell>
          <table:table-cell table:style-name="ce7" table:formula="of:=[.AN144]+[.AO143]" office:value-type="float" office:value="283.998078125" calcext:value-type="float">
            <text:p>283.9981</text:p>
          </table:table-cell>
          <table:table-cell table:style-name="ce22" table:formula="of:=[.AO144]-2*([.$B144]-1)" office:value-type="float" office:value="-0.00192187499999363" calcext:value-type="float">
            <text:p>-0.001921875</text:p>
          </table:table-cell>
          <table:table-cell table:style-name="Default" office:value-type="float" office:value="63627191521557.5" calcext:value-type="float">
            <text:p>63627191521557.5</text:p>
          </table:table-cell>
          <table:table-cell table:style-name="ce7" table:formula="of:=([.AQ144]-[.AQ143])/1000" office:value-type="float" office:value="1.99953125" calcext:value-type="float">
            <text:p>1.9995</text:p>
          </table:table-cell>
          <table:table-cell table:style-name="ce7" table:formula="of:=[.AR144]+[.AS143]" office:value-type="float" office:value="283.9999765625" calcext:value-type="float">
            <text:p>284.0000</text:p>
          </table:table-cell>
          <table:table-cell table:style-name="ce26" table:formula="of:=[.AS144]-2*([.$B144]-1)" office:value-type="float" office:value="-0.0000234374998626663" calcext:value-type="float">
            <text:p>-2.34374998626663E-05</text:p>
          </table:table-cell>
          <table:table-cell table:style-name="Default" office:value-type="float" office:value="63627192036642.2" calcext:value-type="float">
            <text:p>63627192036642.2</text:p>
          </table:table-cell>
          <table:table-cell table:style-name="ce7" table:formula="of:=([.AU144]-[.AU143])/1000" office:value-type="float" office:value="1.9997109375" calcext:value-type="float">
            <text:p>1.9997</text:p>
          </table:table-cell>
          <table:table-cell table:style-name="ce7" table:formula="of:=[.AV144]+[.AW143]" office:value-type="float" office:value="283.998890625" calcext:value-type="float">
            <text:p>283.9989</text:p>
          </table:table-cell>
          <table:table-cell table:style-name="ce35" table:formula="of:=[.AW144]-2*([.$B144]-1)" office:value-type="float" office:value="-0.00110937499994179" calcext:value-type="float">
            <text:p>-0.0011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63627186830517.7" calcext:value-type="float">
            <text:p>63627186830517.7</text:p>
          </table:table-cell>
          <table:table-cell table:formula="of:=([.C145]-[.C144])/1000" office:value-type="float" office:value="2.000359375" calcext:value-type="float">
            <text:p>2.0004</text:p>
          </table:table-cell>
          <table:table-cell table:formula="of:=[.D145]+[.E144]" office:value-type="float" office:value="285.99871875" calcext:value-type="float">
            <text:p>285.9987</text:p>
          </table:table-cell>
          <table:table-cell table:style-name="ce9" table:formula="of:=[.E145]-2*([.$B145]-1)" office:value-type="float" office:value="-0.00128125000009049" calcext:value-type="float">
            <text:p>-0.00128125</text:p>
          </table:table-cell>
          <table:table-cell table:style-name="Default" office:value-type="float" office:value="63627187349873.3" calcext:value-type="float">
            <text:p>63627187349873.3</text:p>
          </table:table-cell>
          <table:table-cell table:style-name="ce7" table:formula="of:=([.G145]-[.G144])/1000" office:value-type="float" office:value="2.0010390625" calcext:value-type="float">
            <text:p>2.0010</text:p>
          </table:table-cell>
          <table:table-cell table:style-name="ce7" table:formula="of:=[.H145]+[.I144]" office:value-type="float" office:value="285.999921875" calcext:value-type="float">
            <text:p>285.9999</text:p>
          </table:table-cell>
          <table:table-cell table:style-name="ce10" table:formula="of:=[.I145]-2*([.$B145]-1)" office:value-type="float" office:value="-0.0000781250000159162" calcext:value-type="float">
            <text:p>-0.000078125</text:p>
          </table:table-cell>
          <table:table-cell table:style-name="Default" office:value-type="float" office:value="63627187817421.4" calcext:value-type="float">
            <text:p>63627187817421.4</text:p>
          </table:table-cell>
          <table:table-cell table:style-name="ce7" table:formula="of:=([.K145]-[.K144])/1000" office:value-type="float" office:value="2.000296875" calcext:value-type="float">
            <text:p>2.0003</text:p>
          </table:table-cell>
          <table:table-cell table:style-name="ce7" table:formula="of:=[.L145]+[.M144]" office:value-type="float" office:value="285.9987734375" calcext:value-type="float">
            <text:p>285.9988</text:p>
          </table:table-cell>
          <table:table-cell table:style-name="ce11" table:formula="of:=[.M145]-2*([.$B145]-1)" office:value-type="float" office:value="-0.00122656249993724" calcext:value-type="float">
            <text:p>-0.0012265625</text:p>
          </table:table-cell>
          <table:table-cell table:style-name="Default" office:value-type="float" office:value="63627188285317.8" calcext:value-type="float">
            <text:p>63627188285317.8</text:p>
          </table:table-cell>
          <table:table-cell table:style-name="ce7" table:formula="of:=([.O145]-[.O144])/1000" office:value-type="float" office:value="1.9991796875" calcext:value-type="float">
            <text:p>1.9992</text:p>
          </table:table-cell>
          <table:table-cell table:style-name="ce7" table:formula="of:=[.P145]+[.Q144]" office:value-type="float" office:value="285.9980703125" calcext:value-type="float">
            <text:p>285.9981</text:p>
          </table:table-cell>
          <table:table-cell table:style-name="ce12" table:formula="of:=[.Q145]-2*([.$B145]-1)" office:value-type="float" office:value="-0.00192968750002365" calcext:value-type="float">
            <text:p>-0.0019296875</text:p>
          </table:table-cell>
          <table:table-cell table:style-name="Default" office:value-type="float" office:value="63627188745495.2" calcext:value-type="float">
            <text:p>63627188745495.2</text:p>
          </table:table-cell>
          <table:table-cell table:style-name="ce7" table:formula="of:=([.S145]-[.S144])/1000" office:value-type="float" office:value="1.99896875" calcext:value-type="float">
            <text:p>1.9990</text:p>
          </table:table-cell>
          <table:table-cell table:style-name="ce7" table:formula="of:=[.T145]+[.U144]" office:value-type="float" office:value="285.99934375" calcext:value-type="float">
            <text:p>285.9993</text:p>
          </table:table-cell>
          <table:table-cell table:style-name="ce13" table:formula="of:=[.U145]-2*([.$B145]-1)" office:value-type="float" office:value="-0.000656249999963165" calcext:value-type="float">
            <text:p>-0.00065625</text:p>
          </table:table-cell>
          <table:table-cell table:style-name="Default" office:value-type="float" office:value="63627189202422.1" calcext:value-type="float">
            <text:p>63627189202422.1</text:p>
          </table:table-cell>
          <table:table-cell table:style-name="ce7" table:formula="of:=([.W145]-[.W144])/1000" office:value-type="float" office:value="2.0003125" calcext:value-type="float">
            <text:p>2.0003</text:p>
          </table:table-cell>
          <table:table-cell table:style-name="ce7" table:formula="of:=[.X145]+[.Y144]" office:value-type="float" office:value="285.998390625" calcext:value-type="float">
            <text:p>285.9984</text:p>
          </table:table-cell>
          <table:table-cell table:style-name="ce14" table:formula="of:=[.Y145]-2*([.$B145]-1)" office:value-type="float" office:value="-0.00160937500004366" calcext:value-type="float">
            <text:p>-0.001609375</text:p>
          </table:table-cell>
          <table:table-cell table:style-name="Default" office:value-type="float" office:value="63627189669199.6" calcext:value-type="float">
            <text:p>63627189669199.6</text:p>
          </table:table-cell>
          <table:table-cell table:style-name="ce15" table:formula="of:=([.AA145]-[.AA144])/1000" office:value-type="float" office:value="2.0018359375" calcext:value-type="float">
            <text:p>2.0018</text:p>
          </table:table-cell>
          <table:table-cell table:style-name="ce7" table:formula="of:=[.AB145]+[.AC144]" office:value-type="float" office:value="288.001078125" calcext:value-type="float">
            <text:p>288.0011</text:p>
          </table:table-cell>
          <table:table-cell table:style-name="ce16" table:formula="of:=[.AC145]-2*([.$B145]-1)" office:value-type="float" office:value="2.00107812500022" calcext:value-type="float">
            <text:p>2.001078125</text:p>
          </table:table-cell>
          <table:table-cell table:style-name="Default" office:value-type="float" office:value="63627190129130.9" calcext:value-type="float">
            <text:p>63627190129130.9</text:p>
          </table:table-cell>
          <table:table-cell table:style-name="ce7" table:formula="of:=([.AE145]-[.AE144])/1000" office:value-type="float" office:value="2.0001796875" calcext:value-type="float">
            <text:p>2.0002</text:p>
          </table:table-cell>
          <table:table-cell table:style-name="ce7" table:formula="of:=[.AF145]+[.AG144]" office:value-type="float" office:value="285.998859375" calcext:value-type="float">
            <text:p>285.9989</text:p>
          </table:table-cell>
          <table:table-cell table:style-name="ce20" table:formula="of:=[.AG145]-2*([.$B145]-1)" office:value-type="float" office:value="-0.00114062499994816" calcext:value-type="float">
            <text:p>-0.001140625</text:p>
          </table:table-cell>
          <table:table-cell table:style-name="Default" office:value-type="float" office:value="63627190595459.3" calcext:value-type="float">
            <text:p>63627190595459.3</text:p>
          </table:table-cell>
          <table:table-cell table:style-name="ce7" table:formula="of:=([.AI145]-[.AI144])/1000" office:value-type="float" office:value="2.000296875" calcext:value-type="float">
            <text:p>2.0003</text:p>
          </table:table-cell>
          <table:table-cell table:style-name="ce7" table:formula="of:=[.AJ145]+[.AK144]" office:value-type="float" office:value="285.9991640625" calcext:value-type="float">
            <text:p>285.9992</text:p>
          </table:table-cell>
          <table:table-cell table:style-name="ce21" table:formula="of:=[.AK145]-2*([.$B145]-1)" office:value-type="float" office:value="-0.000835937500085038" calcext:value-type="float">
            <text:p>-0.0008359375</text:p>
          </table:table-cell>
          <table:table-cell table:style-name="Default" office:value-type="float" office:value="63627191058529.7" calcext:value-type="float">
            <text:p>63627191058529.7</text:p>
          </table:table-cell>
          <table:table-cell table:style-name="ce7" table:formula="of:=([.AM145]-[.AM144])/1000" office:value-type="float" office:value="2.00015625" calcext:value-type="float">
            <text:p>2.0002</text:p>
          </table:table-cell>
          <table:table-cell table:style-name="ce7" table:formula="of:=[.AN145]+[.AO144]" office:value-type="float" office:value="285.998234375" calcext:value-type="float">
            <text:p>285.9982</text:p>
          </table:table-cell>
          <table:table-cell table:style-name="ce22" table:formula="of:=[.AO145]-2*([.$B145]-1)" office:value-type="float" office:value="-0.00176562500001864" calcext:value-type="float">
            <text:p>-0.001765625</text:p>
          </table:table-cell>
          <table:table-cell table:style-name="Default" office:value-type="float" office:value="63627191523555.8" calcext:value-type="float">
            <text:p>63627191523555.8</text:p>
          </table:table-cell>
          <table:table-cell table:style-name="ce7" table:formula="of:=([.AQ145]-[.AQ144])/1000" office:value-type="float" office:value="1.998296875" calcext:value-type="float">
            <text:p>1.9983</text:p>
          </table:table-cell>
          <table:table-cell table:style-name="ce7" table:formula="of:=[.AR145]+[.AS144]" office:value-type="float" office:value="285.9982734375" calcext:value-type="float">
            <text:p>285.9983</text:p>
          </table:table-cell>
          <table:table-cell table:style-name="ce26" table:formula="of:=[.AS145]-2*([.$B145]-1)" office:value-type="float" office:value="-0.00172656249986858" calcext:value-type="float">
            <text:p>-0.0017265625</text:p>
          </table:table-cell>
          <table:table-cell table:style-name="Default" office:value-type="float" office:value="63627192038641.7" calcext:value-type="float">
            <text:p>63627192038641.7</text:p>
          </table:table-cell>
          <table:table-cell table:style-name="ce7" table:formula="of:=([.AU145]-[.AU144])/1000" office:value-type="float" office:value="1.99946875" calcext:value-type="float">
            <text:p>1.9995</text:p>
          </table:table-cell>
          <table:table-cell table:style-name="ce7" table:formula="of:=[.AV145]+[.AW144]" office:value-type="float" office:value="285.998359375" calcext:value-type="float">
            <text:p>285.9984</text:p>
          </table:table-cell>
          <table:table-cell table:style-name="ce35" table:formula="of:=[.AW145]-2*([.$B145]-1)" office:value-type="float" office:value="-0.00164062499993634" calcext:value-type="float">
            <text:p>-0.0016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45" calcext:value-type="float">
            <text:p>145</text:p>
          </table:table-cell>
          <table:table-cell office:value-type="float" office:value="63627186832517.7" calcext:value-type="float">
            <text:p>63627186832517.7</text:p>
          </table:table-cell>
          <table:table-cell table:formula="of:=([.C146]-[.C145])/1000" office:value-type="float" office:value="1.9999375" calcext:value-type="float">
            <text:p>1.9999</text:p>
          </table:table-cell>
          <table:table-cell table:formula="of:=[.D146]+[.E145]" office:value-type="float" office:value="287.99865625" calcext:value-type="float">
            <text:p>287.9987</text:p>
          </table:table-cell>
          <table:table-cell table:style-name="ce9" table:formula="of:=[.E146]-2*([.$B146]-1)" office:value-type="float" office:value="-0.00134375000010323" calcext:value-type="float">
            <text:p>-0.00134375</text:p>
          </table:table-cell>
          <table:table-cell table:style-name="Default" office:value-type="float" office:value="63627187351874.2" calcext:value-type="float">
            <text:p>63627187351874.2</text:p>
          </table:table-cell>
          <table:table-cell table:style-name="ce7" table:formula="of:=([.G146]-[.G145])/1000" office:value-type="float" office:value="2.00090625" calcext:value-type="float">
            <text:p>2.0009</text:p>
          </table:table-cell>
          <table:table-cell table:style-name="ce7" table:formula="of:=[.H146]+[.I145]" office:value-type="float" office:value="288.000828125" calcext:value-type="float">
            <text:p>288.0008</text:p>
          </table:table-cell>
          <table:table-cell table:style-name="ce10" table:formula="of:=[.I146]-2*([.$B146]-1)" office:value-type="float" office:value="0.000828124999998181" calcext:value-type="float">
            <text:p>0.000828125</text:p>
          </table:table-cell>
          <table:table-cell table:style-name="Default" office:value-type="float" office:value="63627187819421.6" calcext:value-type="float">
            <text:p>63627187819421.6</text:p>
          </table:table-cell>
          <table:table-cell table:style-name="ce7" table:formula="of:=([.K146]-[.K145])/1000" office:value-type="float" office:value="2.000203125" calcext:value-type="float">
            <text:p>2.0002</text:p>
          </table:table-cell>
          <table:table-cell table:style-name="ce7" table:formula="of:=[.L146]+[.M145]" office:value-type="float" office:value="287.9989765625" calcext:value-type="float">
            <text:p>287.9990</text:p>
          </table:table-cell>
          <table:table-cell table:style-name="ce11" table:formula="of:=[.M146]-2*([.$B146]-1)" office:value-type="float" office:value="-0.00102343749995271" calcext:value-type="float">
            <text:p>-0.0010234375</text:p>
          </table:table-cell>
          <table:table-cell table:style-name="Default" office:value-type="float" office:value="63627188287319.4" calcext:value-type="float">
            <text:p>63627188287319.4</text:p>
          </table:table-cell>
          <table:table-cell table:style-name="ce7" table:formula="of:=([.O146]-[.O145])/1000" office:value-type="float" office:value="2.001671875" calcext:value-type="float">
            <text:p>2.0017</text:p>
          </table:table-cell>
          <table:table-cell table:style-name="ce7" table:formula="of:=[.P146]+[.Q145]" office:value-type="float" office:value="287.9997421875" calcext:value-type="float">
            <text:p>287.9997</text:p>
          </table:table-cell>
          <table:table-cell table:style-name="ce12" table:formula="of:=[.Q146]-2*([.$B146]-1)" office:value-type="float" office:value="-0.000257812500024102" calcext:value-type="float">
            <text:p>-0.0002578125</text:p>
          </table:table-cell>
          <table:table-cell table:style-name="Default" office:value-type="float" office:value="63627188747496.9" calcext:value-type="float">
            <text:p>63627188747496.9</text:p>
          </table:table-cell>
          <table:table-cell table:style-name="ce7" table:formula="of:=([.S146]-[.S145])/1000" office:value-type="float" office:value="2.0017109375" calcext:value-type="float">
            <text:p>2.0017</text:p>
          </table:table-cell>
          <table:table-cell table:style-name="ce7" table:formula="of:=[.T146]+[.U145]" office:value-type="float" office:value="288.0010546875" calcext:value-type="float">
            <text:p>288.0011</text:p>
          </table:table-cell>
          <table:table-cell table:style-name="ce13" table:formula="of:=[.U146]-2*([.$B146]-1)" office:value-type="float" office:value="0.00105468750001592" calcext:value-type="float">
            <text:p>0.0010546875</text:p>
          </table:table-cell>
          <table:table-cell table:style-name="Default" office:value-type="float" office:value="63627189204422.3" calcext:value-type="float">
            <text:p>63627189204422.3</text:p>
          </table:table-cell>
          <table:table-cell table:style-name="ce7" table:formula="of:=([.W146]-[.W145])/1000" office:value-type="float" office:value="2.0001796875" calcext:value-type="float">
            <text:p>2.0002</text:p>
          </table:table-cell>
          <table:table-cell table:style-name="ce7" table:formula="of:=[.X146]+[.Y145]" office:value-type="float" office:value="287.9985703125" calcext:value-type="float">
            <text:p>287.9986</text:p>
          </table:table-cell>
          <table:table-cell table:style-name="ce14" table:formula="of:=[.Y146]-2*([.$B146]-1)" office:value-type="float" office:value="-0.00142968750003547" calcext:value-type="float">
            <text:p>-0.0014296875</text:p>
          </table:table-cell>
          <table:table-cell table:style-name="Default" office:value-type="float" office:value="63627189671198.5" calcext:value-type="float">
            <text:p>63627189671198.5</text:p>
          </table:table-cell>
          <table:table-cell table:style-name="ce15" table:formula="of:=([.AA146]-[.AA145])/1000" office:value-type="float" office:value="1.9988515625" calcext:value-type="float">
            <text:p>1.9989</text:p>
          </table:table-cell>
          <table:table-cell table:style-name="ce7" table:formula="of:=[.AB146]+[.AC145]" office:value-type="float" office:value="289.9999296875" calcext:value-type="float">
            <text:p>289.9999</text:p>
          </table:table-cell>
          <table:table-cell table:style-name="ce16" table:formula="of:=[.AC146]-2*([.$B146]-1)" office:value-type="float" office:value="1.99992968750024" calcext:value-type="float">
            <text:p>1.9999296875</text:p>
          </table:table-cell>
          <table:table-cell table:style-name="Default" office:value-type="float" office:value="63627190131132.7" calcext:value-type="float">
            <text:p>63627190131132.7</text:p>
          </table:table-cell>
          <table:table-cell table:style-name="ce7" table:formula="of:=([.AE146]-[.AE145])/1000" office:value-type="float" office:value="2.0018046875" calcext:value-type="float">
            <text:p>2.0018</text:p>
          </table:table-cell>
          <table:table-cell table:style-name="ce7" table:formula="of:=[.AF146]+[.AG145]" office:value-type="float" office:value="288.0006640625" calcext:value-type="float">
            <text:p>288.0007</text:p>
          </table:table-cell>
          <table:table-cell table:style-name="ce20" table:formula="of:=[.AG146]-2*([.$B146]-1)" office:value-type="float" office:value="0.000664062500050022" calcext:value-type="float">
            <text:p>0.0006640625</text:p>
          </table:table-cell>
          <table:table-cell table:style-name="Default" office:value-type="float" office:value="63627190597458.3" calcext:value-type="float">
            <text:p>63627190597458.3</text:p>
          </table:table-cell>
          <table:table-cell table:style-name="ce7" table:formula="of:=([.AI146]-[.AI145])/1000" office:value-type="float" office:value="1.998953125" calcext:value-type="float">
            <text:p>1.9990</text:p>
          </table:table-cell>
          <table:table-cell table:style-name="ce7" table:formula="of:=[.AJ146]+[.AK145]" office:value-type="float" office:value="287.9981171875" calcext:value-type="float">
            <text:p>287.9981</text:p>
          </table:table-cell>
          <table:table-cell table:style-name="ce21" table:formula="of:=[.AK146]-2*([.$B146]-1)" office:value-type="float" office:value="-0.00188281250007094" calcext:value-type="float">
            <text:p>-0.0018828125</text:p>
          </table:table-cell>
          <table:table-cell table:formula="of:=[.AM147]" office:value-type="float" office:value="63627191070118.2" calcext:value-type="float">
            <text:p>63627191070118.2</text:p>
          </table:table-cell>
          <table:table-cell table:style-name="ce7" table:formula="of:=([.AM146]-[.AM145])/1000" office:value-type="float" office:value="11.5884609375" calcext:value-type="float">
            <text:p>11.5885</text:p>
          </table:table-cell>
          <table:table-cell table:style-name="ce7" table:formula="of:=[.AN146]+[.AO145]" office:value-type="float" office:value="297.5866953125" calcext:value-type="float">
            <text:p>297.5867</text:p>
          </table:table-cell>
          <table:table-cell table:style-name="ce22" table:formula="of:=[.AO146]-2*([.$B146]-1)" office:value-type="float" office:value="9.58669531249996" calcext:value-type="float">
            <text:p>9.5866953125</text:p>
          </table:table-cell>
          <table:table-cell table:style-name="Default" office:value-type="float" office:value="63627191525556.2" calcext:value-type="float">
            <text:p>63627191525556.2</text:p>
          </table:table-cell>
          <table:table-cell table:style-name="ce7" table:formula="of:=([.AQ146]-[.AQ145])/1000" office:value-type="float" office:value="2.0004375" calcext:value-type="float">
            <text:p>2.0004</text:p>
          </table:table-cell>
          <table:table-cell table:style-name="ce7" table:formula="of:=[.AR146]+[.AS145]" office:value-type="float" office:value="287.9987109375" calcext:value-type="float">
            <text:p>287.9987</text:p>
          </table:table-cell>
          <table:table-cell table:style-name="ce26" table:formula="of:=[.AS146]-2*([.$B146]-1)" office:value-type="float" office:value="-0.00128906249989313" calcext:value-type="float">
            <text:p>-0.0012890625</text:p>
          </table:table-cell>
          <table:table-cell table:style-name="Default" office:value-type="float" office:value="63627192040735.4" calcext:value-type="float">
            <text:p>63627192040735.4</text:p>
          </table:table-cell>
          <table:table-cell table:style-name="ce7" table:formula="of:=([.AU146]-[.AU145])/1000" office:value-type="float" office:value="2.0937265625" calcext:value-type="float">
            <text:p>2.0937</text:p>
          </table:table-cell>
          <table:table-cell table:style-name="ce7" table:formula="of:=[.AV146]+[.AW145]" office:value-type="float" office:value="288.0920859375" calcext:value-type="float">
            <text:p>288.0921</text:p>
          </table:table-cell>
          <table:table-cell table:style-name="ce35" table:formula="of:=[.AW146]-2*([.$B146]-1)" office:value-type="float" office:value="0.0920859375000873" calcext:value-type="float">
            <text:p>0.09208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46" calcext:value-type="float">
            <text:p>146</text:p>
          </table:table-cell>
          <table:table-cell office:value-type="float" office:value="63627186834520.9" calcext:value-type="float">
            <text:p>63627186834520.9</text:p>
          </table:table-cell>
          <table:table-cell table:formula="of:=([.C147]-[.C146])/1000" office:value-type="float" office:value="2.00328125" calcext:value-type="float">
            <text:p>2.0033</text:p>
          </table:table-cell>
          <table:table-cell table:formula="of:=[.D147]+[.E146]" office:value-type="float" office:value="290.0019375" calcext:value-type="float">
            <text:p>290.0019</text:p>
          </table:table-cell>
          <table:table-cell table:style-name="ce9" table:formula="of:=[.E147]-2*([.$B147]-1)" office:value-type="float" office:value="0.00193749999988313" calcext:value-type="float">
            <text:p>0.0019375</text:p>
          </table:table-cell>
          <table:table-cell table:style-name="Default" office:value-type="float" office:value="63627187353874.4" calcext:value-type="float">
            <text:p>63627187353874.4</text:p>
          </table:table-cell>
          <table:table-cell table:style-name="ce7" table:formula="of:=([.G147]-[.G146])/1000" office:value-type="float" office:value="2.000203125" calcext:value-type="float">
            <text:p>2.0002</text:p>
          </table:table-cell>
          <table:table-cell table:style-name="ce7" table:formula="of:=[.H147]+[.I146]" office:value-type="float" office:value="290.00103125" calcext:value-type="float">
            <text:p>290.0010</text:p>
          </table:table-cell>
          <table:table-cell table:style-name="ce10" table:formula="of:=[.I147]-2*([.$B147]-1)" office:value-type="float" office:value="0.00103124999998272" calcext:value-type="float">
            <text:p>0.00103125</text:p>
          </table:table-cell>
          <table:table-cell table:style-name="Default" office:value-type="float" office:value="63627187821421" calcext:value-type="float">
            <text:p>63627187821421</text:p>
          </table:table-cell>
          <table:table-cell table:style-name="ce7" table:formula="of:=([.K147]-[.K146])/1000" office:value-type="float" office:value="1.999421875" calcext:value-type="float">
            <text:p>1.9994</text:p>
          </table:table-cell>
          <table:table-cell table:style-name="ce7" table:formula="of:=[.L147]+[.M146]" office:value-type="float" office:value="289.9983984375" calcext:value-type="float">
            <text:p>289.9984</text:p>
          </table:table-cell>
          <table:table-cell table:style-name="ce11" table:formula="of:=[.M147]-2*([.$B147]-1)" office:value-type="float" office:value="-0.0016015624999568" calcext:value-type="float">
            <text:p>-0.0016015625</text:p>
          </table:table-cell>
          <table:table-cell table:style-name="Default" office:value-type="float" office:value="63627188289318.4" calcext:value-type="float">
            <text:p>63627188289318.4</text:p>
          </table:table-cell>
          <table:table-cell table:style-name="ce7" table:formula="of:=([.O147]-[.O146])/1000" office:value-type="float" office:value="1.999" calcext:value-type="float">
            <text:p>1.9990</text:p>
          </table:table-cell>
          <table:table-cell table:style-name="ce7" table:formula="of:=[.P147]+[.Q146]" office:value-type="float" office:value="289.9987421875" calcext:value-type="float">
            <text:p>289.9987</text:p>
          </table:table-cell>
          <table:table-cell table:style-name="ce12" table:formula="of:=[.Q147]-2*([.$B147]-1)" office:value-type="float" office:value="-0.00125781250000045" calcext:value-type="float">
            <text:p>-0.0012578125</text:p>
          </table:table-cell>
          <table:table-cell table:style-name="Default" office:value-type="float" office:value="63627188749497.4" calcext:value-type="float">
            <text:p>63627188749497.4</text:p>
          </table:table-cell>
          <table:table-cell table:style-name="ce7" table:formula="of:=([.S147]-[.S146])/1000" office:value-type="float" office:value="2.0004375" calcext:value-type="float">
            <text:p>2.0004</text:p>
          </table:table-cell>
          <table:table-cell table:style-name="ce7" table:formula="of:=[.T147]+[.U146]" office:value-type="float" office:value="290.0014921875" calcext:value-type="float">
            <text:p>290.0015</text:p>
          </table:table-cell>
          <table:table-cell table:style-name="ce13" table:formula="of:=[.U147]-2*([.$B147]-1)" office:value-type="float" office:value="0.00149218749999136" calcext:value-type="float">
            <text:p>0.0014921875</text:p>
          </table:table-cell>
          <table:table-cell table:style-name="Default" office:value-type="float" office:value="63627189206423.5" calcext:value-type="float">
            <text:p>63627189206423.5</text:p>
          </table:table-cell>
          <table:table-cell table:style-name="ce7" table:formula="of:=([.W147]-[.W146])/1000" office:value-type="float" office:value="2.0012890625" calcext:value-type="float">
            <text:p>2.0013</text:p>
          </table:table-cell>
          <table:table-cell table:style-name="ce7" table:formula="of:=[.X147]+[.Y146]" office:value-type="float" office:value="289.999859375" calcext:value-type="float">
            <text:p>289.9999</text:p>
          </table:table-cell>
          <table:table-cell table:style-name="ce14" table:formula="of:=[.Y147]-2*([.$B147]-1)" office:value-type="float" office:value="-0.000140625000028649" calcext:value-type="float">
            <text:p>-0.000140625</text:p>
          </table:table-cell>
          <table:table-cell table:style-name="Default" office:value-type="float" office:value="63627189673198.6" calcext:value-type="float">
            <text:p>63627189673198.6</text:p>
          </table:table-cell>
          <table:table-cell table:style-name="ce15" table:formula="of:=([.AA147]-[.AA146])/1000" office:value-type="float" office:value="2.0001484375" calcext:value-type="float">
            <text:p>2.0001</text:p>
          </table:table-cell>
          <table:table-cell table:style-name="ce7" table:formula="of:=[.AB147]+[.AC146]" office:value-type="float" office:value="292.000078125" calcext:value-type="float">
            <text:p>292.0001</text:p>
          </table:table-cell>
          <table:table-cell table:style-name="ce16" table:formula="of:=[.AC147]-2*([.$B147]-1)" office:value-type="float" office:value="2.00007812500024" calcext:value-type="float">
            <text:p>2.000078125</text:p>
          </table:table-cell>
          <table:table-cell table:style-name="Default" office:value-type="float" office:value="63627190133132.8" calcext:value-type="float">
            <text:p>63627190133132.8</text:p>
          </table:table-cell>
          <table:table-cell table:style-name="ce7" table:formula="of:=([.AE147]-[.AE146])/1000" office:value-type="float" office:value="2.0000859375" calcext:value-type="float">
            <text:p>2.0001</text:p>
          </table:table-cell>
          <table:table-cell table:style-name="ce7" table:formula="of:=[.AF147]+[.AG146]" office:value-type="float" office:value="290.00075" calcext:value-type="float">
            <text:p>290.0008</text:p>
          </table:table-cell>
          <table:table-cell table:style-name="ce20" table:formula="of:=[.AG147]-2*([.$B147]-1)" office:value-type="float" office:value="0.000750000000039108" calcext:value-type="float">
            <text:p>0.00075</text:p>
          </table:table-cell>
          <table:table-cell table:style-name="Default" office:value-type="float" office:value="63627190599458.7" calcext:value-type="float">
            <text:p>63627190599458.7</text:p>
          </table:table-cell>
          <table:table-cell table:style-name="ce7" table:formula="of:=([.AI147]-[.AI146])/1000" office:value-type="float" office:value="2.0004296875" calcext:value-type="float">
            <text:p>2.0004</text:p>
          </table:table-cell>
          <table:table-cell table:style-name="ce7" table:formula="of:=[.AJ147]+[.AK146]" office:value-type="float" office:value="289.998546875" calcext:value-type="float">
            <text:p>289.9985</text:p>
          </table:table-cell>
          <table:table-cell table:style-name="ce21" table:formula="of:=[.AK147]-2*([.$B147]-1)" office:value-type="float" office:value="-0.00145312500006867" calcext:value-type="float">
            <text:p>-0.001453125</text:p>
          </table:table-cell>
          <table:table-cell table:formula="of:=[.AM148]" office:value-type="float" office:value="63627191070118.2" calcext:value-type="float">
            <text:p>63627191070118.2</text:p>
          </table:table-cell>
          <table:table-cell table:style-name="ce7" table:formula="of:=([.AM147]-[.AM146])/1000" office:value-type="float" office:value="0" calcext:value-type="float">
            <text:p>0.0000</text:p>
          </table:table-cell>
          <table:table-cell table:style-name="ce7" table:formula="of:=[.AN147]+[.AO146]" office:value-type="float" office:value="297.5866953125" calcext:value-type="float">
            <text:p>297.5867</text:p>
          </table:table-cell>
          <table:table-cell table:style-name="ce22" table:formula="of:=[.AO147]-2*([.$B147]-1)" office:value-type="float" office:value="7.58669531249996" calcext:value-type="float">
            <text:p>7.5866953125</text:p>
          </table:table-cell>
          <table:table-cell table:style-name="Default" office:value-type="float" office:value="63627191527557.7" calcext:value-type="float">
            <text:p>63627191527557.7</text:p>
          </table:table-cell>
          <table:table-cell table:style-name="ce7" table:formula="of:=([.AQ147]-[.AQ146])/1000" office:value-type="float" office:value="2.00146875" calcext:value-type="float">
            <text:p>2.0015</text:p>
          </table:table-cell>
          <table:table-cell table:style-name="ce7" table:formula="of:=[.AR147]+[.AS146]" office:value-type="float" office:value="290.0001796875" calcext:value-type="float">
            <text:p>290.0002</text:p>
          </table:table-cell>
          <table:table-cell table:style-name="ce26" table:formula="of:=[.AS147]-2*([.$B147]-1)" office:value-type="float" office:value="0.000179687500121872" calcext:value-type="float">
            <text:p>0.0001796875</text:p>
          </table:table-cell>
          <table:table-cell table:style-name="Default" office:value-type="float" office:value="63627192042641.4" calcext:value-type="float">
            <text:p>63627192042641.4</text:p>
          </table:table-cell>
          <table:table-cell table:style-name="ce7" table:formula="of:=([.AU147]-[.AU146])/1000" office:value-type="float" office:value="1.906" calcext:value-type="float">
            <text:p>1.9060</text:p>
          </table:table-cell>
          <table:table-cell table:style-name="ce7" table:formula="of:=[.AV147]+[.AW146]" office:value-type="float" office:value="289.9980859375" calcext:value-type="float">
            <text:p>289.9981</text:p>
          </table:table-cell>
          <table:table-cell table:style-name="ce35" table:formula="of:=[.AW147]-2*([.$B147]-1)" office:value-type="float" office:value="-0.00191406249990678" calcext:value-type="float">
            <text:p>-0.00191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47" calcext:value-type="float">
            <text:p>147</text:p>
          </table:table-cell>
          <table:table-cell office:value-type="float" office:value="63627186836520.8" calcext:value-type="float">
            <text:p>63627186836520.8</text:p>
          </table:table-cell>
          <table:table-cell table:formula="of:=([.C148]-[.C147])/1000" office:value-type="float" office:value="1.9998203125" calcext:value-type="float">
            <text:p>1.9998</text:p>
          </table:table-cell>
          <table:table-cell table:formula="of:=[.D148]+[.E147]" office:value-type="float" office:value="292.0017578125" calcext:value-type="float">
            <text:p>292.0018</text:p>
          </table:table-cell>
          <table:table-cell table:style-name="ce9" table:formula="of:=[.E148]-2*([.$B148]-1)" office:value-type="float" office:value="0.00175781249987494" calcext:value-type="float">
            <text:p>0.0017578125</text:p>
          </table:table-cell>
          <table:table-cell table:style-name="Default" office:value-type="float" office:value="63627187355871.5" calcext:value-type="float">
            <text:p>63627187355871.5</text:p>
          </table:table-cell>
          <table:table-cell table:style-name="ce7" table:formula="of:=([.G148]-[.G147])/1000" office:value-type="float" office:value="1.997140625" calcext:value-type="float">
            <text:p>1.9971</text:p>
          </table:table-cell>
          <table:table-cell table:style-name="ce7" table:formula="of:=[.H148]+[.I147]" office:value-type="float" office:value="291.998171875" calcext:value-type="float">
            <text:p>291.9982</text:p>
          </table:table-cell>
          <table:table-cell table:style-name="ce10" table:formula="of:=[.I148]-2*([.$B148]-1)" office:value-type="float" office:value="-0.00182812500003138" calcext:value-type="float">
            <text:p>-0.001828125</text:p>
          </table:table-cell>
          <table:table-cell table:style-name="Default" office:value-type="float" office:value="63627187823422.7" calcext:value-type="float">
            <text:p>63627187823422.7</text:p>
          </table:table-cell>
          <table:table-cell table:style-name="ce7" table:formula="of:=([.K148]-[.K147])/1000" office:value-type="float" office:value="2.0017265625" calcext:value-type="float">
            <text:p>2.0017</text:p>
          </table:table-cell>
          <table:table-cell table:style-name="ce7" table:formula="of:=[.L148]+[.M147]" office:value-type="float" office:value="292.000125" calcext:value-type="float">
            <text:p>292.0001</text:p>
          </table:table-cell>
          <table:table-cell table:style-name="ce11" table:formula="of:=[.M148]-2*([.$B148]-1)" office:value-type="float" office:value="0.000125000000025466" calcext:value-type="float">
            <text:p>0.000125</text:p>
          </table:table-cell>
          <table:table-cell table:style-name="Default" office:value-type="float" office:value="63627188291321.3" calcext:value-type="float">
            <text:p>63627188291321.3</text:p>
          </table:table-cell>
          <table:table-cell table:style-name="ce7" table:formula="of:=([.O148]-[.O147])/1000" office:value-type="float" office:value="2.0028671875" calcext:value-type="float">
            <text:p>2.0029</text:p>
          </table:table-cell>
          <table:table-cell table:style-name="ce7" table:formula="of:=[.P148]+[.Q147]" office:value-type="float" office:value="292.001609375" calcext:value-type="float">
            <text:p>292.0016</text:p>
          </table:table-cell>
          <table:table-cell table:style-name="ce12" table:formula="of:=[.Q148]-2*([.$B148]-1)" office:value-type="float" office:value="0.00160937499998681" calcext:value-type="float">
            <text:p>0.001609375</text:p>
          </table:table-cell>
          <table:table-cell table:style-name="Default" office:value-type="float" office:value="63627188751497" calcext:value-type="float">
            <text:p>63627188751497</text:p>
          </table:table-cell>
          <table:table-cell table:style-name="ce7" table:formula="of:=([.S148]-[.S147])/1000" office:value-type="float" office:value="1.99959375" calcext:value-type="float">
            <text:p>1.9996</text:p>
          </table:table-cell>
          <table:table-cell table:style-name="ce7" table:formula="of:=[.T148]+[.U147]" office:value-type="float" office:value="292.0010859375" calcext:value-type="float">
            <text:p>292.0011</text:p>
          </table:table-cell>
          <table:table-cell table:style-name="ce13" table:formula="of:=[.U148]-2*([.$B148]-1)" office:value-type="float" office:value="0.00108593749996544" calcext:value-type="float">
            <text:p>0.0010859375</text:p>
          </table:table-cell>
          <table:table-cell table:style-name="Default" office:value-type="float" office:value="63627189208422.5" calcext:value-type="float">
            <text:p>63627189208422.5</text:p>
          </table:table-cell>
          <table:table-cell table:style-name="ce7" table:formula="of:=([.W148]-[.W147])/1000" office:value-type="float" office:value="1.9989140625" calcext:value-type="float">
            <text:p>1.9989</text:p>
          </table:table-cell>
          <table:table-cell table:style-name="ce7" table:formula="of:=[.X148]+[.Y147]" office:value-type="float" office:value="291.9987734375" calcext:value-type="float">
            <text:p>291.9988</text:p>
          </table:table-cell>
          <table:table-cell table:style-name="ce14" table:formula="of:=[.Y148]-2*([.$B148]-1)" office:value-type="float" office:value="-0.00122656250005093" calcext:value-type="float">
            <text:p>-0.0012265625</text:p>
          </table:table-cell>
          <table:table-cell table:style-name="Default" office:value-type="float" office:value="63627189675197.1" calcext:value-type="float">
            <text:p>63627189675197.1</text:p>
          </table:table-cell>
          <table:table-cell table:style-name="ce15" table:formula="of:=([.AA148]-[.AA147])/1000" office:value-type="float" office:value="1.9984453125" calcext:value-type="float">
            <text:p>1.9984</text:p>
          </table:table-cell>
          <table:table-cell table:style-name="ce7" table:formula="of:=[.AB148]+[.AC147]" office:value-type="float" office:value="293.9985234375" calcext:value-type="float">
            <text:p>293.9985</text:p>
          </table:table-cell>
          <table:table-cell table:style-name="ce16" table:formula="of:=[.AC148]-2*([.$B148]-1)" office:value-type="float" office:value="1.99852343750024" calcext:value-type="float">
            <text:p>1.9985234375</text:p>
          </table:table-cell>
          <table:table-cell table:style-name="Default" office:value-type="float" office:value="63627190135133" calcext:value-type="float">
            <text:p>63627190135133</text:p>
          </table:table-cell>
          <table:table-cell table:style-name="ce7" table:formula="of:=([.AE148]-[.AE147])/1000" office:value-type="float" office:value="2.00021875" calcext:value-type="float">
            <text:p>2.0002</text:p>
          </table:table-cell>
          <table:table-cell table:style-name="ce7" table:formula="of:=[.AF148]+[.AG147]" office:value-type="float" office:value="292.00096875" calcext:value-type="float">
            <text:p>292.0010</text:p>
          </table:table-cell>
          <table:table-cell table:style-name="ce20" table:formula="of:=[.AG148]-2*([.$B148]-1)" office:value-type="float" office:value="0.00096875000002683" calcext:value-type="float">
            <text:p>0.00096875</text:p>
          </table:table-cell>
          <table:table-cell table:style-name="Default" office:value-type="float" office:value="63627190601460.4" calcext:value-type="float">
            <text:p>63627190601460.4</text:p>
          </table:table-cell>
          <table:table-cell table:style-name="ce7" table:formula="of:=([.AI148]-[.AI147])/1000" office:value-type="float" office:value="2.0016796875" calcext:value-type="float">
            <text:p>2.0017</text:p>
          </table:table-cell>
          <table:table-cell table:style-name="ce7" table:formula="of:=[.AJ148]+[.AK147]" office:value-type="float" office:value="292.0002265625" calcext:value-type="float">
            <text:p>292.0002</text:p>
          </table:table-cell>
          <table:table-cell table:style-name="ce21" table:formula="of:=[.AK148]-2*([.$B148]-1)" office:value-type="float" office:value="0.000226562499904048" calcext:value-type="float">
            <text:p>0.0002265625</text:p>
          </table:table-cell>
          <table:table-cell table:formula="of:=[.AM149]" office:value-type="float" office:value="63627191070118.2" calcext:value-type="float">
            <text:p>63627191070118.2</text:p>
          </table:table-cell>
          <table:table-cell table:style-name="ce7" table:formula="of:=([.AM148]-[.AM147])/1000" office:value-type="float" office:value="0" calcext:value-type="float">
            <text:p>0.0000</text:p>
          </table:table-cell>
          <table:table-cell table:style-name="ce7" table:formula="of:=[.AN148]+[.AO147]" office:value-type="float" office:value="297.5866953125" calcext:value-type="float">
            <text:p>297.5867</text:p>
          </table:table-cell>
          <table:table-cell table:style-name="ce22" table:formula="of:=[.AO148]-2*([.$B148]-1)" office:value-type="float" office:value="5.58669531249996" calcext:value-type="float">
            <text:p>5.5866953125</text:p>
          </table:table-cell>
          <table:table-cell table:style-name="Default" office:value-type="float" office:value="63627191529557.7" calcext:value-type="float">
            <text:p>63627191529557.7</text:p>
          </table:table-cell>
          <table:table-cell table:style-name="ce7" table:formula="of:=([.AQ148]-[.AQ147])/1000" office:value-type="float" office:value="2.0000546875" calcext:value-type="float">
            <text:p>2.0001</text:p>
          </table:table-cell>
          <table:table-cell table:style-name="ce7" table:formula="of:=[.AR148]+[.AS147]" office:value-type="float" office:value="292.000234375" calcext:value-type="float">
            <text:p>292.0002</text:p>
          </table:table-cell>
          <table:table-cell table:style-name="ce26" table:formula="of:=[.AS148]-2*([.$B148]-1)" office:value-type="float" office:value="0.000234375000104592" calcext:value-type="float">
            <text:p>0.000234375</text:p>
          </table:table-cell>
          <table:table-cell table:style-name="Default" office:value-type="float" office:value="63627192044642" calcext:value-type="float">
            <text:p>63627192044642</text:p>
          </table:table-cell>
          <table:table-cell table:style-name="ce7" table:formula="of:=([.AU148]-[.AU147])/1000" office:value-type="float" office:value="2.0006171875" calcext:value-type="float">
            <text:p>2.0006</text:p>
          </table:table-cell>
          <table:table-cell table:style-name="ce7" table:formula="of:=[.AV148]+[.AW147]" office:value-type="float" office:value="291.998703125" calcext:value-type="float">
            <text:p>291.9987</text:p>
          </table:table-cell>
          <table:table-cell table:style-name="ce35" table:formula="of:=[.AW148]-2*([.$B148]-1)" office:value-type="float" office:value="-0.00129687499992315" calcext:value-type="float">
            <text:p>-0.0012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2</text:p>
          </table:table-cell>
          <table:table-cell table:style-name="ce6" office:value-type="float" office:value="148" calcext:value-type="float">
            <text:p>148</text:p>
          </table:table-cell>
          <table:table-cell office:value-type="float" office:value="63627186838518.7" calcext:value-type="float">
            <text:p>63627186838518.7</text:p>
          </table:table-cell>
          <table:table-cell table:formula="of:=([.C149]-[.C148])/1000" office:value-type="float" office:value="1.9979453125" calcext:value-type="float">
            <text:p>1.9979</text:p>
          </table:table-cell>
          <table:table-cell table:formula="of:=[.D149]+[.E148]" office:value-type="float" office:value="293.999703125" calcext:value-type="float">
            <text:p>293.9997</text:p>
          </table:table-cell>
          <table:table-cell table:style-name="ce9" table:formula="of:=[.E149]-2*([.$B149]-1)" office:value-type="float" office:value="-0.000296875000117325" calcext:value-type="float">
            <text:p>-0.000296875</text:p>
          </table:table-cell>
          <table:table-cell table:style-name="Default" office:value-type="float" office:value="63627187357873.1" calcext:value-type="float">
            <text:p>63627187357873.1</text:p>
          </table:table-cell>
          <table:table-cell table:style-name="ce7" table:formula="of:=([.G149]-[.G148])/1000" office:value-type="float" office:value="2.0015859375" calcext:value-type="float">
            <text:p>2.0016</text:p>
          </table:table-cell>
          <table:table-cell table:style-name="ce7" table:formula="of:=[.H149]+[.I148]" office:value-type="float" office:value="293.9997578125" calcext:value-type="float">
            <text:p>293.9998</text:p>
          </table:table-cell>
          <table:table-cell table:style-name="ce10" table:formula="of:=[.I149]-2*([.$B149]-1)" office:value-type="float" office:value="-0.000242187500020918" calcext:value-type="float">
            <text:p>-0.0002421875</text:p>
          </table:table-cell>
          <table:table-cell table:style-name="Default" office:value-type="float" office:value="63627187825421.1" calcext:value-type="float">
            <text:p>63627187825421.1</text:p>
          </table:table-cell>
          <table:table-cell table:style-name="ce7" table:formula="of:=([.K149]-[.K148])/1000" office:value-type="float" office:value="1.99834375" calcext:value-type="float">
            <text:p>1.9983</text:p>
          </table:table-cell>
          <table:table-cell table:style-name="ce7" table:formula="of:=[.L149]+[.M148]" office:value-type="float" office:value="293.99846875" calcext:value-type="float">
            <text:p>293.9985</text:p>
          </table:table-cell>
          <table:table-cell table:style-name="ce11" table:formula="of:=[.M149]-2*([.$B149]-1)" office:value-type="float" office:value="-0.0015312499999709" calcext:value-type="float">
            <text:p>-0.00153125</text:p>
          </table:table-cell>
          <table:table-cell table:style-name="Default" office:value-type="float" office:value="63627188293319.9" calcext:value-type="float">
            <text:p>63627188293319.9</text:p>
          </table:table-cell>
          <table:table-cell table:style-name="ce7" table:formula="of:=([.O149]-[.O148])/1000" office:value-type="float" office:value="1.9986015625" calcext:value-type="float">
            <text:p>1.9986</text:p>
          </table:table-cell>
          <table:table-cell table:style-name="ce7" table:formula="of:=[.P149]+[.Q148]" office:value-type="float" office:value="294.0002109375" calcext:value-type="float">
            <text:p>294.0002</text:p>
          </table:table-cell>
          <table:table-cell table:style-name="ce12" table:formula="of:=[.Q149]-2*([.$B149]-1)" office:value-type="float" office:value="0.000210937500014552" calcext:value-type="float">
            <text:p>0.0002109375</text:p>
          </table:table-cell>
          <table:table-cell table:style-name="Default" office:value-type="float" office:value="63627188753494.8" calcext:value-type="float">
            <text:p>63627188753494.8</text:p>
          </table:table-cell>
          <table:table-cell table:style-name="ce7" table:formula="of:=([.S149]-[.S148])/1000" office:value-type="float" office:value="1.9978671875" calcext:value-type="float">
            <text:p>1.9979</text:p>
          </table:table-cell>
          <table:table-cell table:style-name="ce7" table:formula="of:=[.T149]+[.U148]" office:value-type="float" office:value="293.998953125" calcext:value-type="float">
            <text:p>293.9990</text:p>
          </table:table-cell>
          <table:table-cell table:style-name="ce13" table:formula="of:=[.U149]-2*([.$B149]-1)" office:value-type="float" office:value="-0.00104687500004275" calcext:value-type="float">
            <text:p>-0.001046875</text:p>
          </table:table-cell>
          <table:table-cell table:style-name="Default" office:value-type="float" office:value="63627189210424.1" calcext:value-type="float">
            <text:p>63627189210424.1</text:p>
          </table:table-cell>
          <table:table-cell table:style-name="ce7" table:formula="of:=([.W149]-[.W148])/1000" office:value-type="float" office:value="2.0016640625" calcext:value-type="float">
            <text:p>2.0017</text:p>
          </table:table-cell>
          <table:table-cell table:style-name="ce7" table:formula="of:=[.X149]+[.Y148]" office:value-type="float" office:value="294.0004375" calcext:value-type="float">
            <text:p>294.0004</text:p>
          </table:table-cell>
          <table:table-cell table:style-name="ce14" table:formula="of:=[.Y149]-2*([.$B149]-1)" office:value-type="float" office:value="0.000437499999975444" calcext:value-type="float">
            <text:p>0.0004375</text:p>
          </table:table-cell>
          <table:table-cell table:style-name="Default" office:value-type="float" office:value="63627189677197.7" calcext:value-type="float">
            <text:p>63627189677197.7</text:p>
          </table:table-cell>
          <table:table-cell table:style-name="ce15" table:formula="of:=([.AA149]-[.AA148])/1000" office:value-type="float" office:value="2.000625" calcext:value-type="float">
            <text:p>2.0006</text:p>
          </table:table-cell>
          <table:table-cell table:style-name="ce7" table:formula="of:=[.AB149]+[.AC148]" office:value-type="float" office:value="295.9991484375" calcext:value-type="float">
            <text:p>295.9991</text:p>
          </table:table-cell>
          <table:table-cell table:style-name="ce16" table:formula="of:=[.AC149]-2*([.$B149]-1)" office:value-type="float" office:value="1.99914843750025" calcext:value-type="float">
            <text:p>1.9991484375</text:p>
          </table:table-cell>
          <table:table-cell table:style-name="Default" office:value-type="float" office:value="63627190137131.3" calcext:value-type="float">
            <text:p>63627190137131.3</text:p>
          </table:table-cell>
          <table:table-cell table:style-name="ce7" table:formula="of:=([.AE149]-[.AE148])/1000" office:value-type="float" office:value="1.998296875" calcext:value-type="float">
            <text:p>1.9983</text:p>
          </table:table-cell>
          <table:table-cell table:style-name="ce7" table:formula="of:=[.AF149]+[.AG148]" office:value-type="float" office:value="293.999265625" calcext:value-type="float">
            <text:p>293.9993</text:p>
          </table:table-cell>
          <table:table-cell table:style-name="ce20" table:formula="of:=[.AG149]-2*([.$B149]-1)" office:value-type="float" office:value="-0.000734374999979082" calcext:value-type="float">
            <text:p>-0.000734375</text:p>
          </table:table-cell>
          <table:table-cell table:style-name="Default" office:value-type="float" office:value="63627190603460.7" calcext:value-type="float">
            <text:p>63627190603460.7</text:p>
          </table:table-cell>
          <table:table-cell table:style-name="ce7" table:formula="of:=([.AI149]-[.AI148])/1000" office:value-type="float" office:value="2.0002734375" calcext:value-type="float">
            <text:p>2.0003</text:p>
          </table:table-cell>
          <table:table-cell table:style-name="ce7" table:formula="of:=[.AJ149]+[.AK148]" office:value-type="float" office:value="294.0005" calcext:value-type="float">
            <text:p>294.0005</text:p>
          </table:table-cell>
          <table:table-cell table:style-name="ce21" table:formula="of:=[.AK149]-2*([.$B149]-1)" office:value-type="float" office:value="0.000499999999931333" calcext:value-type="float">
            <text:p>0.0005</text:p>
          </table:table-cell>
          <table:table-cell table:formula="of:=[.AM150]" office:value-type="float" office:value="63627191070118.2" calcext:value-type="float">
            <text:p>63627191070118.2</text:p>
          </table:table-cell>
          <table:table-cell table:style-name="ce7" table:formula="of:=([.AM149]-[.AM148])/1000" office:value-type="float" office:value="0" calcext:value-type="float">
            <text:p>0.0000</text:p>
          </table:table-cell>
          <table:table-cell table:style-name="ce7" table:formula="of:=[.AN149]+[.AO148]" office:value-type="float" office:value="297.5866953125" calcext:value-type="float">
            <text:p>297.5867</text:p>
          </table:table-cell>
          <table:table-cell table:style-name="ce22" table:formula="of:=[.AO149]-2*([.$B149]-1)" office:value-type="float" office:value="3.58669531249996" calcext:value-type="float">
            <text:p>3.5866953125</text:p>
          </table:table-cell>
          <table:table-cell table:style-name="Default" office:value-type="float" office:value="63627191531556.1" calcext:value-type="float">
            <text:p>63627191531556.1</text:p>
          </table:table-cell>
          <table:table-cell table:style-name="ce7" table:formula="of:=([.AQ149]-[.AQ148])/1000" office:value-type="float" office:value="1.998390625" calcext:value-type="float">
            <text:p>1.9984</text:p>
          </table:table-cell>
          <table:table-cell table:style-name="ce7" table:formula="of:=[.AR149]+[.AS148]" office:value-type="float" office:value="293.998625" calcext:value-type="float">
            <text:p>293.9986</text:p>
          </table:table-cell>
          <table:table-cell table:style-name="ce26" table:formula="of:=[.AS149]-2*([.$B149]-1)" office:value-type="float" office:value="-0.00137499999988222" calcext:value-type="float">
            <text:p>-0.001375</text:p>
          </table:table-cell>
          <table:table-cell table:style-name="Default" office:value-type="float" office:value="63627192046641.9" calcext:value-type="float">
            <text:p>63627192046641.9</text:p>
          </table:table-cell>
          <table:table-cell table:style-name="ce7" table:formula="of:=([.AU149]-[.AU148])/1000" office:value-type="float" office:value="1.999875" calcext:value-type="float">
            <text:p>1.9999</text:p>
          </table:table-cell>
          <table:table-cell table:style-name="ce7" table:formula="of:=[.AV149]+[.AW148]" office:value-type="float" office:value="293.998578125" calcext:value-type="float">
            <text:p>293.9986</text:p>
          </table:table-cell>
          <table:table-cell table:style-name="ce35" table:formula="of:=[.AW149]-2*([.$B149]-1)" office:value-type="float" office:value="-0.00142187499994861" calcext:value-type="float">
            <text:p>-0.00142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149" calcext:value-type="float">
            <text:p>149</text:p>
          </table:table-cell>
          <table:table-cell office:value-type="float" office:value="63627186840517.6" calcext:value-type="float">
            <text:p>63627186840517.6</text:p>
          </table:table-cell>
          <table:table-cell table:formula="of:=([.C150]-[.C149])/1000" office:value-type="float" office:value="1.9988515625" calcext:value-type="float">
            <text:p>1.9989</text:p>
          </table:table-cell>
          <table:table-cell table:formula="of:=[.D150]+[.E149]" office:value-type="float" office:value="295.9985546875" calcext:value-type="float">
            <text:p>295.9986</text:p>
          </table:table-cell>
          <table:table-cell table:style-name="ce9" table:formula="of:=[.E150]-2*([.$B150]-1)" office:value-type="float" office:value="-0.0014453125000955" calcext:value-type="float">
            <text:p>-0.0014453125</text:p>
          </table:table-cell>
          <table:table-cell table:style-name="Default" office:value-type="float" office:value="63627187359874" calcext:value-type="float">
            <text:p>63627187359874</text:p>
          </table:table-cell>
          <table:table-cell table:style-name="ce7" table:formula="of:=([.G150]-[.G149])/1000" office:value-type="float" office:value="2.000875" calcext:value-type="float">
            <text:p>2.0009</text:p>
          </table:table-cell>
          <table:table-cell table:style-name="ce7" table:formula="of:=[.H150]+[.I149]" office:value-type="float" office:value="296.0006328125" calcext:value-type="float">
            <text:p>296.0006</text:p>
          </table:table-cell>
          <table:table-cell table:style-name="ce10" table:formula="of:=[.I150]-2*([.$B150]-1)" office:value-type="float" office:value="0.000632812499986812" calcext:value-type="float">
            <text:p>0.0006328125</text:p>
          </table:table-cell>
          <table:table-cell table:style-name="Default" office:value-type="float" office:value="63627187827421.2" calcext:value-type="float">
            <text:p>63627187827421.2</text:p>
          </table:table-cell>
          <table:table-cell table:style-name="ce7" table:formula="of:=([.K150]-[.K149])/1000" office:value-type="float" office:value="2.000078125" calcext:value-type="float">
            <text:p>2.0001</text:p>
          </table:table-cell>
          <table:table-cell table:style-name="ce7" table:formula="of:=[.L150]+[.M149]" office:value-type="float" office:value="295.998546875" calcext:value-type="float">
            <text:p>295.9985</text:p>
          </table:table-cell>
          <table:table-cell table:style-name="ce11" table:formula="of:=[.M150]-2*([.$B150]-1)" office:value-type="float" office:value="-0.00145312499995498" calcext:value-type="float">
            <text:p>-0.001453125</text:p>
          </table:table-cell>
          <table:table-cell table:style-name="Default" office:value-type="float" office:value="63627188295319.7" calcext:value-type="float">
            <text:p>63627188295319.7</text:p>
          </table:table-cell>
          <table:table-cell table:style-name="ce7" table:formula="of:=([.O150]-[.O149])/1000" office:value-type="float" office:value="1.999828125" calcext:value-type="float">
            <text:p>1.9998</text:p>
          </table:table-cell>
          <table:table-cell table:style-name="ce7" table:formula="of:=[.P150]+[.Q149]" office:value-type="float" office:value="296.0000390625" calcext:value-type="float">
            <text:p>296.0000</text:p>
          </table:table-cell>
          <table:table-cell table:style-name="ce12" table:formula="of:=[.Q150]-2*([.$B150]-1)" office:value-type="float" office:value="0.0000390625000363798" calcext:value-type="float">
            <text:p>3.90625000363798E-05</text:p>
          </table:table-cell>
          <table:table-cell table:style-name="Default" office:value-type="float" office:value="63627188755496.5" calcext:value-type="float">
            <text:p>63627188755496.5</text:p>
          </table:table-cell>
          <table:table-cell table:style-name="ce7" table:formula="of:=([.S150]-[.S149])/1000" office:value-type="float" office:value="2.001703125" calcext:value-type="float">
            <text:p>2.0017</text:p>
          </table:table-cell>
          <table:table-cell table:style-name="ce7" table:formula="of:=[.T150]+[.U149]" office:value-type="float" office:value="296.00065625" calcext:value-type="float">
            <text:p>296.0007</text:p>
          </table:table-cell>
          <table:table-cell table:style-name="ce13" table:formula="of:=[.U150]-2*([.$B150]-1)" office:value-type="float" office:value="0.000656249999963165" calcext:value-type="float">
            <text:p>0.00065625</text:p>
          </table:table-cell>
          <table:table-cell table:style-name="Default" office:value-type="float" office:value="63627189212423.7" calcext:value-type="float">
            <text:p>63627189212423.7</text:p>
          </table:table-cell>
          <table:table-cell table:style-name="ce7" table:formula="of:=([.W150]-[.W149])/1000" office:value-type="float" office:value="1.9995703125" calcext:value-type="float">
            <text:p>1.9996</text:p>
          </table:table-cell>
          <table:table-cell table:style-name="ce7" table:formula="of:=[.X150]+[.Y149]" office:value-type="float" office:value="296.0000078125" calcext:value-type="float">
            <text:p>296.0000</text:p>
          </table:table-cell>
          <table:table-cell table:style-name="ce14" table:formula="of:=[.Y150]-2*([.$B150]-1)" office:value-type="float" office:value="0.00000781249997316991" calcext:value-type="float">
            <text:p>7.81249997316991E-06</text:p>
          </table:table-cell>
          <table:table-cell table:style-name="Default" office:value-type="float" office:value="63627189679199.3" calcext:value-type="float">
            <text:p>63627189679199.3</text:p>
          </table:table-cell>
          <table:table-cell table:style-name="ce15" table:formula="of:=([.AA150]-[.AA149])/1000" office:value-type="float" office:value="2.001609375" calcext:value-type="float">
            <text:p>2.0016</text:p>
          </table:table-cell>
          <table:table-cell table:style-name="ce7" table:formula="of:=[.AB150]+[.AC149]" office:value-type="float" office:value="298.0007578125" calcext:value-type="float">
            <text:p>298.0008</text:p>
          </table:table-cell>
          <table:table-cell table:style-name="ce16" table:formula="of:=[.AC150]-2*([.$B150]-1)" office:value-type="float" office:value="2.00075781250024" calcext:value-type="float">
            <text:p>2.0007578125</text:p>
          </table:table-cell>
          <table:table-cell table:style-name="Default" office:value-type="float" office:value="63627190139132.9" calcext:value-type="float">
            <text:p>63627190139132.9</text:p>
          </table:table-cell>
          <table:table-cell table:style-name="ce7" table:formula="of:=([.AE150]-[.AE149])/1000" office:value-type="float" office:value="2.0015546875" calcext:value-type="float">
            <text:p>2.0016</text:p>
          </table:table-cell>
          <table:table-cell table:style-name="ce7" table:formula="of:=[.AF150]+[.AG149]" office:value-type="float" office:value="296.0008203125" calcext:value-type="float">
            <text:p>296.0008</text:p>
          </table:table-cell>
          <table:table-cell table:style-name="ce20" table:formula="of:=[.AG150]-2*([.$B150]-1)" office:value-type="float" office:value="0.000820312500025011" calcext:value-type="float">
            <text:p>0.0008203125</text:p>
          </table:table-cell>
          <table:table-cell table:style-name="Default" office:value-type="float" office:value="63627190605459.9" calcext:value-type="float">
            <text:p>63627190605459.9</text:p>
          </table:table-cell>
          <table:table-cell table:style-name="ce7" table:formula="of:=([.AI150]-[.AI149])/1000" office:value-type="float" office:value="1.999203125" calcext:value-type="float">
            <text:p>1.9992</text:p>
          </table:table-cell>
          <table:table-cell table:style-name="ce7" table:formula="of:=[.AJ150]+[.AK149]" office:value-type="float" office:value="295.999703125" calcext:value-type="float">
            <text:p>295.9997</text:p>
          </table:table-cell>
          <table:table-cell table:style-name="ce21" table:formula="of:=[.AK150]-2*([.$B150]-1)" office:value-type="float" office:value="-0.000296875000060481" calcext:value-type="float">
            <text:p>-0.000296875</text:p>
          </table:table-cell>
          <table:table-cell table:style-name="Default" office:value-type="float" office:value="63627191070118.2" calcext:value-type="float">
            <text:p>63627191070118.2</text:p>
          </table:table-cell>
          <table:table-cell table:style-name="ce7" table:formula="of:=([.AM150]-[.AM149])/1000" office:value-type="float" office:value="0" calcext:value-type="float">
            <text:p>0.0000</text:p>
          </table:table-cell>
          <table:table-cell table:style-name="ce7" table:formula="of:=[.AN150]+[.AO149]" office:value-type="float" office:value="297.5866953125" calcext:value-type="float">
            <text:p>297.5867</text:p>
          </table:table-cell>
          <table:table-cell table:style-name="ce23" table:formula="of:=[.AO150]-2*([.$B150]-1)" office:value-type="float" office:value="1.58669531249996" calcext:value-type="float">
            <text:p>1.5866953125</text:p>
          </table:table-cell>
          <table:table-cell table:style-name="Default" office:value-type="float" office:value="63627191533558.7" calcext:value-type="float">
            <text:p>63627191533558.7</text:p>
          </table:table-cell>
          <table:table-cell table:style-name="ce7" table:formula="of:=([.AQ150]-[.AQ149])/1000" office:value-type="float" office:value="2.002546875" calcext:value-type="float">
            <text:p>2.0025</text:p>
          </table:table-cell>
          <table:table-cell table:style-name="ce7" table:formula="of:=[.AR150]+[.AS149]" office:value-type="float" office:value="296.001171875" calcext:value-type="float">
            <text:p>296.0012</text:p>
          </table:table-cell>
          <table:table-cell table:style-name="ce26" table:formula="of:=[.AS150]-2*([.$B150]-1)" office:value-type="float" office:value="0.00117187500012506" calcext:value-type="float">
            <text:p>0.001171875</text:p>
          </table:table-cell>
          <table:table-cell table:style-name="Default" office:value-type="float" office:value="63627192048641.8" calcext:value-type="float">
            <text:p>63627192048641.8</text:p>
          </table:table-cell>
          <table:table-cell table:style-name="ce7" table:formula="of:=([.AU150]-[.AU149])/1000" office:value-type="float" office:value="1.9999140625" calcext:value-type="float">
            <text:p>1.9999</text:p>
          </table:table-cell>
          <table:table-cell table:style-name="ce7" table:formula="of:=[.AV150]+[.AW149]" office:value-type="float" office:value="295.9984921875" calcext:value-type="float">
            <text:p>295.9985</text:p>
          </table:table-cell>
          <table:table-cell table:style-name="ce35" table:formula="of:=[.AW150]-2*([.$B150]-1)" office:value-type="float" office:value="-0.0015078124999377" calcext:value-type="float">
            <text:p>-0.00150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0" calcext:value-type="float">
            <text:p>150</text:p>
          </table:table-cell>
          <table:table-cell office:value-type="float" office:value="63627186842517.5" calcext:value-type="float">
            <text:p>63627186842517.5</text:p>
          </table:table-cell>
          <table:table-cell table:formula="of:=([.C151]-[.C150])/1000" office:value-type="float" office:value="1.99996875" calcext:value-type="float">
            <text:p>2.0000</text:p>
          </table:table-cell>
          <table:table-cell table:formula="of:=[.D151]+[.E150]" office:value-type="float" office:value="297.9985234375" calcext:value-type="float">
            <text:p>297.9985</text:p>
          </table:table-cell>
          <table:table-cell table:style-name="ce9" table:formula="of:=[.E151]-2*([.$B151]-1)" office:value-type="float" office:value="-0.00147656250010186" calcext:value-type="float">
            <text:p>-0.0014765625</text:p>
          </table:table-cell>
          <table:table-cell table:style-name="Default" office:value-type="float" office:value="63627187361873.2" calcext:value-type="float">
            <text:p>63627187361873.2</text:p>
          </table:table-cell>
          <table:table-cell table:style-name="ce7" table:formula="of:=([.G151]-[.G150])/1000" office:value-type="float" office:value="1.9992265625" calcext:value-type="float">
            <text:p>1.9992</text:p>
          </table:table-cell>
          <table:table-cell table:style-name="ce7" table:formula="of:=[.H151]+[.I150]" office:value-type="float" office:value="297.999859375" calcext:value-type="float">
            <text:p>297.9999</text:p>
          </table:table-cell>
          <table:table-cell table:style-name="ce10" table:formula="of:=[.I151]-2*([.$B151]-1)" office:value-type="float" office:value="-0.000140625000028649" calcext:value-type="float">
            <text:p>-0.000140625</text:p>
          </table:table-cell>
          <table:table-cell table:style-name="Default" office:value-type="float" office:value="63627187829423.9" calcext:value-type="float">
            <text:p>63627187829423.9</text:p>
          </table:table-cell>
          <table:table-cell table:style-name="ce7" table:formula="of:=([.K151]-[.K150])/1000" office:value-type="float" office:value="2.00275" calcext:value-type="float">
            <text:p>2.0028</text:p>
          </table:table-cell>
          <table:table-cell table:style-name="ce7" table:formula="of:=[.L151]+[.M150]" office:value-type="float" office:value="298.001296875" calcext:value-type="float">
            <text:p>298.0013</text:p>
          </table:table-cell>
          <table:table-cell table:style-name="ce11" table:formula="of:=[.M151]-2*([.$B151]-1)" office:value-type="float" office:value="0.00129687500003683" calcext:value-type="float">
            <text:p>0.001296875</text:p>
          </table:table-cell>
          <table:table-cell table:style-name="Default" office:value-type="float" office:value="63627188297318.1" calcext:value-type="float">
            <text:p>63627188297318.1</text:p>
          </table:table-cell>
          <table:table-cell table:style-name="ce7" table:formula="of:=([.O151]-[.O150])/1000" office:value-type="float" office:value="1.9983671875" calcext:value-type="float">
            <text:p>1.9984</text:p>
          </table:table-cell>
          <table:table-cell table:style-name="ce7" table:formula="of:=[.P151]+[.Q150]" office:value-type="float" office:value="297.99840625" calcext:value-type="float">
            <text:p>297.9984</text:p>
          </table:table-cell>
          <table:table-cell table:style-name="ce12" table:formula="of:=[.Q151]-2*([.$B151]-1)" office:value-type="float" office:value="-0.00159374999998363" calcext:value-type="float">
            <text:p>-0.00159375</text:p>
          </table:table-cell>
          <table:table-cell table:style-name="Default" office:value-type="float" office:value="63627188757496.6" calcext:value-type="float">
            <text:p>63627188757496.6</text:p>
          </table:table-cell>
          <table:table-cell table:style-name="ce7" table:formula="of:=([.S151]-[.S150])/1000" office:value-type="float" office:value="2.0000546875" calcext:value-type="float">
            <text:p>2.0001</text:p>
          </table:table-cell>
          <table:table-cell table:style-name="ce7" table:formula="of:=[.T151]+[.U150]" office:value-type="float" office:value="298.0007109375" calcext:value-type="float">
            <text:p>298.0007</text:p>
          </table:table-cell>
          <table:table-cell table:style-name="ce13" table:formula="of:=[.U151]-2*([.$B151]-1)" office:value-type="float" office:value="0.000710937499945885" calcext:value-type="float">
            <text:p>0.0007109375</text:p>
          </table:table-cell>
          <table:table-cell table:style-name="Default" office:value-type="float" office:value="63627189214423.3" calcext:value-type="float">
            <text:p>63627189214423.3</text:p>
          </table:table-cell>
          <table:table-cell table:style-name="ce7" table:formula="of:=([.W151]-[.W150])/1000" office:value-type="float" office:value="1.999640625" calcext:value-type="float">
            <text:p>1.9996</text:p>
          </table:table-cell>
          <table:table-cell table:style-name="ce7" table:formula="of:=[.X151]+[.Y150]" office:value-type="float" office:value="297.9996484375" calcext:value-type="float">
            <text:p>297.9996</text:p>
          </table:table-cell>
          <table:table-cell table:style-name="ce14" table:formula="of:=[.Y151]-2*([.$B151]-1)" office:value-type="float" office:value="-0.000351562500043201" calcext:value-type="float">
            <text:p>-0.0003515625</text:p>
          </table:table-cell>
          <table:table-cell table:style-name="Default" office:value-type="float" office:value="63627189681197" calcext:value-type="float">
            <text:p>63627189681197</text:p>
          </table:table-cell>
          <table:table-cell table:style-name="ce15" table:formula="of:=([.AA151]-[.AA150])/1000" office:value-type="float" office:value="1.9976796875" calcext:value-type="float">
            <text:p>1.9977</text:p>
          </table:table-cell>
          <table:table-cell table:style-name="ce7" table:formula="of:=[.AB151]+[.AC150]" office:value-type="float" office:value="299.9984375" calcext:value-type="float">
            <text:p>299.9984</text:p>
          </table:table-cell>
          <table:table-cell table:style-name="ce16" table:formula="of:=[.AC151]-2*([.$B151]-1)" office:value-type="float" office:value="1.99843750000025" calcext:value-type="float">
            <text:p>1.9984375</text:p>
          </table:table-cell>
          <table:table-cell table:style-name="Default" office:value-type="float" office:value="63627190141132.5" calcext:value-type="float">
            <text:p>63627190141132.5</text:p>
          </table:table-cell>
          <table:table-cell table:style-name="ce7" table:formula="of:=([.AE151]-[.AE150])/1000" office:value-type="float" office:value="1.9996171875" calcext:value-type="float">
            <text:p>1.9996</text:p>
          </table:table-cell>
          <table:table-cell table:style-name="ce7" table:formula="of:=[.AF151]+[.AG150]" office:value-type="float" office:value="298.0004375" calcext:value-type="float">
            <text:p>298.0004</text:p>
          </table:table-cell>
          <table:table-cell table:style-name="ce20" table:formula="of:=[.AG151]-2*([.$B151]-1)" office:value-type="float" office:value="0.000437500000032287" calcext:value-type="float">
            <text:p>0.0004375</text:p>
          </table:table-cell>
          <table:table-cell table:style-name="Default" office:value-type="float" office:value="63627190607461.3" calcext:value-type="float">
            <text:p>63627190607461.3</text:p>
          </table:table-cell>
          <table:table-cell table:style-name="ce7" table:formula="of:=([.AI151]-[.AI150])/1000" office:value-type="float" office:value="2.00146875" calcext:value-type="float">
            <text:p>2.0015</text:p>
          </table:table-cell>
          <table:table-cell table:style-name="ce7" table:formula="of:=[.AJ151]+[.AK150]" office:value-type="float" office:value="298.001171875" calcext:value-type="float">
            <text:p>298.0012</text:p>
          </table:table-cell>
          <table:table-cell table:style-name="ce21" table:formula="of:=[.AK151]-2*([.$B151]-1)" office:value-type="float" office:value="0.00117187499995453" calcext:value-type="float">
            <text:p>0.001171875</text:p>
          </table:table-cell>
          <table:table-cell table:style-name="Default" office:value-type="float" office:value="63627191070529.3" calcext:value-type="float">
            <text:p>63627191070529.3</text:p>
          </table:table-cell>
          <table:table-cell table:style-name="ce7" table:formula="of:=([.AM151]-[.AM150])/1000" office:value-type="float" office:value="0.4110859375" calcext:value-type="float">
            <text:p>0.4111</text:p>
          </table:table-cell>
          <table:table-cell table:style-name="ce7" table:formula="of:=[.AN151]+[.AO150]" office:value-type="float" office:value="297.99778125" calcext:value-type="float">
            <text:p>297.9978</text:p>
          </table:table-cell>
          <table:table-cell table:style-name="ce24" table:formula="of:=[.AO151]-2*([.$B151]-1)" office:value-type="float" office:value="-0.00221875000005411" calcext:value-type="float">
            <text:p>-0.00221875</text:p>
          </table:table-cell>
          <table:table-cell table:style-name="Default" office:value-type="float" office:value="63627191535557.2" calcext:value-type="float">
            <text:p>63627191535557.2</text:p>
          </table:table-cell>
          <table:table-cell table:style-name="ce7" table:formula="of:=([.AQ151]-[.AQ150])/1000" office:value-type="float" office:value="1.9985703125" calcext:value-type="float">
            <text:p>1.9986</text:p>
          </table:table-cell>
          <table:table-cell table:style-name="ce7" table:formula="of:=[.AR151]+[.AS150]" office:value-type="float" office:value="297.9997421875" calcext:value-type="float">
            <text:p>297.9997</text:p>
          </table:table-cell>
          <table:table-cell table:style-name="ce26" table:formula="of:=[.AS151]-2*([.$B151]-1)" office:value-type="float" office:value="-0.000257812499853571" calcext:value-type="float">
            <text:p>-0.0002578125</text:p>
          </table:table-cell>
          <table:table-cell table:style-name="Default" office:value-type="float" office:value="63627192050644.7" calcext:value-type="float">
            <text:p>63627192050644.7</text:p>
          </table:table-cell>
          <table:table-cell table:style-name="ce7" table:formula="of:=([.AU151]-[.AU150])/1000" office:value-type="float" office:value="2.0028828125" calcext:value-type="float">
            <text:p>2.0029</text:p>
          </table:table-cell>
          <table:table-cell table:style-name="ce7" table:formula="of:=[.AV151]+[.AW150]" office:value-type="float" office:value="298.001375" calcext:value-type="float">
            <text:p>298.0014</text:p>
          </table:table-cell>
          <table:table-cell table:style-name="ce35" table:formula="of:=[.AW151]-2*([.$B151]-1)" office:value-type="float" office:value="0.00137500000005275" calcext:value-type="float">
            <text:p>0.001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1" calcext:value-type="float">
            <text:p>151</text:p>
          </table:table-cell>
          <table:table-cell office:value-type="float" office:value="63627186844518.2" calcext:value-type="float">
            <text:p>63627186844518.2</text:p>
          </table:table-cell>
          <table:table-cell table:formula="of:=([.C152]-[.C151])/1000" office:value-type="float" office:value="2.0007109375" calcext:value-type="float">
            <text:p>2.0007</text:p>
          </table:table-cell>
          <table:table-cell table:formula="of:=[.D152]+[.E151]" office:value-type="float" office:value="299.999234375" calcext:value-type="float">
            <text:p>299.9992</text:p>
          </table:table-cell>
          <table:table-cell table:style-name="ce9" table:formula="of:=[.E152]-2*([.$B152]-1)" office:value-type="float" office:value="-0.000765625000099135" calcext:value-type="float">
            <text:p>-0.000765625</text:p>
          </table:table-cell>
          <table:table-cell table:style-name="Default" office:value-type="float" office:value="63627187363872.1" calcext:value-type="float">
            <text:p>63627187363872.1</text:p>
          </table:table-cell>
          <table:table-cell table:style-name="ce7" table:formula="of:=([.G152]-[.G151])/1000" office:value-type="float" office:value="1.998921875" calcext:value-type="float">
            <text:p>1.9989</text:p>
          </table:table-cell>
          <table:table-cell table:style-name="ce7" table:formula="of:=[.H152]+[.I151]" office:value-type="float" office:value="299.99878125" calcext:value-type="float">
            <text:p>299.9988</text:p>
          </table:table-cell>
          <table:table-cell table:style-name="ce10" table:formula="of:=[.I152]-2*([.$B152]-1)" office:value-type="float" office:value="-0.00121875000002092" calcext:value-type="float">
            <text:p>-0.00121875</text:p>
          </table:table-cell>
          <table:table-cell table:style-name="Default" office:value-type="float" office:value="63627187831421.4" calcext:value-type="float">
            <text:p>63627187831421.4</text:p>
          </table:table-cell>
          <table:table-cell table:style-name="ce7" table:formula="of:=([.K152]-[.K151])/1000" office:value-type="float" office:value="1.9974921875" calcext:value-type="float">
            <text:p>1.9975</text:p>
          </table:table-cell>
          <table:table-cell table:style-name="ce7" table:formula="of:=[.L152]+[.M151]" office:value-type="float" office:value="299.9987890625" calcext:value-type="float">
            <text:p>299.9988</text:p>
          </table:table-cell>
          <table:table-cell table:style-name="ce11" table:formula="of:=[.M152]-2*([.$B152]-1)" office:value-type="float" office:value="-0.00121093749999091" calcext:value-type="float">
            <text:p>-0.0012109375</text:p>
          </table:table-cell>
          <table:table-cell table:style-name="Default" office:value-type="float" office:value="63627188299319.1" calcext:value-type="float">
            <text:p>63627188299319.1</text:p>
          </table:table-cell>
          <table:table-cell table:style-name="ce7" table:formula="of:=([.O152]-[.O151])/1000" office:value-type="float" office:value="2.0009609375" calcext:value-type="float">
            <text:p>2.0010</text:p>
          </table:table-cell>
          <table:table-cell table:style-name="ce7" table:formula="of:=[.P152]+[.Q151]" office:value-type="float" office:value="299.9993671875" calcext:value-type="float">
            <text:p>299.9994</text:p>
          </table:table-cell>
          <table:table-cell table:style-name="ce12" table:formula="of:=[.Q152]-2*([.$B152]-1)" office:value-type="float" office:value="-0.000632812499986812" calcext:value-type="float">
            <text:p>-0.0006328125</text:p>
          </table:table-cell>
          <table:table-cell table:style-name="Default" office:value-type="float" office:value="63627188759494.5" calcext:value-type="float">
            <text:p>63627188759494.5</text:p>
          </table:table-cell>
          <table:table-cell table:style-name="ce7" table:formula="of:=([.S152]-[.S151])/1000" office:value-type="float" office:value="1.9979609375" calcext:value-type="float">
            <text:p>1.9980</text:p>
          </table:table-cell>
          <table:table-cell table:style-name="ce7" table:formula="of:=[.T152]+[.U151]" office:value-type="float" office:value="299.998671875" calcext:value-type="float">
            <text:p>299.9987</text:p>
          </table:table-cell>
          <table:table-cell table:style-name="ce13" table:formula="of:=[.U152]-2*([.$B152]-1)" office:value-type="float" office:value="-0.0013281250000432" calcext:value-type="float">
            <text:p>-0.001328125</text:p>
          </table:table-cell>
          <table:table-cell table:style-name="Default" office:value-type="float" office:value="63627189216422.6" calcext:value-type="float">
            <text:p>63627189216422.6</text:p>
          </table:table-cell>
          <table:table-cell table:style-name="ce7" table:formula="of:=([.W152]-[.W151])/1000" office:value-type="float" office:value="1.9992421875" calcext:value-type="float">
            <text:p>1.9992</text:p>
          </table:table-cell>
          <table:table-cell table:style-name="ce7" table:formula="of:=[.X152]+[.Y151]" office:value-type="float" office:value="299.998890625" calcext:value-type="float">
            <text:p>299.9989</text:p>
          </table:table-cell>
          <table:table-cell table:style-name="ce14" table:formula="of:=[.Y152]-2*([.$B152]-1)" office:value-type="float" office:value="-0.00110937500005548" calcext:value-type="float">
            <text:p>-0.001109375</text:p>
          </table:table-cell>
          <table:table-cell table:style-name="Default" office:value-type="float" office:value="63627189683197.7" calcext:value-type="float">
            <text:p>63627189683197.7</text:p>
          </table:table-cell>
          <table:table-cell table:style-name="ce15" table:formula="of:=([.AA152]-[.AA151])/1000" office:value-type="float" office:value="2.0007265625" calcext:value-type="float">
            <text:p>2.0007</text:p>
          </table:table-cell>
          <table:table-cell table:style-name="ce7" table:formula="of:=[.AB152]+[.AC151]" office:value-type="float" office:value="301.9991640625" calcext:value-type="float">
            <text:p>301.9992</text:p>
          </table:table-cell>
          <table:table-cell table:style-name="ce16" table:formula="of:=[.AC152]-2*([.$B152]-1)" office:value-type="float" office:value="1.99916406250026" calcext:value-type="float">
            <text:p>1.9991640625</text:p>
          </table:table-cell>
          <table:table-cell table:style-name="Default" office:value-type="float" office:value="63627190143130.3" calcext:value-type="float">
            <text:p>63627190143130.3</text:p>
          </table:table-cell>
          <table:table-cell table:style-name="ce7" table:formula="of:=([.AE152]-[.AE151])/1000" office:value-type="float" office:value="1.9978359375" calcext:value-type="float">
            <text:p>1.9978</text:p>
          </table:table-cell>
          <table:table-cell table:style-name="ce7" table:formula="of:=[.AF152]+[.AG151]" office:value-type="float" office:value="299.9982734375" calcext:value-type="float">
            <text:p>299.9983</text:p>
          </table:table-cell>
          <table:table-cell table:style-name="ce20" table:formula="of:=[.AG152]-2*([.$B152]-1)" office:value-type="float" office:value="-0.00172656249998227" calcext:value-type="float">
            <text:p>-0.0017265625</text:p>
          </table:table-cell>
          <table:table-cell table:style-name="Default" office:value-type="float" office:value="63627190609458.8" calcext:value-type="float">
            <text:p>63627190609458.8</text:p>
          </table:table-cell>
          <table:table-cell table:style-name="ce7" table:formula="of:=([.AI152]-[.AI151])/1000" office:value-type="float" office:value="1.9974453125" calcext:value-type="float">
            <text:p>1.9974</text:p>
          </table:table-cell>
          <table:table-cell table:style-name="ce7" table:formula="of:=[.AJ152]+[.AK151]" office:value-type="float" office:value="299.9986171875" calcext:value-type="float">
            <text:p>299.9986</text:p>
          </table:table-cell>
          <table:table-cell table:style-name="ce21" table:formula="of:=[.AK152]-2*([.$B152]-1)" office:value-type="float" office:value="-0.00138281250002592" calcext:value-type="float">
            <text:p>-0.0013828125</text:p>
          </table:table-cell>
          <table:table-cell table:style-name="Default" office:value-type="float" office:value="63627191072530.7" calcext:value-type="float">
            <text:p>63627191072530.7</text:p>
          </table:table-cell>
          <table:table-cell table:style-name="ce7" table:formula="of:=([.AM152]-[.AM151])/1000" office:value-type="float" office:value="2.0014375" calcext:value-type="float">
            <text:p>2.0014</text:p>
          </table:table-cell>
          <table:table-cell table:style-name="ce7" table:formula="of:=[.AN152]+[.AO151]" office:value-type="float" office:value="299.99921875" calcext:value-type="float">
            <text:p>299.9992</text:p>
          </table:table-cell>
          <table:table-cell table:style-name="ce24" table:formula="of:=[.AO152]-2*([.$B152]-1)" office:value-type="float" office:value="-0.000781250000045475" calcext:value-type="float">
            <text:p>-0.00078125</text:p>
          </table:table-cell>
          <table:table-cell table:style-name="Default" office:value-type="float" office:value="63627191537555.9" calcext:value-type="float">
            <text:p>63627191537555.9</text:p>
          </table:table-cell>
          <table:table-cell table:style-name="ce7" table:formula="of:=([.AQ152]-[.AQ151])/1000" office:value-type="float" office:value="1.9986484375" calcext:value-type="float">
            <text:p>1.9986</text:p>
          </table:table-cell>
          <table:table-cell table:style-name="ce7" table:formula="of:=[.AR152]+[.AS151]" office:value-type="float" office:value="299.998390625" calcext:value-type="float">
            <text:p>299.9984</text:p>
          </table:table-cell>
          <table:table-cell table:style-name="ce26" table:formula="of:=[.AS152]-2*([.$B152]-1)" office:value-type="float" office:value="-0.00160937499987313" calcext:value-type="float">
            <text:p>-0.001609375</text:p>
          </table:table-cell>
          <table:table-cell table:style-name="Default" office:value-type="float" office:value="63627192052642.8" calcext:value-type="float">
            <text:p>63627192052642.8</text:p>
          </table:table-cell>
          <table:table-cell table:style-name="ce7" table:formula="of:=([.AU152]-[.AU151])/1000" office:value-type="float" office:value="1.9981015625" calcext:value-type="float">
            <text:p>1.9981</text:p>
          </table:table-cell>
          <table:table-cell table:style-name="ce7" table:formula="of:=[.AV152]+[.AW151]" office:value-type="float" office:value="299.9994765625" calcext:value-type="float">
            <text:p>299.9995</text:p>
          </table:table-cell>
          <table:table-cell table:style-name="ce35" table:formula="of:=[.AW152]-2*([.$B152]-1)" office:value-type="float" office:value="-0.00052343749996453" calcext:value-type="float">
            <text:p>-0.00052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2" calcext:value-type="float">
            <text:p>152</text:p>
          </table:table-cell>
          <table:table-cell office:value-type="float" office:value="63627186846519.8" calcext:value-type="float">
            <text:p>63627186846519.8</text:p>
          </table:table-cell>
          <table:table-cell table:formula="of:=([.C153]-[.C152])/1000" office:value-type="float" office:value="2.001546875" calcext:value-type="float">
            <text:p>2.0015</text:p>
          </table:table-cell>
          <table:table-cell table:formula="of:=[.D153]+[.E152]" office:value-type="float" office:value="302.00078125" calcext:value-type="float">
            <text:p>302.0008</text:p>
          </table:table-cell>
          <table:table-cell table:style-name="ce9" table:formula="of:=[.E153]-2*([.$B153]-1)" office:value-type="float" office:value="0.000781249999874945" calcext:value-type="float">
            <text:p>0.00078125</text:p>
          </table:table-cell>
          <table:table-cell table:style-name="Default" office:value-type="float" office:value="63627187365872.1" calcext:value-type="float">
            <text:p>63627187365872.1</text:p>
          </table:table-cell>
          <table:table-cell table:style-name="ce7" table:formula="of:=([.G153]-[.G152])/1000" office:value-type="float" office:value="1.99996875" calcext:value-type="float">
            <text:p>2.0000</text:p>
          </table:table-cell>
          <table:table-cell table:style-name="ce7" table:formula="of:=[.H153]+[.I152]" office:value-type="float" office:value="301.99875" calcext:value-type="float">
            <text:p>301.9988</text:p>
          </table:table-cell>
          <table:table-cell table:style-name="ce10" table:formula="of:=[.I153]-2*([.$B153]-1)" office:value-type="float" office:value="-0.00125000000002728" calcext:value-type="float">
            <text:p>-0.00125</text:p>
          </table:table-cell>
          <table:table-cell table:style-name="Default" office:value-type="float" office:value="63627187833421.5" calcext:value-type="float">
            <text:p>63627187833421.5</text:p>
          </table:table-cell>
          <table:table-cell table:style-name="ce7" table:formula="of:=([.K153]-[.K152])/1000" office:value-type="float" office:value="2.0001171875" calcext:value-type="float">
            <text:p>2.0001</text:p>
          </table:table-cell>
          <table:table-cell table:style-name="ce7" table:formula="of:=[.L153]+[.M152]" office:value-type="float" office:value="301.99890625" calcext:value-type="float">
            <text:p>301.9989</text:p>
          </table:table-cell>
          <table:table-cell table:style-name="ce11" table:formula="of:=[.M153]-2*([.$B153]-1)" office:value-type="float" office:value="-0.00109374999999545" calcext:value-type="float">
            <text:p>-0.00109375</text:p>
          </table:table-cell>
          <table:table-cell table:style-name="Default" office:value-type="float" office:value="63627188301318.6" calcext:value-type="float">
            <text:p>63627188301318.6</text:p>
          </table:table-cell>
          <table:table-cell table:style-name="ce7" table:formula="of:=([.O153]-[.O152])/1000" office:value-type="float" office:value="1.99953125" calcext:value-type="float">
            <text:p>1.9995</text:p>
          </table:table-cell>
          <table:table-cell table:style-name="ce7" table:formula="of:=[.P153]+[.Q152]" office:value-type="float" office:value="301.9988984375" calcext:value-type="float">
            <text:p>301.9989</text:p>
          </table:table-cell>
          <table:table-cell table:style-name="ce12" table:formula="of:=[.Q153]-2*([.$B153]-1)" office:value-type="float" office:value="-0.00110156249996862" calcext:value-type="float">
            <text:p>-0.0011015625</text:p>
          </table:table-cell>
          <table:table-cell table:style-name="Default" office:value-type="float" office:value="63627188761494.6" calcext:value-type="float">
            <text:p>63627188761494.6</text:p>
          </table:table-cell>
          <table:table-cell table:style-name="ce7" table:formula="of:=([.S153]-[.S152])/1000" office:value-type="float" office:value="2.0000234375" calcext:value-type="float">
            <text:p>2.0000</text:p>
          </table:table-cell>
          <table:table-cell table:style-name="ce7" table:formula="of:=[.T153]+[.U152]" office:value-type="float" office:value="301.9986953125" calcext:value-type="float">
            <text:p>301.9987</text:p>
          </table:table-cell>
          <table:table-cell table:style-name="ce13" table:formula="of:=[.U153]-2*([.$B153]-1)" office:value-type="float" office:value="-0.00130468750006685" calcext:value-type="float">
            <text:p>-0.0013046875</text:p>
          </table:table-cell>
          <table:table-cell table:style-name="Default" office:value-type="float" office:value="63627189218424.2" calcext:value-type="float">
            <text:p>63627189218424.2</text:p>
          </table:table-cell>
          <table:table-cell table:style-name="ce7" table:formula="of:=([.W153]-[.W152])/1000" office:value-type="float" office:value="2.0016484375" calcext:value-type="float">
            <text:p>2.0016</text:p>
          </table:table-cell>
          <table:table-cell table:style-name="ce7" table:formula="of:=[.X153]+[.Y152]" office:value-type="float" office:value="302.0005390625" calcext:value-type="float">
            <text:p>302.0005</text:p>
          </table:table-cell>
          <table:table-cell table:style-name="ce14" table:formula="of:=[.Y153]-2*([.$B153]-1)" office:value-type="float" office:value="0.000539062499967713" calcext:value-type="float">
            <text:p>0.0005390625</text:p>
          </table:table-cell>
          <table:table-cell table:style-name="Default" office:value-type="float" office:value="63627189685198.2" calcext:value-type="float">
            <text:p>63627189685198.2</text:p>
          </table:table-cell>
          <table:table-cell table:style-name="ce15" table:formula="of:=([.AA153]-[.AA152])/1000" office:value-type="float" office:value="2.0005234375" calcext:value-type="float">
            <text:p>2.0005</text:p>
          </table:table-cell>
          <table:table-cell table:style-name="ce7" table:formula="of:=[.AB153]+[.AC152]" office:value-type="float" office:value="303.9996875" calcext:value-type="float">
            <text:p>303.9997</text:p>
          </table:table-cell>
          <table:table-cell table:style-name="ce16" table:formula="of:=[.AC153]-2*([.$B153]-1)" office:value-type="float" office:value="1.99968750000028" calcext:value-type="float">
            <text:p>1.9996875</text:p>
          </table:table-cell>
          <table:table-cell table:style-name="Default" office:value-type="float" office:value="63627190145131.5" calcext:value-type="float">
            <text:p>63627190145131.5</text:p>
          </table:table-cell>
          <table:table-cell table:style-name="ce7" table:formula="of:=([.AE153]-[.AE152])/1000" office:value-type="float" office:value="2.0011328125" calcext:value-type="float">
            <text:p>2.0011</text:p>
          </table:table-cell>
          <table:table-cell table:style-name="ce7" table:formula="of:=[.AF153]+[.AG152]" office:value-type="float" office:value="301.99940625" calcext:value-type="float">
            <text:p>301.9994</text:p>
          </table:table-cell>
          <table:table-cell table:style-name="ce20" table:formula="of:=[.AG153]-2*([.$B153]-1)" office:value-type="float" office:value="-0.000593750000007276" calcext:value-type="float">
            <text:p>-0.00059375</text:p>
          </table:table-cell>
          <table:table-cell table:style-name="Default" office:value-type="float" office:value="63627190611460" calcext:value-type="float">
            <text:p>63627190611460</text:p>
          </table:table-cell>
          <table:table-cell table:style-name="ce7" table:formula="of:=([.AI153]-[.AI152])/1000" office:value-type="float" office:value="2.00121875" calcext:value-type="float">
            <text:p>2.0012</text:p>
          </table:table-cell>
          <table:table-cell table:style-name="ce7" table:formula="of:=[.AJ153]+[.AK152]" office:value-type="float" office:value="301.9998359375" calcext:value-type="float">
            <text:p>301.9998</text:p>
          </table:table-cell>
          <table:table-cell table:style-name="ce21" table:formula="of:=[.AK153]-2*([.$B153]-1)" office:value-type="float" office:value="-0.000164062500005002" calcext:value-type="float">
            <text:p>-0.0001640625</text:p>
          </table:table-cell>
          <table:table-cell table:style-name="Default" office:value-type="float" office:value="63627191074529.6" calcext:value-type="float">
            <text:p>63627191074529.6</text:p>
          </table:table-cell>
          <table:table-cell table:style-name="ce7" table:formula="of:=([.AM153]-[.AM152])/1000" office:value-type="float" office:value="1.9989140625" calcext:value-type="float">
            <text:p>1.9989</text:p>
          </table:table-cell>
          <table:table-cell table:style-name="ce7" table:formula="of:=[.AN153]+[.AO152]" office:value-type="float" office:value="301.9981328125" calcext:value-type="float">
            <text:p>301.9981</text:p>
          </table:table-cell>
          <table:table-cell table:style-name="ce24" table:formula="of:=[.AO153]-2*([.$B153]-1)" office:value-type="float" office:value="-0.00186718750006776" calcext:value-type="float">
            <text:p>-0.0018671875</text:p>
          </table:table-cell>
          <table:table-cell table:style-name="Default" office:value-type="float" office:value="63627191539556.5" calcext:value-type="float">
            <text:p>63627191539556.5</text:p>
          </table:table-cell>
          <table:table-cell table:style-name="ce7" table:formula="of:=([.AQ153]-[.AQ152])/1000" office:value-type="float" office:value="2.000578125" calcext:value-type="float">
            <text:p>2.0006</text:p>
          </table:table-cell>
          <table:table-cell table:style-name="ce7" table:formula="of:=[.AR153]+[.AS152]" office:value-type="float" office:value="301.99896875" calcext:value-type="float">
            <text:p>301.9990</text:p>
          </table:table-cell>
          <table:table-cell table:style-name="ce26" table:formula="of:=[.AS153]-2*([.$B153]-1)" office:value-type="float" office:value="-0.00103124999986903" calcext:value-type="float">
            <text:p>-0.00103125</text:p>
          </table:table-cell>
          <table:table-cell table:style-name="Default" office:value-type="float" office:value="63627192054641.9" calcext:value-type="float">
            <text:p>63627192054641.9</text:p>
          </table:table-cell>
          <table:table-cell table:style-name="ce7" table:formula="of:=([.AU153]-[.AU152])/1000" office:value-type="float" office:value="1.999171875" calcext:value-type="float">
            <text:p>1.9992</text:p>
          </table:table-cell>
          <table:table-cell table:style-name="ce7" table:formula="of:=[.AV153]+[.AW152]" office:value-type="float" office:value="301.9986484375" calcext:value-type="float">
            <text:p>301.9986</text:p>
          </table:table-cell>
          <table:table-cell table:style-name="ce35" table:formula="of:=[.AW153]-2*([.$B153]-1)" office:value-type="float" office:value="-0.00135156249996271" calcext:value-type="float">
            <text:p>-0.001351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3" calcext:value-type="float">
            <text:p>153</text:p>
          </table:table-cell>
          <table:table-cell office:value-type="float" office:value="63627186848521.1" calcext:value-type="float">
            <text:p>63627186848521.1</text:p>
          </table:table-cell>
          <table:table-cell table:formula="of:=([.C154]-[.C153])/1000" office:value-type="float" office:value="2.001328125" calcext:value-type="float">
            <text:p>2.0013</text:p>
          </table:table-cell>
          <table:table-cell table:formula="of:=[.D154]+[.E153]" office:value-type="float" office:value="304.002109375" calcext:value-type="float">
            <text:p>304.0021</text:p>
          </table:table-cell>
          <table:table-cell table:style-name="ce9" table:formula="of:=[.E154]-2*([.$B154]-1)" office:value-type="float" office:value="0.0021093749998613" calcext:value-type="float">
            <text:p>0.002109375</text:p>
          </table:table-cell>
          <table:table-cell table:style-name="Default" office:value-type="float" office:value="63627187367871.9" calcext:value-type="float">
            <text:p>63627187367871.9</text:p>
          </table:table-cell>
          <table:table-cell table:style-name="ce7" table:formula="of:=([.G154]-[.G153])/1000" office:value-type="float" office:value="1.9998125" calcext:value-type="float">
            <text:p>1.9998</text:p>
          </table:table-cell>
          <table:table-cell table:style-name="ce7" table:formula="of:=[.H154]+[.I153]" office:value-type="float" office:value="303.9985625" calcext:value-type="float">
            <text:p>303.9986</text:p>
          </table:table-cell>
          <table:table-cell table:style-name="ce10" table:formula="of:=[.I154]-2*([.$B154]-1)" office:value-type="float" office:value="-0.00143750000000864" calcext:value-type="float">
            <text:p>-0.0014375</text:p>
          </table:table-cell>
          <table:table-cell table:style-name="Default" office:value-type="float" office:value="63627187835422.8" calcext:value-type="float">
            <text:p>63627187835422.8</text:p>
          </table:table-cell>
          <table:table-cell table:style-name="ce7" table:formula="of:=([.K154]-[.K153])/1000" office:value-type="float" office:value="2.00125" calcext:value-type="float">
            <text:p>2.0013</text:p>
          </table:table-cell>
          <table:table-cell table:style-name="ce7" table:formula="of:=[.L154]+[.M153]" office:value-type="float" office:value="304.00015625" calcext:value-type="float">
            <text:p>304.0002</text:p>
          </table:table-cell>
          <table:table-cell table:style-name="ce11" table:formula="of:=[.M154]-2*([.$B154]-1)" office:value-type="float" office:value="0.000156250000031832" calcext:value-type="float">
            <text:p>0.00015625</text:p>
          </table:table-cell>
          <table:table-cell table:style-name="Default" office:value-type="float" office:value="63627188303318.1" calcext:value-type="float">
            <text:p>63627188303318.1</text:p>
          </table:table-cell>
          <table:table-cell table:style-name="ce7" table:formula="of:=([.O154]-[.O153])/1000" office:value-type="float" office:value="1.999515625" calcext:value-type="float">
            <text:p>1.9995</text:p>
          </table:table-cell>
          <table:table-cell table:style-name="ce7" table:formula="of:=[.P154]+[.Q153]" office:value-type="float" office:value="303.9984140625" calcext:value-type="float">
            <text:p>303.9984</text:p>
          </table:table-cell>
          <table:table-cell table:style-name="ce12" table:formula="of:=[.Q154]-2*([.$B154]-1)" office:value-type="float" office:value="-0.00158593749995362" calcext:value-type="float">
            <text:p>-0.0015859375</text:p>
          </table:table-cell>
          <table:table-cell table:style-name="Default" office:value-type="float" office:value="63627188763494.7" calcext:value-type="float">
            <text:p>63627188763494.7</text:p>
          </table:table-cell>
          <table:table-cell table:style-name="ce7" table:formula="of:=([.S154]-[.S153])/1000" office:value-type="float" office:value="2.000171875" calcext:value-type="float">
            <text:p>2.0002</text:p>
          </table:table-cell>
          <table:table-cell table:style-name="ce7" table:formula="of:=[.T154]+[.U153]" office:value-type="float" office:value="303.9988671875" calcext:value-type="float">
            <text:p>303.9989</text:p>
          </table:table-cell>
          <table:table-cell table:style-name="ce13" table:formula="of:=[.U154]-2*([.$B154]-1)" office:value-type="float" office:value="-0.00113281250008868" calcext:value-type="float">
            <text:p>-0.0011328125</text:p>
          </table:table-cell>
          <table:table-cell table:style-name="Default" office:value-type="float" office:value="63627189220422.3" calcext:value-type="float">
            <text:p>63627189220422.3</text:p>
          </table:table-cell>
          <table:table-cell table:style-name="ce7" table:formula="of:=([.W154]-[.W153])/1000" office:value-type="float" office:value="1.998125" calcext:value-type="float">
            <text:p>1.9981</text:p>
          </table:table-cell>
          <table:table-cell table:style-name="ce7" table:formula="of:=[.X154]+[.Y153]" office:value-type="float" office:value="303.9986640625" calcext:value-type="float">
            <text:p>303.9987</text:p>
          </table:table-cell>
          <table:table-cell table:style-name="ce14" table:formula="of:=[.Y154]-2*([.$B154]-1)" office:value-type="float" office:value="-0.00133593750001637" calcext:value-type="float">
            <text:p>-0.0013359375</text:p>
          </table:table-cell>
          <table:table-cell table:style-name="Default" office:value-type="float" office:value="63627189687197.3" calcext:value-type="float">
            <text:p>63627189687197.3</text:p>
          </table:table-cell>
          <table:table-cell table:style-name="ce15" table:formula="of:=([.AA154]-[.AA153])/1000" office:value-type="float" office:value="1.9990625" calcext:value-type="float">
            <text:p>1.9991</text:p>
          </table:table-cell>
          <table:table-cell table:style-name="ce7" table:formula="of:=[.AB154]+[.AC153]" office:value-type="float" office:value="305.99875" calcext:value-type="float">
            <text:p>305.9988</text:p>
          </table:table-cell>
          <table:table-cell table:style-name="ce16" table:formula="of:=[.AC154]-2*([.$B154]-1)" office:value-type="float" office:value="1.99875000000026" calcext:value-type="float">
            <text:p>1.99875</text:p>
          </table:table-cell>
          <table:table-cell table:style-name="Default" office:value-type="float" office:value="63627190147132.5" calcext:value-type="float">
            <text:p>63627190147132.5</text:p>
          </table:table-cell>
          <table:table-cell table:style-name="ce7" table:formula="of:=([.AE154]-[.AE153])/1000" office:value-type="float" office:value="2.0009921875" calcext:value-type="float">
            <text:p>2.0010</text:p>
          </table:table-cell>
          <table:table-cell table:style-name="ce7" table:formula="of:=[.AF154]+[.AG153]" office:value-type="float" office:value="304.0003984375" calcext:value-type="float">
            <text:p>304.0004</text:p>
          </table:table-cell>
          <table:table-cell table:style-name="ce20" table:formula="of:=[.AG154]-2*([.$B154]-1)" office:value-type="float" office:value="0.000398437499995907" calcext:value-type="float">
            <text:p>0.0003984375</text:p>
          </table:table-cell>
          <table:table-cell table:style-name="Default" office:value-type="float" office:value="63627190613459.6" calcext:value-type="float">
            <text:p>63627190613459.6</text:p>
          </table:table-cell>
          <table:table-cell table:style-name="ce7" table:formula="of:=([.AI154]-[.AI153])/1000" office:value-type="float" office:value="1.9995859375" calcext:value-type="float">
            <text:p>1.9996</text:p>
          </table:table-cell>
          <table:table-cell table:style-name="ce7" table:formula="of:=[.AJ154]+[.AK153]" office:value-type="float" office:value="303.999421875" calcext:value-type="float">
            <text:p>303.9994</text:p>
          </table:table-cell>
          <table:table-cell table:style-name="ce21" table:formula="of:=[.AK154]-2*([.$B154]-1)" office:value-type="float" office:value="-0.000578125000004093" calcext:value-type="float">
            <text:p>-0.000578125</text:p>
          </table:table-cell>
          <table:table-cell table:style-name="Default" office:value-type="float" office:value="63627191076530.2" calcext:value-type="float">
            <text:p>63627191076530.2</text:p>
          </table:table-cell>
          <table:table-cell table:style-name="ce7" table:formula="of:=([.AM154]-[.AM153])/1000" office:value-type="float" office:value="2.0006015625" calcext:value-type="float">
            <text:p>2.0006</text:p>
          </table:table-cell>
          <table:table-cell table:style-name="ce7" table:formula="of:=[.AN154]+[.AO153]" office:value-type="float" office:value="303.998734375" calcext:value-type="float">
            <text:p>303.9987</text:p>
          </table:table-cell>
          <table:table-cell table:style-name="ce24" table:formula="of:=[.AO154]-2*([.$B154]-1)" office:value-type="float" office:value="-0.00126562500008731" calcext:value-type="float">
            <text:p>-0.001265625</text:p>
          </table:table-cell>
          <table:table-cell table:style-name="Default" office:value-type="float" office:value="63627191541557.8" calcext:value-type="float">
            <text:p>63627191541557.8</text:p>
          </table:table-cell>
          <table:table-cell table:style-name="ce7" table:formula="of:=([.AQ154]-[.AQ153])/1000" office:value-type="float" office:value="2.0013671875" calcext:value-type="float">
            <text:p>2.0014</text:p>
          </table:table-cell>
          <table:table-cell table:style-name="ce7" table:formula="of:=[.AR154]+[.AS153]" office:value-type="float" office:value="304.0003359375" calcext:value-type="float">
            <text:p>304.0003</text:p>
          </table:table-cell>
          <table:table-cell table:style-name="ce26" table:formula="of:=[.AS154]-2*([.$B154]-1)" office:value-type="float" office:value="0.000335937500153705" calcext:value-type="float">
            <text:p>0.0003359375</text:p>
          </table:table-cell>
          <table:table-cell table:style-name="Default" office:value-type="float" office:value="63627192056641.7" calcext:value-type="float">
            <text:p>63627192056641.7</text:p>
          </table:table-cell>
          <table:table-cell table:style-name="ce7" table:formula="of:=([.AU154]-[.AU153])/1000" office:value-type="float" office:value="1.999734375" calcext:value-type="float">
            <text:p>1.9997</text:p>
          </table:table-cell>
          <table:table-cell table:style-name="ce7" table:formula="of:=[.AV154]+[.AW153]" office:value-type="float" office:value="303.9983828125" calcext:value-type="float">
            <text:p>303.9984</text:p>
          </table:table-cell>
          <table:table-cell table:style-name="ce35" table:formula="of:=[.AW154]-2*([.$B154]-1)" office:value-type="float" office:value="-0.00161718749995998" calcext:value-type="float">
            <text:p>-0.0016171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154" calcext:value-type="float">
            <text:p>154</text:p>
          </table:table-cell>
          <table:table-cell office:value-type="float" office:value="63627186850517.8" calcext:value-type="float">
            <text:p>63627186850517.8</text:p>
          </table:table-cell>
          <table:table-cell table:formula="of:=([.C155]-[.C154])/1000" office:value-type="float" office:value="1.996640625" calcext:value-type="float">
            <text:p>1.9966</text:p>
          </table:table-cell>
          <table:table-cell table:formula="of:=[.D155]+[.E154]" office:value-type="float" office:value="305.99875" calcext:value-type="float">
            <text:p>305.9988</text:p>
          </table:table-cell>
          <table:table-cell table:style-name="ce9" table:formula="of:=[.E155]-2*([.$B155]-1)" office:value-type="float" office:value="-0.00125000000014097" calcext:value-type="float">
            <text:p>-0.00125</text:p>
          </table:table-cell>
          <table:table-cell table:style-name="Default" office:value-type="float" office:value="63627187369873.5" calcext:value-type="float">
            <text:p>63627187369873.5</text:p>
          </table:table-cell>
          <table:table-cell table:style-name="ce7" table:formula="of:=([.G155]-[.G154])/1000" office:value-type="float" office:value="2.0015625" calcext:value-type="float">
            <text:p>2.0016</text:p>
          </table:table-cell>
          <table:table-cell table:style-name="ce7" table:formula="of:=[.H155]+[.I154]" office:value-type="float" office:value="306.000125" calcext:value-type="float">
            <text:p>306.0001</text:p>
          </table:table-cell>
          <table:table-cell table:style-name="ce10" table:formula="of:=[.I155]-2*([.$B155]-1)" office:value-type="float" office:value="0.000124999999968622" calcext:value-type="float">
            <text:p>0.000125</text:p>
          </table:table-cell>
          <table:table-cell table:style-name="Default" office:value-type="float" office:value="63627187837423" calcext:value-type="float">
            <text:p>63627187837423</text:p>
          </table:table-cell>
          <table:table-cell table:style-name="ce7" table:formula="of:=([.K155]-[.K154])/1000" office:value-type="float" office:value="2.0002265625" calcext:value-type="float">
            <text:p>2.0002</text:p>
          </table:table-cell>
          <table:table-cell table:style-name="ce7" table:formula="of:=[.L155]+[.M154]" office:value-type="float" office:value="306.0003828125" calcext:value-type="float">
            <text:p>306.0004</text:p>
          </table:table-cell>
          <table:table-cell table:style-name="ce11" table:formula="of:=[.M155]-2*([.$B155]-1)" office:value-type="float" office:value="0.000382812500049567" calcext:value-type="float">
            <text:p>0.0003828125</text:p>
          </table:table-cell>
          <table:table-cell table:style-name="Default" office:value-type="float" office:value="63627188305318.1" calcext:value-type="float">
            <text:p>63627188305318.1</text:p>
          </table:table-cell>
          <table:table-cell table:style-name="ce7" table:formula="of:=([.O155]-[.O154])/1000" office:value-type="float" office:value="2" calcext:value-type="float">
            <text:p>2.0000</text:p>
          </table:table-cell>
          <table:table-cell table:style-name="ce7" table:formula="of:=[.P155]+[.Q154]" office:value-type="float" office:value="305.9984140625" calcext:value-type="float">
            <text:p>305.9984</text:p>
          </table:table-cell>
          <table:table-cell table:style-name="ce12" table:formula="of:=[.Q155]-2*([.$B155]-1)" office:value-type="float" office:value="-0.00158593749995362" calcext:value-type="float">
            <text:p>-0.0015859375</text:p>
          </table:table-cell>
          <table:table-cell table:style-name="Default" office:value-type="float" office:value="63627188765495.9" calcext:value-type="float">
            <text:p>63627188765495.9</text:p>
          </table:table-cell>
          <table:table-cell table:style-name="ce7" table:formula="of:=([.S155]-[.S154])/1000" office:value-type="float" office:value="2.001140625" calcext:value-type="float">
            <text:p>2.0011</text:p>
          </table:table-cell>
          <table:table-cell table:style-name="ce7" table:formula="of:=[.T155]+[.U154]" office:value-type="float" office:value="306.0000078125" calcext:value-type="float">
            <text:p>306.0000</text:p>
          </table:table-cell>
          <table:table-cell table:style-name="ce13" table:formula="of:=[.U155]-2*([.$B155]-1)" office:value-type="float" office:value="0.00000781249991632649" calcext:value-type="float">
            <text:p>7.81249991632649E-06</text:p>
          </table:table-cell>
          <table:table-cell table:style-name="Default" office:value-type="float" office:value="63627189222422.4" calcext:value-type="float">
            <text:p>63627189222422.4</text:p>
          </table:table-cell>
          <table:table-cell table:style-name="ce7" table:formula="of:=([.W155]-[.W154])/1000" office:value-type="float" office:value="2" calcext:value-type="float">
            <text:p>2.0000</text:p>
          </table:table-cell>
          <table:table-cell table:style-name="ce7" table:formula="of:=[.X155]+[.Y154]" office:value-type="float" office:value="305.9986640625" calcext:value-type="float">
            <text:p>305.9987</text:p>
          </table:table-cell>
          <table:table-cell table:style-name="ce14" table:formula="of:=[.Y155]-2*([.$B155]-1)" office:value-type="float" office:value="-0.00133593750001637" calcext:value-type="float">
            <text:p>-0.0013359375</text:p>
          </table:table-cell>
          <table:table-cell table:style-name="Default" office:value-type="float" office:value="63627189689198.1" calcext:value-type="float">
            <text:p>63627189689198.1</text:p>
          </table:table-cell>
          <table:table-cell table:style-name="ce15" table:formula="of:=([.AA155]-[.AA154])/1000" office:value-type="float" office:value="2.0007734375" calcext:value-type="float">
            <text:p>2.0008</text:p>
          </table:table-cell>
          <table:table-cell table:style-name="ce7" table:formula="of:=[.AB155]+[.AC154]" office:value-type="float" office:value="307.9995234375" calcext:value-type="float">
            <text:p>307.9995</text:p>
          </table:table-cell>
          <table:table-cell table:style-name="ce16" table:formula="of:=[.AC155]-2*([.$B155]-1)" office:value-type="float" office:value="1.99952343750027" calcext:value-type="float">
            <text:p>1.9995234375</text:p>
          </table:table-cell>
          <table:table-cell table:style-name="Default" office:value-type="float" office:value="63627190149130.3" calcext:value-type="float">
            <text:p>63627190149130.3</text:p>
          </table:table-cell>
          <table:table-cell table:style-name="ce7" table:formula="of:=([.AE155]-[.AE154])/1000" office:value-type="float" office:value="1.997828125" calcext:value-type="float">
            <text:p>1.9978</text:p>
          </table:table-cell>
          <table:table-cell table:style-name="ce7" table:formula="of:=[.AF155]+[.AG154]" office:value-type="float" office:value="305.9982265625" calcext:value-type="float">
            <text:p>305.9982</text:p>
          </table:table-cell>
          <table:table-cell table:style-name="ce20" table:formula="of:=[.AG155]-2*([.$B155]-1)" office:value-type="float" office:value="-0.00177343749999181" calcext:value-type="float">
            <text:p>-0.0017734375</text:p>
          </table:table-cell>
          <table:table-cell table:style-name="Default" office:value-type="float" office:value="63627190615459.3" calcext:value-type="float">
            <text:p>63627190615459.3</text:p>
          </table:table-cell>
          <table:table-cell table:style-name="ce7" table:formula="of:=([.AI155]-[.AI154])/1000" office:value-type="float" office:value="1.9996640625" calcext:value-type="float">
            <text:p>1.9997</text:p>
          </table:table-cell>
          <table:table-cell table:style-name="ce7" table:formula="of:=[.AJ155]+[.AK154]" office:value-type="float" office:value="305.9990859375" calcext:value-type="float">
            <text:p>305.9991</text:p>
          </table:table-cell>
          <table:table-cell table:style-name="ce21" table:formula="of:=[.AK155]-2*([.$B155]-1)" office:value-type="float" office:value="-0.000914062499987267" calcext:value-type="float">
            <text:p>-0.0009140625</text:p>
          </table:table-cell>
          <table:table-cell table:style-name="Default" office:value-type="float" office:value="63627191078530.6" calcext:value-type="float">
            <text:p>63627191078530.6</text:p>
          </table:table-cell>
          <table:table-cell table:style-name="ce7" table:formula="of:=([.AM155]-[.AM154])/1000" office:value-type="float" office:value="2.00040625" calcext:value-type="float">
            <text:p>2.0004</text:p>
          </table:table-cell>
          <table:table-cell table:style-name="ce7" table:formula="of:=[.AN155]+[.AO154]" office:value-type="float" office:value="305.999140625" calcext:value-type="float">
            <text:p>305.9991</text:p>
          </table:table-cell>
          <table:table-cell table:style-name="ce24" table:formula="of:=[.AO155]-2*([.$B155]-1)" office:value-type="float" office:value="-0.000859375000061391" calcext:value-type="float">
            <text:p>-0.000859375</text:p>
          </table:table-cell>
          <table:table-cell table:style-name="Default" office:value-type="float" office:value="63627191543557.5" calcext:value-type="float">
            <text:p>63627191543557.5</text:p>
          </table:table-cell>
          <table:table-cell table:style-name="ce7" table:formula="of:=([.AQ155]-[.AQ154])/1000" office:value-type="float" office:value="1.99965625" calcext:value-type="float">
            <text:p>1.9997</text:p>
          </table:table-cell>
          <table:table-cell table:style-name="ce7" table:formula="of:=[.AR155]+[.AS154]" office:value-type="float" office:value="305.9999921875" calcext:value-type="float">
            <text:p>306.0000</text:p>
          </table:table-cell>
          <table:table-cell table:style-name="ce26" table:formula="of:=[.AS155]-2*([.$B155]-1)" office:value-type="float" office:value="-0.00000781249985948307" calcext:value-type="float">
            <text:p>-7.81249985948307E-06</text:p>
          </table:table-cell>
          <table:table-cell table:style-name="Default" office:value-type="float" office:value="63627192058642.8" calcext:value-type="float">
            <text:p>63627192058642.8</text:p>
          </table:table-cell>
          <table:table-cell table:style-name="ce7" table:formula="of:=([.AU155]-[.AU154])/1000" office:value-type="float" office:value="2.001140625" calcext:value-type="float">
            <text:p>2.0011</text:p>
          </table:table-cell>
          <table:table-cell table:style-name="ce7" table:formula="of:=[.AV155]+[.AW154]" office:value-type="float" office:value="305.9995234375" calcext:value-type="float">
            <text:p>305.9995</text:p>
          </table:table-cell>
          <table:table-cell table:style-name="ce35" table:formula="of:=[.AW155]-2*([.$B155]-1)" office:value-type="float" office:value="-0.00047656249995498" calcext:value-type="float">
            <text:p>-0.000476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test</text:p>
          </table:table-cell>
          <table:table-cell table:style-name="ce6" office:value-type="float" office:value="155" calcext:value-type="float">
            <text:p>155</text:p>
          </table:table-cell>
          <table:table-cell office:value-type="float" office:value="63627186852517.6" calcext:value-type="float">
            <text:p>63627186852517.6</text:p>
          </table:table-cell>
          <table:table-cell table:formula="of:=([.C156]-[.C155])/1000" office:value-type="float" office:value="1.9998046875" calcext:value-type="float">
            <text:p>1.9998</text:p>
          </table:table-cell>
          <table:table-cell table:formula="of:=[.D156]+[.E155]" office:value-type="float" office:value="307.9985546875" calcext:value-type="float">
            <text:p>307.9986</text:p>
          </table:table-cell>
          <table:table-cell table:style-name="ce9" table:formula="of:=[.E156]-2*([.$B156]-1)" office:value-type="float" office:value="-0.00144531250015234" calcext:value-type="float">
            <text:p>-0.0014453125</text:p>
          </table:table-cell>
          <table:table-cell table:style-name="Default" office:value-type="float" office:value="63627187371871.3" calcext:value-type="float">
            <text:p>63627187371871.3</text:p>
          </table:table-cell>
          <table:table-cell table:style-name="ce7" table:formula="of:=([.G156]-[.G155])/1000" office:value-type="float" office:value="1.9978515625" calcext:value-type="float">
            <text:p>1.9979</text:p>
          </table:table-cell>
          <table:table-cell table:style-name="ce7" table:formula="of:=[.H156]+[.I155]" office:value-type="float" office:value="307.9979765625" calcext:value-type="float">
            <text:p>307.9980</text:p>
          </table:table-cell>
          <table:table-cell table:style-name="ce10" table:formula="of:=[.I156]-2*([.$B156]-1)" office:value-type="float" office:value="-0.00202343750004275" calcext:value-type="float">
            <text:p>-0.0020234375</text:p>
          </table:table-cell>
          <table:table-cell table:style-name="Default" office:value-type="float" office:value="63627187839423.4" calcext:value-type="float">
            <text:p>63627187839423.4</text:p>
          </table:table-cell>
          <table:table-cell table:style-name="ce7" table:formula="of:=([.K156]-[.K155])/1000" office:value-type="float" office:value="2.0004140625" calcext:value-type="float">
            <text:p>2.0004</text:p>
          </table:table-cell>
          <table:table-cell table:style-name="ce7" table:formula="of:=[.L156]+[.M155]" office:value-type="float" office:value="308.000796875" calcext:value-type="float">
            <text:p>308.0008</text:p>
          </table:table-cell>
          <table:table-cell table:style-name="ce11" table:formula="of:=[.M156]-2*([.$B156]-1)" office:value-type="float" office:value="0.000796875000048658" calcext:value-type="float">
            <text:p>0.000796875</text:p>
          </table:table-cell>
          <table:table-cell table:style-name="Default" office:value-type="float" office:value="63627188307319.9" calcext:value-type="float">
            <text:p>63627188307319.9</text:p>
          </table:table-cell>
          <table:table-cell table:style-name="ce7" table:formula="of:=([.O156]-[.O155])/1000" office:value-type="float" office:value="2.0017734375" calcext:value-type="float">
            <text:p>2.0018</text:p>
          </table:table-cell>
          <table:table-cell table:style-name="ce7" table:formula="of:=[.P156]+[.Q155]" office:value-type="float" office:value="308.0001875" calcext:value-type="float">
            <text:p>308.0002</text:p>
          </table:table-cell>
          <table:table-cell table:style-name="ce12" table:formula="of:=[.Q156]-2*([.$B156]-1)" office:value-type="float" office:value="0.000187500000038199" calcext:value-type="float">
            <text:p>0.0001875</text:p>
          </table:table-cell>
          <table:table-cell table:style-name="Default" office:value-type="float" office:value="63627188767494.6" calcext:value-type="float">
            <text:p>63627188767494.6</text:p>
          </table:table-cell>
          <table:table-cell table:style-name="ce7" table:formula="of:=([.S156]-[.S155])/1000" office:value-type="float" office:value="1.99875" calcext:value-type="float">
            <text:p>1.9988</text:p>
          </table:table-cell>
          <table:table-cell table:style-name="ce7" table:formula="of:=[.T156]+[.U155]" office:value-type="float" office:value="307.9987578125" calcext:value-type="float">
            <text:p>307.9988</text:p>
          </table:table-cell>
          <table:table-cell table:style-name="ce13" table:formula="of:=[.U156]-2*([.$B156]-1)" office:value-type="float" office:value="-0.00124218750011096" calcext:value-type="float">
            <text:p>-0.0012421875</text:p>
          </table:table-cell>
          <table:table-cell table:style-name="Default" office:value-type="float" office:value="63627189224422.9" calcext:value-type="float">
            <text:p>63627189224422.9</text:p>
          </table:table-cell>
          <table:table-cell table:style-name="ce7" table:formula="of:=([.W156]-[.W155])/1000" office:value-type="float" office:value="2.000578125" calcext:value-type="float">
            <text:p>2.0006</text:p>
          </table:table-cell>
          <table:table-cell table:style-name="ce7" table:formula="of:=[.X156]+[.Y155]" office:value-type="float" office:value="307.9992421875" calcext:value-type="float">
            <text:p>307.9992</text:p>
          </table:table-cell>
          <table:table-cell table:style-name="ce14" table:formula="of:=[.Y156]-2*([.$B156]-1)" office:value-type="float" office:value="-0.000757812500012278" calcext:value-type="float">
            <text:p>-0.0007578125</text:p>
          </table:table-cell>
          <table:table-cell table:style-name="Default" office:value-type="float" office:value="63627189691199.4" calcext:value-type="float">
            <text:p>63627189691199.4</text:p>
          </table:table-cell>
          <table:table-cell table:style-name="ce15" table:formula="of:=([.AA156]-[.AA155])/1000" office:value-type="float" office:value="2.00128125" calcext:value-type="float">
            <text:p>2.0013</text:p>
          </table:table-cell>
          <table:table-cell table:style-name="ce7" table:formula="of:=[.AB156]+[.AC155]" office:value-type="float" office:value="310.0008046875" calcext:value-type="float">
            <text:p>310.0008</text:p>
          </table:table-cell>
          <table:table-cell table:style-name="ce16" table:formula="of:=[.AC156]-2*([.$B156]-1)" office:value-type="float" office:value="2.00080468750025" calcext:value-type="float">
            <text:p>2.0008046875</text:p>
          </table:table-cell>
          <table:table-cell table:style-name="Default" office:value-type="float" office:value="63627190151131.2" calcext:value-type="float">
            <text:p>63627190151131.2</text:p>
          </table:table-cell>
          <table:table-cell table:style-name="ce7" table:formula="of:=([.AE156]-[.AE155])/1000" office:value-type="float" office:value="2.0009375" calcext:value-type="float">
            <text:p>2.0009</text:p>
          </table:table-cell>
          <table:table-cell table:style-name="ce7" table:formula="of:=[.AF156]+[.AG155]" office:value-type="float" office:value="307.9991640625" calcext:value-type="float">
            <text:p>307.9992</text:p>
          </table:table-cell>
          <table:table-cell table:style-name="ce20" table:formula="of:=[.AG156]-2*([.$B156]-1)" office:value-type="float" office:value="-0.000835937499971351" calcext:value-type="float">
            <text:p>-0.0008359375</text:p>
          </table:table-cell>
          <table:table-cell table:style-name="Default" office:value-type="float" office:value="63627190617461.2" calcext:value-type="float">
            <text:p>63627190617461.2</text:p>
          </table:table-cell>
          <table:table-cell table:style-name="ce7" table:formula="of:=([.AI156]-[.AI155])/1000" office:value-type="float" office:value="2.0019609375" calcext:value-type="float">
            <text:p>2.0020</text:p>
          </table:table-cell>
          <table:table-cell table:style-name="ce7" table:formula="of:=[.AJ156]+[.AK155]" office:value-type="float" office:value="308.001046875" calcext:value-type="float">
            <text:p>308.0010</text:p>
          </table:table-cell>
          <table:table-cell table:style-name="ce21" table:formula="of:=[.AK156]-2*([.$B156]-1)" office:value-type="float" office:value="0.0010468749999859" calcext:value-type="float">
            <text:p>0.001046875</text:p>
          </table:table-cell>
          <table:table-cell table:style-name="Default" office:value-type="float" office:value="63627191080530.7" calcext:value-type="float">
            <text:p>63627191080530.7</text:p>
          </table:table-cell>
          <table:table-cell table:style-name="ce7" table:formula="of:=([.AM156]-[.AM155])/1000" office:value-type="float" office:value="2.0001015625" calcext:value-type="float">
            <text:p>2.0001</text:p>
          </table:table-cell>
          <table:table-cell table:style-name="ce7" table:formula="of:=[.AN156]+[.AO155]" office:value-type="float" office:value="307.9992421875" calcext:value-type="float">
            <text:p>307.9992</text:p>
          </table:table-cell>
          <table:table-cell table:style-name="ce24" table:formula="of:=[.AO156]-2*([.$B156]-1)" office:value-type="float" office:value="-0.000757812500069122" calcext:value-type="float">
            <text:p>-0.0007578125</text:p>
          </table:table-cell>
          <table:table-cell table:style-name="Default" office:value-type="float" office:value="63627191545555.7" calcext:value-type="float">
            <text:p>63627191545555.7</text:p>
          </table:table-cell>
          <table:table-cell table:style-name="ce7" table:formula="of:=([.AQ156]-[.AQ155])/1000" office:value-type="float" office:value="1.998171875" calcext:value-type="float">
            <text:p>1.9982</text:p>
          </table:table-cell>
          <table:table-cell table:style-name="ce7" table:formula="of:=[.AR156]+[.AS155]" office:value-type="float" office:value="307.9981640625" calcext:value-type="float">
            <text:p>307.9982</text:p>
          </table:table-cell>
          <table:table-cell table:style-name="ce26" table:formula="of:=[.AS156]-2*([.$B156]-1)" office:value-type="float" office:value="-0.00183593749983402" calcext:value-type="float">
            <text:p>-0.0018359375</text:p>
          </table:table-cell>
          <table:table-cell table:style-name="Default" office:value-type="float" office:value="63627192060642.8" calcext:value-type="float">
            <text:p>63627192060642.8</text:p>
          </table:table-cell>
          <table:table-cell table:style-name="ce7" table:formula="of:=([.AU156]-[.AU155])/1000" office:value-type="float" office:value="1.9999765625" calcext:value-type="float">
            <text:p>2.0000</text:p>
          </table:table-cell>
          <table:table-cell table:style-name="ce7" table:formula="of:=[.AV156]+[.AW155]" office:value-type="float" office:value="307.9995" calcext:value-type="float">
            <text:p>307.9995</text:p>
          </table:table-cell>
          <table:table-cell table:style-name="ce35" table:formula="of:=[.AW156]-2*([.$B156]-1)" office:value-type="float" office:value="-0.000499999999931333" calcext:value-type="float">
            <text:p>-0.000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156" calcext:value-type="float">
            <text:p>156</text:p>
          </table:table-cell>
          <table:table-cell office:value-type="float" office:value="63627186854517.8" calcext:value-type="float">
            <text:p>63627186854517.8</text:p>
          </table:table-cell>
          <table:table-cell table:formula="of:=([.C157]-[.C156])/1000" office:value-type="float" office:value="2.0002734375" calcext:value-type="float">
            <text:p>2.0003</text:p>
          </table:table-cell>
          <table:table-cell table:formula="of:=[.D157]+[.E156]" office:value-type="float" office:value="309.998828125" calcext:value-type="float">
            <text:p>309.9988</text:p>
          </table:table-cell>
          <table:table-cell table:style-name="ce9" table:formula="of:=[.E157]-2*([.$B157]-1)" office:value-type="float" office:value="-0.00117187500012506" calcext:value-type="float">
            <text:p>-0.001171875</text:p>
          </table:table-cell>
          <table:table-cell table:style-name="Default" office:value-type="float" office:value="63627187373871.5" calcext:value-type="float">
            <text:p>63627187373871.5</text:p>
          </table:table-cell>
          <table:table-cell table:style-name="ce7" table:formula="of:=([.G157]-[.G156])/1000" office:value-type="float" office:value="2.0001875" calcext:value-type="float">
            <text:p>2.0002</text:p>
          </table:table-cell>
          <table:table-cell table:style-name="ce7" table:formula="of:=[.H157]+[.I156]" office:value-type="float" office:value="309.9981640625" calcext:value-type="float">
            <text:p>309.9982</text:p>
          </table:table-cell>
          <table:table-cell table:style-name="ce10" table:formula="of:=[.I157]-2*([.$B157]-1)" office:value-type="float" office:value="-0.00183593750006139" calcext:value-type="float">
            <text:p>-0.0018359375</text:p>
          </table:table-cell>
          <table:table-cell table:style-name="Default" office:value-type="float" office:value="63627187841422" calcext:value-type="float">
            <text:p>63627187841422</text:p>
          </table:table-cell>
          <table:table-cell table:style-name="ce7" table:formula="of:=([.K157]-[.K156])/1000" office:value-type="float" office:value="1.998578125" calcext:value-type="float">
            <text:p>1.9986</text:p>
          </table:table-cell>
          <table:table-cell table:style-name="ce7" table:formula="of:=[.L157]+[.M156]" office:value-type="float" office:value="309.999375" calcext:value-type="float">
            <text:p>309.9994</text:p>
          </table:table-cell>
          <table:table-cell table:style-name="ce11" table:formula="of:=[.M157]-2*([.$B157]-1)" office:value-type="float" office:value="-0.000624999999956799" calcext:value-type="float">
            <text:p>-0.000625</text:p>
          </table:table-cell>
          <table:table-cell table:style-name="Default" office:value-type="float" office:value="63627188309318.2" calcext:value-type="float">
            <text:p>63627188309318.2</text:p>
          </table:table-cell>
          <table:table-cell table:style-name="ce7" table:formula="of:=([.O157]-[.O156])/1000" office:value-type="float" office:value="1.998328125" calcext:value-type="float">
            <text:p>1.9983</text:p>
          </table:table-cell>
          <table:table-cell table:style-name="ce7" table:formula="of:=[.P157]+[.Q156]" office:value-type="float" office:value="309.998515625" calcext:value-type="float">
            <text:p>309.9985</text:p>
          </table:table-cell>
          <table:table-cell table:style-name="ce12" table:formula="of:=[.Q157]-2*([.$B157]-1)" office:value-type="float" office:value="-0.00148437499996135" calcext:value-type="float">
            <text:p>-0.001484375</text:p>
          </table:table-cell>
          <table:table-cell table:style-name="Default" office:value-type="float" office:value="63627188769495.5" calcext:value-type="float">
            <text:p>63627188769495.5</text:p>
          </table:table-cell>
          <table:table-cell table:style-name="ce7" table:formula="of:=([.S157]-[.S156])/1000" office:value-type="float" office:value="2.00090625" calcext:value-type="float">
            <text:p>2.0009</text:p>
          </table:table-cell>
          <table:table-cell table:style-name="ce7" table:formula="of:=[.T157]+[.U156]" office:value-type="float" office:value="309.9996640625" calcext:value-type="float">
            <text:p>309.9997</text:p>
          </table:table-cell>
          <table:table-cell table:style-name="ce13" table:formula="of:=[.U157]-2*([.$B157]-1)" office:value-type="float" office:value="-0.000335937500096861" calcext:value-type="float">
            <text:p>-0.0003359375</text:p>
          </table:table-cell>
          <table:table-cell table:style-name="Default" office:value-type="float" office:value="63627189226421.5" calcext:value-type="float">
            <text:p>63627189226421.5</text:p>
          </table:table-cell>
          <table:table-cell table:style-name="ce7" table:formula="of:=([.W157]-[.W156])/1000" office:value-type="float" office:value="1.99853125" calcext:value-type="float">
            <text:p>1.9985</text:p>
          </table:table-cell>
          <table:table-cell table:style-name="ce7" table:formula="of:=[.X157]+[.Y156]" office:value-type="float" office:value="309.9977734375" calcext:value-type="float">
            <text:p>309.9978</text:p>
          </table:table-cell>
          <table:table-cell table:style-name="ce14" table:formula="of:=[.Y157]-2*([.$B157]-1)" office:value-type="float" office:value="-0.00222656250002728" calcext:value-type="float">
            <text:p>-0.0022265625</text:p>
          </table:table-cell>
          <table:table-cell table:style-name="Default" office:value-type="float" office:value="63627189693198.3" calcext:value-type="float">
            <text:p>63627189693198.3</text:p>
          </table:table-cell>
          <table:table-cell table:style-name="ce15" table:formula="of:=([.AA157]-[.AA156])/1000" office:value-type="float" office:value="1.99890625" calcext:value-type="float">
            <text:p>1.9989</text:p>
          </table:table-cell>
          <table:table-cell table:style-name="ce7" table:formula="of:=[.AB157]+[.AC156]" office:value-type="float" office:value="311.9997109375" calcext:value-type="float">
            <text:p>311.9997</text:p>
          </table:table-cell>
          <table:table-cell table:style-name="ce16" table:formula="of:=[.AC157]-2*([.$B157]-1)" office:value-type="float" office:value="1.99971093750025" calcext:value-type="float">
            <text:p>1.9997109375</text:p>
          </table:table-cell>
          <table:table-cell table:style-name="Default" office:value-type="float" office:value="63627190153130" calcext:value-type="float">
            <text:p>63627190153130</text:p>
          </table:table-cell>
          <table:table-cell table:style-name="ce7" table:formula="of:=([.AE157]-[.AE156])/1000" office:value-type="float" office:value="1.99875" calcext:value-type="float">
            <text:p>1.9988</text:p>
          </table:table-cell>
          <table:table-cell table:style-name="ce7" table:formula="of:=[.AF157]+[.AG156]" office:value-type="float" office:value="309.9979140625" calcext:value-type="float">
            <text:p>309.9979</text:p>
          </table:table-cell>
          <table:table-cell table:style-name="ce20" table:formula="of:=[.AG157]-2*([.$B157]-1)" office:value-type="float" office:value="-0.00208593749999864" calcext:value-type="float">
            <text:p>-0.0020859375</text:p>
          </table:table-cell>
          <table:table-cell table:style-name="Default" office:value-type="float" office:value="63627190619458.2" calcext:value-type="float">
            <text:p>63627190619458.2</text:p>
          </table:table-cell>
          <table:table-cell table:style-name="ce7" table:formula="of:=([.AI157]-[.AI156])/1000" office:value-type="float" office:value="1.997" calcext:value-type="float">
            <text:p>1.9970</text:p>
          </table:table-cell>
          <table:table-cell table:style-name="ce7" table:formula="of:=[.AJ157]+[.AK156]" office:value-type="float" office:value="309.998046875" calcext:value-type="float">
            <text:p>309.9980</text:p>
          </table:table-cell>
          <table:table-cell table:style-name="ce21" table:formula="of:=[.AK157]-2*([.$B157]-1)" office:value-type="float" office:value="-0.001953125" calcext:value-type="float">
            <text:p>-0.001953125</text:p>
          </table:table-cell>
          <table:table-cell table:style-name="Default" office:value-type="float" office:value="63627191082529.7" calcext:value-type="float">
            <text:p>63627191082529.7</text:p>
          </table:table-cell>
          <table:table-cell table:style-name="ce7" table:formula="of:=([.AM157]-[.AM156])/1000" office:value-type="float" office:value="1.99896875" calcext:value-type="float">
            <text:p>1.9990</text:p>
          </table:table-cell>
          <table:table-cell table:style-name="ce7" table:formula="of:=[.AN157]+[.AO156]" office:value-type="float" office:value="309.9982109375" calcext:value-type="float">
            <text:p>309.9982</text:p>
          </table:table-cell>
          <table:table-cell table:style-name="ce24" table:formula="of:=[.AO157]-2*([.$B157]-1)" office:value-type="float" office:value="-0.00178906250005184" calcext:value-type="float">
            <text:p>-0.0017890625</text:p>
          </table:table-cell>
          <table:table-cell table:style-name="Default" office:value-type="float" office:value="63627191547556.1" calcext:value-type="float">
            <text:p>63627191547556.1</text:p>
          </table:table-cell>
          <table:table-cell table:style-name="ce7" table:formula="of:=([.AQ157]-[.AQ156])/1000" office:value-type="float" office:value="2.0004140625" calcext:value-type="float">
            <text:p>2.0004</text:p>
          </table:table-cell>
          <table:table-cell table:style-name="ce7" table:formula="of:=[.AR157]+[.AS156]" office:value-type="float" office:value="309.998578125" calcext:value-type="float">
            <text:p>309.9986</text:p>
          </table:table-cell>
          <table:table-cell table:style-name="ce26" table:formula="of:=[.AS157]-2*([.$B157]-1)" office:value-type="float" office:value="-0.00142187499983493" calcext:value-type="float">
            <text:p>-0.001421875</text:p>
          </table:table-cell>
          <table:table-cell table:style-name="Default" office:value-type="float" office:value="63627192062642.3" calcext:value-type="float">
            <text:p>63627192062642.3</text:p>
          </table:table-cell>
          <table:table-cell table:style-name="ce7" table:formula="of:=([.AU157]-[.AU156])/1000" office:value-type="float" office:value="1.9995" calcext:value-type="float">
            <text:p>1.9995</text:p>
          </table:table-cell>
          <table:table-cell table:style-name="ce7" table:formula="of:=[.AV157]+[.AW156]" office:value-type="float" office:value="309.999" calcext:value-type="float">
            <text:p>309.9990</text:p>
          </table:table-cell>
          <table:table-cell table:style-name="ce35" table:formula="of:=[.AW157]-2*([.$B157]-1)" office:value-type="float" office:value="-0.00099999999991951" calcext:value-type="float">
            <text:p>-0.001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rest</text:p>
          </table:table-cell>
          <table:table-cell table:style-name="ce6" office:value-type="float" office:value="157" calcext:value-type="float">
            <text:p>157</text:p>
          </table:table-cell>
          <table:table-cell office:value-type="float" office:value="63627186856519" calcext:value-type="float">
            <text:p>63627186856519</text:p>
          </table:table-cell>
          <table:table-cell table:formula="of:=([.C158]-[.C157])/1000" office:value-type="float" office:value="2.0011328125" calcext:value-type="float">
            <text:p>2.0011</text:p>
          </table:table-cell>
          <table:table-cell table:formula="of:=[.D158]+[.E157]" office:value-type="float" office:value="311.9999609375" calcext:value-type="float">
            <text:p>312.0000</text:p>
          </table:table-cell>
          <table:table-cell table:style-name="ce9" table:formula="of:=[.E158]-2*([.$B158]-1)" office:value-type="float" office:value="-0.0000390625001500666" calcext:value-type="float">
            <text:p>-3.90625001500666E-05</text:p>
          </table:table-cell>
          <table:table-cell table:style-name="Default" office:value-type="float" office:value="63627187375873.3" calcext:value-type="float">
            <text:p>63627187375873.3</text:p>
          </table:table-cell>
          <table:table-cell table:style-name="ce7" table:formula="of:=([.G158]-[.G157])/1000" office:value-type="float" office:value="2.0018515625" calcext:value-type="float">
            <text:p>2.0019</text:p>
          </table:table-cell>
          <table:table-cell table:style-name="ce7" table:formula="of:=[.H158]+[.I157]" office:value-type="float" office:value="312.000015625" calcext:value-type="float">
            <text:p>312.0000</text:p>
          </table:table-cell>
          <table:table-cell table:style-name="ce10" table:formula="of:=[.I158]-2*([.$B158]-1)" office:value-type="float" office:value="0.0000156249999463398" calcext:value-type="float">
            <text:p>0.000015625</text:p>
          </table:table-cell>
          <table:table-cell table:style-name="Default" office:value-type="float" office:value="63627187843423.6" calcext:value-type="float">
            <text:p>63627187843423.6</text:p>
          </table:table-cell>
          <table:table-cell table:style-name="ce7" table:formula="of:=([.K158]-[.K157])/1000" office:value-type="float" office:value="2.0016015625" calcext:value-type="float">
            <text:p>2.0016</text:p>
          </table:table-cell>
          <table:table-cell table:style-name="ce7" table:formula="of:=[.L158]+[.M157]" office:value-type="float" office:value="312.0009765625" calcext:value-type="float">
            <text:p>312.0010</text:p>
          </table:table-cell>
          <table:table-cell table:style-name="ce11" table:formula="of:=[.M158]-2*([.$B158]-1)" office:value-type="float" office:value="0.000976562500056843" calcext:value-type="float">
            <text:p>0.0009765625</text:p>
          </table:table-cell>
          <table:table-cell table:style-name="Default" office:value-type="float" office:value="63627188311321.4" calcext:value-type="float">
            <text:p>63627188311321.4</text:p>
          </table:table-cell>
          <table:table-cell table:style-name="ce7" table:formula="of:=([.O158]-[.O157])/1000" office:value-type="float" office:value="2.0031328125" calcext:value-type="float">
            <text:p>2.0031</text:p>
          </table:table-cell>
          <table:table-cell table:style-name="ce7" table:formula="of:=[.P158]+[.Q157]" office:value-type="float" office:value="312.0016484375" calcext:value-type="float">
            <text:p>312.0016</text:p>
          </table:table-cell>
          <table:table-cell table:style-name="ce12" table:formula="of:=[.Q158]-2*([.$B158]-1)" office:value-type="float" office:value="0.00164843750002319" calcext:value-type="float">
            <text:p>0.0016484375</text:p>
          </table:table-cell>
          <table:table-cell table:style-name="Default" office:value-type="float" office:value="63627188771496.6" calcext:value-type="float">
            <text:p>63627188771496.6</text:p>
          </table:table-cell>
          <table:table-cell table:style-name="ce7" table:formula="of:=([.S158]-[.S157])/1000" office:value-type="float" office:value="2.0010234375" calcext:value-type="float">
            <text:p>2.0010</text:p>
          </table:table-cell>
          <table:table-cell table:style-name="ce7" table:formula="of:=[.T158]+[.U157]" office:value-type="float" office:value="312.0006875" calcext:value-type="float">
            <text:p>312.0007</text:p>
          </table:table-cell>
          <table:table-cell table:style-name="ce13" table:formula="of:=[.U158]-2*([.$B158]-1)" office:value-type="float" office:value="0.000687499999912689" calcext:value-type="float">
            <text:p>0.0006875</text:p>
          </table:table-cell>
          <table:table-cell table:style-name="Default" office:value-type="float" office:value="63627189228422.9" calcext:value-type="float">
            <text:p>63627189228422.9</text:p>
          </table:table-cell>
          <table:table-cell table:style-name="ce7" table:formula="of:=([.W158]-[.W157])/1000" office:value-type="float" office:value="2.00140625" calcext:value-type="float">
            <text:p>2.0014</text:p>
          </table:table-cell>
          <table:table-cell table:style-name="ce7" table:formula="of:=[.X158]+[.Y157]" office:value-type="float" office:value="311.9991796875" calcext:value-type="float">
            <text:p>311.9992</text:p>
          </table:table-cell>
          <table:table-cell table:style-name="ce14" table:formula="of:=[.Y158]-2*([.$B158]-1)" office:value-type="float" office:value="-0.000820312500025011" calcext:value-type="float">
            <text:p>-0.0008203125</text:p>
          </table:table-cell>
          <table:table-cell table:style-name="Default" office:value-type="float" office:value="63627189695197.5" calcext:value-type="float">
            <text:p>63627189695197.5</text:p>
          </table:table-cell>
          <table:table-cell table:style-name="ce15" table:formula="of:=([.AA158]-[.AA157])/1000" office:value-type="float" office:value="1.999265625" calcext:value-type="float">
            <text:p>1.9993</text:p>
          </table:table-cell>
          <table:table-cell table:style-name="ce7" table:formula="of:=[.AB158]+[.AC157]" office:value-type="float" office:value="313.9989765625" calcext:value-type="float">
            <text:p>313.9990</text:p>
          </table:table-cell>
          <table:table-cell table:style-name="ce16" table:formula="of:=[.AC158]-2*([.$B158]-1)" office:value-type="float" office:value="1.99897656250027" calcext:value-type="float">
            <text:p>1.9989765625</text:p>
          </table:table-cell>
          <table:table-cell table:style-name="Default" office:value-type="float" office:value="63627190155130.1" calcext:value-type="float">
            <text:p>63627190155130.1</text:p>
          </table:table-cell>
          <table:table-cell table:style-name="ce7" table:formula="of:=([.AE158]-[.AE157])/1000" office:value-type="float" office:value="2.000125" calcext:value-type="float">
            <text:p>2.0001</text:p>
          </table:table-cell>
          <table:table-cell table:style-name="ce7" table:formula="of:=[.AF158]+[.AG157]" office:value-type="float" office:value="311.9980390625" calcext:value-type="float">
            <text:p>311.9980</text:p>
          </table:table-cell>
          <table:table-cell table:style-name="ce20" table:formula="of:=[.AG158]-2*([.$B158]-1)" office:value-type="float" office:value="-0.00196093749997317" calcext:value-type="float">
            <text:p>-0.0019609375</text:p>
          </table:table-cell>
          <table:table-cell table:style-name="Default" office:value-type="float" office:value="63627190621458.3" calcext:value-type="float">
            <text:p>63627190621458.3</text:p>
          </table:table-cell>
          <table:table-cell table:style-name="ce7" table:formula="of:=([.AI158]-[.AI157])/1000" office:value-type="float" office:value="2.0000859375" calcext:value-type="float">
            <text:p>2.0001</text:p>
          </table:table-cell>
          <table:table-cell table:style-name="ce7" table:formula="of:=[.AJ158]+[.AK157]" office:value-type="float" office:value="311.9981328125" calcext:value-type="float">
            <text:p>311.9981</text:p>
          </table:table-cell>
          <table:table-cell table:style-name="ce21" table:formula="of:=[.AK158]-2*([.$B158]-1)" office:value-type="float" office:value="-0.00186718750001091" calcext:value-type="float">
            <text:p>-0.0018671875</text:p>
          </table:table-cell>
          <table:table-cell table:style-name="Default" office:value-type="float" office:value="63627191084530" calcext:value-type="float">
            <text:p>63627191084530</text:p>
          </table:table-cell>
          <table:table-cell table:style-name="ce7" table:formula="of:=([.AM158]-[.AM157])/1000" office:value-type="float" office:value="2.0003203125" calcext:value-type="float">
            <text:p>2.0003</text:p>
          </table:table-cell>
          <table:table-cell table:style-name="ce7" table:formula="of:=[.AN158]+[.AO157]" office:value-type="float" office:value="311.99853125" calcext:value-type="float">
            <text:p>311.9985</text:p>
          </table:table-cell>
          <table:table-cell table:style-name="ce25" table:formula="of:=[.AO158]-2*([.$B158]-1)" office:value-type="float" office:value="-0.00146875000007185" calcext:value-type="float">
            <text:p>-0.00146875</text:p>
          </table:table-cell>
          <table:table-cell table:style-name="Default" office:value-type="float" office:value="63627191549558.6" calcext:value-type="float">
            <text:p>63627191549558.6</text:p>
          </table:table-cell>
          <table:table-cell table:style-name="ce7" table:formula="of:=([.AQ158]-[.AQ157])/1000" office:value-type="float" office:value="2.00253125" calcext:value-type="float">
            <text:p>2.0025</text:p>
          </table:table-cell>
          <table:table-cell table:style-name="ce7" table:formula="of:=[.AR158]+[.AS157]" office:value-type="float" office:value="312.001109375" calcext:value-type="float">
            <text:p>312.0011</text:p>
          </table:table-cell>
          <table:table-cell table:style-name="ce26" table:formula="of:=[.AS158]-2*([.$B158]-1)" office:value-type="float" office:value="0.00110937500016917" calcext:value-type="float">
            <text:p>0.001109375</text:p>
          </table:table-cell>
          <table:table-cell table:style-name="Default" office:value-type="float" office:value="63627192064641.5" calcext:value-type="float">
            <text:p>63627192064641.5</text:p>
          </table:table-cell>
          <table:table-cell table:style-name="ce7" table:formula="of:=([.AU158]-[.AU157])/1000" office:value-type="float" office:value="1.9991875" calcext:value-type="float">
            <text:p>1.9992</text:p>
          </table:table-cell>
          <table:table-cell table:style-name="ce7" table:formula="of:=[.AV158]+[.AW157]" office:value-type="float" office:value="311.9981875" calcext:value-type="float">
            <text:p>311.9982</text:p>
          </table:table-cell>
          <table:table-cell table:style-name="ce35" table:formula="of:=[.AW158]-2*([.$B158]-1)" office:value-type="float" office:value="-0.00181249999991451" calcext:value-type="float">
            <text:p>-0.001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58" calcext:value-type="float">
            <text:p>158</text:p>
          </table:table-cell>
          <table:table-cell office:value-type="float" office:value="63627186858520.8" calcext:value-type="float">
            <text:p>63627186858520.8</text:p>
          </table:table-cell>
          <table:table-cell table:formula="of:=([.C159]-[.C158])/1000" office:value-type="float" office:value="2.0018359375" calcext:value-type="float">
            <text:p>2.0018</text:p>
          </table:table-cell>
          <table:table-cell table:formula="of:=[.D159]+[.E158]" office:value-type="float" office:value="314.001796875" calcext:value-type="float">
            <text:p>314.0018</text:p>
          </table:table-cell>
          <table:table-cell table:style-name="ce9" table:formula="of:=[.E159]-2*([.$B159]-1)" office:value-type="float" office:value="0.00179687499985448" calcext:value-type="float">
            <text:p>0.001796875</text:p>
          </table:table-cell>
          <table:table-cell table:style-name="Default" office:value-type="float" office:value="63627187377873" calcext:value-type="float">
            <text:p>63627187377873</text:p>
          </table:table-cell>
          <table:table-cell table:style-name="ce7" table:formula="of:=([.G159]-[.G158])/1000" office:value-type="float" office:value="1.9996640625" calcext:value-type="float">
            <text:p>1.9997</text:p>
          </table:table-cell>
          <table:table-cell table:style-name="ce7" table:formula="of:=[.H159]+[.I158]" office:value-type="float" office:value="313.9996796875" calcext:value-type="float">
            <text:p>313.9997</text:p>
          </table:table-cell>
          <table:table-cell table:style-name="ce10" table:formula="of:=[.I159]-2*([.$B159]-1)" office:value-type="float" office:value="-0.000320312500036835" calcext:value-type="float">
            <text:p>-0.0003203125</text:p>
          </table:table-cell>
          <table:table-cell table:style-name="Default" office:value-type="float" office:value="63627187845423.5" calcext:value-type="float">
            <text:p>63627187845423.5</text:p>
          </table:table-cell>
          <table:table-cell table:style-name="ce7" table:formula="of:=([.K159]-[.K158])/1000" office:value-type="float" office:value="1.99990625" calcext:value-type="float">
            <text:p>1.9999</text:p>
          </table:table-cell>
          <table:table-cell table:style-name="ce7" table:formula="of:=[.L159]+[.M158]" office:value-type="float" office:value="314.0008828125" calcext:value-type="float">
            <text:p>314.0009</text:p>
          </table:table-cell>
          <table:table-cell table:style-name="ce11" table:formula="of:=[.M159]-2*([.$B159]-1)" office:value-type="float" office:value="0.000882812500037744" calcext:value-type="float">
            <text:p>0.0008828125</text:p>
          </table:table-cell>
          <table:table-cell table:style-name="Default" office:value-type="float" office:value="63627188313320.8" calcext:value-type="float">
            <text:p>63627188313320.8</text:p>
          </table:table-cell>
          <table:table-cell table:style-name="ce7" table:formula="of:=([.O159]-[.O158])/1000" office:value-type="float" office:value="1.9994921875" calcext:value-type="float">
            <text:p>1.9995</text:p>
          </table:table-cell>
          <table:table-cell table:style-name="ce7" table:formula="of:=[.P159]+[.Q158]" office:value-type="float" office:value="314.001140625" calcext:value-type="float">
            <text:p>314.0011</text:p>
          </table:table-cell>
          <table:table-cell table:style-name="ce12" table:formula="of:=[.Q159]-2*([.$B159]-1)" office:value-type="float" office:value="0.001140625000005" calcext:value-type="float">
            <text:p>0.001140625</text:p>
          </table:table-cell>
          <table:table-cell table:style-name="Default" office:value-type="float" office:value="63627188773496.3" calcext:value-type="float">
            <text:p>63627188773496.3</text:p>
          </table:table-cell>
          <table:table-cell table:style-name="ce7" table:formula="of:=([.S159]-[.S158])/1000" office:value-type="float" office:value="1.9996953125" calcext:value-type="float">
            <text:p>1.9997</text:p>
          </table:table-cell>
          <table:table-cell table:style-name="ce7" table:formula="of:=[.T159]+[.U158]" office:value-type="float" office:value="314.0003828125" calcext:value-type="float">
            <text:p>314.0004</text:p>
          </table:table-cell>
          <table:table-cell table:style-name="ce13" table:formula="of:=[.U159]-2*([.$B159]-1)" office:value-type="float" office:value="0.000382812499935881" calcext:value-type="float">
            <text:p>0.0003828125</text:p>
          </table:table-cell>
          <table:table-cell table:style-name="Default" office:value-type="float" office:value="63627189230421.8" calcext:value-type="float">
            <text:p>63627189230421.8</text:p>
          </table:table-cell>
          <table:table-cell table:style-name="ce7" table:formula="of:=([.W159]-[.W158])/1000" office:value-type="float" office:value="1.998984375" calcext:value-type="float">
            <text:p>1.9990</text:p>
          </table:table-cell>
          <table:table-cell table:style-name="ce7" table:formula="of:=[.X159]+[.Y158]" office:value-type="float" office:value="313.9981640625" calcext:value-type="float">
            <text:p>313.9982</text:p>
          </table:table-cell>
          <table:table-cell table:style-name="ce14" table:formula="of:=[.Y159]-2*([.$B159]-1)" office:value-type="float" office:value="-0.00183593750000455" calcext:value-type="float">
            <text:p>-0.0018359375</text:p>
          </table:table-cell>
          <table:table-cell table:formula="of:=[.AA160]" office:value-type="float" office:value="63627189701883.9" calcext:value-type="float">
            <text:p>63627189701883.9</text:p>
          </table:table-cell>
          <table:table-cell table:style-name="ce15" table:formula="of:=([.AA159]-[.AA158])/1000" office:value-type="float" office:value="6.6863671875" calcext:value-type="float">
            <text:p>6.6864</text:p>
          </table:table-cell>
          <table:table-cell table:style-name="ce7" table:formula="of:=[.AB159]+[.AC158]" office:value-type="float" office:value="320.68534375" calcext:value-type="float">
            <text:p>320.6853</text:p>
          </table:table-cell>
          <table:table-cell table:style-name="ce16" table:formula="of:=[.AC159]-2*([.$B159]-1)" office:value-type="float" office:value="6.6853437500003" calcext:value-type="float">
            <text:p>6.68534375</text:p>
          </table:table-cell>
          <table:table-cell table:style-name="Default" office:value-type="float" office:value="63627190157338.8" calcext:value-type="float">
            <text:p>63627190157338.8</text:p>
          </table:table-cell>
          <table:table-cell table:style-name="ce7" table:formula="of:=([.AE159]-[.AE158])/1000" office:value-type="float" office:value="2.2086484375" calcext:value-type="float">
            <text:p>2.2086</text:p>
          </table:table-cell>
          <table:table-cell table:style-name="ce7" table:formula="of:=[.AF159]+[.AG158]" office:value-type="float" office:value="314.2066875" calcext:value-type="float">
            <text:p>314.2067</text:p>
          </table:table-cell>
          <table:table-cell table:style-name="ce20" table:formula="of:=[.AG159]-2*([.$B159]-1)" office:value-type="float" office:value="0.206687500000044" calcext:value-type="float">
            <text:p>0.2066875</text:p>
          </table:table-cell>
          <table:table-cell table:formula="of:=[.AI160]" office:value-type="float" office:value="63627190628470.4" calcext:value-type="float">
            <text:p>63627190628470.4</text:p>
          </table:table-cell>
          <table:table-cell table:style-name="ce7" table:formula="of:=([.AI159]-[.AI158])/1000" office:value-type="float" office:value="7.012140625" calcext:value-type="float">
            <text:p>7.0121</text:p>
          </table:table-cell>
          <table:table-cell table:style-name="ce7" table:formula="of:=[.AJ159]+[.AK158]" office:value-type="float" office:value="319.0102734375" calcext:value-type="float">
            <text:p>319.0103</text:p>
          </table:table-cell>
          <table:table-cell table:style-name="ce21" table:formula="of:=[.AK159]-2*([.$B159]-1)" office:value-type="float" office:value="5.01027343749996" calcext:value-type="float">
            <text:p>5.0102734375</text:p>
          </table:table-cell>
          <table:table-cell table:style-name="Default" office:value-type="float" office:value="63627191087250.4" calcext:value-type="float">
            <text:p>63627191087250.4</text:p>
          </table:table-cell>
          <table:table-cell table:style-name="ce7" table:formula="of:=([.AM159]-[.AM158])/1000" office:value-type="float" office:value="2.7203828125" calcext:value-type="float">
            <text:p>2.7204</text:p>
          </table:table-cell>
          <table:table-cell table:style-name="ce7" table:formula="of:=[.AN159]+[.AO158]" office:value-type="float" office:value="314.7189140625" calcext:value-type="float">
            <text:p>314.7189</text:p>
          </table:table-cell>
          <table:table-cell table:style-name="ce22" table:formula="of:=[.AO159]-2*([.$B159]-1)" office:value-type="float" office:value="0.718914062499948" calcext:value-type="float">
            <text:p>0.7189140625</text:p>
          </table:table-cell>
          <table:table-cell table:style-name="Default" office:value-type="float" office:value="63627191551556.6" calcext:value-type="float">
            <text:p>63627191551556.6</text:p>
          </table:table-cell>
          <table:table-cell table:style-name="ce7" table:formula="of:=([.AQ159]-[.AQ158])/1000" office:value-type="float" office:value="1.998015625" calcext:value-type="float">
            <text:p>1.9980</text:p>
          </table:table-cell>
          <table:table-cell table:style-name="ce7" table:formula="of:=[.AR159]+[.AS158]" office:value-type="float" office:value="313.999125" calcext:value-type="float">
            <text:p>313.9991</text:p>
          </table:table-cell>
          <table:table-cell table:style-name="ce26" table:formula="of:=[.AS159]-2*([.$B159]-1)" office:value-type="float" office:value="-0.0008749999998372" calcext:value-type="float">
            <text:p>-0.000875</text:p>
          </table:table-cell>
          <table:table-cell table:style-name="Default" office:value-type="float" office:value="63627192066642.5" calcext:value-type="float">
            <text:p>63627192066642.5</text:p>
          </table:table-cell>
          <table:table-cell table:style-name="ce7" table:formula="of:=([.AU159]-[.AU158])/1000" office:value-type="float" office:value="2.000984375" calcext:value-type="float">
            <text:p>2.0010</text:p>
          </table:table-cell>
          <table:table-cell table:style-name="ce7" table:formula="of:=[.AV159]+[.AW158]" office:value-type="float" office:value="313.999171875" calcext:value-type="float">
            <text:p>313.9992</text:p>
          </table:table-cell>
          <table:table-cell table:style-name="ce35" table:formula="of:=[.AW159]-2*([.$B159]-1)" office:value-type="float" office:value="-0.000828124999941338" calcext:value-type="float">
            <text:p>-0.0008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59" calcext:value-type="float">
            <text:p>159</text:p>
          </table:table-cell>
          <table:table-cell office:value-type="float" office:value="63627186860517.4" calcext:value-type="float">
            <text:p>63627186860517.4</text:p>
          </table:table-cell>
          <table:table-cell table:formula="of:=([.C160]-[.C159])/1000" office:value-type="float" office:value="1.996578125" calcext:value-type="float">
            <text:p>1.9966</text:p>
          </table:table-cell>
          <table:table-cell table:formula="of:=[.D160]+[.E159]" office:value-type="float" office:value="315.998375" calcext:value-type="float">
            <text:p>315.9984</text:p>
          </table:table-cell>
          <table:table-cell table:style-name="ce9" table:formula="of:=[.E160]-2*([.$B160]-1)" office:value-type="float" office:value="-0.00162500000016053" calcext:value-type="float">
            <text:p>-0.001625</text:p>
          </table:table-cell>
          <table:table-cell table:style-name="Default" office:value-type="float" office:value="63627187379874.4" calcext:value-type="float">
            <text:p>63627187379874.4</text:p>
          </table:table-cell>
          <table:table-cell table:style-name="ce7" table:formula="of:=([.G160]-[.G159])/1000" office:value-type="float" office:value="2.0013984375" calcext:value-type="float">
            <text:p>2.0014</text:p>
          </table:table-cell>
          <table:table-cell table:style-name="ce7" table:formula="of:=[.H160]+[.I159]" office:value-type="float" office:value="316.001078125" calcext:value-type="float">
            <text:p>316.0011</text:p>
          </table:table-cell>
          <table:table-cell table:style-name="ce10" table:formula="of:=[.I160]-2*([.$B160]-1)" office:value-type="float" office:value="0.00107812499993543" calcext:value-type="float">
            <text:p>0.001078125</text:p>
          </table:table-cell>
          <table:table-cell table:style-name="Default" office:value-type="float" office:value="63627187847421.4" calcext:value-type="float">
            <text:p>63627187847421.4</text:p>
          </table:table-cell>
          <table:table-cell table:style-name="ce7" table:formula="of:=([.K160]-[.K159])/1000" office:value-type="float" office:value="1.997890625" calcext:value-type="float">
            <text:p>1.9979</text:p>
          </table:table-cell>
          <table:table-cell table:style-name="ce7" table:formula="of:=[.L160]+[.M159]" office:value-type="float" office:value="315.9987734375" calcext:value-type="float">
            <text:p>315.9988</text:p>
          </table:table-cell>
          <table:table-cell table:style-name="ce11" table:formula="of:=[.M160]-2*([.$B160]-1)" office:value-type="float" office:value="-0.00122656249993724" calcext:value-type="float">
            <text:p>-0.0012265625</text:p>
          </table:table-cell>
          <table:table-cell table:style-name="Default" office:value-type="float" office:value="63627188315318.7" calcext:value-type="float">
            <text:p>63627188315318.7</text:p>
          </table:table-cell>
          <table:table-cell table:style-name="ce7" table:formula="of:=([.O160]-[.O159])/1000" office:value-type="float" office:value="1.997859375" calcext:value-type="float">
            <text:p>1.9979</text:p>
          </table:table-cell>
          <table:table-cell table:style-name="ce7" table:formula="of:=[.P160]+[.Q159]" office:value-type="float" office:value="315.999" calcext:value-type="float">
            <text:p>315.9990</text:p>
          </table:table-cell>
          <table:table-cell table:style-name="ce12" table:formula="of:=[.Q160]-2*([.$B160]-1)" office:value-type="float" office:value="-0.000999999999976353" calcext:value-type="float">
            <text:p>-0.001</text:p>
          </table:table-cell>
          <table:table-cell table:style-name="Default" office:value-type="float" office:value="63627188775494.1" calcext:value-type="float">
            <text:p>63627188775494.1</text:p>
          </table:table-cell>
          <table:table-cell table:style-name="ce7" table:formula="of:=([.S160]-[.S159])/1000" office:value-type="float" office:value="1.997828125" calcext:value-type="float">
            <text:p>1.9978</text:p>
          </table:table-cell>
          <table:table-cell table:style-name="ce7" table:formula="of:=[.T160]+[.U159]" office:value-type="float" office:value="315.9982109375" calcext:value-type="float">
            <text:p>315.9982</text:p>
          </table:table-cell>
          <table:table-cell table:style-name="ce13" table:formula="of:=[.U160]-2*([.$B160]-1)" office:value-type="float" office:value="-0.00178906250005184" calcext:value-type="float">
            <text:p>-0.0017890625</text:p>
          </table:table-cell>
          <table:table-cell table:style-name="Default" office:value-type="float" office:value="63627189232421.6" calcext:value-type="float">
            <text:p>63627189232421.6</text:p>
          </table:table-cell>
          <table:table-cell table:style-name="ce7" table:formula="of:=([.W160]-[.W159])/1000" office:value-type="float" office:value="1.99975" calcext:value-type="float">
            <text:p>1.9998</text:p>
          </table:table-cell>
          <table:table-cell table:style-name="ce7" table:formula="of:=[.X160]+[.Y159]" office:value-type="float" office:value="315.9979140625" calcext:value-type="float">
            <text:p>315.9979</text:p>
          </table:table-cell>
          <table:table-cell table:style-name="ce14" table:formula="of:=[.Y160]-2*([.$B160]-1)" office:value-type="float" office:value="-0.00208593749999864" calcext:value-type="float">
            <text:p>-0.0020859375</text:p>
          </table:table-cell>
          <table:table-cell table:formula="of:=[.AA161]" office:value-type="float" office:value="63627189701883.9" calcext:value-type="float">
            <text:p>63627189701883.9</text:p>
          </table:table-cell>
          <table:table-cell table:style-name="ce15" table:formula="of:=([.AA160]-[.AA159])/1000" office:value-type="float" office:value="0" calcext:value-type="float">
            <text:p>0.0000</text:p>
          </table:table-cell>
          <table:table-cell table:style-name="ce7" table:formula="of:=[.AB160]+[.AC159]" office:value-type="float" office:value="320.68534375" calcext:value-type="float">
            <text:p>320.6853</text:p>
          </table:table-cell>
          <table:table-cell table:style-name="ce16" table:formula="of:=[.AC160]-2*([.$B160]-1)" office:value-type="float" office:value="4.6853437500003" calcext:value-type="float">
            <text:p>4.68534375</text:p>
          </table:table-cell>
          <table:table-cell table:style-name="Default" office:value-type="float" office:value="63627190159131.3" calcext:value-type="float">
            <text:p>63627190159131.3</text:p>
          </table:table-cell>
          <table:table-cell table:style-name="ce7" table:formula="of:=([.AE160]-[.AE159])/1000" office:value-type="float" office:value="1.7925390625" calcext:value-type="float">
            <text:p>1.7925</text:p>
          </table:table-cell>
          <table:table-cell table:style-name="ce7" table:formula="of:=[.AF160]+[.AG159]" office:value-type="float" office:value="315.9992265625" calcext:value-type="float">
            <text:p>315.9992</text:p>
          </table:table-cell>
          <table:table-cell table:style-name="ce20" table:formula="of:=[.AG160]-2*([.$B160]-1)" office:value-type="float" office:value="-0.000773437499958618" calcext:value-type="float">
            <text:p>-0.0007734375</text:p>
          </table:table-cell>
          <table:table-cell table:formula="of:=[.AI161]" office:value-type="float" office:value="63627190628470.4" calcext:value-type="float">
            <text:p>63627190628470.4</text:p>
          </table:table-cell>
          <table:table-cell table:style-name="ce7" table:formula="of:=([.AI160]-[.AI159])/1000" office:value-type="float" office:value="0" calcext:value-type="float">
            <text:p>0.0000</text:p>
          </table:table-cell>
          <table:table-cell table:style-name="ce7" table:formula="of:=[.AJ160]+[.AK159]" office:value-type="float" office:value="319.0102734375" calcext:value-type="float">
            <text:p>319.0103</text:p>
          </table:table-cell>
          <table:table-cell table:style-name="ce21" table:formula="of:=[.AK160]-2*([.$B160]-1)" office:value-type="float" office:value="3.01027343749996" calcext:value-type="float">
            <text:p>3.0102734375</text:p>
          </table:table-cell>
          <table:table-cell table:style-name="Default" office:value-type="float" office:value="63627191088530.5" calcext:value-type="float">
            <text:p>63627191088530.5</text:p>
          </table:table-cell>
          <table:table-cell table:style-name="ce7" table:formula="of:=([.AM160]-[.AM159])/1000" office:value-type="float" office:value="1.2800859375" calcext:value-type="float">
            <text:p>1.2801</text:p>
          </table:table-cell>
          <table:table-cell table:style-name="ce7" table:formula="of:=[.AN160]+[.AO159]" office:value-type="float" office:value="315.999" calcext:value-type="float">
            <text:p>315.9990</text:p>
          </table:table-cell>
          <table:table-cell table:style-name="ce22" table:formula="of:=[.AO160]-2*([.$B160]-1)" office:value-type="float" office:value="-0.0010000000000332" calcext:value-type="float">
            <text:p>-0.001</text:p>
          </table:table-cell>
          <table:table-cell table:style-name="Default" office:value-type="float" office:value="63627191553557.4" calcext:value-type="float">
            <text:p>63627191553557.4</text:p>
          </table:table-cell>
          <table:table-cell table:style-name="ce7" table:formula="of:=([.AQ160]-[.AQ159])/1000" office:value-type="float" office:value="2.0007890625" calcext:value-type="float">
            <text:p>2.0008</text:p>
          </table:table-cell>
          <table:table-cell table:style-name="ce7" table:formula="of:=[.AR160]+[.AS159]" office:value-type="float" office:value="315.9999140625" calcext:value-type="float">
            <text:p>315.9999</text:p>
          </table:table-cell>
          <table:table-cell table:style-name="ce26" table:formula="of:=[.AS160]-2*([.$B160]-1)" office:value-type="float" office:value="-0.0000859374998185558" calcext:value-type="float">
            <text:p>-8.59374998185558E-05</text:p>
          </table:table-cell>
          <table:table-cell table:style-name="Default" office:value-type="float" office:value="63627192068643.6" calcext:value-type="float">
            <text:p>63627192068643.6</text:p>
          </table:table-cell>
          <table:table-cell table:style-name="ce7" table:formula="of:=([.AU160]-[.AU159])/1000" office:value-type="float" office:value="2.00115625" calcext:value-type="float">
            <text:p>2.0012</text:p>
          </table:table-cell>
          <table:table-cell table:style-name="ce7" table:formula="of:=[.AV160]+[.AW159]" office:value-type="float" office:value="316.000328125" calcext:value-type="float">
            <text:p>316.0003</text:p>
          </table:table-cell>
          <table:table-cell table:style-name="ce35" table:formula="of:=[.AW160]-2*([.$B160]-1)" office:value-type="float" office:value="0.000328125000066848" calcext:value-type="float">
            <text:p>0.0003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60" calcext:value-type="float">
            <text:p>160</text:p>
          </table:table-cell>
          <table:table-cell office:value-type="float" office:value="63627186862520.7" calcext:value-type="float">
            <text:p>63627186862520.7</text:p>
          </table:table-cell>
          <table:table-cell table:formula="of:=([.C161]-[.C160])/1000" office:value-type="float" office:value="2.0032890625" calcext:value-type="float">
            <text:p>2.0033</text:p>
          </table:table-cell>
          <table:table-cell table:formula="of:=[.D161]+[.E160]" office:value-type="float" office:value="318.0016640625" calcext:value-type="float">
            <text:p>318.0017</text:p>
          </table:table-cell>
          <table:table-cell table:style-name="ce9" table:formula="of:=[.E161]-2*([.$B161]-1)" office:value-type="float" office:value="0.00166406249985585" calcext:value-type="float">
            <text:p>0.0016640625</text:p>
          </table:table-cell>
          <table:table-cell table:style-name="Default" office:value-type="float" office:value="63627187381871.9" calcext:value-type="float">
            <text:p>63627187381871.9</text:p>
          </table:table-cell>
          <table:table-cell table:style-name="ce7" table:formula="of:=([.G161]-[.G160])/1000" office:value-type="float" office:value="1.9975390625" calcext:value-type="float">
            <text:p>1.9975</text:p>
          </table:table-cell>
          <table:table-cell table:style-name="ce7" table:formula="of:=[.H161]+[.I160]" office:value-type="float" office:value="317.9986171875" calcext:value-type="float">
            <text:p>317.9986</text:p>
          </table:table-cell>
          <table:table-cell table:style-name="ce10" table:formula="of:=[.I161]-2*([.$B161]-1)" office:value-type="float" office:value="-0.00138281250008276" calcext:value-type="float">
            <text:p>-0.0013828125</text:p>
          </table:table-cell>
          <table:table-cell table:style-name="Default" office:value-type="float" office:value="63627187849422.2" calcext:value-type="float">
            <text:p>63627187849422.2</text:p>
          </table:table-cell>
          <table:table-cell table:style-name="ce7" table:formula="of:=([.K161]-[.K160])/1000" office:value-type="float" office:value="2.0008515625" calcext:value-type="float">
            <text:p>2.0009</text:p>
          </table:table-cell>
          <table:table-cell table:style-name="ce7" table:formula="of:=[.L161]+[.M160]" office:value-type="float" office:value="317.999625" calcext:value-type="float">
            <text:p>317.9996</text:p>
          </table:table-cell>
          <table:table-cell table:style-name="ce11" table:formula="of:=[.M161]-2*([.$B161]-1)" office:value-type="float" office:value="-0.000374999999962711" calcext:value-type="float">
            <text:p>-0.000375</text:p>
          </table:table-cell>
          <table:table-cell table:style-name="Default" office:value-type="float" office:value="63627188317319.1" calcext:value-type="float">
            <text:p>63627188317319.1</text:p>
          </table:table-cell>
          <table:table-cell table:style-name="ce7" table:formula="of:=([.O161]-[.O160])/1000" office:value-type="float" office:value="2.0004296875" calcext:value-type="float">
            <text:p>2.0004</text:p>
          </table:table-cell>
          <table:table-cell table:style-name="ce7" table:formula="of:=[.P161]+[.Q160]" office:value-type="float" office:value="317.9994296875" calcext:value-type="float">
            <text:p>317.9994</text:p>
          </table:table-cell>
          <table:table-cell table:style-name="ce12" table:formula="of:=[.Q161]-2*([.$B161]-1)" office:value-type="float" office:value="-0.000570312499974079" calcext:value-type="float">
            <text:p>-0.0005703125</text:p>
          </table:table-cell>
          <table:table-cell table:style-name="Default" office:value-type="float" office:value="63627188777494.5" calcext:value-type="float">
            <text:p>63627188777494.5</text:p>
          </table:table-cell>
          <table:table-cell table:style-name="ce7" table:formula="of:=([.S161]-[.S160])/1000" office:value-type="float" office:value="2.0003828125" calcext:value-type="float">
            <text:p>2.0004</text:p>
          </table:table-cell>
          <table:table-cell table:style-name="ce7" table:formula="of:=[.T161]+[.U160]" office:value-type="float" office:value="317.99859375" calcext:value-type="float">
            <text:p>317.9986</text:p>
          </table:table-cell>
          <table:table-cell table:style-name="ce13" table:formula="of:=[.U161]-2*([.$B161]-1)" office:value-type="float" office:value="-0.00140625000005912" calcext:value-type="float">
            <text:p>-0.00140625</text:p>
          </table:table-cell>
          <table:table-cell table:style-name="Default" office:value-type="float" office:value="63627189234421.7" calcext:value-type="float">
            <text:p>63627189234421.7</text:p>
          </table:table-cell>
          <table:table-cell table:style-name="ce7" table:formula="of:=([.W161]-[.W160])/1000" office:value-type="float" office:value="2.00009375" calcext:value-type="float">
            <text:p>2.0001</text:p>
          </table:table-cell>
          <table:table-cell table:style-name="ce7" table:formula="of:=[.X161]+[.Y160]" office:value-type="float" office:value="317.9980078125" calcext:value-type="float">
            <text:p>317.9980</text:p>
          </table:table-cell>
          <table:table-cell table:style-name="ce14" table:formula="of:=[.Y161]-2*([.$B161]-1)" office:value-type="float" office:value="-0.00199218749997954" calcext:value-type="float">
            <text:p>-0.0019921875</text:p>
          </table:table-cell>
          <table:table-cell table:style-name="Default" office:value-type="float" office:value="63627189701883.9" calcext:value-type="float">
            <text:p>63627189701883.9</text:p>
          </table:table-cell>
          <table:table-cell table:style-name="ce15" table:formula="of:=([.AA161]-[.AA160])/1000" office:value-type="float" office:value="0" calcext:value-type="float">
            <text:p>0.0000</text:p>
          </table:table-cell>
          <table:table-cell table:style-name="ce7" table:formula="of:=[.AB161]+[.AC160]" office:value-type="float" office:value="320.68534375" calcext:value-type="float">
            <text:p>320.6853</text:p>
          </table:table-cell>
          <table:table-cell table:style-name="ce16" table:formula="of:=[.AC161]-2*([.$B161]-1)" office:value-type="float" office:value="2.6853437500003" calcext:value-type="float">
            <text:p>2.68534375</text:p>
          </table:table-cell>
          <table:table-cell table:style-name="Default" office:value-type="float" office:value="63627190161132.9" calcext:value-type="float">
            <text:p>63627190161132.9</text:p>
          </table:table-cell>
          <table:table-cell table:style-name="ce7" table:formula="of:=([.AE161]-[.AE160])/1000" office:value-type="float" office:value="2.0015546875" calcext:value-type="float">
            <text:p>2.0016</text:p>
          </table:table-cell>
          <table:table-cell table:style-name="ce7" table:formula="of:=[.AF161]+[.AG160]" office:value-type="float" office:value="318.00078125" calcext:value-type="float">
            <text:p>318.0008</text:p>
          </table:table-cell>
          <table:table-cell table:style-name="ce20" table:formula="of:=[.AG161]-2*([.$B161]-1)" office:value-type="float" office:value="0.000781250000045475" calcext:value-type="float">
            <text:p>0.00078125</text:p>
          </table:table-cell>
          <table:table-cell table:style-name="Default" office:value-type="float" office:value="63627190628470.4" calcext:value-type="float">
            <text:p>63627190628470.4</text:p>
          </table:table-cell>
          <table:table-cell table:style-name="ce7" table:formula="of:=([.AI161]-[.AI160])/1000" office:value-type="float" office:value="0" calcext:value-type="float">
            <text:p>0.0000</text:p>
          </table:table-cell>
          <table:table-cell table:style-name="ce7" table:formula="of:=[.AJ161]+[.AK160]" office:value-type="float" office:value="319.0102734375" calcext:value-type="float">
            <text:p>319.0103</text:p>
          </table:table-cell>
          <table:table-cell table:style-name="ce21" table:formula="of:=[.AK161]-2*([.$B161]-1)" office:value-type="float" office:value="1.01027343749996" calcext:value-type="float">
            <text:p>1.0102734375</text:p>
          </table:table-cell>
          <table:table-cell table:style-name="Default" office:value-type="float" office:value="63627191090530.4" calcext:value-type="float">
            <text:p>63627191090530.4</text:p>
          </table:table-cell>
          <table:table-cell table:style-name="ce7" table:formula="of:=([.AM161]-[.AM160])/1000" office:value-type="float" office:value="1.9999453125" calcext:value-type="float">
            <text:p>1.9999</text:p>
          </table:table-cell>
          <table:table-cell table:style-name="ce7" table:formula="of:=[.AN161]+[.AO160]" office:value-type="float" office:value="317.9989453125" calcext:value-type="float">
            <text:p>317.9989</text:p>
          </table:table-cell>
          <table:table-cell table:style-name="ce22" table:formula="of:=[.AO161]-2*([.$B161]-1)" office:value-type="float" office:value="-0.00105468750001592" calcext:value-type="float">
            <text:p>-0.0010546875</text:p>
          </table:table-cell>
          <table:table-cell table:style-name="Default" office:value-type="float" office:value="63627191555558.3" calcext:value-type="float">
            <text:p>63627191555558.3</text:p>
          </table:table-cell>
          <table:table-cell table:style-name="ce7" table:formula="of:=([.AQ161]-[.AQ160])/1000" office:value-type="float" office:value="2.0008984375" calcext:value-type="float">
            <text:p>2.0009</text:p>
          </table:table-cell>
          <table:table-cell table:style-name="ce7" table:formula="of:=[.AR161]+[.AS160]" office:value-type="float" office:value="318.0008125" calcext:value-type="float">
            <text:p>318.0008</text:p>
          </table:table-cell>
          <table:table-cell table:style-name="ce26" table:formula="of:=[.AS161]-2*([.$B161]-1)" office:value-type="float" office:value="0.000812500000165528" calcext:value-type="float">
            <text:p>0.0008125</text:p>
          </table:table-cell>
          <table:table-cell table:style-name="Default" office:value-type="float" office:value="63627192070642.4" calcext:value-type="float">
            <text:p>63627192070642.4</text:p>
          </table:table-cell>
          <table:table-cell table:style-name="ce7" table:formula="of:=([.AU161]-[.AU160])/1000" office:value-type="float" office:value="1.998765625" calcext:value-type="float">
            <text:p>1.9988</text:p>
          </table:table-cell>
          <table:table-cell table:style-name="ce7" table:formula="of:=[.AV161]+[.AW160]" office:value-type="float" office:value="317.99909375" calcext:value-type="float">
            <text:p>317.9991</text:p>
          </table:table-cell>
          <table:table-cell table:style-name="ce35" table:formula="of:=[.AW161]-2*([.$B161]-1)" office:value-type="float" office:value="-0.000906249999957254" calcext:value-type="float">
            <text:p>-0.000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3</text:p>
          </table:table-cell>
          <table:table-cell table:style-name="ce6" office:value-type="float" office:value="161" calcext:value-type="float">
            <text:p>161</text:p>
          </table:table-cell>
          <table:table-cell office:value-type="float" office:value="63627186864520.7" calcext:value-type="float">
            <text:p>63627186864520.7</text:p>
          </table:table-cell>
          <table:table-cell table:formula="of:=([.C162]-[.C161])/1000" office:value-type="float" office:value="2.0000390625" calcext:value-type="float">
            <text:p>2.0000</text:p>
          </table:table-cell>
          <table:table-cell table:formula="of:=[.D162]+[.E161]" office:value-type="float" office:value="320.001703125" calcext:value-type="float">
            <text:p>320.0017</text:p>
          </table:table-cell>
          <table:table-cell table:style-name="ce9" table:formula="of:=[.E162]-2*([.$B162]-1)" office:value-type="float" office:value="0.00170312499983538" calcext:value-type="float">
            <text:p>0.001703125</text:p>
          </table:table-cell>
          <table:table-cell table:style-name="Default" office:value-type="float" office:value="63627187383873" calcext:value-type="float">
            <text:p>63627187383873</text:p>
          </table:table-cell>
          <table:table-cell table:style-name="ce7" table:formula="of:=([.G162]-[.G161])/1000" office:value-type="float" office:value="2.0010078125" calcext:value-type="float">
            <text:p>2.0010</text:p>
          </table:table-cell>
          <table:table-cell table:style-name="ce7" table:formula="of:=[.H162]+[.I161]" office:value-type="float" office:value="319.999625" calcext:value-type="float">
            <text:p>319.9996</text:p>
          </table:table-cell>
          <table:table-cell table:style-name="ce10" table:formula="of:=[.I162]-2*([.$B162]-1)" office:value-type="float" office:value="-0.000375000000076398" calcext:value-type="float">
            <text:p>-0.000375</text:p>
          </table:table-cell>
          <table:table-cell table:style-name="Default" office:value-type="float" office:value="63627187851421.7" calcext:value-type="float">
            <text:p>63627187851421.7</text:p>
          </table:table-cell>
          <table:table-cell table:style-name="ce7" table:formula="of:=([.K162]-[.K161])/1000" office:value-type="float" office:value="1.9994375" calcext:value-type="float">
            <text:p>1.9994</text:p>
          </table:table-cell>
          <table:table-cell table:style-name="ce7" table:formula="of:=[.L162]+[.M161]" office:value-type="float" office:value="319.9990625" calcext:value-type="float">
            <text:p>319.9991</text:p>
          </table:table-cell>
          <table:table-cell table:style-name="ce11" table:formula="of:=[.M162]-2*([.$B162]-1)" office:value-type="float" office:value="-0.00093749999996362" calcext:value-type="float">
            <text:p>-0.0009375</text:p>
          </table:table-cell>
          <table:table-cell table:style-name="Default" office:value-type="float" office:value="63627188319319.5" calcext:value-type="float">
            <text:p>63627188319319.5</text:p>
          </table:table-cell>
          <table:table-cell table:style-name="ce7" table:formula="of:=([.O162]-[.O161])/1000" office:value-type="float" office:value="2.000328125" calcext:value-type="float">
            <text:p>2.0003</text:p>
          </table:table-cell>
          <table:table-cell table:style-name="ce7" table:formula="of:=[.P162]+[.Q161]" office:value-type="float" office:value="319.9997578125" calcext:value-type="float">
            <text:p>319.9998</text:p>
          </table:table-cell>
          <table:table-cell table:style-name="ce12" table:formula="of:=[.Q162]-2*([.$B162]-1)" office:value-type="float" office:value="-0.000242187499964075" calcext:value-type="float">
            <text:p>-0.0002421875</text:p>
          </table:table-cell>
          <table:table-cell table:style-name="Default" office:value-type="float" office:value="63627188779497.6" calcext:value-type="float">
            <text:p>63627188779497.6</text:p>
          </table:table-cell>
          <table:table-cell table:style-name="ce7" table:formula="of:=([.S162]-[.S161])/1000" office:value-type="float" office:value="2.00315625" calcext:value-type="float">
            <text:p>2.0032</text:p>
          </table:table-cell>
          <table:table-cell table:style-name="ce7" table:formula="of:=[.T162]+[.U161]" office:value-type="float" office:value="320.00175" calcext:value-type="float">
            <text:p>320.0018</text:p>
          </table:table-cell>
          <table:table-cell table:style-name="ce13" table:formula="of:=[.U162]-2*([.$B162]-1)" office:value-type="float" office:value="0.00174999999995862" calcext:value-type="float">
            <text:p>0.00175</text:p>
          </table:table-cell>
          <table:table-cell table:style-name="Default" office:value-type="float" office:value="63627189236424.2" calcext:value-type="float">
            <text:p>63627189236424.2</text:p>
          </table:table-cell>
          <table:table-cell table:style-name="ce7" table:formula="of:=([.W162]-[.W161])/1000" office:value-type="float" office:value="2.00253125" calcext:value-type="float">
            <text:p>2.0025</text:p>
          </table:table-cell>
          <table:table-cell table:style-name="ce7" table:formula="of:=[.X162]+[.Y161]" office:value-type="float" office:value="320.0005390625" calcext:value-type="float">
            <text:p>320.0005</text:p>
          </table:table-cell>
          <table:table-cell table:style-name="ce14" table:formula="of:=[.Y162]-2*([.$B162]-1)" office:value-type="float" office:value="0.000539062500024556" calcext:value-type="float">
            <text:p>0.0005390625</text:p>
          </table:table-cell>
          <table:table-cell table:style-name="Default" office:value-type="float" office:value="63627189703198.9" calcext:value-type="float">
            <text:p>63627189703198.9</text:p>
          </table:table-cell>
          <table:table-cell table:style-name="ce15" table:formula="of:=([.AA162]-[.AA161])/1000" office:value-type="float" office:value="1.3149765625" calcext:value-type="float">
            <text:p>1.3150</text:p>
          </table:table-cell>
          <table:table-cell table:style-name="ce7" table:formula="of:=[.AB162]+[.AC161]" office:value-type="float" office:value="322.0003203125" calcext:value-type="float">
            <text:p>322.0003</text:p>
          </table:table-cell>
          <table:table-cell table:style-name="ce16" table:formula="of:=[.AC162]-2*([.$B162]-1)" office:value-type="float" office:value="2.00032031250032" calcext:value-type="float">
            <text:p>2.0003203125</text:p>
          </table:table-cell>
          <table:table-cell table:style-name="Default" office:value-type="float" office:value="63627190163132.8" calcext:value-type="float">
            <text:p>63627190163132.8</text:p>
          </table:table-cell>
          <table:table-cell table:style-name="ce7" table:formula="of:=([.AE162]-[.AE161])/1000" office:value-type="float" office:value="1.9999921875" calcext:value-type="float">
            <text:p>2.0000</text:p>
          </table:table-cell>
          <table:table-cell table:style-name="ce7" table:formula="of:=[.AF162]+[.AG161]" office:value-type="float" office:value="320.0007734375" calcext:value-type="float">
            <text:p>320.0008</text:p>
          </table:table-cell>
          <table:table-cell table:style-name="ce20" table:formula="of:=[.AG162]-2*([.$B162]-1)" office:value-type="float" office:value="0.000773437500072305" calcext:value-type="float">
            <text:p>0.0007734375</text:p>
          </table:table-cell>
          <table:table-cell table:style-name="Default" office:value-type="float" office:value="63627190629505.1" calcext:value-type="float">
            <text:p>63627190629505.1</text:p>
          </table:table-cell>
          <table:table-cell table:style-name="ce7" table:formula="of:=([.AI162]-[.AI161])/1000" office:value-type="float" office:value="1.0346328125" calcext:value-type="float">
            <text:p>1.0346</text:p>
          </table:table-cell>
          <table:table-cell table:style-name="ce7" table:formula="of:=[.AJ162]+[.AK161]" office:value-type="float" office:value="320.04490625" calcext:value-type="float">
            <text:p>320.0449</text:p>
          </table:table-cell>
          <table:table-cell table:style-name="ce21" table:formula="of:=[.AK162]-2*([.$B162]-1)" office:value-type="float" office:value="0.04490624999994" calcext:value-type="float">
            <text:p>0.04490625</text:p>
          </table:table-cell>
          <table:table-cell table:style-name="Default" office:value-type="float" office:value="63627191092529.2" calcext:value-type="float">
            <text:p>63627191092529.2</text:p>
          </table:table-cell>
          <table:table-cell table:style-name="ce7" table:formula="of:=([.AM162]-[.AM161])/1000" office:value-type="float" office:value="1.9988125" calcext:value-type="float">
            <text:p>1.9988</text:p>
          </table:table-cell>
          <table:table-cell table:style-name="ce7" table:formula="of:=[.AN162]+[.AO161]" office:value-type="float" office:value="319.9977578125" calcext:value-type="float">
            <text:p>319.9978</text:p>
          </table:table-cell>
          <table:table-cell table:style-name="ce22" table:formula="of:=[.AO162]-2*([.$B162]-1)" office:value-type="float" office:value="-0.00224218750003047" calcext:value-type="float">
            <text:p>-0.0022421875</text:p>
          </table:table-cell>
          <table:table-cell table:style-name="Default" office:value-type="float" office:value="63627191557556.5" calcext:value-type="float">
            <text:p>63627191557556.5</text:p>
          </table:table-cell>
          <table:table-cell table:style-name="ce7" table:formula="of:=([.AQ162]-[.AQ161])/1000" office:value-type="float" office:value="1.9981875" calcext:value-type="float">
            <text:p>1.9982</text:p>
          </table:table-cell>
          <table:table-cell table:style-name="ce7" table:formula="of:=[.AR162]+[.AS161]" office:value-type="float" office:value="319.999" calcext:value-type="float">
            <text:p>319.9990</text:p>
          </table:table-cell>
          <table:table-cell table:style-name="ce26" table:formula="of:=[.AS162]-2*([.$B162]-1)" office:value-type="float" office:value="-0.000999999999862666" calcext:value-type="float">
            <text:p>-0.001</text:p>
          </table:table-cell>
          <table:table-cell table:style-name="Default" office:value-type="float" office:value="63627192072641.2" calcext:value-type="float">
            <text:p>63627192072641.2</text:p>
          </table:table-cell>
          <table:table-cell table:style-name="ce7" table:formula="of:=([.AU162]-[.AU161])/1000" office:value-type="float" office:value="1.9988515625" calcext:value-type="float">
            <text:p>1.9989</text:p>
          </table:table-cell>
          <table:table-cell table:style-name="ce7" table:formula="of:=[.AV162]+[.AW161]" office:value-type="float" office:value="319.9979453125" calcext:value-type="float">
            <text:p>319.9979</text:p>
          </table:table-cell>
          <table:table-cell table:style-name="ce35" table:formula="of:=[.AW162]-2*([.$B162]-1)" office:value-type="float" office:value="-0.00205468749993543" calcext:value-type="float">
            <text:p>-0.00205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162" calcext:value-type="float">
            <text:p>162</text:p>
          </table:table-cell>
          <table:table-cell office:value-type="float" office:value="63627186866519.4" calcext:value-type="float">
            <text:p>63627186866519.4</text:p>
          </table:table-cell>
          <table:table-cell table:formula="of:=([.C163]-[.C162])/1000" office:value-type="float" office:value="1.9986796875" calcext:value-type="float">
            <text:p>1.9987</text:p>
          </table:table-cell>
          <table:table-cell table:formula="of:=[.D163]+[.E162]" office:value-type="float" office:value="322.0003828125" calcext:value-type="float">
            <text:p>322.0004</text:p>
          </table:table-cell>
          <table:table-cell table:style-name="ce9" table:formula="of:=[.E163]-2*([.$B163]-1)" office:value-type="float" office:value="0.000382812499822194" calcext:value-type="float">
            <text:p>0.0003828125</text:p>
          </table:table-cell>
          <table:table-cell table:style-name="Default" office:value-type="float" office:value="63627187385871.5" calcext:value-type="float">
            <text:p>63627187385871.5</text:p>
          </table:table-cell>
          <table:table-cell table:style-name="ce7" table:formula="of:=([.G163]-[.G162])/1000" office:value-type="float" office:value="1.998515625" calcext:value-type="float">
            <text:p>1.9985</text:p>
          </table:table-cell>
          <table:table-cell table:style-name="ce7" table:formula="of:=[.H163]+[.I162]" office:value-type="float" office:value="321.998140625" calcext:value-type="float">
            <text:p>321.9981</text:p>
          </table:table-cell>
          <table:table-cell table:style-name="ce10" table:formula="of:=[.I163]-2*([.$B163]-1)" office:value-type="float" office:value="-0.00185937500009459" calcext:value-type="float">
            <text:p>-0.001859375</text:p>
          </table:table-cell>
          <table:table-cell table:style-name="Default" office:value-type="float" office:value="63627187853421.4" calcext:value-type="float">
            <text:p>63627187853421.4</text:p>
          </table:table-cell>
          <table:table-cell table:style-name="ce7" table:formula="of:=([.K163]-[.K162])/1000" office:value-type="float" office:value="1.9997578125" calcext:value-type="float">
            <text:p>1.9998</text:p>
          </table:table-cell>
          <table:table-cell table:style-name="ce7" table:formula="of:=[.L163]+[.M162]" office:value-type="float" office:value="321.9988203125" calcext:value-type="float">
            <text:p>321.9988</text:p>
          </table:table-cell>
          <table:table-cell table:style-name="ce11" table:formula="of:=[.M163]-2*([.$B163]-1)" office:value-type="float" office:value="-0.00117968749998454" calcext:value-type="float">
            <text:p>-0.0011796875</text:p>
          </table:table-cell>
          <table:table-cell table:style-name="Default" office:value-type="float" office:value="63627188321319" calcext:value-type="float">
            <text:p>63627188321319</text:p>
          </table:table-cell>
          <table:table-cell table:style-name="ce7" table:formula="of:=([.O163]-[.O162])/1000" office:value-type="float" office:value="1.9995390625" calcext:value-type="float">
            <text:p>1.9995</text:p>
          </table:table-cell>
          <table:table-cell table:style-name="ce7" table:formula="of:=[.P163]+[.Q162]" office:value-type="float" office:value="321.999296875" calcext:value-type="float">
            <text:p>321.9993</text:p>
          </table:table-cell>
          <table:table-cell table:style-name="ce12" table:formula="of:=[.Q163]-2*([.$B163]-1)" office:value-type="float" office:value="-0.000703124999972715" calcext:value-type="float">
            <text:p>-0.000703125</text:p>
          </table:table-cell>
          <table:table-cell table:style-name="Default" office:value-type="float" office:value="63627188781494.8" calcext:value-type="float">
            <text:p>63627188781494.8</text:p>
          </table:table-cell>
          <table:table-cell table:style-name="ce7" table:formula="of:=([.S163]-[.S162])/1000" office:value-type="float" office:value="1.997171875" calcext:value-type="float">
            <text:p>1.9972</text:p>
          </table:table-cell>
          <table:table-cell table:style-name="ce7" table:formula="of:=[.T163]+[.U162]" office:value-type="float" office:value="321.998921875" calcext:value-type="float">
            <text:p>321.9989</text:p>
          </table:table-cell>
          <table:table-cell table:style-name="ce13" table:formula="of:=[.U163]-2*([.$B163]-1)" office:value-type="float" office:value="-0.00107812500004911" calcext:value-type="float">
            <text:p>-0.001078125</text:p>
          </table:table-cell>
          <table:table-cell table:style-name="Default" office:value-type="float" office:value="63627189238421.3" calcext:value-type="float">
            <text:p>63627189238421.3</text:p>
          </table:table-cell>
          <table:table-cell table:style-name="ce7" table:formula="of:=([.W163]-[.W162])/1000" office:value-type="float" office:value="1.997078125" calcext:value-type="float">
            <text:p>1.9971</text:p>
          </table:table-cell>
          <table:table-cell table:style-name="ce7" table:formula="of:=[.X163]+[.Y162]" office:value-type="float" office:value="321.9976171875" calcext:value-type="float">
            <text:p>321.9976</text:p>
          </table:table-cell>
          <table:table-cell table:style-name="ce14" table:formula="of:=[.Y163]-2*([.$B163]-1)" office:value-type="float" office:value="-0.00238281250000227" calcext:value-type="float">
            <text:p>-0.0023828125</text:p>
          </table:table-cell>
          <table:table-cell table:style-name="Default" office:value-type="float" office:value="63627189705196.8" calcext:value-type="float">
            <text:p>63627189705196.8</text:p>
          </table:table-cell>
          <table:table-cell table:style-name="ce15" table:formula="of:=([.AA163]-[.AA162])/1000" office:value-type="float" office:value="1.997953125" calcext:value-type="float">
            <text:p>1.9980</text:p>
          </table:table-cell>
          <table:table-cell table:style-name="ce7" table:formula="of:=[.AB163]+[.AC162]" office:value-type="float" office:value="323.9982734375" calcext:value-type="float">
            <text:p>323.9983</text:p>
          </table:table-cell>
          <table:table-cell table:style-name="ce16" table:formula="of:=[.AC163]-2*([.$B163]-1)" office:value-type="float" office:value="1.9982734375003" calcext:value-type="float">
            <text:p>1.9982734375</text:p>
          </table:table-cell>
          <table:table-cell table:style-name="Default" office:value-type="float" office:value="63627190165130.9" calcext:value-type="float">
            <text:p>63627190165130.9</text:p>
          </table:table-cell>
          <table:table-cell table:style-name="ce7" table:formula="of:=([.AE163]-[.AE162])/1000" office:value-type="float" office:value="1.998078125" calcext:value-type="float">
            <text:p>1.9981</text:p>
          </table:table-cell>
          <table:table-cell table:style-name="ce7" table:formula="of:=[.AF163]+[.AG162]" office:value-type="float" office:value="321.9988515625" calcext:value-type="float">
            <text:p>321.9989</text:p>
          </table:table-cell>
          <table:table-cell table:style-name="ce20" table:formula="of:=[.AG163]-2*([.$B163]-1)" office:value-type="float" office:value="-0.00114843749992133" calcext:value-type="float">
            <text:p>-0.0011484375</text:p>
          </table:table-cell>
          <table:table-cell table:style-name="Default" office:value-type="float" office:value="63627190631460.8" calcext:value-type="float">
            <text:p>63627190631460.8</text:p>
          </table:table-cell>
          <table:table-cell table:style-name="ce7" table:formula="of:=([.AI163]-[.AI162])/1000" office:value-type="float" office:value="1.9556953125" calcext:value-type="float">
            <text:p>1.9557</text:p>
          </table:table-cell>
          <table:table-cell table:style-name="ce7" table:formula="of:=[.AJ163]+[.AK162]" office:value-type="float" office:value="322.0006015625" calcext:value-type="float">
            <text:p>322.0006</text:p>
          </table:table-cell>
          <table:table-cell table:style-name="ce21" table:formula="of:=[.AK163]-2*([.$B163]-1)" office:value-type="float" office:value="0.000601562499923602" calcext:value-type="float">
            <text:p>0.0006015625</text:p>
          </table:table-cell>
          <table:table-cell table:style-name="Default" office:value-type="float" office:value="63627191094531.3" calcext:value-type="float">
            <text:p>63627191094531.3</text:p>
          </table:table-cell>
          <table:table-cell table:style-name="ce7" table:formula="of:=([.AM163]-[.AM162])/1000" office:value-type="float" office:value="2.0020859375" calcext:value-type="float">
            <text:p>2.0021</text:p>
          </table:table-cell>
          <table:table-cell table:style-name="ce7" table:formula="of:=[.AN163]+[.AO162]" office:value-type="float" office:value="321.99984375" calcext:value-type="float">
            <text:p>321.9998</text:p>
          </table:table-cell>
          <table:table-cell table:style-name="ce22" table:formula="of:=[.AO163]-2*([.$B163]-1)" office:value-type="float" office:value="-0.000156250000031832" calcext:value-type="float">
            <text:p>-0.00015625</text:p>
          </table:table-cell>
          <table:table-cell table:style-name="Default" office:value-type="float" office:value="63627191559556.4" calcext:value-type="float">
            <text:p>63627191559556.4</text:p>
          </table:table-cell>
          <table:table-cell table:style-name="ce7" table:formula="of:=([.AQ163]-[.AQ162])/1000" office:value-type="float" office:value="1.9999453125" calcext:value-type="float">
            <text:p>1.9999</text:p>
          </table:table-cell>
          <table:table-cell table:style-name="ce7" table:formula="of:=[.AR163]+[.AS162]" office:value-type="float" office:value="321.9989453125" calcext:value-type="float">
            <text:p>321.9989</text:p>
          </table:table-cell>
          <table:table-cell table:style-name="ce26" table:formula="of:=[.AS163]-2*([.$B163]-1)" office:value-type="float" office:value="-0.00105468749984539" calcext:value-type="float">
            <text:p>-0.0010546875</text:p>
          </table:table-cell>
          <table:table-cell table:style-name="Default" office:value-type="float" office:value="63627192074642.7" calcext:value-type="float">
            <text:p>63627192074642.7</text:p>
          </table:table-cell>
          <table:table-cell table:style-name="ce7" table:formula="of:=([.AU163]-[.AU162])/1000" office:value-type="float" office:value="2.0015" calcext:value-type="float">
            <text:p>2.0015</text:p>
          </table:table-cell>
          <table:table-cell table:style-name="ce7" table:formula="of:=[.AV163]+[.AW162]" office:value-type="float" office:value="321.9994453125" calcext:value-type="float">
            <text:p>321.9994</text:p>
          </table:table-cell>
          <table:table-cell table:style-name="ce35" table:formula="of:=[.AW163]-2*([.$B163]-1)" office:value-type="float" office:value="-0.000554687499914053" calcext:value-type="float">
            <text:p>-0.00055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63" calcext:value-type="float">
            <text:p>163</text:p>
          </table:table-cell>
          <table:table-cell office:value-type="float" office:value="63627186868518.2" calcext:value-type="float">
            <text:p>63627186868518.2</text:p>
          </table:table-cell>
          <table:table-cell table:formula="of:=([.C164]-[.C163])/1000" office:value-type="float" office:value="1.9988125" calcext:value-type="float">
            <text:p>1.9988</text:p>
          </table:table-cell>
          <table:table-cell table:formula="of:=[.D164]+[.E163]" office:value-type="float" office:value="323.9991953125" calcext:value-type="float">
            <text:p>323.9992</text:p>
          </table:table-cell>
          <table:table-cell table:style-name="ce9" table:formula="of:=[.E164]-2*([.$B164]-1)" office:value-type="float" office:value="-0.000804687500192358" calcext:value-type="float">
            <text:p>-0.0008046875</text:p>
          </table:table-cell>
          <table:table-cell table:style-name="Default" office:value-type="float" office:value="63627187387871.9" calcext:value-type="float">
            <text:p>63627187387871.9</text:p>
          </table:table-cell>
          <table:table-cell table:style-name="ce7" table:formula="of:=([.G164]-[.G163])/1000" office:value-type="float" office:value="2.000390625" calcext:value-type="float">
            <text:p>2.0004</text:p>
          </table:table-cell>
          <table:table-cell table:style-name="ce7" table:formula="of:=[.H164]+[.I163]" office:value-type="float" office:value="323.99853125" calcext:value-type="float">
            <text:p>323.9985</text:p>
          </table:table-cell>
          <table:table-cell table:style-name="ce10" table:formula="of:=[.I164]-2*([.$B164]-1)" office:value-type="float" office:value="-0.00146875000007185" calcext:value-type="float">
            <text:p>-0.00146875</text:p>
          </table:table-cell>
          <table:table-cell table:style-name="Default" office:value-type="float" office:value="63627187855421.3" calcext:value-type="float">
            <text:p>63627187855421.3</text:p>
          </table:table-cell>
          <table:table-cell table:style-name="ce7" table:formula="of:=([.K164]-[.K163])/1000" office:value-type="float" office:value="1.9998359375" calcext:value-type="float">
            <text:p>1.9998</text:p>
          </table:table-cell>
          <table:table-cell table:style-name="ce7" table:formula="of:=[.L164]+[.M163]" office:value-type="float" office:value="323.99865625" calcext:value-type="float">
            <text:p>323.9987</text:p>
          </table:table-cell>
          <table:table-cell table:style-name="ce11" table:formula="of:=[.M164]-2*([.$B164]-1)" office:value-type="float" office:value="-0.00134374999998954" calcext:value-type="float">
            <text:p>-0.00134375</text:p>
          </table:table-cell>
          <table:table-cell table:style-name="Default" office:value-type="float" office:value="63627188323319.6" calcext:value-type="float">
            <text:p>63627188323319.6</text:p>
          </table:table-cell>
          <table:table-cell table:style-name="ce7" table:formula="of:=([.O164]-[.O163])/1000" office:value-type="float" office:value="2.000609375" calcext:value-type="float">
            <text:p>2.0006</text:p>
          </table:table-cell>
          <table:table-cell table:style-name="ce7" table:formula="of:=[.P164]+[.Q163]" office:value-type="float" office:value="323.99990625" calcext:value-type="float">
            <text:p>323.9999</text:p>
          </table:table-cell>
          <table:table-cell table:style-name="ce12" table:formula="of:=[.Q164]-2*([.$B164]-1)" office:value-type="float" office:value="-0.000093749999962256" calcext:value-type="float">
            <text:p>-0.00009375</text:p>
          </table:table-cell>
          <table:table-cell table:style-name="Default" office:value-type="float" office:value="63627188783493.9" calcext:value-type="float">
            <text:p>63627188783493.9</text:p>
          </table:table-cell>
          <table:table-cell table:style-name="ce7" table:formula="of:=([.S164]-[.S163])/1000" office:value-type="float" office:value="1.99909375" calcext:value-type="float">
            <text:p>1.9991</text:p>
          </table:table-cell>
          <table:table-cell table:style-name="ce7" table:formula="of:=[.T164]+[.U163]" office:value-type="float" office:value="323.998015625" calcext:value-type="float">
            <text:p>323.9980</text:p>
          </table:table-cell>
          <table:table-cell table:style-name="ce13" table:formula="of:=[.U164]-2*([.$B164]-1)" office:value-type="float" office:value="-0.00198437500006321" calcext:value-type="float">
            <text:p>-0.001984375</text:p>
          </table:table-cell>
          <table:table-cell table:style-name="Default" office:value-type="float" office:value="63627189240424.3" calcext:value-type="float">
            <text:p>63627189240424.3</text:p>
          </table:table-cell>
          <table:table-cell table:style-name="ce7" table:formula="of:=([.W164]-[.W163])/1000" office:value-type="float" office:value="2.002953125" calcext:value-type="float">
            <text:p>2.0030</text:p>
          </table:table-cell>
          <table:table-cell table:style-name="ce7" table:formula="of:=[.X164]+[.Y163]" office:value-type="float" office:value="324.0005703125" calcext:value-type="float">
            <text:p>324.0006</text:p>
          </table:table-cell>
          <table:table-cell table:style-name="ce14" table:formula="of:=[.Y164]-2*([.$B164]-1)" office:value-type="float" office:value="0.000570312499974079" calcext:value-type="float">
            <text:p>0.0005703125</text:p>
          </table:table-cell>
          <table:table-cell table:style-name="Default" office:value-type="float" office:value="63627189707199.5" calcext:value-type="float">
            <text:p>63627189707199.5</text:p>
          </table:table-cell>
          <table:table-cell table:style-name="ce15" table:formula="of:=([.AA164]-[.AA163])/1000" office:value-type="float" office:value="2.0026953125" calcext:value-type="float">
            <text:p>2.0027</text:p>
          </table:table-cell>
          <table:table-cell table:style-name="ce7" table:formula="of:=[.AB164]+[.AC163]" office:value-type="float" office:value="326.00096875" calcext:value-type="float">
            <text:p>326.0010</text:p>
          </table:table-cell>
          <table:table-cell table:style-name="ce16" table:formula="of:=[.AC164]-2*([.$B164]-1)" office:value-type="float" office:value="2.00096875000031" calcext:value-type="float">
            <text:p>2.00096875</text:p>
          </table:table-cell>
          <table:table-cell table:style-name="Default" office:value-type="float" office:value="63627190167132.3" calcext:value-type="float">
            <text:p>63627190167132.3</text:p>
          </table:table-cell>
          <table:table-cell table:style-name="ce7" table:formula="of:=([.AE164]-[.AE163])/1000" office:value-type="float" office:value="2.0014140625" calcext:value-type="float">
            <text:p>2.0014</text:p>
          </table:table-cell>
          <table:table-cell table:style-name="ce7" table:formula="of:=[.AF164]+[.AG163]" office:value-type="float" office:value="324.000265625" calcext:value-type="float">
            <text:p>324.0003</text:p>
          </table:table-cell>
          <table:table-cell table:style-name="ce20" table:formula="of:=[.AG164]-2*([.$B164]-1)" office:value-type="float" office:value="0.000265625000054115" calcext:value-type="float">
            <text:p>0.000265625</text:p>
          </table:table-cell>
          <table:table-cell table:style-name="Default" office:value-type="float" office:value="63627190633459.8" calcext:value-type="float">
            <text:p>63627190633459.8</text:p>
          </table:table-cell>
          <table:table-cell table:style-name="ce7" table:formula="of:=([.AI164]-[.AI163])/1000" office:value-type="float" office:value="1.9990390625" calcext:value-type="float">
            <text:p>1.9990</text:p>
          </table:table-cell>
          <table:table-cell table:style-name="ce7" table:formula="of:=[.AJ164]+[.AK163]" office:value-type="float" office:value="323.999640625" calcext:value-type="float">
            <text:p>323.9996</text:p>
          </table:table-cell>
          <table:table-cell table:style-name="ce21" table:formula="of:=[.AK164]-2*([.$B164]-1)" office:value-type="float" office:value="-0.000359375000073214" calcext:value-type="float">
            <text:p>-0.000359375</text:p>
          </table:table-cell>
          <table:table-cell table:style-name="Default" office:value-type="float" office:value="63627191096530.3" calcext:value-type="float">
            <text:p>63627191096530.3</text:p>
          </table:table-cell>
          <table:table-cell table:style-name="ce7" table:formula="of:=([.AM164]-[.AM163])/1000" office:value-type="float" office:value="1.9989765625" calcext:value-type="float">
            <text:p>1.9990</text:p>
          </table:table-cell>
          <table:table-cell table:style-name="ce7" table:formula="of:=[.AN164]+[.AO163]" office:value-type="float" office:value="323.9988203125" calcext:value-type="float">
            <text:p>323.9988</text:p>
          </table:table-cell>
          <table:table-cell table:style-name="ce22" table:formula="of:=[.AO164]-2*([.$B164]-1)" office:value-type="float" office:value="-0.00117968750004138" calcext:value-type="float">
            <text:p>-0.0011796875</text:p>
          </table:table-cell>
          <table:table-cell table:style-name="Default" office:value-type="float" office:value="63627191561555.1" calcext:value-type="float">
            <text:p>63627191561555.1</text:p>
          </table:table-cell>
          <table:table-cell table:style-name="ce7" table:formula="of:=([.AQ164]-[.AQ163])/1000" office:value-type="float" office:value="1.998640625" calcext:value-type="float">
            <text:p>1.9986</text:p>
          </table:table-cell>
          <table:table-cell table:style-name="ce7" table:formula="of:=[.AR164]+[.AS163]" office:value-type="float" office:value="323.9975859375" calcext:value-type="float">
            <text:p>323.9976</text:p>
          </table:table-cell>
          <table:table-cell table:style-name="ce26" table:formula="of:=[.AS164]-2*([.$B164]-1)" office:value-type="float" office:value="-0.00241406249983811" calcext:value-type="float">
            <text:p>-0.0024140625</text:p>
          </table:table-cell>
          <table:table-cell table:style-name="Default" office:value-type="float" office:value="63627192076643.1" calcext:value-type="float">
            <text:p>63627192076643.1</text:p>
          </table:table-cell>
          <table:table-cell table:style-name="ce7" table:formula="of:=([.AU164]-[.AU163])/1000" office:value-type="float" office:value="2.0003671875" calcext:value-type="float">
            <text:p>2.0004</text:p>
          </table:table-cell>
          <table:table-cell table:style-name="ce7" table:formula="of:=[.AV164]+[.AW163]" office:value-type="float" office:value="323.9998125" calcext:value-type="float">
            <text:p>323.9998</text:p>
          </table:table-cell>
          <table:table-cell table:style-name="ce35" table:formula="of:=[.AW164]-2*([.$B164]-1)" office:value-type="float" office:value="-0.000187499999924512" calcext:value-type="float">
            <text:p>-0.000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64" calcext:value-type="float">
            <text:p>164</text:p>
          </table:table-cell>
          <table:table-cell office:value-type="float" office:value="63627186870519.1" calcext:value-type="float">
            <text:p>63627186870519.1</text:p>
          </table:table-cell>
          <table:table-cell table:formula="of:=([.C165]-[.C164])/1000" office:value-type="float" office:value="2.0009375" calcext:value-type="float">
            <text:p>2.0009</text:p>
          </table:table-cell>
          <table:table-cell table:formula="of:=[.D165]+[.E164]" office:value-type="float" office:value="326.0001328125" calcext:value-type="float">
            <text:p>326.0001</text:p>
          </table:table-cell>
          <table:table-cell table:style-name="ce9" table:formula="of:=[.E165]-2*([.$B165]-1)" office:value-type="float" office:value="0.000132812499828106" calcext:value-type="float">
            <text:p>0.0001328125</text:p>
          </table:table-cell>
          <table:table-cell table:style-name="Default" office:value-type="float" office:value="63627187389872.5" calcext:value-type="float">
            <text:p>63627187389872.5</text:p>
          </table:table-cell>
          <table:table-cell table:style-name="ce7" table:formula="of:=([.G165]-[.G164])/1000" office:value-type="float" office:value="2.00065625" calcext:value-type="float">
            <text:p>2.0007</text:p>
          </table:table-cell>
          <table:table-cell table:style-name="ce7" table:formula="of:=[.H165]+[.I164]" office:value-type="float" office:value="325.9991875" calcext:value-type="float">
            <text:p>325.9992</text:p>
          </table:table-cell>
          <table:table-cell table:style-name="ce10" table:formula="of:=[.I165]-2*([.$B165]-1)" office:value-type="float" office:value="-0.000812500000051841" calcext:value-type="float">
            <text:p>-0.0008125</text:p>
          </table:table-cell>
          <table:table-cell table:style-name="Default" office:value-type="float" office:value="63627187857422.7" calcext:value-type="float">
            <text:p>63627187857422.7</text:p>
          </table:table-cell>
          <table:table-cell table:style-name="ce7" table:formula="of:=([.K165]-[.K164])/1000" office:value-type="float" office:value="2.00146875" calcext:value-type="float">
            <text:p>2.0015</text:p>
          </table:table-cell>
          <table:table-cell table:style-name="ce7" table:formula="of:=[.L165]+[.M164]" office:value-type="float" office:value="326.000125" calcext:value-type="float">
            <text:p>326.0001</text:p>
          </table:table-cell>
          <table:table-cell table:style-name="ce11" table:formula="of:=[.M165]-2*([.$B165]-1)" office:value-type="float" office:value="0.000125000000025466" calcext:value-type="float">
            <text:p>0.000125</text:p>
          </table:table-cell>
          <table:table-cell table:style-name="Default" office:value-type="float" office:value="63627188325318" calcext:value-type="float">
            <text:p>63627188325318</text:p>
          </table:table-cell>
          <table:table-cell table:style-name="ce7" table:formula="of:=([.O165]-[.O164])/1000" office:value-type="float" office:value="1.998421875" calcext:value-type="float">
            <text:p>1.9984</text:p>
          </table:table-cell>
          <table:table-cell table:style-name="ce7" table:formula="of:=[.P165]+[.Q164]" office:value-type="float" office:value="325.998328125" calcext:value-type="float">
            <text:p>325.9983</text:p>
          </table:table-cell>
          <table:table-cell table:style-name="ce12" table:formula="of:=[.Q165]-2*([.$B165]-1)" office:value-type="float" office:value="-0.0016718749999427" calcext:value-type="float">
            <text:p>-0.001671875</text:p>
          </table:table-cell>
          <table:table-cell table:style-name="Default" office:value-type="float" office:value="63627188785494.5" calcext:value-type="float">
            <text:p>63627188785494.5</text:p>
          </table:table-cell>
          <table:table-cell table:style-name="ce7" table:formula="of:=([.S165]-[.S164])/1000" office:value-type="float" office:value="2.000625" calcext:value-type="float">
            <text:p>2.0006</text:p>
          </table:table-cell>
          <table:table-cell table:style-name="ce7" table:formula="of:=[.T165]+[.U164]" office:value-type="float" office:value="325.998640625" calcext:value-type="float">
            <text:p>325.9986</text:p>
          </table:table-cell>
          <table:table-cell table:style-name="ce13" table:formula="of:=[.U165]-2*([.$B165]-1)" office:value-type="float" office:value="-0.00135937500004957" calcext:value-type="float">
            <text:p>-0.001359375</text:p>
          </table:table-cell>
          <table:table-cell table:style-name="Default" office:value-type="float" office:value="63627189242422.3" calcext:value-type="float">
            <text:p>63627189242422.3</text:p>
          </table:table-cell>
          <table:table-cell table:style-name="ce7" table:formula="of:=([.W165]-[.W164])/1000" office:value-type="float" office:value="1.9980625" calcext:value-type="float">
            <text:p>1.9981</text:p>
          </table:table-cell>
          <table:table-cell table:style-name="ce7" table:formula="of:=[.X165]+[.Y164]" office:value-type="float" office:value="325.9986328125" calcext:value-type="float">
            <text:p>325.9986</text:p>
          </table:table-cell>
          <table:table-cell table:style-name="ce14" table:formula="of:=[.Y165]-2*([.$B165]-1)" office:value-type="float" office:value="-0.00136718750002274" calcext:value-type="float">
            <text:p>-0.0013671875</text:p>
          </table:table-cell>
          <table:table-cell table:style-name="Default" office:value-type="float" office:value="63627189709197.9" calcext:value-type="float">
            <text:p>63627189709197.9</text:p>
          </table:table-cell>
          <table:table-cell table:style-name="ce15" table:formula="of:=([.AA165]-[.AA164])/1000" office:value-type="float" office:value="1.9983671875" calcext:value-type="float">
            <text:p>1.9984</text:p>
          </table:table-cell>
          <table:table-cell table:style-name="ce7" table:formula="of:=[.AB165]+[.AC164]" office:value-type="float" office:value="327.9993359375" calcext:value-type="float">
            <text:p>327.9993</text:p>
          </table:table-cell>
          <table:table-cell table:style-name="ce16" table:formula="of:=[.AC165]-2*([.$B165]-1)" office:value-type="float" office:value="1.99933593750029" calcext:value-type="float">
            <text:p>1.9993359375</text:p>
          </table:table-cell>
          <table:table-cell table:style-name="Default" office:value-type="float" office:value="63627190169130.4" calcext:value-type="float">
            <text:p>63627190169130.4</text:p>
          </table:table-cell>
          <table:table-cell table:style-name="ce7" table:formula="of:=([.AE165]-[.AE164])/1000" office:value-type="float" office:value="1.9980390625" calcext:value-type="float">
            <text:p>1.9980</text:p>
          </table:table-cell>
          <table:table-cell table:style-name="ce7" table:formula="of:=[.AF165]+[.AG164]" office:value-type="float" office:value="325.9983046875" calcext:value-type="float">
            <text:p>325.9983</text:p>
          </table:table-cell>
          <table:table-cell table:style-name="ce20" table:formula="of:=[.AG165]-2*([.$B165]-1)" office:value-type="float" office:value="-0.00169531249991906" calcext:value-type="float">
            <text:p>-0.0016953125</text:p>
          </table:table-cell>
          <table:table-cell table:style-name="Default" office:value-type="float" office:value="63627190635458.8" calcext:value-type="float">
            <text:p>63627190635458.8</text:p>
          </table:table-cell>
          <table:table-cell table:style-name="ce7" table:formula="of:=([.AI165]-[.AI164])/1000" office:value-type="float" office:value="1.999" calcext:value-type="float">
            <text:p>1.9990</text:p>
          </table:table-cell>
          <table:table-cell table:style-name="ce7" table:formula="of:=[.AJ165]+[.AK164]" office:value-type="float" office:value="325.998640625" calcext:value-type="float">
            <text:p>325.9986</text:p>
          </table:table-cell>
          <table:table-cell table:style-name="ce21" table:formula="of:=[.AK165]-2*([.$B165]-1)" office:value-type="float" office:value="-0.00135937500004957" calcext:value-type="float">
            <text:p>-0.001359375</text:p>
          </table:table-cell>
          <table:table-cell table:style-name="Default" office:value-type="float" office:value="63627191098530.8" calcext:value-type="float">
            <text:p>63627191098530.8</text:p>
          </table:table-cell>
          <table:table-cell table:style-name="ce7" table:formula="of:=([.AM165]-[.AM164])/1000" office:value-type="float" office:value="2.000453125" calcext:value-type="float">
            <text:p>2.0005</text:p>
          </table:table-cell>
          <table:table-cell table:style-name="ce7" table:formula="of:=[.AN165]+[.AO164]" office:value-type="float" office:value="325.9992734375" calcext:value-type="float">
            <text:p>325.9993</text:p>
          </table:table-cell>
          <table:table-cell table:style-name="ce22" table:formula="of:=[.AO165]-2*([.$B165]-1)" office:value-type="float" office:value="-0.000726562500062755" calcext:value-type="float">
            <text:p>-0.0007265625</text:p>
          </table:table-cell>
          <table:table-cell table:style-name="Default" office:value-type="float" office:value="63627191563555.9" calcext:value-type="float">
            <text:p>63627191563555.9</text:p>
          </table:table-cell>
          <table:table-cell table:style-name="ce7" table:formula="of:=([.AQ165]-[.AQ164])/1000" office:value-type="float" office:value="2.000828125" calcext:value-type="float">
            <text:p>2.0008</text:p>
          </table:table-cell>
          <table:table-cell table:style-name="ce7" table:formula="of:=[.AR165]+[.AS164]" office:value-type="float" office:value="325.9984140625" calcext:value-type="float">
            <text:p>325.9984</text:p>
          </table:table-cell>
          <table:table-cell table:style-name="ce26" table:formula="of:=[.AS165]-2*([.$B165]-1)" office:value-type="float" office:value="-0.00158593749983993" calcext:value-type="float">
            <text:p>-0.0015859375</text:p>
          </table:table-cell>
          <table:table-cell table:style-name="Default" office:value-type="float" office:value="63627192078641.4" calcext:value-type="float">
            <text:p>63627192078641.4</text:p>
          </table:table-cell>
          <table:table-cell table:style-name="ce7" table:formula="of:=([.AU165]-[.AU164])/1000" office:value-type="float" office:value="1.9982734375" calcext:value-type="float">
            <text:p>1.9983</text:p>
          </table:table-cell>
          <table:table-cell table:style-name="ce7" table:formula="of:=[.AV165]+[.AW164]" office:value-type="float" office:value="325.9980859375" calcext:value-type="float">
            <text:p>325.9981</text:p>
          </table:table-cell>
          <table:table-cell table:style-name="ce35" table:formula="of:=[.AW165]-2*([.$B165]-1)" office:value-type="float" office:value="-0.00191406249990678" calcext:value-type="float">
            <text:p>-0.00191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65" calcext:value-type="float">
            <text:p>165</text:p>
          </table:table-cell>
          <table:table-cell office:value-type="float" office:value="63627186872517.6" calcext:value-type="float">
            <text:p>63627186872517.6</text:p>
          </table:table-cell>
          <table:table-cell table:formula="of:=([.C166]-[.C165])/1000" office:value-type="float" office:value="1.9984609375" calcext:value-type="float">
            <text:p>1.9985</text:p>
          </table:table-cell>
          <table:table-cell table:formula="of:=[.D166]+[.E165]" office:value-type="float" office:value="327.99859375" calcext:value-type="float">
            <text:p>327.9986</text:p>
          </table:table-cell>
          <table:table-cell table:style-name="ce9" table:formula="of:=[.E166]-2*([.$B166]-1)" office:value-type="float" office:value="-0.0014062500001728" calcext:value-type="float">
            <text:p>-0.00140625</text:p>
          </table:table-cell>
          <table:table-cell table:style-name="Default" office:value-type="float" office:value="63627187391872.5" calcext:value-type="float">
            <text:p>63627187391872.5</text:p>
          </table:table-cell>
          <table:table-cell table:style-name="ce7" table:formula="of:=([.G166]-[.G165])/1000" office:value-type="float" office:value="1.999953125" calcext:value-type="float">
            <text:p>2.0000</text:p>
          </table:table-cell>
          <table:table-cell table:style-name="ce7" table:formula="of:=[.H166]+[.I165]" office:value-type="float" office:value="327.999140625" calcext:value-type="float">
            <text:p>327.9991</text:p>
          </table:table-cell>
          <table:table-cell table:style-name="ce10" table:formula="of:=[.I166]-2*([.$B166]-1)" office:value-type="float" office:value="-0.000859375000061391" calcext:value-type="float">
            <text:p>-0.000859375</text:p>
          </table:table-cell>
          <table:table-cell table:style-name="Default" office:value-type="float" office:value="63627187859422.1" calcext:value-type="float">
            <text:p>63627187859422.1</text:p>
          </table:table-cell>
          <table:table-cell table:style-name="ce7" table:formula="of:=([.K166]-[.K165])/1000" office:value-type="float" office:value="1.999375" calcext:value-type="float">
            <text:p>1.9994</text:p>
          </table:table-cell>
          <table:table-cell table:style-name="ce7" table:formula="of:=[.L166]+[.M165]" office:value-type="float" office:value="327.9995" calcext:value-type="float">
            <text:p>327.9995</text:p>
          </table:table-cell>
          <table:table-cell table:style-name="ce11" table:formula="of:=[.M166]-2*([.$B166]-1)" office:value-type="float" office:value="-0.000499999999988177" calcext:value-type="float">
            <text:p>-0.0005</text:p>
          </table:table-cell>
          <table:table-cell table:style-name="Default" office:value-type="float" office:value="63627188327318.5" calcext:value-type="float">
            <text:p>63627188327318.5</text:p>
          </table:table-cell>
          <table:table-cell table:style-name="ce7" table:formula="of:=([.O166]-[.O165])/1000" office:value-type="float" office:value="2.0004296875" calcext:value-type="float">
            <text:p>2.0004</text:p>
          </table:table-cell>
          <table:table-cell table:style-name="ce7" table:formula="of:=[.P166]+[.Q165]" office:value-type="float" office:value="327.9987578125" calcext:value-type="float">
            <text:p>327.9988</text:p>
          </table:table-cell>
          <table:table-cell table:style-name="ce12" table:formula="of:=[.Q166]-2*([.$B166]-1)" office:value-type="float" office:value="-0.00124218749994043" calcext:value-type="float">
            <text:p>-0.0012421875</text:p>
          </table:table-cell>
          <table:table-cell table:style-name="Default" office:value-type="float" office:value="63627188787494.9" calcext:value-type="float">
            <text:p>63627188787494.9</text:p>
          </table:table-cell>
          <table:table-cell table:style-name="ce7" table:formula="of:=([.S166]-[.S165])/1000" office:value-type="float" office:value="2.0003984375" calcext:value-type="float">
            <text:p>2.0004</text:p>
          </table:table-cell>
          <table:table-cell table:style-name="ce7" table:formula="of:=[.T166]+[.U165]" office:value-type="float" office:value="327.9990390625" calcext:value-type="float">
            <text:p>327.9990</text:p>
          </table:table-cell>
          <table:table-cell table:style-name="ce13" table:formula="of:=[.U166]-2*([.$B166]-1)" office:value-type="float" office:value="-0.00096093750005366" calcext:value-type="float">
            <text:p>-0.0009609375</text:p>
          </table:table-cell>
          <table:table-cell table:style-name="Default" office:value-type="float" office:value="63627189244422.1" calcext:value-type="float">
            <text:p>63627189244422.1</text:p>
          </table:table-cell>
          <table:table-cell table:style-name="ce7" table:formula="of:=([.W166]-[.W165])/1000" office:value-type="float" office:value="1.9998125" calcext:value-type="float">
            <text:p>1.9998</text:p>
          </table:table-cell>
          <table:table-cell table:style-name="ce7" table:formula="of:=[.X166]+[.Y165]" office:value-type="float" office:value="327.9984453125" calcext:value-type="float">
            <text:p>327.9984</text:p>
          </table:table-cell>
          <table:table-cell table:style-name="ce14" table:formula="of:=[.Y166]-2*([.$B166]-1)" office:value-type="float" office:value="-0.00155468750000409" calcext:value-type="float">
            <text:p>-0.0015546875</text:p>
          </table:table-cell>
          <table:table-cell table:style-name="Default" office:value-type="float" office:value="63627189711198" calcext:value-type="float">
            <text:p>63627189711198</text:p>
          </table:table-cell>
          <table:table-cell table:style-name="ce15" table:formula="of:=([.AA166]-[.AA165])/1000" office:value-type="float" office:value="2.000078125" calcext:value-type="float">
            <text:p>2.0001</text:p>
          </table:table-cell>
          <table:table-cell table:style-name="ce7" table:formula="of:=[.AB166]+[.AC165]" office:value-type="float" office:value="329.9994140625" calcext:value-type="float">
            <text:p>329.9994</text:p>
          </table:table-cell>
          <table:table-cell table:style-name="ce16" table:formula="of:=[.AC166]-2*([.$B166]-1)" office:value-type="float" office:value="1.99941406250031" calcext:value-type="float">
            <text:p>1.9994140625</text:p>
          </table:table-cell>
          <table:table-cell table:style-name="Default" office:value-type="float" office:value="63627190171131.3" calcext:value-type="float">
            <text:p>63627190171131.3</text:p>
          </table:table-cell>
          <table:table-cell table:style-name="ce7" table:formula="of:=([.AE166]-[.AE165])/1000" office:value-type="float" office:value="2.000875" calcext:value-type="float">
            <text:p>2.0009</text:p>
          </table:table-cell>
          <table:table-cell table:style-name="ce7" table:formula="of:=[.AF166]+[.AG165]" office:value-type="float" office:value="327.9991796875" calcext:value-type="float">
            <text:p>327.9992</text:p>
          </table:table-cell>
          <table:table-cell table:style-name="ce20" table:formula="of:=[.AG166]-2*([.$B166]-1)" office:value-type="float" office:value="-0.000820312499911324" calcext:value-type="float">
            <text:p>-0.0008203125</text:p>
          </table:table-cell>
          <table:table-cell table:style-name="Default" office:value-type="float" office:value="63627190637462.8" calcext:value-type="float">
            <text:p>63627190637462.8</text:p>
          </table:table-cell>
          <table:table-cell table:style-name="ce7" table:formula="of:=([.AI166]-[.AI165])/1000" office:value-type="float" office:value="2.0039765625" calcext:value-type="float">
            <text:p>2.0040</text:p>
          </table:table-cell>
          <table:table-cell table:style-name="ce7" table:formula="of:=[.AJ166]+[.AK165]" office:value-type="float" office:value="328.0026171875" calcext:value-type="float">
            <text:p>328.0026</text:p>
          </table:table-cell>
          <table:table-cell table:style-name="ce21" table:formula="of:=[.AK166]-2*([.$B166]-1)" office:value-type="float" office:value="0.00261718749993634" calcext:value-type="float">
            <text:p>0.0026171875</text:p>
          </table:table-cell>
          <table:table-cell table:style-name="Default" office:value-type="float" office:value="63627191100530.5" calcext:value-type="float">
            <text:p>63627191100530.5</text:p>
          </table:table-cell>
          <table:table-cell table:style-name="ce7" table:formula="of:=([.AM166]-[.AM165])/1000" office:value-type="float" office:value="1.999765625" calcext:value-type="float">
            <text:p>1.9998</text:p>
          </table:table-cell>
          <table:table-cell table:style-name="ce7" table:formula="of:=[.AN166]+[.AO165]" office:value-type="float" office:value="327.9990390625" calcext:value-type="float">
            <text:p>327.9990</text:p>
          </table:table-cell>
          <table:table-cell table:style-name="ce22" table:formula="of:=[.AO166]-2*([.$B166]-1)" office:value-type="float" office:value="-0.00096093750005366" calcext:value-type="float">
            <text:p>-0.0009609375</text:p>
          </table:table-cell>
          <table:table-cell table:style-name="Default" office:value-type="float" office:value="63627191565556.6" calcext:value-type="float">
            <text:p>63627191565556.6</text:p>
          </table:table-cell>
          <table:table-cell table:style-name="ce7" table:formula="of:=([.AQ166]-[.AQ165])/1000" office:value-type="float" office:value="2.0006640625" calcext:value-type="float">
            <text:p>2.0007</text:p>
          </table:table-cell>
          <table:table-cell table:style-name="ce7" table:formula="of:=[.AR166]+[.AS165]" office:value-type="float" office:value="327.999078125" calcext:value-type="float">
            <text:p>327.9991</text:p>
          </table:table-cell>
          <table:table-cell table:style-name="ce26" table:formula="of:=[.AS166]-2*([.$B166]-1)" office:value-type="float" office:value="-0.00092187499984675" calcext:value-type="float">
            <text:p>-0.000921875</text:p>
          </table:table-cell>
          <table:table-cell table:style-name="Default" office:value-type="float" office:value="63627192080643.2" calcext:value-type="float">
            <text:p>63627192080643.2</text:p>
          </table:table-cell>
          <table:table-cell table:style-name="ce7" table:formula="of:=([.AU166]-[.AU165])/1000" office:value-type="float" office:value="2.001859375" calcext:value-type="float">
            <text:p>2.0019</text:p>
          </table:table-cell>
          <table:table-cell table:style-name="ce7" table:formula="of:=[.AV166]+[.AW165]" office:value-type="float" office:value="327.9999453125" calcext:value-type="float">
            <text:p>327.9999</text:p>
          </table:table-cell>
          <table:table-cell table:style-name="ce35" table:formula="of:=[.AW166]-2*([.$B166]-1)" office:value-type="float" office:value="-0.0000546874999258762" calcext:value-type="float">
            <text:p>-5.46874999258762E-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66" calcext:value-type="float">
            <text:p>166</text:p>
          </table:table-cell>
          <table:table-cell office:value-type="float" office:value="63627186874519.5" calcext:value-type="float">
            <text:p>63627186874519.5</text:p>
          </table:table-cell>
          <table:table-cell table:formula="of:=([.C167]-[.C166])/1000" office:value-type="float" office:value="2.0019375" calcext:value-type="float">
            <text:p>2.0019</text:p>
          </table:table-cell>
          <table:table-cell table:formula="of:=[.D167]+[.E166]" office:value-type="float" office:value="330.00053125" calcext:value-type="float">
            <text:p>330.0005</text:p>
          </table:table-cell>
          <table:table-cell table:style-name="ce9" table:formula="of:=[.E167]-2*([.$B167]-1)" office:value-type="float" office:value="0.000531249999824013" calcext:value-type="float">
            <text:p>0.00053125</text:p>
          </table:table-cell>
          <table:table-cell table:style-name="Default" office:value-type="float" office:value="63627187393871.6" calcext:value-type="float">
            <text:p>63627187393871.6</text:p>
          </table:table-cell>
          <table:table-cell table:style-name="ce7" table:formula="of:=([.G167]-[.G166])/1000" office:value-type="float" office:value="1.9991171875" calcext:value-type="float">
            <text:p>1.9991</text:p>
          </table:table-cell>
          <table:table-cell table:style-name="ce7" table:formula="of:=[.H167]+[.I166]" office:value-type="float" office:value="329.9982578125" calcext:value-type="float">
            <text:p>329.9983</text:p>
          </table:table-cell>
          <table:table-cell table:style-name="ce10" table:formula="of:=[.I167]-2*([.$B167]-1)" office:value-type="float" office:value="-0.00174218750004229" calcext:value-type="float">
            <text:p>-0.0017421875</text:p>
          </table:table-cell>
          <table:table-cell table:style-name="Default" office:value-type="float" office:value="63627187861420.3" calcext:value-type="float">
            <text:p>63627187861420.3</text:p>
          </table:table-cell>
          <table:table-cell table:style-name="ce7" table:formula="of:=([.K167]-[.K166])/1000" office:value-type="float" office:value="1.998203125" calcext:value-type="float">
            <text:p>1.9982</text:p>
          </table:table-cell>
          <table:table-cell table:style-name="ce7" table:formula="of:=[.L167]+[.M166]" office:value-type="float" office:value="329.997703125" calcext:value-type="float">
            <text:p>329.9977</text:p>
          </table:table-cell>
          <table:table-cell table:style-name="ce11" table:formula="of:=[.M167]-2*([.$B167]-1)" office:value-type="float" office:value="-0.00229687500001319" calcext:value-type="float">
            <text:p>-0.002296875</text:p>
          </table:table-cell>
          <table:table-cell table:style-name="Default" office:value-type="float" office:value="63627188329318.2" calcext:value-type="float">
            <text:p>63627188329318.2</text:p>
          </table:table-cell>
          <table:table-cell table:style-name="ce7" table:formula="of:=([.O167]-[.O166])/1000" office:value-type="float" office:value="1.9996953125" calcext:value-type="float">
            <text:p>1.9997</text:p>
          </table:table-cell>
          <table:table-cell table:style-name="ce7" table:formula="of:=[.P167]+[.Q166]" office:value-type="float" office:value="329.998453125" calcext:value-type="float">
            <text:p>329.9985</text:p>
          </table:table-cell>
          <table:table-cell table:style-name="ce12" table:formula="of:=[.Q167]-2*([.$B167]-1)" office:value-type="float" office:value="-0.00154687499991724" calcext:value-type="float">
            <text:p>-0.001546875</text:p>
          </table:table-cell>
          <table:table-cell table:style-name="Default" office:value-type="float" office:value="63627188789495.9" calcext:value-type="float">
            <text:p>63627188789495.9</text:p>
          </table:table-cell>
          <table:table-cell table:style-name="ce7" table:formula="of:=([.S167]-[.S166])/1000" office:value-type="float" office:value="2.0009375" calcext:value-type="float">
            <text:p>2.0009</text:p>
          </table:table-cell>
          <table:table-cell table:style-name="ce7" table:formula="of:=[.T167]+[.U166]" office:value-type="float" office:value="329.9999765625" calcext:value-type="float">
            <text:p>330.0000</text:p>
          </table:table-cell>
          <table:table-cell table:style-name="ce13" table:formula="of:=[.U167]-2*([.$B167]-1)" office:value-type="float" office:value="-0.0000234375000331966" calcext:value-type="float">
            <text:p>-2.34375000331966E-05</text:p>
          </table:table-cell>
          <table:table-cell table:style-name="Default" office:value-type="float" office:value="63627189246421.4" calcext:value-type="float">
            <text:p>63627189246421.4</text:p>
          </table:table-cell>
          <table:table-cell table:style-name="ce7" table:formula="of:=([.W167]-[.W166])/1000" office:value-type="float" office:value="1.999234375" calcext:value-type="float">
            <text:p>1.9992</text:p>
          </table:table-cell>
          <table:table-cell table:style-name="ce7" table:formula="of:=[.X167]+[.Y166]" office:value-type="float" office:value="329.9976796875" calcext:value-type="float">
            <text:p>329.9977</text:p>
          </table:table-cell>
          <table:table-cell table:style-name="ce14" table:formula="of:=[.Y167]-2*([.$B167]-1)" office:value-type="float" office:value="-0.00232031249998954" calcext:value-type="float">
            <text:p>-0.0023203125</text:p>
          </table:table-cell>
          <table:table-cell table:style-name="Default" office:value-type="float" office:value="63627189713197.2" calcext:value-type="float">
            <text:p>63627189713197.2</text:p>
          </table:table-cell>
          <table:table-cell table:style-name="ce15" table:formula="of:=([.AA167]-[.AA166])/1000" office:value-type="float" office:value="1.99921875" calcext:value-type="float">
            <text:p>1.9992</text:p>
          </table:table-cell>
          <table:table-cell table:style-name="ce7" table:formula="of:=[.AB167]+[.AC166]" office:value-type="float" office:value="331.9986328125" calcext:value-type="float">
            <text:p>331.9986</text:p>
          </table:table-cell>
          <table:table-cell table:style-name="ce16" table:formula="of:=[.AC167]-2*([.$B167]-1)" office:value-type="float" office:value="1.99863281250032" calcext:value-type="float">
            <text:p>1.9986328125</text:p>
          </table:table-cell>
          <table:table-cell table:style-name="Default" office:value-type="float" office:value="63627190173130.2" calcext:value-type="float">
            <text:p>63627190173130.2</text:p>
          </table:table-cell>
          <table:table-cell table:style-name="ce7" table:formula="of:=([.AE167]-[.AE166])/1000" office:value-type="float" office:value="1.9989140625" calcext:value-type="float">
            <text:p>1.9989</text:p>
          </table:table-cell>
          <table:table-cell table:style-name="ce7" table:formula="of:=[.AF167]+[.AG166]" office:value-type="float" office:value="329.99809375" calcext:value-type="float">
            <text:p>329.9981</text:p>
          </table:table-cell>
          <table:table-cell table:style-name="ce20" table:formula="of:=[.AG167]-2*([.$B167]-1)" office:value-type="float" office:value="-0.00190624999993361" calcext:value-type="float">
            <text:p>-0.00190625</text:p>
          </table:table-cell>
          <table:table-cell table:style-name="Default" office:value-type="float" office:value="63627190639459.7" calcext:value-type="float">
            <text:p>63627190639459.7</text:p>
          </table:table-cell>
          <table:table-cell table:style-name="ce7" table:formula="of:=([.AI167]-[.AI166])/1000" office:value-type="float" office:value="1.99690625" calcext:value-type="float">
            <text:p>1.9969</text:p>
          </table:table-cell>
          <table:table-cell table:style-name="ce7" table:formula="of:=[.AJ167]+[.AK166]" office:value-type="float" office:value="329.9995234375" calcext:value-type="float">
            <text:p>329.9995</text:p>
          </table:table-cell>
          <table:table-cell table:style-name="ce21" table:formula="of:=[.AK167]-2*([.$B167]-1)" office:value-type="float" office:value="-0.000476562500068667" calcext:value-type="float">
            <text:p>-0.0004765625</text:p>
          </table:table-cell>
          <table:table-cell table:style-name="Default" office:value-type="float" office:value="63627191102530.5" calcext:value-type="float">
            <text:p>63627191102530.5</text:p>
          </table:table-cell>
          <table:table-cell table:style-name="ce7" table:formula="of:=([.AM167]-[.AM166])/1000" office:value-type="float" office:value="1.9999765625" calcext:value-type="float">
            <text:p>2.0000</text:p>
          </table:table-cell>
          <table:table-cell table:style-name="ce7" table:formula="of:=[.AN167]+[.AO166]" office:value-type="float" office:value="329.999015625" calcext:value-type="float">
            <text:p>329.9990</text:p>
          </table:table-cell>
          <table:table-cell table:style-name="ce22" table:formula="of:=[.AO167]-2*([.$B167]-1)" office:value-type="float" office:value="-0.000984375000030013" calcext:value-type="float">
            <text:p>-0.000984375</text:p>
          </table:table-cell>
          <table:table-cell table:style-name="Default" office:value-type="float" office:value="63627191567556" calcext:value-type="float">
            <text:p>63627191567556</text:p>
          </table:table-cell>
          <table:table-cell table:style-name="ce7" table:formula="of:=([.AQ167]-[.AQ166])/1000" office:value-type="float" office:value="1.99940625" calcext:value-type="float">
            <text:p>1.9994</text:p>
          </table:table-cell>
          <table:table-cell table:style-name="ce7" table:formula="of:=[.AR167]+[.AS166]" office:value-type="float" office:value="329.998484375" calcext:value-type="float">
            <text:p>329.9985</text:p>
          </table:table-cell>
          <table:table-cell table:style-name="ce26" table:formula="of:=[.AS167]-2*([.$B167]-1)" office:value-type="float" office:value="-0.00151562499985403" calcext:value-type="float">
            <text:p>-0.001515625</text:p>
          </table:table-cell>
          <table:table-cell table:style-name="Default" office:value-type="float" office:value="63627192082642.2" calcext:value-type="float">
            <text:p>63627192082642.2</text:p>
          </table:table-cell>
          <table:table-cell table:style-name="ce7" table:formula="of:=([.AU167]-[.AU166])/1000" office:value-type="float" office:value="1.9990078125" calcext:value-type="float">
            <text:p>1.9990</text:p>
          </table:table-cell>
          <table:table-cell table:style-name="ce7" table:formula="of:=[.AV167]+[.AW166]" office:value-type="float" office:value="329.998953125" calcext:value-type="float">
            <text:p>329.9990</text:p>
          </table:table-cell>
          <table:table-cell table:style-name="ce35" table:formula="of:=[.AW167]-2*([.$B167]-1)" office:value-type="float" office:value="-0.00104687499992906" calcext:value-type="float">
            <text:p>-0.001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67" calcext:value-type="float">
            <text:p>167</text:p>
          </table:table-cell>
          <table:table-cell office:value-type="float" office:value="63627186876517.7" calcext:value-type="float">
            <text:p>63627186876517.7</text:p>
          </table:table-cell>
          <table:table-cell table:formula="of:=([.C168]-[.C167])/1000" office:value-type="float" office:value="1.998203125" calcext:value-type="float">
            <text:p>1.9982</text:p>
          </table:table-cell>
          <table:table-cell table:formula="of:=[.D168]+[.E167]" office:value-type="float" office:value="331.998734375" calcext:value-type="float">
            <text:p>331.9987</text:p>
          </table:table-cell>
          <table:table-cell table:style-name="ce9" table:formula="of:=[.E168]-2*([.$B168]-1)" office:value-type="float" office:value="-0.001265625000201" calcext:value-type="float">
            <text:p>-0.001265625</text:p>
          </table:table-cell>
          <table:table-cell table:style-name="Default" office:value-type="float" office:value="63627187395873.4" calcext:value-type="float">
            <text:p>63627187395873.4</text:p>
          </table:table-cell>
          <table:table-cell table:style-name="ce7" table:formula="of:=([.G168]-[.G167])/1000" office:value-type="float" office:value="2.0018046875" calcext:value-type="float">
            <text:p>2.0018</text:p>
          </table:table-cell>
          <table:table-cell table:style-name="ce7" table:formula="of:=[.H168]+[.I167]" office:value-type="float" office:value="332.0000625" calcext:value-type="float">
            <text:p>332.0001</text:p>
          </table:table-cell>
          <table:table-cell table:style-name="ce10" table:formula="of:=[.I168]-2*([.$B168]-1)" office:value-type="float" office:value="0.0000624999999558895" calcext:value-type="float">
            <text:p>0.0000625</text:p>
          </table:table-cell>
          <table:table-cell table:style-name="Default" office:value-type="float" office:value="63627187863420.7" calcext:value-type="float">
            <text:p>63627187863420.7</text:p>
          </table:table-cell>
          <table:table-cell table:style-name="ce7" table:formula="of:=([.K168]-[.K167])/1000" office:value-type="float" office:value="2.000359375" calcext:value-type="float">
            <text:p>2.0004</text:p>
          </table:table-cell>
          <table:table-cell table:style-name="ce7" table:formula="of:=[.L168]+[.M167]" office:value-type="float" office:value="331.9980625" calcext:value-type="float">
            <text:p>331.9981</text:p>
          </table:table-cell>
          <table:table-cell table:style-name="ce11" table:formula="of:=[.M168]-2*([.$B168]-1)" office:value-type="float" office:value="-0.00193749999999682" calcext:value-type="float">
            <text:p>-0.0019375</text:p>
          </table:table-cell>
          <table:table-cell table:style-name="Default" office:value-type="float" office:value="63627188331318.8" calcext:value-type="float">
            <text:p>63627188331318.8</text:p>
          </table:table-cell>
          <table:table-cell table:style-name="ce7" table:formula="of:=([.O168]-[.O167])/1000" office:value-type="float" office:value="2.000671875" calcext:value-type="float">
            <text:p>2.0007</text:p>
          </table:table-cell>
          <table:table-cell table:style-name="ce7" table:formula="of:=[.P168]+[.Q167]" office:value-type="float" office:value="331.999125" calcext:value-type="float">
            <text:p>331.9991</text:p>
          </table:table-cell>
          <table:table-cell table:style-name="ce12" table:formula="of:=[.Q168]-2*([.$B168]-1)" office:value-type="float" office:value="-0.000874999999894044" calcext:value-type="float">
            <text:p>-0.000875</text:p>
          </table:table-cell>
          <table:table-cell table:style-name="Default" office:value-type="float" office:value="63627188791494.7" calcext:value-type="float">
            <text:p>63627188791494.7</text:p>
          </table:table-cell>
          <table:table-cell table:style-name="ce7" table:formula="of:=([.S168]-[.S167])/1000" office:value-type="float" office:value="1.998828125" calcext:value-type="float">
            <text:p>1.9988</text:p>
          </table:table-cell>
          <table:table-cell table:style-name="ce7" table:formula="of:=[.T168]+[.U167]" office:value-type="float" office:value="331.9988046875" calcext:value-type="float">
            <text:p>331.9988</text:p>
          </table:table-cell>
          <table:table-cell table:style-name="ce13" table:formula="of:=[.U168]-2*([.$B168]-1)" office:value-type="float" office:value="-0.00119531250004457" calcext:value-type="float">
            <text:p>-0.0011953125</text:p>
          </table:table-cell>
          <table:table-cell table:style-name="Default" office:value-type="float" office:value="63627189248421.4" calcext:value-type="float">
            <text:p>63627189248421.4</text:p>
          </table:table-cell>
          <table:table-cell table:style-name="ce7" table:formula="of:=([.W168]-[.W167])/1000" office:value-type="float" office:value="2.0000625" calcext:value-type="float">
            <text:p>2.0001</text:p>
          </table:table-cell>
          <table:table-cell table:style-name="ce7" table:formula="of:=[.X168]+[.Y167]" office:value-type="float" office:value="331.9977421875" calcext:value-type="float">
            <text:p>331.9977</text:p>
          </table:table-cell>
          <table:table-cell table:style-name="ce14" table:formula="of:=[.Y168]-2*([.$B168]-1)" office:value-type="float" office:value="-0.00225781249997681" calcext:value-type="float">
            <text:p>-0.0022578125</text:p>
          </table:table-cell>
          <table:table-cell table:formula="of:=[.AA169]" office:value-type="float" office:value="63627189718550.7" calcext:value-type="float">
            <text:p>63627189718550.7</text:p>
          </table:table-cell>
          <table:table-cell table:style-name="ce15" table:formula="of:=([.AA168]-[.AA167])/1000" office:value-type="float" office:value="5.353484375" calcext:value-type="float">
            <text:p>5.3535</text:p>
          </table:table-cell>
          <table:table-cell table:style-name="ce7" table:formula="of:=[.AB168]+[.AC167]" office:value-type="float" office:value="337.3521171875" calcext:value-type="float">
            <text:p>337.3521</text:p>
          </table:table-cell>
          <table:table-cell table:style-name="ce16" table:formula="of:=[.AC168]-2*([.$B168]-1)" office:value-type="float" office:value="5.35211718750031" calcext:value-type="float">
            <text:p>5.3521171875</text:p>
          </table:table-cell>
          <table:table-cell table:style-name="Default" office:value-type="float" office:value="63627190175130.4" calcext:value-type="float">
            <text:p>63627190175130.4</text:p>
          </table:table-cell>
          <table:table-cell table:style-name="ce7" table:formula="of:=([.AE168]-[.AE167])/1000" office:value-type="float" office:value="2.000265625" calcext:value-type="float">
            <text:p>2.0003</text:p>
          </table:table-cell>
          <table:table-cell table:style-name="ce7" table:formula="of:=[.AF168]+[.AG167]" office:value-type="float" office:value="331.998359375" calcext:value-type="float">
            <text:p>331.9984</text:p>
          </table:table-cell>
          <table:table-cell table:style-name="ce20" table:formula="of:=[.AG168]-2*([.$B168]-1)" office:value-type="float" office:value="-0.00164062499993634" calcext:value-type="float">
            <text:p>-0.001640625</text:p>
          </table:table-cell>
          <table:table-cell table:style-name="Default" office:value-type="float" office:value="63627190641459.3" calcext:value-type="float">
            <text:p>63627190641459.3</text:p>
          </table:table-cell>
          <table:table-cell table:style-name="ce7" table:formula="of:=([.AI168]-[.AI167])/1000" office:value-type="float" office:value="1.9996171875" calcext:value-type="float">
            <text:p>1.9996</text:p>
          </table:table-cell>
          <table:table-cell table:style-name="ce7" table:formula="of:=[.AJ168]+[.AK167]" office:value-type="float" office:value="331.999140625" calcext:value-type="float">
            <text:p>331.9991</text:p>
          </table:table-cell>
          <table:table-cell table:style-name="ce21" table:formula="of:=[.AK168]-2*([.$B168]-1)" office:value-type="float" office:value="-0.000859375000061391" calcext:value-type="float">
            <text:p>-0.000859375</text:p>
          </table:table-cell>
          <table:table-cell table:style-name="Default" office:value-type="float" office:value="63627191104529.8" calcext:value-type="float">
            <text:p>63627191104529.8</text:p>
          </table:table-cell>
          <table:table-cell table:style-name="ce7" table:formula="of:=([.AM168]-[.AM167])/1000" office:value-type="float" office:value="1.9993359375" calcext:value-type="float">
            <text:p>1.9993</text:p>
          </table:table-cell>
          <table:table-cell table:style-name="ce7" table:formula="of:=[.AN168]+[.AO167]" office:value-type="float" office:value="331.9983515625" calcext:value-type="float">
            <text:p>331.9984</text:p>
          </table:table-cell>
          <table:table-cell table:style-name="ce22" table:formula="of:=[.AO168]-2*([.$B168]-1)" office:value-type="float" office:value="-0.00164843750002319" calcext:value-type="float">
            <text:p>-0.0016484375</text:p>
          </table:table-cell>
          <table:table-cell table:style-name="Default" office:value-type="float" office:value="63627191569557.1" calcext:value-type="float">
            <text:p>63627191569557.1</text:p>
          </table:table-cell>
          <table:table-cell table:style-name="ce7" table:formula="of:=([.AQ168]-[.AQ167])/1000" office:value-type="float" office:value="2.0011171875" calcext:value-type="float">
            <text:p>2.0011</text:p>
          </table:table-cell>
          <table:table-cell table:style-name="ce7" table:formula="of:=[.AR168]+[.AS167]" office:value-type="float" office:value="331.9996015625" calcext:value-type="float">
            <text:p>331.9996</text:p>
          </table:table-cell>
          <table:table-cell table:style-name="ce26" table:formula="of:=[.AS168]-2*([.$B168]-1)" office:value-type="float" office:value="-0.00039843749988222" calcext:value-type="float">
            <text:p>-0.0003984375</text:p>
          </table:table-cell>
          <table:table-cell table:style-name="Default" office:value-type="float" office:value="63627192084641.2" calcext:value-type="float">
            <text:p>63627192084641.2</text:p>
          </table:table-cell>
          <table:table-cell table:style-name="ce7" table:formula="of:=([.AU168]-[.AU167])/1000" office:value-type="float" office:value="1.9989140625" calcext:value-type="float">
            <text:p>1.9989</text:p>
          </table:table-cell>
          <table:table-cell table:style-name="ce7" table:formula="of:=[.AV168]+[.AW167]" office:value-type="float" office:value="331.9978671875" calcext:value-type="float">
            <text:p>331.9979</text:p>
          </table:table-cell>
          <table:table-cell table:style-name="ce35" table:formula="of:=[.AW168]-2*([.$B168]-1)" office:value-type="float" office:value="-0.00213281249995134" calcext:value-type="float">
            <text:p>-0.00213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168" calcext:value-type="float">
            <text:p>168</text:p>
          </table:table-cell>
          <table:table-cell office:value-type="float" office:value="63627186878518.2" calcext:value-type="float">
            <text:p>63627186878518.2</text:p>
          </table:table-cell>
          <table:table-cell table:formula="of:=([.C169]-[.C168])/1000" office:value-type="float" office:value="2.0005" calcext:value-type="float">
            <text:p>2.0005</text:p>
          </table:table-cell>
          <table:table-cell table:formula="of:=[.D169]+[.E168]" office:value-type="float" office:value="333.999234375" calcext:value-type="float">
            <text:p>333.9992</text:p>
          </table:table-cell>
          <table:table-cell table:style-name="ce9" table:formula="of:=[.E169]-2*([.$B169]-1)" office:value-type="float" office:value="-0.000765625000212822" calcext:value-type="float">
            <text:p>-0.000765625</text:p>
          </table:table-cell>
          <table:table-cell table:style-name="Default" office:value-type="float" office:value="63627187397871.7" calcext:value-type="float">
            <text:p>63627187397871.7</text:p>
          </table:table-cell>
          <table:table-cell table:style-name="ce7" table:formula="of:=([.G169]-[.G168])/1000" office:value-type="float" office:value="1.99828125" calcext:value-type="float">
            <text:p>1.9983</text:p>
          </table:table-cell>
          <table:table-cell table:style-name="ce7" table:formula="of:=[.H169]+[.I168]" office:value-type="float" office:value="333.99834375" calcext:value-type="float">
            <text:p>333.9983</text:p>
          </table:table-cell>
          <table:table-cell table:style-name="ce10" table:formula="of:=[.I169]-2*([.$B169]-1)" office:value-type="float" office:value="-0.00165625000005321" calcext:value-type="float">
            <text:p>-0.00165625</text:p>
          </table:table-cell>
          <table:table-cell table:style-name="Default" office:value-type="float" office:value="63627187865421" calcext:value-type="float">
            <text:p>63627187865421</text:p>
          </table:table-cell>
          <table:table-cell table:style-name="ce7" table:formula="of:=([.K169]-[.K168])/1000" office:value-type="float" office:value="2.00028125" calcext:value-type="float">
            <text:p>2.0003</text:p>
          </table:table-cell>
          <table:table-cell table:style-name="ce7" table:formula="of:=[.L169]+[.M168]" office:value-type="float" office:value="333.99834375" calcext:value-type="float">
            <text:p>333.9983</text:p>
          </table:table-cell>
          <table:table-cell table:style-name="ce11" table:formula="of:=[.M169]-2*([.$B169]-1)" office:value-type="float" office:value="-0.00165624999999636" calcext:value-type="float">
            <text:p>-0.00165625</text:p>
          </table:table-cell>
          <table:table-cell table:style-name="Default" office:value-type="float" office:value="63627188333317.6" calcext:value-type="float">
            <text:p>63627188333317.6</text:p>
          </table:table-cell>
          <table:table-cell table:style-name="ce7" table:formula="of:=([.O169]-[.O168])/1000" office:value-type="float" office:value="1.9987734375" calcext:value-type="float">
            <text:p>1.9988</text:p>
          </table:table-cell>
          <table:table-cell table:style-name="ce7" table:formula="of:=[.P169]+[.Q168]" office:value-type="float" office:value="333.9978984375" calcext:value-type="float">
            <text:p>333.9979</text:p>
          </table:table-cell>
          <table:table-cell table:style-name="ce12" table:formula="of:=[.Q169]-2*([.$B169]-1)" office:value-type="float" office:value="-0.00210156249988813" calcext:value-type="float">
            <text:p>-0.0021015625</text:p>
          </table:table-cell>
          <table:table-cell table:style-name="Default" office:value-type="float" office:value="63627188793496.3" calcext:value-type="float">
            <text:p>63627188793496.3</text:p>
          </table:table-cell>
          <table:table-cell table:style-name="ce7" table:formula="of:=([.S169]-[.S168])/1000" office:value-type="float" office:value="2.0016640625" calcext:value-type="float">
            <text:p>2.0017</text:p>
          </table:table-cell>
          <table:table-cell table:style-name="ce7" table:formula="of:=[.T169]+[.U168]" office:value-type="float" office:value="334.00046875" calcext:value-type="float">
            <text:p>334.0005</text:p>
          </table:table-cell>
          <table:table-cell table:style-name="ce13" table:formula="of:=[.U169]-2*([.$B169]-1)" office:value-type="float" office:value="0.00046874999998181" calcext:value-type="float">
            <text:p>0.00046875</text:p>
          </table:table-cell>
          <table:table-cell table:style-name="Default" office:value-type="float" office:value="63627189250421.6" calcext:value-type="float">
            <text:p>63627189250421.6</text:p>
          </table:table-cell>
          <table:table-cell table:style-name="ce7" table:formula="of:=([.W169]-[.W168])/1000" office:value-type="float" office:value="2.0002109375" calcext:value-type="float">
            <text:p>2.0002</text:p>
          </table:table-cell>
          <table:table-cell table:style-name="ce7" table:formula="of:=[.X169]+[.Y168]" office:value-type="float" office:value="333.997953125" calcext:value-type="float">
            <text:p>333.9980</text:p>
          </table:table-cell>
          <table:table-cell table:style-name="ce14" table:formula="of:=[.Y169]-2*([.$B169]-1)" office:value-type="float" office:value="-0.00204687499996226" calcext:value-type="float">
            <text:p>-0.002046875</text:p>
          </table:table-cell>
          <table:table-cell table:style-name="Default" office:value-type="float" office:value="63627189718550.7" calcext:value-type="float">
            <text:p>63627189718550.7</text:p>
          </table:table-cell>
          <table:table-cell table:style-name="ce15" table:formula="of:=([.AA169]-[.AA168])/1000" office:value-type="float" office:value="0" calcext:value-type="float">
            <text:p>0.0000</text:p>
          </table:table-cell>
          <table:table-cell table:style-name="ce7" table:formula="of:=[.AB169]+[.AC168]" office:value-type="float" office:value="337.3521171875" calcext:value-type="float">
            <text:p>337.3521</text:p>
          </table:table-cell>
          <table:table-cell table:style-name="ce16" table:formula="of:=[.AC169]-2*([.$B169]-1)" office:value-type="float" office:value="3.35211718750031" calcext:value-type="float">
            <text:p>3.3521171875</text:p>
          </table:table-cell>
          <table:table-cell table:style-name="Default" office:value-type="float" office:value="63627190177132.3" calcext:value-type="float">
            <text:p>63627190177132.3</text:p>
          </table:table-cell>
          <table:table-cell table:style-name="ce7" table:formula="of:=([.AE169]-[.AE168])/1000" office:value-type="float" office:value="2.00190625" calcext:value-type="float">
            <text:p>2.0019</text:p>
          </table:table-cell>
          <table:table-cell table:style-name="ce7" table:formula="of:=[.AF169]+[.AG168]" office:value-type="float" office:value="334.000265625" calcext:value-type="float">
            <text:p>334.0003</text:p>
          </table:table-cell>
          <table:table-cell table:style-name="ce20" table:formula="of:=[.AG169]-2*([.$B169]-1)" office:value-type="float" office:value="0.000265625000054115" calcext:value-type="float">
            <text:p>0.000265625</text:p>
          </table:table-cell>
          <table:table-cell table:style-name="Default" office:value-type="float" office:value="63627190643458" calcext:value-type="float">
            <text:p>63627190643458</text:p>
          </table:table-cell>
          <table:table-cell table:style-name="ce7" table:formula="of:=([.AI169]-[.AI168])/1000" office:value-type="float" office:value="1.9986328125" calcext:value-type="float">
            <text:p>1.9986</text:p>
          </table:table-cell>
          <table:table-cell table:style-name="ce7" table:formula="of:=[.AJ169]+[.AK168]" office:value-type="float" office:value="333.9977734375" calcext:value-type="float">
            <text:p>333.9978</text:p>
          </table:table-cell>
          <table:table-cell table:style-name="ce21" table:formula="of:=[.AK169]-2*([.$B169]-1)" office:value-type="float" office:value="-0.00222656250008413" calcext:value-type="float">
            <text:p>-0.0022265625</text:p>
          </table:table-cell>
          <table:table-cell table:style-name="Default" office:value-type="float" office:value="63627191106593.5" calcext:value-type="float">
            <text:p>63627191106593.5</text:p>
          </table:table-cell>
          <table:table-cell table:style-name="ce7" table:formula="of:=([.AM169]-[.AM168])/1000" office:value-type="float" office:value="2.0636484375" calcext:value-type="float">
            <text:p>2.0636</text:p>
          </table:table-cell>
          <table:table-cell table:style-name="ce7" table:formula="of:=[.AN169]+[.AO168]" office:value-type="float" office:value="334.062" calcext:value-type="float">
            <text:p>334.0620</text:p>
          </table:table-cell>
          <table:table-cell table:style-name="ce22" table:formula="of:=[.AO169]-2*([.$B169]-1)" office:value-type="float" office:value="0.061999999999955" calcext:value-type="float">
            <text:p>0.062</text:p>
          </table:table-cell>
          <table:table-cell table:style-name="Default" office:value-type="float" office:value="63627191571557.8" calcext:value-type="float">
            <text:p>63627191571557.8</text:p>
          </table:table-cell>
          <table:table-cell table:style-name="ce7" table:formula="of:=([.AQ169]-[.AQ168])/1000" office:value-type="float" office:value="2.0006875" calcext:value-type="float">
            <text:p>2.0007</text:p>
          </table:table-cell>
          <table:table-cell table:style-name="ce7" table:formula="of:=[.AR169]+[.AS168]" office:value-type="float" office:value="334.0002890625" calcext:value-type="float">
            <text:p>334.0003</text:p>
          </table:table-cell>
          <table:table-cell table:style-name="ce26" table:formula="of:=[.AS169]-2*([.$B169]-1)" office:value-type="float" office:value="0.000289062500144155" calcext:value-type="float">
            <text:p>0.0002890625</text:p>
          </table:table-cell>
          <table:table-cell table:style-name="Default" office:value-type="float" office:value="63627192086643.7" calcext:value-type="float">
            <text:p>63627192086643.7</text:p>
          </table:table-cell>
          <table:table-cell table:style-name="ce7" table:formula="of:=([.AU169]-[.AU168])/1000" office:value-type="float" office:value="2.002578125" calcext:value-type="float">
            <text:p>2.0026</text:p>
          </table:table-cell>
          <table:table-cell table:style-name="ce7" table:formula="of:=[.AV169]+[.AW168]" office:value-type="float" office:value="334.0004453125" calcext:value-type="float">
            <text:p>334.0004</text:p>
          </table:table-cell>
          <table:table-cell table:style-name="ce35" table:formula="of:=[.AW169]-2*([.$B169]-1)" office:value-type="float" office:value="0.0004453125000623" calcext:value-type="float">
            <text:p>0.00044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69" calcext:value-type="float">
            <text:p>169</text:p>
          </table:table-cell>
          <table:table-cell office:value-type="float" office:value="63627186880519.2" calcext:value-type="float">
            <text:p>63627186880519.2</text:p>
          </table:table-cell>
          <table:table-cell table:formula="of:=([.C170]-[.C169])/1000" office:value-type="float" office:value="2.00096875" calcext:value-type="float">
            <text:p>2.0010</text:p>
          </table:table-cell>
          <table:table-cell table:formula="of:=[.D170]+[.E169]" office:value-type="float" office:value="336.000203125" calcext:value-type="float">
            <text:p>336.0002</text:p>
          </table:table-cell>
          <table:table-cell table:style-name="ce9" table:formula="of:=[.E170]-2*([.$B170]-1)" office:value-type="float" office:value="0.000203124999814008" calcext:value-type="float">
            <text:p>0.000203125</text:p>
          </table:table-cell>
          <table:table-cell table:style-name="Default" office:value-type="float" office:value="63627187399872.8" calcext:value-type="float">
            <text:p>63627187399872.8</text:p>
          </table:table-cell>
          <table:table-cell table:style-name="ce7" table:formula="of:=([.G170]-[.G169])/1000" office:value-type="float" office:value="2.0011484375" calcext:value-type="float">
            <text:p>2.0011</text:p>
          </table:table-cell>
          <table:table-cell table:style-name="ce7" table:formula="of:=[.H170]+[.I169]" office:value-type="float" office:value="335.9994921875" calcext:value-type="float">
            <text:p>335.9995</text:p>
          </table:table-cell>
          <table:table-cell table:style-name="ce10" table:formula="of:=[.I170]-2*([.$B170]-1)" office:value-type="float" office:value="-0.000507812500075033" calcext:value-type="float">
            <text:p>-0.0005078125</text:p>
          </table:table-cell>
          <table:table-cell table:style-name="Default" office:value-type="float" office:value="63627187867420.7" calcext:value-type="float">
            <text:p>63627187867420.7</text:p>
          </table:table-cell>
          <table:table-cell table:style-name="ce7" table:formula="of:=([.K170]-[.K169])/1000" office:value-type="float" office:value="1.999734375" calcext:value-type="float">
            <text:p>1.9997</text:p>
          </table:table-cell>
          <table:table-cell table:style-name="ce7" table:formula="of:=[.L170]+[.M169]" office:value-type="float" office:value="335.998078125" calcext:value-type="float">
            <text:p>335.9981</text:p>
          </table:table-cell>
          <table:table-cell table:style-name="ce11" table:formula="of:=[.M170]-2*([.$B170]-1)" office:value-type="float" office:value="-0.00192187499999363" calcext:value-type="float">
            <text:p>-0.001921875</text:p>
          </table:table-cell>
          <table:table-cell table:style-name="Default" office:value-type="float" office:value="63627188335318.2" calcext:value-type="float">
            <text:p>63627188335318.2</text:p>
          </table:table-cell>
          <table:table-cell table:style-name="ce7" table:formula="of:=([.O170]-[.O169])/1000" office:value-type="float" office:value="2.0006484375" calcext:value-type="float">
            <text:p>2.0006</text:p>
          </table:table-cell>
          <table:table-cell table:style-name="ce7" table:formula="of:=[.P170]+[.Q169]" office:value-type="float" office:value="335.998546875" calcext:value-type="float">
            <text:p>335.9985</text:p>
          </table:table-cell>
          <table:table-cell table:style-name="ce12" table:formula="of:=[.Q170]-2*([.$B170]-1)" office:value-type="float" office:value="-0.00145312499989814" calcext:value-type="float">
            <text:p>-0.001453125</text:p>
          </table:table-cell>
          <table:table-cell table:style-name="Default" office:value-type="float" office:value="63627188795495" calcext:value-type="float">
            <text:p>63627188795495</text:p>
          </table:table-cell>
          <table:table-cell table:style-name="ce7" table:formula="of:=([.S170]-[.S169])/1000" office:value-type="float" office:value="1.99865625" calcext:value-type="float">
            <text:p>1.9987</text:p>
          </table:table-cell>
          <table:table-cell table:style-name="ce7" table:formula="of:=[.T170]+[.U169]" office:value-type="float" office:value="335.999125" calcext:value-type="float">
            <text:p>335.9991</text:p>
          </table:table-cell>
          <table:table-cell table:style-name="ce13" table:formula="of:=[.U170]-2*([.$B170]-1)" office:value-type="float" office:value="-0.000875000000007731" calcext:value-type="float">
            <text:p>-0.000875</text:p>
          </table:table-cell>
          <table:table-cell table:style-name="Default" office:value-type="float" office:value="63627189252422.4" calcext:value-type="float">
            <text:p>63627189252422.4</text:p>
          </table:table-cell>
          <table:table-cell table:style-name="ce7" table:formula="of:=([.W170]-[.W169])/1000" office:value-type="float" office:value="2.00071875" calcext:value-type="float">
            <text:p>2.0007</text:p>
          </table:table-cell>
          <table:table-cell table:style-name="ce7" table:formula="of:=[.X170]+[.Y169]" office:value-type="float" office:value="335.998671875" calcext:value-type="float">
            <text:p>335.9987</text:p>
          </table:table-cell>
          <table:table-cell table:style-name="ce14" table:formula="of:=[.Y170]-2*([.$B170]-1)" office:value-type="float" office:value="-0.00132812499998636" calcext:value-type="float">
            <text:p>-0.001328125</text:p>
          </table:table-cell>
          <table:table-cell table:style-name="Default" office:value-type="float" office:value="63627189719198.4" calcext:value-type="float">
            <text:p>63627189719198.4</text:p>
          </table:table-cell>
          <table:table-cell table:style-name="ce15" table:formula="of:=([.AA170]-[.AA169])/1000" office:value-type="float" office:value="0.64771875" calcext:value-type="float">
            <text:p>0.6477</text:p>
          </table:table-cell>
          <table:table-cell table:style-name="ce7" table:formula="of:=[.AB170]+[.AC169]" office:value-type="float" office:value="337.9998359375" calcext:value-type="float">
            <text:p>337.9998</text:p>
          </table:table-cell>
          <table:table-cell table:style-name="ce16" table:formula="of:=[.AC170]-2*([.$B170]-1)" office:value-type="float" office:value="1.99983593750034" calcext:value-type="float">
            <text:p>1.9998359375</text:p>
          </table:table-cell>
          <table:table-cell table:style-name="Default" office:value-type="float" office:value="63627190179132.8" calcext:value-type="float">
            <text:p>63627190179132.8</text:p>
          </table:table-cell>
          <table:table-cell table:style-name="ce7" table:formula="of:=([.AE170]-[.AE169])/1000" office:value-type="float" office:value="2.0004765625" calcext:value-type="float">
            <text:p>2.0005</text:p>
          </table:table-cell>
          <table:table-cell table:style-name="ce7" table:formula="of:=[.AF170]+[.AG169]" office:value-type="float" office:value="336.0007421875" calcext:value-type="float">
            <text:p>336.0007</text:p>
          </table:table-cell>
          <table:table-cell table:style-name="ce20" table:formula="of:=[.AG170]-2*([.$B170]-1)" office:value-type="float" office:value="0.000742187500065938" calcext:value-type="float">
            <text:p>0.0007421875</text:p>
          </table:table-cell>
          <table:table-cell table:style-name="Default" office:value-type="float" office:value="63627190645460.1" calcext:value-type="float">
            <text:p>63627190645460.1</text:p>
          </table:table-cell>
          <table:table-cell table:style-name="ce7" table:formula="of:=([.AI170]-[.AI169])/1000" office:value-type="float" office:value="2.0021640625" calcext:value-type="float">
            <text:p>2.0022</text:p>
          </table:table-cell>
          <table:table-cell table:style-name="ce7" table:formula="of:=[.AJ170]+[.AK169]" office:value-type="float" office:value="335.9999375" calcext:value-type="float">
            <text:p>335.9999</text:p>
          </table:table-cell>
          <table:table-cell table:style-name="ce21" table:formula="of:=[.AK170]-2*([.$B170]-1)" office:value-type="float" office:value="-0.0000625000000695763" calcext:value-type="float">
            <text:p>-0.0000625</text:p>
          </table:table-cell>
          <table:table-cell table:style-name="Default" office:value-type="float" office:value="63627191108529.4" calcext:value-type="float">
            <text:p>63627191108529.4</text:p>
          </table:table-cell>
          <table:table-cell table:style-name="ce7" table:formula="of:=([.AM170]-[.AM169])/1000" office:value-type="float" office:value="1.9358984375" calcext:value-type="float">
            <text:p>1.9359</text:p>
          </table:table-cell>
          <table:table-cell table:style-name="ce7" table:formula="of:=[.AN170]+[.AO169]" office:value-type="float" office:value="335.9978984375" calcext:value-type="float">
            <text:p>335.9979</text:p>
          </table:table-cell>
          <table:table-cell table:style-name="ce22" table:formula="of:=[.AO170]-2*([.$B170]-1)" office:value-type="float" office:value="-0.00210156250005866" calcext:value-type="float">
            <text:p>-0.0021015625</text:p>
          </table:table-cell>
          <table:table-cell table:style-name="Default" office:value-type="float" office:value="63627191573556.2" calcext:value-type="float">
            <text:p>63627191573556.2</text:p>
          </table:table-cell>
          <table:table-cell table:style-name="ce7" table:formula="of:=([.AQ170]-[.AQ169])/1000" office:value-type="float" office:value="1.99840625" calcext:value-type="float">
            <text:p>1.9984</text:p>
          </table:table-cell>
          <table:table-cell table:style-name="ce7" table:formula="of:=[.AR170]+[.AS169]" office:value-type="float" office:value="335.9986953125" calcext:value-type="float">
            <text:p>335.9987</text:p>
          </table:table-cell>
          <table:table-cell table:style-name="ce26" table:formula="of:=[.AS170]-2*([.$B170]-1)" office:value-type="float" office:value="-0.00130468749983947" calcext:value-type="float">
            <text:p>-0.0013046875</text:p>
          </table:table-cell>
          <table:table-cell table:style-name="Default" office:value-type="float" office:value="63627192088641.7" calcext:value-type="float">
            <text:p>63627192088641.7</text:p>
          </table:table-cell>
          <table:table-cell table:style-name="ce7" table:formula="of:=([.AU170]-[.AU169])/1000" office:value-type="float" office:value="1.998" calcext:value-type="float">
            <text:p>1.9980</text:p>
          </table:table-cell>
          <table:table-cell table:style-name="ce7" table:formula="of:=[.AV170]+[.AW169]" office:value-type="float" office:value="335.9984453125" calcext:value-type="float">
            <text:p>335.9984</text:p>
          </table:table-cell>
          <table:table-cell table:style-name="ce35" table:formula="of:=[.AW170]-2*([.$B170]-1)" office:value-type="float" office:value="-0.00155468749994725" calcext:value-type="float">
            <text:p>-0.00155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70" calcext:value-type="float">
            <text:p>170</text:p>
          </table:table-cell>
          <table:table-cell office:value-type="float" office:value="63627186882519" calcext:value-type="float">
            <text:p>63627186882519</text:p>
          </table:table-cell>
          <table:table-cell table:formula="of:=([.C171]-[.C170])/1000" office:value-type="float" office:value="1.9998125" calcext:value-type="float">
            <text:p>1.9998</text:p>
          </table:table-cell>
          <table:table-cell table:formula="of:=[.D171]+[.E170]" office:value-type="float" office:value="338.000015625" calcext:value-type="float">
            <text:p>338.0000</text:p>
          </table:table-cell>
          <table:table-cell table:style-name="ce9" table:formula="of:=[.E171]-2*([.$B171]-1)" office:value-type="float" office:value="0.000015624999832653" calcext:value-type="float">
            <text:p>0.000015625</text:p>
          </table:table-cell>
          <table:table-cell table:style-name="Default" office:value-type="float" office:value="63627187401872.5" calcext:value-type="float">
            <text:p>63627187401872.5</text:p>
          </table:table-cell>
          <table:table-cell table:style-name="ce7" table:formula="of:=([.G171]-[.G170])/1000" office:value-type="float" office:value="1.9996796875" calcext:value-type="float">
            <text:p>1.9997</text:p>
          </table:table-cell>
          <table:table-cell table:style-name="ce7" table:formula="of:=[.H171]+[.I170]" office:value-type="float" office:value="337.999171875" calcext:value-type="float">
            <text:p>337.9992</text:p>
          </table:table-cell>
          <table:table-cell table:style-name="ce10" table:formula="of:=[.I171]-2*([.$B171]-1)" office:value-type="float" office:value="-0.000828125000055024" calcext:value-type="float">
            <text:p>-0.000828125</text:p>
          </table:table-cell>
          <table:table-cell table:style-name="Default" office:value-type="float" office:value="63627187869423.7" calcext:value-type="float">
            <text:p>63627187869423.7</text:p>
          </table:table-cell>
          <table:table-cell table:style-name="ce7" table:formula="of:=([.K171]-[.K170])/1000" office:value-type="float" office:value="2.0030234375" calcext:value-type="float">
            <text:p>2.0030</text:p>
          </table:table-cell>
          <table:table-cell table:style-name="ce7" table:formula="of:=[.L171]+[.M170]" office:value-type="float" office:value="338.0011015625" calcext:value-type="float">
            <text:p>338.0011</text:p>
          </table:table-cell>
          <table:table-cell table:style-name="ce11" table:formula="of:=[.M171]-2*([.$B171]-1)" office:value-type="float" office:value="0.00110156250002547" calcext:value-type="float">
            <text:p>0.0011015625</text:p>
          </table:table-cell>
          <table:table-cell table:style-name="Default" office:value-type="float" office:value="63627188337318" calcext:value-type="float">
            <text:p>63627188337318</text:p>
          </table:table-cell>
          <table:table-cell table:style-name="ce7" table:formula="of:=([.O171]-[.O170])/1000" office:value-type="float" office:value="1.99975" calcext:value-type="float">
            <text:p>1.9998</text:p>
          </table:table-cell>
          <table:table-cell table:style-name="ce7" table:formula="of:=[.P171]+[.Q170]" office:value-type="float" office:value="337.998296875" calcext:value-type="float">
            <text:p>337.9983</text:p>
          </table:table-cell>
          <table:table-cell table:style-name="ce12" table:formula="of:=[.Q171]-2*([.$B171]-1)" office:value-type="float" office:value="-0.00170312499989223" calcext:value-type="float">
            <text:p>-0.001703125</text:p>
          </table:table-cell>
          <table:table-cell table:style-name="Default" office:value-type="float" office:value="63627188797494.5" calcext:value-type="float">
            <text:p>63627188797494.5</text:p>
          </table:table-cell>
          <table:table-cell table:style-name="ce7" table:formula="of:=([.S171]-[.S170])/1000" office:value-type="float" office:value="1.9995234375" calcext:value-type="float">
            <text:p>1.9995</text:p>
          </table:table-cell>
          <table:table-cell table:style-name="ce7" table:formula="of:=[.T171]+[.U170]" office:value-type="float" office:value="337.9986484375" calcext:value-type="float">
            <text:p>337.9986</text:p>
          </table:table-cell>
          <table:table-cell table:style-name="ce13" table:formula="of:=[.U171]-2*([.$B171]-1)" office:value-type="float" office:value="-0.00135156250001955" calcext:value-type="float">
            <text:p>-0.0013515625</text:p>
          </table:table-cell>
          <table:table-cell table:style-name="Default" office:value-type="float" office:value="63627189254422.8" calcext:value-type="float">
            <text:p>63627189254422.8</text:p>
          </table:table-cell>
          <table:table-cell table:style-name="ce7" table:formula="of:=([.W171]-[.W170])/1000" office:value-type="float" office:value="2.0004609375" calcext:value-type="float">
            <text:p>2.0005</text:p>
          </table:table-cell>
          <table:table-cell table:style-name="ce7" table:formula="of:=[.X171]+[.Y170]" office:value-type="float" office:value="337.9991328125" calcext:value-type="float">
            <text:p>337.9991</text:p>
          </table:table-cell>
          <table:table-cell table:style-name="ce14" table:formula="of:=[.Y171]-2*([.$B171]-1)" office:value-type="float" office:value="-0.000867187499977717" calcext:value-type="float">
            <text:p>-0.0008671875</text:p>
          </table:table-cell>
          <table:table-cell table:style-name="Default" office:value-type="float" office:value="63627189721196.5" calcext:value-type="float">
            <text:p>63627189721196.5</text:p>
          </table:table-cell>
          <table:table-cell table:style-name="ce15" table:formula="of:=([.AA171]-[.AA170])/1000" office:value-type="float" office:value="1.998140625" calcext:value-type="float">
            <text:p>1.9981</text:p>
          </table:table-cell>
          <table:table-cell table:style-name="ce7" table:formula="of:=[.AB171]+[.AC170]" office:value-type="float" office:value="339.9979765625" calcext:value-type="float">
            <text:p>339.9980</text:p>
          </table:table-cell>
          <table:table-cell table:style-name="ce16" table:formula="of:=[.AC171]-2*([.$B171]-1)" office:value-type="float" office:value="1.99797656250036" calcext:value-type="float">
            <text:p>1.9979765625</text:p>
          </table:table-cell>
          <table:table-cell table:style-name="Default" office:value-type="float" office:value="63627190181132.4" calcext:value-type="float">
            <text:p>63627190181132.4</text:p>
          </table:table-cell>
          <table:table-cell table:style-name="ce7" table:formula="of:=([.AE171]-[.AE170])/1000" office:value-type="float" office:value="1.9996015625" calcext:value-type="float">
            <text:p>1.9996</text:p>
          </table:table-cell>
          <table:table-cell table:style-name="ce7" table:formula="of:=[.AF171]+[.AG170]" office:value-type="float" office:value="338.00034375" calcext:value-type="float">
            <text:p>338.0003</text:p>
          </table:table-cell>
          <table:table-cell table:style-name="ce20" table:formula="of:=[.AG171]-2*([.$B171]-1)" office:value-type="float" office:value="0.000343750000070031" calcext:value-type="float">
            <text:p>0.00034375</text:p>
          </table:table-cell>
          <table:table-cell table:style-name="Default" office:value-type="float" office:value="63627190647458.9" calcext:value-type="float">
            <text:p>63627190647458.9</text:p>
          </table:table-cell>
          <table:table-cell table:style-name="ce7" table:formula="of:=([.AI171]-[.AI170])/1000" office:value-type="float" office:value="1.9987421875" calcext:value-type="float">
            <text:p>1.9987</text:p>
          </table:table-cell>
          <table:table-cell table:style-name="ce7" table:formula="of:=[.AJ171]+[.AK170]" office:value-type="float" office:value="337.9986796875" calcext:value-type="float">
            <text:p>337.9987</text:p>
          </table:table-cell>
          <table:table-cell table:style-name="ce21" table:formula="of:=[.AK171]-2*([.$B171]-1)" office:value-type="float" office:value="-0.00132031250007003" calcext:value-type="float">
            <text:p>-0.0013203125</text:p>
          </table:table-cell>
          <table:table-cell table:style-name="Default" office:value-type="float" office:value="63627191110530.8" calcext:value-type="float">
            <text:p>63627191110530.8</text:p>
          </table:table-cell>
          <table:table-cell table:style-name="ce7" table:formula="of:=([.AM171]-[.AM170])/1000" office:value-type="float" office:value="2.001453125" calcext:value-type="float">
            <text:p>2.0015</text:p>
          </table:table-cell>
          <table:table-cell table:style-name="ce7" table:formula="of:=[.AN171]+[.AO170]" office:value-type="float" office:value="337.9993515625" calcext:value-type="float">
            <text:p>337.9994</text:p>
          </table:table-cell>
          <table:table-cell table:style-name="ce22" table:formula="of:=[.AO171]-2*([.$B171]-1)" office:value-type="float" office:value="-0.000648437500046839" calcext:value-type="float">
            <text:p>-0.0006484375</text:p>
          </table:table-cell>
          <table:table-cell table:style-name="Default" office:value-type="float" office:value="63627191575556" calcext:value-type="float">
            <text:p>63627191575556</text:p>
          </table:table-cell>
          <table:table-cell table:style-name="ce7" table:formula="of:=([.AQ171]-[.AQ170])/1000" office:value-type="float" office:value="1.99984375" calcext:value-type="float">
            <text:p>1.9998</text:p>
          </table:table-cell>
          <table:table-cell table:style-name="ce7" table:formula="of:=[.AR171]+[.AS170]" office:value-type="float" office:value="337.9985390625" calcext:value-type="float">
            <text:p>337.9985</text:p>
          </table:table-cell>
          <table:table-cell table:style-name="ce26" table:formula="of:=[.AS171]-2*([.$B171]-1)" office:value-type="float" office:value="-0.00146093749981446" calcext:value-type="float">
            <text:p>-0.0014609375</text:p>
          </table:table-cell>
          <table:table-cell table:style-name="Default" office:value-type="float" office:value="63627192090643.1" calcext:value-type="float">
            <text:p>63627192090643.1</text:p>
          </table:table-cell>
          <table:table-cell table:style-name="ce7" table:formula="of:=([.AU171]-[.AU170])/1000" office:value-type="float" office:value="2.001390625" calcext:value-type="float">
            <text:p>2.0014</text:p>
          </table:table-cell>
          <table:table-cell table:style-name="ce7" table:formula="of:=[.AV171]+[.AW170]" office:value-type="float" office:value="337.9998359375" calcext:value-type="float">
            <text:p>337.9998</text:p>
          </table:table-cell>
          <table:table-cell table:style-name="ce35" table:formula="of:=[.AW171]-2*([.$B171]-1)" office:value-type="float" office:value="-0.000164062499948159" calcext:value-type="float">
            <text:p>-0.00016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71" calcext:value-type="float">
            <text:p>171</text:p>
          </table:table-cell>
          <table:table-cell office:value-type="float" office:value="63627186884517.7" calcext:value-type="float">
            <text:p>63627186884517.7</text:p>
          </table:table-cell>
          <table:table-cell table:formula="of:=([.C172]-[.C171])/1000" office:value-type="float" office:value="1.998625" calcext:value-type="float">
            <text:p>1.9986</text:p>
          </table:table-cell>
          <table:table-cell table:formula="of:=[.D172]+[.E171]" office:value-type="float" office:value="339.998640625" calcext:value-type="float">
            <text:p>339.9986</text:p>
          </table:table-cell>
          <table:table-cell table:style-name="ce9" table:formula="of:=[.E172]-2*([.$B172]-1)" office:value-type="float" office:value="-0.00135937500016325" calcext:value-type="float">
            <text:p>-0.001359375</text:p>
          </table:table-cell>
          <table:table-cell table:style-name="Default" office:value-type="float" office:value="63627187403871.9" calcext:value-type="float">
            <text:p>63627187403871.9</text:p>
          </table:table-cell>
          <table:table-cell table:style-name="ce7" table:formula="of:=([.G172]-[.G171])/1000" office:value-type="float" office:value="1.9994140625" calcext:value-type="float">
            <text:p>1.9994</text:p>
          </table:table-cell>
          <table:table-cell table:style-name="ce7" table:formula="of:=[.H172]+[.I171]" office:value-type="float" office:value="339.9985859375" calcext:value-type="float">
            <text:p>339.9986</text:p>
          </table:table-cell>
          <table:table-cell table:style-name="ce10" table:formula="of:=[.I172]-2*([.$B172]-1)" office:value-type="float" office:value="-0.00141406250003229" calcext:value-type="float">
            <text:p>-0.0014140625</text:p>
          </table:table-cell>
          <table:table-cell table:style-name="Default" office:value-type="float" office:value="63627187871422" calcext:value-type="float">
            <text:p>63627187871422</text:p>
          </table:table-cell>
          <table:table-cell table:style-name="ce7" table:formula="of:=([.K172]-[.K171])/1000" office:value-type="float" office:value="1.9982734375" calcext:value-type="float">
            <text:p>1.9983</text:p>
          </table:table-cell>
          <table:table-cell table:style-name="ce7" table:formula="of:=[.L172]+[.M171]" office:value-type="float" office:value="339.999375" calcext:value-type="float">
            <text:p>339.9994</text:p>
          </table:table-cell>
          <table:table-cell table:style-name="ce11" table:formula="of:=[.M172]-2*([.$B172]-1)" office:value-type="float" office:value="-0.000624999999956799" calcext:value-type="float">
            <text:p>-0.000625</text:p>
          </table:table-cell>
          <table:table-cell table:style-name="Default" office:value-type="float" office:value="63627188339321.1" calcext:value-type="float">
            <text:p>63627188339321.1</text:p>
          </table:table-cell>
          <table:table-cell table:style-name="ce7" table:formula="of:=([.O172]-[.O171])/1000" office:value-type="float" office:value="2.003078125" calcext:value-type="float">
            <text:p>2.0031</text:p>
          </table:table-cell>
          <table:table-cell table:style-name="ce7" table:formula="of:=[.P172]+[.Q171]" office:value-type="float" office:value="340.001375" calcext:value-type="float">
            <text:p>340.0014</text:p>
          </table:table-cell>
          <table:table-cell table:style-name="ce12" table:formula="of:=[.Q172]-2*([.$B172]-1)" office:value-type="float" office:value="0.00137500000010959" calcext:value-type="float">
            <text:p>0.001375</text:p>
          </table:table-cell>
          <table:table-cell table:style-name="Default" office:value-type="float" office:value="63627188799494.8" calcext:value-type="float">
            <text:p>63627188799494.8</text:p>
          </table:table-cell>
          <table:table-cell table:style-name="ce7" table:formula="of:=([.S172]-[.S171])/1000" office:value-type="float" office:value="2.00025" calcext:value-type="float">
            <text:p>2.0003</text:p>
          </table:table-cell>
          <table:table-cell table:style-name="ce7" table:formula="of:=[.T172]+[.U171]" office:value-type="float" office:value="339.9988984375" calcext:value-type="float">
            <text:p>339.9989</text:p>
          </table:table-cell>
          <table:table-cell table:style-name="ce13" table:formula="of:=[.U172]-2*([.$B172]-1)" office:value-type="float" office:value="-0.00110156250002547" calcext:value-type="float">
            <text:p>-0.0011015625</text:p>
          </table:table-cell>
          <table:table-cell table:formula="of:=[.W173]" office:value-type="float" office:value="63627189263786.2" calcext:value-type="float">
            <text:p>63627189263786.2</text:p>
          </table:table-cell>
          <table:table-cell table:style-name="ce7" table:formula="of:=([.W172]-[.W171])/1000" office:value-type="float" office:value="9.3634140625" calcext:value-type="float">
            <text:p>9.3634</text:p>
          </table:table-cell>
          <table:table-cell table:style-name="ce7" table:formula="of:=[.X172]+[.Y171]" office:value-type="float" office:value="347.362546875" calcext:value-type="float">
            <text:p>347.3625</text:p>
          </table:table-cell>
          <table:table-cell table:style-name="ce14" table:formula="of:=[.Y172]-2*([.$B172]-1)" office:value-type="float" office:value="7.36254687500002" calcext:value-type="float">
            <text:p>7.362546875</text:p>
          </table:table-cell>
          <table:table-cell table:style-name="Default" office:value-type="float" office:value="63627189724899" calcext:value-type="float">
            <text:p>63627189724899</text:p>
          </table:table-cell>
          <table:table-cell table:style-name="ce15" table:formula="of:=([.AA172]-[.AA171])/1000" office:value-type="float" office:value="3.702421875" calcext:value-type="float">
            <text:p>3.7024</text:p>
          </table:table-cell>
          <table:table-cell table:style-name="ce7" table:formula="of:=[.AB172]+[.AC171]" office:value-type="float" office:value="343.7003984375" calcext:value-type="float">
            <text:p>343.7004</text:p>
          </table:table-cell>
          <table:table-cell table:style-name="ce16" table:formula="of:=[.AC172]-2*([.$B172]-1)" office:value-type="float" office:value="3.70039843750038" calcext:value-type="float">
            <text:p>3.7003984375</text:p>
          </table:table-cell>
          <table:table-cell table:style-name="Default" office:value-type="float" office:value="63627190184718.2" calcext:value-type="float">
            <text:p>63627190184718.2</text:p>
          </table:table-cell>
          <table:table-cell table:style-name="ce7" table:formula="of:=([.AE172]-[.AE171])/1000" office:value-type="float" office:value="3.5857578125" calcext:value-type="float">
            <text:p>3.5858</text:p>
          </table:table-cell>
          <table:table-cell table:style-name="ce7" table:formula="of:=[.AF172]+[.AG171]" office:value-type="float" office:value="341.5861015625" calcext:value-type="float">
            <text:p>341.5861</text:p>
          </table:table-cell>
          <table:table-cell table:style-name="ce20" table:formula="of:=[.AG172]-2*([.$B172]-1)" office:value-type="float" office:value="1.58610156250006" calcext:value-type="float">
            <text:p>1.5861015625</text:p>
          </table:table-cell>
          <table:table-cell table:style-name="Default" office:value-type="float" office:value="63627190649460.4" calcext:value-type="float">
            <text:p>63627190649460.4</text:p>
          </table:table-cell>
          <table:table-cell table:style-name="ce7" table:formula="of:=([.AI172]-[.AI171])/1000" office:value-type="float" office:value="2.0015" calcext:value-type="float">
            <text:p>2.0015</text:p>
          </table:table-cell>
          <table:table-cell table:style-name="ce7" table:formula="of:=[.AJ172]+[.AK171]" office:value-type="float" office:value="340.0001796875" calcext:value-type="float">
            <text:p>340.0002</text:p>
          </table:table-cell>
          <table:table-cell table:style-name="ce21" table:formula="of:=[.AK172]-2*([.$B172]-1)" office:value-type="float" office:value="0.000179687499951342" calcext:value-type="float">
            <text:p>0.0001796875</text:p>
          </table:table-cell>
          <table:table-cell table:formula="of:=[.AM173]" office:value-type="float" office:value="63627191117395.9" calcext:value-type="float">
            <text:p>63627191117395.9</text:p>
          </table:table-cell>
          <table:table-cell table:style-name="ce7" table:formula="of:=([.AM172]-[.AM171])/1000" office:value-type="float" office:value="6.8650703125" calcext:value-type="float">
            <text:p>6.8651</text:p>
          </table:table-cell>
          <table:table-cell table:style-name="ce7" table:formula="of:=[.AN172]+[.AO171]" office:value-type="float" office:value="344.864421875" calcext:value-type="float">
            <text:p>344.8644</text:p>
          </table:table-cell>
          <table:table-cell table:style-name="ce22" table:formula="of:=[.AO172]-2*([.$B172]-1)" office:value-type="float" office:value="4.86442187499995" calcext:value-type="float">
            <text:p>4.864421875</text:p>
          </table:table-cell>
          <table:table-cell table:style-name="Default" office:value-type="float" office:value="63627191577555.4" calcext:value-type="float">
            <text:p>63627191577555.4</text:p>
          </table:table-cell>
          <table:table-cell table:style-name="ce7" table:formula="of:=([.AQ172]-[.AQ171])/1000" office:value-type="float" office:value="1.9993359375" calcext:value-type="float">
            <text:p>1.9993</text:p>
          </table:table-cell>
          <table:table-cell table:style-name="ce7" table:formula="of:=[.AR172]+[.AS171]" office:value-type="float" office:value="339.997875" calcext:value-type="float">
            <text:p>339.9979</text:p>
          </table:table-cell>
          <table:table-cell table:style-name="ce26" table:formula="of:=[.AS172]-2*([.$B172]-1)" office:value-type="float" office:value="-0.00212499999980764" calcext:value-type="float">
            <text:p>-0.002125</text:p>
          </table:table-cell>
          <table:table-cell table:style-name="Default" office:value-type="float" office:value="63627192094357" calcext:value-type="float">
            <text:p>63627192094357</text:p>
          </table:table-cell>
          <table:table-cell table:style-name="ce7" table:formula="of:=([.AU172]-[.AU171])/1000" office:value-type="float" office:value="3.71384375" calcext:value-type="float">
            <text:p>3.7138</text:p>
          </table:table-cell>
          <table:table-cell table:style-name="ce7" table:formula="of:=[.AV172]+[.AW171]" office:value-type="float" office:value="341.7136796875" calcext:value-type="float">
            <text:p>341.7137</text:p>
          </table:table-cell>
          <table:table-cell table:style-name="ce35" table:formula="of:=[.AW172]-2*([.$B172]-1)" office:value-type="float" office:value="1.71367968750008" calcext:value-type="float">
            <text:p>1.713679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72" calcext:value-type="float">
            <text:p>172</text:p>
          </table:table-cell>
          <table:table-cell office:value-type="float" office:value="63627186886517.5" calcext:value-type="float">
            <text:p>63627186886517.5</text:p>
          </table:table-cell>
          <table:table-cell table:formula="of:=([.C173]-[.C172])/1000" office:value-type="float" office:value="1.9998515625" calcext:value-type="float">
            <text:p>1.9999</text:p>
          </table:table-cell>
          <table:table-cell table:formula="of:=[.D173]+[.E172]" office:value-type="float" office:value="341.9984921875" calcext:value-type="float">
            <text:p>341.9985</text:p>
          </table:table-cell>
          <table:table-cell table:style-name="ce9" table:formula="of:=[.E173]-2*([.$B173]-1)" office:value-type="float" office:value="-0.00150781250016507" calcext:value-type="float">
            <text:p>-0.0015078125</text:p>
          </table:table-cell>
          <table:table-cell table:style-name="Default" office:value-type="float" office:value="63627187405873.9" calcext:value-type="float">
            <text:p>63627187405873.9</text:p>
          </table:table-cell>
          <table:table-cell table:style-name="ce7" table:formula="of:=([.G173]-[.G172])/1000" office:value-type="float" office:value="2.0019609375" calcext:value-type="float">
            <text:p>2.0020</text:p>
          </table:table-cell>
          <table:table-cell table:style-name="ce7" table:formula="of:=[.H173]+[.I172]" office:value-type="float" office:value="342.000546875" calcext:value-type="float">
            <text:p>342.0005</text:p>
          </table:table-cell>
          <table:table-cell table:style-name="ce10" table:formula="of:=[.I173]-2*([.$B173]-1)" office:value-type="float" office:value="0.000546874999940883" calcext:value-type="float">
            <text:p>0.000546875</text:p>
          </table:table-cell>
          <table:table-cell table:style-name="Default" office:value-type="float" office:value="63627187873423.5" calcext:value-type="float">
            <text:p>63627187873423.5</text:p>
          </table:table-cell>
          <table:table-cell table:style-name="ce7" table:formula="of:=([.K173]-[.K172])/1000" office:value-type="float" office:value="2.0015078125" calcext:value-type="float">
            <text:p>2.0015</text:p>
          </table:table-cell>
          <table:table-cell table:style-name="ce7" table:formula="of:=[.L173]+[.M172]" office:value-type="float" office:value="342.0008828125" calcext:value-type="float">
            <text:p>342.0009</text:p>
          </table:table-cell>
          <table:table-cell table:style-name="ce11" table:formula="of:=[.M173]-2*([.$B173]-1)" office:value-type="float" office:value="0.000882812500037744" calcext:value-type="float">
            <text:p>0.0008828125</text:p>
          </table:table-cell>
          <table:table-cell table:style-name="Default" office:value-type="float" office:value="63627188341321.3" calcext:value-type="float">
            <text:p>63627188341321.3</text:p>
          </table:table-cell>
          <table:table-cell table:style-name="ce7" table:formula="of:=([.O173]-[.O172])/1000" office:value-type="float" office:value="2.0001875" calcext:value-type="float">
            <text:p>2.0002</text:p>
          </table:table-cell>
          <table:table-cell table:style-name="ce7" table:formula="of:=[.P173]+[.Q172]" office:value-type="float" office:value="342.0015625" calcext:value-type="float">
            <text:p>342.0016</text:p>
          </table:table-cell>
          <table:table-cell table:style-name="ce12" table:formula="of:=[.Q173]-2*([.$B173]-1)" office:value-type="float" office:value="0.00156250000009095" calcext:value-type="float">
            <text:p>0.0015625</text:p>
          </table:table-cell>
          <table:table-cell table:style-name="Default" office:value-type="float" office:value="63627188801494.8" calcext:value-type="float">
            <text:p>63627188801494.8</text:p>
          </table:table-cell>
          <table:table-cell table:style-name="ce7" table:formula="of:=([.S173]-[.S172])/1000" office:value-type="float" office:value="2.000046875" calcext:value-type="float">
            <text:p>2.0000</text:p>
          </table:table-cell>
          <table:table-cell table:style-name="ce7" table:formula="of:=[.T173]+[.U172]" office:value-type="float" office:value="341.9989453125" calcext:value-type="float">
            <text:p>341.9989</text:p>
          </table:table-cell>
          <table:table-cell table:style-name="ce13" table:formula="of:=[.U173]-2*([.$B173]-1)" office:value-type="float" office:value="-0.00105468750001592" calcext:value-type="float">
            <text:p>-0.0010546875</text:p>
          </table:table-cell>
          <table:table-cell table:formula="of:=[.W174]" office:value-type="float" office:value="63627189263786.2" calcext:value-type="float">
            <text:p>63627189263786.2</text:p>
          </table:table-cell>
          <table:table-cell table:style-name="ce7" table:formula="of:=([.W173]-[.W172])/1000" office:value-type="float" office:value="0" calcext:value-type="float">
            <text:p>0.0000</text:p>
          </table:table-cell>
          <table:table-cell table:style-name="ce7" table:formula="of:=[.X173]+[.Y172]" office:value-type="float" office:value="347.362546875" calcext:value-type="float">
            <text:p>347.3625</text:p>
          </table:table-cell>
          <table:table-cell table:style-name="ce14" table:formula="of:=[.Y173]-2*([.$B173]-1)" office:value-type="float" office:value="5.36254687500002" calcext:value-type="float">
            <text:p>5.362546875</text:p>
          </table:table-cell>
          <table:table-cell table:style-name="Default" office:value-type="float" office:value="63627189725199.9" calcext:value-type="float">
            <text:p>63627189725199.9</text:p>
          </table:table-cell>
          <table:table-cell table:style-name="ce15" table:formula="of:=([.AA173]-[.AA172])/1000" office:value-type="float" office:value="0.3009453125" calcext:value-type="float">
            <text:p>0.3009</text:p>
          </table:table-cell>
          <table:table-cell table:style-name="ce7" table:formula="of:=[.AB173]+[.AC172]" office:value-type="float" office:value="344.00134375" calcext:value-type="float">
            <text:p>344.0013</text:p>
          </table:table-cell>
          <table:table-cell table:style-name="ce16" table:formula="of:=[.AC173]-2*([.$B173]-1)" office:value-type="float" office:value="2.00134375000039" calcext:value-type="float">
            <text:p>2.00134375</text:p>
          </table:table-cell>
          <table:table-cell table:style-name="Default" office:value-type="float" office:value="63627190185131.6" calcext:value-type="float">
            <text:p>63627190185131.6</text:p>
          </table:table-cell>
          <table:table-cell table:style-name="ce7" table:formula="of:=([.AE173]-[.AE172])/1000" office:value-type="float" office:value="0.41346875" calcext:value-type="float">
            <text:p>0.4135</text:p>
          </table:table-cell>
          <table:table-cell table:style-name="ce7" table:formula="of:=[.AF173]+[.AG172]" office:value-type="float" office:value="341.9995703125" calcext:value-type="float">
            <text:p>341.9996</text:p>
          </table:table-cell>
          <table:table-cell table:style-name="ce20" table:formula="of:=[.AG173]-2*([.$B173]-1)" office:value-type="float" office:value="-0.00042968749994543" calcext:value-type="float">
            <text:p>-0.0004296875</text:p>
          </table:table-cell>
          <table:table-cell table:style-name="Default" office:value-type="float" office:value="63627190651459.8" calcext:value-type="float">
            <text:p>63627190651459.8</text:p>
          </table:table-cell>
          <table:table-cell table:style-name="ce7" table:formula="of:=([.AI173]-[.AI172])/1000" office:value-type="float" office:value="1.9994140625" calcext:value-type="float">
            <text:p>1.9994</text:p>
          </table:table-cell>
          <table:table-cell table:style-name="ce7" table:formula="of:=[.AJ173]+[.AK172]" office:value-type="float" office:value="341.99959375" calcext:value-type="float">
            <text:p>341.9996</text:p>
          </table:table-cell>
          <table:table-cell table:style-name="ce21" table:formula="of:=[.AK173]-2*([.$B173]-1)" office:value-type="float" office:value="-0.000406250000025921" calcext:value-type="float">
            <text:p>-0.00040625</text:p>
          </table:table-cell>
          <table:table-cell table:formula="of:=[.AM174]" office:value-type="float" office:value="63627191117395.9" calcext:value-type="float">
            <text:p>63627191117395.9</text:p>
          </table:table-cell>
          <table:table-cell table:style-name="ce7" table:formula="of:=([.AM173]-[.AM172])/1000" office:value-type="float" office:value="0" calcext:value-type="float">
            <text:p>0.0000</text:p>
          </table:table-cell>
          <table:table-cell table:style-name="ce7" table:formula="of:=[.AN173]+[.AO172]" office:value-type="float" office:value="344.864421875" calcext:value-type="float">
            <text:p>344.8644</text:p>
          </table:table-cell>
          <table:table-cell table:style-name="ce22" table:formula="of:=[.AO173]-2*([.$B173]-1)" office:value-type="float" office:value="2.86442187499995" calcext:value-type="float">
            <text:p>2.864421875</text:p>
          </table:table-cell>
          <table:table-cell table:style-name="Default" office:value-type="float" office:value="63627191579555.8" calcext:value-type="float">
            <text:p>63627191579555.8</text:p>
          </table:table-cell>
          <table:table-cell table:style-name="ce7" table:formula="of:=([.AQ173]-[.AQ172])/1000" office:value-type="float" office:value="2.000453125" calcext:value-type="float">
            <text:p>2.0005</text:p>
          </table:table-cell>
          <table:table-cell table:style-name="ce7" table:formula="of:=[.AR173]+[.AS172]" office:value-type="float" office:value="341.998328125" calcext:value-type="float">
            <text:p>341.9983</text:p>
          </table:table-cell>
          <table:table-cell table:style-name="ce26" table:formula="of:=[.AS173]-2*([.$B173]-1)" office:value-type="float" office:value="-0.00167187499982902" calcext:value-type="float">
            <text:p>-0.001671875</text:p>
          </table:table-cell>
          <table:table-cell table:style-name="Default" office:value-type="float" office:value="63627192094643.9" calcext:value-type="float">
            <text:p>63627192094643.9</text:p>
          </table:table-cell>
          <table:table-cell table:style-name="ce7" table:formula="of:=([.AU173]-[.AU172])/1000" office:value-type="float" office:value="0.286921875" calcext:value-type="float">
            <text:p>0.2869</text:p>
          </table:table-cell>
          <table:table-cell table:style-name="ce7" table:formula="of:=[.AV173]+[.AW172]" office:value-type="float" office:value="342.0006015625" calcext:value-type="float">
            <text:p>342.0006</text:p>
          </table:table-cell>
          <table:table-cell table:style-name="ce35" table:formula="of:=[.AW173]-2*([.$B173]-1)" office:value-type="float" office:value="0.000601562500094133" calcext:value-type="float">
            <text:p>0.00060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73" calcext:value-type="float">
            <text:p>173</text:p>
          </table:table-cell>
          <table:table-cell office:value-type="float" office:value="63627186888519.6" calcext:value-type="float">
            <text:p>63627186888519.6</text:p>
          </table:table-cell>
          <table:table-cell table:formula="of:=([.C174]-[.C173])/1000" office:value-type="float" office:value="2.002140625" calcext:value-type="float">
            <text:p>2.0021</text:p>
          </table:table-cell>
          <table:table-cell table:formula="of:=[.D174]+[.E173]" office:value-type="float" office:value="344.0006328125" calcext:value-type="float">
            <text:p>344.0006</text:p>
          </table:table-cell>
          <table:table-cell table:style-name="ce9" table:formula="of:=[.E174]-2*([.$B174]-1)" office:value-type="float" office:value="0.000632812499816282" calcext:value-type="float">
            <text:p>0.0006328125</text:p>
          </table:table-cell>
          <table:table-cell table:style-name="Default" office:value-type="float" office:value="63627187407873.6" calcext:value-type="float">
            <text:p>63627187407873.6</text:p>
          </table:table-cell>
          <table:table-cell table:style-name="ce7" table:formula="of:=([.G174]-[.G173])/1000" office:value-type="float" office:value="1.9996796875" calcext:value-type="float">
            <text:p>1.9997</text:p>
          </table:table-cell>
          <table:table-cell table:style-name="ce7" table:formula="of:=[.H174]+[.I173]" office:value-type="float" office:value="344.0002265625" calcext:value-type="float">
            <text:p>344.0002</text:p>
          </table:table-cell>
          <table:table-cell table:style-name="ce10" table:formula="of:=[.I174]-2*([.$B174]-1)" office:value-type="float" office:value="0.000226562499960892" calcext:value-type="float">
            <text:p>0.0002265625</text:p>
          </table:table-cell>
          <table:table-cell table:style-name="Default" office:value-type="float" office:value="63627187875422" calcext:value-type="float">
            <text:p>63627187875422</text:p>
          </table:table-cell>
          <table:table-cell table:style-name="ce7" table:formula="of:=([.K174]-[.K173])/1000" office:value-type="float" office:value="1.9985234375" calcext:value-type="float">
            <text:p>1.9985</text:p>
          </table:table-cell>
          <table:table-cell table:style-name="ce7" table:formula="of:=[.L174]+[.M173]" office:value-type="float" office:value="343.99940625" calcext:value-type="float">
            <text:p>343.9994</text:p>
          </table:table-cell>
          <table:table-cell table:style-name="ce11" table:formula="of:=[.M174]-2*([.$B174]-1)" office:value-type="float" office:value="-0.000593749999950433" calcext:value-type="float">
            <text:p>-0.00059375</text:p>
          </table:table-cell>
          <table:table-cell table:style-name="Default" office:value-type="float" office:value="63627188343320.3" calcext:value-type="float">
            <text:p>63627188343320.3</text:p>
          </table:table-cell>
          <table:table-cell table:style-name="ce7" table:formula="of:=([.O174]-[.O173])/1000" office:value-type="float" office:value="1.999046875" calcext:value-type="float">
            <text:p>1.9990</text:p>
          </table:table-cell>
          <table:table-cell table:style-name="ce7" table:formula="of:=[.P174]+[.Q173]" office:value-type="float" office:value="344.000609375" calcext:value-type="float">
            <text:p>344.0006</text:p>
          </table:table-cell>
          <table:table-cell table:style-name="ce12" table:formula="of:=[.Q174]-2*([.$B174]-1)" office:value-type="float" office:value="0.000609375000067303" calcext:value-type="float">
            <text:p>0.000609375</text:p>
          </table:table-cell>
          <table:table-cell table:style-name="Default" office:value-type="float" office:value="63627188803494.6" calcext:value-type="float">
            <text:p>63627188803494.6</text:p>
          </table:table-cell>
          <table:table-cell table:style-name="ce7" table:formula="of:=([.S174]-[.S173])/1000" office:value-type="float" office:value="1.9998046875" calcext:value-type="float">
            <text:p>1.9998</text:p>
          </table:table-cell>
          <table:table-cell table:style-name="ce7" table:formula="of:=[.T174]+[.U173]" office:value-type="float" office:value="343.99875" calcext:value-type="float">
            <text:p>343.9988</text:p>
          </table:table-cell>
          <table:table-cell table:style-name="ce13" table:formula="of:=[.U174]-2*([.$B174]-1)" office:value-type="float" office:value="-0.00125000000002728" calcext:value-type="float">
            <text:p>-0.00125</text:p>
          </table:table-cell>
          <table:table-cell table:formula="of:=[.W175]" office:value-type="float" office:value="63627189263786.2" calcext:value-type="float">
            <text:p>63627189263786.2</text:p>
          </table:table-cell>
          <table:table-cell table:style-name="ce7" table:formula="of:=([.W174]-[.W173])/1000" office:value-type="float" office:value="0" calcext:value-type="float">
            <text:p>0.0000</text:p>
          </table:table-cell>
          <table:table-cell table:style-name="ce7" table:formula="of:=[.X174]+[.Y173]" office:value-type="float" office:value="347.362546875" calcext:value-type="float">
            <text:p>347.3625</text:p>
          </table:table-cell>
          <table:table-cell table:style-name="ce14" table:formula="of:=[.Y174]-2*([.$B174]-1)" office:value-type="float" office:value="3.36254687500002" calcext:value-type="float">
            <text:p>3.362546875</text:p>
          </table:table-cell>
          <table:table-cell table:style-name="Default" office:value-type="float" office:value="63627189727199.9" calcext:value-type="float">
            <text:p>63627189727199.9</text:p>
          </table:table-cell>
          <table:table-cell table:style-name="ce15" table:formula="of:=([.AA174]-[.AA173])/1000" office:value-type="float" office:value="1.99996875" calcext:value-type="float">
            <text:p>2.0000</text:p>
          </table:table-cell>
          <table:table-cell table:style-name="ce7" table:formula="of:=[.AB174]+[.AC173]" office:value-type="float" office:value="346.0013125" calcext:value-type="float">
            <text:p>346.0013</text:p>
          </table:table-cell>
          <table:table-cell table:style-name="ce16" table:formula="of:=[.AC174]-2*([.$B174]-1)" office:value-type="float" office:value="2.00131250000038" calcext:value-type="float">
            <text:p>2.0013125</text:p>
          </table:table-cell>
          <table:table-cell table:style-name="Default" office:value-type="float" office:value="63627190187132.5" calcext:value-type="float">
            <text:p>63627190187132.5</text:p>
          </table:table-cell>
          <table:table-cell table:style-name="ce7" table:formula="of:=([.AE174]-[.AE173])/1000" office:value-type="float" office:value="2.0008203125" calcext:value-type="float">
            <text:p>2.0008</text:p>
          </table:table-cell>
          <table:table-cell table:style-name="ce7" table:formula="of:=[.AF174]+[.AG173]" office:value-type="float" office:value="344.000390625" calcext:value-type="float">
            <text:p>344.0004</text:p>
          </table:table-cell>
          <table:table-cell table:style-name="ce20" table:formula="of:=[.AG174]-2*([.$B174]-1)" office:value-type="float" office:value="0.000390625000079581" calcext:value-type="float">
            <text:p>0.000390625</text:p>
          </table:table-cell>
          <table:table-cell table:style-name="Default" office:value-type="float" office:value="63627190653460.3" calcext:value-type="float">
            <text:p>63627190653460.3</text:p>
          </table:table-cell>
          <table:table-cell table:style-name="ce7" table:formula="of:=([.AI174]-[.AI173])/1000" office:value-type="float" office:value="2.000578125" calcext:value-type="float">
            <text:p>2.0006</text:p>
          </table:table-cell>
          <table:table-cell table:style-name="ce7" table:formula="of:=[.AJ174]+[.AK173]" office:value-type="float" office:value="344.000171875" calcext:value-type="float">
            <text:p>344.0002</text:p>
          </table:table-cell>
          <table:table-cell table:style-name="ce21" table:formula="of:=[.AK174]-2*([.$B174]-1)" office:value-type="float" office:value="0.000171874999978172" calcext:value-type="float">
            <text:p>0.000171875</text:p>
          </table:table-cell>
          <table:table-cell table:style-name="Default" office:value-type="float" office:value="63627191117395.9" calcext:value-type="float">
            <text:p>63627191117395.9</text:p>
          </table:table-cell>
          <table:table-cell table:style-name="ce7" table:formula="of:=([.AM174]-[.AM173])/1000" office:value-type="float" office:value="0" calcext:value-type="float">
            <text:p>0.0000</text:p>
          </table:table-cell>
          <table:table-cell table:style-name="ce7" table:formula="of:=[.AN174]+[.AO173]" office:value-type="float" office:value="344.864421875" calcext:value-type="float">
            <text:p>344.8644</text:p>
          </table:table-cell>
          <table:table-cell table:style-name="ce22" table:formula="of:=[.AO174]-2*([.$B174]-1)" office:value-type="float" office:value="0.864421874999948" calcext:value-type="float">
            <text:p>0.864421875</text:p>
          </table:table-cell>
          <table:table-cell table:style-name="Default" office:value-type="float" office:value="63627191581555.7" calcext:value-type="float">
            <text:p>63627191581555.7</text:p>
          </table:table-cell>
          <table:table-cell table:style-name="ce7" table:formula="of:=([.AQ174]-[.AQ173])/1000" office:value-type="float" office:value="1.9998671875" calcext:value-type="float">
            <text:p>1.9999</text:p>
          </table:table-cell>
          <table:table-cell table:style-name="ce7" table:formula="of:=[.AR174]+[.AS173]" office:value-type="float" office:value="343.9981953125" calcext:value-type="float">
            <text:p>343.9982</text:p>
          </table:table-cell>
          <table:table-cell table:style-name="ce26" table:formula="of:=[.AS174]-2*([.$B174]-1)" office:value-type="float" office:value="-0.00180468749982765" calcext:value-type="float">
            <text:p>-0.0018046875</text:p>
          </table:table-cell>
          <table:table-cell table:style-name="Default" office:value-type="float" office:value="63627192096642.7" calcext:value-type="float">
            <text:p>63627192096642.7</text:p>
          </table:table-cell>
          <table:table-cell table:style-name="ce7" table:formula="of:=([.AU174]-[.AU173])/1000" office:value-type="float" office:value="1.998859375" calcext:value-type="float">
            <text:p>1.9989</text:p>
          </table:table-cell>
          <table:table-cell table:style-name="ce7" table:formula="of:=[.AV174]+[.AW173]" office:value-type="float" office:value="343.9994609375" calcext:value-type="float">
            <text:p>343.9995</text:p>
          </table:table-cell>
          <table:table-cell table:style-name="ce35" table:formula="of:=[.AW174]-2*([.$B174]-1)" office:value-type="float" office:value="-0.00053906249991087" calcext:value-type="float">
            <text:p>-0.00053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4</text:p>
          </table:table-cell>
          <table:table-cell table:style-name="ce6" office:value-type="float" office:value="174" calcext:value-type="float">
            <text:p>174</text:p>
          </table:table-cell>
          <table:table-cell office:value-type="float" office:value="63627186890518.9" calcext:value-type="float">
            <text:p>63627186890518.9</text:p>
          </table:table-cell>
          <table:table-cell table:formula="of:=([.C175]-[.C174])/1000" office:value-type="float" office:value="1.9992421875" calcext:value-type="float">
            <text:p>1.9992</text:p>
          </table:table-cell>
          <table:table-cell table:formula="of:=[.D175]+[.E174]" office:value-type="float" office:value="345.999875" calcext:value-type="float">
            <text:p>345.9999</text:p>
          </table:table-cell>
          <table:table-cell table:style-name="ce9" table:formula="of:=[.E175]-2*([.$B175]-1)" office:value-type="float" office:value="-0.000125000000195996" calcext:value-type="float">
            <text:p>-0.000125</text:p>
          </table:table-cell>
          <table:table-cell table:style-name="Default" office:value-type="float" office:value="63627187409871.7" calcext:value-type="float">
            <text:p>63627187409871.7</text:p>
          </table:table-cell>
          <table:table-cell table:style-name="ce7" table:formula="of:=([.G175]-[.G174])/1000" office:value-type="float" office:value="1.9981171875" calcext:value-type="float">
            <text:p>1.9981</text:p>
          </table:table-cell>
          <table:table-cell table:style-name="ce7" table:formula="of:=[.H175]+[.I174]" office:value-type="float" office:value="345.99834375" calcext:value-type="float">
            <text:p>345.9983</text:p>
          </table:table-cell>
          <table:table-cell table:style-name="ce10" table:formula="of:=[.I175]-2*([.$B175]-1)" office:value-type="float" office:value="-0.00165625000005321" calcext:value-type="float">
            <text:p>-0.00165625</text:p>
          </table:table-cell>
          <table:table-cell table:style-name="Default" office:value-type="float" office:value="63627187877422.8" calcext:value-type="float">
            <text:p>63627187877422.8</text:p>
          </table:table-cell>
          <table:table-cell table:style-name="ce7" table:formula="of:=([.K175]-[.K174])/1000" office:value-type="float" office:value="2.0008046875" calcext:value-type="float">
            <text:p>2.0008</text:p>
          </table:table-cell>
          <table:table-cell table:style-name="ce7" table:formula="of:=[.L175]+[.M174]" office:value-type="float" office:value="346.0002109375" calcext:value-type="float">
            <text:p>346.0002</text:p>
          </table:table-cell>
          <table:table-cell table:style-name="ce11" table:formula="of:=[.M175]-2*([.$B175]-1)" office:value-type="float" office:value="0.000210937500071395" calcext:value-type="float">
            <text:p>0.0002109375</text:p>
          </table:table-cell>
          <table:table-cell table:style-name="Default" office:value-type="float" office:value="63627188345317.5" calcext:value-type="float">
            <text:p>63627188345317.5</text:p>
          </table:table-cell>
          <table:table-cell table:style-name="ce7" table:formula="of:=([.O175]-[.O174])/1000" office:value-type="float" office:value="1.997234375" calcext:value-type="float">
            <text:p>1.9972</text:p>
          </table:table-cell>
          <table:table-cell table:style-name="ce7" table:formula="of:=[.P175]+[.Q174]" office:value-type="float" office:value="345.99784375" calcext:value-type="float">
            <text:p>345.9978</text:p>
          </table:table-cell>
          <table:table-cell table:style-name="ce12" table:formula="of:=[.Q175]-2*([.$B175]-1)" office:value-type="float" office:value="-0.0021562499999277" calcext:value-type="float">
            <text:p>-0.00215625</text:p>
          </table:table-cell>
          <table:table-cell table:style-name="Default" office:value-type="float" office:value="63627188805494.2" calcext:value-type="float">
            <text:p>63627188805494.2</text:p>
          </table:table-cell>
          <table:table-cell table:style-name="ce7" table:formula="of:=([.S175]-[.S174])/1000" office:value-type="float" office:value="1.9995390625" calcext:value-type="float">
            <text:p>1.9995</text:p>
          </table:table-cell>
          <table:table-cell table:style-name="ce7" table:formula="of:=[.T175]+[.U174]" office:value-type="float" office:value="345.9982890625" calcext:value-type="float">
            <text:p>345.9983</text:p>
          </table:table-cell>
          <table:table-cell table:style-name="ce13" table:formula="of:=[.U175]-2*([.$B175]-1)" office:value-type="float" office:value="-0.00171093750003593" calcext:value-type="float">
            <text:p>-0.0017109375</text:p>
          </table:table-cell>
          <table:table-cell table:style-name="Default" office:value-type="float" office:value="63627189263786.2" calcext:value-type="float">
            <text:p>63627189263786.2</text:p>
          </table:table-cell>
          <table:table-cell table:style-name="ce7" table:formula="of:=([.W175]-[.W174])/1000" office:value-type="float" office:value="0" calcext:value-type="float">
            <text:p>0.0000</text:p>
          </table:table-cell>
          <table:table-cell table:style-name="ce7" table:formula="of:=[.X175]+[.Y174]" office:value-type="float" office:value="347.362546875" calcext:value-type="float">
            <text:p>347.3625</text:p>
          </table:table-cell>
          <table:table-cell table:style-name="ce14" table:formula="of:=[.Y175]-2*([.$B175]-1)" office:value-type="float" office:value="1.36254687500002" calcext:value-type="float">
            <text:p>1.362546875</text:p>
          </table:table-cell>
          <table:table-cell table:style-name="Default" office:value-type="float" office:value="63627189729198.8" calcext:value-type="float">
            <text:p>63627189729198.8</text:p>
          </table:table-cell>
          <table:table-cell table:style-name="ce15" table:formula="of:=([.AA175]-[.AA174])/1000" office:value-type="float" office:value="1.99896875" calcext:value-type="float">
            <text:p>1.9990</text:p>
          </table:table-cell>
          <table:table-cell table:style-name="ce7" table:formula="of:=[.AB175]+[.AC174]" office:value-type="float" office:value="348.00028125" calcext:value-type="float">
            <text:p>348.0003</text:p>
          </table:table-cell>
          <table:table-cell table:style-name="ce16" table:formula="of:=[.AC175]-2*([.$B175]-1)" office:value-type="float" office:value="2.0002812500004" calcext:value-type="float">
            <text:p>2.00028125</text:p>
          </table:table-cell>
          <table:table-cell table:style-name="Default" office:value-type="float" office:value="63627190189131.3" calcext:value-type="float">
            <text:p>63627190189131.3</text:p>
          </table:table-cell>
          <table:table-cell table:style-name="ce7" table:formula="of:=([.AE175]-[.AE174])/1000" office:value-type="float" office:value="1.998859375" calcext:value-type="float">
            <text:p>1.9989</text:p>
          </table:table-cell>
          <table:table-cell table:style-name="ce7" table:formula="of:=[.AF175]+[.AG174]" office:value-type="float" office:value="345.99925" calcext:value-type="float">
            <text:p>345.9993</text:p>
          </table:table-cell>
          <table:table-cell table:style-name="ce20" table:formula="of:=[.AG175]-2*([.$B175]-1)" office:value-type="float" office:value="-0.000749999999925421" calcext:value-type="float">
            <text:p>-0.00075</text:p>
          </table:table-cell>
          <table:table-cell table:style-name="Default" office:value-type="float" office:value="63627190655460.8" calcext:value-type="float">
            <text:p>63627190655460.8</text:p>
          </table:table-cell>
          <table:table-cell table:style-name="ce7" table:formula="of:=([.AI175]-[.AI174])/1000" office:value-type="float" office:value="2.0004453125" calcext:value-type="float">
            <text:p>2.0004</text:p>
          </table:table-cell>
          <table:table-cell table:style-name="ce7" table:formula="of:=[.AJ175]+[.AK174]" office:value-type="float" office:value="346.0006171875" calcext:value-type="float">
            <text:p>346.0006</text:p>
          </table:table-cell>
          <table:table-cell table:style-name="ce21" table:formula="of:=[.AK175]-2*([.$B175]-1)" office:value-type="float" office:value="0.000617187499983629" calcext:value-type="float">
            <text:p>0.0006171875</text:p>
          </table:table-cell>
          <table:table-cell table:style-name="Default" office:value-type="float" office:value="63627191118531.5" calcext:value-type="float">
            <text:p>63627191118531.5</text:p>
          </table:table-cell>
          <table:table-cell table:style-name="ce7" table:formula="of:=([.AM175]-[.AM174])/1000" office:value-type="float" office:value="1.1355703125" calcext:value-type="float">
            <text:p>1.1356</text:p>
          </table:table-cell>
          <table:table-cell table:style-name="ce7" table:formula="of:=[.AN175]+[.AO174]" office:value-type="float" office:value="345.9999921875" calcext:value-type="float">
            <text:p>346.0000</text:p>
          </table:table-cell>
          <table:table-cell table:style-name="ce22" table:formula="of:=[.AO175]-2*([.$B175]-1)" office:value-type="float" office:value="-0.00000781250003001333" calcext:value-type="float">
            <text:p>-7.81250003001333E-06</text:p>
          </table:table-cell>
          <table:table-cell table:style-name="Default" office:value-type="float" office:value="63627191583556.7" calcext:value-type="float">
            <text:p>63627191583556.7</text:p>
          </table:table-cell>
          <table:table-cell table:style-name="ce7" table:formula="of:=([.AQ175]-[.AQ174])/1000" office:value-type="float" office:value="2.0009921875" calcext:value-type="float">
            <text:p>2.0010</text:p>
          </table:table-cell>
          <table:table-cell table:style-name="ce7" table:formula="of:=[.AR175]+[.AS174]" office:value-type="float" office:value="345.9991875" calcext:value-type="float">
            <text:p>345.9992</text:p>
          </table:table-cell>
          <table:table-cell table:style-name="ce26" table:formula="of:=[.AS175]-2*([.$B175]-1)" office:value-type="float" office:value="-0.000812499999824468" calcext:value-type="float">
            <text:p>-0.0008125</text:p>
          </table:table-cell>
          <table:table-cell table:style-name="Default" office:value-type="float" office:value="63627192098641.7" calcext:value-type="float">
            <text:p>63627192098641.7</text:p>
          </table:table-cell>
          <table:table-cell table:style-name="ce7" table:formula="of:=([.AU175]-[.AU174])/1000" office:value-type="float" office:value="1.9989296875" calcext:value-type="float">
            <text:p>1.9989</text:p>
          </table:table-cell>
          <table:table-cell table:style-name="ce7" table:formula="of:=[.AV175]+[.AW174]" office:value-type="float" office:value="345.998390625" calcext:value-type="float">
            <text:p>345.9984</text:p>
          </table:table-cell>
          <table:table-cell table:style-name="ce35" table:formula="of:=[.AW175]-2*([.$B175]-1)" office:value-type="float" office:value="-0.00160937499992997" calcext:value-type="float">
            <text:p>-0.00160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175" calcext:value-type="float">
            <text:p>175</text:p>
          </table:table-cell>
          <table:table-cell office:value-type="float" office:value="63627186892518.8" calcext:value-type="float">
            <text:p>63627186892518.8</text:p>
          </table:table-cell>
          <table:table-cell table:formula="of:=([.C176]-[.C175])/1000" office:value-type="float" office:value="1.99990625" calcext:value-type="float">
            <text:p>1.9999</text:p>
          </table:table-cell>
          <table:table-cell table:formula="of:=[.D176]+[.E175]" office:value-type="float" office:value="347.99978125" calcext:value-type="float">
            <text:p>347.9998</text:p>
          </table:table-cell>
          <table:table-cell table:style-name="ce9" table:formula="of:=[.E176]-2*([.$B176]-1)" office:value-type="float" office:value="-0.000218750000215095" calcext:value-type="float">
            <text:p>-0.00021875</text:p>
          </table:table-cell>
          <table:table-cell table:style-name="Default" office:value-type="float" office:value="63627187411872.1" calcext:value-type="float">
            <text:p>63627187411872.1</text:p>
          </table:table-cell>
          <table:table-cell table:style-name="ce7" table:formula="of:=([.G176]-[.G175])/1000" office:value-type="float" office:value="2.0004296875" calcext:value-type="float">
            <text:p>2.0004</text:p>
          </table:table-cell>
          <table:table-cell table:style-name="ce7" table:formula="of:=[.H176]+[.I175]" office:value-type="float" office:value="347.9987734375" calcext:value-type="float">
            <text:p>347.9988</text:p>
          </table:table-cell>
          <table:table-cell table:style-name="ce10" table:formula="of:=[.I176]-2*([.$B176]-1)" office:value-type="float" office:value="-0.00122656250005093" calcext:value-type="float">
            <text:p>-0.0012265625</text:p>
          </table:table-cell>
          <table:table-cell table:style-name="Default" office:value-type="float" office:value="63627187879420.7" calcext:value-type="float">
            <text:p>63627187879420.7</text:p>
          </table:table-cell>
          <table:table-cell table:style-name="ce7" table:formula="of:=([.K176]-[.K175])/1000" office:value-type="float" office:value="1.997859375" calcext:value-type="float">
            <text:p>1.9979</text:p>
          </table:table-cell>
          <table:table-cell table:style-name="ce7" table:formula="of:=[.L176]+[.M175]" office:value-type="float" office:value="347.9980703125" calcext:value-type="float">
            <text:p>347.9981</text:p>
          </table:table-cell>
          <table:table-cell table:style-name="ce11" table:formula="of:=[.M176]-2*([.$B176]-1)" office:value-type="float" office:value="-0.00192968749990996" calcext:value-type="float">
            <text:p>-0.0019296875</text:p>
          </table:table-cell>
          <table:table-cell table:style-name="Default" office:value-type="float" office:value="63627188347319.6" calcext:value-type="float">
            <text:p>63627188347319.6</text:p>
          </table:table-cell>
          <table:table-cell table:style-name="ce7" table:formula="of:=([.O176]-[.O175])/1000" office:value-type="float" office:value="2.0020390625" calcext:value-type="float">
            <text:p>2.0020</text:p>
          </table:table-cell>
          <table:table-cell table:style-name="ce7" table:formula="of:=[.P176]+[.Q175]" office:value-type="float" office:value="347.9998828125" calcext:value-type="float">
            <text:p>347.9999</text:p>
          </table:table-cell>
          <table:table-cell table:style-name="ce12" table:formula="of:=[.Q176]-2*([.$B176]-1)" office:value-type="float" office:value="-0.000117187499938609" calcext:value-type="float">
            <text:p>-0.0001171875</text:p>
          </table:table-cell>
          <table:table-cell table:style-name="Default" office:value-type="float" office:value="63627188807496.3" calcext:value-type="float">
            <text:p>63627188807496.3</text:p>
          </table:table-cell>
          <table:table-cell table:style-name="ce7" table:formula="of:=([.S176]-[.S175])/1000" office:value-type="float" office:value="2.002171875" calcext:value-type="float">
            <text:p>2.0022</text:p>
          </table:table-cell>
          <table:table-cell table:style-name="ce7" table:formula="of:=[.T176]+[.U175]" office:value-type="float" office:value="348.0004609375" calcext:value-type="float">
            <text:p>348.0005</text:p>
          </table:table-cell>
          <table:table-cell table:style-name="ce13" table:formula="of:=[.U176]-2*([.$B176]-1)" office:value-type="float" office:value="0.000460937499951797" calcext:value-type="float">
            <text:p>0.0004609375</text:p>
          </table:table-cell>
          <table:table-cell table:style-name="Default" office:value-type="float" office:value="63627189264425.1" calcext:value-type="float">
            <text:p>63627189264425.1</text:p>
          </table:table-cell>
          <table:table-cell table:style-name="ce7" table:formula="of:=([.W176]-[.W175])/1000" office:value-type="float" office:value="0.638890625" calcext:value-type="float">
            <text:p>0.6389</text:p>
          </table:table-cell>
          <table:table-cell table:style-name="ce7" table:formula="of:=[.X176]+[.Y175]" office:value-type="float" office:value="348.0014375" calcext:value-type="float">
            <text:p>348.0014</text:p>
          </table:table-cell>
          <table:table-cell table:style-name="ce14" table:formula="of:=[.Y176]-2*([.$B176]-1)" office:value-type="float" office:value="0.00143750000000864" calcext:value-type="float">
            <text:p>0.0014375</text:p>
          </table:table-cell>
          <table:table-cell table:style-name="Default" office:value-type="float" office:value="63627189731199.3" calcext:value-type="float">
            <text:p>63627189731199.3</text:p>
          </table:table-cell>
          <table:table-cell table:style-name="ce15" table:formula="of:=([.AA176]-[.AA175])/1000" office:value-type="float" office:value="2.000484375" calcext:value-type="float">
            <text:p>2.0005</text:p>
          </table:table-cell>
          <table:table-cell table:style-name="ce7" table:formula="of:=[.AB176]+[.AC175]" office:value-type="float" office:value="350.000765625" calcext:value-type="float">
            <text:p>350.0008</text:p>
          </table:table-cell>
          <table:table-cell table:style-name="ce16" table:formula="of:=[.AC176]-2*([.$B176]-1)" office:value-type="float" office:value="2.00076562500038" calcext:value-type="float">
            <text:p>2.000765625</text:p>
          </table:table-cell>
          <table:table-cell table:style-name="Default" office:value-type="float" office:value="63627190191132.8" calcext:value-type="float">
            <text:p>63627190191132.8</text:p>
          </table:table-cell>
          <table:table-cell table:style-name="ce7" table:formula="of:=([.AE176]-[.AE175])/1000" office:value-type="float" office:value="2.001515625" calcext:value-type="float">
            <text:p>2.0015</text:p>
          </table:table-cell>
          <table:table-cell table:style-name="ce7" table:formula="of:=[.AF176]+[.AG175]" office:value-type="float" office:value="348.000765625" calcext:value-type="float">
            <text:p>348.0008</text:p>
          </table:table-cell>
          <table:table-cell table:style-name="ce20" table:formula="of:=[.AG176]-2*([.$B176]-1)" office:value-type="float" office:value="0.000765625000099135" calcext:value-type="float">
            <text:p>0.000765625</text:p>
          </table:table-cell>
          <table:table-cell table:style-name="Default" office:value-type="float" office:value="63627190657459.3" calcext:value-type="float">
            <text:p>63627190657459.3</text:p>
          </table:table-cell>
          <table:table-cell table:style-name="ce7" table:formula="of:=([.AI176]-[.AI175])/1000" office:value-type="float" office:value="1.9984921875" calcext:value-type="float">
            <text:p>1.9985</text:p>
          </table:table-cell>
          <table:table-cell table:style-name="ce7" table:formula="of:=[.AJ176]+[.AK175]" office:value-type="float" office:value="347.999109375" calcext:value-type="float">
            <text:p>347.9991</text:p>
          </table:table-cell>
          <table:table-cell table:style-name="ce21" table:formula="of:=[.AK176]-2*([.$B176]-1)" office:value-type="float" office:value="-0.000890625000010914" calcext:value-type="float">
            <text:p>-0.000890625</text:p>
          </table:table-cell>
          <table:table-cell table:style-name="Default" office:value-type="float" office:value="63627191120530.4" calcext:value-type="float">
            <text:p>63627191120530.4</text:p>
          </table:table-cell>
          <table:table-cell table:style-name="ce7" table:formula="of:=([.AM176]-[.AM175])/1000" office:value-type="float" office:value="1.9989453125" calcext:value-type="float">
            <text:p>1.9989</text:p>
          </table:table-cell>
          <table:table-cell table:style-name="ce7" table:formula="of:=[.AN176]+[.AO175]" office:value-type="float" office:value="347.9989375" calcext:value-type="float">
            <text:p>347.9989</text:p>
          </table:table-cell>
          <table:table-cell table:style-name="ce22" table:formula="of:=[.AO176]-2*([.$B176]-1)" office:value-type="float" office:value="-0.00106250000004593" calcext:value-type="float">
            <text:p>-0.0010625</text:p>
          </table:table-cell>
          <table:table-cell table:style-name="Default" office:value-type="float" office:value="63627191585558.3" calcext:value-type="float">
            <text:p>63627191585558.3</text:p>
          </table:table-cell>
          <table:table-cell table:style-name="ce7" table:formula="of:=([.AQ176]-[.AQ175])/1000" office:value-type="float" office:value="2.0016640625" calcext:value-type="float">
            <text:p>2.0017</text:p>
          </table:table-cell>
          <table:table-cell table:style-name="ce7" table:formula="of:=[.AR176]+[.AS175]" office:value-type="float" office:value="348.0008515625" calcext:value-type="float">
            <text:p>348.0009</text:p>
          </table:table-cell>
          <table:table-cell table:style-name="ce26" table:formula="of:=[.AS176]-2*([.$B176]-1)" office:value-type="float" office:value="0.000851562500201908" calcext:value-type="float">
            <text:p>0.0008515625</text:p>
          </table:table-cell>
          <table:table-cell table:style-name="Default" office:value-type="float" office:value="63627192100641.2" calcext:value-type="float">
            <text:p>63627192100641.2</text:p>
          </table:table-cell>
          <table:table-cell table:style-name="ce7" table:formula="of:=([.AU176]-[.AU175])/1000" office:value-type="float" office:value="1.99946875" calcext:value-type="float">
            <text:p>1.9995</text:p>
          </table:table-cell>
          <table:table-cell table:style-name="ce7" table:formula="of:=[.AV176]+[.AW175]" office:value-type="float" office:value="347.997859375" calcext:value-type="float">
            <text:p>347.9979</text:p>
          </table:table-cell>
          <table:table-cell table:style-name="ce35" table:formula="of:=[.AW176]-2*([.$B176]-1)" office:value-type="float" office:value="-0.00214062499992451" calcext:value-type="float">
            <text:p>-0.0021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76" calcext:value-type="float">
            <text:p>176</text:p>
          </table:table-cell>
          <table:table-cell office:value-type="float" office:value="63627186894517.5" calcext:value-type="float">
            <text:p>63627186894517.5</text:p>
          </table:table-cell>
          <table:table-cell table:formula="of:=([.C177]-[.C176])/1000" office:value-type="float" office:value="1.9986953125" calcext:value-type="float">
            <text:p>1.9987</text:p>
          </table:table-cell>
          <table:table-cell table:formula="of:=[.D177]+[.E176]" office:value-type="float" office:value="349.9984765625" calcext:value-type="float">
            <text:p>349.9985</text:p>
          </table:table-cell>
          <table:table-cell table:style-name="ce9" table:formula="of:=[.E177]-2*([.$B177]-1)" office:value-type="float" office:value="-0.0015234375002251" calcext:value-type="float">
            <text:p>-0.0015234375</text:p>
          </table:table-cell>
          <table:table-cell table:style-name="Default" office:value-type="float" office:value="63627187413873.6" calcext:value-type="float">
            <text:p>63627187413873.6</text:p>
          </table:table-cell>
          <table:table-cell table:style-name="ce7" table:formula="of:=([.G177]-[.G176])/1000" office:value-type="float" office:value="2.0015390625" calcext:value-type="float">
            <text:p>2.0015</text:p>
          </table:table-cell>
          <table:table-cell table:style-name="ce7" table:formula="of:=[.H177]+[.I176]" office:value-type="float" office:value="350.0003125" calcext:value-type="float">
            <text:p>350.0003</text:p>
          </table:table-cell>
          <table:table-cell table:style-name="ce10" table:formula="of:=[.I177]-2*([.$B177]-1)" office:value-type="float" office:value="0.000312499999949978" calcext:value-type="float">
            <text:p>0.0003125</text:p>
          </table:table-cell>
          <table:table-cell table:style-name="Default" office:value-type="float" office:value="63627187881420.1" calcext:value-type="float">
            <text:p>63627187881420.1</text:p>
          </table:table-cell>
          <table:table-cell table:style-name="ce7" table:formula="of:=([.K177]-[.K176])/1000" office:value-type="float" office:value="1.9994375" calcext:value-type="float">
            <text:p>1.9994</text:p>
          </table:table-cell>
          <table:table-cell table:style-name="ce7" table:formula="of:=[.L177]+[.M176]" office:value-type="float" office:value="349.9975078125" calcext:value-type="float">
            <text:p>349.9975</text:p>
          </table:table-cell>
          <table:table-cell table:style-name="ce11" table:formula="of:=[.M177]-2*([.$B177]-1)" office:value-type="float" office:value="-0.00249218749991087" calcext:value-type="float">
            <text:p>-0.0024921875</text:p>
          </table:table-cell>
          <table:table-cell table:style-name="Default" office:value-type="float" office:value="63627188349318.9" calcext:value-type="float">
            <text:p>63627188349318.9</text:p>
          </table:table-cell>
          <table:table-cell table:style-name="ce7" table:formula="of:=([.O177]-[.O176])/1000" office:value-type="float" office:value="1.9993046875" calcext:value-type="float">
            <text:p>1.9993</text:p>
          </table:table-cell>
          <table:table-cell table:style-name="ce7" table:formula="of:=[.P177]+[.Q176]" office:value-type="float" office:value="349.9991875" calcext:value-type="float">
            <text:p>349.9992</text:p>
          </table:table-cell>
          <table:table-cell table:style-name="ce12" table:formula="of:=[.Q177]-2*([.$B177]-1)" office:value-type="float" office:value="-0.000812499999938154" calcext:value-type="float">
            <text:p>-0.0008125</text:p>
          </table:table-cell>
          <table:table-cell table:style-name="Default" office:value-type="float" office:value="63627188809495.7" calcext:value-type="float">
            <text:p>63627188809495.7</text:p>
          </table:table-cell>
          <table:table-cell table:style-name="ce7" table:formula="of:=([.S177]-[.S176])/1000" office:value-type="float" office:value="1.9993828125" calcext:value-type="float">
            <text:p>1.9994</text:p>
          </table:table-cell>
          <table:table-cell table:style-name="ce7" table:formula="of:=[.T177]+[.U176]" office:value-type="float" office:value="349.99984375" calcext:value-type="float">
            <text:p>349.9998</text:p>
          </table:table-cell>
          <table:table-cell table:style-name="ce13" table:formula="of:=[.U177]-2*([.$B177]-1)" office:value-type="float" office:value="-0.000156250000031832" calcext:value-type="float">
            <text:p>-0.00015625</text:p>
          </table:table-cell>
          <table:table-cell table:style-name="Default" office:value-type="float" office:value="63627189266423.8" calcext:value-type="float">
            <text:p>63627189266423.8</text:p>
          </table:table-cell>
          <table:table-cell table:style-name="ce7" table:formula="of:=([.W177]-[.W176])/1000" office:value-type="float" office:value="1.9987109375" calcext:value-type="float">
            <text:p>1.9987</text:p>
          </table:table-cell>
          <table:table-cell table:style-name="ce7" table:formula="of:=[.X177]+[.Y176]" office:value-type="float" office:value="350.0001484375" calcext:value-type="float">
            <text:p>350.0001</text:p>
          </table:table-cell>
          <table:table-cell table:style-name="ce14" table:formula="of:=[.Y177]-2*([.$B177]-1)" office:value-type="float" office:value="0.000148437500001819" calcext:value-type="float">
            <text:p>0.0001484375</text:p>
          </table:table-cell>
          <table:table-cell table:style-name="Default" office:value-type="float" office:value="63627189733196.7" calcext:value-type="float">
            <text:p>63627189733196.7</text:p>
          </table:table-cell>
          <table:table-cell table:style-name="ce15" table:formula="of:=([.AA177]-[.AA176])/1000" office:value-type="float" office:value="1.997421875" calcext:value-type="float">
            <text:p>1.9974</text:p>
          </table:table-cell>
          <table:table-cell table:style-name="ce7" table:formula="of:=[.AB177]+[.AC176]" office:value-type="float" office:value="351.9981875" calcext:value-type="float">
            <text:p>351.9982</text:p>
          </table:table-cell>
          <table:table-cell table:style-name="ce16" table:formula="of:=[.AC177]-2*([.$B177]-1)" office:value-type="float" office:value="1.99818750000037" calcext:value-type="float">
            <text:p>1.9981875</text:p>
          </table:table-cell>
          <table:table-cell table:style-name="Default" office:value-type="float" office:value="63627190193129.9" calcext:value-type="float">
            <text:p>63627190193129.9</text:p>
          </table:table-cell>
          <table:table-cell table:style-name="ce7" table:formula="of:=([.AE177]-[.AE176])/1000" office:value-type="float" office:value="1.99703125" calcext:value-type="float">
            <text:p>1.9970</text:p>
          </table:table-cell>
          <table:table-cell table:style-name="ce7" table:formula="of:=[.AF177]+[.AG176]" office:value-type="float" office:value="349.997796875" calcext:value-type="float">
            <text:p>349.9978</text:p>
          </table:table-cell>
          <table:table-cell table:style-name="ce20" table:formula="of:=[.AG177]-2*([.$B177]-1)" office:value-type="float" office:value="-0.0022031249998804" calcext:value-type="float">
            <text:p>-0.002203125</text:p>
          </table:table-cell>
          <table:table-cell table:style-name="Default" office:value-type="float" office:value="63627190659459.4" calcext:value-type="float">
            <text:p>63627190659459.4</text:p>
          </table:table-cell>
          <table:table-cell table:style-name="ce7" table:formula="of:=([.AI177]-[.AI176])/1000" office:value-type="float" office:value="2.0000703125" calcext:value-type="float">
            <text:p>2.0001</text:p>
          </table:table-cell>
          <table:table-cell table:style-name="ce7" table:formula="of:=[.AJ177]+[.AK176]" office:value-type="float" office:value="349.9991796875" calcext:value-type="float">
            <text:p>349.9992</text:p>
          </table:table-cell>
          <table:table-cell table:style-name="ce21" table:formula="of:=[.AK177]-2*([.$B177]-1)" office:value-type="float" office:value="-0.000820312500025011" calcext:value-type="float">
            <text:p>-0.0008203125</text:p>
          </table:table-cell>
          <table:table-cell table:style-name="Default" office:value-type="float" office:value="63627191122531.3" calcext:value-type="float">
            <text:p>63627191122531.3</text:p>
          </table:table-cell>
          <table:table-cell table:style-name="ce7" table:formula="of:=([.AM177]-[.AM176])/1000" office:value-type="float" office:value="2.000890625" calcext:value-type="float">
            <text:p>2.0009</text:p>
          </table:table-cell>
          <table:table-cell table:style-name="ce7" table:formula="of:=[.AN177]+[.AO176]" office:value-type="float" office:value="349.999828125" calcext:value-type="float">
            <text:p>349.9998</text:p>
          </table:table-cell>
          <table:table-cell table:style-name="ce22" table:formula="of:=[.AO177]-2*([.$B177]-1)" office:value-type="float" office:value="-0.000171875000035016" calcext:value-type="float">
            <text:p>-0.000171875</text:p>
          </table:table-cell>
          <table:table-cell table:style-name="Default" office:value-type="float" office:value="63627191587555.6" calcext:value-type="float">
            <text:p>63627191587555.6</text:p>
          </table:table-cell>
          <table:table-cell table:style-name="ce7" table:formula="of:=([.AQ177]-[.AQ176])/1000" office:value-type="float" office:value="1.99728125" calcext:value-type="float">
            <text:p>1.9973</text:p>
          </table:table-cell>
          <table:table-cell table:style-name="ce7" table:formula="of:=[.AR177]+[.AS176]" office:value-type="float" office:value="349.9981328125" calcext:value-type="float">
            <text:p>349.9981</text:p>
          </table:table-cell>
          <table:table-cell table:style-name="ce26" table:formula="of:=[.AS177]-2*([.$B177]-1)" office:value-type="float" office:value="-0.00186718749978354" calcext:value-type="float">
            <text:p>-0.0018671875</text:p>
          </table:table-cell>
          <table:table-cell table:style-name="Default" office:value-type="float" office:value="63627192102641.4" calcext:value-type="float">
            <text:p>63627192102641.4</text:p>
          </table:table-cell>
          <table:table-cell table:style-name="ce7" table:formula="of:=([.AU177]-[.AU176])/1000" office:value-type="float" office:value="2.0002890625" calcext:value-type="float">
            <text:p>2.0003</text:p>
          </table:table-cell>
          <table:table-cell table:style-name="ce7" table:formula="of:=[.AV177]+[.AW176]" office:value-type="float" office:value="349.9981484375" calcext:value-type="float">
            <text:p>349.9981</text:p>
          </table:table-cell>
          <table:table-cell table:style-name="ce35" table:formula="of:=[.AW177]-2*([.$B177]-1)" office:value-type="float" office:value="-0.00185156249995089" calcext:value-type="float">
            <text:p>-0.001851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77" calcext:value-type="float">
            <text:p>177</text:p>
          </table:table-cell>
          <table:table-cell office:value-type="float" office:value="63627186896518.3" calcext:value-type="float">
            <text:p>63627186896518.3</text:p>
          </table:table-cell>
          <table:table-cell table:formula="of:=([.C178]-[.C177])/1000" office:value-type="float" office:value="2.0008203125" calcext:value-type="float">
            <text:p>2.0008</text:p>
          </table:table-cell>
          <table:table-cell table:formula="of:=[.D178]+[.E177]" office:value-type="float" office:value="351.999296875" calcext:value-type="float">
            <text:p>351.9993</text:p>
          </table:table-cell>
          <table:table-cell table:style-name="ce9" table:formula="of:=[.E178]-2*([.$B178]-1)" office:value-type="float" office:value="-0.000703125000200089" calcext:value-type="float">
            <text:p>-0.000703125</text:p>
          </table:table-cell>
          <table:table-cell table:style-name="Default" office:value-type="float" office:value="63627187415873.6" calcext:value-type="float">
            <text:p>63627187415873.6</text:p>
          </table:table-cell>
          <table:table-cell table:style-name="ce7" table:formula="of:=([.G178]-[.G177])/1000" office:value-type="float" office:value="1.9999765625" calcext:value-type="float">
            <text:p>2.0000</text:p>
          </table:table-cell>
          <table:table-cell table:style-name="ce7" table:formula="of:=[.H178]+[.I177]" office:value-type="float" office:value="352.0002890625" calcext:value-type="float">
            <text:p>352.0003</text:p>
          </table:table-cell>
          <table:table-cell table:style-name="ce10" table:formula="of:=[.I178]-2*([.$B178]-1)" office:value-type="float" office:value="0.000289062499973625" calcext:value-type="float">
            <text:p>0.0002890625</text:p>
          </table:table-cell>
          <table:table-cell table:style-name="Default" office:value-type="float" office:value="63627187883422.4" calcext:value-type="float">
            <text:p>63627187883422.4</text:p>
          </table:table-cell>
          <table:table-cell table:style-name="ce7" table:formula="of:=([.K178]-[.K177])/1000" office:value-type="float" office:value="2.00228125" calcext:value-type="float">
            <text:p>2.0023</text:p>
          </table:table-cell>
          <table:table-cell table:style-name="ce7" table:formula="of:=[.L178]+[.M177]" office:value-type="float" office:value="351.9997890625" calcext:value-type="float">
            <text:p>351.9998</text:p>
          </table:table-cell>
          <table:table-cell table:style-name="ce11" table:formula="of:=[.M178]-2*([.$B178]-1)" office:value-type="float" office:value="-0.000210937499900865" calcext:value-type="float">
            <text:p>-0.0002109375</text:p>
          </table:table-cell>
          <table:table-cell table:style-name="Default" office:value-type="float" office:value="63627188351318.7" calcext:value-type="float">
            <text:p>63627188351318.7</text:p>
          </table:table-cell>
          <table:table-cell table:style-name="ce7" table:formula="of:=([.O178]-[.O177])/1000" office:value-type="float" office:value="1.99984375" calcext:value-type="float">
            <text:p>1.9998</text:p>
          </table:table-cell>
          <table:table-cell table:style-name="ce7" table:formula="of:=[.P178]+[.Q177]" office:value-type="float" office:value="351.99903125" calcext:value-type="float">
            <text:p>351.9990</text:p>
          </table:table-cell>
          <table:table-cell table:style-name="ce12" table:formula="of:=[.Q178]-2*([.$B178]-1)" office:value-type="float" office:value="-0.000968749999913143" calcext:value-type="float">
            <text:p>-0.00096875</text:p>
          </table:table-cell>
          <table:table-cell table:style-name="Default" office:value-type="float" office:value="63627188811494.3" calcext:value-type="float">
            <text:p>63627188811494.3</text:p>
          </table:table-cell>
          <table:table-cell table:style-name="ce7" table:formula="of:=([.S178]-[.S177])/1000" office:value-type="float" office:value="1.998625" calcext:value-type="float">
            <text:p>1.9986</text:p>
          </table:table-cell>
          <table:table-cell table:style-name="ce7" table:formula="of:=[.T178]+[.U177]" office:value-type="float" office:value="351.99846875" calcext:value-type="float">
            <text:p>351.9985</text:p>
          </table:table-cell>
          <table:table-cell table:style-name="ce13" table:formula="of:=[.U178]-2*([.$B178]-1)" office:value-type="float" office:value="-0.00153125000002774" calcext:value-type="float">
            <text:p>-0.00153125</text:p>
          </table:table-cell>
          <table:table-cell table:style-name="Default" office:value-type="float" office:value="63627189268423.4" calcext:value-type="float">
            <text:p>63627189268423.4</text:p>
          </table:table-cell>
          <table:table-cell table:style-name="ce7" table:formula="of:=([.W178]-[.W177])/1000" office:value-type="float" office:value="1.9996171875" calcext:value-type="float">
            <text:p>1.9996</text:p>
          </table:table-cell>
          <table:table-cell table:style-name="ce7" table:formula="of:=[.X178]+[.Y177]" office:value-type="float" office:value="351.999765625" calcext:value-type="float">
            <text:p>351.9998</text:p>
          </table:table-cell>
          <table:table-cell table:style-name="ce14" table:formula="of:=[.Y178]-2*([.$B178]-1)" office:value-type="float" office:value="-0.000234374999990905" calcext:value-type="float">
            <text:p>-0.000234375</text:p>
          </table:table-cell>
          <table:table-cell table:style-name="Default" office:value-type="float" office:value="63627189735198.3" calcext:value-type="float">
            <text:p>63627189735198.3</text:p>
          </table:table-cell>
          <table:table-cell table:style-name="ce15" table:formula="of:=([.AA178]-[.AA177])/1000" office:value-type="float" office:value="2.0015234375" calcext:value-type="float">
            <text:p>2.0015</text:p>
          </table:table-cell>
          <table:table-cell table:style-name="ce7" table:formula="of:=[.AB178]+[.AC177]" office:value-type="float" office:value="353.9997109375" calcext:value-type="float">
            <text:p>353.9997</text:p>
          </table:table-cell>
          <table:table-cell table:style-name="ce16" table:formula="of:=[.AC178]-2*([.$B178]-1)" office:value-type="float" office:value="1.99971093750037" calcext:value-type="float">
            <text:p>1.9997109375</text:p>
          </table:table-cell>
          <table:table-cell table:style-name="Default" office:value-type="float" office:value="63627190195129.7" calcext:value-type="float">
            <text:p>63627190195129.7</text:p>
          </table:table-cell>
          <table:table-cell table:style-name="ce7" table:formula="of:=([.AE178]-[.AE177])/1000" office:value-type="float" office:value="1.999859375" calcext:value-type="float">
            <text:p>1.9999</text:p>
          </table:table-cell>
          <table:table-cell table:style-name="ce7" table:formula="of:=[.AF178]+[.AG177]" office:value-type="float" office:value="351.99765625" calcext:value-type="float">
            <text:p>351.9977</text:p>
          </table:table-cell>
          <table:table-cell table:style-name="ce20" table:formula="of:=[.AG178]-2*([.$B178]-1)" office:value-type="float" office:value="-0.00234374999985221" calcext:value-type="float">
            <text:p>-0.00234375</text:p>
          </table:table-cell>
          <table:table-cell table:style-name="Default" office:value-type="float" office:value="63627190661458.1" calcext:value-type="float">
            <text:p>63627190661458.1</text:p>
          </table:table-cell>
          <table:table-cell table:style-name="ce7" table:formula="of:=([.AI178]-[.AI177])/1000" office:value-type="float" office:value="1.9987265625" calcext:value-type="float">
            <text:p>1.9987</text:p>
          </table:table-cell>
          <table:table-cell table:style-name="ce7" table:formula="of:=[.AJ178]+[.AK177]" office:value-type="float" office:value="351.99790625" calcext:value-type="float">
            <text:p>351.9979</text:p>
          </table:table-cell>
          <table:table-cell table:style-name="ce21" table:formula="of:=[.AK178]-2*([.$B178]-1)" office:value-type="float" office:value="-0.00209375000002865" calcext:value-type="float">
            <text:p>-0.00209375</text:p>
          </table:table-cell>
          <table:table-cell table:style-name="Default" office:value-type="float" office:value="63627191124529.9" calcext:value-type="float">
            <text:p>63627191124529.9</text:p>
          </table:table-cell>
          <table:table-cell table:style-name="ce7" table:formula="of:=([.AM178]-[.AM177])/1000" office:value-type="float" office:value="1.9985546875" calcext:value-type="float">
            <text:p>1.9986</text:p>
          </table:table-cell>
          <table:table-cell table:style-name="ce7" table:formula="of:=[.AN178]+[.AO177]" office:value-type="float" office:value="351.9983828125" calcext:value-type="float">
            <text:p>351.9984</text:p>
          </table:table-cell>
          <table:table-cell table:style-name="ce22" table:formula="of:=[.AO178]-2*([.$B178]-1)" office:value-type="float" office:value="-0.00161718750001683" calcext:value-type="float">
            <text:p>-0.0016171875</text:p>
          </table:table-cell>
          <table:table-cell table:style-name="Default" office:value-type="float" office:value="63627191589555.4" calcext:value-type="float">
            <text:p>63627191589555.4</text:p>
          </table:table-cell>
          <table:table-cell table:style-name="ce7" table:formula="of:=([.AQ178]-[.AQ177])/1000" office:value-type="float" office:value="1.9997265625" calcext:value-type="float">
            <text:p>1.9997</text:p>
          </table:table-cell>
          <table:table-cell table:style-name="ce7" table:formula="of:=[.AR178]+[.AS177]" office:value-type="float" office:value="351.997859375" calcext:value-type="float">
            <text:p>351.9979</text:p>
          </table:table-cell>
          <table:table-cell table:style-name="ce26" table:formula="of:=[.AS178]-2*([.$B178]-1)" office:value-type="float" office:value="-0.00214062499981082" calcext:value-type="float">
            <text:p>-0.002140625</text:p>
          </table:table-cell>
          <table:table-cell table:style-name="Default" office:value-type="float" office:value="63627192104641.6" calcext:value-type="float">
            <text:p>63627192104641.6</text:p>
          </table:table-cell>
          <table:table-cell table:style-name="ce7" table:formula="of:=([.AU178]-[.AU177])/1000" office:value-type="float" office:value="2.0001640625" calcext:value-type="float">
            <text:p>2.0002</text:p>
          </table:table-cell>
          <table:table-cell table:style-name="ce7" table:formula="of:=[.AV178]+[.AW177]" office:value-type="float" office:value="351.9983125" calcext:value-type="float">
            <text:p>351.9983</text:p>
          </table:table-cell>
          <table:table-cell table:style-name="ce35" table:formula="of:=[.AW178]-2*([.$B178]-1)" office:value-type="float" office:value="-0.00168749999994589" calcext:value-type="float">
            <text:p>-0.001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78" calcext:value-type="float">
            <text:p>178</text:p>
          </table:table-cell>
          <table:table-cell office:value-type="float" office:value="63627186898517.7" calcext:value-type="float">
            <text:p>63627186898517.7</text:p>
          </table:table-cell>
          <table:table-cell table:formula="of:=([.C179]-[.C178])/1000" office:value-type="float" office:value="1.9993984375" calcext:value-type="float">
            <text:p>1.9994</text:p>
          </table:table-cell>
          <table:table-cell table:formula="of:=[.D179]+[.E178]" office:value-type="float" office:value="353.9986953125" calcext:value-type="float">
            <text:p>353.9987</text:p>
          </table:table-cell>
          <table:table-cell table:style-name="ce9" table:formula="of:=[.E179]-2*([.$B179]-1)" office:value-type="float" office:value="-0.00130468750018053" calcext:value-type="float">
            <text:p>-0.0013046875</text:p>
          </table:table-cell>
          <table:table-cell table:style-name="Default" office:value-type="float" office:value="63627187417873" calcext:value-type="float">
            <text:p>63627187417873</text:p>
          </table:table-cell>
          <table:table-cell table:style-name="ce7" table:formula="of:=([.G179]-[.G178])/1000" office:value-type="float" office:value="1.9994140625" calcext:value-type="float">
            <text:p>1.9994</text:p>
          </table:table-cell>
          <table:table-cell table:style-name="ce7" table:formula="of:=[.H179]+[.I178]" office:value-type="float" office:value="353.999703125" calcext:value-type="float">
            <text:p>353.9997</text:p>
          </table:table-cell>
          <table:table-cell table:style-name="ce10" table:formula="of:=[.I179]-2*([.$B179]-1)" office:value-type="float" office:value="-0.000296875000003638" calcext:value-type="float">
            <text:p>-0.000296875</text:p>
          </table:table-cell>
          <table:table-cell table:style-name="Default" office:value-type="float" office:value="63627187885423.3" calcext:value-type="float">
            <text:p>63627187885423.3</text:p>
          </table:table-cell>
          <table:table-cell table:style-name="ce7" table:formula="of:=([.K179]-[.K178])/1000" office:value-type="float" office:value="2.00084375" calcext:value-type="float">
            <text:p>2.0008</text:p>
          </table:table-cell>
          <table:table-cell table:style-name="ce7" table:formula="of:=[.L179]+[.M178]" office:value-type="float" office:value="354.0006328125" calcext:value-type="float">
            <text:p>354.0006</text:p>
          </table:table-cell>
          <table:table-cell table:style-name="ce11" table:formula="of:=[.M179]-2*([.$B179]-1)" office:value-type="float" office:value="0.000632812500100499" calcext:value-type="float">
            <text:p>0.0006328125</text:p>
          </table:table-cell>
          <table:table-cell table:style-name="Default" office:value-type="float" office:value="63627188353318.6" calcext:value-type="float">
            <text:p>63627188353318.6</text:p>
          </table:table-cell>
          <table:table-cell table:style-name="ce7" table:formula="of:=([.O179]-[.O178])/1000" office:value-type="float" office:value="1.999890625" calcext:value-type="float">
            <text:p>1.9999</text:p>
          </table:table-cell>
          <table:table-cell table:style-name="ce7" table:formula="of:=[.P179]+[.Q178]" office:value-type="float" office:value="353.998921875" calcext:value-type="float">
            <text:p>353.9989</text:p>
          </table:table-cell>
          <table:table-cell table:style-name="ce12" table:formula="of:=[.Q179]-2*([.$B179]-1)" office:value-type="float" office:value="-0.00107812499993543" calcext:value-type="float">
            <text:p>-0.001078125</text:p>
          </table:table-cell>
          <table:table-cell table:style-name="Default" office:value-type="float" office:value="63627188813493.8" calcext:value-type="float">
            <text:p>63627188813493.8</text:p>
          </table:table-cell>
          <table:table-cell table:style-name="ce7" table:formula="of:=([.S179]-[.S178])/1000" office:value-type="float" office:value="1.9994921875" calcext:value-type="float">
            <text:p>1.9995</text:p>
          </table:table-cell>
          <table:table-cell table:style-name="ce7" table:formula="of:=[.T179]+[.U178]" office:value-type="float" office:value="353.9979609375" calcext:value-type="float">
            <text:p>353.9980</text:p>
          </table:table-cell>
          <table:table-cell table:style-name="ce13" table:formula="of:=[.U179]-2*([.$B179]-1)" office:value-type="float" office:value="-0.00203906250004593" calcext:value-type="float">
            <text:p>-0.0020390625</text:p>
          </table:table-cell>
          <table:table-cell table:style-name="Default" office:value-type="float" office:value="63627189270421.6" calcext:value-type="float">
            <text:p>63627189270421.6</text:p>
          </table:table-cell>
          <table:table-cell table:style-name="ce7" table:formula="of:=([.W179]-[.W178])/1000" office:value-type="float" office:value="1.9981953125" calcext:value-type="float">
            <text:p>1.9982</text:p>
          </table:table-cell>
          <table:table-cell table:style-name="ce7" table:formula="of:=[.X179]+[.Y178]" office:value-type="float" office:value="353.9979609375" calcext:value-type="float">
            <text:p>353.9980</text:p>
          </table:table-cell>
          <table:table-cell table:style-name="ce14" table:formula="of:=[.Y179]-2*([.$B179]-1)" office:value-type="float" office:value="-0.00203906249998909" calcext:value-type="float">
            <text:p>-0.0020390625</text:p>
          </table:table-cell>
          <table:table-cell table:style-name="Default" office:value-type="float" office:value="63627189737199.1" calcext:value-type="float">
            <text:p>63627189737199.1</text:p>
          </table:table-cell>
          <table:table-cell table:style-name="ce15" table:formula="of:=([.AA179]-[.AA178])/1000" office:value-type="float" office:value="2.000796875" calcext:value-type="float">
            <text:p>2.0008</text:p>
          </table:table-cell>
          <table:table-cell table:style-name="ce7" table:formula="of:=[.AB179]+[.AC178]" office:value-type="float" office:value="356.0005078125" calcext:value-type="float">
            <text:p>356.0005</text:p>
          </table:table-cell>
          <table:table-cell table:style-name="ce16" table:formula="of:=[.AC179]-2*([.$B179]-1)" office:value-type="float" office:value="2.00050781250036" calcext:value-type="float">
            <text:p>2.0005078125</text:p>
          </table:table-cell>
          <table:table-cell table:style-name="Default" office:value-type="float" office:value="63627190197130.6" calcext:value-type="float">
            <text:p>63627190197130.6</text:p>
          </table:table-cell>
          <table:table-cell table:style-name="ce7" table:formula="of:=([.AE179]-[.AE178])/1000" office:value-type="float" office:value="2.0009140625" calcext:value-type="float">
            <text:p>2.0009</text:p>
          </table:table-cell>
          <table:table-cell table:style-name="ce7" table:formula="of:=[.AF179]+[.AG178]" office:value-type="float" office:value="353.9985703125" calcext:value-type="float">
            <text:p>353.9986</text:p>
          </table:table-cell>
          <table:table-cell table:style-name="ce20" table:formula="of:=[.AG179]-2*([.$B179]-1)" office:value-type="float" office:value="-0.00142968749986494" calcext:value-type="float">
            <text:p>-0.0014296875</text:p>
          </table:table-cell>
          <table:table-cell table:style-name="Default" office:value-type="float" office:value="63627190663459.6" calcext:value-type="float">
            <text:p>63627190663459.6</text:p>
          </table:table-cell>
          <table:table-cell table:style-name="ce7" table:formula="of:=([.AI179]-[.AI178])/1000" office:value-type="float" office:value="2.00146875" calcext:value-type="float">
            <text:p>2.0015</text:p>
          </table:table-cell>
          <table:table-cell table:style-name="ce7" table:formula="of:=[.AJ179]+[.AK178]" office:value-type="float" office:value="353.999375" calcext:value-type="float">
            <text:p>353.9994</text:p>
          </table:table-cell>
          <table:table-cell table:style-name="ce21" table:formula="of:=[.AK179]-2*([.$B179]-1)" office:value-type="float" office:value="-0.000625000000013642" calcext:value-type="float">
            <text:p>-0.000625</text:p>
          </table:table-cell>
          <table:table-cell table:style-name="Default" office:value-type="float" office:value="63627191126529.2" calcext:value-type="float">
            <text:p>63627191126529.2</text:p>
          </table:table-cell>
          <table:table-cell table:style-name="ce7" table:formula="of:=([.AM179]-[.AM178])/1000" office:value-type="float" office:value="1.999359375" calcext:value-type="float">
            <text:p>1.9994</text:p>
          </table:table-cell>
          <table:table-cell table:style-name="ce7" table:formula="of:=[.AN179]+[.AO178]" office:value-type="float" office:value="353.9977421875" calcext:value-type="float">
            <text:p>353.9977</text:p>
          </table:table-cell>
          <table:table-cell table:style-name="ce22" table:formula="of:=[.AO179]-2*([.$B179]-1)" office:value-type="float" office:value="-0.00225781250003365" calcext:value-type="float">
            <text:p>-0.0022578125</text:p>
          </table:table-cell>
          <table:table-cell table:style-name="Default" office:value-type="float" office:value="63627191591555.4" calcext:value-type="float">
            <text:p>63627191591555.4</text:p>
          </table:table-cell>
          <table:table-cell table:style-name="ce7" table:formula="of:=([.AQ179]-[.AQ178])/1000" office:value-type="float" office:value="2.00003125" calcext:value-type="float">
            <text:p>2.0000</text:p>
          </table:table-cell>
          <table:table-cell table:style-name="ce7" table:formula="of:=[.AR179]+[.AS178]" office:value-type="float" office:value="353.997890625" calcext:value-type="float">
            <text:p>353.9979</text:p>
          </table:table-cell>
          <table:table-cell table:style-name="ce26" table:formula="of:=[.AS179]-2*([.$B179]-1)" office:value-type="float" office:value="-0.00210937499980446" calcext:value-type="float">
            <text:p>-0.002109375</text:p>
          </table:table-cell>
          <table:table-cell table:style-name="Default" office:value-type="float" office:value="63627192106642.7" calcext:value-type="float">
            <text:p>63627192106642.7</text:p>
          </table:table-cell>
          <table:table-cell table:style-name="ce7" table:formula="of:=([.AU179]-[.AU178])/1000" office:value-type="float" office:value="2.0011015625" calcext:value-type="float">
            <text:p>2.0011</text:p>
          </table:table-cell>
          <table:table-cell table:style-name="ce7" table:formula="of:=[.AV179]+[.AW178]" office:value-type="float" office:value="353.9994140625" calcext:value-type="float">
            <text:p>353.9994</text:p>
          </table:table-cell>
          <table:table-cell table:style-name="ce35" table:formula="of:=[.AW179]-2*([.$B179]-1)" office:value-type="float" office:value="-0.000585937499920419" calcext:value-type="float">
            <text:p>-0.0005859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79" calcext:value-type="float">
            <text:p>179</text:p>
          </table:table-cell>
          <table:table-cell office:value-type="float" office:value="63627186900518" calcext:value-type="float">
            <text:p>63627186900518</text:p>
          </table:table-cell>
          <table:table-cell table:formula="of:=([.C180]-[.C179])/1000" office:value-type="float" office:value="2.000296875" calcext:value-type="float">
            <text:p>2.0003</text:p>
          </table:table-cell>
          <table:table-cell table:formula="of:=[.D180]+[.E179]" office:value-type="float" office:value="355.9989921875" calcext:value-type="float">
            <text:p>355.9990</text:p>
          </table:table-cell>
          <table:table-cell table:style-name="ce9" table:formula="of:=[.E180]-2*([.$B180]-1)" office:value-type="float" office:value="-0.0010078125001769" calcext:value-type="float">
            <text:p>-0.0010078125</text:p>
          </table:table-cell>
          <table:table-cell table:style-name="Default" office:value-type="float" office:value="63627187419874" calcext:value-type="float">
            <text:p>63627187419874</text:p>
          </table:table-cell>
          <table:table-cell table:style-name="ce7" table:formula="of:=([.G180]-[.G179])/1000" office:value-type="float" office:value="2.000921875" calcext:value-type="float">
            <text:p>2.0009</text:p>
          </table:table-cell>
          <table:table-cell table:style-name="ce7" table:formula="of:=[.H180]+[.I179]" office:value-type="float" office:value="356.000625" calcext:value-type="float">
            <text:p>356.0006</text:p>
          </table:table-cell>
          <table:table-cell table:style-name="ce10" table:formula="of:=[.I180]-2*([.$B180]-1)" office:value-type="float" office:value="0.000625000000013642" calcext:value-type="float">
            <text:p>0.000625</text:p>
          </table:table-cell>
          <table:table-cell table:style-name="Default" office:value-type="float" office:value="63627187887420.7" calcext:value-type="float">
            <text:p>63627187887420.7</text:p>
          </table:table-cell>
          <table:table-cell table:style-name="ce7" table:formula="of:=([.K180]-[.K179])/1000" office:value-type="float" office:value="1.9974296875" calcext:value-type="float">
            <text:p>1.9974</text:p>
          </table:table-cell>
          <table:table-cell table:style-name="ce7" table:formula="of:=[.L180]+[.M179]" office:value-type="float" office:value="355.9980625" calcext:value-type="float">
            <text:p>355.9981</text:p>
          </table:table-cell>
          <table:table-cell table:style-name="ce11" table:formula="of:=[.M180]-2*([.$B180]-1)" office:value-type="float" office:value="-0.00193749999988313" calcext:value-type="float">
            <text:p>-0.0019375</text:p>
          </table:table-cell>
          <table:table-cell table:style-name="Default" office:value-type="float" office:value="63627188355318.2" calcext:value-type="float">
            <text:p>63627188355318.2</text:p>
          </table:table-cell>
          <table:table-cell table:style-name="ce7" table:formula="of:=([.O180]-[.O179])/1000" office:value-type="float" office:value="1.999625" calcext:value-type="float">
            <text:p>1.9996</text:p>
          </table:table-cell>
          <table:table-cell table:style-name="ce7" table:formula="of:=[.P180]+[.Q179]" office:value-type="float" office:value="355.998546875" calcext:value-type="float">
            <text:p>355.9985</text:p>
          </table:table-cell>
          <table:table-cell table:style-name="ce12" table:formula="of:=[.Q180]-2*([.$B180]-1)" office:value-type="float" office:value="-0.00145312499995498" calcext:value-type="float">
            <text:p>-0.001453125</text:p>
          </table:table-cell>
          <table:table-cell table:style-name="Default" office:value-type="float" office:value="63627188815494.9" calcext:value-type="float">
            <text:p>63627188815494.9</text:p>
          </table:table-cell>
          <table:table-cell table:style-name="ce7" table:formula="of:=([.S180]-[.S179])/1000" office:value-type="float" office:value="2.0010390625" calcext:value-type="float">
            <text:p>2.0010</text:p>
          </table:table-cell>
          <table:table-cell table:style-name="ce7" table:formula="of:=[.T180]+[.U179]" office:value-type="float" office:value="355.999" calcext:value-type="float">
            <text:p>355.9990</text:p>
          </table:table-cell>
          <table:table-cell table:style-name="ce13" table:formula="of:=[.U180]-2*([.$B180]-1)" office:value-type="float" office:value="-0.0010000000000332" calcext:value-type="float">
            <text:p>-0.001</text:p>
          </table:table-cell>
          <table:table-cell table:style-name="Default" office:value-type="float" office:value="63627189272422.8" calcext:value-type="float">
            <text:p>63627189272422.8</text:p>
          </table:table-cell>
          <table:table-cell table:style-name="ce7" table:formula="of:=([.W180]-[.W179])/1000" office:value-type="float" office:value="2.0011328125" calcext:value-type="float">
            <text:p>2.0011</text:p>
          </table:table-cell>
          <table:table-cell table:style-name="ce7" table:formula="of:=[.X180]+[.Y179]" office:value-type="float" office:value="355.99909375" calcext:value-type="float">
            <text:p>355.9991</text:p>
          </table:table-cell>
          <table:table-cell table:style-name="ce14" table:formula="of:=[.Y180]-2*([.$B180]-1)" office:value-type="float" office:value="-0.000906250000014097" calcext:value-type="float">
            <text:p>-0.00090625</text:p>
          </table:table-cell>
          <table:table-cell table:style-name="Default" office:value-type="float" office:value="63627189739196.6" calcext:value-type="float">
            <text:p>63627189739196.6</text:p>
          </table:table-cell>
          <table:table-cell table:style-name="ce15" table:formula="of:=([.AA180]-[.AA179])/1000" office:value-type="float" office:value="1.9975703125" calcext:value-type="float">
            <text:p>1.9976</text:p>
          </table:table-cell>
          <table:table-cell table:style-name="ce7" table:formula="of:=[.AB180]+[.AC179]" office:value-type="float" office:value="357.998078125" calcext:value-type="float">
            <text:p>357.9981</text:p>
          </table:table-cell>
          <table:table-cell table:style-name="ce16" table:formula="of:=[.AC180]-2*([.$B180]-1)" office:value-type="float" office:value="1.99807812500035" calcext:value-type="float">
            <text:p>1.998078125</text:p>
          </table:table-cell>
          <table:table-cell table:style-name="Default" office:value-type="float" office:value="63627190199130.3" calcext:value-type="float">
            <text:p>63627190199130.3</text:p>
          </table:table-cell>
          <table:table-cell table:style-name="ce7" table:formula="of:=([.AE180]-[.AE179])/1000" office:value-type="float" office:value="1.9996640625" calcext:value-type="float">
            <text:p>1.9997</text:p>
          </table:table-cell>
          <table:table-cell table:style-name="ce7" table:formula="of:=[.AF180]+[.AG179]" office:value-type="float" office:value="355.998234375" calcext:value-type="float">
            <text:p>355.9982</text:p>
          </table:table-cell>
          <table:table-cell table:style-name="ce20" table:formula="of:=[.AG180]-2*([.$B180]-1)" office:value-type="float" office:value="-0.00176562499984811" calcext:value-type="float">
            <text:p>-0.001765625</text:p>
          </table:table-cell>
          <table:table-cell table:style-name="Default" office:value-type="float" office:value="63627190665458.2" calcext:value-type="float">
            <text:p>63627190665458.2</text:p>
          </table:table-cell>
          <table:table-cell table:style-name="ce7" table:formula="of:=([.AI180]-[.AI179])/1000" office:value-type="float" office:value="1.998640625" calcext:value-type="float">
            <text:p>1.9986</text:p>
          </table:table-cell>
          <table:table-cell table:style-name="ce7" table:formula="of:=[.AJ180]+[.AK179]" office:value-type="float" office:value="355.998015625" calcext:value-type="float">
            <text:p>355.9980</text:p>
          </table:table-cell>
          <table:table-cell table:style-name="ce21" table:formula="of:=[.AK180]-2*([.$B180]-1)" office:value-type="float" office:value="-0.00198437500000637" calcext:value-type="float">
            <text:p>-0.001984375</text:p>
          </table:table-cell>
          <table:table-cell table:style-name="Default" office:value-type="float" office:value="63627191128529.5" calcext:value-type="float">
            <text:p>63627191128529.5</text:p>
          </table:table-cell>
          <table:table-cell table:style-name="ce7" table:formula="of:=([.AM180]-[.AM179])/1000" office:value-type="float" office:value="2.0003046875" calcext:value-type="float">
            <text:p>2.0003</text:p>
          </table:table-cell>
          <table:table-cell table:style-name="ce7" table:formula="of:=[.AN180]+[.AO179]" office:value-type="float" office:value="355.998046875" calcext:value-type="float">
            <text:p>355.9980</text:p>
          </table:table-cell>
          <table:table-cell table:style-name="ce22" table:formula="of:=[.AO180]-2*([.$B180]-1)" office:value-type="float" office:value="-0.00195312500005684" calcext:value-type="float">
            <text:p>-0.001953125</text:p>
          </table:table-cell>
          <table:table-cell table:style-name="Default" office:value-type="float" office:value="63627191593555.4" calcext:value-type="float">
            <text:p>63627191593555.4</text:p>
          </table:table-cell>
          <table:table-cell table:style-name="ce7" table:formula="of:=([.AQ180]-[.AQ179])/1000" office:value-type="float" office:value="2.000015625" calcext:value-type="float">
            <text:p>2.0000</text:p>
          </table:table-cell>
          <table:table-cell table:style-name="ce7" table:formula="of:=[.AR180]+[.AS179]" office:value-type="float" office:value="355.99790625" calcext:value-type="float">
            <text:p>355.9979</text:p>
          </table:table-cell>
          <table:table-cell table:style-name="ce26" table:formula="of:=[.AS180]-2*([.$B180]-1)" office:value-type="float" office:value="-0.00209374999980128" calcext:value-type="float">
            <text:p>-0.00209375</text:p>
          </table:table-cell>
          <table:table-cell table:style-name="Default" office:value-type="float" office:value="63627192108641.9" calcext:value-type="float">
            <text:p>63627192108641.9</text:p>
          </table:table-cell>
          <table:table-cell table:style-name="ce7" table:formula="of:=([.AU180]-[.AU179])/1000" office:value-type="float" office:value="1.999203125" calcext:value-type="float">
            <text:p>1.9992</text:p>
          </table:table-cell>
          <table:table-cell table:style-name="ce7" table:formula="of:=[.AV180]+[.AW179]" office:value-type="float" office:value="355.9986171875" calcext:value-type="float">
            <text:p>355.9986</text:p>
          </table:table-cell>
          <table:table-cell table:style-name="ce35" table:formula="of:=[.AW180]-2*([.$B180]-1)" office:value-type="float" office:value="-0.00138281249991223" calcext:value-type="float">
            <text:p>-0.001382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80" calcext:value-type="float">
            <text:p>180</text:p>
          </table:table-cell>
          <table:table-cell office:value-type="float" office:value="63627186902518.5" calcext:value-type="float">
            <text:p>63627186902518.5</text:p>
          </table:table-cell>
          <table:table-cell table:formula="of:=([.C181]-[.C180])/1000" office:value-type="float" office:value="2.0004921875" calcext:value-type="float">
            <text:p>2.0005</text:p>
          </table:table-cell>
          <table:table-cell table:formula="of:=[.D181]+[.E180]" office:value-type="float" office:value="357.999484375" calcext:value-type="float">
            <text:p>357.9995</text:p>
          </table:table-cell>
          <table:table-cell table:style-name="ce9" table:formula="of:=[.E181]-2*([.$B181]-1)" office:value-type="float" office:value="-0.00051562500016189" calcext:value-type="float">
            <text:p>-0.000515625</text:p>
          </table:table-cell>
          <table:table-cell table:style-name="Default" office:value-type="float" office:value="63627187421872.5" calcext:value-type="float">
            <text:p>63627187421872.5</text:p>
          </table:table-cell>
          <table:table-cell table:style-name="ce7" table:formula="of:=([.G181]-[.G180])/1000" office:value-type="float" office:value="1.998515625" calcext:value-type="float">
            <text:p>1.9985</text:p>
          </table:table-cell>
          <table:table-cell table:style-name="ce7" table:formula="of:=[.H181]+[.I180]" office:value-type="float" office:value="357.999140625" calcext:value-type="float">
            <text:p>357.9991</text:p>
          </table:table-cell>
          <table:table-cell table:style-name="ce10" table:formula="of:=[.I181]-2*([.$B181]-1)" office:value-type="float" office:value="-0.000859375000004548" calcext:value-type="float">
            <text:p>-0.000859375</text:p>
          </table:table-cell>
          <table:table-cell table:style-name="Default" office:value-type="float" office:value="63627187889422.2" calcext:value-type="float">
            <text:p>63627187889422.2</text:p>
          </table:table-cell>
          <table:table-cell table:style-name="ce7" table:formula="of:=([.K181]-[.K180])/1000" office:value-type="float" office:value="2.0015390625" calcext:value-type="float">
            <text:p>2.0015</text:p>
          </table:table-cell>
          <table:table-cell table:style-name="ce7" table:formula="of:=[.L181]+[.M180]" office:value-type="float" office:value="357.9996015625" calcext:value-type="float">
            <text:p>357.9996</text:p>
          </table:table-cell>
          <table:table-cell table:style-name="ce11" table:formula="of:=[.M181]-2*([.$B181]-1)" office:value-type="float" office:value="-0.00039843749988222" calcext:value-type="float">
            <text:p>-0.0003984375</text:p>
          </table:table-cell>
          <table:table-cell table:style-name="Default" office:value-type="float" office:value="63627188357320.8" calcext:value-type="float">
            <text:p>63627188357320.8</text:p>
          </table:table-cell>
          <table:table-cell table:style-name="ce7" table:formula="of:=([.O181]-[.O180])/1000" office:value-type="float" office:value="2.002546875" calcext:value-type="float">
            <text:p>2.0025</text:p>
          </table:table-cell>
          <table:table-cell table:style-name="ce7" table:formula="of:=[.P181]+[.Q180]" office:value-type="float" office:value="358.00109375" calcext:value-type="float">
            <text:p>358.0011</text:p>
          </table:table-cell>
          <table:table-cell table:style-name="ce12" table:formula="of:=[.Q181]-2*([.$B181]-1)" office:value-type="float" office:value="0.0010937500000523" calcext:value-type="float">
            <text:p>0.00109375</text:p>
          </table:table-cell>
          <table:table-cell table:style-name="Default" office:value-type="float" office:value="63627188817494" calcext:value-type="float">
            <text:p>63627188817494</text:p>
          </table:table-cell>
          <table:table-cell table:style-name="ce7" table:formula="of:=([.S181]-[.S180])/1000" office:value-type="float" office:value="1.999140625" calcext:value-type="float">
            <text:p>1.9991</text:p>
          </table:table-cell>
          <table:table-cell table:style-name="ce7" table:formula="of:=[.T181]+[.U180]" office:value-type="float" office:value="357.998140625" calcext:value-type="float">
            <text:p>357.9981</text:p>
          </table:table-cell>
          <table:table-cell table:style-name="ce13" table:formula="of:=[.U181]-2*([.$B181]-1)" office:value-type="float" office:value="-0.00185937500003774" calcext:value-type="float">
            <text:p>-0.001859375</text:p>
          </table:table-cell>
          <table:table-cell table:style-name="Default" office:value-type="float" office:value="63627189274422.5" calcext:value-type="float">
            <text:p>63627189274422.5</text:p>
          </table:table-cell>
          <table:table-cell table:style-name="ce7" table:formula="of:=([.W181]-[.W180])/1000" office:value-type="float" office:value="1.999734375" calcext:value-type="float">
            <text:p>1.9997</text:p>
          </table:table-cell>
          <table:table-cell table:style-name="ce7" table:formula="of:=[.X181]+[.Y180]" office:value-type="float" office:value="357.998828125" calcext:value-type="float">
            <text:p>357.9988</text:p>
          </table:table-cell>
          <table:table-cell table:style-name="ce14" table:formula="of:=[.Y181]-2*([.$B181]-1)" office:value-type="float" office:value="-0.00117187500001137" calcext:value-type="float">
            <text:p>-0.001171875</text:p>
          </table:table-cell>
          <table:table-cell table:style-name="Default" office:value-type="float" office:value="63627189741198.5" calcext:value-type="float">
            <text:p>63627189741198.5</text:p>
          </table:table-cell>
          <table:table-cell table:style-name="ce15" table:formula="of:=([.AA181]-[.AA180])/1000" office:value-type="float" office:value="2.001859375" calcext:value-type="float">
            <text:p>2.0019</text:p>
          </table:table-cell>
          <table:table-cell table:style-name="ce7" table:formula="of:=[.AB181]+[.AC180]" office:value-type="float" office:value="359.9999375" calcext:value-type="float">
            <text:p>359.9999</text:p>
          </table:table-cell>
          <table:table-cell table:style-name="ce16" table:formula="of:=[.AC181]-2*([.$B181]-1)" office:value-type="float" office:value="1.99993750000033" calcext:value-type="float">
            <text:p>1.9999375</text:p>
          </table:table-cell>
          <table:table-cell table:style-name="Default" office:value-type="float" office:value="63627190201130.1" calcext:value-type="float">
            <text:p>63627190201130.1</text:p>
          </table:table-cell>
          <table:table-cell table:style-name="ce7" table:formula="of:=([.AE181]-[.AE180])/1000" office:value-type="float" office:value="1.999828125" calcext:value-type="float">
            <text:p>1.9998</text:p>
          </table:table-cell>
          <table:table-cell table:style-name="ce7" table:formula="of:=[.AF181]+[.AG180]" office:value-type="float" office:value="357.9980625" calcext:value-type="float">
            <text:p>357.9981</text:p>
          </table:table-cell>
          <table:table-cell table:style-name="ce20" table:formula="of:=[.AG181]-2*([.$B181]-1)" office:value-type="float" office:value="-0.00193749999982629" calcext:value-type="float">
            <text:p>-0.0019375</text:p>
          </table:table-cell>
          <table:table-cell table:style-name="Default" office:value-type="float" office:value="63627190667459" calcext:value-type="float">
            <text:p>63627190667459</text:p>
          </table:table-cell>
          <table:table-cell table:style-name="ce7" table:formula="of:=([.AI181]-[.AI180])/1000" office:value-type="float" office:value="2.00078125" calcext:value-type="float">
            <text:p>2.0008</text:p>
          </table:table-cell>
          <table:table-cell table:style-name="ce7" table:formula="of:=[.AJ181]+[.AK180]" office:value-type="float" office:value="357.998796875" calcext:value-type="float">
            <text:p>357.9988</text:p>
          </table:table-cell>
          <table:table-cell table:style-name="ce21" table:formula="of:=[.AK181]-2*([.$B181]-1)" office:value-type="float" office:value="-0.00120312500001774" calcext:value-type="float">
            <text:p>-0.001203125</text:p>
          </table:table-cell>
          <table:table-cell table:style-name="Default" office:value-type="float" office:value="63627191130530.3" calcext:value-type="float">
            <text:p>63627191130530.3</text:p>
          </table:table-cell>
          <table:table-cell table:style-name="ce7" table:formula="of:=([.AM181]-[.AM180])/1000" office:value-type="float" office:value="2.000734375" calcext:value-type="float">
            <text:p>2.0007</text:p>
          </table:table-cell>
          <table:table-cell table:style-name="ce7" table:formula="of:=[.AN181]+[.AO180]" office:value-type="float" office:value="357.99878125" calcext:value-type="float">
            <text:p>357.9988</text:p>
          </table:table-cell>
          <table:table-cell table:style-name="ce22" table:formula="of:=[.AO181]-2*([.$B181]-1)" office:value-type="float" office:value="-0.00121875000007776" calcext:value-type="float">
            <text:p>-0.00121875</text:p>
          </table:table-cell>
          <table:table-cell table:style-name="Default" office:value-type="float" office:value="63627191595556.8" calcext:value-type="float">
            <text:p>63627191595556.8</text:p>
          </table:table-cell>
          <table:table-cell table:style-name="ce7" table:formula="of:=([.AQ181]-[.AQ180])/1000" office:value-type="float" office:value="2.0013671875" calcext:value-type="float">
            <text:p>2.0014</text:p>
          </table:table-cell>
          <table:table-cell table:style-name="ce7" table:formula="of:=[.AR181]+[.AS180]" office:value-type="float" office:value="357.9992734375" calcext:value-type="float">
            <text:p>357.9993</text:p>
          </table:table-cell>
          <table:table-cell table:style-name="ce26" table:formula="of:=[.AS181]-2*([.$B181]-1)" office:value-type="float" office:value="-0.000726562499778538" calcext:value-type="float">
            <text:p>-0.0007265625</text:p>
          </table:table-cell>
          <table:table-cell table:style-name="Default" office:value-type="float" office:value="63627192110642.6" calcext:value-type="float">
            <text:p>63627192110642.6</text:p>
          </table:table-cell>
          <table:table-cell table:style-name="ce7" table:formula="of:=([.AU181]-[.AU180])/1000" office:value-type="float" office:value="2.0006953125" calcext:value-type="float">
            <text:p>2.0007</text:p>
          </table:table-cell>
          <table:table-cell table:style-name="ce7" table:formula="of:=[.AV181]+[.AW180]" office:value-type="float" office:value="357.9993125" calcext:value-type="float">
            <text:p>357.9993</text:p>
          </table:table-cell>
          <table:table-cell table:style-name="ce35" table:formula="of:=[.AW181]-2*([.$B181]-1)" office:value-type="float" office:value="-0.000687499999912689" calcext:value-type="float">
            <text:p>-0.000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181" calcext:value-type="float">
            <text:p>181</text:p>
          </table:table-cell>
          <table:table-cell office:value-type="float" office:value="63627186904520.9" calcext:value-type="float">
            <text:p>63627186904520.9</text:p>
          </table:table-cell>
          <table:table-cell table:formula="of:=([.C182]-[.C181])/1000" office:value-type="float" office:value="2.0024375" calcext:value-type="float">
            <text:p>2.0024</text:p>
          </table:table-cell>
          <table:table-cell table:formula="of:=[.D182]+[.E181]" office:value-type="float" office:value="360.001921875" calcext:value-type="float">
            <text:p>360.0019</text:p>
          </table:table-cell>
          <table:table-cell table:style-name="ce9" table:formula="of:=[.E182]-2*([.$B182]-1)" office:value-type="float" office:value="0.0019218749998231" calcext:value-type="float">
            <text:p>0.001921875</text:p>
          </table:table-cell>
          <table:table-cell table:style-name="Default" office:value-type="float" office:value="63627187423873.7" calcext:value-type="float">
            <text:p>63627187423873.7</text:p>
          </table:table-cell>
          <table:table-cell table:style-name="ce7" table:formula="of:=([.G182]-[.G181])/1000" office:value-type="float" office:value="2.0012109375" calcext:value-type="float">
            <text:p>2.0012</text:p>
          </table:table-cell>
          <table:table-cell table:style-name="ce7" table:formula="of:=[.H182]+[.I181]" office:value-type="float" office:value="360.0003515625" calcext:value-type="float">
            <text:p>360.0004</text:p>
          </table:table-cell>
          <table:table-cell table:style-name="ce10" table:formula="of:=[.I182]-2*([.$B182]-1)" office:value-type="float" office:value="0.000351562499986358" calcext:value-type="float">
            <text:p>0.0003515625</text:p>
          </table:table-cell>
          <table:table-cell table:style-name="Default" office:value-type="float" office:value="63627187891421.8" calcext:value-type="float">
            <text:p>63627187891421.8</text:p>
          </table:table-cell>
          <table:table-cell table:style-name="ce7" table:formula="of:=([.K182]-[.K181])/1000" office:value-type="float" office:value="1.999609375" calcext:value-type="float">
            <text:p>1.9996</text:p>
          </table:table-cell>
          <table:table-cell table:style-name="ce7" table:formula="of:=[.L182]+[.M181]" office:value-type="float" office:value="359.9992109375" calcext:value-type="float">
            <text:p>359.9992</text:p>
          </table:table-cell>
          <table:table-cell table:style-name="ce11" table:formula="of:=[.M182]-2*([.$B182]-1)" office:value-type="float" office:value="-0.000789062499904958" calcext:value-type="float">
            <text:p>-0.0007890625</text:p>
          </table:table-cell>
          <table:table-cell table:style-name="Default" office:value-type="float" office:value="63627188359318.7" calcext:value-type="float">
            <text:p>63627188359318.7</text:p>
          </table:table-cell>
          <table:table-cell table:style-name="ce7" table:formula="of:=([.O182]-[.O181])/1000" office:value-type="float" office:value="1.997921875" calcext:value-type="float">
            <text:p>1.9979</text:p>
          </table:table-cell>
          <table:table-cell table:style-name="ce7" table:formula="of:=[.P182]+[.Q181]" office:value-type="float" office:value="359.999015625" calcext:value-type="float">
            <text:p>359.9990</text:p>
          </table:table-cell>
          <table:table-cell table:style-name="ce12" table:formula="of:=[.Q182]-2*([.$B182]-1)" office:value-type="float" office:value="-0.00098437499997317" calcext:value-type="float">
            <text:p>-0.000984375</text:p>
          </table:table-cell>
          <table:table-cell table:style-name="Default" office:value-type="float" office:value="63627188819495.2" calcext:value-type="float">
            <text:p>63627188819495.2</text:p>
          </table:table-cell>
          <table:table-cell table:style-name="ce7" table:formula="of:=([.S182]-[.S181])/1000" office:value-type="float" office:value="2.0011484375" calcext:value-type="float">
            <text:p>2.0011</text:p>
          </table:table-cell>
          <table:table-cell table:style-name="ce7" table:formula="of:=[.T182]+[.U181]" office:value-type="float" office:value="359.9992890625" calcext:value-type="float">
            <text:p>359.9993</text:p>
          </table:table-cell>
          <table:table-cell table:style-name="ce13" table:formula="of:=[.U182]-2*([.$B182]-1)" office:value-type="float" office:value="-0.000710937500059572" calcext:value-type="float">
            <text:p>-0.0007109375</text:p>
          </table:table-cell>
          <table:table-cell table:style-name="Default" office:value-type="float" office:value="63627189276424.4" calcext:value-type="float">
            <text:p>63627189276424.4</text:p>
          </table:table-cell>
          <table:table-cell table:style-name="ce7" table:formula="of:=([.W182]-[.W181])/1000" office:value-type="float" office:value="2.001875" calcext:value-type="float">
            <text:p>2.0019</text:p>
          </table:table-cell>
          <table:table-cell table:style-name="ce7" table:formula="of:=[.X182]+[.Y181]" office:value-type="float" office:value="360.000703125" calcext:value-type="float">
            <text:p>360.0007</text:p>
          </table:table-cell>
          <table:table-cell table:style-name="ce14" table:formula="of:=[.Y182]-2*([.$B182]-1)" office:value-type="float" office:value="0.000703124999972715" calcext:value-type="float">
            <text:p>0.000703125</text:p>
          </table:table-cell>
          <table:table-cell table:style-name="Default" office:value-type="float" office:value="63627189743199.4" calcext:value-type="float">
            <text:p>63627189743199.4</text:p>
          </table:table-cell>
          <table:table-cell table:style-name="ce15" table:formula="of:=([.AA182]-[.AA181])/1000" office:value-type="float" office:value="2.0009140625" calcext:value-type="float">
            <text:p>2.0009</text:p>
          </table:table-cell>
          <table:table-cell table:style-name="ce7" table:formula="of:=[.AB182]+[.AC181]" office:value-type="float" office:value="362.0008515625" calcext:value-type="float">
            <text:p>362.0009</text:p>
          </table:table-cell>
          <table:table-cell table:style-name="ce16" table:formula="of:=[.AC182]-2*([.$B182]-1)" office:value-type="float" office:value="2.00085156250032" calcext:value-type="float">
            <text:p>2.0008515625</text:p>
          </table:table-cell>
          <table:table-cell table:style-name="Default" office:value-type="float" office:value="63627190203132.7" calcext:value-type="float">
            <text:p>63627190203132.7</text:p>
          </table:table-cell>
          <table:table-cell table:style-name="ce7" table:formula="of:=([.AE182]-[.AE181])/1000" office:value-type="float" office:value="2.0025234375" calcext:value-type="float">
            <text:p>2.0025</text:p>
          </table:table-cell>
          <table:table-cell table:style-name="ce7" table:formula="of:=[.AF182]+[.AG181]" office:value-type="float" office:value="360.0005859375" calcext:value-type="float">
            <text:p>360.0006</text:p>
          </table:table-cell>
          <table:table-cell table:style-name="ce20" table:formula="of:=[.AG182]-2*([.$B182]-1)" office:value-type="float" office:value="0.000585937500147793" calcext:value-type="float">
            <text:p>0.0005859375</text:p>
          </table:table-cell>
          <table:table-cell table:style-name="Default" office:value-type="float" office:value="63627190669458.9" calcext:value-type="float">
            <text:p>63627190669458.9</text:p>
          </table:table-cell>
          <table:table-cell table:style-name="ce7" table:formula="of:=([.AI182]-[.AI181])/1000" office:value-type="float" office:value="1.999890625" calcext:value-type="float">
            <text:p>1.9999</text:p>
          </table:table-cell>
          <table:table-cell table:style-name="ce7" table:formula="of:=[.AJ182]+[.AK181]" office:value-type="float" office:value="359.9986875" calcext:value-type="float">
            <text:p>359.9987</text:p>
          </table:table-cell>
          <table:table-cell table:style-name="ce21" table:formula="of:=[.AK182]-2*([.$B182]-1)" office:value-type="float" office:value="-0.00131250000004002" calcext:value-type="float">
            <text:p>-0.0013125</text:p>
          </table:table-cell>
          <table:table-cell table:style-name="Default" office:value-type="float" office:value="63627191132530.7" calcext:value-type="float">
            <text:p>63627191132530.7</text:p>
          </table:table-cell>
          <table:table-cell table:style-name="ce7" table:formula="of:=([.AM182]-[.AM181])/1000" office:value-type="float" office:value="2.0004375" calcext:value-type="float">
            <text:p>2.0004</text:p>
          </table:table-cell>
          <table:table-cell table:style-name="ce7" table:formula="of:=[.AN182]+[.AO181]" office:value-type="float" office:value="359.99921875" calcext:value-type="float">
            <text:p>359.9992</text:p>
          </table:table-cell>
          <table:table-cell table:style-name="ce22" table:formula="of:=[.AO182]-2*([.$B182]-1)" office:value-type="float" office:value="-0.000781250000102318" calcext:value-type="float">
            <text:p>-0.00078125</text:p>
          </table:table-cell>
          <table:table-cell table:style-name="Default" office:value-type="float" office:value="63627191597558" calcext:value-type="float">
            <text:p>63627191597558</text:p>
          </table:table-cell>
          <table:table-cell table:style-name="ce7" table:formula="of:=([.AQ182]-[.AQ181])/1000" office:value-type="float" office:value="2.001265625" calcext:value-type="float">
            <text:p>2.0013</text:p>
          </table:table-cell>
          <table:table-cell table:style-name="ce7" table:formula="of:=[.AR182]+[.AS181]" office:value-type="float" office:value="360.0005390625" calcext:value-type="float">
            <text:p>360.0005</text:p>
          </table:table-cell>
          <table:table-cell table:style-name="ce26" table:formula="of:=[.AS182]-2*([.$B182]-1)" office:value-type="float" office:value="0.000539062500195087" calcext:value-type="float">
            <text:p>0.0005390625</text:p>
          </table:table-cell>
          <table:table-cell table:style-name="Default" office:value-type="float" office:value="63627192112643.6" calcext:value-type="float">
            <text:p>63627192112643.6</text:p>
          </table:table-cell>
          <table:table-cell table:style-name="ce7" table:formula="of:=([.AU182]-[.AU181])/1000" office:value-type="float" office:value="2.00103125" calcext:value-type="float">
            <text:p>2.0010</text:p>
          </table:table-cell>
          <table:table-cell table:style-name="ce7" table:formula="of:=[.AV182]+[.AW181]" office:value-type="float" office:value="360.00034375" calcext:value-type="float">
            <text:p>360.0003</text:p>
          </table:table-cell>
          <table:table-cell table:style-name="ce35" table:formula="of:=[.AW182]-2*([.$B182]-1)" office:value-type="float" office:value="0.000343750000070031" calcext:value-type="float">
            <text:p>0.000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82" calcext:value-type="float">
            <text:p>182</text:p>
          </table:table-cell>
          <table:table-cell office:value-type="float" office:value="63627186906517.8" calcext:value-type="float">
            <text:p>63627186906517.8</text:p>
          </table:table-cell>
          <table:table-cell table:formula="of:=([.C183]-[.C182])/1000" office:value-type="float" office:value="1.9968984375" calcext:value-type="float">
            <text:p>1.9969</text:p>
          </table:table-cell>
          <table:table-cell table:formula="of:=[.D183]+[.E182]" office:value-type="float" office:value="361.9988203125" calcext:value-type="float">
            <text:p>361.9988</text:p>
          </table:table-cell>
          <table:table-cell table:style-name="ce9" table:formula="of:=[.E183]-2*([.$B183]-1)" office:value-type="float" office:value="-0.00117968750015507" calcext:value-type="float">
            <text:p>-0.0011796875</text:p>
          </table:table-cell>
          <table:table-cell table:style-name="Default" office:value-type="float" office:value="63627187425871.2" calcext:value-type="float">
            <text:p>63627187425871.2</text:p>
          </table:table-cell>
          <table:table-cell table:style-name="ce7" table:formula="of:=([.G183]-[.G182])/1000" office:value-type="float" office:value="1.9975234375" calcext:value-type="float">
            <text:p>1.9975</text:p>
          </table:table-cell>
          <table:table-cell table:style-name="ce7" table:formula="of:=[.H183]+[.I182]" office:value-type="float" office:value="361.997875" calcext:value-type="float">
            <text:p>361.9979</text:p>
          </table:table-cell>
          <table:table-cell table:style-name="ce10" table:formula="of:=[.I183]-2*([.$B183]-1)" office:value-type="float" office:value="-0.00212500000003502" calcext:value-type="float">
            <text:p>-0.002125</text:p>
          </table:table-cell>
          <table:table-cell table:style-name="Default" office:value-type="float" office:value="63627187893420.4" calcext:value-type="float">
            <text:p>63627187893420.4</text:p>
          </table:table-cell>
          <table:table-cell table:style-name="ce7" table:formula="of:=([.K183]-[.K182])/1000" office:value-type="float" office:value="1.9986015625" calcext:value-type="float">
            <text:p>1.9986</text:p>
          </table:table-cell>
          <table:table-cell table:style-name="ce7" table:formula="of:=[.L183]+[.M182]" office:value-type="float" office:value="361.9978125" calcext:value-type="float">
            <text:p>361.9978</text:p>
          </table:table-cell>
          <table:table-cell table:style-name="ce11" table:formula="of:=[.M183]-2*([.$B183]-1)" office:value-type="float" office:value="-0.00218749999987722" calcext:value-type="float">
            <text:p>-0.0021875</text:p>
          </table:table-cell>
          <table:table-cell table:style-name="Default" office:value-type="float" office:value="63627188361319.2" calcext:value-type="float">
            <text:p>63627188361319.2</text:p>
          </table:table-cell>
          <table:table-cell table:style-name="ce7" table:formula="of:=([.O183]-[.O182])/1000" office:value-type="float" office:value="2.0004375" calcext:value-type="float">
            <text:p>2.0004</text:p>
          </table:table-cell>
          <table:table-cell table:style-name="ce7" table:formula="of:=[.P183]+[.Q182]" office:value-type="float" office:value="361.999453125" calcext:value-type="float">
            <text:p>361.9995</text:p>
          </table:table-cell>
          <table:table-cell table:style-name="ce12" table:formula="of:=[.Q183]-2*([.$B183]-1)" office:value-type="float" office:value="-0.000546874999997726" calcext:value-type="float">
            <text:p>-0.000546875</text:p>
          </table:table-cell>
          <table:table-cell table:style-name="Default" office:value-type="float" office:value="63627188821494.3" calcext:value-type="float">
            <text:p>63627188821494.3</text:p>
          </table:table-cell>
          <table:table-cell table:style-name="ce7" table:formula="of:=([.S183]-[.S182])/1000" office:value-type="float" office:value="1.9990859375" calcext:value-type="float">
            <text:p>1.9991</text:p>
          </table:table-cell>
          <table:table-cell table:style-name="ce7" table:formula="of:=[.T183]+[.U182]" office:value-type="float" office:value="361.998375" calcext:value-type="float">
            <text:p>361.9984</text:p>
          </table:table-cell>
          <table:table-cell table:style-name="ce13" table:formula="of:=[.U183]-2*([.$B183]-1)" office:value-type="float" office:value="-0.00162500000004684" calcext:value-type="float">
            <text:p>-0.001625</text:p>
          </table:table-cell>
          <table:table-cell table:style-name="Default" office:value-type="float" office:value="63627189278422.5" calcext:value-type="float">
            <text:p>63627189278422.5</text:p>
          </table:table-cell>
          <table:table-cell table:style-name="ce7" table:formula="of:=([.W183]-[.W182])/1000" office:value-type="float" office:value="1.998125" calcext:value-type="float">
            <text:p>1.9981</text:p>
          </table:table-cell>
          <table:table-cell table:style-name="ce7" table:formula="of:=[.X183]+[.Y182]" office:value-type="float" office:value="361.998828125" calcext:value-type="float">
            <text:p>361.9988</text:p>
          </table:table-cell>
          <table:table-cell table:style-name="ce14" table:formula="of:=[.Y183]-2*([.$B183]-1)" office:value-type="float" office:value="-0.00117187500001137" calcext:value-type="float">
            <text:p>-0.001171875</text:p>
          </table:table-cell>
          <table:table-cell table:style-name="Default" office:value-type="float" office:value="63627189745197.7" calcext:value-type="float">
            <text:p>63627189745197.7</text:p>
          </table:table-cell>
          <table:table-cell table:style-name="ce15" table:formula="of:=([.AA183]-[.AA182])/1000" office:value-type="float" office:value="1.9982890625" calcext:value-type="float">
            <text:p>1.9983</text:p>
          </table:table-cell>
          <table:table-cell table:style-name="ce7" table:formula="of:=[.AB183]+[.AC182]" office:value-type="float" office:value="363.999140625" calcext:value-type="float">
            <text:p>363.9991</text:p>
          </table:table-cell>
          <table:table-cell table:style-name="ce16" table:formula="of:=[.AC183]-2*([.$B183]-1)" office:value-type="float" office:value="1.99914062500034" calcext:value-type="float">
            <text:p>1.999140625</text:p>
          </table:table-cell>
          <table:table-cell table:style-name="Default" office:value-type="float" office:value="63627190205130.8" calcext:value-type="float">
            <text:p>63627190205130.8</text:p>
          </table:table-cell>
          <table:table-cell table:style-name="ce7" table:formula="of:=([.AE183]-[.AE182])/1000" office:value-type="float" office:value="1.99815625" calcext:value-type="float">
            <text:p>1.9982</text:p>
          </table:table-cell>
          <table:table-cell table:style-name="ce7" table:formula="of:=[.AF183]+[.AG182]" office:value-type="float" office:value="361.9987421875" calcext:value-type="float">
            <text:p>361.9987</text:p>
          </table:table-cell>
          <table:table-cell table:style-name="ce20" table:formula="of:=[.AG183]-2*([.$B183]-1)" office:value-type="float" office:value="-0.00125781249982992" calcext:value-type="float">
            <text:p>-0.0012578125</text:p>
          </table:table-cell>
          <table:table-cell table:style-name="Default" office:value-type="float" office:value="63627190671459.8" calcext:value-type="float">
            <text:p>63627190671459.8</text:p>
          </table:table-cell>
          <table:table-cell table:style-name="ce7" table:formula="of:=([.AI183]-[.AI182])/1000" office:value-type="float" office:value="2.0009453125" calcext:value-type="float">
            <text:p>2.0009</text:p>
          </table:table-cell>
          <table:table-cell table:style-name="ce7" table:formula="of:=[.AJ183]+[.AK182]" office:value-type="float" office:value="361.9996328125" calcext:value-type="float">
            <text:p>361.9996</text:p>
          </table:table-cell>
          <table:table-cell table:style-name="ce21" table:formula="of:=[.AK183]-2*([.$B183]-1)" office:value-type="float" office:value="-0.000367187500046384" calcext:value-type="float">
            <text:p>-0.0003671875</text:p>
          </table:table-cell>
          <table:table-cell table:style-name="Default" office:value-type="float" office:value="63627191134530.1" calcext:value-type="float">
            <text:p>63627191134530.1</text:p>
          </table:table-cell>
          <table:table-cell table:style-name="ce7" table:formula="of:=([.AM183]-[.AM182])/1000" office:value-type="float" office:value="1.99940625" calcext:value-type="float">
            <text:p>1.9994</text:p>
          </table:table-cell>
          <table:table-cell table:style-name="ce7" table:formula="of:=[.AN183]+[.AO182]" office:value-type="float" office:value="361.998625" calcext:value-type="float">
            <text:p>361.9986</text:p>
          </table:table-cell>
          <table:table-cell table:style-name="ce22" table:formula="of:=[.AO183]-2*([.$B183]-1)" office:value-type="float" office:value="-0.00137500000010959" calcext:value-type="float">
            <text:p>-0.001375</text:p>
          </table:table-cell>
          <table:table-cell table:style-name="Default" office:value-type="float" office:value="63627191599555" calcext:value-type="float">
            <text:p>63627191599555</text:p>
          </table:table-cell>
          <table:table-cell table:style-name="ce7" table:formula="of:=([.AQ183]-[.AQ182])/1000" office:value-type="float" office:value="1.9969765625" calcext:value-type="float">
            <text:p>1.9970</text:p>
          </table:table-cell>
          <table:table-cell table:style-name="ce7" table:formula="of:=[.AR183]+[.AS182]" office:value-type="float" office:value="361.997515625" calcext:value-type="float">
            <text:p>361.9975</text:p>
          </table:table-cell>
          <table:table-cell table:style-name="ce26" table:formula="of:=[.AS183]-2*([.$B183]-1)" office:value-type="float" office:value="-0.00248437499982401" calcext:value-type="float">
            <text:p>-0.002484375</text:p>
          </table:table-cell>
          <table:table-cell table:style-name="Default" office:value-type="float" office:value="63627192114641.6" calcext:value-type="float">
            <text:p>63627192114641.6</text:p>
          </table:table-cell>
          <table:table-cell table:style-name="ce7" table:formula="of:=([.AU183]-[.AU182])/1000" office:value-type="float" office:value="1.997921875" calcext:value-type="float">
            <text:p>1.9979</text:p>
          </table:table-cell>
          <table:table-cell table:style-name="ce7" table:formula="of:=[.AV183]+[.AW182]" office:value-type="float" office:value="361.998265625" calcext:value-type="float">
            <text:p>361.9983</text:p>
          </table:table-cell>
          <table:table-cell table:style-name="ce35" table:formula="of:=[.AW183]-2*([.$B183]-1)" office:value-type="float" office:value="-0.00173437499995543" calcext:value-type="float">
            <text:p>-0.0017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83" calcext:value-type="float">
            <text:p>183</text:p>
          </table:table-cell>
          <table:table-cell office:value-type="float" office:value="63627186908519.6" calcext:value-type="float">
            <text:p>63627186908519.6</text:p>
          </table:table-cell>
          <table:table-cell table:formula="of:=([.C184]-[.C183])/1000" office:value-type="float" office:value="2.0018046875" calcext:value-type="float">
            <text:p>2.0018</text:p>
          </table:table-cell>
          <table:table-cell table:formula="of:=[.D184]+[.E183]" office:value-type="float" office:value="364.000625" calcext:value-type="float">
            <text:p>364.0006</text:p>
          </table:table-cell>
          <table:table-cell table:style-name="ce9" table:formula="of:=[.E184]-2*([.$B184]-1)" office:value-type="float" office:value="0.000624999999843112" calcext:value-type="float">
            <text:p>0.000625</text:p>
          </table:table-cell>
          <table:table-cell table:style-name="Default" office:value-type="float" office:value="63627187427873.8" calcext:value-type="float">
            <text:p>63627187427873.8</text:p>
          </table:table-cell>
          <table:table-cell table:style-name="ce7" table:formula="of:=([.G184]-[.G183])/1000" office:value-type="float" office:value="2.002609375" calcext:value-type="float">
            <text:p>2.0026</text:p>
          </table:table-cell>
          <table:table-cell table:style-name="ce7" table:formula="of:=[.H184]+[.I183]" office:value-type="float" office:value="364.000484375" calcext:value-type="float">
            <text:p>364.0005</text:p>
          </table:table-cell>
          <table:table-cell table:style-name="ce10" table:formula="of:=[.I184]-2*([.$B184]-1)" office:value-type="float" office:value="0.000484374999984993" calcext:value-type="float">
            <text:p>0.000484375</text:p>
          </table:table-cell>
          <table:table-cell table:style-name="Default" office:value-type="float" office:value="63627187895422.2" calcext:value-type="float">
            <text:p>63627187895422.2</text:p>
          </table:table-cell>
          <table:table-cell table:style-name="ce7" table:formula="of:=([.K184]-[.K183])/1000" office:value-type="float" office:value="2.0017265625" calcext:value-type="float">
            <text:p>2.0017</text:p>
          </table:table-cell>
          <table:table-cell table:style-name="ce7" table:formula="of:=[.L184]+[.M183]" office:value-type="float" office:value="363.9995390625" calcext:value-type="float">
            <text:p>363.9995</text:p>
          </table:table-cell>
          <table:table-cell table:style-name="ce11" table:formula="of:=[.M184]-2*([.$B184]-1)" office:value-type="float" office:value="-0.000460937499894953" calcext:value-type="float">
            <text:p>-0.0004609375</text:p>
          </table:table-cell>
          <table:table-cell table:style-name="Default" office:value-type="float" office:value="63627188363318.9" calcext:value-type="float">
            <text:p>63627188363318.9</text:p>
          </table:table-cell>
          <table:table-cell table:style-name="ce7" table:formula="of:=([.O184]-[.O183])/1000" office:value-type="float" office:value="1.9997421875" calcext:value-type="float">
            <text:p>1.9997</text:p>
          </table:table-cell>
          <table:table-cell table:style-name="ce7" table:formula="of:=[.P184]+[.Q183]" office:value-type="float" office:value="363.9991953125" calcext:value-type="float">
            <text:p>363.9992</text:p>
          </table:table-cell>
          <table:table-cell table:style-name="ce12" table:formula="of:=[.Q184]-2*([.$B184]-1)" office:value-type="float" office:value="-0.000804687500021828" calcext:value-type="float">
            <text:p>-0.0008046875</text:p>
          </table:table-cell>
          <table:table-cell table:style-name="Default" office:value-type="float" office:value="63627188823495.9" calcext:value-type="float">
            <text:p>63627188823495.9</text:p>
          </table:table-cell>
          <table:table-cell table:style-name="ce7" table:formula="of:=([.S184]-[.S183])/1000" office:value-type="float" office:value="2.0016171875" calcext:value-type="float">
            <text:p>2.0016</text:p>
          </table:table-cell>
          <table:table-cell table:style-name="ce7" table:formula="of:=[.T184]+[.U183]" office:value-type="float" office:value="363.9999921875" calcext:value-type="float">
            <text:p>364.0000</text:p>
          </table:table-cell>
          <table:table-cell table:style-name="ce13" table:formula="of:=[.U184]-2*([.$B184]-1)" office:value-type="float" office:value="-0.00000781250003001333" calcext:value-type="float">
            <text:p>-7.81250003001333E-06</text:p>
          </table:table-cell>
          <table:table-cell table:style-name="Default" office:value-type="float" office:value="63627189280422.9" calcext:value-type="float">
            <text:p>63627189280422.9</text:p>
          </table:table-cell>
          <table:table-cell table:style-name="ce7" table:formula="of:=([.W184]-[.W183])/1000" office:value-type="float" office:value="2.0003515625" calcext:value-type="float">
            <text:p>2.0004</text:p>
          </table:table-cell>
          <table:table-cell table:style-name="ce7" table:formula="of:=[.X184]+[.Y183]" office:value-type="float" office:value="363.9991796875" calcext:value-type="float">
            <text:p>363.9992</text:p>
          </table:table-cell>
          <table:table-cell table:style-name="ce14" table:formula="of:=[.Y184]-2*([.$B184]-1)" office:value-type="float" office:value="-0.000820312500025011" calcext:value-type="float">
            <text:p>-0.0008203125</text:p>
          </table:table-cell>
          <table:table-cell table:style-name="Default" office:value-type="float" office:value="63627189747196.9" calcext:value-type="float">
            <text:p>63627189747196.9</text:p>
          </table:table-cell>
          <table:table-cell table:style-name="ce15" table:formula="of:=([.AA184]-[.AA183])/1000" office:value-type="float" office:value="1.99915625" calcext:value-type="float">
            <text:p>1.9992</text:p>
          </table:table-cell>
          <table:table-cell table:style-name="ce7" table:formula="of:=[.AB184]+[.AC183]" office:value-type="float" office:value="365.998296875" calcext:value-type="float">
            <text:p>365.9983</text:p>
          </table:table-cell>
          <table:table-cell table:style-name="ce16" table:formula="of:=[.AC184]-2*([.$B184]-1)" office:value-type="float" office:value="1.99829687500034" calcext:value-type="float">
            <text:p>1.998296875</text:p>
          </table:table-cell>
          <table:table-cell table:style-name="Default" office:value-type="float" office:value="63627190207130.9" calcext:value-type="float">
            <text:p>63627190207130.9</text:p>
          </table:table-cell>
          <table:table-cell table:style-name="ce7" table:formula="of:=([.AE184]-[.AE183])/1000" office:value-type="float" office:value="2.00009375" calcext:value-type="float">
            <text:p>2.0001</text:p>
          </table:table-cell>
          <table:table-cell table:style-name="ce7" table:formula="of:=[.AF184]+[.AG183]" office:value-type="float" office:value="363.9988359375" calcext:value-type="float">
            <text:p>363.9988</text:p>
          </table:table-cell>
          <table:table-cell table:style-name="ce20" table:formula="of:=[.AG184]-2*([.$B184]-1)" office:value-type="float" office:value="-0.00116406249981083" calcext:value-type="float">
            <text:p>-0.0011640625</text:p>
          </table:table-cell>
          <table:table-cell table:style-name="Default" office:value-type="float" office:value="63627190673459" calcext:value-type="float">
            <text:p>63627190673459</text:p>
          </table:table-cell>
          <table:table-cell table:style-name="ce7" table:formula="of:=([.AI184]-[.AI183])/1000" office:value-type="float" office:value="1.9992109375" calcext:value-type="float">
            <text:p>1.9992</text:p>
          </table:table-cell>
          <table:table-cell table:style-name="ce7" table:formula="of:=[.AJ184]+[.AK183]" office:value-type="float" office:value="363.99884375" calcext:value-type="float">
            <text:p>363.9988</text:p>
          </table:table-cell>
          <table:table-cell table:style-name="ce21" table:formula="of:=[.AK184]-2*([.$B184]-1)" office:value-type="float" office:value="-0.00115625000006503" calcext:value-type="float">
            <text:p>-0.00115625</text:p>
          </table:table-cell>
          <table:table-cell table:style-name="Default" office:value-type="float" office:value="63627191136532" calcext:value-type="float">
            <text:p>63627191136532</text:p>
          </table:table-cell>
          <table:table-cell table:style-name="ce7" table:formula="of:=([.AM184]-[.AM183])/1000" office:value-type="float" office:value="2.00190625" calcext:value-type="float">
            <text:p>2.0019</text:p>
          </table:table-cell>
          <table:table-cell table:style-name="ce7" table:formula="of:=[.AN184]+[.AO183]" office:value-type="float" office:value="364.00053125" calcext:value-type="float">
            <text:p>364.0005</text:p>
          </table:table-cell>
          <table:table-cell table:style-name="ce22" table:formula="of:=[.AO184]-2*([.$B184]-1)" office:value-type="float" office:value="0.000531249999880856" calcext:value-type="float">
            <text:p>0.00053125</text:p>
          </table:table-cell>
          <table:table-cell table:style-name="Default" office:value-type="float" office:value="63627191601558.2" calcext:value-type="float">
            <text:p>63627191601558.2</text:p>
          </table:table-cell>
          <table:table-cell table:style-name="ce7" table:formula="of:=([.AQ184]-[.AQ183])/1000" office:value-type="float" office:value="2.003234375" calcext:value-type="float">
            <text:p>2.0032</text:p>
          </table:table-cell>
          <table:table-cell table:style-name="ce7" table:formula="of:=[.AR184]+[.AS183]" office:value-type="float" office:value="364.00075" calcext:value-type="float">
            <text:p>364.0008</text:p>
          </table:table-cell>
          <table:table-cell table:style-name="ce26" table:formula="of:=[.AS184]-2*([.$B184]-1)" office:value-type="float" office:value="0.000750000000152795" calcext:value-type="float">
            <text:p>0.00075</text:p>
          </table:table-cell>
          <table:table-cell table:style-name="Default" office:value-type="float" office:value="63627192116641.9" calcext:value-type="float">
            <text:p>63627192116641.9</text:p>
          </table:table-cell>
          <table:table-cell table:style-name="ce7" table:formula="of:=([.AU184]-[.AU183])/1000" office:value-type="float" office:value="2.000328125" calcext:value-type="float">
            <text:p>2.0003</text:p>
          </table:table-cell>
          <table:table-cell table:style-name="ce7" table:formula="of:=[.AV184]+[.AW183]" office:value-type="float" office:value="363.99859375" calcext:value-type="float">
            <text:p>363.9986</text:p>
          </table:table-cell>
          <table:table-cell table:style-name="ce35" table:formula="of:=[.AW184]-2*([.$B184]-1)" office:value-type="float" office:value="-0.00140624999994543" calcext:value-type="float">
            <text:p>-0.0014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84" calcext:value-type="float">
            <text:p>184</text:p>
          </table:table-cell>
          <table:table-cell office:value-type="float" office:value="63627186910517.5" calcext:value-type="float">
            <text:p>63627186910517.5</text:p>
          </table:table-cell>
          <table:table-cell table:formula="of:=([.C185]-[.C184])/1000" office:value-type="float" office:value="1.99784375" calcext:value-type="float">
            <text:p>1.9978</text:p>
          </table:table-cell>
          <table:table-cell table:formula="of:=[.D185]+[.E184]" office:value-type="float" office:value="365.99846875" calcext:value-type="float">
            <text:p>365.9985</text:p>
          </table:table-cell>
          <table:table-cell table:style-name="ce9" table:formula="of:=[.E185]-2*([.$B185]-1)" office:value-type="float" office:value="-0.00153125000014143" calcext:value-type="float">
            <text:p>-0.00153125</text:p>
          </table:table-cell>
          <table:table-cell table:style-name="Default" office:value-type="float" office:value="63627187429874.4" calcext:value-type="float">
            <text:p>63627187429874.4</text:p>
          </table:table-cell>
          <table:table-cell table:style-name="ce7" table:formula="of:=([.G185]-[.G184])/1000" office:value-type="float" office:value="2.000546875" calcext:value-type="float">
            <text:p>2.0005</text:p>
          </table:table-cell>
          <table:table-cell table:style-name="ce7" table:formula="of:=[.H185]+[.I184]" office:value-type="float" office:value="366.00103125" calcext:value-type="float">
            <text:p>366.0010</text:p>
          </table:table-cell>
          <table:table-cell table:style-name="ce10" table:formula="of:=[.I185]-2*([.$B185]-1)" office:value-type="float" office:value="0.00103124999998272" calcext:value-type="float">
            <text:p>0.00103125</text:p>
          </table:table-cell>
          <table:table-cell table:style-name="Default" office:value-type="float" office:value="63627187897423.8" calcext:value-type="float">
            <text:p>63627187897423.8</text:p>
          </table:table-cell>
          <table:table-cell table:style-name="ce7" table:formula="of:=([.K185]-[.K184])/1000" office:value-type="float" office:value="2.0016796875" calcext:value-type="float">
            <text:p>2.0017</text:p>
          </table:table-cell>
          <table:table-cell table:style-name="ce7" table:formula="of:=[.L185]+[.M184]" office:value-type="float" office:value="366.00121875" calcext:value-type="float">
            <text:p>366.0012</text:p>
          </table:table-cell>
          <table:table-cell table:style-name="ce11" table:formula="of:=[.M185]-2*([.$B185]-1)" office:value-type="float" office:value="0.00121875000007776" calcext:value-type="float">
            <text:p>0.00121875</text:p>
          </table:table-cell>
          <table:table-cell table:style-name="Default" office:value-type="float" office:value="63627188365317.5" calcext:value-type="float">
            <text:p>63627188365317.5</text:p>
          </table:table-cell>
          <table:table-cell table:style-name="ce7" table:formula="of:=([.O185]-[.O184])/1000" office:value-type="float" office:value="1.9985703125" calcext:value-type="float">
            <text:p>1.9986</text:p>
          </table:table-cell>
          <table:table-cell table:style-name="ce7" table:formula="of:=[.P185]+[.Q184]" office:value-type="float" office:value="365.997765625" calcext:value-type="float">
            <text:p>365.9978</text:p>
          </table:table-cell>
          <table:table-cell table:style-name="ce12" table:formula="of:=[.Q185]-2*([.$B185]-1)" office:value-type="float" office:value="-0.00223437500000045" calcext:value-type="float">
            <text:p>-0.002234375</text:p>
          </table:table-cell>
          <table:table-cell table:style-name="Default" office:value-type="float" office:value="63627188825851.7" calcext:value-type="float">
            <text:p>63627188825851.7</text:p>
          </table:table-cell>
          <table:table-cell table:style-name="ce7" table:formula="of:=([.S185]-[.S184])/1000" office:value-type="float" office:value="2.3558515625" calcext:value-type="float">
            <text:p>2.3559</text:p>
          </table:table-cell>
          <table:table-cell table:style-name="ce7" table:formula="of:=[.T185]+[.U184]" office:value-type="float" office:value="366.35584375" calcext:value-type="float">
            <text:p>366.3558</text:p>
          </table:table-cell>
          <table:table-cell table:style-name="ce13" table:formula="of:=[.U185]-2*([.$B185]-1)" office:value-type="float" office:value="0.355843749999963" calcext:value-type="float">
            <text:p>0.35584375</text:p>
          </table:table-cell>
          <table:table-cell table:style-name="Default" office:value-type="float" office:value="63627189282421.3" calcext:value-type="float">
            <text:p>63627189282421.3</text:p>
          </table:table-cell>
          <table:table-cell table:style-name="ce7" table:formula="of:=([.W185]-[.W184])/1000" office:value-type="float" office:value="1.9984375" calcext:value-type="float">
            <text:p>1.9984</text:p>
          </table:table-cell>
          <table:table-cell table:style-name="ce7" table:formula="of:=[.X185]+[.Y184]" office:value-type="float" office:value="365.9976171875" calcext:value-type="float">
            <text:p>365.9976</text:p>
          </table:table-cell>
          <table:table-cell table:style-name="ce14" table:formula="of:=[.Y185]-2*([.$B185]-1)" office:value-type="float" office:value="-0.00238281250000227" calcext:value-type="float">
            <text:p>-0.0023828125</text:p>
          </table:table-cell>
          <table:table-cell table:style-name="Default" office:value-type="float" office:value="63627189749197" calcext:value-type="float">
            <text:p>63627189749197</text:p>
          </table:table-cell>
          <table:table-cell table:style-name="ce15" table:formula="of:=([.AA185]-[.AA184])/1000" office:value-type="float" office:value="2.000109375" calcext:value-type="float">
            <text:p>2.0001</text:p>
          </table:table-cell>
          <table:table-cell table:style-name="ce7" table:formula="of:=[.AB185]+[.AC184]" office:value-type="float" office:value="367.99840625" calcext:value-type="float">
            <text:p>367.9984</text:p>
          </table:table-cell>
          <table:table-cell table:style-name="ce16" table:formula="of:=[.AC185]-2*([.$B185]-1)" office:value-type="float" office:value="1.99840625000036" calcext:value-type="float">
            <text:p>1.99840625</text:p>
          </table:table-cell>
          <table:table-cell table:style-name="Default" office:value-type="float" office:value="63627190210948.2" calcext:value-type="float">
            <text:p>63627190210948.2</text:p>
          </table:table-cell>
          <table:table-cell table:style-name="ce7" table:formula="of:=([.AE185]-[.AE184])/1000" office:value-type="float" office:value="3.8173125" calcext:value-type="float">
            <text:p>3.8173</text:p>
          </table:table-cell>
          <table:table-cell table:style-name="ce7" table:formula="of:=[.AF185]+[.AG184]" office:value-type="float" office:value="367.8161484375" calcext:value-type="float">
            <text:p>367.8161</text:p>
          </table:table-cell>
          <table:table-cell table:style-name="ce20" table:formula="of:=[.AG185]-2*([.$B185]-1)" office:value-type="float" office:value="1.8161484375002" calcext:value-type="float">
            <text:p>1.8161484375</text:p>
          </table:table-cell>
          <table:table-cell table:style-name="Default" office:value-type="float" office:value="63627190675725.3" calcext:value-type="float">
            <text:p>63627190675725.3</text:p>
          </table:table-cell>
          <table:table-cell table:style-name="ce7" table:formula="of:=([.AI185]-[.AI184])/1000" office:value-type="float" office:value="2.266234375" calcext:value-type="float">
            <text:p>2.2662</text:p>
          </table:table-cell>
          <table:table-cell table:style-name="ce7" table:formula="of:=[.AJ185]+[.AK184]" office:value-type="float" office:value="366.265078125" calcext:value-type="float">
            <text:p>366.2651</text:p>
          </table:table-cell>
          <table:table-cell table:style-name="ce21" table:formula="of:=[.AK185]-2*([.$B185]-1)" office:value-type="float" office:value="0.265078124999945" calcext:value-type="float">
            <text:p>0.265078125</text:p>
          </table:table-cell>
          <table:table-cell table:style-name="Default" office:value-type="float" office:value="63627191139090" calcext:value-type="float">
            <text:p>63627191139090</text:p>
          </table:table-cell>
          <table:table-cell table:style-name="ce7" table:formula="of:=([.AM185]-[.AM184])/1000" office:value-type="float" office:value="2.5579453125" calcext:value-type="float">
            <text:p>2.5579</text:p>
          </table:table-cell>
          <table:table-cell table:style-name="ce7" table:formula="of:=[.AN185]+[.AO184]" office:value-type="float" office:value="366.5584765625" calcext:value-type="float">
            <text:p>366.5585</text:p>
          </table:table-cell>
          <table:table-cell table:style-name="ce22" table:formula="of:=[.AO185]-2*([.$B185]-1)" office:value-type="float" office:value="0.558476562499891" calcext:value-type="float">
            <text:p>0.5584765625</text:p>
          </table:table-cell>
          <table:table-cell table:style-name="Default" office:value-type="float" office:value="63627191603556.3" calcext:value-type="float">
            <text:p>63627191603556.3</text:p>
          </table:table-cell>
          <table:table-cell table:style-name="ce7" table:formula="of:=([.AQ185]-[.AQ184])/1000" office:value-type="float" office:value="1.9980625" calcext:value-type="float">
            <text:p>1.9981</text:p>
          </table:table-cell>
          <table:table-cell table:style-name="ce7" table:formula="of:=[.AR185]+[.AS184]" office:value-type="float" office:value="365.9988125" calcext:value-type="float">
            <text:p>365.9988</text:p>
          </table:table-cell>
          <table:table-cell table:style-name="ce26" table:formula="of:=[.AS185]-2*([.$B185]-1)" office:value-type="float" office:value="-0.00118749999984402" calcext:value-type="float">
            <text:p>-0.0011875</text:p>
          </table:table-cell>
          <table:table-cell table:formula="of:=[.AU186]" office:value-type="float" office:value="63627192123785.8" calcext:value-type="float">
            <text:p>63627192123785.8</text:p>
          </table:table-cell>
          <table:table-cell table:style-name="ce7" table:formula="of:=([.AU185]-[.AU184])/1000" office:value-type="float" office:value="7.143875" calcext:value-type="float">
            <text:p>7.1439</text:p>
          </table:table-cell>
          <table:table-cell table:style-name="ce7" table:formula="of:=[.AV185]+[.AW184]" office:value-type="float" office:value="371.14246875" calcext:value-type="float">
            <text:p>371.1425</text:p>
          </table:table-cell>
          <table:table-cell table:style-name="ce35" table:formula="of:=[.AW185]-2*([.$B185]-1)" office:value-type="float" office:value="5.14246875000003" calcext:value-type="float">
            <text:p>5.142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85" calcext:value-type="float">
            <text:p>185</text:p>
          </table:table-cell>
          <table:table-cell office:value-type="float" office:value="63627186912519" calcext:value-type="float">
            <text:p>63627186912519</text:p>
          </table:table-cell>
          <table:table-cell table:formula="of:=([.C186]-[.C185])/1000" office:value-type="float" office:value="2.001515625" calcext:value-type="float">
            <text:p>2.0015</text:p>
          </table:table-cell>
          <table:table-cell table:formula="of:=[.D186]+[.E185]" office:value-type="float" office:value="367.999984375" calcext:value-type="float">
            <text:p>368.0000</text:p>
          </table:table-cell>
          <table:table-cell table:style-name="ce9" table:formula="of:=[.E186]-2*([.$B186]-1)" office:value-type="float" office:value="-0.0000156250001168701" calcext:value-type="float">
            <text:p>-0.000015625</text:p>
          </table:table-cell>
          <table:table-cell table:style-name="Default" office:value-type="float" office:value="63627187431873" calcext:value-type="float">
            <text:p>63627187431873</text:p>
          </table:table-cell>
          <table:table-cell table:style-name="ce7" table:formula="of:=([.G186]-[.G185])/1000" office:value-type="float" office:value="1.9986796875" calcext:value-type="float">
            <text:p>1.9987</text:p>
          </table:table-cell>
          <table:table-cell table:style-name="ce7" table:formula="of:=[.H186]+[.I185]" office:value-type="float" office:value="367.9997109375" calcext:value-type="float">
            <text:p>367.9997</text:p>
          </table:table-cell>
          <table:table-cell table:style-name="ce10" table:formula="of:=[.I186]-2*([.$B186]-1)" office:value-type="float" office:value="-0.000289062500030468" calcext:value-type="float">
            <text:p>-0.0002890625</text:p>
          </table:table-cell>
          <table:table-cell table:style-name="Default" office:value-type="float" office:value="63627187899424.4" calcext:value-type="float">
            <text:p>63627187899424.4</text:p>
          </table:table-cell>
          <table:table-cell table:style-name="ce7" table:formula="of:=([.K186]-[.K185])/1000" office:value-type="float" office:value="2.000578125" calcext:value-type="float">
            <text:p>2.0006</text:p>
          </table:table-cell>
          <table:table-cell table:style-name="ce7" table:formula="of:=[.L186]+[.M185]" office:value-type="float" office:value="368.001796875" calcext:value-type="float">
            <text:p>368.0018</text:p>
          </table:table-cell>
          <table:table-cell table:style-name="ce11" table:formula="of:=[.M186]-2*([.$B186]-1)" office:value-type="float" office:value="0.00179687500008185" calcext:value-type="float">
            <text:p>0.001796875</text:p>
          </table:table-cell>
          <table:table-cell table:style-name="Default" office:value-type="float" office:value="63627188367319.2" calcext:value-type="float">
            <text:p>63627188367319.2</text:p>
          </table:table-cell>
          <table:table-cell table:style-name="ce7" table:formula="of:=([.O186]-[.O185])/1000" office:value-type="float" office:value="2.001734375" calcext:value-type="float">
            <text:p>2.0017</text:p>
          </table:table-cell>
          <table:table-cell table:style-name="ce7" table:formula="of:=[.P186]+[.Q185]" office:value-type="float" office:value="367.9995" calcext:value-type="float">
            <text:p>367.9995</text:p>
          </table:table-cell>
          <table:table-cell table:style-name="ce12" table:formula="of:=[.Q186]-2*([.$B186]-1)" office:value-type="float" office:value="-0.000499999999988177" calcext:value-type="float">
            <text:p>-0.0005</text:p>
          </table:table-cell>
          <table:table-cell table:style-name="Default" office:value-type="float" office:value="63627188827496" calcext:value-type="float">
            <text:p>63627188827496</text:p>
          </table:table-cell>
          <table:table-cell table:style-name="ce7" table:formula="of:=([.S186]-[.S185])/1000" office:value-type="float" office:value="1.64425" calcext:value-type="float">
            <text:p>1.6443</text:p>
          </table:table-cell>
          <table:table-cell table:style-name="ce7" table:formula="of:=[.T186]+[.U185]" office:value-type="float" office:value="368.00009375" calcext:value-type="float">
            <text:p>368.0001</text:p>
          </table:table-cell>
          <table:table-cell table:style-name="ce13" table:formula="of:=[.U186]-2*([.$B186]-1)" office:value-type="float" office:value="0.000093749999962256" calcext:value-type="float">
            <text:p>0.00009375</text:p>
          </table:table-cell>
          <table:table-cell table:style-name="Default" office:value-type="float" office:value="63627189284423.1" calcext:value-type="float">
            <text:p>63627189284423.1</text:p>
          </table:table-cell>
          <table:table-cell table:style-name="ce7" table:formula="of:=([.W186]-[.W185])/1000" office:value-type="float" office:value="2.0018046875" calcext:value-type="float">
            <text:p>2.0018</text:p>
          </table:table-cell>
          <table:table-cell table:style-name="ce7" table:formula="of:=[.X186]+[.Y185]" office:value-type="float" office:value="367.999421875" calcext:value-type="float">
            <text:p>367.9994</text:p>
          </table:table-cell>
          <table:table-cell table:style-name="ce14" table:formula="of:=[.Y186]-2*([.$B186]-1)" office:value-type="float" office:value="-0.000578125000004093" calcext:value-type="float">
            <text:p>-0.000578125</text:p>
          </table:table-cell>
          <table:table-cell table:style-name="Default" office:value-type="float" office:value="63627189751199" calcext:value-type="float">
            <text:p>63627189751199</text:p>
          </table:table-cell>
          <table:table-cell table:style-name="ce15" table:formula="of:=([.AA186]-[.AA185])/1000" office:value-type="float" office:value="2.00203125" calcext:value-type="float">
            <text:p>2.0020</text:p>
          </table:table-cell>
          <table:table-cell table:style-name="ce7" table:formula="of:=[.AB186]+[.AC185]" office:value-type="float" office:value="370.0004375" calcext:value-type="float">
            <text:p>370.0004</text:p>
          </table:table-cell>
          <table:table-cell table:style-name="ce16" table:formula="of:=[.AC186]-2*([.$B186]-1)" office:value-type="float" office:value="2.00043750000037" calcext:value-type="float">
            <text:p>2.0004375</text:p>
          </table:table-cell>
          <table:table-cell table:style-name="Default" office:value-type="float" office:value="63627190211132.5" calcext:value-type="float">
            <text:p>63627190211132.5</text:p>
          </table:table-cell>
          <table:table-cell table:style-name="ce7" table:formula="of:=([.AE186]-[.AE185])/1000" office:value-type="float" office:value="0.1843046875" calcext:value-type="float">
            <text:p>0.1843</text:p>
          </table:table-cell>
          <table:table-cell table:style-name="ce7" table:formula="of:=[.AF186]+[.AG185]" office:value-type="float" office:value="368.000453125" calcext:value-type="float">
            <text:p>368.0005</text:p>
          </table:table-cell>
          <table:table-cell table:style-name="ce20" table:formula="of:=[.AG186]-2*([.$B186]-1)" office:value-type="float" office:value="0.000453125000206001" calcext:value-type="float">
            <text:p>0.000453125</text:p>
          </table:table-cell>
          <table:table-cell table:style-name="Default" office:value-type="float" office:value="63627190677457.8" calcext:value-type="float">
            <text:p>63627190677457.8</text:p>
          </table:table-cell>
          <table:table-cell table:style-name="ce7" table:formula="of:=([.AI186]-[.AI185])/1000" office:value-type="float" office:value="1.732578125" calcext:value-type="float">
            <text:p>1.7326</text:p>
          </table:table-cell>
          <table:table-cell table:style-name="ce7" table:formula="of:=[.AJ186]+[.AK185]" office:value-type="float" office:value="367.99765625" calcext:value-type="float">
            <text:p>367.9977</text:p>
          </table:table-cell>
          <table:table-cell table:style-name="ce21" table:formula="of:=[.AK186]-2*([.$B186]-1)" office:value-type="float" office:value="-0.00234375000007958" calcext:value-type="float">
            <text:p>-0.00234375</text:p>
          </table:table-cell>
          <table:table-cell table:style-name="Default" office:value-type="float" office:value="63627191140529.4" calcext:value-type="float">
            <text:p>63627191140529.4</text:p>
          </table:table-cell>
          <table:table-cell table:style-name="ce7" table:formula="of:=([.AM186]-[.AM185])/1000" office:value-type="float" office:value="1.439453125" calcext:value-type="float">
            <text:p>1.4395</text:p>
          </table:table-cell>
          <table:table-cell table:style-name="ce7" table:formula="of:=[.AN186]+[.AO185]" office:value-type="float" office:value="367.9979296875" calcext:value-type="float">
            <text:p>367.9979</text:p>
          </table:table-cell>
          <table:table-cell table:style-name="ce22" table:formula="of:=[.AO186]-2*([.$B186]-1)" office:value-type="float" office:value="-0.00207031250010914" calcext:value-type="float">
            <text:p>-0.0020703125</text:p>
          </table:table-cell>
          <table:table-cell table:style-name="Default" office:value-type="float" office:value="63627191605555.6" calcext:value-type="float">
            <text:p>63627191605555.6</text:p>
          </table:table-cell>
          <table:table-cell table:style-name="ce7" table:formula="of:=([.AQ186]-[.AQ185])/1000" office:value-type="float" office:value="1.9992734375" calcext:value-type="float">
            <text:p>1.9993</text:p>
          </table:table-cell>
          <table:table-cell table:style-name="ce7" table:formula="of:=[.AR186]+[.AS185]" office:value-type="float" office:value="367.9980859375" calcext:value-type="float">
            <text:p>367.9981</text:p>
          </table:table-cell>
          <table:table-cell table:style-name="ce26" table:formula="of:=[.AS186]-2*([.$B186]-1)" office:value-type="float" office:value="-0.00191406249984993" calcext:value-type="float">
            <text:p>-0.0019140625</text:p>
          </table:table-cell>
          <table:table-cell table:formula="of:=[.AU187]" office:value-type="float" office:value="63627192123785.8" calcext:value-type="float">
            <text:p>63627192123785.8</text:p>
          </table:table-cell>
          <table:table-cell table:style-name="ce7" table:formula="of:=([.AU186]-[.AU185])/1000" office:value-type="float" office:value="0" calcext:value-type="float">
            <text:p>0.0000</text:p>
          </table:table-cell>
          <table:table-cell table:style-name="ce7" table:formula="of:=[.AV186]+[.AW185]" office:value-type="float" office:value="371.14246875" calcext:value-type="float">
            <text:p>371.1425</text:p>
          </table:table-cell>
          <table:table-cell table:style-name="ce35" table:formula="of:=[.AW186]-2*([.$B186]-1)" office:value-type="float" office:value="3.14246875000003" calcext:value-type="float">
            <text:p>3.142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86" calcext:value-type="float">
            <text:p>186</text:p>
          </table:table-cell>
          <table:table-cell office:value-type="float" office:value="63627186914519.9" calcext:value-type="float">
            <text:p>63627186914519.9</text:p>
          </table:table-cell>
          <table:table-cell table:formula="of:=([.C187]-[.C186])/1000" office:value-type="float" office:value="2.0009453125" calcext:value-type="float">
            <text:p>2.0009</text:p>
          </table:table-cell>
          <table:table-cell table:formula="of:=[.D187]+[.E186]" office:value-type="float" office:value="370.0009296875" calcext:value-type="float">
            <text:p>370.0009</text:p>
          </table:table-cell>
          <table:table-cell table:style-name="ce9" table:formula="of:=[.E187]-2*([.$B187]-1)" office:value-type="float" office:value="0.000929687499876764" calcext:value-type="float">
            <text:p>0.0009296875</text:p>
          </table:table-cell>
          <table:table-cell table:style-name="Default" office:value-type="float" office:value="63627187433873.6" calcext:value-type="float">
            <text:p>63627187433873.6</text:p>
          </table:table-cell>
          <table:table-cell table:style-name="ce7" table:formula="of:=([.G187]-[.G186])/1000" office:value-type="float" office:value="2.000546875" calcext:value-type="float">
            <text:p>2.0005</text:p>
          </table:table-cell>
          <table:table-cell table:style-name="ce7" table:formula="of:=[.H187]+[.I186]" office:value-type="float" office:value="370.0002578125" calcext:value-type="float">
            <text:p>370.0003</text:p>
          </table:table-cell>
          <table:table-cell table:style-name="ce10" table:formula="of:=[.I187]-2*([.$B187]-1)" office:value-type="float" office:value="0.000257812499967258" calcext:value-type="float">
            <text:p>0.0002578125</text:p>
          </table:table-cell>
          <table:table-cell table:style-name="Default" office:value-type="float" office:value="63627187901421.4" calcext:value-type="float">
            <text:p>63627187901421.4</text:p>
          </table:table-cell>
          <table:table-cell table:style-name="ce7" table:formula="of:=([.K187]-[.K186])/1000" office:value-type="float" office:value="1.99696875" calcext:value-type="float">
            <text:p>1.9970</text:p>
          </table:table-cell>
          <table:table-cell table:style-name="ce7" table:formula="of:=[.L187]+[.M186]" office:value-type="float" office:value="369.998765625" calcext:value-type="float">
            <text:p>369.9988</text:p>
          </table:table-cell>
          <table:table-cell table:style-name="ce11" table:formula="of:=[.M187]-2*([.$B187]-1)" office:value-type="float" office:value="-0.00123437499991041" calcext:value-type="float">
            <text:p>-0.001234375</text:p>
          </table:table-cell>
          <table:table-cell table:style-name="Default" office:value-type="float" office:value="63627188369319.1" calcext:value-type="float">
            <text:p>63627188369319.1</text:p>
          </table:table-cell>
          <table:table-cell table:style-name="ce7" table:formula="of:=([.O187]-[.O186])/1000" office:value-type="float" office:value="1.999890625" calcext:value-type="float">
            <text:p>1.9999</text:p>
          </table:table-cell>
          <table:table-cell table:style-name="ce7" table:formula="of:=[.P187]+[.Q186]" office:value-type="float" office:value="369.999390625" calcext:value-type="float">
            <text:p>369.9994</text:p>
          </table:table-cell>
          <table:table-cell table:style-name="ce12" table:formula="of:=[.Q187]-2*([.$B187]-1)" office:value-type="float" office:value="-0.000609375000010459" calcext:value-type="float">
            <text:p>-0.000609375</text:p>
          </table:table-cell>
          <table:table-cell table:style-name="Default" office:value-type="float" office:value="63627188829495.5" calcext:value-type="float">
            <text:p>63627188829495.5</text:p>
          </table:table-cell>
          <table:table-cell table:style-name="ce7" table:formula="of:=([.S187]-[.S186])/1000" office:value-type="float" office:value="1.9995234375" calcext:value-type="float">
            <text:p>1.9995</text:p>
          </table:table-cell>
          <table:table-cell table:style-name="ce7" table:formula="of:=[.T187]+[.U186]" office:value-type="float" office:value="369.9996171875" calcext:value-type="float">
            <text:p>369.9996</text:p>
          </table:table-cell>
          <table:table-cell table:style-name="ce13" table:formula="of:=[.U187]-2*([.$B187]-1)" office:value-type="float" office:value="-0.000382812500049567" calcext:value-type="float">
            <text:p>-0.0003828125</text:p>
          </table:table-cell>
          <table:table-cell table:style-name="Default" office:value-type="float" office:value="63627189286421" calcext:value-type="float">
            <text:p>63627189286421</text:p>
          </table:table-cell>
          <table:table-cell table:style-name="ce7" table:formula="of:=([.W187]-[.W186])/1000" office:value-type="float" office:value="1.9978515625" calcext:value-type="float">
            <text:p>1.9979</text:p>
          </table:table-cell>
          <table:table-cell table:style-name="ce7" table:formula="of:=[.X187]+[.Y186]" office:value-type="float" office:value="369.9972734375" calcext:value-type="float">
            <text:p>369.9973</text:p>
          </table:table-cell>
          <table:table-cell table:style-name="ce14" table:formula="of:=[.Y187]-2*([.$B187]-1)" office:value-type="float" office:value="-0.00272656250001546" calcext:value-type="float">
            <text:p>-0.0027265625</text:p>
          </table:table-cell>
          <table:table-cell table:style-name="Default" office:value-type="float" office:value="63627189753198.2" calcext:value-type="float">
            <text:p>63627189753198.2</text:p>
          </table:table-cell>
          <table:table-cell table:style-name="ce15" table:formula="of:=([.AA187]-[.AA186])/1000" office:value-type="float" office:value="1.99921875" calcext:value-type="float">
            <text:p>1.9992</text:p>
          </table:table-cell>
          <table:table-cell table:style-name="ce7" table:formula="of:=[.AB187]+[.AC186]" office:value-type="float" office:value="371.99965625" calcext:value-type="float">
            <text:p>371.9997</text:p>
          </table:table-cell>
          <table:table-cell table:style-name="ce16" table:formula="of:=[.AC187]-2*([.$B187]-1)" office:value-type="float" office:value="1.99965625000038" calcext:value-type="float">
            <text:p>1.99965625</text:p>
          </table:table-cell>
          <table:table-cell table:style-name="Default" office:value-type="float" office:value="63627190213131.4" calcext:value-type="float">
            <text:p>63627190213131.4</text:p>
          </table:table-cell>
          <table:table-cell table:style-name="ce7" table:formula="of:=([.AE187]-[.AE186])/1000" office:value-type="float" office:value="1.998859375" calcext:value-type="float">
            <text:p>1.9989</text:p>
          </table:table-cell>
          <table:table-cell table:style-name="ce7" table:formula="of:=[.AF187]+[.AG186]" office:value-type="float" office:value="369.9993125" calcext:value-type="float">
            <text:p>369.9993</text:p>
          </table:table-cell>
          <table:table-cell table:style-name="ce20" table:formula="of:=[.AG187]-2*([.$B187]-1)" office:value-type="float" office:value="-0.000687499999799002" calcext:value-type="float">
            <text:p>-0.0006875</text:p>
          </table:table-cell>
          <table:table-cell table:style-name="Default" office:value-type="float" office:value="63627190679458.2" calcext:value-type="float">
            <text:p>63627190679458.2</text:p>
          </table:table-cell>
          <table:table-cell table:style-name="ce7" table:formula="of:=([.AI187]-[.AI186])/1000" office:value-type="float" office:value="2.0003515625" calcext:value-type="float">
            <text:p>2.0004</text:p>
          </table:table-cell>
          <table:table-cell table:style-name="ce7" table:formula="of:=[.AJ187]+[.AK186]" office:value-type="float" office:value="369.9980078125" calcext:value-type="float">
            <text:p>369.9980</text:p>
          </table:table-cell>
          <table:table-cell table:style-name="ce21" table:formula="of:=[.AK187]-2*([.$B187]-1)" office:value-type="float" office:value="-0.00199218750009322" calcext:value-type="float">
            <text:p>-0.0019921875</text:p>
          </table:table-cell>
          <table:table-cell table:style-name="Default" office:value-type="float" office:value="63627191142529.6" calcext:value-type="float">
            <text:p>63627191142529.6</text:p>
          </table:table-cell>
          <table:table-cell table:style-name="ce7" table:formula="of:=([.AM187]-[.AM186])/1000" office:value-type="float" office:value="2.00015625" calcext:value-type="float">
            <text:p>2.0002</text:p>
          </table:table-cell>
          <table:table-cell table:style-name="ce7" table:formula="of:=[.AN187]+[.AO186]" office:value-type="float" office:value="369.9980859375" calcext:value-type="float">
            <text:p>369.9981</text:p>
          </table:table-cell>
          <table:table-cell table:style-name="ce22" table:formula="of:=[.AO187]-2*([.$B187]-1)" office:value-type="float" office:value="-0.00191406250013415" calcext:value-type="float">
            <text:p>-0.0019140625</text:p>
          </table:table-cell>
          <table:table-cell table:style-name="Default" office:value-type="float" office:value="63627191607556.9" calcext:value-type="float">
            <text:p>63627191607556.9</text:p>
          </table:table-cell>
          <table:table-cell table:style-name="ce7" table:formula="of:=([.AQ187]-[.AQ186])/1000" office:value-type="float" office:value="2.00134375" calcext:value-type="float">
            <text:p>2.0013</text:p>
          </table:table-cell>
          <table:table-cell table:style-name="ce7" table:formula="of:=[.AR187]+[.AS186]" office:value-type="float" office:value="369.9994296875" calcext:value-type="float">
            <text:p>369.9994</text:p>
          </table:table-cell>
          <table:table-cell table:style-name="ce26" table:formula="of:=[.AS187]-2*([.$B187]-1)" office:value-type="float" office:value="-0.000570312499860393" calcext:value-type="float">
            <text:p>-0.0005703125</text:p>
          </table:table-cell>
          <table:table-cell table:style-name="Default" office:value-type="float" office:value="63627192123785.8" calcext:value-type="float">
            <text:p>63627192123785.8</text:p>
          </table:table-cell>
          <table:table-cell table:style-name="ce7" table:formula="of:=([.AU187]-[.AU186])/1000" office:value-type="float" office:value="0" calcext:value-type="float">
            <text:p>0.0000</text:p>
          </table:table-cell>
          <table:table-cell table:style-name="ce7" table:formula="of:=[.AV187]+[.AW186]" office:value-type="float" office:value="371.14246875" calcext:value-type="float">
            <text:p>371.1425</text:p>
          </table:table-cell>
          <table:table-cell table:style-name="ce35" table:formula="of:=[.AW187]-2*([.$B187]-1)" office:value-type="float" office:value="1.14246875000003" calcext:value-type="float">
            <text:p>1.142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rompt 15</text:p>
          </table:table-cell>
          <table:table-cell table:style-name="ce6" office:value-type="float" office:value="187" calcext:value-type="float">
            <text:p>187</text:p>
          </table:table-cell>
          <table:table-cell office:value-type="float" office:value="63627186916519" calcext:value-type="float">
            <text:p>63627186916519</text:p>
          </table:table-cell>
          <table:table-cell table:formula="of:=([.C188]-[.C187])/1000" office:value-type="float" office:value="1.999015625" calcext:value-type="float">
            <text:p>1.9990</text:p>
          </table:table-cell>
          <table:table-cell table:formula="of:=[.D188]+[.E187]" office:value-type="float" office:value="371.9999453125" calcext:value-type="float">
            <text:p>371.9999</text:p>
          </table:table-cell>
          <table:table-cell table:style-name="ce9" table:formula="of:=[.E188]-2*([.$B188]-1)" office:value-type="float" office:value="-0.0000546875000964064" calcext:value-type="float">
            <text:p>-5.46875000964064E-05</text:p>
          </table:table-cell>
          <table:table-cell table:style-name="Default" office:value-type="float" office:value="63627187435871.6" calcext:value-type="float">
            <text:p>63627187435871.6</text:p>
          </table:table-cell>
          <table:table-cell table:style-name="ce7" table:formula="of:=([.G188]-[.G187])/1000" office:value-type="float" office:value="1.9979765625" calcext:value-type="float">
            <text:p>1.9980</text:p>
          </table:table-cell>
          <table:table-cell table:style-name="ce7" table:formula="of:=[.H188]+[.I187]" office:value-type="float" office:value="371.998234375" calcext:value-type="float">
            <text:p>371.9982</text:p>
          </table:table-cell>
          <table:table-cell table:style-name="ce10" table:formula="of:=[.I188]-2*([.$B188]-1)" office:value-type="float" office:value="-0.00176562500001864" calcext:value-type="float">
            <text:p>-0.001765625</text:p>
          </table:table-cell>
          <table:table-cell table:style-name="Default" office:value-type="float" office:value="63627187903421.5" calcext:value-type="float">
            <text:p>63627187903421.5</text:p>
          </table:table-cell>
          <table:table-cell table:style-name="ce7" table:formula="of:=([.K188]-[.K187])/1000" office:value-type="float" office:value="2.000125" calcext:value-type="float">
            <text:p>2.0001</text:p>
          </table:table-cell>
          <table:table-cell table:style-name="ce7" table:formula="of:=[.L188]+[.M187]" office:value-type="float" office:value="371.998890625" calcext:value-type="float">
            <text:p>371.9989</text:p>
          </table:table-cell>
          <table:table-cell table:style-name="ce11" table:formula="of:=[.M188]-2*([.$B188]-1)" office:value-type="float" office:value="-0.00110937499988495" calcext:value-type="float">
            <text:p>-0.001109375</text:p>
          </table:table-cell>
          <table:table-cell table:style-name="Default" office:value-type="float" office:value="63627188371318.3" calcext:value-type="float">
            <text:p>63627188371318.3</text:p>
          </table:table-cell>
          <table:table-cell table:style-name="ce7" table:formula="of:=([.O188]-[.O187])/1000" office:value-type="float" office:value="1.9992109375" calcext:value-type="float">
            <text:p>1.9992</text:p>
          </table:table-cell>
          <table:table-cell table:style-name="ce7" table:formula="of:=[.P188]+[.Q187]" office:value-type="float" office:value="371.9986015625" calcext:value-type="float">
            <text:p>371.9986</text:p>
          </table:table-cell>
          <table:table-cell table:style-name="ce12" table:formula="of:=[.Q188]-2*([.$B188]-1)" office:value-type="float" office:value="-0.0013984375000291" calcext:value-type="float">
            <text:p>-0.0013984375</text:p>
          </table:table-cell>
          <table:table-cell table:style-name="Default" office:value-type="float" office:value="63627188831494.4" calcext:value-type="float">
            <text:p>63627188831494.4</text:p>
          </table:table-cell>
          <table:table-cell table:style-name="ce7" table:formula="of:=([.S188]-[.S187])/1000" office:value-type="float" office:value="1.99890625" calcext:value-type="float">
            <text:p>1.9989</text:p>
          </table:table-cell>
          <table:table-cell table:style-name="ce7" table:formula="of:=[.T188]+[.U187]" office:value-type="float" office:value="371.9985234375" calcext:value-type="float">
            <text:p>371.9985</text:p>
          </table:table-cell>
          <table:table-cell table:style-name="ce13" table:formula="of:=[.U188]-2*([.$B188]-1)" office:value-type="float" office:value="-0.00147656250004502" calcext:value-type="float">
            <text:p>-0.0014765625</text:p>
          </table:table-cell>
          <table:table-cell table:style-name="Default" office:value-type="float" office:value="63627189288421.6" calcext:value-type="float">
            <text:p>63627189288421.6</text:p>
          </table:table-cell>
          <table:table-cell table:style-name="ce7" table:formula="of:=([.W188]-[.W187])/1000" office:value-type="float" office:value="2.000609375" calcext:value-type="float">
            <text:p>2.0006</text:p>
          </table:table-cell>
          <table:table-cell table:style-name="ce7" table:formula="of:=[.X188]+[.Y187]" office:value-type="float" office:value="371.9978828125" calcext:value-type="float">
            <text:p>371.9979</text:p>
          </table:table-cell>
          <table:table-cell table:style-name="ce14" table:formula="of:=[.Y188]-2*([.$B188]-1)" office:value-type="float" office:value="-0.002117187500005" calcext:value-type="float">
            <text:p>-0.0021171875</text:p>
          </table:table-cell>
          <table:table-cell table:style-name="Default" office:value-type="float" office:value="63627189755201.1" calcext:value-type="float">
            <text:p>63627189755201.1</text:p>
          </table:table-cell>
          <table:table-cell table:style-name="ce15" table:formula="of:=([.AA188]-[.AA187])/1000" office:value-type="float" office:value="2.002890625" calcext:value-type="float">
            <text:p>2.0029</text:p>
          </table:table-cell>
          <table:table-cell table:style-name="ce7" table:formula="of:=[.AB188]+[.AC187]" office:value-type="float" office:value="374.002546875" calcext:value-type="float">
            <text:p>374.0025</text:p>
          </table:table-cell>
          <table:table-cell table:style-name="ce16" table:formula="of:=[.AC188]-2*([.$B188]-1)" office:value-type="float" office:value="2.00254687500041" calcext:value-type="float">
            <text:p>2.002546875</text:p>
          </table:table-cell>
          <table:table-cell table:style-name="Default" office:value-type="float" office:value="63627190215129.7" calcext:value-type="float">
            <text:p>63627190215129.7</text:p>
          </table:table-cell>
          <table:table-cell table:style-name="ce7" table:formula="of:=([.AE188]-[.AE187])/1000" office:value-type="float" office:value="1.9983046875" calcext:value-type="float">
            <text:p>1.9983</text:p>
          </table:table-cell>
          <table:table-cell table:style-name="ce7" table:formula="of:=[.AF188]+[.AG187]" office:value-type="float" office:value="371.9976171875" calcext:value-type="float">
            <text:p>371.9976</text:p>
          </table:table-cell>
          <table:table-cell table:style-name="ce20" table:formula="of:=[.AG188]-2*([.$B188]-1)" office:value-type="float" office:value="-0.0023828124997749" calcext:value-type="float">
            <text:p>-0.0023828125</text:p>
          </table:table-cell>
          <table:table-cell table:style-name="Default" office:value-type="float" office:value="63627190681459.4" calcext:value-type="float">
            <text:p>63627190681459.4</text:p>
          </table:table-cell>
          <table:table-cell table:style-name="ce7" table:formula="of:=([.AI188]-[.AI187])/1000" office:value-type="float" office:value="2.0011875" calcext:value-type="float">
            <text:p>2.0012</text:p>
          </table:table-cell>
          <table:table-cell table:style-name="ce7" table:formula="of:=[.AJ188]+[.AK187]" office:value-type="float" office:value="371.9991953125" calcext:value-type="float">
            <text:p>371.9992</text:p>
          </table:table-cell>
          <table:table-cell table:style-name="ce21" table:formula="of:=[.AK188]-2*([.$B188]-1)" office:value-type="float" office:value="-0.000804687500078671" calcext:value-type="float">
            <text:p>-0.0008046875</text:p>
          </table:table-cell>
          <table:table-cell table:style-name="Default" office:value-type="float" office:value="63627191144530.4" calcext:value-type="float">
            <text:p>63627191144530.4</text:p>
          </table:table-cell>
          <table:table-cell table:style-name="ce7" table:formula="of:=([.AM188]-[.AM187])/1000" office:value-type="float" office:value="2.0008828125" calcext:value-type="float">
            <text:p>2.0009</text:p>
          </table:table-cell>
          <table:table-cell table:style-name="ce7" table:formula="of:=[.AN188]+[.AO187]" office:value-type="float" office:value="371.99896875" calcext:value-type="float">
            <text:p>371.9990</text:p>
          </table:table-cell>
          <table:table-cell table:style-name="ce22" table:formula="of:=[.AO188]-2*([.$B188]-1)" office:value-type="float" office:value="-0.00103125000015325" calcext:value-type="float">
            <text:p>-0.00103125</text:p>
          </table:table-cell>
          <table:table-cell table:style-name="Default" office:value-type="float" office:value="63627191609555.3" calcext:value-type="float">
            <text:p>63627191609555.3</text:p>
          </table:table-cell>
          <table:table-cell table:style-name="ce7" table:formula="of:=([.AQ188]-[.AQ187])/1000" office:value-type="float" office:value="1.998375" calcext:value-type="float">
            <text:p>1.9984</text:p>
          </table:table-cell>
          <table:table-cell table:style-name="ce7" table:formula="of:=[.AR188]+[.AS187]" office:value-type="float" office:value="371.9978046875" calcext:value-type="float">
            <text:p>371.9978</text:p>
          </table:table-cell>
          <table:table-cell table:style-name="ce26" table:formula="of:=[.AS188]-2*([.$B188]-1)" office:value-type="float" office:value="-0.00219531249985039" calcext:value-type="float">
            <text:p>-0.0021953125</text:p>
          </table:table-cell>
          <table:table-cell table:style-name="Default" office:value-type="float" office:value="63627192124643.6" calcext:value-type="float">
            <text:p>63627192124643.6</text:p>
          </table:table-cell>
          <table:table-cell table:style-name="ce7" table:formula="of:=([.AU188]-[.AU187])/1000" office:value-type="float" office:value="0.8578359375" calcext:value-type="float">
            <text:p>0.8578</text:p>
          </table:table-cell>
          <table:table-cell table:style-name="ce7" table:formula="of:=[.AV188]+[.AW187]" office:value-type="float" office:value="372.0003046875" calcext:value-type="float">
            <text:p>372.0003</text:p>
          </table:table-cell>
          <table:table-cell table:style-name="ce35" table:formula="of:=[.AW188]-2*([.$B188]-1)" office:value-type="float" office:value="0.000304687500033651" calcext:value-type="float">
            <text:p>0.0003046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rame</text:p>
          </table:table-cell>
          <table:table-cell table:style-name="ce6" office:value-type="float" office:value="188" calcext:value-type="float">
            <text:p>188</text:p>
          </table:table-cell>
          <table:table-cell office:value-type="float" office:value="63627186918518.9" calcext:value-type="float">
            <text:p>63627186918518.9</text:p>
          </table:table-cell>
          <table:table-cell table:formula="of:=([.C189]-[.C188])/1000" office:value-type="float" office:value="1.999921875" calcext:value-type="float">
            <text:p>1.9999</text:p>
          </table:table-cell>
          <table:table-cell table:formula="of:=[.D189]+[.E188]" office:value-type="float" office:value="373.9998671875" calcext:value-type="float">
            <text:p>373.9999</text:p>
          </table:table-cell>
          <table:table-cell table:style-name="ce9" table:formula="of:=[.E189]-2*([.$B189]-1)" office:value-type="float" office:value="-0.000132812500112323" calcext:value-type="float">
            <text:p>-0.0001328125</text:p>
          </table:table-cell>
          <table:table-cell table:style-name="Default" office:value-type="float" office:value="63627187437873.2" calcext:value-type="float">
            <text:p>63627187437873.2</text:p>
          </table:table-cell>
          <table:table-cell table:style-name="ce7" table:formula="of:=([.G189]-[.G188])/1000" office:value-type="float" office:value="2.00165625" calcext:value-type="float">
            <text:p>2.0017</text:p>
          </table:table-cell>
          <table:table-cell table:style-name="ce7" table:formula="of:=[.H189]+[.I188]" office:value-type="float" office:value="373.999890625" calcext:value-type="float">
            <text:p>373.9999</text:p>
          </table:table-cell>
          <table:table-cell table:style-name="ce10" table:formula="of:=[.I189]-2*([.$B189]-1)" office:value-type="float" office:value="-0.000109375000022283" calcext:value-type="float">
            <text:p>-0.000109375</text:p>
          </table:table-cell>
          <table:table-cell table:style-name="Default" office:value-type="float" office:value="63627187905421.4" calcext:value-type="float">
            <text:p>63627187905421.4</text:p>
          </table:table-cell>
          <table:table-cell table:style-name="ce7" table:formula="of:=([.K189]-[.K188])/1000" office:value-type="float" office:value="1.999890625" calcext:value-type="float">
            <text:p>1.9999</text:p>
          </table:table-cell>
          <table:table-cell table:style-name="ce7" table:formula="of:=[.L189]+[.M188]" office:value-type="float" office:value="373.99878125" calcext:value-type="float">
            <text:p>373.9988</text:p>
          </table:table-cell>
          <table:table-cell table:style-name="ce11" table:formula="of:=[.M189]-2*([.$B189]-1)" office:value-type="float" office:value="-0.00121874999990723" calcext:value-type="float">
            <text:p>-0.00121875</text:p>
          </table:table-cell>
          <table:table-cell table:style-name="Default" office:value-type="float" office:value="63627188373320.1" calcext:value-type="float">
            <text:p>63627188373320.1</text:p>
          </table:table-cell>
          <table:table-cell table:style-name="ce7" table:formula="of:=([.O189]-[.O188])/1000" office:value-type="float" office:value="2.001796875" calcext:value-type="float">
            <text:p>2.0018</text:p>
          </table:table-cell>
          <table:table-cell table:style-name="ce7" table:formula="of:=[.P189]+[.Q188]" office:value-type="float" office:value="374.0003984375" calcext:value-type="float">
            <text:p>374.0004</text:p>
          </table:table-cell>
          <table:table-cell table:style-name="ce12" table:formula="of:=[.Q189]-2*([.$B189]-1)" office:value-type="float" office:value="0.000398437499995907" calcext:value-type="float">
            <text:p>0.0003984375</text:p>
          </table:table-cell>
          <table:table-cell table:style-name="Default" office:value-type="float" office:value="63627188833493.9" calcext:value-type="float">
            <text:p>63627188833493.9</text:p>
          </table:table-cell>
          <table:table-cell table:style-name="ce7" table:formula="of:=([.S189]-[.S188])/1000" office:value-type="float" office:value="1.9995078125" calcext:value-type="float">
            <text:p>1.9995</text:p>
          </table:table-cell>
          <table:table-cell table:style-name="ce7" table:formula="of:=[.T189]+[.U188]" office:value-type="float" office:value="373.99803125" calcext:value-type="float">
            <text:p>373.9980</text:p>
          </table:table-cell>
          <table:table-cell table:style-name="ce13" table:formula="of:=[.U189]-2*([.$B189]-1)" office:value-type="float" office:value="-0.00196875000006003" calcext:value-type="float">
            <text:p>-0.00196875</text:p>
          </table:table-cell>
          <table:table-cell table:style-name="Default" office:value-type="float" office:value="63627189290421.5" calcext:value-type="float">
            <text:p>63627189290421.5</text:p>
          </table:table-cell>
          <table:table-cell table:style-name="ce7" table:formula="of:=([.W189]-[.W188])/1000" office:value-type="float" office:value="1.999953125" calcext:value-type="float">
            <text:p>2.0000</text:p>
          </table:table-cell>
          <table:table-cell table:style-name="ce7" table:formula="of:=[.X189]+[.Y188]" office:value-type="float" office:value="373.9978359375" calcext:value-type="float">
            <text:p>373.9978</text:p>
          </table:table-cell>
          <table:table-cell table:style-name="ce14" table:formula="of:=[.Y189]-2*([.$B189]-1)" office:value-type="float" office:value="-0.00216406250001455" calcext:value-type="float">
            <text:p>-0.0021640625</text:p>
          </table:table-cell>
          <table:table-cell table:style-name="Default" office:value-type="float" office:value="63627189757196.8" calcext:value-type="float">
            <text:p>63627189757196.8</text:p>
          </table:table-cell>
          <table:table-cell table:style-name="ce15" table:formula="of:=([.AA189]-[.AA188])/1000" office:value-type="float" office:value="1.995671875" calcext:value-type="float">
            <text:p>1.9957</text:p>
          </table:table-cell>
          <table:table-cell table:style-name="ce7" table:formula="of:=[.AB189]+[.AC188]" office:value-type="float" office:value="375.99821875" calcext:value-type="float">
            <text:p>375.9982</text:p>
          </table:table-cell>
          <table:table-cell table:style-name="ce16" table:formula="of:=[.AC189]-2*([.$B189]-1)" office:value-type="float" office:value="1.99821875000043" calcext:value-type="float">
            <text:p>1.99821875</text:p>
          </table:table-cell>
          <table:table-cell table:style-name="Default" office:value-type="float" office:value="63627190217132.3" calcext:value-type="float">
            <text:p>63627190217132.3</text:p>
          </table:table-cell>
          <table:table-cell table:style-name="ce7" table:formula="of:=([.AE189]-[.AE188])/1000" office:value-type="float" office:value="2.0026015625" calcext:value-type="float">
            <text:p>2.0026</text:p>
          </table:table-cell>
          <table:table-cell table:style-name="ce7" table:formula="of:=[.AF189]+[.AG188]" office:value-type="float" office:value="374.00021875" calcext:value-type="float">
            <text:p>374.0002</text:p>
          </table:table-cell>
          <table:table-cell table:style-name="ce20" table:formula="of:=[.AG189]-2*([.$B189]-1)" office:value-type="float" office:value="0.000218750000215095" calcext:value-type="float">
            <text:p>0.00021875</text:p>
          </table:table-cell>
          <table:table-cell table:style-name="Default" office:value-type="float" office:value="63627190683459" calcext:value-type="float">
            <text:p>63627190683459</text:p>
          </table:table-cell>
          <table:table-cell table:style-name="ce7" table:formula="of:=([.AI189]-[.AI188])/1000" office:value-type="float" office:value="1.999671875" calcext:value-type="float">
            <text:p>1.9997</text:p>
          </table:table-cell>
          <table:table-cell table:style-name="ce7" table:formula="of:=[.AJ189]+[.AK188]" office:value-type="float" office:value="373.9988671875" calcext:value-type="float">
            <text:p>373.9989</text:p>
          </table:table-cell>
          <table:table-cell table:style-name="ce21" table:formula="of:=[.AK189]-2*([.$B189]-1)" office:value-type="float" office:value="-0.00113281250008868" calcext:value-type="float">
            <text:p>-0.0011328125</text:p>
          </table:table-cell>
          <table:table-cell table:style-name="Default" office:value-type="float" office:value="63627191146531.5" calcext:value-type="float">
            <text:p>63627191146531.5</text:p>
          </table:table-cell>
          <table:table-cell table:style-name="ce7" table:formula="of:=([.AM189]-[.AM188])/1000" office:value-type="float" office:value="2.00103125" calcext:value-type="float">
            <text:p>2.0010</text:p>
          </table:table-cell>
          <table:table-cell table:style-name="ce7" table:formula="of:=[.AN189]+[.AO188]" office:value-type="float" office:value="374" calcext:value-type="float">
            <text:p>374.0000</text:p>
          </table:table-cell>
          <table:table-cell table:style-name="ce22" table:formula="of:=[.AO189]-2*([.$B189]-1)" office:value-type="float" office:value="0" calcext:value-type="float">
            <text:p>0</text:p>
          </table:table-cell>
          <table:table-cell table:style-name="Default" office:value-type="float" office:value="63627191611555.8" calcext:value-type="float">
            <text:p>63627191611555.8</text:p>
          </table:table-cell>
          <table:table-cell table:style-name="ce7" table:formula="of:=([.AQ189]-[.AQ188])/1000" office:value-type="float" office:value="2.0005234375" calcext:value-type="float">
            <text:p>2.0005</text:p>
          </table:table-cell>
          <table:table-cell table:style-name="ce7" table:formula="of:=[.AR189]+[.AS188]" office:value-type="float" office:value="373.998328125" calcext:value-type="float">
            <text:p>373.9983</text:p>
          </table:table-cell>
          <table:table-cell table:style-name="ce26" table:formula="of:=[.AS189]-2*([.$B189]-1)" office:value-type="float" office:value="-0.00167187499982902" calcext:value-type="float">
            <text:p>-0.001671875</text:p>
          </table:table-cell>
          <table:table-cell table:formula="of:=[.AU190]" office:value-type="float" office:value="63627192131565.8" calcext:value-type="float">
            <text:p>63627192131565.8</text:p>
          </table:table-cell>
          <table:table-cell table:style-name="ce7" table:formula="of:=([.AU189]-[.AU188])/1000" office:value-type="float" office:value="6.922171875" calcext:value-type="float">
            <text:p>6.9222</text:p>
          </table:table-cell>
          <table:table-cell table:style-name="ce7" table:formula="of:=[.AV189]+[.AW188]" office:value-type="float" office:value="378.9224765625" calcext:value-type="float">
            <text:p>378.9225</text:p>
          </table:table-cell>
          <table:table-cell table:style-name="ce35" table:formula="of:=[.AW189]-2*([.$B189]-1)" office:value-type="float" office:value="4.92247656250004" calcext:value-type="float">
            <text:p>4.92247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89" calcext:value-type="float">
            <text:p>189</text:p>
          </table:table-cell>
          <table:table-cell office:value-type="float" office:value="63627186920517.6" calcext:value-type="float">
            <text:p>63627186920517.6</text:p>
          </table:table-cell>
          <table:table-cell table:formula="of:=([.C190]-[.C189])/1000" office:value-type="float" office:value="1.9986796875" calcext:value-type="float">
            <text:p>1.9987</text:p>
          </table:table-cell>
          <table:table-cell table:formula="of:=[.D190]+[.E189]" office:value-type="float" office:value="375.998546875" calcext:value-type="float">
            <text:p>375.9985</text:p>
          </table:table-cell>
          <table:table-cell table:style-name="ce9" table:formula="of:=[.E190]-2*([.$B190]-1)" office:value-type="float" office:value="-0.00145312500012551" calcext:value-type="float">
            <text:p>-0.001453125</text:p>
          </table:table-cell>
          <table:table-cell table:style-name="Default" office:value-type="float" office:value="63627187439872.1" calcext:value-type="float">
            <text:p>63627187439872.1</text:p>
          </table:table-cell>
          <table:table-cell table:style-name="ce7" table:formula="of:=([.G190]-[.G189])/1000" office:value-type="float" office:value="1.9988671875" calcext:value-type="float">
            <text:p>1.9989</text:p>
          </table:table-cell>
          <table:table-cell table:style-name="ce7" table:formula="of:=[.H190]+[.I189]" office:value-type="float" office:value="375.9987578125" calcext:value-type="float">
            <text:p>375.9988</text:p>
          </table:table-cell>
          <table:table-cell table:style-name="ce10" table:formula="of:=[.I190]-2*([.$B190]-1)" office:value-type="float" office:value="-0.00124218749999727" calcext:value-type="float">
            <text:p>-0.0012421875</text:p>
          </table:table-cell>
          <table:table-cell table:style-name="Default" office:value-type="float" office:value="63627187907421.4" calcext:value-type="float">
            <text:p>63627187907421.4</text:p>
          </table:table-cell>
          <table:table-cell table:style-name="ce7" table:formula="of:=([.K190]-[.K189])/1000" office:value-type="float" office:value="2.0000390625" calcext:value-type="float">
            <text:p>2.0000</text:p>
          </table:table-cell>
          <table:table-cell table:style-name="ce7" table:formula="of:=[.L190]+[.M189]" office:value-type="float" office:value="375.9988203125" calcext:value-type="float">
            <text:p>375.9988</text:p>
          </table:table-cell>
          <table:table-cell table:style-name="ce11" table:formula="of:=[.M190]-2*([.$B190]-1)" office:value-type="float" office:value="-0.0011796874999277" calcext:value-type="float">
            <text:p>-0.0011796875</text:p>
          </table:table-cell>
          <table:table-cell table:style-name="Default" office:value-type="float" office:value="63627188375317.8" calcext:value-type="float">
            <text:p>63627188375317.8</text:p>
          </table:table-cell>
          <table:table-cell table:style-name="ce7" table:formula="of:=([.O190]-[.O189])/1000" office:value-type="float" office:value="1.9977265625" calcext:value-type="float">
            <text:p>1.9977</text:p>
          </table:table-cell>
          <table:table-cell table:style-name="ce7" table:formula="of:=[.P190]+[.Q189]" office:value-type="float" office:value="375.998125" calcext:value-type="float">
            <text:p>375.9981</text:p>
          </table:table-cell>
          <table:table-cell table:style-name="ce12" table:formula="of:=[.Q190]-2*([.$B190]-1)" office:value-type="float" office:value="-0.00187499999998408" calcext:value-type="float">
            <text:p>-0.001875</text:p>
          </table:table-cell>
          <table:table-cell table:style-name="Default" office:value-type="float" office:value="63627188835494" calcext:value-type="float">
            <text:p>63627188835494</text:p>
          </table:table-cell>
          <table:table-cell table:style-name="ce7" table:formula="of:=([.S190]-[.S189])/1000" office:value-type="float" office:value="2.00009375" calcext:value-type="float">
            <text:p>2.0001</text:p>
          </table:table-cell>
          <table:table-cell table:style-name="ce7" table:formula="of:=[.T190]+[.U189]" office:value-type="float" office:value="375.998125" calcext:value-type="float">
            <text:p>375.9981</text:p>
          </table:table-cell>
          <table:table-cell table:style-name="ce13" table:formula="of:=[.U190]-2*([.$B190]-1)" office:value-type="float" office:value="-0.00187500000004093" calcext:value-type="float">
            <text:p>-0.001875</text:p>
          </table:table-cell>
          <table:table-cell table:style-name="Default" office:value-type="float" office:value="63627189292422.9" calcext:value-type="float">
            <text:p>63627189292422.9</text:p>
          </table:table-cell>
          <table:table-cell table:style-name="ce7" table:formula="of:=([.W190]-[.W189])/1000" office:value-type="float" office:value="2.0014140625" calcext:value-type="float">
            <text:p>2.0014</text:p>
          </table:table-cell>
          <table:table-cell table:style-name="ce7" table:formula="of:=[.X190]+[.Y189]" office:value-type="float" office:value="375.99925" calcext:value-type="float">
            <text:p>375.9993</text:p>
          </table:table-cell>
          <table:table-cell table:style-name="ce14" table:formula="of:=[.Y190]-2*([.$B190]-1)" office:value-type="float" office:value="-0.000750000000039108" calcext:value-type="float">
            <text:p>-0.00075</text:p>
          </table:table-cell>
          <table:table-cell table:style-name="Default" office:value-type="float" office:value="63627189759198.4" calcext:value-type="float">
            <text:p>63627189759198.4</text:p>
          </table:table-cell>
          <table:table-cell table:style-name="ce15" table:formula="of:=([.AA190]-[.AA189])/1000" office:value-type="float" office:value="2.0015703125" calcext:value-type="float">
            <text:p>2.0016</text:p>
          </table:table-cell>
          <table:table-cell table:style-name="ce7" table:formula="of:=[.AB190]+[.AC189]" office:value-type="float" office:value="377.9997890625" calcext:value-type="float">
            <text:p>377.9998</text:p>
          </table:table-cell>
          <table:table-cell table:style-name="ce16" table:formula="of:=[.AC190]-2*([.$B190]-1)" office:value-type="float" office:value="1.99978906250044" calcext:value-type="float">
            <text:p>1.9997890625</text:p>
          </table:table-cell>
          <table:table-cell table:style-name="Default" office:value-type="float" office:value="63627190219131.9" calcext:value-type="float">
            <text:p>63627190219131.9</text:p>
          </table:table-cell>
          <table:table-cell table:style-name="ce7" table:formula="of:=([.AE190]-[.AE189])/1000" office:value-type="float" office:value="1.999625" calcext:value-type="float">
            <text:p>1.9996</text:p>
          </table:table-cell>
          <table:table-cell table:style-name="ce7" table:formula="of:=[.AF190]+[.AG189]" office:value-type="float" office:value="375.99984375" calcext:value-type="float">
            <text:p>375.9998</text:p>
          </table:table-cell>
          <table:table-cell table:style-name="ce20" table:formula="of:=[.AG190]-2*([.$B190]-1)" office:value-type="float" office:value="-0.000156249999804459" calcext:value-type="float">
            <text:p>-0.00015625</text:p>
          </table:table-cell>
          <table:table-cell table:style-name="Default" office:value-type="float" office:value="63627190685458.1" calcext:value-type="float">
            <text:p>63627190685458.1</text:p>
          </table:table-cell>
          <table:table-cell table:style-name="ce7" table:formula="of:=([.AI190]-[.AI189])/1000" office:value-type="float" office:value="1.9990625" calcext:value-type="float">
            <text:p>1.9991</text:p>
          </table:table-cell>
          <table:table-cell table:style-name="ce7" table:formula="of:=[.AJ190]+[.AK189]" office:value-type="float" office:value="375.9979296875" calcext:value-type="float">
            <text:p>375.9979</text:p>
          </table:table-cell>
          <table:table-cell table:style-name="ce21" table:formula="of:=[.AK190]-2*([.$B190]-1)" office:value-type="float" office:value="-0.00207031250010914" calcext:value-type="float">
            <text:p>-0.0020703125</text:p>
          </table:table-cell>
          <table:table-cell table:style-name="Default" office:value-type="float" office:value="63627191148529.4" calcext:value-type="float">
            <text:p>63627191148529.4</text:p>
          </table:table-cell>
          <table:table-cell table:style-name="ce7" table:formula="of:=([.AM190]-[.AM189])/1000" office:value-type="float" office:value="1.9978984375" calcext:value-type="float">
            <text:p>1.9979</text:p>
          </table:table-cell>
          <table:table-cell table:style-name="ce7" table:formula="of:=[.AN190]+[.AO189]" office:value-type="float" office:value="375.9978984375" calcext:value-type="float">
            <text:p>375.9979</text:p>
          </table:table-cell>
          <table:table-cell table:style-name="ce22" table:formula="of:=[.AO190]-2*([.$B190]-1)" office:value-type="float" office:value="-0.00210156250017235" calcext:value-type="float">
            <text:p>-0.0021015625</text:p>
          </table:table-cell>
          <table:table-cell table:style-name="Default" office:value-type="float" office:value="63627191613556.4" calcext:value-type="float">
            <text:p>63627191613556.4</text:p>
          </table:table-cell>
          <table:table-cell table:style-name="ce7" table:formula="of:=([.AQ190]-[.AQ189])/1000" office:value-type="float" office:value="2.000625" calcext:value-type="float">
            <text:p>2.0006</text:p>
          </table:table-cell>
          <table:table-cell table:style-name="ce7" table:formula="of:=[.AR190]+[.AS189]" office:value-type="float" office:value="375.998953125" calcext:value-type="float">
            <text:p>375.9990</text:p>
          </table:table-cell>
          <table:table-cell table:style-name="ce26" table:formula="of:=[.AS190]-2*([.$B190]-1)" office:value-type="float" office:value="-0.00104687499981537" calcext:value-type="float">
            <text:p>-0.001046875</text:p>
          </table:table-cell>
          <table:table-cell table:formula="of:=[.AU191]" office:value-type="float" office:value="63627192131565.8" calcext:value-type="float">
            <text:p>63627192131565.8</text:p>
          </table:table-cell>
          <table:table-cell table:style-name="ce7" table:formula="of:=([.AU190]-[.AU189])/1000" office:value-type="float" office:value="0" calcext:value-type="float">
            <text:p>0.0000</text:p>
          </table:table-cell>
          <table:table-cell table:style-name="ce7" table:formula="of:=[.AV190]+[.AW189]" office:value-type="float" office:value="378.9224765625" calcext:value-type="float">
            <text:p>378.9225</text:p>
          </table:table-cell>
          <table:table-cell table:style-name="ce35" table:formula="of:=[.AW190]-2*([.$B190]-1)" office:value-type="float" office:value="2.92247656250004" calcext:value-type="float">
            <text:p>2.92247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90" calcext:value-type="float">
            <text:p>190</text:p>
          </table:table-cell>
          <table:table-cell office:value-type="float" office:value="63627186922518.8" calcext:value-type="float">
            <text:p>63627186922518.8</text:p>
          </table:table-cell>
          <table:table-cell table:formula="of:=([.C191]-[.C190])/1000" office:value-type="float" office:value="2.0012734375" calcext:value-type="float">
            <text:p>2.0013</text:p>
          </table:table-cell>
          <table:table-cell table:formula="of:=[.D191]+[.E190]" office:value-type="float" office:value="377.9998203125" calcext:value-type="float">
            <text:p>377.9998</text:p>
          </table:table-cell>
          <table:table-cell table:style-name="ce9" table:formula="of:=[.E191]-2*([.$B191]-1)" office:value-type="float" office:value="-0.000179687500121872" calcext:value-type="float">
            <text:p>-0.0001796875</text:p>
          </table:table-cell>
          <table:table-cell table:style-name="Default" office:value-type="float" office:value="63627187441872.1" calcext:value-type="float">
            <text:p>63627187441872.1</text:p>
          </table:table-cell>
          <table:table-cell table:style-name="ce7" table:formula="of:=([.G191]-[.G190])/1000" office:value-type="float" office:value="1.9999921875" calcext:value-type="float">
            <text:p>2.0000</text:p>
          </table:table-cell>
          <table:table-cell table:style-name="ce7" table:formula="of:=[.H191]+[.I190]" office:value-type="float" office:value="377.99875" calcext:value-type="float">
            <text:p>377.9988</text:p>
          </table:table-cell>
          <table:table-cell table:style-name="ce10" table:formula="of:=[.I191]-2*([.$B191]-1)" office:value-type="float" office:value="-0.00124999999997044" calcext:value-type="float">
            <text:p>-0.00125</text:p>
          </table:table-cell>
          <table:table-cell table:style-name="Default" office:value-type="float" office:value="63627187909420.5" calcext:value-type="float">
            <text:p>63627187909420.5</text:p>
          </table:table-cell>
          <table:table-cell table:style-name="ce7" table:formula="of:=([.K191]-[.K190])/1000" office:value-type="float" office:value="1.9991015625" calcext:value-type="float">
            <text:p>1.9991</text:p>
          </table:table-cell>
          <table:table-cell table:style-name="ce7" table:formula="of:=[.L191]+[.M190]" office:value-type="float" office:value="377.997921875" calcext:value-type="float">
            <text:p>377.9979</text:p>
          </table:table-cell>
          <table:table-cell table:style-name="ce11" table:formula="of:=[.M191]-2*([.$B191]-1)" office:value-type="float" office:value="-0.00207812499991178" calcext:value-type="float">
            <text:p>-0.002078125</text:p>
          </table:table-cell>
          <table:table-cell table:style-name="Default" office:value-type="float" office:value="63627188377319.6" calcext:value-type="float">
            <text:p>63627188377319.6</text:p>
          </table:table-cell>
          <table:table-cell table:style-name="ce7" table:formula="of:=([.O191]-[.O190])/1000" office:value-type="float" office:value="2.0017265625" calcext:value-type="float">
            <text:p>2.0017</text:p>
          </table:table-cell>
          <table:table-cell table:style-name="ce7" table:formula="of:=[.P191]+[.Q190]" office:value-type="float" office:value="377.9998515625" calcext:value-type="float">
            <text:p>377.9999</text:p>
          </table:table-cell>
          <table:table-cell table:style-name="ce12" table:formula="of:=[.Q191]-2*([.$B191]-1)" office:value-type="float" office:value="-0.000148437500001819" calcext:value-type="float">
            <text:p>-0.0001484375</text:p>
          </table:table-cell>
          <table:table-cell table:style-name="Default" office:value-type="float" office:value="63627188837495.4" calcext:value-type="float">
            <text:p>63627188837495.4</text:p>
          </table:table-cell>
          <table:table-cell table:style-name="ce7" table:formula="of:=([.S191]-[.S190])/1000" office:value-type="float" office:value="2.001421875" calcext:value-type="float">
            <text:p>2.0014</text:p>
          </table:table-cell>
          <table:table-cell table:style-name="ce7" table:formula="of:=[.T191]+[.U190]" office:value-type="float" office:value="377.999546875" calcext:value-type="float">
            <text:p>377.9995</text:p>
          </table:table-cell>
          <table:table-cell table:style-name="ce13" table:formula="of:=[.U191]-2*([.$B191]-1)" office:value-type="float" office:value="-0.00045312500003547" calcext:value-type="float">
            <text:p>-0.000453125</text:p>
          </table:table-cell>
          <table:table-cell table:style-name="Default" office:value-type="float" office:value="63627189294421.6" calcext:value-type="float">
            <text:p>63627189294421.6</text:p>
          </table:table-cell>
          <table:table-cell table:style-name="ce7" table:formula="of:=([.W191]-[.W190])/1000" office:value-type="float" office:value="1.998640625" calcext:value-type="float">
            <text:p>1.9986</text:p>
          </table:table-cell>
          <table:table-cell table:style-name="ce7" table:formula="of:=[.X191]+[.Y190]" office:value-type="float" office:value="377.997890625" calcext:value-type="float">
            <text:p>377.9979</text:p>
          </table:table-cell>
          <table:table-cell table:style-name="ce14" table:formula="of:=[.Y191]-2*([.$B191]-1)" office:value-type="float" office:value="-0.00210937500003183" calcext:value-type="float">
            <text:p>-0.002109375</text:p>
          </table:table-cell>
          <table:table-cell table:style-name="Default" office:value-type="float" office:value="63627189761196.6" calcext:value-type="float">
            <text:p>63627189761196.6</text:p>
          </table:table-cell>
          <table:table-cell table:style-name="ce15" table:formula="of:=([.AA191]-[.AA190])/1000" office:value-type="float" office:value="1.9982265625" calcext:value-type="float">
            <text:p>1.9982</text:p>
          </table:table-cell>
          <table:table-cell table:style-name="ce7" table:formula="of:=[.AB191]+[.AC190]" office:value-type="float" office:value="379.998015625" calcext:value-type="float">
            <text:p>379.9980</text:p>
          </table:table-cell>
          <table:table-cell table:style-name="ce16" table:formula="of:=[.AC191]-2*([.$B191]-1)" office:value-type="float" office:value="1.99801562500045" calcext:value-type="float">
            <text:p>1.998015625</text:p>
          </table:table-cell>
          <table:table-cell table:style-name="Default" office:value-type="float" office:value="63627190221130.5" calcext:value-type="float">
            <text:p>63627190221130.5</text:p>
          </table:table-cell>
          <table:table-cell table:style-name="ce7" table:formula="of:=([.AE191]-[.AE190])/1000" office:value-type="float" office:value="1.9985390625" calcext:value-type="float">
            <text:p>1.9985</text:p>
          </table:table-cell>
          <table:table-cell table:style-name="ce7" table:formula="of:=[.AF191]+[.AG190]" office:value-type="float" office:value="377.9983828125" calcext:value-type="float">
            <text:p>377.9984</text:p>
          </table:table-cell>
          <table:table-cell table:style-name="ce20" table:formula="of:=[.AG191]-2*([.$B191]-1)" office:value-type="float" office:value="-0.00161718749978945" calcext:value-type="float">
            <text:p>-0.0016171875</text:p>
          </table:table-cell>
          <table:table-cell table:style-name="Default" office:value-type="float" office:value="63627190687457.7" calcext:value-type="float">
            <text:p>63627190687457.7</text:p>
          </table:table-cell>
          <table:table-cell table:style-name="ce7" table:formula="of:=([.AI191]-[.AI190])/1000" office:value-type="float" office:value="1.9996171875" calcext:value-type="float">
            <text:p>1.9996</text:p>
          </table:table-cell>
          <table:table-cell table:style-name="ce7" table:formula="of:=[.AJ191]+[.AK190]" office:value-type="float" office:value="377.997546875" calcext:value-type="float">
            <text:p>377.9975</text:p>
          </table:table-cell>
          <table:table-cell table:style-name="ce21" table:formula="of:=[.AK191]-2*([.$B191]-1)" office:value-type="float" office:value="-0.00245312500010186" calcext:value-type="float">
            <text:p>-0.002453125</text:p>
          </table:table-cell>
          <table:table-cell table:style-name="Default" office:value-type="float" office:value="63627191150529" calcext:value-type="float">
            <text:p>63627191150529</text:p>
          </table:table-cell>
          <table:table-cell table:style-name="ce7" table:formula="of:=([.AM191]-[.AM190])/1000" office:value-type="float" office:value="1.9996015625" calcext:value-type="float">
            <text:p>1.9996</text:p>
          </table:table-cell>
          <table:table-cell table:style-name="ce7" table:formula="of:=[.AN191]+[.AO190]" office:value-type="float" office:value="377.9975" calcext:value-type="float">
            <text:p>377.9975</text:p>
          </table:table-cell>
          <table:table-cell table:style-name="ce22" table:formula="of:=[.AO191]-2*([.$B191]-1)" office:value-type="float" office:value="-0.00250000000016826" calcext:value-type="float">
            <text:p>-0.0025</text:p>
          </table:table-cell>
          <table:table-cell table:style-name="Default" office:value-type="float" office:value="63627191615555.9" calcext:value-type="float">
            <text:p>63627191615555.9</text:p>
          </table:table-cell>
          <table:table-cell table:style-name="ce7" table:formula="of:=([.AQ191]-[.AQ190])/1000" office:value-type="float" office:value="1.9994140625" calcext:value-type="float">
            <text:p>1.9994</text:p>
          </table:table-cell>
          <table:table-cell table:style-name="ce7" table:formula="of:=[.AR191]+[.AS190]" office:value-type="float" office:value="377.9983671875" calcext:value-type="float">
            <text:p>377.9984</text:p>
          </table:table-cell>
          <table:table-cell table:style-name="ce26" table:formula="of:=[.AS191]-2*([.$B191]-1)" office:value-type="float" office:value="-0.00163281249979264" calcext:value-type="float">
            <text:p>-0.0016328125</text:p>
          </table:table-cell>
          <table:table-cell table:style-name="Default" office:value-type="float" office:value="63627192131565.8" calcext:value-type="float">
            <text:p>63627192131565.8</text:p>
          </table:table-cell>
          <table:table-cell table:style-name="ce7" table:formula="of:=([.AU191]-[.AU190])/1000" office:value-type="float" office:value="0" calcext:value-type="float">
            <text:p>0.0000</text:p>
          </table:table-cell>
          <table:table-cell table:style-name="ce7" table:formula="of:=[.AV191]+[.AW190]" office:value-type="float" office:value="378.9224765625" calcext:value-type="float">
            <text:p>378.9225</text:p>
          </table:table-cell>
          <table:table-cell table:style-name="ce35" table:formula="of:=[.AW191]-2*([.$B191]-1)" office:value-type="float" office:value="0.922476562500037" calcext:value-type="float">
            <text:p>0.92247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91" calcext:value-type="float">
            <text:p>191</text:p>
          </table:table-cell>
          <table:table-cell office:value-type="float" office:value="63627186924517.8" calcext:value-type="float">
            <text:p>63627186924517.8</text:p>
          </table:table-cell>
          <table:table-cell table:formula="of:=([.C192]-[.C191])/1000" office:value-type="float" office:value="1.9990078125" calcext:value-type="float">
            <text:p>1.9990</text:p>
          </table:table-cell>
          <table:table-cell table:formula="of:=[.D192]+[.E191]" office:value-type="float" office:value="379.998828125" calcext:value-type="float">
            <text:p>379.9988</text:p>
          </table:table-cell>
          <table:table-cell table:style-name="ce9" table:formula="of:=[.E192]-2*([.$B192]-1)" office:value-type="float" office:value="-0.00117187500012506" calcext:value-type="float">
            <text:p>-0.001171875</text:p>
          </table:table-cell>
          <table:table-cell table:style-name="Default" office:value-type="float" office:value="63627187443871.7" calcext:value-type="float">
            <text:p>63627187443871.7</text:p>
          </table:table-cell>
          <table:table-cell table:style-name="ce7" table:formula="of:=([.G192]-[.G191])/1000" office:value-type="float" office:value="1.9995859375" calcext:value-type="float">
            <text:p>1.9996</text:p>
          </table:table-cell>
          <table:table-cell table:style-name="ce7" table:formula="of:=[.H192]+[.I191]" office:value-type="float" office:value="379.9983359375" calcext:value-type="float">
            <text:p>379.9983</text:p>
          </table:table-cell>
          <table:table-cell table:style-name="ce10" table:formula="of:=[.I192]-2*([.$B192]-1)" office:value-type="float" office:value="-0.00166406249996953" calcext:value-type="float">
            <text:p>-0.0016640625</text:p>
          </table:table-cell>
          <table:table-cell table:style-name="Default" office:value-type="float" office:value="63627187911421" calcext:value-type="float">
            <text:p>63627187911421</text:p>
          </table:table-cell>
          <table:table-cell table:style-name="ce7" table:formula="of:=([.K192]-[.K191])/1000" office:value-type="float" office:value="2.0004765625" calcext:value-type="float">
            <text:p>2.0005</text:p>
          </table:table-cell>
          <table:table-cell table:style-name="ce7" table:formula="of:=[.L192]+[.M191]" office:value-type="float" office:value="379.9983984375" calcext:value-type="float">
            <text:p>379.9984</text:p>
          </table:table-cell>
          <table:table-cell table:style-name="ce11" table:formula="of:=[.M192]-2*([.$B192]-1)" office:value-type="float" office:value="-0.00160156249989996" calcext:value-type="float">
            <text:p>-0.0016015625</text:p>
          </table:table-cell>
          <table:table-cell table:style-name="Default" office:value-type="float" office:value="63627188379318" calcext:value-type="float">
            <text:p>63627188379318</text:p>
          </table:table-cell>
          <table:table-cell table:style-name="ce7" table:formula="of:=([.O192]-[.O191])/1000" office:value-type="float" office:value="1.9984453125" calcext:value-type="float">
            <text:p>1.9984</text:p>
          </table:table-cell>
          <table:table-cell table:style-name="ce7" table:formula="of:=[.P192]+[.Q191]" office:value-type="float" office:value="379.998296875" calcext:value-type="float">
            <text:p>379.9983</text:p>
          </table:table-cell>
          <table:table-cell table:style-name="ce12" table:formula="of:=[.Q192]-2*([.$B192]-1)" office:value-type="float" office:value="-0.00170312500000591" calcext:value-type="float">
            <text:p>-0.001703125</text:p>
          </table:table-cell>
          <table:table-cell table:style-name="Default" office:value-type="float" office:value="63627188839494.1" calcext:value-type="float">
            <text:p>63627188839494.1</text:p>
          </table:table-cell>
          <table:table-cell table:style-name="ce7" table:formula="of:=([.S192]-[.S191])/1000" office:value-type="float" office:value="1.9986484375" calcext:value-type="float">
            <text:p>1.9986</text:p>
          </table:table-cell>
          <table:table-cell table:style-name="ce7" table:formula="of:=[.T192]+[.U191]" office:value-type="float" office:value="379.9981953125" calcext:value-type="float">
            <text:p>379.9982</text:p>
          </table:table-cell>
          <table:table-cell table:style-name="ce13" table:formula="of:=[.U192]-2*([.$B192]-1)" office:value-type="float" office:value="-0.00180468750005502" calcext:value-type="float">
            <text:p>-0.0018046875</text:p>
          </table:table-cell>
          <table:table-cell table:style-name="Default" office:value-type="float" office:value="63627189296424.2" calcext:value-type="float">
            <text:p>63627189296424.2</text:p>
          </table:table-cell>
          <table:table-cell table:style-name="ce7" table:formula="of:=([.W192]-[.W191])/1000" office:value-type="float" office:value="2.002578125" calcext:value-type="float">
            <text:p>2.0026</text:p>
          </table:table-cell>
          <table:table-cell table:style-name="ce7" table:formula="of:=[.X192]+[.Y191]" office:value-type="float" office:value="380.00046875" calcext:value-type="float">
            <text:p>380.0005</text:p>
          </table:table-cell>
          <table:table-cell table:style-name="ce14" table:formula="of:=[.Y192]-2*([.$B192]-1)" office:value-type="float" office:value="0.00046874999998181" calcext:value-type="float">
            <text:p>0.00046875</text:p>
          </table:table-cell>
          <table:table-cell table:style-name="Default" office:value-type="float" office:value="63627189763198.3" calcext:value-type="float">
            <text:p>63627189763198.3</text:p>
          </table:table-cell>
          <table:table-cell table:style-name="ce15" table:formula="of:=([.AA192]-[.AA191])/1000" office:value-type="float" office:value="2.0017734375" calcext:value-type="float">
            <text:p>2.0018</text:p>
          </table:table-cell>
          <table:table-cell table:style-name="ce7" table:formula="of:=[.AB192]+[.AC191]" office:value-type="float" office:value="381.9997890625" calcext:value-type="float">
            <text:p>381.9998</text:p>
          </table:table-cell>
          <table:table-cell table:style-name="ce16" table:formula="of:=[.AC192]-2*([.$B192]-1)" office:value-type="float" office:value="1.99978906250044" calcext:value-type="float">
            <text:p>1.9997890625</text:p>
          </table:table-cell>
          <table:table-cell table:style-name="Default" office:value-type="float" office:value="63627190223130.1" calcext:value-type="float">
            <text:p>63627190223130.1</text:p>
          </table:table-cell>
          <table:table-cell table:style-name="ce7" table:formula="of:=([.AE192]-[.AE191])/1000" office:value-type="float" office:value="1.9996875" calcext:value-type="float">
            <text:p>1.9997</text:p>
          </table:table-cell>
          <table:table-cell table:style-name="ce7" table:formula="of:=[.AF192]+[.AG191]" office:value-type="float" office:value="379.9980703125" calcext:value-type="float">
            <text:p>379.9981</text:p>
          </table:table-cell>
          <table:table-cell table:style-name="ce20" table:formula="of:=[.AG192]-2*([.$B192]-1)" office:value-type="float" office:value="-0.00192968749979627" calcext:value-type="float">
            <text:p>-0.0019296875</text:p>
          </table:table-cell>
          <table:table-cell table:style-name="Default" office:value-type="float" office:value="63627190689457.8" calcext:value-type="float">
            <text:p>63627190689457.8</text:p>
          </table:table-cell>
          <table:table-cell table:style-name="ce7" table:formula="of:=([.AI192]-[.AI191])/1000" office:value-type="float" office:value="2.0001171875" calcext:value-type="float">
            <text:p>2.0001</text:p>
          </table:table-cell>
          <table:table-cell table:style-name="ce7" table:formula="of:=[.AJ192]+[.AK191]" office:value-type="float" office:value="379.9976640625" calcext:value-type="float">
            <text:p>379.9977</text:p>
          </table:table-cell>
          <table:table-cell table:style-name="ce21" table:formula="of:=[.AK192]-2*([.$B192]-1)" office:value-type="float" office:value="-0.00233593750010641" calcext:value-type="float">
            <text:p>-0.0023359375</text:p>
          </table:table-cell>
          <table:table-cell table:style-name="Default" office:value-type="float" office:value="63627191152529.3" calcext:value-type="float">
            <text:p>63627191152529.3</text:p>
          </table:table-cell>
          <table:table-cell table:style-name="ce7" table:formula="of:=([.AM192]-[.AM191])/1000" office:value-type="float" office:value="2.00034375" calcext:value-type="float">
            <text:p>2.0003</text:p>
          </table:table-cell>
          <table:table-cell table:style-name="ce7" table:formula="of:=[.AN192]+[.AO191]" office:value-type="float" office:value="379.99784375" calcext:value-type="float">
            <text:p>379.9978</text:p>
          </table:table-cell>
          <table:table-cell table:style-name="ce22" table:formula="of:=[.AO192]-2*([.$B192]-1)" office:value-type="float" office:value="-0.00215625000015507" calcext:value-type="float">
            <text:p>-0.00215625</text:p>
          </table:table-cell>
          <table:table-cell table:style-name="Default" office:value-type="float" office:value="63627191617557.1" calcext:value-type="float">
            <text:p>63627191617557.1</text:p>
          </table:table-cell>
          <table:table-cell table:style-name="ce7" table:formula="of:=([.AQ192]-[.AQ191])/1000" office:value-type="float" office:value="2.00128125" calcext:value-type="float">
            <text:p>2.0013</text:p>
          </table:table-cell>
          <table:table-cell table:style-name="ce7" table:formula="of:=[.AR192]+[.AS191]" office:value-type="float" office:value="379.9996484375" calcext:value-type="float">
            <text:p>379.9996</text:p>
          </table:table-cell>
          <table:table-cell table:style-name="ce26" table:formula="of:=[.AS192]-2*([.$B192]-1)" office:value-type="float" office:value="-0.000351562499815827" calcext:value-type="float">
            <text:p>-0.0003515625</text:p>
          </table:table-cell>
          <table:table-cell table:style-name="Default" office:value-type="float" office:value="63627192132642.3" calcext:value-type="float">
            <text:p>63627192132642.3</text:p>
          </table:table-cell>
          <table:table-cell table:style-name="ce7" table:formula="of:=([.AU192]-[.AU191])/1000" office:value-type="float" office:value="1.076484375" calcext:value-type="float">
            <text:p>1.0765</text:p>
          </table:table-cell>
          <table:table-cell table:style-name="ce7" table:formula="of:=[.AV192]+[.AW191]" office:value-type="float" office:value="379.9989609375" calcext:value-type="float">
            <text:p>379.9990</text:p>
          </table:table-cell>
          <table:table-cell table:style-name="ce35" table:formula="of:=[.AW192]-2*([.$B192]-1)" office:value-type="float" office:value="-0.00103906249995589" calcext:value-type="float">
            <text:p>-0.00103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92" calcext:value-type="float">
            <text:p>192</text:p>
          </table:table-cell>
          <table:table-cell office:value-type="float" office:value="63627186926519.3" calcext:value-type="float">
            <text:p>63627186926519.3</text:p>
          </table:table-cell>
          <table:table-cell table:formula="of:=([.C193]-[.C192])/1000" office:value-type="float" office:value="2.0015" calcext:value-type="float">
            <text:p>2.0015</text:p>
          </table:table-cell>
          <table:table-cell table:formula="of:=[.D193]+[.E192]" office:value-type="float" office:value="382.000328125" calcext:value-type="float">
            <text:p>382.0003</text:p>
          </table:table-cell>
          <table:table-cell table:style-name="ce9" table:formula="of:=[.E193]-2*([.$B193]-1)" office:value-type="float" office:value="0.000328124999896318" calcext:value-type="float">
            <text:p>0.000328125</text:p>
          </table:table-cell>
          <table:table-cell table:style-name="Default" office:value-type="float" office:value="63627187445872.4" calcext:value-type="float">
            <text:p>63627187445872.4</text:p>
          </table:table-cell>
          <table:table-cell table:style-name="ce7" table:formula="of:=([.G193]-[.G192])/1000" office:value-type="float" office:value="2.0006953125" calcext:value-type="float">
            <text:p>2.0007</text:p>
          </table:table-cell>
          <table:table-cell table:style-name="ce7" table:formula="of:=[.H193]+[.I192]" office:value-type="float" office:value="381.99903125" calcext:value-type="float">
            <text:p>381.9990</text:p>
          </table:table-cell>
          <table:table-cell table:style-name="ce10" table:formula="of:=[.I193]-2*([.$B193]-1)" office:value-type="float" office:value="-0.000968749999969987" calcext:value-type="float">
            <text:p>-0.00096875</text:p>
          </table:table-cell>
          <table:table-cell table:style-name="Default" office:value-type="float" office:value="63627187913423" calcext:value-type="float">
            <text:p>63627187913423</text:p>
          </table:table-cell>
          <table:table-cell table:style-name="ce7" table:formula="of:=([.K193]-[.K192])/1000" office:value-type="float" office:value="2.0019453125" calcext:value-type="float">
            <text:p>2.0019</text:p>
          </table:table-cell>
          <table:table-cell table:style-name="ce7" table:formula="of:=[.L193]+[.M192]" office:value-type="float" office:value="382.00034375" calcext:value-type="float">
            <text:p>382.0003</text:p>
          </table:table-cell>
          <table:table-cell table:style-name="ce11" table:formula="of:=[.M193]-2*([.$B193]-1)" office:value-type="float" office:value="0.000343750000126874" calcext:value-type="float">
            <text:p>0.00034375</text:p>
          </table:table-cell>
          <table:table-cell table:style-name="Default" office:value-type="float" office:value="63627188381318.2" calcext:value-type="float">
            <text:p>63627188381318.2</text:p>
          </table:table-cell>
          <table:table-cell table:style-name="ce7" table:formula="of:=([.O193]-[.O192])/1000" office:value-type="float" office:value="2.0001796875" calcext:value-type="float">
            <text:p>2.0002</text:p>
          </table:table-cell>
          <table:table-cell table:style-name="ce7" table:formula="of:=[.P193]+[.Q192]" office:value-type="float" office:value="381.9984765625" calcext:value-type="float">
            <text:p>381.9985</text:p>
          </table:table-cell>
          <table:table-cell table:style-name="ce12" table:formula="of:=[.Q193]-2*([.$B193]-1)" office:value-type="float" office:value="-0.00152343749999773" calcext:value-type="float">
            <text:p>-0.0015234375</text:p>
          </table:table-cell>
          <table:table-cell table:style-name="Default" office:value-type="float" office:value="63627188841494.1" calcext:value-type="float">
            <text:p>63627188841494.1</text:p>
          </table:table-cell>
          <table:table-cell table:style-name="ce7" table:formula="of:=([.S193]-[.S192])/1000" office:value-type="float" office:value="2.0000078125" calcext:value-type="float">
            <text:p>2.0000</text:p>
          </table:table-cell>
          <table:table-cell table:style-name="ce7" table:formula="of:=[.T193]+[.U192]" office:value-type="float" office:value="381.998203125" calcext:value-type="float">
            <text:p>381.9982</text:p>
          </table:table-cell>
          <table:table-cell table:style-name="ce13" table:formula="of:=[.U193]-2*([.$B193]-1)" office:value-type="float" office:value="-0.00179687500008185" calcext:value-type="float">
            <text:p>-0.001796875</text:p>
          </table:table-cell>
          <table:table-cell table:style-name="Default" office:value-type="float" office:value="63627189298421.4" calcext:value-type="float">
            <text:p>63627189298421.4</text:p>
          </table:table-cell>
          <table:table-cell table:style-name="ce7" table:formula="of:=([.W193]-[.W192])/1000" office:value-type="float" office:value="1.9972890625" calcext:value-type="float">
            <text:p>1.9973</text:p>
          </table:table-cell>
          <table:table-cell table:style-name="ce7" table:formula="of:=[.X193]+[.Y192]" office:value-type="float" office:value="381.9977578125" calcext:value-type="float">
            <text:p>381.9978</text:p>
          </table:table-cell>
          <table:table-cell table:style-name="ce14" table:formula="of:=[.Y193]-2*([.$B193]-1)" office:value-type="float" office:value="-0.00224218750003047" calcext:value-type="float">
            <text:p>-0.0022421875</text:p>
          </table:table-cell>
          <table:table-cell table:style-name="Default" office:value-type="float" office:value="63627189765199" calcext:value-type="float">
            <text:p>63627189765199</text:p>
          </table:table-cell>
          <table:table-cell table:style-name="ce15" table:formula="of:=([.AA193]-[.AA192])/1000" office:value-type="float" office:value="2.000671875" calcext:value-type="float">
            <text:p>2.0007</text:p>
          </table:table-cell>
          <table:table-cell table:style-name="ce7" table:formula="of:=[.AB193]+[.AC192]" office:value-type="float" office:value="384.0004609375" calcext:value-type="float">
            <text:p>384.0005</text:p>
          </table:table-cell>
          <table:table-cell table:style-name="ce16" table:formula="of:=[.AC193]-2*([.$B193]-1)" office:value-type="float" office:value="2.00046093750046" calcext:value-type="float">
            <text:p>2.0004609375</text:p>
          </table:table-cell>
          <table:table-cell table:style-name="Default" office:value-type="float" office:value="63627190225130.4" calcext:value-type="float">
            <text:p>63627190225130.4</text:p>
          </table:table-cell>
          <table:table-cell table:style-name="ce7" table:formula="of:=([.AE193]-[.AE192])/1000" office:value-type="float" office:value="2.00028125" calcext:value-type="float">
            <text:p>2.0003</text:p>
          </table:table-cell>
          <table:table-cell table:style-name="ce7" table:formula="of:=[.AF193]+[.AG192]" office:value-type="float" office:value="381.9983515625" calcext:value-type="float">
            <text:p>381.9984</text:p>
          </table:table-cell>
          <table:table-cell table:style-name="ce20" table:formula="of:=[.AG193]-2*([.$B193]-1)" office:value-type="float" office:value="-0.00164843749979582" calcext:value-type="float">
            <text:p>-0.0016484375</text:p>
          </table:table-cell>
          <table:table-cell table:style-name="Default" office:value-type="float" office:value="63627190691459.4" calcext:value-type="float">
            <text:p>63627190691459.4</text:p>
          </table:table-cell>
          <table:table-cell table:style-name="ce7" table:formula="of:=([.AI193]-[.AI192])/1000" office:value-type="float" office:value="2.001515625" calcext:value-type="float">
            <text:p>2.0015</text:p>
          </table:table-cell>
          <table:table-cell table:style-name="ce7" table:formula="of:=[.AJ193]+[.AK192]" office:value-type="float" office:value="381.9991796875" calcext:value-type="float">
            <text:p>381.9992</text:p>
          </table:table-cell>
          <table:table-cell table:style-name="ce21" table:formula="of:=[.AK193]-2*([.$B193]-1)" office:value-type="float" office:value="-0.000820312500081855" calcext:value-type="float">
            <text:p>-0.0008203125</text:p>
          </table:table-cell>
          <table:table-cell table:style-name="Default" office:value-type="float" office:value="63627191154531.7" calcext:value-type="float">
            <text:p>63627191154531.7</text:p>
          </table:table-cell>
          <table:table-cell table:style-name="ce7" table:formula="of:=([.AM193]-[.AM192])/1000" office:value-type="float" office:value="2.00234375" calcext:value-type="float">
            <text:p>2.0023</text:p>
          </table:table-cell>
          <table:table-cell table:style-name="ce7" table:formula="of:=[.AN193]+[.AO192]" office:value-type="float" office:value="382.0001875" calcext:value-type="float">
            <text:p>382.0002</text:p>
          </table:table-cell>
          <table:table-cell table:style-name="ce22" table:formula="of:=[.AO193]-2*([.$B193]-1)" office:value-type="float" office:value="0.000187499999867669" calcext:value-type="float">
            <text:p>0.0001875</text:p>
          </table:table-cell>
          <table:table-cell table:style-name="Default" office:value-type="float" office:value="63627191619556.1" calcext:value-type="float">
            <text:p>63627191619556.1</text:p>
          </table:table-cell>
          <table:table-cell table:style-name="ce7" table:formula="of:=([.AQ193]-[.AQ192])/1000" office:value-type="float" office:value="1.9989609375" calcext:value-type="float">
            <text:p>1.9990</text:p>
          </table:table-cell>
          <table:table-cell table:style-name="ce7" table:formula="of:=[.AR193]+[.AS192]" office:value-type="float" office:value="381.998609375" calcext:value-type="float">
            <text:p>381.9986</text:p>
          </table:table-cell>
          <table:table-cell table:style-name="ce26" table:formula="of:=[.AS193]-2*([.$B193]-1)" office:value-type="float" office:value="-0.00139062499982856" calcext:value-type="float">
            <text:p>-0.001390625</text:p>
          </table:table-cell>
          <table:table-cell table:style-name="Default" office:value-type="float" office:value="63627192134643" calcext:value-type="float">
            <text:p>63627192134643</text:p>
          </table:table-cell>
          <table:table-cell table:style-name="ce7" table:formula="of:=([.AU193]-[.AU192])/1000" office:value-type="float" office:value="2.0007734375" calcext:value-type="float">
            <text:p>2.0008</text:p>
          </table:table-cell>
          <table:table-cell table:style-name="ce7" table:formula="of:=[.AV193]+[.AW192]" office:value-type="float" office:value="381.999734375" calcext:value-type="float">
            <text:p>381.9997</text:p>
          </table:table-cell>
          <table:table-cell table:style-name="ce35" table:formula="of:=[.AW193]-2*([.$B193]-1)" office:value-type="float" office:value="-0.000265624999940428" calcext:value-type="float">
            <text:p>-0.000265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ixation</text:p>
          </table:table-cell>
          <table:table-cell table:style-name="ce6" office:value-type="float" office:value="193" calcext:value-type="float">
            <text:p>193</text:p>
          </table:table-cell>
          <table:table-cell office:value-type="float" office:value="63627186928517.8" calcext:value-type="float">
            <text:p>63627186928517.8</text:p>
          </table:table-cell>
          <table:table-cell table:formula="of:=([.C194]-[.C193])/1000" office:value-type="float" office:value="1.9984140625" calcext:value-type="float">
            <text:p>1.9984</text:p>
          </table:table-cell>
          <table:table-cell table:formula="of:=[.D194]+[.E193]" office:value-type="float" office:value="383.9987421875" calcext:value-type="float">
            <text:p>383.9987</text:p>
          </table:table-cell>
          <table:table-cell table:style-name="ce9" table:formula="of:=[.E194]-2*([.$B194]-1)" office:value-type="float" office:value="-0.00125781250011414" calcext:value-type="float">
            <text:p>-0.0012578125</text:p>
          </table:table-cell>
          <table:table-cell table:style-name="Default" office:value-type="float" office:value="63627187447871.3" calcext:value-type="float">
            <text:p>63627187447871.3</text:p>
          </table:table-cell>
          <table:table-cell table:style-name="ce7" table:formula="of:=([.G194]-[.G193])/1000" office:value-type="float" office:value="1.9989765625" calcext:value-type="float">
            <text:p>1.9990</text:p>
          </table:table-cell>
          <table:table-cell table:style-name="ce7" table:formula="of:=[.H194]+[.I193]" office:value-type="float" office:value="383.9980078125" calcext:value-type="float">
            <text:p>383.9980</text:p>
          </table:table-cell>
          <table:table-cell table:style-name="ce10" table:formula="of:=[.I194]-2*([.$B194]-1)" office:value-type="float" office:value="-0.00199218749997954" calcext:value-type="float">
            <text:p>-0.0019921875</text:p>
          </table:table-cell>
          <table:table-cell table:style-name="Default" office:value-type="float" office:value="63627187915421.3" calcext:value-type="float">
            <text:p>63627187915421.3</text:p>
          </table:table-cell>
          <table:table-cell table:style-name="ce7" table:formula="of:=([.K194]-[.K193])/1000" office:value-type="float" office:value="1.998296875" calcext:value-type="float">
            <text:p>1.9983</text:p>
          </table:table-cell>
          <table:table-cell table:style-name="ce7" table:formula="of:=[.L194]+[.M193]" office:value-type="float" office:value="383.998640625" calcext:value-type="float">
            <text:p>383.9986</text:p>
          </table:table-cell>
          <table:table-cell table:style-name="ce11" table:formula="of:=[.M194]-2*([.$B194]-1)" office:value-type="float" office:value="-0.00135937499987904" calcext:value-type="float">
            <text:p>-0.001359375</text:p>
          </table:table-cell>
          <table:table-cell table:style-name="Default" office:value-type="float" office:value="63627188383317.2" calcext:value-type="float">
            <text:p>63627188383317.2</text:p>
          </table:table-cell>
          <table:table-cell table:style-name="ce7" table:formula="of:=([.O194]-[.O193])/1000" office:value-type="float" office:value="1.999" calcext:value-type="float">
            <text:p>1.9990</text:p>
          </table:table-cell>
          <table:table-cell table:style-name="ce7" table:formula="of:=[.P194]+[.Q193]" office:value-type="float" office:value="383.9974765625" calcext:value-type="float">
            <text:p>383.9975</text:p>
          </table:table-cell>
          <table:table-cell table:style-name="ce12" table:formula="of:=[.Q194]-2*([.$B194]-1)" office:value-type="float" office:value="-0.00252343749997408" calcext:value-type="float">
            <text:p>-0.0025234375</text:p>
          </table:table-cell>
          <table:table-cell table:style-name="Default" office:value-type="float" office:value="63627188843494.4" calcext:value-type="float">
            <text:p>63627188843494.4</text:p>
          </table:table-cell>
          <table:table-cell table:style-name="ce7" table:formula="of:=([.S194]-[.S193])/1000" office:value-type="float" office:value="2.0002734375" calcext:value-type="float">
            <text:p>2.0003</text:p>
          </table:table-cell>
          <table:table-cell table:style-name="ce7" table:formula="of:=[.T194]+[.U193]" office:value-type="float" office:value="383.9984765625" calcext:value-type="float">
            <text:p>383.9985</text:p>
          </table:table-cell>
          <table:table-cell table:style-name="ce13" table:formula="of:=[.U194]-2*([.$B194]-1)" office:value-type="float" office:value="-0.00152343750005457" calcext:value-type="float">
            <text:p>-0.0015234375</text:p>
          </table:table-cell>
          <table:table-cell table:style-name="Default" office:value-type="float" office:value="63627189300422.5" calcext:value-type="float">
            <text:p>63627189300422.5</text:p>
          </table:table-cell>
          <table:table-cell table:style-name="ce7" table:formula="of:=([.W194]-[.W193])/1000" office:value-type="float" office:value="2.001046875" calcext:value-type="float">
            <text:p>2.0010</text:p>
          </table:table-cell>
          <table:table-cell table:style-name="ce7" table:formula="of:=[.X194]+[.Y193]" office:value-type="float" office:value="383.9988046875" calcext:value-type="float">
            <text:p>383.9988</text:p>
          </table:table-cell>
          <table:table-cell table:style-name="ce14" table:formula="of:=[.Y194]-2*([.$B194]-1)" office:value-type="float" office:value="-0.00119531250004457" calcext:value-type="float">
            <text:p>-0.0011953125</text:p>
          </table:table-cell>
          <table:table-cell table:style-name="Default" office:value-type="float" office:value="63627189767196.4" calcext:value-type="float">
            <text:p>63627189767196.4</text:p>
          </table:table-cell>
          <table:table-cell table:style-name="ce15" table:formula="of:=([.AA194]-[.AA193])/1000" office:value-type="float" office:value="1.9974140625" calcext:value-type="float">
            <text:p>1.9974</text:p>
          </table:table-cell>
          <table:table-cell table:style-name="ce7" table:formula="of:=[.AB194]+[.AC193]" office:value-type="float" office:value="385.997875" calcext:value-type="float">
            <text:p>385.9979</text:p>
          </table:table-cell>
          <table:table-cell table:style-name="ce16" table:formula="of:=[.AC194]-2*([.$B194]-1)" office:value-type="float" office:value="1.99787500000048" calcext:value-type="float">
            <text:p>1.997875</text:p>
          </table:table-cell>
          <table:table-cell table:style-name="Default" office:value-type="float" office:value="63627190227130.1" calcext:value-type="float">
            <text:p>63627190227130.1</text:p>
          </table:table-cell>
          <table:table-cell table:style-name="ce7" table:formula="of:=([.AE194]-[.AE193])/1000" office:value-type="float" office:value="1.99965625" calcext:value-type="float">
            <text:p>1.9997</text:p>
          </table:table-cell>
          <table:table-cell table:style-name="ce7" table:formula="of:=[.AF194]+[.AG193]" office:value-type="float" office:value="383.9980078125" calcext:value-type="float">
            <text:p>383.9980</text:p>
          </table:table-cell>
          <table:table-cell table:style-name="ce20" table:formula="of:=[.AG194]-2*([.$B194]-1)" office:value-type="float" office:value="-0.00199218749980901" calcext:value-type="float">
            <text:p>-0.0019921875</text:p>
          </table:table-cell>
          <table:table-cell table:style-name="Default" office:value-type="float" office:value="63627190693459.7" calcext:value-type="float">
            <text:p>63627190693459.7</text:p>
          </table:table-cell>
          <table:table-cell table:style-name="ce7" table:formula="of:=([.AI194]-[.AI193])/1000" office:value-type="float" office:value="2.000328125" calcext:value-type="float">
            <text:p>2.0003</text:p>
          </table:table-cell>
          <table:table-cell table:style-name="ce7" table:formula="of:=[.AJ194]+[.AK193]" office:value-type="float" office:value="383.9995078125" calcext:value-type="float">
            <text:p>383.9995</text:p>
          </table:table-cell>
          <table:table-cell table:style-name="ce21" table:formula="of:=[.AK194]-2*([.$B194]-1)" office:value-type="float" office:value="-0.00049218750007185" calcext:value-type="float">
            <text:p>-0.0004921875</text:p>
          </table:table-cell>
          <table:table-cell table:style-name="Default" office:value-type="float" office:value="63627191156529.3" calcext:value-type="float">
            <text:p>63627191156529.3</text:p>
          </table:table-cell>
          <table:table-cell table:style-name="ce7" table:formula="of:=([.AM194]-[.AM193])/1000" office:value-type="float" office:value="1.9976796875" calcext:value-type="float">
            <text:p>1.9977</text:p>
          </table:table-cell>
          <table:table-cell table:style-name="ce7" table:formula="of:=[.AN194]+[.AO193]" office:value-type="float" office:value="383.9978671875" calcext:value-type="float">
            <text:p>383.9979</text:p>
          </table:table-cell>
          <table:table-cell table:style-name="ce22" table:formula="of:=[.AO194]-2*([.$B194]-1)" office:value-type="float" office:value="-0.00213281250012187" calcext:value-type="float">
            <text:p>-0.0021328125</text:p>
          </table:table-cell>
          <table:table-cell table:style-name="Default" office:value-type="float" office:value="63627191621556.4" calcext:value-type="float">
            <text:p>63627191621556.4</text:p>
          </table:table-cell>
          <table:table-cell table:style-name="ce7" table:formula="of:=([.AQ194]-[.AQ193])/1000" office:value-type="float" office:value="2.0003125" calcext:value-type="float">
            <text:p>2.0003</text:p>
          </table:table-cell>
          <table:table-cell table:style-name="ce7" table:formula="of:=[.AR194]+[.AS193]" office:value-type="float" office:value="383.998921875" calcext:value-type="float">
            <text:p>383.9989</text:p>
          </table:table-cell>
          <table:table-cell table:style-name="ce26" table:formula="of:=[.AS194]-2*([.$B194]-1)" office:value-type="float" office:value="-0.00107812499982174" calcext:value-type="float">
            <text:p>-0.001078125</text:p>
          </table:table-cell>
          <table:table-cell table:style-name="Default" office:value-type="float" office:value="63627192136641.7" calcext:value-type="float">
            <text:p>63627192136641.7</text:p>
          </table:table-cell>
          <table:table-cell table:style-name="ce7" table:formula="of:=([.AU194]-[.AU193])/1000" office:value-type="float" office:value="1.9987265625" calcext:value-type="float">
            <text:p>1.9987</text:p>
          </table:table-cell>
          <table:table-cell table:style-name="ce7" table:formula="of:=[.AV194]+[.AW193]" office:value-type="float" office:value="383.9984609375" calcext:value-type="float">
            <text:p>383.9985</text:p>
          </table:table-cell>
          <table:table-cell table:style-name="ce35" table:formula="of:=[.AW194]-2*([.$B194]-1)" office:value-type="float" office:value="-0.00153906249994407" calcext:value-type="float">
            <text:p>-0.00153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63627186930518.9" calcext:value-type="float">
            <text:p>63627186930518.9</text:p>
          </table:table-cell>
          <table:table-cell table:formula="of:=([.C195]-[.C194])/1000" office:value-type="float" office:value="2.001109375" calcext:value-type="float">
            <text:p>2.0011</text:p>
          </table:table-cell>
          <table:table-cell table:formula="of:=[.D195]+[.E194]" office:value-type="float" office:value="385.9998515625" calcext:value-type="float">
            <text:p>385.9999</text:p>
          </table:table-cell>
          <table:table-cell table:style-name="ce9" table:formula="of:=[.E195]-2*([.$B195]-1)" office:value-type="float" office:value="-0.000148437500115506" calcext:value-type="float">
            <text:p>-0.0001484375</text:p>
          </table:table-cell>
          <table:table-cell table:style-name="Default" office:value-type="float" office:value="63627187449871.3" calcext:value-type="float">
            <text:p>63627187449871.3</text:p>
          </table:table-cell>
          <table:table-cell table:style-name="ce7" table:formula="of:=([.G195]-[.G194])/1000" office:value-type="float" office:value="1.9999765625" calcext:value-type="float">
            <text:p>2.0000</text:p>
          </table:table-cell>
          <table:table-cell table:style-name="ce7" table:formula="of:=[.H195]+[.I194]" office:value-type="float" office:value="385.997984375" calcext:value-type="float">
            <text:p>385.9980</text:p>
          </table:table-cell>
          <table:table-cell table:style-name="ce10" table:formula="of:=[.I195]-2*([.$B195]-1)" office:value-type="float" office:value="-0.00201562499995589" calcext:value-type="float">
            <text:p>-0.002015625</text:p>
          </table:table-cell>
          <table:table-cell table:style-name="Default" office:value-type="float" office:value="63627187917423.9" calcext:value-type="float">
            <text:p>63627187917423.9</text:p>
          </table:table-cell>
          <table:table-cell table:style-name="ce7" table:formula="of:=([.K195]-[.K194])/1000" office:value-type="float" office:value="2.002609375" calcext:value-type="float">
            <text:p>2.0026</text:p>
          </table:table-cell>
          <table:table-cell table:style-name="ce7" table:formula="of:=[.L195]+[.M194]" office:value-type="float" office:value="386.00125" calcext:value-type="float">
            <text:p>386.0013</text:p>
          </table:table-cell>
          <table:table-cell table:style-name="ce11" table:formula="of:=[.M195]-2*([.$B195]-1)" office:value-type="float" office:value="0.00125000000014097" calcext:value-type="float">
            <text:p>0.00125</text:p>
          </table:table-cell>
          <table:table-cell table:style-name="Default" office:value-type="float" office:value="63627188385320.4" calcext:value-type="float">
            <text:p>63627188385320.4</text:p>
          </table:table-cell>
          <table:table-cell table:style-name="ce7" table:formula="of:=([.O195]-[.O194])/1000" office:value-type="float" office:value="2.0031953125" calcext:value-type="float">
            <text:p>2.0032</text:p>
          </table:table-cell>
          <table:table-cell table:style-name="ce7" table:formula="of:=[.P195]+[.Q194]" office:value-type="float" office:value="386.000671875" calcext:value-type="float">
            <text:p>386.0007</text:p>
          </table:table-cell>
          <table:table-cell table:style-name="ce12" table:formula="of:=[.Q195]-2*([.$B195]-1)" office:value-type="float" office:value="0.000671875000023192" calcext:value-type="float">
            <text:p>0.000671875</text:p>
          </table:table-cell>
          <table:table-cell table:style-name="Default" office:value-type="float" office:value="63627188845496.5" calcext:value-type="float">
            <text:p>63627188845496.5</text:p>
          </table:table-cell>
          <table:table-cell table:style-name="ce7" table:formula="of:=([.S195]-[.S194])/1000" office:value-type="float" office:value="2.002125" calcext:value-type="float">
            <text:p>2.0021</text:p>
          </table:table-cell>
          <table:table-cell table:style-name="ce7" table:formula="of:=[.T195]+[.U194]" office:value-type="float" office:value="386.0006015625" calcext:value-type="float">
            <text:p>386.0006</text:p>
          </table:table-cell>
          <table:table-cell table:style-name="ce13" table:formula="of:=[.U195]-2*([.$B195]-1)" office:value-type="float" office:value="0.000601562499923602" calcext:value-type="float">
            <text:p>0.0006015625</text:p>
          </table:table-cell>
          <table:table-cell table:style-name="Default" office:value-type="float" office:value="63627189302423" calcext:value-type="float">
            <text:p>63627189302423</text:p>
          </table:table-cell>
          <table:table-cell table:style-name="ce7" table:formula="of:=([.W195]-[.W194])/1000" office:value-type="float" office:value="2.0004609375" calcext:value-type="float">
            <text:p>2.0005</text:p>
          </table:table-cell>
          <table:table-cell table:style-name="ce7" table:formula="of:=[.X195]+[.Y194]" office:value-type="float" office:value="385.999265625" calcext:value-type="float">
            <text:p>385.9993</text:p>
          </table:table-cell>
          <table:table-cell table:style-name="ce14" table:formula="of:=[.Y195]-2*([.$B195]-1)" office:value-type="float" office:value="-0.000734375000035925" calcext:value-type="float">
            <text:p>-0.000734375</text:p>
          </table:table-cell>
          <table:table-cell table:style-name="Default" office:value-type="float" office:value="63627189769501.6" calcext:value-type="float">
            <text:p>63627189769501.6</text:p>
          </table:table-cell>
          <table:table-cell table:style-name="ce15" table:formula="of:=([.AA195]-[.AA194])/1000" office:value-type="float" office:value="2.3051328125" calcext:value-type="float">
            <text:p>2.3051</text:p>
          </table:table-cell>
          <table:table-cell table:style-name="ce7" table:formula="of:=[.AB195]+[.AC194]" office:value-type="float" office:value="388.3030078125" calcext:value-type="float">
            <text:p>388.3030</text:p>
          </table:table-cell>
          <table:table-cell table:style-name="ce16" table:formula="of:=[.AC195]-2*([.$B195]-1)" office:value-type="float" office:value="2.30300781250048" calcext:value-type="float">
            <text:p>2.3030078125</text:p>
          </table:table-cell>
          <table:table-cell table:style-name="Default" office:value-type="float" office:value="63627190229130.5" calcext:value-type="float">
            <text:p>63627190229130.5</text:p>
          </table:table-cell>
          <table:table-cell table:style-name="ce7" table:formula="of:=([.AE195]-[.AE194])/1000" office:value-type="float" office:value="2.00040625" calcext:value-type="float">
            <text:p>2.0004</text:p>
          </table:table-cell>
          <table:table-cell table:style-name="ce7" table:formula="of:=[.AF195]+[.AG194]" office:value-type="float" office:value="385.9984140625" calcext:value-type="float">
            <text:p>385.9984</text:p>
          </table:table-cell>
          <table:table-cell table:style-name="ce20" table:formula="of:=[.AG195]-2*([.$B195]-1)" office:value-type="float" office:value="-0.00158593749978309" calcext:value-type="float">
            <text:p>-0.0015859375</text:p>
          </table:table-cell>
          <table:table-cell table:style-name="Default" office:value-type="float" office:value="63627190695459.5" calcext:value-type="float">
            <text:p>63627190695459.5</text:p>
          </table:table-cell>
          <table:table-cell table:style-name="ce7" table:formula="of:=([.AI195]-[.AI194])/1000" office:value-type="float" office:value="1.99978125" calcext:value-type="float">
            <text:p>1.9998</text:p>
          </table:table-cell>
          <table:table-cell table:style-name="ce7" table:formula="of:=[.AJ195]+[.AK194]" office:value-type="float" office:value="385.9992890625" calcext:value-type="float">
            <text:p>385.9993</text:p>
          </table:table-cell>
          <table:table-cell table:style-name="ce21" table:formula="of:=[.AK195]-2*([.$B195]-1)" office:value-type="float" office:value="-0.000710937500059572" calcext:value-type="float">
            <text:p>-0.0007109375</text:p>
          </table:table-cell>
          <table:table-cell table:style-name="Default" office:value-type="float" office:value="63627191158529.3" calcext:value-type="float">
            <text:p>63627191158529.3</text:p>
          </table:table-cell>
          <table:table-cell table:style-name="ce7" table:formula="of:=([.AM195]-[.AM194])/1000" office:value-type="float" office:value="1.99996875" calcext:value-type="float">
            <text:p>2.0000</text:p>
          </table:table-cell>
          <table:table-cell table:style-name="ce7" table:formula="of:=[.AN195]+[.AO194]" office:value-type="float" office:value="385.9978359375" calcext:value-type="float">
            <text:p>385.9978</text:p>
          </table:table-cell>
          <table:table-cell table:style-name="ce22" table:formula="of:=[.AO195]-2*([.$B195]-1)" office:value-type="float" office:value="-0.00216406250012824" calcext:value-type="float">
            <text:p>-0.0021640625</text:p>
          </table:table-cell>
          <table:table-cell table:style-name="Default" office:value-type="float" office:value="63627191623555.7" calcext:value-type="float">
            <text:p>63627191623555.7</text:p>
          </table:table-cell>
          <table:table-cell table:style-name="ce7" table:formula="of:=([.AQ195]-[.AQ194])/1000" office:value-type="float" office:value="1.999328125" calcext:value-type="float">
            <text:p>1.9993</text:p>
          </table:table-cell>
          <table:table-cell table:style-name="ce7" table:formula="of:=[.AR195]+[.AS194]" office:value-type="float" office:value="385.99825" calcext:value-type="float">
            <text:p>385.9983</text:p>
          </table:table-cell>
          <table:table-cell table:style-name="ce26" table:formula="of:=[.AS195]-2*([.$B195]-1)" office:value-type="float" office:value="-0.00174999999984493" calcext:value-type="float">
            <text:p>-0.00175</text:p>
          </table:table-cell>
          <table:table-cell table:style-name="Default" office:value-type="float" office:value="63627192138643.6" calcext:value-type="float">
            <text:p>63627192138643.6</text:p>
          </table:table-cell>
          <table:table-cell table:style-name="ce7" table:formula="of:=([.AU195]-[.AU194])/1000" office:value-type="float" office:value="2.001796875" calcext:value-type="float">
            <text:p>2.0018</text:p>
          </table:table-cell>
          <table:table-cell table:style-name="ce7" table:formula="of:=[.AV195]+[.AW194]" office:value-type="float" office:value="386.0002578125" calcext:value-type="float">
            <text:p>386.0003</text:p>
          </table:table-cell>
          <table:table-cell table:style-name="ce35" table:formula="of:=[.AW195]-2*([.$B195]-1)" office:value-type="float" office:value="0.000257812500080945" calcext:value-type="float">
            <text:p>0.0002578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feedback</text:p>
          </table:table-cell>
          <table:table-cell table:style-name="ce6" office:value-type="float" office:value="195" calcext:value-type="float">
            <text:p>195</text:p>
          </table:table-cell>
          <table:table-cell office:value-type="float" office:value="63627186932517.2" calcext:value-type="float">
            <text:p>63627186932517.2</text:p>
          </table:table-cell>
          <table:table-cell table:formula="of:=([.C196]-[.C195])/1000" office:value-type="float" office:value="1.998328125" calcext:value-type="float">
            <text:p>1.9983</text:p>
          </table:table-cell>
          <table:table-cell table:formula="of:=[.D196]+[.E195]" office:value-type="float" office:value="387.9981796875" calcext:value-type="float">
            <text:p>387.9982</text:p>
          </table:table-cell>
          <table:table-cell table:style-name="ce9" table:formula="of:=[.E196]-2*([.$B196]-1)" office:value-type="float" office:value="-0.00182031250011505" calcext:value-type="float">
            <text:p>-0.0018203125</text:p>
          </table:table-cell>
          <table:table-cell table:style-name="Default" office:value-type="float" office:value="63627187451872.6" calcext:value-type="float">
            <text:p>63627187451872.6</text:p>
          </table:table-cell>
          <table:table-cell table:style-name="ce7" table:formula="of:=([.G196]-[.G195])/1000" office:value-type="float" office:value="2.0013046875" calcext:value-type="float">
            <text:p>2.0013</text:p>
          </table:table-cell>
          <table:table-cell table:style-name="ce7" table:formula="of:=[.H196]+[.I195]" office:value-type="float" office:value="387.9992890625" calcext:value-type="float">
            <text:p>387.9993</text:p>
          </table:table-cell>
          <table:table-cell table:style-name="ce10" table:formula="of:=[.I196]-2*([.$B196]-1)" office:value-type="float" office:value="-0.000710937499945885" calcext:value-type="float">
            <text:p>-0.0007109375</text:p>
          </table:table-cell>
          <table:table-cell table:style-name="Default" office:value-type="float" office:value="63627187919421.6" calcext:value-type="float">
            <text:p>63627187919421.6</text:p>
          </table:table-cell>
          <table:table-cell table:style-name="ce7" table:formula="of:=([.K196]-[.K195])/1000" office:value-type="float" office:value="1.997734375" calcext:value-type="float">
            <text:p>1.9977</text:p>
          </table:table-cell>
          <table:table-cell table:style-name="ce7" table:formula="of:=[.L196]+[.M195]" office:value-type="float" office:value="387.998984375" calcext:value-type="float">
            <text:p>387.9990</text:p>
          </table:table-cell>
          <table:table-cell table:style-name="ce11" table:formula="of:=[.M196]-2*([.$B196]-1)" office:value-type="float" office:value="-0.00101562499986585" calcext:value-type="float">
            <text:p>-0.001015625</text:p>
          </table:table-cell>
          <table:table-cell table:style-name="Default" office:value-type="float" office:value="63627188387317.6" calcext:value-type="float">
            <text:p>63627188387317.6</text:p>
          </table:table-cell>
          <table:table-cell table:style-name="ce7" table:formula="of:=([.O196]-[.O195])/1000" office:value-type="float" office:value="1.9972265625" calcext:value-type="float">
            <text:p>1.9972</text:p>
          </table:table-cell>
          <table:table-cell table:style-name="ce7" table:formula="of:=[.P196]+[.Q195]" office:value-type="float" office:value="387.9978984375" calcext:value-type="float">
            <text:p>387.9979</text:p>
          </table:table-cell>
          <table:table-cell table:style-name="ce12" table:formula="of:=[.Q196]-2*([.$B196]-1)" office:value-type="float" office:value="-0.00210156250000182" calcext:value-type="float">
            <text:p>-0.0021015625</text:p>
          </table:table-cell>
          <table:table-cell table:style-name="Default" office:value-type="float" office:value="63627188847494" calcext:value-type="float">
            <text:p>63627188847494</text:p>
          </table:table-cell>
          <table:table-cell table:style-name="ce7" table:formula="of:=([.S196]-[.S195])/1000" office:value-type="float" office:value="1.997484375" calcext:value-type="float">
            <text:p>1.9975</text:p>
          </table:table-cell>
          <table:table-cell table:style-name="ce7" table:formula="of:=[.T196]+[.U195]" office:value-type="float" office:value="387.9980859375" calcext:value-type="float">
            <text:p>387.9981</text:p>
          </table:table-cell>
          <table:table-cell table:style-name="ce13" table:formula="of:=[.U196]-2*([.$B196]-1)" office:value-type="float" office:value="-0.00191406250007731" calcext:value-type="float">
            <text:p>-0.0019140625</text:p>
          </table:table-cell>
          <table:table-cell table:style-name="Default" office:value-type="float" office:value="63627189304421.6" calcext:value-type="float">
            <text:p>63627189304421.6</text:p>
          </table:table-cell>
          <table:table-cell table:style-name="ce7" table:formula="of:=([.W196]-[.W195])/1000" office:value-type="float" office:value="1.998671875" calcext:value-type="float">
            <text:p>1.9987</text:p>
          </table:table-cell>
          <table:table-cell table:style-name="ce7" table:formula="of:=[.X196]+[.Y195]" office:value-type="float" office:value="387.9979375" calcext:value-type="float">
            <text:p>387.9979</text:p>
          </table:table-cell>
          <table:table-cell table:style-name="ce14" table:formula="of:=[.Y196]-2*([.$B196]-1)" office:value-type="float" office:value="-0.00206250000002228" calcext:value-type="float">
            <text:p>-0.0020625</text:p>
          </table:table-cell>
          <table:table-cell table:style-name="Default" office:value-type="float" office:value="63627189771197.7" calcext:value-type="float">
            <text:p>63627189771197.7</text:p>
          </table:table-cell>
          <table:table-cell table:style-name="ce15" table:formula="of:=([.AA196]-[.AA195])/1000" office:value-type="float" office:value="1.6961796875" calcext:value-type="float">
            <text:p>1.6962</text:p>
          </table:table-cell>
          <table:table-cell table:style-name="ce7" table:formula="of:=[.AB196]+[.AC195]" office:value-type="float" office:value="389.9991875" calcext:value-type="float">
            <text:p>389.9992</text:p>
          </table:table-cell>
          <table:table-cell table:style-name="ce16" table:formula="of:=[.AC196]-2*([.$B196]-1)" office:value-type="float" office:value="1.99918750000046" calcext:value-type="float">
            <text:p>1.9991875</text:p>
          </table:table-cell>
          <table:table-cell table:style-name="Default" office:value-type="float" office:value="63627190231129.2" calcext:value-type="float">
            <text:p>63627190231129.2</text:p>
          </table:table-cell>
          <table:table-cell table:style-name="ce7" table:formula="of:=([.AE196]-[.AE195])/1000" office:value-type="float" office:value="1.998734375" calcext:value-type="float">
            <text:p>1.9987</text:p>
          </table:table-cell>
          <table:table-cell table:style-name="ce7" table:formula="of:=[.AF196]+[.AG195]" office:value-type="float" office:value="387.9971484375" calcext:value-type="float">
            <text:p>387.9971</text:p>
          </table:table-cell>
          <table:table-cell table:style-name="ce20" table:formula="of:=[.AG196]-2*([.$B196]-1)" office:value-type="float" office:value="-0.00285156249975671" calcext:value-type="float">
            <text:p>-0.0028515625</text:p>
          </table:table-cell>
          <table:table-cell table:style-name="Default" office:value-type="float" office:value="63627190697458.9" calcext:value-type="float">
            <text:p>63627190697458.9</text:p>
          </table:table-cell>
          <table:table-cell table:style-name="ce7" table:formula="of:=([.AI196]-[.AI195])/1000" office:value-type="float" office:value="1.9993984375" calcext:value-type="float">
            <text:p>1.9994</text:p>
          </table:table-cell>
          <table:table-cell table:style-name="ce7" table:formula="of:=[.AJ196]+[.AK195]" office:value-type="float" office:value="387.9986875" calcext:value-type="float">
            <text:p>387.9987</text:p>
          </table:table-cell>
          <table:table-cell table:style-name="ce21" table:formula="of:=[.AK196]-2*([.$B196]-1)" office:value-type="float" office:value="-0.00131250000004002" calcext:value-type="float">
            <text:p>-0.0013125</text:p>
          </table:table-cell>
          <table:table-cell table:style-name="Default" office:value-type="float" office:value="63627191160528.8" calcext:value-type="float">
            <text:p>63627191160528.8</text:p>
          </table:table-cell>
          <table:table-cell table:style-name="ce7" table:formula="of:=([.AM196]-[.AM195])/1000" office:value-type="float" office:value="1.999484375" calcext:value-type="float">
            <text:p>1.9995</text:p>
          </table:table-cell>
          <table:table-cell table:style-name="ce7" table:formula="of:=[.AN196]+[.AO195]" office:value-type="float" office:value="387.9973203125" calcext:value-type="float">
            <text:p>387.9973</text:p>
          </table:table-cell>
          <table:table-cell table:style-name="ce22" table:formula="of:=[.AO196]-2*([.$B196]-1)" office:value-type="float" office:value="-0.0026796875001196" calcext:value-type="float">
            <text:p>-0.0026796875</text:p>
          </table:table-cell>
          <table:table-cell table:style-name="Default" office:value-type="float" office:value="63627191625555.6" calcext:value-type="float">
            <text:p>63627191625555.6</text:p>
          </table:table-cell>
          <table:table-cell table:style-name="ce7" table:formula="of:=([.AQ196]-[.AQ195])/1000" office:value-type="float" office:value="1.9998828125" calcext:value-type="float">
            <text:p>1.9999</text:p>
          </table:table-cell>
          <table:table-cell table:style-name="ce7" table:formula="of:=[.AR196]+[.AS195]" office:value-type="float" office:value="387.9981328125" calcext:value-type="float">
            <text:p>387.9981</text:p>
          </table:table-cell>
          <table:table-cell table:style-name="ce26" table:formula="of:=[.AS196]-2*([.$B196]-1)" office:value-type="float" office:value="-0.00186718749984038" calcext:value-type="float">
            <text:p>-0.0018671875</text:p>
          </table:table-cell>
          <table:table-cell table:style-name="Default" office:value-type="float" office:value="63627192140642.8" calcext:value-type="float">
            <text:p>63627192140642.8</text:p>
          </table:table-cell>
          <table:table-cell table:style-name="ce7" table:formula="of:=([.AU196]-[.AU195])/1000" office:value-type="float" office:value="1.9992421875" calcext:value-type="float">
            <text:p>1.9992</text:p>
          </table:table-cell>
          <table:table-cell table:style-name="ce7" table:formula="of:=[.AV196]+[.AW195]" office:value-type="float" office:value="387.9995" calcext:value-type="float">
            <text:p>387.9995</text:p>
          </table:table-cell>
          <table:table-cell table:style-name="ce35" table:formula="of:=[.AW196]-2*([.$B196]-1)" office:value-type="float" office:value="-0.000499999999931333" calcext:value-type="float">
            <text:p>-0.000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96" calcext:value-type="float">
            <text:p>196</text:p>
          </table:table-cell>
          <table:table-cell office:value-type="float" office:value="63627186934518.3" calcext:value-type="float">
            <text:p>63627186934518.3</text:p>
          </table:table-cell>
          <table:table-cell table:formula="of:=([.C197]-[.C196])/1000" office:value-type="float" office:value="2.0011171875" calcext:value-type="float">
            <text:p>2.0011</text:p>
          </table:table-cell>
          <table:table-cell table:formula="of:=[.D197]+[.E196]" office:value-type="float" office:value="389.999296875" calcext:value-type="float">
            <text:p>389.9993</text:p>
          </table:table-cell>
          <table:table-cell table:style-name="ce9" table:formula="of:=[.E197]-2*([.$B197]-1)" office:value-type="float" office:value="-0.000703125000143245" calcext:value-type="float">
            <text:p>-0.000703125</text:p>
          </table:table-cell>
          <table:table-cell table:style-name="Default" office:value-type="float" office:value="63627187453873.8" calcext:value-type="float">
            <text:p>63627187453873.8</text:p>
          </table:table-cell>
          <table:table-cell table:style-name="ce7" table:formula="of:=([.G197]-[.G196])/1000" office:value-type="float" office:value="2.0011484375" calcext:value-type="float">
            <text:p>2.0011</text:p>
          </table:table-cell>
          <table:table-cell table:style-name="ce7" table:formula="of:=[.H197]+[.I196]" office:value-type="float" office:value="390.0004375" calcext:value-type="float">
            <text:p>390.0004</text:p>
          </table:table-cell>
          <table:table-cell table:style-name="ce10" table:formula="of:=[.I197]-2*([.$B197]-1)" office:value-type="float" office:value="0.000437500000032287" calcext:value-type="float">
            <text:p>0.0004375</text:p>
          </table:table-cell>
          <table:table-cell table:style-name="Default" office:value-type="float" office:value="63627187921423" calcext:value-type="float">
            <text:p>63627187921423</text:p>
          </table:table-cell>
          <table:table-cell table:style-name="ce7" table:formula="of:=([.K197]-[.K196])/1000" office:value-type="float" office:value="2.001421875" calcext:value-type="float">
            <text:p>2.0014</text:p>
          </table:table-cell>
          <table:table-cell table:style-name="ce7" table:formula="of:=[.L197]+[.M196]" office:value-type="float" office:value="390.00040625" calcext:value-type="float">
            <text:p>390.0004</text:p>
          </table:table-cell>
          <table:table-cell table:style-name="ce11" table:formula="of:=[.M197]-2*([.$B197]-1)" office:value-type="float" office:value="0.000406250000139607" calcext:value-type="float">
            <text:p>0.00040625</text:p>
          </table:table-cell>
          <table:table-cell table:style-name="Default" office:value-type="float" office:value="63627188389320.1" calcext:value-type="float">
            <text:p>63627188389320.1</text:p>
          </table:table-cell>
          <table:table-cell table:style-name="ce7" table:formula="of:=([.O197]-[.O196])/1000" office:value-type="float" office:value="2.0024765625" calcext:value-type="float">
            <text:p>2.0025</text:p>
          </table:table-cell>
          <table:table-cell table:style-name="ce7" table:formula="of:=[.P197]+[.Q196]" office:value-type="float" office:value="390.000375" calcext:value-type="float">
            <text:p>390.0004</text:p>
          </table:table-cell>
          <table:table-cell table:style-name="ce12" table:formula="of:=[.Q197]-2*([.$B197]-1)" office:value-type="float" office:value="0.000375000000019554" calcext:value-type="float">
            <text:p>0.000375</text:p>
          </table:table-cell>
          <table:table-cell table:style-name="Default" office:value-type="float" office:value="63627188849496.1" calcext:value-type="float">
            <text:p>63627188849496.1</text:p>
          </table:table-cell>
          <table:table-cell table:style-name="ce7" table:formula="of:=([.S197]-[.S196])/1000" office:value-type="float" office:value="2.00215625" calcext:value-type="float">
            <text:p>2.0022</text:p>
          </table:table-cell>
          <table:table-cell table:style-name="ce7" table:formula="of:=[.T197]+[.U196]" office:value-type="float" office:value="390.0002421875" calcext:value-type="float">
            <text:p>390.0002</text:p>
          </table:table-cell>
          <table:table-cell table:style-name="ce13" table:formula="of:=[.U197]-2*([.$B197]-1)" office:value-type="float" office:value="0.000242187499907232" calcext:value-type="float">
            <text:p>0.0002421875</text:p>
          </table:table-cell>
          <table:table-cell table:style-name="Default" office:value-type="float" office:value="63627189306421.2" calcext:value-type="float">
            <text:p>63627189306421.2</text:p>
          </table:table-cell>
          <table:table-cell table:style-name="ce7" table:formula="of:=([.W197]-[.W196])/1000" office:value-type="float" office:value="1.9995390625" calcext:value-type="float">
            <text:p>1.9995</text:p>
          </table:table-cell>
          <table:table-cell table:style-name="ce7" table:formula="of:=[.X197]+[.Y196]" office:value-type="float" office:value="389.9974765625" calcext:value-type="float">
            <text:p>389.9975</text:p>
          </table:table-cell>
          <table:table-cell table:style-name="ce14" table:formula="of:=[.Y197]-2*([.$B197]-1)" office:value-type="float" office:value="-0.00252343750003092" calcext:value-type="float">
            <text:p>-0.0025234375</text:p>
          </table:table-cell>
          <table:table-cell table:style-name="Default" office:value-type="float" office:value="63627189773196.5" calcext:value-type="float">
            <text:p>63627189773196.5</text:p>
          </table:table-cell>
          <table:table-cell table:style-name="ce15" table:formula="of:=([.AA197]-[.AA196])/1000" office:value-type="float" office:value="1.9988046875" calcext:value-type="float">
            <text:p>1.9988</text:p>
          </table:table-cell>
          <table:table-cell table:style-name="ce7" table:formula="of:=[.AB197]+[.AC196]" office:value-type="float" office:value="391.9979921875" calcext:value-type="float">
            <text:p>391.9980</text:p>
          </table:table-cell>
          <table:table-cell table:style-name="ce16" table:formula="of:=[.AC197]-2*([.$B197]-1)" office:value-type="float" office:value="1.99799218750047" calcext:value-type="float">
            <text:p>1.9979921875</text:p>
          </table:table-cell>
          <table:table-cell table:style-name="Default" office:value-type="float" office:value="63627190233129.9" calcext:value-type="float">
            <text:p>63627190233129.9</text:p>
          </table:table-cell>
          <table:table-cell table:style-name="ce7" table:formula="of:=([.AE197]-[.AE196])/1000" office:value-type="float" office:value="2.00065625" calcext:value-type="float">
            <text:p>2.0007</text:p>
          </table:table-cell>
          <table:table-cell table:style-name="ce7" table:formula="of:=[.AF197]+[.AG196]" office:value-type="float" office:value="389.9978046875" calcext:value-type="float">
            <text:p>389.9978</text:p>
          </table:table-cell>
          <table:table-cell table:style-name="ce20" table:formula="of:=[.AG197]-2*([.$B197]-1)" office:value-type="float" office:value="-0.0021953124997367" calcext:value-type="float">
            <text:p>-0.0021953125</text:p>
          </table:table-cell>
          <table:table-cell table:style-name="Default" office:value-type="float" office:value="63627190699458.8" calcext:value-type="float">
            <text:p>63627190699458.8</text:p>
          </table:table-cell>
          <table:table-cell table:style-name="ce7" table:formula="of:=([.AI197]-[.AI196])/1000" office:value-type="float" office:value="1.999890625" calcext:value-type="float">
            <text:p>1.9999</text:p>
          </table:table-cell>
          <table:table-cell table:style-name="ce7" table:formula="of:=[.AJ197]+[.AK196]" office:value-type="float" office:value="389.998578125" calcext:value-type="float">
            <text:p>389.9986</text:p>
          </table:table-cell>
          <table:table-cell table:style-name="ce21" table:formula="of:=[.AK197]-2*([.$B197]-1)" office:value-type="float" office:value="-0.0014218750000623" calcext:value-type="float">
            <text:p>-0.001421875</text:p>
          </table:table-cell>
          <table:table-cell table:style-name="Default" office:value-type="float" office:value="63627191162530.9" calcext:value-type="float">
            <text:p>63627191162530.9</text:p>
          </table:table-cell>
          <table:table-cell table:style-name="ce7" table:formula="of:=([.AM197]-[.AM196])/1000" office:value-type="float" office:value="2.002125" calcext:value-type="float">
            <text:p>2.0021</text:p>
          </table:table-cell>
          <table:table-cell table:style-name="ce7" table:formula="of:=[.AN197]+[.AO196]" office:value-type="float" office:value="389.9994453125" calcext:value-type="float">
            <text:p>389.9994</text:p>
          </table:table-cell>
          <table:table-cell table:style-name="ce22" table:formula="of:=[.AO197]-2*([.$B197]-1)" office:value-type="float" office:value="-0.000554687500141426" calcext:value-type="float">
            <text:p>-0.0005546875</text:p>
          </table:table-cell>
          <table:table-cell table:style-name="Default" office:value-type="float" office:value="63627191627557.4" calcext:value-type="float">
            <text:p>63627191627557.4</text:p>
          </table:table-cell>
          <table:table-cell table:style-name="ce7" table:formula="of:=([.AQ197]-[.AQ196])/1000" office:value-type="float" office:value="2.0017734375" calcext:value-type="float">
            <text:p>2.0018</text:p>
          </table:table-cell>
          <table:table-cell table:style-name="ce7" table:formula="of:=[.AR197]+[.AS196]" office:value-type="float" office:value="389.99990625" calcext:value-type="float">
            <text:p>389.9999</text:p>
          </table:table-cell>
          <table:table-cell table:style-name="ce26" table:formula="of:=[.AS197]-2*([.$B197]-1)" office:value-type="float" office:value="-0.0000937499998485691" calcext:value-type="float">
            <text:p>-0.00009375</text:p>
          </table:table-cell>
          <table:table-cell table:style-name="Default" office:value-type="float" office:value="63627192142642.8" calcext:value-type="float">
            <text:p>63627192142642.8</text:p>
          </table:table-cell>
          <table:table-cell table:style-name="ce7" table:formula="of:=([.AU197]-[.AU196])/1000" office:value-type="float" office:value="1.9999609375" calcext:value-type="float">
            <text:p>2.0000</text:p>
          </table:table-cell>
          <table:table-cell table:style-name="ce7" table:formula="of:=[.AV197]+[.AW196]" office:value-type="float" office:value="389.9994609375" calcext:value-type="float">
            <text:p>389.9995</text:p>
          </table:table-cell>
          <table:table-cell table:style-name="ce35" table:formula="of:=[.AW197]-2*([.$B197]-1)" office:value-type="float" office:value="-0.00053906249991087" calcext:value-type="float">
            <text:p>-0.00053906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97" calcext:value-type="float">
            <text:p>197</text:p>
          </table:table-cell>
          <table:table-cell office:value-type="float" office:value="63627186936519" calcext:value-type="float">
            <text:p>63627186936519</text:p>
          </table:table-cell>
          <table:table-cell table:formula="of:=([.C198]-[.C197])/1000" office:value-type="float" office:value="2.0007109375" calcext:value-type="float">
            <text:p>2.0007</text:p>
          </table:table-cell>
          <table:table-cell table:formula="of:=[.D198]+[.E197]" office:value-type="float" office:value="392.0000078125" calcext:value-type="float">
            <text:p>392.0000</text:p>
          </table:table-cell>
          <table:table-cell table:style-name="ce9" table:formula="of:=[.E198]-2*([.$B198]-1)" office:value-type="float" office:value="0.00000781249985948307" calcext:value-type="float">
            <text:p>7.81249985948307E-06</text:p>
          </table:table-cell>
          <table:table-cell table:style-name="Default" office:value-type="float" office:value="63627187455872" calcext:value-type="float">
            <text:p>63627187455872</text:p>
          </table:table-cell>
          <table:table-cell table:style-name="ce7" table:formula="of:=([.G198]-[.G197])/1000" office:value-type="float" office:value="1.9981796875" calcext:value-type="float">
            <text:p>1.9982</text:p>
          </table:table-cell>
          <table:table-cell table:style-name="ce7" table:formula="of:=[.H198]+[.I197]" office:value-type="float" office:value="391.9986171875" calcext:value-type="float">
            <text:p>391.9986</text:p>
          </table:table-cell>
          <table:table-cell table:style-name="ce10" table:formula="of:=[.I198]-2*([.$B198]-1)" office:value-type="float" office:value="-0.00138281249996908" calcext:value-type="float">
            <text:p>-0.0013828125</text:p>
          </table:table-cell>
          <table:table-cell table:style-name="Default" office:value-type="float" office:value="63627187923422.3" calcext:value-type="float">
            <text:p>63627187923422.3</text:p>
          </table:table-cell>
          <table:table-cell table:style-name="ce7" table:formula="of:=([.K198]-[.K197])/1000" office:value-type="float" office:value="1.9992578125" calcext:value-type="float">
            <text:p>1.9993</text:p>
          </table:table-cell>
          <table:table-cell table:style-name="ce7" table:formula="of:=[.L198]+[.M197]" office:value-type="float" office:value="391.9996640625" calcext:value-type="float">
            <text:p>391.9997</text:p>
          </table:table-cell>
          <table:table-cell table:style-name="ce11" table:formula="of:=[.M198]-2*([.$B198]-1)" office:value-type="float" office:value="-0.000335937499869487" calcext:value-type="float">
            <text:p>-0.0003359375</text:p>
          </table:table-cell>
          <table:table-cell table:style-name="Default" office:value-type="float" office:value="63627188391319.1" calcext:value-type="float">
            <text:p>63627188391319.1</text:p>
          </table:table-cell>
          <table:table-cell table:style-name="ce7" table:formula="of:=([.O198]-[.O197])/1000" office:value-type="float" office:value="1.9990390625" calcext:value-type="float">
            <text:p>1.9990</text:p>
          </table:table-cell>
          <table:table-cell table:style-name="ce7" table:formula="of:=[.P198]+[.Q197]" office:value-type="float" office:value="391.9994140625" calcext:value-type="float">
            <text:p>391.9994</text:p>
          </table:table-cell>
          <table:table-cell table:style-name="ce12" table:formula="of:=[.Q198]-2*([.$B198]-1)" office:value-type="float" office:value="-0.000585937499977263" calcext:value-type="float">
            <text:p>-0.0005859375</text:p>
          </table:table-cell>
          <table:table-cell table:style-name="Default" office:value-type="float" office:value="63627188851495.3" calcext:value-type="float">
            <text:p>63627188851495.3</text:p>
          </table:table-cell>
          <table:table-cell table:style-name="ce7" table:formula="of:=([.S198]-[.S197])/1000" office:value-type="float" office:value="1.9991796875" calcext:value-type="float">
            <text:p>1.9992</text:p>
          </table:table-cell>
          <table:table-cell table:style-name="ce7" table:formula="of:=[.T198]+[.U197]" office:value-type="float" office:value="391.999421875" calcext:value-type="float">
            <text:p>391.9994</text:p>
          </table:table-cell>
          <table:table-cell table:style-name="ce13" table:formula="of:=[.U198]-2*([.$B198]-1)" office:value-type="float" office:value="-0.00057812500011778" calcext:value-type="float">
            <text:p>-0.000578125</text:p>
          </table:table-cell>
          <table:table-cell table:style-name="Default" office:value-type="float" office:value="63627189308648.4" calcext:value-type="float">
            <text:p>63627189308648.4</text:p>
          </table:table-cell>
          <table:table-cell table:style-name="ce7" table:formula="of:=([.W198]-[.W197])/1000" office:value-type="float" office:value="2.227265625" calcext:value-type="float">
            <text:p>2.2273</text:p>
          </table:table-cell>
          <table:table-cell table:style-name="ce7" table:formula="of:=[.X198]+[.Y197]" office:value-type="float" office:value="392.2247421875" calcext:value-type="float">
            <text:p>392.2247</text:p>
          </table:table-cell>
          <table:table-cell table:style-name="ce14" table:formula="of:=[.Y198]-2*([.$B198]-1)" office:value-type="float" office:value="0.224742187499942" calcext:value-type="float">
            <text:p>0.2247421875</text:p>
          </table:table-cell>
          <table:table-cell table:style-name="Default" office:value-type="float" office:value="63627189775196.5" calcext:value-type="float">
            <text:p>63627189775196.5</text:p>
          </table:table-cell>
          <table:table-cell table:style-name="ce15" table:formula="of:=([.AA198]-[.AA197])/1000" office:value-type="float" office:value="1.999921875" calcext:value-type="float">
            <text:p>1.9999</text:p>
          </table:table-cell>
          <table:table-cell table:style-name="ce7" table:formula="of:=[.AB198]+[.AC197]" office:value-type="float" office:value="393.9979140625" calcext:value-type="float">
            <text:p>393.9979</text:p>
          </table:table-cell>
          <table:table-cell table:style-name="ce16" table:formula="of:=[.AC198]-2*([.$B198]-1)" office:value-type="float" office:value="1.99791406250046" calcext:value-type="float">
            <text:p>1.9979140625</text:p>
          </table:table-cell>
          <table:table-cell table:formula="of:=[.AE199]" office:value-type="float" office:value="63627190240283" calcext:value-type="float">
            <text:p>63627190240283</text:p>
          </table:table-cell>
          <table:table-cell table:style-name="ce7" table:formula="of:=([.AE198]-[.AE197])/1000" office:value-type="float" office:value="7.153125" calcext:value-type="float">
            <text:p>7.1531</text:p>
          </table:table-cell>
          <table:table-cell table:style-name="ce7" table:formula="of:=[.AF198]+[.AG197]" office:value-type="float" office:value="397.1509296875" calcext:value-type="float">
            <text:p>397.1509</text:p>
          </table:table-cell>
          <table:table-cell table:style-name="ce20" table:formula="of:=[.AG198]-2*([.$B198]-1)" office:value-type="float" office:value="5.15092968750025" calcext:value-type="float">
            <text:p>5.1509296875</text:p>
          </table:table-cell>
          <table:table-cell table:style-name="Default" office:value-type="float" office:value="63627190701460.8" calcext:value-type="float">
            <text:p>63627190701460.8</text:p>
          </table:table-cell>
          <table:table-cell table:style-name="ce7" table:formula="of:=([.AI198]-[.AI197])/1000" office:value-type="float" office:value="2.0020859375" calcext:value-type="float">
            <text:p>2.0021</text:p>
          </table:table-cell>
          <table:table-cell table:style-name="ce7" table:formula="of:=[.AJ198]+[.AK197]" office:value-type="float" office:value="392.0006640625" calcext:value-type="float">
            <text:p>392.0007</text:p>
          </table:table-cell>
          <table:table-cell table:style-name="ce21" table:formula="of:=[.AK198]-2*([.$B198]-1)" office:value-type="float" office:value="0.000664062499936335" calcext:value-type="float">
            <text:p>0.0006640625</text:p>
          </table:table-cell>
          <table:table-cell table:formula="of:=[.AM199]" office:value-type="float" office:value="63627191169388.4" calcext:value-type="float">
            <text:p>63627191169388.4</text:p>
          </table:table-cell>
          <table:table-cell table:style-name="ce7" table:formula="of:=([.AM198]-[.AM197])/1000" office:value-type="float" office:value="6.8574921875" calcext:value-type="float">
            <text:p>6.8575</text:p>
          </table:table-cell>
          <table:table-cell table:style-name="ce7" table:formula="of:=[.AN198]+[.AO197]" office:value-type="float" office:value="396.8569375" calcext:value-type="float">
            <text:p>396.8569</text:p>
          </table:table-cell>
          <table:table-cell table:style-name="ce22" table:formula="of:=[.AO198]-2*([.$B198]-1)" office:value-type="float" office:value="4.85693749999984" calcext:value-type="float">
            <text:p>4.8569375</text:p>
          </table:table-cell>
          <table:table-cell table:style-name="Default" office:value-type="float" office:value="63627191630120.1" calcext:value-type="float">
            <text:p>63627191630120.1</text:p>
          </table:table-cell>
          <table:table-cell table:style-name="ce7" table:formula="of:=([.AQ198]-[.AQ197])/1000" office:value-type="float" office:value="2.562671875" calcext:value-type="float">
            <text:p>2.5627</text:p>
          </table:table-cell>
          <table:table-cell table:style-name="ce7" table:formula="of:=[.AR198]+[.AS197]" office:value-type="float" office:value="392.562578125" calcext:value-type="float">
            <text:p>392.5626</text:p>
          </table:table-cell>
          <table:table-cell table:style-name="ce26" table:formula="of:=[.AS198]-2*([.$B198]-1)" office:value-type="float" office:value="0.56257812500013" calcext:value-type="float">
            <text:p>0.562578125</text:p>
          </table:table-cell>
          <table:table-cell table:style-name="Default" office:value-type="float" office:value="63627192144642.2" calcext:value-type="float">
            <text:p>63627192144642.2</text:p>
          </table:table-cell>
          <table:table-cell table:style-name="ce7" table:formula="of:=([.AU198]-[.AU197])/1000" office:value-type="float" office:value="1.999421875" calcext:value-type="float">
            <text:p>1.9994</text:p>
          </table:table-cell>
          <table:table-cell table:style-name="ce7" table:formula="of:=[.AV198]+[.AW197]" office:value-type="float" office:value="391.9988828125" calcext:value-type="float">
            <text:p>391.9989</text:p>
          </table:table-cell>
          <table:table-cell table:style-name="ce35" table:formula="of:=[.AW198]-2*([.$B198]-1)" office:value-type="float" office:value="-0.00111718749991496" calcext:value-type="float">
            <text:p>-0.00111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98" calcext:value-type="float">
            <text:p>198</text:p>
          </table:table-cell>
          <table:table-cell office:value-type="float" office:value="63627186938518.8" calcext:value-type="float">
            <text:p>63627186938518.8</text:p>
          </table:table-cell>
          <table:table-cell table:formula="of:=([.C199]-[.C198])/1000" office:value-type="float" office:value="1.999796875" calcext:value-type="float">
            <text:p>1.9998</text:p>
          </table:table-cell>
          <table:table-cell table:formula="of:=[.D199]+[.E198]" office:value-type="float" office:value="393.9998046875" calcext:value-type="float">
            <text:p>393.9998</text:p>
          </table:table-cell>
          <table:table-cell table:style-name="ce9" table:formula="of:=[.E199]-2*([.$B199]-1)" office:value-type="float" office:value="-0.000195312500125056" calcext:value-type="float">
            <text:p>-0.0001953125</text:p>
          </table:table-cell>
          <table:table-cell table:style-name="Default" office:value-type="float" office:value="63627187457871" calcext:value-type="float">
            <text:p>63627187457871</text:p>
          </table:table-cell>
          <table:table-cell table:style-name="ce7" table:formula="of:=([.G199]-[.G198])/1000" office:value-type="float" office:value="1.9990546875" calcext:value-type="float">
            <text:p>1.9991</text:p>
          </table:table-cell>
          <table:table-cell table:style-name="ce7" table:formula="of:=[.H199]+[.I198]" office:value-type="float" office:value="393.997671875" calcext:value-type="float">
            <text:p>393.9977</text:p>
          </table:table-cell>
          <table:table-cell table:style-name="ce10" table:formula="of:=[.I199]-2*([.$B199]-1)" office:value-type="float" office:value="-0.00232812499996271" calcext:value-type="float">
            <text:p>-0.002328125</text:p>
          </table:table-cell>
          <table:table-cell table:style-name="Default" office:value-type="float" office:value="63627187925420.4" calcext:value-type="float">
            <text:p>63627187925420.4</text:p>
          </table:table-cell>
          <table:table-cell table:style-name="ce7" table:formula="of:=([.K199]-[.K198])/1000" office:value-type="float" office:value="1.9980703125" calcext:value-type="float">
            <text:p>1.9981</text:p>
          </table:table-cell>
          <table:table-cell table:style-name="ce7" table:formula="of:=[.L199]+[.M198]" office:value-type="float" office:value="393.997734375" calcext:value-type="float">
            <text:p>393.9977</text:p>
          </table:table-cell>
          <table:table-cell table:style-name="ce11" table:formula="of:=[.M199]-2*([.$B199]-1)" office:value-type="float" office:value="-0.00226562499989313" calcext:value-type="float">
            <text:p>-0.002265625</text:p>
          </table:table-cell>
          <table:table-cell table:style-name="Default" office:value-type="float" office:value="63627188393320" calcext:value-type="float">
            <text:p>63627188393320</text:p>
          </table:table-cell>
          <table:table-cell table:style-name="ce7" table:formula="of:=([.O199]-[.O198])/1000" office:value-type="float" office:value="2.0008984375" calcext:value-type="float">
            <text:p>2.0009</text:p>
          </table:table-cell>
          <table:table-cell table:style-name="ce7" table:formula="of:=[.P199]+[.Q198]" office:value-type="float" office:value="394.0003125" calcext:value-type="float">
            <text:p>394.0003</text:p>
          </table:table-cell>
          <table:table-cell table:style-name="ce12" table:formula="of:=[.Q199]-2*([.$B199]-1)" office:value-type="float" office:value="0.000312500000006821" calcext:value-type="float">
            <text:p>0.0003125</text:p>
          </table:table-cell>
          <table:table-cell table:style-name="Default" office:value-type="float" office:value="63627188853494.2" calcext:value-type="float">
            <text:p>63627188853494.2</text:p>
          </table:table-cell>
          <table:table-cell table:style-name="ce7" table:formula="of:=([.S199]-[.S198])/1000" office:value-type="float" office:value="1.9989140625" calcext:value-type="float">
            <text:p>1.9989</text:p>
          </table:table-cell>
          <table:table-cell table:style-name="ce7" table:formula="of:=[.T199]+[.U198]" office:value-type="float" office:value="393.9983359375" calcext:value-type="float">
            <text:p>393.9983</text:p>
          </table:table-cell>
          <table:table-cell table:style-name="ce13" table:formula="of:=[.U199]-2*([.$B199]-1)" office:value-type="float" office:value="-0.00166406250014006" calcext:value-type="float">
            <text:p>-0.0016640625</text:p>
          </table:table-cell>
          <table:table-cell table:style-name="Default" office:value-type="float" office:value="63627189310422.8" calcext:value-type="float">
            <text:p>63627189310422.8</text:p>
          </table:table-cell>
          <table:table-cell table:style-name="ce7" table:formula="of:=([.W199]-[.W198])/1000" office:value-type="float" office:value="1.7743359375" calcext:value-type="float">
            <text:p>1.7743</text:p>
          </table:table-cell>
          <table:table-cell table:style-name="ce7" table:formula="of:=[.X199]+[.Y198]" office:value-type="float" office:value="393.999078125" calcext:value-type="float">
            <text:p>393.9991</text:p>
          </table:table-cell>
          <table:table-cell table:style-name="ce14" table:formula="of:=[.Y199]-2*([.$B199]-1)" office:value-type="float" office:value="-0.000921875000074124" calcext:value-type="float">
            <text:p>-0.000921875</text:p>
          </table:table-cell>
          <table:table-cell table:style-name="Default" office:value-type="float" office:value="63627189777197.7" calcext:value-type="float">
            <text:p>63627189777197.7</text:p>
          </table:table-cell>
          <table:table-cell table:style-name="ce15" table:formula="of:=([.AA199]-[.AA198])/1000" office:value-type="float" office:value="2.0012578125" calcext:value-type="float">
            <text:p>2.0013</text:p>
          </table:table-cell>
          <table:table-cell table:style-name="ce7" table:formula="of:=[.AB199]+[.AC198]" office:value-type="float" office:value="395.999171875" calcext:value-type="float">
            <text:p>395.9992</text:p>
          </table:table-cell>
          <table:table-cell table:style-name="ce16" table:formula="of:=[.AC199]-2*([.$B199]-1)" office:value-type="float" office:value="1.99917187500046" calcext:value-type="float">
            <text:p>1.999171875</text:p>
          </table:table-cell>
          <table:table-cell table:formula="of:=[.AE200]" office:value-type="float" office:value="63627190240283" calcext:value-type="float">
            <text:p>63627190240283</text:p>
          </table:table-cell>
          <table:table-cell table:style-name="ce7" table:formula="of:=([.AE199]-[.AE198])/1000" office:value-type="float" office:value="0" calcext:value-type="float">
            <text:p>0.0000</text:p>
          </table:table-cell>
          <table:table-cell table:style-name="ce7" table:formula="of:=[.AF199]+[.AG198]" office:value-type="float" office:value="397.1509296875" calcext:value-type="float">
            <text:p>397.1509</text:p>
          </table:table-cell>
          <table:table-cell table:style-name="ce20" table:formula="of:=[.AG199]-2*([.$B199]-1)" office:value-type="float" office:value="3.15092968750025" calcext:value-type="float">
            <text:p>3.1509296875</text:p>
          </table:table-cell>
          <table:table-cell table:style-name="Default" office:value-type="float" office:value="63627190703459.3" calcext:value-type="float">
            <text:p>63627190703459.3</text:p>
          </table:table-cell>
          <table:table-cell table:style-name="ce7" table:formula="of:=([.AI199]-[.AI198])/1000" office:value-type="float" office:value="1.9985" calcext:value-type="float">
            <text:p>1.9985</text:p>
          </table:table-cell>
          <table:table-cell table:style-name="ce7" table:formula="of:=[.AJ199]+[.AK198]" office:value-type="float" office:value="393.9991640625" calcext:value-type="float">
            <text:p>393.9992</text:p>
          </table:table-cell>
          <table:table-cell table:style-name="ce21" table:formula="of:=[.AK199]-2*([.$B199]-1)" office:value-type="float" office:value="-0.000835937500085038" calcext:value-type="float">
            <text:p>-0.0008359375</text:p>
          </table:table-cell>
          <table:table-cell table:formula="of:=[.AM200]" office:value-type="float" office:value="63627191169388.4" calcext:value-type="float">
            <text:p>63627191169388.4</text:p>
          </table:table-cell>
          <table:table-cell table:style-name="ce7" table:formula="of:=([.AM199]-[.AM198])/1000" office:value-type="float" office:value="0" calcext:value-type="float">
            <text:p>0.0000</text:p>
          </table:table-cell>
          <table:table-cell table:style-name="ce7" table:formula="of:=[.AN199]+[.AO198]" office:value-type="float" office:value="396.8569375" calcext:value-type="float">
            <text:p>396.8569</text:p>
          </table:table-cell>
          <table:table-cell table:style-name="ce22" table:formula="of:=[.AO199]-2*([.$B199]-1)" office:value-type="float" office:value="2.85693749999984" calcext:value-type="float">
            <text:p>2.8569375</text:p>
          </table:table-cell>
          <table:table-cell table:style-name="Default" office:value-type="float" office:value="63627191631557.9" calcext:value-type="float">
            <text:p>63627191631557.9</text:p>
          </table:table-cell>
          <table:table-cell table:style-name="ce7" table:formula="of:=([.AQ199]-[.AQ198])/1000" office:value-type="float" office:value="1.437828125" calcext:value-type="float">
            <text:p>1.4378</text:p>
          </table:table-cell>
          <table:table-cell table:style-name="ce7" table:formula="of:=[.AR199]+[.AS198]" office:value-type="float" office:value="394.00040625" calcext:value-type="float">
            <text:p>394.0004</text:p>
          </table:table-cell>
          <table:table-cell table:style-name="ce26" table:formula="of:=[.AS199]-2*([.$B199]-1)" office:value-type="float" office:value="0.000406250000139607" calcext:value-type="float">
            <text:p>0.00040625</text:p>
          </table:table-cell>
          <table:table-cell table:style-name="Default" office:value-type="float" office:value="63627192146643.5" calcext:value-type="float">
            <text:p>63627192146643.5</text:p>
          </table:table-cell>
          <table:table-cell table:style-name="ce7" table:formula="of:=([.AU199]-[.AU198])/1000" office:value-type="float" office:value="2.0013515625" calcext:value-type="float">
            <text:p>2.0014</text:p>
          </table:table-cell>
          <table:table-cell table:style-name="ce7" table:formula="of:=[.AV199]+[.AW198]" office:value-type="float" office:value="394.000234375" calcext:value-type="float">
            <text:p>394.0002</text:p>
          </table:table-cell>
          <table:table-cell table:style-name="ce35" table:formula="of:=[.AW199]-2*([.$B199]-1)" office:value-type="float" office:value="0.000234375000104592" calcext:value-type="float">
            <text:p>0.0002343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rest</text:p>
          </table:table-cell>
          <table:table-cell table:style-name="ce6" office:value-type="float" office:value="199" calcext:value-type="float">
            <text:p>199</text:p>
          </table:table-cell>
          <table:table-cell office:value-type="float" office:value="63627186940517.2" calcext:value-type="float">
            <text:p>63627186940517.2</text:p>
          </table:table-cell>
          <table:table-cell table:formula="of:=([.C200]-[.C199])/1000" office:value-type="float" office:value="1.998421875" calcext:value-type="float">
            <text:p>1.9984</text:p>
          </table:table-cell>
          <table:table-cell table:formula="of:=[.D200]+[.E199]" office:value-type="float" office:value="395.9982265625" calcext:value-type="float">
            <text:p>395.9982</text:p>
          </table:table-cell>
          <table:table-cell table:style-name="ce9" table:formula="of:=[.E200]-2*([.$B200]-1)" office:value-type="float" office:value="-0.0017734375001055" calcext:value-type="float">
            <text:p>-0.0017734375</text:p>
          </table:table-cell>
          <table:table-cell table:style-name="Default" office:value-type="float" office:value="63627187459873.3" calcext:value-type="float">
            <text:p>63627187459873.3</text:p>
          </table:table-cell>
          <table:table-cell table:style-name="ce7" table:formula="of:=([.G200]-[.G199])/1000" office:value-type="float" office:value="2.0022578125" calcext:value-type="float">
            <text:p>2.0023</text:p>
          </table:table-cell>
          <table:table-cell table:style-name="ce7" table:formula="of:=[.H200]+[.I199]" office:value-type="float" office:value="395.9999296875" calcext:value-type="float">
            <text:p>395.9999</text:p>
          </table:table-cell>
          <table:table-cell table:style-name="ce10" table:formula="of:=[.I200]-2*([.$B200]-1)" office:value-type="float" office:value="-0.0000703124999859028" calcext:value-type="float">
            <text:p>-7.03124999859028E-05</text:p>
          </table:table-cell>
          <table:table-cell table:style-name="Default" office:value-type="float" office:value="63627187927420.4" calcext:value-type="float">
            <text:p>63627187927420.4</text:p>
          </table:table-cell>
          <table:table-cell table:style-name="ce7" table:formula="of:=([.K200]-[.K199])/1000" office:value-type="float" office:value="1.9999921875" calcext:value-type="float">
            <text:p>2.0000</text:p>
          </table:table-cell>
          <table:table-cell table:style-name="ce7" table:formula="of:=[.L200]+[.M199]" office:value-type="float" office:value="395.9977265625" calcext:value-type="float">
            <text:p>395.9977</text:p>
          </table:table-cell>
          <table:table-cell table:style-name="ce11" table:formula="of:=[.M200]-2*([.$B200]-1)" office:value-type="float" office:value="-0.0022734374998663" calcext:value-type="float">
            <text:p>-0.0022734375</text:p>
          </table:table-cell>
          <table:table-cell table:style-name="Default" office:value-type="float" office:value="63627188395318.2" calcext:value-type="float">
            <text:p>63627188395318.2</text:p>
          </table:table-cell>
          <table:table-cell table:style-name="ce7" table:formula="of:=([.O200]-[.O199])/1000" office:value-type="float" office:value="1.998203125" calcext:value-type="float">
            <text:p>1.9982</text:p>
          </table:table-cell>
          <table:table-cell table:style-name="ce7" table:formula="of:=[.P200]+[.Q199]" office:value-type="float" office:value="395.998515625" calcext:value-type="float">
            <text:p>395.9985</text:p>
          </table:table-cell>
          <table:table-cell table:style-name="ce12" table:formula="of:=[.Q200]-2*([.$B200]-1)" office:value-type="float" office:value="-0.00148437500001819" calcext:value-type="float">
            <text:p>-0.001484375</text:p>
          </table:table-cell>
          <table:table-cell table:style-name="Default" office:value-type="float" office:value="63627188855494.3" calcext:value-type="float">
            <text:p>63627188855494.3</text:p>
          </table:table-cell>
          <table:table-cell table:style-name="ce7" table:formula="of:=([.S200]-[.S199])/1000" office:value-type="float" office:value="2.00009375" calcext:value-type="float">
            <text:p>2.0001</text:p>
          </table:table-cell>
          <table:table-cell table:style-name="ce7" table:formula="of:=[.T200]+[.U199]" office:value-type="float" office:value="395.9984296875" calcext:value-type="float">
            <text:p>395.9984</text:p>
          </table:table-cell>
          <table:table-cell table:style-name="ce13" table:formula="of:=[.U200]-2*([.$B200]-1)" office:value-type="float" office:value="-0.00157031250012096" calcext:value-type="float">
            <text:p>-0.0015703125</text:p>
          </table:table-cell>
          <table:table-cell table:style-name="Default" office:value-type="float" office:value="63627189312423.7" calcext:value-type="float">
            <text:p>63627189312423.7</text:p>
          </table:table-cell>
          <table:table-cell table:style-name="ce7" table:formula="of:=([.W200]-[.W199])/1000" office:value-type="float" office:value="2.0009765625" calcext:value-type="float">
            <text:p>2.0010</text:p>
          </table:table-cell>
          <table:table-cell table:style-name="ce7" table:formula="of:=[.X200]+[.Y199]" office:value-type="float" office:value="396.0000546875" calcext:value-type="float">
            <text:p>396.0001</text:p>
          </table:table-cell>
          <table:table-cell table:style-name="ce14" table:formula="of:=[.Y200]-2*([.$B200]-1)" office:value-type="float" office:value="0.0000546874999258762" calcext:value-type="float">
            <text:p>5.46874999258762E-05</text:p>
          </table:table-cell>
          <table:table-cell table:style-name="Default" office:value-type="float" office:value="63627189779197.2" calcext:value-type="float">
            <text:p>63627189779197.2</text:p>
          </table:table-cell>
          <table:table-cell table:style-name="ce15" table:formula="of:=([.AA200]-[.AA199])/1000" office:value-type="float" office:value="1.9994921875" calcext:value-type="float">
            <text:p>1.9995</text:p>
          </table:table-cell>
          <table:table-cell table:style-name="ce7" table:formula="of:=[.AB200]+[.AC199]" office:value-type="float" office:value="397.9986640625" calcext:value-type="float">
            <text:p>397.9987</text:p>
          </table:table-cell>
          <table:table-cell table:style-name="ce16" table:formula="of:=[.AC200]-2*([.$B200]-1)" office:value-type="float" office:value="1.99866406250044" calcext:value-type="float">
            <text:p>1.9986640625</text:p>
          </table:table-cell>
          <table:table-cell table:style-name="Default" office:value-type="float" office:value="63627190240283" calcext:value-type="float">
            <text:p>63627190240283</text:p>
          </table:table-cell>
          <table:table-cell table:style-name="ce7" table:formula="of:=([.AE200]-[.AE199])/1000" office:value-type="float" office:value="0" calcext:value-type="float">
            <text:p>0.0000</text:p>
          </table:table-cell>
          <table:table-cell table:style-name="ce7" table:formula="of:=[.AF200]+[.AG199]" office:value-type="float" office:value="397.1509296875" calcext:value-type="float">
            <text:p>397.1509</text:p>
          </table:table-cell>
          <table:table-cell table:style-name="ce20" table:formula="of:=[.AG200]-2*([.$B200]-1)" office:value-type="float" office:value="1.15092968750025" calcext:value-type="float">
            <text:p>1.1509296875</text:p>
          </table:table-cell>
          <table:table-cell table:style-name="Default" office:value-type="float" office:value="63627190705460.9" calcext:value-type="float">
            <text:p>63627190705460.9</text:p>
          </table:table-cell>
          <table:table-cell table:style-name="ce7" table:formula="of:=([.AI200]-[.AI199])/1000" office:value-type="float" office:value="2.0015703125" calcext:value-type="float">
            <text:p>2.0016</text:p>
          </table:table-cell>
          <table:table-cell table:style-name="ce7" table:formula="of:=[.AJ200]+[.AK199]" office:value-type="float" office:value="396.000734375" calcext:value-type="float">
            <text:p>396.0007</text:p>
          </table:table-cell>
          <table:table-cell table:style-name="ce21" table:formula="of:=[.AK200]-2*([.$B200]-1)" office:value-type="float" office:value="0.000734374999922238" calcext:value-type="float">
            <text:p>0.000734375</text:p>
          </table:table-cell>
          <table:table-cell table:style-name="Default" office:value-type="float" office:value="63627191169388.4" calcext:value-type="float">
            <text:p>63627191169388.4</text:p>
          </table:table-cell>
          <table:table-cell table:style-name="ce7" table:formula="of:=([.AM200]-[.AM199])/1000" office:value-type="float" office:value="0" calcext:value-type="float">
            <text:p>0.0000</text:p>
          </table:table-cell>
          <table:table-cell table:style-name="ce7" table:formula="of:=[.AN200]+[.AO199]" office:value-type="float" office:value="396.8569375" calcext:value-type="float">
            <text:p>396.8569</text:p>
          </table:table-cell>
          <table:table-cell table:style-name="ce22" table:formula="of:=[.AO200]-2*([.$B200]-1)" office:value-type="float" office:value="0.856937499999845" calcext:value-type="float">
            <text:p>0.8569375</text:p>
          </table:table-cell>
          <table:table-cell table:style-name="Default" office:value-type="float" office:value="63627191633556" calcext:value-type="float">
            <text:p>63627191633556</text:p>
          </table:table-cell>
          <table:table-cell table:style-name="ce7" table:formula="of:=([.AQ200]-[.AQ199])/1000" office:value-type="float" office:value="1.9980546875" calcext:value-type="float">
            <text:p>1.9981</text:p>
          </table:table-cell>
          <table:table-cell table:style-name="ce7" table:formula="of:=[.AR200]+[.AS199]" office:value-type="float" office:value="395.9984609375" calcext:value-type="float">
            <text:p>395.9985</text:p>
          </table:table-cell>
          <table:table-cell table:style-name="ce26" table:formula="of:=[.AS200]-2*([.$B200]-1)" office:value-type="float" office:value="-0.00153906249988722" calcext:value-type="float">
            <text:p>-0.0015390625</text:p>
          </table:table-cell>
          <table:table-cell table:style-name="Default" office:value-type="float" office:value="63627192148643.2" calcext:value-type="float">
            <text:p>63627192148643.2</text:p>
          </table:table-cell>
          <table:table-cell table:style-name="ce7" table:formula="of:=([.AU200]-[.AU199])/1000" office:value-type="float" office:value="1.9996328125" calcext:value-type="float">
            <text:p>1.9996</text:p>
          </table:table-cell>
          <table:table-cell table:style-name="ce7" table:formula="of:=[.AV200]+[.AW199]" office:value-type="float" office:value="395.9998671875" calcext:value-type="float">
            <text:p>395.9999</text:p>
          </table:table-cell>
          <table:table-cell table:style-name="ce35" table:formula="of:=[.AW200]-2*([.$B200]-1)" office:value-type="float" office:value="-0.000132812499884949" calcext:value-type="float">
            <text:p>-0.000132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rompt 16</text:p>
          </table:table-cell>
          <table:table-cell table:style-name="ce6" office:value-type="float" office:value="200" calcext:value-type="float">
            <text:p>200</text:p>
          </table:table-cell>
          <table:table-cell office:value-type="float" office:value="63627186942518.9" calcext:value-type="float">
            <text:p>63627186942518.9</text:p>
          </table:table-cell>
          <table:table-cell table:formula="of:=([.C201]-[.C200])/1000" office:value-type="float" office:value="2.001625" calcext:value-type="float">
            <text:p>2.0016</text:p>
          </table:table-cell>
          <table:table-cell table:formula="of:=[.D201]+[.E200]" office:value-type="float" office:value="397.9998515625" calcext:value-type="float">
            <text:p>397.9999</text:p>
          </table:table-cell>
          <table:table-cell table:style-name="ce9" table:formula="of:=[.E201]-2*([.$B201]-1)" office:value-type="float" office:value="-0.000148437500115506" calcext:value-type="float">
            <text:p>-0.0001484375</text:p>
          </table:table-cell>
          <table:table-cell table:style-name="Default" office:value-type="float" office:value="63627187461873.4" calcext:value-type="float">
            <text:p>63627187461873.4</text:p>
          </table:table-cell>
          <table:table-cell table:style-name="ce7" table:formula="of:=([.G201]-[.G200])/1000" office:value-type="float" office:value="2.0001328125" calcext:value-type="float">
            <text:p>2.0001</text:p>
          </table:table-cell>
          <table:table-cell table:style-name="ce7" table:formula="of:=[.H201]+[.I200]" office:value-type="float" office:value="398.0000625" calcext:value-type="float">
            <text:p>398.0001</text:p>
          </table:table-cell>
          <table:table-cell table:style-name="ce10" table:formula="of:=[.I201]-2*([.$B201]-1)" office:value-type="float" office:value="0.0000625000000127329" calcext:value-type="float">
            <text:p>0.0000625</text:p>
          </table:table-cell>
          <table:table-cell table:style-name="Default" office:value-type="float" office:value="63627187929423.6" calcext:value-type="float">
            <text:p>63627187929423.6</text:p>
          </table:table-cell>
          <table:table-cell table:style-name="ce7" table:formula="of:=([.K201]-[.K200])/1000" office:value-type="float" office:value="2.00328125" calcext:value-type="float">
            <text:p>2.0033</text:p>
          </table:table-cell>
          <table:table-cell table:style-name="ce7" table:formula="of:=[.L201]+[.M200]" office:value-type="float" office:value="398.0010078125" calcext:value-type="float">
            <text:p>398.0010</text:p>
          </table:table-cell>
          <table:table-cell table:style-name="ce11" table:formula="of:=[.M201]-2*([.$B201]-1)" office:value-type="float" office:value="0.00100781250012005" calcext:value-type="float">
            <text:p>0.0010078125</text:p>
          </table:table-cell>
          <table:table-cell table:style-name="Default" office:value-type="float" office:value="63627188397319.6" calcext:value-type="float">
            <text:p>63627188397319.6</text:p>
          </table:table-cell>
          <table:table-cell table:style-name="ce7" table:formula="of:=([.O201]-[.O200])/1000" office:value-type="float" office:value="2.0014140625" calcext:value-type="float">
            <text:p>2.0014</text:p>
          </table:table-cell>
          <table:table-cell table:style-name="ce7" table:formula="of:=[.P201]+[.Q200]" office:value-type="float" office:value="397.9999296875" calcext:value-type="float">
            <text:p>397.9999</text:p>
          </table:table-cell>
          <table:table-cell table:style-name="ce12" table:formula="of:=[.Q201]-2*([.$B201]-1)" office:value-type="float" office:value="-0.0000703125000427462" calcext:value-type="float">
            <text:p>-7.03125000427462E-05</text:p>
          </table:table-cell>
          <table:table-cell table:style-name="Default" office:value-type="float" office:value="63627188857496.7" calcext:value-type="float">
            <text:p>63627188857496.7</text:p>
          </table:table-cell>
          <table:table-cell table:style-name="ce7" table:formula="of:=([.S201]-[.S200])/1000" office:value-type="float" office:value="2.0024296875" calcext:value-type="float">
            <text:p>2.0024</text:p>
          </table:table-cell>
          <table:table-cell table:style-name="ce7" table:formula="of:=[.T201]+[.U200]" office:value-type="float" office:value="398.000859375" calcext:value-type="float">
            <text:p>398.0009</text:p>
          </table:table-cell>
          <table:table-cell table:style-name="ce13" table:formula="of:=[.U201]-2*([.$B201]-1)" office:value-type="float" office:value="0.000859374999890861" calcext:value-type="float">
            <text:p>0.000859375</text:p>
          </table:table-cell>
          <table:table-cell table:style-name="Default" office:value-type="float" office:value="63627189314421.7" calcext:value-type="float">
            <text:p>63627189314421.7</text:p>
          </table:table-cell>
          <table:table-cell table:style-name="ce7" table:formula="of:=([.W201]-[.W200])/1000" office:value-type="float" office:value="1.9979765625" calcext:value-type="float">
            <text:p>1.9980</text:p>
          </table:table-cell>
          <table:table-cell table:style-name="ce7" table:formula="of:=[.X201]+[.Y200]" office:value-type="float" office:value="397.99803125" calcext:value-type="float">
            <text:p>397.9980</text:p>
          </table:table-cell>
          <table:table-cell table:style-name="ce14" table:formula="of:=[.Y201]-2*([.$B201]-1)" office:value-type="float" office:value="-0.00196875000006003" calcext:value-type="float">
            <text:p>-0.00196875</text:p>
          </table:table-cell>
          <table:table-cell table:style-name="Default" office:value-type="float" office:value="63627189781198.7" calcext:value-type="float">
            <text:p>63627189781198.7</text:p>
          </table:table-cell>
          <table:table-cell table:style-name="ce15" table:formula="of:=([.AA201]-[.AA200])/1000" office:value-type="float" office:value="2.0014296875" calcext:value-type="float">
            <text:p>2.0014</text:p>
          </table:table-cell>
          <table:table-cell table:style-name="ce7" table:formula="of:=[.AB201]+[.AC200]" office:value-type="float" office:value="400.00009375" calcext:value-type="float">
            <text:p>400.0001</text:p>
          </table:table-cell>
          <table:table-cell table:style-name="ce16" table:formula="of:=[.AC201]-2*([.$B201]-1)" office:value-type="float" office:value="2.00009375000042" calcext:value-type="float">
            <text:p>2.00009375</text:p>
          </table:table-cell>
          <table:table-cell table:style-name="Default" office:value-type="float" office:value="63627190241132.6" calcext:value-type="float">
            <text:p>63627190241132.6</text:p>
          </table:table-cell>
          <table:table-cell table:style-name="ce7" table:formula="of:=([.AE201]-[.AE200])/1000" office:value-type="float" office:value="0.8496171875" calcext:value-type="float">
            <text:p>0.8496</text:p>
          </table:table-cell>
          <table:table-cell table:style-name="ce7" table:formula="of:=[.AF201]+[.AG200]" office:value-type="float" office:value="398.000546875" calcext:value-type="float">
            <text:p>398.0005</text:p>
          </table:table-cell>
          <table:table-cell table:style-name="ce20" table:formula="of:=[.AG201]-2*([.$B201]-1)" office:value-type="float" office:value="0.0005468750002251" calcext:value-type="float">
            <text:p>0.000546875</text:p>
          </table:table-cell>
          <table:table-cell table:style-name="Default" office:value-type="float" office:value="63627190707460.2" calcext:value-type="float">
            <text:p>63627190707460.2</text:p>
          </table:table-cell>
          <table:table-cell table:style-name="ce7" table:formula="of:=([.AI201]-[.AI200])/1000" office:value-type="float" office:value="1.9992578125" calcext:value-type="float">
            <text:p>1.9993</text:p>
          </table:table-cell>
          <table:table-cell table:style-name="ce7" table:formula="of:=[.AJ201]+[.AK200]" office:value-type="float" office:value="397.9999921875" calcext:value-type="float">
            <text:p>398.0000</text:p>
          </table:table-cell>
          <table:table-cell table:style-name="ce21" table:formula="of:=[.AK201]-2*([.$B201]-1)" office:value-type="float" office:value="-0.00000781250008685674" calcext:value-type="float">
            <text:p>-7.81250008685674E-06</text:p>
          </table:table-cell>
          <table:table-cell table:style-name="Default" office:value-type="float" office:value="63627191171648.9" calcext:value-type="float">
            <text:p>63627191171648.9</text:p>
          </table:table-cell>
          <table:table-cell table:style-name="ce7" table:formula="of:=([.AM201]-[.AM200])/1000" office:value-type="float" office:value="2.2605234375" calcext:value-type="float">
            <text:p>2.2605</text:p>
          </table:table-cell>
          <table:table-cell table:style-name="ce7" table:formula="of:=[.AN201]+[.AO200]" office:value-type="float" office:value="399.1174609375" calcext:value-type="float">
            <text:p>399.1175</text:p>
          </table:table-cell>
          <table:table-cell table:style-name="ce22" table:formula="of:=[.AO201]-2*([.$B201]-1)" office:value-type="float" office:value="1.11746093749986" calcext:value-type="float">
            <text:p>1.1174609375</text:p>
          </table:table-cell>
          <table:table-cell table:style-name="Default" office:value-type="float" office:value="63627191635557.6" calcext:value-type="float">
            <text:p>63627191635557.6</text:p>
          </table:table-cell>
          <table:table-cell table:style-name="ce7" table:formula="of:=([.AQ201]-[.AQ200])/1000" office:value-type="float" office:value="2.001625" calcext:value-type="float">
            <text:p>2.0016</text:p>
          </table:table-cell>
          <table:table-cell table:style-name="ce7" table:formula="of:=[.AR201]+[.AS200]" office:value-type="float" office:value="398.0000859375" calcext:value-type="float">
            <text:p>398.0001</text:p>
          </table:table-cell>
          <table:table-cell table:style-name="ce26" table:formula="of:=[.AS201]-2*([.$B201]-1)" office:value-type="float" office:value="0.0000859375001027729" calcext:value-type="float">
            <text:p>8.59375001027729E-05</text:p>
          </table:table-cell>
          <table:table-cell table:style-name="Default" office:value-type="float" office:value="63627192150642.7" calcext:value-type="float">
            <text:p>63627192150642.7</text:p>
          </table:table-cell>
          <table:table-cell table:style-name="ce7" table:formula="of:=([.AU201]-[.AU200])/1000" office:value-type="float" office:value="1.999546875" calcext:value-type="float">
            <text:p>1.9995</text:p>
          </table:table-cell>
          <table:table-cell table:style-name="ce7" table:formula="of:=[.AV201]+[.AW200]" office:value-type="float" office:value="397.9994140625" calcext:value-type="float">
            <text:p>397.9994</text:p>
          </table:table-cell>
          <table:table-cell table:style-name="ce36" table:formula="of:=[.AW201]-2*([.$B201]-1)" office:value-type="float" office:value="-0.000585937499863576" calcext:value-type="float">
            <text:p>-0.0005859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rame</text:p>
          </table:table-cell>
          <table:table-cell table:style-name="ce6" office:value-type="float" office:value="201" calcext:value-type="float">
            <text:p>201</text:p>
          </table:table-cell>
          <table:table-cell office:value-type="float" office:value="63627186944517.3" calcext:value-type="float">
            <text:p>63627186944517.3</text:p>
          </table:table-cell>
          <table:table-cell table:formula="of:=([.C202]-[.C201])/1000" office:value-type="float" office:value="1.9984296875" calcext:value-type="float">
            <text:p>1.9984</text:p>
          </table:table-cell>
          <table:table-cell table:formula="of:=[.D202]+[.E201]" office:value-type="float" office:value="399.99828125" calcext:value-type="float">
            <text:p>399.9983</text:p>
          </table:table-cell>
          <table:table-cell table:style-name="ce9" table:formula="of:=[.E202]-2*([.$B202]-1)" office:value-type="float" office:value="-0.00171875000012278" calcext:value-type="float">
            <text:p>-0.00171875</text:p>
          </table:table-cell>
          <table:table-cell table:style-name="Default" office:value-type="float" office:value="63627187463871.5" calcext:value-type="float">
            <text:p>63627187463871.5</text:p>
          </table:table-cell>
          <table:table-cell table:style-name="ce7" table:formula="of:=([.G202]-[.G201])/1000" office:value-type="float" office:value="1.998078125" calcext:value-type="float">
            <text:p>1.9981</text:p>
          </table:table-cell>
          <table:table-cell table:style-name="ce7" table:formula="of:=[.H202]+[.I201]" office:value-type="float" office:value="399.998140625" calcext:value-type="float">
            <text:p>399.9981</text:p>
          </table:table-cell>
          <table:table-cell table:style-name="ce10" table:formula="of:=[.I202]-2*([.$B202]-1)" office:value-type="float" office:value="-0.0018593749999809" calcext:value-type="float">
            <text:p>-0.001859375</text:p>
          </table:table-cell>
          <table:table-cell table:style-name="Default" office:value-type="float" office:value="63627187931423.2" calcext:value-type="float">
            <text:p>63627187931423.2</text:p>
          </table:table-cell>
          <table:table-cell table:style-name="ce7" table:formula="of:=([.K202]-[.K201])/1000" office:value-type="float" office:value="1.9995625" calcext:value-type="float">
            <text:p>1.9996</text:p>
          </table:table-cell>
          <table:table-cell table:style-name="ce7" table:formula="of:=[.L202]+[.M201]" office:value-type="float" office:value="400.0005703125" calcext:value-type="float">
            <text:p>400.0006</text:p>
          </table:table-cell>
          <table:table-cell table:style-name="ce11" table:formula="of:=[.M202]-2*([.$B202]-1)" office:value-type="float" office:value="0.00057031250014461" calcext:value-type="float">
            <text:p>0.0005703125</text:p>
          </table:table-cell>
          <table:table-cell table:style-name="Default" office:value-type="float" office:value="63627188399319.3" calcext:value-type="float">
            <text:p>63627188399319.3</text:p>
          </table:table-cell>
          <table:table-cell table:style-name="ce7" table:formula="of:=([.O202]-[.O201])/1000" office:value-type="float" office:value="1.999625" calcext:value-type="float">
            <text:p>1.9996</text:p>
          </table:table-cell>
          <table:table-cell table:style-name="ce7" table:formula="of:=[.P202]+[.Q201]" office:value-type="float" office:value="399.9995546875" calcext:value-type="float">
            <text:p>399.9996</text:p>
          </table:table-cell>
          <table:table-cell table:style-name="ce12" table:formula="of:=[.Q202]-2*([.$B202]-1)" office:value-type="float" office:value="-0.0004453125000623" calcext:value-type="float">
            <text:p>-0.0004453125</text:p>
          </table:table-cell>
          <table:table-cell table:style-name="Default" office:value-type="float" office:value="63627188859494.3" calcext:value-type="float">
            <text:p>63627188859494.3</text:p>
          </table:table-cell>
          <table:table-cell table:style-name="ce7" table:formula="of:=([.S202]-[.S201])/1000" office:value-type="float" office:value="1.9975234375" calcext:value-type="float">
            <text:p>1.9975</text:p>
          </table:table-cell>
          <table:table-cell table:style-name="ce7" table:formula="of:=[.T202]+[.U201]" office:value-type="float" office:value="399.9983828125" calcext:value-type="float">
            <text:p>399.9984</text:p>
          </table:table-cell>
          <table:table-cell table:style-name="ce13" table:formula="of:=[.U202]-2*([.$B202]-1)" office:value-type="float" office:value="-0.00161718750013051" calcext:value-type="float">
            <text:p>-0.0016171875</text:p>
          </table:table-cell>
          <table:table-cell table:style-name="Default" office:value-type="float" office:value="63627189316423.2" calcext:value-type="float">
            <text:p>63627189316423.2</text:p>
          </table:table-cell>
          <table:table-cell table:style-name="ce7" table:formula="of:=([.W202]-[.W201])/1000" office:value-type="float" office:value="2.001515625" calcext:value-type="float">
            <text:p>2.0015</text:p>
          </table:table-cell>
          <table:table-cell table:style-name="ce7" table:formula="of:=[.X202]+[.Y201]" office:value-type="float" office:value="399.999546875" calcext:value-type="float">
            <text:p>399.9995</text:p>
          </table:table-cell>
          <table:table-cell table:style-name="ce14" table:formula="of:=[.Y202]-2*([.$B202]-1)" office:value-type="float" office:value="-0.00045312500003547" calcext:value-type="float">
            <text:p>-0.000453125</text:p>
          </table:table-cell>
          <table:table-cell table:style-name="Default" office:value-type="float" office:value="63627189783197.3" calcext:value-type="float">
            <text:p>63627189783197.3</text:p>
          </table:table-cell>
          <table:table-cell table:style-name="ce15" table:formula="of:=([.AA202]-[.AA201])/1000" office:value-type="float" office:value="1.9986875" calcext:value-type="float">
            <text:p>1.9987</text:p>
          </table:table-cell>
          <table:table-cell table:style-name="ce7" table:formula="of:=[.AB202]+[.AC201]" office:value-type="float" office:value="401.99878125" calcext:value-type="float">
            <text:p>401.9988</text:p>
          </table:table-cell>
          <table:table-cell table:style-name="ce16" table:formula="of:=[.AC202]-2*([.$B202]-1)" office:value-type="float" office:value="1.99878125000043" calcext:value-type="float">
            <text:p>1.99878125</text:p>
          </table:table-cell>
          <table:table-cell table:style-name="Default" office:value-type="float" office:value="63627190243131.4" calcext:value-type="float">
            <text:p>63627190243131.4</text:p>
          </table:table-cell>
          <table:table-cell table:style-name="ce7" table:formula="of:=([.AE202]-[.AE201])/1000" office:value-type="float" office:value="1.9988046875" calcext:value-type="float">
            <text:p>1.9988</text:p>
          </table:table-cell>
          <table:table-cell table:style-name="ce7" table:formula="of:=[.AF202]+[.AG201]" office:value-type="float" office:value="399.9993515625" calcext:value-type="float">
            <text:p>399.9994</text:p>
          </table:table-cell>
          <table:table-cell table:style-name="ce20" table:formula="of:=[.AG202]-2*([.$B202]-1)" office:value-type="float" office:value="-0.000648437499762622" calcext:value-type="float">
            <text:p>-0.0006484375</text:p>
          </table:table-cell>
          <table:table-cell table:style-name="Default" office:value-type="float" office:value="63627190709459.9" calcext:value-type="float">
            <text:p>63627190709459.9</text:p>
          </table:table-cell>
          <table:table-cell table:style-name="ce7" table:formula="of:=([.AI202]-[.AI201])/1000" office:value-type="float" office:value="1.9997265625" calcext:value-type="float">
            <text:p>1.9997</text:p>
          </table:table-cell>
          <table:table-cell table:style-name="ce7" table:formula="of:=[.AJ202]+[.AK201]" office:value-type="float" office:value="399.99971875" calcext:value-type="float">
            <text:p>399.9997</text:p>
          </table:table-cell>
          <table:table-cell table:style-name="ce21" table:formula="of:=[.AK202]-2*([.$B202]-1)" office:value-type="float" office:value="-0.000281250000114142" calcext:value-type="float">
            <text:p>-0.00028125</text:p>
          </table:table-cell>
          <table:table-cell table:style-name="Default" office:value-type="float" office:value="63627191172530.3" calcext:value-type="float">
            <text:p>63627191172530.3</text:p>
          </table:table-cell>
          <table:table-cell table:style-name="ce7" table:formula="of:=([.AM202]-[.AM201])/1000" office:value-type="float" office:value="0.8813203125" calcext:value-type="float">
            <text:p>0.8813</text:p>
          </table:table-cell>
          <table:table-cell table:style-name="ce7" table:formula="of:=[.AN202]+[.AO201]" office:value-type="float" office:value="399.99878125" calcext:value-type="float">
            <text:p>399.9988</text:p>
          </table:table-cell>
          <table:table-cell table:style-name="ce22" table:formula="of:=[.AO202]-2*([.$B202]-1)" office:value-type="float" office:value="-0.00121875000013461" calcext:value-type="float">
            <text:p>-0.00121875</text:p>
          </table:table-cell>
          <table:table-cell table:style-name="Default" office:value-type="float" office:value="63627191637555.2" calcext:value-type="float">
            <text:p>63627191637555.2</text:p>
          </table:table-cell>
          <table:table-cell table:style-name="ce7" table:formula="of:=([.AQ202]-[.AQ201])/1000" office:value-type="float" office:value="1.9976484375" calcext:value-type="float">
            <text:p>1.9976</text:p>
          </table:table-cell>
          <table:table-cell table:style-name="ce7" table:formula="of:=[.AR202]+[.AS201]" office:value-type="float" office:value="399.997734375" calcext:value-type="float">
            <text:p>399.9977</text:p>
          </table:table-cell>
          <table:table-cell table:style-name="ce26" table:formula="of:=[.AS202]-2*([.$B202]-1)" office:value-type="float" office:value="-0.00226562499989313" calcext:value-type="float">
            <text:p>-0.002265625</text:p>
          </table:table-cell>
          <table:table-cell table:style-name="Default" office:value-type="float" office:value="63627192152643.8" calcext:value-type="float">
            <text:p>63627192152643.8</text:p>
          </table:table-cell>
          <table:table-cell table:style-name="ce7" table:formula="of:=([.AU202]-[.AU201])/1000" office:value-type="float" office:value="2.00109375" calcext:value-type="float">
            <text:p>2.0011</text:p>
          </table:table-cell>
          <table:table-cell table:style-name="ce7" table:formula="of:=[.AV202]+[.AW201]" office:value-type="float" office:value="400.0005078125" calcext:value-type="float">
            <text:p>400.0005</text:p>
          </table:table-cell>
          <table:table-cell table:style-name="ce37" table:formula="of:=[.AW202]-2*([.$B202]-1)" office:value-type="float" office:value="0.000507812500131877" calcext:value-type="float">
            <text:p>0.0005078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2" calcext:value-type="float">
            <text:p>202</text:p>
          </table:table-cell>
          <table:table-cell office:value-type="float" office:value="63627186946519" calcext:value-type="float">
            <text:p>63627186946519</text:p>
          </table:table-cell>
          <table:table-cell table:formula="of:=([.C203]-[.C202])/1000" office:value-type="float" office:value="2.0016796875" calcext:value-type="float">
            <text:p>2.0017</text:p>
          </table:table-cell>
          <table:table-cell table:formula="of:=[.D203]+[.E202]" office:value-type="float" office:value="401.9999609375" calcext:value-type="float">
            <text:p>402.0000</text:p>
          </table:table-cell>
          <table:table-cell table:style-name="ce9" table:formula="of:=[.E203]-2*([.$B203]-1)" office:value-type="float" office:value="-0.0000390625001500666" calcext:value-type="float">
            <text:p>-3.90625001500666E-05</text:p>
          </table:table-cell>
          <table:table-cell table:style-name="Default" office:value-type="float" office:value="63627187465873.4" calcext:value-type="float">
            <text:p>63627187465873.4</text:p>
          </table:table-cell>
          <table:table-cell table:style-name="ce7" table:formula="of:=([.G203]-[.G202])/1000" office:value-type="float" office:value="2.0018828125" calcext:value-type="float">
            <text:p>2.0019</text:p>
          </table:table-cell>
          <table:table-cell table:style-name="ce7" table:formula="of:=[.H203]+[.I202]" office:value-type="float" office:value="402.0000234375" calcext:value-type="float">
            <text:p>402.0000</text:p>
          </table:table-cell>
          <table:table-cell table:style-name="ce10" table:formula="of:=[.I203]-2*([.$B203]-1)" office:value-type="float" office:value="0.0000234375000331966" calcext:value-type="float">
            <text:p>2.34375000331966E-05</text:p>
          </table:table-cell>
          <table:table-cell table:style-name="Default" office:value-type="float" office:value="63627187933421.8" calcext:value-type="float">
            <text:p>63627187933421.8</text:p>
          </table:table-cell>
          <table:table-cell table:style-name="ce7" table:formula="of:=([.K203]-[.K202])/1000" office:value-type="float" office:value="1.99859375" calcext:value-type="float">
            <text:p>1.9986</text:p>
          </table:table-cell>
          <table:table-cell table:style-name="ce7" table:formula="of:=[.L203]+[.M202]" office:value-type="float" office:value="401.9991640625" calcext:value-type="float">
            <text:p>401.9992</text:p>
          </table:table-cell>
          <table:table-cell table:style-name="ce11" table:formula="of:=[.M203]-2*([.$B203]-1)" office:value-type="float" office:value="-0.000835937499857664" calcext:value-type="float">
            <text:p>-0.0008359375</text:p>
          </table:table-cell>
          <table:table-cell table:style-name="Default" office:value-type="float" office:value="63627188401319.4" calcext:value-type="float">
            <text:p>63627188401319.4</text:p>
          </table:table-cell>
          <table:table-cell table:style-name="ce7" table:formula="of:=([.O203]-[.O202])/1000" office:value-type="float" office:value="2.00015625" calcext:value-type="float">
            <text:p>2.0002</text:p>
          </table:table-cell>
          <table:table-cell table:style-name="ce7" table:formula="of:=[.P203]+[.Q202]" office:value-type="float" office:value="401.9997109375" calcext:value-type="float">
            <text:p>401.9997</text:p>
          </table:table-cell>
          <table:table-cell table:style-name="ce12" table:formula="of:=[.Q203]-2*([.$B203]-1)" office:value-type="float" office:value="-0.000289062500087311" calcext:value-type="float">
            <text:p>-0.0002890625</text:p>
          </table:table-cell>
          <table:table-cell table:style-name="Default" office:value-type="float" office:value="63627188861494" calcext:value-type="float">
            <text:p>63627188861494</text:p>
          </table:table-cell>
          <table:table-cell table:style-name="ce7" table:formula="of:=([.S203]-[.S202])/1000" office:value-type="float" office:value="1.999734375" calcext:value-type="float">
            <text:p>1.9997</text:p>
          </table:table-cell>
          <table:table-cell table:style-name="ce7" table:formula="of:=[.T203]+[.U202]" office:value-type="float" office:value="401.9981171875" calcext:value-type="float">
            <text:p>401.9981</text:p>
          </table:table-cell>
          <table:table-cell table:style-name="ce13" table:formula="of:=[.U203]-2*([.$B203]-1)" office:value-type="float" office:value="-0.00188281250012778" calcext:value-type="float">
            <text:p>-0.0018828125</text:p>
          </table:table-cell>
          <table:table-cell table:style-name="Default" office:value-type="float" office:value="63627189318424.3" calcext:value-type="float">
            <text:p>63627189318424.3</text:p>
          </table:table-cell>
          <table:table-cell table:style-name="ce7" table:formula="of:=([.W203]-[.W202])/1000" office:value-type="float" office:value="2.001078125" calcext:value-type="float">
            <text:p>2.0011</text:p>
          </table:table-cell>
          <table:table-cell table:style-name="ce7" table:formula="of:=[.X203]+[.Y202]" office:value-type="float" office:value="402.000625" calcext:value-type="float">
            <text:p>402.0006</text:p>
          </table:table-cell>
          <table:table-cell table:style-name="ce14" table:formula="of:=[.Y203]-2*([.$B203]-1)" office:value-type="float" office:value="0.000624999999956799" calcext:value-type="float">
            <text:p>0.000625</text:p>
          </table:table-cell>
          <table:table-cell table:style-name="Default" office:value-type="float" office:value="63627189785197.6" calcext:value-type="float">
            <text:p>63627189785197.6</text:p>
          </table:table-cell>
          <table:table-cell table:style-name="ce15" table:formula="of:=([.AA203]-[.AA202])/1000" office:value-type="float" office:value="2.000265625" calcext:value-type="float">
            <text:p>2.0003</text:p>
          </table:table-cell>
          <table:table-cell table:style-name="ce7" table:formula="of:=[.AB203]+[.AC202]" office:value-type="float" office:value="403.999046875" calcext:value-type="float">
            <text:p>403.9990</text:p>
          </table:table-cell>
          <table:table-cell table:style-name="ce16" table:formula="of:=[.AC203]-2*([.$B203]-1)" office:value-type="float" office:value="1.99904687500043" calcext:value-type="float">
            <text:p>1.999046875</text:p>
          </table:table-cell>
          <table:table-cell table:style-name="Default" office:value-type="float" office:value="63627190245132.6" calcext:value-type="float">
            <text:p>63627190245132.6</text:p>
          </table:table-cell>
          <table:table-cell table:style-name="ce7" table:formula="of:=([.AE203]-[.AE202])/1000" office:value-type="float" office:value="2.0012109375" calcext:value-type="float">
            <text:p>2.0012</text:p>
          </table:table-cell>
          <table:table-cell table:style-name="ce7" table:formula="of:=[.AF203]+[.AG202]" office:value-type="float" office:value="402.0005625" calcext:value-type="float">
            <text:p>402.0006</text:p>
          </table:table-cell>
          <table:table-cell table:style-name="ce20" table:formula="of:=[.AG203]-2*([.$B203]-1)" office:value-type="float" office:value="0.000562500000228283" calcext:value-type="float">
            <text:p>0.0005625</text:p>
          </table:table-cell>
          <table:table-cell table:style-name="Default" office:value-type="float" office:value="63627190711459.2" calcext:value-type="float">
            <text:p>63627190711459.2</text:p>
          </table:table-cell>
          <table:table-cell table:style-name="ce7" table:formula="of:=([.AI203]-[.AI202])/1000" office:value-type="float" office:value="1.99928125" calcext:value-type="float">
            <text:p>1.9993</text:p>
          </table:table-cell>
          <table:table-cell table:style-name="ce7" table:formula="of:=[.AJ203]+[.AK202]" office:value-type="float" office:value="401.999" calcext:value-type="float">
            <text:p>401.9990</text:p>
          </table:table-cell>
          <table:table-cell table:style-name="ce21" table:formula="of:=[.AK203]-2*([.$B203]-1)" office:value-type="float" office:value="-0.00100000000009004" calcext:value-type="float">
            <text:p>-0.001</text:p>
          </table:table-cell>
          <table:table-cell table:style-name="Default" office:value-type="float" office:value="63627191174529.2" calcext:value-type="float">
            <text:p>63627191174529.2</text:p>
          </table:table-cell>
          <table:table-cell table:style-name="ce7" table:formula="of:=([.AM203]-[.AM202])/1000" office:value-type="float" office:value="1.9989140625" calcext:value-type="float">
            <text:p>1.9989</text:p>
          </table:table-cell>
          <table:table-cell table:style-name="ce7" table:formula="of:=[.AN203]+[.AO202]" office:value-type="float" office:value="401.9976953125" calcext:value-type="float">
            <text:p>401.9977</text:p>
          </table:table-cell>
          <table:table-cell table:style-name="ce22" table:formula="of:=[.AO203]-2*([.$B203]-1)" office:value-type="float" office:value="-0.00230468750015689" calcext:value-type="float">
            <text:p>-0.0023046875</text:p>
          </table:table-cell>
          <table:table-cell table:style-name="Default" office:value-type="float" office:value="63627191639556" calcext:value-type="float">
            <text:p>63627191639556</text:p>
          </table:table-cell>
          <table:table-cell table:style-name="ce7" table:formula="of:=([.AQ203]-[.AQ202])/1000" office:value-type="float" office:value="2.0007421875" calcext:value-type="float">
            <text:p>2.0007</text:p>
          </table:table-cell>
          <table:table-cell table:style-name="ce7" table:formula="of:=[.AR203]+[.AS202]" office:value-type="float" office:value="401.9984765625" calcext:value-type="float">
            <text:p>401.9985</text:p>
          </table:table-cell>
          <table:table-cell table:style-name="ce26" table:formula="of:=[.AS203]-2*([.$B203]-1)" office:value-type="float" office:value="-0.00152343749988404" calcext:value-type="float">
            <text:p>-0.0015234375</text:p>
          </table:table-cell>
          <table:table-cell table:style-name="Default" office:value-type="float" office:value="63627192154643.9" calcext:value-type="float">
            <text:p>63627192154643.9</text:p>
          </table:table-cell>
          <table:table-cell table:style-name="ce7" table:formula="of:=([.AU203]-[.AU202])/1000" office:value-type="float" office:value="2.0000546875" calcext:value-type="float">
            <text:p>2.0001</text:p>
          </table:table-cell>
          <table:table-cell table:style-name="ce7" table:formula="of:=[.AV203]+[.AW202]" office:value-type="float" office:value="402.0005625" calcext:value-type="float">
            <text:p>402.0006</text:p>
          </table:table-cell>
          <table:table-cell table:style-name="ce37" table:formula="of:=[.AW203]-2*([.$B203]-1)" office:value-type="float" office:value="0.000562500000114596" calcext:value-type="float">
            <text:p>0.00056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3" calcext:value-type="float">
            <text:p>203</text:p>
          </table:table-cell>
          <table:table-cell office:value-type="float" office:value="63627186948517.6" calcext:value-type="float">
            <text:p>63627186948517.6</text:p>
          </table:table-cell>
          <table:table-cell table:formula="of:=([.C204]-[.C203])/1000" office:value-type="float" office:value="1.9986484375" calcext:value-type="float">
            <text:p>1.9986</text:p>
          </table:table-cell>
          <table:table-cell table:formula="of:=[.D204]+[.E203]" office:value-type="float" office:value="403.998609375" calcext:value-type="float">
            <text:p>403.9986</text:p>
          </table:table-cell>
          <table:table-cell table:style-name="ce9" table:formula="of:=[.E204]-2*([.$B204]-1)" office:value-type="float" office:value="-0.00139062500016962" calcext:value-type="float">
            <text:p>-0.001390625</text:p>
          </table:table-cell>
          <table:table-cell table:style-name="Default" office:value-type="float" office:value="63627187467871.7" calcext:value-type="float">
            <text:p>63627187467871.7</text:p>
          </table:table-cell>
          <table:table-cell table:style-name="ce7" table:formula="of:=([.G204]-[.G203])/1000" office:value-type="float" office:value="1.998390625" calcext:value-type="float">
            <text:p>1.9984</text:p>
          </table:table-cell>
          <table:table-cell table:style-name="ce7" table:formula="of:=[.H204]+[.I203]" office:value-type="float" office:value="403.9984140625" calcext:value-type="float">
            <text:p>403.9984</text:p>
          </table:table-cell>
          <table:table-cell table:style-name="ce10" table:formula="of:=[.I204]-2*([.$B204]-1)" office:value-type="float" office:value="-0.00158593749995362" calcext:value-type="float">
            <text:p>-0.0015859375</text:p>
          </table:table-cell>
          <table:table-cell table:style-name="Default" office:value-type="float" office:value="63627187935420.9" calcext:value-type="float">
            <text:p>63627187935420.9</text:p>
          </table:table-cell>
          <table:table-cell table:style-name="ce7" table:formula="of:=([.K204]-[.K203])/1000" office:value-type="float" office:value="1.999109375" calcext:value-type="float">
            <text:p>1.9991</text:p>
          </table:table-cell>
          <table:table-cell table:style-name="ce7" table:formula="of:=[.L204]+[.M203]" office:value-type="float" office:value="403.9982734375" calcext:value-type="float">
            <text:p>403.9983</text:p>
          </table:table-cell>
          <table:table-cell table:style-name="ce11" table:formula="of:=[.M204]-2*([.$B204]-1)" office:value-type="float" office:value="-0.00172656249986858" calcext:value-type="float">
            <text:p>-0.0017265625</text:p>
          </table:table-cell>
          <table:table-cell table:style-name="Default" office:value-type="float" office:value="63627188403318.7" calcext:value-type="float">
            <text:p>63627188403318.7</text:p>
          </table:table-cell>
          <table:table-cell table:style-name="ce7" table:formula="of:=([.O204]-[.O203])/1000" office:value-type="float" office:value="1.999296875" calcext:value-type="float">
            <text:p>1.9993</text:p>
          </table:table-cell>
          <table:table-cell table:style-name="ce7" table:formula="of:=[.P204]+[.Q203]" office:value-type="float" office:value="403.9990078125" calcext:value-type="float">
            <text:p>403.9990</text:p>
          </table:table-cell>
          <table:table-cell table:style-name="ce12" table:formula="of:=[.Q204]-2*([.$B204]-1)" office:value-type="float" office:value="-0.000992187500060027" calcext:value-type="float">
            <text:p>-0.0009921875</text:p>
          </table:table-cell>
          <table:table-cell table:style-name="Default" office:value-type="float" office:value="63627188863495.6" calcext:value-type="float">
            <text:p>63627188863495.6</text:p>
          </table:table-cell>
          <table:table-cell table:style-name="ce7" table:formula="of:=([.S204]-[.S203])/1000" office:value-type="float" office:value="2.0015546875" calcext:value-type="float">
            <text:p>2.0016</text:p>
          </table:table-cell>
          <table:table-cell table:style-name="ce7" table:formula="of:=[.T204]+[.U203]" office:value-type="float" office:value="403.999671875" calcext:value-type="float">
            <text:p>403.9997</text:p>
          </table:table-cell>
          <table:table-cell table:style-name="ce13" table:formula="of:=[.U204]-2*([.$B204]-1)" office:value-type="float" office:value="-0.000328125000123691" calcext:value-type="float">
            <text:p>-0.000328125</text:p>
          </table:table-cell>
          <table:table-cell table:style-name="Default" office:value-type="float" office:value="63627189320421.4" calcext:value-type="float">
            <text:p>63627189320421.4</text:p>
          </table:table-cell>
          <table:table-cell table:style-name="ce7" table:formula="of:=([.W204]-[.W203])/1000" office:value-type="float" office:value="1.9970703125" calcext:value-type="float">
            <text:p>1.9971</text:p>
          </table:table-cell>
          <table:table-cell table:style-name="ce7" table:formula="of:=[.X204]+[.Y203]" office:value-type="float" office:value="403.9976953125" calcext:value-type="float">
            <text:p>403.9977</text:p>
          </table:table-cell>
          <table:table-cell table:style-name="ce14" table:formula="of:=[.Y204]-2*([.$B204]-1)" office:value-type="float" office:value="-0.0023046875000432" calcext:value-type="float">
            <text:p>-0.0023046875</text:p>
          </table:table-cell>
          <table:table-cell table:style-name="Default" office:value-type="float" office:value="63627189787197" calcext:value-type="float">
            <text:p>63627189787197</text:p>
          </table:table-cell>
          <table:table-cell table:style-name="ce15" table:formula="of:=([.AA204]-[.AA203])/1000" office:value-type="float" office:value="1.999421875" calcext:value-type="float">
            <text:p>1.9994</text:p>
          </table:table-cell>
          <table:table-cell table:style-name="ce7" table:formula="of:=[.AB204]+[.AC203]" office:value-type="float" office:value="405.99846875" calcext:value-type="float">
            <text:p>405.9985</text:p>
          </table:table-cell>
          <table:table-cell table:style-name="ce16" table:formula="of:=[.AC204]-2*([.$B204]-1)" office:value-type="float" office:value="1.99846875000043" calcext:value-type="float">
            <text:p>1.99846875</text:p>
          </table:table-cell>
          <table:table-cell table:style-name="Default" office:value-type="float" office:value="63627190247130.7" calcext:value-type="float">
            <text:p>63627190247130.7</text:p>
          </table:table-cell>
          <table:table-cell table:style-name="ce7" table:formula="of:=([.AE204]-[.AE203])/1000" office:value-type="float" office:value="1.99803125" calcext:value-type="float">
            <text:p>1.9980</text:p>
          </table:table-cell>
          <table:table-cell table:style-name="ce7" table:formula="of:=[.AF204]+[.AG203]" office:value-type="float" office:value="403.99859375" calcext:value-type="float">
            <text:p>403.9986</text:p>
          </table:table-cell>
          <table:table-cell table:style-name="ce20" table:formula="of:=[.AG204]-2*([.$B204]-1)" office:value-type="float" office:value="-0.0014062499997749" calcext:value-type="float">
            <text:p>-0.00140625</text:p>
          </table:table-cell>
          <table:table-cell table:style-name="Default" office:value-type="float" office:value="63627190713459" calcext:value-type="float">
            <text:p>63627190713459</text:p>
          </table:table-cell>
          <table:table-cell table:style-name="ce7" table:formula="of:=([.AI204]-[.AI203])/1000" office:value-type="float" office:value="1.9998515625" calcext:value-type="float">
            <text:p>1.9999</text:p>
          </table:table-cell>
          <table:table-cell table:style-name="ce7" table:formula="of:=[.AJ204]+[.AK203]" office:value-type="float" office:value="403.9988515625" calcext:value-type="float">
            <text:p>403.9989</text:p>
          </table:table-cell>
          <table:table-cell table:style-name="ce21" table:formula="of:=[.AK204]-2*([.$B204]-1)" office:value-type="float" office:value="-0.00114843750009186" calcext:value-type="float">
            <text:p>-0.0011484375</text:p>
          </table:table-cell>
          <table:table-cell table:style-name="Default" office:value-type="float" office:value="63627191176530.2" calcext:value-type="float">
            <text:p>63627191176530.2</text:p>
          </table:table-cell>
          <table:table-cell table:style-name="ce7" table:formula="of:=([.AM204]-[.AM203])/1000" office:value-type="float" office:value="2.0010234375" calcext:value-type="float">
            <text:p>2.0010</text:p>
          </table:table-cell>
          <table:table-cell table:style-name="ce7" table:formula="of:=[.AN204]+[.AO203]" office:value-type="float" office:value="403.99871875" calcext:value-type="float">
            <text:p>403.9987</text:p>
          </table:table-cell>
          <table:table-cell table:style-name="ce22" table:formula="of:=[.AO204]-2*([.$B204]-1)" office:value-type="float" office:value="-0.00128125000014734" calcext:value-type="float">
            <text:p>-0.00128125</text:p>
          </table:table-cell>
          <table:table-cell table:style-name="Default" office:value-type="float" office:value="63627191641554.7" calcext:value-type="float">
            <text:p>63627191641554.7</text:p>
          </table:table-cell>
          <table:table-cell table:style-name="ce7" table:formula="of:=([.AQ204]-[.AQ203])/1000" office:value-type="float" office:value="1.998765625" calcext:value-type="float">
            <text:p>1.9988</text:p>
          </table:table-cell>
          <table:table-cell table:style-name="ce7" table:formula="of:=[.AR204]+[.AS203]" office:value-type="float" office:value="403.9972421875" calcext:value-type="float">
            <text:p>403.9972</text:p>
          </table:table-cell>
          <table:table-cell table:style-name="ce26" table:formula="of:=[.AS204]-2*([.$B204]-1)" office:value-type="float" office:value="-0.00275781249990814" calcext:value-type="float">
            <text:p>-0.0027578125</text:p>
          </table:table-cell>
          <table:table-cell table:style-name="Default" office:value-type="float" office:value="63627192156642.2" calcext:value-type="float">
            <text:p>63627192156642.2</text:p>
          </table:table-cell>
          <table:table-cell table:style-name="ce7" table:formula="of:=([.AU204]-[.AU203])/1000" office:value-type="float" office:value="1.9983828125" calcext:value-type="float">
            <text:p>1.9984</text:p>
          </table:table-cell>
          <table:table-cell table:style-name="ce7" table:formula="of:=[.AV204]+[.AW203]" office:value-type="float" office:value="403.9989453125" calcext:value-type="float">
            <text:p>403.9989</text:p>
          </table:table-cell>
          <table:table-cell table:style-name="ce37" table:formula="of:=[.AW204]-2*([.$B204]-1)" office:value-type="float" office:value="-0.00105468749990223" calcext:value-type="float">
            <text:p>-0.00105468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4" calcext:value-type="float">
            <text:p>204</text:p>
          </table:table-cell>
          <table:table-cell office:value-type="float" office:value="63627186950517.6" calcext:value-type="float">
            <text:p>63627186950517.6</text:p>
          </table:table-cell>
          <table:table-cell table:formula="of:=([.C205]-[.C204])/1000" office:value-type="float" office:value="2.0000234375" calcext:value-type="float">
            <text:p>2.0000</text:p>
          </table:table-cell>
          <table:table-cell table:formula="of:=[.D205]+[.E204]" office:value-type="float" office:value="405.9986328125" calcext:value-type="float">
            <text:p>405.9986</text:p>
          </table:table-cell>
          <table:table-cell table:style-name="ce9" table:formula="of:=[.E205]-2*([.$B205]-1)" office:value-type="float" office:value="-0.00136718750019327" calcext:value-type="float">
            <text:p>-0.0013671875</text:p>
          </table:table-cell>
          <table:table-cell table:style-name="Default" office:value-type="float" office:value="63627187469873.2" calcext:value-type="float">
            <text:p>63627187469873.2</text:p>
          </table:table-cell>
          <table:table-cell table:style-name="ce7" table:formula="of:=([.G205]-[.G204])/1000" office:value-type="float" office:value="2.0014921875" calcext:value-type="float">
            <text:p>2.0015</text:p>
          </table:table-cell>
          <table:table-cell table:style-name="ce7" table:formula="of:=[.H205]+[.I204]" office:value-type="float" office:value="405.99990625" calcext:value-type="float">
            <text:p>405.9999</text:p>
          </table:table-cell>
          <table:table-cell table:style-name="ce10" table:formula="of:=[.I205]-2*([.$B205]-1)" office:value-type="float" office:value="-0.000093749999962256" calcext:value-type="float">
            <text:p>-0.00009375</text:p>
          </table:table-cell>
          <table:table-cell table:style-name="Default" office:value-type="float" office:value="63627187937421.4" calcext:value-type="float">
            <text:p>63627187937421.4</text:p>
          </table:table-cell>
          <table:table-cell table:style-name="ce7" table:formula="of:=([.K205]-[.K204])/1000" office:value-type="float" office:value="2.0005390625" calcext:value-type="float">
            <text:p>2.0005</text:p>
          </table:table-cell>
          <table:table-cell table:style-name="ce7" table:formula="of:=[.L205]+[.M204]" office:value-type="float" office:value="405.9988125" calcext:value-type="float">
            <text:p>405.9988</text:p>
          </table:table-cell>
          <table:table-cell table:style-name="ce11" table:formula="of:=[.M205]-2*([.$B205]-1)" office:value-type="float" office:value="-0.00118749999984402" calcext:value-type="float">
            <text:p>-0.0011875</text:p>
          </table:table-cell>
          <table:table-cell table:style-name="Default" office:value-type="float" office:value="63627188405318.4" calcext:value-type="float">
            <text:p>63627188405318.4</text:p>
          </table:table-cell>
          <table:table-cell table:style-name="ce7" table:formula="of:=([.O205]-[.O204])/1000" office:value-type="float" office:value="1.9996796875" calcext:value-type="float">
            <text:p>1.9997</text:p>
          </table:table-cell>
          <table:table-cell table:style-name="ce7" table:formula="of:=[.P205]+[.Q204]" office:value-type="float" office:value="405.9986875" calcext:value-type="float">
            <text:p>405.9987</text:p>
          </table:table-cell>
          <table:table-cell table:style-name="ce12" table:formula="of:=[.Q205]-2*([.$B205]-1)" office:value-type="float" office:value="-0.00131250000004002" calcext:value-type="float">
            <text:p>-0.0013125</text:p>
          </table:table-cell>
          <table:table-cell table:style-name="Default" office:value-type="float" office:value="63627188865494.4" calcext:value-type="float">
            <text:p>63627188865494.4</text:p>
          </table:table-cell>
          <table:table-cell table:style-name="ce7" table:formula="of:=([.S205]-[.S204])/1000" office:value-type="float" office:value="1.9988515625" calcext:value-type="float">
            <text:p>1.9989</text:p>
          </table:table-cell>
          <table:table-cell table:style-name="ce7" table:formula="of:=[.T205]+[.U204]" office:value-type="float" office:value="405.9985234375" calcext:value-type="float">
            <text:p>405.9985</text:p>
          </table:table-cell>
          <table:table-cell table:style-name="ce13" table:formula="of:=[.U205]-2*([.$B205]-1)" office:value-type="float" office:value="-0.00147656250010186" calcext:value-type="float">
            <text:p>-0.0014765625</text:p>
          </table:table-cell>
          <table:table-cell table:style-name="Default" office:value-type="float" office:value="63627189322421.5" calcext:value-type="float">
            <text:p>63627189322421.5</text:p>
          </table:table-cell>
          <table:table-cell table:style-name="ce7" table:formula="of:=([.W205]-[.W204])/1000" office:value-type="float" office:value="2.00015625" calcext:value-type="float">
            <text:p>2.0002</text:p>
          </table:table-cell>
          <table:table-cell table:style-name="ce7" table:formula="of:=[.X205]+[.Y204]" office:value-type="float" office:value="405.9978515625" calcext:value-type="float">
            <text:p>405.9979</text:p>
          </table:table-cell>
          <table:table-cell table:style-name="ce14" table:formula="of:=[.Y205]-2*([.$B205]-1)" office:value-type="float" office:value="-0.00214843750006821" calcext:value-type="float">
            <text:p>-0.0021484375</text:p>
          </table:table-cell>
          <table:table-cell table:style-name="Default" office:value-type="float" office:value="63627189789196" calcext:value-type="float">
            <text:p>63627189789196</text:p>
          </table:table-cell>
          <table:table-cell table:style-name="ce15" table:formula="of:=([.AA205]-[.AA204])/1000" office:value-type="float" office:value="1.9989609375" calcext:value-type="float">
            <text:p>1.9990</text:p>
          </table:table-cell>
          <table:table-cell table:style-name="ce7" table:formula="of:=[.AB205]+[.AC204]" office:value-type="float" office:value="407.9974296875" calcext:value-type="float">
            <text:p>407.9974</text:p>
          </table:table-cell>
          <table:table-cell table:style-name="ce16" table:formula="of:=[.AC205]-2*([.$B205]-1)" office:value-type="float" office:value="1.99742968750041" calcext:value-type="float">
            <text:p>1.9974296875</text:p>
          </table:table-cell>
          <table:table-cell table:style-name="Default" office:value-type="float" office:value="63627190249130.2" calcext:value-type="float">
            <text:p>63627190249130.2</text:p>
          </table:table-cell>
          <table:table-cell table:style-name="ce7" table:formula="of:=([.AE205]-[.AE204])/1000" office:value-type="float" office:value="1.9995390625" calcext:value-type="float">
            <text:p>1.9995</text:p>
          </table:table-cell>
          <table:table-cell table:style-name="ce7" table:formula="of:=[.AF205]+[.AG204]" office:value-type="float" office:value="405.9981328125" calcext:value-type="float">
            <text:p>405.9981</text:p>
          </table:table-cell>
          <table:table-cell table:style-name="ce20" table:formula="of:=[.AG205]-2*([.$B205]-1)" office:value-type="float" office:value="-0.00186718749978354" calcext:value-type="float">
            <text:p>-0.0018671875</text:p>
          </table:table-cell>
          <table:table-cell table:style-name="Default" office:value-type="float" office:value="63627190715458.7" calcext:value-type="float">
            <text:p>63627190715458.7</text:p>
          </table:table-cell>
          <table:table-cell table:style-name="ce7" table:formula="of:=([.AI205]-[.AI204])/1000" office:value-type="float" office:value="1.999640625" calcext:value-type="float">
            <text:p>1.9996</text:p>
          </table:table-cell>
          <table:table-cell table:style-name="ce7" table:formula="of:=[.AJ205]+[.AK204]" office:value-type="float" office:value="405.9984921875" calcext:value-type="float">
            <text:p>405.9985</text:p>
          </table:table-cell>
          <table:table-cell table:style-name="ce21" table:formula="of:=[.AK205]-2*([.$B205]-1)" office:value-type="float" office:value="-0.00150781250010823" calcext:value-type="float">
            <text:p>-0.0015078125</text:p>
          </table:table-cell>
          <table:table-cell table:style-name="Default" office:value-type="float" office:value="63627191178529.4" calcext:value-type="float">
            <text:p>63627191178529.4</text:p>
          </table:table-cell>
          <table:table-cell table:style-name="ce7" table:formula="of:=([.AM205]-[.AM204])/1000" office:value-type="float" office:value="1.99925" calcext:value-type="float">
            <text:p>1.9993</text:p>
          </table:table-cell>
          <table:table-cell table:style-name="ce7" table:formula="of:=[.AN205]+[.AO204]" office:value-type="float" office:value="405.99796875" calcext:value-type="float">
            <text:p>405.9980</text:p>
          </table:table-cell>
          <table:table-cell table:style-name="ce22" table:formula="of:=[.AO205]-2*([.$B205]-1)" office:value-type="float" office:value="-0.0020312500001296" calcext:value-type="float">
            <text:p>-0.00203125</text:p>
          </table:table-cell>
          <table:table-cell table:style-name="Default" office:value-type="float" office:value="63627191643556.9" calcext:value-type="float">
            <text:p>63627191643556.9</text:p>
          </table:table-cell>
          <table:table-cell table:style-name="ce7" table:formula="of:=([.AQ205]-[.AQ204])/1000" office:value-type="float" office:value="2.0021171875" calcext:value-type="float">
            <text:p>2.0021</text:p>
          </table:table-cell>
          <table:table-cell table:style-name="ce7" table:formula="of:=[.AR205]+[.AS204]" office:value-type="float" office:value="405.999359375" calcext:value-type="float">
            <text:p>405.9994</text:p>
          </table:table-cell>
          <table:table-cell table:style-name="ce26" table:formula="of:=[.AS205]-2*([.$B205]-1)" office:value-type="float" office:value="-0.000640624999903139" calcext:value-type="float">
            <text:p>-0.000640625</text:p>
          </table:table-cell>
          <table:table-cell table:style-name="Default" office:value-type="float" office:value="63627192158642.1" calcext:value-type="float">
            <text:p>63627192158642.1</text:p>
          </table:table-cell>
          <table:table-cell table:style-name="ce7" table:formula="of:=([.AU205]-[.AU204])/1000" office:value-type="float" office:value="1.99990625" calcext:value-type="float">
            <text:p>1.9999</text:p>
          </table:table-cell>
          <table:table-cell table:style-name="ce7" table:formula="of:=[.AV205]+[.AW204]" office:value-type="float" office:value="405.9988515625" calcext:value-type="float">
            <text:p>405.9989</text:p>
          </table:table-cell>
          <table:table-cell table:style-name="ce37" table:formula="of:=[.AW205]-2*([.$B205]-1)" office:value-type="float" office:value="-0.00114843749992133" calcext:value-type="float">
            <text:p>-0.001148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5" calcext:value-type="float">
            <text:p>205</text:p>
          </table:table-cell>
          <table:table-cell office:value-type="float" office:value="63627186952517.3" calcext:value-type="float">
            <text:p>63627186952517.3</text:p>
          </table:table-cell>
          <table:table-cell table:formula="of:=([.C206]-[.C205])/1000" office:value-type="float" office:value="1.9996328125" calcext:value-type="float">
            <text:p>1.9996</text:p>
          </table:table-cell>
          <table:table-cell table:formula="of:=[.D206]+[.E205]" office:value-type="float" office:value="407.998265625" calcext:value-type="float">
            <text:p>407.9983</text:p>
          </table:table-cell>
          <table:table-cell table:style-name="ce9" table:formula="of:=[.E206]-2*([.$B206]-1)" office:value-type="float" office:value="-0.00173437500018281" calcext:value-type="float">
            <text:p>-0.001734375</text:p>
          </table:table-cell>
          <table:table-cell table:style-name="Default" office:value-type="float" office:value="63627187471873" calcext:value-type="float">
            <text:p>63627187471873</text:p>
          </table:table-cell>
          <table:table-cell table:style-name="ce7" table:formula="of:=([.G206]-[.G205])/1000" office:value-type="float" office:value="1.9997421875" calcext:value-type="float">
            <text:p>1.9997</text:p>
          </table:table-cell>
          <table:table-cell table:style-name="ce7" table:formula="of:=[.H206]+[.I205]" office:value-type="float" office:value="407.9996484375" calcext:value-type="float">
            <text:p>407.9996</text:p>
          </table:table-cell>
          <table:table-cell table:style-name="ce10" table:formula="of:=[.I206]-2*([.$B206]-1)" office:value-type="float" office:value="-0.000351562499986358" calcext:value-type="float">
            <text:p>-0.0003515625</text:p>
          </table:table-cell>
          <table:table-cell table:style-name="Default" office:value-type="float" office:value="63627187939420.9" calcext:value-type="float">
            <text:p>63627187939420.9</text:p>
          </table:table-cell>
          <table:table-cell table:style-name="ce7" table:formula="of:=([.K206]-[.K205])/1000" office:value-type="float" office:value="1.9994765625" calcext:value-type="float">
            <text:p>1.9995</text:p>
          </table:table-cell>
          <table:table-cell table:style-name="ce7" table:formula="of:=[.L206]+[.M205]" office:value-type="float" office:value="407.9982890625" calcext:value-type="float">
            <text:p>407.9983</text:p>
          </table:table-cell>
          <table:table-cell table:style-name="ce11" table:formula="of:=[.M206]-2*([.$B206]-1)" office:value-type="float" office:value="-0.00171093749986539" calcext:value-type="float">
            <text:p>-0.0017109375</text:p>
          </table:table-cell>
          <table:table-cell table:style-name="Default" office:value-type="float" office:value="63627188407317.9" calcext:value-type="float">
            <text:p>63627188407317.9</text:p>
          </table:table-cell>
          <table:table-cell table:style-name="ce7" table:formula="of:=([.O206]-[.O205])/1000" office:value-type="float" office:value="1.9995234375" calcext:value-type="float">
            <text:p>1.9995</text:p>
          </table:table-cell>
          <table:table-cell table:style-name="ce7" table:formula="of:=[.P206]+[.Q205]" office:value-type="float" office:value="407.9982109375" calcext:value-type="float">
            <text:p>407.9982</text:p>
          </table:table-cell>
          <table:table-cell table:style-name="ce12" table:formula="of:=[.Q206]-2*([.$B206]-1)" office:value-type="float" office:value="-0.00178906250005184" calcext:value-type="float">
            <text:p>-0.0017890625</text:p>
          </table:table-cell>
          <table:table-cell table:style-name="Default" office:value-type="float" office:value="63627188867495.4" calcext:value-type="float">
            <text:p>63627188867495.4</text:p>
          </table:table-cell>
          <table:table-cell table:style-name="ce7" table:formula="of:=([.S206]-[.S205])/1000" office:value-type="float" office:value="2.0010390625" calcext:value-type="float">
            <text:p>2.0010</text:p>
          </table:table-cell>
          <table:table-cell table:style-name="ce7" table:formula="of:=[.T206]+[.U205]" office:value-type="float" office:value="407.9995625" calcext:value-type="float">
            <text:p>407.9996</text:p>
          </table:table-cell>
          <table:table-cell table:style-name="ce13" table:formula="of:=[.U206]-2*([.$B206]-1)" office:value-type="float" office:value="-0.000437500000089131" calcext:value-type="float">
            <text:p>-0.0004375</text:p>
          </table:table-cell>
          <table:table-cell table:style-name="Default" office:value-type="float" office:value="63627189324423.2" calcext:value-type="float">
            <text:p>63627189324423.2</text:p>
          </table:table-cell>
          <table:table-cell table:style-name="ce7" table:formula="of:=([.W206]-[.W205])/1000" office:value-type="float" office:value="2.001703125" calcext:value-type="float">
            <text:p>2.0017</text:p>
          </table:table-cell>
          <table:table-cell table:style-name="ce7" table:formula="of:=[.X206]+[.Y205]" office:value-type="float" office:value="407.9995546875" calcext:value-type="float">
            <text:p>407.9996</text:p>
          </table:table-cell>
          <table:table-cell table:style-name="ce14" table:formula="of:=[.Y206]-2*([.$B206]-1)" office:value-type="float" office:value="-0.0004453125000623" calcext:value-type="float">
            <text:p>-0.0004453125</text:p>
          </table:table-cell>
          <table:table-cell table:style-name="Default" office:value-type="float" office:value="63627189791196.6" calcext:value-type="float">
            <text:p>63627189791196.6</text:p>
          </table:table-cell>
          <table:table-cell table:style-name="ce15" table:formula="of:=([.AA206]-[.AA205])/1000" office:value-type="float" office:value="2.0005703125" calcext:value-type="float">
            <text:p>2.0006</text:p>
          </table:table-cell>
          <table:table-cell table:style-name="ce7" table:formula="of:=[.AB206]+[.AC205]" office:value-type="float" office:value="409.998" calcext:value-type="float">
            <text:p>409.9980</text:p>
          </table:table-cell>
          <table:table-cell table:style-name="ce16" table:formula="of:=[.AC206]-2*([.$B206]-1)" office:value-type="float" office:value="1.99800000000039" calcext:value-type="float">
            <text:p>1.998</text:p>
          </table:table-cell>
          <table:table-cell table:style-name="Default" office:value-type="float" office:value="63627190251130.1" calcext:value-type="float">
            <text:p>63627190251130.1</text:p>
          </table:table-cell>
          <table:table-cell table:style-name="ce7" table:formula="of:=([.AE206]-[.AE205])/1000" office:value-type="float" office:value="1.99990625" calcext:value-type="float">
            <text:p>1.9999</text:p>
          </table:table-cell>
          <table:table-cell table:style-name="ce7" table:formula="of:=[.AF206]+[.AG205]" office:value-type="float" office:value="407.9980390625" calcext:value-type="float">
            <text:p>407.9980</text:p>
          </table:table-cell>
          <table:table-cell table:style-name="ce20" table:formula="of:=[.AG206]-2*([.$B206]-1)" office:value-type="float" office:value="-0.00196093749980264" calcext:value-type="float">
            <text:p>-0.0019609375</text:p>
          </table:table-cell>
          <table:table-cell table:style-name="Default" office:value-type="float" office:value="63627190717457.7" calcext:value-type="float">
            <text:p>63627190717457.7</text:p>
          </table:table-cell>
          <table:table-cell table:style-name="ce7" table:formula="of:=([.AI206]-[.AI205])/1000" office:value-type="float" office:value="1.998984375" calcext:value-type="float">
            <text:p>1.9990</text:p>
          </table:table-cell>
          <table:table-cell table:style-name="ce7" table:formula="of:=[.AJ206]+[.AK205]" office:value-type="float" office:value="407.9974765625" calcext:value-type="float">
            <text:p>407.9975</text:p>
          </table:table-cell>
          <table:table-cell table:style-name="ce21" table:formula="of:=[.AK206]-2*([.$B206]-1)" office:value-type="float" office:value="-0.00252343750008777" calcext:value-type="float">
            <text:p>-0.0025234375</text:p>
          </table:table-cell>
          <table:table-cell table:style-name="Default" office:value-type="float" office:value="63627191180529.8" calcext:value-type="float">
            <text:p>63627191180529.8</text:p>
          </table:table-cell>
          <table:table-cell table:style-name="ce7" table:formula="of:=([.AM206]-[.AM205])/1000" office:value-type="float" office:value="2.0003671875" calcext:value-type="float">
            <text:p>2.0004</text:p>
          </table:table-cell>
          <table:table-cell table:style-name="ce7" table:formula="of:=[.AN206]+[.AO205]" office:value-type="float" office:value="407.9983359375" calcext:value-type="float">
            <text:p>407.9983</text:p>
          </table:table-cell>
          <table:table-cell table:style-name="ce22" table:formula="of:=[.AO206]-2*([.$B206]-1)" office:value-type="float" office:value="-0.00166406250014006" calcext:value-type="float">
            <text:p>-0.0016640625</text:p>
          </table:table-cell>
          <table:table-cell table:style-name="Default" office:value-type="float" office:value="63627191645555.9" calcext:value-type="float">
            <text:p>63627191645555.9</text:p>
          </table:table-cell>
          <table:table-cell table:style-name="ce7" table:formula="of:=([.AQ206]-[.AQ205])/1000" office:value-type="float" office:value="1.999" calcext:value-type="float">
            <text:p>1.9990</text:p>
          </table:table-cell>
          <table:table-cell table:style-name="ce7" table:formula="of:=[.AR206]+[.AS205]" office:value-type="float" office:value="407.998359375" calcext:value-type="float">
            <text:p>407.9984</text:p>
          </table:table-cell>
          <table:table-cell table:style-name="ce26" table:formula="of:=[.AS206]-2*([.$B206]-1)" office:value-type="float" office:value="-0.00164062499987949" calcext:value-type="float">
            <text:p>-0.001640625</text:p>
          </table:table-cell>
          <table:table-cell table:style-name="Default" office:value-type="float" office:value="63627192160640.8" calcext:value-type="float">
            <text:p>63627192160640.8</text:p>
          </table:table-cell>
          <table:table-cell table:style-name="ce7" table:formula="of:=([.AU206]-[.AU205])/1000" office:value-type="float" office:value="1.998703125" calcext:value-type="float">
            <text:p>1.9987</text:p>
          </table:table-cell>
          <table:table-cell table:style-name="ce7" table:formula="of:=[.AV206]+[.AW205]" office:value-type="float" office:value="407.9975546875" calcext:value-type="float">
            <text:p>407.9976</text:p>
          </table:table-cell>
          <table:table-cell table:style-name="ce37" table:formula="of:=[.AW206]-2*([.$B206]-1)" office:value-type="float" office:value="-0.00244531249990132" calcext:value-type="float">
            <text:p>-0.002445312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ixation</text:p>
          </table:table-cell>
          <table:table-cell table:style-name="ce6" office:value-type="float" office:value="206" calcext:value-type="float">
            <text:p>206</text:p>
          </table:table-cell>
          <table:table-cell office:value-type="float" office:value="63627186954518.5" calcext:value-type="float">
            <text:p>63627186954518.5</text:p>
          </table:table-cell>
          <table:table-cell table:formula="of:=([.C207]-[.C206])/1000" office:value-type="float" office:value="2.00121875" calcext:value-type="float">
            <text:p>2.0012</text:p>
          </table:table-cell>
          <table:table-cell table:formula="of:=[.D207]+[.E206]" office:value-type="float" office:value="409.999484375" calcext:value-type="float">
            <text:p>409.9995</text:p>
          </table:table-cell>
          <table:table-cell table:style-name="ce9" table:formula="of:=[.E207]-2*([.$B207]-1)" office:value-type="float" office:value="-0.00051562500016189" calcext:value-type="float">
            <text:p>-0.000515625</text:p>
          </table:table-cell>
          <table:table-cell table:style-name="Default" office:value-type="float" office:value="63627187473873" calcext:value-type="float">
            <text:p>63627187473873</text:p>
          </table:table-cell>
          <table:table-cell table:style-name="ce7" table:formula="of:=([.G207]-[.G206])/1000" office:value-type="float" office:value="2.0000234375" calcext:value-type="float">
            <text:p>2.0000</text:p>
          </table:table-cell>
          <table:table-cell table:style-name="ce7" table:formula="of:=[.H207]+[.I206]" office:value-type="float" office:value="409.999671875" calcext:value-type="float">
            <text:p>409.9997</text:p>
          </table:table-cell>
          <table:table-cell table:style-name="ce10" table:formula="of:=[.I207]-2*([.$B207]-1)" office:value-type="float" office:value="-0.000328125000010004" calcext:value-type="float">
            <text:p>-0.000328125</text:p>
          </table:table-cell>
          <table:table-cell table:style-name="Default" office:value-type="float" office:value="63627187941421.7" calcext:value-type="float">
            <text:p>63627187941421.7</text:p>
          </table:table-cell>
          <table:table-cell table:style-name="ce7" table:formula="of:=([.K207]-[.K206])/1000" office:value-type="float" office:value="2.00078125" calcext:value-type="float">
            <text:p>2.0008</text:p>
          </table:table-cell>
          <table:table-cell table:style-name="ce7" table:formula="of:=[.L207]+[.M206]" office:value-type="float" office:value="409.9990703125" calcext:value-type="float">
            <text:p>409.9991</text:p>
          </table:table-cell>
          <table:table-cell table:style-name="ce11" table:formula="of:=[.M207]-2*([.$B207]-1)" office:value-type="float" office:value="-0.000929687499876764" calcext:value-type="float">
            <text:p>-0.0009296875</text:p>
          </table:table-cell>
          <table:table-cell table:style-name="Default" office:value-type="float" office:value="63627188409318.7" calcext:value-type="float">
            <text:p>63627188409318.7</text:p>
          </table:table-cell>
          <table:table-cell table:style-name="ce7" table:formula="of:=([.O207]-[.O206])/1000" office:value-type="float" office:value="2.0008359375" calcext:value-type="float">
            <text:p>2.0008</text:p>
          </table:table-cell>
          <table:table-cell table:style-name="ce7" table:formula="of:=[.P207]+[.Q206]" office:value-type="float" office:value="409.999046875" calcext:value-type="float">
            <text:p>409.9990</text:p>
          </table:table-cell>
          <table:table-cell table:style-name="ce12" table:formula="of:=[.Q207]-2*([.$B207]-1)" office:value-type="float" office:value="-0.000953125000023647" calcext:value-type="float">
            <text:p>-0.000953125</text:p>
          </table:table-cell>
          <table:table-cell table:style-name="Default" office:value-type="float" office:value="63627188869496" calcext:value-type="float">
            <text:p>63627188869496</text:p>
          </table:table-cell>
          <table:table-cell table:style-name="ce7" table:formula="of:=([.S207]-[.S206])/1000" office:value-type="float" office:value="2.0005625" calcext:value-type="float">
            <text:p>2.0006</text:p>
          </table:table-cell>
          <table:table-cell table:style-name="ce7" table:formula="of:=[.T207]+[.U206]" office:value-type="float" office:value="410.000125" calcext:value-type="float">
            <text:p>410.0001</text:p>
          </table:table-cell>
          <table:table-cell table:style-name="ce13" table:formula="of:=[.U207]-2*([.$B207]-1)" office:value-type="float" office:value="0.000124999999911779" calcext:value-type="float">
            <text:p>0.000125</text:p>
          </table:table-cell>
          <table:table-cell table:style-name="Default" office:value-type="float" office:value="63627189326422.9" calcext:value-type="float">
            <text:p>63627189326422.9</text:p>
          </table:table-cell>
          <table:table-cell table:style-name="ce7" table:formula="of:=([.W207]-[.W206])/1000" office:value-type="float" office:value="1.9996640625" calcext:value-type="float">
            <text:p>1.9997</text:p>
          </table:table-cell>
          <table:table-cell table:style-name="ce7" table:formula="of:=[.X207]+[.Y206]" office:value-type="float" office:value="409.99921875" calcext:value-type="float">
            <text:p>409.9992</text:p>
          </table:table-cell>
          <table:table-cell table:style-name="ce14" table:formula="of:=[.Y207]-2*([.$B207]-1)" office:value-type="float" office:value="-0.000781250000045475" calcext:value-type="float">
            <text:p>-0.00078125</text:p>
          </table:table-cell>
          <table:table-cell table:style-name="Default" office:value-type="float" office:value="63627189793223.1" calcext:value-type="float">
            <text:p>63627189793223.1</text:p>
          </table:table-cell>
          <table:table-cell table:style-name="ce15" table:formula="of:=([.AA207]-[.AA206])/1000" office:value-type="float" office:value="2.026546875" calcext:value-type="float">
            <text:p>2.0265</text:p>
          </table:table-cell>
          <table:table-cell table:style-name="ce7" table:formula="of:=[.AB207]+[.AC206]" office:value-type="float" office:value="412.024546875" calcext:value-type="float">
            <text:p>412.0245</text:p>
          </table:table-cell>
          <table:table-cell table:style-name="ce16" table:formula="of:=[.AC207]-2*([.$B207]-1)" office:value-type="float" office:value="2.0245468750004" calcext:value-type="float">
            <text:p>2.024546875</text:p>
          </table:table-cell>
          <table:table-cell table:style-name="Default" office:value-type="float" office:value="63627190253129.6" calcext:value-type="float">
            <text:p>63627190253129.6</text:p>
          </table:table-cell>
          <table:table-cell table:style-name="ce7" table:formula="of:=([.AE207]-[.AE206])/1000" office:value-type="float" office:value="1.9995234375" calcext:value-type="float">
            <text:p>1.9995</text:p>
          </table:table-cell>
          <table:table-cell table:style-name="ce7" table:formula="of:=[.AF207]+[.AG206]" office:value-type="float" office:value="409.9975625" calcext:value-type="float">
            <text:p>409.9976</text:p>
          </table:table-cell>
          <table:table-cell table:style-name="ce20" table:formula="of:=[.AG207]-2*([.$B207]-1)" office:value-type="float" office:value="-0.00243749999981446" calcext:value-type="float">
            <text:p>-0.0024375</text:p>
          </table:table-cell>
          <table:table-cell table:style-name="Default" office:value-type="float" office:value="63627190719460.4" calcext:value-type="float">
            <text:p>63627190719460.4</text:p>
          </table:table-cell>
          <table:table-cell table:style-name="ce7" table:formula="of:=([.AI207]-[.AI206])/1000" office:value-type="float" office:value="2.0027578125" calcext:value-type="float">
            <text:p>2.0028</text:p>
          </table:table-cell>
          <table:table-cell table:style-name="ce7" table:formula="of:=[.AJ207]+[.AK206]" office:value-type="float" office:value="410.000234375" calcext:value-type="float">
            <text:p>410.0002</text:p>
          </table:table-cell>
          <table:table-cell table:style-name="ce21" table:formula="of:=[.AK207]-2*([.$B207]-1)" office:value-type="float" office:value="0.000234374999934062" calcext:value-type="float">
            <text:p>0.000234375</text:p>
          </table:table-cell>
          <table:table-cell table:style-name="Default" office:value-type="float" office:value="63627191182530.3" calcext:value-type="float">
            <text:p>63627191182530.3</text:p>
          </table:table-cell>
          <table:table-cell table:style-name="ce7" table:formula="of:=([.AM207]-[.AM206])/1000" office:value-type="float" office:value="2.0004375" calcext:value-type="float">
            <text:p>2.0004</text:p>
          </table:table-cell>
          <table:table-cell table:style-name="ce7" table:formula="of:=[.AN207]+[.AO206]" office:value-type="float" office:value="409.9987734375" calcext:value-type="float">
            <text:p>409.9988</text:p>
          </table:table-cell>
          <table:table-cell table:style-name="ce22" table:formula="of:=[.AO207]-2*([.$B207]-1)" office:value-type="float" office:value="-0.00122656250016462" calcext:value-type="float">
            <text:p>-0.0012265625</text:p>
          </table:table-cell>
          <table:table-cell table:style-name="Default" office:value-type="float" office:value="63627191647556.6" calcext:value-type="float">
            <text:p>63627191647556.6</text:p>
          </table:table-cell>
          <table:table-cell table:style-name="ce7" table:formula="of:=([.AQ207]-[.AQ206])/1000" office:value-type="float" office:value="2.00071875" calcext:value-type="float">
            <text:p>2.0007</text:p>
          </table:table-cell>
          <table:table-cell table:style-name="ce7" table:formula="of:=[.AR207]+[.AS206]" office:value-type="float" office:value="409.999078125" calcext:value-type="float">
            <text:p>409.9991</text:p>
          </table:table-cell>
          <table:table-cell table:style-name="ce26" table:formula="of:=[.AS207]-2*([.$B207]-1)" office:value-type="float" office:value="-0.000921874999903594" calcext:value-type="float">
            <text:p>-0.000921875</text:p>
          </table:table-cell>
          <table:table-cell table:style-name="Default" office:value-type="float" office:value="63627192162642.4" calcext:value-type="float">
            <text:p>63627192162642.4</text:p>
          </table:table-cell>
          <table:table-cell table:style-name="ce7" table:formula="of:=([.AU207]-[.AU206])/1000" office:value-type="float" office:value="2.001578125" calcext:value-type="float">
            <text:p>2.0016</text:p>
          </table:table-cell>
          <table:table-cell table:style-name="ce7" table:formula="of:=[.AV207]+[.AW206]" office:value-type="float" office:value="409.9991328125" calcext:value-type="float">
            <text:p>409.9991</text:p>
          </table:table-cell>
          <table:table-cell table:style-name="ce38" table:formula="of:=[.AW207]-2*([.$B207]-1)" office:value-type="float" office:value="-0.000867187499920874" calcext:value-type="float">
            <text:p>-0.000867187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test</text:p>
          </table:table-cell>
          <table:table-cell table:style-name="ce6" office:value-type="float" office:value="207" calcext:value-type="float">
            <text:p>207</text:p>
          </table:table-cell>
          <table:table-cell office:value-type="float" office:value="63627186956517.5" calcext:value-type="float">
            <text:p>63627186956517.5</text:p>
          </table:table-cell>
          <table:table-cell table:formula="of:=([.C208]-[.C207])/1000" office:value-type="float" office:value="1.999" calcext:value-type="float">
            <text:p>1.9990</text:p>
          </table:table-cell>
          <table:table-cell table:formula="of:=[.D208]+[.E207]" office:value-type="float" office:value="411.998484375" calcext:value-type="float">
            <text:p>411.9985</text:p>
          </table:table-cell>
          <table:table-cell table:style-name="ce9" table:formula="of:=[.E208]-2*([.$B208]-1)" office:value-type="float" office:value="-0.00151562500013824" calcext:value-type="float">
            <text:p>-0.001515625</text:p>
          </table:table-cell>
          <table:table-cell table:style-name="Default" office:value-type="float" office:value="63627187475871.2" calcext:value-type="float">
            <text:p>63627187475871.2</text:p>
          </table:table-cell>
          <table:table-cell table:style-name="ce7" table:formula="of:=([.G208]-[.G207])/1000" office:value-type="float" office:value="1.998234375" calcext:value-type="float">
            <text:p>1.9982</text:p>
          </table:table-cell>
          <table:table-cell table:style-name="ce7" table:formula="of:=[.H208]+[.I207]" office:value-type="float" office:value="411.99790625" calcext:value-type="float">
            <text:p>411.9979</text:p>
          </table:table-cell>
          <table:table-cell table:style-name="ce10" table:formula="of:=[.I208]-2*([.$B208]-1)" office:value-type="float" office:value="-0.00209375000002865" calcext:value-type="float">
            <text:p>-0.00209375</text:p>
          </table:table-cell>
          <table:table-cell table:style-name="Default" office:value-type="float" office:value="63627187943421.4" calcext:value-type="float">
            <text:p>63627187943421.4</text:p>
          </table:table-cell>
          <table:table-cell table:style-name="ce7" table:formula="of:=([.K208]-[.K207])/1000" office:value-type="float" office:value="1.9997578125" calcext:value-type="float">
            <text:p>1.9998</text:p>
          </table:table-cell>
          <table:table-cell table:style-name="ce7" table:formula="of:=[.L208]+[.M207]" office:value-type="float" office:value="411.998828125" calcext:value-type="float">
            <text:p>411.9988</text:p>
          </table:table-cell>
          <table:table-cell table:style-name="ce11" table:formula="of:=[.M208]-2*([.$B208]-1)" office:value-type="float" office:value="-0.00117187499989768" calcext:value-type="float">
            <text:p>-0.001171875</text:p>
          </table:table-cell>
          <table:table-cell table:style-name="Default" office:value-type="float" office:value="63627188411320.1" calcext:value-type="float">
            <text:p>63627188411320.1</text:p>
          </table:table-cell>
          <table:table-cell table:style-name="ce7" table:formula="of:=([.O208]-[.O207])/1000" office:value-type="float" office:value="2.0013671875" calcext:value-type="float">
            <text:p>2.0014</text:p>
          </table:table-cell>
          <table:table-cell table:style-name="ce7" table:formula="of:=[.P208]+[.Q207]" office:value-type="float" office:value="412.0004140625" calcext:value-type="float">
            <text:p>412.0004</text:p>
          </table:table-cell>
          <table:table-cell table:style-name="ce12" table:formula="of:=[.Q208]-2*([.$B208]-1)" office:value-type="float" office:value="0.000414062499999091" calcext:value-type="float">
            <text:p>0.0004140625</text:p>
          </table:table-cell>
          <table:table-cell table:style-name="Default" office:value-type="float" office:value="63627188871493.8" calcext:value-type="float">
            <text:p>63627188871493.8</text:p>
          </table:table-cell>
          <table:table-cell table:style-name="ce7" table:formula="of:=([.S208]-[.S207])/1000" office:value-type="float" office:value="1.997796875" calcext:value-type="float">
            <text:p>1.9978</text:p>
          </table:table-cell>
          <table:table-cell table:style-name="ce7" table:formula="of:=[.T208]+[.U207]" office:value-type="float" office:value="411.997921875" calcext:value-type="float">
            <text:p>411.9979</text:p>
          </table:table-cell>
          <table:table-cell table:style-name="ce13" table:formula="of:=[.U208]-2*([.$B208]-1)" office:value-type="float" office:value="-0.00207812500008231" calcext:value-type="float">
            <text:p>-0.002078125</text:p>
          </table:table-cell>
          <table:table-cell table:style-name="Default" office:value-type="float" office:value="63627189328423.1" calcext:value-type="float">
            <text:p>63627189328423.1</text:p>
          </table:table-cell>
          <table:table-cell table:style-name="ce7" table:formula="of:=([.W208]-[.W207])/1000" office:value-type="float" office:value="2.0002109375" calcext:value-type="float">
            <text:p>2.0002</text:p>
          </table:table-cell>
          <table:table-cell table:style-name="ce7" table:formula="of:=[.X208]+[.Y207]" office:value-type="float" office:value="411.9994296875" calcext:value-type="float">
            <text:p>411.9994</text:p>
          </table:table-cell>
          <table:table-cell table:style-name="ce14" table:formula="of:=[.Y208]-2*([.$B208]-1)" office:value-type="float" office:value="-0.000570312500030923" calcext:value-type="float">
            <text:p>-0.0005703125</text:p>
          </table:table-cell>
          <table:table-cell table:style-name="Default" office:value-type="float" office:value="63627189795198.7" calcext:value-type="float">
            <text:p>63627189795198.7</text:p>
          </table:table-cell>
          <table:table-cell table:style-name="ce15" table:formula="of:=([.AA208]-[.AA207])/1000" office:value-type="float" office:value="1.9755546875" calcext:value-type="float">
            <text:p>1.9756</text:p>
          </table:table-cell>
          <table:table-cell table:style-name="ce7" table:formula="of:=[.AB208]+[.AC207]" office:value-type="float" office:value="414.0001015625" calcext:value-type="float">
            <text:p>414.0001</text:p>
          </table:table-cell>
          <table:table-cell table:style-name="ce16" table:formula="of:=[.AC208]-2*([.$B208]-1)" office:value-type="float" office:value="2.00010156250039" calcext:value-type="float">
            <text:p>2.0001015625</text:p>
          </table:table-cell>
          <table:table-cell table:style-name="Default" office:value-type="float" office:value="63627190255130.8" calcext:value-type="float">
            <text:p>63627190255130.8</text:p>
          </table:table-cell>
          <table:table-cell table:style-name="ce7" table:formula="of:=([.AE208]-[.AE207])/1000" office:value-type="float" office:value="2.00115625" calcext:value-type="float">
            <text:p>2.0012</text:p>
          </table:table-cell>
          <table:table-cell table:style-name="ce7" table:formula="of:=[.AF208]+[.AG207]" office:value-type="float" office:value="411.99871875" calcext:value-type="float">
            <text:p>411.9987</text:p>
          </table:table-cell>
          <table:table-cell table:style-name="ce20" table:formula="of:=[.AG208]-2*([.$B208]-1)" office:value-type="float" office:value="-0.00128124999980628" calcext:value-type="float">
            <text:p>-0.00128125</text:p>
          </table:table-cell>
          <table:table-cell table:style-name="Default" office:value-type="float" office:value="63627190721457.6" calcext:value-type="float">
            <text:p>63627190721457.6</text:p>
          </table:table-cell>
          <table:table-cell table:style-name="ce7" table:formula="of:=([.AI208]-[.AI207])/1000" office:value-type="float" office:value="1.997234375" calcext:value-type="float">
            <text:p>1.9972</text:p>
          </table:table-cell>
          <table:table-cell table:style-name="ce7" table:formula="of:=[.AJ208]+[.AK207]" office:value-type="float" office:value="411.99746875" calcext:value-type="float">
            <text:p>411.9975</text:p>
          </table:table-cell>
          <table:table-cell table:style-name="ce21" table:formula="of:=[.AK208]-2*([.$B208]-1)" office:value-type="float" office:value="-0.00253125000006094" calcext:value-type="float">
            <text:p>-0.00253125</text:p>
          </table:table-cell>
          <table:table-cell table:style-name="Default" office:value-type="float" office:value="63627191184531.4" calcext:value-type="float">
            <text:p>63627191184531.4</text:p>
          </table:table-cell>
          <table:table-cell table:style-name="ce7" table:formula="of:=([.AM208]-[.AM207])/1000" office:value-type="float" office:value="2.0011015625" calcext:value-type="float">
            <text:p>2.0011</text:p>
          </table:table-cell>
          <table:table-cell table:style-name="ce7" table:formula="of:=[.AN208]+[.AO207]" office:value-type="float" office:value="411.999875" calcext:value-type="float">
            <text:p>411.9999</text:p>
          </table:table-cell>
          <table:table-cell table:style-name="ce22" table:formula="of:=[.AO208]-2*([.$B208]-1)" office:value-type="float" office:value="-0.000125000000139153" calcext:value-type="float">
            <text:p>-0.000125</text:p>
          </table:table-cell>
          <table:table-cell table:style-name="Default" office:value-type="float" office:value="63627191649557.1" calcext:value-type="float">
            <text:p>63627191649557.1</text:p>
          </table:table-cell>
          <table:table-cell table:style-name="ce7" table:formula="of:=([.AQ208]-[.AQ207])/1000" office:value-type="float" office:value="2.0005546875" calcext:value-type="float">
            <text:p>2.0006</text:p>
          </table:table-cell>
          <table:table-cell table:style-name="ce7" table:formula="of:=[.AR208]+[.AS207]" office:value-type="float" office:value="411.9996328125" calcext:value-type="float">
            <text:p>411.9996</text:p>
          </table:table-cell>
          <table:table-cell table:style-name="ce26" table:formula="of:=[.AS208]-2*([.$B208]-1)" office:value-type="float" office:value="-0.000367187499875854" calcext:value-type="float">
            <text:p>-0.0003671875</text:p>
          </table:table-cell>
          <table:table-cell table:formula="of:=[.AU209]" office:value-type="float" office:value="63627192166681.8" calcext:value-type="float">
            <text:p>63627192166681.8</text:p>
          </table:table-cell>
          <table:table-cell table:style-name="ce7" table:formula="of:=([.AU208]-[.AU207])/1000" office:value-type="float" office:value="4.039390625" calcext:value-type="float">
            <text:p>4.0394</text:p>
          </table:table-cell>
          <table:table-cell table:style-name="ce7" table:formula="of:=[.AV208]+[.AW207]" office:value-type="float" office:value="414.0385234375" calcext:value-type="float">
            <text:p>414.0385</text:p>
          </table:table-cell>
          <table:table-cell table:style-name="ce35" table:formula="of:=[.AW208]-2*([.$B208]-1)" office:value-type="float" office:value="2.03852343750009" calcext:value-type="float">
            <text:p>2.03852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feedback</text:p>
          </table:table-cell>
          <table:table-cell table:style-name="ce6" office:value-type="float" office:value="208" calcext:value-type="float">
            <text:p>208</text:p>
          </table:table-cell>
          <table:table-cell office:value-type="float" office:value="63627186958518.1" calcext:value-type="float">
            <text:p>63627186958518.1</text:p>
          </table:table-cell>
          <table:table-cell table:formula="of:=([.C209]-[.C208])/1000" office:value-type="float" office:value="2.0006015625" calcext:value-type="float">
            <text:p>2.0006</text:p>
          </table:table-cell>
          <table:table-cell table:formula="of:=[.D209]+[.E208]" office:value-type="float" office:value="413.9990859375" calcext:value-type="float">
            <text:p>413.9991</text:p>
          </table:table-cell>
          <table:table-cell table:style-name="ce9" table:formula="of:=[.E209]-2*([.$B209]-1)" office:value-type="float" office:value="-0.000914062500157797" calcext:value-type="float">
            <text:p>-0.0009140625</text:p>
          </table:table-cell>
          <table:table-cell table:style-name="Default" office:value-type="float" office:value="63627187477872.6" calcext:value-type="float">
            <text:p>63627187477872.6</text:p>
          </table:table-cell>
          <table:table-cell table:style-name="ce7" table:formula="of:=([.G209]-[.G208])/1000" office:value-type="float" office:value="2.0013828125" calcext:value-type="float">
            <text:p>2.0014</text:p>
          </table:table-cell>
          <table:table-cell table:style-name="ce7" table:formula="of:=[.H209]+[.I208]" office:value-type="float" office:value="413.9992890625" calcext:value-type="float">
            <text:p>413.9993</text:p>
          </table:table-cell>
          <table:table-cell table:style-name="ce10" table:formula="of:=[.I209]-2*([.$B209]-1)" office:value-type="float" office:value="-0.000710937500002729" calcext:value-type="float">
            <text:p>-0.0007109375</text:p>
          </table:table-cell>
          <table:table-cell table:style-name="Default" office:value-type="float" office:value="63627187945421.2" calcext:value-type="float">
            <text:p>63627187945421.2</text:p>
          </table:table-cell>
          <table:table-cell table:style-name="ce7" table:formula="of:=([.K209]-[.K208])/1000" office:value-type="float" office:value="1.99975" calcext:value-type="float">
            <text:p>1.9998</text:p>
          </table:table-cell>
          <table:table-cell table:style-name="ce7" table:formula="of:=[.L209]+[.M208]" office:value-type="float" office:value="413.998578125" calcext:value-type="float">
            <text:p>413.9986</text:p>
          </table:table-cell>
          <table:table-cell table:style-name="ce11" table:formula="of:=[.M209]-2*([.$B209]-1)" office:value-type="float" office:value="-0.00142187499989177" calcext:value-type="float">
            <text:p>-0.001421875</text:p>
          </table:table-cell>
          <table:table-cell table:style-name="Default" office:value-type="float" office:value="63627188413318.7" calcext:value-type="float">
            <text:p>63627188413318.7</text:p>
          </table:table-cell>
          <table:table-cell table:style-name="ce7" table:formula="of:=([.O209]-[.O208])/1000" office:value-type="float" office:value="1.998625" calcext:value-type="float">
            <text:p>1.9986</text:p>
          </table:table-cell>
          <table:table-cell table:style-name="ce7" table:formula="of:=[.P209]+[.Q208]" office:value-type="float" office:value="413.9990390625" calcext:value-type="float">
            <text:p>413.9990</text:p>
          </table:table-cell>
          <table:table-cell table:style-name="ce12" table:formula="of:=[.Q209]-2*([.$B209]-1)" office:value-type="float" office:value="-0.000960937499996817" calcext:value-type="float">
            <text:p>-0.0009609375</text:p>
          </table:table-cell>
          <table:table-cell table:style-name="Default" office:value-type="float" office:value="63627188873493.5" calcext:value-type="float">
            <text:p>63627188873493.5</text:p>
          </table:table-cell>
          <table:table-cell table:style-name="ce7" table:formula="of:=([.S209]-[.S208])/1000" office:value-type="float" office:value="1.9997109375" calcext:value-type="float">
            <text:p>1.9997</text:p>
          </table:table-cell>
          <table:table-cell table:style-name="ce7" table:formula="of:=[.T209]+[.U208]" office:value-type="float" office:value="413.9976328125" calcext:value-type="float">
            <text:p>413.9976</text:p>
          </table:table-cell>
          <table:table-cell table:style-name="ce13" table:formula="of:=[.U209]-2*([.$B209]-1)" office:value-type="float" office:value="-0.00236718750005593" calcext:value-type="float">
            <text:p>-0.0023671875</text:p>
          </table:table-cell>
          <table:table-cell table:style-name="Default" office:value-type="float" office:value="63627189330421.9" calcext:value-type="float">
            <text:p>63627189330421.9</text:p>
          </table:table-cell>
          <table:table-cell table:style-name="ce7" table:formula="of:=([.W209]-[.W208])/1000" office:value-type="float" office:value="1.998765625" calcext:value-type="float">
            <text:p>1.9988</text:p>
          </table:table-cell>
          <table:table-cell table:style-name="ce7" table:formula="of:=[.X209]+[.Y208]" office:value-type="float" office:value="413.9981953125" calcext:value-type="float">
            <text:p>413.9982</text:p>
          </table:table-cell>
          <table:table-cell table:style-name="ce14" table:formula="of:=[.Y209]-2*([.$B209]-1)" office:value-type="float" office:value="-0.00180468750005502" calcext:value-type="float">
            <text:p>-0.0018046875</text:p>
          </table:table-cell>
          <table:table-cell table:style-name="Default" office:value-type="float" office:value="63627189797197.1" calcext:value-type="float">
            <text:p>63627189797197.1</text:p>
          </table:table-cell>
          <table:table-cell table:style-name="ce15" table:formula="of:=([.AA209]-[.AA208])/1000" office:value-type="float" office:value="1.99840625" calcext:value-type="float">
            <text:p>1.9984</text:p>
          </table:table-cell>
          <table:table-cell table:style-name="ce7" table:formula="of:=[.AB209]+[.AC208]" office:value-type="float" office:value="415.9985078125" calcext:value-type="float">
            <text:p>415.9985</text:p>
          </table:table-cell>
          <table:table-cell table:style-name="ce16" table:formula="of:=[.AC209]-2*([.$B209]-1)" office:value-type="float" office:value="1.99850781250041" calcext:value-type="float">
            <text:p>1.9985078125</text:p>
          </table:table-cell>
          <table:table-cell table:style-name="Default" office:value-type="float" office:value="63627190257130.8" calcext:value-type="float">
            <text:p>63627190257130.8</text:p>
          </table:table-cell>
          <table:table-cell table:style-name="ce7" table:formula="of:=([.AE209]-[.AE208])/1000" office:value-type="float" office:value="2.00003125" calcext:value-type="float">
            <text:p>2.0000</text:p>
          </table:table-cell>
          <table:table-cell table:style-name="ce7" table:formula="of:=[.AF209]+[.AG208]" office:value-type="float" office:value="413.99875" calcext:value-type="float">
            <text:p>413.9988</text:p>
          </table:table-cell>
          <table:table-cell table:style-name="ce20" table:formula="of:=[.AG209]-2*([.$B209]-1)" office:value-type="float" office:value="-0.00124999999979991" calcext:value-type="float">
            <text:p>-0.00125</text:p>
          </table:table-cell>
          <table:table-cell table:style-name="Default" office:value-type="float" office:value="63627190723458.8" calcext:value-type="float">
            <text:p>63627190723458.8</text:p>
          </table:table-cell>
          <table:table-cell table:style-name="ce7" table:formula="of:=([.AI209]-[.AI208])/1000" office:value-type="float" office:value="2.001203125" calcext:value-type="float">
            <text:p>2.0012</text:p>
          </table:table-cell>
          <table:table-cell table:style-name="ce7" table:formula="of:=[.AJ209]+[.AK208]" office:value-type="float" office:value="413.998671875" calcext:value-type="float">
            <text:p>413.9987</text:p>
          </table:table-cell>
          <table:table-cell table:style-name="ce21" table:formula="of:=[.AK209]-2*([.$B209]-1)" office:value-type="float" office:value="-0.0013281250000432" calcext:value-type="float">
            <text:p>-0.001328125</text:p>
          </table:table-cell>
          <table:table-cell table:style-name="Default" office:value-type="float" office:value="63627191186530.1" calcext:value-type="float">
            <text:p>63627191186530.1</text:p>
          </table:table-cell>
          <table:table-cell table:style-name="ce7" table:formula="of:=([.AM209]-[.AM208])/1000" office:value-type="float" office:value="1.998703125" calcext:value-type="float">
            <text:p>1.9987</text:p>
          </table:table-cell>
          <table:table-cell table:style-name="ce7" table:formula="of:=[.AN209]+[.AO208]" office:value-type="float" office:value="413.998578125" calcext:value-type="float">
            <text:p>413.9986</text:p>
          </table:table-cell>
          <table:table-cell table:style-name="ce22" table:formula="of:=[.AO209]-2*([.$B209]-1)" office:value-type="float" office:value="-0.00142187500011914" calcext:value-type="float">
            <text:p>-0.001421875</text:p>
          </table:table-cell>
          <table:table-cell table:style-name="Default" office:value-type="float" office:value="63627191651555.3" calcext:value-type="float">
            <text:p>63627191651555.3</text:p>
          </table:table-cell>
          <table:table-cell table:style-name="ce7" table:formula="of:=([.AQ209]-[.AQ208])/1000" office:value-type="float" office:value="1.998171875" calcext:value-type="float">
            <text:p>1.9982</text:p>
          </table:table-cell>
          <table:table-cell table:style-name="ce7" table:formula="of:=[.AR209]+[.AS208]" office:value-type="float" office:value="413.9978046875" calcext:value-type="float">
            <text:p>413.9978</text:p>
          </table:table-cell>
          <table:table-cell table:style-name="ce26" table:formula="of:=[.AS209]-2*([.$B209]-1)" office:value-type="float" office:value="-0.00219531249985039" calcext:value-type="float">
            <text:p>-0.0021953125</text:p>
          </table:table-cell>
          <table:table-cell table:style-name="Default" office:value-type="float" office:value="63627192166681.8" calcext:value-type="float">
            <text:p>63627192166681.8</text:p>
          </table:table-cell>
          <table:table-cell table:style-name="ce7" table:formula="of:=([.AU209]-[.AU208])/1000" office:value-type="float" office:value="0" calcext:value-type="float">
            <text:p>0.0000</text:p>
          </table:table-cell>
          <table:table-cell table:style-name="ce7" table:formula="of:=[.AV209]+[.AW208]" office:value-type="float" office:value="414.0385234375" calcext:value-type="float">
            <text:p>414.0385</text:p>
          </table:table-cell>
          <table:table-cell table:style-name="ce39" table:formula="of:=[.AW209]-2*([.$B209]-1)" office:value-type="float" office:value="0.0385234375000891" calcext:value-type="float">
            <text:p>0.0385234375</text:p>
          </table:table-cell>
          <table:table-cell table:number-columns-repeated="974"/>
        </table:table-row>
        <table:table-row table:style-name="ro4">
          <table:table-cell office:value-type="string" calcext:value-type="string">
            <text:p>post</text:p>
          </table:table-cell>
          <table:table-cell table:style-name="ce6" office:value-type="float" office:value="209" calcext:value-type="float">
            <text:p>209</text:p>
          </table:table-cell>
          <table:table-cell office:value-type="float" office:value="63627186960517" calcext:value-type="float">
            <text:p>63627186960517</text:p>
          </table:table-cell>
          <table:table-cell table:formula="of:=([.C210]-[.C209])/1000" office:value-type="float" office:value="1.9989140625" calcext:value-type="float">
            <text:p>1.9989</text:p>
          </table:table-cell>
          <table:table-cell table:formula="of:=[.D210]+[.E209]" office:value-type="float" office:value="415.998" calcext:value-type="float">
            <text:p>415.9980</text:p>
          </table:table-cell>
          <table:table-cell table:style-name="ce9" table:formula="of:=[.E210]-2*([.$B210]-1)" office:value-type="float" office:value="-0.00200000000018008" calcext:value-type="float">
            <text:p>-0.002</text:p>
          </table:table-cell>
          <table:table-cell table:style-name="Default" office:value-type="float" office:value="63627187479872.1" calcext:value-type="float">
            <text:p>63627187479872.1</text:p>
          </table:table-cell>
          <table:table-cell table:style-name="ce7" table:formula="of:=([.G210]-[.G209])/1000" office:value-type="float" office:value="1.999453125" calcext:value-type="float">
            <text:p>1.9995</text:p>
          </table:table-cell>
          <table:table-cell table:style-name="ce7" table:formula="of:=[.H210]+[.I209]" office:value-type="float" office:value="415.9987421875" calcext:value-type="float">
            <text:p>415.9987</text:p>
          </table:table-cell>
          <table:table-cell table:style-name="ce10" table:formula="of:=[.I210]-2*([.$B210]-1)" office:value-type="float" office:value="-0.00125781250000045" calcext:value-type="float">
            <text:p>-0.0012578125</text:p>
          </table:table-cell>
          <table:table-cell table:style-name="Default" office:value-type="float" office:value="63627187947422.8" calcext:value-type="float">
            <text:p>63627187947422.8</text:p>
          </table:table-cell>
          <table:table-cell table:style-name="ce7" table:formula="of:=([.K210]-[.K209])/1000" office:value-type="float" office:value="2.001578125" calcext:value-type="float">
            <text:p>2.0016</text:p>
          </table:table-cell>
          <table:table-cell table:style-name="ce7" table:formula="of:=[.L210]+[.M209]" office:value-type="float" office:value="416.00015625" calcext:value-type="float">
            <text:p>416.0002</text:p>
          </table:table-cell>
          <table:table-cell table:style-name="ce11" table:formula="of:=[.M210]-2*([.$B210]-1)" office:value-type="float" office:value="0.000156250000088676" calcext:value-type="float">
            <text:p>0.00015625</text:p>
          </table:table-cell>
          <table:table-cell table:style-name="Default" office:value-type="float" office:value="63627188415320.3" calcext:value-type="float">
            <text:p>63627188415320.3</text:p>
          </table:table-cell>
          <table:table-cell table:style-name="ce7" table:formula="of:=([.O210]-[.O209])/1000" office:value-type="float" office:value="2.00153125" calcext:value-type="float">
            <text:p>2.0015</text:p>
          </table:table-cell>
          <table:table-cell table:style-name="ce7" table:formula="of:=[.P210]+[.Q209]" office:value-type="float" office:value="416.0005703125" calcext:value-type="float">
            <text:p>416.0006</text:p>
          </table:table-cell>
          <table:table-cell table:style-name="ce12" table:formula="of:=[.Q210]-2*([.$B210]-1)" office:value-type="float" office:value="0.000570312500030923" calcext:value-type="float">
            <text:p>0.0005703125</text:p>
          </table:table-cell>
          <table:table-cell table:style-name="Default" office:value-type="float" office:value="63627188875495" calcext:value-type="float">
            <text:p>63627188875495</text:p>
          </table:table-cell>
          <table:table-cell table:style-name="ce7" table:formula="of:=([.S210]-[.S209])/1000" office:value-type="float" office:value="2.0014765625" calcext:value-type="float">
            <text:p>2.0015</text:p>
          </table:table-cell>
          <table:table-cell table:style-name="ce7" table:formula="of:=[.T210]+[.U209]" office:value-type="float" office:value="415.999109375" calcext:value-type="float">
            <text:p>415.9991</text:p>
          </table:table-cell>
          <table:table-cell table:style-name="ce13" table:formula="of:=[.U210]-2*([.$B210]-1)" office:value-type="float" office:value="-0.000890625000067757" calcext:value-type="float">
            <text:p>-0.000890625</text:p>
          </table:table-cell>
          <table:table-cell table:style-name="Default" office:value-type="float" office:value="63627189332422.3" calcext:value-type="float">
            <text:p>63627189332422.3</text:p>
          </table:table-cell>
          <table:table-cell table:style-name="ce7" table:formula="of:=([.W210]-[.W209])/1000" office:value-type="float" office:value="2.00040625" calcext:value-type="float">
            <text:p>2.0004</text:p>
          </table:table-cell>
          <table:table-cell table:style-name="ce7" table:formula="of:=[.X210]+[.Y209]" office:value-type="float" office:value="415.9986015625" calcext:value-type="float">
            <text:p>415.9986</text:p>
          </table:table-cell>
          <table:table-cell table:style-name="ce14" table:formula="of:=[.Y210]-2*([.$B210]-1)" office:value-type="float" office:value="-0.0013984375000291" calcext:value-type="float">
            <text:p>-0.0013984375</text:p>
          </table:table-cell>
          <table:table-cell table:style-name="Default" office:value-type="float" office:value="63627189799198.3" calcext:value-type="float">
            <text:p>63627189799198.3</text:p>
          </table:table-cell>
          <table:table-cell table:style-name="ce15" table:formula="of:=([.AA210]-[.AA209])/1000" office:value-type="float" office:value="2.0012265625" calcext:value-type="float">
            <text:p>2.0012</text:p>
          </table:table-cell>
          <table:table-cell table:style-name="ce7" table:formula="of:=[.AB210]+[.AC209]" office:value-type="float" office:value="417.999734375" calcext:value-type="float">
            <text:p>417.9997</text:p>
          </table:table-cell>
          <table:table-cell table:style-name="ce16" table:formula="of:=[.AC210]-2*([.$B210]-1)" office:value-type="float" office:value="1.9997343750004" calcext:value-type="float">
            <text:p>1.999734375</text:p>
          </table:table-cell>
          <table:table-cell table:style-name="Default" office:value-type="float" office:value="63627190259129.6" calcext:value-type="float">
            <text:p>63627190259129.6</text:p>
          </table:table-cell>
          <table:table-cell table:style-name="ce7" table:formula="of:=([.AE210]-[.AE209])/1000" office:value-type="float" office:value="1.9988125" calcext:value-type="float">
            <text:p>1.9988</text:p>
          </table:table-cell>
          <table:table-cell table:style-name="ce7" table:formula="of:=[.AF210]+[.AG209]" office:value-type="float" office:value="415.9975625" calcext:value-type="float">
            <text:p>415.9976</text:p>
          </table:table-cell>
          <table:table-cell table:style-name="ce20" table:formula="of:=[.AG210]-2*([.$B210]-1)" office:value-type="float" office:value="-0.00243749999981446" calcext:value-type="float">
            <text:p>-0.0024375</text:p>
          </table:table-cell>
          <table:table-cell table:style-name="Default" office:value-type="float" office:value="63627190725459.3" calcext:value-type="float">
            <text:p>63627190725459.3</text:p>
          </table:table-cell>
          <table:table-cell table:style-name="ce7" table:formula="of:=([.AI210]-[.AI209])/1000" office:value-type="float" office:value="2.0004375" calcext:value-type="float">
            <text:p>2.0004</text:p>
          </table:table-cell>
          <table:table-cell table:style-name="ce7" table:formula="of:=[.AJ210]+[.AK209]" office:value-type="float" office:value="415.999109375" calcext:value-type="float">
            <text:p>415.9991</text:p>
          </table:table-cell>
          <table:table-cell table:style-name="ce21" table:formula="of:=[.AK210]-2*([.$B210]-1)" office:value-type="float" office:value="-0.000890625000067757" calcext:value-type="float">
            <text:p>-0.000890625</text:p>
          </table:table-cell>
          <table:table-cell table:style-name="Default" office:value-type="float" office:value="63627191188530.8" calcext:value-type="float">
            <text:p>63627191188530.8</text:p>
          </table:table-cell>
          <table:table-cell table:style-name="ce7" table:formula="of:=([.AM210]-[.AM209])/1000" office:value-type="float" office:value="2.000734375" calcext:value-type="float">
            <text:p>2.0007</text:p>
          </table:table-cell>
          <table:table-cell table:style-name="ce7" table:formula="of:=[.AN210]+[.AO209]" office:value-type="float" office:value="415.9993125" calcext:value-type="float">
            <text:p>415.9993</text:p>
          </table:table-cell>
          <table:table-cell table:style-name="ce22" table:formula="of:=[.AO210]-2*([.$B210]-1)" office:value-type="float" office:value="-0.000687500000140062" calcext:value-type="float">
            <text:p>-0.0006875</text:p>
          </table:table-cell>
          <table:table-cell table:style-name="Default" office:value-type="float" office:value="63627191653555.7" calcext:value-type="float">
            <text:p>63627191653555.7</text:p>
          </table:table-cell>
          <table:table-cell table:style-name="ce7" table:formula="of:=([.AQ210]-[.AQ209])/1000" office:value-type="float" office:value="2.000421875" calcext:value-type="float">
            <text:p>2.0004</text:p>
          </table:table-cell>
          <table:table-cell table:style-name="ce7" table:formula="of:=[.AR210]+[.AS209]" office:value-type="float" office:value="415.9982265625" calcext:value-type="float">
            <text:p>415.9982</text:p>
          </table:table-cell>
          <table:table-cell table:style-name="ce26" table:formula="of:=[.AS210]-2*([.$B210]-1)" office:value-type="float" office:value="-0.00177343749987813" calcext:value-type="float">
            <text:p>-0.0017734375</text:p>
          </table:table-cell>
          <table:table-cell table:style-name="Default" office:value-type="float" office:value="63627192168641.3" calcext:value-type="float">
            <text:p>63627192168641.3</text:p>
          </table:table-cell>
          <table:table-cell table:style-name="ce7" table:formula="of:=([.AU210]-[.AU209])/1000" office:value-type="float" office:value="1.95953125" calcext:value-type="float">
            <text:p>1.9595</text:p>
          </table:table-cell>
          <table:table-cell table:style-name="ce7" table:formula="of:=[.AV210]+[.AW209]" office:value-type="float" office:value="415.9980546875" calcext:value-type="float">
            <text:p>415.9981</text:p>
          </table:table-cell>
          <table:table-cell table:style-name="ce40" table:formula="of:=[.AW210]-2*([.$B210]-1)" office:value-type="float" office:value="-0.00194531249991314" calcext:value-type="float">
            <text:p>-0.0019453125</text:p>
          </table:table-cell>
          <table:table-cell table:number-columns-repeated="974"/>
        </table:table-row>
        <table:table-row table:style-name="ro3">
          <table:table-cell office:value-type="string" calcext:value-type="string">
            <text:p>post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63627186962519.4" calcext:value-type="float">
            <text:p>63627186962519.4</text:p>
          </table:table-cell>
          <table:table-cell table:formula="of:=([.C211]-[.C210])/1000" office:value-type="float" office:value="2.0024375" calcext:value-type="float">
            <text:p>2.0024</text:p>
          </table:table-cell>
          <table:table-cell table:formula="of:=[.D211]+[.E210]" office:value-type="float" office:value="418.0004375" calcext:value-type="float">
            <text:p>418.0004</text:p>
          </table:table-cell>
          <table:table-cell table:style-name="ce9" table:formula="of:=[.E211]-2*([.$B211]-1)" office:value-type="float" office:value="0.000437499999804913" calcext:value-type="float">
            <text:p>0.0004375</text:p>
          </table:table-cell>
          <table:table-cell table:style-name="Default" office:value-type="float" office:value="63627187481873.3" calcext:value-type="float">
            <text:p>63627187481873.3</text:p>
          </table:table-cell>
          <table:table-cell table:style-name="ce7" table:formula="of:=([.G211]-[.G210])/1000" office:value-type="float" office:value="2.00121875" calcext:value-type="float">
            <text:p>2.0012</text:p>
          </table:table-cell>
          <table:table-cell table:style-name="ce7" table:formula="of:=[.H211]+[.I210]" office:value-type="float" office:value="417.9999609375" calcext:value-type="float">
            <text:p>418.0000</text:p>
          </table:table-cell>
          <table:table-cell table:style-name="ce10" table:formula="of:=[.I211]-2*([.$B211]-1)" office:value-type="float" office:value="-0.0000390624999795364" calcext:value-type="float">
            <text:p>-3.90624999795364E-05</text:p>
          </table:table-cell>
          <table:table-cell table:style-name="Default" office:value-type="float" office:value="63627187949420.1" calcext:value-type="float">
            <text:p>63627187949420.1</text:p>
          </table:table-cell>
          <table:table-cell table:style-name="ce7" table:formula="of:=([.K211]-[.K210])/1000" office:value-type="float" office:value="1.9972890625" calcext:value-type="float">
            <text:p>1.9973</text:p>
          </table:table-cell>
          <table:table-cell table:style-name="ce7" table:formula="of:=[.L211]+[.M210]" office:value-type="float" office:value="417.9974453125" calcext:value-type="float">
            <text:p>417.9974</text:p>
          </table:table-cell>
          <table:table-cell table:style-name="ce11" table:formula="of:=[.M211]-2*([.$B211]-1)" office:value-type="float" office:value="-0.0025546874999236" calcext:value-type="float">
            <text:p>-0.0025546875</text:p>
          </table:table-cell>
          <table:table-cell table:style-name="Default" office:value-type="float" office:value="63627188417317.8" calcext:value-type="float">
            <text:p>63627188417317.8</text:p>
          </table:table-cell>
          <table:table-cell table:style-name="ce7" table:formula="of:=([.O211]-[.O210])/1000" office:value-type="float" office:value="1.997546875" calcext:value-type="float">
            <text:p>1.9975</text:p>
          </table:table-cell>
          <table:table-cell table:style-name="ce7" table:formula="of:=[.P211]+[.Q210]" office:value-type="float" office:value="417.9981171875" calcext:value-type="float">
            <text:p>417.9981</text:p>
          </table:table-cell>
          <table:table-cell table:style-name="ce12" table:formula="of:=[.Q211]-2*([.$B211]-1)" office:value-type="float" office:value="-0.00188281249995725" calcext:value-type="float">
            <text:p>-0.0018828125</text:p>
          </table:table-cell>
          <table:table-cell table:style-name="Default" office:value-type="float" office:value="63627188877495.9" calcext:value-type="float">
            <text:p>63627188877495.9</text:p>
          </table:table-cell>
          <table:table-cell table:style-name="ce7" table:formula="of:=([.S211]-[.S210])/1000" office:value-type="float" office:value="2.0008671875" calcext:value-type="float">
            <text:p>2.0009</text:p>
          </table:table-cell>
          <table:table-cell table:style-name="ce7" table:formula="of:=[.T211]+[.U210]" office:value-type="float" office:value="417.9999765625" calcext:value-type="float">
            <text:p>418.0000</text:p>
          </table:table-cell>
          <table:table-cell table:style-name="ce13" table:formula="of:=[.U211]-2*([.$B211]-1)" office:value-type="float" office:value="-0.00002343750009004" calcext:value-type="float">
            <text:p>-2.343750009004E-05</text:p>
          </table:table-cell>
          <table:table-cell table:style-name="Default" office:value-type="float" office:value="63627189335228.6" calcext:value-type="float">
            <text:p>63627189335228.6</text:p>
          </table:table-cell>
          <table:table-cell table:style-name="ce7" table:formula="of:=([.W211]-[.W210])/1000" office:value-type="float" office:value="2.8063046875" calcext:value-type="float">
            <text:p>2.8063</text:p>
          </table:table-cell>
          <table:table-cell table:style-name="ce7" table:formula="of:=[.X211]+[.Y210]" office:value-type="float" office:value="418.80490625" calcext:value-type="float">
            <text:p>418.8049</text:p>
          </table:table-cell>
          <table:table-cell table:style-name="ce14" table:formula="of:=[.Y211]-2*([.$B211]-1)" office:value-type="float" office:value="0.804906249999988" calcext:value-type="float">
            <text:p>0.80490625</text:p>
          </table:table-cell>
          <table:table-cell/>
          <table:table-cell table:style-name="ce7" table:number-columns-repeated="2"/>
          <table:table-cell table:style-name="ce16"/>
          <table:table-cell table:style-name="Default" office:value-type="float" office:value="63627190268947.3" calcext:value-type="float">
            <text:p>63627190268947.3</text:p>
          </table:table-cell>
          <table:table-cell table:style-name="ce7" table:formula="of:=([.AE211]-[.AE210])/1000" office:value-type="float" office:value="9.817640625" calcext:value-type="float">
            <text:p>9.8176</text:p>
          </table:table-cell>
          <table:table-cell table:style-name="ce7" table:formula="of:=[.AF211]+[.AG210]" office:value-type="float" office:value="425.815203125" calcext:value-type="float">
            <text:p>425.8152</text:p>
          </table:table-cell>
          <table:table-cell table:style-name="ce20" table:formula="of:=[.AG211]-2*([.$B211]-1)" office:value-type="float" office:value="7.81520312500021" calcext:value-type="float">
            <text:p>7.815203125</text:p>
          </table:table-cell>
          <table:table-cell table:style-name="Default" office:value-type="float" office:value="63627190729479.5" calcext:value-type="float">
            <text:p>63627190729479.5</text:p>
          </table:table-cell>
          <table:table-cell table:style-name="ce7" table:formula="of:=([.AI211]-[.AI210])/1000" office:value-type="float" office:value="4.0202265625" calcext:value-type="float">
            <text:p>4.0202</text:p>
          </table:table-cell>
          <table:table-cell table:style-name="ce7" table:formula="of:=[.AJ211]+[.AK210]" office:value-type="float" office:value="420.0193359375" calcext:value-type="float">
            <text:p>420.0193</text:p>
          </table:table-cell>
          <table:table-cell table:style-name="ce21" table:formula="of:=[.AK211]-2*([.$B211]-1)" office:value-type="float" office:value="2.01933593749993" calcext:value-type="float">
            <text:p>2.0193359375</text:p>
          </table:table-cell>
          <table:table-cell table:style-name="Default" office:value-type="float" office:value="63627191193734" calcext:value-type="float">
            <text:p>63627191193734</text:p>
          </table:table-cell>
          <table:table-cell table:style-name="ce7" table:formula="of:=([.AM211]-[.AM210])/1000" office:value-type="float" office:value="5.2031953125" calcext:value-type="float">
            <text:p>5.2032</text:p>
          </table:table-cell>
          <table:table-cell table:style-name="ce7" table:formula="of:=[.AN211]+[.AO210]" office:value-type="float" office:value="421.2025078125" calcext:value-type="float">
            <text:p>421.2025</text:p>
          </table:table-cell>
          <table:table-cell table:style-name="ce22" table:formula="of:=[.AO211]-2*([.$B211]-1)" office:value-type="float" office:value="3.20250781249985" calcext:value-type="float">
            <text:p>3.2025078125</text:p>
          </table:table-cell>
          <table:table-cell table:style-name="Default" office:value-type="float" office:value="63627191655556" calcext:value-type="float">
            <text:p>63627191655556</text:p>
          </table:table-cell>
          <table:table-cell table:style-name="ce7" table:formula="of:=([.AQ211]-[.AQ210])/1000" office:value-type="float" office:value="2.000296875" calcext:value-type="float">
            <text:p>2.0003</text:p>
          </table:table-cell>
          <table:table-cell table:style-name="ce7" table:formula="of:=[.AR211]+[.AS210]" office:value-type="float" office:value="417.9985234375" calcext:value-type="float">
            <text:p>417.9985</text:p>
          </table:table-cell>
          <table:table-cell table:style-name="ce26" table:formula="of:=[.AS211]-2*([.$B211]-1)" office:value-type="float" office:value="-0.00147656249987449" calcext:value-type="float">
            <text:p>-0.0014765625</text:p>
          </table:table-cell>
          <table:table-cell table:style-name="Default" office:value-type="float" office:value="63627192175847.7" calcext:value-type="float">
            <text:p>63627192175847.7</text:p>
          </table:table-cell>
          <table:table-cell table:style-name="ce7" table:formula="of:=([.AU211]-[.AU210])/1000" office:value-type="float" office:value="7.206359375" calcext:value-type="float">
            <text:p>7.2064</text:p>
          </table:table-cell>
          <table:table-cell table:style-name="ce7" table:formula="of:=[.AV211]+[.AW210]" office:value-type="float" office:value="423.2044140625" calcext:value-type="float">
            <text:p>423.2044</text:p>
          </table:table-cell>
          <table:table-cell table:style-name="ce35" table:formula="of:=[.AW211]-2*([.$B211]-1)" office:value-type="float" office:value="5.20441406250006" calcext:value-type="float">
            <text:p>5.2044140625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3:.D211])" office:value-type="float" office:value="418.0004375" calcext:value-type="float">
            <text:p>418.0004</text:p>
          </table:table-cell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H3:.H211])" office:value-type="float" office:value="417.9999609375" calcext:value-type="float">
            <text:p>418.0000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L3:.L211])" office:value-type="float" office:value="417.9974453125" calcext:value-type="float">
            <text:p>417.9974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P3:.P211])" office:value-type="float" office:value="417.9981171875" calcext:value-type="float">
            <text:p>417.9981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T3:.T211])" office:value-type="float" office:value="417.9999765625" calcext:value-type="float">
            <text:p>418.0000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X3:.X211])" office:value-type="float" office:value="418.80490625" calcext:value-type="float">
            <text:p>418.8049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B3:.AB211])" office:value-type="float" office:value="417.999734375" calcext:value-type="float">
            <text:p>417.9997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F3:.AF211])" office:value-type="float" office:value="425.815203125" calcext:value-type="float">
            <text:p>425.8152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J3:.AJ211])" office:value-type="float" office:value="420.0193359375" calcext:value-type="float">
            <text:p>420.0193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N3:.AN211])" office:value-type="float" office:value="421.2025078125" calcext:value-type="float">
            <text:p>421.2025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R3:.AR211])" office:value-type="float" office:value="417.9985234375" calcext:value-type="float">
            <text:p>417.9985</text:p>
          </table:table-cell>
          <table:table-cell table:style-name="ce7" table:number-columns-repeated="2"/>
          <table:table-cell table:style-name="Default" office:value-type="string" calcext:value-type="string">
            <text:p>SUM</text:p>
          </table:table-cell>
          <table:table-cell table:style-name="ce7" table:formula="of:=SUM([.AV3:.AV211])" office:value-type="float" office:value="423.2044140625" calcext:value-type="float">
            <text:p>423.2044</text:p>
          </table:table-cell>
          <table:table-cell table:style-name="ce7" table:number-columns-repeated="2"/>
          <table:table-cell table:number-columns-repeated="97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D212]-209*2)" office:value-type="float" office:value="0.000437499999804913" calcext:value-type="float">
            <text:p>0.0004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H212]-209*2)" office:value-type="float" office:value="-0.0000390624999795364" calcext:value-type="float">
            <text:p>0.0000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L212]-209*2)" office:value-type="float" office:value="-0.0025546874999236" calcext:value-type="float">
            <text:p>-0.0026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P212]-209*2)" office:value-type="float" office:value="-0.00188281249995725" calcext:value-type="float">
            <text:p>-0.0019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T212]-209*2)" office:value-type="float" office:value="-0.00002343750009004" calcext:value-type="float">
            <text:p>0.0000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X212]-209*2)" office:value-type="float" office:value="0.804906249999988" calcext:value-type="float">
            <text:p>0.8049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B212]-209*2)" office:value-type="float" office:value="-0.000265624999599368" calcext:value-type="float">
            <text:p>-0.0003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F212]-209*2)" office:value-type="float" office:value="7.81520312500021" calcext:value-type="float">
            <text:p>7.8152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J212]-209*2)" office:value-type="float" office:value="2.01933593749993" calcext:value-type="float">
            <text:p>2.0193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N212]-209*2)" office:value-type="float" office:value="3.20250781249985" calcext:value-type="float">
            <text:p>3.2025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R212]-209*2)" office:value-type="float" office:value="-0.00147656249987449" calcext:value-type="float">
            <text:p>-0.0015</text:p>
          </table:table-cell>
          <table:table-cell table:style-name="ce8" table:number-columns-repeated="2"/>
          <table:table-cell table:style-name="ce5" office:value-type="string" calcext:value-type="string">
            <text:p>ERR</text:p>
          </table:table-cell>
          <table:table-cell table:style-name="ce8" table:formula="of:=([.AV212]-209*2)" office:value-type="float" office:value="5.20441406250006" calcext:value-type="float">
            <text:p>5.2044</text:p>
          </table:table-cell>
          <table:table-cell table:style-name="ce8" table:number-columns-repeated="2"/>
          <table:table-cell table:style-name="ce5" table:number-columns-repeated="97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iggers.F2:triggers.F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J2:triggers.J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N2:triggers.N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R2:triggers.R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V2:triggers.V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Z2:triggers.Z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D2:triggers.AD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2:triggers.AH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L2:triggers.AL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P2:triggers.AP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18:triggers.AT211 triggers.AT2:triggers.AT15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X2:triggers.AX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213:triggers.AMJ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B3:triggers.AB210">
            <calcext:color-scale>
              <calcext:color-scale-entry calcext:value="0" calcext:type="number" calcext:color="#0000ff"/>
              <calcext:color-scale-entry calcext:value="2" calcext:type="number" calcext:color="#ffffff"/>
              <calcext:color-scale-entry calcext:value="4" calcext:type="number" calcext:color="#ff0000"/>
            </calcext:color-scale>
          </calcext:conditional-format>
          <calcext:conditional-format calcext:target-range-address="triggers.AT17:triggers.AT18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16:triggers.AT16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17:triggers.AT17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2:35:14.075294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7:44:05.247716120</dc:date>
    <meta:editing-duration>PT43M32S</meta:editing-duration>
    <meta:editing-cycles>9</meta:editing-cycles>
    <meta:generator>LibreOffice/5.0.5.2$Linux_X86_64 LibreOffice_project/00m0$Build-2</meta:generator>
    <meta:document-statistic meta:table-count="2" meta:cell-count="10711" meta:object-count="0"/>
  </office:meta>
</office:document-meta>
</file>